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Normal_32_2" style:data-style-name="N19">
      <style:table-cell-properties fo:border="thin solid #000000" style:vertical-align="top" fo:wrap-option="wrap" fo:background-color="#FFFFFF" style:cell-protect="protected" style:repeat-content="false"/>
      <style:paragraph-properties fo:text-align="center"/>
    </style:style>
    <style:style style:name="ce6" style:family="table-cell" style:parent-style-name="Normal_32_2" style:data-style-name="N3">
      <style:table-cell-properties fo:border="thin solid #000000" style:vertical-align="top" fo:wrap-option="wrap" fo:background-color="#FFFFF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3.14854166666667cm" style:use-optimal-column-width="true"/>
    </style:style>
    <style:style style:name="co3" style:family="table-column">
      <style:table-column-properties fo:break-before="auto" style:column-width="2.83104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enSk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7">
            <text:p>Date</text:p>
          </table:table-cell>
          <table:table-cell office:value-type="string" table:style-name="ce8">
            <text:p>N_Aircraft_Global</text:p>
          </table:table-cell>
          <table:table-cell office:value-type="string" table:style-name="ce9">
            <text:p>N_Flights_EURO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02T00:00:00" table:style-name="ce10">
            <text:p>02/01/2019</text:p>
          </table:table-cell>
          <table:table-cell office:value-type="float" office:value="71169" table:style-name="ce11">
            <text:p>71169</text:p>
          </table:table-cell>
          <table:table-cell office:value-type="float" office:value="26576" table:style-name="ce6">
            <text:p>26,576</text:p>
          </table:table-cell>
          <table:table-cell table:style-name="ce1"/>
          <table:table-cell office:value-type="string" table:style-name="ce1">
            <text:p>NOTES: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9-01-03T00:00:00" table:style-name="ce10">
            <text:p>03/01/2019</text:p>
          </table:table-cell>
          <table:table-cell office:value-type="float" office:value="73425" table:style-name="ce11">
            <text:p>73425</text:p>
          </table:table-cell>
          <table:table-cell office:value-type="float" office:value="26984" table:style-name="ce6">
            <text:p>26,984</text:p>
          </table:table-cell>
          <table:table-cell table:style-name="ce1"/>
          <table:table-cell office:value-type="string" table:number-columns-spanned="19" table:number-rows-spanned="1" table:style-name="ce12">
            <text:p>N_Aircraft_Global is produced from opensky data, covers many airports across globe but is *not* comprehensive, some airports are missing. Also, some data gaps exists due to sensor issues.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office:value-type="date" office:date-value="2019-01-04T00:00:00" table:style-name="ce10">
            <text:p>04/01/2019</text:p>
          </table:table-cell>
          <table:table-cell office:value-type="float" office:value="75237" table:style-name="ce11">
            <text:p>75237</text:p>
          </table:table-cell>
          <table:table-cell office:value-type="float" office:value="27482" table:style-name="ce6">
            <text:p>27,482</text:p>
          </table:table-cell>
          <table:table-cell table:style-name="ce1"/>
          <table:table-cell office:value-type="string" table:number-columns-spanned="19" table:number-rows-spanned="1" table:style-name="ce13">
            <text:p>N_Flights_EURO is produced from EUROCONTROL data, it only covers Europe but is comprehensive. Every (non military) passenger/cargo aircraft in the sky over Europe is included.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office:value-type="date" office:date-value="2019-01-05T00:00:00" table:style-name="ce10">
            <text:p>05/01/2019</text:p>
          </table:table-cell>
          <table:table-cell office:value-type="float" office:value="69157" table:style-name="ce11">
            <text:p>69157</text:p>
          </table:table-cell>
          <table:table-cell office:value-type="float" office:value="23579" table:style-name="ce6">
            <text:p>23,57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06T00:00:00" table:style-name="ce10">
            <text:p>06/01/2019</text:p>
          </table:table-cell>
          <table:table-cell office:value-type="float" office:value="68728" table:style-name="ce11">
            <text:p>68728</text:p>
          </table:table-cell>
          <table:table-cell office:value-type="float" office:value="26207" table:style-name="ce6">
            <text:p>26,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07T00:00:00" table:style-name="ce10">
            <text:p>07/01/2019</text:p>
          </table:table-cell>
          <table:table-cell office:value-type="float" office:value="69040" table:style-name="ce11">
            <text:p>69040</text:p>
          </table:table-cell>
          <table:table-cell office:value-type="float" office:value="27059" table:style-name="ce6">
            <text:p>27,05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08T00:00:00" table:style-name="ce10">
            <text:p>08/01/2019</text:p>
          </table:table-cell>
          <table:table-cell office:value-type="float" office:value="68859" table:style-name="ce11">
            <text:p>68859</text:p>
          </table:table-cell>
          <table:table-cell office:value-type="float" office:value="24950" table:style-name="ce6">
            <text:p>24,95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09T00:00:00" table:style-name="ce10">
            <text:p>09/01/2019</text:p>
          </table:table-cell>
          <table:table-cell office:value-type="float" office:value="70204" table:style-name="ce11">
            <text:p>70204</text:p>
          </table:table-cell>
          <table:table-cell office:value-type="float" office:value="25940" table:style-name="ce6">
            <text:p>25,94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0T00:00:00" table:style-name="ce10">
            <text:p>10/01/2019</text:p>
          </table:table-cell>
          <table:table-cell office:value-type="float" office:value="71712" table:style-name="ce11">
            <text:p>71712</text:p>
          </table:table-cell>
          <table:table-cell office:value-type="float" office:value="26233" table:style-name="ce6">
            <text:p>26,23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1T00:00:00" table:style-name="ce10">
            <text:p>11/01/2019</text:p>
          </table:table-cell>
          <table:table-cell office:value-type="float" office:value="71393" table:style-name="ce11">
            <text:p>71393</text:p>
          </table:table-cell>
          <table:table-cell office:value-type="float" office:value="27041" table:style-name="ce6">
            <text:p>27,04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2T00:00:00" table:style-name="ce10">
            <text:p>12/01/2019</text:p>
          </table:table-cell>
          <table:table-cell office:value-type="float" office:value="62312" table:style-name="ce11">
            <text:p>62312</text:p>
          </table:table-cell>
          <table:table-cell office:value-type="float" office:value="21855" table:style-name="ce6">
            <text:p>21,85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3T00:00:00" table:style-name="ce10">
            <text:p>13/01/2019</text:p>
          </table:table-cell>
          <table:table-cell office:value-type="float" office:value="62593" table:style-name="ce11">
            <text:p>62593</text:p>
          </table:table-cell>
          <table:table-cell office:value-type="float" office:value="24567" table:style-name="ce6">
            <text:p>24,56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4T00:00:00" table:style-name="ce10">
            <text:p>14/01/2019</text:p>
          </table:table-cell>
          <table:table-cell office:value-type="float" office:value="66734" table:style-name="ce11">
            <text:p>66734</text:p>
          </table:table-cell>
          <table:table-cell office:value-type="float" office:value="26613" table:style-name="ce6">
            <text:p>26,61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5T00:00:00" table:style-name="ce10">
            <text:p>15/01/2019</text:p>
          </table:table-cell>
          <table:table-cell office:value-type="float" office:value="65816" table:style-name="ce11">
            <text:p>65816</text:p>
          </table:table-cell>
          <table:table-cell office:value-type="float" office:value="24425" table:style-name="ce6">
            <text:p>24,42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6T00:00:00" table:style-name="ce10">
            <text:p>16/01/2019</text:p>
          </table:table-cell>
          <table:table-cell office:value-type="float" office:value="66777" table:style-name="ce11">
            <text:p>66777</text:p>
          </table:table-cell>
          <table:table-cell office:value-type="float" office:value="25830" table:style-name="ce6">
            <text:p>25,8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9-01-17T00:00:00" table:style-name="ce10">
            <text:p>17/01/2019</text:p>
          </table:table-cell>
          <table:table-cell office:value-type="float" office:value="68794" table:style-name="ce11">
            <text:p>68794</text:p>
          </table:table-cell>
          <table:table-cell office:value-type="float" office:value="26584" table:style-name="ce6">
            <text:p>26,584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10">
            <text:p>18/01/2019</text:p>
          </table:table-cell>
          <table:table-cell office:value-type="float" office:value="70215" table:style-name="ce11">
            <text:p>70215</text:p>
          </table:table-cell>
          <table:table-cell office:value-type="float" office:value="28343" table:style-name="ce6">
            <text:p>28,343</text:p>
          </table:table-cell>
          <table:table-cell table:number-columns-repeated="16381"/>
        </table:table-row>
        <table:table-row table:style-name="ro1">
          <table:table-cell office:value-type="date" office:date-value="2019-01-19T00:00:00" table:style-name="ce10">
            <text:p>19/01/2019</text:p>
          </table:table-cell>
          <table:table-cell office:value-type="float" office:value="60931" table:style-name="ce11">
            <text:p>60931</text:p>
          </table:table-cell>
          <table:table-cell office:value-type="float" office:value="21730" table:style-name="ce6">
            <text:p>21,730</text:p>
          </table:table-cell>
          <table:table-cell table:number-columns-repeated="16381"/>
        </table:table-row>
        <table:table-row table:style-name="ro1">
          <table:table-cell office:value-type="date" office:date-value="2019-01-20T00:00:00" table:style-name="ce10">
            <text:p>20/01/2019</text:p>
          </table:table-cell>
          <table:table-cell office:value-type="float" office:value="63137" table:style-name="ce11">
            <text:p>63137</text:p>
          </table:table-cell>
          <table:table-cell office:value-type="float" office:value="24900" table:style-name="ce6">
            <text:p>24,900</text:p>
          </table:table-cell>
          <table:table-cell table:number-columns-repeated="16381"/>
        </table:table-row>
        <table:table-row table:style-name="ro1">
          <table:table-cell office:value-type="date" office:date-value="2019-01-21T00:00:00" table:style-name="ce10">
            <text:p>21/01/2019</text:p>
          </table:table-cell>
          <table:table-cell office:value-type="float" office:value="71108" table:style-name="ce11">
            <text:p>71108</text:p>
          </table:table-cell>
          <table:table-cell office:value-type="float" office:value="27115" table:style-name="ce6">
            <text:p>27,115</text:p>
          </table:table-cell>
          <table:table-cell table:number-columns-repeated="16381"/>
        </table:table-row>
        <table:table-row table:style-name="ro1">
          <table:table-cell office:value-type="date" office:date-value="2019-01-22T00:00:00" table:style-name="ce10">
            <text:p>22/01/2019</text:p>
          </table:table-cell>
          <table:table-cell office:value-type="float" office:value="70118" table:style-name="ce11">
            <text:p>70118</text:p>
          </table:table-cell>
          <table:table-cell office:value-type="float" office:value="24947" table:style-name="ce6">
            <text:p>24,947</text:p>
          </table:table-cell>
          <table:table-cell table:number-columns-repeated="16381"/>
        </table:table-row>
        <table:table-row table:style-name="ro1">
          <table:table-cell office:value-type="date" office:date-value="2019-01-23T00:00:00" table:style-name="ce10">
            <text:p>23/01/2019</text:p>
          </table:table-cell>
          <table:table-cell office:value-type="float" office:value="71310" table:style-name="ce11">
            <text:p>71310</text:p>
          </table:table-cell>
          <table:table-cell office:value-type="float" office:value="25461" table:style-name="ce6">
            <text:p>25,461</text:p>
          </table:table-cell>
          <table:table-cell table:number-columns-repeated="16381"/>
        </table:table-row>
        <table:table-row table:style-name="ro1">
          <table:table-cell office:value-type="date" office:date-value="2019-01-24T00:00:00" table:style-name="ce10">
            <text:p>24/01/2019</text:p>
          </table:table-cell>
          <table:table-cell office:value-type="float" office:value="74031" table:style-name="ce11">
            <text:p>74031</text:p>
          </table:table-cell>
          <table:table-cell office:value-type="float" office:value="26634" table:style-name="ce6">
            <text:p>26,634</text:p>
          </table:table-cell>
          <table:table-cell table:number-columns-repeated="16381"/>
        </table:table-row>
        <table:table-row table:style-name="ro1">
          <table:table-cell office:value-type="date" office:date-value="2019-01-25T00:00:00" table:style-name="ce10">
            <text:p>25/01/2019</text:p>
          </table:table-cell>
          <table:table-cell office:value-type="float" office:value="78576" table:style-name="ce11">
            <text:p>78576</text:p>
          </table:table-cell>
          <table:table-cell office:value-type="float" office:value="27837" table:style-name="ce6">
            <text:p>27,837</text:p>
          </table:table-cell>
          <table:table-cell table:number-columns-repeated="16381"/>
        </table:table-row>
        <table:table-row table:style-name="ro1">
          <table:table-cell office:value-type="date" office:date-value="2019-01-26T00:00:00" table:style-name="ce10">
            <text:p>26/01/2019</text:p>
          </table:table-cell>
          <table:table-cell office:value-type="float" office:value="69127" table:style-name="ce11">
            <text:p>69127</text:p>
          </table:table-cell>
          <table:table-cell office:value-type="float" office:value="21517" table:style-name="ce6">
            <text:p>21,517</text:p>
          </table:table-cell>
          <table:table-cell table:number-columns-repeated="16381"/>
        </table:table-row>
        <table:table-row table:style-name="ro1">
          <table:table-cell office:value-type="date" office:date-value="2019-01-27T00:00:00" table:style-name="ce10">
            <text:p>27/01/2019</text:p>
          </table:table-cell>
          <table:table-cell office:value-type="float" office:value="69215" table:style-name="ce11">
            <text:p>69215</text:p>
          </table:table-cell>
          <table:table-cell office:value-type="float" office:value="24682" table:style-name="ce6">
            <text:p>24,682</text:p>
          </table:table-cell>
          <table:table-cell table:number-columns-repeated="16381"/>
        </table:table-row>
        <table:table-row table:style-name="ro1">
          <table:table-cell office:value-type="date" office:date-value="2019-01-28T00:00:00" table:style-name="ce10">
            <text:p>28/01/2019</text:p>
          </table:table-cell>
          <table:table-cell office:value-type="float" office:value="71408" table:style-name="ce11">
            <text:p>71408</text:p>
          </table:table-cell>
          <table:table-cell office:value-type="float" office:value="26585" table:style-name="ce6">
            <text:p>26,585</text:p>
          </table:table-cell>
          <table:table-cell table:number-columns-repeated="16381"/>
        </table:table-row>
        <table:table-row table:style-name="ro1">
          <table:table-cell office:value-type="date" office:date-value="2019-01-29T00:00:00" table:style-name="ce10">
            <text:p>29/01/2019</text:p>
          </table:table-cell>
          <table:table-cell office:value-type="float" office:value="71880" table:style-name="ce11">
            <text:p>71880</text:p>
          </table:table-cell>
          <table:table-cell office:value-type="float" office:value="25064" table:style-name="ce6">
            <text:p>25,064</text:p>
          </table:table-cell>
          <table:table-cell table:number-columns-repeated="16381"/>
        </table:table-row>
        <table:table-row table:style-name="ro1">
          <table:table-cell office:value-type="date" office:date-value="2019-01-30T00:00:00" table:style-name="ce10">
            <text:p>30/01/2019</text:p>
          </table:table-cell>
          <table:table-cell office:value-type="float" office:value="71629" table:style-name="ce11">
            <text:p>71629</text:p>
          </table:table-cell>
          <table:table-cell office:value-type="float" office:value="25583" table:style-name="ce6">
            <text:p>25,583</text:p>
          </table:table-cell>
          <table:table-cell table:number-columns-repeated="16381"/>
        </table:table-row>
        <table:table-row table:style-name="ro1">
          <table:table-cell office:value-type="date" office:date-value="2019-01-31T00:00:00" table:style-name="ce10">
            <text:p>31/01/2019</text:p>
          </table:table-cell>
          <table:table-cell office:value-type="float" office:value="72910" table:style-name="ce11">
            <text:p>72910</text:p>
          </table:table-cell>
          <table:table-cell office:value-type="float" office:value="26760" table:style-name="ce6">
            <text:p>26,760</text:p>
          </table:table-cell>
          <table:table-cell table:number-columns-repeated="16381"/>
        </table:table-row>
        <table:table-row table:style-name="ro1">
          <table:table-cell office:value-type="date" office:date-value="2019-02-01T00:00:00" table:style-name="ce10">
            <text:p>01/02/2019</text:p>
          </table:table-cell>
          <table:table-cell office:value-type="float" office:value="75311" table:style-name="ce11">
            <text:p>75311</text:p>
          </table:table-cell>
          <table:table-cell office:value-type="float" office:value="27657" table:style-name="ce6">
            <text:p>27,657</text:p>
          </table:table-cell>
          <table:table-cell table:number-columns-repeated="16381"/>
        </table:table-row>
        <table:table-row table:style-name="ro1">
          <table:table-cell office:value-type="date" office:date-value="2019-02-02T00:00:00" table:style-name="ce10">
            <text:p>02/02/2019</text:p>
          </table:table-cell>
          <table:table-cell office:value-type="float" office:value="65186" table:style-name="ce11">
            <text:p>65186</text:p>
          </table:table-cell>
          <table:table-cell office:value-type="float" office:value="21948" table:style-name="ce6">
            <text:p>21,948</text:p>
          </table:table-cell>
          <table:table-cell table:number-columns-repeated="16381"/>
        </table:table-row>
        <table:table-row table:style-name="ro1">
          <table:table-cell office:value-type="date" office:date-value="2019-02-03T00:00:00" table:style-name="ce10">
            <text:p>03/02/2019</text:p>
          </table:table-cell>
          <table:table-cell office:value-type="float" office:value="64465" table:style-name="ce11">
            <text:p>64465</text:p>
          </table:table-cell>
          <table:table-cell office:value-type="float" office:value="24354" table:style-name="ce6">
            <text:p>24,354</text:p>
          </table:table-cell>
          <table:table-cell table:number-columns-repeated="16381"/>
        </table:table-row>
        <table:table-row table:style-name="ro1">
          <table:table-cell office:value-type="date" office:date-value="2019-02-04T00:00:00" table:style-name="ce10">
            <text:p>04/02/2019</text:p>
          </table:table-cell>
          <table:table-cell office:value-type="float" office:value="69992" table:style-name="ce11">
            <text:p>69992</text:p>
          </table:table-cell>
          <table:table-cell office:value-type="float" office:value="26772" table:style-name="ce6">
            <text:p>26,772</text:p>
          </table:table-cell>
          <table:table-cell table:number-columns-repeated="16381"/>
        </table:table-row>
        <table:table-row table:style-name="ro1">
          <table:table-cell office:value-type="date" office:date-value="2019-02-05T00:00:00" table:style-name="ce10">
            <text:p>05/02/2019</text:p>
          </table:table-cell>
          <table:table-cell office:value-type="float" office:value="71328" table:style-name="ce11">
            <text:p>71328</text:p>
          </table:table-cell>
          <table:table-cell office:value-type="float" office:value="25314" table:style-name="ce6">
            <text:p>25,314</text:p>
          </table:table-cell>
          <table:table-cell table:number-columns-repeated="16381"/>
        </table:table-row>
        <table:table-row table:style-name="ro1">
          <table:table-cell office:value-type="date" office:date-value="2019-02-06T00:00:00" table:style-name="ce10">
            <text:p>06/02/2019</text:p>
          </table:table-cell>
          <table:table-cell office:value-type="float" office:value="72122" table:style-name="ce11">
            <text:p>72122</text:p>
          </table:table-cell>
          <table:table-cell office:value-type="float" office:value="26262" table:style-name="ce6">
            <text:p>26,262</text:p>
          </table:table-cell>
          <table:table-cell table:number-columns-repeated="16381"/>
        </table:table-row>
        <table:table-row table:style-name="ro1">
          <table:table-cell office:value-type="date" office:date-value="2019-02-07T00:00:00" table:style-name="ce10">
            <text:p>07/02/2019</text:p>
          </table:table-cell>
          <table:table-cell office:value-type="float" office:value="74718" table:style-name="ce11">
            <text:p>74718</text:p>
          </table:table-cell>
          <table:table-cell office:value-type="float" office:value="27337" table:style-name="ce6">
            <text:p>27,337</text:p>
          </table:table-cell>
          <table:table-cell table:number-columns-repeated="16381"/>
        </table:table-row>
        <table:table-row table:style-name="ro1">
          <table:table-cell office:value-type="date" office:date-value="2019-02-08T00:00:00" table:style-name="ce10">
            <text:p>08/02/2019</text:p>
          </table:table-cell>
          <table:table-cell office:value-type="float" office:value="77542" table:style-name="ce11">
            <text:p>77542</text:p>
          </table:table-cell>
          <table:table-cell office:value-type="float" office:value="28475" table:style-name="ce6">
            <text:p>28,475</text:p>
          </table:table-cell>
          <table:table-cell table:number-columns-repeated="16381"/>
        </table:table-row>
        <table:table-row table:style-name="ro1">
          <table:table-cell office:value-type="date" office:date-value="2019-02-09T00:00:00" table:style-name="ce10">
            <text:p>09/02/2019</text:p>
          </table:table-cell>
          <table:table-cell office:value-type="float" office:value="67081" table:style-name="ce11">
            <text:p>67081</text:p>
          </table:table-cell>
          <table:table-cell office:value-type="float" office:value="22373" table:style-name="ce6">
            <text:p>22,373</text:p>
          </table:table-cell>
          <table:table-cell table:number-columns-repeated="16381"/>
        </table:table-row>
        <table:table-row table:style-name="ro1">
          <table:table-cell office:value-type="date" office:date-value="2019-02-10T00:00:00" table:style-name="ce10">
            <text:p>10/02/2019</text:p>
          </table:table-cell>
          <table:table-cell office:value-type="float" office:value="67906" table:style-name="ce11">
            <text:p>67906</text:p>
          </table:table-cell>
          <table:table-cell office:value-type="float" office:value="24974" table:style-name="ce6">
            <text:p>24,974</text:p>
          </table:table-cell>
          <table:table-cell table:number-columns-repeated="16381"/>
        </table:table-row>
        <table:table-row table:style-name="ro1">
          <table:table-cell office:value-type="date" office:date-value="2019-02-11T00:00:00" table:style-name="ce10">
            <text:p>11/02/2019</text:p>
          </table:table-cell>
          <table:table-cell office:value-type="float" office:value="72207" table:style-name="ce11">
            <text:p>72207</text:p>
          </table:table-cell>
          <table:table-cell office:value-type="float" office:value="27169" table:style-name="ce6">
            <text:p>27,169</text:p>
          </table:table-cell>
          <table:table-cell table:number-columns-repeated="16381"/>
        </table:table-row>
        <table:table-row table:style-name="ro1">
          <table:table-cell office:value-type="date" office:date-value="2019-02-12T00:00:00" table:style-name="ce10">
            <text:p>12/02/2019</text:p>
          </table:table-cell>
          <table:table-cell office:value-type="float" office:value="70135" table:style-name="ce11">
            <text:p>70135</text:p>
          </table:table-cell>
          <table:table-cell office:value-type="float" office:value="25840" table:style-name="ce6">
            <text:p>25,840</text:p>
          </table:table-cell>
          <table:table-cell table:number-columns-repeated="16381"/>
        </table:table-row>
        <table:table-row table:style-name="ro1">
          <table:table-cell office:value-type="date" office:date-value="2019-02-13T00:00:00" table:style-name="ce10">
            <text:p>13/02/2019</text:p>
          </table:table-cell>
          <table:table-cell office:value-type="float" office:value="74390" table:style-name="ce11">
            <text:p>74390</text:p>
          </table:table-cell>
          <table:table-cell office:value-type="float" office:value="25949" table:style-name="ce6">
            <text:p>25,949</text:p>
          </table:table-cell>
          <table:table-cell table:number-columns-repeated="16381"/>
        </table:table-row>
        <table:table-row table:style-name="ro1">
          <table:table-cell office:value-type="date" office:date-value="2019-02-14T00:00:00" table:style-name="ce10">
            <text:p>14/02/2019</text:p>
          </table:table-cell>
          <table:table-cell office:value-type="float" office:value="78267" table:style-name="ce11">
            <text:p>78267</text:p>
          </table:table-cell>
          <table:table-cell office:value-type="float" office:value="27893" table:style-name="ce6">
            <text:p>27,893</text:p>
          </table:table-cell>
          <table:table-cell table:number-columns-repeated="16381"/>
        </table:table-row>
        <table:table-row table:style-name="ro1">
          <table:table-cell office:value-type="date" office:date-value="2019-02-15T00:00:00" table:style-name="ce10">
            <text:p>15/02/2019</text:p>
          </table:table-cell>
          <table:table-cell office:value-type="float" office:value="80453" table:style-name="ce11">
            <text:p>80453</text:p>
          </table:table-cell>
          <table:table-cell office:value-type="float" office:value="29486" table:style-name="ce6">
            <text:p>29,486</text:p>
          </table:table-cell>
          <table:table-cell table:number-columns-repeated="16381"/>
        </table:table-row>
        <table:table-row table:style-name="ro1">
          <table:table-cell office:value-type="date" office:date-value="2019-02-16T00:00:00" table:style-name="ce10">
            <text:p>16/02/2019</text:p>
          </table:table-cell>
          <table:table-cell office:value-type="float" office:value="70858" table:style-name="ce11">
            <text:p>70858</text:p>
          </table:table-cell>
          <table:table-cell office:value-type="float" office:value="23732" table:style-name="ce6">
            <text:p>23,732</text:p>
          </table:table-cell>
          <table:table-cell table:number-columns-repeated="16381"/>
        </table:table-row>
        <table:table-row table:style-name="ro1">
          <table:table-cell office:value-type="date" office:date-value="2019-02-17T00:00:00" table:style-name="ce10">
            <text:p>17/02/2019</text:p>
          </table:table-cell>
          <table:table-cell office:value-type="float" office:value="70717" table:style-name="ce11">
            <text:p>70717</text:p>
          </table:table-cell>
          <table:table-cell office:value-type="float" office:value="26050" table:style-name="ce6">
            <text:p>26,050</text:p>
          </table:table-cell>
          <table:table-cell table:number-columns-repeated="16381"/>
        </table:table-row>
        <table:table-row table:style-name="ro1">
          <table:table-cell office:value-type="date" office:date-value="2019-02-18T00:00:00" table:style-name="ce10">
            <text:p>18/02/2019</text:p>
          </table:table-cell>
          <table:table-cell office:value-type="float" office:value="74903" table:style-name="ce11">
            <text:p>74903</text:p>
          </table:table-cell>
          <table:table-cell office:value-type="float" office:value="27464" table:style-name="ce6">
            <text:p>27,464</text:p>
          </table:table-cell>
          <table:table-cell table:number-columns-repeated="16381"/>
        </table:table-row>
        <table:table-row table:style-name="ro1">
          <table:table-cell office:value-type="date" office:date-value="2019-02-19T00:00:00" table:style-name="ce10">
            <text:p>19/02/2019</text:p>
          </table:table-cell>
          <table:table-cell office:value-type="float" office:value="76574" table:style-name="ce11">
            <text:p>76574</text:p>
          </table:table-cell>
          <table:table-cell office:value-type="float" office:value="26141" table:style-name="ce6">
            <text:p>26,141</text:p>
          </table:table-cell>
          <table:table-cell table:number-columns-repeated="16381"/>
        </table:table-row>
        <table:table-row table:style-name="ro1">
          <table:table-cell office:value-type="date" office:date-value="2019-02-20T00:00:00" table:style-name="ce10">
            <text:p>20/02/2019</text:p>
          </table:table-cell>
          <table:table-cell office:value-type="float" office:value="69251" table:style-name="ce11">
            <text:p>69251</text:p>
          </table:table-cell>
          <table:table-cell office:value-type="float" office:value="26579" table:style-name="ce6">
            <text:p>26,579</text:p>
          </table:table-cell>
          <table:table-cell table:number-columns-repeated="16381"/>
        </table:table-row>
        <table:table-row table:style-name="ro1">
          <table:table-cell office:value-type="date" office:date-value="2019-02-21T00:00:00" table:style-name="ce10">
            <text:p>21/02/2019</text:p>
          </table:table-cell>
          <table:table-cell office:value-type="float" office:value="69853" table:style-name="ce11">
            <text:p>69853</text:p>
          </table:table-cell>
          <table:table-cell office:value-type="float" office:value="28046" table:style-name="ce6">
            <text:p>28,046</text:p>
          </table:table-cell>
          <table:table-cell table:number-columns-repeated="16381"/>
        </table:table-row>
        <table:table-row table:style-name="ro1">
          <table:table-cell office:value-type="date" office:date-value="2019-02-22T00:00:00" table:style-name="ce10">
            <text:p>22/02/2019</text:p>
          </table:table-cell>
          <table:table-cell office:value-type="float" office:value="72037" table:style-name="ce11">
            <text:p>72037</text:p>
          </table:table-cell>
          <table:table-cell office:value-type="float" office:value="29026" table:style-name="ce6">
            <text:p>29,026</text:p>
          </table:table-cell>
          <table:table-cell table:number-columns-repeated="16381"/>
        </table:table-row>
        <table:table-row table:style-name="ro1">
          <table:table-cell office:value-type="date" office:date-value="2019-02-23T00:00:00" table:style-name="ce10">
            <text:p>23/02/2019</text:p>
          </table:table-cell>
          <table:table-cell office:value-type="float" office:value="64044" table:style-name="ce11">
            <text:p>64044</text:p>
          </table:table-cell>
          <table:table-cell office:value-type="float" office:value="23790" table:style-name="ce6">
            <text:p>23,790</text:p>
          </table:table-cell>
          <table:table-cell table:number-columns-repeated="16381"/>
        </table:table-row>
        <table:table-row table:style-name="ro1">
          <table:table-cell office:value-type="date" office:date-value="2019-02-24T00:00:00" table:style-name="ce10">
            <text:p>24/02/2019</text:p>
          </table:table-cell>
          <table:table-cell office:value-type="float" office:value="65763" table:style-name="ce11">
            <text:p>65763</text:p>
          </table:table-cell>
          <table:table-cell office:value-type="float" office:value="26559" table:style-name="ce6">
            <text:p>26,559</text:p>
          </table:table-cell>
          <table:table-cell table:number-columns-repeated="16381"/>
        </table:table-row>
        <table:table-row table:style-name="ro1">
          <table:table-cell office:value-type="date" office:date-value="2019-02-25T00:00:00" table:style-name="ce10">
            <text:p>25/02/2019</text:p>
          </table:table-cell>
          <table:table-cell office:value-type="float" office:value="68763" table:style-name="ce11">
            <text:p>68763</text:p>
          </table:table-cell>
          <table:table-cell office:value-type="float" office:value="28033" table:style-name="ce6">
            <text:p>28,033</text:p>
          </table:table-cell>
          <table:table-cell table:number-columns-repeated="16381"/>
        </table:table-row>
        <table:table-row table:style-name="ro1">
          <table:table-cell office:value-type="date" office:date-value="2019-02-26T00:00:00" table:style-name="ce10">
            <text:p>26/02/2019</text:p>
          </table:table-cell>
          <table:table-cell office:value-type="float" office:value="69428" table:style-name="ce11">
            <text:p>69428</text:p>
          </table:table-cell>
          <table:table-cell office:value-type="float" office:value="26603" table:style-name="ce6">
            <text:p>26,603</text:p>
          </table:table-cell>
          <table:table-cell table:number-columns-repeated="16381"/>
        </table:table-row>
        <table:table-row table:style-name="ro1">
          <table:table-cell office:value-type="date" office:date-value="2019-02-27T00:00:00" table:style-name="ce10">
            <text:p>27/02/2019</text:p>
          </table:table-cell>
          <table:table-cell office:value-type="float" office:value="73306" table:style-name="ce11">
            <text:p>73306</text:p>
          </table:table-cell>
          <table:table-cell office:value-type="float" office:value="27340" table:style-name="ce6">
            <text:p>27,340</text:p>
          </table:table-cell>
          <table:table-cell table:number-columns-repeated="16381"/>
        </table:table-row>
        <table:table-row table:style-name="ro1">
          <table:table-cell office:value-type="date" office:date-value="2019-02-28T00:00:00" table:style-name="ce10">
            <text:p>28/02/2019</text:p>
          </table:table-cell>
          <table:table-cell office:value-type="float" office:value="79983" table:style-name="ce11">
            <text:p>79983</text:p>
          </table:table-cell>
          <table:table-cell office:value-type="float" office:value="28416" table:style-name="ce6">
            <text:p>28,416</text:p>
          </table:table-cell>
          <table:table-cell table:number-columns-repeated="16381"/>
        </table:table-row>
        <table:table-row table:style-name="ro1">
          <table:table-cell office:value-type="date" office:date-value="2019-03-01T00:00:00" table:style-name="ce10">
            <text:p>01/03/2019</text:p>
          </table:table-cell>
          <table:table-cell office:value-type="float" office:value="80838" table:style-name="ce11">
            <text:p>80838</text:p>
          </table:table-cell>
          <table:table-cell office:value-type="float" office:value="29227" table:style-name="ce6">
            <text:p>29,227</text:p>
          </table:table-cell>
          <table:table-cell table:number-columns-repeated="16381"/>
        </table:table-row>
        <table:table-row table:style-name="ro1">
          <table:table-cell office:value-type="date" office:date-value="2019-03-02T00:00:00" table:style-name="ce10">
            <text:p>02/03/2019</text:p>
          </table:table-cell>
          <table:table-cell office:value-type="float" office:value="69284" table:style-name="ce11">
            <text:p>69284</text:p>
          </table:table-cell>
          <table:table-cell office:value-type="float" office:value="23761" table:style-name="ce6">
            <text:p>23,761</text:p>
          </table:table-cell>
          <table:table-cell table:number-columns-repeated="16381"/>
        </table:table-row>
        <table:table-row table:style-name="ro1">
          <table:table-cell office:value-type="date" office:date-value="2019-03-03T00:00:00" table:style-name="ce10">
            <text:p>03/03/2019</text:p>
          </table:table-cell>
          <table:table-cell office:value-type="float" office:value="69085" table:style-name="ce11">
            <text:p>69085</text:p>
          </table:table-cell>
          <table:table-cell office:value-type="float" office:value="26070" table:style-name="ce6">
            <text:p>26,070</text:p>
          </table:table-cell>
          <table:table-cell table:number-columns-repeated="16381"/>
        </table:table-row>
        <table:table-row table:style-name="ro1">
          <table:table-cell office:value-type="date" office:date-value="2019-03-04T00:00:00" table:style-name="ce10">
            <text:p>04/03/2019</text:p>
          </table:table-cell>
          <table:table-cell office:value-type="float" office:value="74064" table:style-name="ce11">
            <text:p>74064</text:p>
          </table:table-cell>
          <table:table-cell office:value-type="float" office:value="27692" table:style-name="ce6">
            <text:p>27,692</text:p>
          </table:table-cell>
          <table:table-cell table:number-columns-repeated="16381"/>
        </table:table-row>
        <table:table-row table:style-name="ro1">
          <table:table-cell office:value-type="date" office:date-value="2019-03-05T00:00:00" table:style-name="ce10">
            <text:p>05/03/2019</text:p>
          </table:table-cell>
          <table:table-cell office:value-type="float" office:value="77366" table:style-name="ce11">
            <text:p>77366</text:p>
          </table:table-cell>
          <table:table-cell office:value-type="float" office:value="26802" table:style-name="ce6">
            <text:p>26,802</text:p>
          </table:table-cell>
          <table:table-cell table:number-columns-repeated="16381"/>
        </table:table-row>
        <table:table-row table:style-name="ro1">
          <table:table-cell office:value-type="date" office:date-value="2019-03-06T00:00:00" table:style-name="ce10">
            <text:p>06/03/2019</text:p>
          </table:table-cell>
          <table:table-cell office:value-type="float" office:value="78341" table:style-name="ce11">
            <text:p>78341</text:p>
          </table:table-cell>
          <table:table-cell office:value-type="float" office:value="27635" table:style-name="ce6">
            <text:p>27,635</text:p>
          </table:table-cell>
          <table:table-cell table:number-columns-repeated="16381"/>
        </table:table-row>
        <table:table-row table:style-name="ro1">
          <table:table-cell office:value-type="date" office:date-value="2019-03-07T00:00:00" table:style-name="ce10">
            <text:p>07/03/2019</text:p>
          </table:table-cell>
          <table:table-cell office:value-type="float" office:value="79813" table:style-name="ce11">
            <text:p>79813</text:p>
          </table:table-cell>
          <table:table-cell office:value-type="float" office:value="28423" table:style-name="ce6">
            <text:p>28,423</text:p>
          </table:table-cell>
          <table:table-cell table:number-columns-repeated="16381"/>
        </table:table-row>
        <table:table-row table:style-name="ro1">
          <table:table-cell office:value-type="date" office:date-value="2019-03-08T00:00:00" table:style-name="ce10">
            <text:p>08/03/2019</text:p>
          </table:table-cell>
          <table:table-cell office:value-type="float" office:value="80682" table:style-name="ce11">
            <text:p>80682</text:p>
          </table:table-cell>
          <table:table-cell office:value-type="float" office:value="29500" table:style-name="ce6">
            <text:p>29,500</text:p>
          </table:table-cell>
          <table:table-cell table:number-columns-repeated="16381"/>
        </table:table-row>
        <table:table-row table:style-name="ro1">
          <table:table-cell office:value-type="date" office:date-value="2019-03-09T00:00:00" table:style-name="ce10">
            <text:p>09/03/2019</text:p>
          </table:table-cell>
          <table:table-cell office:value-type="float" office:value="71091" table:style-name="ce11">
            <text:p>71091</text:p>
          </table:table-cell>
          <table:table-cell office:value-type="float" office:value="23475" table:style-name="ce6">
            <text:p>23,475</text:p>
          </table:table-cell>
          <table:table-cell table:number-columns-repeated="16381"/>
        </table:table-row>
        <table:table-row table:style-name="ro1">
          <table:table-cell office:value-type="date" office:date-value="2019-03-10T00:00:00" table:style-name="ce10">
            <text:p>10/03/2019</text:p>
          </table:table-cell>
          <table:table-cell office:value-type="float" office:value="70532" table:style-name="ce11">
            <text:p>70532</text:p>
          </table:table-cell>
          <table:table-cell office:value-type="float" office:value="26058" table:style-name="ce6">
            <text:p>26,058</text:p>
          </table:table-cell>
          <table:table-cell table:number-columns-repeated="16381"/>
        </table:table-row>
        <table:table-row table:style-name="ro1">
          <table:table-cell office:value-type="date" office:date-value="2019-03-11T00:00:00" table:style-name="ce10">
            <text:p>11/03/2019</text:p>
          </table:table-cell>
          <table:table-cell office:value-type="float" office:value="72012" table:style-name="ce11">
            <text:p>72012</text:p>
          </table:table-cell>
          <table:table-cell office:value-type="float" office:value="28493" table:style-name="ce6">
            <text:p>28,493</text:p>
          </table:table-cell>
          <table:table-cell table:number-columns-repeated="16381"/>
        </table:table-row>
        <table:table-row table:style-name="ro1">
          <table:table-cell office:value-type="date" office:date-value="2019-03-12T00:00:00" table:style-name="ce10">
            <text:p>12/03/2019</text:p>
          </table:table-cell>
          <table:table-cell office:value-type="float" office:value="70504" table:style-name="ce11">
            <text:p>70504</text:p>
          </table:table-cell>
          <table:table-cell office:value-type="float" office:value="27086" table:style-name="ce6">
            <text:p>27,086</text:p>
          </table:table-cell>
          <table:table-cell table:number-columns-repeated="16381"/>
        </table:table-row>
        <table:table-row table:style-name="ro1">
          <table:table-cell office:value-type="date" office:date-value="2019-03-13T00:00:00" table:style-name="ce10">
            <text:p>13/03/2019</text:p>
          </table:table-cell>
          <table:table-cell office:value-type="float" office:value="69522" table:style-name="ce11">
            <text:p>69522</text:p>
          </table:table-cell>
          <table:table-cell office:value-type="float" office:value="27226" table:style-name="ce6">
            <text:p>27,226</text:p>
          </table:table-cell>
          <table:table-cell table:number-columns-repeated="16381"/>
        </table:table-row>
        <table:table-row table:style-name="ro1">
          <table:table-cell office:value-type="date" office:date-value="2019-03-14T00:00:00" table:style-name="ce10">
            <text:p>14/03/2019</text:p>
          </table:table-cell>
          <table:table-cell office:value-type="float" office:value="72186" table:style-name="ce11">
            <text:p>72186</text:p>
          </table:table-cell>
          <table:table-cell office:value-type="float" office:value="28461" table:style-name="ce6">
            <text:p>28,461</text:p>
          </table:table-cell>
          <table:table-cell table:number-columns-repeated="16381"/>
        </table:table-row>
        <table:table-row table:style-name="ro1">
          <table:table-cell office:value-type="date" office:date-value="2019-03-15T00:00:00" table:style-name="ce10">
            <text:p>15/03/2019</text:p>
          </table:table-cell>
          <table:table-cell office:value-type="float" office:value="74126" table:style-name="ce11">
            <text:p>74126</text:p>
          </table:table-cell>
          <table:table-cell office:value-type="float" office:value="29842" table:style-name="ce6">
            <text:p>29,842</text:p>
          </table:table-cell>
          <table:table-cell table:number-columns-repeated="16381"/>
        </table:table-row>
        <table:table-row table:style-name="ro1">
          <table:table-cell office:value-type="date" office:date-value="2019-03-16T00:00:00" table:style-name="ce10">
            <text:p>16/03/2019</text:p>
          </table:table-cell>
          <table:table-cell office:value-type="float" office:value="68050" table:style-name="ce11">
            <text:p>68050</text:p>
          </table:table-cell>
          <table:table-cell office:value-type="float" office:value="23630" table:style-name="ce6">
            <text:p>23,630</text:p>
          </table:table-cell>
          <table:table-cell table:number-columns-repeated="16381"/>
        </table:table-row>
        <table:table-row table:style-name="ro1">
          <table:table-cell office:value-type="date" office:date-value="2019-03-17T00:00:00" table:style-name="ce10">
            <text:p>17/03/2019</text:p>
          </table:table-cell>
          <table:table-cell office:value-type="float" office:value="71360" table:style-name="ce11">
            <text:p>71360</text:p>
          </table:table-cell>
          <table:table-cell office:value-type="float" office:value="26304" table:style-name="ce6">
            <text:p>26,304</text:p>
          </table:table-cell>
          <table:table-cell table:number-columns-repeated="16381"/>
        </table:table-row>
        <table:table-row table:style-name="ro1">
          <table:table-cell office:value-type="date" office:date-value="2019-03-18T00:00:00" table:style-name="ce10">
            <text:p>18/03/2019</text:p>
          </table:table-cell>
          <table:table-cell office:value-type="float" office:value="73198" table:style-name="ce11">
            <text:p>73198</text:p>
          </table:table-cell>
          <table:table-cell office:value-type="float" office:value="28732" table:style-name="ce6">
            <text:p>28,732</text:p>
          </table:table-cell>
          <table:table-cell table:number-columns-repeated="16381"/>
        </table:table-row>
        <table:table-row table:style-name="ro1">
          <table:table-cell office:value-type="date" office:date-value="2019-03-19T00:00:00" table:style-name="ce10">
            <text:p>19/03/2019</text:p>
          </table:table-cell>
          <table:table-cell office:value-type="float" office:value="72952" table:style-name="ce11">
            <text:p>72952</text:p>
          </table:table-cell>
          <table:table-cell office:value-type="float" office:value="27061" table:style-name="ce6">
            <text:p>27,061</text:p>
          </table:table-cell>
          <table:table-cell table:number-columns-repeated="16381"/>
        </table:table-row>
        <table:table-row table:style-name="ro1">
          <table:table-cell office:value-type="date" office:date-value="2019-03-20T00:00:00" table:style-name="ce10">
            <text:p>20/03/2019</text:p>
          </table:table-cell>
          <table:table-cell office:value-type="float" office:value="73307" table:style-name="ce11">
            <text:p>73307</text:p>
          </table:table-cell>
          <table:table-cell office:value-type="float" office:value="28201" table:style-name="ce6">
            <text:p>28,201</text:p>
          </table:table-cell>
          <table:table-cell table:number-columns-repeated="16381"/>
        </table:table-row>
        <table:table-row table:style-name="ro1">
          <table:table-cell office:value-type="date" office:date-value="2019-03-21T00:00:00" table:style-name="ce10">
            <text:p>21/03/2019</text:p>
          </table:table-cell>
          <table:table-cell office:value-type="float" office:value="74363" table:style-name="ce11">
            <text:p>74363</text:p>
          </table:table-cell>
          <table:table-cell office:value-type="float" office:value="29017" table:style-name="ce6">
            <text:p>29,017</text:p>
          </table:table-cell>
          <table:table-cell table:number-columns-repeated="16381"/>
        </table:table-row>
        <table:table-row table:style-name="ro1">
          <table:table-cell office:value-type="date" office:date-value="2019-03-22T00:00:00" table:style-name="ce10">
            <text:p>22/03/2019</text:p>
          </table:table-cell>
          <table:table-cell office:value-type="float" office:value="75080" table:style-name="ce11">
            <text:p>75080</text:p>
          </table:table-cell>
          <table:table-cell office:value-type="float" office:value="30253" table:style-name="ce6">
            <text:p>30,253</text:p>
          </table:table-cell>
          <table:table-cell table:number-columns-repeated="16381"/>
        </table:table-row>
        <table:table-row table:style-name="ro1">
          <table:table-cell office:value-type="date" office:date-value="2019-03-23T00:00:00" table:style-name="ce10">
            <text:p>23/03/2019</text:p>
          </table:table-cell>
          <table:table-cell office:value-type="float" office:value="68407" table:style-name="ce11">
            <text:p>68407</text:p>
          </table:table-cell>
          <table:table-cell office:value-type="float" office:value="23622" table:style-name="ce6">
            <text:p>23,622</text:p>
          </table:table-cell>
          <table:table-cell table:number-columns-repeated="16381"/>
        </table:table-row>
        <table:table-row table:style-name="ro1">
          <table:table-cell office:value-type="date" office:date-value="2019-03-24T00:00:00" table:style-name="ce10">
            <text:p>24/03/2019</text:p>
          </table:table-cell>
          <table:table-cell office:value-type="float" office:value="71917" table:style-name="ce11">
            <text:p>71917</text:p>
          </table:table-cell>
          <table:table-cell office:value-type="float" office:value="26611" table:style-name="ce6">
            <text:p>26,611</text:p>
          </table:table-cell>
          <table:table-cell table:number-columns-repeated="16381"/>
        </table:table-row>
        <table:table-row table:style-name="ro1">
          <table:table-cell office:value-type="date" office:date-value="2019-03-25T00:00:00" table:style-name="ce10">
            <text:p>25/03/2019</text:p>
          </table:table-cell>
          <table:table-cell office:value-type="float" office:value="72034" table:style-name="ce11">
            <text:p>72034</text:p>
          </table:table-cell>
          <table:table-cell office:value-type="float" office:value="28379" table:style-name="ce6">
            <text:p>28,379</text:p>
          </table:table-cell>
          <table:table-cell table:number-columns-repeated="16381"/>
        </table:table-row>
        <table:table-row table:style-name="ro1">
          <table:table-cell office:value-type="date" office:date-value="2019-03-26T00:00:00" table:style-name="ce10">
            <text:p>26/03/2019</text:p>
          </table:table-cell>
          <table:table-cell office:value-type="float" office:value="74822" table:style-name="ce11">
            <text:p>74822</text:p>
          </table:table-cell>
          <table:table-cell office:value-type="float" office:value="27525" table:style-name="ce6">
            <text:p>27,525</text:p>
          </table:table-cell>
          <table:table-cell table:number-columns-repeated="16381"/>
        </table:table-row>
        <table:table-row table:style-name="ro1">
          <table:table-cell office:value-type="date" office:date-value="2019-03-27T00:00:00" table:style-name="ce10">
            <text:p>27/03/2019</text:p>
          </table:table-cell>
          <table:table-cell office:value-type="float" office:value="77244" table:style-name="ce11">
            <text:p>77244</text:p>
          </table:table-cell>
          <table:table-cell office:value-type="float" office:value="28189" table:style-name="ce6">
            <text:p>28,189</text:p>
          </table:table-cell>
          <table:table-cell table:number-columns-repeated="16381"/>
        </table:table-row>
        <table:table-row table:style-name="ro1">
          <table:table-cell office:value-type="date" office:date-value="2019-03-28T00:00:00" table:style-name="ce10">
            <text:p>28/03/2019</text:p>
          </table:table-cell>
          <table:table-cell office:value-type="float" office:value="77729" table:style-name="ce11">
            <text:p>77729</text:p>
          </table:table-cell>
          <table:table-cell office:value-type="float" office:value="29099" table:style-name="ce6">
            <text:p>29,099</text:p>
          </table:table-cell>
          <table:table-cell table:number-columns-repeated="16381"/>
        </table:table-row>
        <table:table-row table:style-name="ro1">
          <table:table-cell office:value-type="date" office:date-value="2019-03-29T00:00:00" table:style-name="ce10">
            <text:p>29/03/2019</text:p>
          </table:table-cell>
          <table:table-cell office:value-type="float" office:value="78594" table:style-name="ce11">
            <text:p>78594</text:p>
          </table:table-cell>
          <table:table-cell office:value-type="float" office:value="30214" table:style-name="ce6">
            <text:p>30,214</text:p>
          </table:table-cell>
          <table:table-cell table:number-columns-repeated="16381"/>
        </table:table-row>
        <table:table-row table:style-name="ro1">
          <table:table-cell office:value-type="date" office:date-value="2019-03-30T00:00:00" table:style-name="ce10">
            <text:p>30/03/2019</text:p>
          </table:table-cell>
          <table:table-cell office:value-type="float" office:value="69992" table:style-name="ce11">
            <text:p>69992</text:p>
          </table:table-cell>
          <table:table-cell office:value-type="float" office:value="23861" table:style-name="ce6">
            <text:p>23,861</text:p>
          </table:table-cell>
          <table:table-cell table:number-columns-repeated="16381"/>
        </table:table-row>
        <table:table-row table:style-name="ro1">
          <table:table-cell office:value-type="date" office:date-value="2019-03-31T00:00:00" table:style-name="ce10">
            <text:p>31/03/2019</text:p>
          </table:table-cell>
          <table:table-cell office:value-type="float" office:value="74102" table:style-name="ce11">
            <text:p>74102</text:p>
          </table:table-cell>
          <table:table-cell office:value-type="float" office:value="27825" table:style-name="ce6">
            <text:p>27,825</text:p>
          </table:table-cell>
          <table:table-cell table:number-columns-repeated="16381"/>
        </table:table-row>
        <table:table-row table:style-name="ro1">
          <table:table-cell office:value-type="date" office:date-value="2019-04-01T00:00:00" table:style-name="ce10">
            <text:p>01/04/2019</text:p>
          </table:table-cell>
          <table:table-cell office:value-type="float" office:value="77485" table:style-name="ce11">
            <text:p>77485</text:p>
          </table:table-cell>
          <table:table-cell office:value-type="float" office:value="30909" table:style-name="ce6">
            <text:p>30,909</text:p>
          </table:table-cell>
          <table:table-cell table:number-columns-repeated="16381"/>
        </table:table-row>
        <table:table-row table:style-name="ro1">
          <table:table-cell office:value-type="date" office:date-value="2019-04-02T00:00:00" table:style-name="ce10">
            <text:p>02/04/2019</text:p>
          </table:table-cell>
          <table:table-cell office:value-type="float" office:value="77845" table:style-name="ce11">
            <text:p>77845</text:p>
          </table:table-cell>
          <table:table-cell office:value-type="float" office:value="30153" table:style-name="ce6">
            <text:p>30,153</text:p>
          </table:table-cell>
          <table:table-cell table:number-columns-repeated="16381"/>
        </table:table-row>
        <table:table-row table:style-name="ro1">
          <table:table-cell office:value-type="date" office:date-value="2019-04-03T00:00:00" table:style-name="ce10">
            <text:p>03/04/2019</text:p>
          </table:table-cell>
          <table:table-cell office:value-type="float" office:value="83287" table:style-name="ce11">
            <text:p>83287</text:p>
          </table:table-cell>
          <table:table-cell office:value-type="float" office:value="30781" table:style-name="ce6">
            <text:p>30,781</text:p>
          </table:table-cell>
          <table:table-cell table:number-columns-repeated="16381"/>
        </table:table-row>
        <table:table-row table:style-name="ro1">
          <table:table-cell office:value-type="date" office:date-value="2019-04-04T00:00:00" table:style-name="ce10">
            <text:p>04/04/2019</text:p>
          </table:table-cell>
          <table:table-cell office:value-type="float" office:value="83098" table:style-name="ce11">
            <text:p>83098</text:p>
          </table:table-cell>
          <table:table-cell office:value-type="float" office:value="31278" table:style-name="ce6">
            <text:p>31,278</text:p>
          </table:table-cell>
          <table:table-cell table:number-columns-repeated="16381"/>
        </table:table-row>
        <table:table-row table:style-name="ro1">
          <table:table-cell office:value-type="date" office:date-value="2019-04-05T00:00:00" table:style-name="ce10">
            <text:p>05/04/2019</text:p>
          </table:table-cell>
          <table:table-cell office:value-type="float" office:value="78838" table:style-name="ce11">
            <text:p>78838</text:p>
          </table:table-cell>
          <table:table-cell office:value-type="float" office:value="32005" table:style-name="ce6">
            <text:p>32,005</text:p>
          </table:table-cell>
          <table:table-cell table:number-columns-repeated="16381"/>
        </table:table-row>
        <table:table-row table:style-name="ro1">
          <table:table-cell office:value-type="date" office:date-value="2019-04-06T00:00:00" table:style-name="ce10">
            <text:p>06/04/2019</text:p>
          </table:table-cell>
          <table:table-cell office:value-type="float" office:value="71135" table:style-name="ce11">
            <text:p>71135</text:p>
          </table:table-cell>
          <table:table-cell office:value-type="float" office:value="26101" table:style-name="ce6">
            <text:p>26,101</text:p>
          </table:table-cell>
          <table:table-cell table:number-columns-repeated="16381"/>
        </table:table-row>
        <table:table-row table:style-name="ro1">
          <table:table-cell office:value-type="date" office:date-value="2019-04-07T00:00:00" table:style-name="ce10">
            <text:p>07/04/2019</text:p>
          </table:table-cell>
          <table:table-cell office:value-type="float" office:value="75132" table:style-name="ce11">
            <text:p>75132</text:p>
          </table:table-cell>
          <table:table-cell office:value-type="float" office:value="28418" table:style-name="ce6">
            <text:p>28,418</text:p>
          </table:table-cell>
          <table:table-cell table:number-columns-repeated="16381"/>
        </table:table-row>
        <table:table-row table:style-name="ro1">
          <table:table-cell office:value-type="date" office:date-value="2019-04-08T00:00:00" table:style-name="ce10">
            <text:p>08/04/2019</text:p>
          </table:table-cell>
          <table:table-cell office:value-type="float" office:value="78097" table:style-name="ce11">
            <text:p>78097</text:p>
          </table:table-cell>
          <table:table-cell office:value-type="float" office:value="30654" table:style-name="ce6">
            <text:p>30,654</text:p>
          </table:table-cell>
          <table:table-cell table:number-columns-repeated="16381"/>
        </table:table-row>
        <table:table-row table:style-name="ro1">
          <table:table-cell office:value-type="date" office:date-value="2019-04-09T00:00:00" table:style-name="ce10">
            <text:p>09/04/2019</text:p>
          </table:table-cell>
          <table:table-cell office:value-type="float" office:value="78222" table:style-name="ce11">
            <text:p>78222</text:p>
          </table:table-cell>
          <table:table-cell office:value-type="float" office:value="30200" table:style-name="ce6">
            <text:p>30,200</text:p>
          </table:table-cell>
          <table:table-cell table:number-columns-repeated="16381"/>
        </table:table-row>
        <table:table-row table:style-name="ro1">
          <table:table-cell office:value-type="date" office:date-value="2019-04-10T00:00:00" table:style-name="ce10">
            <text:p>10/04/2019</text:p>
          </table:table-cell>
          <table:table-cell office:value-type="float" office:value="79515" table:style-name="ce11">
            <text:p>79515</text:p>
          </table:table-cell>
          <table:table-cell office:value-type="float" office:value="31189" table:style-name="ce6">
            <text:p>31,189</text:p>
          </table:table-cell>
          <table:table-cell table:number-columns-repeated="16381"/>
        </table:table-row>
        <table:table-row table:style-name="ro1">
          <table:table-cell office:value-type="date" office:date-value="2019-04-11T00:00:00" table:style-name="ce10">
            <text:p>11/04/2019</text:p>
          </table:table-cell>
          <table:table-cell office:value-type="float" office:value="81483" table:style-name="ce11">
            <text:p>81483</text:p>
          </table:table-cell>
          <table:table-cell office:value-type="float" office:value="31940" table:style-name="ce6">
            <text:p>31,940</text:p>
          </table:table-cell>
          <table:table-cell table:number-columns-repeated="16381"/>
        </table:table-row>
        <table:table-row table:style-name="ro1">
          <table:table-cell office:value-type="date" office:date-value="2019-04-12T00:00:00" table:style-name="ce10">
            <text:p>12/04/2019</text:p>
          </table:table-cell>
          <table:table-cell office:value-type="float" office:value="82055" table:style-name="ce11">
            <text:p>82055</text:p>
          </table:table-cell>
          <table:table-cell office:value-type="float" office:value="32979" table:style-name="ce6">
            <text:p>32,979</text:p>
          </table:table-cell>
          <table:table-cell table:number-columns-repeated="16381"/>
        </table:table-row>
        <table:table-row table:style-name="ro1">
          <table:table-cell office:value-type="date" office:date-value="2019-04-13T00:00:00" table:style-name="ce10">
            <text:p>13/04/2019</text:p>
          </table:table-cell>
          <table:table-cell office:value-type="float" office:value="74440" table:style-name="ce11">
            <text:p>74440</text:p>
          </table:table-cell>
          <table:table-cell office:value-type="float" office:value="27576" table:style-name="ce6">
            <text:p>27,576</text:p>
          </table:table-cell>
          <table:table-cell table:number-columns-repeated="16381"/>
        </table:table-row>
        <table:table-row table:style-name="ro1">
          <table:table-cell office:value-type="date" office:date-value="2019-04-14T00:00:00" table:style-name="ce10">
            <text:p>14/04/2019</text:p>
          </table:table-cell>
          <table:table-cell office:value-type="float" office:value="73095" table:style-name="ce11">
            <text:p>73095</text:p>
          </table:table-cell>
          <table:table-cell office:value-type="float" office:value="29159" table:style-name="ce6">
            <text:p>29,159</text:p>
          </table:table-cell>
          <table:table-cell table:number-columns-repeated="16381"/>
        </table:table-row>
        <table:table-row table:style-name="ro1">
          <table:table-cell office:value-type="date" office:date-value="2019-04-15T00:00:00" table:style-name="ce10">
            <text:p>15/04/2019</text:p>
          </table:table-cell>
          <table:table-cell office:value-type="float" office:value="79165" table:style-name="ce11">
            <text:p>79165</text:p>
          </table:table-cell>
          <table:table-cell office:value-type="float" office:value="30856" table:style-name="ce6">
            <text:p>30,856</text:p>
          </table:table-cell>
          <table:table-cell table:number-columns-repeated="16381"/>
        </table:table-row>
        <table:table-row table:style-name="ro1">
          <table:table-cell office:value-type="date" office:date-value="2019-04-16T00:00:00" table:style-name="ce10">
            <text:p>16/04/2019</text:p>
          </table:table-cell>
          <table:table-cell office:value-type="float" office:value="80720" table:style-name="ce11">
            <text:p>80720</text:p>
          </table:table-cell>
          <table:table-cell office:value-type="float" office:value="30280" table:style-name="ce6">
            <text:p>30,280</text:p>
          </table:table-cell>
          <table:table-cell table:number-columns-repeated="16381"/>
        </table:table-row>
        <table:table-row table:style-name="ro1">
          <table:table-cell office:value-type="date" office:date-value="2019-04-17T00:00:00" table:style-name="ce10">
            <text:p>17/04/2019</text:p>
          </table:table-cell>
          <table:table-cell office:value-type="float" office:value="83401" table:style-name="ce11">
            <text:p>83401</text:p>
          </table:table-cell>
          <table:table-cell office:value-type="float" office:value="31277" table:style-name="ce6">
            <text:p>31,277</text:p>
          </table:table-cell>
          <table:table-cell table:number-columns-repeated="16381"/>
        </table:table-row>
        <table:table-row table:style-name="ro1">
          <table:table-cell office:value-type="date" office:date-value="2019-04-18T00:00:00" table:style-name="ce10">
            <text:p>18/04/2019</text:p>
          </table:table-cell>
          <table:table-cell office:value-type="float" office:value="84108" table:style-name="ce11">
            <text:p>84108</text:p>
          </table:table-cell>
          <table:table-cell office:value-type="float" office:value="32022" table:style-name="ce6">
            <text:p>32,022</text:p>
          </table:table-cell>
          <table:table-cell table:number-columns-repeated="16381"/>
        </table:table-row>
        <table:table-row table:style-name="ro1">
          <table:table-cell office:value-type="date" office:date-value="2019-04-19T00:00:00" table:style-name="ce10">
            <text:p>19/04/2019</text:p>
          </table:table-cell>
          <table:table-cell office:value-type="float" office:value="79224" table:style-name="ce11">
            <text:p>79224</text:p>
          </table:table-cell>
          <table:table-cell office:value-type="float" office:value="29915" table:style-name="ce6">
            <text:p>29,915</text:p>
          </table:table-cell>
          <table:table-cell table:number-columns-repeated="16381"/>
        </table:table-row>
        <table:table-row table:style-name="ro1">
          <table:table-cell office:value-type="date" office:date-value="2019-04-20T00:00:00" table:style-name="ce10">
            <text:p>20/04/2019</text:p>
          </table:table-cell>
          <table:table-cell office:value-type="float" office:value="73673" table:style-name="ce11">
            <text:p>73673</text:p>
          </table:table-cell>
          <table:table-cell office:value-type="float" office:value="26916" table:style-name="ce6">
            <text:p>26,916</text:p>
          </table:table-cell>
          <table:table-cell table:number-columns-repeated="16381"/>
        </table:table-row>
        <table:table-row table:style-name="ro1">
          <table:table-cell office:value-type="date" office:date-value="2019-04-21T00:00:00" table:style-name="ce10">
            <text:p>21/04/2019</text:p>
          </table:table-cell>
          <table:table-cell office:value-type="float" office:value="73615" table:style-name="ce11">
            <text:p>73615</text:p>
          </table:table-cell>
          <table:table-cell office:value-type="float" office:value="28011" table:style-name="ce6">
            <text:p>28,011</text:p>
          </table:table-cell>
          <table:table-cell table:number-columns-repeated="16381"/>
        </table:table-row>
        <table:table-row table:style-name="ro1">
          <table:table-cell office:value-type="date" office:date-value="2019-04-22T00:00:00" table:style-name="ce10">
            <text:p>22/04/2019</text:p>
          </table:table-cell>
          <table:table-cell office:value-type="float" office:value="81863" table:style-name="ce11">
            <text:p>81863</text:p>
          </table:table-cell>
          <table:table-cell office:value-type="float" office:value="29792" table:style-name="ce6">
            <text:p>29,792</text:p>
          </table:table-cell>
          <table:table-cell table:number-columns-repeated="16381"/>
        </table:table-row>
        <table:table-row table:style-name="ro1">
          <table:table-cell office:value-type="date" office:date-value="2019-04-23T00:00:00" table:style-name="ce10">
            <text:p>23/04/2019</text:p>
          </table:table-cell>
          <table:table-cell office:value-type="float" office:value="83020" table:style-name="ce11">
            <text:p>83020</text:p>
          </table:table-cell>
          <table:table-cell office:value-type="float" office:value="31081" table:style-name="ce6">
            <text:p>31,081</text:p>
          </table:table-cell>
          <table:table-cell table:number-columns-repeated="16381"/>
        </table:table-row>
        <table:table-row table:style-name="ro1">
          <table:table-cell office:value-type="date" office:date-value="2019-04-24T00:00:00" table:style-name="ce10">
            <text:p>24/04/2019</text:p>
          </table:table-cell>
          <table:table-cell office:value-type="float" office:value="82819" table:style-name="ce11">
            <text:p>82819</text:p>
          </table:table-cell>
          <table:table-cell office:value-type="float" office:value="31298" table:style-name="ce6">
            <text:p>31,298</text:p>
          </table:table-cell>
          <table:table-cell table:number-columns-repeated="16381"/>
        </table:table-row>
        <table:table-row table:style-name="ro1">
          <table:table-cell office:value-type="date" office:date-value="2019-04-25T00:00:00" table:style-name="ce10">
            <text:p>25/04/2019</text:p>
          </table:table-cell>
          <table:table-cell office:value-type="float" office:value="85735" table:style-name="ce11">
            <text:p>85735</text:p>
          </table:table-cell>
          <table:table-cell office:value-type="float" office:value="32072" table:style-name="ce6">
            <text:p>32,072</text:p>
          </table:table-cell>
          <table:table-cell table:number-columns-repeated="16381"/>
        </table:table-row>
        <table:table-row table:style-name="ro1">
          <table:table-cell office:value-type="date" office:date-value="2019-04-26T00:00:00" table:style-name="ce10">
            <text:p>26/04/2019</text:p>
          </table:table-cell>
          <table:table-cell office:value-type="float" office:value="82413" table:style-name="ce11">
            <text:p>82413</text:p>
          </table:table-cell>
          <table:table-cell office:value-type="float" office:value="32074" table:style-name="ce6">
            <text:p>32,074</text:p>
          </table:table-cell>
          <table:table-cell table:number-columns-repeated="16381"/>
        </table:table-row>
        <table:table-row table:style-name="ro1">
          <table:table-cell office:value-type="date" office:date-value="2019-04-27T00:00:00" table:style-name="ce10">
            <text:p>27/04/2019</text:p>
          </table:table-cell>
          <table:table-cell office:value-type="float" office:value="74317" table:style-name="ce11">
            <text:p>74317</text:p>
          </table:table-cell>
          <table:table-cell office:value-type="float" office:value="27894" table:style-name="ce6">
            <text:p>27,894</text:p>
          </table:table-cell>
          <table:table-cell table:number-columns-repeated="16381"/>
        </table:table-row>
        <table:table-row table:style-name="ro1">
          <table:table-cell office:value-type="date" office:date-value="2019-04-28T00:00:00" table:style-name="ce10">
            <text:p>28/04/2019</text:p>
          </table:table-cell>
          <table:table-cell office:value-type="float" office:value="77670" table:style-name="ce11">
            <text:p>77670</text:p>
          </table:table-cell>
          <table:table-cell office:value-type="float" office:value="29688" table:style-name="ce6">
            <text:p>29,688</text:p>
          </table:table-cell>
          <table:table-cell table:number-columns-repeated="16381"/>
        </table:table-row>
        <table:table-row table:style-name="ro1">
          <table:table-cell office:value-type="date" office:date-value="2019-04-29T00:00:00" table:style-name="ce10">
            <text:p>29/04/2019</text:p>
          </table:table-cell>
          <table:table-cell office:value-type="float" office:value="79945" table:style-name="ce11">
            <text:p>79945</text:p>
          </table:table-cell>
          <table:table-cell office:value-type="float" office:value="31289" table:style-name="ce6">
            <text:p>31,289</text:p>
          </table:table-cell>
          <table:table-cell table:number-columns-repeated="16381"/>
        </table:table-row>
        <table:table-row table:style-name="ro1">
          <table:table-cell office:value-type="date" office:date-value="2019-04-30T00:00:00" table:style-name="ce10">
            <text:p>30/04/2019</text:p>
          </table:table-cell>
          <table:table-cell office:value-type="float" office:value="79418" table:style-name="ce11">
            <text:p>79418</text:p>
          </table:table-cell>
          <table:table-cell office:value-type="float" office:value="30892" table:style-name="ce6">
            <text:p>30,892</text:p>
          </table:table-cell>
          <table:table-cell table:number-columns-repeated="16381"/>
        </table:table-row>
        <table:table-row table:style-name="ro1">
          <table:table-cell office:value-type="date" office:date-value="2019-05-01T00:00:00" table:style-name="ce10">
            <text:p>01/05/2019</text:p>
          </table:table-cell>
          <table:table-cell office:value-type="float" office:value="80987" table:style-name="ce11">
            <text:p>80987</text:p>
          </table:table-cell>
          <table:table-cell office:value-type="float" office:value="29483" table:style-name="ce6">
            <text:p>29,483</text:p>
          </table:table-cell>
          <table:table-cell table:number-columns-repeated="16381"/>
        </table:table-row>
        <table:table-row table:style-name="ro1">
          <table:table-cell office:value-type="date" office:date-value="2019-05-02T00:00:00" table:style-name="ce10">
            <text:p>02/05/2019</text:p>
          </table:table-cell>
          <table:table-cell office:value-type="float" office:value="82190" table:style-name="ce11">
            <text:p>82190</text:p>
          </table:table-cell>
          <table:table-cell office:value-type="float" office:value="31895" table:style-name="ce6">
            <text:p>31,895</text:p>
          </table:table-cell>
          <table:table-cell table:number-columns-repeated="16381"/>
        </table:table-row>
        <table:table-row table:style-name="ro1">
          <table:table-cell office:value-type="date" office:date-value="2019-05-03T00:00:00" table:style-name="ce10">
            <text:p>03/05/2019</text:p>
          </table:table-cell>
          <table:table-cell office:value-type="float" office:value="83576" table:style-name="ce11">
            <text:p>83576</text:p>
          </table:table-cell>
          <table:table-cell office:value-type="float" office:value="33049" table:style-name="ce6">
            <text:p>33,049</text:p>
          </table:table-cell>
          <table:table-cell table:number-columns-repeated="16381"/>
        </table:table-row>
        <table:table-row table:style-name="ro1">
          <table:table-cell office:value-type="date" office:date-value="2019-05-04T00:00:00" table:style-name="ce10">
            <text:p>04/05/2019</text:p>
          </table:table-cell>
          <table:table-cell office:value-type="float" office:value="74546" table:style-name="ce11">
            <text:p>74546</text:p>
          </table:table-cell>
          <table:table-cell office:value-type="float" office:value="28388" table:style-name="ce6">
            <text:p>28,388</text:p>
          </table:table-cell>
          <table:table-cell table:number-columns-repeated="16381"/>
        </table:table-row>
        <table:table-row table:style-name="ro1">
          <table:table-cell office:value-type="date" office:date-value="2019-05-05T00:00:00" table:style-name="ce10">
            <text:p>05/05/2019</text:p>
          </table:table-cell>
          <table:table-cell office:value-type="float" office:value="78292" table:style-name="ce11">
            <text:p>78292</text:p>
          </table:table-cell>
          <table:table-cell office:value-type="float" office:value="30637" table:style-name="ce6">
            <text:p>30,637</text:p>
          </table:table-cell>
          <table:table-cell table:number-columns-repeated="16381"/>
        </table:table-row>
        <table:table-row table:style-name="ro1">
          <table:table-cell office:value-type="date" office:date-value="2019-05-06T00:00:00" table:style-name="ce10">
            <text:p>06/05/2019</text:p>
          </table:table-cell>
          <table:table-cell office:value-type="float" office:value="82526" table:style-name="ce11">
            <text:p>82526</text:p>
          </table:table-cell>
          <table:table-cell office:value-type="float" office:value="32162" table:style-name="ce6">
            <text:p>32,162</text:p>
          </table:table-cell>
          <table:table-cell table:number-columns-repeated="16381"/>
        </table:table-row>
        <table:table-row table:style-name="ro1">
          <table:table-cell office:value-type="date" office:date-value="2019-05-07T00:00:00" table:style-name="ce10">
            <text:p>07/05/2019</text:p>
          </table:table-cell>
          <table:table-cell office:value-type="float" office:value="83238" table:style-name="ce11">
            <text:p>83238</text:p>
          </table:table-cell>
          <table:table-cell office:value-type="float" office:value="32114" table:style-name="ce6">
            <text:p>32,114</text:p>
          </table:table-cell>
          <table:table-cell table:number-columns-repeated="16381"/>
        </table:table-row>
        <table:table-row table:style-name="ro1">
          <table:table-cell office:value-type="date" office:date-value="2019-05-08T00:00:00" table:style-name="ce10">
            <text:p>08/05/2019</text:p>
          </table:table-cell>
          <table:table-cell office:value-type="float" office:value="82234" table:style-name="ce11">
            <text:p>82234</text:p>
          </table:table-cell>
          <table:table-cell office:value-type="float" office:value="31673" table:style-name="ce6">
            <text:p>31,673</text:p>
          </table:table-cell>
          <table:table-cell table:number-columns-repeated="16381"/>
        </table:table-row>
        <table:table-row table:style-name="ro1">
          <table:table-cell office:value-type="date" office:date-value="2019-05-09T00:00:00" table:style-name="ce10">
            <text:p>09/05/2019</text:p>
          </table:table-cell>
          <table:table-cell office:value-type="float" office:value="82171" table:style-name="ce11">
            <text:p>82171</text:p>
          </table:table-cell>
          <table:table-cell office:value-type="float" office:value="31093" table:style-name="ce6">
            <text:p>31,093</text:p>
          </table:table-cell>
          <table:table-cell table:number-columns-repeated="16381"/>
        </table:table-row>
        <table:table-row table:style-name="ro1">
          <table:table-cell office:value-type="date" office:date-value="2019-05-10T00:00:00" table:style-name="ce10">
            <text:p>10/05/2019</text:p>
          </table:table-cell>
          <table:table-cell office:value-type="float" office:value="84537" table:style-name="ce11">
            <text:p>84537</text:p>
          </table:table-cell>
          <table:table-cell office:value-type="float" office:value="33920" table:style-name="ce6">
            <text:p>33,920</text:p>
          </table:table-cell>
          <table:table-cell table:number-columns-repeated="16381"/>
        </table:table-row>
        <table:table-row table:style-name="ro1">
          <table:table-cell office:value-type="date" office:date-value="2019-05-11T00:00:00" table:style-name="ce10">
            <text:p>11/05/2019</text:p>
          </table:table-cell>
          <table:table-cell office:value-type="float" office:value="75996" table:style-name="ce11">
            <text:p>75996</text:p>
          </table:table-cell>
          <table:table-cell office:value-type="float" office:value="28543" table:style-name="ce6">
            <text:p>28,543</text:p>
          </table:table-cell>
          <table:table-cell table:number-columns-repeated="16381"/>
        </table:table-row>
        <table:table-row table:style-name="ro1">
          <table:table-cell office:value-type="date" office:date-value="2019-05-12T00:00:00" table:style-name="ce10">
            <text:p>12/05/2019</text:p>
          </table:table-cell>
          <table:table-cell office:value-type="float" office:value="74863" table:style-name="ce11">
            <text:p>74863</text:p>
          </table:table-cell>
          <table:table-cell office:value-type="float" office:value="30798" table:style-name="ce6">
            <text:p>30,798</text:p>
          </table:table-cell>
          <table:table-cell table:number-columns-repeated="16381"/>
        </table:table-row>
        <table:table-row table:style-name="ro1">
          <table:table-cell office:value-type="date" office:date-value="2019-05-13T00:00:00" table:style-name="ce10">
            <text:p>13/05/2019</text:p>
          </table:table-cell>
          <table:table-cell office:value-type="float" office:value="80881" table:style-name="ce11">
            <text:p>80881</text:p>
          </table:table-cell>
          <table:table-cell office:value-type="float" office:value="32672" table:style-name="ce6">
            <text:p>32,672</text:p>
          </table:table-cell>
          <table:table-cell table:number-columns-repeated="16381"/>
        </table:table-row>
        <table:table-row table:style-name="ro1">
          <table:table-cell office:value-type="date" office:date-value="2019-05-14T00:00:00" table:style-name="ce10">
            <text:p>14/05/2019</text:p>
          </table:table-cell>
          <table:table-cell office:value-type="float" office:value="83986" table:style-name="ce11">
            <text:p>83986</text:p>
          </table:table-cell>
          <table:table-cell office:value-type="float" office:value="31607" table:style-name="ce6">
            <text:p>31,607</text:p>
          </table:table-cell>
          <table:table-cell table:number-columns-repeated="16381"/>
        </table:table-row>
        <table:table-row table:style-name="ro1">
          <table:table-cell office:value-type="date" office:date-value="2019-05-15T00:00:00" table:style-name="ce10">
            <text:p>15/05/2019</text:p>
          </table:table-cell>
          <table:table-cell office:value-type="float" office:value="85736" table:style-name="ce11">
            <text:p>85736</text:p>
          </table:table-cell>
          <table:table-cell office:value-type="float" office:value="32149" table:style-name="ce6">
            <text:p>32,149</text:p>
          </table:table-cell>
          <table:table-cell table:number-columns-repeated="16381"/>
        </table:table-row>
        <table:table-row table:style-name="ro1">
          <table:table-cell office:value-type="date" office:date-value="2019-05-16T00:00:00" table:style-name="ce10">
            <text:p>16/05/2019</text:p>
          </table:table-cell>
          <table:table-cell office:value-type="float" office:value="85245" table:style-name="ce11">
            <text:p>85245</text:p>
          </table:table-cell>
          <table:table-cell office:value-type="float" office:value="32869" table:style-name="ce6">
            <text:p>32,869</text:p>
          </table:table-cell>
          <table:table-cell table:number-columns-repeated="16381"/>
        </table:table-row>
        <table:table-row table:style-name="ro1">
          <table:table-cell office:value-type="date" office:date-value="2019-05-17T00:00:00" table:style-name="ce10">
            <text:p>17/05/2019</text:p>
          </table:table-cell>
          <table:table-cell office:value-type="float" office:value="84675" table:style-name="ce11">
            <text:p>84675</text:p>
          </table:table-cell>
          <table:table-cell office:value-type="float" office:value="32941" table:style-name="ce6">
            <text:p>32,941</text:p>
          </table:table-cell>
          <table:table-cell table:number-columns-repeated="16381"/>
        </table:table-row>
        <table:table-row table:style-name="ro1">
          <table:table-cell office:value-type="date" office:date-value="2019-05-18T00:00:00" table:style-name="ce10">
            <text:p>18/05/2019</text:p>
          </table:table-cell>
          <table:table-cell office:value-type="float" office:value="76630" table:style-name="ce11">
            <text:p>76630</text:p>
          </table:table-cell>
          <table:table-cell office:value-type="float" office:value="28531" table:style-name="ce6">
            <text:p>28,531</text:p>
          </table:table-cell>
          <table:table-cell table:number-columns-repeated="16381"/>
        </table:table-row>
        <table:table-row table:style-name="ro1">
          <table:table-cell office:value-type="date" office:date-value="2019-05-19T00:00:00" table:style-name="ce10">
            <text:p>19/05/2019</text:p>
          </table:table-cell>
          <table:table-cell office:value-type="float" office:value="76413" table:style-name="ce11">
            <text:p>76413</text:p>
          </table:table-cell>
          <table:table-cell office:value-type="float" office:value="30541" table:style-name="ce6">
            <text:p>30,541</text:p>
          </table:table-cell>
          <table:table-cell table:number-columns-repeated="16381"/>
        </table:table-row>
        <table:table-row table:style-name="ro1">
          <table:table-cell office:value-type="date" office:date-value="2019-05-20T00:00:00" table:style-name="ce10">
            <text:p>20/05/2019</text:p>
          </table:table-cell>
          <table:table-cell office:value-type="float" office:value="80810" table:style-name="ce11">
            <text:p>80810</text:p>
          </table:table-cell>
          <table:table-cell office:value-type="float" office:value="32723" table:style-name="ce6">
            <text:p>32,723</text:p>
          </table:table-cell>
          <table:table-cell table:number-columns-repeated="16381"/>
        </table:table-row>
        <table:table-row table:style-name="ro1">
          <table:table-cell office:value-type="date" office:date-value="2019-05-21T00:00:00" table:style-name="ce10">
            <text:p>21/05/2019</text:p>
          </table:table-cell>
          <table:table-cell office:value-type="float" office:value="80997" table:style-name="ce11">
            <text:p>80997</text:p>
          </table:table-cell>
          <table:table-cell office:value-type="float" office:value="31236" table:style-name="ce6">
            <text:p>31,236</text:p>
          </table:table-cell>
          <table:table-cell table:number-columns-repeated="16381"/>
        </table:table-row>
        <table:table-row table:style-name="ro1">
          <table:table-cell office:value-type="date" office:date-value="2019-05-22T00:00:00" table:style-name="ce10">
            <text:p>22/05/2019</text:p>
          </table:table-cell>
          <table:table-cell office:value-type="float" office:value="86228" table:style-name="ce11">
            <text:p>86228</text:p>
          </table:table-cell>
          <table:table-cell office:value-type="float" office:value="32824" table:style-name="ce6">
            <text:p>32,824</text:p>
          </table:table-cell>
          <table:table-cell table:number-columns-repeated="16381"/>
        </table:table-row>
        <table:table-row table:style-name="ro1">
          <table:table-cell office:value-type="date" office:date-value="2019-05-23T00:00:00" table:style-name="ce10">
            <text:p>23/05/2019</text:p>
          </table:table-cell>
          <table:table-cell office:value-type="float" office:value="87259" table:style-name="ce11">
            <text:p>87259</text:p>
          </table:table-cell>
          <table:table-cell office:value-type="float" office:value="33828" table:style-name="ce6">
            <text:p>33,828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10">
            <text:p>24/05/2019</text:p>
          </table:table-cell>
          <table:table-cell office:value-type="float" office:value="90541" table:style-name="ce11">
            <text:p>90541</text:p>
          </table:table-cell>
          <table:table-cell office:value-type="float" office:value="34714" table:style-name="ce6">
            <text:p>34,714</text:p>
          </table:table-cell>
          <table:table-cell table:number-columns-repeated="16381"/>
        </table:table-row>
        <table:table-row table:style-name="ro1">
          <table:table-cell office:value-type="date" office:date-value="2019-05-25T00:00:00" table:style-name="ce10">
            <text:p>25/05/2019</text:p>
          </table:table-cell>
          <table:table-cell office:value-type="float" office:value="78435" table:style-name="ce11">
            <text:p>78435</text:p>
          </table:table-cell>
          <table:table-cell office:value-type="float" office:value="29543" table:style-name="ce6">
            <text:p>29,543</text:p>
          </table:table-cell>
          <table:table-cell table:number-columns-repeated="16381"/>
        </table:table-row>
        <table:table-row table:style-name="ro1">
          <table:table-cell office:value-type="date" office:date-value="2019-05-26T00:00:00" table:style-name="ce10">
            <text:p>26/05/2019</text:p>
          </table:table-cell>
          <table:table-cell office:value-type="float" office:value="74498" table:style-name="ce11">
            <text:p>74498</text:p>
          </table:table-cell>
          <table:table-cell office:value-type="float" office:value="31414" table:style-name="ce6">
            <text:p>31,414</text:p>
          </table:table-cell>
          <table:table-cell table:number-columns-repeated="16381"/>
        </table:table-row>
        <table:table-row table:style-name="ro1">
          <table:table-cell office:value-type="date" office:date-value="2019-05-27T00:00:00" table:style-name="ce10">
            <text:p>27/05/2019</text:p>
          </table:table-cell>
          <table:table-cell office:value-type="float" office:value="80506" table:style-name="ce11">
            <text:p>80506</text:p>
          </table:table-cell>
          <table:table-cell office:value-type="float" office:value="33400" table:style-name="ce6">
            <text:p>33,400</text:p>
          </table:table-cell>
          <table:table-cell table:number-columns-repeated="16381"/>
        </table:table-row>
        <table:table-row table:style-name="ro1">
          <table:table-cell office:value-type="date" office:date-value="2019-05-28T00:00:00" table:style-name="ce10">
            <text:p>28/05/2019</text:p>
          </table:table-cell>
          <table:table-cell office:value-type="float" office:value="81089" table:style-name="ce11">
            <text:p>81089</text:p>
          </table:table-cell>
          <table:table-cell office:value-type="float" office:value="32789" table:style-name="ce6">
            <text:p>32,789</text:p>
          </table:table-cell>
          <table:table-cell table:number-columns-repeated="16381"/>
        </table:table-row>
        <table:table-row table:style-name="ro1">
          <table:table-cell office:value-type="date" office:date-value="2019-05-29T00:00:00" table:style-name="ce10">
            <text:p>29/05/2019</text:p>
          </table:table-cell>
          <table:table-cell office:value-type="float" office:value="84455" table:style-name="ce11">
            <text:p>84455</text:p>
          </table:table-cell>
          <table:table-cell office:value-type="float" office:value="34110" table:style-name="ce6">
            <text:p>34,110</text:p>
          </table:table-cell>
          <table:table-cell table:number-columns-repeated="16381"/>
        </table:table-row>
        <table:table-row table:style-name="ro1">
          <table:table-cell office:value-type="date" office:date-value="2019-05-30T00:00:00" table:style-name="ce10">
            <text:p>30/05/2019</text:p>
          </table:table-cell>
          <table:table-cell office:value-type="float" office:value="88085" table:style-name="ce11">
            <text:p>88085</text:p>
          </table:table-cell>
          <table:table-cell office:value-type="float" office:value="32165" table:style-name="ce6">
            <text:p>32,165</text:p>
          </table:table-cell>
          <table:table-cell table:number-columns-repeated="16381"/>
        </table:table-row>
        <table:table-row table:style-name="ro1">
          <table:table-cell office:value-type="date" office:date-value="2019-05-31T00:00:00" table:style-name="ce10">
            <text:p>31/05/2019</text:p>
          </table:table-cell>
          <table:table-cell office:value-type="float" office:value="88084" table:style-name="ce11">
            <text:p>88084</text:p>
          </table:table-cell>
          <table:table-cell office:value-type="float" office:value="33084" table:style-name="ce6">
            <text:p>33,084</text:p>
          </table:table-cell>
          <table:table-cell table:number-columns-repeated="16381"/>
        </table:table-row>
        <table:table-row table:style-name="ro1">
          <table:table-cell office:value-type="date" office:date-value="2019-06-01T00:00:00" table:style-name="ce10">
            <text:p>01/06/2019</text:p>
          </table:table-cell>
          <table:table-cell office:value-type="float" office:value="81440" table:style-name="ce11">
            <text:p>81440</text:p>
          </table:table-cell>
          <table:table-cell office:value-type="float" office:value="30681" table:style-name="ce6">
            <text:p>30,681</text:p>
          </table:table-cell>
          <table:table-cell table:number-columns-repeated="16381"/>
        </table:table-row>
        <table:table-row table:style-name="ro1">
          <table:table-cell office:value-type="date" office:date-value="2019-06-02T00:00:00" table:style-name="ce10">
            <text:p>02/06/2019</text:p>
          </table:table-cell>
          <table:table-cell office:value-type="float" office:value="84127" table:style-name="ce11">
            <text:p>84127</text:p>
          </table:table-cell>
          <table:table-cell office:value-type="float" office:value="33984" table:style-name="ce6">
            <text:p>33,984</text:p>
          </table:table-cell>
          <table:table-cell table:number-columns-repeated="16381"/>
        </table:table-row>
        <table:table-row table:style-name="ro1">
          <table:table-cell office:value-type="date" office:date-value="2019-06-03T00:00:00" table:style-name="ce10">
            <text:p>03/06/2019</text:p>
          </table:table-cell>
          <table:table-cell office:value-type="float" office:value="86883" table:style-name="ce11">
            <text:p>86883</text:p>
          </table:table-cell>
          <table:table-cell office:value-type="float" office:value="34638" table:style-name="ce6">
            <text:p>34,638</text:p>
          </table:table-cell>
          <table:table-cell table:number-columns-repeated="16381"/>
        </table:table-row>
        <table:table-row table:style-name="ro1">
          <table:table-cell office:value-type="date" office:date-value="2019-06-04T00:00:00" table:style-name="ce10">
            <text:p>04/06/2019</text:p>
          </table:table-cell>
          <table:table-cell office:value-type="float" office:value="89209" table:style-name="ce11">
            <text:p>89209</text:p>
          </table:table-cell>
          <table:table-cell office:value-type="float" office:value="34090" table:style-name="ce6">
            <text:p>34,090</text:p>
          </table:table-cell>
          <table:table-cell table:number-columns-repeated="16381"/>
        </table:table-row>
        <table:table-row table:style-name="ro1">
          <table:table-cell office:value-type="date" office:date-value="2019-06-05T00:00:00" table:style-name="ce10">
            <text:p>05/06/2019</text:p>
          </table:table-cell>
          <table:table-cell office:value-type="float" office:value="88656" table:style-name="ce11">
            <text:p>88656</text:p>
          </table:table-cell>
          <table:table-cell office:value-type="float" office:value="34765" table:style-name="ce6">
            <text:p>34,765</text:p>
          </table:table-cell>
          <table:table-cell table:number-columns-repeated="16381"/>
        </table:table-row>
        <table:table-row table:style-name="ro1">
          <table:table-cell office:value-type="date" office:date-value="2019-06-06T00:00:00" table:style-name="ce10">
            <text:p>06/06/2019</text:p>
          </table:table-cell>
          <table:table-cell office:value-type="float" office:value="90619" table:style-name="ce11">
            <text:p>90619</text:p>
          </table:table-cell>
          <table:table-cell office:value-type="float" office:value="34931" table:style-name="ce6">
            <text:p>34,931</text:p>
          </table:table-cell>
          <table:table-cell table:number-columns-repeated="16381"/>
        </table:table-row>
        <table:table-row table:style-name="ro1">
          <table:table-cell office:value-type="date" office:date-value="2019-06-07T00:00:00" table:style-name="ce10">
            <text:p>07/06/2019</text:p>
          </table:table-cell>
          <table:table-cell office:value-type="float" office:value="80534" table:style-name="ce11">
            <text:p>80534</text:p>
          </table:table-cell>
          <table:table-cell office:value-type="float" office:value="36170" table:style-name="ce6">
            <text:p>36,170</text:p>
          </table:table-cell>
          <table:table-cell table:number-columns-repeated="16381"/>
        </table:table-row>
        <table:table-row table:style-name="ro1">
          <table:table-cell office:value-type="date" office:date-value="2019-06-08T00:00:00" table:style-name="ce10">
            <text:p>08/06/2019</text:p>
          </table:table-cell>
          <table:table-cell office:value-type="float" office:value="88964" table:style-name="ce11">
            <text:p>88964</text:p>
          </table:table-cell>
          <table:table-cell office:value-type="float" office:value="31415" table:style-name="ce6">
            <text:p>31,415</text:p>
          </table:table-cell>
          <table:table-cell table:number-columns-repeated="16381"/>
        </table:table-row>
        <table:table-row table:style-name="ro1">
          <table:table-cell office:value-type="date" office:date-value="2019-06-09T00:00:00" table:style-name="ce10">
            <text:p>09/06/2019</text:p>
          </table:table-cell>
          <table:table-cell office:value-type="float" office:value="82416" table:style-name="ce11">
            <text:p>82416</text:p>
          </table:table-cell>
          <table:table-cell office:value-type="float" office:value="32390" table:style-name="ce6">
            <text:p>32,390</text:p>
          </table:table-cell>
          <table:table-cell table:number-columns-repeated="16381"/>
        </table:table-row>
        <table:table-row table:style-name="ro1">
          <table:table-cell office:value-type="date" office:date-value="2019-06-10T00:00:00" table:style-name="ce10">
            <text:p>10/06/2019</text:p>
          </table:table-cell>
          <table:table-cell office:value-type="float" office:value="84191" table:style-name="ce11">
            <text:p>84191</text:p>
          </table:table-cell>
          <table:table-cell office:value-type="float" office:value="34326" table:style-name="ce6">
            <text:p>34,326</text:p>
          </table:table-cell>
          <table:table-cell table:number-columns-repeated="16381"/>
        </table:table-row>
        <table:table-row table:style-name="ro1">
          <table:table-cell office:value-type="date" office:date-value="2019-06-11T00:00:00" table:style-name="ce10">
            <text:p>11/06/2019</text:p>
          </table:table-cell>
          <table:table-cell office:value-type="float" office:value="89603" table:style-name="ce11">
            <text:p>89603</text:p>
          </table:table-cell>
          <table:table-cell office:value-type="float" office:value="34891" table:style-name="ce6">
            <text:p>34,891</text:p>
          </table:table-cell>
          <table:table-cell table:number-columns-repeated="16381"/>
        </table:table-row>
        <table:table-row table:style-name="ro1">
          <table:table-cell office:value-type="date" office:date-value="2019-06-12T00:00:00" table:style-name="ce10">
            <text:p>12/06/2019</text:p>
          </table:table-cell>
          <table:table-cell office:value-type="float" office:value="90412" table:style-name="ce11">
            <text:p>90412</text:p>
          </table:table-cell>
          <table:table-cell office:value-type="float" office:value="35272" table:style-name="ce6">
            <text:p>35,272</text:p>
          </table:table-cell>
          <table:table-cell table:number-columns-repeated="16381"/>
        </table:table-row>
        <table:table-row table:style-name="ro1">
          <table:table-cell office:value-type="date" office:date-value="2019-06-13T00:00:00" table:style-name="ce10">
            <text:p>13/06/2019</text:p>
          </table:table-cell>
          <table:table-cell office:value-type="float" office:value="90409" table:style-name="ce11">
            <text:p>90409</text:p>
          </table:table-cell>
          <table:table-cell office:value-type="float" office:value="36365" table:style-name="ce6">
            <text:p>36,365</text:p>
          </table:table-cell>
          <table:table-cell table:number-columns-repeated="16381"/>
        </table:table-row>
        <table:table-row table:style-name="ro1">
          <table:table-cell office:value-type="date" office:date-value="2019-06-14T00:00:00" table:style-name="ce10">
            <text:p>14/06/2019</text:p>
          </table:table-cell>
          <table:table-cell office:value-type="float" office:value="92695" table:style-name="ce11">
            <text:p>92695</text:p>
          </table:table-cell>
          <table:table-cell office:value-type="float" office:value="36801" table:style-name="ce6">
            <text:p>36,801</text:p>
          </table:table-cell>
          <table:table-cell table:number-columns-repeated="16381"/>
        </table:table-row>
        <table:table-row table:style-name="ro1">
          <table:table-cell office:value-type="date" office:date-value="2019-06-15T00:00:00" table:style-name="ce10">
            <text:p>15/06/2019</text:p>
          </table:table-cell>
          <table:table-cell office:value-type="float" office:value="82368" table:style-name="ce11">
            <text:p>82368</text:p>
          </table:table-cell>
          <table:table-cell office:value-type="float" office:value="31848" table:style-name="ce6">
            <text:p>31,848</text:p>
          </table:table-cell>
          <table:table-cell table:number-columns-repeated="16381"/>
        </table:table-row>
        <table:table-row table:style-name="ro1">
          <table:table-cell office:value-type="date" office:date-value="2019-06-16T00:00:00" table:style-name="ce10">
            <text:p>16/06/2019</text:p>
          </table:table-cell>
          <table:table-cell office:value-type="float" office:value="83567" table:style-name="ce11">
            <text:p>83567</text:p>
          </table:table-cell>
          <table:table-cell office:value-type="float" office:value="33889" table:style-name="ce6">
            <text:p>33,889</text:p>
          </table:table-cell>
          <table:table-cell table:number-columns-repeated="16381"/>
        </table:table-row>
        <table:table-row table:style-name="ro1">
          <table:table-cell office:value-type="date" office:date-value="2019-06-17T00:00:00" table:style-name="ce10">
            <text:p>17/06/2019</text:p>
          </table:table-cell>
          <table:table-cell office:value-type="float" office:value="88651" table:style-name="ce11">
            <text:p>88651</text:p>
          </table:table-cell>
          <table:table-cell office:value-type="float" office:value="35904" table:style-name="ce6">
            <text:p>35,904</text:p>
          </table:table-cell>
          <table:table-cell table:number-columns-repeated="16381"/>
        </table:table-row>
        <table:table-row table:style-name="ro1">
          <table:table-cell office:value-type="date" office:date-value="2019-06-18T00:00:00" table:style-name="ce10">
            <text:p>18/06/2019</text:p>
          </table:table-cell>
          <table:table-cell office:value-type="float" office:value="90000" table:style-name="ce11">
            <text:p>90000</text:p>
          </table:table-cell>
          <table:table-cell office:value-type="float" office:value="35201" table:style-name="ce6">
            <text:p>35,201</text:p>
          </table:table-cell>
          <table:table-cell table:number-columns-repeated="16381"/>
        </table:table-row>
        <table:table-row table:style-name="ro1">
          <table:table-cell office:value-type="date" office:date-value="2019-06-19T00:00:00" table:style-name="ce10">
            <text:p>19/06/2019</text:p>
          </table:table-cell>
          <table:table-cell office:value-type="float" office:value="92255" table:style-name="ce11">
            <text:p>92255</text:p>
          </table:table-cell>
          <table:table-cell office:value-type="float" office:value="35654" table:style-name="ce6">
            <text:p>35,654</text:p>
          </table:table-cell>
          <table:table-cell table:number-columns-repeated="16381"/>
        </table:table-row>
        <table:table-row table:style-name="ro1">
          <table:table-cell office:value-type="date" office:date-value="2019-06-20T00:00:00" table:style-name="ce10">
            <text:p>20/06/2019</text:p>
          </table:table-cell>
          <table:table-cell office:value-type="float" office:value="91573" table:style-name="ce11">
            <text:p>91573</text:p>
          </table:table-cell>
          <table:table-cell office:value-type="float" office:value="35818" table:style-name="ce6">
            <text:p>35,818</text:p>
          </table:table-cell>
          <table:table-cell table:number-columns-repeated="16381"/>
        </table:table-row>
        <table:table-row table:style-name="ro1">
          <table:table-cell office:value-type="date" office:date-value="2019-06-21T00:00:00" table:style-name="ce10">
            <text:p>21/06/2019</text:p>
          </table:table-cell>
          <table:table-cell office:value-type="float" office:value="94197" table:style-name="ce11">
            <text:p>94197</text:p>
          </table:table-cell>
          <table:table-cell office:value-type="float" office:value="36131" table:style-name="ce6">
            <text:p>36,131</text:p>
          </table:table-cell>
          <table:table-cell table:number-columns-repeated="16381"/>
        </table:table-row>
        <table:table-row table:style-name="ro1">
          <table:table-cell office:value-type="date" office:date-value="2019-06-22T00:00:00" table:style-name="ce10">
            <text:p>22/06/2019</text:p>
          </table:table-cell>
          <table:table-cell office:value-type="float" office:value="85442" table:style-name="ce11">
            <text:p>85442</text:p>
          </table:table-cell>
          <table:table-cell office:value-type="float" office:value="31789" table:style-name="ce6">
            <text:p>31,789</text:p>
          </table:table-cell>
          <table:table-cell table:number-columns-repeated="16381"/>
        </table:table-row>
        <table:table-row table:style-name="ro1">
          <table:table-cell office:value-type="date" office:date-value="2019-06-23T00:00:00" table:style-name="ce10">
            <text:p>23/06/2019</text:p>
          </table:table-cell>
          <table:table-cell office:value-type="float" office:value="88570" table:style-name="ce11">
            <text:p>88570</text:p>
          </table:table-cell>
          <table:table-cell office:value-type="float" office:value="34080" table:style-name="ce6">
            <text:p>34,080</text:p>
          </table:table-cell>
          <table:table-cell table:number-columns-repeated="16381"/>
        </table:table-row>
        <table:table-row table:style-name="ro1">
          <table:table-cell office:value-type="date" office:date-value="2019-06-24T00:00:00" table:style-name="ce10">
            <text:p>24/06/2019</text:p>
          </table:table-cell>
          <table:table-cell office:value-type="float" office:value="91008" table:style-name="ce11">
            <text:p>91008</text:p>
          </table:table-cell>
          <table:table-cell office:value-type="float" office:value="35817" table:style-name="ce6">
            <text:p>35,817</text:p>
          </table:table-cell>
          <table:table-cell table:number-columns-repeated="16381"/>
        </table:table-row>
        <table:table-row table:style-name="ro1">
          <table:table-cell office:value-type="date" office:date-value="2019-06-25T00:00:00" table:style-name="ce10">
            <text:p>25/06/2019</text:p>
          </table:table-cell>
          <table:table-cell office:value-type="float" office:value="93214" table:style-name="ce11">
            <text:p>93214</text:p>
          </table:table-cell>
          <table:table-cell office:value-type="float" office:value="35273" table:style-name="ce6">
            <text:p>35,273</text:p>
          </table:table-cell>
          <table:table-cell table:number-columns-repeated="16381"/>
        </table:table-row>
        <table:table-row table:style-name="ro1">
          <table:table-cell office:value-type="date" office:date-value="2019-06-26T00:00:00" table:style-name="ce10">
            <text:p>26/06/2019</text:p>
          </table:table-cell>
          <table:table-cell office:value-type="float" office:value="84240" table:style-name="ce11">
            <text:p>84240</text:p>
          </table:table-cell>
          <table:table-cell office:value-type="float" office:value="35780" table:style-name="ce6">
            <text:p>35,780</text:p>
          </table:table-cell>
          <table:table-cell table:number-columns-repeated="16381"/>
        </table:table-row>
        <table:table-row table:style-name="ro1">
          <table:table-cell office:value-type="date" office:date-value="2019-06-27T00:00:00" table:style-name="ce10">
            <text:p>27/06/2019</text:p>
          </table:table-cell>
          <table:table-cell office:value-type="float" office:value="102990" table:style-name="ce11">
            <text:p>102990</text:p>
          </table:table-cell>
          <table:table-cell office:value-type="float" office:value="36827" table:style-name="ce6">
            <text:p>36,827</text:p>
          </table:table-cell>
          <table:table-cell table:number-columns-repeated="16381"/>
        </table:table-row>
        <table:table-row table:style-name="ro1">
          <table:table-cell office:value-type="date" office:date-value="2019-06-28T00:00:00" table:style-name="ce10">
            <text:p>28/06/2019</text:p>
          </table:table-cell>
          <table:table-cell office:value-type="float" office:value="97201" table:style-name="ce11">
            <text:p>97201</text:p>
          </table:table-cell>
          <table:table-cell office:value-type="float" office:value="37230" table:style-name="ce6">
            <text:p>37,230</text:p>
          </table:table-cell>
          <table:table-cell table:number-columns-repeated="16381"/>
        </table:table-row>
        <table:table-row table:style-name="ro1">
          <table:table-cell office:value-type="date" office:date-value="2019-06-29T00:00:00" table:style-name="ce10">
            <text:p>29/06/2019</text:p>
          </table:table-cell>
          <table:table-cell office:value-type="float" office:value="88239" table:style-name="ce11">
            <text:p>88239</text:p>
          </table:table-cell>
          <table:table-cell office:value-type="float" office:value="32679" table:style-name="ce6">
            <text:p>32,679</text:p>
          </table:table-cell>
          <table:table-cell table:number-columns-repeated="16381"/>
        </table:table-row>
        <table:table-row table:style-name="ro1">
          <table:table-cell office:value-type="date" office:date-value="2019-06-30T00:00:00" table:style-name="ce10">
            <text:p>30/06/2019</text:p>
          </table:table-cell>
          <table:table-cell office:value-type="float" office:value="87530" table:style-name="ce11">
            <text:p>87530</text:p>
          </table:table-cell>
          <table:table-cell office:value-type="float" office:value="34534" table:style-name="ce6">
            <text:p>34,534</text:p>
          </table:table-cell>
          <table:table-cell table:number-columns-repeated="16381"/>
        </table:table-row>
        <table:table-row table:style-name="ro1">
          <table:table-cell office:value-type="date" office:date-value="2019-07-01T00:00:00" table:style-name="ce10">
            <text:p>01/07/2019</text:p>
          </table:table-cell>
          <table:table-cell office:value-type="float" office:value="90860" table:style-name="ce11">
            <text:p>90860</text:p>
          </table:table-cell>
          <table:table-cell office:value-type="float" office:value="36129" table:style-name="ce6">
            <text:p>36,129</text:p>
          </table:table-cell>
          <table:table-cell table:number-columns-repeated="16381"/>
        </table:table-row>
        <table:table-row table:style-name="ro1">
          <table:table-cell office:value-type="date" office:date-value="2019-07-02T00:00:00" table:style-name="ce10">
            <text:p>02/07/2019</text:p>
          </table:table-cell>
          <table:table-cell office:value-type="float" office:value="91580" table:style-name="ce11">
            <text:p>91580</text:p>
          </table:table-cell>
          <table:table-cell office:value-type="float" office:value="35474" table:style-name="ce6">
            <text:p>35,474</text:p>
          </table:table-cell>
          <table:table-cell table:number-columns-repeated="16381"/>
        </table:table-row>
        <table:table-row table:style-name="ro1">
          <table:table-cell office:value-type="date" office:date-value="2019-07-03T00:00:00" table:style-name="ce10">
            <text:p>03/07/2019</text:p>
          </table:table-cell>
          <table:table-cell office:value-type="float" office:value="92941" table:style-name="ce11">
            <text:p>92941</text:p>
          </table:table-cell>
          <table:table-cell office:value-type="float" office:value="35970" table:style-name="ce6">
            <text:p>35,970</text:p>
          </table:table-cell>
          <table:table-cell table:number-columns-repeated="16381"/>
        </table:table-row>
        <table:table-row table:style-name="ro1">
          <table:table-cell office:value-type="date" office:date-value="2019-07-04T00:00:00" table:style-name="ce10">
            <text:p>04/07/2019</text:p>
          </table:table-cell>
          <table:table-cell office:value-type="float" office:value="84377" table:style-name="ce11">
            <text:p>84377</text:p>
          </table:table-cell>
          <table:table-cell office:value-type="float" office:value="36823" table:style-name="ce6">
            <text:p>36,823</text:p>
          </table:table-cell>
          <table:table-cell table:number-columns-repeated="16381"/>
        </table:table-row>
        <table:table-row table:style-name="ro1">
          <table:table-cell office:value-type="date" office:date-value="2019-07-05T00:00:00" table:style-name="ce10">
            <text:p>05/07/2019</text:p>
          </table:table-cell>
          <table:table-cell office:value-type="float" office:value="84837" table:style-name="ce11">
            <text:p>84837</text:p>
          </table:table-cell>
          <table:table-cell office:value-type="float" office:value="37080" table:style-name="ce6">
            <text:p>37,080</text:p>
          </table:table-cell>
          <table:table-cell table:number-columns-repeated="16381"/>
        </table:table-row>
        <table:table-row table:style-name="ro1">
          <table:table-cell office:value-type="date" office:date-value="2019-07-06T00:00:00" table:style-name="ce10">
            <text:p>06/07/2019</text:p>
          </table:table-cell>
          <table:table-cell office:value-type="float" office:value="83281" table:style-name="ce11">
            <text:p>83281</text:p>
          </table:table-cell>
          <table:table-cell office:value-type="float" office:value="32618" table:style-name="ce6">
            <text:p>32,618</text:p>
          </table:table-cell>
          <table:table-cell table:number-columns-repeated="16381"/>
        </table:table-row>
        <table:table-row table:style-name="ro1">
          <table:table-cell office:value-type="date" office:date-value="2019-07-07T00:00:00" table:style-name="ce10">
            <text:p>07/07/2019</text:p>
          </table:table-cell>
          <table:table-cell office:value-type="float" office:value="90648" table:style-name="ce11">
            <text:p>90648</text:p>
          </table:table-cell>
          <table:table-cell office:value-type="float" office:value="34109" table:style-name="ce6">
            <text:p>34,109</text:p>
          </table:table-cell>
          <table:table-cell table:number-columns-repeated="16381"/>
        </table:table-row>
        <table:table-row table:style-name="ro1">
          <table:table-cell office:value-type="date" office:date-value="2019-07-08T00:00:00" table:style-name="ce10">
            <text:p>08/07/2019</text:p>
          </table:table-cell>
          <table:table-cell office:value-type="float" office:value="92962" table:style-name="ce11">
            <text:p>92962</text:p>
          </table:table-cell>
          <table:table-cell office:value-type="float" office:value="36010" table:style-name="ce6">
            <text:p>36,010</text:p>
          </table:table-cell>
          <table:table-cell table:number-columns-repeated="16381"/>
        </table:table-row>
        <table:table-row table:style-name="ro1">
          <table:table-cell office:value-type="date" office:date-value="2019-07-09T00:00:00" table:style-name="ce10">
            <text:p>09/07/2019</text:p>
          </table:table-cell>
          <table:table-cell office:value-type="float" office:value="95978" table:style-name="ce11">
            <text:p>95978</text:p>
          </table:table-cell>
          <table:table-cell office:value-type="float" office:value="35366" table:style-name="ce6">
            <text:p>35,366</text:p>
          </table:table-cell>
          <table:table-cell table:number-columns-repeated="16381"/>
        </table:table-row>
        <table:table-row table:style-name="ro1">
          <table:table-cell office:value-type="date" office:date-value="2019-07-10T00:00:00" table:style-name="ce10">
            <text:p>10/07/2019</text:p>
          </table:table-cell>
          <table:table-cell office:value-type="float" office:value="95597" table:style-name="ce11">
            <text:p>95597</text:p>
          </table:table-cell>
          <table:table-cell office:value-type="float" office:value="35813" table:style-name="ce6">
            <text:p>35,813</text:p>
          </table:table-cell>
          <table:table-cell table:number-columns-repeated="16381"/>
        </table:table-row>
        <table:table-row table:style-name="ro1">
          <table:table-cell office:value-type="date" office:date-value="2019-07-11T00:00:00" table:style-name="ce10">
            <text:p>11/07/2019</text:p>
          </table:table-cell>
          <table:table-cell office:value-type="float" office:value="94277" table:style-name="ce11">
            <text:p>94277</text:p>
          </table:table-cell>
          <table:table-cell office:value-type="float" office:value="36656" table:style-name="ce6">
            <text:p>36,656</text:p>
          </table:table-cell>
          <table:table-cell table:number-columns-repeated="16381"/>
        </table:table-row>
        <table:table-row table:style-name="ro1">
          <table:table-cell office:value-type="date" office:date-value="2019-07-12T00:00:00" table:style-name="ce10">
            <text:p>12/07/2019</text:p>
          </table:table-cell>
          <table:table-cell office:value-type="float" office:value="97237" table:style-name="ce11">
            <text:p>97237</text:p>
          </table:table-cell>
          <table:table-cell office:value-type="float" office:value="36624" table:style-name="ce6">
            <text:p>36,624</text:p>
          </table:table-cell>
          <table:table-cell table:number-columns-repeated="16381"/>
        </table:table-row>
        <table:table-row table:style-name="ro1">
          <table:table-cell office:value-type="date" office:date-value="2019-07-13T00:00:00" table:style-name="ce10">
            <text:p>13/07/2019</text:p>
          </table:table-cell>
          <table:table-cell office:value-type="float" office:value="90421" table:style-name="ce11">
            <text:p>90421</text:p>
          </table:table-cell>
          <table:table-cell office:value-type="float" office:value="32827" table:style-name="ce6">
            <text:p>32,827</text:p>
          </table:table-cell>
          <table:table-cell table:number-columns-repeated="16381"/>
        </table:table-row>
        <table:table-row table:style-name="ro1">
          <table:table-cell office:value-type="date" office:date-value="2019-07-14T00:00:00" table:style-name="ce10">
            <text:p>14/07/2019</text:p>
          </table:table-cell>
          <table:table-cell office:value-type="float" office:value="91846" table:style-name="ce11">
            <text:p>91846</text:p>
          </table:table-cell>
          <table:table-cell office:value-type="float" office:value="34272" table:style-name="ce6">
            <text:p>34,272</text:p>
          </table:table-cell>
          <table:table-cell table:number-columns-repeated="16381"/>
        </table:table-row>
        <table:table-row table:style-name="ro1">
          <table:table-cell office:value-type="date" office:date-value="2019-07-15T00:00:00" table:style-name="ce10">
            <text:p>15/07/2019</text:p>
          </table:table-cell>
          <table:table-cell office:value-type="float" office:value="94651" table:style-name="ce11">
            <text:p>94651</text:p>
          </table:table-cell>
          <table:table-cell office:value-type="float" office:value="36127" table:style-name="ce6">
            <text:p>36,127</text:p>
          </table:table-cell>
          <table:table-cell table:number-columns-repeated="16381"/>
        </table:table-row>
        <table:table-row table:style-name="ro1">
          <table:table-cell office:value-type="date" office:date-value="2019-07-16T00:00:00" table:style-name="ce10">
            <text:p>16/07/2019</text:p>
          </table:table-cell>
          <table:table-cell office:value-type="float" office:value="96195" table:style-name="ce11">
            <text:p>96195</text:p>
          </table:table-cell>
          <table:table-cell office:value-type="float" office:value="35333" table:style-name="ce6">
            <text:p>35,333</text:p>
          </table:table-cell>
          <table:table-cell table:number-columns-repeated="16381"/>
        </table:table-row>
        <table:table-row table:style-name="ro1">
          <table:table-cell office:value-type="date" office:date-value="2019-07-17T00:00:00" table:style-name="ce10">
            <text:p>17/07/2019</text:p>
          </table:table-cell>
          <table:table-cell office:value-type="float" office:value="92845" table:style-name="ce11">
            <text:p>92845</text:p>
          </table:table-cell>
          <table:table-cell office:value-type="float" office:value="35618" table:style-name="ce6">
            <text:p>35,618</text:p>
          </table:table-cell>
          <table:table-cell table:number-columns-repeated="16381"/>
        </table:table-row>
        <table:table-row table:style-name="ro1">
          <table:table-cell office:value-type="date" office:date-value="2019-07-18T00:00:00" table:style-name="ce10">
            <text:p>18/07/2019</text:p>
          </table:table-cell>
          <table:table-cell office:value-type="float" office:value="97199" table:style-name="ce11">
            <text:p>97199</text:p>
          </table:table-cell>
          <table:table-cell office:value-type="float" office:value="36406" table:style-name="ce6">
            <text:p>36,406</text:p>
          </table:table-cell>
          <table:table-cell table:number-columns-repeated="16381"/>
        </table:table-row>
        <table:table-row table:style-name="ro1">
          <table:table-cell office:value-type="date" office:date-value="2019-07-19T00:00:00" table:style-name="ce10">
            <text:p>19/07/2019</text:p>
          </table:table-cell>
          <table:table-cell office:value-type="float" office:value="99662" table:style-name="ce11">
            <text:p>99662</text:p>
          </table:table-cell>
          <table:table-cell office:value-type="float" office:value="36789" table:style-name="ce6">
            <text:p>36,789</text:p>
          </table:table-cell>
          <table:table-cell table:number-columns-repeated="16381"/>
        </table:table-row>
        <table:table-row table:style-name="ro1">
          <table:table-cell office:value-type="date" office:date-value="2019-07-20T00:00:00" table:style-name="ce10">
            <text:p>20/07/2019</text:p>
          </table:table-cell>
          <table:table-cell office:value-type="float" office:value="90720" table:style-name="ce11">
            <text:p>90720</text:p>
          </table:table-cell>
          <table:table-cell office:value-type="float" office:value="32894" table:style-name="ce6">
            <text:p>32,894</text:p>
          </table:table-cell>
          <table:table-cell table:number-columns-repeated="16381"/>
        </table:table-row>
        <table:table-row table:style-name="ro1">
          <table:table-cell office:value-type="date" office:date-value="2019-07-21T00:00:00" table:style-name="ce10">
            <text:p>21/07/2019</text:p>
          </table:table-cell>
          <table:table-cell office:value-type="float" office:value="92331" table:style-name="ce11">
            <text:p>92331</text:p>
          </table:table-cell>
          <table:table-cell office:value-type="float" office:value="34044" table:style-name="ce6">
            <text:p>34,044</text:p>
          </table:table-cell>
          <table:table-cell table:number-columns-repeated="16381"/>
        </table:table-row>
        <table:table-row table:style-name="ro1">
          <table:table-cell office:value-type="date" office:date-value="2019-07-22T00:00:00" table:style-name="ce10">
            <text:p>22/07/2019</text:p>
          </table:table-cell>
          <table:table-cell office:value-type="float" office:value="93688" table:style-name="ce11">
            <text:p>93688</text:p>
          </table:table-cell>
          <table:table-cell office:value-type="float" office:value="35706" table:style-name="ce6">
            <text:p>35,706</text:p>
          </table:table-cell>
          <table:table-cell table:number-columns-repeated="16381"/>
        </table:table-row>
        <table:table-row table:style-name="ro1">
          <table:table-cell office:value-type="date" office:date-value="2019-07-23T00:00:00" table:style-name="ce10">
            <text:p>23/07/2019</text:p>
          </table:table-cell>
          <table:table-cell office:value-type="float" office:value="95401" table:style-name="ce11">
            <text:p>95401</text:p>
          </table:table-cell>
          <table:table-cell office:value-type="float" office:value="35190" table:style-name="ce6">
            <text:p>35,190</text:p>
          </table:table-cell>
          <table:table-cell table:number-columns-repeated="16381"/>
        </table:table-row>
        <table:table-row table:style-name="ro1">
          <table:table-cell office:value-type="date" office:date-value="2019-07-24T00:00:00" table:style-name="ce10">
            <text:p>24/07/2019</text:p>
          </table:table-cell>
          <table:table-cell office:value-type="float" office:value="99395" table:style-name="ce11">
            <text:p>99395</text:p>
          </table:table-cell>
          <table:table-cell office:value-type="float" office:value="35207" table:style-name="ce6">
            <text:p>35,207</text:p>
          </table:table-cell>
          <table:table-cell table:number-columns-repeated="16381"/>
        </table:table-row>
        <table:table-row table:style-name="ro1">
          <table:table-cell office:value-type="date" office:date-value="2019-07-25T00:00:00" table:style-name="ce10">
            <text:p>25/07/2019</text:p>
          </table:table-cell>
          <table:table-cell office:value-type="float" office:value="101350" table:style-name="ce11">
            <text:p>101350</text:p>
          </table:table-cell>
          <table:table-cell office:value-type="float" office:value="35767" table:style-name="ce6">
            <text:p>35,767</text:p>
          </table:table-cell>
          <table:table-cell table:number-columns-repeated="16381"/>
        </table:table-row>
        <table:table-row table:style-name="ro1">
          <table:table-cell office:value-type="date" office:date-value="2019-07-26T00:00:00" table:style-name="ce10">
            <text:p>26/07/2019</text:p>
          </table:table-cell>
          <table:table-cell office:value-type="float" office:value="100132" table:style-name="ce11">
            <text:p>100132</text:p>
          </table:table-cell>
          <table:table-cell office:value-type="float" office:value="36242" table:style-name="ce6">
            <text:p>36,242</text:p>
          </table:table-cell>
          <table:table-cell table:number-columns-repeated="16381"/>
        </table:table-row>
        <table:table-row table:style-name="ro1">
          <table:table-cell office:value-type="date" office:date-value="2019-07-27T00:00:00" table:style-name="ce10">
            <text:p>27/07/2019</text:p>
          </table:table-cell>
          <table:table-cell office:value-type="float" office:value="90643" table:style-name="ce11">
            <text:p>90643</text:p>
          </table:table-cell>
          <table:table-cell office:value-type="float" office:value="32524" table:style-name="ce6">
            <text:p>32,524</text:p>
          </table:table-cell>
          <table:table-cell table:number-columns-repeated="16381"/>
        </table:table-row>
        <table:table-row table:style-name="ro1">
          <table:table-cell office:value-type="date" office:date-value="2019-07-28T00:00:00" table:style-name="ce10">
            <text:p>28/07/2019</text:p>
          </table:table-cell>
          <table:table-cell office:value-type="float" office:value="92522" table:style-name="ce11">
            <text:p>92522</text:p>
          </table:table-cell>
          <table:table-cell office:value-type="float" office:value="34060" table:style-name="ce6">
            <text:p>34,060</text:p>
          </table:table-cell>
          <table:table-cell table:number-columns-repeated="16381"/>
        </table:table-row>
        <table:table-row table:style-name="ro1">
          <table:table-cell office:value-type="date" office:date-value="2019-07-29T00:00:00" table:style-name="ce10">
            <text:p>29/07/2019</text:p>
          </table:table-cell>
          <table:table-cell office:value-type="float" office:value="93763" table:style-name="ce11">
            <text:p>93763</text:p>
          </table:table-cell>
          <table:table-cell office:value-type="float" office:value="35722" table:style-name="ce6">
            <text:p>35,722</text:p>
          </table:table-cell>
          <table:table-cell table:number-columns-repeated="16381"/>
        </table:table-row>
        <table:table-row table:style-name="ro1">
          <table:table-cell office:value-type="date" office:date-value="2019-07-30T00:00:00" table:style-name="ce10">
            <text:p>30/07/2019</text:p>
          </table:table-cell>
          <table:table-cell office:value-type="float" office:value="95175" table:style-name="ce11">
            <text:p>95175</text:p>
          </table:table-cell>
          <table:table-cell office:value-type="float" office:value="34831" table:style-name="ce6">
            <text:p>34,831</text:p>
          </table:table-cell>
          <table:table-cell table:number-columns-repeated="16381"/>
        </table:table-row>
        <table:table-row table:style-name="ro1">
          <table:table-cell office:value-type="date" office:date-value="2019-07-31T00:00:00" table:style-name="ce10">
            <text:p>31/07/2019</text:p>
          </table:table-cell>
          <table:table-cell office:value-type="float" office:value="96004" table:style-name="ce11">
            <text:p>96004</text:p>
          </table:table-cell>
          <table:table-cell office:value-type="float" office:value="35501" table:style-name="ce6">
            <text:p>35,501</text:p>
          </table:table-cell>
          <table:table-cell table:number-columns-repeated="16381"/>
        </table:table-row>
        <table:table-row table:style-name="ro1">
          <table:table-cell office:value-type="date" office:date-value="2019-08-01T00:00:00" table:style-name="ce10">
            <text:p>01/08/2019</text:p>
          </table:table-cell>
          <table:table-cell office:value-type="float" office:value="98602" table:style-name="ce11">
            <text:p>98602</text:p>
          </table:table-cell>
          <table:table-cell office:value-type="float" office:value="35858" table:style-name="ce6">
            <text:p>35,858</text:p>
          </table:table-cell>
          <table:table-cell table:number-columns-repeated="16381"/>
        </table:table-row>
        <table:table-row table:style-name="ro1">
          <table:table-cell office:value-type="date" office:date-value="2019-08-02T00:00:00" table:style-name="ce10">
            <text:p>02/08/2019</text:p>
          </table:table-cell>
          <table:table-cell office:value-type="float" office:value="98984" table:style-name="ce11">
            <text:p>98984</text:p>
          </table:table-cell>
          <table:table-cell office:value-type="float" office:value="36002" table:style-name="ce6">
            <text:p>36,002</text:p>
          </table:table-cell>
          <table:table-cell table:number-columns-repeated="16381"/>
        </table:table-row>
        <table:table-row table:style-name="ro1">
          <table:table-cell office:value-type="date" office:date-value="2019-08-03T00:00:00" table:style-name="ce10">
            <text:p>03/08/2019</text:p>
          </table:table-cell>
          <table:table-cell office:value-type="float" office:value="85979" table:style-name="ce11">
            <text:p>85979</text:p>
          </table:table-cell>
          <table:table-cell office:value-type="float" office:value="32828" table:style-name="ce6">
            <text:p>32,828</text:p>
          </table:table-cell>
          <table:table-cell table:number-columns-repeated="16381"/>
        </table:table-row>
        <table:table-row table:style-name="ro1">
          <table:table-cell office:value-type="date" office:date-value="2019-08-04T00:00:00" table:style-name="ce10">
            <text:p>04/08/2019</text:p>
          </table:table-cell>
          <table:table-cell office:value-type="float" office:value="93600" table:style-name="ce11">
            <text:p>93600</text:p>
          </table:table-cell>
          <table:table-cell office:value-type="float" office:value="34024" table:style-name="ce6">
            <text:p>34,024</text:p>
          </table:table-cell>
          <table:table-cell table:number-columns-repeated="16381"/>
        </table:table-row>
        <table:table-row table:style-name="ro1">
          <table:table-cell office:value-type="date" office:date-value="2019-08-05T00:00:00" table:style-name="ce10">
            <text:p>05/08/2019</text:p>
          </table:table-cell>
          <table:table-cell office:value-type="float" office:value="95447" table:style-name="ce11">
            <text:p>95447</text:p>
          </table:table-cell>
          <table:table-cell office:value-type="float" office:value="34894" table:style-name="ce6">
            <text:p>34,894</text:p>
          </table:table-cell>
          <table:table-cell table:number-columns-repeated="16381"/>
        </table:table-row>
        <table:table-row table:style-name="ro1">
          <table:table-cell office:value-type="date" office:date-value="2019-08-06T00:00:00" table:style-name="ce10">
            <text:p>06/08/2019</text:p>
          </table:table-cell>
          <table:table-cell office:value-type="float" office:value="95102" table:style-name="ce11">
            <text:p>95102</text:p>
          </table:table-cell>
          <table:table-cell office:value-type="float" office:value="34241" table:style-name="ce6">
            <text:p>34,241</text:p>
          </table:table-cell>
          <table:table-cell table:number-columns-repeated="16381"/>
        </table:table-row>
        <table:table-row table:style-name="ro1">
          <table:table-cell office:value-type="date" office:date-value="2019-08-07T00:00:00" table:style-name="ce10">
            <text:p>07/08/2019</text:p>
          </table:table-cell>
          <table:table-cell office:value-type="float" office:value="94965" table:style-name="ce11">
            <text:p>94965</text:p>
          </table:table-cell>
          <table:table-cell office:value-type="float" office:value="34239" table:style-name="ce6">
            <text:p>34,239</text:p>
          </table:table-cell>
          <table:table-cell table:number-columns-repeated="16381"/>
        </table:table-row>
        <table:table-row table:style-name="ro1">
          <table:table-cell office:value-type="date" office:date-value="2019-08-08T00:00:00" table:style-name="ce10">
            <text:p>08/08/2019</text:p>
          </table:table-cell>
          <table:table-cell office:value-type="float" office:value="98816" table:style-name="ce11">
            <text:p>98816</text:p>
          </table:table-cell>
          <table:table-cell office:value-type="float" office:value="35345" table:style-name="ce6">
            <text:p>35,345</text:p>
          </table:table-cell>
          <table:table-cell table:number-columns-repeated="16381"/>
        </table:table-row>
        <table:table-row table:style-name="ro1">
          <table:table-cell office:value-type="date" office:date-value="2019-08-09T00:00:00" table:style-name="ce10">
            <text:p>09/08/2019</text:p>
          </table:table-cell>
          <table:table-cell office:value-type="float" office:value="99021" table:style-name="ce11">
            <text:p>99021</text:p>
          </table:table-cell>
          <table:table-cell office:value-type="float" office:value="35877" table:style-name="ce6">
            <text:p>35,877</text:p>
          </table:table-cell>
          <table:table-cell table:number-columns-repeated="16381"/>
        </table:table-row>
        <table:table-row table:style-name="ro1">
          <table:table-cell office:value-type="date" office:date-value="2019-08-10T00:00:00" table:style-name="ce10">
            <text:p>10/08/2019</text:p>
          </table:table-cell>
          <table:table-cell office:value-type="float" office:value="90466" table:style-name="ce11">
            <text:p>90466</text:p>
          </table:table-cell>
          <table:table-cell office:value-type="float" office:value="32754" table:style-name="ce6">
            <text:p>32,754</text:p>
          </table:table-cell>
          <table:table-cell table:number-columns-repeated="16381"/>
        </table:table-row>
        <table:table-row table:style-name="ro1">
          <table:table-cell office:value-type="date" office:date-value="2019-08-11T00:00:00" table:style-name="ce10">
            <text:p>11/08/2019</text:p>
          </table:table-cell>
          <table:table-cell office:value-type="float" office:value="93197" table:style-name="ce11">
            <text:p>93197</text:p>
          </table:table-cell>
          <table:table-cell office:value-type="float" office:value="33889" table:style-name="ce6">
            <text:p>33,889</text:p>
          </table:table-cell>
          <table:table-cell table:number-columns-repeated="16381"/>
        </table:table-row>
        <table:table-row table:style-name="ro1">
          <table:table-cell office:value-type="date" office:date-value="2019-08-12T00:00:00" table:style-name="ce10">
            <text:p>12/08/2019</text:p>
          </table:table-cell>
          <table:table-cell office:value-type="float" office:value="95895" table:style-name="ce11">
            <text:p>95895</text:p>
          </table:table-cell>
          <table:table-cell office:value-type="float" office:value="34899" table:style-name="ce6">
            <text:p>34,899</text:p>
          </table:table-cell>
          <table:table-cell table:number-columns-repeated="16381"/>
        </table:table-row>
        <table:table-row table:style-name="ro1">
          <table:table-cell office:value-type="date" office:date-value="2019-08-13T00:00:00" table:style-name="ce10">
            <text:p>13/08/2019</text:p>
          </table:table-cell>
          <table:table-cell office:value-type="float" office:value="95337" table:style-name="ce11">
            <text:p>95337</text:p>
          </table:table-cell>
          <table:table-cell office:value-type="float" office:value="34421" table:style-name="ce6">
            <text:p>34,421</text:p>
          </table:table-cell>
          <table:table-cell table:number-columns-repeated="16381"/>
        </table:table-row>
        <table:table-row table:style-name="ro1">
          <table:table-cell office:value-type="date" office:date-value="2019-08-14T00:00:00" table:style-name="ce10">
            <text:p>14/08/2019</text:p>
          </table:table-cell>
          <table:table-cell office:value-type="float" office:value="98382" table:style-name="ce11">
            <text:p>98382</text:p>
          </table:table-cell>
          <table:table-cell office:value-type="float" office:value="35012" table:style-name="ce6">
            <text:p>35,012</text:p>
          </table:table-cell>
          <table:table-cell table:number-columns-repeated="16381"/>
        </table:table-row>
        <table:table-row table:style-name="ro1">
          <table:table-cell office:value-type="date" office:date-value="2019-08-15T00:00:00" table:style-name="ce10">
            <text:p>15/08/2019</text:p>
          </table:table-cell>
          <table:table-cell office:value-type="float" office:value="100273" table:style-name="ce11">
            <text:p>100273</text:p>
          </table:table-cell>
          <table:table-cell office:value-type="float" office:value="34858" table:style-name="ce6">
            <text:p>34,858</text:p>
          </table:table-cell>
          <table:table-cell table:number-columns-repeated="16381"/>
        </table:table-row>
        <table:table-row table:style-name="ro1">
          <table:table-cell office:value-type="date" office:date-value="2019-08-16T00:00:00" table:style-name="ce10">
            <text:p>16/08/2019</text:p>
          </table:table-cell>
          <table:table-cell office:value-type="float" office:value="101049" table:style-name="ce11">
            <text:p>101049</text:p>
          </table:table-cell>
          <table:table-cell office:value-type="float" office:value="35741" table:style-name="ce6">
            <text:p>35,741</text:p>
          </table:table-cell>
          <table:table-cell table:number-columns-repeated="16381"/>
        </table:table-row>
        <table:table-row table:style-name="ro1">
          <table:table-cell office:value-type="date" office:date-value="2019-08-17T00:00:00" table:style-name="ce10">
            <text:p>17/08/2019</text:p>
          </table:table-cell>
          <table:table-cell office:value-type="float" office:value="90531" table:style-name="ce11">
            <text:p>90531</text:p>
          </table:table-cell>
          <table:table-cell office:value-type="float" office:value="32707" table:style-name="ce6">
            <text:p>32,707</text:p>
          </table:table-cell>
          <table:table-cell table:number-columns-repeated="16381"/>
        </table:table-row>
        <table:table-row table:style-name="ro1">
          <table:table-cell office:value-type="date" office:date-value="2019-08-18T00:00:00" table:style-name="ce10">
            <text:p>18/08/2019</text:p>
          </table:table-cell>
          <table:table-cell office:value-type="float" office:value="90695" table:style-name="ce11">
            <text:p>90695</text:p>
          </table:table-cell>
          <table:table-cell office:value-type="float" office:value="34392" table:style-name="ce6">
            <text:p>34,392</text:p>
          </table:table-cell>
          <table:table-cell table:number-columns-repeated="16381"/>
        </table:table-row>
        <table:table-row table:style-name="ro1">
          <table:table-cell office:value-type="date" office:date-value="2019-08-19T00:00:00" table:style-name="ce10">
            <text:p>19/08/2019</text:p>
          </table:table-cell>
          <table:table-cell office:value-type="float" office:value="96717" table:style-name="ce11">
            <text:p>96717</text:p>
          </table:table-cell>
          <table:table-cell office:value-type="float" office:value="35514" table:style-name="ce6">
            <text:p>35,514</text:p>
          </table:table-cell>
          <table:table-cell table:number-columns-repeated="16381"/>
        </table:table-row>
        <table:table-row table:style-name="ro1">
          <table:table-cell office:value-type="date" office:date-value="2019-08-20T00:00:00" table:style-name="ce10">
            <text:p>20/08/2019</text:p>
          </table:table-cell>
          <table:table-cell office:value-type="float" office:value="96672" table:style-name="ce11">
            <text:p>96672</text:p>
          </table:table-cell>
          <table:table-cell office:value-type="float" office:value="34990" table:style-name="ce6">
            <text:p>34,990</text:p>
          </table:table-cell>
          <table:table-cell table:number-columns-repeated="16381"/>
        </table:table-row>
        <table:table-row table:style-name="ro1">
          <table:table-cell office:value-type="date" office:date-value="2019-08-21T00:00:00" table:style-name="ce10">
            <text:p>21/08/2019</text:p>
          </table:table-cell>
          <table:table-cell office:value-type="float" office:value="98138" table:style-name="ce11">
            <text:p>98138</text:p>
          </table:table-cell>
          <table:table-cell office:value-type="float" office:value="35469" table:style-name="ce6">
            <text:p>35,469</text:p>
          </table:table-cell>
          <table:table-cell table:number-columns-repeated="16381"/>
        </table:table-row>
        <table:table-row table:style-name="ro1">
          <table:table-cell office:value-type="date" office:date-value="2019-08-22T00:00:00" table:style-name="ce10">
            <text:p>22/08/2019</text:p>
          </table:table-cell>
          <table:table-cell office:value-type="float" office:value="101556" table:style-name="ce11">
            <text:p>101556</text:p>
          </table:table-cell>
          <table:table-cell office:value-type="float" office:value="36364" table:style-name="ce6">
            <text:p>36,364</text:p>
          </table:table-cell>
          <table:table-cell table:number-columns-repeated="16381"/>
        </table:table-row>
        <table:table-row table:style-name="ro1">
          <table:table-cell office:value-type="date" office:date-value="2019-08-23T00:00:00" table:style-name="ce10">
            <text:p>23/08/2019</text:p>
          </table:table-cell>
          <table:table-cell office:value-type="float" office:value="101570" table:style-name="ce11">
            <text:p>101570</text:p>
          </table:table-cell>
          <table:table-cell office:value-type="float" office:value="36620" table:style-name="ce6">
            <text:p>36,620</text:p>
          </table:table-cell>
          <table:table-cell table:number-columns-repeated="16381"/>
        </table:table-row>
        <table:table-row table:style-name="ro1">
          <table:table-cell office:value-type="date" office:date-value="2019-08-24T00:00:00" table:style-name="ce10">
            <text:p>24/08/2019</text:p>
          </table:table-cell>
          <table:table-cell office:value-type="float" office:value="93596" table:style-name="ce11">
            <text:p>93596</text:p>
          </table:table-cell>
          <table:table-cell office:value-type="float" office:value="32679" table:style-name="ce6">
            <text:p>32,679</text:p>
          </table:table-cell>
          <table:table-cell table:number-columns-repeated="16381"/>
        </table:table-row>
        <table:table-row table:style-name="ro1">
          <table:table-cell office:value-type="date" office:date-value="2019-08-25T00:00:00" table:style-name="ce10">
            <text:p>25/08/2019</text:p>
          </table:table-cell>
          <table:table-cell office:value-type="float" office:value="94289" table:style-name="ce11">
            <text:p>94289</text:p>
          </table:table-cell>
          <table:table-cell office:value-type="float" office:value="34309" table:style-name="ce6">
            <text:p>34,309</text:p>
          </table:table-cell>
          <table:table-cell table:number-columns-repeated="16381"/>
        </table:table-row>
        <table:table-row table:style-name="ro1">
          <table:table-cell office:value-type="date" office:date-value="2019-08-26T00:00:00" table:style-name="ce10">
            <text:p>26/08/2019</text:p>
          </table:table-cell>
          <table:table-cell office:value-type="float" office:value="95365" table:style-name="ce11">
            <text:p>95365</text:p>
          </table:table-cell>
          <table:table-cell office:value-type="float" office:value="35838" table:style-name="ce6">
            <text:p>35,838</text:p>
          </table:table-cell>
          <table:table-cell table:number-columns-repeated="16381"/>
        </table:table-row>
        <table:table-row table:style-name="ro1">
          <table:table-cell office:value-type="date" office:date-value="2019-08-27T00:00:00" table:style-name="ce10">
            <text:p>27/08/2019</text:p>
          </table:table-cell>
          <table:table-cell office:value-type="float" office:value="97416" table:style-name="ce11">
            <text:p>97416</text:p>
          </table:table-cell>
          <table:table-cell office:value-type="float" office:value="35382" table:style-name="ce6">
            <text:p>35,382</text:p>
          </table:table-cell>
          <table:table-cell table:number-columns-repeated="16381"/>
        </table:table-row>
        <table:table-row table:style-name="ro1">
          <table:table-cell office:value-type="date" office:date-value="2019-08-28T00:00:00" table:style-name="ce10">
            <text:p>28/08/2019</text:p>
          </table:table-cell>
          <table:table-cell office:value-type="float" office:value="99010" table:style-name="ce11">
            <text:p>99010</text:p>
          </table:table-cell>
          <table:table-cell office:value-type="float" office:value="35899" table:style-name="ce6">
            <text:p>35,899</text:p>
          </table:table-cell>
          <table:table-cell table:number-columns-repeated="16381"/>
        </table:table-row>
        <table:table-row table:style-name="ro1">
          <table:table-cell office:value-type="date" office:date-value="2019-08-29T00:00:00" table:style-name="ce10">
            <text:p>29/08/2019</text:p>
          </table:table-cell>
          <table:table-cell office:value-type="float" office:value="103452" table:style-name="ce11">
            <text:p>103452</text:p>
          </table:table-cell>
          <table:table-cell office:value-type="float" office:value="36746" table:style-name="ce6">
            <text:p>36,746</text:p>
          </table:table-cell>
          <table:table-cell table:number-columns-repeated="16381"/>
        </table:table-row>
        <table:table-row table:style-name="ro1">
          <table:table-cell office:value-type="date" office:date-value="2019-08-30T00:00:00" table:style-name="ce10">
            <text:p>30/08/2019</text:p>
          </table:table-cell>
          <table:table-cell office:value-type="float" office:value="103747" table:style-name="ce11">
            <text:p>103747</text:p>
          </table:table-cell>
          <table:table-cell office:value-type="float" office:value="37027" table:style-name="ce6">
            <text:p>37,027</text:p>
          </table:table-cell>
          <table:table-cell table:number-columns-repeated="16381"/>
        </table:table-row>
        <table:table-row table:style-name="ro1">
          <table:table-cell office:value-type="date" office:date-value="2019-08-31T00:00:00" table:style-name="ce10">
            <text:p>31/08/2019</text:p>
          </table:table-cell>
          <table:table-cell office:value-type="float" office:value="91684" table:style-name="ce11">
            <text:p>91684</text:p>
          </table:table-cell>
          <table:table-cell office:value-type="float" office:value="32841" table:style-name="ce6">
            <text:p>32,841</text:p>
          </table:table-cell>
          <table:table-cell table:number-columns-repeated="16381"/>
        </table:table-row>
        <table:table-row table:style-name="ro1">
          <table:table-cell office:value-type="date" office:date-value="2019-09-01T00:00:00" table:style-name="ce10">
            <text:p>01/09/2019</text:p>
          </table:table-cell>
          <table:table-cell office:value-type="float" office:value="84998" table:style-name="ce11">
            <text:p>84998</text:p>
          </table:table-cell>
          <table:table-cell office:value-type="float" office:value="34075" table:style-name="ce6">
            <text:p>34,075</text:p>
          </table:table-cell>
          <table:table-cell table:number-columns-repeated="16381"/>
        </table:table-row>
        <table:table-row table:style-name="ro1">
          <table:table-cell office:value-type="date" office:date-value="2019-09-02T00:00:00" table:style-name="ce10">
            <text:p>02/09/2019</text:p>
          </table:table-cell>
          <table:table-cell office:value-type="float" office:value="91594" table:style-name="ce11">
            <text:p>91594</text:p>
          </table:table-cell>
          <table:table-cell office:value-type="float" office:value="35612" table:style-name="ce6">
            <text:p>35,612</text:p>
          </table:table-cell>
          <table:table-cell table:number-columns-repeated="16381"/>
        </table:table-row>
        <table:table-row table:style-name="ro1">
          <table:table-cell office:value-type="date" office:date-value="2019-09-03T00:00:00" table:style-name="ce10">
            <text:p>03/09/2019</text:p>
          </table:table-cell>
          <table:table-cell office:value-type="float" office:value="93160" table:style-name="ce11">
            <text:p>93160</text:p>
          </table:table-cell>
          <table:table-cell office:value-type="float" office:value="35352" table:style-name="ce6">
            <text:p>35,352</text:p>
          </table:table-cell>
          <table:table-cell table:number-columns-repeated="16381"/>
        </table:table-row>
        <table:table-row table:style-name="ro1">
          <table:table-cell office:value-type="date" office:date-value="2019-09-04T00:00:00" table:style-name="ce10">
            <text:p>04/09/2019</text:p>
          </table:table-cell>
          <table:table-cell office:value-type="float" office:value="94502" table:style-name="ce11">
            <text:p>94502</text:p>
          </table:table-cell>
          <table:table-cell office:value-type="float" office:value="35772" table:style-name="ce6">
            <text:p>35,772</text:p>
          </table:table-cell>
          <table:table-cell table:number-columns-repeated="16381"/>
        </table:table-row>
        <table:table-row table:style-name="ro1">
          <table:table-cell office:value-type="date" office:date-value="2019-09-05T00:00:00" table:style-name="ce10">
            <text:p>05/09/2019</text:p>
          </table:table-cell>
          <table:table-cell office:value-type="float" office:value="98764" table:style-name="ce11">
            <text:p>98764</text:p>
          </table:table-cell>
          <table:table-cell office:value-type="float" office:value="36416" table:style-name="ce6">
            <text:p>36,416</text:p>
          </table:table-cell>
          <table:table-cell table:number-columns-repeated="16381"/>
        </table:table-row>
        <table:table-row table:style-name="ro1">
          <table:table-cell office:value-type="date" office:date-value="2019-09-06T00:00:00" table:style-name="ce10">
            <text:p>06/09/2019</text:p>
          </table:table-cell>
          <table:table-cell office:value-type="float" office:value="97008" table:style-name="ce11">
            <text:p>97008</text:p>
          </table:table-cell>
          <table:table-cell office:value-type="float" office:value="36135" table:style-name="ce6">
            <text:p>36,135</text:p>
          </table:table-cell>
          <table:table-cell table:number-columns-repeated="16381"/>
        </table:table-row>
        <table:table-row table:style-name="ro1">
          <table:table-cell office:value-type="date" office:date-value="2019-09-07T00:00:00" table:style-name="ce10">
            <text:p>07/09/2019</text:p>
          </table:table-cell>
          <table:table-cell office:value-type="float" office:value="88718" table:style-name="ce11">
            <text:p>88718</text:p>
          </table:table-cell>
          <table:table-cell office:value-type="float" office:value="31701" table:style-name="ce6">
            <text:p>31,701</text:p>
          </table:table-cell>
          <table:table-cell table:number-columns-repeated="16381"/>
        </table:table-row>
        <table:table-row table:style-name="ro1">
          <table:table-cell office:value-type="date" office:date-value="2019-09-08T00:00:00" table:style-name="ce10">
            <text:p>08/09/2019</text:p>
          </table:table-cell>
          <table:table-cell office:value-type="float" office:value="90952" table:style-name="ce11">
            <text:p>90952</text:p>
          </table:table-cell>
          <table:table-cell office:value-type="float" office:value="34020" table:style-name="ce6">
            <text:p>34,020</text:p>
          </table:table-cell>
          <table:table-cell table:number-columns-repeated="16381"/>
        </table:table-row>
        <table:table-row table:style-name="ro1">
          <table:table-cell office:value-type="date" office:date-value="2019-09-09T00:00:00" table:style-name="ce10">
            <text:p>09/09/2019</text:p>
          </table:table-cell>
          <table:table-cell office:value-type="float" office:value="93571" table:style-name="ce11">
            <text:p>93571</text:p>
          </table:table-cell>
          <table:table-cell office:value-type="float" office:value="34895" table:style-name="ce6">
            <text:p>34,895</text:p>
          </table:table-cell>
          <table:table-cell table:number-columns-repeated="16381"/>
        </table:table-row>
        <table:table-row table:style-name="ro1">
          <table:table-cell office:value-type="date" office:date-value="2019-09-10T00:00:00" table:style-name="ce10">
            <text:p>10/09/2019</text:p>
          </table:table-cell>
          <table:table-cell office:value-type="float" office:value="95639" table:style-name="ce11">
            <text:p>95639</text:p>
          </table:table-cell>
          <table:table-cell office:value-type="float" office:value="34187" table:style-name="ce6">
            <text:p>34,187</text:p>
          </table:table-cell>
          <table:table-cell table:number-columns-repeated="16381"/>
        </table:table-row>
        <table:table-row table:style-name="ro1">
          <table:table-cell office:value-type="date" office:date-value="2019-09-11T00:00:00" table:style-name="ce10">
            <text:p>11/09/2019</text:p>
          </table:table-cell>
          <table:table-cell office:value-type="float" office:value="98079" table:style-name="ce11">
            <text:p>98079</text:p>
          </table:table-cell>
          <table:table-cell office:value-type="float" office:value="35301" table:style-name="ce6">
            <text:p>35,301</text:p>
          </table:table-cell>
          <table:table-cell table:number-columns-repeated="16381"/>
        </table:table-row>
        <table:table-row table:style-name="ro1">
          <table:table-cell office:value-type="date" office:date-value="2019-09-12T00:00:00" table:style-name="ce10">
            <text:p>12/09/2019</text:p>
          </table:table-cell>
          <table:table-cell office:value-type="float" office:value="100383" table:style-name="ce11">
            <text:p>100383</text:p>
          </table:table-cell>
          <table:table-cell office:value-type="float" office:value="36389" table:style-name="ce6">
            <text:p>36,389</text:p>
          </table:table-cell>
          <table:table-cell table:number-columns-repeated="16381"/>
        </table:table-row>
        <table:table-row table:style-name="ro1">
          <table:table-cell office:value-type="date" office:date-value="2019-09-13T00:00:00" table:style-name="ce10">
            <text:p>13/09/2019</text:p>
          </table:table-cell>
          <table:table-cell office:value-type="float" office:value="100465" table:style-name="ce11">
            <text:p>100465</text:p>
          </table:table-cell>
          <table:table-cell office:value-type="float" office:value="36622" table:style-name="ce6">
            <text:p>36,622</text:p>
          </table:table-cell>
          <table:table-cell table:number-columns-repeated="16381"/>
        </table:table-row>
        <table:table-row table:style-name="ro1">
          <table:table-cell office:value-type="date" office:date-value="2019-09-14T00:00:00" table:style-name="ce10">
            <text:p>14/09/2019</text:p>
          </table:table-cell>
          <table:table-cell office:value-type="float" office:value="91247" table:style-name="ce11">
            <text:p>91247</text:p>
          </table:table-cell>
          <table:table-cell office:value-type="float" office:value="31527" table:style-name="ce6">
            <text:p>31,527</text:p>
          </table:table-cell>
          <table:table-cell table:number-columns-repeated="16381"/>
        </table:table-row>
        <table:table-row table:style-name="ro1">
          <table:table-cell office:value-type="date" office:date-value="2019-09-15T00:00:00" table:style-name="ce10">
            <text:p>15/09/2019</text:p>
          </table:table-cell>
          <table:table-cell office:value-type="float" office:value="92895" table:style-name="ce11">
            <text:p>92895</text:p>
          </table:table-cell>
          <table:table-cell office:value-type="float" office:value="33668" table:style-name="ce6">
            <text:p>33,668</text:p>
          </table:table-cell>
          <table:table-cell table:number-columns-repeated="16381"/>
        </table:table-row>
        <table:table-row table:style-name="ro1">
          <table:table-cell office:value-type="date" office:date-value="2019-09-16T00:00:00" table:style-name="ce10">
            <text:p>16/09/2019</text:p>
          </table:table-cell>
          <table:table-cell office:value-type="float" office:value="96085" table:style-name="ce11">
            <text:p>96085</text:p>
          </table:table-cell>
          <table:table-cell office:value-type="float" office:value="35258" table:style-name="ce6">
            <text:p>35,258</text:p>
          </table:table-cell>
          <table:table-cell table:number-columns-repeated="16381"/>
        </table:table-row>
        <table:table-row table:style-name="ro1">
          <table:table-cell office:value-type="date" office:date-value="2019-09-17T00:00:00" table:style-name="ce10">
            <text:p>17/09/2019</text:p>
          </table:table-cell>
          <table:table-cell office:value-type="float" office:value="97963" table:style-name="ce11">
            <text:p>97963</text:p>
          </table:table-cell>
          <table:table-cell office:value-type="float" office:value="34639" table:style-name="ce6">
            <text:p>34,639</text:p>
          </table:table-cell>
          <table:table-cell table:number-columns-repeated="16381"/>
        </table:table-row>
        <table:table-row table:style-name="ro1">
          <table:table-cell office:value-type="date" office:date-value="2019-09-18T00:00:00" table:style-name="ce10">
            <text:p>18/09/2019</text:p>
          </table:table-cell>
          <table:table-cell office:value-type="float" office:value="99842" table:style-name="ce11">
            <text:p>99842</text:p>
          </table:table-cell>
          <table:table-cell office:value-type="float" office:value="35032" table:style-name="ce6">
            <text:p>35,032</text:p>
          </table:table-cell>
          <table:table-cell table:number-columns-repeated="16381"/>
        </table:table-row>
        <table:table-row table:style-name="ro1">
          <table:table-cell office:value-type="date" office:date-value="2019-09-19T00:00:00" table:style-name="ce10">
            <text:p>19/09/2019</text:p>
          </table:table-cell>
          <table:table-cell office:value-type="float" office:value="102358" table:style-name="ce11">
            <text:p>102358</text:p>
          </table:table-cell>
          <table:table-cell office:value-type="float" office:value="35935" table:style-name="ce6">
            <text:p>35,935</text:p>
          </table:table-cell>
          <table:table-cell table:number-columns-repeated="16381"/>
        </table:table-row>
        <table:table-row table:style-name="ro1">
          <table:table-cell office:value-type="date" office:date-value="2019-09-20T00:00:00" table:style-name="ce10">
            <text:p>20/09/2019</text:p>
          </table:table-cell>
          <table:table-cell office:value-type="float" office:value="101337" table:style-name="ce11">
            <text:p>101337</text:p>
          </table:table-cell>
          <table:table-cell office:value-type="float" office:value="36341" table:style-name="ce6">
            <text:p>36,341</text:p>
          </table:table-cell>
          <table:table-cell table:number-columns-repeated="16381"/>
        </table:table-row>
        <table:table-row table:style-name="ro1">
          <table:table-cell office:value-type="date" office:date-value="2019-09-23T00:00:00" table:style-name="ce10">
            <text:p>23/09/2019</text:p>
          </table:table-cell>
          <table:table-cell office:value-type="float" office:value="97230" table:style-name="ce11">
            <text:p>97230</text:p>
          </table:table-cell>
          <table:table-cell office:value-type="float" office:value="34914" table:style-name="ce6">
            <text:p>34,914</text:p>
          </table:table-cell>
          <table:table-cell table:number-columns-repeated="16381"/>
        </table:table-row>
        <table:table-row table:style-name="ro1">
          <table:table-cell office:value-type="date" office:date-value="2019-09-24T00:00:00" table:style-name="ce10">
            <text:p>24/09/2019</text:p>
          </table:table-cell>
          <table:table-cell office:value-type="float" office:value="97255" table:style-name="ce11">
            <text:p>97255</text:p>
          </table:table-cell>
          <table:table-cell office:value-type="float" office:value="34060" table:style-name="ce6">
            <text:p>34,060</text:p>
          </table:table-cell>
          <table:table-cell table:number-columns-repeated="16381"/>
        </table:table-row>
        <table:table-row table:style-name="ro1">
          <table:table-cell office:value-type="date" office:date-value="2019-09-25T00:00:00" table:style-name="ce10">
            <text:p>25/09/2019</text:p>
          </table:table-cell>
          <table:table-cell office:value-type="float" office:value="100664" table:style-name="ce11">
            <text:p>100664</text:p>
          </table:table-cell>
          <table:table-cell office:value-type="float" office:value="35024" table:style-name="ce6">
            <text:p>35,024</text:p>
          </table:table-cell>
          <table:table-cell table:number-columns-repeated="16381"/>
        </table:table-row>
        <table:table-row table:style-name="ro1">
          <table:table-cell office:value-type="date" office:date-value="2019-09-26T00:00:00" table:style-name="ce10">
            <text:p>26/09/2019</text:p>
          </table:table-cell>
          <table:table-cell office:value-type="float" office:value="101714" table:style-name="ce11">
            <text:p>101714</text:p>
          </table:table-cell>
          <table:table-cell office:value-type="float" office:value="35552" table:style-name="ce6">
            <text:p>35,552</text:p>
          </table:table-cell>
          <table:table-cell table:number-columns-repeated="16381"/>
        </table:table-row>
        <table:table-row table:style-name="ro1">
          <table:table-cell office:value-type="date" office:date-value="2019-09-27T00:00:00" table:style-name="ce10">
            <text:p>27/09/2019</text:p>
          </table:table-cell>
          <table:table-cell office:value-type="float" office:value="101379" table:style-name="ce11">
            <text:p>101379</text:p>
          </table:table-cell>
          <table:table-cell office:value-type="float" office:value="35566" table:style-name="ce6">
            <text:p>35,566</text:p>
          </table:table-cell>
          <table:table-cell table:number-columns-repeated="16381"/>
        </table:table-row>
        <table:table-row table:style-name="ro1">
          <table:table-cell office:value-type="date" office:date-value="2019-09-28T00:00:00" table:style-name="ce10">
            <text:p>28/09/2019</text:p>
          </table:table-cell>
          <table:table-cell office:value-type="float" office:value="88463" table:style-name="ce11">
            <text:p>88463</text:p>
          </table:table-cell>
          <table:table-cell office:value-type="float" office:value="30764" table:style-name="ce6">
            <text:p>30,764</text:p>
          </table:table-cell>
          <table:table-cell table:number-columns-repeated="16381"/>
        </table:table-row>
        <table:table-row table:style-name="ro1">
          <table:table-cell office:value-type="date" office:date-value="2019-09-29T00:00:00" table:style-name="ce10">
            <text:p>29/09/2019</text:p>
          </table:table-cell>
          <table:table-cell office:value-type="float" office:value="91716" table:style-name="ce11">
            <text:p>91716</text:p>
          </table:table-cell>
          <table:table-cell office:value-type="float" office:value="32699" table:style-name="ce6">
            <text:p>32,699</text:p>
          </table:table-cell>
          <table:table-cell table:number-columns-repeated="16381"/>
        </table:table-row>
        <table:table-row table:style-name="ro1">
          <table:table-cell office:value-type="date" office:date-value="2019-09-30T00:00:00" table:style-name="ce10">
            <text:p>30/09/2019</text:p>
          </table:table-cell>
          <table:table-cell office:value-type="float" office:value="95736" table:style-name="ce11">
            <text:p>95736</text:p>
          </table:table-cell>
          <table:table-cell office:value-type="float" office:value="34217" table:style-name="ce6">
            <text:p>34,217</text:p>
          </table:table-cell>
          <table:table-cell table:number-columns-repeated="16381"/>
        </table:table-row>
        <table:table-row table:style-name="ro1">
          <table:table-cell office:value-type="date" office:date-value="2019-10-01T00:00:00" table:style-name="ce10">
            <text:p>01/10/2019</text:p>
          </table:table-cell>
          <table:table-cell office:value-type="float" office:value="96814" table:style-name="ce11">
            <text:p>96814</text:p>
          </table:table-cell>
          <table:table-cell office:value-type="float" office:value="32968" table:style-name="ce6">
            <text:p>32,968</text:p>
          </table:table-cell>
          <table:table-cell table:number-columns-repeated="16381"/>
        </table:table-row>
        <table:table-row table:style-name="ro1">
          <table:table-cell office:value-type="date" office:date-value="2019-10-02T00:00:00" table:style-name="ce10">
            <text:p>02/10/2019</text:p>
          </table:table-cell>
          <table:table-cell office:value-type="float" office:value="98500" table:style-name="ce11">
            <text:p>98500</text:p>
          </table:table-cell>
          <table:table-cell office:value-type="float" office:value="33754" table:style-name="ce6">
            <text:p>33,754</text:p>
          </table:table-cell>
          <table:table-cell table:number-columns-repeated="16381"/>
        </table:table-row>
        <table:table-row table:style-name="ro1">
          <table:table-cell office:value-type="date" office:date-value="2019-10-03T00:00:00" table:style-name="ce10">
            <text:p>03/10/2019</text:p>
          </table:table-cell>
          <table:table-cell office:value-type="float" office:value="100289" table:style-name="ce11">
            <text:p>100289</text:p>
          </table:table-cell>
          <table:table-cell office:value-type="float" office:value="33963" table:style-name="ce6">
            <text:p>33,963</text:p>
          </table:table-cell>
          <table:table-cell table:number-columns-repeated="16381"/>
        </table:table-row>
        <table:table-row table:style-name="ro1">
          <table:table-cell office:value-type="date" office:date-value="2019-10-04T00:00:00" table:style-name="ce10">
            <text:p>04/10/2019</text:p>
          </table:table-cell>
          <table:table-cell office:value-type="float" office:value="100259" table:style-name="ce11">
            <text:p>100259</text:p>
          </table:table-cell>
          <table:table-cell office:value-type="float" office:value="34384" table:style-name="ce6">
            <text:p>34,384</text:p>
          </table:table-cell>
          <table:table-cell table:number-columns-repeated="16381"/>
        </table:table-row>
        <table:table-row table:style-name="ro1">
          <table:table-cell office:value-type="date" office:date-value="2019-10-05T00:00:00" table:style-name="ce10">
            <text:p>05/10/2019</text:p>
          </table:table-cell>
          <table:table-cell office:value-type="float" office:value="91430" table:style-name="ce11">
            <text:p>91430</text:p>
          </table:table-cell>
          <table:table-cell office:value-type="float" office:value="29351" table:style-name="ce6">
            <text:p>29,351</text:p>
          </table:table-cell>
          <table:table-cell table:number-columns-repeated="16381"/>
        </table:table-row>
        <table:table-row table:style-name="ro1">
          <table:table-cell office:value-type="date" office:date-value="2019-10-06T00:00:00" table:style-name="ce10">
            <text:p>06/10/2019</text:p>
          </table:table-cell>
          <table:table-cell office:value-type="float" office:value="91709" table:style-name="ce11">
            <text:p>91709</text:p>
          </table:table-cell>
          <table:table-cell office:value-type="float" office:value="31736" table:style-name="ce6">
            <text:p>31,736</text:p>
          </table:table-cell>
          <table:table-cell table:number-columns-repeated="16381"/>
        </table:table-row>
        <table:table-row table:style-name="ro1">
          <table:table-cell office:value-type="date" office:date-value="2019-10-07T00:00:00" table:style-name="ce10">
            <text:p>07/10/2019</text:p>
          </table:table-cell>
          <table:table-cell office:value-type="float" office:value="95171" table:style-name="ce11">
            <text:p>95171</text:p>
          </table:table-cell>
          <table:table-cell office:value-type="float" office:value="33241" table:style-name="ce6">
            <text:p>33,241</text:p>
          </table:table-cell>
          <table:table-cell table:number-columns-repeated="16381"/>
        </table:table-row>
        <table:table-row table:style-name="ro1">
          <table:table-cell office:value-type="date" office:date-value="2019-10-08T00:00:00" table:style-name="ce10">
            <text:p>08/10/2019</text:p>
          </table:table-cell>
          <table:table-cell office:value-type="float" office:value="96870" table:style-name="ce11">
            <text:p>96870</text:p>
          </table:table-cell>
          <table:table-cell office:value-type="float" office:value="31830" table:style-name="ce6">
            <text:p>31,830</text:p>
          </table:table-cell>
          <table:table-cell table:number-columns-repeated="16381"/>
        </table:table-row>
        <table:table-row table:style-name="ro1">
          <table:table-cell office:value-type="date" office:date-value="2019-10-09T00:00:00" table:style-name="ce10">
            <text:p>09/10/2019</text:p>
          </table:table-cell>
          <table:table-cell office:value-type="float" office:value="97330" table:style-name="ce11">
            <text:p>97330</text:p>
          </table:table-cell>
          <table:table-cell office:value-type="float" office:value="32035" table:style-name="ce6">
            <text:p>32,035</text:p>
          </table:table-cell>
          <table:table-cell table:number-columns-repeated="16381"/>
        </table:table-row>
        <table:table-row table:style-name="ro1">
          <table:table-cell office:value-type="date" office:date-value="2019-10-10T00:00:00" table:style-name="ce10">
            <text:p>10/10/2019</text:p>
          </table:table-cell>
          <table:table-cell office:value-type="float" office:value="86221" table:style-name="ce11">
            <text:p>86221</text:p>
          </table:table-cell>
          <table:table-cell office:value-type="float" office:value="33637" table:style-name="ce6">
            <text:p>33,637</text:p>
          </table:table-cell>
          <table:table-cell table:number-columns-repeated="16381"/>
        </table:table-row>
        <table:table-row table:style-name="ro1">
          <table:table-cell office:value-type="date" office:date-value="2019-10-11T00:00:00" table:style-name="ce10">
            <text:p>11/10/2019</text:p>
          </table:table-cell>
          <table:table-cell office:value-type="float" office:value="104893" table:style-name="ce11">
            <text:p>104893</text:p>
          </table:table-cell>
          <table:table-cell office:value-type="float" office:value="34280" table:style-name="ce6">
            <text:p>34,280</text:p>
          </table:table-cell>
          <table:table-cell table:number-columns-repeated="16381"/>
        </table:table-row>
        <table:table-row table:style-name="ro1">
          <table:table-cell office:value-type="date" office:date-value="2019-10-12T00:00:00" table:style-name="ce10">
            <text:p>12/10/2019</text:p>
          </table:table-cell>
          <table:table-cell office:value-type="float" office:value="89218" table:style-name="ce11">
            <text:p>89218</text:p>
          </table:table-cell>
          <table:table-cell office:value-type="float" office:value="28854" table:style-name="ce6">
            <text:p>28,854</text:p>
          </table:table-cell>
          <table:table-cell table:number-columns-repeated="16381"/>
        </table:table-row>
        <table:table-row table:style-name="ro1">
          <table:table-cell office:value-type="date" office:date-value="2019-10-13T00:00:00" table:style-name="ce10">
            <text:p>13/10/2019</text:p>
          </table:table-cell>
          <table:table-cell office:value-type="float" office:value="93166" table:style-name="ce11">
            <text:p>93166</text:p>
          </table:table-cell>
          <table:table-cell office:value-type="float" office:value="31050" table:style-name="ce6">
            <text:p>31,050</text:p>
          </table:table-cell>
          <table:table-cell table:number-columns-repeated="16381"/>
        </table:table-row>
        <table:table-row table:style-name="ro1">
          <table:table-cell office:value-type="date" office:date-value="2019-10-14T00:00:00" table:style-name="ce10">
            <text:p>14/10/2019</text:p>
          </table:table-cell>
          <table:table-cell office:value-type="float" office:value="97570" table:style-name="ce11">
            <text:p>97570</text:p>
          </table:table-cell>
          <table:table-cell office:value-type="float" office:value="32731" table:style-name="ce6">
            <text:p>32,731</text:p>
          </table:table-cell>
          <table:table-cell table:number-columns-repeated="16381"/>
        </table:table-row>
        <table:table-row table:style-name="ro1">
          <table:table-cell office:value-type="date" office:date-value="2019-10-15T00:00:00" table:style-name="ce10">
            <text:p>15/10/2019</text:p>
          </table:table-cell>
          <table:table-cell office:value-type="float" office:value="97073" table:style-name="ce11">
            <text:p>97073</text:p>
          </table:table-cell>
          <table:table-cell office:value-type="float" office:value="31781" table:style-name="ce6">
            <text:p>31,781</text:p>
          </table:table-cell>
          <table:table-cell table:number-columns-repeated="16381"/>
        </table:table-row>
        <table:table-row table:style-name="ro1">
          <table:table-cell office:value-type="date" office:date-value="2019-10-16T00:00:00" table:style-name="ce10">
            <text:p>16/10/2019</text:p>
          </table:table-cell>
          <table:table-cell office:value-type="float" office:value="95376" table:style-name="ce11">
            <text:p>95376</text:p>
          </table:table-cell>
          <table:table-cell office:value-type="float" office:value="32332" table:style-name="ce6">
            <text:p>32,332</text:p>
          </table:table-cell>
          <table:table-cell table:number-columns-repeated="16381"/>
        </table:table-row>
        <table:table-row table:style-name="ro1">
          <table:table-cell office:value-type="date" office:date-value="2019-10-17T00:00:00" table:style-name="ce10">
            <text:p>17/10/2019</text:p>
          </table:table-cell>
          <table:table-cell office:value-type="float" office:value="99754" table:style-name="ce11">
            <text:p>99754</text:p>
          </table:table-cell>
          <table:table-cell office:value-type="float" office:value="33452" table:style-name="ce6">
            <text:p>33,452</text:p>
          </table:table-cell>
          <table:table-cell table:number-columns-repeated="16381"/>
        </table:table-row>
        <table:table-row table:style-name="ro1">
          <table:table-cell office:value-type="date" office:date-value="2019-10-18T00:00:00" table:style-name="ce10">
            <text:p>18/10/2019</text:p>
          </table:table-cell>
          <table:table-cell office:value-type="float" office:value="102521" table:style-name="ce11">
            <text:p>102521</text:p>
          </table:table-cell>
          <table:table-cell office:value-type="float" office:value="33855" table:style-name="ce6">
            <text:p>33,855</text:p>
          </table:table-cell>
          <table:table-cell table:number-columns-repeated="16381"/>
        </table:table-row>
        <table:table-row table:style-name="ro1">
          <table:table-cell office:value-type="date" office:date-value="2019-10-19T00:00:00" table:style-name="ce10">
            <text:p>19/10/2019</text:p>
          </table:table-cell>
          <table:table-cell office:value-type="float" office:value="90368" table:style-name="ce11">
            <text:p>90368</text:p>
          </table:table-cell>
          <table:table-cell office:value-type="float" office:value="28667" table:style-name="ce6">
            <text:p>28,667</text:p>
          </table:table-cell>
          <table:table-cell table:number-columns-repeated="16381"/>
        </table:table-row>
        <table:table-row table:style-name="ro1">
          <table:table-cell office:value-type="date" office:date-value="2019-10-20T00:00:00" table:style-name="ce10">
            <text:p>20/10/2019</text:p>
          </table:table-cell>
          <table:table-cell office:value-type="float" office:value="90604" table:style-name="ce11">
            <text:p>90604</text:p>
          </table:table-cell>
          <table:table-cell office:value-type="float" office:value="30466" table:style-name="ce6">
            <text:p>30,466</text:p>
          </table:table-cell>
          <table:table-cell table:number-columns-repeated="16381"/>
        </table:table-row>
        <table:table-row table:style-name="ro1">
          <table:table-cell office:value-type="date" office:date-value="2019-10-21T00:00:00" table:style-name="ce10">
            <text:p>21/10/2019</text:p>
          </table:table-cell>
          <table:table-cell office:value-type="float" office:value="93949" table:style-name="ce11">
            <text:p>93949</text:p>
          </table:table-cell>
          <table:table-cell office:value-type="float" office:value="32708" table:style-name="ce6">
            <text:p>32,708</text:p>
          </table:table-cell>
          <table:table-cell table:number-columns-repeated="16381"/>
        </table:table-row>
        <table:table-row table:style-name="ro1">
          <table:table-cell office:value-type="date" office:date-value="2019-10-22T00:00:00" table:style-name="ce10">
            <text:p>22/10/2019</text:p>
          </table:table-cell>
          <table:table-cell office:value-type="float" office:value="94881" table:style-name="ce11">
            <text:p>94881</text:p>
          </table:table-cell>
          <table:table-cell office:value-type="float" office:value="31499" table:style-name="ce6">
            <text:p>31,499</text:p>
          </table:table-cell>
          <table:table-cell table:number-columns-repeated="16381"/>
        </table:table-row>
        <table:table-row table:style-name="ro1">
          <table:table-cell office:value-type="date" office:date-value="2019-10-23T00:00:00" table:style-name="ce10">
            <text:p>23/10/2019</text:p>
          </table:table-cell>
          <table:table-cell office:value-type="float" office:value="99949" table:style-name="ce11">
            <text:p>99949</text:p>
          </table:table-cell>
          <table:table-cell office:value-type="float" office:value="32297" table:style-name="ce6">
            <text:p>32,297</text:p>
          </table:table-cell>
          <table:table-cell table:number-columns-repeated="16381"/>
        </table:table-row>
        <table:table-row table:style-name="ro1">
          <table:table-cell office:value-type="date" office:date-value="2019-10-24T00:00:00" table:style-name="ce10">
            <text:p>24/10/2019</text:p>
          </table:table-cell>
          <table:table-cell office:value-type="float" office:value="100617" table:style-name="ce11">
            <text:p>100617</text:p>
          </table:table-cell>
          <table:table-cell office:value-type="float" office:value="33266" table:style-name="ce6">
            <text:p>33,266</text:p>
          </table:table-cell>
          <table:table-cell table:number-columns-repeated="16381"/>
        </table:table-row>
        <table:table-row table:style-name="ro1">
          <table:table-cell office:value-type="date" office:date-value="2019-10-25T00:00:00" table:style-name="ce10">
            <text:p>25/10/2019</text:p>
          </table:table-cell>
          <table:table-cell office:value-type="float" office:value="99502" table:style-name="ce11">
            <text:p>99502</text:p>
          </table:table-cell>
          <table:table-cell office:value-type="float" office:value="33099" table:style-name="ce6">
            <text:p>33,099</text:p>
          </table:table-cell>
          <table:table-cell table:number-columns-repeated="16381"/>
        </table:table-row>
        <table:table-row table:style-name="ro1">
          <table:table-cell office:value-type="date" office:date-value="2019-10-26T00:00:00" table:style-name="ce10">
            <text:p>26/10/2019</text:p>
          </table:table-cell>
          <table:table-cell office:value-type="float" office:value="90143" table:style-name="ce11">
            <text:p>90143</text:p>
          </table:table-cell>
          <table:table-cell office:value-type="float" office:value="28452" table:style-name="ce6">
            <text:p>28,452</text:p>
          </table:table-cell>
          <table:table-cell table:number-columns-repeated="16381"/>
        </table:table-row>
        <table:table-row table:style-name="ro1">
          <table:table-cell office:value-type="date" office:date-value="2019-10-27T00:00:00" table:style-name="ce10">
            <text:p>27/10/2019</text:p>
          </table:table-cell>
          <table:table-cell office:value-type="float" office:value="88130" table:style-name="ce11">
            <text:p>88130</text:p>
          </table:table-cell>
          <table:table-cell office:value-type="float" office:value="28464" table:style-name="ce6">
            <text:p>28,464</text:p>
          </table:table-cell>
          <table:table-cell table:number-columns-repeated="16381"/>
        </table:table-row>
        <table:table-row table:style-name="ro1">
          <table:table-cell office:value-type="date" office:date-value="2019-10-28T00:00:00" table:style-name="ce10">
            <text:p>28/10/2019</text:p>
          </table:table-cell>
          <table:table-cell office:value-type="float" office:value="92698" table:style-name="ce11">
            <text:p>92698</text:p>
          </table:table-cell>
          <table:table-cell office:value-type="float" office:value="30024" table:style-name="ce6">
            <text:p>30,024</text:p>
          </table:table-cell>
          <table:table-cell table:number-columns-repeated="16381"/>
        </table:table-row>
        <table:table-row table:style-name="ro1">
          <table:table-cell office:value-type="date" office:date-value="2019-10-29T00:00:00" table:style-name="ce10">
            <text:p>29/10/2019</text:p>
          </table:table-cell>
          <table:table-cell office:value-type="float" office:value="90401" table:style-name="ce11">
            <text:p>90401</text:p>
          </table:table-cell>
          <table:table-cell office:value-type="float" office:value="28664" table:style-name="ce6">
            <text:p>28,664</text:p>
          </table:table-cell>
          <table:table-cell table:number-columns-repeated="16381"/>
        </table:table-row>
        <table:table-row table:style-name="ro1">
          <table:table-cell office:value-type="date" office:date-value="2019-10-30T00:00:00" table:style-name="ce10">
            <text:p>30/10/2019</text:p>
          </table:table-cell>
          <table:table-cell office:value-type="float" office:value="90241" table:style-name="ce11">
            <text:p>90241</text:p>
          </table:table-cell>
          <table:table-cell office:value-type="float" office:value="29259" table:style-name="ce6">
            <text:p>29,259</text:p>
          </table:table-cell>
          <table:table-cell table:number-columns-repeated="16381"/>
        </table:table-row>
        <table:table-row table:style-name="ro1">
          <table:table-cell office:value-type="date" office:date-value="2019-10-31T00:00:00" table:style-name="ce10">
            <text:p>31/10/2019</text:p>
          </table:table-cell>
          <table:table-cell office:value-type="float" office:value="90686" table:style-name="ce11">
            <text:p>90686</text:p>
          </table:table-cell>
          <table:table-cell office:value-type="float" office:value="29916" table:style-name="ce6">
            <text:p>29,916</text:p>
          </table:table-cell>
          <table:table-cell table:number-columns-repeated="16381"/>
        </table:table-row>
        <table:table-row table:style-name="ro1">
          <table:table-cell office:value-type="date" office:date-value="2019-11-01T00:00:00" table:style-name="ce10">
            <text:p>01/11/2019</text:p>
          </table:table-cell>
          <table:table-cell office:value-type="float" office:value="95358" table:style-name="ce11">
            <text:p>95358</text:p>
          </table:table-cell>
          <table:table-cell office:value-type="float" office:value="28830" table:style-name="ce6">
            <text:p>28,830</text:p>
          </table:table-cell>
          <table:table-cell table:number-columns-repeated="16381"/>
        </table:table-row>
        <table:table-row table:style-name="ro1">
          <table:table-cell office:value-type="date" office:date-value="2019-11-02T00:00:00" table:style-name="ce10">
            <text:p>02/11/2019</text:p>
          </table:table-cell>
          <table:table-cell office:value-type="float" office:value="88069" table:style-name="ce11">
            <text:p>88069</text:p>
          </table:table-cell>
          <table:table-cell office:value-type="float" office:value="24122" table:style-name="ce6">
            <text:p>24,122</text:p>
          </table:table-cell>
          <table:table-cell table:number-columns-repeated="16381"/>
        </table:table-row>
        <table:table-row table:style-name="ro1">
          <table:table-cell office:value-type="date" office:date-value="2019-11-03T00:00:00" table:style-name="ce10">
            <text:p>03/11/2019</text:p>
          </table:table-cell>
          <table:table-cell office:value-type="float" office:value="89488" table:style-name="ce11">
            <text:p>89488</text:p>
          </table:table-cell>
          <table:table-cell office:value-type="float" office:value="27724" table:style-name="ce6">
            <text:p>27,724</text:p>
          </table:table-cell>
          <table:table-cell table:number-columns-repeated="16381"/>
        </table:table-row>
        <table:table-row table:style-name="ro1">
          <table:table-cell office:value-type="date" office:date-value="2019-11-04T00:00:00" table:style-name="ce10">
            <text:p>04/11/2019</text:p>
          </table:table-cell>
          <table:table-cell office:value-type="float" office:value="94305" table:style-name="ce11">
            <text:p>94305</text:p>
          </table:table-cell>
          <table:table-cell office:value-type="float" office:value="29434" table:style-name="ce6">
            <text:p>29,434</text:p>
          </table:table-cell>
          <table:table-cell table:number-columns-repeated="16381"/>
        </table:table-row>
        <table:table-row table:style-name="ro1">
          <table:table-cell office:value-type="date" office:date-value="2019-11-05T00:00:00" table:style-name="ce10">
            <text:p>05/11/2019</text:p>
          </table:table-cell>
          <table:table-cell office:value-type="float" office:value="93416" table:style-name="ce11">
            <text:p>93416</text:p>
          </table:table-cell>
          <table:table-cell office:value-type="float" office:value="27637" table:style-name="ce6">
            <text:p>27,637</text:p>
          </table:table-cell>
          <table:table-cell table:number-columns-repeated="16381"/>
        </table:table-row>
        <table:table-row table:style-name="ro1">
          <table:table-cell office:value-type="date" office:date-value="2019-11-06T00:00:00" table:style-name="ce10">
            <text:p>06/11/2019</text:p>
          </table:table-cell>
          <table:table-cell office:value-type="float" office:value="95549" table:style-name="ce11">
            <text:p>95549</text:p>
          </table:table-cell>
          <table:table-cell office:value-type="float" office:value="27683" table:style-name="ce6">
            <text:p>27,683</text:p>
          </table:table-cell>
          <table:table-cell table:number-columns-repeated="16381"/>
        </table:table-row>
        <table:table-row table:style-name="ro1">
          <table:table-cell office:value-type="date" office:date-value="2019-11-07T00:00:00" table:style-name="ce10">
            <text:p>07/11/2019</text:p>
          </table:table-cell>
          <table:table-cell office:value-type="float" office:value="95115" table:style-name="ce11">
            <text:p>95115</text:p>
          </table:table-cell>
          <table:table-cell office:value-type="float" office:value="28048" table:style-name="ce6">
            <text:p>28,048</text:p>
          </table:table-cell>
          <table:table-cell table:number-columns-repeated="16381"/>
        </table:table-row>
        <table:table-row table:style-name="ro1">
          <table:table-cell office:value-type="date" office:date-value="2019-11-08T00:00:00" table:style-name="ce10">
            <text:p>08/11/2019</text:p>
          </table:table-cell>
          <table:table-cell office:value-type="float" office:value="98318" table:style-name="ce11">
            <text:p>98318</text:p>
          </table:table-cell>
          <table:table-cell office:value-type="float" office:value="29262" table:style-name="ce6">
            <text:p>29,262</text:p>
          </table:table-cell>
          <table:table-cell table:number-columns-repeated="16381"/>
        </table:table-row>
        <table:table-row table:style-name="ro1">
          <table:table-cell office:value-type="date" office:date-value="2019-11-09T00:00:00" table:style-name="ce10">
            <text:p>09/11/2019</text:p>
          </table:table-cell>
          <table:table-cell office:value-type="float" office:value="88018" table:style-name="ce11">
            <text:p>88018</text:p>
          </table:table-cell>
          <table:table-cell office:value-type="float" office:value="22494" table:style-name="ce6">
            <text:p>22,494</text:p>
          </table:table-cell>
          <table:table-cell table:number-columns-repeated="16381"/>
        </table:table-row>
        <table:table-row table:style-name="ro1">
          <table:table-cell office:value-type="date" office:date-value="2019-11-10T00:00:00" table:style-name="ce10">
            <text:p>10/11/2019</text:p>
          </table:table-cell>
          <table:table-cell office:value-type="float" office:value="89436" table:style-name="ce11">
            <text:p>89436</text:p>
          </table:table-cell>
          <table:table-cell office:value-type="float" office:value="26111" table:style-name="ce6">
            <text:p>26,111</text:p>
          </table:table-cell>
          <table:table-cell table:number-columns-repeated="16381"/>
        </table:table-row>
        <table:table-row table:style-name="ro1">
          <table:table-cell office:value-type="date" office:date-value="2019-11-11T00:00:00" table:style-name="ce10">
            <text:p>11/11/2019</text:p>
          </table:table-cell>
          <table:table-cell office:value-type="float" office:value="88937" table:style-name="ce11">
            <text:p>88937</text:p>
          </table:table-cell>
          <table:table-cell office:value-type="float" office:value="28108" table:style-name="ce6">
            <text:p>28,108</text:p>
          </table:table-cell>
          <table:table-cell table:number-columns-repeated="16381"/>
        </table:table-row>
        <table:table-row table:style-name="ro1">
          <table:table-cell office:value-type="date" office:date-value="2019-11-12T00:00:00" table:style-name="ce10">
            <text:p>12/11/2019</text:p>
          </table:table-cell>
          <table:table-cell office:value-type="float" office:value="89747" table:style-name="ce11">
            <text:p>89747</text:p>
          </table:table-cell>
          <table:table-cell office:value-type="float" office:value="26414" table:style-name="ce6">
            <text:p>26,414</text:p>
          </table:table-cell>
          <table:table-cell table:number-columns-repeated="16381"/>
        </table:table-row>
        <table:table-row table:style-name="ro1">
          <table:table-cell office:value-type="date" office:date-value="2019-11-13T00:00:00" table:style-name="ce10">
            <text:p>13/11/2019</text:p>
          </table:table-cell>
          <table:table-cell office:value-type="float" office:value="94110" table:style-name="ce11">
            <text:p>94110</text:p>
          </table:table-cell>
          <table:table-cell office:value-type="float" office:value="26747" table:style-name="ce6">
            <text:p>26,747</text:p>
          </table:table-cell>
          <table:table-cell table:number-columns-repeated="16381"/>
        </table:table-row>
        <table:table-row table:style-name="ro1">
          <table:table-cell office:value-type="date" office:date-value="2019-11-14T00:00:00" table:style-name="ce10">
            <text:p>14/11/2019</text:p>
          </table:table-cell>
          <table:table-cell office:value-type="float" office:value="96648" table:style-name="ce11">
            <text:p>96648</text:p>
          </table:table-cell>
          <table:table-cell office:value-type="float" office:value="28352" table:style-name="ce6">
            <text:p>28,352</text:p>
          </table:table-cell>
          <table:table-cell table:number-columns-repeated="16381"/>
        </table:table-row>
        <table:table-row table:style-name="ro1">
          <table:table-cell office:value-type="date" office:date-value="2019-11-15T00:00:00" table:style-name="ce10">
            <text:p>15/11/2019</text:p>
          </table:table-cell>
          <table:table-cell office:value-type="float" office:value="97410" table:style-name="ce11">
            <text:p>97410</text:p>
          </table:table-cell>
          <table:table-cell office:value-type="float" office:value="29565" table:style-name="ce6">
            <text:p>29,565</text:p>
          </table:table-cell>
          <table:table-cell table:number-columns-repeated="16381"/>
        </table:table-row>
        <table:table-row table:style-name="ro1">
          <table:table-cell office:value-type="date" office:date-value="2019-11-16T00:00:00" table:style-name="ce10">
            <text:p>16/11/2019</text:p>
          </table:table-cell>
          <table:table-cell office:value-type="float" office:value="85470" table:style-name="ce11">
            <text:p>85470</text:p>
          </table:table-cell>
          <table:table-cell office:value-type="float" office:value="22358" table:style-name="ce6">
            <text:p>22,358</text:p>
          </table:table-cell>
          <table:table-cell table:number-columns-repeated="16381"/>
        </table:table-row>
        <table:table-row table:style-name="ro1">
          <table:table-cell office:value-type="date" office:date-value="2019-11-17T00:00:00" table:style-name="ce10">
            <text:p>17/11/2019</text:p>
          </table:table-cell>
          <table:table-cell office:value-type="float" office:value="86311" table:style-name="ce11">
            <text:p>86311</text:p>
          </table:table-cell>
          <table:table-cell office:value-type="float" office:value="25864" table:style-name="ce6">
            <text:p>25,864</text:p>
          </table:table-cell>
          <table:table-cell table:number-columns-repeated="16381"/>
        </table:table-row>
        <table:table-row table:style-name="ro1">
          <table:table-cell office:value-type="date" office:date-value="2019-11-18T00:00:00" table:style-name="ce10">
            <text:p>18/11/2019</text:p>
          </table:table-cell>
          <table:table-cell office:value-type="float" office:value="90395" table:style-name="ce11">
            <text:p>90395</text:p>
          </table:table-cell>
          <table:table-cell office:value-type="float" office:value="28255" table:style-name="ce6">
            <text:p>28,255</text:p>
          </table:table-cell>
          <table:table-cell table:number-columns-repeated="16381"/>
        </table:table-row>
        <table:table-row table:style-name="ro1">
          <table:table-cell office:value-type="date" office:date-value="2019-11-19T00:00:00" table:style-name="ce10">
            <text:p>19/11/2019</text:p>
          </table:table-cell>
          <table:table-cell office:value-type="float" office:value="91847" table:style-name="ce11">
            <text:p>91847</text:p>
          </table:table-cell>
          <table:table-cell office:value-type="float" office:value="26264" table:style-name="ce6">
            <text:p>26,264</text:p>
          </table:table-cell>
          <table:table-cell table:number-columns-repeated="16381"/>
        </table:table-row>
        <table:table-row table:style-name="ro1">
          <table:table-cell office:value-type="date" office:date-value="2019-11-20T00:00:00" table:style-name="ce10">
            <text:p>20/11/2019</text:p>
          </table:table-cell>
          <table:table-cell office:value-type="float" office:value="90960" table:style-name="ce11">
            <text:p>90960</text:p>
          </table:table-cell>
          <table:table-cell office:value-type="float" office:value="26820" table:style-name="ce6">
            <text:p>26,820</text:p>
          </table:table-cell>
          <table:table-cell table:number-columns-repeated="16381"/>
        </table:table-row>
        <table:table-row table:style-name="ro1">
          <table:table-cell office:value-type="date" office:date-value="2019-11-21T00:00:00" table:style-name="ce10">
            <text:p>21/11/2019</text:p>
          </table:table-cell>
          <table:table-cell office:value-type="float" office:value="93742" table:style-name="ce11">
            <text:p>93742</text:p>
          </table:table-cell>
          <table:table-cell office:value-type="float" office:value="27855" table:style-name="ce6">
            <text:p>27,855</text:p>
          </table:table-cell>
          <table:table-cell table:number-columns-repeated="16381"/>
        </table:table-row>
        <table:table-row table:style-name="ro1">
          <table:table-cell office:value-type="date" office:date-value="2019-11-22T00:00:00" table:style-name="ce10">
            <text:p>22/11/2019</text:p>
          </table:table-cell>
          <table:table-cell office:value-type="float" office:value="97437" table:style-name="ce11">
            <text:p>97437</text:p>
          </table:table-cell>
          <table:table-cell office:value-type="float" office:value="29531" table:style-name="ce6">
            <text:p>29,531</text:p>
          </table:table-cell>
          <table:table-cell table:number-columns-repeated="16381"/>
        </table:table-row>
        <table:table-row table:style-name="ro1">
          <table:table-cell office:value-type="date" office:date-value="2019-11-23T00:00:00" table:style-name="ce10">
            <text:p>23/11/2019</text:p>
          </table:table-cell>
          <table:table-cell office:value-type="float" office:value="88883" table:style-name="ce11">
            <text:p>88883</text:p>
          </table:table-cell>
          <table:table-cell office:value-type="float" office:value="22059" table:style-name="ce6">
            <text:p>22,059</text:p>
          </table:table-cell>
          <table:table-cell table:number-columns-repeated="16381"/>
        </table:table-row>
        <table:table-row table:style-name="ro1">
          <table:table-cell office:value-type="date" office:date-value="2019-11-24T00:00:00" table:style-name="ce10">
            <text:p>24/11/2019</text:p>
          </table:table-cell>
          <table:table-cell office:value-type="float" office:value="88559" table:style-name="ce11">
            <text:p>88559</text:p>
          </table:table-cell>
          <table:table-cell office:value-type="float" office:value="25813" table:style-name="ce6">
            <text:p>25,813</text:p>
          </table:table-cell>
          <table:table-cell table:number-columns-repeated="16381"/>
        </table:table-row>
        <table:table-row table:style-name="ro1">
          <table:table-cell office:value-type="date" office:date-value="2019-11-25T00:00:00" table:style-name="ce10">
            <text:p>25/11/2019</text:p>
          </table:table-cell>
          <table:table-cell office:value-type="float" office:value="91816" table:style-name="ce11">
            <text:p>91816</text:p>
          </table:table-cell>
          <table:table-cell office:value-type="float" office:value="27315" table:style-name="ce6">
            <text:p>27,315</text:p>
          </table:table-cell>
          <table:table-cell table:number-columns-repeated="16381"/>
        </table:table-row>
        <table:table-row table:style-name="ro1">
          <table:table-cell office:value-type="date" office:date-value="2019-11-26T00:00:00" table:style-name="ce10">
            <text:p>26/11/2019</text:p>
          </table:table-cell>
          <table:table-cell office:value-type="float" office:value="93036" table:style-name="ce11">
            <text:p>93036</text:p>
          </table:table-cell>
          <table:table-cell office:value-type="float" office:value="25998" table:style-name="ce6">
            <text:p>25,998</text:p>
          </table:table-cell>
          <table:table-cell table:number-columns-repeated="16381"/>
        </table:table-row>
        <table:table-row table:style-name="ro1">
          <table:table-cell office:value-type="date" office:date-value="2019-11-27T00:00:00" table:style-name="ce10">
            <text:p>27/11/2019</text:p>
          </table:table-cell>
          <table:table-cell office:value-type="float" office:value="90652" table:style-name="ce11">
            <text:p>90652</text:p>
          </table:table-cell>
          <table:table-cell office:value-type="float" office:value="26541" table:style-name="ce6">
            <text:p>26,541</text:p>
          </table:table-cell>
          <table:table-cell table:number-columns-repeated="16381"/>
        </table:table-row>
        <table:table-row table:style-name="ro1">
          <table:table-cell office:value-type="date" office:date-value="2019-11-28T00:00:00" table:style-name="ce10">
            <text:p>28/11/2019</text:p>
          </table:table-cell>
          <table:table-cell office:value-type="float" office:value="76578" table:style-name="ce11">
            <text:p>76578</text:p>
          </table:table-cell>
          <table:table-cell office:value-type="float" office:value="27662" table:style-name="ce6">
            <text:p>27,662</text:p>
          </table:table-cell>
          <table:table-cell table:number-columns-repeated="16381"/>
        </table:table-row>
        <table:table-row table:style-name="ro1">
          <table:table-cell office:value-type="date" office:date-value="2019-11-29T00:00:00" table:style-name="ce10">
            <text:p>29/11/2019</text:p>
          </table:table-cell>
          <table:table-cell office:value-type="float" office:value="79212" table:style-name="ce11">
            <text:p>79212</text:p>
          </table:table-cell>
          <table:table-cell office:value-type="float" office:value="28986" table:style-name="ce6">
            <text:p>28,986</text:p>
          </table:table-cell>
          <table:table-cell table:number-columns-repeated="16381"/>
        </table:table-row>
        <table:table-row table:style-name="ro1">
          <table:table-cell office:value-type="date" office:date-value="2019-11-30T00:00:00" table:style-name="ce10">
            <text:p>30/11/2019</text:p>
          </table:table-cell>
          <table:table-cell office:value-type="float" office:value="83148" table:style-name="ce11">
            <text:p>83148</text:p>
          </table:table-cell>
          <table:table-cell office:value-type="float" office:value="22035" table:style-name="ce6">
            <text:p>22,035</text:p>
          </table:table-cell>
          <table:table-cell table:number-columns-repeated="16381"/>
        </table:table-row>
        <table:table-row table:style-name="ro1">
          <table:table-cell office:value-type="date" office:date-value="2019-12-01T00:00:00" table:style-name="ce10">
            <text:p>01/12/2019</text:p>
          </table:table-cell>
          <table:table-cell office:value-type="float" office:value="76055" table:style-name="ce11">
            <text:p>76055</text:p>
          </table:table-cell>
          <table:table-cell office:value-type="float" office:value="25482" table:style-name="ce6">
            <text:p>25,482</text:p>
          </table:table-cell>
          <table:table-cell table:number-columns-repeated="16381"/>
        </table:table-row>
        <table:table-row table:style-name="ro1">
          <table:table-cell office:value-type="date" office:date-value="2019-12-02T00:00:00" table:style-name="ce10">
            <text:p>02/12/2019</text:p>
          </table:table-cell>
          <table:table-cell office:value-type="float" office:value="97748" table:style-name="ce11">
            <text:p>97748</text:p>
          </table:table-cell>
          <table:table-cell office:value-type="float" office:value="28064" table:style-name="ce6">
            <text:p>28,064</text:p>
          </table:table-cell>
          <table:table-cell table:number-columns-repeated="16381"/>
        </table:table-row>
        <table:table-row table:style-name="ro1">
          <table:table-cell office:value-type="date" office:date-value="2019-12-03T00:00:00" table:style-name="ce10">
            <text:p>03/12/2019</text:p>
          </table:table-cell>
          <table:table-cell office:value-type="float" office:value="92980" table:style-name="ce11">
            <text:p>92980</text:p>
          </table:table-cell>
          <table:table-cell office:value-type="float" office:value="26251" table:style-name="ce6">
            <text:p>26,251</text:p>
          </table:table-cell>
          <table:table-cell table:number-columns-repeated="16381"/>
        </table:table-row>
        <table:table-row table:style-name="ro1">
          <table:table-cell office:value-type="date" office:date-value="2019-12-04T00:00:00" table:style-name="ce10">
            <text:p>04/12/2019</text:p>
          </table:table-cell>
          <table:table-cell office:value-type="float" office:value="94291" table:style-name="ce11">
            <text:p>94291</text:p>
          </table:table-cell>
          <table:table-cell office:value-type="float" office:value="27104" table:style-name="ce6">
            <text:p>27,104</text:p>
          </table:table-cell>
          <table:table-cell table:number-columns-repeated="16381"/>
        </table:table-row>
        <table:table-row table:style-name="ro1">
          <table:table-cell office:value-type="date" office:date-value="2019-12-05T00:00:00" table:style-name="ce10">
            <text:p>05/12/2019</text:p>
          </table:table-cell>
          <table:table-cell office:value-type="float" office:value="97066" table:style-name="ce11">
            <text:p>97066</text:p>
          </table:table-cell>
          <table:table-cell office:value-type="float" office:value="26791" table:style-name="ce6">
            <text:p>26,791</text:p>
          </table:table-cell>
          <table:table-cell table:number-columns-repeated="16381"/>
        </table:table-row>
        <table:table-row table:style-name="ro1">
          <table:table-cell office:value-type="date" office:date-value="2019-12-06T00:00:00" table:style-name="ce10">
            <text:p>06/12/2019</text:p>
          </table:table-cell>
          <table:table-cell office:value-type="float" office:value="97029" table:style-name="ce11">
            <text:p>97029</text:p>
          </table:table-cell>
          <table:table-cell office:value-type="float" office:value="28375" table:style-name="ce6">
            <text:p>28,375</text:p>
          </table:table-cell>
          <table:table-cell table:number-columns-repeated="16381"/>
        </table:table-row>
        <table:table-row table:style-name="ro1">
          <table:table-cell office:value-type="date" office:date-value="2019-12-07T00:00:00" table:style-name="ce10">
            <text:p>07/12/2019</text:p>
          </table:table-cell>
          <table:table-cell office:value-type="float" office:value="86226" table:style-name="ce11">
            <text:p>86226</text:p>
          </table:table-cell>
          <table:table-cell office:value-type="float" office:value="21864" table:style-name="ce6">
            <text:p>21,864</text:p>
          </table:table-cell>
          <table:table-cell table:number-columns-repeated="16381"/>
        </table:table-row>
        <table:table-row table:style-name="ro1">
          <table:table-cell office:value-type="date" office:date-value="2019-12-08T00:00:00" table:style-name="ce10">
            <text:p>08/12/2019</text:p>
          </table:table-cell>
          <table:table-cell office:value-type="float" office:value="84930" table:style-name="ce11">
            <text:p>84930</text:p>
          </table:table-cell>
          <table:table-cell office:value-type="float" office:value="25648" table:style-name="ce6">
            <text:p>25,648</text:p>
          </table:table-cell>
          <table:table-cell table:number-columns-repeated="16381"/>
        </table:table-row>
        <table:table-row table:style-name="ro1">
          <table:table-cell office:value-type="date" office:date-value="2019-12-09T00:00:00" table:style-name="ce10">
            <text:p>09/12/2019</text:p>
          </table:table-cell>
          <table:table-cell office:value-type="float" office:value="88495" table:style-name="ce11">
            <text:p>88495</text:p>
          </table:table-cell>
          <table:table-cell office:value-type="float" office:value="28134" table:style-name="ce6">
            <text:p>28,134</text:p>
          </table:table-cell>
          <table:table-cell table:number-columns-repeated="16381"/>
        </table:table-row>
        <table:table-row table:style-name="ro1">
          <table:table-cell office:value-type="date" office:date-value="2019-12-10T00:00:00" table:style-name="ce10">
            <text:p>10/12/2019</text:p>
          </table:table-cell>
          <table:table-cell office:value-type="float" office:value="91640" table:style-name="ce11">
            <text:p>91640</text:p>
          </table:table-cell>
          <table:table-cell office:value-type="float" office:value="25620" table:style-name="ce6">
            <text:p>25,620</text:p>
          </table:table-cell>
          <table:table-cell table:number-columns-repeated="16381"/>
        </table:table-row>
        <table:table-row table:style-name="ro1">
          <table:table-cell office:value-type="date" office:date-value="2019-12-11T00:00:00" table:style-name="ce10">
            <text:p>11/12/2019</text:p>
          </table:table-cell>
          <table:table-cell office:value-type="float" office:value="95429" table:style-name="ce11">
            <text:p>95429</text:p>
          </table:table-cell>
          <table:table-cell office:value-type="float" office:value="27193" table:style-name="ce6">
            <text:p>27,193</text:p>
          </table:table-cell>
          <table:table-cell table:number-columns-repeated="16381"/>
        </table:table-row>
        <table:table-row table:style-name="ro1">
          <table:table-cell office:value-type="date" office:date-value="2019-12-12T00:00:00" table:style-name="ce10">
            <text:p>12/12/2019</text:p>
          </table:table-cell>
          <table:table-cell office:value-type="float" office:value="99678" table:style-name="ce11">
            <text:p>99678</text:p>
          </table:table-cell>
          <table:table-cell office:value-type="float" office:value="27817" table:style-name="ce6">
            <text:p>27,817</text:p>
          </table:table-cell>
          <table:table-cell table:number-columns-repeated="16381"/>
        </table:table-row>
        <table:table-row table:style-name="ro1">
          <table:table-cell office:value-type="date" office:date-value="2019-12-13T00:00:00" table:style-name="ce10">
            <text:p>13/12/2019</text:p>
          </table:table-cell>
          <table:table-cell office:value-type="float" office:value="84032" table:style-name="ce11">
            <text:p>84032</text:p>
          </table:table-cell>
          <table:table-cell office:value-type="float" office:value="28692" table:style-name="ce6">
            <text:p>28,692</text:p>
          </table:table-cell>
          <table:table-cell table:number-columns-repeated="16381"/>
        </table:table-row>
        <table:table-row table:style-name="ro1">
          <table:table-cell office:value-type="date" office:date-value="2019-12-15T00:00:00" table:style-name="ce10">
            <text:p>15/12/2019</text:p>
          </table:table-cell>
          <table:table-cell office:value-type="float" office:value="92487" table:style-name="ce11">
            <text:p>92487</text:p>
          </table:table-cell>
          <table:table-cell office:value-type="float" office:value="25882" table:style-name="ce6">
            <text:p>25,882</text:p>
          </table:table-cell>
          <table:table-cell table:number-columns-repeated="16381"/>
        </table:table-row>
        <table:table-row table:style-name="ro1">
          <table:table-cell office:value-type="date" office:date-value="2019-12-16T00:00:00" table:style-name="ce10">
            <text:p>16/12/2019</text:p>
          </table:table-cell>
          <table:table-cell office:value-type="float" office:value="92546" table:style-name="ce11">
            <text:p>92546</text:p>
          </table:table-cell>
          <table:table-cell office:value-type="float" office:value="28308" table:style-name="ce6">
            <text:p>28,308</text:p>
          </table:table-cell>
          <table:table-cell table:number-columns-repeated="16381"/>
        </table:table-row>
        <table:table-row table:style-name="ro1">
          <table:table-cell office:value-type="date" office:date-value="2019-12-17T00:00:00" table:style-name="ce10">
            <text:p>17/12/2019</text:p>
          </table:table-cell>
          <table:table-cell office:value-type="float" office:value="79781" table:style-name="ce11">
            <text:p>79781</text:p>
          </table:table-cell>
          <table:table-cell office:value-type="float" office:value="26283" table:style-name="ce6">
            <text:p>26,283</text:p>
          </table:table-cell>
          <table:table-cell table:number-columns-repeated="16381"/>
        </table:table-row>
        <table:table-row table:style-name="ro1">
          <table:table-cell office:value-type="date" office:date-value="2019-12-18T00:00:00" table:style-name="ce10">
            <text:p>18/12/2019</text:p>
          </table:table-cell>
          <table:table-cell office:value-type="float" office:value="103949" table:style-name="ce11">
            <text:p>103949</text:p>
          </table:table-cell>
          <table:table-cell office:value-type="float" office:value="27823" table:style-name="ce6">
            <text:p>27,823</text:p>
          </table:table-cell>
          <table:table-cell table:number-columns-repeated="16381"/>
        </table:table-row>
        <table:table-row table:style-name="ro1">
          <table:table-cell office:value-type="date" office:date-value="2019-12-19T00:00:00" table:style-name="ce10">
            <text:p>19/12/2019</text:p>
          </table:table-cell>
          <table:table-cell office:value-type="float" office:value="102591" table:style-name="ce11">
            <text:p>102591</text:p>
          </table:table-cell>
          <table:table-cell office:value-type="float" office:value="29229" table:style-name="ce6">
            <text:p>29,229</text:p>
          </table:table-cell>
          <table:table-cell table:number-columns-repeated="16381"/>
        </table:table-row>
        <table:table-row table:style-name="ro1">
          <table:table-cell office:value-type="date" office:date-value="2019-12-20T00:00:00" table:style-name="ce10">
            <text:p>20/12/2019</text:p>
          </table:table-cell>
          <table:table-cell office:value-type="float" office:value="103791" table:style-name="ce11">
            <text:p>103791</text:p>
          </table:table-cell>
          <table:table-cell office:value-type="float" office:value="30273" table:style-name="ce6">
            <text:p>30,273</text:p>
          </table:table-cell>
          <table:table-cell table:number-columns-repeated="16381"/>
        </table:table-row>
        <table:table-row table:style-name="ro1">
          <table:table-cell office:value-type="date" office:date-value="2019-12-21T00:00:00" table:style-name="ce10">
            <text:p>21/12/2019</text:p>
          </table:table-cell>
          <table:table-cell office:value-type="float" office:value="82900" table:style-name="ce11">
            <text:p>82900</text:p>
          </table:table-cell>
          <table:table-cell office:value-type="float" office:value="25374" table:style-name="ce6">
            <text:p>25,374</text:p>
          </table:table-cell>
          <table:table-cell table:number-columns-repeated="16381"/>
        </table:table-row>
        <table:table-row table:style-name="ro1">
          <table:table-cell office:value-type="date" office:date-value="2019-12-22T00:00:00" table:style-name="ce10">
            <text:p>22/12/2019</text:p>
          </table:table-cell>
          <table:table-cell office:value-type="float" office:value="98300" table:style-name="ce11">
            <text:p>98300</text:p>
          </table:table-cell>
          <table:table-cell office:value-type="float" office:value="26455" table:style-name="ce6">
            <text:p>26,455</text:p>
          </table:table-cell>
          <table:table-cell table:number-columns-repeated="16381"/>
        </table:table-row>
        <table:table-row table:style-name="ro1">
          <table:table-cell office:value-type="date" office:date-value="2019-12-23T00:00:00" table:style-name="ce10">
            <text:p>23/12/2019</text:p>
          </table:table-cell>
          <table:table-cell office:value-type="float" office:value="92479" table:style-name="ce11">
            <text:p>92479</text:p>
          </table:table-cell>
          <table:table-cell office:value-type="float" office:value="26906" table:style-name="ce6">
            <text:p>26,906</text:p>
          </table:table-cell>
          <table:table-cell table:number-columns-repeated="16381"/>
        </table:table-row>
        <table:table-row table:style-name="ro1">
          <table:table-cell office:value-type="date" office:date-value="2019-12-24T00:00:00" table:style-name="ce10">
            <text:p>24/12/2019</text:p>
          </table:table-cell>
          <table:table-cell office:value-type="float" office:value="79349" table:style-name="ce11">
            <text:p>79349</text:p>
          </table:table-cell>
          <table:table-cell office:value-type="float" office:value="19556" table:style-name="ce6">
            <text:p>19,556</text:p>
          </table:table-cell>
          <table:table-cell table:number-columns-repeated="16381"/>
        </table:table-row>
        <table:table-row table:style-name="ro1">
          <table:table-cell office:value-type="date" office:date-value="2019-12-25T00:00:00" table:style-name="ce10">
            <text:p>25/12/2019</text:p>
          </table:table-cell>
          <table:table-cell office:value-type="float" office:value="63327" table:style-name="ce11">
            <text:p>63327</text:p>
          </table:table-cell>
          <table:table-cell office:value-type="float" office:value="14581" table:style-name="ce6">
            <text:p>14,581</text:p>
          </table:table-cell>
          <table:table-cell table:number-columns-repeated="16381"/>
        </table:table-row>
        <table:table-row table:style-name="ro1">
          <table:table-cell office:value-type="date" office:date-value="2019-12-26T00:00:00" table:style-name="ce10">
            <text:p>26/12/2019</text:p>
          </table:table-cell>
          <table:table-cell office:value-type="float" office:value="87080" table:style-name="ce11">
            <text:p>87080</text:p>
          </table:table-cell>
          <table:table-cell office:value-type="float" office:value="24086" table:style-name="ce6">
            <text:p>24,086</text:p>
          </table:table-cell>
          <table:table-cell table:number-columns-repeated="16381"/>
        </table:table-row>
        <table:table-row table:style-name="ro1">
          <table:table-cell office:value-type="date" office:date-value="2019-12-27T00:00:00" table:style-name="ce10">
            <text:p>27/12/2019</text:p>
          </table:table-cell>
          <table:table-cell office:value-type="float" office:value="81926" table:style-name="ce11">
            <text:p>81926</text:p>
          </table:table-cell>
          <table:table-cell office:value-type="float" office:value="27201" table:style-name="ce6">
            <text:p>27,201</text:p>
          </table:table-cell>
          <table:table-cell table:number-columns-repeated="16381"/>
        </table:table-row>
        <table:table-row table:style-name="ro1">
          <table:table-cell office:value-type="date" office:date-value="2019-12-28T00:00:00" table:style-name="ce10">
            <text:p>28/12/2019</text:p>
          </table:table-cell>
          <table:table-cell office:value-type="float" office:value="95534" table:style-name="ce11">
            <text:p>95534</text:p>
          </table:table-cell>
          <table:table-cell office:value-type="float" office:value="24107" table:style-name="ce6">
            <text:p>24,107</text:p>
          </table:table-cell>
          <table:table-cell table:number-columns-repeated="16381"/>
        </table:table-row>
        <table:table-row table:style-name="ro1">
          <table:table-cell office:value-type="date" office:date-value="2019-12-29T00:00:00" table:style-name="ce10">
            <text:p>29/12/2019</text:p>
          </table:table-cell>
          <table:table-cell office:value-type="float" office:value="87434" table:style-name="ce11">
            <text:p>87434</text:p>
          </table:table-cell>
          <table:table-cell office:value-type="float" office:value="25596" table:style-name="ce6">
            <text:p>25,596</text:p>
          </table:table-cell>
          <table:table-cell table:number-columns-repeated="16381"/>
        </table:table-row>
        <table:table-row table:style-name="ro1">
          <table:table-cell office:value-type="date" office:date-value="2019-12-30T00:00:00" table:style-name="ce10">
            <text:p>30/12/2019</text:p>
          </table:table-cell>
          <table:table-cell office:value-type="float" office:value="87864" table:style-name="ce11">
            <text:p>87864</text:p>
          </table:table-cell>
          <table:table-cell office:value-type="float" office:value="25837" table:style-name="ce6">
            <text:p>25,837</text:p>
          </table:table-cell>
          <table:table-cell table:number-columns-repeated="16381"/>
        </table:table-row>
        <table:table-row table:style-name="ro1">
          <table:table-cell office:value-type="date" office:date-value="2019-12-31T00:00:00" table:style-name="ce10">
            <text:p>31/12/2019</text:p>
          </table:table-cell>
          <table:table-cell office:value-type="float" office:value="83332" table:style-name="ce11">
            <text:p>83332</text:p>
          </table:table-cell>
          <table:table-cell office:value-type="float" office:value="19859" table:style-name="ce6">
            <text:p>19,859</text:p>
          </table:table-cell>
          <table:table-cell table:number-columns-repeated="16381"/>
        </table:table-row>
        <table:table-row table:style-name="ro1">
          <table:table-cell office:value-type="date" office:date-value="2020-01-01T00:00:00" table:style-name="ce10">
            <text:p>01/01/2020</text:p>
          </table:table-cell>
          <table:table-cell office:value-type="float" office:value="76773" table:style-name="ce11">
            <text:p>76773</text:p>
          </table:table-cell>
          <table:table-cell office:value-type="float" office:value="20472" table:style-name="ce6">
            <text:p>20,472</text:p>
          </table:table-cell>
          <table:table-cell table:number-columns-repeated="16381"/>
        </table:table-row>
        <table:table-row table:style-name="ro1">
          <table:table-cell office:value-type="date" office:date-value="2020-01-02T00:00:00" table:style-name="ce10">
            <text:p>02/01/2020</text:p>
          </table:table-cell>
          <table:table-cell office:value-type="float" office:value="79519" table:style-name="ce11">
            <text:p>79519</text:p>
          </table:table-cell>
          <table:table-cell office:value-type="float" office:value="26770" table:style-name="ce6">
            <text:p>26,770</text:p>
          </table:table-cell>
          <table:table-cell table:number-columns-repeated="16381"/>
        </table:table-row>
        <table:table-row table:style-name="ro1">
          <table:table-cell office:value-type="date" office:date-value="2020-01-03T00:00:00" table:style-name="ce10">
            <text:p>03/01/2020</text:p>
          </table:table-cell>
          <table:table-cell office:value-type="float" office:value="98882" table:style-name="ce11">
            <text:p>98882</text:p>
          </table:table-cell>
          <table:table-cell office:value-type="float" office:value="27377" table:style-name="ce6">
            <text:p>27,377</text:p>
          </table:table-cell>
          <table:table-cell table:number-columns-repeated="16381"/>
        </table:table-row>
        <table:table-row table:style-name="ro1">
          <table:table-cell office:value-type="date" office:date-value="2020-01-04T00:00:00" table:style-name="ce10">
            <text:p>04/01/2020</text:p>
          </table:table-cell>
          <table:table-cell office:value-type="float" office:value="87423" table:style-name="ce11">
            <text:p>87423</text:p>
          </table:table-cell>
          <table:table-cell office:value-type="float" office:value="24325" table:style-name="ce6">
            <text:p>24,325</text:p>
          </table:table-cell>
          <table:table-cell table:number-columns-repeated="16381"/>
        </table:table-row>
        <table:table-row table:style-name="ro1">
          <table:table-cell office:value-type="date" office:date-value="2020-01-05T00:00:00" table:style-name="ce10">
            <text:p>05/01/2020</text:p>
          </table:table-cell>
          <table:table-cell office:value-type="float" office:value="91182" table:style-name="ce11">
            <text:p>91182</text:p>
          </table:table-cell>
          <table:table-cell office:value-type="float" office:value="26635" table:style-name="ce6">
            <text:p>26,635</text:p>
          </table:table-cell>
          <table:table-cell table:number-columns-repeated="16381"/>
        </table:table-row>
        <table:table-row table:style-name="ro1">
          <table:table-cell office:value-type="date" office:date-value="2020-01-06T00:00:00" table:style-name="ce10">
            <text:p>06/01/2020</text:p>
          </table:table-cell>
          <table:table-cell office:value-type="float" office:value="92635" table:style-name="ce11">
            <text:p>92635</text:p>
          </table:table-cell>
          <table:table-cell office:value-type="float" office:value="27001" table:style-name="ce6">
            <text:p>27,001</text:p>
          </table:table-cell>
          <table:table-cell table:number-columns-repeated="16381"/>
        </table:table-row>
        <table:table-row table:style-name="ro1">
          <table:table-cell office:value-type="date" office:date-value="2020-01-07T00:00:00" table:style-name="ce10">
            <text:p>07/01/2020</text:p>
          </table:table-cell>
          <table:table-cell office:value-type="float" office:value="79469" table:style-name="ce11">
            <text:p>79469</text:p>
          </table:table-cell>
          <table:table-cell office:value-type="float" office:value="25051" table:style-name="ce6">
            <text:p>25,051</text:p>
          </table:table-cell>
          <table:table-cell table:number-columns-repeated="16381"/>
        </table:table-row>
        <table:table-row table:style-name="ro1">
          <table:table-cell office:value-type="date" office:date-value="2020-01-08T00:00:00" table:style-name="ce10">
            <text:p>08/01/2020</text:p>
          </table:table-cell>
          <table:table-cell office:value-type="float" office:value="96782" table:style-name="ce11">
            <text:p>96782</text:p>
          </table:table-cell>
          <table:table-cell office:value-type="float" office:value="25279" table:style-name="ce6">
            <text:p>25,279</text:p>
          </table:table-cell>
          <table:table-cell table:number-columns-repeated="16381"/>
        </table:table-row>
        <table:table-row table:style-name="ro1">
          <table:table-cell office:value-type="date" office:date-value="2020-01-09T00:00:00" table:style-name="ce10">
            <text:p>09/01/2020</text:p>
          </table:table-cell>
          <table:table-cell office:value-type="float" office:value="93529" table:style-name="ce11">
            <text:p>93529</text:p>
          </table:table-cell>
          <table:table-cell office:value-type="float" office:value="26018" table:style-name="ce6">
            <text:p>26,018</text:p>
          </table:table-cell>
          <table:table-cell table:number-columns-repeated="16381"/>
        </table:table-row>
        <table:table-row table:style-name="ro1">
          <table:table-cell office:value-type="date" office:date-value="2020-01-10T00:00:00" table:style-name="ce10">
            <text:p>10/01/2020</text:p>
          </table:table-cell>
          <table:table-cell office:value-type="float" office:value="92699" table:style-name="ce11">
            <text:p>92699</text:p>
          </table:table-cell>
          <table:table-cell office:value-type="float" office:value="27863" table:style-name="ce6">
            <text:p>27,863</text:p>
          </table:table-cell>
          <table:table-cell table:number-columns-repeated="16381"/>
        </table:table-row>
        <table:table-row table:style-name="ro1">
          <table:table-cell office:value-type="date" office:date-value="2020-01-11T00:00:00" table:style-name="ce10">
            <text:p>11/01/2020</text:p>
          </table:table-cell>
          <table:table-cell office:value-type="float" office:value="79520" table:style-name="ce11">
            <text:p>79520</text:p>
          </table:table-cell>
          <table:table-cell office:value-type="float" office:value="22079" table:style-name="ce6">
            <text:p>22,079</text:p>
          </table:table-cell>
          <table:table-cell table:number-columns-repeated="16381"/>
        </table:table-row>
        <table:table-row table:style-name="ro1">
          <table:table-cell office:value-type="date" office:date-value="2020-01-12T00:00:00" table:style-name="ce10">
            <text:p>12/01/2020</text:p>
          </table:table-cell>
          <table:table-cell office:value-type="float" office:value="73073" table:style-name="ce11">
            <text:p>73073</text:p>
          </table:table-cell>
          <table:table-cell office:value-type="float" office:value="25146" table:style-name="ce6">
            <text:p>25,146</text:p>
          </table:table-cell>
          <table:table-cell table:number-columns-repeated="16381"/>
        </table:table-row>
        <table:table-row table:style-name="ro1">
          <table:table-cell office:value-type="date" office:date-value="2020-01-13T00:00:00" table:style-name="ce10">
            <text:p>13/01/2020</text:p>
          </table:table-cell>
          <table:table-cell office:value-type="float" office:value="94068" table:style-name="ce11">
            <text:p>94068</text:p>
          </table:table-cell>
          <table:table-cell office:value-type="float" office:value="26463" table:style-name="ce6">
            <text:p>26,463</text:p>
          </table:table-cell>
          <table:table-cell table:number-columns-repeated="16381"/>
        </table:table-row>
        <table:table-row table:style-name="ro1">
          <table:table-cell office:value-type="date" office:date-value="2020-01-14T00:00:00" table:style-name="ce10">
            <text:p>14/01/2020</text:p>
          </table:table-cell>
          <table:table-cell office:value-type="float" office:value="86588" table:style-name="ce11">
            <text:p>86588</text:p>
          </table:table-cell>
          <table:table-cell office:value-type="float" office:value="23601" table:style-name="ce6">
            <text:p>23,601</text:p>
          </table:table-cell>
          <table:table-cell table:number-columns-repeated="16381"/>
        </table:table-row>
        <table:table-row table:style-name="ro1">
          <table:table-cell office:value-type="date" office:date-value="2020-01-15T00:00:00" table:style-name="ce10">
            <text:p>15/01/2020</text:p>
          </table:table-cell>
          <table:table-cell office:value-type="float" office:value="91687" table:style-name="ce11">
            <text:p>91687</text:p>
          </table:table-cell>
          <table:table-cell office:value-type="float" office:value="24865" table:style-name="ce6">
            <text:p>24,865</text:p>
          </table:table-cell>
          <table:table-cell table:number-columns-repeated="16381"/>
        </table:table-row>
        <table:table-row table:style-name="ro1">
          <table:table-cell office:value-type="date" office:date-value="2020-01-16T00:00:00" table:style-name="ce10">
            <text:p>16/01/2020</text:p>
          </table:table-cell>
          <table:table-cell office:value-type="float" office:value="91964" table:style-name="ce11">
            <text:p>91964</text:p>
          </table:table-cell>
          <table:table-cell office:value-type="float" office:value="26266" table:style-name="ce6">
            <text:p>26,266</text:p>
          </table:table-cell>
          <table:table-cell table:number-columns-repeated="16381"/>
        </table:table-row>
        <table:table-row table:style-name="ro1">
          <table:table-cell office:value-type="date" office:date-value="2020-01-17T00:00:00" table:style-name="ce10">
            <text:p>17/01/2020</text:p>
          </table:table-cell>
          <table:table-cell office:value-type="float" office:value="92695" table:style-name="ce11">
            <text:p>92695</text:p>
          </table:table-cell>
          <table:table-cell office:value-type="float" office:value="27754" table:style-name="ce6">
            <text:p>27,754</text:p>
          </table:table-cell>
          <table:table-cell table:number-columns-repeated="16381"/>
        </table:table-row>
        <table:table-row table:style-name="ro1">
          <table:table-cell office:value-type="date" office:date-value="2020-01-18T00:00:00" table:style-name="ce10">
            <text:p>18/01/2020</text:p>
          </table:table-cell>
          <table:table-cell office:value-type="float" office:value="72822" table:style-name="ce11">
            <text:p>72822</text:p>
          </table:table-cell>
          <table:table-cell office:value-type="float" office:value="21408" table:style-name="ce6">
            <text:p>21,408</text:p>
          </table:table-cell>
          <table:table-cell table:number-columns-repeated="16381"/>
        </table:table-row>
        <table:table-row table:style-name="ro1">
          <table:table-cell office:value-type="date" office:date-value="2020-01-19T00:00:00" table:style-name="ce10">
            <text:p>19/01/2020</text:p>
          </table:table-cell>
          <table:table-cell office:value-type="float" office:value="72695" table:style-name="ce11">
            <text:p>72695</text:p>
          </table:table-cell>
          <table:table-cell office:value-type="float" office:value="24922" table:style-name="ce6">
            <text:p>24,922</text:p>
          </table:table-cell>
          <table:table-cell table:number-columns-repeated="16381"/>
        </table:table-row>
        <table:table-row table:style-name="ro1">
          <table:table-cell office:value-type="date" office:date-value="2020-01-20T00:00:00" table:style-name="ce10">
            <text:p>20/01/2020</text:p>
          </table:table-cell>
          <table:table-cell office:value-type="float" office:value="99826" table:style-name="ce11">
            <text:p>99826</text:p>
          </table:table-cell>
          <table:table-cell office:value-type="float" office:value="26670" table:style-name="ce6">
            <text:p>26,670</text:p>
          </table:table-cell>
          <table:table-cell table:number-columns-repeated="16381"/>
        </table:table-row>
        <table:table-row table:style-name="ro1">
          <table:table-cell office:value-type="date" office:date-value="2020-01-21T00:00:00" table:style-name="ce10">
            <text:p>21/01/2020</text:p>
          </table:table-cell>
          <table:table-cell office:value-type="float" office:value="80922" table:style-name="ce11">
            <text:p>80922</text:p>
          </table:table-cell>
          <table:table-cell office:value-type="float" office:value="24574" table:style-name="ce6">
            <text:p>24,574</text:p>
          </table:table-cell>
          <table:table-cell table:number-columns-repeated="16381"/>
        </table:table-row>
        <table:table-row table:style-name="ro1">
          <table:table-cell office:value-type="date" office:date-value="2020-01-22T00:00:00" table:style-name="ce10">
            <text:p>22/01/2020</text:p>
          </table:table-cell>
          <table:table-cell office:value-type="float" office:value="97369" table:style-name="ce11">
            <text:p>97369</text:p>
          </table:table-cell>
          <table:table-cell office:value-type="float" office:value="24862" table:style-name="ce6">
            <text:p>24,862</text:p>
          </table:table-cell>
          <table:table-cell table:number-columns-repeated="16381"/>
        </table:table-row>
        <table:table-row table:style-name="ro1">
          <table:table-cell office:value-type="date" office:date-value="2020-01-23T00:00:00" table:style-name="ce10">
            <text:p>23/01/2020</text:p>
          </table:table-cell>
          <table:table-cell office:value-type="float" office:value="95880" table:style-name="ce11">
            <text:p>95880</text:p>
          </table:table-cell>
          <table:table-cell office:value-type="float" office:value="26562" table:style-name="ce6">
            <text:p>26,562</text:p>
          </table:table-cell>
          <table:table-cell table:number-columns-repeated="16381"/>
        </table:table-row>
        <table:table-row table:style-name="ro1">
          <table:table-cell office:value-type="date" office:date-value="2020-01-24T00:00:00" table:style-name="ce10">
            <text:p>24/01/2020</text:p>
          </table:table-cell>
          <table:table-cell office:value-type="float" office:value="97132" table:style-name="ce11">
            <text:p>97132</text:p>
          </table:table-cell>
          <table:table-cell office:value-type="float" office:value="27994" table:style-name="ce6">
            <text:p>27,994</text:p>
          </table:table-cell>
          <table:table-cell table:number-columns-repeated="16381"/>
        </table:table-row>
        <table:table-row table:style-name="ro1">
          <table:table-cell office:value-type="date" office:date-value="2020-01-25T00:00:00" table:style-name="ce10">
            <text:p>25/01/2020</text:p>
          </table:table-cell>
          <table:table-cell office:value-type="float" office:value="71889" table:style-name="ce11">
            <text:p>71889</text:p>
          </table:table-cell>
          <table:table-cell office:value-type="float" office:value="21306" table:style-name="ce6">
            <text:p>21,306</text:p>
          </table:table-cell>
          <table:table-cell table:number-columns-repeated="16381"/>
        </table:table-row>
        <table:table-row table:style-name="ro1">
          <table:table-cell office:value-type="date" office:date-value="2020-01-26T00:00:00" table:style-name="ce10">
            <text:p>26/01/2020</text:p>
          </table:table-cell>
          <table:table-cell office:value-type="float" office:value="91503" table:style-name="ce11">
            <text:p>91503</text:p>
          </table:table-cell>
          <table:table-cell office:value-type="float" office:value="24877" table:style-name="ce6">
            <text:p>24,877</text:p>
          </table:table-cell>
          <table:table-cell table:number-columns-repeated="16381"/>
        </table:table-row>
        <table:table-row table:style-name="ro1">
          <table:table-cell office:value-type="date" office:date-value="2020-01-27T00:00:00" table:style-name="ce10">
            <text:p>27/01/2020</text:p>
          </table:table-cell>
          <table:table-cell office:value-type="float" office:value="90642" table:style-name="ce11">
            <text:p>90642</text:p>
          </table:table-cell>
          <table:table-cell office:value-type="float" office:value="26679" table:style-name="ce6">
            <text:p>26,679</text:p>
          </table:table-cell>
          <table:table-cell table:number-columns-repeated="16381"/>
        </table:table-row>
        <table:table-row table:style-name="ro1">
          <table:table-cell office:value-type="date" office:date-value="2020-01-28T00:00:00" table:style-name="ce10">
            <text:p>28/01/2020</text:p>
          </table:table-cell>
          <table:table-cell office:value-type="float" office:value="90156" table:style-name="ce11">
            <text:p>90156</text:p>
          </table:table-cell>
          <table:table-cell office:value-type="float" office:value="24135" table:style-name="ce6">
            <text:p>24,135</text:p>
          </table:table-cell>
          <table:table-cell table:number-columns-repeated="16381"/>
        </table:table-row>
        <table:table-row table:style-name="ro1">
          <table:table-cell office:value-type="date" office:date-value="2020-01-29T00:00:00" table:style-name="ce10">
            <text:p>29/01/2020</text:p>
          </table:table-cell>
          <table:table-cell office:value-type="float" office:value="91824" table:style-name="ce11">
            <text:p>91824</text:p>
          </table:table-cell>
          <table:table-cell office:value-type="float" office:value="24815" table:style-name="ce6">
            <text:p>24,815</text:p>
          </table:table-cell>
          <table:table-cell table:number-columns-repeated="16381"/>
        </table:table-row>
        <table:table-row table:style-name="ro1">
          <table:table-cell office:value-type="date" office:date-value="2020-01-30T00:00:00" table:style-name="ce10">
            <text:p>30/01/2020</text:p>
          </table:table-cell>
          <table:table-cell office:value-type="float" office:value="82867" table:style-name="ce11">
            <text:p>82867</text:p>
          </table:table-cell>
          <table:table-cell office:value-type="float" office:value="26443" table:style-name="ce6">
            <text:p>26,443</text:p>
          </table:table-cell>
          <table:table-cell table:number-columns-repeated="16381"/>
        </table:table-row>
        <table:table-row table:style-name="ro1">
          <table:table-cell office:value-type="date" office:date-value="2020-01-31T00:00:00" table:style-name="ce10">
            <text:p>31/01/2020</text:p>
          </table:table-cell>
          <table:table-cell office:value-type="float" office:value="102207" table:style-name="ce11">
            <text:p>102207</text:p>
          </table:table-cell>
          <table:table-cell office:value-type="float" office:value="28096" table:style-name="ce6">
            <text:p>28,096</text:p>
          </table:table-cell>
          <table:table-cell table:number-columns-repeated="16381"/>
        </table:table-row>
        <table:table-row table:style-name="ro1">
          <table:table-cell office:value-type="date" office:date-value="2020-02-01T00:00:00" table:style-name="ce10">
            <text:p>01/02/2020</text:p>
          </table:table-cell>
          <table:table-cell office:value-type="float" office:value="83442" table:style-name="ce11">
            <text:p>83442</text:p>
          </table:table-cell>
          <table:table-cell office:value-type="float" office:value="21816" table:style-name="ce6">
            <text:p>21,816</text:p>
          </table:table-cell>
          <table:table-cell table:number-columns-repeated="16381"/>
        </table:table-row>
        <table:table-row table:style-name="ro1">
          <table:table-cell office:value-type="date" office:date-value="2020-02-02T00:00:00" table:style-name="ce10">
            <text:p>02/02/2020</text:p>
          </table:table-cell>
          <table:table-cell office:value-type="float" office:value="85447" table:style-name="ce11">
            <text:p>85447</text:p>
          </table:table-cell>
          <table:table-cell office:value-type="float" office:value="24961" table:style-name="ce6">
            <text:p>24,961</text:p>
          </table:table-cell>
          <table:table-cell table:number-columns-repeated="16381"/>
        </table:table-row>
        <table:table-row table:style-name="ro1">
          <table:table-cell office:value-type="date" office:date-value="2020-02-03T00:00:00" table:style-name="ce10">
            <text:p>03/02/2020</text:p>
          </table:table-cell>
          <table:table-cell office:value-type="float" office:value="92523" table:style-name="ce11">
            <text:p>92523</text:p>
          </table:table-cell>
          <table:table-cell office:value-type="float" office:value="26779" table:style-name="ce6">
            <text:p>26,779</text:p>
          </table:table-cell>
          <table:table-cell table:number-columns-repeated="16381"/>
        </table:table-row>
        <table:table-row table:style-name="ro1">
          <table:table-cell office:value-type="date" office:date-value="2020-02-04T00:00:00" table:style-name="ce10">
            <text:p>04/02/2020</text:p>
          </table:table-cell>
          <table:table-cell office:value-type="float" office:value="88366" table:style-name="ce11">
            <text:p>88366</text:p>
          </table:table-cell>
          <table:table-cell office:value-type="float" office:value="24348" table:style-name="ce6">
            <text:p>24,348</text:p>
          </table:table-cell>
          <table:table-cell table:number-columns-repeated="16381"/>
        </table:table-row>
        <table:table-row table:style-name="ro1">
          <table:table-cell office:value-type="date" office:date-value="2020-02-05T00:00:00" table:style-name="ce10">
            <text:p>05/02/2020</text:p>
          </table:table-cell>
          <table:table-cell office:value-type="float" office:value="89730" table:style-name="ce11">
            <text:p>89730</text:p>
          </table:table-cell>
          <table:table-cell office:value-type="float" office:value="25258" table:style-name="ce6">
            <text:p>25,258</text:p>
          </table:table-cell>
          <table:table-cell table:number-columns-repeated="16381"/>
        </table:table-row>
        <table:table-row table:style-name="ro1">
          <table:table-cell office:value-type="date" office:date-value="2020-02-06T00:00:00" table:style-name="ce10">
            <text:p>06/02/2020</text:p>
          </table:table-cell>
          <table:table-cell office:value-type="float" office:value="90373" table:style-name="ce11">
            <text:p>90373</text:p>
          </table:table-cell>
          <table:table-cell office:value-type="float" office:value="26820" table:style-name="ce6">
            <text:p>26,820</text:p>
          </table:table-cell>
          <table:table-cell table:number-columns-repeated="16381"/>
        </table:table-row>
        <table:table-row table:style-name="ro1">
          <table:table-cell office:value-type="date" office:date-value="2020-02-07T00:00:00" table:style-name="ce10">
            <text:p>07/02/2020</text:p>
          </table:table-cell>
          <table:table-cell office:value-type="float" office:value="94129" table:style-name="ce11">
            <text:p>94129</text:p>
          </table:table-cell>
          <table:table-cell office:value-type="float" office:value="27949" table:style-name="ce6">
            <text:p>27,949</text:p>
          </table:table-cell>
          <table:table-cell table:number-columns-repeated="16381"/>
        </table:table-row>
        <table:table-row table:style-name="ro1">
          <table:table-cell office:value-type="date" office:date-value="2020-02-08T00:00:00" table:style-name="ce10">
            <text:p>08/02/2020</text:p>
          </table:table-cell>
          <table:table-cell office:value-type="float" office:value="87850" table:style-name="ce11">
            <text:p>87850</text:p>
          </table:table-cell>
          <table:table-cell office:value-type="float" office:value="22332" table:style-name="ce6">
            <text:p>22,332</text:p>
          </table:table-cell>
          <table:table-cell table:number-columns-repeated="16381"/>
        </table:table-row>
        <table:table-row table:style-name="ro1">
          <table:table-cell office:value-type="date" office:date-value="2020-02-09T00:00:00" table:style-name="ce10">
            <text:p>09/02/2020</text:p>
          </table:table-cell>
          <table:table-cell office:value-type="float" office:value="80817" table:style-name="ce11">
            <text:p>80817</text:p>
          </table:table-cell>
          <table:table-cell office:value-type="float" office:value="22059" table:style-name="ce6">
            <text:p>22,059</text:p>
          </table:table-cell>
          <table:table-cell table:number-columns-repeated="16381"/>
        </table:table-row>
        <table:table-row table:style-name="ro1">
          <table:table-cell office:value-type="date" office:date-value="2020-02-10T00:00:00" table:style-name="ce10">
            <text:p>10/02/2020</text:p>
          </table:table-cell>
          <table:table-cell office:value-type="float" office:value="85961" table:style-name="ce11">
            <text:p>85961</text:p>
          </table:table-cell>
          <table:table-cell office:value-type="float" office:value="24308" table:style-name="ce6">
            <text:p>24,308</text:p>
          </table:table-cell>
          <table:table-cell table:number-columns-repeated="16381"/>
        </table:table-row>
        <table:table-row table:style-name="ro1">
          <table:table-cell office:value-type="date" office:date-value="2020-02-11T00:00:00" table:style-name="ce10">
            <text:p>11/02/2020</text:p>
          </table:table-cell>
          <table:table-cell office:value-type="float" office:value="86350" table:style-name="ce11">
            <text:p>86350</text:p>
          </table:table-cell>
          <table:table-cell office:value-type="float" office:value="24366" table:style-name="ce6">
            <text:p>24,366</text:p>
          </table:table-cell>
          <table:table-cell table:number-columns-repeated="16381"/>
        </table:table-row>
        <table:table-row table:style-name="ro1">
          <table:table-cell office:value-type="date" office:date-value="2020-02-12T00:00:00" table:style-name="ce10">
            <text:p>12/02/2020</text:p>
          </table:table-cell>
          <table:table-cell office:value-type="float" office:value="92619" table:style-name="ce11">
            <text:p>92619</text:p>
          </table:table-cell>
          <table:table-cell office:value-type="float" office:value="25795" table:style-name="ce6">
            <text:p>25,795</text:p>
          </table:table-cell>
          <table:table-cell table:number-columns-repeated="16381"/>
        </table:table-row>
        <table:table-row table:style-name="ro1">
          <table:table-cell office:value-type="date" office:date-value="2020-02-13T00:00:00" table:style-name="ce10">
            <text:p>13/02/2020</text:p>
          </table:table-cell>
          <table:table-cell office:value-type="float" office:value="93263" table:style-name="ce11">
            <text:p>93263</text:p>
          </table:table-cell>
          <table:table-cell office:value-type="float" office:value="27204" table:style-name="ce6">
            <text:p>27,204</text:p>
          </table:table-cell>
          <table:table-cell table:number-columns-repeated="16381"/>
        </table:table-row>
        <table:table-row table:style-name="ro1">
          <table:table-cell office:value-type="date" office:date-value="2020-02-14T00:00:00" table:style-name="ce10">
            <text:p>14/02/2020</text:p>
          </table:table-cell>
          <table:table-cell office:value-type="float" office:value="90634" table:style-name="ce11">
            <text:p>90634</text:p>
          </table:table-cell>
          <table:table-cell office:value-type="float" office:value="29011" table:style-name="ce6">
            <text:p>29,011</text:p>
          </table:table-cell>
          <table:table-cell table:number-columns-repeated="16381"/>
        </table:table-row>
        <table:table-row table:style-name="ro1">
          <table:table-cell office:value-type="date" office:date-value="2020-02-15T00:00:00" table:style-name="ce10">
            <text:p>15/02/2020</text:p>
          </table:table-cell>
          <table:table-cell office:value-type="float" office:value="96178" table:style-name="ce11">
            <text:p>96178</text:p>
          </table:table-cell>
          <table:table-cell office:value-type="float" office:value="23287" table:style-name="ce6">
            <text:p>23,287</text:p>
          </table:table-cell>
          <table:table-cell table:number-columns-repeated="16381"/>
        </table:table-row>
        <table:table-row table:style-name="ro1">
          <table:table-cell office:value-type="date" office:date-value="2020-02-16T00:00:00" table:style-name="ce10">
            <text:p>16/02/2020</text:p>
          </table:table-cell>
          <table:table-cell office:value-type="float" office:value="87297" table:style-name="ce11">
            <text:p>87297</text:p>
          </table:table-cell>
          <table:table-cell office:value-type="float" office:value="25156" table:style-name="ce6">
            <text:p>25,156</text:p>
          </table:table-cell>
          <table:table-cell table:number-columns-repeated="16381"/>
        </table:table-row>
        <table:table-row table:style-name="ro1">
          <table:table-cell office:value-type="date" office:date-value="2020-02-17T00:00:00" table:style-name="ce10">
            <text:p>17/02/2020</text:p>
          </table:table-cell>
          <table:table-cell office:value-type="float" office:value="93908" table:style-name="ce11">
            <text:p>93908</text:p>
          </table:table-cell>
          <table:table-cell office:value-type="float" office:value="27218" table:style-name="ce6">
            <text:p>27,218</text:p>
          </table:table-cell>
          <table:table-cell table:number-columns-repeated="16381"/>
        </table:table-row>
        <table:table-row table:style-name="ro1">
          <table:table-cell office:value-type="date" office:date-value="2020-02-18T00:00:00" table:style-name="ce10">
            <text:p>18/02/2020</text:p>
          </table:table-cell>
          <table:table-cell office:value-type="float" office:value="90816" table:style-name="ce11">
            <text:p>90816</text:p>
          </table:table-cell>
          <table:table-cell office:value-type="float" office:value="25793" table:style-name="ce6">
            <text:p>25,793</text:p>
          </table:table-cell>
          <table:table-cell table:number-columns-repeated="16381"/>
        </table:table-row>
        <table:table-row table:style-name="ro1">
          <table:table-cell office:value-type="date" office:date-value="2020-02-19T00:00:00" table:style-name="ce10">
            <text:p>19/02/2020</text:p>
          </table:table-cell>
          <table:table-cell office:value-type="float" office:value="96356" table:style-name="ce11">
            <text:p>96356</text:p>
          </table:table-cell>
          <table:table-cell office:value-type="float" office:value="26437" table:style-name="ce6">
            <text:p>26,437</text:p>
          </table:table-cell>
          <table:table-cell table:number-columns-repeated="16381"/>
        </table:table-row>
        <table:table-row table:style-name="ro1">
          <table:table-cell office:value-type="date" office:date-value="2020-02-20T00:00:00" table:style-name="ce10">
            <text:p>20/02/2020</text:p>
          </table:table-cell>
          <table:table-cell office:value-type="float" office:value="97625" table:style-name="ce11">
            <text:p>97625</text:p>
          </table:table-cell>
          <table:table-cell office:value-type="float" office:value="27413" table:style-name="ce6">
            <text:p>27,413</text:p>
          </table:table-cell>
          <table:table-cell table:number-columns-repeated="16381"/>
        </table:table-row>
        <table:table-row table:style-name="ro1">
          <table:table-cell office:value-type="date" office:date-value="2020-02-21T00:00:00" table:style-name="ce10">
            <text:p>21/02/2020</text:p>
          </table:table-cell>
          <table:table-cell office:value-type="float" office:value="102693" table:style-name="ce11">
            <text:p>102693</text:p>
          </table:table-cell>
          <table:table-cell office:value-type="float" office:value="29135" table:style-name="ce6">
            <text:p>29,135</text:p>
          </table:table-cell>
          <table:table-cell table:number-columns-repeated="16381"/>
        </table:table-row>
        <table:table-row table:style-name="ro1">
          <table:table-cell office:value-type="date" office:date-value="2020-02-22T00:00:00" table:style-name="ce10">
            <text:p>22/02/2020</text:p>
          </table:table-cell>
          <table:table-cell office:value-type="float" office:value="90781" table:style-name="ce11">
            <text:p>90781</text:p>
          </table:table-cell>
          <table:table-cell office:value-type="float" office:value="23783" table:style-name="ce6">
            <text:p>23,783</text:p>
          </table:table-cell>
          <table:table-cell table:number-columns-repeated="16381"/>
        </table:table-row>
        <table:table-row table:style-name="ro1">
          <table:table-cell office:value-type="date" office:date-value="2020-02-23T00:00:00" table:style-name="ce10">
            <text:p>23/02/2020</text:p>
          </table:table-cell>
          <table:table-cell office:value-type="float" office:value="90495" table:style-name="ce11">
            <text:p>90495</text:p>
          </table:table-cell>
          <table:table-cell office:value-type="float" office:value="25844" table:style-name="ce6">
            <text:p>25,844</text:p>
          </table:table-cell>
          <table:table-cell table:number-columns-repeated="16381"/>
        </table:table-row>
        <table:table-row table:style-name="ro1">
          <table:table-cell office:value-type="date" office:date-value="2020-02-24T00:00:00" table:style-name="ce10">
            <text:p>24/02/2020</text:p>
          </table:table-cell>
          <table:table-cell office:value-type="float" office:value="92456" table:style-name="ce11">
            <text:p>92456</text:p>
          </table:table-cell>
          <table:table-cell office:value-type="float" office:value="27883" table:style-name="ce6">
            <text:p>27,883</text:p>
          </table:table-cell>
          <table:table-cell table:number-columns-repeated="16381"/>
        </table:table-row>
        <table:table-row table:style-name="ro1">
          <table:table-cell office:value-type="date" office:date-value="2020-02-25T00:00:00" table:style-name="ce10">
            <text:p>25/02/2020</text:p>
          </table:table-cell>
          <table:table-cell office:value-type="float" office:value="89404" table:style-name="ce11">
            <text:p>89404</text:p>
          </table:table-cell>
          <table:table-cell office:value-type="float" office:value="25907" table:style-name="ce6">
            <text:p>25,907</text:p>
          </table:table-cell>
          <table:table-cell table:number-columns-repeated="16381"/>
        </table:table-row>
        <table:table-row table:style-name="ro1">
          <table:table-cell office:value-type="date" office:date-value="2020-02-26T00:00:00" table:style-name="ce10">
            <text:p>26/02/2020</text:p>
          </table:table-cell>
          <table:table-cell office:value-type="float" office:value="91139" table:style-name="ce11">
            <text:p>91139</text:p>
          </table:table-cell>
          <table:table-cell office:value-type="float" office:value="26229" table:style-name="ce6">
            <text:p>26,229</text:p>
          </table:table-cell>
          <table:table-cell table:number-columns-repeated="16381"/>
        </table:table-row>
        <table:table-row table:style-name="ro1">
          <table:table-cell office:value-type="date" office:date-value="2020-02-27T00:00:00" table:style-name="ce10">
            <text:p>27/02/2020</text:p>
          </table:table-cell>
          <table:table-cell office:value-type="float" office:value="97600" table:style-name="ce11">
            <text:p>97600</text:p>
          </table:table-cell>
          <table:table-cell office:value-type="float" office:value="27060" table:style-name="ce6">
            <text:p>27,060</text:p>
          </table:table-cell>
          <table:table-cell table:number-columns-repeated="16381"/>
        </table:table-row>
        <table:table-row table:style-name="ro1">
          <table:table-cell office:value-type="date" office:date-value="2020-02-28T00:00:00" table:style-name="ce10">
            <text:p>28/02/2020</text:p>
          </table:table-cell>
          <table:table-cell office:value-type="float" office:value="100462" table:style-name="ce11">
            <text:p>100462</text:p>
          </table:table-cell>
          <table:table-cell office:value-type="float" office:value="28935" table:style-name="ce6">
            <text:p>28,935</text:p>
          </table:table-cell>
          <table:table-cell table:number-columns-repeated="16381"/>
        </table:table-row>
        <table:table-row table:style-name="ro1">
          <table:table-cell office:value-type="date" office:date-value="2020-02-29T00:00:00" table:style-name="ce10">
            <text:p>29/02/2020</text:p>
          </table:table-cell>
          <table:table-cell office:value-type="float" office:value="89250" table:style-name="ce11">
            <text:p>89250</text:p>
          </table:table-cell>
          <table:table-cell office:value-type="float" office:value="23023" table:style-name="ce6">
            <text:p>23,023</text:p>
          </table:table-cell>
          <table:table-cell table:number-columns-repeated="16381"/>
        </table:table-row>
        <table:table-row table:style-name="ro1">
          <table:table-cell office:value-type="date" office:date-value="2020-03-01T00:00:00" table:style-name="ce10">
            <text:p>01/03/2020</text:p>
          </table:table-cell>
          <table:table-cell office:value-type="float" office:value="88785" table:style-name="ce11">
            <text:p>88785</text:p>
          </table:table-cell>
          <table:table-cell office:value-type="float" office:value="25855" table:style-name="ce6">
            <text:p>25,855</text:p>
          </table:table-cell>
          <table:table-cell table:number-columns-repeated="16381"/>
        </table:table-row>
        <table:table-row table:style-name="ro1">
          <table:table-cell office:value-type="date" office:date-value="2020-03-02T00:00:00" table:style-name="ce10">
            <text:p>02/03/2020</text:p>
          </table:table-cell>
          <table:table-cell office:value-type="float" office:value="90127" table:style-name="ce11">
            <text:p>90127</text:p>
          </table:table-cell>
          <table:table-cell office:value-type="float" office:value="27311" table:style-name="ce6">
            <text:p>27,311</text:p>
          </table:table-cell>
          <table:table-cell table:number-columns-repeated="16381"/>
        </table:table-row>
        <table:table-row table:style-name="ro1">
          <table:table-cell office:value-type="date" office:date-value="2020-03-03T00:00:00" table:style-name="ce10">
            <text:p>03/03/2020</text:p>
          </table:table-cell>
          <table:table-cell office:value-type="float" office:value="91052" table:style-name="ce11">
            <text:p>91052</text:p>
          </table:table-cell>
          <table:table-cell office:value-type="float" office:value="25657" table:style-name="ce6">
            <text:p>25,657</text:p>
          </table:table-cell>
          <table:table-cell table:number-columns-repeated="16381"/>
        </table:table-row>
        <table:table-row table:style-name="ro1">
          <table:table-cell office:value-type="date" office:date-value="2020-03-04T00:00:00" table:style-name="ce10">
            <text:p>04/03/2020</text:p>
          </table:table-cell>
          <table:table-cell office:value-type="float" office:value="94404" table:style-name="ce11">
            <text:p>94404</text:p>
          </table:table-cell>
          <table:table-cell office:value-type="float" office:value="26190" table:style-name="ce6">
            <text:p>26,190</text:p>
          </table:table-cell>
          <table:table-cell table:number-columns-repeated="16381"/>
        </table:table-row>
        <table:table-row table:style-name="ro1">
          <table:table-cell office:value-type="date" office:date-value="2020-03-05T00:00:00" table:style-name="ce10">
            <text:p>05/03/2020</text:p>
          </table:table-cell>
          <table:table-cell office:value-type="float" office:value="98918" table:style-name="ce11">
            <text:p>98918</text:p>
          </table:table-cell>
          <table:table-cell office:value-type="float" office:value="26677" table:style-name="ce6">
            <text:p>26,677</text:p>
          </table:table-cell>
          <table:table-cell table:number-columns-repeated="16381"/>
        </table:table-row>
        <table:table-row table:style-name="ro1">
          <table:table-cell office:value-type="date" office:date-value="2020-03-06T00:00:00" table:style-name="ce10">
            <text:p>06/03/2020</text:p>
          </table:table-cell>
          <table:table-cell office:value-type="float" office:value="97872" table:style-name="ce11">
            <text:p>97872</text:p>
          </table:table-cell>
          <table:table-cell office:value-type="float" office:value="27613" table:style-name="ce6">
            <text:p>27,613</text:p>
          </table:table-cell>
          <table:table-cell table:number-columns-repeated="16381"/>
        </table:table-row>
        <table:table-row table:style-name="ro1">
          <table:table-cell office:value-type="date" office:date-value="2020-03-07T00:00:00" table:style-name="ce10">
            <text:p>07/03/2020</text:p>
          </table:table-cell>
          <table:table-cell office:value-type="float" office:value="87133" table:style-name="ce11">
            <text:p>87133</text:p>
          </table:table-cell>
          <table:table-cell office:value-type="float" office:value="22021" table:style-name="ce6">
            <text:p>22,021</text:p>
          </table:table-cell>
          <table:table-cell table:number-columns-repeated="16381"/>
        </table:table-row>
        <table:table-row table:style-name="ro1">
          <table:table-cell office:value-type="date" office:date-value="2020-03-08T00:00:00" table:style-name="ce10">
            <text:p>08/03/2020</text:p>
          </table:table-cell>
          <table:table-cell office:value-type="float" office:value="92454" table:style-name="ce11">
            <text:p>92454</text:p>
          </table:table-cell>
          <table:table-cell office:value-type="float" office:value="24652" table:style-name="ce6">
            <text:p>24,652</text:p>
          </table:table-cell>
          <table:table-cell table:number-columns-repeated="16381"/>
        </table:table-row>
        <table:table-row table:style-name="ro1">
          <table:table-cell office:value-type="date" office:date-value="2020-03-09T00:00:00" table:style-name="ce10">
            <text:p>09/03/2020</text:p>
          </table:table-cell>
          <table:table-cell office:value-type="float" office:value="91946" table:style-name="ce11">
            <text:p>91946</text:p>
          </table:table-cell>
          <table:table-cell office:value-type="float" office:value="25678" table:style-name="ce6">
            <text:p>25,678</text:p>
          </table:table-cell>
          <table:table-cell table:number-columns-repeated="16381"/>
        </table:table-row>
        <table:table-row table:style-name="ro1">
          <table:table-cell office:value-type="date" office:date-value="2020-03-10T00:00:00" table:style-name="ce10">
            <text:p>10/03/2020</text:p>
          </table:table-cell>
          <table:table-cell office:value-type="float" office:value="88396" table:style-name="ce11">
            <text:p>88396</text:p>
          </table:table-cell>
          <table:table-cell office:value-type="float" office:value="23379" table:style-name="ce6">
            <text:p>23,379</text:p>
          </table:table-cell>
          <table:table-cell table:number-columns-repeated="16381"/>
        </table:table-row>
        <table:table-row table:style-name="ro1">
          <table:table-cell office:value-type="date" office:date-value="2020-03-11T00:00:00" table:style-name="ce10">
            <text:p>11/03/2020</text:p>
          </table:table-cell>
          <table:table-cell office:value-type="float" office:value="90988" table:style-name="ce11">
            <text:p>90988</text:p>
          </table:table-cell>
          <table:table-cell office:value-type="float" office:value="23386" table:style-name="ce6">
            <text:p>23,386</text:p>
          </table:table-cell>
          <table:table-cell table:number-columns-repeated="16381"/>
        </table:table-row>
        <table:table-row table:style-name="ro1">
          <table:table-cell office:value-type="date" office:date-value="2020-03-12T00:00:00" table:style-name="ce10">
            <text:p>12/03/2020</text:p>
          </table:table-cell>
          <table:table-cell office:value-type="float" office:value="91704" table:style-name="ce11">
            <text:p>91704</text:p>
          </table:table-cell>
          <table:table-cell office:value-type="float" office:value="23879" table:style-name="ce6">
            <text:p>23,879</text:p>
          </table:table-cell>
          <table:table-cell table:number-columns-repeated="16381"/>
        </table:table-row>
        <table:table-row table:style-name="ro1">
          <table:table-cell office:value-type="date" office:date-value="2020-03-13T00:00:00" table:style-name="ce10">
            <text:p>13/03/2020</text:p>
          </table:table-cell>
          <table:table-cell office:value-type="float" office:value="88219" table:style-name="ce11">
            <text:p>88219</text:p>
          </table:table-cell>
          <table:table-cell office:value-type="float" office:value="24661" table:style-name="ce6">
            <text:p>24,661</text:p>
          </table:table-cell>
          <table:table-cell table:number-columns-repeated="16381"/>
        </table:table-row>
        <table:table-row table:style-name="ro1">
          <table:table-cell office:value-type="date" office:date-value="2020-03-14T00:00:00" table:style-name="ce10">
            <text:p>14/03/2020</text:p>
          </table:table-cell>
          <table:table-cell office:value-type="float" office:value="79457" table:style-name="ce11">
            <text:p>79457</text:p>
          </table:table-cell>
          <table:table-cell office:value-type="float" office:value="18925" table:style-name="ce6">
            <text:p>18,925</text:p>
          </table:table-cell>
          <table:table-cell table:number-columns-repeated="16381"/>
        </table:table-row>
        <table:table-row table:style-name="ro1">
          <table:table-cell office:value-type="date" office:date-value="2020-03-15T00:00:00" table:style-name="ce10">
            <text:p>15/03/2020</text:p>
          </table:table-cell>
          <table:table-cell office:value-type="float" office:value="80250" table:style-name="ce11">
            <text:p>80250</text:p>
          </table:table-cell>
          <table:table-cell office:value-type="float" office:value="20037" table:style-name="ce6">
            <text:p>20,037</text:p>
          </table:table-cell>
          <table:table-cell table:number-columns-repeated="16381"/>
        </table:table-row>
        <table:table-row table:style-name="ro1">
          <table:table-cell office:value-type="date" office:date-value="2020-03-16T00:00:00" table:style-name="ce10">
            <text:p>16/03/2020</text:p>
          </table:table-cell>
          <table:table-cell office:value-type="float" office:value="79290" table:style-name="ce11">
            <text:p>79290</text:p>
          </table:table-cell>
          <table:table-cell office:value-type="float" office:value="19080" table:style-name="ce6">
            <text:p>19,080</text:p>
          </table:table-cell>
          <table:table-cell table:number-columns-repeated="16381"/>
        </table:table-row>
        <table:table-row table:style-name="ro1">
          <table:table-cell office:value-type="date" office:date-value="2020-03-17T00:00:00" table:style-name="ce10">
            <text:p>17/03/2020</text:p>
          </table:table-cell>
          <table:table-cell office:value-type="float" office:value="74880" table:style-name="ce11">
            <text:p>74880</text:p>
          </table:table-cell>
          <table:table-cell office:value-type="float" office:value="15200" table:style-name="ce6">
            <text:p>15,200</text:p>
          </table:table-cell>
          <table:table-cell table:number-columns-repeated="16381"/>
        </table:table-row>
        <table:table-row table:style-name="ro1">
          <table:table-cell office:value-type="date" office:date-value="2020-03-18T00:00:00" table:style-name="ce10">
            <text:p>18/03/2020</text:p>
          </table:table-cell>
          <table:table-cell office:value-type="float" office:value="71252" table:style-name="ce11">
            <text:p>71252</text:p>
          </table:table-cell>
          <table:table-cell office:value-type="float" office:value="13769" table:style-name="ce6">
            <text:p>13,769</text:p>
          </table:table-cell>
          <table:table-cell table:number-columns-repeated="16381"/>
        </table:table-row>
        <table:table-row table:style-name="ro1">
          <table:table-cell office:value-type="date" office:date-value="2020-03-19T00:00:00" table:style-name="ce10">
            <text:p>19/03/2020</text:p>
          </table:table-cell>
          <table:table-cell office:value-type="float" office:value="64984" table:style-name="ce11">
            <text:p>64984</text:p>
          </table:table-cell>
          <table:table-cell office:value-type="float" office:value="12669" table:style-name="ce6">
            <text:p>12,669</text:p>
          </table:table-cell>
          <table:table-cell table:number-columns-repeated="16381"/>
        </table:table-row>
        <table:table-row table:style-name="ro1">
          <table:table-cell office:value-type="date" office:date-value="2020-03-20T00:00:00" table:style-name="ce10">
            <text:p>20/03/2020</text:p>
          </table:table-cell>
          <table:table-cell office:value-type="float" office:value="63850" table:style-name="ce11">
            <text:p>63850</text:p>
          </table:table-cell>
          <table:table-cell office:value-type="float" office:value="12175" table:style-name="ce6">
            <text:p>12,175</text:p>
          </table:table-cell>
          <table:table-cell table:number-columns-repeated="16381"/>
        </table:table-row>
        <table:table-row table:style-name="ro1">
          <table:table-cell office:value-type="date" office:date-value="2020-03-21T00:00:00" table:style-name="ce10">
            <text:p>21/03/2020</text:p>
          </table:table-cell>
          <table:table-cell office:value-type="float" office:value="56950" table:style-name="ce11">
            <text:p>56950</text:p>
          </table:table-cell>
          <table:table-cell office:value-type="float" office:value="7960" table:style-name="ce6">
            <text:p>7,960</text:p>
          </table:table-cell>
          <table:table-cell table:number-columns-repeated="16381"/>
        </table:table-row>
        <table:table-row table:style-name="ro1">
          <table:table-cell office:value-type="date" office:date-value="2020-03-22T00:00:00" table:style-name="ce10">
            <text:p>22/03/2020</text:p>
          </table:table-cell>
          <table:table-cell office:value-type="float" office:value="49891" table:style-name="ce11">
            <text:p>49891</text:p>
          </table:table-cell>
          <table:table-cell office:value-type="float" office:value="7536" table:style-name="ce6">
            <text:p>7,536</text:p>
          </table:table-cell>
          <table:table-cell table:number-columns-repeated="16381"/>
        </table:table-row>
        <table:table-row table:style-name="ro1">
          <table:table-cell office:value-type="date" office:date-value="2020-03-23T00:00:00" table:style-name="ce10">
            <text:p>23/03/2020</text:p>
          </table:table-cell>
          <table:table-cell office:value-type="float" office:value="42677" table:style-name="ce11">
            <text:p>42677</text:p>
          </table:table-cell>
          <table:table-cell office:value-type="float" office:value="6836" table:style-name="ce6">
            <text:p>6,836</text:p>
          </table:table-cell>
          <table:table-cell table:number-columns-repeated="16381"/>
        </table:table-row>
        <table:table-row table:style-name="ro1">
          <table:table-cell office:value-type="date" office:date-value="2020-03-24T00:00:00" table:style-name="ce10">
            <text:p>24/03/2020</text:p>
          </table:table-cell>
          <table:table-cell office:value-type="float" office:value="44333" table:style-name="ce11">
            <text:p>44333</text:p>
          </table:table-cell>
          <table:table-cell office:value-type="float" office:value="6264" table:style-name="ce6">
            <text:p>6,264</text:p>
          </table:table-cell>
          <table:table-cell table:number-columns-repeated="16381"/>
        </table:table-row>
        <table:table-row table:style-name="ro1">
          <table:table-cell office:value-type="date" office:date-value="2020-03-25T00:00:00" table:style-name="ce10">
            <text:p>25/03/2020</text:p>
          </table:table-cell>
          <table:table-cell office:value-type="float" office:value="40906" table:style-name="ce11">
            <text:p>40906</text:p>
          </table:table-cell>
          <table:table-cell office:value-type="float" office:value="5811" table:style-name="ce6">
            <text:p>5,811</text:p>
          </table:table-cell>
          <table:table-cell table:number-columns-repeated="16381"/>
        </table:table-row>
        <table:table-row table:style-name="ro1">
          <table:table-cell office:value-type="date" office:date-value="2020-03-26T00:00:00" table:style-name="ce10">
            <text:p>26/03/2020</text:p>
          </table:table-cell>
          <table:table-cell office:value-type="float" office:value="41524" table:style-name="ce11">
            <text:p>41524</text:p>
          </table:table-cell>
          <table:table-cell office:value-type="float" office:value="5902" table:style-name="ce6">
            <text:p>5,902</text:p>
          </table:table-cell>
          <table:table-cell table:number-columns-repeated="16381"/>
        </table:table-row>
        <table:table-row table:style-name="ro1">
          <table:table-cell office:value-type="date" office:date-value="2020-03-27T00:00:00" table:style-name="ce10">
            <text:p>27/03/2020</text:p>
          </table:table-cell>
          <table:table-cell office:value-type="float" office:value="38762" table:style-name="ce11">
            <text:p>38762</text:p>
          </table:table-cell>
          <table:table-cell office:value-type="float" office:value="5643" table:style-name="ce6">
            <text:p>5,643</text:p>
          </table:table-cell>
          <table:table-cell table:number-columns-repeated="16381"/>
        </table:table-row>
        <table:table-row table:style-name="ro1">
          <table:table-cell office:value-type="date" office:date-value="2020-03-28T00:00:00" table:style-name="ce10">
            <text:p>28/03/2020</text:p>
          </table:table-cell>
          <table:table-cell office:value-type="float" office:value="31838" table:style-name="ce11">
            <text:p>31838</text:p>
          </table:table-cell>
          <table:table-cell office:value-type="float" office:value="3584" table:style-name="ce6">
            <text:p>3,584</text:p>
          </table:table-cell>
          <table:table-cell table:number-columns-repeated="16381"/>
        </table:table-row>
        <table:table-row table:style-name="ro1">
          <table:table-cell office:value-type="date" office:date-value="2020-03-29T00:00:00" table:style-name="ce10">
            <text:p>29/03/2020</text:p>
          </table:table-cell>
          <table:table-cell office:value-type="float" office:value="30068" table:style-name="ce11">
            <text:p>30068</text:p>
          </table:table-cell>
          <table:table-cell office:value-type="float" office:value="3354" table:style-name="ce6">
            <text:p>3,354</text:p>
          </table:table-cell>
          <table:table-cell table:number-columns-repeated="16381"/>
        </table:table-row>
        <table:table-row table:style-name="ro1">
          <table:table-cell office:value-type="date" office:date-value="2020-03-30T00:00:00" table:style-name="ce10">
            <text:p>30/03/2020</text:p>
          </table:table-cell>
          <table:table-cell office:value-type="float" office:value="31882" table:style-name="ce11">
            <text:p>31882</text:p>
          </table:table-cell>
          <table:table-cell office:value-type="float" office:value="4053" table:style-name="ce6">
            <text:p>4,053</text:p>
          </table:table-cell>
          <table:table-cell table:number-columns-repeated="16381"/>
        </table:table-row>
        <table:table-row table:style-name="ro1">
          <table:table-cell office:value-type="date" office:date-value="2020-03-31T00:00:00" table:style-name="ce10">
            <text:p>31/03/2020</text:p>
          </table:table-cell>
          <table:table-cell office:value-type="float" office:value="33739" table:style-name="ce11">
            <text:p>33739</text:p>
          </table:table-cell>
          <table:table-cell office:value-type="float" office:value="4202" table:style-name="ce6">
            <text:p>4,202</text:p>
          </table:table-cell>
          <table:table-cell table:number-columns-repeated="16381"/>
        </table:table-row>
        <table:table-row table:style-name="ro1">
          <table:table-cell office:value-type="date" office:date-value="2020-04-01T00:00:00" table:style-name="ce10">
            <text:p>01/04/2020</text:p>
          </table:table-cell>
          <table:table-cell office:value-type="float" office:value="34628" table:style-name="ce11">
            <text:p>34628</text:p>
          </table:table-cell>
          <table:table-cell office:value-type="float" office:value="4409" table:style-name="ce6">
            <text:p>4,409</text:p>
          </table:table-cell>
          <table:table-cell table:number-columns-repeated="16381"/>
        </table:table-row>
        <table:table-row table:style-name="ro1">
          <table:table-cell office:value-type="date" office:date-value="2020-04-02T00:00:00" table:style-name="ce10">
            <text:p>02/04/2020</text:p>
          </table:table-cell>
          <table:table-cell office:value-type="float" office:value="31789" table:style-name="ce11">
            <text:p>31789</text:p>
          </table:table-cell>
          <table:table-cell office:value-type="float" office:value="4089" table:style-name="ce6">
            <text:p>4,089</text:p>
          </table:table-cell>
          <table:table-cell table:number-columns-repeated="16381"/>
        </table:table-row>
        <table:table-row table:style-name="ro1">
          <table:table-cell office:value-type="date" office:date-value="2020-04-03T00:00:00" table:style-name="ce10">
            <text:p>03/04/2020</text:p>
          </table:table-cell>
          <table:table-cell office:value-type="float" office:value="31105" table:style-name="ce11">
            <text:p>31105</text:p>
          </table:table-cell>
          <table:table-cell office:value-type="float" office:value="4088" table:style-name="ce6">
            <text:p>4,088</text:p>
          </table:table-cell>
          <table:table-cell table:number-columns-repeated="16381"/>
        </table:table-row>
        <table:table-row table:style-name="ro1">
          <table:table-cell office:value-type="date" office:date-value="2020-04-04T00:00:00" table:style-name="ce10">
            <text:p>04/04/2020</text:p>
          </table:table-cell>
          <table:table-cell office:value-type="float" office:value="26469" table:style-name="ce11">
            <text:p>26469</text:p>
          </table:table-cell>
          <table:table-cell office:value-type="float" office:value="2566" table:style-name="ce6">
            <text:p>2,566</text:p>
          </table:table-cell>
          <table:table-cell table:number-columns-repeated="16381"/>
        </table:table-row>
        <table:table-row table:style-name="ro1">
          <table:table-cell office:value-type="date" office:date-value="2020-04-05T00:00:00" table:style-name="ce10">
            <text:p>05/04/2020</text:p>
          </table:table-cell>
          <table:table-cell office:value-type="float" office:value="25197" table:style-name="ce11">
            <text:p>25197</text:p>
          </table:table-cell>
          <table:table-cell office:value-type="float" office:value="2672" table:style-name="ce6">
            <text:p>2,672</text:p>
          </table:table-cell>
          <table:table-cell table:number-columns-repeated="16381"/>
        </table:table-row>
        <table:table-row table:style-name="ro1">
          <table:table-cell office:value-type="date" office:date-value="2020-04-06T00:00:00" table:style-name="ce10">
            <text:p>06/04/2020</text:p>
          </table:table-cell>
          <table:table-cell office:value-type="float" office:value="27289" table:style-name="ce11">
            <text:p>27289</text:p>
          </table:table-cell>
          <table:table-cell office:value-type="float" office:value="3641" table:style-name="ce6">
            <text:p>3,641</text:p>
          </table:table-cell>
          <table:table-cell table:number-columns-repeated="16381"/>
        </table:table-row>
        <table:table-row table:style-name="ro1">
          <table:table-cell office:value-type="date" office:date-value="2020-04-07T00:00:00" table:style-name="ce10">
            <text:p>07/04/2020</text:p>
          </table:table-cell>
          <table:table-cell office:value-type="float" office:value="29499" table:style-name="ce11">
            <text:p>29499</text:p>
          </table:table-cell>
          <table:table-cell office:value-type="float" office:value="3882" table:style-name="ce6">
            <text:p>3,882</text:p>
          </table:table-cell>
          <table:table-cell table:number-columns-repeated="16381"/>
        </table:table-row>
        <table:table-row table:style-name="ro1">
          <table:table-cell office:value-type="date" office:date-value="2020-04-08T00:00:00" table:style-name="ce10">
            <text:p>08/04/2020</text:p>
          </table:table-cell>
          <table:table-cell office:value-type="float" office:value="29804" table:style-name="ce11">
            <text:p>29804</text:p>
          </table:table-cell>
          <table:table-cell office:value-type="float" office:value="4071" table:style-name="ce6">
            <text:p>4,071</text:p>
          </table:table-cell>
          <table:table-cell table:number-columns-repeated="16381"/>
        </table:table-row>
        <table:table-row table:style-name="ro1">
          <table:table-cell office:value-type="date" office:date-value="2020-04-09T00:00:00" table:style-name="ce10">
            <text:p>09/04/2020</text:p>
          </table:table-cell>
          <table:table-cell office:value-type="float" office:value="27863" table:style-name="ce11">
            <text:p>27863</text:p>
          </table:table-cell>
          <table:table-cell office:value-type="float" office:value="3868" table:style-name="ce6">
            <text:p>3,868</text:p>
          </table:table-cell>
          <table:table-cell table:number-columns-repeated="16381"/>
        </table:table-row>
        <table:table-row table:style-name="ro1">
          <table:table-cell office:value-type="date" office:date-value="2020-04-10T00:00:00" table:style-name="ce10">
            <text:p>10/04/2020</text:p>
          </table:table-cell>
          <table:table-cell office:value-type="float" office:value="27997" table:style-name="ce11">
            <text:p>27997</text:p>
          </table:table-cell>
          <table:table-cell office:value-type="float" office:value="3028" table:style-name="ce6">
            <text:p>3,028</text:p>
          </table:table-cell>
          <table:table-cell table:number-columns-repeated="16381"/>
        </table:table-row>
        <table:table-row table:style-name="ro1">
          <table:table-cell office:value-type="date" office:date-value="2020-04-11T00:00:00" table:style-name="ce10">
            <text:p>11/04/2020</text:p>
          </table:table-cell>
          <table:table-cell office:value-type="float" office:value="25831" table:style-name="ce11">
            <text:p>25831</text:p>
          </table:table-cell>
          <table:table-cell office:value-type="float" office:value="2224" table:style-name="ce6">
            <text:p>2,224</text:p>
          </table:table-cell>
          <table:table-cell table:number-columns-repeated="16381"/>
        </table:table-row>
        <table:table-row table:style-name="ro1">
          <table:table-cell office:value-type="date" office:date-value="2020-04-12T00:00:00" table:style-name="ce10">
            <text:p>12/04/2020</text:p>
          </table:table-cell>
          <table:table-cell office:value-type="float" office:value="19712" table:style-name="ce11">
            <text:p>19712</text:p>
          </table:table-cell>
          <table:table-cell office:value-type="float" office:value="2099" table:style-name="ce6">
            <text:p>2,099</text:p>
          </table:table-cell>
          <table:table-cell table:number-columns-repeated="16381"/>
        </table:table-row>
        <table:table-row table:style-name="ro1">
          <table:table-cell office:value-type="date" office:date-value="2020-04-13T00:00:00" table:style-name="ce10">
            <text:p>13/04/2020</text:p>
          </table:table-cell>
          <table:table-cell office:value-type="float" office:value="22250" table:style-name="ce11">
            <text:p>22250</text:p>
          </table:table-cell>
          <table:table-cell office:value-type="float" office:value="2626" table:style-name="ce6">
            <text:p>2,626</text:p>
          </table:table-cell>
          <table:table-cell table:number-columns-repeated="16381"/>
        </table:table-row>
        <table:table-row table:style-name="ro1">
          <table:table-cell office:value-type="date" office:date-value="2020-04-14T00:00:00" table:style-name="ce10">
            <text:p>14/04/2020</text:p>
          </table:table-cell>
          <table:table-cell office:value-type="float" office:value="29925" table:style-name="ce11">
            <text:p>29925</text:p>
          </table:table-cell>
          <table:table-cell office:value-type="float" office:value="3720" table:style-name="ce6">
            <text:p>3,720</text:p>
          </table:table-cell>
          <table:table-cell table:number-columns-repeated="16381"/>
        </table:table-row>
        <table:table-row table:style-name="ro1">
          <table:table-cell office:value-type="date" office:date-value="2020-04-15T00:00:00" table:style-name="ce10">
            <text:p>15/04/2020</text:p>
          </table:table-cell>
          <table:table-cell office:value-type="float" office:value="30719" table:style-name="ce11">
            <text:p>30719</text:p>
          </table:table-cell>
          <table:table-cell office:value-type="float" office:value="4028" table:style-name="ce6">
            <text:p>4,028</text:p>
          </table:table-cell>
          <table:table-cell table:number-columns-repeated="16381"/>
        </table:table-row>
        <table:table-row table:style-name="ro1">
          <table:table-cell office:value-type="date" office:date-value="2020-04-16T00:00:00" table:style-name="ce10">
            <text:p>16/04/2020</text:p>
          </table:table-cell>
          <table:table-cell office:value-type="float" office:value="29859" table:style-name="ce11">
            <text:p>29859</text:p>
          </table:table-cell>
          <table:table-cell office:value-type="float" office:value="4164" table:style-name="ce6">
            <text:p>4,164</text:p>
          </table:table-cell>
          <table:table-cell table:number-columns-repeated="16381"/>
        </table:table-row>
        <table:table-row table:style-name="ro1">
          <table:table-cell office:value-type="date" office:date-value="2020-04-17T00:00:00" table:style-name="ce10">
            <text:p>17/04/2020</text:p>
          </table:table-cell>
          <table:table-cell office:value-type="float" office:value="28124" table:style-name="ce11">
            <text:p>28124</text:p>
          </table:table-cell>
          <table:table-cell office:value-type="float" office:value="3926" table:style-name="ce6">
            <text:p>3,926</text:p>
          </table:table-cell>
          <table:table-cell table:number-columns-repeated="16381"/>
        </table:table-row>
        <table:table-row table:style-name="ro1">
          <table:table-cell office:value-type="date" office:date-value="2020-04-18T00:00:00" table:style-name="ce10">
            <text:p>18/04/2020</text:p>
          </table:table-cell>
          <table:table-cell office:value-type="float" office:value="23102" table:style-name="ce11">
            <text:p>23102</text:p>
          </table:table-cell>
          <table:table-cell office:value-type="float" office:value="2297" table:style-name="ce6">
            <text:p>2,297</text:p>
          </table:table-cell>
          <table:table-cell table:number-columns-repeated="16381"/>
        </table:table-row>
        <table:table-row table:style-name="ro1">
          <table:table-cell office:value-type="date" office:date-value="2020-04-19T00:00:00" table:style-name="ce10">
            <text:p>19/04/2020</text:p>
          </table:table-cell>
          <table:table-cell office:value-type="float" office:value="23569" table:style-name="ce11">
            <text:p>23569</text:p>
          </table:table-cell>
          <table:table-cell office:value-type="float" office:value="2455" table:style-name="ce6">
            <text:p>2,455</text:p>
          </table:table-cell>
          <table:table-cell table:number-columns-repeated="16381"/>
        </table:table-row>
        <table:table-row table:style-name="ro1">
          <table:table-cell office:value-type="date" office:date-value="2020-04-20T00:00:00" table:style-name="ce10">
            <text:p>20/04/2020</text:p>
          </table:table-cell>
          <table:table-cell office:value-type="float" office:value="25689" table:style-name="ce11">
            <text:p>25689</text:p>
          </table:table-cell>
          <table:table-cell office:value-type="float" office:value="3795" table:style-name="ce6">
            <text:p>3,795</text:p>
          </table:table-cell>
          <table:table-cell table:number-columns-repeated="16381"/>
        </table:table-row>
        <table:table-row table:style-name="ro1">
          <table:table-cell office:value-type="date" office:date-value="2020-04-21T00:00:00" table:style-name="ce10">
            <text:p>21/04/2020</text:p>
          </table:table-cell>
          <table:table-cell office:value-type="float" office:value="29280" table:style-name="ce11">
            <text:p>29280</text:p>
          </table:table-cell>
          <table:table-cell office:value-type="float" office:value="4034" table:style-name="ce6">
            <text:p>4,034</text:p>
          </table:table-cell>
          <table:table-cell table:number-columns-repeated="16381"/>
        </table:table-row>
        <table:table-row table:style-name="ro1">
          <table:table-cell office:value-type="date" office:date-value="2020-04-22T00:00:00" table:style-name="ce10">
            <text:p>22/04/2020</text:p>
          </table:table-cell>
          <table:table-cell office:value-type="float" office:value="30488" table:style-name="ce11">
            <text:p>30488</text:p>
          </table:table-cell>
          <table:table-cell office:value-type="float" office:value="4385" table:style-name="ce6">
            <text:p>4,385</text:p>
          </table:table-cell>
          <table:table-cell table:number-columns-repeated="16381"/>
        </table:table-row>
        <table:table-row table:style-name="ro1">
          <table:table-cell office:value-type="date" office:date-value="2020-04-23T00:00:00" table:style-name="ce10">
            <text:p>23/04/2020</text:p>
          </table:table-cell>
          <table:table-cell office:value-type="float" office:value="29894" table:style-name="ce11">
            <text:p>29894</text:p>
          </table:table-cell>
          <table:table-cell office:value-type="float" office:value="4506" table:style-name="ce6">
            <text:p>4,506</text:p>
          </table:table-cell>
          <table:table-cell table:number-columns-repeated="16381"/>
        </table:table-row>
        <table:table-row table:style-name="ro1">
          <table:table-cell office:value-type="date" office:date-value="2020-04-24T00:00:00" table:style-name="ce10">
            <text:p>24/04/2020</text:p>
          </table:table-cell>
          <table:table-cell office:value-type="float" office:value="28942" table:style-name="ce11">
            <text:p>28942</text:p>
          </table:table-cell>
          <table:table-cell office:value-type="float" office:value="4255" table:style-name="ce6">
            <text:p>4,255</text:p>
          </table:table-cell>
          <table:table-cell table:number-columns-repeated="16381"/>
        </table:table-row>
        <table:table-row table:style-name="ro1">
          <table:table-cell office:value-type="date" office:date-value="2020-04-25T00:00:00" table:style-name="ce10">
            <text:p>25/04/2020</text:p>
          </table:table-cell>
          <table:table-cell office:value-type="float" office:value="27870" table:style-name="ce11">
            <text:p>27870</text:p>
          </table:table-cell>
          <table:table-cell office:value-type="float" office:value="2467" table:style-name="ce6">
            <text:p>2,467</text:p>
          </table:table-cell>
          <table:table-cell table:number-columns-repeated="16381"/>
        </table:table-row>
        <table:table-row table:style-name="ro1">
          <table:table-cell office:value-type="date" office:date-value="2020-04-26T00:00:00" table:style-name="ce10">
            <text:p>26/04/2020</text:p>
          </table:table-cell>
          <table:table-cell office:value-type="float" office:value="25633" table:style-name="ce11">
            <text:p>25633</text:p>
          </table:table-cell>
          <table:table-cell office:value-type="float" office:value="2694" table:style-name="ce6">
            <text:p>2,694</text:p>
          </table:table-cell>
          <table:table-cell table:number-columns-repeated="16381"/>
        </table:table-row>
        <table:table-row table:style-name="ro1">
          <table:table-cell office:value-type="date" office:date-value="2020-04-27T00:00:00" table:style-name="ce10">
            <text:p>27/04/2020</text:p>
          </table:table-cell>
          <table:table-cell office:value-type="float" office:value="28031" table:style-name="ce11">
            <text:p>28031</text:p>
          </table:table-cell>
          <table:table-cell office:value-type="float" office:value="4110" table:style-name="ce6">
            <text:p>4,110</text:p>
          </table:table-cell>
          <table:table-cell table:number-columns-repeated="16381"/>
        </table:table-row>
        <table:table-row table:style-name="ro1">
          <table:table-cell office:value-type="date" office:date-value="2020-04-28T00:00:00" table:style-name="ce10">
            <text:p>28/04/2020</text:p>
          </table:table-cell>
          <table:table-cell office:value-type="float" office:value="31643" table:style-name="ce11">
            <text:p>31643</text:p>
          </table:table-cell>
          <table:table-cell office:value-type="float" office:value="4283" table:style-name="ce6">
            <text:p>4,283</text:p>
          </table:table-cell>
          <table:table-cell table:number-columns-repeated="16381"/>
        </table:table-row>
        <table:table-row table:style-name="ro1">
          <table:table-cell office:value-type="date" office:date-value="2020-04-29T00:00:00" table:style-name="ce10">
            <text:p>29/04/2020</text:p>
          </table:table-cell>
          <table:table-cell office:value-type="float" office:value="29561" table:style-name="ce11">
            <text:p>29561</text:p>
          </table:table-cell>
          <table:table-cell office:value-type="float" office:value="4567" table:style-name="ce6">
            <text:p>4,567</text:p>
          </table:table-cell>
          <table:table-cell table:number-columns-repeated="16381"/>
        </table:table-row>
        <table:table-row table:style-name="ro1">
          <table:table-cell office:value-type="date" office:date-value="2020-04-30T00:00:00" table:style-name="ce10">
            <text:p>30/04/2020</text:p>
          </table:table-cell>
          <table:table-cell office:value-type="float" office:value="30789" table:style-name="ce11">
            <text:p>30789</text:p>
          </table:table-cell>
          <table:table-cell office:value-type="float" office:value="4512" table:style-name="ce6">
            <text:p>4,512</text:p>
          </table:table-cell>
          <table:table-cell table:number-columns-repeated="16381"/>
        </table:table-row>
        <table:table-row table:style-name="ro1">
          <table:table-cell office:value-type="date" office:date-value="2020-05-01T00:00:00" table:style-name="ce10">
            <text:p>01/05/2020</text:p>
          </table:table-cell>
          <table:table-cell office:value-type="float" office:value="33478" table:style-name="ce11">
            <text:p>33478</text:p>
          </table:table-cell>
          <table:table-cell office:value-type="float" office:value="3382" table:style-name="ce6">
            <text:p>3,382</text:p>
          </table:table-cell>
          <table:table-cell table:number-columns-repeated="16381"/>
        </table:table-row>
        <table:table-row table:style-name="ro1">
          <table:table-cell office:value-type="date" office:date-value="2020-05-02T00:00:00" table:style-name="ce10">
            <text:p>02/05/2020</text:p>
          </table:table-cell>
          <table:table-cell office:value-type="float" office:value="30214" table:style-name="ce11">
            <text:p>30214</text:p>
          </table:table-cell>
          <table:table-cell office:value-type="float" office:value="2451" table:style-name="ce6">
            <text:p>2,451</text:p>
          </table:table-cell>
          <table:table-cell table:number-columns-repeated="16381"/>
        </table:table-row>
        <table:table-row table:style-name="ro1">
          <table:table-cell office:value-type="date" office:date-value="2020-05-03T00:00:00" table:style-name="ce10">
            <text:p>03/05/2020</text:p>
          </table:table-cell>
          <table:table-cell office:value-type="float" office:value="28621" table:style-name="ce11">
            <text:p>28621</text:p>
          </table:table-cell>
          <table:table-cell office:value-type="float" office:value="2881" table:style-name="ce6">
            <text:p>2,881</text:p>
          </table:table-cell>
          <table:table-cell table:number-columns-repeated="16381"/>
        </table:table-row>
        <table:table-row table:style-name="ro1">
          <table:table-cell office:value-type="date" office:date-value="2020-05-04T00:00:00" table:style-name="ce10">
            <text:p>04/05/2020</text:p>
          </table:table-cell>
          <table:table-cell office:value-type="float" office:value="30355" table:style-name="ce11">
            <text:p>30355</text:p>
          </table:table-cell>
          <table:table-cell office:value-type="float" office:value="4339" table:style-name="ce6">
            <text:p>4,339</text:p>
          </table:table-cell>
          <table:table-cell table:number-columns-repeated="16381"/>
        </table:table-row>
        <table:table-row table:style-name="ro1">
          <table:table-cell office:value-type="date" office:date-value="2020-05-05T00:00:00" table:style-name="ce10">
            <text:p>05/05/2020</text:p>
          </table:table-cell>
          <table:table-cell office:value-type="float" office:value="33566" table:style-name="ce11">
            <text:p>33566</text:p>
          </table:table-cell>
          <table:table-cell office:value-type="float" office:value="4510" table:style-name="ce6">
            <text:p>4,510</text:p>
          </table:table-cell>
          <table:table-cell table:number-columns-repeated="16381"/>
        </table:table-row>
        <table:table-row table:style-name="ro1">
          <table:table-cell office:value-type="date" office:date-value="2020-05-06T00:00:00" table:style-name="ce10">
            <text:p>06/05/2020</text:p>
          </table:table-cell>
          <table:table-cell office:value-type="float" office:value="34616" table:style-name="ce11">
            <text:p>34616</text:p>
          </table:table-cell>
          <table:table-cell office:value-type="float" office:value="4805" table:style-name="ce6">
            <text:p>4,805</text:p>
          </table:table-cell>
          <table:table-cell table:number-columns-repeated="16381"/>
        </table:table-row>
        <table:table-row table:style-name="ro1">
          <table:table-cell office:value-type="date" office:date-value="2020-05-07T00:00:00" table:style-name="ce10">
            <text:p>07/05/2020</text:p>
          </table:table-cell>
          <table:table-cell office:value-type="float" office:value="38058" table:style-name="ce11">
            <text:p>38058</text:p>
          </table:table-cell>
          <table:table-cell office:value-type="float" office:value="5010" table:style-name="ce6">
            <text:p>5,010</text:p>
          </table:table-cell>
          <table:table-cell table:number-columns-repeated="16381"/>
        </table:table-row>
        <table:table-row table:style-name="ro1">
          <table:table-cell office:value-type="date" office:date-value="2020-05-08T00:00:00" table:style-name="ce10">
            <text:p>08/05/2020</text:p>
          </table:table-cell>
          <table:table-cell office:value-type="float" office:value="34585" table:style-name="ce11">
            <text:p>34585</text:p>
          </table:table-cell>
          <table:table-cell office:value-type="float" office:value="4515" table:style-name="ce6">
            <text:p>4,515</text:p>
          </table:table-cell>
          <table:table-cell table:number-columns-repeated="16381"/>
        </table:table-row>
        <table:table-row table:style-name="ro1">
          <table:table-cell office:value-type="date" office:date-value="2020-05-09T00:00:00" table:style-name="ce10">
            <text:p>09/05/2020</text:p>
          </table:table-cell>
          <table:table-cell office:value-type="float" office:value="30865" table:style-name="ce11">
            <text:p>30865</text:p>
          </table:table-cell>
          <table:table-cell office:value-type="float" office:value="2878" table:style-name="ce6">
            <text:p>2,878</text:p>
          </table:table-cell>
          <table:table-cell table:number-columns-repeated="16381"/>
        </table:table-row>
        <table:table-row table:style-name="ro1">
          <table:table-cell office:value-type="date" office:date-value="2020-05-10T00:00:00" table:style-name="ce10">
            <text:p>10/05/2020</text:p>
          </table:table-cell>
          <table:table-cell office:value-type="float" office:value="26030" table:style-name="ce11">
            <text:p>26030</text:p>
          </table:table-cell>
          <table:table-cell office:value-type="float" office:value="3020" table:style-name="ce6">
            <text:p>3,020</text:p>
          </table:table-cell>
          <table:table-cell table:number-columns-repeated="16381"/>
        </table:table-row>
        <table:table-row table:style-name="ro1">
          <table:table-cell office:value-type="date" office:date-value="2020-05-11T00:00:00" table:style-name="ce10">
            <text:p>11/05/2020</text:p>
          </table:table-cell>
          <table:table-cell office:value-type="float" office:value="30649" table:style-name="ce11">
            <text:p>30649</text:p>
          </table:table-cell>
          <table:table-cell office:value-type="float" office:value="4507" table:style-name="ce6">
            <text:p>4,507</text:p>
          </table:table-cell>
          <table:table-cell table:number-columns-repeated="16381"/>
        </table:table-row>
        <table:table-row table:style-name="ro1">
          <table:table-cell office:value-type="date" office:date-value="2020-05-12T00:00:00" table:style-name="ce10">
            <text:p>12/05/2020</text:p>
          </table:table-cell>
          <table:table-cell office:value-type="float" office:value="33540" table:style-name="ce11">
            <text:p>33540</text:p>
          </table:table-cell>
          <table:table-cell office:value-type="float" office:value="5005" table:style-name="ce6">
            <text:p>5,005</text:p>
          </table:table-cell>
          <table:table-cell table:number-columns-repeated="16381"/>
        </table:table-row>
        <table:table-row table:style-name="ro1">
          <table:table-cell office:value-type="date" office:date-value="2020-05-13T00:00:00" table:style-name="ce10">
            <text:p>13/05/2020</text:p>
          </table:table-cell>
          <table:table-cell office:value-type="float" office:value="37113" table:style-name="ce11">
            <text:p>37113</text:p>
          </table:table-cell>
          <table:table-cell office:value-type="float" office:value="5196" table:style-name="ce6">
            <text:p>5,196</text:p>
          </table:table-cell>
          <table:table-cell table:number-columns-repeated="16381"/>
        </table:table-row>
        <table:table-row table:style-name="ro1">
          <table:table-cell office:value-type="date" office:date-value="2020-05-14T00:00:00" table:style-name="ce10">
            <text:p>14/05/2020</text:p>
          </table:table-cell>
          <table:table-cell office:value-type="float" office:value="36920" table:style-name="ce11">
            <text:p>36920</text:p>
          </table:table-cell>
          <table:table-cell office:value-type="float" office:value="5388" table:style-name="ce6">
            <text:p>5,388</text:p>
          </table:table-cell>
          <table:table-cell table:number-columns-repeated="16381"/>
        </table:table-row>
        <table:table-row table:style-name="ro1">
          <table:table-cell office:value-type="date" office:date-value="2020-05-15T00:00:00" table:style-name="ce10">
            <text:p>15/05/2020</text:p>
          </table:table-cell>
          <table:table-cell office:value-type="float" office:value="37319" table:style-name="ce11">
            <text:p>37319</text:p>
          </table:table-cell>
          <table:table-cell office:value-type="float" office:value="5361" table:style-name="ce6">
            <text:p>5,361</text:p>
          </table:table-cell>
          <table:table-cell table:number-columns-repeated="16381"/>
        </table:table-row>
        <table:table-row table:style-name="ro1">
          <table:table-cell office:value-type="date" office:date-value="2020-05-16T00:00:00" table:style-name="ce10">
            <text:p>16/05/2020</text:p>
          </table:table-cell>
          <table:table-cell office:value-type="float" office:value="34477" table:style-name="ce11">
            <text:p>34477</text:p>
          </table:table-cell>
          <table:table-cell office:value-type="float" office:value="3246" table:style-name="ce6">
            <text:p>3,246</text:p>
          </table:table-cell>
          <table:table-cell table:number-columns-repeated="16381"/>
        </table:table-row>
        <table:table-row table:style-name="ro1">
          <table:table-cell office:value-type="date" office:date-value="2020-05-17T00:00:00" table:style-name="ce10">
            <text:p>17/05/2020</text:p>
          </table:table-cell>
          <table:table-cell office:value-type="float" office:value="31548" table:style-name="ce11">
            <text:p>31548</text:p>
          </table:table-cell>
          <table:table-cell office:value-type="float" office:value="3300" table:style-name="ce6">
            <text:p>3,300</text:p>
          </table:table-cell>
          <table:table-cell table:number-columns-repeated="16381"/>
        </table:table-row>
        <table:table-row table:style-name="ro1">
          <table:table-cell office:value-type="date" office:date-value="2020-05-18T00:00:00" table:style-name="ce10">
            <text:p>18/05/2020</text:p>
          </table:table-cell>
          <table:table-cell office:value-type="float" office:value="31858" table:style-name="ce11">
            <text:p>31858</text:p>
          </table:table-cell>
          <table:table-cell office:value-type="float" office:value="5075" table:style-name="ce6">
            <text:p>5,075</text:p>
          </table:table-cell>
          <table:table-cell table:number-columns-repeated="16381"/>
        </table:table-row>
        <table:table-row table:style-name="ro1">
          <table:table-cell office:value-type="date" office:date-value="2020-05-19T00:00:00" table:style-name="ce10">
            <text:p>19/05/2020</text:p>
          </table:table-cell>
          <table:table-cell office:value-type="float" office:value="35598" table:style-name="ce11">
            <text:p>35598</text:p>
          </table:table-cell>
          <table:table-cell office:value-type="float" office:value="5325" table:style-name="ce6">
            <text:p>5,325</text:p>
          </table:table-cell>
          <table:table-cell table:number-columns-repeated="16381"/>
        </table:table-row>
        <table:table-row table:style-name="ro1">
          <table:table-cell office:value-type="date" office:date-value="2020-05-20T00:00:00" table:style-name="ce10">
            <text:p>20/05/2020</text:p>
          </table:table-cell>
          <table:table-cell office:value-type="float" office:value="40640" table:style-name="ce11">
            <text:p>40640</text:p>
          </table:table-cell>
          <table:table-cell office:value-type="float" office:value="5898" table:style-name="ce6">
            <text:p>5,898</text:p>
          </table:table-cell>
          <table:table-cell table:number-columns-repeated="16381"/>
        </table:table-row>
        <table:table-row table:style-name="ro1">
          <table:table-cell office:value-type="date" office:date-value="2020-05-21T00:00:00" table:style-name="ce10">
            <text:p>21/05/2020</text:p>
          </table:table-cell>
          <table:table-cell office:value-type="float" office:value="43067" table:style-name="ce11">
            <text:p>43067</text:p>
          </table:table-cell>
          <table:table-cell office:value-type="float" office:value="4863" table:style-name="ce6">
            <text:p>4,863</text:p>
          </table:table-cell>
          <table:table-cell table:number-columns-repeated="16381"/>
        </table:table-row>
        <table:table-row table:style-name="ro1">
          <table:table-cell office:value-type="date" office:date-value="2020-05-22T00:00:00" table:style-name="ce10">
            <text:p>22/05/2020</text:p>
          </table:table-cell>
          <table:table-cell office:value-type="float" office:value="40703" table:style-name="ce11">
            <text:p>40703</text:p>
          </table:table-cell>
          <table:table-cell office:value-type="float" office:value="5015" table:style-name="ce6">
            <text:p>5,015</text:p>
          </table:table-cell>
          <table:table-cell table:number-columns-repeated="16381"/>
        </table:table-row>
        <table:table-row table:style-name="ro1">
          <table:table-cell office:value-type="date" office:date-value="2020-05-23T00:00:00" table:style-name="ce10">
            <text:p>23/05/2020</text:p>
          </table:table-cell>
          <table:table-cell office:value-type="float" office:value="33301" table:style-name="ce11">
            <text:p>33301</text:p>
          </table:table-cell>
          <table:table-cell office:value-type="float" office:value="3380" table:style-name="ce6">
            <text:p>3,380</text:p>
          </table:table-cell>
          <table:table-cell table:number-columns-repeated="16381"/>
        </table:table-row>
        <table:table-row table:style-name="ro1">
          <table:table-cell office:value-type="date" office:date-value="2020-05-24T00:00:00" table:style-name="ce10">
            <text:p>24/05/2020</text:p>
          </table:table-cell>
          <table:table-cell office:value-type="float" office:value="30449" table:style-name="ce11">
            <text:p>30449</text:p>
          </table:table-cell>
          <table:table-cell office:value-type="float" office:value="3691" table:style-name="ce6">
            <text:p>3,691</text:p>
          </table:table-cell>
          <table:table-cell table:number-columns-repeated="16381"/>
        </table:table-row>
        <table:table-row table:style-name="ro1">
          <table:table-cell office:value-type="date" office:date-value="2020-05-25T00:00:00" table:style-name="ce10">
            <text:p>25/05/2020</text:p>
          </table:table-cell>
          <table:table-cell office:value-type="float" office:value="32607" table:style-name="ce11">
            <text:p>32607</text:p>
          </table:table-cell>
          <table:table-cell office:value-type="float" office:value="5083" table:style-name="ce6">
            <text:p>5,083</text:p>
          </table:table-cell>
          <table:table-cell table:number-columns-repeated="16381"/>
        </table:table-row>
        <table:table-row table:style-name="ro1">
          <table:table-cell office:value-type="date" office:date-value="2020-05-26T00:00:00" table:style-name="ce10">
            <text:p>26/05/2020</text:p>
          </table:table-cell>
          <table:table-cell office:value-type="float" office:value="37110" table:style-name="ce11">
            <text:p>37110</text:p>
          </table:table-cell>
          <table:table-cell office:value-type="float" office:value="5585" table:style-name="ce6">
            <text:p>5,585</text:p>
          </table:table-cell>
          <table:table-cell table:number-columns-repeated="16381"/>
        </table:table-row>
        <table:table-row table:style-name="ro1">
          <table:table-cell office:value-type="date" office:date-value="2020-05-27T00:00:00" table:style-name="ce10">
            <text:p>27/05/2020</text:p>
          </table:table-cell>
          <table:table-cell office:value-type="float" office:value="41525" table:style-name="ce11">
            <text:p>41525</text:p>
          </table:table-cell>
          <table:table-cell office:value-type="float" office:value="6040" table:style-name="ce6">
            <text:p>6,040</text:p>
          </table:table-cell>
          <table:table-cell table:number-columns-repeated="16381"/>
        </table:table-row>
        <table:table-row table:style-name="ro1">
          <table:table-cell office:value-type="date" office:date-value="2020-05-28T00:00:00" table:style-name="ce10">
            <text:p>28/05/2020</text:p>
          </table:table-cell>
          <table:table-cell office:value-type="float" office:value="40002" table:style-name="ce11">
            <text:p>40002</text:p>
          </table:table-cell>
          <table:table-cell office:value-type="float" office:value="5943" table:style-name="ce6">
            <text:p>5,943</text:p>
          </table:table-cell>
          <table:table-cell table:number-columns-repeated="16381"/>
        </table:table-row>
        <table:table-row table:style-name="ro1">
          <table:table-cell office:value-type="date" office:date-value="2020-05-29T00:00:00" table:style-name="ce10">
            <text:p>29/05/2020</text:p>
          </table:table-cell>
          <table:table-cell office:value-type="float" office:value="42101" table:style-name="ce11">
            <text:p>42101</text:p>
          </table:table-cell>
          <table:table-cell office:value-type="float" office:value="5925" table:style-name="ce6">
            <text:p>5,925</text:p>
          </table:table-cell>
          <table:table-cell table:number-columns-repeated="16381"/>
        </table:table-row>
        <table:table-row table:style-name="ro1">
          <table:table-cell office:value-type="date" office:date-value="2020-05-30T00:00:00" table:style-name="ce10">
            <text:p>30/05/2020</text:p>
          </table:table-cell>
          <table:table-cell office:value-type="float" office:value="38697" table:style-name="ce11">
            <text:p>38697</text:p>
          </table:table-cell>
          <table:table-cell office:value-type="float" office:value="3622" table:style-name="ce6">
            <text:p>3,622</text:p>
          </table:table-cell>
          <table:table-cell table:number-columns-repeated="16381"/>
        </table:table-row>
        <table:table-row table:style-name="ro1">
          <table:table-cell office:value-type="date" office:date-value="2020-05-31T00:00:00" table:style-name="ce10">
            <text:p>31/05/2020</text:p>
          </table:table-cell>
          <table:table-cell office:value-type="float" office:value="39024" table:style-name="ce11">
            <text:p>39024</text:p>
          </table:table-cell>
          <table:table-cell office:value-type="float" office:value="3586" table:style-name="ce6">
            <text:p>3,586</text:p>
          </table:table-cell>
          <table:table-cell table:number-columns-repeated="16381"/>
        </table:table-row>
        <table:table-row table:style-name="ro1">
          <table:table-cell office:value-type="date" office:date-value="2020-06-01T00:00:00" table:style-name="ce10">
            <text:p>01/06/2020</text:p>
          </table:table-cell>
          <table:table-cell office:value-type="float" office:value="42231" table:style-name="ce11">
            <text:p>42231</text:p>
          </table:table-cell>
          <table:table-cell office:value-type="float" office:value="5087" table:style-name="ce6">
            <text:p>5,087</text:p>
          </table:table-cell>
          <table:table-cell table:number-columns-repeated="16381"/>
        </table:table-row>
        <table:table-row table:style-name="ro1">
          <table:table-cell office:value-type="date" office:date-value="2020-06-02T00:00:00" table:style-name="ce10">
            <text:p>02/06/2020</text:p>
          </table:table-cell>
          <table:table-cell office:value-type="float" office:value="44232" table:style-name="ce11">
            <text:p>44232</text:p>
          </table:table-cell>
          <table:table-cell office:value-type="float" office:value="6013" table:style-name="ce6">
            <text:p>6,013</text:p>
          </table:table-cell>
          <table:table-cell table:number-columns-repeated="16381"/>
        </table:table-row>
        <table:table-row table:style-name="ro1">
          <table:table-cell office:value-type="date" office:date-value="2020-06-03T00:00:00" table:style-name="ce10">
            <text:p>03/06/2020</text:p>
          </table:table-cell>
          <table:table-cell office:value-type="float" office:value="45291" table:style-name="ce11">
            <text:p>45291</text:p>
          </table:table-cell>
          <table:table-cell office:value-type="float" office:value="6610" table:style-name="ce6">
            <text:p>6,610</text:p>
          </table:table-cell>
          <table:table-cell table:number-columns-repeated="16381"/>
        </table:table-row>
        <table:table-row table:style-name="ro1">
          <table:table-cell office:value-type="date" office:date-value="2020-06-04T00:00:00" table:style-name="ce10">
            <text:p>04/06/2020</text:p>
          </table:table-cell>
          <table:table-cell office:value-type="float" office:value="46400" table:style-name="ce11">
            <text:p>46400</text:p>
          </table:table-cell>
          <table:table-cell office:value-type="float" office:value="6822" table:style-name="ce6">
            <text:p>6,822</text:p>
          </table:table-cell>
          <table:table-cell table:number-columns-repeated="16381"/>
        </table:table-row>
        <table:table-row table:style-name="ro1">
          <table:table-cell office:value-type="date" office:date-value="2020-06-05T00:00:00" table:style-name="ce10">
            <text:p>05/06/2020</text:p>
          </table:table-cell>
          <table:table-cell office:value-type="float" office:value="44808" table:style-name="ce11">
            <text:p>44808</text:p>
          </table:table-cell>
          <table:table-cell office:value-type="float" office:value="6727" table:style-name="ce6">
            <text:p>6,727</text:p>
          </table:table-cell>
          <table:table-cell table:number-columns-repeated="16381"/>
        </table:table-row>
        <table:table-row table:style-name="ro1">
          <table:table-cell office:value-type="date" office:date-value="2020-06-06T00:00:00" table:style-name="ce10">
            <text:p>06/06/2020</text:p>
          </table:table-cell>
          <table:table-cell office:value-type="float" office:value="37767" table:style-name="ce11">
            <text:p>37767</text:p>
          </table:table-cell>
          <table:table-cell office:value-type="float" office:value="4444" table:style-name="ce6">
            <text:p>4,444</text:p>
          </table:table-cell>
          <table:table-cell table:number-columns-repeated="16381"/>
        </table:table-row>
        <table:table-row table:style-name="ro1">
          <table:table-cell office:value-type="date" office:date-value="2020-06-07T00:00:00" table:style-name="ce10">
            <text:p>07/06/2020</text:p>
          </table:table-cell>
          <table:table-cell office:value-type="float" office:value="39641" table:style-name="ce11">
            <text:p>39641</text:p>
          </table:table-cell>
          <table:table-cell office:value-type="float" office:value="4807" table:style-name="ce6">
            <text:p>4,807</text:p>
          </table:table-cell>
          <table:table-cell table:number-columns-repeated="16381"/>
        </table:table-row>
        <table:table-row table:style-name="ro1">
          <table:table-cell office:value-type="date" office:date-value="2020-06-08T00:00:00" table:style-name="ce10">
            <text:p>08/06/2020</text:p>
          </table:table-cell>
          <table:table-cell office:value-type="float" office:value="43015" table:style-name="ce11">
            <text:p>43015</text:p>
          </table:table-cell>
          <table:table-cell office:value-type="float" office:value="6584" table:style-name="ce6">
            <text:p>6,584</text:p>
          </table:table-cell>
          <table:table-cell table:number-columns-repeated="16381"/>
        </table:table-row>
        <table:table-row table:style-name="ro1">
          <table:table-cell office:value-type="date" office:date-value="2020-06-09T00:00:00" table:style-name="ce10">
            <text:p>09/06/2020</text:p>
          </table:table-cell>
          <table:table-cell office:value-type="float" office:value="44370" table:style-name="ce11">
            <text:p>44370</text:p>
          </table:table-cell>
          <table:table-cell office:value-type="float" office:value="6700" table:style-name="ce6">
            <text:p>6,700</text:p>
          </table:table-cell>
          <table:table-cell table:number-columns-repeated="16381"/>
        </table:table-row>
        <table:table-row table:style-name="ro1">
          <table:table-cell office:value-type="date" office:date-value="2020-06-10T00:00:00" table:style-name="ce10">
            <text:p>10/06/2020</text:p>
          </table:table-cell>
          <table:table-cell office:value-type="float" office:value="46367" table:style-name="ce11">
            <text:p>46367</text:p>
          </table:table-cell>
          <table:table-cell office:value-type="float" office:value="7232" table:style-name="ce6">
            <text:p>7,232</text:p>
          </table:table-cell>
          <table:table-cell table:number-columns-repeated="16381"/>
        </table:table-row>
        <table:table-row table:style-name="ro1">
          <table:table-cell office:value-type="date" office:date-value="2020-06-11T00:00:00" table:style-name="ce10">
            <text:p>11/06/2020</text:p>
          </table:table-cell>
          <table:table-cell office:value-type="float" office:value="50434" table:style-name="ce11">
            <text:p>50434</text:p>
          </table:table-cell>
          <table:table-cell office:value-type="float" office:value="6932" table:style-name="ce6">
            <text:p>6,932</text:p>
          </table:table-cell>
          <table:table-cell table:number-columns-repeated="16381"/>
        </table:table-row>
        <table:table-row table:style-name="ro1">
          <table:table-cell office:value-type="date" office:date-value="2020-06-12T00:00:00" table:style-name="ce10">
            <text:p>12/06/2020</text:p>
          </table:table-cell>
          <table:table-cell office:value-type="float" office:value="54063" table:style-name="ce11">
            <text:p>54063</text:p>
          </table:table-cell>
          <table:table-cell office:value-type="float" office:value="7283" table:style-name="ce6">
            <text:p>7,283</text:p>
          </table:table-cell>
          <table:table-cell table:number-columns-repeated="16381"/>
        </table:table-row>
        <table:table-row table:style-name="ro1">
          <table:table-cell office:value-type="date" office:date-value="2020-06-13T00:00:00" table:style-name="ce10">
            <text:p>13/06/2020</text:p>
          </table:table-cell>
          <table:table-cell office:value-type="float" office:value="45566" table:style-name="ce11">
            <text:p>45566</text:p>
          </table:table-cell>
          <table:table-cell office:value-type="float" office:value="4679" table:style-name="ce6">
            <text:p>4,679</text:p>
          </table:table-cell>
          <table:table-cell table:number-columns-repeated="16381"/>
        </table:table-row>
        <table:table-row table:style-name="ro1">
          <table:table-cell office:value-type="date" office:date-value="2020-06-14T00:00:00" table:style-name="ce10">
            <text:p>14/06/2020</text:p>
          </table:table-cell>
          <table:table-cell office:value-type="float" office:value="44716" table:style-name="ce11">
            <text:p>44716</text:p>
          </table:table-cell>
          <table:table-cell office:value-type="float" office:value="5223" table:style-name="ce6">
            <text:p>5,223</text:p>
          </table:table-cell>
          <table:table-cell table:number-columns-repeated="16381"/>
        </table:table-row>
        <table:table-row table:style-name="ro1">
          <table:table-cell office:value-type="date" office:date-value="2020-06-15T00:00:00" table:style-name="ce10">
            <text:p>15/06/2020</text:p>
          </table:table-cell>
          <table:table-cell office:value-type="float" office:value="48257" table:style-name="ce11">
            <text:p>48257</text:p>
          </table:table-cell>
          <table:table-cell office:value-type="float" office:value="7931" table:style-name="ce6">
            <text:p>7,931</text:p>
          </table:table-cell>
          <table:table-cell table:number-columns-repeated="16381"/>
        </table:table-row>
        <table:table-row table:style-name="ro1">
          <table:table-cell office:value-type="date" office:date-value="2020-06-16T00:00:00" table:style-name="ce10">
            <text:p>16/06/2020</text:p>
          </table:table-cell>
          <table:table-cell office:value-type="float" office:value="44920" table:style-name="ce11">
            <text:p>44920</text:p>
          </table:table-cell>
          <table:table-cell office:value-type="float" office:value="7810" table:style-name="ce6">
            <text:p>7,810</text:p>
          </table:table-cell>
          <table:table-cell table:number-columns-repeated="16381"/>
        </table:table-row>
        <table:table-row table:style-name="ro1">
          <table:table-cell office:value-type="date" office:date-value="2020-06-17T00:00:00" table:style-name="ce10">
            <text:p>17/06/2020</text:p>
          </table:table-cell>
          <table:table-cell office:value-type="float" office:value="54380" table:style-name="ce11">
            <text:p>54380</text:p>
          </table:table-cell>
          <table:table-cell office:value-type="float" office:value="8227" table:style-name="ce6">
            <text:p>8,227</text:p>
          </table:table-cell>
          <table:table-cell table:number-columns-repeated="16381"/>
        </table:table-row>
        <table:table-row table:style-name="ro1">
          <table:table-cell office:value-type="date" office:date-value="2020-06-18T00:00:00" table:style-name="ce10">
            <text:p>18/06/2020</text:p>
          </table:table-cell>
          <table:table-cell office:value-type="float" office:value="53543" table:style-name="ce11">
            <text:p>53543</text:p>
          </table:table-cell>
          <table:table-cell office:value-type="float" office:value="8404" table:style-name="ce6">
            <text:p>8,404</text:p>
          </table:table-cell>
          <table:table-cell table:number-columns-repeated="16381"/>
        </table:table-row>
        <table:table-row table:style-name="ro1">
          <table:table-cell office:value-type="date" office:date-value="2020-06-19T00:00:00" table:style-name="ce10">
            <text:p>19/06/2020</text:p>
          </table:table-cell>
          <table:table-cell office:value-type="float" office:value="53793" table:style-name="ce11">
            <text:p>53793</text:p>
          </table:table-cell>
          <table:table-cell office:value-type="float" office:value="8620" table:style-name="ce6">
            <text:p>8,620</text:p>
          </table:table-cell>
          <table:table-cell table:number-columns-repeated="16381"/>
        </table:table-row>
        <table:table-row table:style-name="ro1">
          <table:table-cell office:value-type="date" office:date-value="2020-06-20T00:00:00" table:style-name="ce10">
            <text:p>20/06/2020</text:p>
          </table:table-cell>
          <table:table-cell office:value-type="float" office:value="46436" table:style-name="ce11">
            <text:p>46436</text:p>
          </table:table-cell>
          <table:table-cell office:value-type="float" office:value="5999" table:style-name="ce6">
            <text:p>5,999</text:p>
          </table:table-cell>
          <table:table-cell table:number-columns-repeated="16381"/>
        </table:table-row>
        <table:table-row table:style-name="ro1">
          <table:table-cell office:value-type="date" office:date-value="2020-06-21T00:00:00" table:style-name="ce10">
            <text:p>21/06/2020</text:p>
          </table:table-cell>
          <table:table-cell office:value-type="float" office:value="45424" table:style-name="ce11">
            <text:p>45424</text:p>
          </table:table-cell>
          <table:table-cell office:value-type="float" office:value="6954" table:style-name="ce6">
            <text:p>6,954</text:p>
          </table:table-cell>
          <table:table-cell table:number-columns-repeated="16381"/>
        </table:table-row>
        <table:table-row table:style-name="ro1">
          <table:table-cell office:value-type="date" office:date-value="2020-06-22T00:00:00" table:style-name="ce10">
            <text:p>22/06/2020</text:p>
          </table:table-cell>
          <table:table-cell office:value-type="float" office:value="50071" table:style-name="ce11">
            <text:p>50071</text:p>
          </table:table-cell>
          <table:table-cell office:value-type="float" office:value="8884" table:style-name="ce6">
            <text:p>8,884</text:p>
          </table:table-cell>
          <table:table-cell table:number-columns-repeated="16381"/>
        </table:table-row>
        <table:table-row table:style-name="ro1">
          <table:table-cell office:value-type="date" office:date-value="2020-06-23T00:00:00" table:style-name="ce10">
            <text:p>23/06/2020</text:p>
          </table:table-cell>
          <table:table-cell office:value-type="float" office:value="51524" table:style-name="ce11">
            <text:p>51524</text:p>
          </table:table-cell>
          <table:table-cell office:value-type="float" office:value="8770" table:style-name="ce6">
            <text:p>8,770</text:p>
          </table:table-cell>
          <table:table-cell table:number-columns-repeated="16381"/>
        </table:table-row>
        <table:table-row table:style-name="ro1">
          <table:table-cell office:value-type="date" office:date-value="2020-06-24T00:00:00" table:style-name="ce10">
            <text:p>24/06/2020</text:p>
          </table:table-cell>
          <table:table-cell office:value-type="float" office:value="56448" table:style-name="ce11">
            <text:p>56448</text:p>
          </table:table-cell>
          <table:table-cell office:value-type="float" office:value="9221" table:style-name="ce6">
            <text:p>9,221</text:p>
          </table:table-cell>
          <table:table-cell table:number-columns-repeated="16381"/>
        </table:table-row>
        <table:table-row table:style-name="ro1">
          <table:table-cell office:value-type="date" office:date-value="2020-06-25T00:00:00" table:style-name="ce10">
            <text:p>25/06/2020</text:p>
          </table:table-cell>
          <table:table-cell office:value-type="float" office:value="58371" table:style-name="ce11">
            <text:p>58371</text:p>
          </table:table-cell>
          <table:table-cell office:value-type="float" office:value="9579" table:style-name="ce6">
            <text:p>9,579</text:p>
          </table:table-cell>
          <table:table-cell table:number-columns-repeated="16381"/>
        </table:table-row>
        <table:table-row table:style-name="ro1">
          <table:table-cell office:value-type="date" office:date-value="2020-06-26T00:00:00" table:style-name="ce10">
            <text:p>26/06/2020</text:p>
          </table:table-cell>
          <table:table-cell office:value-type="float" office:value="58001" table:style-name="ce11">
            <text:p>58001</text:p>
          </table:table-cell>
          <table:table-cell office:value-type="float" office:value="9858" table:style-name="ce6">
            <text:p>9,858</text:p>
          </table:table-cell>
          <table:table-cell table:number-columns-repeated="16381"/>
        </table:table-row>
        <table:table-row table:style-name="ro1">
          <table:table-cell office:value-type="date" office:date-value="2020-06-27T00:00:00" table:style-name="ce10">
            <text:p>27/06/2020</text:p>
          </table:table-cell>
          <table:table-cell office:value-type="float" office:value="47864" table:style-name="ce11">
            <text:p>47864</text:p>
          </table:table-cell>
          <table:table-cell office:value-type="float" office:value="6730" table:style-name="ce6">
            <text:p>6,730</text:p>
          </table:table-cell>
          <table:table-cell table:number-columns-repeated="16381"/>
        </table:table-row>
        <table:table-row table:style-name="ro1">
          <table:table-cell office:value-type="date" office:date-value="2020-06-28T00:00:00" table:style-name="ce10">
            <text:p>28/06/2020</text:p>
          </table:table-cell>
          <table:table-cell office:value-type="float" office:value="45548" table:style-name="ce11">
            <text:p>45548</text:p>
          </table:table-cell>
          <table:table-cell office:value-type="float" office:value="7564" table:style-name="ce6">
            <text:p>7,564</text:p>
          </table:table-cell>
          <table:table-cell table:number-columns-repeated="16381"/>
        </table:table-row>
        <table:table-row table:style-name="ro1">
          <table:table-cell office:value-type="date" office:date-value="2020-06-29T00:00:00" table:style-name="ce10">
            <text:p>29/06/2020</text:p>
          </table:table-cell>
          <table:table-cell office:value-type="float" office:value="48706" table:style-name="ce11">
            <text:p>48706</text:p>
          </table:table-cell>
          <table:table-cell office:value-type="float" office:value="9203" table:style-name="ce6">
            <text:p>9,203</text:p>
          </table:table-cell>
          <table:table-cell table:number-columns-repeated="16381"/>
        </table:table-row>
        <table:table-row table:style-name="ro1">
          <table:table-cell office:value-type="date" office:date-value="2020-06-30T00:00:00" table:style-name="ce10">
            <text:p>30/06/2020</text:p>
          </table:table-cell>
          <table:table-cell office:value-type="float" office:value="52484" table:style-name="ce11">
            <text:p>52484</text:p>
          </table:table-cell>
          <table:table-cell office:value-type="float" office:value="9296" table:style-name="ce6">
            <text:p>9,296</text:p>
          </table:table-cell>
          <table:table-cell table:number-columns-repeated="16381"/>
        </table:table-row>
        <table:table-row table:style-name="ro1">
          <table:table-cell office:value-type="date" office:date-value="2020-07-01T00:00:00" table:style-name="ce10">
            <text:p>01/07/2020</text:p>
          </table:table-cell>
          <table:table-cell office:value-type="float" office:value="57256" table:style-name="ce11">
            <text:p>57256</text:p>
          </table:table-cell>
          <table:table-cell office:value-type="float" office:value="12742" table:style-name="ce6">
            <text:p>12,742</text:p>
          </table:table-cell>
          <table:table-cell table:number-columns-repeated="16381"/>
        </table:table-row>
        <table:table-row table:style-name="ro1">
          <table:table-cell office:value-type="date" office:date-value="2020-07-02T00:00:00" table:style-name="ce10">
            <text:p>02/07/2020</text:p>
          </table:table-cell>
          <table:table-cell office:value-type="float" office:value="61838" table:style-name="ce11">
            <text:p>61838</text:p>
          </table:table-cell>
          <table:table-cell office:value-type="float" office:value="12727" table:style-name="ce6">
            <text:p>12,727</text:p>
          </table:table-cell>
          <table:table-cell table:number-columns-repeated="16381"/>
        </table:table-row>
        <table:table-row table:style-name="ro1">
          <table:table-cell office:value-type="date" office:date-value="2020-07-03T00:00:00" table:style-name="ce10">
            <text:p>03/07/2020</text:p>
          </table:table-cell>
          <table:table-cell office:value-type="float" office:value="61363" table:style-name="ce11">
            <text:p>61363</text:p>
          </table:table-cell>
          <table:table-cell office:value-type="float" office:value="13953" table:style-name="ce6">
            <text:p>13,953</text:p>
          </table:table-cell>
          <table:table-cell table:number-columns-repeated="16381"/>
        </table:table-row>
        <table:table-row table:style-name="ro1">
          <table:table-cell office:value-type="date" office:date-value="2020-07-04T00:00:00" table:style-name="ce10">
            <text:p>04/07/2020</text:p>
          </table:table-cell>
          <table:table-cell office:value-type="float" office:value="47172" table:style-name="ce11">
            <text:p>47172</text:p>
          </table:table-cell>
          <table:table-cell office:value-type="float" office:value="11087" table:style-name="ce6">
            <text:p>11,087</text:p>
          </table:table-cell>
          <table:table-cell table:number-columns-repeated="16381"/>
        </table:table-row>
        <table:table-row table:style-name="ro1">
          <table:table-cell office:value-type="date" office:date-value="2020-07-05T00:00:00" table:style-name="ce10">
            <text:p>05/07/2020</text:p>
          </table:table-cell>
          <table:table-cell office:value-type="float" office:value="53501" table:style-name="ce11">
            <text:p>53501</text:p>
          </table:table-cell>
          <table:table-cell office:value-type="float" office:value="11861" table:style-name="ce6">
            <text:p>11,861</text:p>
          </table:table-cell>
          <table:table-cell table:number-columns-repeated="16381"/>
        </table:table-row>
        <table:table-row table:style-name="ro1">
          <table:table-cell office:value-type="date" office:date-value="2020-07-06T00:00:00" table:style-name="ce10">
            <text:p>06/07/2020</text:p>
          </table:table-cell>
          <table:table-cell office:value-type="float" office:value="55909" table:style-name="ce11">
            <text:p>55909</text:p>
          </table:table-cell>
          <table:table-cell office:value-type="float" office:value="12980" table:style-name="ce6">
            <text:p>12,980</text:p>
          </table:table-cell>
          <table:table-cell table:number-columns-repeated="16381"/>
        </table:table-row>
        <table:table-row table:style-name="ro1">
          <table:table-cell office:value-type="date" office:date-value="2020-07-07T00:00:00" table:style-name="ce10">
            <text:p>07/07/2020</text:p>
          </table:table-cell>
          <table:table-cell office:value-type="float" office:value="57219" table:style-name="ce11">
            <text:p>57219</text:p>
          </table:table-cell>
          <table:table-cell office:value-type="float" office:value="12339" table:style-name="ce6">
            <text:p>12,339</text:p>
          </table:table-cell>
          <table:table-cell table:number-columns-repeated="16381"/>
        </table:table-row>
        <table:table-row table:style-name="ro1">
          <table:table-cell office:value-type="date" office:date-value="2020-07-08T00:00:00" table:style-name="ce10">
            <text:p>08/07/2020</text:p>
          </table:table-cell>
          <table:table-cell office:value-type="float" office:value="60069" table:style-name="ce11">
            <text:p>60069</text:p>
          </table:table-cell>
          <table:table-cell office:value-type="float" office:value="13144" table:style-name="ce6">
            <text:p>13,144</text:p>
          </table:table-cell>
          <table:table-cell table:number-columns-repeated="16381"/>
        </table:table-row>
        <table:table-row table:style-name="ro1">
          <table:table-cell office:value-type="date" office:date-value="2020-07-09T00:00:00" table:style-name="ce10">
            <text:p>09/07/2020</text:p>
          </table:table-cell>
          <table:table-cell office:value-type="float" office:value="63414" table:style-name="ce11">
            <text:p>63414</text:p>
          </table:table-cell>
          <table:table-cell office:value-type="float" office:value="13182" table:style-name="ce6">
            <text:p>13,182</text:p>
          </table:table-cell>
          <table:table-cell table:number-columns-repeated="16381"/>
        </table:table-row>
        <table:table-row table:style-name="ro1">
          <table:table-cell office:value-type="date" office:date-value="2020-07-10T00:00:00" table:style-name="ce10">
            <text:p>10/07/2020</text:p>
          </table:table-cell>
          <table:table-cell office:value-type="float" office:value="63214" table:style-name="ce11">
            <text:p>63214</text:p>
          </table:table-cell>
          <table:table-cell office:value-type="float" office:value="14596" table:style-name="ce6">
            <text:p>14,596</text:p>
          </table:table-cell>
          <table:table-cell table:number-columns-repeated="16381"/>
        </table:table-row>
        <table:table-row table:style-name="ro1">
          <table:table-cell office:value-type="date" office:date-value="2020-07-11T00:00:00" table:style-name="ce10">
            <text:p>11/07/2020</text:p>
          </table:table-cell>
          <table:table-cell office:value-type="float" office:value="58784" table:style-name="ce11">
            <text:p>58784</text:p>
          </table:table-cell>
          <table:table-cell office:value-type="float" office:value="11918" table:style-name="ce6">
            <text:p>11,918</text:p>
          </table:table-cell>
          <table:table-cell table:number-columns-repeated="16381"/>
        </table:table-row>
        <table:table-row table:style-name="ro1">
          <table:table-cell office:value-type="date" office:date-value="2020-07-12T00:00:00" table:style-name="ce10">
            <text:p>12/07/2020</text:p>
          </table:table-cell>
          <table:table-cell office:value-type="float" office:value="60297" table:style-name="ce11">
            <text:p>60297</text:p>
          </table:table-cell>
          <table:table-cell office:value-type="float" office:value="12390" table:style-name="ce6">
            <text:p>12,390</text:p>
          </table:table-cell>
          <table:table-cell table:number-columns-repeated="16381"/>
        </table:table-row>
        <table:table-row table:style-name="ro1">
          <table:table-cell office:value-type="date" office:date-value="2020-07-13T00:00:00" table:style-name="ce10">
            <text:p>13/07/2020</text:p>
          </table:table-cell>
          <table:table-cell office:value-type="float" office:value="61047" table:style-name="ce11">
            <text:p>61047</text:p>
          </table:table-cell>
          <table:table-cell office:value-type="float" office:value="13381" table:style-name="ce6">
            <text:p>13,381</text:p>
          </table:table-cell>
          <table:table-cell table:number-columns-repeated="16381"/>
        </table:table-row>
        <table:table-row table:style-name="ro1">
          <table:table-cell office:value-type="date" office:date-value="2020-07-14T00:00:00" table:style-name="ce10">
            <text:p>14/07/2020</text:p>
          </table:table-cell>
          <table:table-cell office:value-type="float" office:value="62454" table:style-name="ce11">
            <text:p>62454</text:p>
          </table:table-cell>
          <table:table-cell office:value-type="float" office:value="12797" table:style-name="ce6">
            <text:p>12,797</text:p>
          </table:table-cell>
          <table:table-cell table:number-columns-repeated="16381"/>
        </table:table-row>
        <table:table-row table:style-name="ro1">
          <table:table-cell office:value-type="date" office:date-value="2020-07-15T00:00:00" table:style-name="ce10">
            <text:p>15/07/2020</text:p>
          </table:table-cell>
          <table:table-cell office:value-type="float" office:value="64101" table:style-name="ce11">
            <text:p>64101</text:p>
          </table:table-cell>
          <table:table-cell office:value-type="float" office:value="14175" table:style-name="ce6">
            <text:p>14,175</text:p>
          </table:table-cell>
          <table:table-cell table:number-columns-repeated="16381"/>
        </table:table-row>
        <table:table-row table:style-name="ro1">
          <table:table-cell office:value-type="date" office:date-value="2020-07-16T00:00:00" table:style-name="ce10">
            <text:p>16/07/2020</text:p>
          </table:table-cell>
          <table:table-cell office:value-type="float" office:value="66367" table:style-name="ce11">
            <text:p>66367</text:p>
          </table:table-cell>
          <table:table-cell office:value-type="float" office:value="14694" table:style-name="ce6">
            <text:p>14,694</text:p>
          </table:table-cell>
          <table:table-cell table:number-columns-repeated="16381"/>
        </table:table-row>
        <table:table-row table:style-name="ro1">
          <table:table-cell office:value-type="date" office:date-value="2020-07-17T00:00:00" table:style-name="ce10">
            <text:p>17/07/2020</text:p>
          </table:table-cell>
          <table:table-cell office:value-type="float" office:value="68788" table:style-name="ce11">
            <text:p>68788</text:p>
          </table:table-cell>
          <table:table-cell office:value-type="float" office:value="15818" table:style-name="ce6">
            <text:p>15,818</text:p>
          </table:table-cell>
          <table:table-cell table:number-columns-repeated="16381"/>
        </table:table-row>
        <table:table-row table:style-name="ro1">
          <table:table-cell office:value-type="date" office:date-value="2020-07-18T00:00:00" table:style-name="ce10">
            <text:p>18/07/2020</text:p>
          </table:table-cell>
          <table:table-cell office:value-type="float" office:value="63655" table:style-name="ce11">
            <text:p>63655</text:p>
          </table:table-cell>
          <table:table-cell office:value-type="float" office:value="13297" table:style-name="ce6">
            <text:p>13,297</text:p>
          </table:table-cell>
          <table:table-cell table:number-columns-repeated="16381"/>
        </table:table-row>
        <table:table-row table:style-name="ro1">
          <table:table-cell office:value-type="date" office:date-value="2020-07-19T00:00:00" table:style-name="ce10">
            <text:p>19/07/2020</text:p>
          </table:table-cell>
          <table:table-cell office:value-type="float" office:value="59788" table:style-name="ce11">
            <text:p>59788</text:p>
          </table:table-cell>
          <table:table-cell office:value-type="float" office:value="13808" table:style-name="ce6">
            <text:p>13,808</text:p>
          </table:table-cell>
          <table:table-cell table:number-columns-repeated="16381"/>
        </table:table-row>
        <table:table-row table:style-name="ro1">
          <table:table-cell office:value-type="date" office:date-value="2020-07-20T00:00:00" table:style-name="ce10">
            <text:p>20/07/2020</text:p>
          </table:table-cell>
          <table:table-cell office:value-type="float" office:value="62795" table:style-name="ce11">
            <text:p>62795</text:p>
          </table:table-cell>
          <table:table-cell office:value-type="float" office:value="14838" table:style-name="ce6">
            <text:p>14,838</text:p>
          </table:table-cell>
          <table:table-cell table:number-columns-repeated="16381"/>
        </table:table-row>
        <table:table-row table:style-name="ro1">
          <table:table-cell office:value-type="date" office:date-value="2020-07-21T00:00:00" table:style-name="ce10">
            <text:p>21/07/2020</text:p>
          </table:table-cell>
          <table:table-cell office:value-type="float" office:value="62529" table:style-name="ce11">
            <text:p>62529</text:p>
          </table:table-cell>
          <table:table-cell office:value-type="float" office:value="13952" table:style-name="ce6">
            <text:p>13,952</text:p>
          </table:table-cell>
          <table:table-cell table:number-columns-repeated="16381"/>
        </table:table-row>
        <table:table-row table:style-name="ro1">
          <table:table-cell office:value-type="date" office:date-value="2020-07-22T00:00:00" table:style-name="ce10">
            <text:p>22/07/2020</text:p>
          </table:table-cell>
          <table:table-cell office:value-type="float" office:value="62453" table:style-name="ce11">
            <text:p>62453</text:p>
          </table:table-cell>
          <table:table-cell office:value-type="float" office:value="14493" table:style-name="ce6">
            <text:p>14,493</text:p>
          </table:table-cell>
          <table:table-cell table:number-columns-repeated="16381"/>
        </table:table-row>
        <table:table-row table:style-name="ro1">
          <table:table-cell office:value-type="date" office:date-value="2020-07-23T00:00:00" table:style-name="ce10">
            <text:p>23/07/2020</text:p>
          </table:table-cell>
          <table:table-cell office:value-type="float" office:value="63746" table:style-name="ce11">
            <text:p>63746</text:p>
          </table:table-cell>
          <table:table-cell office:value-type="float" office:value="15206" table:style-name="ce6">
            <text:p>15,206</text:p>
          </table:table-cell>
          <table:table-cell table:number-columns-repeated="16381"/>
        </table:table-row>
        <table:table-row table:style-name="ro1">
          <table:table-cell office:value-type="date" office:date-value="2020-07-24T00:00:00" table:style-name="ce10">
            <text:p>24/07/2020</text:p>
          </table:table-cell>
          <table:table-cell office:value-type="float" office:value="68908" table:style-name="ce11">
            <text:p>68908</text:p>
          </table:table-cell>
          <table:table-cell office:value-type="float" office:value="16281" table:style-name="ce6">
            <text:p>16,281</text:p>
          </table:table-cell>
          <table:table-cell table:number-columns-repeated="16381"/>
        </table:table-row>
        <table:table-row table:style-name="ro1">
          <table:table-cell office:value-type="date" office:date-value="2020-07-25T00:00:00" table:style-name="ce10">
            <text:p>25/07/2020</text:p>
          </table:table-cell>
          <table:table-cell office:value-type="float" office:value="64297" table:style-name="ce11">
            <text:p>64297</text:p>
          </table:table-cell>
          <table:table-cell office:value-type="float" office:value="14223" table:style-name="ce6">
            <text:p>14,223</text:p>
          </table:table-cell>
          <table:table-cell table:number-columns-repeated="16381"/>
        </table:table-row>
        <table:table-row table:style-name="ro1">
          <table:table-cell office:value-type="date" office:date-value="2020-07-26T00:00:00" table:style-name="ce10">
            <text:p>26/07/2020</text:p>
          </table:table-cell>
          <table:table-cell office:value-type="float" office:value="61677" table:style-name="ce11">
            <text:p>61677</text:p>
          </table:table-cell>
          <table:table-cell office:value-type="float" office:value="14349" table:style-name="ce6">
            <text:p>14,349</text:p>
          </table:table-cell>
          <table:table-cell table:number-columns-repeated="16381"/>
        </table:table-row>
        <table:table-row table:style-name="ro1">
          <table:table-cell office:value-type="date" office:date-value="2020-07-27T00:00:00" table:style-name="ce10">
            <text:p>27/07/2020</text:p>
          </table:table-cell>
          <table:table-cell office:value-type="float" office:value="60307" table:style-name="ce11">
            <text:p>60307</text:p>
          </table:table-cell>
          <table:table-cell office:value-type="float" office:value="15058" table:style-name="ce6">
            <text:p>15,058</text:p>
          </table:table-cell>
          <table:table-cell table:number-columns-repeated="16381"/>
        </table:table-row>
        <table:table-row table:style-name="ro1">
          <table:table-cell office:value-type="date" office:date-value="2020-07-28T00:00:00" table:style-name="ce10">
            <text:p>28/07/2020</text:p>
          </table:table-cell>
          <table:table-cell office:value-type="float" office:value="61859" table:style-name="ce11">
            <text:p>61859</text:p>
          </table:table-cell>
          <table:table-cell office:value-type="float" office:value="14099" table:style-name="ce6">
            <text:p>14,099</text:p>
          </table:table-cell>
          <table:table-cell table:number-columns-repeated="16381"/>
        </table:table-row>
        <table:table-row table:style-name="ro1">
          <table:table-cell office:value-type="date" office:date-value="2020-07-29T00:00:00" table:style-name="ce10">
            <text:p>29/07/2020</text:p>
          </table:table-cell>
          <table:table-cell office:value-type="float" office:value="65556" table:style-name="ce11">
            <text:p>65556</text:p>
          </table:table-cell>
          <table:table-cell office:value-type="float" office:value="14915" table:style-name="ce6">
            <text:p>14,915</text:p>
          </table:table-cell>
          <table:table-cell table:number-columns-repeated="16381"/>
        </table:table-row>
        <table:table-row table:style-name="ro1">
          <table:table-cell office:value-type="date" office:date-value="2020-07-30T00:00:00" table:style-name="ce10">
            <text:p>30/07/2020</text:p>
          </table:table-cell>
          <table:table-cell office:value-type="float" office:value="56284" table:style-name="ce11">
            <text:p>56284</text:p>
          </table:table-cell>
          <table:table-cell office:value-type="float" office:value="15384" table:style-name="ce6">
            <text:p>15,384</text:p>
          </table:table-cell>
          <table:table-cell table:number-columns-repeated="16381"/>
        </table:table-row>
        <table:table-row table:style-name="ro1">
          <table:table-cell office:value-type="date" office:date-value="2020-07-31T00:00:00" table:style-name="ce10">
            <text:p>31/07/2020</text:p>
          </table:table-cell>
          <table:table-cell office:value-type="float" office:value="69628" table:style-name="ce11">
            <text:p>69628</text:p>
          </table:table-cell>
          <table:table-cell office:value-type="float" office:value="16570" table:style-name="ce6">
            <text:p>16,570</text:p>
          </table:table-cell>
          <table:table-cell table:number-columns-repeated="16381"/>
        </table:table-row>
        <table:table-row table:style-name="ro1">
          <table:table-cell office:value-type="date" office:date-value="2020-08-01T00:00:00" table:style-name="ce10">
            <text:p>01/08/2020</text:p>
          </table:table-cell>
          <table:table-cell office:value-type="float" office:value="65943" table:style-name="ce11">
            <text:p>65943</text:p>
          </table:table-cell>
          <table:table-cell office:value-type="float" office:value="16174" table:style-name="ce6">
            <text:p>16,174</text:p>
          </table:table-cell>
          <table:table-cell table:number-columns-repeated="16381"/>
        </table:table-row>
        <table:table-row table:style-name="ro1">
          <table:table-cell office:value-type="date" office:date-value="2020-08-02T00:00:00" table:style-name="ce10">
            <text:p>02/08/2020</text:p>
          </table:table-cell>
          <table:table-cell office:value-type="float" office:value="61088" table:style-name="ce11">
            <text:p>61088</text:p>
          </table:table-cell>
          <table:table-cell office:value-type="float" office:value="16345" table:style-name="ce6">
            <text:p>16,345</text:p>
          </table:table-cell>
          <table:table-cell table:number-columns-repeated="16381"/>
        </table:table-row>
        <table:table-row table:style-name="ro1">
          <table:table-cell office:value-type="date" office:date-value="2020-08-03T00:00:00" table:style-name="ce10">
            <text:p>03/08/2020</text:p>
          </table:table-cell>
          <table:table-cell office:value-type="float" office:value="62652" table:style-name="ce11">
            <text:p>62652</text:p>
          </table:table-cell>
          <table:table-cell office:value-type="float" office:value="16877" table:style-name="ce6">
            <text:p>16,877</text:p>
          </table:table-cell>
          <table:table-cell table:number-columns-repeated="16381"/>
        </table:table-row>
        <table:table-row table:style-name="ro1">
          <table:table-cell office:value-type="date" office:date-value="2020-08-04T00:00:00" table:style-name="ce10">
            <text:p>04/08/2020</text:p>
          </table:table-cell>
          <table:table-cell office:value-type="float" office:value="61228" table:style-name="ce11">
            <text:p>61228</text:p>
          </table:table-cell>
          <table:table-cell office:value-type="float" office:value="15665" table:style-name="ce6">
            <text:p>15,665</text:p>
          </table:table-cell>
          <table:table-cell table:number-columns-repeated="16381"/>
        </table:table-row>
        <table:table-row table:style-name="ro1">
          <table:table-cell office:value-type="date" office:date-value="2020-08-05T00:00:00" table:style-name="ce10">
            <text:p>05/08/2020</text:p>
          </table:table-cell>
          <table:table-cell office:value-type="float" office:value="68037" table:style-name="ce11">
            <text:p>68037</text:p>
          </table:table-cell>
          <table:table-cell office:value-type="float" office:value="16386" table:style-name="ce6">
            <text:p>16,386</text:p>
          </table:table-cell>
          <table:table-cell table:number-columns-repeated="16381"/>
        </table:table-row>
        <table:table-row table:style-name="ro1">
          <table:table-cell office:value-type="date" office:date-value="2020-08-06T00:00:00" table:style-name="ce10">
            <text:p>06/08/2020</text:p>
          </table:table-cell>
          <table:table-cell office:value-type="float" office:value="70562" table:style-name="ce11">
            <text:p>70562</text:p>
          </table:table-cell>
          <table:table-cell office:value-type="float" office:value="16761" table:style-name="ce6">
            <text:p>16,761</text:p>
          </table:table-cell>
          <table:table-cell table:number-columns-repeated="16381"/>
        </table:table-row>
        <table:table-row table:style-name="ro1">
          <table:table-cell office:value-type="date" office:date-value="2020-08-07T00:00:00" table:style-name="ce10">
            <text:p>07/08/2020</text:p>
          </table:table-cell>
          <table:table-cell office:value-type="float" office:value="71769" table:style-name="ce11">
            <text:p>71769</text:p>
          </table:table-cell>
          <table:table-cell office:value-type="float" office:value="18147" table:style-name="ce6">
            <text:p>18,147</text:p>
          </table:table-cell>
          <table:table-cell table:number-columns-repeated="16381"/>
        </table:table-row>
        <table:table-row table:style-name="ro1">
          <table:table-cell office:value-type="date" office:date-value="2020-08-08T00:00:00" table:style-name="ce10">
            <text:p>08/08/2020</text:p>
          </table:table-cell>
          <table:table-cell office:value-type="float" office:value="66876" table:style-name="ce11">
            <text:p>66876</text:p>
          </table:table-cell>
          <table:table-cell office:value-type="float" office:value="16301" table:style-name="ce6">
            <text:p>16,301</text:p>
          </table:table-cell>
          <table:table-cell table:number-columns-repeated="16381"/>
        </table:table-row>
        <table:table-row table:style-name="ro1">
          <table:table-cell office:value-type="date" office:date-value="2020-08-09T00:00:00" table:style-name="ce10">
            <text:p>09/08/2020</text:p>
          </table:table-cell>
          <table:table-cell office:value-type="float" office:value="66617" table:style-name="ce11">
            <text:p>66617</text:p>
          </table:table-cell>
          <table:table-cell office:value-type="float" office:value="16602" table:style-name="ce6">
            <text:p>16,602</text:p>
          </table:table-cell>
          <table:table-cell table:number-columns-repeated="16381"/>
        </table:table-row>
        <table:table-row table:style-name="ro1">
          <table:table-cell office:value-type="date" office:date-value="2020-08-10T00:00:00" table:style-name="ce10">
            <text:p>10/08/2020</text:p>
          </table:table-cell>
          <table:table-cell office:value-type="float" office:value="65190" table:style-name="ce11">
            <text:p>65190</text:p>
          </table:table-cell>
          <table:table-cell office:value-type="float" office:value="17141" table:style-name="ce6">
            <text:p>17,141</text:p>
          </table:table-cell>
          <table:table-cell table:number-columns-repeated="16381"/>
        </table:table-row>
        <table:table-row table:style-name="ro1">
          <table:table-cell office:value-type="date" office:date-value="2020-08-11T00:00:00" table:style-name="ce10">
            <text:p>11/08/2020</text:p>
          </table:table-cell>
          <table:table-cell office:value-type="float" office:value="65247" table:style-name="ce11">
            <text:p>65247</text:p>
          </table:table-cell>
          <table:table-cell office:value-type="float" office:value="15663" table:style-name="ce6">
            <text:p>15,663</text:p>
          </table:table-cell>
          <table:table-cell table:number-columns-repeated="16381"/>
        </table:table-row>
        <table:table-row table:style-name="ro1">
          <table:table-cell office:value-type="date" office:date-value="2020-08-12T00:00:00" table:style-name="ce10">
            <text:p>12/08/2020</text:p>
          </table:table-cell>
          <table:table-cell office:value-type="float" office:value="67270" table:style-name="ce11">
            <text:p>67270</text:p>
          </table:table-cell>
          <table:table-cell office:value-type="float" office:value="16204" table:style-name="ce6">
            <text:p>16,204</text:p>
          </table:table-cell>
          <table:table-cell table:number-columns-repeated="16381"/>
        </table:table-row>
        <table:table-row table:style-name="ro1">
          <table:table-cell office:value-type="date" office:date-value="2020-08-13T00:00:00" table:style-name="ce10">
            <text:p>13/08/2020</text:p>
          </table:table-cell>
          <table:table-cell office:value-type="float" office:value="69429" table:style-name="ce11">
            <text:p>69429</text:p>
          </table:table-cell>
          <table:table-cell office:value-type="float" office:value="16545" table:style-name="ce6">
            <text:p>16,545</text:p>
          </table:table-cell>
          <table:table-cell table:number-columns-repeated="16381"/>
        </table:table-row>
        <table:table-row table:style-name="ro1">
          <table:table-cell office:value-type="date" office:date-value="2020-08-14T00:00:00" table:style-name="ce10">
            <text:p>14/08/2020</text:p>
          </table:table-cell>
          <table:table-cell office:value-type="float" office:value="70232" table:style-name="ce11">
            <text:p>70232</text:p>
          </table:table-cell>
          <table:table-cell office:value-type="float" office:value="18244" table:style-name="ce6">
            <text:p>18,244</text:p>
          </table:table-cell>
          <table:table-cell table:number-columns-repeated="16381"/>
        </table:table-row>
        <table:table-row table:style-name="ro1">
          <table:table-cell office:value-type="date" office:date-value="2020-08-15T00:00:00" table:style-name="ce10">
            <text:p>15/08/2020</text:p>
          </table:table-cell>
          <table:table-cell office:value-type="float" office:value="58995" table:style-name="ce11">
            <text:p>58995</text:p>
          </table:table-cell>
          <table:table-cell office:value-type="float" office:value="16443" table:style-name="ce6">
            <text:p>16,443</text:p>
          </table:table-cell>
          <table:table-cell table:number-columns-repeated="16381"/>
        </table:table-row>
        <table:table-row table:style-name="ro1">
          <table:table-cell office:value-type="date" office:date-value="2020-08-16T00:00:00" table:style-name="ce10">
            <text:p>16/08/2020</text:p>
          </table:table-cell>
          <table:table-cell office:value-type="float" office:value="63708" table:style-name="ce11">
            <text:p>63708</text:p>
          </table:table-cell>
          <table:table-cell office:value-type="float" office:value="17185" table:style-name="ce6">
            <text:p>17,185</text:p>
          </table:table-cell>
          <table:table-cell table:number-columns-repeated="16381"/>
        </table:table-row>
        <table:table-row table:style-name="ro1">
          <table:table-cell office:value-type="date" office:date-value="2020-08-17T00:00:00" table:style-name="ce10">
            <text:p>17/08/2020</text:p>
          </table:table-cell>
          <table:table-cell office:value-type="float" office:value="64843" table:style-name="ce11">
            <text:p>64843</text:p>
          </table:table-cell>
          <table:table-cell office:value-type="float" office:value="17338" table:style-name="ce6">
            <text:p>17,338</text:p>
          </table:table-cell>
          <table:table-cell table:number-columns-repeated="16381"/>
        </table:table-row>
        <table:table-row table:style-name="ro1">
          <table:table-cell office:value-type="date" office:date-value="2020-08-18T00:00:00" table:style-name="ce10">
            <text:p>18/08/2020</text:p>
          </table:table-cell>
          <table:table-cell office:value-type="float" office:value="65826" table:style-name="ce11">
            <text:p>65826</text:p>
          </table:table-cell>
          <table:table-cell office:value-type="float" office:value="15874" table:style-name="ce6">
            <text:p>15,874</text:p>
          </table:table-cell>
          <table:table-cell table:number-columns-repeated="16381"/>
        </table:table-row>
        <table:table-row table:style-name="ro1">
          <table:table-cell office:value-type="date" office:date-value="2020-08-19T00:00:00" table:style-name="ce10">
            <text:p>19/08/2020</text:p>
          </table:table-cell>
          <table:table-cell office:value-type="float" office:value="66807" table:style-name="ce11">
            <text:p>66807</text:p>
          </table:table-cell>
          <table:table-cell office:value-type="float" office:value="16718" table:style-name="ce6">
            <text:p>16,718</text:p>
          </table:table-cell>
          <table:table-cell table:number-columns-repeated="16381"/>
        </table:table-row>
        <table:table-row table:style-name="ro1">
          <table:table-cell office:value-type="date" office:date-value="2020-08-20T00:00:00" table:style-name="ce10">
            <text:p>20/08/2020</text:p>
          </table:table-cell>
          <table:table-cell office:value-type="float" office:value="71268" table:style-name="ce11">
            <text:p>71268</text:p>
          </table:table-cell>
          <table:table-cell office:value-type="float" office:value="17257" table:style-name="ce6">
            <text:p>17,257</text:p>
          </table:table-cell>
          <table:table-cell table:number-columns-repeated="16381"/>
        </table:table-row>
        <table:table-row table:style-name="ro1">
          <table:table-cell office:value-type="date" office:date-value="2020-08-21T00:00:00" table:style-name="ce10">
            <text:p>21/08/2020</text:p>
          </table:table-cell>
          <table:table-cell office:value-type="float" office:value="69924" table:style-name="ce11">
            <text:p>69924</text:p>
          </table:table-cell>
          <table:table-cell office:value-type="float" office:value="18365" table:style-name="ce6">
            <text:p>18,365</text:p>
          </table:table-cell>
          <table:table-cell table:number-columns-repeated="16381"/>
        </table:table-row>
        <table:table-row table:style-name="ro1">
          <table:table-cell office:value-type="date" office:date-value="2020-08-22T00:00:00" table:style-name="ce10">
            <text:p>22/08/2020</text:p>
          </table:table-cell>
          <table:table-cell office:value-type="float" office:value="63010" table:style-name="ce11">
            <text:p>63010</text:p>
          </table:table-cell>
          <table:table-cell office:value-type="float" office:value="16319" table:style-name="ce6">
            <text:p>16,319</text:p>
          </table:table-cell>
          <table:table-cell table:number-columns-repeated="16381"/>
        </table:table-row>
        <table:table-row table:style-name="ro1">
          <table:table-cell office:value-type="date" office:date-value="2020-08-23T00:00:00" table:style-name="ce10">
            <text:p>23/08/2020</text:p>
          </table:table-cell>
          <table:table-cell office:value-type="float" office:value="64454" table:style-name="ce11">
            <text:p>64454</text:p>
          </table:table-cell>
          <table:table-cell office:value-type="float" office:value="17315" table:style-name="ce6">
            <text:p>17,315</text:p>
          </table:table-cell>
          <table:table-cell table:number-columns-repeated="16381"/>
        </table:table-row>
        <table:table-row table:style-name="ro1">
          <table:table-cell office:value-type="date" office:date-value="2020-08-24T00:00:00" table:style-name="ce10">
            <text:p>24/08/2020</text:p>
          </table:table-cell>
          <table:table-cell office:value-type="float" office:value="63413" table:style-name="ce11">
            <text:p>63413</text:p>
          </table:table-cell>
          <table:table-cell office:value-type="float" office:value="17630" table:style-name="ce6">
            <text:p>17,630</text:p>
          </table:table-cell>
          <table:table-cell table:number-columns-repeated="16381"/>
        </table:table-row>
        <table:table-row table:style-name="ro1">
          <table:table-cell office:value-type="date" office:date-value="2020-08-25T00:00:00" table:style-name="ce10">
            <text:p>25/08/2020</text:p>
          </table:table-cell>
          <table:table-cell office:value-type="float" office:value="63455" table:style-name="ce11">
            <text:p>63455</text:p>
          </table:table-cell>
          <table:table-cell office:value-type="float" office:value="16199" table:style-name="ce6">
            <text:p>16,199</text:p>
          </table:table-cell>
          <table:table-cell table:number-columns-repeated="16381"/>
        </table:table-row>
        <table:table-row table:style-name="ro1">
          <table:table-cell office:value-type="date" office:date-value="2020-08-26T00:00:00" table:style-name="ce10">
            <text:p>26/08/2020</text:p>
          </table:table-cell>
          <table:table-cell office:value-type="float" office:value="66706" table:style-name="ce11">
            <text:p>66706</text:p>
          </table:table-cell>
          <table:table-cell office:value-type="float" office:value="16810" table:style-name="ce6">
            <text:p>16,810</text:p>
          </table:table-cell>
          <table:table-cell table:number-columns-repeated="16381"/>
        </table:table-row>
        <table:table-row table:style-name="ro1">
          <table:table-cell office:value-type="date" office:date-value="2020-08-27T00:00:00" table:style-name="ce10">
            <text:p>27/08/2020</text:p>
          </table:table-cell>
          <table:table-cell office:value-type="float" office:value="68361" table:style-name="ce11">
            <text:p>68361</text:p>
          </table:table-cell>
          <table:table-cell office:value-type="float" office:value="17727" table:style-name="ce6">
            <text:p>17,727</text:p>
          </table:table-cell>
          <table:table-cell table:number-columns-repeated="16381"/>
        </table:table-row>
        <table:table-row table:style-name="ro1">
          <table:table-cell office:value-type="date" office:date-value="2020-08-28T00:00:00" table:style-name="ce10">
            <text:p>28/08/2020</text:p>
          </table:table-cell>
          <table:table-cell office:value-type="float" office:value="69562" table:style-name="ce11">
            <text:p>69562</text:p>
          </table:table-cell>
          <table:table-cell office:value-type="float" office:value="18802" table:style-name="ce6">
            <text:p>18,802</text:p>
          </table:table-cell>
          <table:table-cell table:number-columns-repeated="16381"/>
        </table:table-row>
        <table:table-row table:style-name="ro1">
          <table:table-cell office:value-type="date" office:date-value="2020-08-29T00:00:00" table:style-name="ce10">
            <text:p>29/08/2020</text:p>
          </table:table-cell>
          <table:table-cell office:value-type="float" office:value="59981" table:style-name="ce11">
            <text:p>59981</text:p>
          </table:table-cell>
          <table:table-cell office:value-type="float" office:value="16297" table:style-name="ce6">
            <text:p>16,297</text:p>
          </table:table-cell>
          <table:table-cell table:number-columns-repeated="16381"/>
        </table:table-row>
        <table:table-row table:style-name="ro1">
          <table:table-cell office:value-type="date" office:date-value="2020-08-30T00:00:00" table:style-name="ce10">
            <text:p>30/08/2020</text:p>
          </table:table-cell>
          <table:table-cell office:value-type="float" office:value="65592" table:style-name="ce11">
            <text:p>65592</text:p>
          </table:table-cell>
          <table:table-cell office:value-type="float" office:value="17495" table:style-name="ce6">
            <text:p>17,495</text:p>
          </table:table-cell>
          <table:table-cell table:number-columns-repeated="16381"/>
        </table:table-row>
        <table:table-row table:style-name="ro1">
          <table:table-cell office:value-type="date" office:date-value="2020-08-31T00:00:00" table:style-name="ce10">
            <text:p>31/08/2020</text:p>
          </table:table-cell>
          <table:table-cell office:value-type="float" office:value="63705" table:style-name="ce11">
            <text:p>63705</text:p>
          </table:table-cell>
          <table:table-cell office:value-type="float" office:value="18017" table:style-name="ce6">
            <text:p>18,017</text:p>
          </table:table-cell>
          <table:table-cell table:number-columns-repeated="16381"/>
        </table:table-row>
        <table:table-row table:style-name="ro1">
          <table:table-cell office:value-type="date" office:date-value="2020-09-01T00:00:00" table:style-name="ce10">
            <text:p>01/09/2020</text:p>
          </table:table-cell>
          <table:table-cell office:value-type="float" office:value="61776" table:style-name="ce11">
            <text:p>61776</text:p>
          </table:table-cell>
          <table:table-cell office:value-type="float" office:value="15964" table:style-name="ce6">
            <text:p>15,964</text:p>
          </table:table-cell>
          <table:table-cell table:number-columns-repeated="16381"/>
        </table:table-row>
        <table:table-row table:style-name="ro1">
          <table:table-cell office:value-type="date" office:date-value="2020-09-02T00:00:00" table:style-name="ce10">
            <text:p>02/09/2020</text:p>
          </table:table-cell>
          <table:table-cell office:value-type="float" office:value="64213" table:style-name="ce11">
            <text:p>64213</text:p>
          </table:table-cell>
          <table:table-cell office:value-type="float" office:value="16314" table:style-name="ce6">
            <text:p>16,314</text:p>
          </table:table-cell>
          <table:table-cell table:number-columns-repeated="16381"/>
        </table:table-row>
        <table:table-row table:style-name="ro1">
          <table:table-cell office:value-type="date" office:date-value="2020-09-03T00:00:00" table:style-name="ce10">
            <text:p>03/09/2020</text:p>
          </table:table-cell>
          <table:table-cell office:value-type="float" office:value="70044" table:style-name="ce11">
            <text:p>70044</text:p>
          </table:table-cell>
          <table:table-cell office:value-type="float" office:value="17097" table:style-name="ce6">
            <text:p>17,097</text:p>
          </table:table-cell>
          <table:table-cell table:number-columns-repeated="16381"/>
        </table:table-row>
        <table:table-row table:style-name="ro1">
          <table:table-cell office:value-type="date" office:date-value="2020-09-04T00:00:00" table:style-name="ce10">
            <text:p>04/09/2020</text:p>
          </table:table-cell>
          <table:table-cell office:value-type="float" office:value="75991" table:style-name="ce11">
            <text:p>75991</text:p>
          </table:table-cell>
          <table:table-cell office:value-type="float" office:value="18301" table:style-name="ce6">
            <text:p>18,301</text:p>
          </table:table-cell>
          <table:table-cell table:number-columns-repeated="16381"/>
        </table:table-row>
        <table:table-row table:style-name="ro1">
          <table:table-cell office:value-type="date" office:date-value="2020-09-05T00:00:00" table:style-name="ce10">
            <text:p>05/09/2020</text:p>
          </table:table-cell>
          <table:table-cell office:value-type="float" office:value="65868" table:style-name="ce11">
            <text:p>65868</text:p>
          </table:table-cell>
          <table:table-cell office:value-type="float" office:value="15268" table:style-name="ce6">
            <text:p>15,268</text:p>
          </table:table-cell>
          <table:table-cell table:number-columns-repeated="16381"/>
        </table:table-row>
        <table:table-row table:style-name="ro1">
          <table:table-cell office:value-type="date" office:date-value="2020-09-06T00:00:00" table:style-name="ce10">
            <text:p>06/09/2020</text:p>
          </table:table-cell>
          <table:table-cell office:value-type="float" office:value="59819" table:style-name="ce11">
            <text:p>59819</text:p>
          </table:table-cell>
          <table:table-cell office:value-type="float" office:value="16421" table:style-name="ce6">
            <text:p>16,421</text:p>
          </table:table-cell>
          <table:table-cell table:number-columns-repeated="16381"/>
        </table:table-row>
        <table:table-row table:style-name="ro1">
          <table:table-cell office:value-type="date" office:date-value="2020-09-07T00:00:00" table:style-name="ce10">
            <text:p>07/09/2020</text:p>
          </table:table-cell>
          <table:table-cell office:value-type="float" office:value="64141" table:style-name="ce11">
            <text:p>64141</text:p>
          </table:table-cell>
          <table:table-cell office:value-type="float" office:value="16844" table:style-name="ce6">
            <text:p>16,844</text:p>
          </table:table-cell>
          <table:table-cell table:number-columns-repeated="16381"/>
        </table:table-row>
        <table:table-row table:style-name="ro1">
          <table:table-cell office:value-type="date" office:date-value="2020-09-08T00:00:00" table:style-name="ce10">
            <text:p>08/09/2020</text:p>
          </table:table-cell>
          <table:table-cell office:value-type="float" office:value="59013" table:style-name="ce11">
            <text:p>59013</text:p>
          </table:table-cell>
          <table:table-cell office:value-type="float" office:value="15383" table:style-name="ce6">
            <text:p>15,383</text:p>
          </table:table-cell>
          <table:table-cell table:number-columns-repeated="16381"/>
        </table:table-row>
        <table:table-row table:style-name="ro1">
          <table:table-cell office:value-type="date" office:date-value="2020-09-09T00:00:00" table:style-name="ce10">
            <text:p>09/09/2020</text:p>
          </table:table-cell>
          <table:table-cell office:value-type="float" office:value="60325" table:style-name="ce11">
            <text:p>60325</text:p>
          </table:table-cell>
          <table:table-cell office:value-type="float" office:value="16078" table:style-name="ce6">
            <text:p>16,078</text:p>
          </table:table-cell>
          <table:table-cell table:number-columns-repeated="16381"/>
        </table:table-row>
        <table:table-row table:style-name="ro1">
          <table:table-cell office:value-type="date" office:date-value="2020-09-10T00:00:00" table:style-name="ce10">
            <text:p>10/09/2020</text:p>
          </table:table-cell>
          <table:table-cell office:value-type="float" office:value="63524" table:style-name="ce11">
            <text:p>63524</text:p>
          </table:table-cell>
          <table:table-cell office:value-type="float" office:value="16727" table:style-name="ce6">
            <text:p>16,727</text:p>
          </table:table-cell>
          <table:table-cell table:number-columns-repeated="16381"/>
        </table:table-row>
        <table:table-row table:style-name="ro1">
          <table:table-cell office:value-type="date" office:date-value="2020-09-11T00:00:00" table:style-name="ce10">
            <text:p>11/09/2020</text:p>
          </table:table-cell>
          <table:table-cell office:value-type="float" office:value="66705" table:style-name="ce11">
            <text:p>66705</text:p>
          </table:table-cell>
          <table:table-cell office:value-type="float" office:value="18099" table:style-name="ce6">
            <text:p>18,099</text:p>
          </table:table-cell>
          <table:table-cell table:number-columns-repeated="16381"/>
        </table:table-row>
        <table:table-row table:style-name="ro1">
          <table:table-cell office:value-type="date" office:date-value="2020-09-12T00:00:00" table:style-name="ce10">
            <text:p>12/09/2020</text:p>
          </table:table-cell>
          <table:table-cell office:value-type="float" office:value="59108" table:style-name="ce11">
            <text:p>59108</text:p>
          </table:table-cell>
          <table:table-cell office:value-type="float" office:value="14641" table:style-name="ce6">
            <text:p>14,641</text:p>
          </table:table-cell>
          <table:table-cell table:number-columns-repeated="16381"/>
        </table:table-row>
        <table:table-row table:style-name="ro1">
          <table:table-cell office:value-type="date" office:date-value="2020-09-13T00:00:00" table:style-name="ce10">
            <text:p>13/09/2020</text:p>
          </table:table-cell>
          <table:table-cell office:value-type="float" office:value="61085" table:style-name="ce11">
            <text:p>61085</text:p>
          </table:table-cell>
          <table:table-cell office:value-type="float" office:value="16230" table:style-name="ce6">
            <text:p>16,230</text:p>
          </table:table-cell>
          <table:table-cell table:number-columns-repeated="16381"/>
        </table:table-row>
        <table:table-row table:style-name="ro1">
          <table:table-cell office:value-type="date" office:date-value="2020-09-14T00:00:00" table:style-name="ce10">
            <text:p>14/09/2020</text:p>
          </table:table-cell>
          <table:table-cell office:value-type="float" office:value="61605" table:style-name="ce11">
            <text:p>61605</text:p>
          </table:table-cell>
          <table:table-cell office:value-type="float" office:value="16344" table:style-name="ce6">
            <text:p>16,344</text:p>
          </table:table-cell>
          <table:table-cell table:number-columns-repeated="16381"/>
        </table:table-row>
        <table:table-row table:style-name="ro1">
          <table:table-cell office:value-type="date" office:date-value="2020-09-15T00:00:00" table:style-name="ce10">
            <text:p>15/09/2020</text:p>
          </table:table-cell>
          <table:table-cell office:value-type="float" office:value="64292" table:style-name="ce11">
            <text:p>64292</text:p>
          </table:table-cell>
          <table:table-cell office:value-type="float" office:value="14952" table:style-name="ce6">
            <text:p>14,952</text:p>
          </table:table-cell>
          <table:table-cell table:number-columns-repeated="16381"/>
        </table:table-row>
        <table:table-row table:style-name="ro1">
          <table:table-cell office:value-type="date" office:date-value="2020-09-16T00:00:00" table:style-name="ce10">
            <text:p>16/09/2020</text:p>
          </table:table-cell>
          <table:table-cell office:value-type="float" office:value="66201" table:style-name="ce11">
            <text:p>66201</text:p>
          </table:table-cell>
          <table:table-cell office:value-type="float" office:value="15496" table:style-name="ce6">
            <text:p>15,496</text:p>
          </table:table-cell>
          <table:table-cell table:number-columns-repeated="16381"/>
        </table:table-row>
        <table:table-row table:style-name="ro1">
          <table:table-cell office:value-type="date" office:date-value="2020-09-17T00:00:00" table:style-name="ce10">
            <text:p>17/09/2020</text:p>
          </table:table-cell>
          <table:table-cell office:value-type="float" office:value="66358" table:style-name="ce11">
            <text:p>66358</text:p>
          </table:table-cell>
          <table:table-cell office:value-type="float" office:value="16097" table:style-name="ce6">
            <text:p>16,097</text:p>
          </table:table-cell>
          <table:table-cell table:number-columns-repeated="16381"/>
        </table:table-row>
        <table:table-row table:style-name="ro1">
          <table:table-cell office:value-type="date" office:date-value="2020-09-18T00:00:00" table:style-name="ce10">
            <text:p>18/09/2020</text:p>
          </table:table-cell>
          <table:table-cell office:value-type="float" office:value="69840" table:style-name="ce11">
            <text:p>69840</text:p>
          </table:table-cell>
          <table:table-cell office:value-type="float" office:value="17567" table:style-name="ce6">
            <text:p>17,567</text:p>
          </table:table-cell>
          <table:table-cell table:number-columns-repeated="16381"/>
        </table:table-row>
        <table:table-row table:style-name="ro1">
          <table:table-cell office:value-type="date" office:date-value="2020-09-19T00:00:00" table:style-name="ce10">
            <text:p>19/09/2020</text:p>
          </table:table-cell>
          <table:table-cell office:value-type="float" office:value="64921" table:style-name="ce11">
            <text:p>64921</text:p>
          </table:table-cell>
          <table:table-cell office:value-type="float" office:value="13918" table:style-name="ce6">
            <text:p>13,918</text:p>
          </table:table-cell>
          <table:table-cell table:number-columns-repeated="16381"/>
        </table:table-row>
        <table:table-row table:style-name="ro1">
          <table:table-cell office:value-type="date" office:date-value="2020-09-20T00:00:00" table:style-name="ce10">
            <text:p>20/09/2020</text:p>
          </table:table-cell>
          <table:table-cell office:value-type="float" office:value="66151" table:style-name="ce11">
            <text:p>66151</text:p>
          </table:table-cell>
          <table:table-cell office:value-type="float" office:value="15544" table:style-name="ce6">
            <text:p>15,544</text:p>
          </table:table-cell>
          <table:table-cell table:number-columns-repeated="16381"/>
        </table:table-row>
        <table:table-row table:style-name="ro1">
          <table:table-cell office:value-type="date" office:date-value="2020-09-21T00:00:00" table:style-name="ce10">
            <text:p>21/09/2020</text:p>
          </table:table-cell>
          <table:table-cell office:value-type="float" office:value="63568" table:style-name="ce11">
            <text:p>63568</text:p>
          </table:table-cell>
          <table:table-cell office:value-type="float" office:value="15851" table:style-name="ce6">
            <text:p>15,851</text:p>
          </table:table-cell>
          <table:table-cell table:number-columns-repeated="16381"/>
        </table:table-row>
        <table:table-row table:style-name="ro1">
          <table:table-cell office:value-type="date" office:date-value="2020-09-22T00:00:00" table:style-name="ce10">
            <text:p>22/09/2020</text:p>
          </table:table-cell>
          <table:table-cell office:value-type="float" office:value="64560" table:style-name="ce11">
            <text:p>64560</text:p>
          </table:table-cell>
          <table:table-cell office:value-type="float" office:value="14524" table:style-name="ce6">
            <text:p>14,524</text:p>
          </table:table-cell>
          <table:table-cell table:number-columns-repeated="16381"/>
        </table:table-row>
        <table:table-row table:style-name="ro1">
          <table:table-cell office:value-type="date" office:date-value="2020-09-23T00:00:00" table:style-name="ce10">
            <text:p>23/09/2020</text:p>
          </table:table-cell>
          <table:table-cell office:value-type="float" office:value="66851" table:style-name="ce11">
            <text:p>66851</text:p>
          </table:table-cell>
          <table:table-cell office:value-type="float" office:value="15078" table:style-name="ce6">
            <text:p>15,078</text:p>
          </table:table-cell>
          <table:table-cell table:number-columns-repeated="16381"/>
        </table:table-row>
        <table:table-row table:style-name="ro1">
          <table:table-cell office:value-type="date" office:date-value="2020-09-24T00:00:00" table:style-name="ce10">
            <text:p>24/09/2020</text:p>
          </table:table-cell>
          <table:table-cell office:value-type="float" office:value="69026" table:style-name="ce11">
            <text:p>69026</text:p>
          </table:table-cell>
          <table:table-cell office:value-type="float" office:value="15723" table:style-name="ce6">
            <text:p>15,723</text:p>
          </table:table-cell>
          <table:table-cell table:number-columns-repeated="16381"/>
        </table:table-row>
        <table:table-row table:style-name="ro1">
          <table:table-cell office:value-type="date" office:date-value="2020-09-25T00:00:00" table:style-name="ce10">
            <text:p>25/09/2020</text:p>
          </table:table-cell>
          <table:table-cell office:value-type="float" office:value="69343" table:style-name="ce11">
            <text:p>69343</text:p>
          </table:table-cell>
          <table:table-cell office:value-type="float" office:value="17161" table:style-name="ce6">
            <text:p>17,161</text:p>
          </table:table-cell>
          <table:table-cell table:number-columns-repeated="16381"/>
        </table:table-row>
        <table:table-row table:style-name="ro1">
          <table:table-cell office:value-type="date" office:date-value="2020-09-26T00:00:00" table:style-name="ce10">
            <text:p>26/09/2020</text:p>
          </table:table-cell>
          <table:table-cell office:value-type="float" office:value="59197" table:style-name="ce11">
            <text:p>59197</text:p>
          </table:table-cell>
          <table:table-cell office:value-type="float" office:value="13571" table:style-name="ce6">
            <text:p>13,571</text:p>
          </table:table-cell>
          <table:table-cell table:number-columns-repeated="16381"/>
        </table:table-row>
        <table:table-row table:style-name="ro1">
          <table:table-cell office:value-type="date" office:date-value="2020-09-27T00:00:00" table:style-name="ce10">
            <text:p>27/09/2020</text:p>
          </table:table-cell>
          <table:table-cell office:value-type="float" office:value="61209" table:style-name="ce11">
            <text:p>61209</text:p>
          </table:table-cell>
          <table:table-cell office:value-type="float" office:value="15078" table:style-name="ce6">
            <text:p>15,078</text:p>
          </table:table-cell>
          <table:table-cell table:number-columns-repeated="16381"/>
        </table:table-row>
        <table:table-row table:style-name="ro1">
          <table:table-cell office:value-type="date" office:date-value="2020-09-28T00:00:00" table:style-name="ce10">
            <text:p>28/09/2020</text:p>
          </table:table-cell>
          <table:table-cell office:value-type="float" office:value="59973" table:style-name="ce11">
            <text:p>59973</text:p>
          </table:table-cell>
          <table:table-cell office:value-type="float" office:value="15430" table:style-name="ce6">
            <text:p>15,430</text:p>
          </table:table-cell>
          <table:table-cell table:number-columns-repeated="16381"/>
        </table:table-row>
        <table:table-row table:style-name="ro1">
          <table:table-cell office:value-type="date" office:date-value="2020-09-29T00:00:00" table:style-name="ce10">
            <text:p>29/09/2020</text:p>
          </table:table-cell>
          <table:table-cell office:value-type="float" office:value="61690" table:style-name="ce11">
            <text:p>61690</text:p>
          </table:table-cell>
          <table:table-cell office:value-type="float" office:value="14237" table:style-name="ce6">
            <text:p>14,237</text:p>
          </table:table-cell>
          <table:table-cell table:number-columns-repeated="16381"/>
        </table:table-row>
        <table:table-row table:style-name="ro1">
          <table:table-cell office:value-type="date" office:date-value="2020-09-30T00:00:00" table:style-name="ce10">
            <text:p>30/09/2020</text:p>
          </table:table-cell>
          <table:table-cell office:value-type="float" office:value="64742" table:style-name="ce11">
            <text:p>64742</text:p>
          </table:table-cell>
          <table:table-cell office:value-type="float" office:value="15251" table:style-name="ce6">
            <text:p>15,251</text:p>
          </table:table-cell>
          <table:table-cell table:number-columns-repeated="16381"/>
        </table:table-row>
        <table:table-row table:style-name="ro1">
          <table:table-cell office:value-type="date" office:date-value="2020-10-01T00:00:00" table:style-name="ce10">
            <text:p>01/10/2020</text:p>
          </table:table-cell>
          <table:table-cell office:value-type="float" office:value="70848" table:style-name="ce11">
            <text:p>70848</text:p>
          </table:table-cell>
          <table:table-cell office:value-type="float" office:value="15184" table:style-name="ce6">
            <text:p>15,184</text:p>
          </table:table-cell>
          <table:table-cell table:number-columns-repeated="16381"/>
        </table:table-row>
        <table:table-row table:style-name="ro1">
          <table:table-cell office:value-type="date" office:date-value="2020-10-02T00:00:00" table:style-name="ce10">
            <text:p>02/10/2020</text:p>
          </table:table-cell>
          <table:table-cell office:value-type="float" office:value="70493" table:style-name="ce11">
            <text:p>70493</text:p>
          </table:table-cell>
          <table:table-cell office:value-type="float" office:value="16257" table:style-name="ce6">
            <text:p>16,257</text:p>
          </table:table-cell>
          <table:table-cell table:number-columns-repeated="16381"/>
        </table:table-row>
        <table:table-row table:style-name="ro1">
          <table:table-cell office:value-type="date" office:date-value="2020-10-03T00:00:00" table:style-name="ce10">
            <text:p>03/10/2020</text:p>
          </table:table-cell>
          <table:table-cell office:value-type="float" office:value="62034" table:style-name="ce11">
            <text:p>62034</text:p>
          </table:table-cell>
          <table:table-cell office:value-type="float" office:value="12813" table:style-name="ce6">
            <text:p>12,813</text:p>
          </table:table-cell>
          <table:table-cell table:number-columns-repeated="16381"/>
        </table:table-row>
        <table:table-row table:style-name="ro1">
          <table:table-cell office:value-type="date" office:date-value="2020-10-04T00:00:00" table:style-name="ce10">
            <text:p>04/10/2020</text:p>
          </table:table-cell>
          <table:table-cell office:value-type="float" office:value="63040" table:style-name="ce11">
            <text:p>63040</text:p>
          </table:table-cell>
          <table:table-cell office:value-type="float" office:value="14066" table:style-name="ce6">
            <text:p>14,066</text:p>
          </table:table-cell>
          <table:table-cell table:number-columns-repeated="16381"/>
        </table:table-row>
        <table:table-row table:style-name="ro1">
          <table:table-cell office:value-type="date" office:date-value="2020-10-05T00:00:00" table:style-name="ce10">
            <text:p>05/10/2020</text:p>
          </table:table-cell>
          <table:table-cell office:value-type="float" office:value="62411" table:style-name="ce11">
            <text:p>62411</text:p>
          </table:table-cell>
          <table:table-cell office:value-type="float" office:value="14733" table:style-name="ce6">
            <text:p>14,733</text:p>
          </table:table-cell>
          <table:table-cell table:number-columns-repeated="16381"/>
        </table:table-row>
        <table:table-row table:style-name="ro1">
          <table:table-cell office:value-type="date" office:date-value="2020-10-06T00:00:00" table:style-name="ce10">
            <text:p>06/10/2020</text:p>
          </table:table-cell>
          <table:table-cell office:value-type="float" office:value="63712" table:style-name="ce11">
            <text:p>63712</text:p>
          </table:table-cell>
          <table:table-cell office:value-type="float" office:value="13026" table:style-name="ce6">
            <text:p>13,026</text:p>
          </table:table-cell>
          <table:table-cell table:number-columns-repeated="16381"/>
        </table:table-row>
        <table:table-row table:style-name="ro1">
          <table:table-cell office:value-type="date" office:date-value="2020-10-07T00:00:00" table:style-name="ce10">
            <text:p>07/10/2020</text:p>
          </table:table-cell>
          <table:table-cell office:value-type="float" office:value="64407" table:style-name="ce11">
            <text:p>64407</text:p>
          </table:table-cell>
          <table:table-cell office:value-type="float" office:value="13867" table:style-name="ce6">
            <text:p>13,867</text:p>
          </table:table-cell>
          <table:table-cell table:number-columns-repeated="16381"/>
        </table:table-row>
        <table:table-row table:style-name="ro1">
          <table:table-cell office:value-type="date" office:date-value="2020-10-08T00:00:00" table:style-name="ce10">
            <text:p>08/10/2020</text:p>
          </table:table-cell>
          <table:table-cell office:value-type="float" office:value="70594" table:style-name="ce11">
            <text:p>70594</text:p>
          </table:table-cell>
          <table:table-cell office:value-type="float" office:value="14558" table:style-name="ce6">
            <text:p>14,558</text:p>
          </table:table-cell>
          <table:table-cell table:number-columns-repeated="16381"/>
        </table:table-row>
        <table:table-row table:style-name="ro1">
          <table:table-cell office:value-type="date" office:date-value="2020-10-09T00:00:00" table:style-name="ce10">
            <text:p>09/10/2020</text:p>
          </table:table-cell>
          <table:table-cell office:value-type="float" office:value="72777" table:style-name="ce11">
            <text:p>72777</text:p>
          </table:table-cell>
          <table:table-cell office:value-type="float" office:value="16434" table:style-name="ce6">
            <text:p>16,434</text:p>
          </table:table-cell>
          <table:table-cell table:number-columns-repeated="16381"/>
        </table:table-row>
        <table:table-row table:style-name="ro1">
          <table:table-cell office:value-type="date" office:date-value="2020-10-10T00:00:00" table:style-name="ce10">
            <text:p>10/10/2020</text:p>
          </table:table-cell>
          <table:table-cell office:value-type="float" office:value="60105" table:style-name="ce11">
            <text:p>60105</text:p>
          </table:table-cell>
          <table:table-cell office:value-type="float" office:value="12664" table:style-name="ce6">
            <text:p>12,664</text:p>
          </table:table-cell>
          <table:table-cell table:number-columns-repeated="16381"/>
        </table:table-row>
        <table:table-row table:style-name="ro1">
          <table:table-cell office:value-type="date" office:date-value="2020-10-11T00:00:00" table:style-name="ce10">
            <text:p>11/10/2020</text:p>
          </table:table-cell>
          <table:table-cell office:value-type="float" office:value="60771" table:style-name="ce11">
            <text:p>60771</text:p>
          </table:table-cell>
          <table:table-cell office:value-type="float" office:value="13992" table:style-name="ce6">
            <text:p>13,992</text:p>
          </table:table-cell>
          <table:table-cell table:number-columns-repeated="16381"/>
        </table:table-row>
        <table:table-row table:style-name="ro1">
          <table:table-cell office:value-type="date" office:date-value="2020-10-12T00:00:00" table:style-name="ce10">
            <text:p>12/10/2020</text:p>
          </table:table-cell>
          <table:table-cell office:value-type="float" office:value="59311" table:style-name="ce11">
            <text:p>59311</text:p>
          </table:table-cell>
          <table:table-cell office:value-type="float" office:value="14372" table:style-name="ce6">
            <text:p>14,372</text:p>
          </table:table-cell>
          <table:table-cell table:number-columns-repeated="16381"/>
        </table:table-row>
        <table:table-row table:style-name="ro1">
          <table:table-cell office:value-type="date" office:date-value="2020-10-13T00:00:00" table:style-name="ce10">
            <text:p>13/10/2020</text:p>
          </table:table-cell>
          <table:table-cell office:value-type="float" office:value="62408" table:style-name="ce11">
            <text:p>62408</text:p>
          </table:table-cell>
          <table:table-cell office:value-type="float" office:value="12735" table:style-name="ce6">
            <text:p>12,735</text:p>
          </table:table-cell>
          <table:table-cell table:number-columns-repeated="16381"/>
        </table:table-row>
        <table:table-row table:style-name="ro1">
          <table:table-cell office:value-type="date" office:date-value="2020-10-14T00:00:00" table:style-name="ce10">
            <text:p>14/10/2020</text:p>
          </table:table-cell>
          <table:table-cell office:value-type="float" office:value="67786" table:style-name="ce11">
            <text:p>67786</text:p>
          </table:table-cell>
          <table:table-cell office:value-type="float" office:value="13542" table:style-name="ce6">
            <text:p>13,542</text:p>
          </table:table-cell>
          <table:table-cell table:number-columns-repeated="16381"/>
        </table:table-row>
        <table:table-row table:style-name="ro1">
          <table:table-cell office:value-type="date" office:date-value="2020-10-15T00:00:00" table:style-name="ce10">
            <text:p>15/10/2020</text:p>
          </table:table-cell>
          <table:table-cell office:value-type="float" office:value="69204" table:style-name="ce11">
            <text:p>69204</text:p>
          </table:table-cell>
          <table:table-cell office:value-type="float" office:value="13738" table:style-name="ce6">
            <text:p>13,738</text:p>
          </table:table-cell>
          <table:table-cell table:number-columns-repeated="16381"/>
        </table:table-row>
        <table:table-row table:style-name="ro1">
          <table:table-cell office:value-type="date" office:date-value="2020-10-16T00:00:00" table:style-name="ce10">
            <text:p>16/10/2020</text:p>
          </table:table-cell>
          <table:table-cell office:value-type="float" office:value="70599" table:style-name="ce11">
            <text:p>70599</text:p>
          </table:table-cell>
          <table:table-cell office:value-type="float" office:value="16401" table:style-name="ce6">
            <text:p>16,401</text:p>
          </table:table-cell>
          <table:table-cell table:number-columns-repeated="16381"/>
        </table:table-row>
        <table:table-row table:style-name="ro1">
          <table:table-cell office:value-type="date" office:date-value="2020-10-17T00:00:00" table:style-name="ce10">
            <text:p>17/10/2020</text:p>
          </table:table-cell>
          <table:table-cell office:value-type="float" office:value="64202" table:style-name="ce11">
            <text:p>64202</text:p>
          </table:table-cell>
          <table:table-cell office:value-type="float" office:value="12904" table:style-name="ce6">
            <text:p>12,904</text:p>
          </table:table-cell>
          <table:table-cell table:number-columns-repeated="16381"/>
        </table:table-row>
        <table:table-row table:style-name="ro1">
          <table:table-cell office:value-type="date" office:date-value="2020-10-18T00:00:00" table:style-name="ce10">
            <text:p>18/10/2020</text:p>
          </table:table-cell>
          <table:table-cell office:value-type="float" office:value="64990" table:style-name="ce11">
            <text:p>64990</text:p>
          </table:table-cell>
          <table:table-cell office:value-type="float" office:value="13948" table:style-name="ce6">
            <text:p>13,948</text:p>
          </table:table-cell>
          <table:table-cell table:number-columns-repeated="16381"/>
        </table:table-row>
        <table:table-row table:style-name="ro1">
          <table:table-cell office:value-type="date" office:date-value="2020-10-19T00:00:00" table:style-name="ce10">
            <text:p>19/10/2020</text:p>
          </table:table-cell>
          <table:table-cell office:value-type="float" office:value="61583" table:style-name="ce11">
            <text:p>61583</text:p>
          </table:table-cell>
          <table:table-cell office:value-type="float" office:value="14001" table:style-name="ce6">
            <text:p>14,001</text:p>
          </table:table-cell>
          <table:table-cell table:number-columns-repeated="16381"/>
        </table:table-row>
        <table:table-row table:style-name="ro1">
          <table:table-cell office:value-type="date" office:date-value="2020-10-20T00:00:00" table:style-name="ce10">
            <text:p>20/10/2020</text:p>
          </table:table-cell>
          <table:table-cell office:value-type="float" office:value="60779" table:style-name="ce11">
            <text:p>60779</text:p>
          </table:table-cell>
          <table:table-cell office:value-type="float" office:value="12223" table:style-name="ce6">
            <text:p>12,223</text:p>
          </table:table-cell>
          <table:table-cell table:number-columns-repeated="16381"/>
        </table:table-row>
        <table:table-row table:style-name="ro1">
          <table:table-cell office:value-type="date" office:date-value="2020-10-21T00:00:00" table:style-name="ce10">
            <text:p>21/10/2020</text:p>
          </table:table-cell>
          <table:table-cell office:value-type="float" office:value="62658" table:style-name="ce11">
            <text:p>62658</text:p>
          </table:table-cell>
          <table:table-cell office:value-type="float" office:value="12887" table:style-name="ce6">
            <text:p>12,887</text:p>
          </table:table-cell>
          <table:table-cell table:number-columns-repeated="16381"/>
        </table:table-row>
        <table:table-row table:style-name="ro1">
          <table:table-cell office:value-type="date" office:date-value="2020-10-22T00:00:00" table:style-name="ce10">
            <text:p>22/10/2020</text:p>
          </table:table-cell>
          <table:table-cell office:value-type="float" office:value="68817" table:style-name="ce11">
            <text:p>68817</text:p>
          </table:table-cell>
          <table:table-cell office:value-type="float" office:value="13809" table:style-name="ce6">
            <text:p>13,809</text:p>
          </table:table-cell>
          <table:table-cell table:number-columns-repeated="16381"/>
        </table:table-row>
        <table:table-row table:style-name="ro1">
          <table:table-cell office:value-type="date" office:date-value="2020-10-23T00:00:00" table:style-name="ce10">
            <text:p>23/10/2020</text:p>
          </table:table-cell>
          <table:table-cell office:value-type="float" office:value="66632" table:style-name="ce11">
            <text:p>66632</text:p>
          </table:table-cell>
          <table:table-cell office:value-type="float" office:value="15521" table:style-name="ce6">
            <text:p>15,521</text:p>
          </table:table-cell>
          <table:table-cell table:number-columns-repeated="16381"/>
        </table:table-row>
        <table:table-row table:style-name="ro1">
          <table:table-cell office:value-type="date" office:date-value="2020-10-24T00:00:00" table:style-name="ce10">
            <text:p>24/10/2020</text:p>
          </table:table-cell>
          <table:table-cell office:value-type="float" office:value="59149" table:style-name="ce11">
            <text:p>59149</text:p>
          </table:table-cell>
          <table:table-cell office:value-type="float" office:value="12474" table:style-name="ce6">
            <text:p>12,474</text:p>
          </table:table-cell>
          <table:table-cell table:number-columns-repeated="16381"/>
        </table:table-row>
        <table:table-row table:style-name="ro1">
          <table:table-cell office:value-type="date" office:date-value="2020-10-25T00:00:00" table:style-name="ce10">
            <text:p>25/10/2020</text:p>
          </table:table-cell>
          <table:table-cell office:value-type="float" office:value="58973" table:style-name="ce11">
            <text:p>58973</text:p>
          </table:table-cell>
          <table:table-cell office:value-type="float" office:value="13377" table:style-name="ce6">
            <text:p>13,377</text:p>
          </table:table-cell>
          <table:table-cell table:number-columns-repeated="16381"/>
        </table:table-row>
        <table:table-row table:style-name="ro1">
          <table:table-cell office:value-type="date" office:date-value="2020-10-26T00:00:00" table:style-name="ce10">
            <text:p>26/10/2020</text:p>
          </table:table-cell>
          <table:table-cell office:value-type="float" office:value="54265" table:style-name="ce11">
            <text:p>54265</text:p>
          </table:table-cell>
          <table:table-cell office:value-type="float" office:value="13561" table:style-name="ce6">
            <text:p>13,561</text:p>
          </table:table-cell>
          <table:table-cell table:number-columns-repeated="16381"/>
        </table:table-row>
        <table:table-row table:style-name="ro1">
          <table:table-cell office:value-type="date" office:date-value="2020-10-27T00:00:00" table:style-name="ce10">
            <text:p>27/10/2020</text:p>
          </table:table-cell>
          <table:table-cell office:value-type="float" office:value="57658" table:style-name="ce11">
            <text:p>57658</text:p>
          </table:table-cell>
          <table:table-cell office:value-type="float" office:value="11920" table:style-name="ce6">
            <text:p>11,920</text:p>
          </table:table-cell>
          <table:table-cell table:number-columns-repeated="16381"/>
        </table:table-row>
        <table:table-row table:style-name="ro1">
          <table:table-cell office:value-type="date" office:date-value="2020-10-28T00:00:00" table:style-name="ce10">
            <text:p>28/10/2020</text:p>
          </table:table-cell>
          <table:table-cell office:value-type="float" office:value="60473" table:style-name="ce11">
            <text:p>60473</text:p>
          </table:table-cell>
          <table:table-cell office:value-type="float" office:value="12695" table:style-name="ce6">
            <text:p>12,695</text:p>
          </table:table-cell>
          <table:table-cell table:number-columns-repeated="16381"/>
        </table:table-row>
        <table:table-row table:style-name="ro1">
          <table:table-cell office:value-type="date" office:date-value="2020-10-29T00:00:00" table:style-name="ce10">
            <text:p>29/10/2020</text:p>
          </table:table-cell>
          <table:table-cell office:value-type="float" office:value="61922" table:style-name="ce11">
            <text:p>61922</text:p>
          </table:table-cell>
          <table:table-cell office:value-type="float" office:value="13505" table:style-name="ce6">
            <text:p>13,505</text:p>
          </table:table-cell>
          <table:table-cell table:number-columns-repeated="16381"/>
        </table:table-row>
        <table:table-row table:style-name="ro1">
          <table:table-cell office:value-type="date" office:date-value="2020-10-30T00:00:00" table:style-name="ce10">
            <text:p>30/10/2020</text:p>
          </table:table-cell>
          <table:table-cell office:value-type="float" office:value="69352" table:style-name="ce11">
            <text:p>69352</text:p>
          </table:table-cell>
          <table:table-cell office:value-type="float" office:value="14939" table:style-name="ce6">
            <text:p>14,939</text:p>
          </table:table-cell>
          <table:table-cell table:number-columns-repeated="16381"/>
        </table:table-row>
        <table:table-row table:style-name="ro1">
          <table:table-cell office:value-type="date" office:date-value="2020-10-31T00:00:00" table:style-name="ce10">
            <text:p>31/10/2020</text:p>
          </table:table-cell>
          <table:table-cell office:value-type="float" office:value="62646" table:style-name="ce11">
            <text:p>62646</text:p>
          </table:table-cell>
          <table:table-cell office:value-type="float" office:value="11569" table:style-name="ce6">
            <text:p>11,569</text:p>
          </table:table-cell>
          <table:table-cell table:number-columns-repeated="16381"/>
        </table:table-row>
        <table:table-row table:style-name="ro1">
          <table:table-cell office:value-type="date" office:date-value="2020-11-01T00:00:00" table:style-name="ce10">
            <text:p>01/11/2020</text:p>
          </table:table-cell>
          <table:table-cell office:value-type="float" office:value="55623" table:style-name="ce11">
            <text:p>55623</text:p>
          </table:table-cell>
          <table:table-cell office:value-type="float" office:value="12975" table:style-name="ce6">
            <text:p>12,975</text:p>
          </table:table-cell>
          <table:table-cell table:number-columns-repeated="16381"/>
        </table:table-row>
        <table:table-row table:style-name="ro1">
          <table:table-cell office:value-type="date" office:date-value="2020-11-02T00:00:00" table:style-name="ce10">
            <text:p>02/11/2020</text:p>
          </table:table-cell>
          <table:table-cell office:value-type="float" office:value="60244" table:style-name="ce11">
            <text:p>60244</text:p>
          </table:table-cell>
          <table:table-cell office:value-type="float" office:value="12701" table:style-name="ce6">
            <text:p>12,701</text:p>
          </table:table-cell>
          <table:table-cell table:number-columns-repeated="16381"/>
        </table:table-row>
        <table:table-row table:style-name="ro1">
          <table:table-cell office:value-type="date" office:date-value="2020-11-03T00:00:00" table:style-name="ce10">
            <text:p>03/11/2020</text:p>
          </table:table-cell>
          <table:table-cell office:value-type="float" office:value="61550" table:style-name="ce11">
            <text:p>61550</text:p>
          </table:table-cell>
          <table:table-cell office:value-type="float" office:value="11000" table:style-name="ce6">
            <text:p>11,000</text:p>
          </table:table-cell>
          <table:table-cell table:number-columns-repeated="16381"/>
        </table:table-row>
        <table:table-row table:style-name="ro1">
          <table:table-cell office:value-type="date" office:date-value="2020-11-04T00:00:00" table:style-name="ce10">
            <text:p>04/11/2020</text:p>
          </table:table-cell>
          <table:table-cell office:value-type="float" office:value="66238" table:style-name="ce11">
            <text:p>66238</text:p>
          </table:table-cell>
          <table:table-cell office:value-type="float" office:value="11682" table:style-name="ce6">
            <text:p>11,682</text:p>
          </table:table-cell>
          <table:table-cell table:number-columns-repeated="16381"/>
        </table:table-row>
        <table:table-row table:style-name="ro1">
          <table:table-cell office:value-type="date" office:date-value="2020-11-05T00:00:00" table:style-name="ce10">
            <text:p>05/11/2020</text:p>
          </table:table-cell>
          <table:table-cell office:value-type="float" office:value="69012" table:style-name="ce11">
            <text:p>69012</text:p>
          </table:table-cell>
          <table:table-cell office:value-type="float" office:value="11834" table:style-name="ce6">
            <text:p>11,834</text:p>
          </table:table-cell>
          <table:table-cell table:number-columns-repeated="16381"/>
        </table:table-row>
        <table:table-row table:style-name="ro1">
          <table:table-cell office:value-type="date" office:date-value="2020-11-06T00:00:00" table:style-name="ce10">
            <text:p>06/11/2020</text:p>
          </table:table-cell>
          <table:table-cell office:value-type="float" office:value="70997" table:style-name="ce11">
            <text:p>70997</text:p>
          </table:table-cell>
          <table:table-cell office:value-type="float" office:value="13336" table:style-name="ce6">
            <text:p>13,336</text:p>
          </table:table-cell>
          <table:table-cell table:number-columns-repeated="16381"/>
        </table:table-row>
        <table:table-row table:style-name="ro1">
          <table:table-cell office:value-type="date" office:date-value="2020-11-07T00:00:00" table:style-name="ce10">
            <text:p>07/11/2020</text:p>
          </table:table-cell>
          <table:table-cell office:value-type="float" office:value="60779" table:style-name="ce11">
            <text:p>60779</text:p>
          </table:table-cell>
          <table:table-cell office:value-type="float" office:value="9449" table:style-name="ce6">
            <text:p>9,449</text:p>
          </table:table-cell>
          <table:table-cell table:number-columns-repeated="16381"/>
        </table:table-row>
        <table:table-row table:style-name="ro1">
          <table:table-cell office:value-type="date" office:date-value="2020-11-08T00:00:00" table:style-name="ce10">
            <text:p>08/11/2020</text:p>
          </table:table-cell>
          <table:table-cell office:value-type="float" office:value="59634" table:style-name="ce11">
            <text:p>59634</text:p>
          </table:table-cell>
          <table:table-cell office:value-type="float" office:value="11015" table:style-name="ce6">
            <text:p>11,015</text:p>
          </table:table-cell>
          <table:table-cell table:number-columns-repeated="16381"/>
        </table:table-row>
        <table:table-row table:style-name="ro1">
          <table:table-cell office:value-type="date" office:date-value="2020-11-09T00:00:00" table:style-name="ce10">
            <text:p>09/11/2020</text:p>
          </table:table-cell>
          <table:table-cell office:value-type="float" office:value="59127" table:style-name="ce11">
            <text:p>59127</text:p>
          </table:table-cell>
          <table:table-cell office:value-type="float" office:value="11217" table:style-name="ce6">
            <text:p>11,217</text:p>
          </table:table-cell>
          <table:table-cell table:number-columns-repeated="16381"/>
        </table:table-row>
        <table:table-row table:style-name="ro1">
          <table:table-cell office:value-type="date" office:date-value="2020-11-10T00:00:00" table:style-name="ce10">
            <text:p>10/11/2020</text:p>
          </table:table-cell>
          <table:table-cell office:value-type="float" office:value="56071" table:style-name="ce11">
            <text:p>56071</text:p>
          </table:table-cell>
          <table:table-cell office:value-type="float" office:value="9794" table:style-name="ce6">
            <text:p>9,794</text:p>
          </table:table-cell>
          <table:table-cell table:number-columns-repeated="16381"/>
        </table:table-row>
        <table:table-row table:style-name="ro1">
          <table:table-cell office:value-type="date" office:date-value="2020-11-11T00:00:00" table:style-name="ce10">
            <text:p>11/11/2020</text:p>
          </table:table-cell>
          <table:table-cell office:value-type="float" office:value="57526" table:style-name="ce11">
            <text:p>57526</text:p>
          </table:table-cell>
          <table:table-cell office:value-type="float" office:value="10047" table:style-name="ce6">
            <text:p>10,047</text:p>
          </table:table-cell>
          <table:table-cell table:number-columns-repeated="16381"/>
        </table:table-row>
        <table:table-row table:style-name="ro1">
          <table:table-cell office:value-type="date" office:date-value="2020-11-12T00:00:00" table:style-name="ce10">
            <text:p>12/11/2020</text:p>
          </table:table-cell>
          <table:table-cell office:value-type="float" office:value="63308" table:style-name="ce11">
            <text:p>63308</text:p>
          </table:table-cell>
          <table:table-cell office:value-type="float" office:value="10867" table:style-name="ce6">
            <text:p>10,867</text:p>
          </table:table-cell>
          <table:table-cell table:number-columns-repeated="16381"/>
        </table:table-row>
        <table:table-row table:style-name="ro1">
          <table:table-cell office:value-type="date" office:date-value="2020-11-13T00:00:00" table:style-name="ce10">
            <text:p>13/11/2020</text:p>
          </table:table-cell>
          <table:table-cell office:value-type="float" office:value="65677" table:style-name="ce11">
            <text:p>65677</text:p>
          </table:table-cell>
          <table:table-cell office:value-type="float" office:value="12039" table:style-name="ce6">
            <text:p>12,039</text:p>
          </table:table-cell>
          <table:table-cell table:number-columns-repeated="16381"/>
        </table:table-row>
        <table:table-row table:style-name="ro1">
          <table:table-cell office:value-type="date" office:date-value="2020-11-14T00:00:00" table:style-name="ce10">
            <text:p>14/11/2020</text:p>
          </table:table-cell>
          <table:table-cell office:value-type="float" office:value="58611" table:style-name="ce11">
            <text:p>58611</text:p>
          </table:table-cell>
          <table:table-cell office:value-type="float" office:value="8095" table:style-name="ce6">
            <text:p>8,095</text:p>
          </table:table-cell>
          <table:table-cell table:number-columns-repeated="16381"/>
        </table:table-row>
        <table:table-row table:style-name="ro1">
          <table:table-cell office:value-type="date" office:date-value="2020-11-15T00:00:00" table:style-name="ce10">
            <text:p>15/11/2020</text:p>
          </table:table-cell>
          <table:table-cell office:value-type="float" office:value="55368" table:style-name="ce11">
            <text:p>55368</text:p>
          </table:table-cell>
          <table:table-cell office:value-type="float" office:value="9700" table:style-name="ce6">
            <text:p>9,700</text:p>
          </table:table-cell>
          <table:table-cell table:number-columns-repeated="16381"/>
        </table:table-row>
        <table:table-row table:style-name="ro1">
          <table:table-cell office:value-type="date" office:date-value="2020-11-16T00:00:00" table:style-name="ce10">
            <text:p>16/11/2020</text:p>
          </table:table-cell>
          <table:table-cell office:value-type="float" office:value="61367" table:style-name="ce11">
            <text:p>61367</text:p>
          </table:table-cell>
          <table:table-cell office:value-type="float" office:value="10606" table:style-name="ce6">
            <text:p>10,606</text:p>
          </table:table-cell>
          <table:table-cell table:number-columns-repeated="16381"/>
        </table:table-row>
        <table:table-row table:style-name="ro1">
          <table:table-cell office:value-type="date" office:date-value="2020-11-17T00:00:00" table:style-name="ce10">
            <text:p>17/11/2020</text:p>
          </table:table-cell>
          <table:table-cell office:value-type="float" office:value="59315" table:style-name="ce11">
            <text:p>59315</text:p>
          </table:table-cell>
          <table:table-cell office:value-type="float" office:value="9330" table:style-name="ce6">
            <text:p>9,330</text:p>
          </table:table-cell>
          <table:table-cell table:number-columns-repeated="16381"/>
        </table:table-row>
        <table:table-row table:style-name="ro1">
          <table:table-cell office:value-type="date" office:date-value="2020-11-18T00:00:00" table:style-name="ce10">
            <text:p>18/11/2020</text:p>
          </table:table-cell>
          <table:table-cell office:value-type="float" office:value="61108" table:style-name="ce11">
            <text:p>61108</text:p>
          </table:table-cell>
          <table:table-cell office:value-type="float" office:value="10232" table:style-name="ce6">
            <text:p>10,232</text:p>
          </table:table-cell>
          <table:table-cell table:number-columns-repeated="16381"/>
        </table:table-row>
        <table:table-row table:style-name="ro1">
          <table:table-cell office:value-type="date" office:date-value="2020-11-19T00:00:00" table:style-name="ce10">
            <text:p>19/11/2020</text:p>
          </table:table-cell>
          <table:table-cell office:value-type="float" office:value="65044" table:style-name="ce11">
            <text:p>65044</text:p>
          </table:table-cell>
          <table:table-cell office:value-type="float" office:value="10121" table:style-name="ce6">
            <text:p>10,121</text:p>
          </table:table-cell>
          <table:table-cell table:number-columns-repeated="16381"/>
        </table:table-row>
        <table:table-row table:style-name="ro1">
          <table:table-cell office:value-type="date" office:date-value="2020-11-20T00:00:00" table:style-name="ce10">
            <text:p>20/11/2020</text:p>
          </table:table-cell>
          <table:table-cell office:value-type="float" office:value="71509" table:style-name="ce11">
            <text:p>71509</text:p>
          </table:table-cell>
          <table:table-cell office:value-type="float" office:value="11302" table:style-name="ce6">
            <text:p>11,302</text:p>
          </table:table-cell>
          <table:table-cell table:number-columns-repeated="16381"/>
        </table:table-row>
        <table:table-row table:style-name="ro1">
          <table:table-cell office:value-type="date" office:date-value="2020-11-21T00:00:00" table:style-name="ce10">
            <text:p>21/11/2020</text:p>
          </table:table-cell>
          <table:table-cell office:value-type="float" office:value="65253" table:style-name="ce11">
            <text:p>65253</text:p>
          </table:table-cell>
          <table:table-cell office:value-type="float" office:value="7554" table:style-name="ce6">
            <text:p>7,554</text:p>
          </table:table-cell>
          <table:table-cell table:number-columns-repeated="16381"/>
        </table:table-row>
        <table:table-row table:style-name="ro1">
          <table:table-cell office:value-type="date" office:date-value="2020-11-22T00:00:00" table:style-name="ce10">
            <text:p>22/11/2020</text:p>
          </table:table-cell>
          <table:table-cell office:value-type="float" office:value="57667" table:style-name="ce11">
            <text:p>57667</text:p>
          </table:table-cell>
          <table:table-cell office:value-type="float" office:value="8862" table:style-name="ce6">
            <text:p>8,862</text:p>
          </table:table-cell>
          <table:table-cell table:number-columns-repeated="16381"/>
        </table:table-row>
        <table:table-row table:style-name="ro1">
          <table:table-cell office:value-type="date" office:date-value="2020-11-23T00:00:00" table:style-name="ce10">
            <text:p>23/11/2020</text:p>
          </table:table-cell>
          <table:table-cell office:value-type="float" office:value="58302" table:style-name="ce11">
            <text:p>58302</text:p>
          </table:table-cell>
          <table:table-cell office:value-type="float" office:value="9990" table:style-name="ce6">
            <text:p>9,990</text:p>
          </table:table-cell>
          <table:table-cell table:number-columns-repeated="16381"/>
        </table:table-row>
        <table:table-row table:style-name="ro1">
          <table:table-cell office:value-type="date" office:date-value="2020-11-24T00:00:00" table:style-name="ce10">
            <text:p>24/11/2020</text:p>
          </table:table-cell>
          <table:table-cell office:value-type="float" office:value="63304" table:style-name="ce11">
            <text:p>63304</text:p>
          </table:table-cell>
          <table:table-cell office:value-type="float" office:value="8910" table:style-name="ce6">
            <text:p>8,910</text:p>
          </table:table-cell>
          <table:table-cell table:number-columns-repeated="16381"/>
        </table:table-row>
        <table:table-row table:style-name="ro1">
          <table:table-cell office:value-type="date" office:date-value="2020-11-25T00:00:00" table:style-name="ce10">
            <text:p>25/11/2020</text:p>
          </table:table-cell>
          <table:table-cell office:value-type="float" office:value="63073" table:style-name="ce11">
            <text:p>63073</text:p>
          </table:table-cell>
          <table:table-cell office:value-type="float" office:value="9768" table:style-name="ce6">
            <text:p>9,768</text:p>
          </table:table-cell>
          <table:table-cell table:number-columns-repeated="16381"/>
        </table:table-row>
        <table:table-row table:style-name="ro1">
          <table:table-cell office:value-type="date" office:date-value="2020-11-26T00:00:00" table:style-name="ce10">
            <text:p>26/11/2020</text:p>
          </table:table-cell>
          <table:table-cell office:value-type="float" office:value="45293" table:style-name="ce11">
            <text:p>45293</text:p>
          </table:table-cell>
          <table:table-cell office:value-type="float" office:value="9741" table:style-name="ce6">
            <text:p>9,741</text:p>
          </table:table-cell>
          <table:table-cell table:number-columns-repeated="16381"/>
        </table:table-row>
        <table:table-row table:style-name="ro1">
          <table:table-cell office:value-type="date" office:date-value="2020-11-27T00:00:00" table:style-name="ce10">
            <text:p>27/11/2020</text:p>
          </table:table-cell>
          <table:table-cell office:value-type="float" office:value="56330" table:style-name="ce11">
            <text:p>56330</text:p>
          </table:table-cell>
          <table:table-cell office:value-type="float" office:value="10936" table:style-name="ce6">
            <text:p>10,936</text:p>
          </table:table-cell>
          <table:table-cell table:number-columns-repeated="16381"/>
        </table:table-row>
        <table:table-row table:style-name="ro1">
          <table:table-cell office:value-type="date" office:date-value="2020-11-28T00:00:00" table:style-name="ce10">
            <text:p>28/11/2020</text:p>
          </table:table-cell>
          <table:table-cell office:value-type="float" office:value="60570" table:style-name="ce11">
            <text:p>60570</text:p>
          </table:table-cell>
          <table:table-cell office:value-type="float" office:value="7244" table:style-name="ce6">
            <text:p>7,244</text:p>
          </table:table-cell>
          <table:table-cell table:number-columns-repeated="16381"/>
        </table:table-row>
        <table:table-row table:style-name="ro1">
          <table:table-cell office:value-type="date" office:date-value="2020-11-29T00:00:00" table:style-name="ce10">
            <text:p>29/11/2020</text:p>
          </table:table-cell>
          <table:table-cell office:value-type="float" office:value="64902" table:style-name="ce11">
            <text:p>64902</text:p>
          </table:table-cell>
          <table:table-cell office:value-type="float" office:value="8722" table:style-name="ce6">
            <text:p>8,722</text:p>
          </table:table-cell>
          <table:table-cell table:number-columns-repeated="16381"/>
        </table:table-row>
        <table:table-row table:style-name="ro1">
          <table:table-cell office:value-type="date" office:date-value="2020-11-30T00:00:00" table:style-name="ce10">
            <text:p>30/11/2020</text:p>
          </table:table-cell>
          <table:table-cell office:value-type="float" office:value="49180" table:style-name="ce11">
            <text:p>49180</text:p>
          </table:table-cell>
          <table:table-cell office:value-type="float" office:value="9948" table:style-name="ce6">
            <text:p>9,948</text:p>
          </table:table-cell>
          <table:table-cell table:number-columns-repeated="16381"/>
        </table:table-row>
        <table:table-row table:number-rows-repeated="1047879" table:style-name="ro1">
          <table:table-cell table:number-columns-repeated="16384"/>
        </table:table-row>
      </table:table>
      <table:table table:name="EUROCONTROL" table:style-name="ta2">
        <table:table-column table:style-name="co1" table:default-cell-style-name="ce3"/>
        <table:table-column table:style-name="co5" table:default-cell-style-name="ce3"/>
        <table:table-column table:style-name="co4" table:number-columns-repeated="16382" table:default-cell-style-name="ce1"/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N_Flights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01T00:00:00" table:style-name="ce5">
            <text:p>01/10/2010</text:p>
          </table:table-cell>
          <table:table-cell office:value-type="float" office:value="31584" table:style-name="ce6">
            <text:p>31,584</text:p>
          </table:table-cell>
          <table:table-cell table:style-name="ce1"/>
          <table:table-cell office:value-type="string" table:style-name="ce1">
            <text:p>Notes: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0-10-02T00:00:00" table:style-name="ce5">
            <text:p>02/10/2010</text:p>
          </table:table-cell>
          <table:table-cell office:value-type="float" office:value="24484" table:style-name="ce6">
            <text:p>24,484</text:p>
          </table:table-cell>
          <table:table-cell table:style-name="ce1"/>
          <table:table-cell office:value-type="string" table:number-columns-spanned="19" table:number-rows-spanned="1" table:style-name="ce13">
            <text:p>Produced from EUROCONTROL data, it only covers Europe but is comprehensive. Every (non military) passenger/cargo aircraft in the sky over Europe is included.</text:p>
          </table:table-cell>
          <table:covered-table-cell table:number-columns-repeated="18"/>
          <table:table-cell table:number-columns-repeated="16362"/>
        </table:table-row>
        <table:table-row table:style-name="ro1">
          <table:table-cell office:value-type="date" office:date-value="2010-10-03T00:00:00" table:style-name="ce5">
            <text:p>03/10/2010</text:p>
          </table:table-cell>
          <table:table-cell office:value-type="float" office:value="26803" table:style-name="ce6">
            <text:p>26,803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04T00:00:00" table:style-name="ce5">
            <text:p>04/10/2010</text:p>
          </table:table-cell>
          <table:table-cell office:value-type="float" office:value="29937" table:style-name="ce6">
            <text:p>29,93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05T00:00:00" table:style-name="ce5">
            <text:p>05/10/2010</text:p>
          </table:table-cell>
          <table:table-cell office:value-type="float" office:value="29373" table:style-name="ce6">
            <text:p>29,373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06T00:00:00" table:style-name="ce5">
            <text:p>06/10/2010</text:p>
          </table:table-cell>
          <table:table-cell office:value-type="float" office:value="29995" table:style-name="ce6">
            <text:p>29,995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07T00:00:00" table:style-name="ce5">
            <text:p>07/10/2010</text:p>
          </table:table-cell>
          <table:table-cell office:value-type="float" office:value="30381" table:style-name="ce6">
            <text:p>30,38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08T00:00:00" table:style-name="ce5">
            <text:p>08/10/2010</text:p>
          </table:table-cell>
          <table:table-cell office:value-type="float" office:value="30963" table:style-name="ce6">
            <text:p>30,963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09T00:00:00" table:style-name="ce5">
            <text:p>09/10/2010</text:p>
          </table:table-cell>
          <table:table-cell office:value-type="float" office:value="23916" table:style-name="ce6">
            <text:p>23,91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10T00:00:00" table:style-name="ce5">
            <text:p>10/10/2010</text:p>
          </table:table-cell>
          <table:table-cell office:value-type="float" office:value="26035" table:style-name="ce6">
            <text:p>26,035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11T00:00:00" table:style-name="ce5">
            <text:p>11/10/2010</text:p>
          </table:table-cell>
          <table:table-cell office:value-type="float" office:value="29340" table:style-name="ce6">
            <text:p>29,34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12T00:00:00" table:style-name="ce5">
            <text:p>12/10/2010</text:p>
          </table:table-cell>
          <table:table-cell office:value-type="float" office:value="27175" table:style-name="ce6">
            <text:p>27,175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13T00:00:00" table:style-name="ce5">
            <text:p>13/10/2010</text:p>
          </table:table-cell>
          <table:table-cell office:value-type="float" office:value="29566" table:style-name="ce6">
            <text:p>29,56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14T00:00:00" table:style-name="ce5">
            <text:p>14/10/2010</text:p>
          </table:table-cell>
          <table:table-cell office:value-type="float" office:value="30067" table:style-name="ce6">
            <text:p>30,06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15T00:00:00" table:style-name="ce5">
            <text:p>15/10/2010</text:p>
          </table:table-cell>
          <table:table-cell office:value-type="float" office:value="30588" table:style-name="ce6">
            <text:p>30,58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0-10-16T00:00:00" table:style-name="ce5">
            <text:p>16/10/2010</text:p>
          </table:table-cell>
          <table:table-cell office:value-type="float" office:value="23376" table:style-name="ce6">
            <text:p>23,376</text:p>
          </table:table-cell>
          <table:table-cell table:number-columns-repeated="16382"/>
        </table:table-row>
        <table:table-row table:style-name="ro1">
          <table:table-cell office:value-type="date" office:date-value="2010-10-17T00:00:00" table:style-name="ce5">
            <text:p>17/10/2010</text:p>
          </table:table-cell>
          <table:table-cell office:value-type="float" office:value="25554" table:style-name="ce6">
            <text:p>25,554</text:p>
          </table:table-cell>
          <table:table-cell table:number-columns-repeated="16382"/>
        </table:table-row>
        <table:table-row table:style-name="ro1">
          <table:table-cell office:value-type="date" office:date-value="2010-10-18T00:00:00" table:style-name="ce5">
            <text:p>18/10/2010</text:p>
          </table:table-cell>
          <table:table-cell office:value-type="float" office:value="29203" table:style-name="ce6">
            <text:p>29,203</text:p>
          </table:table-cell>
          <table:table-cell table:number-columns-repeated="16382"/>
        </table:table-row>
        <table:table-row table:style-name="ro1">
          <table:table-cell office:value-type="date" office:date-value="2010-10-19T00:00:00" table:style-name="ce5">
            <text:p>19/10/2010</text:p>
          </table:table-cell>
          <table:table-cell office:value-type="float" office:value="27063" table:style-name="ce6">
            <text:p>27,063</text:p>
          </table:table-cell>
          <table:table-cell table:number-columns-repeated="16382"/>
        </table:table-row>
        <table:table-row table:style-name="ro1">
          <table:table-cell office:value-type="date" office:date-value="2010-10-20T00:00:00" table:style-name="ce5">
            <text:p>20/10/2010</text:p>
          </table:table-cell>
          <table:table-cell office:value-type="float" office:value="28970" table:style-name="ce6">
            <text:p>28,970</text:p>
          </table:table-cell>
          <table:table-cell table:number-columns-repeated="16382"/>
        </table:table-row>
        <table:table-row table:style-name="ro1">
          <table:table-cell office:value-type="date" office:date-value="2010-10-21T00:00:00" table:style-name="ce5">
            <text:p>21/10/2010</text:p>
          </table:table-cell>
          <table:table-cell office:value-type="float" office:value="29772" table:style-name="ce6">
            <text:p>29,772</text:p>
          </table:table-cell>
          <table:table-cell table:number-columns-repeated="16382"/>
        </table:table-row>
        <table:table-row table:style-name="ro1">
          <table:table-cell office:value-type="date" office:date-value="2010-10-22T00:00:00" table:style-name="ce5">
            <text:p>22/10/2010</text:p>
          </table:table-cell>
          <table:table-cell office:value-type="float" office:value="30716" table:style-name="ce6">
            <text:p>30,716</text:p>
          </table:table-cell>
          <table:table-cell table:number-columns-repeated="16382"/>
        </table:table-row>
        <table:table-row table:style-name="ro1">
          <table:table-cell office:value-type="date" office:date-value="2010-10-23T00:00:00" table:style-name="ce5">
            <text:p>23/10/2010</text:p>
          </table:table-cell>
          <table:table-cell office:value-type="float" office:value="23793" table:style-name="ce6">
            <text:p>23,793</text:p>
          </table:table-cell>
          <table:table-cell table:number-columns-repeated="16382"/>
        </table:table-row>
        <table:table-row table:style-name="ro1">
          <table:table-cell office:value-type="date" office:date-value="2010-10-24T00:00:00" table:style-name="ce5">
            <text:p>24/10/2010</text:p>
          </table:table-cell>
          <table:table-cell office:value-type="float" office:value="25506" table:style-name="ce6">
            <text:p>25,506</text:p>
          </table:table-cell>
          <table:table-cell table:number-columns-repeated="16382"/>
        </table:table-row>
        <table:table-row table:style-name="ro1">
          <table:table-cell office:value-type="date" office:date-value="2010-10-25T00:00:00" table:style-name="ce5">
            <text:p>25/10/2010</text:p>
          </table:table-cell>
          <table:table-cell office:value-type="float" office:value="28655" table:style-name="ce6">
            <text:p>28,655</text:p>
          </table:table-cell>
          <table:table-cell table:number-columns-repeated="16382"/>
        </table:table-row>
        <table:table-row table:style-name="ro1">
          <table:table-cell office:value-type="date" office:date-value="2010-10-26T00:00:00" table:style-name="ce5">
            <text:p>26/10/2010</text:p>
          </table:table-cell>
          <table:table-cell office:value-type="float" office:value="28607" table:style-name="ce6">
            <text:p>28,607</text:p>
          </table:table-cell>
          <table:table-cell table:number-columns-repeated="16382"/>
        </table:table-row>
        <table:table-row table:style-name="ro1">
          <table:table-cell office:value-type="date" office:date-value="2010-10-27T00:00:00" table:style-name="ce5">
            <text:p>27/10/2010</text:p>
          </table:table-cell>
          <table:table-cell office:value-type="float" office:value="29092" table:style-name="ce6">
            <text:p>29,092</text:p>
          </table:table-cell>
          <table:table-cell table:number-columns-repeated="16382"/>
        </table:table-row>
        <table:table-row table:style-name="ro1">
          <table:table-cell office:value-type="date" office:date-value="2010-10-28T00:00:00" table:style-name="ce5">
            <text:p>28/10/2010</text:p>
          </table:table-cell>
          <table:table-cell office:value-type="float" office:value="28251" table:style-name="ce6">
            <text:p>28,251</text:p>
          </table:table-cell>
          <table:table-cell table:number-columns-repeated="16382"/>
        </table:table-row>
        <table:table-row table:style-name="ro1">
          <table:table-cell office:value-type="date" office:date-value="2010-10-29T00:00:00" table:style-name="ce5">
            <text:p>29/10/2010</text:p>
          </table:table-cell>
          <table:table-cell office:value-type="float" office:value="30138" table:style-name="ce6">
            <text:p>30,138</text:p>
          </table:table-cell>
          <table:table-cell table:number-columns-repeated="16382"/>
        </table:table-row>
        <table:table-row table:style-name="ro1">
          <table:table-cell office:value-type="date" office:date-value="2010-10-30T00:00:00" table:style-name="ce5">
            <text:p>30/10/2010</text:p>
          </table:table-cell>
          <table:table-cell office:value-type="float" office:value="23057" table:style-name="ce6">
            <text:p>23,057</text:p>
          </table:table-cell>
          <table:table-cell table:number-columns-repeated="16382"/>
        </table:table-row>
        <table:table-row table:style-name="ro1">
          <table:table-cell office:value-type="date" office:date-value="2010-10-31T00:00:00" table:style-name="ce5">
            <text:p>31/10/2010</text:p>
          </table:table-cell>
          <table:table-cell office:value-type="float" office:value="23430" table:style-name="ce6">
            <text:p>23,430</text:p>
          </table:table-cell>
          <table:table-cell table:number-columns-repeated="16382"/>
        </table:table-row>
        <table:table-row table:style-name="ro1">
          <table:table-cell office:value-type="date" office:date-value="2010-11-01T00:00:00" table:style-name="ce5">
            <text:p>01/11/2010</text:p>
          </table:table-cell>
          <table:table-cell office:value-type="float" office:value="25423" table:style-name="ce6">
            <text:p>25,423</text:p>
          </table:table-cell>
          <table:table-cell table:number-columns-repeated="16382"/>
        </table:table-row>
        <table:table-row table:style-name="ro1">
          <table:table-cell office:value-type="date" office:date-value="2010-11-02T00:00:00" table:style-name="ce5">
            <text:p>02/11/2010</text:p>
          </table:table-cell>
          <table:table-cell office:value-type="float" office:value="26305" table:style-name="ce6">
            <text:p>26,305</text:p>
          </table:table-cell>
          <table:table-cell table:number-columns-repeated="16382"/>
        </table:table-row>
        <table:table-row table:style-name="ro1">
          <table:table-cell office:value-type="date" office:date-value="2010-11-03T00:00:00" table:style-name="ce5">
            <text:p>03/11/2010</text:p>
          </table:table-cell>
          <table:table-cell office:value-type="float" office:value="27196" table:style-name="ce6">
            <text:p>27,196</text:p>
          </table:table-cell>
          <table:table-cell table:number-columns-repeated="16382"/>
        </table:table-row>
        <table:table-row table:style-name="ro1">
          <table:table-cell office:value-type="date" office:date-value="2010-11-04T00:00:00" table:style-name="ce5">
            <text:p>04/11/2010</text:p>
          </table:table-cell>
          <table:table-cell office:value-type="float" office:value="27475" table:style-name="ce6">
            <text:p>27,475</text:p>
          </table:table-cell>
          <table:table-cell table:number-columns-repeated="16382"/>
        </table:table-row>
        <table:table-row table:style-name="ro1">
          <table:table-cell office:value-type="date" office:date-value="2010-11-05T00:00:00" table:style-name="ce5">
            <text:p>05/11/2010</text:p>
          </table:table-cell>
          <table:table-cell office:value-type="float" office:value="28070" table:style-name="ce6">
            <text:p>28,070</text:p>
          </table:table-cell>
          <table:table-cell table:number-columns-repeated="16382"/>
        </table:table-row>
        <table:table-row table:style-name="ro1">
          <table:table-cell office:value-type="date" office:date-value="2010-11-06T00:00:00" table:style-name="ce5">
            <text:p>06/11/2010</text:p>
          </table:table-cell>
          <table:table-cell office:value-type="float" office:value="20310" table:style-name="ce6">
            <text:p>20,310</text:p>
          </table:table-cell>
          <table:table-cell table:number-columns-repeated="16382"/>
        </table:table-row>
        <table:table-row table:style-name="ro1">
          <table:table-cell office:value-type="date" office:date-value="2010-11-07T00:00:00" table:style-name="ce5">
            <text:p>07/11/2010</text:p>
          </table:table-cell>
          <table:table-cell office:value-type="float" office:value="23003" table:style-name="ce6">
            <text:p>23,003</text:p>
          </table:table-cell>
          <table:table-cell table:number-columns-repeated="16382"/>
        </table:table-row>
        <table:table-row table:style-name="ro1">
          <table:table-cell office:value-type="date" office:date-value="2010-11-08T00:00:00" table:style-name="ce5">
            <text:p>08/11/2010</text:p>
          </table:table-cell>
          <table:table-cell office:value-type="float" office:value="26671" table:style-name="ce6">
            <text:p>26,671</text:p>
          </table:table-cell>
          <table:table-cell table:number-columns-repeated="16382"/>
        </table:table-row>
        <table:table-row table:style-name="ro1">
          <table:table-cell office:value-type="date" office:date-value="2010-11-09T00:00:00" table:style-name="ce5">
            <text:p>09/11/2010</text:p>
          </table:table-cell>
          <table:table-cell office:value-type="float" office:value="26239" table:style-name="ce6">
            <text:p>26,239</text:p>
          </table:table-cell>
          <table:table-cell table:number-columns-repeated="16382"/>
        </table:table-row>
        <table:table-row table:style-name="ro1">
          <table:table-cell office:value-type="date" office:date-value="2010-11-10T00:00:00" table:style-name="ce5">
            <text:p>10/11/2010</text:p>
          </table:table-cell>
          <table:table-cell office:value-type="float" office:value="26813" table:style-name="ce6">
            <text:p>26,813</text:p>
          </table:table-cell>
          <table:table-cell table:number-columns-repeated="16382"/>
        </table:table-row>
        <table:table-row table:style-name="ro1">
          <table:table-cell office:value-type="date" office:date-value="2010-11-11T00:00:00" table:style-name="ce5">
            <text:p>11/11/2010</text:p>
          </table:table-cell>
          <table:table-cell office:value-type="float" office:value="25999" table:style-name="ce6">
            <text:p>25,999</text:p>
          </table:table-cell>
          <table:table-cell table:number-columns-repeated="16382"/>
        </table:table-row>
        <table:table-row table:style-name="ro1">
          <table:table-cell office:value-type="date" office:date-value="2010-11-12T00:00:00" table:style-name="ce5">
            <text:p>12/11/2010</text:p>
          </table:table-cell>
          <table:table-cell office:value-type="float" office:value="26740" table:style-name="ce6">
            <text:p>26,740</text:p>
          </table:table-cell>
          <table:table-cell table:number-columns-repeated="16382"/>
        </table:table-row>
        <table:table-row table:style-name="ro1">
          <table:table-cell office:value-type="date" office:date-value="2010-11-13T00:00:00" table:style-name="ce5">
            <text:p>13/11/2010</text:p>
          </table:table-cell>
          <table:table-cell office:value-type="float" office:value="19653" table:style-name="ce6">
            <text:p>19,653</text:p>
          </table:table-cell>
          <table:table-cell table:number-columns-repeated="16382"/>
        </table:table-row>
        <table:table-row table:style-name="ro1">
          <table:table-cell office:value-type="date" office:date-value="2010-11-14T00:00:00" table:style-name="ce5">
            <text:p>14/11/2010</text:p>
          </table:table-cell>
          <table:table-cell office:value-type="float" office:value="22527" table:style-name="ce6">
            <text:p>22,527</text:p>
          </table:table-cell>
          <table:table-cell table:number-columns-repeated="16382"/>
        </table:table-row>
        <table:table-row table:style-name="ro1">
          <table:table-cell office:value-type="date" office:date-value="2010-11-15T00:00:00" table:style-name="ce5">
            <text:p>15/11/2010</text:p>
          </table:table-cell>
          <table:table-cell office:value-type="float" office:value="26718" table:style-name="ce6">
            <text:p>26,718</text:p>
          </table:table-cell>
          <table:table-cell table:number-columns-repeated="16382"/>
        </table:table-row>
        <table:table-row table:style-name="ro1">
          <table:table-cell office:value-type="date" office:date-value="2010-11-16T00:00:00" table:style-name="ce5">
            <text:p>16/11/2010</text:p>
          </table:table-cell>
          <table:table-cell office:value-type="float" office:value="25643" table:style-name="ce6">
            <text:p>25,643</text:p>
          </table:table-cell>
          <table:table-cell table:number-columns-repeated="16382"/>
        </table:table-row>
        <table:table-row table:style-name="ro1">
          <table:table-cell office:value-type="date" office:date-value="2010-11-17T00:00:00" table:style-name="ce5">
            <text:p>17/11/2010</text:p>
          </table:table-cell>
          <table:table-cell office:value-type="float" office:value="26393" table:style-name="ce6">
            <text:p>26,393</text:p>
          </table:table-cell>
          <table:table-cell table:number-columns-repeated="16382"/>
        </table:table-row>
        <table:table-row table:style-name="ro1">
          <table:table-cell office:value-type="date" office:date-value="2010-11-18T00:00:00" table:style-name="ce5">
            <text:p>18/11/2010</text:p>
          </table:table-cell>
          <table:table-cell office:value-type="float" office:value="26770" table:style-name="ce6">
            <text:p>26,770</text:p>
          </table:table-cell>
          <table:table-cell table:number-columns-repeated="16382"/>
        </table:table-row>
        <table:table-row table:style-name="ro1">
          <table:table-cell office:value-type="date" office:date-value="2010-11-19T00:00:00" table:style-name="ce5">
            <text:p>19/11/2010</text:p>
          </table:table-cell>
          <table:table-cell office:value-type="float" office:value="27517" table:style-name="ce6">
            <text:p>27,517</text:p>
          </table:table-cell>
          <table:table-cell table:number-columns-repeated="16382"/>
        </table:table-row>
        <table:table-row table:style-name="ro1">
          <table:table-cell office:value-type="date" office:date-value="2010-11-20T00:00:00" table:style-name="ce5">
            <text:p>20/11/2010</text:p>
          </table:table-cell>
          <table:table-cell office:value-type="float" office:value="19663" table:style-name="ce6">
            <text:p>19,663</text:p>
          </table:table-cell>
          <table:table-cell table:number-columns-repeated="16382"/>
        </table:table-row>
        <table:table-row table:style-name="ro1">
          <table:table-cell office:value-type="date" office:date-value="2010-11-21T00:00:00" table:style-name="ce5">
            <text:p>21/11/2010</text:p>
          </table:table-cell>
          <table:table-cell office:value-type="float" office:value="22636" table:style-name="ce6">
            <text:p>22,636</text:p>
          </table:table-cell>
          <table:table-cell table:number-columns-repeated="16382"/>
        </table:table-row>
        <table:table-row table:style-name="ro1">
          <table:table-cell office:value-type="date" office:date-value="2010-11-22T00:00:00" table:style-name="ce5">
            <text:p>22/11/2010</text:p>
          </table:table-cell>
          <table:table-cell office:value-type="float" office:value="26621" table:style-name="ce6">
            <text:p>26,621</text:p>
          </table:table-cell>
          <table:table-cell table:number-columns-repeated="16382"/>
        </table:table-row>
        <table:table-row table:style-name="ro1">
          <table:table-cell office:value-type="date" office:date-value="2010-11-23T00:00:00" table:style-name="ce5">
            <text:p>23/11/2010</text:p>
          </table:table-cell>
          <table:table-cell office:value-type="float" office:value="25944" table:style-name="ce6">
            <text:p>25,944</text:p>
          </table:table-cell>
          <table:table-cell table:number-columns-repeated="16382"/>
        </table:table-row>
        <table:table-row table:style-name="ro1">
          <table:table-cell office:value-type="date" office:date-value="2010-11-24T00:00:00" table:style-name="ce5">
            <text:p>24/11/2010</text:p>
          </table:table-cell>
          <table:table-cell office:value-type="float" office:value="26174" table:style-name="ce6">
            <text:p>26,174</text:p>
          </table:table-cell>
          <table:table-cell table:number-columns-repeated="16382"/>
        </table:table-row>
        <table:table-row table:style-name="ro1">
          <table:table-cell office:value-type="date" office:date-value="2010-11-25T00:00:00" table:style-name="ce5">
            <text:p>25/11/2010</text:p>
          </table:table-cell>
          <table:table-cell office:value-type="float" office:value="26922" table:style-name="ce6">
            <text:p>26,922</text:p>
          </table:table-cell>
          <table:table-cell table:number-columns-repeated="16382"/>
        </table:table-row>
        <table:table-row table:style-name="ro1">
          <table:table-cell office:value-type="date" office:date-value="2010-11-26T00:00:00" table:style-name="ce5">
            <text:p>26/11/2010</text:p>
          </table:table-cell>
          <table:table-cell office:value-type="float" office:value="26872" table:style-name="ce6">
            <text:p>26,872</text:p>
          </table:table-cell>
          <table:table-cell table:number-columns-repeated="16382"/>
        </table:table-row>
        <table:table-row table:style-name="ro1">
          <table:table-cell office:value-type="date" office:date-value="2010-11-27T00:00:00" table:style-name="ce5">
            <text:p>27/11/2010</text:p>
          </table:table-cell>
          <table:table-cell office:value-type="float" office:value="19148" table:style-name="ce6">
            <text:p>19,148</text:p>
          </table:table-cell>
          <table:table-cell table:number-columns-repeated="16382"/>
        </table:table-row>
        <table:table-row table:style-name="ro1">
          <table:table-cell office:value-type="date" office:date-value="2010-11-28T00:00:00" table:style-name="ce5">
            <text:p>28/11/2010</text:p>
          </table:table-cell>
          <table:table-cell office:value-type="float" office:value="21760" table:style-name="ce6">
            <text:p>21,760</text:p>
          </table:table-cell>
          <table:table-cell table:number-columns-repeated="16382"/>
        </table:table-row>
        <table:table-row table:style-name="ro1">
          <table:table-cell office:value-type="date" office:date-value="2010-11-29T00:00:00" table:style-name="ce5">
            <text:p>29/11/2010</text:p>
          </table:table-cell>
          <table:table-cell office:value-type="float" office:value="24861" table:style-name="ce6">
            <text:p>24,861</text:p>
          </table:table-cell>
          <table:table-cell table:number-columns-repeated="16382"/>
        </table:table-row>
        <table:table-row table:style-name="ro1">
          <table:table-cell office:value-type="date" office:date-value="2010-11-30T00:00:00" table:style-name="ce5">
            <text:p>30/11/2010</text:p>
          </table:table-cell>
          <table:table-cell office:value-type="float" office:value="24473" table:style-name="ce6">
            <text:p>24,473</text:p>
          </table:table-cell>
          <table:table-cell table:number-columns-repeated="16382"/>
        </table:table-row>
        <table:table-row table:style-name="ro1">
          <table:table-cell office:value-type="date" office:date-value="2010-12-01T00:00:00" table:style-name="ce5">
            <text:p>01/12/2010</text:p>
          </table:table-cell>
          <table:table-cell office:value-type="float" office:value="23175" table:style-name="ce6">
            <text:p>23,175</text:p>
          </table:table-cell>
          <table:table-cell table:number-columns-repeated="16382"/>
        </table:table-row>
        <table:table-row table:style-name="ro1">
          <table:table-cell office:value-type="date" office:date-value="2010-12-02T00:00:00" table:style-name="ce5">
            <text:p>02/12/2010</text:p>
          </table:table-cell>
          <table:table-cell office:value-type="float" office:value="23820" table:style-name="ce6">
            <text:p>23,820</text:p>
          </table:table-cell>
          <table:table-cell table:number-columns-repeated="16382"/>
        </table:table-row>
        <table:table-row table:style-name="ro1">
          <table:table-cell office:value-type="date" office:date-value="2010-12-03T00:00:00" table:style-name="ce5">
            <text:p>03/12/2010</text:p>
          </table:table-cell>
          <table:table-cell office:value-type="float" office:value="25247" table:style-name="ce6">
            <text:p>25,247</text:p>
          </table:table-cell>
          <table:table-cell table:number-columns-repeated="16382"/>
        </table:table-row>
        <table:table-row table:style-name="ro1">
          <table:table-cell office:value-type="date" office:date-value="2010-12-04T00:00:00" table:style-name="ce5">
            <text:p>04/12/2010</text:p>
          </table:table-cell>
          <table:table-cell office:value-type="float" office:value="16615" table:style-name="ce6">
            <text:p>16,615</text:p>
          </table:table-cell>
          <table:table-cell table:number-columns-repeated="16382"/>
        </table:table-row>
        <table:table-row table:style-name="ro1">
          <table:table-cell office:value-type="date" office:date-value="2010-12-05T00:00:00" table:style-name="ce5">
            <text:p>05/12/2010</text:p>
          </table:table-cell>
          <table:table-cell office:value-type="float" office:value="21554" table:style-name="ce6">
            <text:p>21,554</text:p>
          </table:table-cell>
          <table:table-cell table:number-columns-repeated="16382"/>
        </table:table-row>
        <table:table-row table:style-name="ro1">
          <table:table-cell office:value-type="date" office:date-value="2010-12-06T00:00:00" table:style-name="ce5">
            <text:p>06/12/2010</text:p>
          </table:table-cell>
          <table:table-cell office:value-type="float" office:value="24441" table:style-name="ce6">
            <text:p>24,441</text:p>
          </table:table-cell>
          <table:table-cell table:number-columns-repeated="16382"/>
        </table:table-row>
        <table:table-row table:style-name="ro1">
          <table:table-cell office:value-type="date" office:date-value="2010-12-07T00:00:00" table:style-name="ce5">
            <text:p>07/12/2010</text:p>
          </table:table-cell>
          <table:table-cell office:value-type="float" office:value="24416" table:style-name="ce6">
            <text:p>24,416</text:p>
          </table:table-cell>
          <table:table-cell table:number-columns-repeated="16382"/>
        </table:table-row>
        <table:table-row table:style-name="ro1">
          <table:table-cell office:value-type="date" office:date-value="2010-12-08T00:00:00" table:style-name="ce5">
            <text:p>08/12/2010</text:p>
          </table:table-cell>
          <table:table-cell office:value-type="float" office:value="24227" table:style-name="ce6">
            <text:p>24,227</text:p>
          </table:table-cell>
          <table:table-cell table:number-columns-repeated="16382"/>
        </table:table-row>
        <table:table-row table:style-name="ro1">
          <table:table-cell office:value-type="date" office:date-value="2010-12-09T00:00:00" table:style-name="ce5">
            <text:p>09/12/2010</text:p>
          </table:table-cell>
          <table:table-cell office:value-type="float" office:value="25451" table:style-name="ce6">
            <text:p>25,451</text:p>
          </table:table-cell>
          <table:table-cell table:number-columns-repeated="16382"/>
        </table:table-row>
        <table:table-row table:style-name="ro1">
          <table:table-cell office:value-type="date" office:date-value="2010-12-10T00:00:00" table:style-name="ce5">
            <text:p>10/12/2010</text:p>
          </table:table-cell>
          <table:table-cell office:value-type="float" office:value="27093" table:style-name="ce6">
            <text:p>27,093</text:p>
          </table:table-cell>
          <table:table-cell table:number-columns-repeated="16382"/>
        </table:table-row>
        <table:table-row table:style-name="ro1">
          <table:table-cell office:value-type="date" office:date-value="2010-12-11T00:00:00" table:style-name="ce5">
            <text:p>11/12/2010</text:p>
          </table:table-cell>
          <table:table-cell office:value-type="float" office:value="19226" table:style-name="ce6">
            <text:p>19,226</text:p>
          </table:table-cell>
          <table:table-cell table:number-columns-repeated="16382"/>
        </table:table-row>
        <table:table-row table:style-name="ro1">
          <table:table-cell office:value-type="date" office:date-value="2010-12-12T00:00:00" table:style-name="ce5">
            <text:p>12/12/2010</text:p>
          </table:table-cell>
          <table:table-cell office:value-type="float" office:value="21917" table:style-name="ce6">
            <text:p>21,917</text:p>
          </table:table-cell>
          <table:table-cell table:number-columns-repeated="16382"/>
        </table:table-row>
        <table:table-row table:style-name="ro1">
          <table:table-cell office:value-type="date" office:date-value="2010-12-13T00:00:00" table:style-name="ce5">
            <text:p>13/12/2010</text:p>
          </table:table-cell>
          <table:table-cell office:value-type="float" office:value="26151" table:style-name="ce6">
            <text:p>26,151</text:p>
          </table:table-cell>
          <table:table-cell table:number-columns-repeated="16382"/>
        </table:table-row>
        <table:table-row table:style-name="ro1">
          <table:table-cell office:value-type="date" office:date-value="2010-12-14T00:00:00" table:style-name="ce5">
            <text:p>14/12/2010</text:p>
          </table:table-cell>
          <table:table-cell office:value-type="float" office:value="25845" table:style-name="ce6">
            <text:p>25,845</text:p>
          </table:table-cell>
          <table:table-cell table:number-columns-repeated="16382"/>
        </table:table-row>
        <table:table-row table:style-name="ro1">
          <table:table-cell office:value-type="date" office:date-value="2010-12-15T00:00:00" table:style-name="ce5">
            <text:p>15/12/2010</text:p>
          </table:table-cell>
          <table:table-cell office:value-type="float" office:value="25835" table:style-name="ce6">
            <text:p>25,835</text:p>
          </table:table-cell>
          <table:table-cell table:number-columns-repeated="16382"/>
        </table:table-row>
        <table:table-row table:style-name="ro1">
          <table:table-cell office:value-type="date" office:date-value="2010-12-16T00:00:00" table:style-name="ce5">
            <text:p>16/12/2010</text:p>
          </table:table-cell>
          <table:table-cell office:value-type="float" office:value="25438" table:style-name="ce6">
            <text:p>25,438</text:p>
          </table:table-cell>
          <table:table-cell table:number-columns-repeated="16382"/>
        </table:table-row>
        <table:table-row table:style-name="ro1">
          <table:table-cell office:value-type="date" office:date-value="2010-12-17T00:00:00" table:style-name="ce5">
            <text:p>17/12/2010</text:p>
          </table:table-cell>
          <table:table-cell office:value-type="float" office:value="24160" table:style-name="ce6">
            <text:p>24,160</text:p>
          </table:table-cell>
          <table:table-cell table:number-columns-repeated="16382"/>
        </table:table-row>
        <table:table-row table:style-name="ro1">
          <table:table-cell office:value-type="date" office:date-value="2010-12-18T00:00:00" table:style-name="ce5">
            <text:p>18/12/2010</text:p>
          </table:table-cell>
          <table:table-cell office:value-type="float" office:value="18049" table:style-name="ce6">
            <text:p>18,049</text:p>
          </table:table-cell>
          <table:table-cell table:number-columns-repeated="16382"/>
        </table:table-row>
        <table:table-row table:style-name="ro1">
          <table:table-cell office:value-type="date" office:date-value="2010-12-19T00:00:00" table:style-name="ce5">
            <text:p>19/12/2010</text:p>
          </table:table-cell>
          <table:table-cell office:value-type="float" office:value="18955" table:style-name="ce6">
            <text:p>18,955</text:p>
          </table:table-cell>
          <table:table-cell table:number-columns-repeated="16382"/>
        </table:table-row>
        <table:table-row table:style-name="ro1">
          <table:table-cell office:value-type="date" office:date-value="2010-12-20T00:00:00" table:style-name="ce5">
            <text:p>20/12/2010</text:p>
          </table:table-cell>
          <table:table-cell office:value-type="float" office:value="22938" table:style-name="ce6">
            <text:p>22,938</text:p>
          </table:table-cell>
          <table:table-cell table:number-columns-repeated="16382"/>
        </table:table-row>
        <table:table-row table:style-name="ro1">
          <table:table-cell office:value-type="date" office:date-value="2010-12-21T00:00:00" table:style-name="ce5">
            <text:p>21/12/2010</text:p>
          </table:table-cell>
          <table:table-cell office:value-type="float" office:value="23358" table:style-name="ce6">
            <text:p>23,358</text:p>
          </table:table-cell>
          <table:table-cell table:number-columns-repeated="16382"/>
        </table:table-row>
        <table:table-row table:style-name="ro1">
          <table:table-cell office:value-type="date" office:date-value="2010-12-22T00:00:00" table:style-name="ce5">
            <text:p>22/12/2010</text:p>
          </table:table-cell>
          <table:table-cell office:value-type="float" office:value="24654" table:style-name="ce6">
            <text:p>24,654</text:p>
          </table:table-cell>
          <table:table-cell table:number-columns-repeated="16382"/>
        </table:table-row>
        <table:table-row table:style-name="ro1">
          <table:table-cell office:value-type="date" office:date-value="2010-12-23T00:00:00" table:style-name="ce5">
            <text:p>23/12/2010</text:p>
          </table:table-cell>
          <table:table-cell office:value-type="float" office:value="23968" table:style-name="ce6">
            <text:p>23,968</text:p>
          </table:table-cell>
          <table:table-cell table:number-columns-repeated="16382"/>
        </table:table-row>
        <table:table-row table:style-name="ro1">
          <table:table-cell office:value-type="date" office:date-value="2010-12-24T00:00:00" table:style-name="ce5">
            <text:p>24/12/2010</text:p>
          </table:table-cell>
          <table:table-cell office:value-type="float" office:value="17018" table:style-name="ce6">
            <text:p>17,018</text:p>
          </table:table-cell>
          <table:table-cell table:number-columns-repeated="16382"/>
        </table:table-row>
        <table:table-row table:style-name="ro1">
          <table:table-cell office:value-type="date" office:date-value="2010-12-25T00:00:00" table:style-name="ce5">
            <text:p>25/12/2010</text:p>
          </table:table-cell>
          <table:table-cell office:value-type="float" office:value="11066" table:style-name="ce6">
            <text:p>11,066</text:p>
          </table:table-cell>
          <table:table-cell table:number-columns-repeated="16382"/>
        </table:table-row>
        <table:table-row table:style-name="ro1">
          <table:table-cell office:value-type="date" office:date-value="2010-12-26T00:00:00" table:style-name="ce5">
            <text:p>26/12/2010</text:p>
          </table:table-cell>
          <table:table-cell office:value-type="float" office:value="19537" table:style-name="ce6">
            <text:p>19,537</text:p>
          </table:table-cell>
          <table:table-cell table:number-columns-repeated="16382"/>
        </table:table-row>
        <table:table-row table:style-name="ro1">
          <table:table-cell office:value-type="date" office:date-value="2010-12-27T00:00:00" table:style-name="ce5">
            <text:p>27/12/2010</text:p>
          </table:table-cell>
          <table:table-cell office:value-type="float" office:value="21991" table:style-name="ce6">
            <text:p>21,991</text:p>
          </table:table-cell>
          <table:table-cell table:number-columns-repeated="16382"/>
        </table:table-row>
        <table:table-row table:style-name="ro1">
          <table:table-cell office:value-type="date" office:date-value="2010-12-28T00:00:00" table:style-name="ce5">
            <text:p>28/12/2010</text:p>
          </table:table-cell>
          <table:table-cell office:value-type="float" office:value="21553" table:style-name="ce6">
            <text:p>21,553</text:p>
          </table:table-cell>
          <table:table-cell table:number-columns-repeated="16382"/>
        </table:table-row>
        <table:table-row table:style-name="ro1">
          <table:table-cell office:value-type="date" office:date-value="2010-12-29T00:00:00" table:style-name="ce5">
            <text:p>29/12/2010</text:p>
          </table:table-cell>
          <table:table-cell office:value-type="float" office:value="21935" table:style-name="ce6">
            <text:p>21,935</text:p>
          </table:table-cell>
          <table:table-cell table:number-columns-repeated="16382"/>
        </table:table-row>
        <table:table-row table:style-name="ro1">
          <table:table-cell office:value-type="date" office:date-value="2010-12-30T00:00:00" table:style-name="ce5">
            <text:p>30/12/2010</text:p>
          </table:table-cell>
          <table:table-cell office:value-type="float" office:value="22671" table:style-name="ce6">
            <text:p>22,671</text:p>
          </table:table-cell>
          <table:table-cell table:number-columns-repeated="16382"/>
        </table:table-row>
        <table:table-row table:style-name="ro1">
          <table:table-cell office:value-type="date" office:date-value="2010-12-31T00:00:00" table:style-name="ce5">
            <text:p>31/12/2010</text:p>
          </table:table-cell>
          <table:table-cell office:value-type="float" office:value="16738" table:style-name="ce6">
            <text:p>16,738</text:p>
          </table:table-cell>
          <table:table-cell table:number-columns-repeated="16382"/>
        </table:table-row>
        <table:table-row table:style-name="ro1">
          <table:table-cell office:value-type="date" office:date-value="2011-01-01T00:00:00" table:style-name="ce5">
            <text:p>01/01/2011</text:p>
          </table:table-cell>
          <table:table-cell office:value-type="float" office:value="14389" table:style-name="ce6">
            <text:p>14,389</text:p>
          </table:table-cell>
          <table:table-cell table:number-columns-repeated="16382"/>
        </table:table-row>
        <table:table-row table:style-name="ro1">
          <table:table-cell office:value-type="date" office:date-value="2011-01-02T00:00:00" table:style-name="ce5">
            <text:p>02/01/2011</text:p>
          </table:table-cell>
          <table:table-cell office:value-type="float" office:value="23109" table:style-name="ce6">
            <text:p>23,109</text:p>
          </table:table-cell>
          <table:table-cell table:number-columns-repeated="16382"/>
        </table:table-row>
        <table:table-row table:style-name="ro1">
          <table:table-cell office:value-type="date" office:date-value="2011-01-03T00:00:00" table:style-name="ce5">
            <text:p>03/01/2011</text:p>
          </table:table-cell>
          <table:table-cell office:value-type="float" office:value="23875" table:style-name="ce6">
            <text:p>23,875</text:p>
          </table:table-cell>
          <table:table-cell table:number-columns-repeated="16382"/>
        </table:table-row>
        <table:table-row table:style-name="ro1">
          <table:table-cell office:value-type="date" office:date-value="2011-01-04T00:00:00" table:style-name="ce5">
            <text:p>04/01/2011</text:p>
          </table:table-cell>
          <table:table-cell office:value-type="float" office:value="23002" table:style-name="ce6">
            <text:p>23,002</text:p>
          </table:table-cell>
          <table:table-cell table:number-columns-repeated="16382"/>
        </table:table-row>
        <table:table-row table:style-name="ro1">
          <table:table-cell office:value-type="date" office:date-value="2011-01-05T00:00:00" table:style-name="ce5">
            <text:p>05/01/2011</text:p>
          </table:table-cell>
          <table:table-cell office:value-type="float" office:value="23283" table:style-name="ce6">
            <text:p>23,283</text:p>
          </table:table-cell>
          <table:table-cell table:number-columns-repeated="16382"/>
        </table:table-row>
        <table:table-row table:style-name="ro1">
          <table:table-cell office:value-type="date" office:date-value="2011-01-06T00:00:00" table:style-name="ce5">
            <text:p>06/01/2011</text:p>
          </table:table-cell>
          <table:table-cell office:value-type="float" office:value="22162" table:style-name="ce6">
            <text:p>22,162</text:p>
          </table:table-cell>
          <table:table-cell table:number-columns-repeated="16382"/>
        </table:table-row>
        <table:table-row table:style-name="ro1">
          <table:table-cell office:value-type="date" office:date-value="2011-01-07T00:00:00" table:style-name="ce5">
            <text:p>07/01/2011</text:p>
          </table:table-cell>
          <table:table-cell office:value-type="float" office:value="23494" table:style-name="ce6">
            <text:p>23,494</text:p>
          </table:table-cell>
          <table:table-cell table:number-columns-repeated="16382"/>
        </table:table-row>
        <table:table-row table:style-name="ro1">
          <table:table-cell office:value-type="date" office:date-value="2011-01-08T00:00:00" table:style-name="ce5">
            <text:p>08/01/2011</text:p>
          </table:table-cell>
          <table:table-cell office:value-type="float" office:value="19291" table:style-name="ce6">
            <text:p>19,291</text:p>
          </table:table-cell>
          <table:table-cell table:number-columns-repeated="16382"/>
        </table:table-row>
        <table:table-row table:style-name="ro1">
          <table:table-cell office:value-type="date" office:date-value="2011-01-09T00:00:00" table:style-name="ce5">
            <text:p>09/01/2011</text:p>
          </table:table-cell>
          <table:table-cell office:value-type="float" office:value="22766" table:style-name="ce6">
            <text:p>22,766</text:p>
          </table:table-cell>
          <table:table-cell table:number-columns-repeated="16382"/>
        </table:table-row>
        <table:table-row table:style-name="ro1">
          <table:table-cell office:value-type="date" office:date-value="2011-01-10T00:00:00" table:style-name="ce5">
            <text:p>10/01/2011</text:p>
          </table:table-cell>
          <table:table-cell office:value-type="float" office:value="25488" table:style-name="ce6">
            <text:p>25,488</text:p>
          </table:table-cell>
          <table:table-cell table:number-columns-repeated="16382"/>
        </table:table-row>
        <table:table-row table:style-name="ro1">
          <table:table-cell office:value-type="date" office:date-value="2011-01-11T00:00:00" table:style-name="ce5">
            <text:p>11/01/2011</text:p>
          </table:table-cell>
          <table:table-cell office:value-type="float" office:value="24281" table:style-name="ce6">
            <text:p>24,281</text:p>
          </table:table-cell>
          <table:table-cell table:number-columns-repeated="16382"/>
        </table:table-row>
        <table:table-row table:style-name="ro1">
          <table:table-cell office:value-type="date" office:date-value="2011-01-12T00:00:00" table:style-name="ce5">
            <text:p>12/01/2011</text:p>
          </table:table-cell>
          <table:table-cell office:value-type="float" office:value="24999" table:style-name="ce6">
            <text:p>24,999</text:p>
          </table:table-cell>
          <table:table-cell table:number-columns-repeated="16382"/>
        </table:table-row>
        <table:table-row table:style-name="ro1">
          <table:table-cell office:value-type="date" office:date-value="2011-01-13T00:00:00" table:style-name="ce5">
            <text:p>13/01/2011</text:p>
          </table:table-cell>
          <table:table-cell office:value-type="float" office:value="24916" table:style-name="ce6">
            <text:p>24,916</text:p>
          </table:table-cell>
          <table:table-cell table:number-columns-repeated="16382"/>
        </table:table-row>
        <table:table-row table:style-name="ro1">
          <table:table-cell office:value-type="date" office:date-value="2011-01-14T00:00:00" table:style-name="ce5">
            <text:p>14/01/2011</text:p>
          </table:table-cell>
          <table:table-cell office:value-type="float" office:value="25951" table:style-name="ce6">
            <text:p>25,951</text:p>
          </table:table-cell>
          <table:table-cell table:number-columns-repeated="16382"/>
        </table:table-row>
        <table:table-row table:style-name="ro1">
          <table:table-cell office:value-type="date" office:date-value="2011-01-15T00:00:00" table:style-name="ce5">
            <text:p>15/01/2011</text:p>
          </table:table-cell>
          <table:table-cell office:value-type="float" office:value="19520" table:style-name="ce6">
            <text:p>19,520</text:p>
          </table:table-cell>
          <table:table-cell table:number-columns-repeated="16382"/>
        </table:table-row>
        <table:table-row table:style-name="ro1">
          <table:table-cell office:value-type="date" office:date-value="2011-01-16T00:00:00" table:style-name="ce5">
            <text:p>16/01/2011</text:p>
          </table:table-cell>
          <table:table-cell office:value-type="float" office:value="21770" table:style-name="ce6">
            <text:p>21,770</text:p>
          </table:table-cell>
          <table:table-cell table:number-columns-repeated="16382"/>
        </table:table-row>
        <table:table-row table:style-name="ro1">
          <table:table-cell office:value-type="date" office:date-value="2011-01-17T00:00:00" table:style-name="ce5">
            <text:p>17/01/2011</text:p>
          </table:table-cell>
          <table:table-cell office:value-type="float" office:value="24986" table:style-name="ce6">
            <text:p>24,986</text:p>
          </table:table-cell>
          <table:table-cell table:number-columns-repeated="16382"/>
        </table:table-row>
        <table:table-row table:style-name="ro1">
          <table:table-cell office:value-type="date" office:date-value="2011-01-18T00:00:00" table:style-name="ce5">
            <text:p>18/01/2011</text:p>
          </table:table-cell>
          <table:table-cell office:value-type="float" office:value="24312" table:style-name="ce6">
            <text:p>24,312</text:p>
          </table:table-cell>
          <table:table-cell table:number-columns-repeated="16382"/>
        </table:table-row>
        <table:table-row table:style-name="ro1">
          <table:table-cell office:value-type="date" office:date-value="2011-01-19T00:00:00" table:style-name="ce5">
            <text:p>19/01/2011</text:p>
          </table:table-cell>
          <table:table-cell office:value-type="float" office:value="25108" table:style-name="ce6">
            <text:p>25,108</text:p>
          </table:table-cell>
          <table:table-cell table:number-columns-repeated="16382"/>
        </table:table-row>
        <table:table-row table:style-name="ro1">
          <table:table-cell office:value-type="date" office:date-value="2011-01-20T00:00:00" table:style-name="ce5">
            <text:p>20/01/2011</text:p>
          </table:table-cell>
          <table:table-cell office:value-type="float" office:value="25498" table:style-name="ce6">
            <text:p>25,498</text:p>
          </table:table-cell>
          <table:table-cell table:number-columns-repeated="16382"/>
        </table:table-row>
        <table:table-row table:style-name="ro1">
          <table:table-cell office:value-type="date" office:date-value="2011-01-21T00:00:00" table:style-name="ce5">
            <text:p>21/01/2011</text:p>
          </table:table-cell>
          <table:table-cell office:value-type="float" office:value="26316" table:style-name="ce6">
            <text:p>26,316</text:p>
          </table:table-cell>
          <table:table-cell table:number-columns-repeated="16382"/>
        </table:table-row>
        <table:table-row table:style-name="ro1">
          <table:table-cell office:value-type="date" office:date-value="2011-01-22T00:00:00" table:style-name="ce5">
            <text:p>22/01/2011</text:p>
          </table:table-cell>
          <table:table-cell office:value-type="float" office:value="19042" table:style-name="ce6">
            <text:p>19,042</text:p>
          </table:table-cell>
          <table:table-cell table:number-columns-repeated="16382"/>
        </table:table-row>
        <table:table-row table:style-name="ro1">
          <table:table-cell office:value-type="date" office:date-value="2011-01-23T00:00:00" table:style-name="ce5">
            <text:p>23/01/2011</text:p>
          </table:table-cell>
          <table:table-cell office:value-type="float" office:value="21365" table:style-name="ce6">
            <text:p>21,365</text:p>
          </table:table-cell>
          <table:table-cell table:number-columns-repeated="16382"/>
        </table:table-row>
        <table:table-row table:style-name="ro1">
          <table:table-cell office:value-type="date" office:date-value="2011-01-24T00:00:00" table:style-name="ce5">
            <text:p>24/01/2011</text:p>
          </table:table-cell>
          <table:table-cell office:value-type="float" office:value="25083" table:style-name="ce6">
            <text:p>25,083</text:p>
          </table:table-cell>
          <table:table-cell table:number-columns-repeated="16382"/>
        </table:table-row>
        <table:table-row table:style-name="ro1">
          <table:table-cell office:value-type="date" office:date-value="2011-01-25T00:00:00" table:style-name="ce5">
            <text:p>25/01/2011</text:p>
          </table:table-cell>
          <table:table-cell office:value-type="float" office:value="24434" table:style-name="ce6">
            <text:p>24,434</text:p>
          </table:table-cell>
          <table:table-cell table:number-columns-repeated="16382"/>
        </table:table-row>
        <table:table-row table:style-name="ro1">
          <table:table-cell office:value-type="date" office:date-value="2011-01-26T00:00:00" table:style-name="ce5">
            <text:p>26/01/2011</text:p>
          </table:table-cell>
          <table:table-cell office:value-type="float" office:value="25311" table:style-name="ce6">
            <text:p>25,311</text:p>
          </table:table-cell>
          <table:table-cell table:number-columns-repeated="16382"/>
        </table:table-row>
        <table:table-row table:style-name="ro1">
          <table:table-cell office:value-type="date" office:date-value="2011-01-27T00:00:00" table:style-name="ce5">
            <text:p>27/01/2011</text:p>
          </table:table-cell>
          <table:table-cell office:value-type="float" office:value="25451" table:style-name="ce6">
            <text:p>25,451</text:p>
          </table:table-cell>
          <table:table-cell table:number-columns-repeated="16382"/>
        </table:table-row>
        <table:table-row table:style-name="ro1">
          <table:table-cell office:value-type="date" office:date-value="2011-01-28T00:00:00" table:style-name="ce5">
            <text:p>28/01/2011</text:p>
          </table:table-cell>
          <table:table-cell office:value-type="float" office:value="26554" table:style-name="ce6">
            <text:p>26,554</text:p>
          </table:table-cell>
          <table:table-cell table:number-columns-repeated="16382"/>
        </table:table-row>
        <table:table-row table:style-name="ro1">
          <table:table-cell office:value-type="date" office:date-value="2011-01-29T00:00:00" table:style-name="ce5">
            <text:p>29/01/2011</text:p>
          </table:table-cell>
          <table:table-cell office:value-type="float" office:value="19483" table:style-name="ce6">
            <text:p>19,483</text:p>
          </table:table-cell>
          <table:table-cell table:number-columns-repeated="16382"/>
        </table:table-row>
        <table:table-row table:style-name="ro1">
          <table:table-cell office:value-type="date" office:date-value="2011-01-30T00:00:00" table:style-name="ce5">
            <text:p>30/01/2011</text:p>
          </table:table-cell>
          <table:table-cell office:value-type="float" office:value="21759" table:style-name="ce6">
            <text:p>21,759</text:p>
          </table:table-cell>
          <table:table-cell table:number-columns-repeated="16382"/>
        </table:table-row>
        <table:table-row table:style-name="ro1">
          <table:table-cell office:value-type="date" office:date-value="2011-01-31T00:00:00" table:style-name="ce5">
            <text:p>31/01/2011</text:p>
          </table:table-cell>
          <table:table-cell office:value-type="float" office:value="25387" table:style-name="ce6">
            <text:p>25,387</text:p>
          </table:table-cell>
          <table:table-cell table:number-columns-repeated="16382"/>
        </table:table-row>
        <table:table-row table:style-name="ro1">
          <table:table-cell office:value-type="date" office:date-value="2011-02-01T00:00:00" table:style-name="ce5">
            <text:p>01/02/2011</text:p>
          </table:table-cell>
          <table:table-cell office:value-type="float" office:value="24649" table:style-name="ce6">
            <text:p>24,649</text:p>
          </table:table-cell>
          <table:table-cell table:number-columns-repeated="16382"/>
        </table:table-row>
        <table:table-row table:style-name="ro1">
          <table:table-cell office:value-type="date" office:date-value="2011-02-02T00:00:00" table:style-name="ce5">
            <text:p>02/02/2011</text:p>
          </table:table-cell>
          <table:table-cell office:value-type="float" office:value="24964" table:style-name="ce6">
            <text:p>24,964</text:p>
          </table:table-cell>
          <table:table-cell table:number-columns-repeated="16382"/>
        </table:table-row>
        <table:table-row table:style-name="ro1">
          <table:table-cell office:value-type="date" office:date-value="2011-02-03T00:00:00" table:style-name="ce5">
            <text:p>03/02/2011</text:p>
          </table:table-cell>
          <table:table-cell office:value-type="float" office:value="25663" table:style-name="ce6">
            <text:p>25,663</text:p>
          </table:table-cell>
          <table:table-cell table:number-columns-repeated="16382"/>
        </table:table-row>
        <table:table-row table:style-name="ro1">
          <table:table-cell office:value-type="date" office:date-value="2011-02-04T00:00:00" table:style-name="ce5">
            <text:p>04/02/2011</text:p>
          </table:table-cell>
          <table:table-cell office:value-type="float" office:value="26266" table:style-name="ce6">
            <text:p>26,266</text:p>
          </table:table-cell>
          <table:table-cell table:number-columns-repeated="16382"/>
        </table:table-row>
        <table:table-row table:style-name="ro1">
          <table:table-cell office:value-type="date" office:date-value="2011-02-05T00:00:00" table:style-name="ce5">
            <text:p>05/02/2011</text:p>
          </table:table-cell>
          <table:table-cell office:value-type="float" office:value="19286" table:style-name="ce6">
            <text:p>19,286</text:p>
          </table:table-cell>
          <table:table-cell table:number-columns-repeated="16382"/>
        </table:table-row>
        <table:table-row table:style-name="ro1">
          <table:table-cell office:value-type="date" office:date-value="2011-02-06T00:00:00" table:style-name="ce5">
            <text:p>06/02/2011</text:p>
          </table:table-cell>
          <table:table-cell office:value-type="float" office:value="21637" table:style-name="ce6">
            <text:p>21,637</text:p>
          </table:table-cell>
          <table:table-cell table:number-columns-repeated="16382"/>
        </table:table-row>
        <table:table-row table:style-name="ro1">
          <table:table-cell office:value-type="date" office:date-value="2011-02-07T00:00:00" table:style-name="ce5">
            <text:p>07/02/2011</text:p>
          </table:table-cell>
          <table:table-cell office:value-type="float" office:value="25618" table:style-name="ce6">
            <text:p>25,618</text:p>
          </table:table-cell>
          <table:table-cell table:number-columns-repeated="16382"/>
        </table:table-row>
        <table:table-row table:style-name="ro1">
          <table:table-cell office:value-type="date" office:date-value="2011-02-08T00:00:00" table:style-name="ce5">
            <text:p>08/02/2011</text:p>
          </table:table-cell>
          <table:table-cell office:value-type="float" office:value="24633" table:style-name="ce6">
            <text:p>24,633</text:p>
          </table:table-cell>
          <table:table-cell table:number-columns-repeated="16382"/>
        </table:table-row>
        <table:table-row table:style-name="ro1">
          <table:table-cell office:value-type="date" office:date-value="2011-02-09T00:00:00" table:style-name="ce5">
            <text:p>09/02/2011</text:p>
          </table:table-cell>
          <table:table-cell office:value-type="float" office:value="25736" table:style-name="ce6">
            <text:p>25,736</text:p>
          </table:table-cell>
          <table:table-cell table:number-columns-repeated="16382"/>
        </table:table-row>
        <table:table-row table:style-name="ro1">
          <table:table-cell office:value-type="date" office:date-value="2011-02-10T00:00:00" table:style-name="ce5">
            <text:p>10/02/2011</text:p>
          </table:table-cell>
          <table:table-cell office:value-type="float" office:value="25870" table:style-name="ce6">
            <text:p>25,870</text:p>
          </table:table-cell>
          <table:table-cell table:number-columns-repeated="16382"/>
        </table:table-row>
        <table:table-row table:style-name="ro1">
          <table:table-cell office:value-type="date" office:date-value="2011-02-11T00:00:00" table:style-name="ce5">
            <text:p>11/02/2011</text:p>
          </table:table-cell>
          <table:table-cell office:value-type="float" office:value="26851" table:style-name="ce6">
            <text:p>26,851</text:p>
          </table:table-cell>
          <table:table-cell table:number-columns-repeated="16382"/>
        </table:table-row>
        <table:table-row table:style-name="ro1">
          <table:table-cell office:value-type="date" office:date-value="2011-02-12T00:00:00" table:style-name="ce5">
            <text:p>12/02/2011</text:p>
          </table:table-cell>
          <table:table-cell office:value-type="float" office:value="19848" table:style-name="ce6">
            <text:p>19,848</text:p>
          </table:table-cell>
          <table:table-cell table:number-columns-repeated="16382"/>
        </table:table-row>
        <table:table-row table:style-name="ro1">
          <table:table-cell office:value-type="date" office:date-value="2011-02-13T00:00:00" table:style-name="ce5">
            <text:p>13/02/2011</text:p>
          </table:table-cell>
          <table:table-cell office:value-type="float" office:value="21710" table:style-name="ce6">
            <text:p>21,710</text:p>
          </table:table-cell>
          <table:table-cell table:number-columns-repeated="16382"/>
        </table:table-row>
        <table:table-row table:style-name="ro1">
          <table:table-cell office:value-type="date" office:date-value="2011-02-14T00:00:00" table:style-name="ce5">
            <text:p>14/02/2011</text:p>
          </table:table-cell>
          <table:table-cell office:value-type="float" office:value="25401" table:style-name="ce6">
            <text:p>25,401</text:p>
          </table:table-cell>
          <table:table-cell table:number-columns-repeated="16382"/>
        </table:table-row>
        <table:table-row table:style-name="ro1">
          <table:table-cell office:value-type="date" office:date-value="2011-02-15T00:00:00" table:style-name="ce5">
            <text:p>15/02/2011</text:p>
          </table:table-cell>
          <table:table-cell office:value-type="float" office:value="24691" table:style-name="ce6">
            <text:p>24,691</text:p>
          </table:table-cell>
          <table:table-cell table:number-columns-repeated="16382"/>
        </table:table-row>
        <table:table-row table:style-name="ro1">
          <table:table-cell office:value-type="date" office:date-value="2011-02-16T00:00:00" table:style-name="ce5">
            <text:p>16/02/2011</text:p>
          </table:table-cell>
          <table:table-cell office:value-type="float" office:value="25759" table:style-name="ce6">
            <text:p>25,759</text:p>
          </table:table-cell>
          <table:table-cell table:number-columns-repeated="16382"/>
        </table:table-row>
        <table:table-row table:style-name="ro1">
          <table:table-cell office:value-type="date" office:date-value="2011-02-17T00:00:00" table:style-name="ce5">
            <text:p>17/02/2011</text:p>
          </table:table-cell>
          <table:table-cell office:value-type="float" office:value="26111" table:style-name="ce6">
            <text:p>26,111</text:p>
          </table:table-cell>
          <table:table-cell table:number-columns-repeated="16382"/>
        </table:table-row>
        <table:table-row table:style-name="ro1">
          <table:table-cell office:value-type="date" office:date-value="2011-02-18T00:00:00" table:style-name="ce5">
            <text:p>18/02/2011</text:p>
          </table:table-cell>
          <table:table-cell office:value-type="float" office:value="26911" table:style-name="ce6">
            <text:p>26,911</text:p>
          </table:table-cell>
          <table:table-cell table:number-columns-repeated="16382"/>
        </table:table-row>
        <table:table-row table:style-name="ro1">
          <table:table-cell office:value-type="date" office:date-value="2011-02-19T00:00:00" table:style-name="ce5">
            <text:p>19/02/2011</text:p>
          </table:table-cell>
          <table:table-cell office:value-type="float" office:value="20092" table:style-name="ce6">
            <text:p>20,092</text:p>
          </table:table-cell>
          <table:table-cell table:number-columns-repeated="16382"/>
        </table:table-row>
        <table:table-row table:style-name="ro1">
          <table:table-cell office:value-type="date" office:date-value="2011-02-20T00:00:00" table:style-name="ce5">
            <text:p>20/02/2011</text:p>
          </table:table-cell>
          <table:table-cell office:value-type="float" office:value="22062" table:style-name="ce6">
            <text:p>22,062</text:p>
          </table:table-cell>
          <table:table-cell table:number-columns-repeated="16382"/>
        </table:table-row>
        <table:table-row table:style-name="ro1">
          <table:table-cell office:value-type="date" office:date-value="2011-02-21T00:00:00" table:style-name="ce5">
            <text:p>21/02/2011</text:p>
          </table:table-cell>
          <table:table-cell office:value-type="float" office:value="25697" table:style-name="ce6">
            <text:p>25,697</text:p>
          </table:table-cell>
          <table:table-cell table:number-columns-repeated="16382"/>
        </table:table-row>
        <table:table-row table:style-name="ro1">
          <table:table-cell office:value-type="date" office:date-value="2011-02-22T00:00:00" table:style-name="ce5">
            <text:p>22/02/2011</text:p>
          </table:table-cell>
          <table:table-cell office:value-type="float" office:value="25007" table:style-name="ce6">
            <text:p>25,007</text:p>
          </table:table-cell>
          <table:table-cell table:number-columns-repeated="16382"/>
        </table:table-row>
        <table:table-row table:style-name="ro1">
          <table:table-cell office:value-type="date" office:date-value="2011-02-23T00:00:00" table:style-name="ce5">
            <text:p>23/02/2011</text:p>
          </table:table-cell>
          <table:table-cell office:value-type="float" office:value="25802" table:style-name="ce6">
            <text:p>25,802</text:p>
          </table:table-cell>
          <table:table-cell table:number-columns-repeated="16382"/>
        </table:table-row>
        <table:table-row table:style-name="ro1">
          <table:table-cell office:value-type="date" office:date-value="2011-02-24T00:00:00" table:style-name="ce5">
            <text:p>24/02/2011</text:p>
          </table:table-cell>
          <table:table-cell office:value-type="float" office:value="26094" table:style-name="ce6">
            <text:p>26,094</text:p>
          </table:table-cell>
          <table:table-cell table:number-columns-repeated="16382"/>
        </table:table-row>
        <table:table-row table:style-name="ro1">
          <table:table-cell office:value-type="date" office:date-value="2011-02-25T00:00:00" table:style-name="ce5">
            <text:p>25/02/2011</text:p>
          </table:table-cell>
          <table:table-cell office:value-type="float" office:value="27222" table:style-name="ce6">
            <text:p>27,222</text:p>
          </table:table-cell>
          <table:table-cell table:number-columns-repeated="16382"/>
        </table:table-row>
        <table:table-row table:style-name="ro1">
          <table:table-cell office:value-type="date" office:date-value="2011-02-26T00:00:00" table:style-name="ce5">
            <text:p>26/02/2011</text:p>
          </table:table-cell>
          <table:table-cell office:value-type="float" office:value="20807" table:style-name="ce6">
            <text:p>20,807</text:p>
          </table:table-cell>
          <table:table-cell table:number-columns-repeated="16382"/>
        </table:table-row>
        <table:table-row table:style-name="ro1">
          <table:table-cell office:value-type="date" office:date-value="2011-02-27T00:00:00" table:style-name="ce5">
            <text:p>27/02/2011</text:p>
          </table:table-cell>
          <table:table-cell office:value-type="float" office:value="22929" table:style-name="ce6">
            <text:p>22,929</text:p>
          </table:table-cell>
          <table:table-cell table:number-columns-repeated="16382"/>
        </table:table-row>
        <table:table-row table:style-name="ro1">
          <table:table-cell office:value-type="date" office:date-value="2011-02-28T00:00:00" table:style-name="ce5">
            <text:p>28/02/2011</text:p>
          </table:table-cell>
          <table:table-cell office:value-type="float" office:value="26113" table:style-name="ce6">
            <text:p>26,113</text:p>
          </table:table-cell>
          <table:table-cell table:number-columns-repeated="16382"/>
        </table:table-row>
        <table:table-row table:style-name="ro1">
          <table:table-cell office:value-type="date" office:date-value="2011-03-01T00:00:00" table:style-name="ce5">
            <text:p>01/03/2011</text:p>
          </table:table-cell>
          <table:table-cell office:value-type="float" office:value="25911" table:style-name="ce6">
            <text:p>25,911</text:p>
          </table:table-cell>
          <table:table-cell table:number-columns-repeated="16382"/>
        </table:table-row>
        <table:table-row table:style-name="ro1">
          <table:table-cell office:value-type="date" office:date-value="2011-03-02T00:00:00" table:style-name="ce5">
            <text:p>02/03/2011</text:p>
          </table:table-cell>
          <table:table-cell office:value-type="float" office:value="26363" table:style-name="ce6">
            <text:p>26,363</text:p>
          </table:table-cell>
          <table:table-cell table:number-columns-repeated="16382"/>
        </table:table-row>
        <table:table-row table:style-name="ro1">
          <table:table-cell office:value-type="date" office:date-value="2011-03-03T00:00:00" table:style-name="ce5">
            <text:p>03/03/2011</text:p>
          </table:table-cell>
          <table:table-cell office:value-type="float" office:value="26575" table:style-name="ce6">
            <text:p>26,575</text:p>
          </table:table-cell>
          <table:table-cell table:number-columns-repeated="16382"/>
        </table:table-row>
        <table:table-row table:style-name="ro1">
          <table:table-cell office:value-type="date" office:date-value="2011-03-04T00:00:00" table:style-name="ce5">
            <text:p>04/03/2011</text:p>
          </table:table-cell>
          <table:table-cell office:value-type="float" office:value="27575" table:style-name="ce6">
            <text:p>27,575</text:p>
          </table:table-cell>
          <table:table-cell table:number-columns-repeated="16382"/>
        </table:table-row>
        <table:table-row table:style-name="ro1">
          <table:table-cell office:value-type="date" office:date-value="2011-03-05T00:00:00" table:style-name="ce5">
            <text:p>05/03/2011</text:p>
          </table:table-cell>
          <table:table-cell office:value-type="float" office:value="20704" table:style-name="ce6">
            <text:p>20,704</text:p>
          </table:table-cell>
          <table:table-cell table:number-columns-repeated="16382"/>
        </table:table-row>
        <table:table-row table:style-name="ro1">
          <table:table-cell office:value-type="date" office:date-value="2011-03-06T00:00:00" table:style-name="ce5">
            <text:p>06/03/2011</text:p>
          </table:table-cell>
          <table:table-cell office:value-type="float" office:value="22856" table:style-name="ce6">
            <text:p>22,856</text:p>
          </table:table-cell>
          <table:table-cell table:number-columns-repeated="16382"/>
        </table:table-row>
        <table:table-row table:style-name="ro1">
          <table:table-cell office:value-type="date" office:date-value="2011-03-07T00:00:00" table:style-name="ce5">
            <text:p>07/03/2011</text:p>
          </table:table-cell>
          <table:table-cell office:value-type="float" office:value="26042" table:style-name="ce6">
            <text:p>26,042</text:p>
          </table:table-cell>
          <table:table-cell table:number-columns-repeated="16382"/>
        </table:table-row>
        <table:table-row table:style-name="ro1">
          <table:table-cell office:value-type="date" office:date-value="2011-03-08T00:00:00" table:style-name="ce5">
            <text:p>08/03/2011</text:p>
          </table:table-cell>
          <table:table-cell office:value-type="float" office:value="25726" table:style-name="ce6">
            <text:p>25,726</text:p>
          </table:table-cell>
          <table:table-cell table:number-columns-repeated="16382"/>
        </table:table-row>
        <table:table-row table:style-name="ro1">
          <table:table-cell office:value-type="date" office:date-value="2011-03-09T00:00:00" table:style-name="ce5">
            <text:p>09/03/2011</text:p>
          </table:table-cell>
          <table:table-cell office:value-type="float" office:value="26430" table:style-name="ce6">
            <text:p>26,430</text:p>
          </table:table-cell>
          <table:table-cell table:number-columns-repeated="16382"/>
        </table:table-row>
        <table:table-row table:style-name="ro1">
          <table:table-cell office:value-type="date" office:date-value="2011-03-10T00:00:00" table:style-name="ce5">
            <text:p>10/03/2011</text:p>
          </table:table-cell>
          <table:table-cell office:value-type="float" office:value="26829" table:style-name="ce6">
            <text:p>26,829</text:p>
          </table:table-cell>
          <table:table-cell table:number-columns-repeated="16382"/>
        </table:table-row>
        <table:table-row table:style-name="ro1">
          <table:table-cell office:value-type="date" office:date-value="2011-03-11T00:00:00" table:style-name="ce5">
            <text:p>11/03/2011</text:p>
          </table:table-cell>
          <table:table-cell office:value-type="float" office:value="27572" table:style-name="ce6">
            <text:p>27,572</text:p>
          </table:table-cell>
          <table:table-cell table:number-columns-repeated="16382"/>
        </table:table-row>
        <table:table-row table:style-name="ro1">
          <table:table-cell office:value-type="date" office:date-value="2011-03-12T00:00:00" table:style-name="ce5">
            <text:p>12/03/2011</text:p>
          </table:table-cell>
          <table:table-cell office:value-type="float" office:value="20680" table:style-name="ce6">
            <text:p>20,680</text:p>
          </table:table-cell>
          <table:table-cell table:number-columns-repeated="16382"/>
        </table:table-row>
        <table:table-row table:style-name="ro1">
          <table:table-cell office:value-type="date" office:date-value="2011-03-13T00:00:00" table:style-name="ce5">
            <text:p>13/03/2011</text:p>
          </table:table-cell>
          <table:table-cell office:value-type="float" office:value="22806" table:style-name="ce6">
            <text:p>22,806</text:p>
          </table:table-cell>
          <table:table-cell table:number-columns-repeated="16382"/>
        </table:table-row>
        <table:table-row table:style-name="ro1">
          <table:table-cell office:value-type="date" office:date-value="2011-03-14T00:00:00" table:style-name="ce5">
            <text:p>14/03/2011</text:p>
          </table:table-cell>
          <table:table-cell office:value-type="float" office:value="26505" table:style-name="ce6">
            <text:p>26,505</text:p>
          </table:table-cell>
          <table:table-cell table:number-columns-repeated="16382"/>
        </table:table-row>
        <table:table-row table:style-name="ro1">
          <table:table-cell office:value-type="date" office:date-value="2011-03-15T00:00:00" table:style-name="ce5">
            <text:p>15/03/2011</text:p>
          </table:table-cell>
          <table:table-cell office:value-type="float" office:value="26015" table:style-name="ce6">
            <text:p>26,015</text:p>
          </table:table-cell>
          <table:table-cell table:number-columns-repeated="16382"/>
        </table:table-row>
        <table:table-row table:style-name="ro1">
          <table:table-cell office:value-type="date" office:date-value="2011-03-16T00:00:00" table:style-name="ce5">
            <text:p>16/03/2011</text:p>
          </table:table-cell>
          <table:table-cell office:value-type="float" office:value="26623" table:style-name="ce6">
            <text:p>26,623</text:p>
          </table:table-cell>
          <table:table-cell table:number-columns-repeated="16382"/>
        </table:table-row>
        <table:table-row table:style-name="ro1">
          <table:table-cell office:value-type="date" office:date-value="2011-03-17T00:00:00" table:style-name="ce5">
            <text:p>17/03/2011</text:p>
          </table:table-cell>
          <table:table-cell office:value-type="float" office:value="26702" table:style-name="ce6">
            <text:p>26,702</text:p>
          </table:table-cell>
          <table:table-cell table:number-columns-repeated="16382"/>
        </table:table-row>
        <table:table-row table:style-name="ro1">
          <table:table-cell office:value-type="date" office:date-value="2011-03-18T00:00:00" table:style-name="ce5">
            <text:p>18/03/2011</text:p>
          </table:table-cell>
          <table:table-cell office:value-type="float" office:value="27659" table:style-name="ce6">
            <text:p>27,659</text:p>
          </table:table-cell>
          <table:table-cell table:number-columns-repeated="16382"/>
        </table:table-row>
        <table:table-row table:style-name="ro1">
          <table:table-cell office:value-type="date" office:date-value="2011-03-19T00:00:00" table:style-name="ce5">
            <text:p>19/03/2011</text:p>
          </table:table-cell>
          <table:table-cell office:value-type="float" office:value="20773" table:style-name="ce6">
            <text:p>20,773</text:p>
          </table:table-cell>
          <table:table-cell table:number-columns-repeated="16382"/>
        </table:table-row>
        <table:table-row table:style-name="ro1">
          <table:table-cell office:value-type="date" office:date-value="2011-03-20T00:00:00" table:style-name="ce5">
            <text:p>20/03/2011</text:p>
          </table:table-cell>
          <table:table-cell office:value-type="float" office:value="23341" table:style-name="ce6">
            <text:p>23,341</text:p>
          </table:table-cell>
          <table:table-cell table:number-columns-repeated="16382"/>
        </table:table-row>
        <table:table-row table:style-name="ro1">
          <table:table-cell office:value-type="date" office:date-value="2011-03-21T00:00:00" table:style-name="ce5">
            <text:p>21/03/2011</text:p>
          </table:table-cell>
          <table:table-cell office:value-type="float" office:value="26850" table:style-name="ce6">
            <text:p>26,850</text:p>
          </table:table-cell>
          <table:table-cell table:number-columns-repeated="16382"/>
        </table:table-row>
        <table:table-row table:style-name="ro1">
          <table:table-cell office:value-type="date" office:date-value="2011-03-22T00:00:00" table:style-name="ce5">
            <text:p>22/03/2011</text:p>
          </table:table-cell>
          <table:table-cell office:value-type="float" office:value="26102" table:style-name="ce6">
            <text:p>26,102</text:p>
          </table:table-cell>
          <table:table-cell table:number-columns-repeated="16382"/>
        </table:table-row>
        <table:table-row table:style-name="ro1">
          <table:table-cell office:value-type="date" office:date-value="2011-03-23T00:00:00" table:style-name="ce5">
            <text:p>23/03/2011</text:p>
          </table:table-cell>
          <table:table-cell office:value-type="float" office:value="26912" table:style-name="ce6">
            <text:p>26,912</text:p>
          </table:table-cell>
          <table:table-cell table:number-columns-repeated="16382"/>
        </table:table-row>
        <table:table-row table:style-name="ro1">
          <table:table-cell office:value-type="date" office:date-value="2011-03-24T00:00:00" table:style-name="ce5">
            <text:p>24/03/2011</text:p>
          </table:table-cell>
          <table:table-cell office:value-type="float" office:value="27299" table:style-name="ce6">
            <text:p>27,299</text:p>
          </table:table-cell>
          <table:table-cell table:number-columns-repeated="16382"/>
        </table:table-row>
        <table:table-row table:style-name="ro1">
          <table:table-cell office:value-type="date" office:date-value="2011-03-25T00:00:00" table:style-name="ce5">
            <text:p>25/03/2011</text:p>
          </table:table-cell>
          <table:table-cell office:value-type="float" office:value="27891" table:style-name="ce6">
            <text:p>27,891</text:p>
          </table:table-cell>
          <table:table-cell table:number-columns-repeated="16382"/>
        </table:table-row>
        <table:table-row table:style-name="ro1">
          <table:table-cell office:value-type="date" office:date-value="2011-03-26T00:00:00" table:style-name="ce5">
            <text:p>26/03/2011</text:p>
          </table:table-cell>
          <table:table-cell office:value-type="float" office:value="20486" table:style-name="ce6">
            <text:p>20,486</text:p>
          </table:table-cell>
          <table:table-cell table:number-columns-repeated="16382"/>
        </table:table-row>
        <table:table-row table:style-name="ro1">
          <table:table-cell office:value-type="date" office:date-value="2011-03-27T00:00:00" table:style-name="ce5">
            <text:p>27/03/2011</text:p>
          </table:table-cell>
          <table:table-cell office:value-type="float" office:value="24171" table:style-name="ce6">
            <text:p>24,171</text:p>
          </table:table-cell>
          <table:table-cell table:number-columns-repeated="16382"/>
        </table:table-row>
        <table:table-row table:style-name="ro1">
          <table:table-cell office:value-type="date" office:date-value="2011-03-28T00:00:00" table:style-name="ce5">
            <text:p>28/03/2011</text:p>
          </table:table-cell>
          <table:table-cell office:value-type="float" office:value="28084" table:style-name="ce6">
            <text:p>28,084</text:p>
          </table:table-cell>
          <table:table-cell table:number-columns-repeated="16382"/>
        </table:table-row>
        <table:table-row table:style-name="ro1">
          <table:table-cell office:value-type="date" office:date-value="2011-03-29T00:00:00" table:style-name="ce5">
            <text:p>29/03/2011</text:p>
          </table:table-cell>
          <table:table-cell office:value-type="float" office:value="27729" table:style-name="ce6">
            <text:p>27,729</text:p>
          </table:table-cell>
          <table:table-cell table:number-columns-repeated="16382"/>
        </table:table-row>
        <table:table-row table:style-name="ro1">
          <table:table-cell office:value-type="date" office:date-value="2011-03-30T00:00:00" table:style-name="ce5">
            <text:p>30/03/2011</text:p>
          </table:table-cell>
          <table:table-cell office:value-type="float" office:value="28493" table:style-name="ce6">
            <text:p>28,493</text:p>
          </table:table-cell>
          <table:table-cell table:number-columns-repeated="16382"/>
        </table:table-row>
        <table:table-row table:style-name="ro1">
          <table:table-cell office:value-type="date" office:date-value="2011-03-31T00:00:00" table:style-name="ce5">
            <text:p>31/03/2011</text:p>
          </table:table-cell>
          <table:table-cell office:value-type="float" office:value="28635" table:style-name="ce6">
            <text:p>28,635</text:p>
          </table:table-cell>
          <table:table-cell table:number-columns-repeated="16382"/>
        </table:table-row>
        <table:table-row table:style-name="ro1">
          <table:table-cell office:value-type="date" office:date-value="2011-04-01T00:00:00" table:style-name="ce5">
            <text:p>01/04/2011</text:p>
          </table:table-cell>
          <table:table-cell office:value-type="float" office:value="29243" table:style-name="ce6">
            <text:p>29,243</text:p>
          </table:table-cell>
          <table:table-cell table:number-columns-repeated="16382"/>
        </table:table-row>
        <table:table-row table:style-name="ro1">
          <table:table-cell office:value-type="date" office:date-value="2011-04-02T00:00:00" table:style-name="ce5">
            <text:p>02/04/2011</text:p>
          </table:table-cell>
          <table:table-cell office:value-type="float" office:value="21994" table:style-name="ce6">
            <text:p>21,994</text:p>
          </table:table-cell>
          <table:table-cell table:number-columns-repeated="16382"/>
        </table:table-row>
        <table:table-row table:style-name="ro1">
          <table:table-cell office:value-type="date" office:date-value="2011-04-03T00:00:00" table:style-name="ce5">
            <text:p>03/04/2011</text:p>
          </table:table-cell>
          <table:table-cell office:value-type="float" office:value="24304" table:style-name="ce6">
            <text:p>24,304</text:p>
          </table:table-cell>
          <table:table-cell table:number-columns-repeated="16382"/>
        </table:table-row>
        <table:table-row table:style-name="ro1">
          <table:table-cell office:value-type="date" office:date-value="2011-04-04T00:00:00" table:style-name="ce5">
            <text:p>04/04/2011</text:p>
          </table:table-cell>
          <table:table-cell office:value-type="float" office:value="28112" table:style-name="ce6">
            <text:p>28,112</text:p>
          </table:table-cell>
          <table:table-cell table:number-columns-repeated="16382"/>
        </table:table-row>
        <table:table-row table:style-name="ro1">
          <table:table-cell office:value-type="date" office:date-value="2011-04-05T00:00:00" table:style-name="ce5">
            <text:p>05/04/2011</text:p>
          </table:table-cell>
          <table:table-cell office:value-type="float" office:value="27953" table:style-name="ce6">
            <text:p>27,953</text:p>
          </table:table-cell>
          <table:table-cell table:number-columns-repeated="16382"/>
        </table:table-row>
        <table:table-row table:style-name="ro1">
          <table:table-cell office:value-type="date" office:date-value="2011-04-06T00:00:00" table:style-name="ce5">
            <text:p>06/04/2011</text:p>
          </table:table-cell>
          <table:table-cell office:value-type="float" office:value="28544" table:style-name="ce6">
            <text:p>28,544</text:p>
          </table:table-cell>
          <table:table-cell table:number-columns-repeated="16382"/>
        </table:table-row>
        <table:table-row table:style-name="ro1">
          <table:table-cell office:value-type="date" office:date-value="2011-04-07T00:00:00" table:style-name="ce5">
            <text:p>07/04/2011</text:p>
          </table:table-cell>
          <table:table-cell office:value-type="float" office:value="28976" table:style-name="ce6">
            <text:p>28,976</text:p>
          </table:table-cell>
          <table:table-cell table:number-columns-repeated="16382"/>
        </table:table-row>
        <table:table-row table:style-name="ro1">
          <table:table-cell office:value-type="date" office:date-value="2011-04-08T00:00:00" table:style-name="ce5">
            <text:p>08/04/2011</text:p>
          </table:table-cell>
          <table:table-cell office:value-type="float" office:value="29445" table:style-name="ce6">
            <text:p>29,445</text:p>
          </table:table-cell>
          <table:table-cell table:number-columns-repeated="16382"/>
        </table:table-row>
        <table:table-row table:style-name="ro1">
          <table:table-cell office:value-type="date" office:date-value="2011-04-09T00:00:00" table:style-name="ce5">
            <text:p>09/04/2011</text:p>
          </table:table-cell>
          <table:table-cell office:value-type="float" office:value="22562" table:style-name="ce6">
            <text:p>22,562</text:p>
          </table:table-cell>
          <table:table-cell table:number-columns-repeated="16382"/>
        </table:table-row>
        <table:table-row table:style-name="ro1">
          <table:table-cell office:value-type="date" office:date-value="2011-04-10T00:00:00" table:style-name="ce5">
            <text:p>10/04/2011</text:p>
          </table:table-cell>
          <table:table-cell office:value-type="float" office:value="24767" table:style-name="ce6">
            <text:p>24,767</text:p>
          </table:table-cell>
          <table:table-cell table:number-columns-repeated="16382"/>
        </table:table-row>
        <table:table-row table:style-name="ro1">
          <table:table-cell office:value-type="date" office:date-value="2011-04-11T00:00:00" table:style-name="ce5">
            <text:p>11/04/2011</text:p>
          </table:table-cell>
          <table:table-cell office:value-type="float" office:value="28550" table:style-name="ce6">
            <text:p>28,550</text:p>
          </table:table-cell>
          <table:table-cell table:number-columns-repeated="16382"/>
        </table:table-row>
        <table:table-row table:style-name="ro1">
          <table:table-cell office:value-type="date" office:date-value="2011-04-12T00:00:00" table:style-name="ce5">
            <text:p>12/04/2011</text:p>
          </table:table-cell>
          <table:table-cell office:value-type="float" office:value="27989" table:style-name="ce6">
            <text:p>27,989</text:p>
          </table:table-cell>
          <table:table-cell table:number-columns-repeated="16382"/>
        </table:table-row>
        <table:table-row table:style-name="ro1">
          <table:table-cell office:value-type="date" office:date-value="2011-04-13T00:00:00" table:style-name="ce5">
            <text:p>13/04/2011</text:p>
          </table:table-cell>
          <table:table-cell office:value-type="float" office:value="28713" table:style-name="ce6">
            <text:p>28,713</text:p>
          </table:table-cell>
          <table:table-cell table:number-columns-repeated="16382"/>
        </table:table-row>
        <table:table-row table:style-name="ro1">
          <table:table-cell office:value-type="date" office:date-value="2011-04-14T00:00:00" table:style-name="ce5">
            <text:p>14/04/2011</text:p>
          </table:table-cell>
          <table:table-cell office:value-type="float" office:value="29607" table:style-name="ce6">
            <text:p>29,607</text:p>
          </table:table-cell>
          <table:table-cell table:number-columns-repeated="16382"/>
        </table:table-row>
        <table:table-row table:style-name="ro1">
          <table:table-cell office:value-type="date" office:date-value="2011-04-15T00:00:00" table:style-name="ce5">
            <text:p>15/04/2011</text:p>
          </table:table-cell>
          <table:table-cell office:value-type="float" office:value="30229" table:style-name="ce6">
            <text:p>30,229</text:p>
          </table:table-cell>
          <table:table-cell table:number-columns-repeated="16382"/>
        </table:table-row>
        <table:table-row table:style-name="ro1">
          <table:table-cell office:value-type="date" office:date-value="2011-04-16T00:00:00" table:style-name="ce5">
            <text:p>16/04/2011</text:p>
          </table:table-cell>
          <table:table-cell office:value-type="float" office:value="23706" table:style-name="ce6">
            <text:p>23,706</text:p>
          </table:table-cell>
          <table:table-cell table:number-columns-repeated="16382"/>
        </table:table-row>
        <table:table-row table:style-name="ro1">
          <table:table-cell office:value-type="date" office:date-value="2011-04-17T00:00:00" table:style-name="ce5">
            <text:p>17/04/2011</text:p>
          </table:table-cell>
          <table:table-cell office:value-type="float" office:value="25188" table:style-name="ce6">
            <text:p>25,188</text:p>
          </table:table-cell>
          <table:table-cell table:number-columns-repeated="16382"/>
        </table:table-row>
        <table:table-row table:style-name="ro1">
          <table:table-cell office:value-type="date" office:date-value="2011-04-18T00:00:00" table:style-name="ce5">
            <text:p>18/04/2011</text:p>
          </table:table-cell>
          <table:table-cell office:value-type="float" office:value="27865" table:style-name="ce6">
            <text:p>27,865</text:p>
          </table:table-cell>
          <table:table-cell table:number-columns-repeated="16382"/>
        </table:table-row>
        <table:table-row table:style-name="ro1">
          <table:table-cell office:value-type="date" office:date-value="2011-04-19T00:00:00" table:style-name="ce5">
            <text:p>19/04/2011</text:p>
          </table:table-cell>
          <table:table-cell office:value-type="float" office:value="27363" table:style-name="ce6">
            <text:p>27,363</text:p>
          </table:table-cell>
          <table:table-cell table:number-columns-repeated="16382"/>
        </table:table-row>
        <table:table-row table:style-name="ro1">
          <table:table-cell office:value-type="date" office:date-value="2011-04-20T00:00:00" table:style-name="ce5">
            <text:p>20/04/2011</text:p>
          </table:table-cell>
          <table:table-cell office:value-type="float" office:value="28335" table:style-name="ce6">
            <text:p>28,335</text:p>
          </table:table-cell>
          <table:table-cell table:number-columns-repeated="16382"/>
        </table:table-row>
        <table:table-row table:style-name="ro1">
          <table:table-cell office:value-type="date" office:date-value="2011-04-21T00:00:00" table:style-name="ce5">
            <text:p>21/04/2011</text:p>
          </table:table-cell>
          <table:table-cell office:value-type="float" office:value="28235" table:style-name="ce6">
            <text:p>28,235</text:p>
          </table:table-cell>
          <table:table-cell table:number-columns-repeated="16382"/>
        </table:table-row>
        <table:table-row table:style-name="ro1">
          <table:table-cell office:value-type="date" office:date-value="2011-04-22T00:00:00" table:style-name="ce5">
            <text:p>22/04/2011</text:p>
          </table:table-cell>
          <table:table-cell office:value-type="float" office:value="25450" table:style-name="ce6">
            <text:p>25,450</text:p>
          </table:table-cell>
          <table:table-cell table:number-columns-repeated="16382"/>
        </table:table-row>
        <table:table-row table:style-name="ro1">
          <table:table-cell office:value-type="date" office:date-value="2011-04-23T00:00:00" table:style-name="ce5">
            <text:p>23/04/2011</text:p>
          </table:table-cell>
          <table:table-cell office:value-type="float" office:value="21994" table:style-name="ce6">
            <text:p>21,994</text:p>
          </table:table-cell>
          <table:table-cell table:number-columns-repeated="16382"/>
        </table:table-row>
        <table:table-row table:style-name="ro1">
          <table:table-cell office:value-type="date" office:date-value="2011-04-24T00:00:00" table:style-name="ce5">
            <text:p>24/04/2011</text:p>
          </table:table-cell>
          <table:table-cell office:value-type="float" office:value="22550" table:style-name="ce6">
            <text:p>22,550</text:p>
          </table:table-cell>
          <table:table-cell table:number-columns-repeated="16382"/>
        </table:table-row>
        <table:table-row table:style-name="ro1">
          <table:table-cell office:value-type="date" office:date-value="2011-04-25T00:00:00" table:style-name="ce5">
            <text:p>25/04/2011</text:p>
          </table:table-cell>
          <table:table-cell office:value-type="float" office:value="25536" table:style-name="ce6">
            <text:p>25,536</text:p>
          </table:table-cell>
          <table:table-cell table:number-columns-repeated="16382"/>
        </table:table-row>
        <table:table-row table:style-name="ro1">
          <table:table-cell office:value-type="date" office:date-value="2011-04-26T00:00:00" table:style-name="ce5">
            <text:p>26/04/2011</text:p>
          </table:table-cell>
          <table:table-cell office:value-type="float" office:value="28303" table:style-name="ce6">
            <text:p>28,303</text:p>
          </table:table-cell>
          <table:table-cell table:number-columns-repeated="16382"/>
        </table:table-row>
        <table:table-row table:style-name="ro1">
          <table:table-cell office:value-type="date" office:date-value="2011-04-27T00:00:00" table:style-name="ce5">
            <text:p>27/04/2011</text:p>
          </table:table-cell>
          <table:table-cell office:value-type="float" office:value="28859" table:style-name="ce6">
            <text:p>28,859</text:p>
          </table:table-cell>
          <table:table-cell table:number-columns-repeated="16382"/>
        </table:table-row>
        <table:table-row table:style-name="ro1">
          <table:table-cell office:value-type="date" office:date-value="2011-04-28T00:00:00" table:style-name="ce5">
            <text:p>28/04/2011</text:p>
          </table:table-cell>
          <table:table-cell office:value-type="float" office:value="29333" table:style-name="ce6">
            <text:p>29,333</text:p>
          </table:table-cell>
          <table:table-cell table:number-columns-repeated="16382"/>
        </table:table-row>
        <table:table-row table:style-name="ro1">
          <table:table-cell office:value-type="date" office:date-value="2011-04-29T00:00:00" table:style-name="ce5">
            <text:p>29/04/2011</text:p>
          </table:table-cell>
          <table:table-cell office:value-type="float" office:value="29770" table:style-name="ce6">
            <text:p>29,770</text:p>
          </table:table-cell>
          <table:table-cell table:number-columns-repeated="16382"/>
        </table:table-row>
        <table:table-row table:style-name="ro1">
          <table:table-cell office:value-type="date" office:date-value="2011-04-30T00:00:00" table:style-name="ce5">
            <text:p>30/04/2011</text:p>
          </table:table-cell>
          <table:table-cell office:value-type="float" office:value="24111" table:style-name="ce6">
            <text:p>24,111</text:p>
          </table:table-cell>
          <table:table-cell table:number-columns-repeated="16382"/>
        </table:table-row>
        <table:table-row table:style-name="ro1">
          <table:table-cell office:value-type="date" office:date-value="2011-05-01T00:00:00" table:style-name="ce5">
            <text:p>01/05/2011</text:p>
          </table:table-cell>
          <table:table-cell office:value-type="float" office:value="26074" table:style-name="ce6">
            <text:p>26,074</text:p>
          </table:table-cell>
          <table:table-cell table:number-columns-repeated="16382"/>
        </table:table-row>
        <table:table-row table:style-name="ro1">
          <table:table-cell office:value-type="date" office:date-value="2011-05-02T00:00:00" table:style-name="ce5">
            <text:p>02/05/2011</text:p>
          </table:table-cell>
          <table:table-cell office:value-type="float" office:value="28978" table:style-name="ce6">
            <text:p>28,978</text:p>
          </table:table-cell>
          <table:table-cell table:number-columns-repeated="16382"/>
        </table:table-row>
        <table:table-row table:style-name="ro1">
          <table:table-cell office:value-type="date" office:date-value="2011-05-03T00:00:00" table:style-name="ce5">
            <text:p>03/05/2011</text:p>
          </table:table-cell>
          <table:table-cell office:value-type="float" office:value="28915" table:style-name="ce6">
            <text:p>28,915</text:p>
          </table:table-cell>
          <table:table-cell table:number-columns-repeated="16382"/>
        </table:table-row>
        <table:table-row table:style-name="ro1">
          <table:table-cell office:value-type="date" office:date-value="2011-05-04T00:00:00" table:style-name="ce5">
            <text:p>04/05/2011</text:p>
          </table:table-cell>
          <table:table-cell office:value-type="float" office:value="29781" table:style-name="ce6">
            <text:p>29,781</text:p>
          </table:table-cell>
          <table:table-cell table:number-columns-repeated="16382"/>
        </table:table-row>
        <table:table-row table:style-name="ro1">
          <table:table-cell office:value-type="date" office:date-value="2011-05-05T00:00:00" table:style-name="ce5">
            <text:p>05/05/2011</text:p>
          </table:table-cell>
          <table:table-cell office:value-type="float" office:value="30427" table:style-name="ce6">
            <text:p>30,427</text:p>
          </table:table-cell>
          <table:table-cell table:number-columns-repeated="16382"/>
        </table:table-row>
        <table:table-row table:style-name="ro1">
          <table:table-cell office:value-type="date" office:date-value="2011-05-06T00:00:00" table:style-name="ce5">
            <text:p>06/05/2011</text:p>
          </table:table-cell>
          <table:table-cell office:value-type="float" office:value="30537" table:style-name="ce6">
            <text:p>30,537</text:p>
          </table:table-cell>
          <table:table-cell table:number-columns-repeated="16382"/>
        </table:table-row>
        <table:table-row table:style-name="ro1">
          <table:table-cell office:value-type="date" office:date-value="2011-05-07T00:00:00" table:style-name="ce5">
            <text:p>07/05/2011</text:p>
          </table:table-cell>
          <table:table-cell office:value-type="float" office:value="24015" table:style-name="ce6">
            <text:p>24,015</text:p>
          </table:table-cell>
          <table:table-cell table:number-columns-repeated="16382"/>
        </table:table-row>
        <table:table-row table:style-name="ro1">
          <table:table-cell office:value-type="date" office:date-value="2011-05-08T00:00:00" table:style-name="ce5">
            <text:p>08/05/2011</text:p>
          </table:table-cell>
          <table:table-cell office:value-type="float" office:value="26212" table:style-name="ce6">
            <text:p>26,212</text:p>
          </table:table-cell>
          <table:table-cell table:number-columns-repeated="16382"/>
        </table:table-row>
        <table:table-row table:style-name="ro1">
          <table:table-cell office:value-type="date" office:date-value="2011-05-09T00:00:00" table:style-name="ce5">
            <text:p>09/05/2011</text:p>
          </table:table-cell>
          <table:table-cell office:value-type="float" office:value="29868" table:style-name="ce6">
            <text:p>29,868</text:p>
          </table:table-cell>
          <table:table-cell table:number-columns-repeated="16382"/>
        </table:table-row>
        <table:table-row table:style-name="ro1">
          <table:table-cell office:value-type="date" office:date-value="2011-05-10T00:00:00" table:style-name="ce5">
            <text:p>10/05/2011</text:p>
          </table:table-cell>
          <table:table-cell office:value-type="float" office:value="29579" table:style-name="ce6">
            <text:p>29,579</text:p>
          </table:table-cell>
          <table:table-cell table:number-columns-repeated="16382"/>
        </table:table-row>
        <table:table-row table:style-name="ro1">
          <table:table-cell office:value-type="date" office:date-value="2011-05-11T00:00:00" table:style-name="ce5">
            <text:p>11/05/2011</text:p>
          </table:table-cell>
          <table:table-cell office:value-type="float" office:value="29720" table:style-name="ce6">
            <text:p>29,720</text:p>
          </table:table-cell>
          <table:table-cell table:number-columns-repeated="16382"/>
        </table:table-row>
        <table:table-row table:style-name="ro1">
          <table:table-cell office:value-type="date" office:date-value="2011-05-12T00:00:00" table:style-name="ce5">
            <text:p>12/05/2011</text:p>
          </table:table-cell>
          <table:table-cell office:value-type="float" office:value="30226" table:style-name="ce6">
            <text:p>30,226</text:p>
          </table:table-cell>
          <table:table-cell table:number-columns-repeated="16382"/>
        </table:table-row>
        <table:table-row table:style-name="ro1">
          <table:table-cell office:value-type="date" office:date-value="2011-05-13T00:00:00" table:style-name="ce5">
            <text:p>13/05/2011</text:p>
          </table:table-cell>
          <table:table-cell office:value-type="float" office:value="30760" table:style-name="ce6">
            <text:p>30,760</text:p>
          </table:table-cell>
          <table:table-cell table:number-columns-repeated="16382"/>
        </table:table-row>
        <table:table-row table:style-name="ro1">
          <table:table-cell office:value-type="date" office:date-value="2011-05-14T00:00:00" table:style-name="ce5">
            <text:p>14/05/2011</text:p>
          </table:table-cell>
          <table:table-cell office:value-type="float" office:value="24073" table:style-name="ce6">
            <text:p>24,073</text:p>
          </table:table-cell>
          <table:table-cell table:number-columns-repeated="16382"/>
        </table:table-row>
        <table:table-row table:style-name="ro1">
          <table:table-cell office:value-type="date" office:date-value="2011-05-15T00:00:00" table:style-name="ce5">
            <text:p>15/05/2011</text:p>
          </table:table-cell>
          <table:table-cell office:value-type="float" office:value="26202" table:style-name="ce6">
            <text:p>26,202</text:p>
          </table:table-cell>
          <table:table-cell table:number-columns-repeated="16382"/>
        </table:table-row>
        <table:table-row table:style-name="ro1">
          <table:table-cell office:value-type="date" office:date-value="2011-05-16T00:00:00" table:style-name="ce5">
            <text:p>16/05/2011</text:p>
          </table:table-cell>
          <table:table-cell office:value-type="float" office:value="29855" table:style-name="ce6">
            <text:p>29,855</text:p>
          </table:table-cell>
          <table:table-cell table:number-columns-repeated="16382"/>
        </table:table-row>
        <table:table-row table:style-name="ro1">
          <table:table-cell office:value-type="date" office:date-value="2011-05-17T00:00:00" table:style-name="ce5">
            <text:p>17/05/2011</text:p>
          </table:table-cell>
          <table:table-cell office:value-type="float" office:value="28796" table:style-name="ce6">
            <text:p>28,796</text:p>
          </table:table-cell>
          <table:table-cell table:number-columns-repeated="16382"/>
        </table:table-row>
        <table:table-row table:style-name="ro1">
          <table:table-cell office:value-type="date" office:date-value="2011-05-18T00:00:00" table:style-name="ce5">
            <text:p>18/05/2011</text:p>
          </table:table-cell>
          <table:table-cell office:value-type="float" office:value="30538" table:style-name="ce6">
            <text:p>30,538</text:p>
          </table:table-cell>
          <table:table-cell table:number-columns-repeated="16382"/>
        </table:table-row>
        <table:table-row table:style-name="ro1">
          <table:table-cell office:value-type="date" office:date-value="2011-05-19T00:00:00" table:style-name="ce5">
            <text:p>19/05/2011</text:p>
          </table:table-cell>
          <table:table-cell office:value-type="float" office:value="30724" table:style-name="ce6">
            <text:p>30,724</text:p>
          </table:table-cell>
          <table:table-cell table:number-columns-repeated="16382"/>
        </table:table-row>
        <table:table-row table:style-name="ro1">
          <table:table-cell office:value-type="date" office:date-value="2011-05-20T00:00:00" table:style-name="ce5">
            <text:p>20/05/2011</text:p>
          </table:table-cell>
          <table:table-cell office:value-type="float" office:value="31101" table:style-name="ce6">
            <text:p>31,101</text:p>
          </table:table-cell>
          <table:table-cell table:number-columns-repeated="16382"/>
        </table:table-row>
        <table:table-row table:style-name="ro1">
          <table:table-cell office:value-type="date" office:date-value="2011-05-21T00:00:00" table:style-name="ce5">
            <text:p>21/05/2011</text:p>
          </table:table-cell>
          <table:table-cell office:value-type="float" office:value="24552" table:style-name="ce6">
            <text:p>24,552</text:p>
          </table:table-cell>
          <table:table-cell table:number-columns-repeated="16382"/>
        </table:table-row>
        <table:table-row table:style-name="ro1">
          <table:table-cell office:value-type="date" office:date-value="2011-05-22T00:00:00" table:style-name="ce5">
            <text:p>22/05/2011</text:p>
          </table:table-cell>
          <table:table-cell office:value-type="float" office:value="26573" table:style-name="ce6">
            <text:p>26,573</text:p>
          </table:table-cell>
          <table:table-cell table:number-columns-repeated="16382"/>
        </table:table-row>
        <table:table-row table:style-name="ro1">
          <table:table-cell office:value-type="date" office:date-value="2011-05-23T00:00:00" table:style-name="ce5">
            <text:p>23/05/2011</text:p>
          </table:table-cell>
          <table:table-cell office:value-type="float" office:value="30165" table:style-name="ce6">
            <text:p>30,165</text:p>
          </table:table-cell>
          <table:table-cell table:number-columns-repeated="16382"/>
        </table:table-row>
        <table:table-row table:style-name="ro1">
          <table:table-cell office:value-type="date" office:date-value="2011-05-24T00:00:00" table:style-name="ce5">
            <text:p>24/05/2011</text:p>
          </table:table-cell>
          <table:table-cell office:value-type="float" office:value="28946" table:style-name="ce6">
            <text:p>28,946</text:p>
          </table:table-cell>
          <table:table-cell table:number-columns-repeated="16382"/>
        </table:table-row>
        <table:table-row table:style-name="ro1">
          <table:table-cell office:value-type="date" office:date-value="2011-05-25T00:00:00" table:style-name="ce5">
            <text:p>25/05/2011</text:p>
          </table:table-cell>
          <table:table-cell office:value-type="float" office:value="29700" table:style-name="ce6">
            <text:p>29,700</text:p>
          </table:table-cell>
          <table:table-cell table:number-columns-repeated="16382"/>
        </table:table-row>
        <table:table-row table:style-name="ro1">
          <table:table-cell office:value-type="date" office:date-value="2011-05-26T00:00:00" table:style-name="ce5">
            <text:p>26/05/2011</text:p>
          </table:table-cell>
          <table:table-cell office:value-type="float" office:value="30961" table:style-name="ce6">
            <text:p>30,961</text:p>
          </table:table-cell>
          <table:table-cell table:number-columns-repeated="16382"/>
        </table:table-row>
        <table:table-row table:style-name="ro1">
          <table:table-cell office:value-type="date" office:date-value="2011-05-27T00:00:00" table:style-name="ce5">
            <text:p>27/05/2011</text:p>
          </table:table-cell>
          <table:table-cell office:value-type="float" office:value="31805" table:style-name="ce6">
            <text:p>31,805</text:p>
          </table:table-cell>
          <table:table-cell table:number-columns-repeated="16382"/>
        </table:table-row>
        <table:table-row table:style-name="ro1">
          <table:table-cell office:value-type="date" office:date-value="2011-05-28T00:00:00" table:style-name="ce5">
            <text:p>28/05/2011</text:p>
          </table:table-cell>
          <table:table-cell office:value-type="float" office:value="25710" table:style-name="ce6">
            <text:p>25,710</text:p>
          </table:table-cell>
          <table:table-cell table:number-columns-repeated="16382"/>
        </table:table-row>
        <table:table-row table:style-name="ro1">
          <table:table-cell office:value-type="date" office:date-value="2011-05-29T00:00:00" table:style-name="ce5">
            <text:p>29/05/2011</text:p>
          </table:table-cell>
          <table:table-cell office:value-type="float" office:value="27267" table:style-name="ce6">
            <text:p>27,267</text:p>
          </table:table-cell>
          <table:table-cell table:number-columns-repeated="16382"/>
        </table:table-row>
        <table:table-row table:style-name="ro1">
          <table:table-cell office:value-type="date" office:date-value="2011-05-30T00:00:00" table:style-name="ce5">
            <text:p>30/05/2011</text:p>
          </table:table-cell>
          <table:table-cell office:value-type="float" office:value="30465" table:style-name="ce6">
            <text:p>30,465</text:p>
          </table:table-cell>
          <table:table-cell table:number-columns-repeated="16382"/>
        </table:table-row>
        <table:table-row table:style-name="ro1">
          <table:table-cell office:value-type="date" office:date-value="2011-05-31T00:00:00" table:style-name="ce5">
            <text:p>31/05/2011</text:p>
          </table:table-cell>
          <table:table-cell office:value-type="float" office:value="30004" table:style-name="ce6">
            <text:p>30,004</text:p>
          </table:table-cell>
          <table:table-cell table:number-columns-repeated="16382"/>
        </table:table-row>
        <table:table-row table:style-name="ro1">
          <table:table-cell office:value-type="date" office:date-value="2011-06-01T00:00:00" table:style-name="ce5">
            <text:p>01/06/2011</text:p>
          </table:table-cell>
          <table:table-cell office:value-type="float" office:value="31227" table:style-name="ce6">
            <text:p>31,227</text:p>
          </table:table-cell>
          <table:table-cell table:number-columns-repeated="16382"/>
        </table:table-row>
        <table:table-row table:style-name="ro1">
          <table:table-cell office:value-type="date" office:date-value="2011-06-02T00:00:00" table:style-name="ce5">
            <text:p>02/06/2011</text:p>
          </table:table-cell>
          <table:table-cell office:value-type="float" office:value="27685" table:style-name="ce6">
            <text:p>27,685</text:p>
          </table:table-cell>
          <table:table-cell table:number-columns-repeated="16382"/>
        </table:table-row>
        <table:table-row table:style-name="ro1">
          <table:table-cell office:value-type="date" office:date-value="2011-06-03T00:00:00" table:style-name="ce5">
            <text:p>03/06/2011</text:p>
          </table:table-cell>
          <table:table-cell office:value-type="float" office:value="28261" table:style-name="ce6">
            <text:p>28,261</text:p>
          </table:table-cell>
          <table:table-cell table:number-columns-repeated="16382"/>
        </table:table-row>
        <table:table-row table:style-name="ro1">
          <table:table-cell office:value-type="date" office:date-value="2011-06-04T00:00:00" table:style-name="ce5">
            <text:p>04/06/2011</text:p>
          </table:table-cell>
          <table:table-cell office:value-type="float" office:value="25276" table:style-name="ce6">
            <text:p>25,276</text:p>
          </table:table-cell>
          <table:table-cell table:number-columns-repeated="16382"/>
        </table:table-row>
        <table:table-row table:style-name="ro1">
          <table:table-cell office:value-type="date" office:date-value="2011-06-05T00:00:00" table:style-name="ce5">
            <text:p>05/06/2011</text:p>
          </table:table-cell>
          <table:table-cell office:value-type="float" office:value="28201" table:style-name="ce6">
            <text:p>28,201</text:p>
          </table:table-cell>
          <table:table-cell table:number-columns-repeated="16382"/>
        </table:table-row>
        <table:table-row table:style-name="ro1">
          <table:table-cell office:value-type="date" office:date-value="2011-06-06T00:00:00" table:style-name="ce5">
            <text:p>06/06/2011</text:p>
          </table:table-cell>
          <table:table-cell office:value-type="float" office:value="30479" table:style-name="ce6">
            <text:p>30,479</text:p>
          </table:table-cell>
          <table:table-cell table:number-columns-repeated="16382"/>
        </table:table-row>
        <table:table-row table:style-name="ro1">
          <table:table-cell office:value-type="date" office:date-value="2011-06-07T00:00:00" table:style-name="ce5">
            <text:p>07/06/2011</text:p>
          </table:table-cell>
          <table:table-cell office:value-type="float" office:value="30395" table:style-name="ce6">
            <text:p>30,395</text:p>
          </table:table-cell>
          <table:table-cell table:number-columns-repeated="16382"/>
        </table:table-row>
        <table:table-row table:style-name="ro1">
          <table:table-cell office:value-type="date" office:date-value="2011-06-08T00:00:00" table:style-name="ce5">
            <text:p>08/06/2011</text:p>
          </table:table-cell>
          <table:table-cell office:value-type="float" office:value="30822" table:style-name="ce6">
            <text:p>30,822</text:p>
          </table:table-cell>
          <table:table-cell table:number-columns-repeated="16382"/>
        </table:table-row>
        <table:table-row table:style-name="ro1">
          <table:table-cell office:value-type="date" office:date-value="2011-06-09T00:00:00" table:style-name="ce5">
            <text:p>09/06/2011</text:p>
          </table:table-cell>
          <table:table-cell office:value-type="float" office:value="31884" table:style-name="ce6">
            <text:p>31,884</text:p>
          </table:table-cell>
          <table:table-cell table:number-columns-repeated="16382"/>
        </table:table-row>
        <table:table-row table:style-name="ro1">
          <table:table-cell office:value-type="date" office:date-value="2011-06-10T00:00:00" table:style-name="ce5">
            <text:p>10/06/2011</text:p>
          </table:table-cell>
          <table:table-cell office:value-type="float" office:value="32830" table:style-name="ce6">
            <text:p>32,830</text:p>
          </table:table-cell>
          <table:table-cell table:number-columns-repeated="16382"/>
        </table:table-row>
        <table:table-row table:style-name="ro1">
          <table:table-cell office:value-type="date" office:date-value="2011-06-11T00:00:00" table:style-name="ce5">
            <text:p>11/06/2011</text:p>
          </table:table-cell>
          <table:table-cell office:value-type="float" office:value="26229" table:style-name="ce6">
            <text:p>26,229</text:p>
          </table:table-cell>
          <table:table-cell table:number-columns-repeated="16382"/>
        </table:table-row>
        <table:table-row table:style-name="ro1">
          <table:table-cell office:value-type="date" office:date-value="2011-06-12T00:00:00" table:style-name="ce5">
            <text:p>12/06/2011</text:p>
          </table:table-cell>
          <table:table-cell office:value-type="float" office:value="26537" table:style-name="ce6">
            <text:p>26,537</text:p>
          </table:table-cell>
          <table:table-cell table:number-columns-repeated="16382"/>
        </table:table-row>
        <table:table-row table:style-name="ro1">
          <table:table-cell office:value-type="date" office:date-value="2011-06-13T00:00:00" table:style-name="ce5">
            <text:p>13/06/2011</text:p>
          </table:table-cell>
          <table:table-cell office:value-type="float" office:value="29201" table:style-name="ce6">
            <text:p>29,201</text:p>
          </table:table-cell>
          <table:table-cell table:number-columns-repeated="16382"/>
        </table:table-row>
        <table:table-row table:style-name="ro1">
          <table:table-cell office:value-type="date" office:date-value="2011-06-14T00:00:00" table:style-name="ce5">
            <text:p>14/06/2011</text:p>
          </table:table-cell>
          <table:table-cell office:value-type="float" office:value="31110" table:style-name="ce6">
            <text:p>31,110</text:p>
          </table:table-cell>
          <table:table-cell table:number-columns-repeated="16382"/>
        </table:table-row>
        <table:table-row table:style-name="ro1">
          <table:table-cell office:value-type="date" office:date-value="2011-06-15T00:00:00" table:style-name="ce5">
            <text:p>15/06/2011</text:p>
          </table:table-cell>
          <table:table-cell office:value-type="float" office:value="31407" table:style-name="ce6">
            <text:p>31,407</text:p>
          </table:table-cell>
          <table:table-cell table:number-columns-repeated="16382"/>
        </table:table-row>
        <table:table-row table:style-name="ro1">
          <table:table-cell office:value-type="date" office:date-value="2011-06-16T00:00:00" table:style-name="ce5">
            <text:p>16/06/2011</text:p>
          </table:table-cell>
          <table:table-cell office:value-type="float" office:value="32105" table:style-name="ce6">
            <text:p>32,105</text:p>
          </table:table-cell>
          <table:table-cell table:number-columns-repeated="16382"/>
        </table:table-row>
        <table:table-row table:style-name="ro1">
          <table:table-cell office:value-type="date" office:date-value="2011-06-17T00:00:00" table:style-name="ce5">
            <text:p>17/06/2011</text:p>
          </table:table-cell>
          <table:table-cell office:value-type="float" office:value="32956" table:style-name="ce6">
            <text:p>32,956</text:p>
          </table:table-cell>
          <table:table-cell table:number-columns-repeated="16382"/>
        </table:table-row>
        <table:table-row table:style-name="ro1">
          <table:table-cell office:value-type="date" office:date-value="2011-06-18T00:00:00" table:style-name="ce5">
            <text:p>18/06/2011</text:p>
          </table:table-cell>
          <table:table-cell office:value-type="float" office:value="26399" table:style-name="ce6">
            <text:p>26,399</text:p>
          </table:table-cell>
          <table:table-cell table:number-columns-repeated="16382"/>
        </table:table-row>
        <table:table-row table:style-name="ro1">
          <table:table-cell office:value-type="date" office:date-value="2011-06-19T00:00:00" table:style-name="ce5">
            <text:p>19/06/2011</text:p>
          </table:table-cell>
          <table:table-cell office:value-type="float" office:value="28306" table:style-name="ce6">
            <text:p>28,306</text:p>
          </table:table-cell>
          <table:table-cell table:number-columns-repeated="16382"/>
        </table:table-row>
        <table:table-row table:style-name="ro1">
          <table:table-cell office:value-type="date" office:date-value="2011-06-20T00:00:00" table:style-name="ce5">
            <text:p>20/06/2011</text:p>
          </table:table-cell>
          <table:table-cell office:value-type="float" office:value="31866" table:style-name="ce6">
            <text:p>31,866</text:p>
          </table:table-cell>
          <table:table-cell table:number-columns-repeated="16382"/>
        </table:table-row>
        <table:table-row table:style-name="ro1">
          <table:table-cell office:value-type="date" office:date-value="2011-06-21T00:00:00" table:style-name="ce5">
            <text:p>21/06/2011</text:p>
          </table:table-cell>
          <table:table-cell office:value-type="float" office:value="31194" table:style-name="ce6">
            <text:p>31,194</text:p>
          </table:table-cell>
          <table:table-cell table:number-columns-repeated="16382"/>
        </table:table-row>
        <table:table-row table:style-name="ro1">
          <table:table-cell office:value-type="date" office:date-value="2011-06-22T00:00:00" table:style-name="ce5">
            <text:p>22/06/2011</text:p>
          </table:table-cell>
          <table:table-cell office:value-type="float" office:value="31721" table:style-name="ce6">
            <text:p>31,721</text:p>
          </table:table-cell>
          <table:table-cell table:number-columns-repeated="16382"/>
        </table:table-row>
        <table:table-row table:style-name="ro1">
          <table:table-cell office:value-type="date" office:date-value="2011-06-23T00:00:00" table:style-name="ce5">
            <text:p>23/06/2011</text:p>
          </table:table-cell>
          <table:table-cell office:value-type="float" office:value="31479" table:style-name="ce6">
            <text:p>31,479</text:p>
          </table:table-cell>
          <table:table-cell table:number-columns-repeated="16382"/>
        </table:table-row>
        <table:table-row table:style-name="ro1">
          <table:table-cell office:value-type="date" office:date-value="2011-06-24T00:00:00" table:style-name="ce5">
            <text:p>24/06/2011</text:p>
          </table:table-cell>
          <table:table-cell office:value-type="float" office:value="31314" table:style-name="ce6">
            <text:p>31,314</text:p>
          </table:table-cell>
          <table:table-cell table:number-columns-repeated="16382"/>
        </table:table-row>
        <table:table-row table:style-name="ro1">
          <table:table-cell office:value-type="date" office:date-value="2011-06-25T00:00:00" table:style-name="ce5">
            <text:p>25/06/2011</text:p>
          </table:table-cell>
          <table:table-cell office:value-type="float" office:value="26732" table:style-name="ce6">
            <text:p>26,732</text:p>
          </table:table-cell>
          <table:table-cell table:number-columns-repeated="16382"/>
        </table:table-row>
        <table:table-row table:style-name="ro1">
          <table:table-cell office:value-type="date" office:date-value="2011-06-26T00:00:00" table:style-name="ce5">
            <text:p>26/06/2011</text:p>
          </table:table-cell>
          <table:table-cell office:value-type="float" office:value="28944" table:style-name="ce6">
            <text:p>28,944</text:p>
          </table:table-cell>
          <table:table-cell table:number-columns-repeated="16382"/>
        </table:table-row>
        <table:table-row table:style-name="ro1">
          <table:table-cell office:value-type="date" office:date-value="2011-06-27T00:00:00" table:style-name="ce5">
            <text:p>27/06/2011</text:p>
          </table:table-cell>
          <table:table-cell office:value-type="float" office:value="31760" table:style-name="ce6">
            <text:p>31,760</text:p>
          </table:table-cell>
          <table:table-cell table:number-columns-repeated="16382"/>
        </table:table-row>
        <table:table-row table:style-name="ro1">
          <table:table-cell office:value-type="date" office:date-value="2011-06-28T00:00:00" table:style-name="ce5">
            <text:p>28/06/2011</text:p>
          </table:table-cell>
          <table:table-cell office:value-type="float" office:value="31025" table:style-name="ce6">
            <text:p>31,025</text:p>
          </table:table-cell>
          <table:table-cell table:number-columns-repeated="16382"/>
        </table:table-row>
        <table:table-row table:style-name="ro1">
          <table:table-cell office:value-type="date" office:date-value="2011-06-29T00:00:00" table:style-name="ce5">
            <text:p>29/06/2011</text:p>
          </table:table-cell>
          <table:table-cell office:value-type="float" office:value="31247" table:style-name="ce6">
            <text:p>31,247</text:p>
          </table:table-cell>
          <table:table-cell table:number-columns-repeated="16382"/>
        </table:table-row>
        <table:table-row table:style-name="ro1">
          <table:table-cell office:value-type="date" office:date-value="2011-06-30T00:00:00" table:style-name="ce5">
            <text:p>30/06/2011</text:p>
          </table:table-cell>
          <table:table-cell office:value-type="float" office:value="32784" table:style-name="ce6">
            <text:p>32,784</text:p>
          </table:table-cell>
          <table:table-cell table:number-columns-repeated="16382"/>
        </table:table-row>
        <table:table-row table:style-name="ro1">
          <table:table-cell office:value-type="date" office:date-value="2011-07-01T00:00:00" table:style-name="ce5">
            <text:p>01/07/2011</text:p>
          </table:table-cell>
          <table:table-cell office:value-type="float" office:value="33576" table:style-name="ce6">
            <text:p>33,576</text:p>
          </table:table-cell>
          <table:table-cell table:number-columns-repeated="16382"/>
        </table:table-row>
        <table:table-row table:style-name="ro1">
          <table:table-cell office:value-type="date" office:date-value="2011-07-02T00:00:00" table:style-name="ce5">
            <text:p>02/07/2011</text:p>
          </table:table-cell>
          <table:table-cell office:value-type="float" office:value="27677" table:style-name="ce6">
            <text:p>27,677</text:p>
          </table:table-cell>
          <table:table-cell table:number-columns-repeated="16382"/>
        </table:table-row>
        <table:table-row table:style-name="ro1">
          <table:table-cell office:value-type="date" office:date-value="2011-07-03T00:00:00" table:style-name="ce5">
            <text:p>03/07/2011</text:p>
          </table:table-cell>
          <table:table-cell office:value-type="float" office:value="29110" table:style-name="ce6">
            <text:p>29,110</text:p>
          </table:table-cell>
          <table:table-cell table:number-columns-repeated="16382"/>
        </table:table-row>
        <table:table-row table:style-name="ro1">
          <table:table-cell office:value-type="date" office:date-value="2011-07-04T00:00:00" table:style-name="ce5">
            <text:p>04/07/2011</text:p>
          </table:table-cell>
          <table:table-cell office:value-type="float" office:value="31453" table:style-name="ce6">
            <text:p>31,453</text:p>
          </table:table-cell>
          <table:table-cell table:number-columns-repeated="16382"/>
        </table:table-row>
        <table:table-row table:style-name="ro1">
          <table:table-cell office:value-type="date" office:date-value="2011-07-05T00:00:00" table:style-name="ce5">
            <text:p>05/07/2011</text:p>
          </table:table-cell>
          <table:table-cell office:value-type="float" office:value="31020" table:style-name="ce6">
            <text:p>31,020</text:p>
          </table:table-cell>
          <table:table-cell table:number-columns-repeated="16382"/>
        </table:table-row>
        <table:table-row table:style-name="ro1">
          <table:table-cell office:value-type="date" office:date-value="2011-07-06T00:00:00" table:style-name="ce5">
            <text:p>06/07/2011</text:p>
          </table:table-cell>
          <table:table-cell office:value-type="float" office:value="31318" table:style-name="ce6">
            <text:p>31,318</text:p>
          </table:table-cell>
          <table:table-cell table:number-columns-repeated="16382"/>
        </table:table-row>
        <table:table-row table:style-name="ro1">
          <table:table-cell office:value-type="date" office:date-value="2011-07-07T00:00:00" table:style-name="ce5">
            <text:p>07/07/2011</text:p>
          </table:table-cell>
          <table:table-cell office:value-type="float" office:value="31931" table:style-name="ce6">
            <text:p>31,931</text:p>
          </table:table-cell>
          <table:table-cell table:number-columns-repeated="16382"/>
        </table:table-row>
        <table:table-row table:style-name="ro1">
          <table:table-cell office:value-type="date" office:date-value="2011-07-08T00:00:00" table:style-name="ce5">
            <text:p>08/07/2011</text:p>
          </table:table-cell>
          <table:table-cell office:value-type="float" office:value="32817" table:style-name="ce6">
            <text:p>32,817</text:p>
          </table:table-cell>
          <table:table-cell table:number-columns-repeated="16382"/>
        </table:table-row>
        <table:table-row table:style-name="ro1">
          <table:table-cell office:value-type="date" office:date-value="2011-07-09T00:00:00" table:style-name="ce5">
            <text:p>09/07/2011</text:p>
          </table:table-cell>
          <table:table-cell office:value-type="float" office:value="27635" table:style-name="ce6">
            <text:p>27,635</text:p>
          </table:table-cell>
          <table:table-cell table:number-columns-repeated="16382"/>
        </table:table-row>
        <table:table-row table:style-name="ro1">
          <table:table-cell office:value-type="date" office:date-value="2011-07-10T00:00:00" table:style-name="ce5">
            <text:p>10/07/2011</text:p>
          </table:table-cell>
          <table:table-cell office:value-type="float" office:value="29021" table:style-name="ce6">
            <text:p>29,021</text:p>
          </table:table-cell>
          <table:table-cell table:number-columns-repeated="16382"/>
        </table:table-row>
        <table:table-row table:style-name="ro1">
          <table:table-cell office:value-type="date" office:date-value="2011-07-11T00:00:00" table:style-name="ce5">
            <text:p>11/07/2011</text:p>
          </table:table-cell>
          <table:table-cell office:value-type="float" office:value="31000" table:style-name="ce6">
            <text:p>31,000</text:p>
          </table:table-cell>
          <table:table-cell table:number-columns-repeated="16382"/>
        </table:table-row>
        <table:table-row table:style-name="ro1">
          <table:table-cell office:value-type="date" office:date-value="2011-07-12T00:00:00" table:style-name="ce5">
            <text:p>12/07/2011</text:p>
          </table:table-cell>
          <table:table-cell office:value-type="float" office:value="30567" table:style-name="ce6">
            <text:p>30,567</text:p>
          </table:table-cell>
          <table:table-cell table:number-columns-repeated="16382"/>
        </table:table-row>
        <table:table-row table:style-name="ro1">
          <table:table-cell office:value-type="date" office:date-value="2011-07-13T00:00:00" table:style-name="ce5">
            <text:p>13/07/2011</text:p>
          </table:table-cell>
          <table:table-cell office:value-type="float" office:value="30879" table:style-name="ce6">
            <text:p>30,879</text:p>
          </table:table-cell>
          <table:table-cell table:number-columns-repeated="16382"/>
        </table:table-row>
        <table:table-row table:style-name="ro1">
          <table:table-cell office:value-type="date" office:date-value="2011-07-14T00:00:00" table:style-name="ce5">
            <text:p>14/07/2011</text:p>
          </table:table-cell>
          <table:table-cell office:value-type="float" office:value="30799" table:style-name="ce6">
            <text:p>30,799</text:p>
          </table:table-cell>
          <table:table-cell table:number-columns-repeated="16382"/>
        </table:table-row>
        <table:table-row table:style-name="ro1">
          <table:table-cell office:value-type="date" office:date-value="2011-07-15T00:00:00" table:style-name="ce5">
            <text:p>15/07/2011</text:p>
          </table:table-cell>
          <table:table-cell office:value-type="float" office:value="31950" table:style-name="ce6">
            <text:p>31,950</text:p>
          </table:table-cell>
          <table:table-cell table:number-columns-repeated="16382"/>
        </table:table-row>
        <table:table-row table:style-name="ro1">
          <table:table-cell office:value-type="date" office:date-value="2011-07-16T00:00:00" table:style-name="ce5">
            <text:p>16/07/2011</text:p>
          </table:table-cell>
          <table:table-cell office:value-type="float" office:value="27571" table:style-name="ce6">
            <text:p>27,571</text:p>
          </table:table-cell>
          <table:table-cell table:number-columns-repeated="16382"/>
        </table:table-row>
        <table:table-row table:style-name="ro1">
          <table:table-cell office:value-type="date" office:date-value="2011-07-17T00:00:00" table:style-name="ce5">
            <text:p>17/07/2011</text:p>
          </table:table-cell>
          <table:table-cell office:value-type="float" office:value="28850" table:style-name="ce6">
            <text:p>28,850</text:p>
          </table:table-cell>
          <table:table-cell table:number-columns-repeated="16382"/>
        </table:table-row>
        <table:table-row table:style-name="ro1">
          <table:table-cell office:value-type="date" office:date-value="2011-07-18T00:00:00" table:style-name="ce5">
            <text:p>18/07/2011</text:p>
          </table:table-cell>
          <table:table-cell office:value-type="float" office:value="30898" table:style-name="ce6">
            <text:p>30,898</text:p>
          </table:table-cell>
          <table:table-cell table:number-columns-repeated="16382"/>
        </table:table-row>
        <table:table-row table:style-name="ro1">
          <table:table-cell office:value-type="date" office:date-value="2011-07-19T00:00:00" table:style-name="ce5">
            <text:p>19/07/2011</text:p>
          </table:table-cell>
          <table:table-cell office:value-type="float" office:value="30231" table:style-name="ce6">
            <text:p>30,231</text:p>
          </table:table-cell>
          <table:table-cell table:number-columns-repeated="16382"/>
        </table:table-row>
        <table:table-row table:style-name="ro1">
          <table:table-cell office:value-type="date" office:date-value="2011-07-20T00:00:00" table:style-name="ce5">
            <text:p>20/07/2011</text:p>
          </table:table-cell>
          <table:table-cell office:value-type="float" office:value="30878" table:style-name="ce6">
            <text:p>30,878</text:p>
          </table:table-cell>
          <table:table-cell table:number-columns-repeated="16382"/>
        </table:table-row>
        <table:table-row table:style-name="ro1">
          <table:table-cell office:value-type="date" office:date-value="2011-07-21T00:00:00" table:style-name="ce5">
            <text:p>21/07/2011</text:p>
          </table:table-cell>
          <table:table-cell office:value-type="float" office:value="31397" table:style-name="ce6">
            <text:p>31,397</text:p>
          </table:table-cell>
          <table:table-cell table:number-columns-repeated="16382"/>
        </table:table-row>
        <table:table-row table:style-name="ro1">
          <table:table-cell office:value-type="date" office:date-value="2011-07-22T00:00:00" table:style-name="ce5">
            <text:p>22/07/2011</text:p>
          </table:table-cell>
          <table:table-cell office:value-type="float" office:value="32218" table:style-name="ce6">
            <text:p>32,218</text:p>
          </table:table-cell>
          <table:table-cell table:number-columns-repeated="16382"/>
        </table:table-row>
        <table:table-row table:style-name="ro1">
          <table:table-cell office:value-type="date" office:date-value="2011-07-23T00:00:00" table:style-name="ce5">
            <text:p>23/07/2011</text:p>
          </table:table-cell>
          <table:table-cell office:value-type="float" office:value="27776" table:style-name="ce6">
            <text:p>27,776</text:p>
          </table:table-cell>
          <table:table-cell table:number-columns-repeated="16382"/>
        </table:table-row>
        <table:table-row table:style-name="ro1">
          <table:table-cell office:value-type="date" office:date-value="2011-07-24T00:00:00" table:style-name="ce5">
            <text:p>24/07/2011</text:p>
          </table:table-cell>
          <table:table-cell office:value-type="float" office:value="28898" table:style-name="ce6">
            <text:p>28,898</text:p>
          </table:table-cell>
          <table:table-cell table:number-columns-repeated="16382"/>
        </table:table-row>
        <table:table-row table:style-name="ro1">
          <table:table-cell office:value-type="date" office:date-value="2011-07-25T00:00:00" table:style-name="ce5">
            <text:p>25/07/2011</text:p>
          </table:table-cell>
          <table:table-cell office:value-type="float" office:value="30753" table:style-name="ce6">
            <text:p>30,753</text:p>
          </table:table-cell>
          <table:table-cell table:number-columns-repeated="16382"/>
        </table:table-row>
        <table:table-row table:style-name="ro1">
          <table:table-cell office:value-type="date" office:date-value="2011-07-26T00:00:00" table:style-name="ce5">
            <text:p>26/07/2011</text:p>
          </table:table-cell>
          <table:table-cell office:value-type="float" office:value="30385" table:style-name="ce6">
            <text:p>30,385</text:p>
          </table:table-cell>
          <table:table-cell table:number-columns-repeated="16382"/>
        </table:table-row>
        <table:table-row table:style-name="ro1">
          <table:table-cell office:value-type="date" office:date-value="2011-07-27T00:00:00" table:style-name="ce5">
            <text:p>27/07/2011</text:p>
          </table:table-cell>
          <table:table-cell office:value-type="float" office:value="30744" table:style-name="ce6">
            <text:p>30,744</text:p>
          </table:table-cell>
          <table:table-cell table:number-columns-repeated="16382"/>
        </table:table-row>
        <table:table-row table:style-name="ro1">
          <table:table-cell office:value-type="date" office:date-value="2011-07-28T00:00:00" table:style-name="ce5">
            <text:p>28/07/2011</text:p>
          </table:table-cell>
          <table:table-cell office:value-type="float" office:value="31443" table:style-name="ce6">
            <text:p>31,443</text:p>
          </table:table-cell>
          <table:table-cell table:number-columns-repeated="16382"/>
        </table:table-row>
        <table:table-row table:style-name="ro1">
          <table:table-cell office:value-type="date" office:date-value="2011-07-29T00:00:00" table:style-name="ce5">
            <text:p>29/07/2011</text:p>
          </table:table-cell>
          <table:table-cell office:value-type="float" office:value="32268" table:style-name="ce6">
            <text:p>32,268</text:p>
          </table:table-cell>
          <table:table-cell table:number-columns-repeated="16382"/>
        </table:table-row>
        <table:table-row table:style-name="ro1">
          <table:table-cell office:value-type="date" office:date-value="2011-07-30T00:00:00" table:style-name="ce5">
            <text:p>30/07/2011</text:p>
          </table:table-cell>
          <table:table-cell office:value-type="float" office:value="28261" table:style-name="ce6">
            <text:p>28,261</text:p>
          </table:table-cell>
          <table:table-cell table:number-columns-repeated="16382"/>
        </table:table-row>
        <table:table-row table:style-name="ro1">
          <table:table-cell office:value-type="date" office:date-value="2011-07-31T00:00:00" table:style-name="ce5">
            <text:p>31/07/2011</text:p>
          </table:table-cell>
          <table:table-cell office:value-type="float" office:value="29199" table:style-name="ce6">
            <text:p>29,199</text:p>
          </table:table-cell>
          <table:table-cell table:number-columns-repeated="16382"/>
        </table:table-row>
        <table:table-row table:style-name="ro1">
          <table:table-cell office:value-type="date" office:date-value="2011-08-01T00:00:00" table:style-name="ce5">
            <text:p>01/08/2011</text:p>
          </table:table-cell>
          <table:table-cell office:value-type="float" office:value="30572" table:style-name="ce6">
            <text:p>30,572</text:p>
          </table:table-cell>
          <table:table-cell table:number-columns-repeated="16382"/>
        </table:table-row>
        <table:table-row table:style-name="ro1">
          <table:table-cell office:value-type="date" office:date-value="2011-08-02T00:00:00" table:style-name="ce5">
            <text:p>02/08/2011</text:p>
          </table:table-cell>
          <table:table-cell office:value-type="float" office:value="29612" table:style-name="ce6">
            <text:p>29,612</text:p>
          </table:table-cell>
          <table:table-cell table:number-columns-repeated="16382"/>
        </table:table-row>
        <table:table-row table:style-name="ro1">
          <table:table-cell office:value-type="date" office:date-value="2011-08-03T00:00:00" table:style-name="ce5">
            <text:p>03/08/2011</text:p>
          </table:table-cell>
          <table:table-cell office:value-type="float" office:value="29670" table:style-name="ce6">
            <text:p>29,670</text:p>
          </table:table-cell>
          <table:table-cell table:number-columns-repeated="16382"/>
        </table:table-row>
        <table:table-row table:style-name="ro1">
          <table:table-cell office:value-type="date" office:date-value="2011-08-04T00:00:00" table:style-name="ce5">
            <text:p>04/08/2011</text:p>
          </table:table-cell>
          <table:table-cell office:value-type="float" office:value="30183" table:style-name="ce6">
            <text:p>30,183</text:p>
          </table:table-cell>
          <table:table-cell table:number-columns-repeated="16382"/>
        </table:table-row>
        <table:table-row table:style-name="ro1">
          <table:table-cell office:value-type="date" office:date-value="2011-08-05T00:00:00" table:style-name="ce5">
            <text:p>05/08/2011</text:p>
          </table:table-cell>
          <table:table-cell office:value-type="float" office:value="31286" table:style-name="ce6">
            <text:p>31,286</text:p>
          </table:table-cell>
          <table:table-cell table:number-columns-repeated="16382"/>
        </table:table-row>
        <table:table-row table:style-name="ro1">
          <table:table-cell office:value-type="date" office:date-value="2011-08-06T00:00:00" table:style-name="ce5">
            <text:p>06/08/2011</text:p>
          </table:table-cell>
          <table:table-cell office:value-type="float" office:value="27541" table:style-name="ce6">
            <text:p>27,541</text:p>
          </table:table-cell>
          <table:table-cell table:number-columns-repeated="16382"/>
        </table:table-row>
        <table:table-row table:style-name="ro1">
          <table:table-cell office:value-type="date" office:date-value="2011-08-07T00:00:00" table:style-name="ce5">
            <text:p>07/08/2011</text:p>
          </table:table-cell>
          <table:table-cell office:value-type="float" office:value="28453" table:style-name="ce6">
            <text:p>28,453</text:p>
          </table:table-cell>
          <table:table-cell table:number-columns-repeated="16382"/>
        </table:table-row>
        <table:table-row table:style-name="ro1">
          <table:table-cell office:value-type="date" office:date-value="2011-08-08T00:00:00" table:style-name="ce5">
            <text:p>08/08/2011</text:p>
          </table:table-cell>
          <table:table-cell office:value-type="float" office:value="29848" table:style-name="ce6">
            <text:p>29,848</text:p>
          </table:table-cell>
          <table:table-cell table:number-columns-repeated="16382"/>
        </table:table-row>
        <table:table-row table:style-name="ro1">
          <table:table-cell office:value-type="date" office:date-value="2011-08-09T00:00:00" table:style-name="ce5">
            <text:p>09/08/2011</text:p>
          </table:table-cell>
          <table:table-cell office:value-type="float" office:value="29238" table:style-name="ce6">
            <text:p>29,238</text:p>
          </table:table-cell>
          <table:table-cell table:number-columns-repeated="16382"/>
        </table:table-row>
        <table:table-row table:style-name="ro1">
          <table:table-cell office:value-type="date" office:date-value="2011-08-10T00:00:00" table:style-name="ce5">
            <text:p>10/08/2011</text:p>
          </table:table-cell>
          <table:table-cell office:value-type="float" office:value="30039" table:style-name="ce6">
            <text:p>30,039</text:p>
          </table:table-cell>
          <table:table-cell table:number-columns-repeated="16382"/>
        </table:table-row>
        <table:table-row table:style-name="ro1">
          <table:table-cell office:value-type="date" office:date-value="2011-08-11T00:00:00" table:style-name="ce5">
            <text:p>11/08/2011</text:p>
          </table:table-cell>
          <table:table-cell office:value-type="float" office:value="30360" table:style-name="ce6">
            <text:p>30,360</text:p>
          </table:table-cell>
          <table:table-cell table:number-columns-repeated="16382"/>
        </table:table-row>
        <table:table-row table:style-name="ro1">
          <table:table-cell office:value-type="date" office:date-value="2011-08-12T00:00:00" table:style-name="ce5">
            <text:p>12/08/2011</text:p>
          </table:table-cell>
          <table:table-cell office:value-type="float" office:value="31418" table:style-name="ce6">
            <text:p>31,418</text:p>
          </table:table-cell>
          <table:table-cell table:number-columns-repeated="16382"/>
        </table:table-row>
        <table:table-row table:style-name="ro1">
          <table:table-cell office:value-type="date" office:date-value="2011-08-13T00:00:00" table:style-name="ce5">
            <text:p>13/08/2011</text:p>
          </table:table-cell>
          <table:table-cell office:value-type="float" office:value="27442" table:style-name="ce6">
            <text:p>27,442</text:p>
          </table:table-cell>
          <table:table-cell table:number-columns-repeated="16382"/>
        </table:table-row>
        <table:table-row table:style-name="ro1">
          <table:table-cell office:value-type="date" office:date-value="2011-08-14T00:00:00" table:style-name="ce5">
            <text:p>14/08/2011</text:p>
          </table:table-cell>
          <table:table-cell office:value-type="float" office:value="28409" table:style-name="ce6">
            <text:p>28,409</text:p>
          </table:table-cell>
          <table:table-cell table:number-columns-repeated="16382"/>
        </table:table-row>
        <table:table-row table:style-name="ro1">
          <table:table-cell office:value-type="date" office:date-value="2011-08-15T00:00:00" table:style-name="ce5">
            <text:p>15/08/2011</text:p>
          </table:table-cell>
          <table:table-cell office:value-type="float" office:value="29655" table:style-name="ce6">
            <text:p>29,655</text:p>
          </table:table-cell>
          <table:table-cell table:number-columns-repeated="16382"/>
        </table:table-row>
        <table:table-row table:style-name="ro1">
          <table:table-cell office:value-type="date" office:date-value="2011-08-16T00:00:00" table:style-name="ce5">
            <text:p>16/08/2011</text:p>
          </table:table-cell>
          <table:table-cell office:value-type="float" office:value="29947" table:style-name="ce6">
            <text:p>29,947</text:p>
          </table:table-cell>
          <table:table-cell table:number-columns-repeated="16382"/>
        </table:table-row>
        <table:table-row table:style-name="ro1">
          <table:table-cell office:value-type="date" office:date-value="2011-08-17T00:00:00" table:style-name="ce5">
            <text:p>17/08/2011</text:p>
          </table:table-cell>
          <table:table-cell office:value-type="float" office:value="30376" table:style-name="ce6">
            <text:p>30,376</text:p>
          </table:table-cell>
          <table:table-cell table:number-columns-repeated="16382"/>
        </table:table-row>
        <table:table-row table:style-name="ro1">
          <table:table-cell office:value-type="date" office:date-value="2011-08-18T00:00:00" table:style-name="ce5">
            <text:p>18/08/2011</text:p>
          </table:table-cell>
          <table:table-cell office:value-type="float" office:value="30678" table:style-name="ce6">
            <text:p>30,678</text:p>
          </table:table-cell>
          <table:table-cell table:number-columns-repeated="16382"/>
        </table:table-row>
        <table:table-row table:style-name="ro1">
          <table:table-cell office:value-type="date" office:date-value="2011-08-19T00:00:00" table:style-name="ce5">
            <text:p>19/08/2011</text:p>
          </table:table-cell>
          <table:table-cell office:value-type="float" office:value="31429" table:style-name="ce6">
            <text:p>31,429</text:p>
          </table:table-cell>
          <table:table-cell table:number-columns-repeated="16382"/>
        </table:table-row>
        <table:table-row table:style-name="ro1">
          <table:table-cell office:value-type="date" office:date-value="2011-08-20T00:00:00" table:style-name="ce5">
            <text:p>20/08/2011</text:p>
          </table:table-cell>
          <table:table-cell office:value-type="float" office:value="27577" table:style-name="ce6">
            <text:p>27,577</text:p>
          </table:table-cell>
          <table:table-cell table:number-columns-repeated="16382"/>
        </table:table-row>
        <table:table-row table:style-name="ro1">
          <table:table-cell office:value-type="date" office:date-value="2011-08-21T00:00:00" table:style-name="ce5">
            <text:p>21/08/2011</text:p>
          </table:table-cell>
          <table:table-cell office:value-type="float" office:value="28871" table:style-name="ce6">
            <text:p>28,871</text:p>
          </table:table-cell>
          <table:table-cell table:number-columns-repeated="16382"/>
        </table:table-row>
        <table:table-row table:style-name="ro1">
          <table:table-cell office:value-type="date" office:date-value="2011-08-22T00:00:00" table:style-name="ce5">
            <text:p>22/08/2011</text:p>
          </table:table-cell>
          <table:table-cell office:value-type="float" office:value="30938" table:style-name="ce6">
            <text:p>30,938</text:p>
          </table:table-cell>
          <table:table-cell table:number-columns-repeated="16382"/>
        </table:table-row>
        <table:table-row table:style-name="ro1">
          <table:table-cell office:value-type="date" office:date-value="2011-08-23T00:00:00" table:style-name="ce5">
            <text:p>23/08/2011</text:p>
          </table:table-cell>
          <table:table-cell office:value-type="float" office:value="30332" table:style-name="ce6">
            <text:p>30,332</text:p>
          </table:table-cell>
          <table:table-cell table:number-columns-repeated="16382"/>
        </table:table-row>
        <table:table-row table:style-name="ro1">
          <table:table-cell office:value-type="date" office:date-value="2011-08-24T00:00:00" table:style-name="ce5">
            <text:p>24/08/2011</text:p>
          </table:table-cell>
          <table:table-cell office:value-type="float" office:value="30801" table:style-name="ce6">
            <text:p>30,801</text:p>
          </table:table-cell>
          <table:table-cell table:number-columns-repeated="16382"/>
        </table:table-row>
        <table:table-row table:style-name="ro1">
          <table:table-cell office:value-type="date" office:date-value="2011-08-25T00:00:00" table:style-name="ce5">
            <text:p>25/08/2011</text:p>
          </table:table-cell>
          <table:table-cell office:value-type="float" office:value="31499" table:style-name="ce6">
            <text:p>31,499</text:p>
          </table:table-cell>
          <table:table-cell table:number-columns-repeated="16382"/>
        </table:table-row>
        <table:table-row table:style-name="ro1">
          <table:table-cell office:value-type="date" office:date-value="2011-08-26T00:00:00" table:style-name="ce5">
            <text:p>26/08/2011</text:p>
          </table:table-cell>
          <table:table-cell office:value-type="float" office:value="31912" table:style-name="ce6">
            <text:p>31,912</text:p>
          </table:table-cell>
          <table:table-cell table:number-columns-repeated="16382"/>
        </table:table-row>
        <table:table-row table:style-name="ro1">
          <table:table-cell office:value-type="date" office:date-value="2011-08-27T00:00:00" table:style-name="ce5">
            <text:p>27/08/2011</text:p>
          </table:table-cell>
          <table:table-cell office:value-type="float" office:value="27580" table:style-name="ce6">
            <text:p>27,580</text:p>
          </table:table-cell>
          <table:table-cell table:number-columns-repeated="16382"/>
        </table:table-row>
        <table:table-row table:style-name="ro1">
          <table:table-cell office:value-type="date" office:date-value="2011-08-28T00:00:00" table:style-name="ce5">
            <text:p>28/08/2011</text:p>
          </table:table-cell>
          <table:table-cell office:value-type="float" office:value="28771" table:style-name="ce6">
            <text:p>28,771</text:p>
          </table:table-cell>
          <table:table-cell table:number-columns-repeated="16382"/>
        </table:table-row>
        <table:table-row table:style-name="ro1">
          <table:table-cell office:value-type="date" office:date-value="2011-08-29T00:00:00" table:style-name="ce5">
            <text:p>29/08/2011</text:p>
          </table:table-cell>
          <table:table-cell office:value-type="float" office:value="31511" table:style-name="ce6">
            <text:p>31,511</text:p>
          </table:table-cell>
          <table:table-cell table:number-columns-repeated="16382"/>
        </table:table-row>
        <table:table-row table:style-name="ro1">
          <table:table-cell office:value-type="date" office:date-value="2011-08-30T00:00:00" table:style-name="ce5">
            <text:p>30/08/2011</text:p>
          </table:table-cell>
          <table:table-cell office:value-type="float" office:value="31343" table:style-name="ce6">
            <text:p>31,343</text:p>
          </table:table-cell>
          <table:table-cell table:number-columns-repeated="16382"/>
        </table:table-row>
        <table:table-row table:style-name="ro1">
          <table:table-cell office:value-type="date" office:date-value="2011-08-31T00:00:00" table:style-name="ce5">
            <text:p>31/08/2011</text:p>
          </table:table-cell>
          <table:table-cell office:value-type="float" office:value="31982" table:style-name="ce6">
            <text:p>31,982</text:p>
          </table:table-cell>
          <table:table-cell table:number-columns-repeated="16382"/>
        </table:table-row>
        <table:table-row table:style-name="ro1">
          <table:table-cell office:value-type="date" office:date-value="2011-09-01T00:00:00" table:style-name="ce5">
            <text:p>01/09/2011</text:p>
          </table:table-cell>
          <table:table-cell office:value-type="float" office:value="32105" table:style-name="ce6">
            <text:p>32,105</text:p>
          </table:table-cell>
          <table:table-cell table:number-columns-repeated="16382"/>
        </table:table-row>
        <table:table-row table:style-name="ro1">
          <table:table-cell office:value-type="date" office:date-value="2011-09-02T00:00:00" table:style-name="ce5">
            <text:p>02/09/2011</text:p>
          </table:table-cell>
          <table:table-cell office:value-type="float" office:value="32869" table:style-name="ce6">
            <text:p>32,869</text:p>
          </table:table-cell>
          <table:table-cell table:number-columns-repeated="16382"/>
        </table:table-row>
        <table:table-row table:style-name="ro1">
          <table:table-cell office:value-type="date" office:date-value="2011-09-03T00:00:00" table:style-name="ce5">
            <text:p>03/09/2011</text:p>
          </table:table-cell>
          <table:table-cell office:value-type="float" office:value="27554" table:style-name="ce6">
            <text:p>27,554</text:p>
          </table:table-cell>
          <table:table-cell table:number-columns-repeated="16382"/>
        </table:table-row>
        <table:table-row table:style-name="ro1">
          <table:table-cell office:value-type="date" office:date-value="2011-09-04T00:00:00" table:style-name="ce5">
            <text:p>04/09/2011</text:p>
          </table:table-cell>
          <table:table-cell office:value-type="float" office:value="29230" table:style-name="ce6">
            <text:p>29,230</text:p>
          </table:table-cell>
          <table:table-cell table:number-columns-repeated="16382"/>
        </table:table-row>
        <table:table-row table:style-name="ro1">
          <table:table-cell office:value-type="date" office:date-value="2011-09-05T00:00:00" table:style-name="ce5">
            <text:p>05/09/2011</text:p>
          </table:table-cell>
          <table:table-cell office:value-type="float" office:value="31801" table:style-name="ce6">
            <text:p>31,801</text:p>
          </table:table-cell>
          <table:table-cell table:number-columns-repeated="16382"/>
        </table:table-row>
        <table:table-row table:style-name="ro1">
          <table:table-cell office:value-type="date" office:date-value="2011-09-06T00:00:00" table:style-name="ce5">
            <text:p>06/09/2011</text:p>
          </table:table-cell>
          <table:table-cell office:value-type="float" office:value="30555" table:style-name="ce6">
            <text:p>30,555</text:p>
          </table:table-cell>
          <table:table-cell table:number-columns-repeated="16382"/>
        </table:table-row>
        <table:table-row table:style-name="ro1">
          <table:table-cell office:value-type="date" office:date-value="2011-09-07T00:00:00" table:style-name="ce5">
            <text:p>07/09/2011</text:p>
          </table:table-cell>
          <table:table-cell office:value-type="float" office:value="31697" table:style-name="ce6">
            <text:p>31,697</text:p>
          </table:table-cell>
          <table:table-cell table:number-columns-repeated="16382"/>
        </table:table-row>
        <table:table-row table:style-name="ro1">
          <table:table-cell office:value-type="date" office:date-value="2011-09-08T00:00:00" table:style-name="ce5">
            <text:p>08/09/2011</text:p>
          </table:table-cell>
          <table:table-cell office:value-type="float" office:value="32006" table:style-name="ce6">
            <text:p>32,006</text:p>
          </table:table-cell>
          <table:table-cell table:number-columns-repeated="16382"/>
        </table:table-row>
        <table:table-row table:style-name="ro1">
          <table:table-cell office:value-type="date" office:date-value="2011-09-09T00:00:00" table:style-name="ce5">
            <text:p>09/09/2011</text:p>
          </table:table-cell>
          <table:table-cell office:value-type="float" office:value="32922" table:style-name="ce6">
            <text:p>32,922</text:p>
          </table:table-cell>
          <table:table-cell table:number-columns-repeated="16382"/>
        </table:table-row>
        <table:table-row table:style-name="ro1">
          <table:table-cell office:value-type="date" office:date-value="2011-09-10T00:00:00" table:style-name="ce5">
            <text:p>10/09/2011</text:p>
          </table:table-cell>
          <table:table-cell office:value-type="float" office:value="27071" table:style-name="ce6">
            <text:p>27,071</text:p>
          </table:table-cell>
          <table:table-cell table:number-columns-repeated="16382"/>
        </table:table-row>
        <table:table-row table:style-name="ro1">
          <table:table-cell office:value-type="date" office:date-value="2011-09-11T00:00:00" table:style-name="ce5">
            <text:p>11/09/2011</text:p>
          </table:table-cell>
          <table:table-cell office:value-type="float" office:value="28608" table:style-name="ce6">
            <text:p>28,608</text:p>
          </table:table-cell>
          <table:table-cell table:number-columns-repeated="16382"/>
        </table:table-row>
        <table:table-row table:style-name="ro1">
          <table:table-cell office:value-type="date" office:date-value="2011-09-12T00:00:00" table:style-name="ce5">
            <text:p>12/09/2011</text:p>
          </table:table-cell>
          <table:table-cell office:value-type="float" office:value="31435" table:style-name="ce6">
            <text:p>31,435</text:p>
          </table:table-cell>
          <table:table-cell table:number-columns-repeated="16382"/>
        </table:table-row>
        <table:table-row table:style-name="ro1">
          <table:table-cell office:value-type="date" office:date-value="2011-09-13T00:00:00" table:style-name="ce5">
            <text:p>13/09/2011</text:p>
          </table:table-cell>
          <table:table-cell office:value-type="float" office:value="30657" table:style-name="ce6">
            <text:p>30,657</text:p>
          </table:table-cell>
          <table:table-cell table:number-columns-repeated="16382"/>
        </table:table-row>
        <table:table-row table:style-name="ro1">
          <table:table-cell office:value-type="date" office:date-value="2011-09-14T00:00:00" table:style-name="ce5">
            <text:p>14/09/2011</text:p>
          </table:table-cell>
          <table:table-cell office:value-type="float" office:value="31589" table:style-name="ce6">
            <text:p>31,589</text:p>
          </table:table-cell>
          <table:table-cell table:number-columns-repeated="16382"/>
        </table:table-row>
        <table:table-row table:style-name="ro1">
          <table:table-cell office:value-type="date" office:date-value="2011-09-15T00:00:00" table:style-name="ce5">
            <text:p>15/09/2011</text:p>
          </table:table-cell>
          <table:table-cell office:value-type="float" office:value="32508" table:style-name="ce6">
            <text:p>32,508</text:p>
          </table:table-cell>
          <table:table-cell table:number-columns-repeated="16382"/>
        </table:table-row>
        <table:table-row table:style-name="ro1">
          <table:table-cell office:value-type="date" office:date-value="2011-09-16T00:00:00" table:style-name="ce5">
            <text:p>16/09/2011</text:p>
          </table:table-cell>
          <table:table-cell office:value-type="float" office:value="32919" table:style-name="ce6">
            <text:p>32,919</text:p>
          </table:table-cell>
          <table:table-cell table:number-columns-repeated="16382"/>
        </table:table-row>
        <table:table-row table:style-name="ro1">
          <table:table-cell office:value-type="date" office:date-value="2011-09-17T00:00:00" table:style-name="ce5">
            <text:p>17/09/2011</text:p>
          </table:table-cell>
          <table:table-cell office:value-type="float" office:value="26281" table:style-name="ce6">
            <text:p>26,281</text:p>
          </table:table-cell>
          <table:table-cell table:number-columns-repeated="16382"/>
        </table:table-row>
        <table:table-row table:style-name="ro1">
          <table:table-cell office:value-type="date" office:date-value="2011-09-18T00:00:00" table:style-name="ce5">
            <text:p>18/09/2011</text:p>
          </table:table-cell>
          <table:table-cell office:value-type="float" office:value="28138" table:style-name="ce6">
            <text:p>28,138</text:p>
          </table:table-cell>
          <table:table-cell table:number-columns-repeated="16382"/>
        </table:table-row>
        <table:table-row table:style-name="ro1">
          <table:table-cell office:value-type="date" office:date-value="2011-09-19T00:00:00" table:style-name="ce5">
            <text:p>19/09/2011</text:p>
          </table:table-cell>
          <table:table-cell office:value-type="float" office:value="31158" table:style-name="ce6">
            <text:p>31,158</text:p>
          </table:table-cell>
          <table:table-cell table:number-columns-repeated="16382"/>
        </table:table-row>
        <table:table-row table:style-name="ro1">
          <table:table-cell office:value-type="date" office:date-value="2011-09-20T00:00:00" table:style-name="ce5">
            <text:p>20/09/2011</text:p>
          </table:table-cell>
          <table:table-cell office:value-type="float" office:value="30869" table:style-name="ce6">
            <text:p>30,869</text:p>
          </table:table-cell>
          <table:table-cell table:number-columns-repeated="16382"/>
        </table:table-row>
        <table:table-row table:style-name="ro1">
          <table:table-cell office:value-type="date" office:date-value="2011-09-21T00:00:00" table:style-name="ce5">
            <text:p>21/09/2011</text:p>
          </table:table-cell>
          <table:table-cell office:value-type="float" office:value="31458" table:style-name="ce6">
            <text:p>31,458</text:p>
          </table:table-cell>
          <table:table-cell table:number-columns-repeated="16382"/>
        </table:table-row>
        <table:table-row table:style-name="ro1">
          <table:table-cell office:value-type="date" office:date-value="2011-09-22T00:00:00" table:style-name="ce5">
            <text:p>22/09/2011</text:p>
          </table:table-cell>
          <table:table-cell office:value-type="float" office:value="31732" table:style-name="ce6">
            <text:p>31,732</text:p>
          </table:table-cell>
          <table:table-cell table:number-columns-repeated="16382"/>
        </table:table-row>
        <table:table-row table:style-name="ro1">
          <table:table-cell office:value-type="date" office:date-value="2011-09-23T00:00:00" table:style-name="ce5">
            <text:p>23/09/2011</text:p>
          </table:table-cell>
          <table:table-cell office:value-type="float" office:value="32234" table:style-name="ce6">
            <text:p>32,234</text:p>
          </table:table-cell>
          <table:table-cell table:number-columns-repeated="16382"/>
        </table:table-row>
        <table:table-row table:style-name="ro1">
          <table:table-cell office:value-type="date" office:date-value="2011-09-24T00:00:00" table:style-name="ce5">
            <text:p>24/09/2011</text:p>
          </table:table-cell>
          <table:table-cell office:value-type="float" office:value="25881" table:style-name="ce6">
            <text:p>25,881</text:p>
          </table:table-cell>
          <table:table-cell table:number-columns-repeated="16382"/>
        </table:table-row>
        <table:table-row table:style-name="ro1">
          <table:table-cell office:value-type="date" office:date-value="2011-09-25T00:00:00" table:style-name="ce5">
            <text:p>25/09/2011</text:p>
          </table:table-cell>
          <table:table-cell office:value-type="float" office:value="27806" table:style-name="ce6">
            <text:p>27,806</text:p>
          </table:table-cell>
          <table:table-cell table:number-columns-repeated="16382"/>
        </table:table-row>
        <table:table-row table:style-name="ro1">
          <table:table-cell office:value-type="date" office:date-value="2011-09-26T00:00:00" table:style-name="ce5">
            <text:p>26/09/2011</text:p>
          </table:table-cell>
          <table:table-cell office:value-type="float" office:value="31319" table:style-name="ce6">
            <text:p>31,319</text:p>
          </table:table-cell>
          <table:table-cell table:number-columns-repeated="16382"/>
        </table:table-row>
        <table:table-row table:style-name="ro1">
          <table:table-cell office:value-type="date" office:date-value="2011-09-27T00:00:00" table:style-name="ce5">
            <text:p>27/09/2011</text:p>
          </table:table-cell>
          <table:table-cell office:value-type="float" office:value="30530" table:style-name="ce6">
            <text:p>30,530</text:p>
          </table:table-cell>
          <table:table-cell table:number-columns-repeated="16382"/>
        </table:table-row>
        <table:table-row table:style-name="ro1">
          <table:table-cell office:value-type="date" office:date-value="2011-09-28T00:00:00" table:style-name="ce5">
            <text:p>28/09/2011</text:p>
          </table:table-cell>
          <table:table-cell office:value-type="float" office:value="31071" table:style-name="ce6">
            <text:p>31,071</text:p>
          </table:table-cell>
          <table:table-cell table:number-columns-repeated="16382"/>
        </table:table-row>
        <table:table-row table:style-name="ro1">
          <table:table-cell office:value-type="date" office:date-value="2011-09-29T00:00:00" table:style-name="ce5">
            <text:p>29/09/2011</text:p>
          </table:table-cell>
          <table:table-cell office:value-type="float" office:value="31468" table:style-name="ce6">
            <text:p>31,468</text:p>
          </table:table-cell>
          <table:table-cell table:number-columns-repeated="16382"/>
        </table:table-row>
        <table:table-row table:style-name="ro1">
          <table:table-cell office:value-type="date" office:date-value="2011-09-30T00:00:00" table:style-name="ce5">
            <text:p>30/09/2011</text:p>
          </table:table-cell>
          <table:table-cell office:value-type="float" office:value="32280" table:style-name="ce6">
            <text:p>32,280</text:p>
          </table:table-cell>
          <table:table-cell table:number-columns-repeated="16382"/>
        </table:table-row>
        <table:table-row table:style-name="ro1">
          <table:table-cell office:value-type="date" office:date-value="2011-10-01T00:00:00" table:style-name="ce5">
            <text:p>01/10/2011</text:p>
          </table:table-cell>
          <table:table-cell office:value-type="float" office:value="25172" table:style-name="ce6">
            <text:p>25,172</text:p>
          </table:table-cell>
          <table:table-cell table:number-columns-repeated="16382"/>
        </table:table-row>
        <table:table-row table:style-name="ro1">
          <table:table-cell office:value-type="date" office:date-value="2011-10-02T00:00:00" table:style-name="ce5">
            <text:p>02/10/2011</text:p>
          </table:table-cell>
          <table:table-cell office:value-type="float" office:value="27129" table:style-name="ce6">
            <text:p>27,129</text:p>
          </table:table-cell>
          <table:table-cell table:number-columns-repeated="16382"/>
        </table:table-row>
        <table:table-row table:style-name="ro1">
          <table:table-cell office:value-type="date" office:date-value="2011-10-03T00:00:00" table:style-name="ce5">
            <text:p>03/10/2011</text:p>
          </table:table-cell>
          <table:table-cell office:value-type="float" office:value="29971" table:style-name="ce6">
            <text:p>29,971</text:p>
          </table:table-cell>
          <table:table-cell table:number-columns-repeated="16382"/>
        </table:table-row>
        <table:table-row table:style-name="ro1">
          <table:table-cell office:value-type="date" office:date-value="2011-10-04T00:00:00" table:style-name="ce5">
            <text:p>04/10/2011</text:p>
          </table:table-cell>
          <table:table-cell office:value-type="float" office:value="29529" table:style-name="ce6">
            <text:p>29,529</text:p>
          </table:table-cell>
          <table:table-cell table:number-columns-repeated="16382"/>
        </table:table-row>
        <table:table-row table:style-name="ro1">
          <table:table-cell office:value-type="date" office:date-value="2011-10-05T00:00:00" table:style-name="ce5">
            <text:p>05/10/2011</text:p>
          </table:table-cell>
          <table:table-cell office:value-type="float" office:value="29189" table:style-name="ce6">
            <text:p>29,189</text:p>
          </table:table-cell>
          <table:table-cell table:number-columns-repeated="16382"/>
        </table:table-row>
        <table:table-row table:style-name="ro1">
          <table:table-cell office:value-type="date" office:date-value="2011-10-06T00:00:00" table:style-name="ce5">
            <text:p>06/10/2011</text:p>
          </table:table-cell>
          <table:table-cell office:value-type="float" office:value="30582" table:style-name="ce6">
            <text:p>30,582</text:p>
          </table:table-cell>
          <table:table-cell table:number-columns-repeated="16382"/>
        </table:table-row>
        <table:table-row table:style-name="ro1">
          <table:table-cell office:value-type="date" office:date-value="2011-10-07T00:00:00" table:style-name="ce5">
            <text:p>07/10/2011</text:p>
          </table:table-cell>
          <table:table-cell office:value-type="float" office:value="30725" table:style-name="ce6">
            <text:p>30,725</text:p>
          </table:table-cell>
          <table:table-cell table:number-columns-repeated="16382"/>
        </table:table-row>
        <table:table-row table:style-name="ro1">
          <table:table-cell office:value-type="date" office:date-value="2011-10-08T00:00:00" table:style-name="ce5">
            <text:p>08/10/2011</text:p>
          </table:table-cell>
          <table:table-cell office:value-type="float" office:value="24023" table:style-name="ce6">
            <text:p>24,023</text:p>
          </table:table-cell>
          <table:table-cell table:number-columns-repeated="16382"/>
        </table:table-row>
        <table:table-row table:style-name="ro1">
          <table:table-cell office:value-type="date" office:date-value="2011-10-09T00:00:00" table:style-name="ce5">
            <text:p>09/10/2011</text:p>
          </table:table-cell>
          <table:table-cell office:value-type="float" office:value="26233" table:style-name="ce6">
            <text:p>26,233</text:p>
          </table:table-cell>
          <table:table-cell table:number-columns-repeated="16382"/>
        </table:table-row>
        <table:table-row table:style-name="ro1">
          <table:table-cell office:value-type="date" office:date-value="2011-10-10T00:00:00" table:style-name="ce5">
            <text:p>10/10/2011</text:p>
          </table:table-cell>
          <table:table-cell office:value-type="float" office:value="29575" table:style-name="ce6">
            <text:p>29,575</text:p>
          </table:table-cell>
          <table:table-cell table:number-columns-repeated="16382"/>
        </table:table-row>
        <table:table-row table:style-name="ro1">
          <table:table-cell office:value-type="date" office:date-value="2011-10-11T00:00:00" table:style-name="ce5">
            <text:p>11/10/2011</text:p>
          </table:table-cell>
          <table:table-cell office:value-type="float" office:value="28965" table:style-name="ce6">
            <text:p>28,965</text:p>
          </table:table-cell>
          <table:table-cell table:number-columns-repeated="16382"/>
        </table:table-row>
        <table:table-row table:style-name="ro1">
          <table:table-cell office:value-type="date" office:date-value="2011-10-12T00:00:00" table:style-name="ce5">
            <text:p>12/10/2011</text:p>
          </table:table-cell>
          <table:table-cell office:value-type="float" office:value="29382" table:style-name="ce6">
            <text:p>29,382</text:p>
          </table:table-cell>
          <table:table-cell table:number-columns-repeated="16382"/>
        </table:table-row>
        <table:table-row table:style-name="ro1">
          <table:table-cell office:value-type="date" office:date-value="2011-10-13T00:00:00" table:style-name="ce5">
            <text:p>13/10/2011</text:p>
          </table:table-cell>
          <table:table-cell office:value-type="float" office:value="30047" table:style-name="ce6">
            <text:p>30,047</text:p>
          </table:table-cell>
          <table:table-cell table:number-columns-repeated="16382"/>
        </table:table-row>
        <table:table-row table:style-name="ro1">
          <table:table-cell office:value-type="date" office:date-value="2011-10-14T00:00:00" table:style-name="ce5">
            <text:p>14/10/2011</text:p>
          </table:table-cell>
          <table:table-cell office:value-type="float" office:value="30726" table:style-name="ce6">
            <text:p>30,726</text:p>
          </table:table-cell>
          <table:table-cell table:number-columns-repeated="16382"/>
        </table:table-row>
        <table:table-row table:style-name="ro1">
          <table:table-cell office:value-type="date" office:date-value="2011-10-15T00:00:00" table:style-name="ce5">
            <text:p>15/10/2011</text:p>
          </table:table-cell>
          <table:table-cell office:value-type="float" office:value="23987" table:style-name="ce6">
            <text:p>23,987</text:p>
          </table:table-cell>
          <table:table-cell table:number-columns-repeated="16382"/>
        </table:table-row>
        <table:table-row table:style-name="ro1">
          <table:table-cell office:value-type="date" office:date-value="2011-10-16T00:00:00" table:style-name="ce5">
            <text:p>16/10/2011</text:p>
          </table:table-cell>
          <table:table-cell office:value-type="float" office:value="26187" table:style-name="ce6">
            <text:p>26,187</text:p>
          </table:table-cell>
          <table:table-cell table:number-columns-repeated="16382"/>
        </table:table-row>
        <table:table-row table:style-name="ro1">
          <table:table-cell office:value-type="date" office:date-value="2011-10-17T00:00:00" table:style-name="ce5">
            <text:p>17/10/2011</text:p>
          </table:table-cell>
          <table:table-cell office:value-type="float" office:value="29557" table:style-name="ce6">
            <text:p>29,557</text:p>
          </table:table-cell>
          <table:table-cell table:number-columns-repeated="16382"/>
        </table:table-row>
        <table:table-row table:style-name="ro1">
          <table:table-cell office:value-type="date" office:date-value="2011-10-18T00:00:00" table:style-name="ce5">
            <text:p>18/10/2011</text:p>
          </table:table-cell>
          <table:table-cell office:value-type="float" office:value="28771" table:style-name="ce6">
            <text:p>28,771</text:p>
          </table:table-cell>
          <table:table-cell table:number-columns-repeated="16382"/>
        </table:table-row>
        <table:table-row table:style-name="ro1">
          <table:table-cell office:value-type="date" office:date-value="2011-10-19T00:00:00" table:style-name="ce5">
            <text:p>19/10/2011</text:p>
          </table:table-cell>
          <table:table-cell office:value-type="float" office:value="28697" table:style-name="ce6">
            <text:p>28,697</text:p>
          </table:table-cell>
          <table:table-cell table:number-columns-repeated="16382"/>
        </table:table-row>
        <table:table-row table:style-name="ro1">
          <table:table-cell office:value-type="date" office:date-value="2011-10-20T00:00:00" table:style-name="ce5">
            <text:p>20/10/2011</text:p>
          </table:table-cell>
          <table:table-cell office:value-type="float" office:value="29992" table:style-name="ce6">
            <text:p>29,992</text:p>
          </table:table-cell>
          <table:table-cell table:number-columns-repeated="16382"/>
        </table:table-row>
        <table:table-row table:style-name="ro1">
          <table:table-cell office:value-type="date" office:date-value="2011-10-21T00:00:00" table:style-name="ce5">
            <text:p>21/10/2011</text:p>
          </table:table-cell>
          <table:table-cell office:value-type="float" office:value="30708" table:style-name="ce6">
            <text:p>30,708</text:p>
          </table:table-cell>
          <table:table-cell table:number-columns-repeated="16382"/>
        </table:table-row>
        <table:table-row table:style-name="ro1">
          <table:table-cell office:value-type="date" office:date-value="2011-10-22T00:00:00" table:style-name="ce5">
            <text:p>22/10/2011</text:p>
          </table:table-cell>
          <table:table-cell office:value-type="float" office:value="24147" table:style-name="ce6">
            <text:p>24,147</text:p>
          </table:table-cell>
          <table:table-cell table:number-columns-repeated="16382"/>
        </table:table-row>
        <table:table-row table:style-name="ro1">
          <table:table-cell office:value-type="date" office:date-value="2011-10-23T00:00:00" table:style-name="ce5">
            <text:p>23/10/2011</text:p>
          </table:table-cell>
          <table:table-cell office:value-type="float" office:value="25934" table:style-name="ce6">
            <text:p>25,934</text:p>
          </table:table-cell>
          <table:table-cell table:number-columns-repeated="16382"/>
        </table:table-row>
        <table:table-row table:style-name="ro1">
          <table:table-cell office:value-type="date" office:date-value="2011-10-24T00:00:00" table:style-name="ce5">
            <text:p>24/10/2011</text:p>
          </table:table-cell>
          <table:table-cell office:value-type="float" office:value="29004" table:style-name="ce6">
            <text:p>29,004</text:p>
          </table:table-cell>
          <table:table-cell table:number-columns-repeated="16382"/>
        </table:table-row>
        <table:table-row table:style-name="ro1">
          <table:table-cell office:value-type="date" office:date-value="2011-10-25T00:00:00" table:style-name="ce5">
            <text:p>25/10/2011</text:p>
          </table:table-cell>
          <table:table-cell office:value-type="float" office:value="28451" table:style-name="ce6">
            <text:p>28,451</text:p>
          </table:table-cell>
          <table:table-cell table:number-columns-repeated="16382"/>
        </table:table-row>
        <table:table-row table:style-name="ro1">
          <table:table-cell office:value-type="date" office:date-value="2011-10-26T00:00:00" table:style-name="ce5">
            <text:p>26/10/2011</text:p>
          </table:table-cell>
          <table:table-cell office:value-type="float" office:value="28891" table:style-name="ce6">
            <text:p>28,891</text:p>
          </table:table-cell>
          <table:table-cell table:number-columns-repeated="16382"/>
        </table:table-row>
        <table:table-row table:style-name="ro1">
          <table:table-cell office:value-type="date" office:date-value="2011-10-27T00:00:00" table:style-name="ce5">
            <text:p>27/10/2011</text:p>
          </table:table-cell>
          <table:table-cell office:value-type="float" office:value="29369" table:style-name="ce6">
            <text:p>29,369</text:p>
          </table:table-cell>
          <table:table-cell table:number-columns-repeated="16382"/>
        </table:table-row>
        <table:table-row table:style-name="ro1">
          <table:table-cell office:value-type="date" office:date-value="2011-10-28T00:00:00" table:style-name="ce5">
            <text:p>28/10/2011</text:p>
          </table:table-cell>
          <table:table-cell office:value-type="float" office:value="30218" table:style-name="ce6">
            <text:p>30,218</text:p>
          </table:table-cell>
          <table:table-cell table:number-columns-repeated="16382"/>
        </table:table-row>
        <table:table-row table:style-name="ro1">
          <table:table-cell office:value-type="date" office:date-value="2011-10-29T00:00:00" table:style-name="ce5">
            <text:p>29/10/2011</text:p>
          </table:table-cell>
          <table:table-cell office:value-type="float" office:value="23696" table:style-name="ce6">
            <text:p>23,696</text:p>
          </table:table-cell>
          <table:table-cell table:number-columns-repeated="16382"/>
        </table:table-row>
        <table:table-row table:style-name="ro1">
          <table:table-cell office:value-type="date" office:date-value="2011-10-30T00:00:00" table:style-name="ce5">
            <text:p>30/10/2011</text:p>
          </table:table-cell>
          <table:table-cell office:value-type="float" office:value="23814" table:style-name="ce6">
            <text:p>23,814</text:p>
          </table:table-cell>
          <table:table-cell table:number-columns-repeated="16382"/>
        </table:table-row>
        <table:table-row table:style-name="ro1">
          <table:table-cell office:value-type="date" office:date-value="2011-10-31T00:00:00" table:style-name="ce5">
            <text:p>31/10/2011</text:p>
          </table:table-cell>
          <table:table-cell office:value-type="float" office:value="25571" table:style-name="ce6">
            <text:p>25,571</text:p>
          </table:table-cell>
          <table:table-cell table:number-columns-repeated="16382"/>
        </table:table-row>
        <table:table-row table:style-name="ro1">
          <table:table-cell office:value-type="date" office:date-value="2011-11-01T00:00:00" table:style-name="ce5">
            <text:p>01/11/2011</text:p>
          </table:table-cell>
          <table:table-cell office:value-type="float" office:value="24413" table:style-name="ce6">
            <text:p>24,413</text:p>
          </table:table-cell>
          <table:table-cell table:number-columns-repeated="16382"/>
        </table:table-row>
        <table:table-row table:style-name="ro1">
          <table:table-cell office:value-type="date" office:date-value="2011-11-02T00:00:00" table:style-name="ce5">
            <text:p>02/11/2011</text:p>
          </table:table-cell>
          <table:table-cell office:value-type="float" office:value="26378" table:style-name="ce6">
            <text:p>26,378</text:p>
          </table:table-cell>
          <table:table-cell table:number-columns-repeated="16382"/>
        </table:table-row>
        <table:table-row table:style-name="ro1">
          <table:table-cell office:value-type="date" office:date-value="2011-11-03T00:00:00" table:style-name="ce5">
            <text:p>03/11/2011</text:p>
          </table:table-cell>
          <table:table-cell office:value-type="float" office:value="26906" table:style-name="ce6">
            <text:p>26,906</text:p>
          </table:table-cell>
          <table:table-cell table:number-columns-repeated="16382"/>
        </table:table-row>
        <table:table-row table:style-name="ro1">
          <table:table-cell office:value-type="date" office:date-value="2011-11-04T00:00:00" table:style-name="ce5">
            <text:p>04/11/2011</text:p>
          </table:table-cell>
          <table:table-cell office:value-type="float" office:value="27620" table:style-name="ce6">
            <text:p>27,620</text:p>
          </table:table-cell>
          <table:table-cell table:number-columns-repeated="16382"/>
        </table:table-row>
        <table:table-row table:style-name="ro1">
          <table:table-cell office:value-type="date" office:date-value="2011-11-05T00:00:00" table:style-name="ce5">
            <text:p>05/11/2011</text:p>
          </table:table-cell>
          <table:table-cell office:value-type="float" office:value="20424" table:style-name="ce6">
            <text:p>20,424</text:p>
          </table:table-cell>
          <table:table-cell table:number-columns-repeated="16382"/>
        </table:table-row>
        <table:table-row table:style-name="ro1">
          <table:table-cell office:value-type="date" office:date-value="2011-11-06T00:00:00" table:style-name="ce5">
            <text:p>06/11/2011</text:p>
          </table:table-cell>
          <table:table-cell office:value-type="float" office:value="23256" table:style-name="ce6">
            <text:p>23,256</text:p>
          </table:table-cell>
          <table:table-cell table:number-columns-repeated="16382"/>
        </table:table-row>
        <table:table-row table:style-name="ro1">
          <table:table-cell office:value-type="date" office:date-value="2011-11-07T00:00:00" table:style-name="ce5">
            <text:p>07/11/2011</text:p>
          </table:table-cell>
          <table:table-cell office:value-type="float" office:value="26360" table:style-name="ce6">
            <text:p>26,360</text:p>
          </table:table-cell>
          <table:table-cell table:number-columns-repeated="16382"/>
        </table:table-row>
        <table:table-row table:style-name="ro1">
          <table:table-cell office:value-type="date" office:date-value="2011-11-08T00:00:00" table:style-name="ce5">
            <text:p>08/11/2011</text:p>
          </table:table-cell>
          <table:table-cell office:value-type="float" office:value="25382" table:style-name="ce6">
            <text:p>25,382</text:p>
          </table:table-cell>
          <table:table-cell table:number-columns-repeated="16382"/>
        </table:table-row>
        <table:table-row table:style-name="ro1">
          <table:table-cell office:value-type="date" office:date-value="2011-11-09T00:00:00" table:style-name="ce5">
            <text:p>09/11/2011</text:p>
          </table:table-cell>
          <table:table-cell office:value-type="float" office:value="26365" table:style-name="ce6">
            <text:p>26,365</text:p>
          </table:table-cell>
          <table:table-cell table:number-columns-repeated="16382"/>
        </table:table-row>
        <table:table-row table:style-name="ro1">
          <table:table-cell office:value-type="date" office:date-value="2011-11-10T00:00:00" table:style-name="ce5">
            <text:p>10/11/2011</text:p>
          </table:table-cell>
          <table:table-cell office:value-type="float" office:value="26826" table:style-name="ce6">
            <text:p>26,826</text:p>
          </table:table-cell>
          <table:table-cell table:number-columns-repeated="16382"/>
        </table:table-row>
        <table:table-row table:style-name="ro1">
          <table:table-cell office:value-type="date" office:date-value="2011-11-11T00:00:00" table:style-name="ce5">
            <text:p>11/11/2011</text:p>
          </table:table-cell>
          <table:table-cell office:value-type="float" office:value="26607" table:style-name="ce6">
            <text:p>26,607</text:p>
          </table:table-cell>
          <table:table-cell table:number-columns-repeated="16382"/>
        </table:table-row>
        <table:table-row table:style-name="ro1">
          <table:table-cell office:value-type="date" office:date-value="2011-11-12T00:00:00" table:style-name="ce5">
            <text:p>12/11/2011</text:p>
          </table:table-cell>
          <table:table-cell office:value-type="float" office:value="19309" table:style-name="ce6">
            <text:p>19,309</text:p>
          </table:table-cell>
          <table:table-cell table:number-columns-repeated="16382"/>
        </table:table-row>
        <table:table-row table:style-name="ro1">
          <table:table-cell office:value-type="date" office:date-value="2011-11-13T00:00:00" table:style-name="ce5">
            <text:p>13/11/2011</text:p>
          </table:table-cell>
          <table:table-cell office:value-type="float" office:value="22689" table:style-name="ce6">
            <text:p>22,689</text:p>
          </table:table-cell>
          <table:table-cell table:number-columns-repeated="16382"/>
        </table:table-row>
        <table:table-row table:style-name="ro1">
          <table:table-cell office:value-type="date" office:date-value="2011-11-14T00:00:00" table:style-name="ce5">
            <text:p>14/11/2011</text:p>
          </table:table-cell>
          <table:table-cell office:value-type="float" office:value="25983" table:style-name="ce6">
            <text:p>25,983</text:p>
          </table:table-cell>
          <table:table-cell table:number-columns-repeated="16382"/>
        </table:table-row>
        <table:table-row table:style-name="ro1">
          <table:table-cell office:value-type="date" office:date-value="2011-11-15T00:00:00" table:style-name="ce5">
            <text:p>15/11/2011</text:p>
          </table:table-cell>
          <table:table-cell office:value-type="float" office:value="25431" table:style-name="ce6">
            <text:p>25,431</text:p>
          </table:table-cell>
          <table:table-cell table:number-columns-repeated="16382"/>
        </table:table-row>
        <table:table-row table:style-name="ro1">
          <table:table-cell office:value-type="date" office:date-value="2011-11-16T00:00:00" table:style-name="ce5">
            <text:p>16/11/2011</text:p>
          </table:table-cell>
          <table:table-cell office:value-type="float" office:value="26505" table:style-name="ce6">
            <text:p>26,505</text:p>
          </table:table-cell>
          <table:table-cell table:number-columns-repeated="16382"/>
        </table:table-row>
        <table:table-row table:style-name="ro1">
          <table:table-cell office:value-type="date" office:date-value="2011-11-17T00:00:00" table:style-name="ce5">
            <text:p>17/11/2011</text:p>
          </table:table-cell>
          <table:table-cell office:value-type="float" office:value="26522" table:style-name="ce6">
            <text:p>26,522</text:p>
          </table:table-cell>
          <table:table-cell table:number-columns-repeated="16382"/>
        </table:table-row>
        <table:table-row table:style-name="ro1">
          <table:table-cell office:value-type="date" office:date-value="2011-11-18T00:00:00" table:style-name="ce5">
            <text:p>18/11/2011</text:p>
          </table:table-cell>
          <table:table-cell office:value-type="float" office:value="27191" table:style-name="ce6">
            <text:p>27,191</text:p>
          </table:table-cell>
          <table:table-cell table:number-columns-repeated="16382"/>
        </table:table-row>
        <table:table-row table:style-name="ro1">
          <table:table-cell office:value-type="date" office:date-value="2011-11-19T00:00:00" table:style-name="ce5">
            <text:p>19/11/2011</text:p>
          </table:table-cell>
          <table:table-cell office:value-type="float" office:value="19222" table:style-name="ce6">
            <text:p>19,222</text:p>
          </table:table-cell>
          <table:table-cell table:number-columns-repeated="16382"/>
        </table:table-row>
        <table:table-row table:style-name="ro1">
          <table:table-cell office:value-type="date" office:date-value="2011-11-20T00:00:00" table:style-name="ce5">
            <text:p>20/11/2011</text:p>
          </table:table-cell>
          <table:table-cell office:value-type="float" office:value="21874" table:style-name="ce6">
            <text:p>21,874</text:p>
          </table:table-cell>
          <table:table-cell table:number-columns-repeated="16382"/>
        </table:table-row>
        <table:table-row table:style-name="ro1">
          <table:table-cell office:value-type="date" office:date-value="2011-11-21T00:00:00" table:style-name="ce5">
            <text:p>21/11/2011</text:p>
          </table:table-cell>
          <table:table-cell office:value-type="float" office:value="25833" table:style-name="ce6">
            <text:p>25,833</text:p>
          </table:table-cell>
          <table:table-cell table:number-columns-repeated="16382"/>
        </table:table-row>
        <table:table-row table:style-name="ro1">
          <table:table-cell office:value-type="date" office:date-value="2011-11-22T00:00:00" table:style-name="ce5">
            <text:p>22/11/2011</text:p>
          </table:table-cell>
          <table:table-cell office:value-type="float" office:value="25107" table:style-name="ce6">
            <text:p>25,107</text:p>
          </table:table-cell>
          <table:table-cell table:number-columns-repeated="16382"/>
        </table:table-row>
        <table:table-row table:style-name="ro1">
          <table:table-cell office:value-type="date" office:date-value="2011-11-23T00:00:00" table:style-name="ce5">
            <text:p>23/11/2011</text:p>
          </table:table-cell>
          <table:table-cell office:value-type="float" office:value="25832" table:style-name="ce6">
            <text:p>25,832</text:p>
          </table:table-cell>
          <table:table-cell table:number-columns-repeated="16382"/>
        </table:table-row>
        <table:table-row table:style-name="ro1">
          <table:table-cell office:value-type="date" office:date-value="2011-11-24T00:00:00" table:style-name="ce5">
            <text:p>24/11/2011</text:p>
          </table:table-cell>
          <table:table-cell office:value-type="float" office:value="25777" table:style-name="ce6">
            <text:p>25,777</text:p>
          </table:table-cell>
          <table:table-cell table:number-columns-repeated="16382"/>
        </table:table-row>
        <table:table-row table:style-name="ro1">
          <table:table-cell office:value-type="date" office:date-value="2011-11-25T00:00:00" table:style-name="ce5">
            <text:p>25/11/2011</text:p>
          </table:table-cell>
          <table:table-cell office:value-type="float" office:value="26801" table:style-name="ce6">
            <text:p>26,801</text:p>
          </table:table-cell>
          <table:table-cell table:number-columns-repeated="16382"/>
        </table:table-row>
        <table:table-row table:style-name="ro1">
          <table:table-cell office:value-type="date" office:date-value="2011-11-26T00:00:00" table:style-name="ce5">
            <text:p>26/11/2011</text:p>
          </table:table-cell>
          <table:table-cell office:value-type="float" office:value="18965" table:style-name="ce6">
            <text:p>18,965</text:p>
          </table:table-cell>
          <table:table-cell table:number-columns-repeated="16382"/>
        </table:table-row>
        <table:table-row table:style-name="ro1">
          <table:table-cell office:value-type="date" office:date-value="2011-11-27T00:00:00" table:style-name="ce5">
            <text:p>27/11/2011</text:p>
          </table:table-cell>
          <table:table-cell office:value-type="float" office:value="21863" table:style-name="ce6">
            <text:p>21,863</text:p>
          </table:table-cell>
          <table:table-cell table:number-columns-repeated="16382"/>
        </table:table-row>
        <table:table-row table:style-name="ro1">
          <table:table-cell office:value-type="date" office:date-value="2011-11-28T00:00:00" table:style-name="ce5">
            <text:p>28/11/2011</text:p>
          </table:table-cell>
          <table:table-cell office:value-type="float" office:value="26289" table:style-name="ce6">
            <text:p>26,289</text:p>
          </table:table-cell>
          <table:table-cell table:number-columns-repeated="16382"/>
        </table:table-row>
        <table:table-row table:style-name="ro1">
          <table:table-cell office:value-type="date" office:date-value="2011-11-29T00:00:00" table:style-name="ce5">
            <text:p>29/11/2011</text:p>
          </table:table-cell>
          <table:table-cell office:value-type="float" office:value="25072" table:style-name="ce6">
            <text:p>25,072</text:p>
          </table:table-cell>
          <table:table-cell table:number-columns-repeated="16382"/>
        </table:table-row>
        <table:table-row table:style-name="ro1">
          <table:table-cell office:value-type="date" office:date-value="2011-11-30T00:00:00" table:style-name="ce5">
            <text:p>30/11/2011</text:p>
          </table:table-cell>
          <table:table-cell office:value-type="float" office:value="25975" table:style-name="ce6">
            <text:p>25,975</text:p>
          </table:table-cell>
          <table:table-cell table:number-columns-repeated="16382"/>
        </table:table-row>
        <table:table-row table:style-name="ro1">
          <table:table-cell office:value-type="date" office:date-value="2011-12-01T00:00:00" table:style-name="ce5">
            <text:p>01/12/2011</text:p>
          </table:table-cell>
          <table:table-cell office:value-type="float" office:value="26106" table:style-name="ce6">
            <text:p>26,106</text:p>
          </table:table-cell>
          <table:table-cell table:number-columns-repeated="16382"/>
        </table:table-row>
        <table:table-row table:style-name="ro1">
          <table:table-cell office:value-type="date" office:date-value="2011-12-02T00:00:00" table:style-name="ce5">
            <text:p>02/12/2011</text:p>
          </table:table-cell>
          <table:table-cell office:value-type="float" office:value="27079" table:style-name="ce6">
            <text:p>27,079</text:p>
          </table:table-cell>
          <table:table-cell table:number-columns-repeated="16382"/>
        </table:table-row>
        <table:table-row table:style-name="ro1">
          <table:table-cell office:value-type="date" office:date-value="2011-12-03T00:00:00" table:style-name="ce5">
            <text:p>03/12/2011</text:p>
          </table:table-cell>
          <table:table-cell office:value-type="float" office:value="18773" table:style-name="ce6">
            <text:p>18,773</text:p>
          </table:table-cell>
          <table:table-cell table:number-columns-repeated="16382"/>
        </table:table-row>
        <table:table-row table:style-name="ro1">
          <table:table-cell office:value-type="date" office:date-value="2011-12-04T00:00:00" table:style-name="ce5">
            <text:p>04/12/2011</text:p>
          </table:table-cell>
          <table:table-cell office:value-type="float" office:value="21552" table:style-name="ce6">
            <text:p>21,552</text:p>
          </table:table-cell>
          <table:table-cell table:number-columns-repeated="16382"/>
        </table:table-row>
        <table:table-row table:style-name="ro1">
          <table:table-cell office:value-type="date" office:date-value="2011-12-05T00:00:00" table:style-name="ce5">
            <text:p>05/12/2011</text:p>
          </table:table-cell>
          <table:table-cell office:value-type="float" office:value="25281" table:style-name="ce6">
            <text:p>25,281</text:p>
          </table:table-cell>
          <table:table-cell table:number-columns-repeated="16382"/>
        </table:table-row>
        <table:table-row table:style-name="ro1">
          <table:table-cell office:value-type="date" office:date-value="2011-12-06T00:00:00" table:style-name="ce5">
            <text:p>06/12/2011</text:p>
          </table:table-cell>
          <table:table-cell office:value-type="float" office:value="24263" table:style-name="ce6">
            <text:p>24,263</text:p>
          </table:table-cell>
          <table:table-cell table:number-columns-repeated="16382"/>
        </table:table-row>
        <table:table-row table:style-name="ro1">
          <table:table-cell office:value-type="date" office:date-value="2011-12-07T00:00:00" table:style-name="ce5">
            <text:p>07/12/2011</text:p>
          </table:table-cell>
          <table:table-cell office:value-type="float" office:value="25337" table:style-name="ce6">
            <text:p>25,337</text:p>
          </table:table-cell>
          <table:table-cell table:number-columns-repeated="16382"/>
        </table:table-row>
        <table:table-row table:style-name="ro1">
          <table:table-cell office:value-type="date" office:date-value="2011-12-08T00:00:00" table:style-name="ce5">
            <text:p>08/12/2011</text:p>
          </table:table-cell>
          <table:table-cell office:value-type="float" office:value="25462" table:style-name="ce6">
            <text:p>25,462</text:p>
          </table:table-cell>
          <table:table-cell table:number-columns-repeated="16382"/>
        </table:table-row>
        <table:table-row table:style-name="ro1">
          <table:table-cell office:value-type="date" office:date-value="2011-12-09T00:00:00" table:style-name="ce5">
            <text:p>09/12/2011</text:p>
          </table:table-cell>
          <table:table-cell office:value-type="float" office:value="25915" table:style-name="ce6">
            <text:p>25,915</text:p>
          </table:table-cell>
          <table:table-cell table:number-columns-repeated="16382"/>
        </table:table-row>
        <table:table-row table:style-name="ro1">
          <table:table-cell office:value-type="date" office:date-value="2011-12-10T00:00:00" table:style-name="ce5">
            <text:p>10/12/2011</text:p>
          </table:table-cell>
          <table:table-cell office:value-type="float" office:value="18921" table:style-name="ce6">
            <text:p>18,921</text:p>
          </table:table-cell>
          <table:table-cell table:number-columns-repeated="16382"/>
        </table:table-row>
        <table:table-row table:style-name="ro1">
          <table:table-cell office:value-type="date" office:date-value="2011-12-11T00:00:00" table:style-name="ce5">
            <text:p>11/12/2011</text:p>
          </table:table-cell>
          <table:table-cell office:value-type="float" office:value="21982" table:style-name="ce6">
            <text:p>21,982</text:p>
          </table:table-cell>
          <table:table-cell table:number-columns-repeated="16382"/>
        </table:table-row>
        <table:table-row table:style-name="ro1">
          <table:table-cell office:value-type="date" office:date-value="2011-12-12T00:00:00" table:style-name="ce5">
            <text:p>12/12/2011</text:p>
          </table:table-cell>
          <table:table-cell office:value-type="float" office:value="25539" table:style-name="ce6">
            <text:p>25,539</text:p>
          </table:table-cell>
          <table:table-cell table:number-columns-repeated="16382"/>
        </table:table-row>
        <table:table-row table:style-name="ro1">
          <table:table-cell office:value-type="date" office:date-value="2011-12-13T00:00:00" table:style-name="ce5">
            <text:p>13/12/2011</text:p>
          </table:table-cell>
          <table:table-cell office:value-type="float" office:value="24313" table:style-name="ce6">
            <text:p>24,313</text:p>
          </table:table-cell>
          <table:table-cell table:number-columns-repeated="16382"/>
        </table:table-row>
        <table:table-row table:style-name="ro1">
          <table:table-cell office:value-type="date" office:date-value="2011-12-14T00:00:00" table:style-name="ce5">
            <text:p>14/12/2011</text:p>
          </table:table-cell>
          <table:table-cell office:value-type="float" office:value="25406" table:style-name="ce6">
            <text:p>25,406</text:p>
          </table:table-cell>
          <table:table-cell table:number-columns-repeated="16382"/>
        </table:table-row>
        <table:table-row table:style-name="ro1">
          <table:table-cell office:value-type="date" office:date-value="2011-12-15T00:00:00" table:style-name="ce5">
            <text:p>15/12/2011</text:p>
          </table:table-cell>
          <table:table-cell office:value-type="float" office:value="26157" table:style-name="ce6">
            <text:p>26,157</text:p>
          </table:table-cell>
          <table:table-cell table:number-columns-repeated="16382"/>
        </table:table-row>
        <table:table-row table:style-name="ro1">
          <table:table-cell office:value-type="date" office:date-value="2011-12-16T00:00:00" table:style-name="ce5">
            <text:p>16/12/2011</text:p>
          </table:table-cell>
          <table:table-cell office:value-type="float" office:value="26156" table:style-name="ce6">
            <text:p>26,156</text:p>
          </table:table-cell>
          <table:table-cell table:number-columns-repeated="16382"/>
        </table:table-row>
        <table:table-row table:style-name="ro1">
          <table:table-cell office:value-type="date" office:date-value="2011-12-17T00:00:00" table:style-name="ce5">
            <text:p>17/12/2011</text:p>
          </table:table-cell>
          <table:table-cell office:value-type="float" office:value="19519" table:style-name="ce6">
            <text:p>19,519</text:p>
          </table:table-cell>
          <table:table-cell table:number-columns-repeated="16382"/>
        </table:table-row>
        <table:table-row table:style-name="ro1">
          <table:table-cell office:value-type="date" office:date-value="2011-12-18T00:00:00" table:style-name="ce5">
            <text:p>18/12/2011</text:p>
          </table:table-cell>
          <table:table-cell office:value-type="float" office:value="21675" table:style-name="ce6">
            <text:p>21,675</text:p>
          </table:table-cell>
          <table:table-cell table:number-columns-repeated="16382"/>
        </table:table-row>
        <table:table-row table:style-name="ro1">
          <table:table-cell office:value-type="date" office:date-value="2011-12-19T00:00:00" table:style-name="ce5">
            <text:p>19/12/2011</text:p>
          </table:table-cell>
          <table:table-cell office:value-type="float" office:value="25095" table:style-name="ce6">
            <text:p>25,095</text:p>
          </table:table-cell>
          <table:table-cell table:number-columns-repeated="16382"/>
        </table:table-row>
        <table:table-row table:style-name="ro1">
          <table:table-cell office:value-type="date" office:date-value="2011-12-20T00:00:00" table:style-name="ce5">
            <text:p>20/12/2011</text:p>
          </table:table-cell>
          <table:table-cell office:value-type="float" office:value="24492" table:style-name="ce6">
            <text:p>24,492</text:p>
          </table:table-cell>
          <table:table-cell table:number-columns-repeated="16382"/>
        </table:table-row>
        <table:table-row table:style-name="ro1">
          <table:table-cell office:value-type="date" office:date-value="2011-12-21T00:00:00" table:style-name="ce5">
            <text:p>21/12/2011</text:p>
          </table:table-cell>
          <table:table-cell office:value-type="float" office:value="25121" table:style-name="ce6">
            <text:p>25,121</text:p>
          </table:table-cell>
          <table:table-cell table:number-columns-repeated="16382"/>
        </table:table-row>
        <table:table-row table:style-name="ro1">
          <table:table-cell office:value-type="date" office:date-value="2011-12-22T00:00:00" table:style-name="ce5">
            <text:p>22/12/2011</text:p>
          </table:table-cell>
          <table:table-cell office:value-type="float" office:value="25687" table:style-name="ce6">
            <text:p>25,687</text:p>
          </table:table-cell>
          <table:table-cell table:number-columns-repeated="16382"/>
        </table:table-row>
        <table:table-row table:style-name="ro1">
          <table:table-cell office:value-type="date" office:date-value="2011-12-23T00:00:00" table:style-name="ce5">
            <text:p>23/12/2011</text:p>
          </table:table-cell>
          <table:table-cell office:value-type="float" office:value="25586" table:style-name="ce6">
            <text:p>25,586</text:p>
          </table:table-cell>
          <table:table-cell table:number-columns-repeated="16382"/>
        </table:table-row>
        <table:table-row table:style-name="ro1">
          <table:table-cell office:value-type="date" office:date-value="2011-12-24T00:00:00" table:style-name="ce5">
            <text:p>24/12/2011</text:p>
          </table:table-cell>
          <table:table-cell office:value-type="float" office:value="16002" table:style-name="ce6">
            <text:p>16,002</text:p>
          </table:table-cell>
          <table:table-cell table:number-columns-repeated="16382"/>
        </table:table-row>
        <table:table-row table:style-name="ro1">
          <table:table-cell office:value-type="date" office:date-value="2011-12-25T00:00:00" table:style-name="ce5">
            <text:p>25/12/2011</text:p>
          </table:table-cell>
          <table:table-cell office:value-type="float" office:value="11729" table:style-name="ce6">
            <text:p>11,729</text:p>
          </table:table-cell>
          <table:table-cell table:number-columns-repeated="16382"/>
        </table:table-row>
        <table:table-row table:style-name="ro1">
          <table:table-cell office:value-type="date" office:date-value="2011-12-26T00:00:00" table:style-name="ce5">
            <text:p>26/12/2011</text:p>
          </table:table-cell>
          <table:table-cell office:value-type="float" office:value="19203" table:style-name="ce6">
            <text:p>19,203</text:p>
          </table:table-cell>
          <table:table-cell table:number-columns-repeated="16382"/>
        </table:table-row>
        <table:table-row table:style-name="ro1">
          <table:table-cell office:value-type="date" office:date-value="2011-12-27T00:00:00" table:style-name="ce5">
            <text:p>27/12/2011</text:p>
          </table:table-cell>
          <table:table-cell office:value-type="float" office:value="21487" table:style-name="ce6">
            <text:p>21,487</text:p>
          </table:table-cell>
          <table:table-cell table:number-columns-repeated="16382"/>
        </table:table-row>
        <table:table-row table:style-name="ro1">
          <table:table-cell office:value-type="date" office:date-value="2011-12-28T00:00:00" table:style-name="ce5">
            <text:p>28/12/2011</text:p>
          </table:table-cell>
          <table:table-cell office:value-type="float" office:value="21913" table:style-name="ce6">
            <text:p>21,913</text:p>
          </table:table-cell>
          <table:table-cell table:number-columns-repeated="16382"/>
        </table:table-row>
        <table:table-row table:style-name="ro1">
          <table:table-cell office:value-type="date" office:date-value="2011-12-29T00:00:00" table:style-name="ce5">
            <text:p>29/12/2011</text:p>
          </table:table-cell>
          <table:table-cell office:value-type="float" office:value="22025" table:style-name="ce6">
            <text:p>22,025</text:p>
          </table:table-cell>
          <table:table-cell table:number-columns-repeated="16382"/>
        </table:table-row>
        <table:table-row table:style-name="ro1">
          <table:table-cell office:value-type="date" office:date-value="2011-12-30T00:00:00" table:style-name="ce5">
            <text:p>30/12/2011</text:p>
          </table:table-cell>
          <table:table-cell office:value-type="float" office:value="22842" table:style-name="ce6">
            <text:p>22,842</text:p>
          </table:table-cell>
          <table:table-cell table:number-columns-repeated="16382"/>
        </table:table-row>
        <table:table-row table:style-name="ro1">
          <table:table-cell office:value-type="date" office:date-value="2011-12-31T00:00:00" table:style-name="ce5">
            <text:p>31/12/2011</text:p>
          </table:table-cell>
          <table:table-cell office:value-type="float" office:value="14993" table:style-name="ce6">
            <text:p>14,993</text:p>
          </table:table-cell>
          <table:table-cell table:number-columns-repeated="16382"/>
        </table:table-row>
        <table:table-row table:style-name="ro1">
          <table:table-cell office:value-type="date" office:date-value="2012-01-01T00:00:00" table:style-name="ce5">
            <text:p>01/01/2012</text:p>
          </table:table-cell>
          <table:table-cell office:value-type="float" office:value="17291" table:style-name="ce6">
            <text:p>17,291</text:p>
          </table:table-cell>
          <table:table-cell table:number-columns-repeated="16382"/>
        </table:table-row>
        <table:table-row table:style-name="ro1">
          <table:table-cell office:value-type="date" office:date-value="2012-01-02T00:00:00" table:style-name="ce5">
            <text:p>02/01/2012</text:p>
          </table:table-cell>
          <table:table-cell office:value-type="float" office:value="23917" table:style-name="ce6">
            <text:p>23,917</text:p>
          </table:table-cell>
          <table:table-cell table:number-columns-repeated="16382"/>
        </table:table-row>
        <table:table-row table:style-name="ro1">
          <table:table-cell office:value-type="date" office:date-value="2012-01-03T00:00:00" table:style-name="ce5">
            <text:p>03/01/2012</text:p>
          </table:table-cell>
          <table:table-cell office:value-type="float" office:value="22305" table:style-name="ce6">
            <text:p>22,305</text:p>
          </table:table-cell>
          <table:table-cell table:number-columns-repeated="16382"/>
        </table:table-row>
        <table:table-row table:style-name="ro1">
          <table:table-cell office:value-type="date" office:date-value="2012-01-04T00:00:00" table:style-name="ce5">
            <text:p>04/01/2012</text:p>
          </table:table-cell>
          <table:table-cell office:value-type="float" office:value="22998" table:style-name="ce6">
            <text:p>22,998</text:p>
          </table:table-cell>
          <table:table-cell table:number-columns-repeated="16382"/>
        </table:table-row>
        <table:table-row table:style-name="ro1">
          <table:table-cell office:value-type="date" office:date-value="2012-01-05T00:00:00" table:style-name="ce5">
            <text:p>05/01/2012</text:p>
          </table:table-cell>
          <table:table-cell office:value-type="float" office:value="22089" table:style-name="ce6">
            <text:p>22,089</text:p>
          </table:table-cell>
          <table:table-cell table:number-columns-repeated="16382"/>
        </table:table-row>
        <table:table-row table:style-name="ro1">
          <table:table-cell office:value-type="date" office:date-value="2012-01-06T00:00:00" table:style-name="ce5">
            <text:p>06/01/2012</text:p>
          </table:table-cell>
          <table:table-cell office:value-type="float" office:value="22580" table:style-name="ce6">
            <text:p>22,580</text:p>
          </table:table-cell>
          <table:table-cell table:number-columns-repeated="16382"/>
        </table:table-row>
        <table:table-row table:style-name="ro1">
          <table:table-cell office:value-type="date" office:date-value="2012-01-07T00:00:00" table:style-name="ce5">
            <text:p>07/01/2012</text:p>
          </table:table-cell>
          <table:table-cell office:value-type="float" office:value="18905" table:style-name="ce6">
            <text:p>18,905</text:p>
          </table:table-cell>
          <table:table-cell table:number-columns-repeated="16382"/>
        </table:table-row>
        <table:table-row table:style-name="ro1">
          <table:table-cell office:value-type="date" office:date-value="2012-01-08T00:00:00" table:style-name="ce5">
            <text:p>08/01/2012</text:p>
          </table:table-cell>
          <table:table-cell office:value-type="float" office:value="21998" table:style-name="ce6">
            <text:p>21,998</text:p>
          </table:table-cell>
          <table:table-cell table:number-columns-repeated="16382"/>
        </table:table-row>
        <table:table-row table:style-name="ro1">
          <table:table-cell office:value-type="date" office:date-value="2012-01-09T00:00:00" table:style-name="ce5">
            <text:p>09/01/2012</text:p>
          </table:table-cell>
          <table:table-cell office:value-type="float" office:value="25100" table:style-name="ce6">
            <text:p>25,100</text:p>
          </table:table-cell>
          <table:table-cell table:number-columns-repeated="16382"/>
        </table:table-row>
        <table:table-row table:style-name="ro1">
          <table:table-cell office:value-type="date" office:date-value="2012-01-10T00:00:00" table:style-name="ce5">
            <text:p>10/01/2012</text:p>
          </table:table-cell>
          <table:table-cell office:value-type="float" office:value="23701" table:style-name="ce6">
            <text:p>23,701</text:p>
          </table:table-cell>
          <table:table-cell table:number-columns-repeated="16382"/>
        </table:table-row>
        <table:table-row table:style-name="ro1">
          <table:table-cell office:value-type="date" office:date-value="2012-01-11T00:00:00" table:style-name="ce5">
            <text:p>11/01/2012</text:p>
          </table:table-cell>
          <table:table-cell office:value-type="float" office:value="24020" table:style-name="ce6">
            <text:p>24,020</text:p>
          </table:table-cell>
          <table:table-cell table:number-columns-repeated="16382"/>
        </table:table-row>
        <table:table-row table:style-name="ro1">
          <table:table-cell office:value-type="date" office:date-value="2012-01-12T00:00:00" table:style-name="ce5">
            <text:p>12/01/2012</text:p>
          </table:table-cell>
          <table:table-cell office:value-type="float" office:value="24642" table:style-name="ce6">
            <text:p>24,642</text:p>
          </table:table-cell>
          <table:table-cell table:number-columns-repeated="16382"/>
        </table:table-row>
        <table:table-row table:style-name="ro1">
          <table:table-cell office:value-type="date" office:date-value="2012-01-13T00:00:00" table:style-name="ce5">
            <text:p>13/01/2012</text:p>
          </table:table-cell>
          <table:table-cell office:value-type="float" office:value="25180" table:style-name="ce6">
            <text:p>25,180</text:p>
          </table:table-cell>
          <table:table-cell table:number-columns-repeated="16382"/>
        </table:table-row>
        <table:table-row table:style-name="ro1">
          <table:table-cell office:value-type="date" office:date-value="2012-01-14T00:00:00" table:style-name="ce5">
            <text:p>14/01/2012</text:p>
          </table:table-cell>
          <table:table-cell office:value-type="float" office:value="18688" table:style-name="ce6">
            <text:p>18,688</text:p>
          </table:table-cell>
          <table:table-cell table:number-columns-repeated="16382"/>
        </table:table-row>
        <table:table-row table:style-name="ro1">
          <table:table-cell office:value-type="date" office:date-value="2012-01-15T00:00:00" table:style-name="ce5">
            <text:p>15/01/2012</text:p>
          </table:table-cell>
          <table:table-cell office:value-type="float" office:value="21222" table:style-name="ce6">
            <text:p>21,222</text:p>
          </table:table-cell>
          <table:table-cell table:number-columns-repeated="16382"/>
        </table:table-row>
        <table:table-row table:style-name="ro1">
          <table:table-cell office:value-type="date" office:date-value="2012-01-16T00:00:00" table:style-name="ce5">
            <text:p>16/01/2012</text:p>
          </table:table-cell>
          <table:table-cell office:value-type="float" office:value="24414" table:style-name="ce6">
            <text:p>24,414</text:p>
          </table:table-cell>
          <table:table-cell table:number-columns-repeated="16382"/>
        </table:table-row>
        <table:table-row table:style-name="ro1">
          <table:table-cell office:value-type="date" office:date-value="2012-01-17T00:00:00" table:style-name="ce5">
            <text:p>17/01/2012</text:p>
          </table:table-cell>
          <table:table-cell office:value-type="float" office:value="23383" table:style-name="ce6">
            <text:p>23,383</text:p>
          </table:table-cell>
          <table:table-cell table:number-columns-repeated="16382"/>
        </table:table-row>
        <table:table-row table:style-name="ro1">
          <table:table-cell office:value-type="date" office:date-value="2012-01-18T00:00:00" table:style-name="ce5">
            <text:p>18/01/2012</text:p>
          </table:table-cell>
          <table:table-cell office:value-type="float" office:value="23933" table:style-name="ce6">
            <text:p>23,933</text:p>
          </table:table-cell>
          <table:table-cell table:number-columns-repeated="16382"/>
        </table:table-row>
        <table:table-row table:style-name="ro1">
          <table:table-cell office:value-type="date" office:date-value="2012-01-19T00:00:00" table:style-name="ce5">
            <text:p>19/01/2012</text:p>
          </table:table-cell>
          <table:table-cell office:value-type="float" office:value="24316" table:style-name="ce6">
            <text:p>24,316</text:p>
          </table:table-cell>
          <table:table-cell table:number-columns-repeated="16382"/>
        </table:table-row>
        <table:table-row table:style-name="ro1">
          <table:table-cell office:value-type="date" office:date-value="2012-01-20T00:00:00" table:style-name="ce5">
            <text:p>20/01/2012</text:p>
          </table:table-cell>
          <table:table-cell office:value-type="float" office:value="25521" table:style-name="ce6">
            <text:p>25,521</text:p>
          </table:table-cell>
          <table:table-cell table:number-columns-repeated="16382"/>
        </table:table-row>
        <table:table-row table:style-name="ro1">
          <table:table-cell office:value-type="date" office:date-value="2012-01-21T00:00:00" table:style-name="ce5">
            <text:p>21/01/2012</text:p>
          </table:table-cell>
          <table:table-cell office:value-type="float" office:value="18186" table:style-name="ce6">
            <text:p>18,186</text:p>
          </table:table-cell>
          <table:table-cell table:number-columns-repeated="16382"/>
        </table:table-row>
        <table:table-row table:style-name="ro1">
          <table:table-cell office:value-type="date" office:date-value="2012-01-22T00:00:00" table:style-name="ce5">
            <text:p>22/01/2012</text:p>
          </table:table-cell>
          <table:table-cell office:value-type="float" office:value="20995" table:style-name="ce6">
            <text:p>20,995</text:p>
          </table:table-cell>
          <table:table-cell table:number-columns-repeated="16382"/>
        </table:table-row>
        <table:table-row table:style-name="ro1">
          <table:table-cell office:value-type="date" office:date-value="2012-01-23T00:00:00" table:style-name="ce5">
            <text:p>23/01/2012</text:p>
          </table:table-cell>
          <table:table-cell office:value-type="float" office:value="24496" table:style-name="ce6">
            <text:p>24,496</text:p>
          </table:table-cell>
          <table:table-cell table:number-columns-repeated="16382"/>
        </table:table-row>
        <table:table-row table:style-name="ro1">
          <table:table-cell office:value-type="date" office:date-value="2012-01-24T00:00:00" table:style-name="ce5">
            <text:p>24/01/2012</text:p>
          </table:table-cell>
          <table:table-cell office:value-type="float" office:value="23323" table:style-name="ce6">
            <text:p>23,323</text:p>
          </table:table-cell>
          <table:table-cell table:number-columns-repeated="16382"/>
        </table:table-row>
        <table:table-row table:style-name="ro1">
          <table:table-cell office:value-type="date" office:date-value="2012-01-25T00:00:00" table:style-name="ce5">
            <text:p>25/01/2012</text:p>
          </table:table-cell>
          <table:table-cell office:value-type="float" office:value="24095" table:style-name="ce6">
            <text:p>24,095</text:p>
          </table:table-cell>
          <table:table-cell table:number-columns-repeated="16382"/>
        </table:table-row>
        <table:table-row table:style-name="ro1">
          <table:table-cell office:value-type="date" office:date-value="2012-01-26T00:00:00" table:style-name="ce5">
            <text:p>26/01/2012</text:p>
          </table:table-cell>
          <table:table-cell office:value-type="float" office:value="24608" table:style-name="ce6">
            <text:p>24,608</text:p>
          </table:table-cell>
          <table:table-cell table:number-columns-repeated="16382"/>
        </table:table-row>
        <table:table-row table:style-name="ro1">
          <table:table-cell office:value-type="date" office:date-value="2012-01-27T00:00:00" table:style-name="ce5">
            <text:p>27/01/2012</text:p>
          </table:table-cell>
          <table:table-cell office:value-type="float" office:value="25287" table:style-name="ce6">
            <text:p>25,287</text:p>
          </table:table-cell>
          <table:table-cell table:number-columns-repeated="16382"/>
        </table:table-row>
        <table:table-row table:style-name="ro1">
          <table:table-cell office:value-type="date" office:date-value="2012-01-28T00:00:00" table:style-name="ce5">
            <text:p>28/01/2012</text:p>
          </table:table-cell>
          <table:table-cell office:value-type="float" office:value="18510" table:style-name="ce6">
            <text:p>18,510</text:p>
          </table:table-cell>
          <table:table-cell table:number-columns-repeated="16382"/>
        </table:table-row>
        <table:table-row table:style-name="ro1">
          <table:table-cell office:value-type="date" office:date-value="2012-01-29T00:00:00" table:style-name="ce5">
            <text:p>29/01/2012</text:p>
          </table:table-cell>
          <table:table-cell office:value-type="float" office:value="20873" table:style-name="ce6">
            <text:p>20,873</text:p>
          </table:table-cell>
          <table:table-cell table:number-columns-repeated="16382"/>
        </table:table-row>
        <table:table-row table:style-name="ro1">
          <table:table-cell office:value-type="date" office:date-value="2012-01-30T00:00:00" table:style-name="ce5">
            <text:p>30/01/2012</text:p>
          </table:table-cell>
          <table:table-cell office:value-type="float" office:value="23866" table:style-name="ce6">
            <text:p>23,866</text:p>
          </table:table-cell>
          <table:table-cell table:number-columns-repeated="16382"/>
        </table:table-row>
        <table:table-row table:style-name="ro1">
          <table:table-cell office:value-type="date" office:date-value="2012-01-31T00:00:00" table:style-name="ce5">
            <text:p>31/01/2012</text:p>
          </table:table-cell>
          <table:table-cell office:value-type="float" office:value="23184" table:style-name="ce6">
            <text:p>23,184</text:p>
          </table:table-cell>
          <table:table-cell table:number-columns-repeated="16382"/>
        </table:table-row>
        <table:table-row table:style-name="ro1">
          <table:table-cell office:value-type="date" office:date-value="2012-02-01T00:00:00" table:style-name="ce5">
            <text:p>01/02/2012</text:p>
          </table:table-cell>
          <table:table-cell office:value-type="float" office:value="23663" table:style-name="ce6">
            <text:p>23,663</text:p>
          </table:table-cell>
          <table:table-cell table:number-columns-repeated="16382"/>
        </table:table-row>
        <table:table-row table:style-name="ro1">
          <table:table-cell office:value-type="date" office:date-value="2012-02-02T00:00:00" table:style-name="ce5">
            <text:p>02/02/2012</text:p>
          </table:table-cell>
          <table:table-cell office:value-type="float" office:value="24237" table:style-name="ce6">
            <text:p>24,237</text:p>
          </table:table-cell>
          <table:table-cell table:number-columns-repeated="16382"/>
        </table:table-row>
        <table:table-row table:style-name="ro1">
          <table:table-cell office:value-type="date" office:date-value="2012-02-03T00:00:00" table:style-name="ce5">
            <text:p>03/02/2012</text:p>
          </table:table-cell>
          <table:table-cell office:value-type="float" office:value="24982" table:style-name="ce6">
            <text:p>24,982</text:p>
          </table:table-cell>
          <table:table-cell table:number-columns-repeated="16382"/>
        </table:table-row>
        <table:table-row table:style-name="ro1">
          <table:table-cell office:value-type="date" office:date-value="2012-02-04T00:00:00" table:style-name="ce5">
            <text:p>04/02/2012</text:p>
          </table:table-cell>
          <table:table-cell office:value-type="float" office:value="18151" table:style-name="ce6">
            <text:p>18,151</text:p>
          </table:table-cell>
          <table:table-cell table:number-columns-repeated="16382"/>
        </table:table-row>
        <table:table-row table:style-name="ro1">
          <table:table-cell office:value-type="date" office:date-value="2012-02-05T00:00:00" table:style-name="ce5">
            <text:p>05/02/2012</text:p>
          </table:table-cell>
          <table:table-cell office:value-type="float" office:value="20161" table:style-name="ce6">
            <text:p>20,161</text:p>
          </table:table-cell>
          <table:table-cell table:number-columns-repeated="16382"/>
        </table:table-row>
        <table:table-row table:style-name="ro1">
          <table:table-cell office:value-type="date" office:date-value="2012-02-06T00:00:00" table:style-name="ce5">
            <text:p>06/02/2012</text:p>
          </table:table-cell>
          <table:table-cell office:value-type="float" office:value="23823" table:style-name="ce6">
            <text:p>23,823</text:p>
          </table:table-cell>
          <table:table-cell table:number-columns-repeated="16382"/>
        </table:table-row>
        <table:table-row table:style-name="ro1">
          <table:table-cell office:value-type="date" office:date-value="2012-02-07T00:00:00" table:style-name="ce5">
            <text:p>07/02/2012</text:p>
          </table:table-cell>
          <table:table-cell office:value-type="float" office:value="22638" table:style-name="ce6">
            <text:p>22,638</text:p>
          </table:table-cell>
          <table:table-cell table:number-columns-repeated="16382"/>
        </table:table-row>
        <table:table-row table:style-name="ro1">
          <table:table-cell office:value-type="date" office:date-value="2012-02-08T00:00:00" table:style-name="ce5">
            <text:p>08/02/2012</text:p>
          </table:table-cell>
          <table:table-cell office:value-type="float" office:value="23685" table:style-name="ce6">
            <text:p>23,685</text:p>
          </table:table-cell>
          <table:table-cell table:number-columns-repeated="16382"/>
        </table:table-row>
        <table:table-row table:style-name="ro1">
          <table:table-cell office:value-type="date" office:date-value="2012-02-09T00:00:00" table:style-name="ce5">
            <text:p>09/02/2012</text:p>
          </table:table-cell>
          <table:table-cell office:value-type="float" office:value="24438" table:style-name="ce6">
            <text:p>24,438</text:p>
          </table:table-cell>
          <table:table-cell table:number-columns-repeated="16382"/>
        </table:table-row>
        <table:table-row table:style-name="ro1">
          <table:table-cell office:value-type="date" office:date-value="2012-02-10T00:00:00" table:style-name="ce5">
            <text:p>10/02/2012</text:p>
          </table:table-cell>
          <table:table-cell office:value-type="float" office:value="25909" table:style-name="ce6">
            <text:p>25,909</text:p>
          </table:table-cell>
          <table:table-cell table:number-columns-repeated="16382"/>
        </table:table-row>
        <table:table-row table:style-name="ro1">
          <table:table-cell office:value-type="date" office:date-value="2012-02-11T00:00:00" table:style-name="ce5">
            <text:p>11/02/2012</text:p>
          </table:table-cell>
          <table:table-cell office:value-type="float" office:value="19191" table:style-name="ce6">
            <text:p>19,191</text:p>
          </table:table-cell>
          <table:table-cell table:number-columns-repeated="16382"/>
        </table:table-row>
        <table:table-row table:style-name="ro1">
          <table:table-cell office:value-type="date" office:date-value="2012-02-12T00:00:00" table:style-name="ce5">
            <text:p>12/02/2012</text:p>
          </table:table-cell>
          <table:table-cell office:value-type="float" office:value="21216" table:style-name="ce6">
            <text:p>21,216</text:p>
          </table:table-cell>
          <table:table-cell table:number-columns-repeated="16382"/>
        </table:table-row>
        <table:table-row table:style-name="ro1">
          <table:table-cell office:value-type="date" office:date-value="2012-02-13T00:00:00" table:style-name="ce5">
            <text:p>13/02/2012</text:p>
          </table:table-cell>
          <table:table-cell office:value-type="float" office:value="24073" table:style-name="ce6">
            <text:p>24,073</text:p>
          </table:table-cell>
          <table:table-cell table:number-columns-repeated="16382"/>
        </table:table-row>
        <table:table-row table:style-name="ro1">
          <table:table-cell office:value-type="date" office:date-value="2012-02-14T00:00:00" table:style-name="ce5">
            <text:p>14/02/2012</text:p>
          </table:table-cell>
          <table:table-cell office:value-type="float" office:value="23221" table:style-name="ce6">
            <text:p>23,221</text:p>
          </table:table-cell>
          <table:table-cell table:number-columns-repeated="16382"/>
        </table:table-row>
        <table:table-row table:style-name="ro1">
          <table:table-cell office:value-type="date" office:date-value="2012-02-15T00:00:00" table:style-name="ce5">
            <text:p>15/02/2012</text:p>
          </table:table-cell>
          <table:table-cell office:value-type="float" office:value="24406" table:style-name="ce6">
            <text:p>24,406</text:p>
          </table:table-cell>
          <table:table-cell table:number-columns-repeated="16382"/>
        </table:table-row>
        <table:table-row table:style-name="ro1">
          <table:table-cell office:value-type="date" office:date-value="2012-02-16T00:00:00" table:style-name="ce5">
            <text:p>16/02/2012</text:p>
          </table:table-cell>
          <table:table-cell office:value-type="float" office:value="24923" table:style-name="ce6">
            <text:p>24,923</text:p>
          </table:table-cell>
          <table:table-cell table:number-columns-repeated="16382"/>
        </table:table-row>
        <table:table-row table:style-name="ro1">
          <table:table-cell office:value-type="date" office:date-value="2012-02-17T00:00:00" table:style-name="ce5">
            <text:p>17/02/2012</text:p>
          </table:table-cell>
          <table:table-cell office:value-type="float" office:value="25782" table:style-name="ce6">
            <text:p>25,782</text:p>
          </table:table-cell>
          <table:table-cell table:number-columns-repeated="16382"/>
        </table:table-row>
        <table:table-row table:style-name="ro1">
          <table:table-cell office:value-type="date" office:date-value="2012-02-18T00:00:00" table:style-name="ce5">
            <text:p>18/02/2012</text:p>
          </table:table-cell>
          <table:table-cell office:value-type="float" office:value="19947" table:style-name="ce6">
            <text:p>19,947</text:p>
          </table:table-cell>
          <table:table-cell table:number-columns-repeated="16382"/>
        </table:table-row>
        <table:table-row table:style-name="ro1">
          <table:table-cell office:value-type="date" office:date-value="2012-02-19T00:00:00" table:style-name="ce5">
            <text:p>19/02/2012</text:p>
          </table:table-cell>
          <table:table-cell office:value-type="float" office:value="21933" table:style-name="ce6">
            <text:p>21,933</text:p>
          </table:table-cell>
          <table:table-cell table:number-columns-repeated="16382"/>
        </table:table-row>
        <table:table-row table:style-name="ro1">
          <table:table-cell office:value-type="date" office:date-value="2012-02-20T00:00:00" table:style-name="ce5">
            <text:p>20/02/2012</text:p>
          </table:table-cell>
          <table:table-cell office:value-type="float" office:value="24322" table:style-name="ce6">
            <text:p>24,322</text:p>
          </table:table-cell>
          <table:table-cell table:number-columns-repeated="16382"/>
        </table:table-row>
        <table:table-row table:style-name="ro1">
          <table:table-cell office:value-type="date" office:date-value="2012-02-21T00:00:00" table:style-name="ce5">
            <text:p>21/02/2012</text:p>
          </table:table-cell>
          <table:table-cell office:value-type="float" office:value="23494" table:style-name="ce6">
            <text:p>23,494</text:p>
          </table:table-cell>
          <table:table-cell table:number-columns-repeated="16382"/>
        </table:table-row>
        <table:table-row table:style-name="ro1">
          <table:table-cell office:value-type="date" office:date-value="2012-02-22T00:00:00" table:style-name="ce5">
            <text:p>22/02/2012</text:p>
          </table:table-cell>
          <table:table-cell office:value-type="float" office:value="24619" table:style-name="ce6">
            <text:p>24,619</text:p>
          </table:table-cell>
          <table:table-cell table:number-columns-repeated="16382"/>
        </table:table-row>
        <table:table-row table:style-name="ro1">
          <table:table-cell office:value-type="date" office:date-value="2012-02-23T00:00:00" table:style-name="ce5">
            <text:p>23/02/2012</text:p>
          </table:table-cell>
          <table:table-cell office:value-type="float" office:value="24990" table:style-name="ce6">
            <text:p>24,990</text:p>
          </table:table-cell>
          <table:table-cell table:number-columns-repeated="16382"/>
        </table:table-row>
        <table:table-row table:style-name="ro1">
          <table:table-cell office:value-type="date" office:date-value="2012-02-24T00:00:00" table:style-name="ce5">
            <text:p>24/02/2012</text:p>
          </table:table-cell>
          <table:table-cell office:value-type="float" office:value="25727" table:style-name="ce6">
            <text:p>25,727</text:p>
          </table:table-cell>
          <table:table-cell table:number-columns-repeated="16382"/>
        </table:table-row>
        <table:table-row table:style-name="ro1">
          <table:table-cell office:value-type="date" office:date-value="2012-02-25T00:00:00" table:style-name="ce5">
            <text:p>25/02/2012</text:p>
          </table:table-cell>
          <table:table-cell office:value-type="float" office:value="19874" table:style-name="ce6">
            <text:p>19,874</text:p>
          </table:table-cell>
          <table:table-cell table:number-columns-repeated="16382"/>
        </table:table-row>
        <table:table-row table:style-name="ro1">
          <table:table-cell office:value-type="date" office:date-value="2012-02-26T00:00:00" table:style-name="ce5">
            <text:p>26/02/2012</text:p>
          </table:table-cell>
          <table:table-cell office:value-type="float" office:value="22158" table:style-name="ce6">
            <text:p>22,158</text:p>
          </table:table-cell>
          <table:table-cell table:number-columns-repeated="16382"/>
        </table:table-row>
        <table:table-row table:style-name="ro1">
          <table:table-cell office:value-type="date" office:date-value="2012-02-27T00:00:00" table:style-name="ce5">
            <text:p>27/02/2012</text:p>
          </table:table-cell>
          <table:table-cell office:value-type="float" office:value="25085" table:style-name="ce6">
            <text:p>25,085</text:p>
          </table:table-cell>
          <table:table-cell table:number-columns-repeated="16382"/>
        </table:table-row>
        <table:table-row table:style-name="ro1">
          <table:table-cell office:value-type="date" office:date-value="2012-02-28T00:00:00" table:style-name="ce5">
            <text:p>28/02/2012</text:p>
          </table:table-cell>
          <table:table-cell office:value-type="float" office:value="23651" table:style-name="ce6">
            <text:p>23,651</text:p>
          </table:table-cell>
          <table:table-cell table:number-columns-repeated="16382"/>
        </table:table-row>
        <table:table-row table:style-name="ro1">
          <table:table-cell office:value-type="date" office:date-value="2012-02-29T00:00:00" table:style-name="ce5">
            <text:p>29/02/2012</text:p>
          </table:table-cell>
          <table:table-cell office:value-type="float" office:value="24360" table:style-name="ce6">
            <text:p>24,360</text:p>
          </table:table-cell>
          <table:table-cell table:number-columns-repeated="16382"/>
        </table:table-row>
        <table:table-row table:style-name="ro1">
          <table:table-cell office:value-type="date" office:date-value="2012-03-01T00:00:00" table:style-name="ce5">
            <text:p>01/03/2012</text:p>
          </table:table-cell>
          <table:table-cell office:value-type="float" office:value="25713" table:style-name="ce6">
            <text:p>25,713</text:p>
          </table:table-cell>
          <table:table-cell table:number-columns-repeated="16382"/>
        </table:table-row>
        <table:table-row table:style-name="ro1">
          <table:table-cell office:value-type="date" office:date-value="2012-03-02T00:00:00" table:style-name="ce5">
            <text:p>02/03/2012</text:p>
          </table:table-cell>
          <table:table-cell office:value-type="float" office:value="26388" table:style-name="ce6">
            <text:p>26,388</text:p>
          </table:table-cell>
          <table:table-cell table:number-columns-repeated="16382"/>
        </table:table-row>
        <table:table-row table:style-name="ro1">
          <table:table-cell office:value-type="date" office:date-value="2012-03-03T00:00:00" table:style-name="ce5">
            <text:p>03/03/2012</text:p>
          </table:table-cell>
          <table:table-cell office:value-type="float" office:value="19917" table:style-name="ce6">
            <text:p>19,917</text:p>
          </table:table-cell>
          <table:table-cell table:number-columns-repeated="16382"/>
        </table:table-row>
        <table:table-row table:style-name="ro1">
          <table:table-cell office:value-type="date" office:date-value="2012-03-04T00:00:00" table:style-name="ce5">
            <text:p>04/03/2012</text:p>
          </table:table-cell>
          <table:table-cell office:value-type="float" office:value="22145" table:style-name="ce6">
            <text:p>22,145</text:p>
          </table:table-cell>
          <table:table-cell table:number-columns-repeated="16382"/>
        </table:table-row>
        <table:table-row table:style-name="ro1">
          <table:table-cell office:value-type="date" office:date-value="2012-03-05T00:00:00" table:style-name="ce5">
            <text:p>05/03/2012</text:p>
          </table:table-cell>
          <table:table-cell office:value-type="float" office:value="25579" table:style-name="ce6">
            <text:p>25,579</text:p>
          </table:table-cell>
          <table:table-cell table:number-columns-repeated="16382"/>
        </table:table-row>
        <table:table-row table:style-name="ro1">
          <table:table-cell office:value-type="date" office:date-value="2012-03-06T00:00:00" table:style-name="ce5">
            <text:p>06/03/2012</text:p>
          </table:table-cell>
          <table:table-cell office:value-type="float" office:value="24759" table:style-name="ce6">
            <text:p>24,759</text:p>
          </table:table-cell>
          <table:table-cell table:number-columns-repeated="16382"/>
        </table:table-row>
        <table:table-row table:style-name="ro1">
          <table:table-cell office:value-type="date" office:date-value="2012-03-07T00:00:00" table:style-name="ce5">
            <text:p>07/03/2012</text:p>
          </table:table-cell>
          <table:table-cell office:value-type="float" office:value="25674" table:style-name="ce6">
            <text:p>25,674</text:p>
          </table:table-cell>
          <table:table-cell table:number-columns-repeated="16382"/>
        </table:table-row>
        <table:table-row table:style-name="ro1">
          <table:table-cell office:value-type="date" office:date-value="2012-03-08T00:00:00" table:style-name="ce5">
            <text:p>08/03/2012</text:p>
          </table:table-cell>
          <table:table-cell office:value-type="float" office:value="26134" table:style-name="ce6">
            <text:p>26,134</text:p>
          </table:table-cell>
          <table:table-cell table:number-columns-repeated="16382"/>
        </table:table-row>
        <table:table-row table:style-name="ro1">
          <table:table-cell office:value-type="date" office:date-value="2012-03-09T00:00:00" table:style-name="ce5">
            <text:p>09/03/2012</text:p>
          </table:table-cell>
          <table:table-cell office:value-type="float" office:value="26875" table:style-name="ce6">
            <text:p>26,875</text:p>
          </table:table-cell>
          <table:table-cell table:number-columns-repeated="16382"/>
        </table:table-row>
        <table:table-row table:style-name="ro1">
          <table:table-cell office:value-type="date" office:date-value="2012-03-10T00:00:00" table:style-name="ce5">
            <text:p>10/03/2012</text:p>
          </table:table-cell>
          <table:table-cell office:value-type="float" office:value="19850" table:style-name="ce6">
            <text:p>19,850</text:p>
          </table:table-cell>
          <table:table-cell table:number-columns-repeated="16382"/>
        </table:table-row>
        <table:table-row table:style-name="ro1">
          <table:table-cell office:value-type="date" office:date-value="2012-03-11T00:00:00" table:style-name="ce5">
            <text:p>11/03/2012</text:p>
          </table:table-cell>
          <table:table-cell office:value-type="float" office:value="22355" table:style-name="ce6">
            <text:p>22,355</text:p>
          </table:table-cell>
          <table:table-cell table:number-columns-repeated="16382"/>
        </table:table-row>
        <table:table-row table:style-name="ro1">
          <table:table-cell office:value-type="date" office:date-value="2012-03-12T00:00:00" table:style-name="ce5">
            <text:p>12/03/2012</text:p>
          </table:table-cell>
          <table:table-cell office:value-type="float" office:value="25815" table:style-name="ce6">
            <text:p>25,815</text:p>
          </table:table-cell>
          <table:table-cell table:number-columns-repeated="16382"/>
        </table:table-row>
        <table:table-row table:style-name="ro1">
          <table:table-cell office:value-type="date" office:date-value="2012-03-13T00:00:00" table:style-name="ce5">
            <text:p>13/03/2012</text:p>
          </table:table-cell>
          <table:table-cell office:value-type="float" office:value="25033" table:style-name="ce6">
            <text:p>25,033</text:p>
          </table:table-cell>
          <table:table-cell table:number-columns-repeated="16382"/>
        </table:table-row>
        <table:table-row table:style-name="ro1">
          <table:table-cell office:value-type="date" office:date-value="2012-03-14T00:00:00" table:style-name="ce5">
            <text:p>14/03/2012</text:p>
          </table:table-cell>
          <table:table-cell office:value-type="float" office:value="25775" table:style-name="ce6">
            <text:p>25,775</text:p>
          </table:table-cell>
          <table:table-cell table:number-columns-repeated="16382"/>
        </table:table-row>
        <table:table-row table:style-name="ro1">
          <table:table-cell office:value-type="date" office:date-value="2012-03-15T00:00:00" table:style-name="ce5">
            <text:p>15/03/2012</text:p>
          </table:table-cell>
          <table:table-cell office:value-type="float" office:value="26443" table:style-name="ce6">
            <text:p>26,443</text:p>
          </table:table-cell>
          <table:table-cell table:number-columns-repeated="16382"/>
        </table:table-row>
        <table:table-row table:style-name="ro1">
          <table:table-cell office:value-type="date" office:date-value="2012-03-16T00:00:00" table:style-name="ce5">
            <text:p>16/03/2012</text:p>
          </table:table-cell>
          <table:table-cell office:value-type="float" office:value="27452" table:style-name="ce6">
            <text:p>27,452</text:p>
          </table:table-cell>
          <table:table-cell table:number-columns-repeated="16382"/>
        </table:table-row>
        <table:table-row table:style-name="ro1">
          <table:table-cell office:value-type="date" office:date-value="2012-03-17T00:00:00" table:style-name="ce5">
            <text:p>17/03/2012</text:p>
          </table:table-cell>
          <table:table-cell office:value-type="float" office:value="19972" table:style-name="ce6">
            <text:p>19,972</text:p>
          </table:table-cell>
          <table:table-cell table:number-columns-repeated="16382"/>
        </table:table-row>
        <table:table-row table:style-name="ro1">
          <table:table-cell office:value-type="date" office:date-value="2012-03-18T00:00:00" table:style-name="ce5">
            <text:p>18/03/2012</text:p>
          </table:table-cell>
          <table:table-cell office:value-type="float" office:value="22318" table:style-name="ce6">
            <text:p>22,318</text:p>
          </table:table-cell>
          <table:table-cell table:number-columns-repeated="16382"/>
        </table:table-row>
        <table:table-row table:style-name="ro1">
          <table:table-cell office:value-type="date" office:date-value="2012-03-19T00:00:00" table:style-name="ce5">
            <text:p>19/03/2012</text:p>
          </table:table-cell>
          <table:table-cell office:value-type="float" office:value="25906" table:style-name="ce6">
            <text:p>25,906</text:p>
          </table:table-cell>
          <table:table-cell table:number-columns-repeated="16382"/>
        </table:table-row>
        <table:table-row table:style-name="ro1">
          <table:table-cell office:value-type="date" office:date-value="2012-03-20T00:00:00" table:style-name="ce5">
            <text:p>20/03/2012</text:p>
          </table:table-cell>
          <table:table-cell office:value-type="float" office:value="25170" table:style-name="ce6">
            <text:p>25,170</text:p>
          </table:table-cell>
          <table:table-cell table:number-columns-repeated="16382"/>
        </table:table-row>
        <table:table-row table:style-name="ro1">
          <table:table-cell office:value-type="date" office:date-value="2012-03-21T00:00:00" table:style-name="ce5">
            <text:p>21/03/2012</text:p>
          </table:table-cell>
          <table:table-cell office:value-type="float" office:value="26023" table:style-name="ce6">
            <text:p>26,023</text:p>
          </table:table-cell>
          <table:table-cell table:number-columns-repeated="16382"/>
        </table:table-row>
        <table:table-row table:style-name="ro1">
          <table:table-cell office:value-type="date" office:date-value="2012-03-22T00:00:00" table:style-name="ce5">
            <text:p>22/03/2012</text:p>
          </table:table-cell>
          <table:table-cell office:value-type="float" office:value="26729" table:style-name="ce6">
            <text:p>26,729</text:p>
          </table:table-cell>
          <table:table-cell table:number-columns-repeated="16382"/>
        </table:table-row>
        <table:table-row table:style-name="ro1">
          <table:table-cell office:value-type="date" office:date-value="2012-03-23T00:00:00" table:style-name="ce5">
            <text:p>23/03/2012</text:p>
          </table:table-cell>
          <table:table-cell office:value-type="float" office:value="27363" table:style-name="ce6">
            <text:p>27,363</text:p>
          </table:table-cell>
          <table:table-cell table:number-columns-repeated="16382"/>
        </table:table-row>
        <table:table-row table:style-name="ro1">
          <table:table-cell office:value-type="date" office:date-value="2012-03-24T00:00:00" table:style-name="ce5">
            <text:p>24/03/2012</text:p>
          </table:table-cell>
          <table:table-cell office:value-type="float" office:value="20061" table:style-name="ce6">
            <text:p>20,061</text:p>
          </table:table-cell>
          <table:table-cell table:number-columns-repeated="16382"/>
        </table:table-row>
        <table:table-row table:style-name="ro1">
          <table:table-cell office:value-type="date" office:date-value="2012-03-25T00:00:00" table:style-name="ce5">
            <text:p>25/03/2012</text:p>
          </table:table-cell>
          <table:table-cell office:value-type="float" office:value="23759" table:style-name="ce6">
            <text:p>23,759</text:p>
          </table:table-cell>
          <table:table-cell table:number-columns-repeated="16382"/>
        </table:table-row>
        <table:table-row table:style-name="ro1">
          <table:table-cell office:value-type="date" office:date-value="2012-03-26T00:00:00" table:style-name="ce5">
            <text:p>26/03/2012</text:p>
          </table:table-cell>
          <table:table-cell office:value-type="float" office:value="27572" table:style-name="ce6">
            <text:p>27,572</text:p>
          </table:table-cell>
          <table:table-cell table:number-columns-repeated="16382"/>
        </table:table-row>
        <table:table-row table:style-name="ro1">
          <table:table-cell office:value-type="date" office:date-value="2012-03-27T00:00:00" table:style-name="ce5">
            <text:p>27/03/2012</text:p>
          </table:table-cell>
          <table:table-cell office:value-type="float" office:value="26648" table:style-name="ce6">
            <text:p>26,648</text:p>
          </table:table-cell>
          <table:table-cell table:number-columns-repeated="16382"/>
        </table:table-row>
        <table:table-row table:style-name="ro1">
          <table:table-cell office:value-type="date" office:date-value="2012-03-28T00:00:00" table:style-name="ce5">
            <text:p>28/03/2012</text:p>
          </table:table-cell>
          <table:table-cell office:value-type="float" office:value="28183" table:style-name="ce6">
            <text:p>28,183</text:p>
          </table:table-cell>
          <table:table-cell table:number-columns-repeated="16382"/>
        </table:table-row>
        <table:table-row table:style-name="ro1">
          <table:table-cell office:value-type="date" office:date-value="2012-03-29T00:00:00" table:style-name="ce5">
            <text:p>29/03/2012</text:p>
          </table:table-cell>
          <table:table-cell office:value-type="float" office:value="27294" table:style-name="ce6">
            <text:p>27,294</text:p>
          </table:table-cell>
          <table:table-cell table:number-columns-repeated="16382"/>
        </table:table-row>
        <table:table-row table:style-name="ro1">
          <table:table-cell office:value-type="date" office:date-value="2012-03-30T00:00:00" table:style-name="ce5">
            <text:p>30/03/2012</text:p>
          </table:table-cell>
          <table:table-cell office:value-type="float" office:value="29146" table:style-name="ce6">
            <text:p>29,146</text:p>
          </table:table-cell>
          <table:table-cell table:number-columns-repeated="16382"/>
        </table:table-row>
        <table:table-row table:style-name="ro1">
          <table:table-cell office:value-type="date" office:date-value="2012-03-31T00:00:00" table:style-name="ce5">
            <text:p>31/03/2012</text:p>
          </table:table-cell>
          <table:table-cell office:value-type="float" office:value="22780" table:style-name="ce6">
            <text:p>22,780</text:p>
          </table:table-cell>
          <table:table-cell table:number-columns-repeated="16382"/>
        </table:table-row>
        <table:table-row table:style-name="ro1">
          <table:table-cell office:value-type="date" office:date-value="2012-04-01T00:00:00" table:style-name="ce5">
            <text:p>01/04/2012</text:p>
          </table:table-cell>
          <table:table-cell office:value-type="float" office:value="24420" table:style-name="ce6">
            <text:p>24,420</text:p>
          </table:table-cell>
          <table:table-cell table:number-columns-repeated="16382"/>
        </table:table-row>
        <table:table-row table:style-name="ro1">
          <table:table-cell office:value-type="date" office:date-value="2012-04-02T00:00:00" table:style-name="ce5">
            <text:p>02/04/2012</text:p>
          </table:table-cell>
          <table:table-cell office:value-type="float" office:value="25840" table:style-name="ce6">
            <text:p>25,840</text:p>
          </table:table-cell>
          <table:table-cell table:number-columns-repeated="16382"/>
        </table:table-row>
        <table:table-row table:style-name="ro1">
          <table:table-cell office:value-type="date" office:date-value="2012-04-03T00:00:00" table:style-name="ce5">
            <text:p>03/04/2012</text:p>
          </table:table-cell>
          <table:table-cell office:value-type="float" office:value="25288" table:style-name="ce6">
            <text:p>25,288</text:p>
          </table:table-cell>
          <table:table-cell table:number-columns-repeated="16382"/>
        </table:table-row>
        <table:table-row table:style-name="ro1">
          <table:table-cell office:value-type="date" office:date-value="2012-04-04T00:00:00" table:style-name="ce5">
            <text:p>04/04/2012</text:p>
          </table:table-cell>
          <table:table-cell office:value-type="float" office:value="27332" table:style-name="ce6">
            <text:p>27,332</text:p>
          </table:table-cell>
          <table:table-cell table:number-columns-repeated="16382"/>
        </table:table-row>
        <table:table-row table:style-name="ro1">
          <table:table-cell office:value-type="date" office:date-value="2012-04-05T00:00:00" table:style-name="ce5">
            <text:p>05/04/2012</text:p>
          </table:table-cell>
          <table:table-cell office:value-type="float" office:value="27269" table:style-name="ce6">
            <text:p>27,269</text:p>
          </table:table-cell>
          <table:table-cell table:number-columns-repeated="16382"/>
        </table:table-row>
        <table:table-row table:style-name="ro1">
          <table:table-cell office:value-type="date" office:date-value="2012-04-06T00:00:00" table:style-name="ce5">
            <text:p>06/04/2012</text:p>
          </table:table-cell>
          <table:table-cell office:value-type="float" office:value="24547" table:style-name="ce6">
            <text:p>24,547</text:p>
          </table:table-cell>
          <table:table-cell table:number-columns-repeated="16382"/>
        </table:table-row>
        <table:table-row table:style-name="ro1">
          <table:table-cell office:value-type="date" office:date-value="2012-04-07T00:00:00" table:style-name="ce5">
            <text:p>07/04/2012</text:p>
          </table:table-cell>
          <table:table-cell office:value-type="float" office:value="21126" table:style-name="ce6">
            <text:p>21,126</text:p>
          </table:table-cell>
          <table:table-cell table:number-columns-repeated="16382"/>
        </table:table-row>
        <table:table-row table:style-name="ro1">
          <table:table-cell office:value-type="date" office:date-value="2012-04-08T00:00:00" table:style-name="ce5">
            <text:p>08/04/2012</text:p>
          </table:table-cell>
          <table:table-cell office:value-type="float" office:value="21749" table:style-name="ce6">
            <text:p>21,749</text:p>
          </table:table-cell>
          <table:table-cell table:number-columns-repeated="16382"/>
        </table:table-row>
        <table:table-row table:style-name="ro1">
          <table:table-cell office:value-type="date" office:date-value="2012-04-09T00:00:00" table:style-name="ce5">
            <text:p>09/04/2012</text:p>
          </table:table-cell>
          <table:table-cell office:value-type="float" office:value="24499" table:style-name="ce6">
            <text:p>24,499</text:p>
          </table:table-cell>
          <table:table-cell table:number-columns-repeated="16382"/>
        </table:table-row>
        <table:table-row table:style-name="ro1">
          <table:table-cell office:value-type="date" office:date-value="2012-04-10T00:00:00" table:style-name="ce5">
            <text:p>10/04/2012</text:p>
          </table:table-cell>
          <table:table-cell office:value-type="float" office:value="26929" table:style-name="ce6">
            <text:p>26,929</text:p>
          </table:table-cell>
          <table:table-cell table:number-columns-repeated="16382"/>
        </table:table-row>
        <table:table-row table:style-name="ro1">
          <table:table-cell office:value-type="date" office:date-value="2012-04-11T00:00:00" table:style-name="ce5">
            <text:p>11/04/2012</text:p>
          </table:table-cell>
          <table:table-cell office:value-type="float" office:value="27400" table:style-name="ce6">
            <text:p>27,400</text:p>
          </table:table-cell>
          <table:table-cell table:number-columns-repeated="16382"/>
        </table:table-row>
        <table:table-row table:style-name="ro1">
          <table:table-cell office:value-type="date" office:date-value="2012-04-12T00:00:00" table:style-name="ce5">
            <text:p>12/04/2012</text:p>
          </table:table-cell>
          <table:table-cell office:value-type="float" office:value="27908" table:style-name="ce6">
            <text:p>27,908</text:p>
          </table:table-cell>
          <table:table-cell table:number-columns-repeated="16382"/>
        </table:table-row>
        <table:table-row table:style-name="ro1">
          <table:table-cell office:value-type="date" office:date-value="2012-04-13T00:00:00" table:style-name="ce5">
            <text:p>13/04/2012</text:p>
          </table:table-cell>
          <table:table-cell office:value-type="float" office:value="28152" table:style-name="ce6">
            <text:p>28,152</text:p>
          </table:table-cell>
          <table:table-cell table:number-columns-repeated="16382"/>
        </table:table-row>
        <table:table-row table:style-name="ro1">
          <table:table-cell office:value-type="date" office:date-value="2012-04-14T00:00:00" table:style-name="ce5">
            <text:p>14/04/2012</text:p>
          </table:table-cell>
          <table:table-cell office:value-type="float" office:value="22902" table:style-name="ce6">
            <text:p>22,902</text:p>
          </table:table-cell>
          <table:table-cell table:number-columns-repeated="16382"/>
        </table:table-row>
        <table:table-row table:style-name="ro1">
          <table:table-cell office:value-type="date" office:date-value="2012-04-15T00:00:00" table:style-name="ce5">
            <text:p>15/04/2012</text:p>
          </table:table-cell>
          <table:table-cell office:value-type="float" office:value="24584" table:style-name="ce6">
            <text:p>24,584</text:p>
          </table:table-cell>
          <table:table-cell table:number-columns-repeated="16382"/>
        </table:table-row>
        <table:table-row table:style-name="ro1">
          <table:table-cell office:value-type="date" office:date-value="2012-04-16T00:00:00" table:style-name="ce5">
            <text:p>16/04/2012</text:p>
          </table:table-cell>
          <table:table-cell office:value-type="float" office:value="28128" table:style-name="ce6">
            <text:p>28,128</text:p>
          </table:table-cell>
          <table:table-cell table:number-columns-repeated="16382"/>
        </table:table-row>
        <table:table-row table:style-name="ro1">
          <table:table-cell office:value-type="date" office:date-value="2012-04-17T00:00:00" table:style-name="ce5">
            <text:p>17/04/2012</text:p>
          </table:table-cell>
          <table:table-cell office:value-type="float" office:value="27773" table:style-name="ce6">
            <text:p>27,773</text:p>
          </table:table-cell>
          <table:table-cell table:number-columns-repeated="16382"/>
        </table:table-row>
        <table:table-row table:style-name="ro1">
          <table:table-cell office:value-type="date" office:date-value="2012-04-18T00:00:00" table:style-name="ce5">
            <text:p>18/04/2012</text:p>
          </table:table-cell>
          <table:table-cell office:value-type="float" office:value="28084" table:style-name="ce6">
            <text:p>28,084</text:p>
          </table:table-cell>
          <table:table-cell table:number-columns-repeated="16382"/>
        </table:table-row>
        <table:table-row table:style-name="ro1">
          <table:table-cell office:value-type="date" office:date-value="2012-04-19T00:00:00" table:style-name="ce5">
            <text:p>19/04/2012</text:p>
          </table:table-cell>
          <table:table-cell office:value-type="float" office:value="28716" table:style-name="ce6">
            <text:p>28,716</text:p>
          </table:table-cell>
          <table:table-cell table:number-columns-repeated="16382"/>
        </table:table-row>
        <table:table-row table:style-name="ro1">
          <table:table-cell office:value-type="date" office:date-value="2012-04-20T00:00:00" table:style-name="ce5">
            <text:p>20/04/2012</text:p>
          </table:table-cell>
          <table:table-cell office:value-type="float" office:value="29126" table:style-name="ce6">
            <text:p>29,126</text:p>
          </table:table-cell>
          <table:table-cell table:number-columns-repeated="16382"/>
        </table:table-row>
        <table:table-row table:style-name="ro1">
          <table:table-cell office:value-type="date" office:date-value="2012-04-21T00:00:00" table:style-name="ce5">
            <text:p>21/04/2012</text:p>
          </table:table-cell>
          <table:table-cell office:value-type="float" office:value="22730" table:style-name="ce6">
            <text:p>22,730</text:p>
          </table:table-cell>
          <table:table-cell table:number-columns-repeated="16382"/>
        </table:table-row>
        <table:table-row table:style-name="ro1">
          <table:table-cell office:value-type="date" office:date-value="2012-04-22T00:00:00" table:style-name="ce5">
            <text:p>22/04/2012</text:p>
          </table:table-cell>
          <table:table-cell office:value-type="float" office:value="24696" table:style-name="ce6">
            <text:p>24,696</text:p>
          </table:table-cell>
          <table:table-cell table:number-columns-repeated="16382"/>
        </table:table-row>
        <table:table-row table:style-name="ro1">
          <table:table-cell office:value-type="date" office:date-value="2012-04-23T00:00:00" table:style-name="ce5">
            <text:p>23/04/2012</text:p>
          </table:table-cell>
          <table:table-cell office:value-type="float" office:value="28245" table:style-name="ce6">
            <text:p>28,245</text:p>
          </table:table-cell>
          <table:table-cell table:number-columns-repeated="16382"/>
        </table:table-row>
        <table:table-row table:style-name="ro1">
          <table:table-cell office:value-type="date" office:date-value="2012-04-24T00:00:00" table:style-name="ce5">
            <text:p>24/04/2012</text:p>
          </table:table-cell>
          <table:table-cell office:value-type="float" office:value="27691" table:style-name="ce6">
            <text:p>27,691</text:p>
          </table:table-cell>
          <table:table-cell table:number-columns-repeated="16382"/>
        </table:table-row>
        <table:table-row table:style-name="ro1">
          <table:table-cell office:value-type="date" office:date-value="2012-04-25T00:00:00" table:style-name="ce5">
            <text:p>25/04/2012</text:p>
          </table:table-cell>
          <table:table-cell office:value-type="float" office:value="28091" table:style-name="ce6">
            <text:p>28,091</text:p>
          </table:table-cell>
          <table:table-cell table:number-columns-repeated="16382"/>
        </table:table-row>
        <table:table-row table:style-name="ro1">
          <table:table-cell office:value-type="date" office:date-value="2012-04-26T00:00:00" table:style-name="ce5">
            <text:p>26/04/2012</text:p>
          </table:table-cell>
          <table:table-cell office:value-type="float" office:value="28913" table:style-name="ce6">
            <text:p>28,913</text:p>
          </table:table-cell>
          <table:table-cell table:number-columns-repeated="16382"/>
        </table:table-row>
        <table:table-row table:style-name="ro1">
          <table:table-cell office:value-type="date" office:date-value="2012-04-27T00:00:00" table:style-name="ce5">
            <text:p>27/04/2012</text:p>
          </table:table-cell>
          <table:table-cell office:value-type="float" office:value="30049" table:style-name="ce6">
            <text:p>30,049</text:p>
          </table:table-cell>
          <table:table-cell table:number-columns-repeated="16382"/>
        </table:table-row>
        <table:table-row table:style-name="ro1">
          <table:table-cell office:value-type="date" office:date-value="2012-04-28T00:00:00" table:style-name="ce5">
            <text:p>28/04/2012</text:p>
          </table:table-cell>
          <table:table-cell office:value-type="float" office:value="23699" table:style-name="ce6">
            <text:p>23,699</text:p>
          </table:table-cell>
          <table:table-cell table:number-columns-repeated="16382"/>
        </table:table-row>
        <table:table-row table:style-name="ro1">
          <table:table-cell office:value-type="date" office:date-value="2012-04-29T00:00:00" table:style-name="ce5">
            <text:p>29/04/2012</text:p>
          </table:table-cell>
          <table:table-cell office:value-type="float" office:value="24684" table:style-name="ce6">
            <text:p>24,684</text:p>
          </table:table-cell>
          <table:table-cell table:number-columns-repeated="16382"/>
        </table:table-row>
        <table:table-row table:style-name="ro1">
          <table:table-cell office:value-type="date" office:date-value="2012-04-30T00:00:00" table:style-name="ce5">
            <text:p>30/04/2012</text:p>
          </table:table-cell>
          <table:table-cell office:value-type="float" office:value="25850" table:style-name="ce6">
            <text:p>25,850</text:p>
          </table:table-cell>
          <table:table-cell table:number-columns-repeated="16382"/>
        </table:table-row>
        <table:table-row table:style-name="ro1">
          <table:table-cell office:value-type="date" office:date-value="2012-05-01T00:00:00" table:style-name="ce5">
            <text:p>01/05/2012</text:p>
          </table:table-cell>
          <table:table-cell office:value-type="float" office:value="25469" table:style-name="ce6">
            <text:p>25,469</text:p>
          </table:table-cell>
          <table:table-cell table:number-columns-repeated="16382"/>
        </table:table-row>
        <table:table-row table:style-name="ro1">
          <table:table-cell office:value-type="date" office:date-value="2012-05-02T00:00:00" table:style-name="ce5">
            <text:p>02/05/2012</text:p>
          </table:table-cell>
          <table:table-cell office:value-type="float" office:value="28767" table:style-name="ce6">
            <text:p>28,767</text:p>
          </table:table-cell>
          <table:table-cell table:number-columns-repeated="16382"/>
        </table:table-row>
        <table:table-row table:style-name="ro1">
          <table:table-cell office:value-type="date" office:date-value="2012-05-03T00:00:00" table:style-name="ce5">
            <text:p>03/05/2012</text:p>
          </table:table-cell>
          <table:table-cell office:value-type="float" office:value="28989" table:style-name="ce6">
            <text:p>28,989</text:p>
          </table:table-cell>
          <table:table-cell table:number-columns-repeated="16382"/>
        </table:table-row>
        <table:table-row table:style-name="ro1">
          <table:table-cell office:value-type="date" office:date-value="2012-05-04T00:00:00" table:style-name="ce5">
            <text:p>04/05/2012</text:p>
          </table:table-cell>
          <table:table-cell office:value-type="float" office:value="29363" table:style-name="ce6">
            <text:p>29,363</text:p>
          </table:table-cell>
          <table:table-cell table:number-columns-repeated="16382"/>
        </table:table-row>
        <table:table-row table:style-name="ro1">
          <table:table-cell office:value-type="date" office:date-value="2012-05-05T00:00:00" table:style-name="ce5">
            <text:p>05/05/2012</text:p>
          </table:table-cell>
          <table:table-cell office:value-type="float" office:value="23577" table:style-name="ce6">
            <text:p>23,577</text:p>
          </table:table-cell>
          <table:table-cell table:number-columns-repeated="16382"/>
        </table:table-row>
        <table:table-row table:style-name="ro1">
          <table:table-cell office:value-type="date" office:date-value="2012-05-06T00:00:00" table:style-name="ce5">
            <text:p>06/05/2012</text:p>
          </table:table-cell>
          <table:table-cell office:value-type="float" office:value="25380" table:style-name="ce6">
            <text:p>25,380</text:p>
          </table:table-cell>
          <table:table-cell table:number-columns-repeated="16382"/>
        </table:table-row>
        <table:table-row table:style-name="ro1">
          <table:table-cell office:value-type="date" office:date-value="2012-05-07T00:00:00" table:style-name="ce5">
            <text:p>07/05/2012</text:p>
          </table:table-cell>
          <table:table-cell office:value-type="float" office:value="28042" table:style-name="ce6">
            <text:p>28,042</text:p>
          </table:table-cell>
          <table:table-cell table:number-columns-repeated="16382"/>
        </table:table-row>
        <table:table-row table:style-name="ro1">
          <table:table-cell office:value-type="date" office:date-value="2012-05-08T00:00:00" table:style-name="ce5">
            <text:p>08/05/2012</text:p>
          </table:table-cell>
          <table:table-cell office:value-type="float" office:value="27867" table:style-name="ce6">
            <text:p>27,867</text:p>
          </table:table-cell>
          <table:table-cell table:number-columns-repeated="16382"/>
        </table:table-row>
        <table:table-row table:style-name="ro1">
          <table:table-cell office:value-type="date" office:date-value="2012-05-09T00:00:00" table:style-name="ce5">
            <text:p>09/05/2012</text:p>
          </table:table-cell>
          <table:table-cell office:value-type="float" office:value="29194" table:style-name="ce6">
            <text:p>29,194</text:p>
          </table:table-cell>
          <table:table-cell table:number-columns-repeated="16382"/>
        </table:table-row>
        <table:table-row table:style-name="ro1">
          <table:table-cell office:value-type="date" office:date-value="2012-05-10T00:00:00" table:style-name="ce5">
            <text:p>10/05/2012</text:p>
          </table:table-cell>
          <table:table-cell office:value-type="float" office:value="29753" table:style-name="ce6">
            <text:p>29,753</text:p>
          </table:table-cell>
          <table:table-cell table:number-columns-repeated="16382"/>
        </table:table-row>
        <table:table-row table:style-name="ro1">
          <table:table-cell office:value-type="date" office:date-value="2012-05-11T00:00:00" table:style-name="ce5">
            <text:p>11/05/2012</text:p>
          </table:table-cell>
          <table:table-cell office:value-type="float" office:value="30185" table:style-name="ce6">
            <text:p>30,185</text:p>
          </table:table-cell>
          <table:table-cell table:number-columns-repeated="16382"/>
        </table:table-row>
        <table:table-row table:style-name="ro1">
          <table:table-cell office:value-type="date" office:date-value="2012-05-12T00:00:00" table:style-name="ce5">
            <text:p>12/05/2012</text:p>
          </table:table-cell>
          <table:table-cell office:value-type="float" office:value="23978" table:style-name="ce6">
            <text:p>23,978</text:p>
          </table:table-cell>
          <table:table-cell table:number-columns-repeated="16382"/>
        </table:table-row>
        <table:table-row table:style-name="ro1">
          <table:table-cell office:value-type="date" office:date-value="2012-05-13T00:00:00" table:style-name="ce5">
            <text:p>13/05/2012</text:p>
          </table:table-cell>
          <table:table-cell office:value-type="float" office:value="25800" table:style-name="ce6">
            <text:p>25,800</text:p>
          </table:table-cell>
          <table:table-cell table:number-columns-repeated="16382"/>
        </table:table-row>
        <table:table-row table:style-name="ro1">
          <table:table-cell office:value-type="date" office:date-value="2012-05-14T00:00:00" table:style-name="ce5">
            <text:p>14/05/2012</text:p>
          </table:table-cell>
          <table:table-cell office:value-type="float" office:value="29434" table:style-name="ce6">
            <text:p>29,434</text:p>
          </table:table-cell>
          <table:table-cell table:number-columns-repeated="16382"/>
        </table:table-row>
        <table:table-row table:style-name="ro1">
          <table:table-cell office:value-type="date" office:date-value="2012-05-15T00:00:00" table:style-name="ce5">
            <text:p>15/05/2012</text:p>
          </table:table-cell>
          <table:table-cell office:value-type="float" office:value="28638" table:style-name="ce6">
            <text:p>28,638</text:p>
          </table:table-cell>
          <table:table-cell table:number-columns-repeated="16382"/>
        </table:table-row>
        <table:table-row table:style-name="ro1">
          <table:table-cell office:value-type="date" office:date-value="2012-05-16T00:00:00" table:style-name="ce5">
            <text:p>16/05/2012</text:p>
          </table:table-cell>
          <table:table-cell office:value-type="float" office:value="29519" table:style-name="ce6">
            <text:p>29,519</text:p>
          </table:table-cell>
          <table:table-cell table:number-columns-repeated="16382"/>
        </table:table-row>
        <table:table-row table:style-name="ro1">
          <table:table-cell office:value-type="date" office:date-value="2012-05-17T00:00:00" table:style-name="ce5">
            <text:p>17/05/2012</text:p>
          </table:table-cell>
          <table:table-cell office:value-type="float" office:value="26324" table:style-name="ce6">
            <text:p>26,324</text:p>
          </table:table-cell>
          <table:table-cell table:number-columns-repeated="16382"/>
        </table:table-row>
        <table:table-row table:style-name="ro1">
          <table:table-cell office:value-type="date" office:date-value="2012-05-18T00:00:00" table:style-name="ce5">
            <text:p>18/05/2012</text:p>
          </table:table-cell>
          <table:table-cell office:value-type="float" office:value="27136" table:style-name="ce6">
            <text:p>27,136</text:p>
          </table:table-cell>
          <table:table-cell table:number-columns-repeated="16382"/>
        </table:table-row>
        <table:table-row table:style-name="ro1">
          <table:table-cell office:value-type="date" office:date-value="2012-05-19T00:00:00" table:style-name="ce5">
            <text:p>19/05/2012</text:p>
          </table:table-cell>
          <table:table-cell office:value-type="float" office:value="24008" table:style-name="ce6">
            <text:p>24,008</text:p>
          </table:table-cell>
          <table:table-cell table:number-columns-repeated="16382"/>
        </table:table-row>
        <table:table-row table:style-name="ro1">
          <table:table-cell office:value-type="date" office:date-value="2012-05-20T00:00:00" table:style-name="ce5">
            <text:p>20/05/2012</text:p>
          </table:table-cell>
          <table:table-cell office:value-type="float" office:value="26896" table:style-name="ce6">
            <text:p>26,896</text:p>
          </table:table-cell>
          <table:table-cell table:number-columns-repeated="16382"/>
        </table:table-row>
        <table:table-row table:style-name="ro1">
          <table:table-cell office:value-type="date" office:date-value="2012-05-21T00:00:00" table:style-name="ce5">
            <text:p>21/05/2012</text:p>
          </table:table-cell>
          <table:table-cell office:value-type="float" office:value="29513" table:style-name="ce6">
            <text:p>29,513</text:p>
          </table:table-cell>
          <table:table-cell table:number-columns-repeated="16382"/>
        </table:table-row>
        <table:table-row table:style-name="ro1">
          <table:table-cell office:value-type="date" office:date-value="2012-05-22T00:00:00" table:style-name="ce5">
            <text:p>22/05/2012</text:p>
          </table:table-cell>
          <table:table-cell office:value-type="float" office:value="28708" table:style-name="ce6">
            <text:p>28,708</text:p>
          </table:table-cell>
          <table:table-cell table:number-columns-repeated="16382"/>
        </table:table-row>
        <table:table-row table:style-name="ro1">
          <table:table-cell office:value-type="date" office:date-value="2012-05-23T00:00:00" table:style-name="ce5">
            <text:p>23/05/2012</text:p>
          </table:table-cell>
          <table:table-cell office:value-type="float" office:value="29494" table:style-name="ce6">
            <text:p>29,494</text:p>
          </table:table-cell>
          <table:table-cell table:number-columns-repeated="16382"/>
        </table:table-row>
        <table:table-row table:style-name="ro1">
          <table:table-cell office:value-type="date" office:date-value="2012-05-24T00:00:00" table:style-name="ce5">
            <text:p>24/05/2012</text:p>
          </table:table-cell>
          <table:table-cell office:value-type="float" office:value="30060" table:style-name="ce6">
            <text:p>30,060</text:p>
          </table:table-cell>
          <table:table-cell table:number-columns-repeated="16382"/>
        </table:table-row>
        <table:table-row table:style-name="ro1">
          <table:table-cell office:value-type="date" office:date-value="2012-05-25T00:00:00" table:style-name="ce5">
            <text:p>25/05/2012</text:p>
          </table:table-cell>
          <table:table-cell office:value-type="float" office:value="31100" table:style-name="ce6">
            <text:p>31,100</text:p>
          </table:table-cell>
          <table:table-cell table:number-columns-repeated="16382"/>
        </table:table-row>
        <table:table-row table:style-name="ro1">
          <table:table-cell office:value-type="date" office:date-value="2012-05-26T00:00:00" table:style-name="ce5">
            <text:p>26/05/2012</text:p>
          </table:table-cell>
          <table:table-cell office:value-type="float" office:value="24756" table:style-name="ce6">
            <text:p>24,756</text:p>
          </table:table-cell>
          <table:table-cell table:number-columns-repeated="16382"/>
        </table:table-row>
        <table:table-row table:style-name="ro1">
          <table:table-cell office:value-type="date" office:date-value="2012-05-27T00:00:00" table:style-name="ce5">
            <text:p>27/05/2012</text:p>
          </table:table-cell>
          <table:table-cell office:value-type="float" office:value="25068" table:style-name="ce6">
            <text:p>25,068</text:p>
          </table:table-cell>
          <table:table-cell table:number-columns-repeated="16382"/>
        </table:table-row>
        <table:table-row table:style-name="ro1">
          <table:table-cell office:value-type="date" office:date-value="2012-05-28T00:00:00" table:style-name="ce5">
            <text:p>28/05/2012</text:p>
          </table:table-cell>
          <table:table-cell office:value-type="float" office:value="27995" table:style-name="ce6">
            <text:p>27,995</text:p>
          </table:table-cell>
          <table:table-cell table:number-columns-repeated="16382"/>
        </table:table-row>
        <table:table-row table:style-name="ro1">
          <table:table-cell office:value-type="date" office:date-value="2012-05-29T00:00:00" table:style-name="ce5">
            <text:p>29/05/2012</text:p>
          </table:table-cell>
          <table:table-cell office:value-type="float" office:value="29175" table:style-name="ce6">
            <text:p>29,175</text:p>
          </table:table-cell>
          <table:table-cell table:number-columns-repeated="16382"/>
        </table:table-row>
        <table:table-row table:style-name="ro1">
          <table:table-cell office:value-type="date" office:date-value="2012-05-30T00:00:00" table:style-name="ce5">
            <text:p>30/05/2012</text:p>
          </table:table-cell>
          <table:table-cell office:value-type="float" office:value="29834" table:style-name="ce6">
            <text:p>29,834</text:p>
          </table:table-cell>
          <table:table-cell table:number-columns-repeated="16382"/>
        </table:table-row>
        <table:table-row table:style-name="ro1">
          <table:table-cell office:value-type="date" office:date-value="2012-05-31T00:00:00" table:style-name="ce5">
            <text:p>31/05/2012</text:p>
          </table:table-cell>
          <table:table-cell office:value-type="float" office:value="30480" table:style-name="ce6">
            <text:p>30,480</text:p>
          </table:table-cell>
          <table:table-cell table:number-columns-repeated="16382"/>
        </table:table-row>
        <table:table-row table:style-name="ro1">
          <table:table-cell office:value-type="date" office:date-value="2012-06-01T00:00:00" table:style-name="ce5">
            <text:p>01/06/2012</text:p>
          </table:table-cell>
          <table:table-cell office:value-type="float" office:value="31896" table:style-name="ce6">
            <text:p>31,896</text:p>
          </table:table-cell>
          <table:table-cell table:number-columns-repeated="16382"/>
        </table:table-row>
        <table:table-row table:style-name="ro1">
          <table:table-cell office:value-type="date" office:date-value="2012-06-02T00:00:00" table:style-name="ce5">
            <text:p>02/06/2012</text:p>
          </table:table-cell>
          <table:table-cell office:value-type="float" office:value="25703" table:style-name="ce6">
            <text:p>25,703</text:p>
          </table:table-cell>
          <table:table-cell table:number-columns-repeated="16382"/>
        </table:table-row>
        <table:table-row table:style-name="ro1">
          <table:table-cell office:value-type="date" office:date-value="2012-06-03T00:00:00" table:style-name="ce5">
            <text:p>03/06/2012</text:p>
          </table:table-cell>
          <table:table-cell office:value-type="float" office:value="27017" table:style-name="ce6">
            <text:p>27,017</text:p>
          </table:table-cell>
          <table:table-cell table:number-columns-repeated="16382"/>
        </table:table-row>
        <table:table-row table:style-name="ro1">
          <table:table-cell office:value-type="date" office:date-value="2012-06-04T00:00:00" table:style-name="ce5">
            <text:p>04/06/2012</text:p>
          </table:table-cell>
          <table:table-cell office:value-type="float" office:value="29520" table:style-name="ce6">
            <text:p>29,520</text:p>
          </table:table-cell>
          <table:table-cell table:number-columns-repeated="16382"/>
        </table:table-row>
        <table:table-row table:style-name="ro1">
          <table:table-cell office:value-type="date" office:date-value="2012-06-05T00:00:00" table:style-name="ce5">
            <text:p>05/06/2012</text:p>
          </table:table-cell>
          <table:table-cell office:value-type="float" office:value="29248" table:style-name="ce6">
            <text:p>29,248</text:p>
          </table:table-cell>
          <table:table-cell table:number-columns-repeated="16382"/>
        </table:table-row>
        <table:table-row table:style-name="ro1">
          <table:table-cell office:value-type="date" office:date-value="2012-06-06T00:00:00" table:style-name="ce5">
            <text:p>06/06/2012</text:p>
          </table:table-cell>
          <table:table-cell office:value-type="float" office:value="29809" table:style-name="ce6">
            <text:p>29,809</text:p>
          </table:table-cell>
          <table:table-cell table:number-columns-repeated="16382"/>
        </table:table-row>
        <table:table-row table:style-name="ro1">
          <table:table-cell office:value-type="date" office:date-value="2012-06-07T00:00:00" table:style-name="ce5">
            <text:p>07/06/2012</text:p>
          </table:table-cell>
          <table:table-cell office:value-type="float" office:value="29824" table:style-name="ce6">
            <text:p>29,824</text:p>
          </table:table-cell>
          <table:table-cell table:number-columns-repeated="16382"/>
        </table:table-row>
        <table:table-row table:style-name="ro1">
          <table:table-cell office:value-type="date" office:date-value="2012-06-08T00:00:00" table:style-name="ce5">
            <text:p>08/06/2012</text:p>
          </table:table-cell>
          <table:table-cell office:value-type="float" office:value="30789" table:style-name="ce6">
            <text:p>30,789</text:p>
          </table:table-cell>
          <table:table-cell table:number-columns-repeated="16382"/>
        </table:table-row>
        <table:table-row table:style-name="ro1">
          <table:table-cell office:value-type="date" office:date-value="2012-06-09T00:00:00" table:style-name="ce5">
            <text:p>09/06/2012</text:p>
          </table:table-cell>
          <table:table-cell office:value-type="float" office:value="26243" table:style-name="ce6">
            <text:p>26,243</text:p>
          </table:table-cell>
          <table:table-cell table:number-columns-repeated="16382"/>
        </table:table-row>
        <table:table-row table:style-name="ro1">
          <table:table-cell office:value-type="date" office:date-value="2012-06-10T00:00:00" table:style-name="ce5">
            <text:p>10/06/2012</text:p>
          </table:table-cell>
          <table:table-cell office:value-type="float" office:value="28155" table:style-name="ce6">
            <text:p>28,155</text:p>
          </table:table-cell>
          <table:table-cell table:number-columns-repeated="16382"/>
        </table:table-row>
        <table:table-row table:style-name="ro1">
          <table:table-cell office:value-type="date" office:date-value="2012-06-11T00:00:00" table:style-name="ce5">
            <text:p>11/06/2012</text:p>
          </table:table-cell>
          <table:table-cell office:value-type="float" office:value="30996" table:style-name="ce6">
            <text:p>30,996</text:p>
          </table:table-cell>
          <table:table-cell table:number-columns-repeated="16382"/>
        </table:table-row>
        <table:table-row table:style-name="ro1">
          <table:table-cell office:value-type="date" office:date-value="2012-06-12T00:00:00" table:style-name="ce5">
            <text:p>12/06/2012</text:p>
          </table:table-cell>
          <table:table-cell office:value-type="float" office:value="30397" table:style-name="ce6">
            <text:p>30,397</text:p>
          </table:table-cell>
          <table:table-cell table:number-columns-repeated="16382"/>
        </table:table-row>
        <table:table-row table:style-name="ro1">
          <table:table-cell office:value-type="date" office:date-value="2012-06-13T00:00:00" table:style-name="ce5">
            <text:p>13/06/2012</text:p>
          </table:table-cell>
          <table:table-cell office:value-type="float" office:value="31080" table:style-name="ce6">
            <text:p>31,080</text:p>
          </table:table-cell>
          <table:table-cell table:number-columns-repeated="16382"/>
        </table:table-row>
        <table:table-row table:style-name="ro1">
          <table:table-cell office:value-type="date" office:date-value="2012-06-14T00:00:00" table:style-name="ce5">
            <text:p>14/06/2012</text:p>
          </table:table-cell>
          <table:table-cell office:value-type="float" office:value="31792" table:style-name="ce6">
            <text:p>31,792</text:p>
          </table:table-cell>
          <table:table-cell table:number-columns-repeated="16382"/>
        </table:table-row>
        <table:table-row table:style-name="ro1">
          <table:table-cell office:value-type="date" office:date-value="2012-06-15T00:00:00" table:style-name="ce5">
            <text:p>15/06/2012</text:p>
          </table:table-cell>
          <table:table-cell office:value-type="float" office:value="32542" table:style-name="ce6">
            <text:p>32,542</text:p>
          </table:table-cell>
          <table:table-cell table:number-columns-repeated="16382"/>
        </table:table-row>
        <table:table-row table:style-name="ro1">
          <table:table-cell office:value-type="date" office:date-value="2012-06-16T00:00:00" table:style-name="ce5">
            <text:p>16/06/2012</text:p>
          </table:table-cell>
          <table:table-cell office:value-type="float" office:value="26529" table:style-name="ce6">
            <text:p>26,529</text:p>
          </table:table-cell>
          <table:table-cell table:number-columns-repeated="16382"/>
        </table:table-row>
        <table:table-row table:style-name="ro1">
          <table:table-cell office:value-type="date" office:date-value="2012-06-17T00:00:00" table:style-name="ce5">
            <text:p>17/06/2012</text:p>
          </table:table-cell>
          <table:table-cell office:value-type="float" office:value="28348" table:style-name="ce6">
            <text:p>28,348</text:p>
          </table:table-cell>
          <table:table-cell table:number-columns-repeated="16382"/>
        </table:table-row>
        <table:table-row table:style-name="ro1">
          <table:table-cell office:value-type="date" office:date-value="2012-06-18T00:00:00" table:style-name="ce5">
            <text:p>18/06/2012</text:p>
          </table:table-cell>
          <table:table-cell office:value-type="float" office:value="31242" table:style-name="ce6">
            <text:p>31,242</text:p>
          </table:table-cell>
          <table:table-cell table:number-columns-repeated="16382"/>
        </table:table-row>
        <table:table-row table:style-name="ro1">
          <table:table-cell office:value-type="date" office:date-value="2012-06-19T00:00:00" table:style-name="ce5">
            <text:p>19/06/2012</text:p>
          </table:table-cell>
          <table:table-cell office:value-type="float" office:value="30738" table:style-name="ce6">
            <text:p>30,738</text:p>
          </table:table-cell>
          <table:table-cell table:number-columns-repeated="16382"/>
        </table:table-row>
        <table:table-row table:style-name="ro1">
          <table:table-cell office:value-type="date" office:date-value="2012-06-20T00:00:00" table:style-name="ce5">
            <text:p>20/06/2012</text:p>
          </table:table-cell>
          <table:table-cell office:value-type="float" office:value="31071" table:style-name="ce6">
            <text:p>31,071</text:p>
          </table:table-cell>
          <table:table-cell table:number-columns-repeated="16382"/>
        </table:table-row>
        <table:table-row table:style-name="ro1">
          <table:table-cell office:value-type="date" office:date-value="2012-06-21T00:00:00" table:style-name="ce5">
            <text:p>21/06/2012</text:p>
          </table:table-cell>
          <table:table-cell office:value-type="float" office:value="31550" table:style-name="ce6">
            <text:p>31,550</text:p>
          </table:table-cell>
          <table:table-cell table:number-columns-repeated="16382"/>
        </table:table-row>
        <table:table-row table:style-name="ro1">
          <table:table-cell office:value-type="date" office:date-value="2012-06-22T00:00:00" table:style-name="ce5">
            <text:p>22/06/2012</text:p>
          </table:table-cell>
          <table:table-cell office:value-type="float" office:value="31912" table:style-name="ce6">
            <text:p>31,912</text:p>
          </table:table-cell>
          <table:table-cell table:number-columns-repeated="16382"/>
        </table:table-row>
        <table:table-row table:style-name="ro1">
          <table:table-cell office:value-type="date" office:date-value="2012-06-23T00:00:00" table:style-name="ce5">
            <text:p>23/06/2012</text:p>
          </table:table-cell>
          <table:table-cell office:value-type="float" office:value="26706" table:style-name="ce6">
            <text:p>26,706</text:p>
          </table:table-cell>
          <table:table-cell table:number-columns-repeated="16382"/>
        </table:table-row>
        <table:table-row table:style-name="ro1">
          <table:table-cell office:value-type="date" office:date-value="2012-06-24T00:00:00" table:style-name="ce5">
            <text:p>24/06/2012</text:p>
          </table:table-cell>
          <table:table-cell office:value-type="float" office:value="28319" table:style-name="ce6">
            <text:p>28,319</text:p>
          </table:table-cell>
          <table:table-cell table:number-columns-repeated="16382"/>
        </table:table-row>
        <table:table-row table:style-name="ro1">
          <table:table-cell office:value-type="date" office:date-value="2012-06-25T00:00:00" table:style-name="ce5">
            <text:p>25/06/2012</text:p>
          </table:table-cell>
          <table:table-cell office:value-type="float" office:value="31334" table:style-name="ce6">
            <text:p>31,334</text:p>
          </table:table-cell>
          <table:table-cell table:number-columns-repeated="16382"/>
        </table:table-row>
        <table:table-row table:style-name="ro1">
          <table:table-cell office:value-type="date" office:date-value="2012-06-26T00:00:00" table:style-name="ce5">
            <text:p>26/06/2012</text:p>
          </table:table-cell>
          <table:table-cell office:value-type="float" office:value="30650" table:style-name="ce6">
            <text:p>30,650</text:p>
          </table:table-cell>
          <table:table-cell table:number-columns-repeated="16382"/>
        </table:table-row>
        <table:table-row table:style-name="ro1">
          <table:table-cell office:value-type="date" office:date-value="2012-06-27T00:00:00" table:style-name="ce5">
            <text:p>27/06/2012</text:p>
          </table:table-cell>
          <table:table-cell office:value-type="float" office:value="31477" table:style-name="ce6">
            <text:p>31,477</text:p>
          </table:table-cell>
          <table:table-cell table:number-columns-repeated="16382"/>
        </table:table-row>
        <table:table-row table:style-name="ro1">
          <table:table-cell office:value-type="date" office:date-value="2012-06-28T00:00:00" table:style-name="ce5">
            <text:p>28/06/2012</text:p>
          </table:table-cell>
          <table:table-cell office:value-type="float" office:value="31918" table:style-name="ce6">
            <text:p>31,918</text:p>
          </table:table-cell>
          <table:table-cell table:number-columns-repeated="16382"/>
        </table:table-row>
        <table:table-row table:style-name="ro1">
          <table:table-cell office:value-type="date" office:date-value="2012-06-29T00:00:00" table:style-name="ce5">
            <text:p>29/06/2012</text:p>
          </table:table-cell>
          <table:table-cell office:value-type="float" office:value="32661" table:style-name="ce6">
            <text:p>32,661</text:p>
          </table:table-cell>
          <table:table-cell table:number-columns-repeated="16382"/>
        </table:table-row>
        <table:table-row table:style-name="ro1">
          <table:table-cell office:value-type="date" office:date-value="2012-06-30T00:00:00" table:style-name="ce5">
            <text:p>30/06/2012</text:p>
          </table:table-cell>
          <table:table-cell office:value-type="float" office:value="27463" table:style-name="ce6">
            <text:p>27,463</text:p>
          </table:table-cell>
          <table:table-cell table:number-columns-repeated="16382"/>
        </table:table-row>
        <table:table-row table:style-name="ro1">
          <table:table-cell office:value-type="date" office:date-value="2012-07-01T00:00:00" table:style-name="ce5">
            <text:p>01/07/2012</text:p>
          </table:table-cell>
          <table:table-cell office:value-type="float" office:value="28861" table:style-name="ce6">
            <text:p>28,861</text:p>
          </table:table-cell>
          <table:table-cell table:number-columns-repeated="16382"/>
        </table:table-row>
        <table:table-row table:style-name="ro1">
          <table:table-cell office:value-type="date" office:date-value="2012-07-02T00:00:00" table:style-name="ce5">
            <text:p>02/07/2012</text:p>
          </table:table-cell>
          <table:table-cell office:value-type="float" office:value="31500" table:style-name="ce6">
            <text:p>31,500</text:p>
          </table:table-cell>
          <table:table-cell table:number-columns-repeated="16382"/>
        </table:table-row>
        <table:table-row table:style-name="ro1">
          <table:table-cell office:value-type="date" office:date-value="2012-07-03T00:00:00" table:style-name="ce5">
            <text:p>03/07/2012</text:p>
          </table:table-cell>
          <table:table-cell office:value-type="float" office:value="30577" table:style-name="ce6">
            <text:p>30,577</text:p>
          </table:table-cell>
          <table:table-cell table:number-columns-repeated="16382"/>
        </table:table-row>
        <table:table-row table:style-name="ro1">
          <table:table-cell office:value-type="date" office:date-value="2012-07-04T00:00:00" table:style-name="ce5">
            <text:p>04/07/2012</text:p>
          </table:table-cell>
          <table:table-cell office:value-type="float" office:value="30994" table:style-name="ce6">
            <text:p>30,994</text:p>
          </table:table-cell>
          <table:table-cell table:number-columns-repeated="16382"/>
        </table:table-row>
        <table:table-row table:style-name="ro1">
          <table:table-cell office:value-type="date" office:date-value="2012-07-05T00:00:00" table:style-name="ce5">
            <text:p>05/07/2012</text:p>
          </table:table-cell>
          <table:table-cell office:value-type="float" office:value="31508" table:style-name="ce6">
            <text:p>31,508</text:p>
          </table:table-cell>
          <table:table-cell table:number-columns-repeated="16382"/>
        </table:table-row>
        <table:table-row table:style-name="ro1">
          <table:table-cell office:value-type="date" office:date-value="2012-07-06T00:00:00" table:style-name="ce5">
            <text:p>06/07/2012</text:p>
          </table:table-cell>
          <table:table-cell office:value-type="float" office:value="31887" table:style-name="ce6">
            <text:p>31,887</text:p>
          </table:table-cell>
          <table:table-cell table:number-columns-repeated="16382"/>
        </table:table-row>
        <table:table-row table:style-name="ro1">
          <table:table-cell office:value-type="date" office:date-value="2012-07-07T00:00:00" table:style-name="ce5">
            <text:p>07/07/2012</text:p>
          </table:table-cell>
          <table:table-cell office:value-type="float" office:value="27570" table:style-name="ce6">
            <text:p>27,570</text:p>
          </table:table-cell>
          <table:table-cell table:number-columns-repeated="16382"/>
        </table:table-row>
        <table:table-row table:style-name="ro1">
          <table:table-cell office:value-type="date" office:date-value="2012-07-08T00:00:00" table:style-name="ce5">
            <text:p>08/07/2012</text:p>
          </table:table-cell>
          <table:table-cell office:value-type="float" office:value="28573" table:style-name="ce6">
            <text:p>28,573</text:p>
          </table:table-cell>
          <table:table-cell table:number-columns-repeated="16382"/>
        </table:table-row>
        <table:table-row table:style-name="ro1">
          <table:table-cell office:value-type="date" office:date-value="2012-07-09T00:00:00" table:style-name="ce5">
            <text:p>09/07/2012</text:p>
          </table:table-cell>
          <table:table-cell office:value-type="float" office:value="31010" table:style-name="ce6">
            <text:p>31,010</text:p>
          </table:table-cell>
          <table:table-cell table:number-columns-repeated="16382"/>
        </table:table-row>
        <table:table-row table:style-name="ro1">
          <table:table-cell office:value-type="date" office:date-value="2012-07-10T00:00:00" table:style-name="ce5">
            <text:p>10/07/2012</text:p>
          </table:table-cell>
          <table:table-cell office:value-type="float" office:value="30421" table:style-name="ce6">
            <text:p>30,421</text:p>
          </table:table-cell>
          <table:table-cell table:number-columns-repeated="16382"/>
        </table:table-row>
        <table:table-row table:style-name="ro1">
          <table:table-cell office:value-type="date" office:date-value="2012-07-11T00:00:00" table:style-name="ce5">
            <text:p>11/07/2012</text:p>
          </table:table-cell>
          <table:table-cell office:value-type="float" office:value="30626" table:style-name="ce6">
            <text:p>30,626</text:p>
          </table:table-cell>
          <table:table-cell table:number-columns-repeated="16382"/>
        </table:table-row>
        <table:table-row table:style-name="ro1">
          <table:table-cell office:value-type="date" office:date-value="2012-07-12T00:00:00" table:style-name="ce5">
            <text:p>12/07/2012</text:p>
          </table:table-cell>
          <table:table-cell office:value-type="float" office:value="31268" table:style-name="ce6">
            <text:p>31,268</text:p>
          </table:table-cell>
          <table:table-cell table:number-columns-repeated="16382"/>
        </table:table-row>
        <table:table-row table:style-name="ro1">
          <table:table-cell office:value-type="date" office:date-value="2012-07-13T00:00:00" table:style-name="ce5">
            <text:p>13/07/2012</text:p>
          </table:table-cell>
          <table:table-cell office:value-type="float" office:value="31820" table:style-name="ce6">
            <text:p>31,820</text:p>
          </table:table-cell>
          <table:table-cell table:number-columns-repeated="16382"/>
        </table:table-row>
        <table:table-row table:style-name="ro1">
          <table:table-cell office:value-type="date" office:date-value="2012-07-14T00:00:00" table:style-name="ce5">
            <text:p>14/07/2012</text:p>
          </table:table-cell>
          <table:table-cell office:value-type="float" office:value="27314" table:style-name="ce6">
            <text:p>27,314</text:p>
          </table:table-cell>
          <table:table-cell table:number-columns-repeated="16382"/>
        </table:table-row>
        <table:table-row table:style-name="ro1">
          <table:table-cell office:value-type="date" office:date-value="2012-07-15T00:00:00" table:style-name="ce5">
            <text:p>15/07/2012</text:p>
          </table:table-cell>
          <table:table-cell office:value-type="float" office:value="28614" table:style-name="ce6">
            <text:p>28,614</text:p>
          </table:table-cell>
          <table:table-cell table:number-columns-repeated="16382"/>
        </table:table-row>
        <table:table-row table:style-name="ro1">
          <table:table-cell office:value-type="date" office:date-value="2012-07-16T00:00:00" table:style-name="ce5">
            <text:p>16/07/2012</text:p>
          </table:table-cell>
          <table:table-cell office:value-type="float" office:value="30737" table:style-name="ce6">
            <text:p>30,737</text:p>
          </table:table-cell>
          <table:table-cell table:number-columns-repeated="16382"/>
        </table:table-row>
        <table:table-row table:style-name="ro1">
          <table:table-cell office:value-type="date" office:date-value="2012-07-17T00:00:00" table:style-name="ce5">
            <text:p>17/07/2012</text:p>
          </table:table-cell>
          <table:table-cell office:value-type="float" office:value="30314" table:style-name="ce6">
            <text:p>30,314</text:p>
          </table:table-cell>
          <table:table-cell table:number-columns-repeated="16382"/>
        </table:table-row>
        <table:table-row table:style-name="ro1">
          <table:table-cell office:value-type="date" office:date-value="2012-07-18T00:00:00" table:style-name="ce5">
            <text:p>18/07/2012</text:p>
          </table:table-cell>
          <table:table-cell office:value-type="float" office:value="30889" table:style-name="ce6">
            <text:p>30,889</text:p>
          </table:table-cell>
          <table:table-cell table:number-columns-repeated="16382"/>
        </table:table-row>
        <table:table-row table:style-name="ro1">
          <table:table-cell office:value-type="date" office:date-value="2012-07-19T00:00:00" table:style-name="ce5">
            <text:p>19/07/2012</text:p>
          </table:table-cell>
          <table:table-cell office:value-type="float" office:value="31083" table:style-name="ce6">
            <text:p>31,083</text:p>
          </table:table-cell>
          <table:table-cell table:number-columns-repeated="16382"/>
        </table:table-row>
        <table:table-row table:style-name="ro1">
          <table:table-cell office:value-type="date" office:date-value="2012-07-20T00:00:00" table:style-name="ce5">
            <text:p>20/07/2012</text:p>
          </table:table-cell>
          <table:table-cell office:value-type="float" office:value="31958" table:style-name="ce6">
            <text:p>31,958</text:p>
          </table:table-cell>
          <table:table-cell table:number-columns-repeated="16382"/>
        </table:table-row>
        <table:table-row table:style-name="ro1">
          <table:table-cell office:value-type="date" office:date-value="2012-07-21T00:00:00" table:style-name="ce5">
            <text:p>21/07/2012</text:p>
          </table:table-cell>
          <table:table-cell office:value-type="float" office:value="27440" table:style-name="ce6">
            <text:p>27,440</text:p>
          </table:table-cell>
          <table:table-cell table:number-columns-repeated="16382"/>
        </table:table-row>
        <table:table-row table:style-name="ro1">
          <table:table-cell office:value-type="date" office:date-value="2012-07-22T00:00:00" table:style-name="ce5">
            <text:p>22/07/2012</text:p>
          </table:table-cell>
          <table:table-cell office:value-type="float" office:value="28416" table:style-name="ce6">
            <text:p>28,416</text:p>
          </table:table-cell>
          <table:table-cell table:number-columns-repeated="16382"/>
        </table:table-row>
        <table:table-row table:style-name="ro1">
          <table:table-cell office:value-type="date" office:date-value="2012-07-23T00:00:00" table:style-name="ce5">
            <text:p>23/07/2012</text:p>
          </table:table-cell>
          <table:table-cell office:value-type="float" office:value="30245" table:style-name="ce6">
            <text:p>30,245</text:p>
          </table:table-cell>
          <table:table-cell table:number-columns-repeated="16382"/>
        </table:table-row>
        <table:table-row table:style-name="ro1">
          <table:table-cell office:value-type="date" office:date-value="2012-07-24T00:00:00" table:style-name="ce5">
            <text:p>24/07/2012</text:p>
          </table:table-cell>
          <table:table-cell office:value-type="float" office:value="29874" table:style-name="ce6">
            <text:p>29,874</text:p>
          </table:table-cell>
          <table:table-cell table:number-columns-repeated="16382"/>
        </table:table-row>
        <table:table-row table:style-name="ro1">
          <table:table-cell office:value-type="date" office:date-value="2012-07-25T00:00:00" table:style-name="ce5">
            <text:p>25/07/2012</text:p>
          </table:table-cell>
          <table:table-cell office:value-type="float" office:value="30185" table:style-name="ce6">
            <text:p>30,185</text:p>
          </table:table-cell>
          <table:table-cell table:number-columns-repeated="16382"/>
        </table:table-row>
        <table:table-row table:style-name="ro1">
          <table:table-cell office:value-type="date" office:date-value="2012-07-26T00:00:00" table:style-name="ce5">
            <text:p>26/07/2012</text:p>
          </table:table-cell>
          <table:table-cell office:value-type="float" office:value="30751" table:style-name="ce6">
            <text:p>30,751</text:p>
          </table:table-cell>
          <table:table-cell table:number-columns-repeated="16382"/>
        </table:table-row>
        <table:table-row table:style-name="ro1">
          <table:table-cell office:value-type="date" office:date-value="2012-07-27T00:00:00" table:style-name="ce5">
            <text:p>27/07/2012</text:p>
          </table:table-cell>
          <table:table-cell office:value-type="float" office:value="31376" table:style-name="ce6">
            <text:p>31,376</text:p>
          </table:table-cell>
          <table:table-cell table:number-columns-repeated="16382"/>
        </table:table-row>
        <table:table-row table:style-name="ro1">
          <table:table-cell office:value-type="date" office:date-value="2012-07-28T00:00:00" table:style-name="ce5">
            <text:p>28/07/2012</text:p>
          </table:table-cell>
          <table:table-cell office:value-type="float" office:value="27521" table:style-name="ce6">
            <text:p>27,521</text:p>
          </table:table-cell>
          <table:table-cell table:number-columns-repeated="16382"/>
        </table:table-row>
        <table:table-row table:style-name="ro1">
          <table:table-cell office:value-type="date" office:date-value="2012-07-29T00:00:00" table:style-name="ce5">
            <text:p>29/07/2012</text:p>
          </table:table-cell>
          <table:table-cell office:value-type="float" office:value="28149" table:style-name="ce6">
            <text:p>28,149</text:p>
          </table:table-cell>
          <table:table-cell table:number-columns-repeated="16382"/>
        </table:table-row>
        <table:table-row table:style-name="ro1">
          <table:table-cell office:value-type="date" office:date-value="2012-07-30T00:00:00" table:style-name="ce5">
            <text:p>30/07/2012</text:p>
          </table:table-cell>
          <table:table-cell office:value-type="float" office:value="29945" table:style-name="ce6">
            <text:p>29,945</text:p>
          </table:table-cell>
          <table:table-cell table:number-columns-repeated="16382"/>
        </table:table-row>
        <table:table-row table:style-name="ro1">
          <table:table-cell office:value-type="date" office:date-value="2012-07-31T00:00:00" table:style-name="ce5">
            <text:p>31/07/2012</text:p>
          </table:table-cell>
          <table:table-cell office:value-type="float" office:value="29407" table:style-name="ce6">
            <text:p>29,407</text:p>
          </table:table-cell>
          <table:table-cell table:number-columns-repeated="16382"/>
        </table:table-row>
        <table:table-row table:style-name="ro1">
          <table:table-cell office:value-type="date" office:date-value="2012-08-01T00:00:00" table:style-name="ce5">
            <text:p>01/08/2012</text:p>
          </table:table-cell>
          <table:table-cell office:value-type="float" office:value="29816" table:style-name="ce6">
            <text:p>29,816</text:p>
          </table:table-cell>
          <table:table-cell table:number-columns-repeated="16382"/>
        </table:table-row>
        <table:table-row table:style-name="ro1">
          <table:table-cell office:value-type="date" office:date-value="2012-08-02T00:00:00" table:style-name="ce5">
            <text:p>02/08/2012</text:p>
          </table:table-cell>
          <table:table-cell office:value-type="float" office:value="29745" table:style-name="ce6">
            <text:p>29,745</text:p>
          </table:table-cell>
          <table:table-cell table:number-columns-repeated="16382"/>
        </table:table-row>
        <table:table-row table:style-name="ro1">
          <table:table-cell office:value-type="date" office:date-value="2012-08-03T00:00:00" table:style-name="ce5">
            <text:p>03/08/2012</text:p>
          </table:table-cell>
          <table:table-cell office:value-type="float" office:value="30922" table:style-name="ce6">
            <text:p>30,922</text:p>
          </table:table-cell>
          <table:table-cell table:number-columns-repeated="16382"/>
        </table:table-row>
        <table:table-row table:style-name="ro1">
          <table:table-cell office:value-type="date" office:date-value="2012-08-04T00:00:00" table:style-name="ce5">
            <text:p>04/08/2012</text:p>
          </table:table-cell>
          <table:table-cell office:value-type="float" office:value="27402" table:style-name="ce6">
            <text:p>27,402</text:p>
          </table:table-cell>
          <table:table-cell table:number-columns-repeated="16382"/>
        </table:table-row>
        <table:table-row table:style-name="ro1">
          <table:table-cell office:value-type="date" office:date-value="2012-08-05T00:00:00" table:style-name="ce5">
            <text:p>05/08/2012</text:p>
          </table:table-cell>
          <table:table-cell office:value-type="float" office:value="28011" table:style-name="ce6">
            <text:p>28,011</text:p>
          </table:table-cell>
          <table:table-cell table:number-columns-repeated="16382"/>
        </table:table-row>
        <table:table-row table:style-name="ro1">
          <table:table-cell office:value-type="date" office:date-value="2012-08-06T00:00:00" table:style-name="ce5">
            <text:p>06/08/2012</text:p>
          </table:table-cell>
          <table:table-cell office:value-type="float" office:value="29368" table:style-name="ce6">
            <text:p>29,368</text:p>
          </table:table-cell>
          <table:table-cell table:number-columns-repeated="16382"/>
        </table:table-row>
        <table:table-row table:style-name="ro1">
          <table:table-cell office:value-type="date" office:date-value="2012-08-07T00:00:00" table:style-name="ce5">
            <text:p>07/08/2012</text:p>
          </table:table-cell>
          <table:table-cell office:value-type="float" office:value="28911" table:style-name="ce6">
            <text:p>28,911</text:p>
          </table:table-cell>
          <table:table-cell table:number-columns-repeated="16382"/>
        </table:table-row>
        <table:table-row table:style-name="ro1">
          <table:table-cell office:value-type="date" office:date-value="2012-08-08T00:00:00" table:style-name="ce5">
            <text:p>08/08/2012</text:p>
          </table:table-cell>
          <table:table-cell office:value-type="float" office:value="29169" table:style-name="ce6">
            <text:p>29,169</text:p>
          </table:table-cell>
          <table:table-cell table:number-columns-repeated="16382"/>
        </table:table-row>
        <table:table-row table:style-name="ro1">
          <table:table-cell office:value-type="date" office:date-value="2012-08-09T00:00:00" table:style-name="ce5">
            <text:p>09/08/2012</text:p>
          </table:table-cell>
          <table:table-cell office:value-type="float" office:value="29589" table:style-name="ce6">
            <text:p>29,589</text:p>
          </table:table-cell>
          <table:table-cell table:number-columns-repeated="16382"/>
        </table:table-row>
        <table:table-row table:style-name="ro1">
          <table:table-cell office:value-type="date" office:date-value="2012-08-10T00:00:00" table:style-name="ce5">
            <text:p>10/08/2012</text:p>
          </table:table-cell>
          <table:table-cell office:value-type="float" office:value="30677" table:style-name="ce6">
            <text:p>30,677</text:p>
          </table:table-cell>
          <table:table-cell table:number-columns-repeated="16382"/>
        </table:table-row>
        <table:table-row table:style-name="ro1">
          <table:table-cell office:value-type="date" office:date-value="2012-08-11T00:00:00" table:style-name="ce5">
            <text:p>11/08/2012</text:p>
          </table:table-cell>
          <table:table-cell office:value-type="float" office:value="27226" table:style-name="ce6">
            <text:p>27,226</text:p>
          </table:table-cell>
          <table:table-cell table:number-columns-repeated="16382"/>
        </table:table-row>
        <table:table-row table:style-name="ro1">
          <table:table-cell office:value-type="date" office:date-value="2012-08-12T00:00:00" table:style-name="ce5">
            <text:p>12/08/2012</text:p>
          </table:table-cell>
          <table:table-cell office:value-type="float" office:value="28044" table:style-name="ce6">
            <text:p>28,044</text:p>
          </table:table-cell>
          <table:table-cell table:number-columns-repeated="16382"/>
        </table:table-row>
        <table:table-row table:style-name="ro1">
          <table:table-cell office:value-type="date" office:date-value="2012-08-13T00:00:00" table:style-name="ce5">
            <text:p>13/08/2012</text:p>
          </table:table-cell>
          <table:table-cell office:value-type="float" office:value="29846" table:style-name="ce6">
            <text:p>29,846</text:p>
          </table:table-cell>
          <table:table-cell table:number-columns-repeated="16382"/>
        </table:table-row>
        <table:table-row table:style-name="ro1">
          <table:table-cell office:value-type="date" office:date-value="2012-08-14T00:00:00" table:style-name="ce5">
            <text:p>14/08/2012</text:p>
          </table:table-cell>
          <table:table-cell office:value-type="float" office:value="28915" table:style-name="ce6">
            <text:p>28,915</text:p>
          </table:table-cell>
          <table:table-cell table:number-columns-repeated="16382"/>
        </table:table-row>
        <table:table-row table:style-name="ro1">
          <table:table-cell office:value-type="date" office:date-value="2012-08-15T00:00:00" table:style-name="ce5">
            <text:p>15/08/2012</text:p>
          </table:table-cell>
          <table:table-cell office:value-type="float" office:value="28455" table:style-name="ce6">
            <text:p>28,455</text:p>
          </table:table-cell>
          <table:table-cell table:number-columns-repeated="16382"/>
        </table:table-row>
        <table:table-row table:style-name="ro1">
          <table:table-cell office:value-type="date" office:date-value="2012-08-16T00:00:00" table:style-name="ce5">
            <text:p>16/08/2012</text:p>
          </table:table-cell>
          <table:table-cell office:value-type="float" office:value="29737" table:style-name="ce6">
            <text:p>29,737</text:p>
          </table:table-cell>
          <table:table-cell table:number-columns-repeated="16382"/>
        </table:table-row>
        <table:table-row table:style-name="ro1">
          <table:table-cell office:value-type="date" office:date-value="2012-08-17T00:00:00" table:style-name="ce5">
            <text:p>17/08/2012</text:p>
          </table:table-cell>
          <table:table-cell office:value-type="float" office:value="31038" table:style-name="ce6">
            <text:p>31,038</text:p>
          </table:table-cell>
          <table:table-cell table:number-columns-repeated="16382"/>
        </table:table-row>
        <table:table-row table:style-name="ro1">
          <table:table-cell office:value-type="date" office:date-value="2012-08-18T00:00:00" table:style-name="ce5">
            <text:p>18/08/2012</text:p>
          </table:table-cell>
          <table:table-cell office:value-type="float" office:value="27526" table:style-name="ce6">
            <text:p>27,526</text:p>
          </table:table-cell>
          <table:table-cell table:number-columns-repeated="16382"/>
        </table:table-row>
        <table:table-row table:style-name="ro1">
          <table:table-cell office:value-type="date" office:date-value="2012-08-19T00:00:00" table:style-name="ce5">
            <text:p>19/08/2012</text:p>
          </table:table-cell>
          <table:table-cell office:value-type="float" office:value="28387" table:style-name="ce6">
            <text:p>28,387</text:p>
          </table:table-cell>
          <table:table-cell table:number-columns-repeated="16382"/>
        </table:table-row>
        <table:table-row table:style-name="ro1">
          <table:table-cell office:value-type="date" office:date-value="2012-08-20T00:00:00" table:style-name="ce5">
            <text:p>20/08/2012</text:p>
          </table:table-cell>
          <table:table-cell office:value-type="float" office:value="30510" table:style-name="ce6">
            <text:p>30,510</text:p>
          </table:table-cell>
          <table:table-cell table:number-columns-repeated="16382"/>
        </table:table-row>
        <table:table-row table:style-name="ro1">
          <table:table-cell office:value-type="date" office:date-value="2012-08-21T00:00:00" table:style-name="ce5">
            <text:p>21/08/2012</text:p>
          </table:table-cell>
          <table:table-cell office:value-type="float" office:value="29884" table:style-name="ce6">
            <text:p>29,884</text:p>
          </table:table-cell>
          <table:table-cell table:number-columns-repeated="16382"/>
        </table:table-row>
        <table:table-row table:style-name="ro1">
          <table:table-cell office:value-type="date" office:date-value="2012-08-22T00:00:00" table:style-name="ce5">
            <text:p>22/08/2012</text:p>
          </table:table-cell>
          <table:table-cell office:value-type="float" office:value="30319" table:style-name="ce6">
            <text:p>30,319</text:p>
          </table:table-cell>
          <table:table-cell table:number-columns-repeated="16382"/>
        </table:table-row>
        <table:table-row table:style-name="ro1">
          <table:table-cell office:value-type="date" office:date-value="2012-08-23T00:00:00" table:style-name="ce5">
            <text:p>23/08/2012</text:p>
          </table:table-cell>
          <table:table-cell office:value-type="float" office:value="30759" table:style-name="ce6">
            <text:p>30,759</text:p>
          </table:table-cell>
          <table:table-cell table:number-columns-repeated="16382"/>
        </table:table-row>
        <table:table-row table:style-name="ro1">
          <table:table-cell office:value-type="date" office:date-value="2012-08-24T00:00:00" table:style-name="ce5">
            <text:p>24/08/2012</text:p>
          </table:table-cell>
          <table:table-cell office:value-type="float" office:value="31727" table:style-name="ce6">
            <text:p>31,727</text:p>
          </table:table-cell>
          <table:table-cell table:number-columns-repeated="16382"/>
        </table:table-row>
        <table:table-row table:style-name="ro1">
          <table:table-cell office:value-type="date" office:date-value="2012-08-25T00:00:00" table:style-name="ce5">
            <text:p>25/08/2012</text:p>
          </table:table-cell>
          <table:table-cell office:value-type="float" office:value="27350" table:style-name="ce6">
            <text:p>27,350</text:p>
          </table:table-cell>
          <table:table-cell table:number-columns-repeated="16382"/>
        </table:table-row>
        <table:table-row table:style-name="ro1">
          <table:table-cell office:value-type="date" office:date-value="2012-08-26T00:00:00" table:style-name="ce5">
            <text:p>26/08/2012</text:p>
          </table:table-cell>
          <table:table-cell office:value-type="float" office:value="28807" table:style-name="ce6">
            <text:p>28,807</text:p>
          </table:table-cell>
          <table:table-cell table:number-columns-repeated="16382"/>
        </table:table-row>
        <table:table-row table:style-name="ro1">
          <table:table-cell office:value-type="date" office:date-value="2012-08-27T00:00:00" table:style-name="ce5">
            <text:p>27/08/2012</text:p>
          </table:table-cell>
          <table:table-cell office:value-type="float" office:value="30902" table:style-name="ce6">
            <text:p>30,902</text:p>
          </table:table-cell>
          <table:table-cell table:number-columns-repeated="16382"/>
        </table:table-row>
        <table:table-row table:style-name="ro1">
          <table:table-cell office:value-type="date" office:date-value="2012-08-28T00:00:00" table:style-name="ce5">
            <text:p>28/08/2012</text:p>
          </table:table-cell>
          <table:table-cell office:value-type="float" office:value="30553" table:style-name="ce6">
            <text:p>30,553</text:p>
          </table:table-cell>
          <table:table-cell table:number-columns-repeated="16382"/>
        </table:table-row>
        <table:table-row table:style-name="ro1">
          <table:table-cell office:value-type="date" office:date-value="2012-08-29T00:00:00" table:style-name="ce5">
            <text:p>29/08/2012</text:p>
          </table:table-cell>
          <table:table-cell office:value-type="float" office:value="31101" table:style-name="ce6">
            <text:p>31,101</text:p>
          </table:table-cell>
          <table:table-cell table:number-columns-repeated="16382"/>
        </table:table-row>
        <table:table-row table:style-name="ro1">
          <table:table-cell office:value-type="date" office:date-value="2012-08-30T00:00:00" table:style-name="ce5">
            <text:p>30/08/2012</text:p>
          </table:table-cell>
          <table:table-cell office:value-type="float" office:value="31488" table:style-name="ce6">
            <text:p>31,488</text:p>
          </table:table-cell>
          <table:table-cell table:number-columns-repeated="16382"/>
        </table:table-row>
        <table:table-row table:style-name="ro1">
          <table:table-cell office:value-type="date" office:date-value="2012-08-31T00:00:00" table:style-name="ce5">
            <text:p>31/08/2012</text:p>
          </table:table-cell>
          <table:table-cell office:value-type="float" office:value="32059" table:style-name="ce6">
            <text:p>32,059</text:p>
          </table:table-cell>
          <table:table-cell table:number-columns-repeated="16382"/>
        </table:table-row>
        <table:table-row table:style-name="ro1">
          <table:table-cell office:value-type="date" office:date-value="2012-09-01T00:00:00" table:style-name="ce5">
            <text:p>01/09/2012</text:p>
          </table:table-cell>
          <table:table-cell office:value-type="float" office:value="27637" table:style-name="ce6">
            <text:p>27,637</text:p>
          </table:table-cell>
          <table:table-cell table:number-columns-repeated="16382"/>
        </table:table-row>
        <table:table-row table:style-name="ro1">
          <table:table-cell office:value-type="date" office:date-value="2012-09-02T00:00:00" table:style-name="ce5">
            <text:p>02/09/2012</text:p>
          </table:table-cell>
          <table:table-cell office:value-type="float" office:value="29031" table:style-name="ce6">
            <text:p>29,031</text:p>
          </table:table-cell>
          <table:table-cell table:number-columns-repeated="16382"/>
        </table:table-row>
        <table:table-row table:style-name="ro1">
          <table:table-cell office:value-type="date" office:date-value="2012-09-03T00:00:00" table:style-name="ce5">
            <text:p>03/09/2012</text:p>
          </table:table-cell>
          <table:table-cell office:value-type="float" office:value="31498" table:style-name="ce6">
            <text:p>31,498</text:p>
          </table:table-cell>
          <table:table-cell table:number-columns-repeated="16382"/>
        </table:table-row>
        <table:table-row table:style-name="ro1">
          <table:table-cell office:value-type="date" office:date-value="2012-09-04T00:00:00" table:style-name="ce5">
            <text:p>04/09/2012</text:p>
          </table:table-cell>
          <table:table-cell office:value-type="float" office:value="30496" table:style-name="ce6">
            <text:p>30,496</text:p>
          </table:table-cell>
          <table:table-cell table:number-columns-repeated="16382"/>
        </table:table-row>
        <table:table-row table:style-name="ro1">
          <table:table-cell office:value-type="date" office:date-value="2012-09-05T00:00:00" table:style-name="ce5">
            <text:p>05/09/2012</text:p>
          </table:table-cell>
          <table:table-cell office:value-type="float" office:value="31098" table:style-name="ce6">
            <text:p>31,098</text:p>
          </table:table-cell>
          <table:table-cell table:number-columns-repeated="16382"/>
        </table:table-row>
        <table:table-row table:style-name="ro1">
          <table:table-cell office:value-type="date" office:date-value="2012-09-06T00:00:00" table:style-name="ce5">
            <text:p>06/09/2012</text:p>
          </table:table-cell>
          <table:table-cell office:value-type="float" office:value="31774" table:style-name="ce6">
            <text:p>31,774</text:p>
          </table:table-cell>
          <table:table-cell table:number-columns-repeated="16382"/>
        </table:table-row>
        <table:table-row table:style-name="ro1">
          <table:table-cell office:value-type="date" office:date-value="2012-09-07T00:00:00" table:style-name="ce5">
            <text:p>07/09/2012</text:p>
          </table:table-cell>
          <table:table-cell office:value-type="float" office:value="31382" table:style-name="ce6">
            <text:p>31,382</text:p>
          </table:table-cell>
          <table:table-cell table:number-columns-repeated="16382"/>
        </table:table-row>
        <table:table-row table:style-name="ro1">
          <table:table-cell office:value-type="date" office:date-value="2012-09-08T00:00:00" table:style-name="ce5">
            <text:p>08/09/2012</text:p>
          </table:table-cell>
          <table:table-cell office:value-type="float" office:value="26779" table:style-name="ce6">
            <text:p>26,779</text:p>
          </table:table-cell>
          <table:table-cell table:number-columns-repeated="16382"/>
        </table:table-row>
        <table:table-row table:style-name="ro1">
          <table:table-cell office:value-type="date" office:date-value="2012-09-09T00:00:00" table:style-name="ce5">
            <text:p>09/09/2012</text:p>
          </table:table-cell>
          <table:table-cell office:value-type="float" office:value="28502" table:style-name="ce6">
            <text:p>28,502</text:p>
          </table:table-cell>
          <table:table-cell table:number-columns-repeated="16382"/>
        </table:table-row>
        <table:table-row table:style-name="ro1">
          <table:table-cell office:value-type="date" office:date-value="2012-09-10T00:00:00" table:style-name="ce5">
            <text:p>10/09/2012</text:p>
          </table:table-cell>
          <table:table-cell office:value-type="float" office:value="31189" table:style-name="ce6">
            <text:p>31,189</text:p>
          </table:table-cell>
          <table:table-cell table:number-columns-repeated="16382"/>
        </table:table-row>
        <table:table-row table:style-name="ro1">
          <table:table-cell office:value-type="date" office:date-value="2012-09-11T00:00:00" table:style-name="ce5">
            <text:p>11/09/2012</text:p>
          </table:table-cell>
          <table:table-cell office:value-type="float" office:value="30356" table:style-name="ce6">
            <text:p>30,356</text:p>
          </table:table-cell>
          <table:table-cell table:number-columns-repeated="16382"/>
        </table:table-row>
        <table:table-row table:style-name="ro1">
          <table:table-cell office:value-type="date" office:date-value="2012-09-12T00:00:00" table:style-name="ce5">
            <text:p>12/09/2012</text:p>
          </table:table-cell>
          <table:table-cell office:value-type="float" office:value="30924" table:style-name="ce6">
            <text:p>30,924</text:p>
          </table:table-cell>
          <table:table-cell table:number-columns-repeated="16382"/>
        </table:table-row>
        <table:table-row table:style-name="ro1">
          <table:table-cell office:value-type="date" office:date-value="2012-09-13T00:00:00" table:style-name="ce5">
            <text:p>13/09/2012</text:p>
          </table:table-cell>
          <table:table-cell office:value-type="float" office:value="31241" table:style-name="ce6">
            <text:p>31,241</text:p>
          </table:table-cell>
          <table:table-cell table:number-columns-repeated="16382"/>
        </table:table-row>
        <table:table-row table:style-name="ro1">
          <table:table-cell office:value-type="date" office:date-value="2012-09-14T00:00:00" table:style-name="ce5">
            <text:p>14/09/2012</text:p>
          </table:table-cell>
          <table:table-cell office:value-type="float" office:value="32238" table:style-name="ce6">
            <text:p>32,238</text:p>
          </table:table-cell>
          <table:table-cell table:number-columns-repeated="16382"/>
        </table:table-row>
        <table:table-row table:style-name="ro1">
          <table:table-cell office:value-type="date" office:date-value="2012-09-15T00:00:00" table:style-name="ce5">
            <text:p>15/09/2012</text:p>
          </table:table-cell>
          <table:table-cell office:value-type="float" office:value="26395" table:style-name="ce6">
            <text:p>26,395</text:p>
          </table:table-cell>
          <table:table-cell table:number-columns-repeated="16382"/>
        </table:table-row>
        <table:table-row table:style-name="ro1">
          <table:table-cell office:value-type="date" office:date-value="2012-09-16T00:00:00" table:style-name="ce5">
            <text:p>16/09/2012</text:p>
          </table:table-cell>
          <table:table-cell office:value-type="float" office:value="27926" table:style-name="ce6">
            <text:p>27,926</text:p>
          </table:table-cell>
          <table:table-cell table:number-columns-repeated="16382"/>
        </table:table-row>
        <table:table-row table:style-name="ro1">
          <table:table-cell office:value-type="date" office:date-value="2012-09-17T00:00:00" table:style-name="ce5">
            <text:p>17/09/2012</text:p>
          </table:table-cell>
          <table:table-cell office:value-type="float" office:value="30580" table:style-name="ce6">
            <text:p>30,580</text:p>
          </table:table-cell>
          <table:table-cell table:number-columns-repeated="16382"/>
        </table:table-row>
        <table:table-row table:style-name="ro1">
          <table:table-cell office:value-type="date" office:date-value="2012-09-18T00:00:00" table:style-name="ce5">
            <text:p>18/09/2012</text:p>
          </table:table-cell>
          <table:table-cell office:value-type="float" office:value="30199" table:style-name="ce6">
            <text:p>30,199</text:p>
          </table:table-cell>
          <table:table-cell table:number-columns-repeated="16382"/>
        </table:table-row>
        <table:table-row table:style-name="ro1">
          <table:table-cell office:value-type="date" office:date-value="2012-09-19T00:00:00" table:style-name="ce5">
            <text:p>19/09/2012</text:p>
          </table:table-cell>
          <table:table-cell office:value-type="float" office:value="30647" table:style-name="ce6">
            <text:p>30,647</text:p>
          </table:table-cell>
          <table:table-cell table:number-columns-repeated="16382"/>
        </table:table-row>
        <table:table-row table:style-name="ro1">
          <table:table-cell office:value-type="date" office:date-value="2012-09-20T00:00:00" table:style-name="ce5">
            <text:p>20/09/2012</text:p>
          </table:table-cell>
          <table:table-cell office:value-type="float" office:value="31294" table:style-name="ce6">
            <text:p>31,294</text:p>
          </table:table-cell>
          <table:table-cell table:number-columns-repeated="16382"/>
        </table:table-row>
        <table:table-row table:style-name="ro1">
          <table:table-cell office:value-type="date" office:date-value="2012-09-21T00:00:00" table:style-name="ce5">
            <text:p>21/09/2012</text:p>
          </table:table-cell>
          <table:table-cell office:value-type="float" office:value="31716" table:style-name="ce6">
            <text:p>31,716</text:p>
          </table:table-cell>
          <table:table-cell table:number-columns-repeated="16382"/>
        </table:table-row>
        <table:table-row table:style-name="ro1">
          <table:table-cell office:value-type="date" office:date-value="2012-09-22T00:00:00" table:style-name="ce5">
            <text:p>22/09/2012</text:p>
          </table:table-cell>
          <table:table-cell office:value-type="float" office:value="25591" table:style-name="ce6">
            <text:p>25,591</text:p>
          </table:table-cell>
          <table:table-cell table:number-columns-repeated="16382"/>
        </table:table-row>
        <table:table-row table:style-name="ro1">
          <table:table-cell office:value-type="date" office:date-value="2012-09-23T00:00:00" table:style-name="ce5">
            <text:p>23/09/2012</text:p>
          </table:table-cell>
          <table:table-cell office:value-type="float" office:value="27273" table:style-name="ce6">
            <text:p>27,273</text:p>
          </table:table-cell>
          <table:table-cell table:number-columns-repeated="16382"/>
        </table:table-row>
        <table:table-row table:style-name="ro1">
          <table:table-cell office:value-type="date" office:date-value="2012-09-24T00:00:00" table:style-name="ce5">
            <text:p>24/09/2012</text:p>
          </table:table-cell>
          <table:table-cell office:value-type="float" office:value="30067" table:style-name="ce6">
            <text:p>30,067</text:p>
          </table:table-cell>
          <table:table-cell table:number-columns-repeated="16382"/>
        </table:table-row>
        <table:table-row table:style-name="ro1">
          <table:table-cell office:value-type="date" office:date-value="2012-09-25T00:00:00" table:style-name="ce5">
            <text:p>25/09/2012</text:p>
          </table:table-cell>
          <table:table-cell office:value-type="float" office:value="29438" table:style-name="ce6">
            <text:p>29,438</text:p>
          </table:table-cell>
          <table:table-cell table:number-columns-repeated="16382"/>
        </table:table-row>
        <table:table-row table:style-name="ro1">
          <table:table-cell office:value-type="date" office:date-value="2012-09-26T00:00:00" table:style-name="ce5">
            <text:p>26/09/2012</text:p>
          </table:table-cell>
          <table:table-cell office:value-type="float" office:value="29845" table:style-name="ce6">
            <text:p>29,845</text:p>
          </table:table-cell>
          <table:table-cell table:number-columns-repeated="16382"/>
        </table:table-row>
        <table:table-row table:style-name="ro1">
          <table:table-cell office:value-type="date" office:date-value="2012-09-27T00:00:00" table:style-name="ce5">
            <text:p>27/09/2012</text:p>
          </table:table-cell>
          <table:table-cell office:value-type="float" office:value="30795" table:style-name="ce6">
            <text:p>30,795</text:p>
          </table:table-cell>
          <table:table-cell table:number-columns-repeated="16382"/>
        </table:table-row>
        <table:table-row table:style-name="ro1">
          <table:table-cell office:value-type="date" office:date-value="2012-09-28T00:00:00" table:style-name="ce5">
            <text:p>28/09/2012</text:p>
          </table:table-cell>
          <table:table-cell office:value-type="float" office:value="31700" table:style-name="ce6">
            <text:p>31,700</text:p>
          </table:table-cell>
          <table:table-cell table:number-columns-repeated="16382"/>
        </table:table-row>
        <table:table-row table:style-name="ro1">
          <table:table-cell office:value-type="date" office:date-value="2012-09-29T00:00:00" table:style-name="ce5">
            <text:p>29/09/2012</text:p>
          </table:table-cell>
          <table:table-cell office:value-type="float" office:value="25293" table:style-name="ce6">
            <text:p>25,293</text:p>
          </table:table-cell>
          <table:table-cell table:number-columns-repeated="16382"/>
        </table:table-row>
        <table:table-row table:style-name="ro1">
          <table:table-cell office:value-type="date" office:date-value="2012-09-30T00:00:00" table:style-name="ce5">
            <text:p>30/09/2012</text:p>
          </table:table-cell>
          <table:table-cell office:value-type="float" office:value="27387" table:style-name="ce6">
            <text:p>27,387</text:p>
          </table:table-cell>
          <table:table-cell table:number-columns-repeated="16382"/>
        </table:table-row>
        <table:table-row table:style-name="ro1">
          <table:table-cell office:value-type="date" office:date-value="2012-10-01T00:00:00" table:style-name="ce5">
            <text:p>01/10/2012</text:p>
          </table:table-cell>
          <table:table-cell office:value-type="float" office:value="29537" table:style-name="ce6">
            <text:p>29,537</text:p>
          </table:table-cell>
          <table:table-cell table:number-columns-repeated="16382"/>
        </table:table-row>
        <table:table-row table:style-name="ro1">
          <table:table-cell office:value-type="date" office:date-value="2012-10-02T00:00:00" table:style-name="ce5">
            <text:p>02/10/2012</text:p>
          </table:table-cell>
          <table:table-cell office:value-type="float" office:value="28799" table:style-name="ce6">
            <text:p>28,799</text:p>
          </table:table-cell>
          <table:table-cell table:number-columns-repeated="16382"/>
        </table:table-row>
        <table:table-row table:style-name="ro1">
          <table:table-cell office:value-type="date" office:date-value="2012-10-03T00:00:00" table:style-name="ce5">
            <text:p>03/10/2012</text:p>
          </table:table-cell>
          <table:table-cell office:value-type="float" office:value="28703" table:style-name="ce6">
            <text:p>28,703</text:p>
          </table:table-cell>
          <table:table-cell table:number-columns-repeated="16382"/>
        </table:table-row>
        <table:table-row table:style-name="ro1">
          <table:table-cell office:value-type="date" office:date-value="2012-10-04T00:00:00" table:style-name="ce5">
            <text:p>04/10/2012</text:p>
          </table:table-cell>
          <table:table-cell office:value-type="float" office:value="29626" table:style-name="ce6">
            <text:p>29,626</text:p>
          </table:table-cell>
          <table:table-cell table:number-columns-repeated="16382"/>
        </table:table-row>
        <table:table-row table:style-name="ro1">
          <table:table-cell office:value-type="date" office:date-value="2012-10-05T00:00:00" table:style-name="ce5">
            <text:p>05/10/2012</text:p>
          </table:table-cell>
          <table:table-cell office:value-type="float" office:value="30325" table:style-name="ce6">
            <text:p>30,325</text:p>
          </table:table-cell>
          <table:table-cell table:number-columns-repeated="16382"/>
        </table:table-row>
        <table:table-row table:style-name="ro1">
          <table:table-cell office:value-type="date" office:date-value="2012-10-06T00:00:00" table:style-name="ce5">
            <text:p>06/10/2012</text:p>
          </table:table-cell>
          <table:table-cell office:value-type="float" office:value="24090" table:style-name="ce6">
            <text:p>24,090</text:p>
          </table:table-cell>
          <table:table-cell table:number-columns-repeated="16382"/>
        </table:table-row>
        <table:table-row table:style-name="ro1">
          <table:table-cell office:value-type="date" office:date-value="2012-10-07T00:00:00" table:style-name="ce5">
            <text:p>07/10/2012</text:p>
          </table:table-cell>
          <table:table-cell office:value-type="float" office:value="26400" table:style-name="ce6">
            <text:p>26,400</text:p>
          </table:table-cell>
          <table:table-cell table:number-columns-repeated="16382"/>
        </table:table-row>
        <table:table-row table:style-name="ro1">
          <table:table-cell office:value-type="date" office:date-value="2012-10-08T00:00:00" table:style-name="ce5">
            <text:p>08/10/2012</text:p>
          </table:table-cell>
          <table:table-cell office:value-type="float" office:value="28941" table:style-name="ce6">
            <text:p>28,941</text:p>
          </table:table-cell>
          <table:table-cell table:number-columns-repeated="16382"/>
        </table:table-row>
        <table:table-row table:style-name="ro1">
          <table:table-cell office:value-type="date" office:date-value="2012-10-09T00:00:00" table:style-name="ce5">
            <text:p>09/10/2012</text:p>
          </table:table-cell>
          <table:table-cell office:value-type="float" office:value="28220" table:style-name="ce6">
            <text:p>28,220</text:p>
          </table:table-cell>
          <table:table-cell table:number-columns-repeated="16382"/>
        </table:table-row>
        <table:table-row table:style-name="ro1">
          <table:table-cell office:value-type="date" office:date-value="2012-10-10T00:00:00" table:style-name="ce5">
            <text:p>10/10/2012</text:p>
          </table:table-cell>
          <table:table-cell office:value-type="float" office:value="29140" table:style-name="ce6">
            <text:p>29,140</text:p>
          </table:table-cell>
          <table:table-cell table:number-columns-repeated="16382"/>
        </table:table-row>
        <table:table-row table:style-name="ro1">
          <table:table-cell office:value-type="date" office:date-value="2012-10-11T00:00:00" table:style-name="ce5">
            <text:p>11/10/2012</text:p>
          </table:table-cell>
          <table:table-cell office:value-type="float" office:value="29714" table:style-name="ce6">
            <text:p>29,714</text:p>
          </table:table-cell>
          <table:table-cell table:number-columns-repeated="16382"/>
        </table:table-row>
        <table:table-row table:style-name="ro1">
          <table:table-cell office:value-type="date" office:date-value="2012-10-12T00:00:00" table:style-name="ce5">
            <text:p>12/10/2012</text:p>
          </table:table-cell>
          <table:table-cell office:value-type="float" office:value="29589" table:style-name="ce6">
            <text:p>29,589</text:p>
          </table:table-cell>
          <table:table-cell table:number-columns-repeated="16382"/>
        </table:table-row>
        <table:table-row table:style-name="ro1">
          <table:table-cell office:value-type="date" office:date-value="2012-10-13T00:00:00" table:style-name="ce5">
            <text:p>13/10/2012</text:p>
          </table:table-cell>
          <table:table-cell office:value-type="float" office:value="23479" table:style-name="ce6">
            <text:p>23,479</text:p>
          </table:table-cell>
          <table:table-cell table:number-columns-repeated="16382"/>
        </table:table-row>
        <table:table-row table:style-name="ro1">
          <table:table-cell office:value-type="date" office:date-value="2012-10-14T00:00:00" table:style-name="ce5">
            <text:p>14/10/2012</text:p>
          </table:table-cell>
          <table:table-cell office:value-type="float" office:value="25756" table:style-name="ce6">
            <text:p>25,756</text:p>
          </table:table-cell>
          <table:table-cell table:number-columns-repeated="16382"/>
        </table:table-row>
        <table:table-row table:style-name="ro1">
          <table:table-cell office:value-type="date" office:date-value="2012-10-15T00:00:00" table:style-name="ce5">
            <text:p>15/10/2012</text:p>
          </table:table-cell>
          <table:table-cell office:value-type="float" office:value="28751" table:style-name="ce6">
            <text:p>28,751</text:p>
          </table:table-cell>
          <table:table-cell table:number-columns-repeated="16382"/>
        </table:table-row>
        <table:table-row table:style-name="ro1">
          <table:table-cell office:value-type="date" office:date-value="2012-10-16T00:00:00" table:style-name="ce5">
            <text:p>16/10/2012</text:p>
          </table:table-cell>
          <table:table-cell office:value-type="float" office:value="27846" table:style-name="ce6">
            <text:p>27,846</text:p>
          </table:table-cell>
          <table:table-cell table:number-columns-repeated="16382"/>
        </table:table-row>
        <table:table-row table:style-name="ro1">
          <table:table-cell office:value-type="date" office:date-value="2012-10-17T00:00:00" table:style-name="ce5">
            <text:p>17/10/2012</text:p>
          </table:table-cell>
          <table:table-cell office:value-type="float" office:value="28639" table:style-name="ce6">
            <text:p>28,639</text:p>
          </table:table-cell>
          <table:table-cell table:number-columns-repeated="16382"/>
        </table:table-row>
        <table:table-row table:style-name="ro1">
          <table:table-cell office:value-type="date" office:date-value="2012-10-18T00:00:00" table:style-name="ce5">
            <text:p>18/10/2012</text:p>
          </table:table-cell>
          <table:table-cell office:value-type="float" office:value="29192" table:style-name="ce6">
            <text:p>29,192</text:p>
          </table:table-cell>
          <table:table-cell table:number-columns-repeated="16382"/>
        </table:table-row>
        <table:table-row table:style-name="ro1">
          <table:table-cell office:value-type="date" office:date-value="2012-10-19T00:00:00" table:style-name="ce5">
            <text:p>19/10/2012</text:p>
          </table:table-cell>
          <table:table-cell office:value-type="float" office:value="30000" table:style-name="ce6">
            <text:p>30,000</text:p>
          </table:table-cell>
          <table:table-cell table:number-columns-repeated="16382"/>
        </table:table-row>
        <table:table-row table:style-name="ro1">
          <table:table-cell office:value-type="date" office:date-value="2012-10-20T00:00:00" table:style-name="ce5">
            <text:p>20/10/2012</text:p>
          </table:table-cell>
          <table:table-cell office:value-type="float" office:value="23489" table:style-name="ce6">
            <text:p>23,489</text:p>
          </table:table-cell>
          <table:table-cell table:number-columns-repeated="16382"/>
        </table:table-row>
        <table:table-row table:style-name="ro1">
          <table:table-cell office:value-type="date" office:date-value="2012-10-21T00:00:00" table:style-name="ce5">
            <text:p>21/10/2012</text:p>
          </table:table-cell>
          <table:table-cell office:value-type="float" office:value="25297" table:style-name="ce6">
            <text:p>25,297</text:p>
          </table:table-cell>
          <table:table-cell table:number-columns-repeated="16382"/>
        </table:table-row>
        <table:table-row table:style-name="ro1">
          <table:table-cell office:value-type="date" office:date-value="2012-10-22T00:00:00" table:style-name="ce5">
            <text:p>22/10/2012</text:p>
          </table:table-cell>
          <table:table-cell office:value-type="float" office:value="27770" table:style-name="ce6">
            <text:p>27,770</text:p>
          </table:table-cell>
          <table:table-cell table:number-columns-repeated="16382"/>
        </table:table-row>
        <table:table-row table:style-name="ro1">
          <table:table-cell office:value-type="date" office:date-value="2012-10-23T00:00:00" table:style-name="ce5">
            <text:p>23/10/2012</text:p>
          </table:table-cell>
          <table:table-cell office:value-type="float" office:value="27452" table:style-name="ce6">
            <text:p>27,452</text:p>
          </table:table-cell>
          <table:table-cell table:number-columns-repeated="16382"/>
        </table:table-row>
        <table:table-row table:style-name="ro1">
          <table:table-cell office:value-type="date" office:date-value="2012-10-24T00:00:00" table:style-name="ce5">
            <text:p>24/10/2012</text:p>
          </table:table-cell>
          <table:table-cell office:value-type="float" office:value="28513" table:style-name="ce6">
            <text:p>28,513</text:p>
          </table:table-cell>
          <table:table-cell table:number-columns-repeated="16382"/>
        </table:table-row>
        <table:table-row table:style-name="ro1">
          <table:table-cell office:value-type="date" office:date-value="2012-10-25T00:00:00" table:style-name="ce5">
            <text:p>25/10/2012</text:p>
          </table:table-cell>
          <table:table-cell office:value-type="float" office:value="28800" table:style-name="ce6">
            <text:p>28,800</text:p>
          </table:table-cell>
          <table:table-cell table:number-columns-repeated="16382"/>
        </table:table-row>
        <table:table-row table:style-name="ro1">
          <table:table-cell office:value-type="date" office:date-value="2012-10-26T00:00:00" table:style-name="ce5">
            <text:p>26/10/2012</text:p>
          </table:table-cell>
          <table:table-cell office:value-type="float" office:value="29057" table:style-name="ce6">
            <text:p>29,057</text:p>
          </table:table-cell>
          <table:table-cell table:number-columns-repeated="16382"/>
        </table:table-row>
        <table:table-row table:style-name="ro1">
          <table:table-cell office:value-type="date" office:date-value="2012-10-27T00:00:00" table:style-name="ce5">
            <text:p>27/10/2012</text:p>
          </table:table-cell>
          <table:table-cell office:value-type="float" office:value="22660" table:style-name="ce6">
            <text:p>22,660</text:p>
          </table:table-cell>
          <table:table-cell table:number-columns-repeated="16382"/>
        </table:table-row>
        <table:table-row table:style-name="ro1">
          <table:table-cell office:value-type="date" office:date-value="2012-10-28T00:00:00" table:style-name="ce5">
            <text:p>28/10/2012</text:p>
          </table:table-cell>
          <table:table-cell office:value-type="float" office:value="23672" table:style-name="ce6">
            <text:p>23,672</text:p>
          </table:table-cell>
          <table:table-cell table:number-columns-repeated="16382"/>
        </table:table-row>
        <table:table-row table:style-name="ro1">
          <table:table-cell office:value-type="date" office:date-value="2012-10-29T00:00:00" table:style-name="ce5">
            <text:p>29/10/2012</text:p>
          </table:table-cell>
          <table:table-cell office:value-type="float" office:value="26189" table:style-name="ce6">
            <text:p>26,189</text:p>
          </table:table-cell>
          <table:table-cell table:number-columns-repeated="16382"/>
        </table:table-row>
        <table:table-row table:style-name="ro1">
          <table:table-cell office:value-type="date" office:date-value="2012-10-30T00:00:00" table:style-name="ce5">
            <text:p>30/10/2012</text:p>
          </table:table-cell>
          <table:table-cell office:value-type="float" office:value="25175" table:style-name="ce6">
            <text:p>25,175</text:p>
          </table:table-cell>
          <table:table-cell table:number-columns-repeated="16382"/>
        </table:table-row>
        <table:table-row table:style-name="ro1">
          <table:table-cell office:value-type="date" office:date-value="2012-10-31T00:00:00" table:style-name="ce5">
            <text:p>31/10/2012</text:p>
          </table:table-cell>
          <table:table-cell office:value-type="float" office:value="26194" table:style-name="ce6">
            <text:p>26,194</text:p>
          </table:table-cell>
          <table:table-cell table:number-columns-repeated="16382"/>
        </table:table-row>
        <table:table-row table:style-name="ro1">
          <table:table-cell office:value-type="date" office:date-value="2012-11-01T00:00:00" table:style-name="ce5">
            <text:p>01/11/2012</text:p>
          </table:table-cell>
          <table:table-cell office:value-type="float" office:value="24359" table:style-name="ce6">
            <text:p>24,359</text:p>
          </table:table-cell>
          <table:table-cell table:number-columns-repeated="16382"/>
        </table:table-row>
        <table:table-row table:style-name="ro1">
          <table:table-cell office:value-type="date" office:date-value="2012-11-02T00:00:00" table:style-name="ce5">
            <text:p>02/11/2012</text:p>
          </table:table-cell>
          <table:table-cell office:value-type="float" office:value="25030" table:style-name="ce6">
            <text:p>25,030</text:p>
          </table:table-cell>
          <table:table-cell table:number-columns-repeated="16382"/>
        </table:table-row>
        <table:table-row table:style-name="ro1">
          <table:table-cell office:value-type="date" office:date-value="2012-11-03T00:00:00" table:style-name="ce5">
            <text:p>03/11/2012</text:p>
          </table:table-cell>
          <table:table-cell office:value-type="float" office:value="20227" table:style-name="ce6">
            <text:p>20,227</text:p>
          </table:table-cell>
          <table:table-cell table:number-columns-repeated="16382"/>
        </table:table-row>
        <table:table-row table:style-name="ro1">
          <table:table-cell office:value-type="date" office:date-value="2012-11-04T00:00:00" table:style-name="ce5">
            <text:p>04/11/2012</text:p>
          </table:table-cell>
          <table:table-cell office:value-type="float" office:value="23619" table:style-name="ce6">
            <text:p>23,619</text:p>
          </table:table-cell>
          <table:table-cell table:number-columns-repeated="16382"/>
        </table:table-row>
        <table:table-row table:style-name="ro1">
          <table:table-cell office:value-type="date" office:date-value="2012-11-05T00:00:00" table:style-name="ce5">
            <text:p>05/11/2012</text:p>
          </table:table-cell>
          <table:table-cell office:value-type="float" office:value="26237" table:style-name="ce6">
            <text:p>26,237</text:p>
          </table:table-cell>
          <table:table-cell table:number-columns-repeated="16382"/>
        </table:table-row>
        <table:table-row table:style-name="ro1">
          <table:table-cell office:value-type="date" office:date-value="2012-11-06T00:00:00" table:style-name="ce5">
            <text:p>06/11/2012</text:p>
          </table:table-cell>
          <table:table-cell office:value-type="float" office:value="25038" table:style-name="ce6">
            <text:p>25,038</text:p>
          </table:table-cell>
          <table:table-cell table:number-columns-repeated="16382"/>
        </table:table-row>
        <table:table-row table:style-name="ro1">
          <table:table-cell office:value-type="date" office:date-value="2012-11-07T00:00:00" table:style-name="ce5">
            <text:p>07/11/2012</text:p>
          </table:table-cell>
          <table:table-cell office:value-type="float" office:value="25443" table:style-name="ce6">
            <text:p>25,443</text:p>
          </table:table-cell>
          <table:table-cell table:number-columns-repeated="16382"/>
        </table:table-row>
        <table:table-row table:style-name="ro1">
          <table:table-cell office:value-type="date" office:date-value="2012-11-08T00:00:00" table:style-name="ce5">
            <text:p>08/11/2012</text:p>
          </table:table-cell>
          <table:table-cell office:value-type="float" office:value="25673" table:style-name="ce6">
            <text:p>25,673</text:p>
          </table:table-cell>
          <table:table-cell table:number-columns-repeated="16382"/>
        </table:table-row>
        <table:table-row table:style-name="ro1">
          <table:table-cell office:value-type="date" office:date-value="2012-11-09T00:00:00" table:style-name="ce5">
            <text:p>09/11/2012</text:p>
          </table:table-cell>
          <table:table-cell office:value-type="float" office:value="26643" table:style-name="ce6">
            <text:p>26,643</text:p>
          </table:table-cell>
          <table:table-cell table:number-columns-repeated="16382"/>
        </table:table-row>
        <table:table-row table:style-name="ro1">
          <table:table-cell office:value-type="date" office:date-value="2012-11-10T00:00:00" table:style-name="ce5">
            <text:p>10/11/2012</text:p>
          </table:table-cell>
          <table:table-cell office:value-type="float" office:value="18875" table:style-name="ce6">
            <text:p>18,875</text:p>
          </table:table-cell>
          <table:table-cell table:number-columns-repeated="16382"/>
        </table:table-row>
        <table:table-row table:style-name="ro1">
          <table:table-cell office:value-type="date" office:date-value="2012-11-11T00:00:00" table:style-name="ce5">
            <text:p>11/11/2012</text:p>
          </table:table-cell>
          <table:table-cell office:value-type="float" office:value="21805" table:style-name="ce6">
            <text:p>21,805</text:p>
          </table:table-cell>
          <table:table-cell table:number-columns-repeated="16382"/>
        </table:table-row>
        <table:table-row table:style-name="ro1">
          <table:table-cell office:value-type="date" office:date-value="2012-11-12T00:00:00" table:style-name="ce5">
            <text:p>12/11/2012</text:p>
          </table:table-cell>
          <table:table-cell office:value-type="float" office:value="25349" table:style-name="ce6">
            <text:p>25,349</text:p>
          </table:table-cell>
          <table:table-cell table:number-columns-repeated="16382"/>
        </table:table-row>
        <table:table-row table:style-name="ro1">
          <table:table-cell office:value-type="date" office:date-value="2012-11-13T00:00:00" table:style-name="ce5">
            <text:p>13/11/2012</text:p>
          </table:table-cell>
          <table:table-cell office:value-type="float" office:value="24336" table:style-name="ce6">
            <text:p>24,336</text:p>
          </table:table-cell>
          <table:table-cell table:number-columns-repeated="16382"/>
        </table:table-row>
        <table:table-row table:style-name="ro1">
          <table:table-cell office:value-type="date" office:date-value="2012-11-14T00:00:00" table:style-name="ce5">
            <text:p>14/11/2012</text:p>
          </table:table-cell>
          <table:table-cell office:value-type="float" office:value="23828" table:style-name="ce6">
            <text:p>23,828</text:p>
          </table:table-cell>
          <table:table-cell table:number-columns-repeated="16382"/>
        </table:table-row>
        <table:table-row table:style-name="ro1">
          <table:table-cell office:value-type="date" office:date-value="2012-11-15T00:00:00" table:style-name="ce5">
            <text:p>15/11/2012</text:p>
          </table:table-cell>
          <table:table-cell office:value-type="float" office:value="25282" table:style-name="ce6">
            <text:p>25,282</text:p>
          </table:table-cell>
          <table:table-cell table:number-columns-repeated="16382"/>
        </table:table-row>
        <table:table-row table:style-name="ro1">
          <table:table-cell office:value-type="date" office:date-value="2012-11-16T00:00:00" table:style-name="ce5">
            <text:p>16/11/2012</text:p>
          </table:table-cell>
          <table:table-cell office:value-type="float" office:value="26261" table:style-name="ce6">
            <text:p>26,261</text:p>
          </table:table-cell>
          <table:table-cell table:number-columns-repeated="16382"/>
        </table:table-row>
        <table:table-row table:style-name="ro1">
          <table:table-cell office:value-type="date" office:date-value="2012-11-17T00:00:00" table:style-name="ce5">
            <text:p>17/11/2012</text:p>
          </table:table-cell>
          <table:table-cell office:value-type="float" office:value="18558" table:style-name="ce6">
            <text:p>18,558</text:p>
          </table:table-cell>
          <table:table-cell table:number-columns-repeated="16382"/>
        </table:table-row>
        <table:table-row table:style-name="ro1">
          <table:table-cell office:value-type="date" office:date-value="2012-11-18T00:00:00" table:style-name="ce5">
            <text:p>18/11/2012</text:p>
          </table:table-cell>
          <table:table-cell office:value-type="float" office:value="21550" table:style-name="ce6">
            <text:p>21,550</text:p>
          </table:table-cell>
          <table:table-cell table:number-columns-repeated="16382"/>
        </table:table-row>
        <table:table-row table:style-name="ro1">
          <table:table-cell office:value-type="date" office:date-value="2012-11-19T00:00:00" table:style-name="ce5">
            <text:p>19/11/2012</text:p>
          </table:table-cell>
          <table:table-cell office:value-type="float" office:value="24822" table:style-name="ce6">
            <text:p>24,822</text:p>
          </table:table-cell>
          <table:table-cell table:number-columns-repeated="16382"/>
        </table:table-row>
        <table:table-row table:style-name="ro1">
          <table:table-cell office:value-type="date" office:date-value="2012-11-20T00:00:00" table:style-name="ce5">
            <text:p>20/11/2012</text:p>
          </table:table-cell>
          <table:table-cell office:value-type="float" office:value="23936" table:style-name="ce6">
            <text:p>23,936</text:p>
          </table:table-cell>
          <table:table-cell table:number-columns-repeated="16382"/>
        </table:table-row>
        <table:table-row table:style-name="ro1">
          <table:table-cell office:value-type="date" office:date-value="2012-11-21T00:00:00" table:style-name="ce5">
            <text:p>21/11/2012</text:p>
          </table:table-cell>
          <table:table-cell office:value-type="float" office:value="24729" table:style-name="ce6">
            <text:p>24,729</text:p>
          </table:table-cell>
          <table:table-cell table:number-columns-repeated="16382"/>
        </table:table-row>
        <table:table-row table:style-name="ro1">
          <table:table-cell office:value-type="date" office:date-value="2012-11-22T00:00:00" table:style-name="ce5">
            <text:p>22/11/2012</text:p>
          </table:table-cell>
          <table:table-cell office:value-type="float" office:value="24968" table:style-name="ce6">
            <text:p>24,968</text:p>
          </table:table-cell>
          <table:table-cell table:number-columns-repeated="16382"/>
        </table:table-row>
        <table:table-row table:style-name="ro1">
          <table:table-cell office:value-type="date" office:date-value="2012-11-23T00:00:00" table:style-name="ce5">
            <text:p>23/11/2012</text:p>
          </table:table-cell>
          <table:table-cell office:value-type="float" office:value="25754" table:style-name="ce6">
            <text:p>25,754</text:p>
          </table:table-cell>
          <table:table-cell table:number-columns-repeated="16382"/>
        </table:table-row>
        <table:table-row table:style-name="ro1">
          <table:table-cell office:value-type="date" office:date-value="2012-11-24T00:00:00" table:style-name="ce5">
            <text:p>24/11/2012</text:p>
          </table:table-cell>
          <table:table-cell office:value-type="float" office:value="17956" table:style-name="ce6">
            <text:p>17,956</text:p>
          </table:table-cell>
          <table:table-cell table:number-columns-repeated="16382"/>
        </table:table-row>
        <table:table-row table:style-name="ro1">
          <table:table-cell office:value-type="date" office:date-value="2012-11-25T00:00:00" table:style-name="ce5">
            <text:p>25/11/2012</text:p>
          </table:table-cell>
          <table:table-cell office:value-type="float" office:value="21334" table:style-name="ce6">
            <text:p>21,334</text:p>
          </table:table-cell>
          <table:table-cell table:number-columns-repeated="16382"/>
        </table:table-row>
        <table:table-row table:style-name="ro1">
          <table:table-cell office:value-type="date" office:date-value="2012-11-26T00:00:00" table:style-name="ce5">
            <text:p>26/11/2012</text:p>
          </table:table-cell>
          <table:table-cell office:value-type="float" office:value="25026" table:style-name="ce6">
            <text:p>25,026</text:p>
          </table:table-cell>
          <table:table-cell table:number-columns-repeated="16382"/>
        </table:table-row>
        <table:table-row table:style-name="ro1">
          <table:table-cell office:value-type="date" office:date-value="2012-11-27T00:00:00" table:style-name="ce5">
            <text:p>27/11/2012</text:p>
          </table:table-cell>
          <table:table-cell office:value-type="float" office:value="23867" table:style-name="ce6">
            <text:p>23,867</text:p>
          </table:table-cell>
          <table:table-cell table:number-columns-repeated="16382"/>
        </table:table-row>
        <table:table-row table:style-name="ro1">
          <table:table-cell office:value-type="date" office:date-value="2012-11-28T00:00:00" table:style-name="ce5">
            <text:p>28/11/2012</text:p>
          </table:table-cell>
          <table:table-cell office:value-type="float" office:value="24321" table:style-name="ce6">
            <text:p>24,321</text:p>
          </table:table-cell>
          <table:table-cell table:number-columns-repeated="16382"/>
        </table:table-row>
        <table:table-row table:style-name="ro1">
          <table:table-cell office:value-type="date" office:date-value="2012-11-29T00:00:00" table:style-name="ce5">
            <text:p>29/11/2012</text:p>
          </table:table-cell>
          <table:table-cell office:value-type="float" office:value="25020" table:style-name="ce6">
            <text:p>25,020</text:p>
          </table:table-cell>
          <table:table-cell table:number-columns-repeated="16382"/>
        </table:table-row>
        <table:table-row table:style-name="ro1">
          <table:table-cell office:value-type="date" office:date-value="2012-11-30T00:00:00" table:style-name="ce5">
            <text:p>30/11/2012</text:p>
          </table:table-cell>
          <table:table-cell office:value-type="float" office:value="25904" table:style-name="ce6">
            <text:p>25,904</text:p>
          </table:table-cell>
          <table:table-cell table:number-columns-repeated="16382"/>
        </table:table-row>
        <table:table-row table:style-name="ro1">
          <table:table-cell office:value-type="date" office:date-value="2012-12-01T00:00:00" table:style-name="ce5">
            <text:p>01/12/2012</text:p>
          </table:table-cell>
          <table:table-cell office:value-type="float" office:value="18144" table:style-name="ce6">
            <text:p>18,144</text:p>
          </table:table-cell>
          <table:table-cell table:number-columns-repeated="16382"/>
        </table:table-row>
        <table:table-row table:style-name="ro1">
          <table:table-cell office:value-type="date" office:date-value="2012-12-02T00:00:00" table:style-name="ce5">
            <text:p>02/12/2012</text:p>
          </table:table-cell>
          <table:table-cell office:value-type="float" office:value="20937" table:style-name="ce6">
            <text:p>20,937</text:p>
          </table:table-cell>
          <table:table-cell table:number-columns-repeated="16382"/>
        </table:table-row>
        <table:table-row table:style-name="ro1">
          <table:table-cell office:value-type="date" office:date-value="2012-12-03T00:00:00" table:style-name="ce5">
            <text:p>03/12/2012</text:p>
          </table:table-cell>
          <table:table-cell office:value-type="float" office:value="24324" table:style-name="ce6">
            <text:p>24,324</text:p>
          </table:table-cell>
          <table:table-cell table:number-columns-repeated="16382"/>
        </table:table-row>
        <table:table-row table:style-name="ro1">
          <table:table-cell office:value-type="date" office:date-value="2012-12-04T00:00:00" table:style-name="ce5">
            <text:p>04/12/2012</text:p>
          </table:table-cell>
          <table:table-cell office:value-type="float" office:value="23334" table:style-name="ce6">
            <text:p>23,334</text:p>
          </table:table-cell>
          <table:table-cell table:number-columns-repeated="16382"/>
        </table:table-row>
        <table:table-row table:style-name="ro1">
          <table:table-cell office:value-type="date" office:date-value="2012-12-05T00:00:00" table:style-name="ce5">
            <text:p>05/12/2012</text:p>
          </table:table-cell>
          <table:table-cell office:value-type="float" office:value="23865" table:style-name="ce6">
            <text:p>23,865</text:p>
          </table:table-cell>
          <table:table-cell table:number-columns-repeated="16382"/>
        </table:table-row>
        <table:table-row table:style-name="ro1">
          <table:table-cell office:value-type="date" office:date-value="2012-12-06T00:00:00" table:style-name="ce5">
            <text:p>06/12/2012</text:p>
          </table:table-cell>
          <table:table-cell office:value-type="float" office:value="24776" table:style-name="ce6">
            <text:p>24,776</text:p>
          </table:table-cell>
          <table:table-cell table:number-columns-repeated="16382"/>
        </table:table-row>
        <table:table-row table:style-name="ro1">
          <table:table-cell office:value-type="date" office:date-value="2012-12-07T00:00:00" table:style-name="ce5">
            <text:p>07/12/2012</text:p>
          </table:table-cell>
          <table:table-cell office:value-type="float" office:value="23730" table:style-name="ce6">
            <text:p>23,730</text:p>
          </table:table-cell>
          <table:table-cell table:number-columns-repeated="16382"/>
        </table:table-row>
        <table:table-row table:style-name="ro1">
          <table:table-cell office:value-type="date" office:date-value="2012-12-08T00:00:00" table:style-name="ce5">
            <text:p>08/12/2012</text:p>
          </table:table-cell>
          <table:table-cell office:value-type="float" office:value="17953" table:style-name="ce6">
            <text:p>17,953</text:p>
          </table:table-cell>
          <table:table-cell table:number-columns-repeated="16382"/>
        </table:table-row>
        <table:table-row table:style-name="ro1">
          <table:table-cell office:value-type="date" office:date-value="2012-12-09T00:00:00" table:style-name="ce5">
            <text:p>09/12/2012</text:p>
          </table:table-cell>
          <table:table-cell office:value-type="float" office:value="20653" table:style-name="ce6">
            <text:p>20,653</text:p>
          </table:table-cell>
          <table:table-cell table:number-columns-repeated="16382"/>
        </table:table-row>
        <table:table-row table:style-name="ro1">
          <table:table-cell office:value-type="date" office:date-value="2012-12-10T00:00:00" table:style-name="ce5">
            <text:p>10/12/2012</text:p>
          </table:table-cell>
          <table:table-cell office:value-type="float" office:value="24418" table:style-name="ce6">
            <text:p>24,418</text:p>
          </table:table-cell>
          <table:table-cell table:number-columns-repeated="16382"/>
        </table:table-row>
        <table:table-row table:style-name="ro1">
          <table:table-cell office:value-type="date" office:date-value="2012-12-11T00:00:00" table:style-name="ce5">
            <text:p>11/12/2012</text:p>
          </table:table-cell>
          <table:table-cell office:value-type="float" office:value="23509" table:style-name="ce6">
            <text:p>23,509</text:p>
          </table:table-cell>
          <table:table-cell table:number-columns-repeated="16382"/>
        </table:table-row>
        <table:table-row table:style-name="ro1">
          <table:table-cell office:value-type="date" office:date-value="2012-12-12T00:00:00" table:style-name="ce5">
            <text:p>12/12/2012</text:p>
          </table:table-cell>
          <table:table-cell office:value-type="float" office:value="24368" table:style-name="ce6">
            <text:p>24,368</text:p>
          </table:table-cell>
          <table:table-cell table:number-columns-repeated="16382"/>
        </table:table-row>
        <table:table-row table:style-name="ro1">
          <table:table-cell office:value-type="date" office:date-value="2012-12-13T00:00:00" table:style-name="ce5">
            <text:p>13/12/2012</text:p>
          </table:table-cell>
          <table:table-cell office:value-type="float" office:value="24897" table:style-name="ce6">
            <text:p>24,897</text:p>
          </table:table-cell>
          <table:table-cell table:number-columns-repeated="16382"/>
        </table:table-row>
        <table:table-row table:style-name="ro1">
          <table:table-cell office:value-type="date" office:date-value="2012-12-14T00:00:00" table:style-name="ce5">
            <text:p>14/12/2012</text:p>
          </table:table-cell>
          <table:table-cell office:value-type="float" office:value="25426" table:style-name="ce6">
            <text:p>25,426</text:p>
          </table:table-cell>
          <table:table-cell table:number-columns-repeated="16382"/>
        </table:table-row>
        <table:table-row table:style-name="ro1">
          <table:table-cell office:value-type="date" office:date-value="2012-12-15T00:00:00" table:style-name="ce5">
            <text:p>15/12/2012</text:p>
          </table:table-cell>
          <table:table-cell office:value-type="float" office:value="18575" table:style-name="ce6">
            <text:p>18,575</text:p>
          </table:table-cell>
          <table:table-cell table:number-columns-repeated="16382"/>
        </table:table-row>
        <table:table-row table:style-name="ro1">
          <table:table-cell office:value-type="date" office:date-value="2012-12-16T00:00:00" table:style-name="ce5">
            <text:p>16/12/2012</text:p>
          </table:table-cell>
          <table:table-cell office:value-type="float" office:value="21004" table:style-name="ce6">
            <text:p>21,004</text:p>
          </table:table-cell>
          <table:table-cell table:number-columns-repeated="16382"/>
        </table:table-row>
        <table:table-row table:style-name="ro1">
          <table:table-cell office:value-type="date" office:date-value="2012-12-17T00:00:00" table:style-name="ce5">
            <text:p>17/12/2012</text:p>
          </table:table-cell>
          <table:table-cell office:value-type="float" office:value="24302" table:style-name="ce6">
            <text:p>24,302</text:p>
          </table:table-cell>
          <table:table-cell table:number-columns-repeated="16382"/>
        </table:table-row>
        <table:table-row table:style-name="ro1">
          <table:table-cell office:value-type="date" office:date-value="2012-12-18T00:00:00" table:style-name="ce5">
            <text:p>18/12/2012</text:p>
          </table:table-cell>
          <table:table-cell office:value-type="float" office:value="23685" table:style-name="ce6">
            <text:p>23,685</text:p>
          </table:table-cell>
          <table:table-cell table:number-columns-repeated="16382"/>
        </table:table-row>
        <table:table-row table:style-name="ro1">
          <table:table-cell office:value-type="date" office:date-value="2012-12-19T00:00:00" table:style-name="ce5">
            <text:p>19/12/2012</text:p>
          </table:table-cell>
          <table:table-cell office:value-type="float" office:value="24862" table:style-name="ce6">
            <text:p>24,862</text:p>
          </table:table-cell>
          <table:table-cell table:number-columns-repeated="16382"/>
        </table:table-row>
        <table:table-row table:style-name="ro1">
          <table:table-cell office:value-type="date" office:date-value="2012-12-20T00:00:00" table:style-name="ce5">
            <text:p>20/12/2012</text:p>
          </table:table-cell>
          <table:table-cell office:value-type="float" office:value="25303" table:style-name="ce6">
            <text:p>25,303</text:p>
          </table:table-cell>
          <table:table-cell table:number-columns-repeated="16382"/>
        </table:table-row>
        <table:table-row table:style-name="ro1">
          <table:table-cell office:value-type="date" office:date-value="2012-12-21T00:00:00" table:style-name="ce5">
            <text:p>21/12/2012</text:p>
          </table:table-cell>
          <table:table-cell office:value-type="float" office:value="25876" table:style-name="ce6">
            <text:p>25,876</text:p>
          </table:table-cell>
          <table:table-cell table:number-columns-repeated="16382"/>
        </table:table-row>
        <table:table-row table:style-name="ro1">
          <table:table-cell office:value-type="date" office:date-value="2012-12-22T00:00:00" table:style-name="ce5">
            <text:p>22/12/2012</text:p>
          </table:table-cell>
          <table:table-cell office:value-type="float" office:value="20358" table:style-name="ce6">
            <text:p>20,358</text:p>
          </table:table-cell>
          <table:table-cell table:number-columns-repeated="16382"/>
        </table:table-row>
        <table:table-row table:style-name="ro1">
          <table:table-cell office:value-type="date" office:date-value="2012-12-23T00:00:00" table:style-name="ce5">
            <text:p>23/12/2012</text:p>
          </table:table-cell>
          <table:table-cell office:value-type="float" office:value="20936" table:style-name="ce6">
            <text:p>20,936</text:p>
          </table:table-cell>
          <table:table-cell table:number-columns-repeated="16382"/>
        </table:table-row>
        <table:table-row table:style-name="ro1">
          <table:table-cell office:value-type="date" office:date-value="2012-12-24T00:00:00" table:style-name="ce5">
            <text:p>24/12/2012</text:p>
          </table:table-cell>
          <table:table-cell office:value-type="float" office:value="15521" table:style-name="ce6">
            <text:p>15,521</text:p>
          </table:table-cell>
          <table:table-cell table:number-columns-repeated="16382"/>
        </table:table-row>
        <table:table-row table:style-name="ro1">
          <table:table-cell office:value-type="date" office:date-value="2012-12-25T00:00:00" table:style-name="ce5">
            <text:p>25/12/2012</text:p>
          </table:table-cell>
          <table:table-cell office:value-type="float" office:value="10057" table:style-name="ce6">
            <text:p>10,057</text:p>
          </table:table-cell>
          <table:table-cell table:number-columns-repeated="16382"/>
        </table:table-row>
        <table:table-row table:style-name="ro1">
          <table:table-cell office:value-type="date" office:date-value="2012-12-26T00:00:00" table:style-name="ce5">
            <text:p>26/12/2012</text:p>
          </table:table-cell>
          <table:table-cell office:value-type="float" office:value="17933" table:style-name="ce6">
            <text:p>17,933</text:p>
          </table:table-cell>
          <table:table-cell table:number-columns-repeated="16382"/>
        </table:table-row>
        <table:table-row table:style-name="ro1">
          <table:table-cell office:value-type="date" office:date-value="2012-12-27T00:00:00" table:style-name="ce5">
            <text:p>27/12/2012</text:p>
          </table:table-cell>
          <table:table-cell office:value-type="float" office:value="21252" table:style-name="ce6">
            <text:p>21,252</text:p>
          </table:table-cell>
          <table:table-cell table:number-columns-repeated="16382"/>
        </table:table-row>
        <table:table-row table:style-name="ro1">
          <table:table-cell office:value-type="date" office:date-value="2012-12-28T00:00:00" table:style-name="ce5">
            <text:p>28/12/2012</text:p>
          </table:table-cell>
          <table:table-cell office:value-type="float" office:value="22204" table:style-name="ce6">
            <text:p>22,204</text:p>
          </table:table-cell>
          <table:table-cell table:number-columns-repeated="16382"/>
        </table:table-row>
        <table:table-row table:style-name="ro1">
          <table:table-cell office:value-type="date" office:date-value="2012-12-29T00:00:00" table:style-name="ce5">
            <text:p>29/12/2012</text:p>
          </table:table-cell>
          <table:table-cell office:value-type="float" office:value="19325" table:style-name="ce6">
            <text:p>19,325</text:p>
          </table:table-cell>
          <table:table-cell table:number-columns-repeated="16382"/>
        </table:table-row>
        <table:table-row table:style-name="ro1">
          <table:table-cell office:value-type="date" office:date-value="2012-12-30T00:00:00" table:style-name="ce5">
            <text:p>30/12/2012</text:p>
          </table:table-cell>
          <table:table-cell office:value-type="float" office:value="19935" table:style-name="ce6">
            <text:p>19,935</text:p>
          </table:table-cell>
          <table:table-cell table:number-columns-repeated="16382"/>
        </table:table-row>
        <table:table-row table:style-name="ro1">
          <table:table-cell office:value-type="date" office:date-value="2012-12-31T00:00:00" table:style-name="ce5">
            <text:p>31/12/2012</text:p>
          </table:table-cell>
          <table:table-cell office:value-type="float" office:value="14768" table:style-name="ce6">
            <text:p>14,768</text:p>
          </table:table-cell>
          <table:table-cell table:number-columns-repeated="16382"/>
        </table:table-row>
        <table:table-row table:style-name="ro1">
          <table:table-cell office:value-type="date" office:date-value="2013-01-01T00:00:00" table:style-name="ce5">
            <text:p>01/01/2013</text:p>
          </table:table-cell>
          <table:table-cell office:value-type="float" office:value="15202" table:style-name="ce6">
            <text:p>15,202</text:p>
          </table:table-cell>
          <table:table-cell table:number-columns-repeated="16382"/>
        </table:table-row>
        <table:table-row table:style-name="ro1">
          <table:table-cell office:value-type="date" office:date-value="2013-01-02T00:00:00" table:style-name="ce5">
            <text:p>02/01/2013</text:p>
          </table:table-cell>
          <table:table-cell office:value-type="float" office:value="22097" table:style-name="ce6">
            <text:p>22,097</text:p>
          </table:table-cell>
          <table:table-cell table:number-columns-repeated="16382"/>
        </table:table-row>
        <table:table-row table:style-name="ro1">
          <table:table-cell office:value-type="date" office:date-value="2013-01-03T00:00:00" table:style-name="ce5">
            <text:p>03/01/2013</text:p>
          </table:table-cell>
          <table:table-cell office:value-type="float" office:value="22138" table:style-name="ce6">
            <text:p>22,138</text:p>
          </table:table-cell>
          <table:table-cell table:number-columns-repeated="16382"/>
        </table:table-row>
        <table:table-row table:style-name="ro1">
          <table:table-cell office:value-type="date" office:date-value="2013-01-04T00:00:00" table:style-name="ce5">
            <text:p>04/01/2013</text:p>
          </table:table-cell>
          <table:table-cell office:value-type="float" office:value="23062" table:style-name="ce6">
            <text:p>23,062</text:p>
          </table:table-cell>
          <table:table-cell table:number-columns-repeated="16382"/>
        </table:table-row>
        <table:table-row table:style-name="ro1">
          <table:table-cell office:value-type="date" office:date-value="2013-01-05T00:00:00" table:style-name="ce5">
            <text:p>05/01/2013</text:p>
          </table:table-cell>
          <table:table-cell office:value-type="float" office:value="19350" table:style-name="ce6">
            <text:p>19,350</text:p>
          </table:table-cell>
          <table:table-cell table:number-columns-repeated="16382"/>
        </table:table-row>
        <table:table-row table:style-name="ro1">
          <table:table-cell office:value-type="date" office:date-value="2013-01-06T00:00:00" table:style-name="ce5">
            <text:p>06/01/2013</text:p>
          </table:table-cell>
          <table:table-cell office:value-type="float" office:value="21519" table:style-name="ce6">
            <text:p>21,519</text:p>
          </table:table-cell>
          <table:table-cell table:number-columns-repeated="16382"/>
        </table:table-row>
        <table:table-row table:style-name="ro1">
          <table:table-cell office:value-type="date" office:date-value="2013-01-07T00:00:00" table:style-name="ce5">
            <text:p>07/01/2013</text:p>
          </table:table-cell>
          <table:table-cell office:value-type="float" office:value="23290" table:style-name="ce6">
            <text:p>23,290</text:p>
          </table:table-cell>
          <table:table-cell table:number-columns-repeated="16382"/>
        </table:table-row>
        <table:table-row table:style-name="ro1">
          <table:table-cell office:value-type="date" office:date-value="2013-01-08T00:00:00" table:style-name="ce5">
            <text:p>08/01/2013</text:p>
          </table:table-cell>
          <table:table-cell office:value-type="float" office:value="22173" table:style-name="ce6">
            <text:p>22,173</text:p>
          </table:table-cell>
          <table:table-cell table:number-columns-repeated="16382"/>
        </table:table-row>
        <table:table-row table:style-name="ro1">
          <table:table-cell office:value-type="date" office:date-value="2013-01-09T00:00:00" table:style-name="ce5">
            <text:p>09/01/2013</text:p>
          </table:table-cell>
          <table:table-cell office:value-type="float" office:value="22865" table:style-name="ce6">
            <text:p>22,865</text:p>
          </table:table-cell>
          <table:table-cell table:number-columns-repeated="16382"/>
        </table:table-row>
        <table:table-row table:style-name="ro1">
          <table:table-cell office:value-type="date" office:date-value="2013-01-10T00:00:00" table:style-name="ce5">
            <text:p>10/01/2013</text:p>
          </table:table-cell>
          <table:table-cell office:value-type="float" office:value="23230" table:style-name="ce6">
            <text:p>23,230</text:p>
          </table:table-cell>
          <table:table-cell table:number-columns-repeated="16382"/>
        </table:table-row>
        <table:table-row table:style-name="ro1">
          <table:table-cell office:value-type="date" office:date-value="2013-01-11T00:00:00" table:style-name="ce5">
            <text:p>11/01/2013</text:p>
          </table:table-cell>
          <table:table-cell office:value-type="float" office:value="24039" table:style-name="ce6">
            <text:p>24,039</text:p>
          </table:table-cell>
          <table:table-cell table:number-columns-repeated="16382"/>
        </table:table-row>
        <table:table-row table:style-name="ro1">
          <table:table-cell office:value-type="date" office:date-value="2013-01-12T00:00:00" table:style-name="ce5">
            <text:p>12/01/2013</text:p>
          </table:table-cell>
          <table:table-cell office:value-type="float" office:value="18434" table:style-name="ce6">
            <text:p>18,434</text:p>
          </table:table-cell>
          <table:table-cell table:number-columns-repeated="16382"/>
        </table:table-row>
        <table:table-row table:style-name="ro1">
          <table:table-cell office:value-type="date" office:date-value="2013-01-13T00:00:00" table:style-name="ce5">
            <text:p>13/01/2013</text:p>
          </table:table-cell>
          <table:table-cell office:value-type="float" office:value="20460" table:style-name="ce6">
            <text:p>20,460</text:p>
          </table:table-cell>
          <table:table-cell table:number-columns-repeated="16382"/>
        </table:table-row>
        <table:table-row table:style-name="ro1">
          <table:table-cell office:value-type="date" office:date-value="2013-01-14T00:00:00" table:style-name="ce5">
            <text:p>14/01/2013</text:p>
          </table:table-cell>
          <table:table-cell office:value-type="float" office:value="23071" table:style-name="ce6">
            <text:p>23,071</text:p>
          </table:table-cell>
          <table:table-cell table:number-columns-repeated="16382"/>
        </table:table-row>
        <table:table-row table:style-name="ro1">
          <table:table-cell office:value-type="date" office:date-value="2013-01-15T00:00:00" table:style-name="ce5">
            <text:p>15/01/2013</text:p>
          </table:table-cell>
          <table:table-cell office:value-type="float" office:value="21855" table:style-name="ce6">
            <text:p>21,855</text:p>
          </table:table-cell>
          <table:table-cell table:number-columns-repeated="16382"/>
        </table:table-row>
        <table:table-row table:style-name="ro1">
          <table:table-cell office:value-type="date" office:date-value="2013-01-16T00:00:00" table:style-name="ce5">
            <text:p>16/01/2013</text:p>
          </table:table-cell>
          <table:table-cell office:value-type="float" office:value="22538" table:style-name="ce6">
            <text:p>22,538</text:p>
          </table:table-cell>
          <table:table-cell table:number-columns-repeated="16382"/>
        </table:table-row>
        <table:table-row table:style-name="ro1">
          <table:table-cell office:value-type="date" office:date-value="2013-01-17T00:00:00" table:style-name="ce5">
            <text:p>17/01/2013</text:p>
          </table:table-cell>
          <table:table-cell office:value-type="float" office:value="22740" table:style-name="ce6">
            <text:p>22,740</text:p>
          </table:table-cell>
          <table:table-cell table:number-columns-repeated="16382"/>
        </table:table-row>
        <table:table-row table:style-name="ro1">
          <table:table-cell office:value-type="date" office:date-value="2013-01-18T00:00:00" table:style-name="ce5">
            <text:p>18/01/2013</text:p>
          </table:table-cell>
          <table:table-cell office:value-type="float" office:value="22651" table:style-name="ce6">
            <text:p>22,651</text:p>
          </table:table-cell>
          <table:table-cell table:number-columns-repeated="16382"/>
        </table:table-row>
        <table:table-row table:style-name="ro1">
          <table:table-cell office:value-type="date" office:date-value="2013-01-19T00:00:00" table:style-name="ce5">
            <text:p>19/01/2013</text:p>
          </table:table-cell>
          <table:table-cell office:value-type="float" office:value="17607" table:style-name="ce6">
            <text:p>17,607</text:p>
          </table:table-cell>
          <table:table-cell table:number-columns-repeated="16382"/>
        </table:table-row>
        <table:table-row table:style-name="ro1">
          <table:table-cell office:value-type="date" office:date-value="2013-01-20T00:00:00" table:style-name="ce5">
            <text:p>20/01/2013</text:p>
          </table:table-cell>
          <table:table-cell office:value-type="float" office:value="18300" table:style-name="ce6">
            <text:p>18,300</text:p>
          </table:table-cell>
          <table:table-cell table:number-columns-repeated="16382"/>
        </table:table-row>
        <table:table-row table:style-name="ro1">
          <table:table-cell office:value-type="date" office:date-value="2013-01-21T00:00:00" table:style-name="ce5">
            <text:p>21/01/2013</text:p>
          </table:table-cell>
          <table:table-cell office:value-type="float" office:value="21553" table:style-name="ce6">
            <text:p>21,553</text:p>
          </table:table-cell>
          <table:table-cell table:number-columns-repeated="16382"/>
        </table:table-row>
        <table:table-row table:style-name="ro1">
          <table:table-cell office:value-type="date" office:date-value="2013-01-22T00:00:00" table:style-name="ce5">
            <text:p>22/01/2013</text:p>
          </table:table-cell>
          <table:table-cell office:value-type="float" office:value="22140" table:style-name="ce6">
            <text:p>22,140</text:p>
          </table:table-cell>
          <table:table-cell table:number-columns-repeated="16382"/>
        </table:table-row>
        <table:table-row table:style-name="ro1">
          <table:table-cell office:value-type="date" office:date-value="2013-01-23T00:00:00" table:style-name="ce5">
            <text:p>23/01/2013</text:p>
          </table:table-cell>
          <table:table-cell office:value-type="float" office:value="22953" table:style-name="ce6">
            <text:p>22,953</text:p>
          </table:table-cell>
          <table:table-cell table:number-columns-repeated="16382"/>
        </table:table-row>
        <table:table-row table:style-name="ro1">
          <table:table-cell office:value-type="date" office:date-value="2013-01-24T00:00:00" table:style-name="ce5">
            <text:p>24/01/2013</text:p>
          </table:table-cell>
          <table:table-cell office:value-type="float" office:value="23431" table:style-name="ce6">
            <text:p>23,431</text:p>
          </table:table-cell>
          <table:table-cell table:number-columns-repeated="16382"/>
        </table:table-row>
        <table:table-row table:style-name="ro1">
          <table:table-cell office:value-type="date" office:date-value="2013-01-25T00:00:00" table:style-name="ce5">
            <text:p>25/01/2013</text:p>
          </table:table-cell>
          <table:table-cell office:value-type="float" office:value="24596" table:style-name="ce6">
            <text:p>24,596</text:p>
          </table:table-cell>
          <table:table-cell table:number-columns-repeated="16382"/>
        </table:table-row>
        <table:table-row table:style-name="ro1">
          <table:table-cell office:value-type="date" office:date-value="2013-01-26T00:00:00" table:style-name="ce5">
            <text:p>26/01/2013</text:p>
          </table:table-cell>
          <table:table-cell office:value-type="float" office:value="18280" table:style-name="ce6">
            <text:p>18,280</text:p>
          </table:table-cell>
          <table:table-cell table:number-columns-repeated="16382"/>
        </table:table-row>
        <table:table-row table:style-name="ro1">
          <table:table-cell office:value-type="date" office:date-value="2013-01-27T00:00:00" table:style-name="ce5">
            <text:p>27/01/2013</text:p>
          </table:table-cell>
          <table:table-cell office:value-type="float" office:value="20485" table:style-name="ce6">
            <text:p>20,485</text:p>
          </table:table-cell>
          <table:table-cell table:number-columns-repeated="16382"/>
        </table:table-row>
        <table:table-row table:style-name="ro1">
          <table:table-cell office:value-type="date" office:date-value="2013-01-28T00:00:00" table:style-name="ce5">
            <text:p>28/01/2013</text:p>
          </table:table-cell>
          <table:table-cell office:value-type="float" office:value="23566" table:style-name="ce6">
            <text:p>23,566</text:p>
          </table:table-cell>
          <table:table-cell table:number-columns-repeated="16382"/>
        </table:table-row>
        <table:table-row table:style-name="ro1">
          <table:table-cell office:value-type="date" office:date-value="2013-01-29T00:00:00" table:style-name="ce5">
            <text:p>29/01/2013</text:p>
          </table:table-cell>
          <table:table-cell office:value-type="float" office:value="22417" table:style-name="ce6">
            <text:p>22,417</text:p>
          </table:table-cell>
          <table:table-cell table:number-columns-repeated="16382"/>
        </table:table-row>
        <table:table-row table:style-name="ro1">
          <table:table-cell office:value-type="date" office:date-value="2013-01-30T00:00:00" table:style-name="ce5">
            <text:p>30/01/2013</text:p>
          </table:table-cell>
          <table:table-cell office:value-type="float" office:value="22965" table:style-name="ce6">
            <text:p>22,965</text:p>
          </table:table-cell>
          <table:table-cell table:number-columns-repeated="16382"/>
        </table:table-row>
        <table:table-row table:style-name="ro1">
          <table:table-cell office:value-type="date" office:date-value="2013-01-31T00:00:00" table:style-name="ce5">
            <text:p>31/01/2013</text:p>
          </table:table-cell>
          <table:table-cell office:value-type="float" office:value="23761" table:style-name="ce6">
            <text:p>23,761</text:p>
          </table:table-cell>
          <table:table-cell table:number-columns-repeated="16382"/>
        </table:table-row>
        <table:table-row table:style-name="ro1">
          <table:table-cell office:value-type="date" office:date-value="2013-02-01T00:00:00" table:style-name="ce5">
            <text:p>01/02/2013</text:p>
          </table:table-cell>
          <table:table-cell office:value-type="float" office:value="24654" table:style-name="ce6">
            <text:p>24,654</text:p>
          </table:table-cell>
          <table:table-cell table:number-columns-repeated="16382"/>
        </table:table-row>
        <table:table-row table:style-name="ro1">
          <table:table-cell office:value-type="date" office:date-value="2013-02-02T00:00:00" table:style-name="ce5">
            <text:p>02/02/2013</text:p>
          </table:table-cell>
          <table:table-cell office:value-type="float" office:value="18084" table:style-name="ce6">
            <text:p>18,084</text:p>
          </table:table-cell>
          <table:table-cell table:number-columns-repeated="16382"/>
        </table:table-row>
        <table:table-row table:style-name="ro1">
          <table:table-cell office:value-type="date" office:date-value="2013-02-03T00:00:00" table:style-name="ce5">
            <text:p>03/02/2013</text:p>
          </table:table-cell>
          <table:table-cell office:value-type="float" office:value="20726" table:style-name="ce6">
            <text:p>20,726</text:p>
          </table:table-cell>
          <table:table-cell table:number-columns-repeated="16382"/>
        </table:table-row>
        <table:table-row table:style-name="ro1">
          <table:table-cell office:value-type="date" office:date-value="2013-02-04T00:00:00" table:style-name="ce5">
            <text:p>04/02/2013</text:p>
          </table:table-cell>
          <table:table-cell office:value-type="float" office:value="23502" table:style-name="ce6">
            <text:p>23,502</text:p>
          </table:table-cell>
          <table:table-cell table:number-columns-repeated="16382"/>
        </table:table-row>
        <table:table-row table:style-name="ro1">
          <table:table-cell office:value-type="date" office:date-value="2013-02-05T00:00:00" table:style-name="ce5">
            <text:p>05/02/2013</text:p>
          </table:table-cell>
          <table:table-cell office:value-type="float" office:value="22413" table:style-name="ce6">
            <text:p>22,413</text:p>
          </table:table-cell>
          <table:table-cell table:number-columns-repeated="16382"/>
        </table:table-row>
        <table:table-row table:style-name="ro1">
          <table:table-cell office:value-type="date" office:date-value="2013-02-06T00:00:00" table:style-name="ce5">
            <text:p>06/02/2013</text:p>
          </table:table-cell>
          <table:table-cell office:value-type="float" office:value="23075" table:style-name="ce6">
            <text:p>23,075</text:p>
          </table:table-cell>
          <table:table-cell table:number-columns-repeated="16382"/>
        </table:table-row>
        <table:table-row table:style-name="ro1">
          <table:table-cell office:value-type="date" office:date-value="2013-02-07T00:00:00" table:style-name="ce5">
            <text:p>07/02/2013</text:p>
          </table:table-cell>
          <table:table-cell office:value-type="float" office:value="23994" table:style-name="ce6">
            <text:p>23,994</text:p>
          </table:table-cell>
          <table:table-cell table:number-columns-repeated="16382"/>
        </table:table-row>
        <table:table-row table:style-name="ro1">
          <table:table-cell office:value-type="date" office:date-value="2013-02-08T00:00:00" table:style-name="ce5">
            <text:p>08/02/2013</text:p>
          </table:table-cell>
          <table:table-cell office:value-type="float" office:value="24737" table:style-name="ce6">
            <text:p>24,737</text:p>
          </table:table-cell>
          <table:table-cell table:number-columns-repeated="16382"/>
        </table:table-row>
        <table:table-row table:style-name="ro1">
          <table:table-cell office:value-type="date" office:date-value="2013-02-09T00:00:00" table:style-name="ce5">
            <text:p>09/02/2013</text:p>
          </table:table-cell>
          <table:table-cell office:value-type="float" office:value="18760" table:style-name="ce6">
            <text:p>18,760</text:p>
          </table:table-cell>
          <table:table-cell table:number-columns-repeated="16382"/>
        </table:table-row>
        <table:table-row table:style-name="ro1">
          <table:table-cell office:value-type="date" office:date-value="2013-02-10T00:00:00" table:style-name="ce5">
            <text:p>10/02/2013</text:p>
          </table:table-cell>
          <table:table-cell office:value-type="float" office:value="20723" table:style-name="ce6">
            <text:p>20,723</text:p>
          </table:table-cell>
          <table:table-cell table:number-columns-repeated="16382"/>
        </table:table-row>
        <table:table-row table:style-name="ro1">
          <table:table-cell office:value-type="date" office:date-value="2013-02-11T00:00:00" table:style-name="ce5">
            <text:p>11/02/2013</text:p>
          </table:table-cell>
          <table:table-cell office:value-type="float" office:value="23049" table:style-name="ce6">
            <text:p>23,049</text:p>
          </table:table-cell>
          <table:table-cell table:number-columns-repeated="16382"/>
        </table:table-row>
        <table:table-row table:style-name="ro1">
          <table:table-cell office:value-type="date" office:date-value="2013-02-12T00:00:00" table:style-name="ce5">
            <text:p>12/02/2013</text:p>
          </table:table-cell>
          <table:table-cell office:value-type="float" office:value="22459" table:style-name="ce6">
            <text:p>22,459</text:p>
          </table:table-cell>
          <table:table-cell table:number-columns-repeated="16382"/>
        </table:table-row>
        <table:table-row table:style-name="ro1">
          <table:table-cell office:value-type="date" office:date-value="2013-02-13T00:00:00" table:style-name="ce5">
            <text:p>13/02/2013</text:p>
          </table:table-cell>
          <table:table-cell office:value-type="float" office:value="23476" table:style-name="ce6">
            <text:p>23,476</text:p>
          </table:table-cell>
          <table:table-cell table:number-columns-repeated="16382"/>
        </table:table-row>
        <table:table-row table:style-name="ro1">
          <table:table-cell office:value-type="date" office:date-value="2013-02-14T00:00:00" table:style-name="ce5">
            <text:p>14/02/2013</text:p>
          </table:table-cell>
          <table:table-cell office:value-type="float" office:value="23681" table:style-name="ce6">
            <text:p>23,681</text:p>
          </table:table-cell>
          <table:table-cell table:number-columns-repeated="16382"/>
        </table:table-row>
        <table:table-row table:style-name="ro1">
          <table:table-cell office:value-type="date" office:date-value="2013-02-15T00:00:00" table:style-name="ce5">
            <text:p>15/02/2013</text:p>
          </table:table-cell>
          <table:table-cell office:value-type="float" office:value="24839" table:style-name="ce6">
            <text:p>24,839</text:p>
          </table:table-cell>
          <table:table-cell table:number-columns-repeated="16382"/>
        </table:table-row>
        <table:table-row table:style-name="ro1">
          <table:table-cell office:value-type="date" office:date-value="2013-02-16T00:00:00" table:style-name="ce5">
            <text:p>16/02/2013</text:p>
          </table:table-cell>
          <table:table-cell office:value-type="float" office:value="19332" table:style-name="ce6">
            <text:p>19,332</text:p>
          </table:table-cell>
          <table:table-cell table:number-columns-repeated="16382"/>
        </table:table-row>
        <table:table-row table:style-name="ro1">
          <table:table-cell office:value-type="date" office:date-value="2013-02-17T00:00:00" table:style-name="ce5">
            <text:p>17/02/2013</text:p>
          </table:table-cell>
          <table:table-cell office:value-type="float" office:value="21427" table:style-name="ce6">
            <text:p>21,427</text:p>
          </table:table-cell>
          <table:table-cell table:number-columns-repeated="16382"/>
        </table:table-row>
        <table:table-row table:style-name="ro1">
          <table:table-cell office:value-type="date" office:date-value="2013-02-18T00:00:00" table:style-name="ce5">
            <text:p>18/02/2013</text:p>
          </table:table-cell>
          <table:table-cell office:value-type="float" office:value="23891" table:style-name="ce6">
            <text:p>23,891</text:p>
          </table:table-cell>
          <table:table-cell table:number-columns-repeated="16382"/>
        </table:table-row>
        <table:table-row table:style-name="ro1">
          <table:table-cell office:value-type="date" office:date-value="2013-02-19T00:00:00" table:style-name="ce5">
            <text:p>19/02/2013</text:p>
          </table:table-cell>
          <table:table-cell office:value-type="float" office:value="22566" table:style-name="ce6">
            <text:p>22,566</text:p>
          </table:table-cell>
          <table:table-cell table:number-columns-repeated="16382"/>
        </table:table-row>
        <table:table-row table:style-name="ro1">
          <table:table-cell office:value-type="date" office:date-value="2013-02-20T00:00:00" table:style-name="ce5">
            <text:p>20/02/2013</text:p>
          </table:table-cell>
          <table:table-cell office:value-type="float" office:value="23802" table:style-name="ce6">
            <text:p>23,802</text:p>
          </table:table-cell>
          <table:table-cell table:number-columns-repeated="16382"/>
        </table:table-row>
        <table:table-row table:style-name="ro1">
          <table:table-cell office:value-type="date" office:date-value="2013-02-21T00:00:00" table:style-name="ce5">
            <text:p>21/02/2013</text:p>
          </table:table-cell>
          <table:table-cell office:value-type="float" office:value="24133" table:style-name="ce6">
            <text:p>24,133</text:p>
          </table:table-cell>
          <table:table-cell table:number-columns-repeated="16382"/>
        </table:table-row>
        <table:table-row table:style-name="ro1">
          <table:table-cell office:value-type="date" office:date-value="2013-02-22T00:00:00" table:style-name="ce5">
            <text:p>22/02/2013</text:p>
          </table:table-cell>
          <table:table-cell office:value-type="float" office:value="24990" table:style-name="ce6">
            <text:p>24,990</text:p>
          </table:table-cell>
          <table:table-cell table:number-columns-repeated="16382"/>
        </table:table-row>
        <table:table-row table:style-name="ro1">
          <table:table-cell office:value-type="date" office:date-value="2013-02-23T00:00:00" table:style-name="ce5">
            <text:p>23/02/2013</text:p>
          </table:table-cell>
          <table:table-cell office:value-type="float" office:value="19227" table:style-name="ce6">
            <text:p>19,227</text:p>
          </table:table-cell>
          <table:table-cell table:number-columns-repeated="16382"/>
        </table:table-row>
        <table:table-row table:style-name="ro1">
          <table:table-cell office:value-type="date" office:date-value="2013-02-24T00:00:00" table:style-name="ce5">
            <text:p>24/02/2013</text:p>
          </table:table-cell>
          <table:table-cell office:value-type="float" office:value="21394" table:style-name="ce6">
            <text:p>21,394</text:p>
          </table:table-cell>
          <table:table-cell table:number-columns-repeated="16382"/>
        </table:table-row>
        <table:table-row table:style-name="ro1">
          <table:table-cell office:value-type="date" office:date-value="2013-02-25T00:00:00" table:style-name="ce5">
            <text:p>25/02/2013</text:p>
          </table:table-cell>
          <table:table-cell office:value-type="float" office:value="24089" table:style-name="ce6">
            <text:p>24,089</text:p>
          </table:table-cell>
          <table:table-cell table:number-columns-repeated="16382"/>
        </table:table-row>
        <table:table-row table:style-name="ro1">
          <table:table-cell office:value-type="date" office:date-value="2013-02-26T00:00:00" table:style-name="ce5">
            <text:p>26/02/2013</text:p>
          </table:table-cell>
          <table:table-cell office:value-type="float" office:value="23401" table:style-name="ce6">
            <text:p>23,401</text:p>
          </table:table-cell>
          <table:table-cell table:number-columns-repeated="16382"/>
        </table:table-row>
        <table:table-row table:style-name="ro1">
          <table:table-cell office:value-type="date" office:date-value="2013-02-27T00:00:00" table:style-name="ce5">
            <text:p>27/02/2013</text:p>
          </table:table-cell>
          <table:table-cell office:value-type="float" office:value="24241" table:style-name="ce6">
            <text:p>24,241</text:p>
          </table:table-cell>
          <table:table-cell table:number-columns-repeated="16382"/>
        </table:table-row>
        <table:table-row table:style-name="ro1">
          <table:table-cell office:value-type="date" office:date-value="2013-02-28T00:00:00" table:style-name="ce5">
            <text:p>28/02/2013</text:p>
          </table:table-cell>
          <table:table-cell office:value-type="float" office:value="25067" table:style-name="ce6">
            <text:p>25,067</text:p>
          </table:table-cell>
          <table:table-cell table:number-columns-repeated="16382"/>
        </table:table-row>
        <table:table-row table:style-name="ro1">
          <table:table-cell office:value-type="date" office:date-value="2013-03-01T00:00:00" table:style-name="ce5">
            <text:p>01/03/2013</text:p>
          </table:table-cell>
          <table:table-cell office:value-type="float" office:value="25901" table:style-name="ce6">
            <text:p>25,901</text:p>
          </table:table-cell>
          <table:table-cell table:number-columns-repeated="16382"/>
        </table:table-row>
        <table:table-row table:style-name="ro1">
          <table:table-cell office:value-type="date" office:date-value="2013-03-02T00:00:00" table:style-name="ce5">
            <text:p>02/03/2013</text:p>
          </table:table-cell>
          <table:table-cell office:value-type="float" office:value="19722" table:style-name="ce6">
            <text:p>19,722</text:p>
          </table:table-cell>
          <table:table-cell table:number-columns-repeated="16382"/>
        </table:table-row>
        <table:table-row table:style-name="ro1">
          <table:table-cell office:value-type="date" office:date-value="2013-03-03T00:00:00" table:style-name="ce5">
            <text:p>03/03/2013</text:p>
          </table:table-cell>
          <table:table-cell office:value-type="float" office:value="21937" table:style-name="ce6">
            <text:p>21,937</text:p>
          </table:table-cell>
          <table:table-cell table:number-columns-repeated="16382"/>
        </table:table-row>
        <table:table-row table:style-name="ro1">
          <table:table-cell office:value-type="date" office:date-value="2013-03-04T00:00:00" table:style-name="ce5">
            <text:p>04/03/2013</text:p>
          </table:table-cell>
          <table:table-cell office:value-type="float" office:value="24646" table:style-name="ce6">
            <text:p>24,646</text:p>
          </table:table-cell>
          <table:table-cell table:number-columns-repeated="16382"/>
        </table:table-row>
        <table:table-row table:style-name="ro1">
          <table:table-cell office:value-type="date" office:date-value="2013-03-05T00:00:00" table:style-name="ce5">
            <text:p>05/03/2013</text:p>
          </table:table-cell>
          <table:table-cell office:value-type="float" office:value="23698" table:style-name="ce6">
            <text:p>23,698</text:p>
          </table:table-cell>
          <table:table-cell table:number-columns-repeated="16382"/>
        </table:table-row>
        <table:table-row table:style-name="ro1">
          <table:table-cell office:value-type="date" office:date-value="2013-03-06T00:00:00" table:style-name="ce5">
            <text:p>06/03/2013</text:p>
          </table:table-cell>
          <table:table-cell office:value-type="float" office:value="24507" table:style-name="ce6">
            <text:p>24,507</text:p>
          </table:table-cell>
          <table:table-cell table:number-columns-repeated="16382"/>
        </table:table-row>
        <table:table-row table:style-name="ro1">
          <table:table-cell office:value-type="date" office:date-value="2013-03-07T00:00:00" table:style-name="ce5">
            <text:p>07/03/2013</text:p>
          </table:table-cell>
          <table:table-cell office:value-type="float" office:value="25113" table:style-name="ce6">
            <text:p>25,113</text:p>
          </table:table-cell>
          <table:table-cell table:number-columns-repeated="16382"/>
        </table:table-row>
        <table:table-row table:style-name="ro1">
          <table:table-cell office:value-type="date" office:date-value="2013-03-08T00:00:00" table:style-name="ce5">
            <text:p>08/03/2013</text:p>
          </table:table-cell>
          <table:table-cell office:value-type="float" office:value="25449" table:style-name="ce6">
            <text:p>25,449</text:p>
          </table:table-cell>
          <table:table-cell table:number-columns-repeated="16382"/>
        </table:table-row>
        <table:table-row table:style-name="ro1">
          <table:table-cell office:value-type="date" office:date-value="2013-03-09T00:00:00" table:style-name="ce5">
            <text:p>09/03/2013</text:p>
          </table:table-cell>
          <table:table-cell office:value-type="float" office:value="19497" table:style-name="ce6">
            <text:p>19,497</text:p>
          </table:table-cell>
          <table:table-cell table:number-columns-repeated="16382"/>
        </table:table-row>
        <table:table-row table:style-name="ro1">
          <table:table-cell office:value-type="date" office:date-value="2013-03-10T00:00:00" table:style-name="ce5">
            <text:p>10/03/2013</text:p>
          </table:table-cell>
          <table:table-cell office:value-type="float" office:value="22064" table:style-name="ce6">
            <text:p>22,064</text:p>
          </table:table-cell>
          <table:table-cell table:number-columns-repeated="16382"/>
        </table:table-row>
        <table:table-row table:style-name="ro1">
          <table:table-cell office:value-type="date" office:date-value="2013-03-11T00:00:00" table:style-name="ce5">
            <text:p>11/03/2013</text:p>
          </table:table-cell>
          <table:table-cell office:value-type="float" office:value="24447" table:style-name="ce6">
            <text:p>24,447</text:p>
          </table:table-cell>
          <table:table-cell table:number-columns-repeated="16382"/>
        </table:table-row>
        <table:table-row table:style-name="ro1">
          <table:table-cell office:value-type="date" office:date-value="2013-03-12T00:00:00" table:style-name="ce5">
            <text:p>12/03/2013</text:p>
          </table:table-cell>
          <table:table-cell office:value-type="float" office:value="22050" table:style-name="ce6">
            <text:p>22,050</text:p>
          </table:table-cell>
          <table:table-cell table:number-columns-repeated="16382"/>
        </table:table-row>
        <table:table-row table:style-name="ro1">
          <table:table-cell office:value-type="date" office:date-value="2013-03-13T00:00:00" table:style-name="ce5">
            <text:p>13/03/2013</text:p>
          </table:table-cell>
          <table:table-cell office:value-type="float" office:value="24334" table:style-name="ce6">
            <text:p>24,334</text:p>
          </table:table-cell>
          <table:table-cell table:number-columns-repeated="16382"/>
        </table:table-row>
        <table:table-row table:style-name="ro1">
          <table:table-cell office:value-type="date" office:date-value="2013-03-14T00:00:00" table:style-name="ce5">
            <text:p>14/03/2013</text:p>
          </table:table-cell>
          <table:table-cell office:value-type="float" office:value="25794" table:style-name="ce6">
            <text:p>25,794</text:p>
          </table:table-cell>
          <table:table-cell table:number-columns-repeated="16382"/>
        </table:table-row>
        <table:table-row table:style-name="ro1">
          <table:table-cell office:value-type="date" office:date-value="2013-03-15T00:00:00" table:style-name="ce5">
            <text:p>15/03/2013</text:p>
          </table:table-cell>
          <table:table-cell office:value-type="float" office:value="26280" table:style-name="ce6">
            <text:p>26,280</text:p>
          </table:table-cell>
          <table:table-cell table:number-columns-repeated="16382"/>
        </table:table-row>
        <table:table-row table:style-name="ro1">
          <table:table-cell office:value-type="date" office:date-value="2013-03-16T00:00:00" table:style-name="ce5">
            <text:p>16/03/2013</text:p>
          </table:table-cell>
          <table:table-cell office:value-type="float" office:value="20110" table:style-name="ce6">
            <text:p>20,110</text:p>
          </table:table-cell>
          <table:table-cell table:number-columns-repeated="16382"/>
        </table:table-row>
        <table:table-row table:style-name="ro1">
          <table:table-cell office:value-type="date" office:date-value="2013-03-17T00:00:00" table:style-name="ce5">
            <text:p>17/03/2013</text:p>
          </table:table-cell>
          <table:table-cell office:value-type="float" office:value="22057" table:style-name="ce6">
            <text:p>22,057</text:p>
          </table:table-cell>
          <table:table-cell table:number-columns-repeated="16382"/>
        </table:table-row>
        <table:table-row table:style-name="ro1">
          <table:table-cell office:value-type="date" office:date-value="2013-03-18T00:00:00" table:style-name="ce5">
            <text:p>18/03/2013</text:p>
          </table:table-cell>
          <table:table-cell office:value-type="float" office:value="25167" table:style-name="ce6">
            <text:p>25,167</text:p>
          </table:table-cell>
          <table:table-cell table:number-columns-repeated="16382"/>
        </table:table-row>
        <table:table-row table:style-name="ro1">
          <table:table-cell office:value-type="date" office:date-value="2013-03-19T00:00:00" table:style-name="ce5">
            <text:p>19/03/2013</text:p>
          </table:table-cell>
          <table:table-cell office:value-type="float" office:value="24366" table:style-name="ce6">
            <text:p>24,366</text:p>
          </table:table-cell>
          <table:table-cell table:number-columns-repeated="16382"/>
        </table:table-row>
        <table:table-row table:style-name="ro1">
          <table:table-cell office:value-type="date" office:date-value="2013-03-20T00:00:00" table:style-name="ce5">
            <text:p>20/03/2013</text:p>
          </table:table-cell>
          <table:table-cell office:value-type="float" office:value="25379" table:style-name="ce6">
            <text:p>25,379</text:p>
          </table:table-cell>
          <table:table-cell table:number-columns-repeated="16382"/>
        </table:table-row>
        <table:table-row table:style-name="ro1">
          <table:table-cell office:value-type="date" office:date-value="2013-03-21T00:00:00" table:style-name="ce5">
            <text:p>21/03/2013</text:p>
          </table:table-cell>
          <table:table-cell office:value-type="float" office:value="25321" table:style-name="ce6">
            <text:p>25,321</text:p>
          </table:table-cell>
          <table:table-cell table:number-columns-repeated="16382"/>
        </table:table-row>
        <table:table-row table:style-name="ro1">
          <table:table-cell office:value-type="date" office:date-value="2013-03-22T00:00:00" table:style-name="ce5">
            <text:p>22/03/2013</text:p>
          </table:table-cell>
          <table:table-cell office:value-type="float" office:value="26745" table:style-name="ce6">
            <text:p>26,745</text:p>
          </table:table-cell>
          <table:table-cell table:number-columns-repeated="16382"/>
        </table:table-row>
        <table:table-row table:style-name="ro1">
          <table:table-cell office:value-type="date" office:date-value="2013-03-23T00:00:00" table:style-name="ce5">
            <text:p>23/03/2013</text:p>
          </table:table-cell>
          <table:table-cell office:value-type="float" office:value="20386" table:style-name="ce6">
            <text:p>20,386</text:p>
          </table:table-cell>
          <table:table-cell table:number-columns-repeated="16382"/>
        </table:table-row>
        <table:table-row table:style-name="ro1">
          <table:table-cell office:value-type="date" office:date-value="2013-03-24T00:00:00" table:style-name="ce5">
            <text:p>24/03/2013</text:p>
          </table:table-cell>
          <table:table-cell office:value-type="float" office:value="22449" table:style-name="ce6">
            <text:p>22,449</text:p>
          </table:table-cell>
          <table:table-cell table:number-columns-repeated="16382"/>
        </table:table-row>
        <table:table-row table:style-name="ro1">
          <table:table-cell office:value-type="date" office:date-value="2013-03-25T00:00:00" table:style-name="ce5">
            <text:p>25/03/2013</text:p>
          </table:table-cell>
          <table:table-cell office:value-type="float" office:value="25002" table:style-name="ce6">
            <text:p>25,002</text:p>
          </table:table-cell>
          <table:table-cell table:number-columns-repeated="16382"/>
        </table:table-row>
        <table:table-row table:style-name="ro1">
          <table:table-cell office:value-type="date" office:date-value="2013-03-26T00:00:00" table:style-name="ce5">
            <text:p>26/03/2013</text:p>
          </table:table-cell>
          <table:table-cell office:value-type="float" office:value="24377" table:style-name="ce6">
            <text:p>24,377</text:p>
          </table:table-cell>
          <table:table-cell table:number-columns-repeated="16382"/>
        </table:table-row>
        <table:table-row table:style-name="ro1">
          <table:table-cell office:value-type="date" office:date-value="2013-03-27T00:00:00" table:style-name="ce5">
            <text:p>27/03/2013</text:p>
          </table:table-cell>
          <table:table-cell office:value-type="float" office:value="25567" table:style-name="ce6">
            <text:p>25,567</text:p>
          </table:table-cell>
          <table:table-cell table:number-columns-repeated="16382"/>
        </table:table-row>
        <table:table-row table:style-name="ro1">
          <table:table-cell office:value-type="date" office:date-value="2013-03-28T00:00:00" table:style-name="ce5">
            <text:p>28/03/2013</text:p>
          </table:table-cell>
          <table:table-cell office:value-type="float" office:value="25463" table:style-name="ce6">
            <text:p>25,463</text:p>
          </table:table-cell>
          <table:table-cell table:number-columns-repeated="16382"/>
        </table:table-row>
        <table:table-row table:style-name="ro1">
          <table:table-cell office:value-type="date" office:date-value="2013-03-29T00:00:00" table:style-name="ce5">
            <text:p>29/03/2013</text:p>
          </table:table-cell>
          <table:table-cell office:value-type="float" office:value="22875" table:style-name="ce6">
            <text:p>22,875</text:p>
          </table:table-cell>
          <table:table-cell table:number-columns-repeated="16382"/>
        </table:table-row>
        <table:table-row table:style-name="ro1">
          <table:table-cell office:value-type="date" office:date-value="2013-03-30T00:00:00" table:style-name="ce5">
            <text:p>30/03/2013</text:p>
          </table:table-cell>
          <table:table-cell office:value-type="float" office:value="19768" table:style-name="ce6">
            <text:p>19,768</text:p>
          </table:table-cell>
          <table:table-cell table:number-columns-repeated="16382"/>
        </table:table-row>
        <table:table-row table:style-name="ro1">
          <table:table-cell office:value-type="date" office:date-value="2013-03-31T00:00:00" table:style-name="ce5">
            <text:p>31/03/2013</text:p>
          </table:table-cell>
          <table:table-cell office:value-type="float" office:value="21072" table:style-name="ce6">
            <text:p>21,072</text:p>
          </table:table-cell>
          <table:table-cell table:number-columns-repeated="16382"/>
        </table:table-row>
        <table:table-row table:style-name="ro1">
          <table:table-cell office:value-type="date" office:date-value="2013-04-01T00:00:00" table:style-name="ce5">
            <text:p>01/04/2013</text:p>
          </table:table-cell>
          <table:table-cell office:value-type="float" office:value="23752" table:style-name="ce6">
            <text:p>23,752</text:p>
          </table:table-cell>
          <table:table-cell table:number-columns-repeated="16382"/>
        </table:table-row>
        <table:table-row table:style-name="ro1">
          <table:table-cell office:value-type="date" office:date-value="2013-04-02T00:00:00" table:style-name="ce5">
            <text:p>02/04/2013</text:p>
          </table:table-cell>
          <table:table-cell office:value-type="float" office:value="26429" table:style-name="ce6">
            <text:p>26,429</text:p>
          </table:table-cell>
          <table:table-cell table:number-columns-repeated="16382"/>
        </table:table-row>
        <table:table-row table:style-name="ro1">
          <table:table-cell office:value-type="date" office:date-value="2013-04-03T00:00:00" table:style-name="ce5">
            <text:p>03/04/2013</text:p>
          </table:table-cell>
          <table:table-cell office:value-type="float" office:value="26676" table:style-name="ce6">
            <text:p>26,676</text:p>
          </table:table-cell>
          <table:table-cell table:number-columns-repeated="16382"/>
        </table:table-row>
        <table:table-row table:style-name="ro1">
          <table:table-cell office:value-type="date" office:date-value="2013-04-04T00:00:00" table:style-name="ce5">
            <text:p>04/04/2013</text:p>
          </table:table-cell>
          <table:table-cell office:value-type="float" office:value="27145" table:style-name="ce6">
            <text:p>27,145</text:p>
          </table:table-cell>
          <table:table-cell table:number-columns-repeated="16382"/>
        </table:table-row>
        <table:table-row table:style-name="ro1">
          <table:table-cell office:value-type="date" office:date-value="2013-04-05T00:00:00" table:style-name="ce5">
            <text:p>05/04/2013</text:p>
          </table:table-cell>
          <table:table-cell office:value-type="float" office:value="27551" table:style-name="ce6">
            <text:p>27,551</text:p>
          </table:table-cell>
          <table:table-cell table:number-columns-repeated="16382"/>
        </table:table-row>
        <table:table-row table:style-name="ro1">
          <table:table-cell office:value-type="date" office:date-value="2013-04-06T00:00:00" table:style-name="ce5">
            <text:p>06/04/2013</text:p>
          </table:table-cell>
          <table:table-cell office:value-type="float" office:value="22019" table:style-name="ce6">
            <text:p>22,019</text:p>
          </table:table-cell>
          <table:table-cell table:number-columns-repeated="16382"/>
        </table:table-row>
        <table:table-row table:style-name="ro1">
          <table:table-cell office:value-type="date" office:date-value="2013-04-07T00:00:00" table:style-name="ce5">
            <text:p>07/04/2013</text:p>
          </table:table-cell>
          <table:table-cell office:value-type="float" office:value="24437" table:style-name="ce6">
            <text:p>24,437</text:p>
          </table:table-cell>
          <table:table-cell table:number-columns-repeated="16382"/>
        </table:table-row>
        <table:table-row table:style-name="ro1">
          <table:table-cell office:value-type="date" office:date-value="2013-04-08T00:00:00" table:style-name="ce5">
            <text:p>08/04/2013</text:p>
          </table:table-cell>
          <table:table-cell office:value-type="float" office:value="27404" table:style-name="ce6">
            <text:p>27,404</text:p>
          </table:table-cell>
          <table:table-cell table:number-columns-repeated="16382"/>
        </table:table-row>
        <table:table-row table:style-name="ro1">
          <table:table-cell office:value-type="date" office:date-value="2013-04-09T00:00:00" table:style-name="ce5">
            <text:p>09/04/2013</text:p>
          </table:table-cell>
          <table:table-cell office:value-type="float" office:value="26698" table:style-name="ce6">
            <text:p>26,698</text:p>
          </table:table-cell>
          <table:table-cell table:number-columns-repeated="16382"/>
        </table:table-row>
        <table:table-row table:style-name="ro1">
          <table:table-cell office:value-type="date" office:date-value="2013-04-10T00:00:00" table:style-name="ce5">
            <text:p>10/04/2013</text:p>
          </table:table-cell>
          <table:table-cell office:value-type="float" office:value="27158" table:style-name="ce6">
            <text:p>27,158</text:p>
          </table:table-cell>
          <table:table-cell table:number-columns-repeated="16382"/>
        </table:table-row>
        <table:table-row table:style-name="ro1">
          <table:table-cell office:value-type="date" office:date-value="2013-04-11T00:00:00" table:style-name="ce5">
            <text:p>11/04/2013</text:p>
          </table:table-cell>
          <table:table-cell office:value-type="float" office:value="27598" table:style-name="ce6">
            <text:p>27,598</text:p>
          </table:table-cell>
          <table:table-cell table:number-columns-repeated="16382"/>
        </table:table-row>
        <table:table-row table:style-name="ro1">
          <table:table-cell office:value-type="date" office:date-value="2013-04-12T00:00:00" table:style-name="ce5">
            <text:p>12/04/2013</text:p>
          </table:table-cell>
          <table:table-cell office:value-type="float" office:value="27860" table:style-name="ce6">
            <text:p>27,860</text:p>
          </table:table-cell>
          <table:table-cell table:number-columns-repeated="16382"/>
        </table:table-row>
        <table:table-row table:style-name="ro1">
          <table:table-cell office:value-type="date" office:date-value="2013-04-13T00:00:00" table:style-name="ce5">
            <text:p>13/04/2013</text:p>
          </table:table-cell>
          <table:table-cell office:value-type="float" office:value="21986" table:style-name="ce6">
            <text:p>21,986</text:p>
          </table:table-cell>
          <table:table-cell table:number-columns-repeated="16382"/>
        </table:table-row>
        <table:table-row table:style-name="ro1">
          <table:table-cell office:value-type="date" office:date-value="2013-04-14T00:00:00" table:style-name="ce5">
            <text:p>14/04/2013</text:p>
          </table:table-cell>
          <table:table-cell office:value-type="float" office:value="24271" table:style-name="ce6">
            <text:p>24,271</text:p>
          </table:table-cell>
          <table:table-cell table:number-columns-repeated="16382"/>
        </table:table-row>
        <table:table-row table:style-name="ro1">
          <table:table-cell office:value-type="date" office:date-value="2013-04-15T00:00:00" table:style-name="ce5">
            <text:p>15/04/2013</text:p>
          </table:table-cell>
          <table:table-cell office:value-type="float" office:value="27376" table:style-name="ce6">
            <text:p>27,376</text:p>
          </table:table-cell>
          <table:table-cell table:number-columns-repeated="16382"/>
        </table:table-row>
        <table:table-row table:style-name="ro1">
          <table:table-cell office:value-type="date" office:date-value="2013-04-16T00:00:00" table:style-name="ce5">
            <text:p>16/04/2013</text:p>
          </table:table-cell>
          <table:table-cell office:value-type="float" office:value="26778" table:style-name="ce6">
            <text:p>26,778</text:p>
          </table:table-cell>
          <table:table-cell table:number-columns-repeated="16382"/>
        </table:table-row>
        <table:table-row table:style-name="ro1">
          <table:table-cell office:value-type="date" office:date-value="2013-04-17T00:00:00" table:style-name="ce5">
            <text:p>17/04/2013</text:p>
          </table:table-cell>
          <table:table-cell office:value-type="float" office:value="27293" table:style-name="ce6">
            <text:p>27,293</text:p>
          </table:table-cell>
          <table:table-cell table:number-columns-repeated="16382"/>
        </table:table-row>
        <table:table-row table:style-name="ro1">
          <table:table-cell office:value-type="date" office:date-value="2013-04-18T00:00:00" table:style-name="ce5">
            <text:p>18/04/2013</text:p>
          </table:table-cell>
          <table:table-cell office:value-type="float" office:value="27831" table:style-name="ce6">
            <text:p>27,831</text:p>
          </table:table-cell>
          <table:table-cell table:number-columns-repeated="16382"/>
        </table:table-row>
        <table:table-row table:style-name="ro1">
          <table:table-cell office:value-type="date" office:date-value="2013-04-19T00:00:00" table:style-name="ce5">
            <text:p>19/04/2013</text:p>
          </table:table-cell>
          <table:table-cell office:value-type="float" office:value="28374" table:style-name="ce6">
            <text:p>28,374</text:p>
          </table:table-cell>
          <table:table-cell table:number-columns-repeated="16382"/>
        </table:table-row>
        <table:table-row table:style-name="ro1">
          <table:table-cell office:value-type="date" office:date-value="2013-04-20T00:00:00" table:style-name="ce5">
            <text:p>20/04/2013</text:p>
          </table:table-cell>
          <table:table-cell office:value-type="float" office:value="21925" table:style-name="ce6">
            <text:p>21,925</text:p>
          </table:table-cell>
          <table:table-cell table:number-columns-repeated="16382"/>
        </table:table-row>
        <table:table-row table:style-name="ro1">
          <table:table-cell office:value-type="date" office:date-value="2013-04-21T00:00:00" table:style-name="ce5">
            <text:p>21/04/2013</text:p>
          </table:table-cell>
          <table:table-cell office:value-type="float" office:value="24437" table:style-name="ce6">
            <text:p>24,437</text:p>
          </table:table-cell>
          <table:table-cell table:number-columns-repeated="16382"/>
        </table:table-row>
        <table:table-row table:style-name="ro1">
          <table:table-cell office:value-type="date" office:date-value="2013-04-22T00:00:00" table:style-name="ce5">
            <text:p>22/04/2013</text:p>
          </table:table-cell>
          <table:table-cell office:value-type="float" office:value="25561" table:style-name="ce6">
            <text:p>25,561</text:p>
          </table:table-cell>
          <table:table-cell table:number-columns-repeated="16382"/>
        </table:table-row>
        <table:table-row table:style-name="ro1">
          <table:table-cell office:value-type="date" office:date-value="2013-04-23T00:00:00" table:style-name="ce5">
            <text:p>23/04/2013</text:p>
          </table:table-cell>
          <table:table-cell office:value-type="float" office:value="27087" table:style-name="ce6">
            <text:p>27,087</text:p>
          </table:table-cell>
          <table:table-cell table:number-columns-repeated="16382"/>
        </table:table-row>
        <table:table-row table:style-name="ro1">
          <table:table-cell office:value-type="date" office:date-value="2013-04-24T00:00:00" table:style-name="ce5">
            <text:p>24/04/2013</text:p>
          </table:table-cell>
          <table:table-cell office:value-type="float" office:value="27900" table:style-name="ce6">
            <text:p>27,900</text:p>
          </table:table-cell>
          <table:table-cell table:number-columns-repeated="16382"/>
        </table:table-row>
        <table:table-row table:style-name="ro1">
          <table:table-cell office:value-type="date" office:date-value="2013-04-25T00:00:00" table:style-name="ce5">
            <text:p>25/04/2013</text:p>
          </table:table-cell>
          <table:table-cell office:value-type="float" office:value="28194" table:style-name="ce6">
            <text:p>28,194</text:p>
          </table:table-cell>
          <table:table-cell table:number-columns-repeated="16382"/>
        </table:table-row>
        <table:table-row table:style-name="ro1">
          <table:table-cell office:value-type="date" office:date-value="2013-04-26T00:00:00" table:style-name="ce5">
            <text:p>26/04/2013</text:p>
          </table:table-cell>
          <table:table-cell office:value-type="float" office:value="28936" table:style-name="ce6">
            <text:p>28,936</text:p>
          </table:table-cell>
          <table:table-cell table:number-columns-repeated="16382"/>
        </table:table-row>
        <table:table-row table:style-name="ro1">
          <table:table-cell office:value-type="date" office:date-value="2013-04-27T00:00:00" table:style-name="ce5">
            <text:p>27/04/2013</text:p>
          </table:table-cell>
          <table:table-cell office:value-type="float" office:value="23060" table:style-name="ce6">
            <text:p>23,060</text:p>
          </table:table-cell>
          <table:table-cell table:number-columns-repeated="16382"/>
        </table:table-row>
        <table:table-row table:style-name="ro1">
          <table:table-cell office:value-type="date" office:date-value="2013-04-28T00:00:00" table:style-name="ce5">
            <text:p>28/04/2013</text:p>
          </table:table-cell>
          <table:table-cell office:value-type="float" office:value="25209" table:style-name="ce6">
            <text:p>25,209</text:p>
          </table:table-cell>
          <table:table-cell table:number-columns-repeated="16382"/>
        </table:table-row>
        <table:table-row table:style-name="ro1">
          <table:table-cell office:value-type="date" office:date-value="2013-04-29T00:00:00" table:style-name="ce5">
            <text:p>29/04/2013</text:p>
          </table:table-cell>
          <table:table-cell office:value-type="float" office:value="27697" table:style-name="ce6">
            <text:p>27,697</text:p>
          </table:table-cell>
          <table:table-cell table:number-columns-repeated="16382"/>
        </table:table-row>
        <table:table-row table:style-name="ro1">
          <table:table-cell office:value-type="date" office:date-value="2013-04-30T00:00:00" table:style-name="ce5">
            <text:p>30/04/2013</text:p>
          </table:table-cell>
          <table:table-cell office:value-type="float" office:value="27211" table:style-name="ce6">
            <text:p>27,211</text:p>
          </table:table-cell>
          <table:table-cell table:number-columns-repeated="16382"/>
        </table:table-row>
        <table:table-row table:style-name="ro1">
          <table:table-cell office:value-type="date" office:date-value="2013-05-01T00:00:00" table:style-name="ce5">
            <text:p>01/05/2013</text:p>
          </table:table-cell>
          <table:table-cell office:value-type="float" office:value="25113" table:style-name="ce6">
            <text:p>25,113</text:p>
          </table:table-cell>
          <table:table-cell table:number-columns-repeated="16382"/>
        </table:table-row>
        <table:table-row table:style-name="ro1">
          <table:table-cell office:value-type="date" office:date-value="2013-05-02T00:00:00" table:style-name="ce5">
            <text:p>02/05/2013</text:p>
          </table:table-cell>
          <table:table-cell office:value-type="float" office:value="27630" table:style-name="ce6">
            <text:p>27,630</text:p>
          </table:table-cell>
          <table:table-cell table:number-columns-repeated="16382"/>
        </table:table-row>
        <table:table-row table:style-name="ro1">
          <table:table-cell office:value-type="date" office:date-value="2013-05-03T00:00:00" table:style-name="ce5">
            <text:p>03/05/2013</text:p>
          </table:table-cell>
          <table:table-cell office:value-type="float" office:value="28649" table:style-name="ce6">
            <text:p>28,649</text:p>
          </table:table-cell>
          <table:table-cell table:number-columns-repeated="16382"/>
        </table:table-row>
        <table:table-row table:style-name="ro1">
          <table:table-cell office:value-type="date" office:date-value="2013-05-04T00:00:00" table:style-name="ce5">
            <text:p>04/05/2013</text:p>
          </table:table-cell>
          <table:table-cell office:value-type="float" office:value="23534" table:style-name="ce6">
            <text:p>23,534</text:p>
          </table:table-cell>
          <table:table-cell table:number-columns-repeated="16382"/>
        </table:table-row>
        <table:table-row table:style-name="ro1">
          <table:table-cell office:value-type="date" office:date-value="2013-05-05T00:00:00" table:style-name="ce5">
            <text:p>05/05/2013</text:p>
          </table:table-cell>
          <table:table-cell office:value-type="float" office:value="25692" table:style-name="ce6">
            <text:p>25,692</text:p>
          </table:table-cell>
          <table:table-cell table:number-columns-repeated="16382"/>
        </table:table-row>
        <table:table-row table:style-name="ro1">
          <table:table-cell office:value-type="date" office:date-value="2013-05-06T00:00:00" table:style-name="ce5">
            <text:p>06/05/2013</text:p>
          </table:table-cell>
          <table:table-cell office:value-type="float" office:value="27971" table:style-name="ce6">
            <text:p>27,971</text:p>
          </table:table-cell>
          <table:table-cell table:number-columns-repeated="16382"/>
        </table:table-row>
        <table:table-row table:style-name="ro1">
          <table:table-cell office:value-type="date" office:date-value="2013-05-07T00:00:00" table:style-name="ce5">
            <text:p>07/05/2013</text:p>
          </table:table-cell>
          <table:table-cell office:value-type="float" office:value="27932" table:style-name="ce6">
            <text:p>27,932</text:p>
          </table:table-cell>
          <table:table-cell table:number-columns-repeated="16382"/>
        </table:table-row>
        <table:table-row table:style-name="ro1">
          <table:table-cell office:value-type="date" office:date-value="2013-05-08T00:00:00" table:style-name="ce5">
            <text:p>08/05/2013</text:p>
          </table:table-cell>
          <table:table-cell office:value-type="float" office:value="27828" table:style-name="ce6">
            <text:p>27,828</text:p>
          </table:table-cell>
          <table:table-cell table:number-columns-repeated="16382"/>
        </table:table-row>
        <table:table-row table:style-name="ro1">
          <table:table-cell office:value-type="date" office:date-value="2013-05-09T00:00:00" table:style-name="ce5">
            <text:p>09/05/2013</text:p>
          </table:table-cell>
          <table:table-cell office:value-type="float" office:value="25431" table:style-name="ce6">
            <text:p>25,431</text:p>
          </table:table-cell>
          <table:table-cell table:number-columns-repeated="16382"/>
        </table:table-row>
        <table:table-row table:style-name="ro1">
          <table:table-cell office:value-type="date" office:date-value="2013-05-10T00:00:00" table:style-name="ce5">
            <text:p>10/05/2013</text:p>
          </table:table-cell>
          <table:table-cell office:value-type="float" office:value="26629" table:style-name="ce6">
            <text:p>26,629</text:p>
          </table:table-cell>
          <table:table-cell table:number-columns-repeated="16382"/>
        </table:table-row>
        <table:table-row table:style-name="ro1">
          <table:table-cell office:value-type="date" office:date-value="2013-05-11T00:00:00" table:style-name="ce5">
            <text:p>11/05/2013</text:p>
          </table:table-cell>
          <table:table-cell office:value-type="float" office:value="23548" table:style-name="ce6">
            <text:p>23,548</text:p>
          </table:table-cell>
          <table:table-cell table:number-columns-repeated="16382"/>
        </table:table-row>
        <table:table-row table:style-name="ro1">
          <table:table-cell office:value-type="date" office:date-value="2013-05-12T00:00:00" table:style-name="ce5">
            <text:p>12/05/2013</text:p>
          </table:table-cell>
          <table:table-cell office:value-type="float" office:value="26917" table:style-name="ce6">
            <text:p>26,917</text:p>
          </table:table-cell>
          <table:table-cell table:number-columns-repeated="16382"/>
        </table:table-row>
        <table:table-row table:style-name="ro1">
          <table:table-cell office:value-type="date" office:date-value="2013-05-13T00:00:00" table:style-name="ce5">
            <text:p>13/05/2013</text:p>
          </table:table-cell>
          <table:table-cell office:value-type="float" office:value="29148" table:style-name="ce6">
            <text:p>29,148</text:p>
          </table:table-cell>
          <table:table-cell table:number-columns-repeated="16382"/>
        </table:table-row>
        <table:table-row table:style-name="ro1">
          <table:table-cell office:value-type="date" office:date-value="2013-05-14T00:00:00" table:style-name="ce5">
            <text:p>14/05/2013</text:p>
          </table:table-cell>
          <table:table-cell office:value-type="float" office:value="28098" table:style-name="ce6">
            <text:p>28,098</text:p>
          </table:table-cell>
          <table:table-cell table:number-columns-repeated="16382"/>
        </table:table-row>
        <table:table-row table:style-name="ro1">
          <table:table-cell office:value-type="date" office:date-value="2013-05-15T00:00:00" table:style-name="ce5">
            <text:p>15/05/2013</text:p>
          </table:table-cell>
          <table:table-cell office:value-type="float" office:value="29008" table:style-name="ce6">
            <text:p>29,008</text:p>
          </table:table-cell>
          <table:table-cell table:number-columns-repeated="16382"/>
        </table:table-row>
        <table:table-row table:style-name="ro1">
          <table:table-cell office:value-type="date" office:date-value="2013-05-16T00:00:00" table:style-name="ce5">
            <text:p>16/05/2013</text:p>
          </table:table-cell>
          <table:table-cell office:value-type="float" office:value="29627" table:style-name="ce6">
            <text:p>29,627</text:p>
          </table:table-cell>
          <table:table-cell table:number-columns-repeated="16382"/>
        </table:table-row>
        <table:table-row table:style-name="ro1">
          <table:table-cell office:value-type="date" office:date-value="2013-05-17T00:00:00" table:style-name="ce5">
            <text:p>17/05/2013</text:p>
          </table:table-cell>
          <table:table-cell office:value-type="float" office:value="29564" table:style-name="ce6">
            <text:p>29,564</text:p>
          </table:table-cell>
          <table:table-cell table:number-columns-repeated="16382"/>
        </table:table-row>
        <table:table-row table:style-name="ro1">
          <table:table-cell office:value-type="date" office:date-value="2013-05-18T00:00:00" table:style-name="ce5">
            <text:p>18/05/2013</text:p>
          </table:table-cell>
          <table:table-cell office:value-type="float" office:value="24179" table:style-name="ce6">
            <text:p>24,179</text:p>
          </table:table-cell>
          <table:table-cell table:number-columns-repeated="16382"/>
        </table:table-row>
        <table:table-row table:style-name="ro1">
          <table:table-cell office:value-type="date" office:date-value="2013-05-19T00:00:00" table:style-name="ce5">
            <text:p>19/05/2013</text:p>
          </table:table-cell>
          <table:table-cell office:value-type="float" office:value="24890" table:style-name="ce6">
            <text:p>24,890</text:p>
          </table:table-cell>
          <table:table-cell table:number-columns-repeated="16382"/>
        </table:table-row>
        <table:table-row table:style-name="ro1">
          <table:table-cell office:value-type="date" office:date-value="2013-05-20T00:00:00" table:style-name="ce5">
            <text:p>20/05/2013</text:p>
          </table:table-cell>
          <table:table-cell office:value-type="float" office:value="27401" table:style-name="ce6">
            <text:p>27,401</text:p>
          </table:table-cell>
          <table:table-cell table:number-columns-repeated="16382"/>
        </table:table-row>
        <table:table-row table:style-name="ro1">
          <table:table-cell office:value-type="date" office:date-value="2013-05-21T00:00:00" table:style-name="ce5">
            <text:p>21/05/2013</text:p>
          </table:table-cell>
          <table:table-cell office:value-type="float" office:value="28616" table:style-name="ce6">
            <text:p>28,616</text:p>
          </table:table-cell>
          <table:table-cell table:number-columns-repeated="16382"/>
        </table:table-row>
        <table:table-row table:style-name="ro1">
          <table:table-cell office:value-type="date" office:date-value="2013-05-22T00:00:00" table:style-name="ce5">
            <text:p>22/05/2013</text:p>
          </table:table-cell>
          <table:table-cell office:value-type="float" office:value="29485" table:style-name="ce6">
            <text:p>29,485</text:p>
          </table:table-cell>
          <table:table-cell table:number-columns-repeated="16382"/>
        </table:table-row>
        <table:table-row table:style-name="ro1">
          <table:table-cell office:value-type="date" office:date-value="2013-05-23T00:00:00" table:style-name="ce5">
            <text:p>23/05/2013</text:p>
          </table:table-cell>
          <table:table-cell office:value-type="float" office:value="30010" table:style-name="ce6">
            <text:p>30,010</text:p>
          </table:table-cell>
          <table:table-cell table:number-columns-repeated="16382"/>
        </table:table-row>
        <table:table-row table:style-name="ro1">
          <table:table-cell office:value-type="date" office:date-value="2013-05-24T00:00:00" table:style-name="ce5">
            <text:p>24/05/2013</text:p>
          </table:table-cell>
          <table:table-cell office:value-type="float" office:value="30833" table:style-name="ce6">
            <text:p>30,833</text:p>
          </table:table-cell>
          <table:table-cell table:number-columns-repeated="16382"/>
        </table:table-row>
        <table:table-row table:style-name="ro1">
          <table:table-cell office:value-type="date" office:date-value="2013-05-25T00:00:00" table:style-name="ce5">
            <text:p>25/05/2013</text:p>
          </table:table-cell>
          <table:table-cell office:value-type="float" office:value="25123" table:style-name="ce6">
            <text:p>25,123</text:p>
          </table:table-cell>
          <table:table-cell table:number-columns-repeated="16382"/>
        </table:table-row>
        <table:table-row table:style-name="ro1">
          <table:table-cell office:value-type="date" office:date-value="2013-05-26T00:00:00" table:style-name="ce5">
            <text:p>26/05/2013</text:p>
          </table:table-cell>
          <table:table-cell office:value-type="float" office:value="26943" table:style-name="ce6">
            <text:p>26,943</text:p>
          </table:table-cell>
          <table:table-cell table:number-columns-repeated="16382"/>
        </table:table-row>
        <table:table-row table:style-name="ro1">
          <table:table-cell office:value-type="date" office:date-value="2013-05-27T00:00:00" table:style-name="ce5">
            <text:p>27/05/2013</text:p>
          </table:table-cell>
          <table:table-cell office:value-type="float" office:value="29580" table:style-name="ce6">
            <text:p>29,580</text:p>
          </table:table-cell>
          <table:table-cell table:number-columns-repeated="16382"/>
        </table:table-row>
        <table:table-row table:style-name="ro1">
          <table:table-cell office:value-type="date" office:date-value="2013-05-28T00:00:00" table:style-name="ce5">
            <text:p>28/05/2013</text:p>
          </table:table-cell>
          <table:table-cell office:value-type="float" office:value="29140" table:style-name="ce6">
            <text:p>29,140</text:p>
          </table:table-cell>
          <table:table-cell table:number-columns-repeated="16382"/>
        </table:table-row>
        <table:table-row table:style-name="ro1">
          <table:table-cell office:value-type="date" office:date-value="2013-05-29T00:00:00" table:style-name="ce5">
            <text:p>29/05/2013</text:p>
          </table:table-cell>
          <table:table-cell office:value-type="float" office:value="29571" table:style-name="ce6">
            <text:p>29,571</text:p>
          </table:table-cell>
          <table:table-cell table:number-columns-repeated="16382"/>
        </table:table-row>
        <table:table-row table:style-name="ro1">
          <table:table-cell office:value-type="date" office:date-value="2013-05-30T00:00:00" table:style-name="ce5">
            <text:p>30/05/2013</text:p>
          </table:table-cell>
          <table:table-cell office:value-type="float" office:value="29485" table:style-name="ce6">
            <text:p>29,485</text:p>
          </table:table-cell>
          <table:table-cell table:number-columns-repeated="16382"/>
        </table:table-row>
        <table:table-row table:style-name="ro1">
          <table:table-cell office:value-type="date" office:date-value="2013-05-31T00:00:00" table:style-name="ce5">
            <text:p>31/05/2013</text:p>
          </table:table-cell>
          <table:table-cell office:value-type="float" office:value="30162" table:style-name="ce6">
            <text:p>30,162</text:p>
          </table:table-cell>
          <table:table-cell table:number-columns-repeated="16382"/>
        </table:table-row>
        <table:table-row table:style-name="ro1">
          <table:table-cell office:value-type="date" office:date-value="2013-06-01T00:00:00" table:style-name="ce5">
            <text:p>01/06/2013</text:p>
          </table:table-cell>
          <table:table-cell office:value-type="float" office:value="25594" table:style-name="ce6">
            <text:p>25,594</text:p>
          </table:table-cell>
          <table:table-cell table:number-columns-repeated="16382"/>
        </table:table-row>
        <table:table-row table:style-name="ro1">
          <table:table-cell office:value-type="date" office:date-value="2013-06-02T00:00:00" table:style-name="ce5">
            <text:p>02/06/2013</text:p>
          </table:table-cell>
          <table:table-cell office:value-type="float" office:value="27845" table:style-name="ce6">
            <text:p>27,845</text:p>
          </table:table-cell>
          <table:table-cell table:number-columns-repeated="16382"/>
        </table:table-row>
        <table:table-row table:style-name="ro1">
          <table:table-cell office:value-type="date" office:date-value="2013-06-03T00:00:00" table:style-name="ce5">
            <text:p>03/06/2013</text:p>
          </table:table-cell>
          <table:table-cell office:value-type="float" office:value="30491" table:style-name="ce6">
            <text:p>30,491</text:p>
          </table:table-cell>
          <table:table-cell table:number-columns-repeated="16382"/>
        </table:table-row>
        <table:table-row table:style-name="ro1">
          <table:table-cell office:value-type="date" office:date-value="2013-06-04T00:00:00" table:style-name="ce5">
            <text:p>04/06/2013</text:p>
          </table:table-cell>
          <table:table-cell office:value-type="float" office:value="29903" table:style-name="ce6">
            <text:p>29,903</text:p>
          </table:table-cell>
          <table:table-cell table:number-columns-repeated="16382"/>
        </table:table-row>
        <table:table-row table:style-name="ro1">
          <table:table-cell office:value-type="date" office:date-value="2013-06-05T00:00:00" table:style-name="ce5">
            <text:p>05/06/2013</text:p>
          </table:table-cell>
          <table:table-cell office:value-type="float" office:value="30350" table:style-name="ce6">
            <text:p>30,350</text:p>
          </table:table-cell>
          <table:table-cell table:number-columns-repeated="16382"/>
        </table:table-row>
        <table:table-row table:style-name="ro1">
          <table:table-cell office:value-type="date" office:date-value="2013-06-06T00:00:00" table:style-name="ce5">
            <text:p>06/06/2013</text:p>
          </table:table-cell>
          <table:table-cell office:value-type="float" office:value="30503" table:style-name="ce6">
            <text:p>30,503</text:p>
          </table:table-cell>
          <table:table-cell table:number-columns-repeated="16382"/>
        </table:table-row>
        <table:table-row table:style-name="ro1">
          <table:table-cell office:value-type="date" office:date-value="2013-06-07T00:00:00" table:style-name="ce5">
            <text:p>07/06/2013</text:p>
          </table:table-cell>
          <table:table-cell office:value-type="float" office:value="31360" table:style-name="ce6">
            <text:p>31,360</text:p>
          </table:table-cell>
          <table:table-cell table:number-columns-repeated="16382"/>
        </table:table-row>
        <table:table-row table:style-name="ro1">
          <table:table-cell office:value-type="date" office:date-value="2013-06-08T00:00:00" table:style-name="ce5">
            <text:p>08/06/2013</text:p>
          </table:table-cell>
          <table:table-cell office:value-type="float" office:value="25831" table:style-name="ce6">
            <text:p>25,831</text:p>
          </table:table-cell>
          <table:table-cell table:number-columns-repeated="16382"/>
        </table:table-row>
        <table:table-row table:style-name="ro1">
          <table:table-cell office:value-type="date" office:date-value="2013-06-09T00:00:00" table:style-name="ce5">
            <text:p>09/06/2013</text:p>
          </table:table-cell>
          <table:table-cell office:value-type="float" office:value="27479" table:style-name="ce6">
            <text:p>27,479</text:p>
          </table:table-cell>
          <table:table-cell table:number-columns-repeated="16382"/>
        </table:table-row>
        <table:table-row table:style-name="ro1">
          <table:table-cell office:value-type="date" office:date-value="2013-06-10T00:00:00" table:style-name="ce5">
            <text:p>10/06/2013</text:p>
          </table:table-cell>
          <table:table-cell office:value-type="float" office:value="30871" table:style-name="ce6">
            <text:p>30,871</text:p>
          </table:table-cell>
          <table:table-cell table:number-columns-repeated="16382"/>
        </table:table-row>
        <table:table-row table:style-name="ro1">
          <table:table-cell office:value-type="date" office:date-value="2013-06-11T00:00:00" table:style-name="ce5">
            <text:p>11/06/2013</text:p>
          </table:table-cell>
          <table:table-cell office:value-type="float" office:value="28289" table:style-name="ce6">
            <text:p>28,289</text:p>
          </table:table-cell>
          <table:table-cell table:number-columns-repeated="16382"/>
        </table:table-row>
        <table:table-row table:style-name="ro1">
          <table:table-cell office:value-type="date" office:date-value="2013-06-12T00:00:00" table:style-name="ce5">
            <text:p>12/06/2013</text:p>
          </table:table-cell>
          <table:table-cell office:value-type="float" office:value="28006" table:style-name="ce6">
            <text:p>28,006</text:p>
          </table:table-cell>
          <table:table-cell table:number-columns-repeated="16382"/>
        </table:table-row>
        <table:table-row table:style-name="ro1">
          <table:table-cell office:value-type="date" office:date-value="2013-06-13T00:00:00" table:style-name="ce5">
            <text:p>13/06/2013</text:p>
          </table:table-cell>
          <table:table-cell office:value-type="float" office:value="31165" table:style-name="ce6">
            <text:p>31,165</text:p>
          </table:table-cell>
          <table:table-cell table:number-columns-repeated="16382"/>
        </table:table-row>
        <table:table-row table:style-name="ro1">
          <table:table-cell office:value-type="date" office:date-value="2013-06-14T00:00:00" table:style-name="ce5">
            <text:p>14/06/2013</text:p>
          </table:table-cell>
          <table:table-cell office:value-type="float" office:value="32288" table:style-name="ce6">
            <text:p>32,288</text:p>
          </table:table-cell>
          <table:table-cell table:number-columns-repeated="16382"/>
        </table:table-row>
        <table:table-row table:style-name="ro1">
          <table:table-cell office:value-type="date" office:date-value="2013-06-15T00:00:00" table:style-name="ce5">
            <text:p>15/06/2013</text:p>
          </table:table-cell>
          <table:table-cell office:value-type="float" office:value="26452" table:style-name="ce6">
            <text:p>26,452</text:p>
          </table:table-cell>
          <table:table-cell table:number-columns-repeated="16382"/>
        </table:table-row>
        <table:table-row table:style-name="ro1">
          <table:table-cell office:value-type="date" office:date-value="2013-06-16T00:00:00" table:style-name="ce5">
            <text:p>16/06/2013</text:p>
          </table:table-cell>
          <table:table-cell office:value-type="float" office:value="28278" table:style-name="ce6">
            <text:p>28,278</text:p>
          </table:table-cell>
          <table:table-cell table:number-columns-repeated="16382"/>
        </table:table-row>
        <table:table-row table:style-name="ro1">
          <table:table-cell office:value-type="date" office:date-value="2013-06-17T00:00:00" table:style-name="ce5">
            <text:p>17/06/2013</text:p>
          </table:table-cell>
          <table:table-cell office:value-type="float" office:value="30912" table:style-name="ce6">
            <text:p>30,912</text:p>
          </table:table-cell>
          <table:table-cell table:number-columns-repeated="16382"/>
        </table:table-row>
        <table:table-row table:style-name="ro1">
          <table:table-cell office:value-type="date" office:date-value="2013-06-18T00:00:00" table:style-name="ce5">
            <text:p>18/06/2013</text:p>
          </table:table-cell>
          <table:table-cell office:value-type="float" office:value="30581" table:style-name="ce6">
            <text:p>30,581</text:p>
          </table:table-cell>
          <table:table-cell table:number-columns-repeated="16382"/>
        </table:table-row>
        <table:table-row table:style-name="ro1">
          <table:table-cell office:value-type="date" office:date-value="2013-06-19T00:00:00" table:style-name="ce5">
            <text:p>19/06/2013</text:p>
          </table:table-cell>
          <table:table-cell office:value-type="float" office:value="30952" table:style-name="ce6">
            <text:p>30,952</text:p>
          </table:table-cell>
          <table:table-cell table:number-columns-repeated="16382"/>
        </table:table-row>
        <table:table-row table:style-name="ro1">
          <table:table-cell office:value-type="date" office:date-value="2013-06-20T00:00:00" table:style-name="ce5">
            <text:p>20/06/2013</text:p>
          </table:table-cell>
          <table:table-cell office:value-type="float" office:value="31539" table:style-name="ce6">
            <text:p>31,539</text:p>
          </table:table-cell>
          <table:table-cell table:number-columns-repeated="16382"/>
        </table:table-row>
        <table:table-row table:style-name="ro1">
          <table:table-cell office:value-type="date" office:date-value="2013-06-21T00:00:00" table:style-name="ce5">
            <text:p>21/06/2013</text:p>
          </table:table-cell>
          <table:table-cell office:value-type="float" office:value="31867" table:style-name="ce6">
            <text:p>31,867</text:p>
          </table:table-cell>
          <table:table-cell table:number-columns-repeated="16382"/>
        </table:table-row>
        <table:table-row table:style-name="ro1">
          <table:table-cell office:value-type="date" office:date-value="2013-06-22T00:00:00" table:style-name="ce5">
            <text:p>22/06/2013</text:p>
          </table:table-cell>
          <table:table-cell office:value-type="float" office:value="26908" table:style-name="ce6">
            <text:p>26,908</text:p>
          </table:table-cell>
          <table:table-cell table:number-columns-repeated="16382"/>
        </table:table-row>
        <table:table-row table:style-name="ro1">
          <table:table-cell office:value-type="date" office:date-value="2013-06-23T00:00:00" table:style-name="ce5">
            <text:p>23/06/2013</text:p>
          </table:table-cell>
          <table:table-cell office:value-type="float" office:value="28232" table:style-name="ce6">
            <text:p>28,232</text:p>
          </table:table-cell>
          <table:table-cell table:number-columns-repeated="16382"/>
        </table:table-row>
        <table:table-row table:style-name="ro1">
          <table:table-cell office:value-type="date" office:date-value="2013-06-24T00:00:00" table:style-name="ce5">
            <text:p>24/06/2013</text:p>
          </table:table-cell>
          <table:table-cell office:value-type="float" office:value="31113" table:style-name="ce6">
            <text:p>31,113</text:p>
          </table:table-cell>
          <table:table-cell table:number-columns-repeated="16382"/>
        </table:table-row>
        <table:table-row table:style-name="ro1">
          <table:table-cell office:value-type="date" office:date-value="2013-06-25T00:00:00" table:style-name="ce5">
            <text:p>25/06/2013</text:p>
          </table:table-cell>
          <table:table-cell office:value-type="float" office:value="30901" table:style-name="ce6">
            <text:p>30,901</text:p>
          </table:table-cell>
          <table:table-cell table:number-columns-repeated="16382"/>
        </table:table-row>
        <table:table-row table:style-name="ro1">
          <table:table-cell office:value-type="date" office:date-value="2013-06-26T00:00:00" table:style-name="ce5">
            <text:p>26/06/2013</text:p>
          </table:table-cell>
          <table:table-cell office:value-type="float" office:value="31328" table:style-name="ce6">
            <text:p>31,328</text:p>
          </table:table-cell>
          <table:table-cell table:number-columns-repeated="16382"/>
        </table:table-row>
        <table:table-row table:style-name="ro1">
          <table:table-cell office:value-type="date" office:date-value="2013-06-27T00:00:00" table:style-name="ce5">
            <text:p>27/06/2013</text:p>
          </table:table-cell>
          <table:table-cell office:value-type="float" office:value="31715" table:style-name="ce6">
            <text:p>31,715</text:p>
          </table:table-cell>
          <table:table-cell table:number-columns-repeated="16382"/>
        </table:table-row>
        <table:table-row table:style-name="ro1">
          <table:table-cell office:value-type="date" office:date-value="2013-06-28T00:00:00" table:style-name="ce5">
            <text:p>28/06/2013</text:p>
          </table:table-cell>
          <table:table-cell office:value-type="float" office:value="32646" table:style-name="ce6">
            <text:p>32,646</text:p>
          </table:table-cell>
          <table:table-cell table:number-columns-repeated="16382"/>
        </table:table-row>
        <table:table-row table:style-name="ro1">
          <table:table-cell office:value-type="date" office:date-value="2013-06-29T00:00:00" table:style-name="ce5">
            <text:p>29/06/2013</text:p>
          </table:table-cell>
          <table:table-cell office:value-type="float" office:value="27384" table:style-name="ce6">
            <text:p>27,384</text:p>
          </table:table-cell>
          <table:table-cell table:number-columns-repeated="16382"/>
        </table:table-row>
        <table:table-row table:style-name="ro1">
          <table:table-cell office:value-type="date" office:date-value="2013-06-30T00:00:00" table:style-name="ce5">
            <text:p>30/06/2013</text:p>
          </table:table-cell>
          <table:table-cell office:value-type="float" office:value="28863" table:style-name="ce6">
            <text:p>28,863</text:p>
          </table:table-cell>
          <table:table-cell table:number-columns-repeated="16382"/>
        </table:table-row>
        <table:table-row table:style-name="ro1">
          <table:table-cell office:value-type="date" office:date-value="2013-07-01T00:00:00" table:style-name="ce5">
            <text:p>01/07/2013</text:p>
          </table:table-cell>
          <table:table-cell office:value-type="float" office:value="31532" table:style-name="ce6">
            <text:p>31,532</text:p>
          </table:table-cell>
          <table:table-cell table:number-columns-repeated="16382"/>
        </table:table-row>
        <table:table-row table:style-name="ro1">
          <table:table-cell office:value-type="date" office:date-value="2013-07-02T00:00:00" table:style-name="ce5">
            <text:p>02/07/2013</text:p>
          </table:table-cell>
          <table:table-cell office:value-type="float" office:value="30681" table:style-name="ce6">
            <text:p>30,681</text:p>
          </table:table-cell>
          <table:table-cell table:number-columns-repeated="16382"/>
        </table:table-row>
        <table:table-row table:style-name="ro1">
          <table:table-cell office:value-type="date" office:date-value="2013-07-03T00:00:00" table:style-name="ce5">
            <text:p>03/07/2013</text:p>
          </table:table-cell>
          <table:table-cell office:value-type="float" office:value="30986" table:style-name="ce6">
            <text:p>30,986</text:p>
          </table:table-cell>
          <table:table-cell table:number-columns-repeated="16382"/>
        </table:table-row>
        <table:table-row table:style-name="ro1">
          <table:table-cell office:value-type="date" office:date-value="2013-07-04T00:00:00" table:style-name="ce5">
            <text:p>04/07/2013</text:p>
          </table:table-cell>
          <table:table-cell office:value-type="float" office:value="31470" table:style-name="ce6">
            <text:p>31,470</text:p>
          </table:table-cell>
          <table:table-cell table:number-columns-repeated="16382"/>
        </table:table-row>
        <table:table-row table:style-name="ro1">
          <table:table-cell office:value-type="date" office:date-value="2013-07-05T00:00:00" table:style-name="ce5">
            <text:p>05/07/2013</text:p>
          </table:table-cell>
          <table:table-cell office:value-type="float" office:value="32327" table:style-name="ce6">
            <text:p>32,327</text:p>
          </table:table-cell>
          <table:table-cell table:number-columns-repeated="16382"/>
        </table:table-row>
        <table:table-row table:style-name="ro1">
          <table:table-cell office:value-type="date" office:date-value="2013-07-06T00:00:00" table:style-name="ce5">
            <text:p>06/07/2013</text:p>
          </table:table-cell>
          <table:table-cell office:value-type="float" office:value="27426" table:style-name="ce6">
            <text:p>27,426</text:p>
          </table:table-cell>
          <table:table-cell table:number-columns-repeated="16382"/>
        </table:table-row>
        <table:table-row table:style-name="ro1">
          <table:table-cell office:value-type="date" office:date-value="2013-07-07T00:00:00" table:style-name="ce5">
            <text:p>07/07/2013</text:p>
          </table:table-cell>
          <table:table-cell office:value-type="float" office:value="28806" table:style-name="ce6">
            <text:p>28,806</text:p>
          </table:table-cell>
          <table:table-cell table:number-columns-repeated="16382"/>
        </table:table-row>
        <table:table-row table:style-name="ro1">
          <table:table-cell office:value-type="date" office:date-value="2013-07-08T00:00:00" table:style-name="ce5">
            <text:p>08/07/2013</text:p>
          </table:table-cell>
          <table:table-cell office:value-type="float" office:value="31088" table:style-name="ce6">
            <text:p>31,088</text:p>
          </table:table-cell>
          <table:table-cell table:number-columns-repeated="16382"/>
        </table:table-row>
        <table:table-row table:style-name="ro1">
          <table:table-cell office:value-type="date" office:date-value="2013-07-09T00:00:00" table:style-name="ce5">
            <text:p>09/07/2013</text:p>
          </table:table-cell>
          <table:table-cell office:value-type="float" office:value="30277" table:style-name="ce6">
            <text:p>30,277</text:p>
          </table:table-cell>
          <table:table-cell table:number-columns-repeated="16382"/>
        </table:table-row>
        <table:table-row table:style-name="ro1">
          <table:table-cell office:value-type="date" office:date-value="2013-07-10T00:00:00" table:style-name="ce5">
            <text:p>10/07/2013</text:p>
          </table:table-cell>
          <table:table-cell office:value-type="float" office:value="30524" table:style-name="ce6">
            <text:p>30,524</text:p>
          </table:table-cell>
          <table:table-cell table:number-columns-repeated="16382"/>
        </table:table-row>
        <table:table-row table:style-name="ro1">
          <table:table-cell office:value-type="date" office:date-value="2013-07-11T00:00:00" table:style-name="ce5">
            <text:p>11/07/2013</text:p>
          </table:table-cell>
          <table:table-cell office:value-type="float" office:value="30792" table:style-name="ce6">
            <text:p>30,792</text:p>
          </table:table-cell>
          <table:table-cell table:number-columns-repeated="16382"/>
        </table:table-row>
        <table:table-row table:style-name="ro1">
          <table:table-cell office:value-type="date" office:date-value="2013-07-12T00:00:00" table:style-name="ce5">
            <text:p>12/07/2013</text:p>
          </table:table-cell>
          <table:table-cell office:value-type="float" office:value="31801" table:style-name="ce6">
            <text:p>31,801</text:p>
          </table:table-cell>
          <table:table-cell table:number-columns-repeated="16382"/>
        </table:table-row>
        <table:table-row table:style-name="ro1">
          <table:table-cell office:value-type="date" office:date-value="2013-07-13T00:00:00" table:style-name="ce5">
            <text:p>13/07/2013</text:p>
          </table:table-cell>
          <table:table-cell office:value-type="float" office:value="27331" table:style-name="ce6">
            <text:p>27,331</text:p>
          </table:table-cell>
          <table:table-cell table:number-columns-repeated="16382"/>
        </table:table-row>
        <table:table-row table:style-name="ro1">
          <table:table-cell office:value-type="date" office:date-value="2013-07-14T00:00:00" table:style-name="ce5">
            <text:p>14/07/2013</text:p>
          </table:table-cell>
          <table:table-cell office:value-type="float" office:value="28457" table:style-name="ce6">
            <text:p>28,457</text:p>
          </table:table-cell>
          <table:table-cell table:number-columns-repeated="16382"/>
        </table:table-row>
        <table:table-row table:style-name="ro1">
          <table:table-cell office:value-type="date" office:date-value="2013-07-15T00:00:00" table:style-name="ce5">
            <text:p>15/07/2013</text:p>
          </table:table-cell>
          <table:table-cell office:value-type="float" office:value="30607" table:style-name="ce6">
            <text:p>30,607</text:p>
          </table:table-cell>
          <table:table-cell table:number-columns-repeated="16382"/>
        </table:table-row>
        <table:table-row table:style-name="ro1">
          <table:table-cell office:value-type="date" office:date-value="2013-07-16T00:00:00" table:style-name="ce5">
            <text:p>16/07/2013</text:p>
          </table:table-cell>
          <table:table-cell office:value-type="float" office:value="29849" table:style-name="ce6">
            <text:p>29,849</text:p>
          </table:table-cell>
          <table:table-cell table:number-columns-repeated="16382"/>
        </table:table-row>
        <table:table-row table:style-name="ro1">
          <table:table-cell office:value-type="date" office:date-value="2013-07-17T00:00:00" table:style-name="ce5">
            <text:p>17/07/2013</text:p>
          </table:table-cell>
          <table:table-cell office:value-type="float" office:value="30122" table:style-name="ce6">
            <text:p>30,122</text:p>
          </table:table-cell>
          <table:table-cell table:number-columns-repeated="16382"/>
        </table:table-row>
        <table:table-row table:style-name="ro1">
          <table:table-cell office:value-type="date" office:date-value="2013-07-18T00:00:00" table:style-name="ce5">
            <text:p>18/07/2013</text:p>
          </table:table-cell>
          <table:table-cell office:value-type="float" office:value="30624" table:style-name="ce6">
            <text:p>30,624</text:p>
          </table:table-cell>
          <table:table-cell table:number-columns-repeated="16382"/>
        </table:table-row>
        <table:table-row table:style-name="ro1">
          <table:table-cell office:value-type="date" office:date-value="2013-07-19T00:00:00" table:style-name="ce5">
            <text:p>19/07/2013</text:p>
          </table:table-cell>
          <table:table-cell office:value-type="float" office:value="31529" table:style-name="ce6">
            <text:p>31,529</text:p>
          </table:table-cell>
          <table:table-cell table:number-columns-repeated="16382"/>
        </table:table-row>
        <table:table-row table:style-name="ro1">
          <table:table-cell office:value-type="date" office:date-value="2013-07-20T00:00:00" table:style-name="ce5">
            <text:p>20/07/2013</text:p>
          </table:table-cell>
          <table:table-cell office:value-type="float" office:value="27555" table:style-name="ce6">
            <text:p>27,555</text:p>
          </table:table-cell>
          <table:table-cell table:number-columns-repeated="16382"/>
        </table:table-row>
        <table:table-row table:style-name="ro1">
          <table:table-cell office:value-type="date" office:date-value="2013-07-21T00:00:00" table:style-name="ce5">
            <text:p>21/07/2013</text:p>
          </table:table-cell>
          <table:table-cell office:value-type="float" office:value="28416" table:style-name="ce6">
            <text:p>28,416</text:p>
          </table:table-cell>
          <table:table-cell table:number-columns-repeated="16382"/>
        </table:table-row>
        <table:table-row table:style-name="ro1">
          <table:table-cell office:value-type="date" office:date-value="2013-07-22T00:00:00" table:style-name="ce5">
            <text:p>22/07/2013</text:p>
          </table:table-cell>
          <table:table-cell office:value-type="float" office:value="30244" table:style-name="ce6">
            <text:p>30,244</text:p>
          </table:table-cell>
          <table:table-cell table:number-columns-repeated="16382"/>
        </table:table-row>
        <table:table-row table:style-name="ro1">
          <table:table-cell office:value-type="date" office:date-value="2013-07-23T00:00:00" table:style-name="ce5">
            <text:p>23/07/2013</text:p>
          </table:table-cell>
          <table:table-cell office:value-type="float" office:value="29660" table:style-name="ce6">
            <text:p>29,660</text:p>
          </table:table-cell>
          <table:table-cell table:number-columns-repeated="16382"/>
        </table:table-row>
        <table:table-row table:style-name="ro1">
          <table:table-cell office:value-type="date" office:date-value="2013-07-24T00:00:00" table:style-name="ce5">
            <text:p>24/07/2013</text:p>
          </table:table-cell>
          <table:table-cell office:value-type="float" office:value="30039" table:style-name="ce6">
            <text:p>30,039</text:p>
          </table:table-cell>
          <table:table-cell table:number-columns-repeated="16382"/>
        </table:table-row>
        <table:table-row table:style-name="ro1">
          <table:table-cell office:value-type="date" office:date-value="2013-07-25T00:00:00" table:style-name="ce5">
            <text:p>25/07/2013</text:p>
          </table:table-cell>
          <table:table-cell office:value-type="float" office:value="30852" table:style-name="ce6">
            <text:p>30,852</text:p>
          </table:table-cell>
          <table:table-cell table:number-columns-repeated="16382"/>
        </table:table-row>
        <table:table-row table:style-name="ro1">
          <table:table-cell office:value-type="date" office:date-value="2013-07-26T00:00:00" table:style-name="ce5">
            <text:p>26/07/2013</text:p>
          </table:table-cell>
          <table:table-cell office:value-type="float" office:value="31348" table:style-name="ce6">
            <text:p>31,348</text:p>
          </table:table-cell>
          <table:table-cell table:number-columns-repeated="16382"/>
        </table:table-row>
        <table:table-row table:style-name="ro1">
          <table:table-cell office:value-type="date" office:date-value="2013-07-27T00:00:00" table:style-name="ce5">
            <text:p>27/07/2013</text:p>
          </table:table-cell>
          <table:table-cell office:value-type="float" office:value="27620" table:style-name="ce6">
            <text:p>27,620</text:p>
          </table:table-cell>
          <table:table-cell table:number-columns-repeated="16382"/>
        </table:table-row>
        <table:table-row table:style-name="ro1">
          <table:table-cell office:value-type="date" office:date-value="2013-07-28T00:00:00" table:style-name="ce5">
            <text:p>28/07/2013</text:p>
          </table:table-cell>
          <table:table-cell office:value-type="float" office:value="28533" table:style-name="ce6">
            <text:p>28,533</text:p>
          </table:table-cell>
          <table:table-cell table:number-columns-repeated="16382"/>
        </table:table-row>
        <table:table-row table:style-name="ro1">
          <table:table-cell office:value-type="date" office:date-value="2013-07-29T00:00:00" table:style-name="ce5">
            <text:p>29/07/2013</text:p>
          </table:table-cell>
          <table:table-cell office:value-type="float" office:value="30059" table:style-name="ce6">
            <text:p>30,059</text:p>
          </table:table-cell>
          <table:table-cell table:number-columns-repeated="16382"/>
        </table:table-row>
        <table:table-row table:style-name="ro1">
          <table:table-cell office:value-type="date" office:date-value="2013-07-30T00:00:00" table:style-name="ce5">
            <text:p>30/07/2013</text:p>
          </table:table-cell>
          <table:table-cell office:value-type="float" office:value="29654" table:style-name="ce6">
            <text:p>29,654</text:p>
          </table:table-cell>
          <table:table-cell table:number-columns-repeated="16382"/>
        </table:table-row>
        <table:table-row table:style-name="ro1">
          <table:table-cell office:value-type="date" office:date-value="2013-07-31T00:00:00" table:style-name="ce5">
            <text:p>31/07/2013</text:p>
          </table:table-cell>
          <table:table-cell office:value-type="float" office:value="29952" table:style-name="ce6">
            <text:p>29,952</text:p>
          </table:table-cell>
          <table:table-cell table:number-columns-repeated="16382"/>
        </table:table-row>
        <table:table-row table:style-name="ro1">
          <table:table-cell office:value-type="date" office:date-value="2013-08-01T00:00:00" table:style-name="ce5">
            <text:p>01/08/2013</text:p>
          </table:table-cell>
          <table:table-cell office:value-type="float" office:value="30226" table:style-name="ce6">
            <text:p>30,226</text:p>
          </table:table-cell>
          <table:table-cell table:number-columns-repeated="16382"/>
        </table:table-row>
        <table:table-row table:style-name="ro1">
          <table:table-cell office:value-type="date" office:date-value="2013-08-02T00:00:00" table:style-name="ce5">
            <text:p>02/08/2013</text:p>
          </table:table-cell>
          <table:table-cell office:value-type="float" office:value="30885" table:style-name="ce6">
            <text:p>30,885</text:p>
          </table:table-cell>
          <table:table-cell table:number-columns-repeated="16382"/>
        </table:table-row>
        <table:table-row table:style-name="ro1">
          <table:table-cell office:value-type="date" office:date-value="2013-08-03T00:00:00" table:style-name="ce5">
            <text:p>03/08/2013</text:p>
          </table:table-cell>
          <table:table-cell office:value-type="float" office:value="27428" table:style-name="ce6">
            <text:p>27,428</text:p>
          </table:table-cell>
          <table:table-cell table:number-columns-repeated="16382"/>
        </table:table-row>
        <table:table-row table:style-name="ro1">
          <table:table-cell office:value-type="date" office:date-value="2013-08-04T00:00:00" table:style-name="ce5">
            <text:p>04/08/2013</text:p>
          </table:table-cell>
          <table:table-cell office:value-type="float" office:value="28239" table:style-name="ce6">
            <text:p>28,239</text:p>
          </table:table-cell>
          <table:table-cell table:number-columns-repeated="16382"/>
        </table:table-row>
        <table:table-row table:style-name="ro1">
          <table:table-cell office:value-type="date" office:date-value="2013-08-05T00:00:00" table:style-name="ce5">
            <text:p>05/08/2013</text:p>
          </table:table-cell>
          <table:table-cell office:value-type="float" office:value="29757" table:style-name="ce6">
            <text:p>29,757</text:p>
          </table:table-cell>
          <table:table-cell table:number-columns-repeated="16382"/>
        </table:table-row>
        <table:table-row table:style-name="ro1">
          <table:table-cell office:value-type="date" office:date-value="2013-08-06T00:00:00" table:style-name="ce5">
            <text:p>06/08/2013</text:p>
          </table:table-cell>
          <table:table-cell office:value-type="float" office:value="29019" table:style-name="ce6">
            <text:p>29,019</text:p>
          </table:table-cell>
          <table:table-cell table:number-columns-repeated="16382"/>
        </table:table-row>
        <table:table-row table:style-name="ro1">
          <table:table-cell office:value-type="date" office:date-value="2013-08-07T00:00:00" table:style-name="ce5">
            <text:p>07/08/2013</text:p>
          </table:table-cell>
          <table:table-cell office:value-type="float" office:value="29507" table:style-name="ce6">
            <text:p>29,507</text:p>
          </table:table-cell>
          <table:table-cell table:number-columns-repeated="16382"/>
        </table:table-row>
        <table:table-row table:style-name="ro1">
          <table:table-cell office:value-type="date" office:date-value="2013-08-08T00:00:00" table:style-name="ce5">
            <text:p>08/08/2013</text:p>
          </table:table-cell>
          <table:table-cell office:value-type="float" office:value="30008" table:style-name="ce6">
            <text:p>30,008</text:p>
          </table:table-cell>
          <table:table-cell table:number-columns-repeated="16382"/>
        </table:table-row>
        <table:table-row table:style-name="ro1">
          <table:table-cell office:value-type="date" office:date-value="2013-08-09T00:00:00" table:style-name="ce5">
            <text:p>09/08/2013</text:p>
          </table:table-cell>
          <table:table-cell office:value-type="float" office:value="30854" table:style-name="ce6">
            <text:p>30,854</text:p>
          </table:table-cell>
          <table:table-cell table:number-columns-repeated="16382"/>
        </table:table-row>
        <table:table-row table:style-name="ro1">
          <table:table-cell office:value-type="date" office:date-value="2013-08-10T00:00:00" table:style-name="ce5">
            <text:p>10/08/2013</text:p>
          </table:table-cell>
          <table:table-cell office:value-type="float" office:value="27794" table:style-name="ce6">
            <text:p>27,794</text:p>
          </table:table-cell>
          <table:table-cell table:number-columns-repeated="16382"/>
        </table:table-row>
        <table:table-row table:style-name="ro1">
          <table:table-cell office:value-type="date" office:date-value="2013-08-11T00:00:00" table:style-name="ce5">
            <text:p>11/08/2013</text:p>
          </table:table-cell>
          <table:table-cell office:value-type="float" office:value="28619" table:style-name="ce6">
            <text:p>28,619</text:p>
          </table:table-cell>
          <table:table-cell table:number-columns-repeated="16382"/>
        </table:table-row>
        <table:table-row table:style-name="ro1">
          <table:table-cell office:value-type="date" office:date-value="2013-08-12T00:00:00" table:style-name="ce5">
            <text:p>12/08/2013</text:p>
          </table:table-cell>
          <table:table-cell office:value-type="float" office:value="30123" table:style-name="ce6">
            <text:p>30,123</text:p>
          </table:table-cell>
          <table:table-cell table:number-columns-repeated="16382"/>
        </table:table-row>
        <table:table-row table:style-name="ro1">
          <table:table-cell office:value-type="date" office:date-value="2013-08-13T00:00:00" table:style-name="ce5">
            <text:p>13/08/2013</text:p>
          </table:table-cell>
          <table:table-cell office:value-type="float" office:value="29400" table:style-name="ce6">
            <text:p>29,400</text:p>
          </table:table-cell>
          <table:table-cell table:number-columns-repeated="16382"/>
        </table:table-row>
        <table:table-row table:style-name="ro1">
          <table:table-cell office:value-type="date" office:date-value="2013-08-14T00:00:00" table:style-name="ce5">
            <text:p>14/08/2013</text:p>
          </table:table-cell>
          <table:table-cell office:value-type="float" office:value="29856" table:style-name="ce6">
            <text:p>29,856</text:p>
          </table:table-cell>
          <table:table-cell table:number-columns-repeated="16382"/>
        </table:table-row>
        <table:table-row table:style-name="ro1">
          <table:table-cell office:value-type="date" office:date-value="2013-08-15T00:00:00" table:style-name="ce5">
            <text:p>15/08/2013</text:p>
          </table:table-cell>
          <table:table-cell office:value-type="float" office:value="29340" table:style-name="ce6">
            <text:p>29,340</text:p>
          </table:table-cell>
          <table:table-cell table:number-columns-repeated="16382"/>
        </table:table-row>
        <table:table-row table:style-name="ro1">
          <table:table-cell office:value-type="date" office:date-value="2013-08-16T00:00:00" table:style-name="ce5">
            <text:p>16/08/2013</text:p>
          </table:table-cell>
          <table:table-cell office:value-type="float" office:value="30639" table:style-name="ce6">
            <text:p>30,639</text:p>
          </table:table-cell>
          <table:table-cell table:number-columns-repeated="16382"/>
        </table:table-row>
        <table:table-row table:style-name="ro1">
          <table:table-cell office:value-type="date" office:date-value="2013-08-17T00:00:00" table:style-name="ce5">
            <text:p>17/08/2013</text:p>
          </table:table-cell>
          <table:table-cell office:value-type="float" office:value="27390" table:style-name="ce6">
            <text:p>27,390</text:p>
          </table:table-cell>
          <table:table-cell table:number-columns-repeated="16382"/>
        </table:table-row>
        <table:table-row table:style-name="ro1">
          <table:table-cell office:value-type="date" office:date-value="2013-08-18T00:00:00" table:style-name="ce5">
            <text:p>18/08/2013</text:p>
          </table:table-cell>
          <table:table-cell office:value-type="float" office:value="28720" table:style-name="ce6">
            <text:p>28,720</text:p>
          </table:table-cell>
          <table:table-cell table:number-columns-repeated="16382"/>
        </table:table-row>
        <table:table-row table:style-name="ro1">
          <table:table-cell office:value-type="date" office:date-value="2013-08-19T00:00:00" table:style-name="ce5">
            <text:p>19/08/2013</text:p>
          </table:table-cell>
          <table:table-cell office:value-type="float" office:value="30355" table:style-name="ce6">
            <text:p>30,355</text:p>
          </table:table-cell>
          <table:table-cell table:number-columns-repeated="16382"/>
        </table:table-row>
        <table:table-row table:style-name="ro1">
          <table:table-cell office:value-type="date" office:date-value="2013-08-20T00:00:00" table:style-name="ce5">
            <text:p>20/08/2013</text:p>
          </table:table-cell>
          <table:table-cell office:value-type="float" office:value="29980" table:style-name="ce6">
            <text:p>29,980</text:p>
          </table:table-cell>
          <table:table-cell table:number-columns-repeated="16382"/>
        </table:table-row>
        <table:table-row table:style-name="ro1">
          <table:table-cell office:value-type="date" office:date-value="2013-08-21T00:00:00" table:style-name="ce5">
            <text:p>21/08/2013</text:p>
          </table:table-cell>
          <table:table-cell office:value-type="float" office:value="30402" table:style-name="ce6">
            <text:p>30,402</text:p>
          </table:table-cell>
          <table:table-cell table:number-columns-repeated="16382"/>
        </table:table-row>
        <table:table-row table:style-name="ro1">
          <table:table-cell office:value-type="date" office:date-value="2013-08-22T00:00:00" table:style-name="ce5">
            <text:p>22/08/2013</text:p>
          </table:table-cell>
          <table:table-cell office:value-type="float" office:value="30721" table:style-name="ce6">
            <text:p>30,721</text:p>
          </table:table-cell>
          <table:table-cell table:number-columns-repeated="16382"/>
        </table:table-row>
        <table:table-row table:style-name="ro1">
          <table:table-cell office:value-type="date" office:date-value="2013-08-23T00:00:00" table:style-name="ce5">
            <text:p>23/08/2013</text:p>
          </table:table-cell>
          <table:table-cell office:value-type="float" office:value="31760" table:style-name="ce6">
            <text:p>31,760</text:p>
          </table:table-cell>
          <table:table-cell table:number-columns-repeated="16382"/>
        </table:table-row>
        <table:table-row table:style-name="ro1">
          <table:table-cell office:value-type="date" office:date-value="2013-08-24T00:00:00" table:style-name="ce5">
            <text:p>24/08/2013</text:p>
          </table:table-cell>
          <table:table-cell office:value-type="float" office:value="27313" table:style-name="ce6">
            <text:p>27,313</text:p>
          </table:table-cell>
          <table:table-cell table:number-columns-repeated="16382"/>
        </table:table-row>
        <table:table-row table:style-name="ro1">
          <table:table-cell office:value-type="date" office:date-value="2013-08-25T00:00:00" table:style-name="ce5">
            <text:p>25/08/2013</text:p>
          </table:table-cell>
          <table:table-cell office:value-type="float" office:value="29085" table:style-name="ce6">
            <text:p>29,085</text:p>
          </table:table-cell>
          <table:table-cell table:number-columns-repeated="16382"/>
        </table:table-row>
        <table:table-row table:style-name="ro1">
          <table:table-cell office:value-type="date" office:date-value="2013-08-26T00:00:00" table:style-name="ce5">
            <text:p>26/08/2013</text:p>
          </table:table-cell>
          <table:table-cell office:value-type="float" office:value="30914" table:style-name="ce6">
            <text:p>30,914</text:p>
          </table:table-cell>
          <table:table-cell table:number-columns-repeated="16382"/>
        </table:table-row>
        <table:table-row table:style-name="ro1">
          <table:table-cell office:value-type="date" office:date-value="2013-08-27T00:00:00" table:style-name="ce5">
            <text:p>27/08/2013</text:p>
          </table:table-cell>
          <table:table-cell office:value-type="float" office:value="30710" table:style-name="ce6">
            <text:p>30,710</text:p>
          </table:table-cell>
          <table:table-cell table:number-columns-repeated="16382"/>
        </table:table-row>
        <table:table-row table:style-name="ro1">
          <table:table-cell office:value-type="date" office:date-value="2013-08-28T00:00:00" table:style-name="ce5">
            <text:p>28/08/2013</text:p>
          </table:table-cell>
          <table:table-cell office:value-type="float" office:value="31101" table:style-name="ce6">
            <text:p>31,101</text:p>
          </table:table-cell>
          <table:table-cell table:number-columns-repeated="16382"/>
        </table:table-row>
        <table:table-row table:style-name="ro1">
          <table:table-cell office:value-type="date" office:date-value="2013-08-29T00:00:00" table:style-name="ce5">
            <text:p>29/08/2013</text:p>
          </table:table-cell>
          <table:table-cell office:value-type="float" office:value="31587" table:style-name="ce6">
            <text:p>31,587</text:p>
          </table:table-cell>
          <table:table-cell table:number-columns-repeated="16382"/>
        </table:table-row>
        <table:table-row table:style-name="ro1">
          <table:table-cell office:value-type="date" office:date-value="2013-08-30T00:00:00" table:style-name="ce5">
            <text:p>30/08/2013</text:p>
          </table:table-cell>
          <table:table-cell office:value-type="float" office:value="32411" table:style-name="ce6">
            <text:p>32,411</text:p>
          </table:table-cell>
          <table:table-cell table:number-columns-repeated="16382"/>
        </table:table-row>
        <table:table-row table:style-name="ro1">
          <table:table-cell office:value-type="date" office:date-value="2013-08-31T00:00:00" table:style-name="ce5">
            <text:p>31/08/2013</text:p>
          </table:table-cell>
          <table:table-cell office:value-type="float" office:value="27920" table:style-name="ce6">
            <text:p>27,920</text:p>
          </table:table-cell>
          <table:table-cell table:number-columns-repeated="16382"/>
        </table:table-row>
        <table:table-row table:style-name="ro1">
          <table:table-cell office:value-type="date" office:date-value="2013-09-01T00:00:00" table:style-name="ce5">
            <text:p>01/09/2013</text:p>
          </table:table-cell>
          <table:table-cell office:value-type="float" office:value="29271" table:style-name="ce6">
            <text:p>29,271</text:p>
          </table:table-cell>
          <table:table-cell table:number-columns-repeated="16382"/>
        </table:table-row>
        <table:table-row table:style-name="ro1">
          <table:table-cell office:value-type="date" office:date-value="2013-09-02T00:00:00" table:style-name="ce5">
            <text:p>02/09/2013</text:p>
          </table:table-cell>
          <table:table-cell office:value-type="float" office:value="31675" table:style-name="ce6">
            <text:p>31,675</text:p>
          </table:table-cell>
          <table:table-cell table:number-columns-repeated="16382"/>
        </table:table-row>
        <table:table-row table:style-name="ro1">
          <table:table-cell office:value-type="date" office:date-value="2013-09-03T00:00:00" table:style-name="ce5">
            <text:p>03/09/2013</text:p>
          </table:table-cell>
          <table:table-cell office:value-type="float" office:value="30837" table:style-name="ce6">
            <text:p>30,837</text:p>
          </table:table-cell>
          <table:table-cell table:number-columns-repeated="16382"/>
        </table:table-row>
        <table:table-row table:style-name="ro1">
          <table:table-cell office:value-type="date" office:date-value="2013-09-04T00:00:00" table:style-name="ce5">
            <text:p>04/09/2013</text:p>
          </table:table-cell>
          <table:table-cell office:value-type="float" office:value="31008" table:style-name="ce6">
            <text:p>31,008</text:p>
          </table:table-cell>
          <table:table-cell table:number-columns-repeated="16382"/>
        </table:table-row>
        <table:table-row table:style-name="ro1">
          <table:table-cell office:value-type="date" office:date-value="2013-09-05T00:00:00" table:style-name="ce5">
            <text:p>05/09/2013</text:p>
          </table:table-cell>
          <table:table-cell office:value-type="float" office:value="31265" table:style-name="ce6">
            <text:p>31,265</text:p>
          </table:table-cell>
          <table:table-cell table:number-columns-repeated="16382"/>
        </table:table-row>
        <table:table-row table:style-name="ro1">
          <table:table-cell office:value-type="date" office:date-value="2013-09-06T00:00:00" table:style-name="ce5">
            <text:p>06/09/2013</text:p>
          </table:table-cell>
          <table:table-cell office:value-type="float" office:value="31773" table:style-name="ce6">
            <text:p>31,773</text:p>
          </table:table-cell>
          <table:table-cell table:number-columns-repeated="16382"/>
        </table:table-row>
        <table:table-row table:style-name="ro1">
          <table:table-cell office:value-type="date" office:date-value="2013-09-07T00:00:00" table:style-name="ce5">
            <text:p>07/09/2013</text:p>
          </table:table-cell>
          <table:table-cell office:value-type="float" office:value="26903" table:style-name="ce6">
            <text:p>26,903</text:p>
          </table:table-cell>
          <table:table-cell table:number-columns-repeated="16382"/>
        </table:table-row>
        <table:table-row table:style-name="ro1">
          <table:table-cell office:value-type="date" office:date-value="2013-09-08T00:00:00" table:style-name="ce5">
            <text:p>08/09/2013</text:p>
          </table:table-cell>
          <table:table-cell office:value-type="float" office:value="28641" table:style-name="ce6">
            <text:p>28,641</text:p>
          </table:table-cell>
          <table:table-cell table:number-columns-repeated="16382"/>
        </table:table-row>
        <table:table-row table:style-name="ro1">
          <table:table-cell office:value-type="date" office:date-value="2013-09-09T00:00:00" table:style-name="ce5">
            <text:p>09/09/2013</text:p>
          </table:table-cell>
          <table:table-cell office:value-type="float" office:value="31145" table:style-name="ce6">
            <text:p>31,145</text:p>
          </table:table-cell>
          <table:table-cell table:number-columns-repeated="16382"/>
        </table:table-row>
        <table:table-row table:style-name="ro1">
          <table:table-cell office:value-type="date" office:date-value="2013-09-10T00:00:00" table:style-name="ce5">
            <text:p>10/09/2013</text:p>
          </table:table-cell>
          <table:table-cell office:value-type="float" office:value="30463" table:style-name="ce6">
            <text:p>30,463</text:p>
          </table:table-cell>
          <table:table-cell table:number-columns-repeated="16382"/>
        </table:table-row>
        <table:table-row table:style-name="ro1">
          <table:table-cell office:value-type="date" office:date-value="2013-09-11T00:00:00" table:style-name="ce5">
            <text:p>11/09/2013</text:p>
          </table:table-cell>
          <table:table-cell office:value-type="float" office:value="30814" table:style-name="ce6">
            <text:p>30,814</text:p>
          </table:table-cell>
          <table:table-cell table:number-columns-repeated="16382"/>
        </table:table-row>
        <table:table-row table:style-name="ro1">
          <table:table-cell office:value-type="date" office:date-value="2013-09-12T00:00:00" table:style-name="ce5">
            <text:p>12/09/2013</text:p>
          </table:table-cell>
          <table:table-cell office:value-type="float" office:value="31496" table:style-name="ce6">
            <text:p>31,496</text:p>
          </table:table-cell>
          <table:table-cell table:number-columns-repeated="16382"/>
        </table:table-row>
        <table:table-row table:style-name="ro1">
          <table:table-cell office:value-type="date" office:date-value="2013-09-13T00:00:00" table:style-name="ce5">
            <text:p>13/09/2013</text:p>
          </table:table-cell>
          <table:table-cell office:value-type="float" office:value="32138" table:style-name="ce6">
            <text:p>32,138</text:p>
          </table:table-cell>
          <table:table-cell table:number-columns-repeated="16382"/>
        </table:table-row>
        <table:table-row table:style-name="ro1">
          <table:table-cell office:value-type="date" office:date-value="2013-09-14T00:00:00" table:style-name="ce5">
            <text:p>14/09/2013</text:p>
          </table:table-cell>
          <table:table-cell office:value-type="float" office:value="26354" table:style-name="ce6">
            <text:p>26,354</text:p>
          </table:table-cell>
          <table:table-cell table:number-columns-repeated="16382"/>
        </table:table-row>
        <table:table-row table:style-name="ro1">
          <table:table-cell office:value-type="date" office:date-value="2013-09-15T00:00:00" table:style-name="ce5">
            <text:p>15/09/2013</text:p>
          </table:table-cell>
          <table:table-cell office:value-type="float" office:value="28266" table:style-name="ce6">
            <text:p>28,266</text:p>
          </table:table-cell>
          <table:table-cell table:number-columns-repeated="16382"/>
        </table:table-row>
        <table:table-row table:style-name="ro1">
          <table:table-cell office:value-type="date" office:date-value="2013-09-16T00:00:00" table:style-name="ce5">
            <text:p>16/09/2013</text:p>
          </table:table-cell>
          <table:table-cell office:value-type="float" office:value="30788" table:style-name="ce6">
            <text:p>30,788</text:p>
          </table:table-cell>
          <table:table-cell table:number-columns-repeated="16382"/>
        </table:table-row>
        <table:table-row table:style-name="ro1">
          <table:table-cell office:value-type="date" office:date-value="2013-09-17T00:00:00" table:style-name="ce5">
            <text:p>17/09/2013</text:p>
          </table:table-cell>
          <table:table-cell office:value-type="float" office:value="30096" table:style-name="ce6">
            <text:p>30,096</text:p>
          </table:table-cell>
          <table:table-cell table:number-columns-repeated="16382"/>
        </table:table-row>
        <table:table-row table:style-name="ro1">
          <table:table-cell office:value-type="date" office:date-value="2013-09-18T00:00:00" table:style-name="ce5">
            <text:p>18/09/2013</text:p>
          </table:table-cell>
          <table:table-cell office:value-type="float" office:value="30619" table:style-name="ce6">
            <text:p>30,619</text:p>
          </table:table-cell>
          <table:table-cell table:number-columns-repeated="16382"/>
        </table:table-row>
        <table:table-row table:style-name="ro1">
          <table:table-cell office:value-type="date" office:date-value="2013-09-19T00:00:00" table:style-name="ce5">
            <text:p>19/09/2013</text:p>
          </table:table-cell>
          <table:table-cell office:value-type="float" office:value="31138" table:style-name="ce6">
            <text:p>31,138</text:p>
          </table:table-cell>
          <table:table-cell table:number-columns-repeated="16382"/>
        </table:table-row>
        <table:table-row table:style-name="ro1">
          <table:table-cell office:value-type="date" office:date-value="2013-09-20T00:00:00" table:style-name="ce5">
            <text:p>20/09/2013</text:p>
          </table:table-cell>
          <table:table-cell office:value-type="float" office:value="31972" table:style-name="ce6">
            <text:p>31,972</text:p>
          </table:table-cell>
          <table:table-cell table:number-columns-repeated="16382"/>
        </table:table-row>
        <table:table-row table:style-name="ro1">
          <table:table-cell office:value-type="date" office:date-value="2013-09-21T00:00:00" table:style-name="ce5">
            <text:p>21/09/2013</text:p>
          </table:table-cell>
          <table:table-cell office:value-type="float" office:value="25959" table:style-name="ce6">
            <text:p>25,959</text:p>
          </table:table-cell>
          <table:table-cell table:number-columns-repeated="16382"/>
        </table:table-row>
        <table:table-row table:style-name="ro1">
          <table:table-cell office:value-type="date" office:date-value="2013-09-22T00:00:00" table:style-name="ce5">
            <text:p>22/09/2013</text:p>
          </table:table-cell>
          <table:table-cell office:value-type="float" office:value="27811" table:style-name="ce6">
            <text:p>27,811</text:p>
          </table:table-cell>
          <table:table-cell table:number-columns-repeated="16382"/>
        </table:table-row>
        <table:table-row table:style-name="ro1">
          <table:table-cell office:value-type="date" office:date-value="2013-09-23T00:00:00" table:style-name="ce5">
            <text:p>23/09/2013</text:p>
          </table:table-cell>
          <table:table-cell office:value-type="float" office:value="30311" table:style-name="ce6">
            <text:p>30,311</text:p>
          </table:table-cell>
          <table:table-cell table:number-columns-repeated="16382"/>
        </table:table-row>
        <table:table-row table:style-name="ro1">
          <table:table-cell office:value-type="date" office:date-value="2013-09-24T00:00:00" table:style-name="ce5">
            <text:p>24/09/2013</text:p>
          </table:table-cell>
          <table:table-cell office:value-type="float" office:value="29730" table:style-name="ce6">
            <text:p>29,730</text:p>
          </table:table-cell>
          <table:table-cell table:number-columns-repeated="16382"/>
        </table:table-row>
        <table:table-row table:style-name="ro1">
          <table:table-cell office:value-type="date" office:date-value="2013-09-25T00:00:00" table:style-name="ce5">
            <text:p>25/09/2013</text:p>
          </table:table-cell>
          <table:table-cell office:value-type="float" office:value="30373" table:style-name="ce6">
            <text:p>30,373</text:p>
          </table:table-cell>
          <table:table-cell table:number-columns-repeated="16382"/>
        </table:table-row>
        <table:table-row table:style-name="ro1">
          <table:table-cell office:value-type="date" office:date-value="2013-09-26T00:00:00" table:style-name="ce5">
            <text:p>26/09/2013</text:p>
          </table:table-cell>
          <table:table-cell office:value-type="float" office:value="31000" table:style-name="ce6">
            <text:p>31,000</text:p>
          </table:table-cell>
          <table:table-cell table:number-columns-repeated="16382"/>
        </table:table-row>
        <table:table-row table:style-name="ro1">
          <table:table-cell office:value-type="date" office:date-value="2013-09-27T00:00:00" table:style-name="ce5">
            <text:p>27/09/2013</text:p>
          </table:table-cell>
          <table:table-cell office:value-type="float" office:value="31683" table:style-name="ce6">
            <text:p>31,683</text:p>
          </table:table-cell>
          <table:table-cell table:number-columns-repeated="16382"/>
        </table:table-row>
        <table:table-row table:style-name="ro1">
          <table:table-cell office:value-type="date" office:date-value="2013-09-28T00:00:00" table:style-name="ce5">
            <text:p>28/09/2013</text:p>
          </table:table-cell>
          <table:table-cell office:value-type="float" office:value="25600" table:style-name="ce6">
            <text:p>25,600</text:p>
          </table:table-cell>
          <table:table-cell table:number-columns-repeated="16382"/>
        </table:table-row>
        <table:table-row table:style-name="ro1">
          <table:table-cell office:value-type="date" office:date-value="2013-09-29T00:00:00" table:style-name="ce5">
            <text:p>29/09/2013</text:p>
          </table:table-cell>
          <table:table-cell office:value-type="float" office:value="27561" table:style-name="ce6">
            <text:p>27,561</text:p>
          </table:table-cell>
          <table:table-cell table:number-columns-repeated="16382"/>
        </table:table-row>
        <table:table-row table:style-name="ro1">
          <table:table-cell office:value-type="date" office:date-value="2013-09-30T00:00:00" table:style-name="ce5">
            <text:p>30/09/2013</text:p>
          </table:table-cell>
          <table:table-cell office:value-type="float" office:value="30329" table:style-name="ce6">
            <text:p>30,329</text:p>
          </table:table-cell>
          <table:table-cell table:number-columns-repeated="16382"/>
        </table:table-row>
        <table:table-row table:style-name="ro1">
          <table:table-cell office:value-type="date" office:date-value="2013-10-01T00:00:00" table:style-name="ce5">
            <text:p>01/10/2013</text:p>
          </table:table-cell>
          <table:table-cell office:value-type="float" office:value="29053" table:style-name="ce6">
            <text:p>29,053</text:p>
          </table:table-cell>
          <table:table-cell table:number-columns-repeated="16382"/>
        </table:table-row>
        <table:table-row table:style-name="ro1">
          <table:table-cell office:value-type="date" office:date-value="2013-10-02T00:00:00" table:style-name="ce5">
            <text:p>02/10/2013</text:p>
          </table:table-cell>
          <table:table-cell office:value-type="float" office:value="29604" table:style-name="ce6">
            <text:p>29,604</text:p>
          </table:table-cell>
          <table:table-cell table:number-columns-repeated="16382"/>
        </table:table-row>
        <table:table-row table:style-name="ro1">
          <table:table-cell office:value-type="date" office:date-value="2013-10-03T00:00:00" table:style-name="ce5">
            <text:p>03/10/2013</text:p>
          </table:table-cell>
          <table:table-cell office:value-type="float" office:value="29250" table:style-name="ce6">
            <text:p>29,250</text:p>
          </table:table-cell>
          <table:table-cell table:number-columns-repeated="16382"/>
        </table:table-row>
        <table:table-row table:style-name="ro1">
          <table:table-cell office:value-type="date" office:date-value="2013-10-04T00:00:00" table:style-name="ce5">
            <text:p>04/10/2013</text:p>
          </table:table-cell>
          <table:table-cell office:value-type="float" office:value="29961" table:style-name="ce6">
            <text:p>29,961</text:p>
          </table:table-cell>
          <table:table-cell table:number-columns-repeated="16382"/>
        </table:table-row>
        <table:table-row table:style-name="ro1">
          <table:table-cell office:value-type="date" office:date-value="2013-10-05T00:00:00" table:style-name="ce5">
            <text:p>05/10/2013</text:p>
          </table:table-cell>
          <table:table-cell office:value-type="float" office:value="24400" table:style-name="ce6">
            <text:p>24,400</text:p>
          </table:table-cell>
          <table:table-cell table:number-columns-repeated="16382"/>
        </table:table-row>
        <table:table-row table:style-name="ro1">
          <table:table-cell office:value-type="date" office:date-value="2013-10-06T00:00:00" table:style-name="ce5">
            <text:p>06/10/2013</text:p>
          </table:table-cell>
          <table:table-cell office:value-type="float" office:value="26881" table:style-name="ce6">
            <text:p>26,881</text:p>
          </table:table-cell>
          <table:table-cell table:number-columns-repeated="16382"/>
        </table:table-row>
        <table:table-row table:style-name="ro1">
          <table:table-cell office:value-type="date" office:date-value="2013-10-07T00:00:00" table:style-name="ce5">
            <text:p>07/10/2013</text:p>
          </table:table-cell>
          <table:table-cell office:value-type="float" office:value="29094" table:style-name="ce6">
            <text:p>29,094</text:p>
          </table:table-cell>
          <table:table-cell table:number-columns-repeated="16382"/>
        </table:table-row>
        <table:table-row table:style-name="ro1">
          <table:table-cell office:value-type="date" office:date-value="2013-10-08T00:00:00" table:style-name="ce5">
            <text:p>08/10/2013</text:p>
          </table:table-cell>
          <table:table-cell office:value-type="float" office:value="28435" table:style-name="ce6">
            <text:p>28,435</text:p>
          </table:table-cell>
          <table:table-cell table:number-columns-repeated="16382"/>
        </table:table-row>
        <table:table-row table:style-name="ro1">
          <table:table-cell office:value-type="date" office:date-value="2013-10-09T00:00:00" table:style-name="ce5">
            <text:p>09/10/2013</text:p>
          </table:table-cell>
          <table:table-cell office:value-type="float" office:value="28953" table:style-name="ce6">
            <text:p>28,953</text:p>
          </table:table-cell>
          <table:table-cell table:number-columns-repeated="16382"/>
        </table:table-row>
        <table:table-row table:style-name="ro1">
          <table:table-cell office:value-type="date" office:date-value="2013-10-10T00:00:00" table:style-name="ce5">
            <text:p>10/10/2013</text:p>
          </table:table-cell>
          <table:table-cell office:value-type="float" office:value="28834" table:style-name="ce6">
            <text:p>28,834</text:p>
          </table:table-cell>
          <table:table-cell table:number-columns-repeated="16382"/>
        </table:table-row>
        <table:table-row table:style-name="ro1">
          <table:table-cell office:value-type="date" office:date-value="2013-10-11T00:00:00" table:style-name="ce5">
            <text:p>11/10/2013</text:p>
          </table:table-cell>
          <table:table-cell office:value-type="float" office:value="30109" table:style-name="ce6">
            <text:p>30,109</text:p>
          </table:table-cell>
          <table:table-cell table:number-columns-repeated="16382"/>
        </table:table-row>
        <table:table-row table:style-name="ro1">
          <table:table-cell office:value-type="date" office:date-value="2013-10-12T00:00:00" table:style-name="ce5">
            <text:p>12/10/2013</text:p>
          </table:table-cell>
          <table:table-cell office:value-type="float" office:value="23953" table:style-name="ce6">
            <text:p>23,953</text:p>
          </table:table-cell>
          <table:table-cell table:number-columns-repeated="16382"/>
        </table:table-row>
        <table:table-row table:style-name="ro1">
          <table:table-cell office:value-type="date" office:date-value="2013-10-13T00:00:00" table:style-name="ce5">
            <text:p>13/10/2013</text:p>
          </table:table-cell>
          <table:table-cell office:value-type="float" office:value="26085" table:style-name="ce6">
            <text:p>26,085</text:p>
          </table:table-cell>
          <table:table-cell table:number-columns-repeated="16382"/>
        </table:table-row>
        <table:table-row table:style-name="ro1">
          <table:table-cell office:value-type="date" office:date-value="2013-10-14T00:00:00" table:style-name="ce5">
            <text:p>14/10/2013</text:p>
          </table:table-cell>
          <table:table-cell office:value-type="float" office:value="28709" table:style-name="ce6">
            <text:p>28,709</text:p>
          </table:table-cell>
          <table:table-cell table:number-columns-repeated="16382"/>
        </table:table-row>
        <table:table-row table:style-name="ro1">
          <table:table-cell office:value-type="date" office:date-value="2013-10-15T00:00:00" table:style-name="ce5">
            <text:p>15/10/2013</text:p>
          </table:table-cell>
          <table:table-cell office:value-type="float" office:value="28060" table:style-name="ce6">
            <text:p>28,060</text:p>
          </table:table-cell>
          <table:table-cell table:number-columns-repeated="16382"/>
        </table:table-row>
        <table:table-row table:style-name="ro1">
          <table:table-cell office:value-type="date" office:date-value="2013-10-16T00:00:00" table:style-name="ce5">
            <text:p>16/10/2013</text:p>
          </table:table-cell>
          <table:table-cell office:value-type="float" office:value="28413" table:style-name="ce6">
            <text:p>28,413</text:p>
          </table:table-cell>
          <table:table-cell table:number-columns-repeated="16382"/>
        </table:table-row>
        <table:table-row table:style-name="ro1">
          <table:table-cell office:value-type="date" office:date-value="2013-10-17T00:00:00" table:style-name="ce5">
            <text:p>17/10/2013</text:p>
          </table:table-cell>
          <table:table-cell office:value-type="float" office:value="29233" table:style-name="ce6">
            <text:p>29,233</text:p>
          </table:table-cell>
          <table:table-cell table:number-columns-repeated="16382"/>
        </table:table-row>
        <table:table-row table:style-name="ro1">
          <table:table-cell office:value-type="date" office:date-value="2013-10-18T00:00:00" table:style-name="ce5">
            <text:p>18/10/2013</text:p>
          </table:table-cell>
          <table:table-cell office:value-type="float" office:value="29516" table:style-name="ce6">
            <text:p>29,516</text:p>
          </table:table-cell>
          <table:table-cell table:number-columns-repeated="16382"/>
        </table:table-row>
        <table:table-row table:style-name="ro1">
          <table:table-cell office:value-type="date" office:date-value="2013-10-19T00:00:00" table:style-name="ce5">
            <text:p>19/10/2013</text:p>
          </table:table-cell>
          <table:table-cell office:value-type="float" office:value="23869" table:style-name="ce6">
            <text:p>23,869</text:p>
          </table:table-cell>
          <table:table-cell table:number-columns-repeated="16382"/>
        </table:table-row>
        <table:table-row table:style-name="ro1">
          <table:table-cell office:value-type="date" office:date-value="2013-10-20T00:00:00" table:style-name="ce5">
            <text:p>20/10/2013</text:p>
          </table:table-cell>
          <table:table-cell office:value-type="float" office:value="25880" table:style-name="ce6">
            <text:p>25,880</text:p>
          </table:table-cell>
          <table:table-cell table:number-columns-repeated="16382"/>
        </table:table-row>
        <table:table-row table:style-name="ro1">
          <table:table-cell office:value-type="date" office:date-value="2013-10-21T00:00:00" table:style-name="ce5">
            <text:p>21/10/2013</text:p>
          </table:table-cell>
          <table:table-cell office:value-type="float" office:value="28705" table:style-name="ce6">
            <text:p>28,705</text:p>
          </table:table-cell>
          <table:table-cell table:number-columns-repeated="16382"/>
        </table:table-row>
        <table:table-row table:style-name="ro1">
          <table:table-cell office:value-type="date" office:date-value="2013-10-22T00:00:00" table:style-name="ce5">
            <text:p>22/10/2013</text:p>
          </table:table-cell>
          <table:table-cell office:value-type="float" office:value="27622" table:style-name="ce6">
            <text:p>27,622</text:p>
          </table:table-cell>
          <table:table-cell table:number-columns-repeated="16382"/>
        </table:table-row>
        <table:table-row table:style-name="ro1">
          <table:table-cell office:value-type="date" office:date-value="2013-10-23T00:00:00" table:style-name="ce5">
            <text:p>23/10/2013</text:p>
          </table:table-cell>
          <table:table-cell office:value-type="float" office:value="27970" table:style-name="ce6">
            <text:p>27,970</text:p>
          </table:table-cell>
          <table:table-cell table:number-columns-repeated="16382"/>
        </table:table-row>
        <table:table-row table:style-name="ro1">
          <table:table-cell office:value-type="date" office:date-value="2013-10-24T00:00:00" table:style-name="ce5">
            <text:p>24/10/2013</text:p>
          </table:table-cell>
          <table:table-cell office:value-type="float" office:value="28933" table:style-name="ce6">
            <text:p>28,933</text:p>
          </table:table-cell>
          <table:table-cell table:number-columns-repeated="16382"/>
        </table:table-row>
        <table:table-row table:style-name="ro1">
          <table:table-cell office:value-type="date" office:date-value="2013-10-25T00:00:00" table:style-name="ce5">
            <text:p>25/10/2013</text:p>
          </table:table-cell>
          <table:table-cell office:value-type="float" office:value="29622" table:style-name="ce6">
            <text:p>29,622</text:p>
          </table:table-cell>
          <table:table-cell table:number-columns-repeated="16382"/>
        </table:table-row>
        <table:table-row table:style-name="ro1">
          <table:table-cell office:value-type="date" office:date-value="2013-10-26T00:00:00" table:style-name="ce5">
            <text:p>26/10/2013</text:p>
          </table:table-cell>
          <table:table-cell office:value-type="float" office:value="23301" table:style-name="ce6">
            <text:p>23,301</text:p>
          </table:table-cell>
          <table:table-cell table:number-columns-repeated="16382"/>
        </table:table-row>
        <table:table-row table:style-name="ro1">
          <table:table-cell office:value-type="date" office:date-value="2013-10-27T00:00:00" table:style-name="ce5">
            <text:p>27/10/2013</text:p>
          </table:table-cell>
          <table:table-cell office:value-type="float" office:value="24053" table:style-name="ce6">
            <text:p>24,053</text:p>
          </table:table-cell>
          <table:table-cell table:number-columns-repeated="16382"/>
        </table:table-row>
        <table:table-row table:style-name="ro1">
          <table:table-cell office:value-type="date" office:date-value="2013-10-28T00:00:00" table:style-name="ce5">
            <text:p>28/10/2013</text:p>
          </table:table-cell>
          <table:table-cell office:value-type="float" office:value="25901" table:style-name="ce6">
            <text:p>25,901</text:p>
          </table:table-cell>
          <table:table-cell table:number-columns-repeated="16382"/>
        </table:table-row>
        <table:table-row table:style-name="ro1">
          <table:table-cell office:value-type="date" office:date-value="2013-10-29T00:00:00" table:style-name="ce5">
            <text:p>29/10/2013</text:p>
          </table:table-cell>
          <table:table-cell office:value-type="float" office:value="25881" table:style-name="ce6">
            <text:p>25,881</text:p>
          </table:table-cell>
          <table:table-cell table:number-columns-repeated="16382"/>
        </table:table-row>
        <table:table-row table:style-name="ro1">
          <table:table-cell office:value-type="date" office:date-value="2013-10-30T00:00:00" table:style-name="ce5">
            <text:p>30/10/2013</text:p>
          </table:table-cell>
          <table:table-cell office:value-type="float" office:value="26745" table:style-name="ce6">
            <text:p>26,745</text:p>
          </table:table-cell>
          <table:table-cell table:number-columns-repeated="16382"/>
        </table:table-row>
        <table:table-row table:style-name="ro1">
          <table:table-cell office:value-type="date" office:date-value="2013-10-31T00:00:00" table:style-name="ce5">
            <text:p>31/10/2013</text:p>
          </table:table-cell>
          <table:table-cell office:value-type="float" office:value="27249" table:style-name="ce6">
            <text:p>27,249</text:p>
          </table:table-cell>
          <table:table-cell table:number-columns-repeated="16382"/>
        </table:table-row>
        <table:table-row table:style-name="ro1">
          <table:table-cell office:value-type="date" office:date-value="2013-11-01T00:00:00" table:style-name="ce5">
            <text:p>01/11/2013</text:p>
          </table:table-cell>
          <table:table-cell office:value-type="float" office:value="25601" table:style-name="ce6">
            <text:p>25,601</text:p>
          </table:table-cell>
          <table:table-cell table:number-columns-repeated="16382"/>
        </table:table-row>
        <table:table-row table:style-name="ro1">
          <table:table-cell office:value-type="date" office:date-value="2013-11-02T00:00:00" table:style-name="ce5">
            <text:p>02/11/2013</text:p>
          </table:table-cell>
          <table:table-cell office:value-type="float" office:value="20573" table:style-name="ce6">
            <text:p>20,573</text:p>
          </table:table-cell>
          <table:table-cell table:number-columns-repeated="16382"/>
        </table:table-row>
        <table:table-row table:style-name="ro1">
          <table:table-cell office:value-type="date" office:date-value="2013-11-03T00:00:00" table:style-name="ce5">
            <text:p>03/11/2013</text:p>
          </table:table-cell>
          <table:table-cell office:value-type="float" office:value="23961" table:style-name="ce6">
            <text:p>23,961</text:p>
          </table:table-cell>
          <table:table-cell table:number-columns-repeated="16382"/>
        </table:table-row>
        <table:table-row table:style-name="ro1">
          <table:table-cell office:value-type="date" office:date-value="2013-11-04T00:00:00" table:style-name="ce5">
            <text:p>04/11/2013</text:p>
          </table:table-cell>
          <table:table-cell office:value-type="float" office:value="26432" table:style-name="ce6">
            <text:p>26,432</text:p>
          </table:table-cell>
          <table:table-cell table:number-columns-repeated="16382"/>
        </table:table-row>
        <table:table-row table:style-name="ro1">
          <table:table-cell office:value-type="date" office:date-value="2013-11-05T00:00:00" table:style-name="ce5">
            <text:p>05/11/2013</text:p>
          </table:table-cell>
          <table:table-cell office:value-type="float" office:value="25220" table:style-name="ce6">
            <text:p>25,220</text:p>
          </table:table-cell>
          <table:table-cell table:number-columns-repeated="16382"/>
        </table:table-row>
        <table:table-row table:style-name="ro1">
          <table:table-cell office:value-type="date" office:date-value="2013-11-06T00:00:00" table:style-name="ce5">
            <text:p>06/11/2013</text:p>
          </table:table-cell>
          <table:table-cell office:value-type="float" office:value="25479" table:style-name="ce6">
            <text:p>25,479</text:p>
          </table:table-cell>
          <table:table-cell table:number-columns-repeated="16382"/>
        </table:table-row>
        <table:table-row table:style-name="ro1">
          <table:table-cell office:value-type="date" office:date-value="2013-11-07T00:00:00" table:style-name="ce5">
            <text:p>07/11/2013</text:p>
          </table:table-cell>
          <table:table-cell office:value-type="float" office:value="25914" table:style-name="ce6">
            <text:p>25,914</text:p>
          </table:table-cell>
          <table:table-cell table:number-columns-repeated="16382"/>
        </table:table-row>
        <table:table-row table:style-name="ro1">
          <table:table-cell office:value-type="date" office:date-value="2013-11-08T00:00:00" table:style-name="ce5">
            <text:p>08/11/2013</text:p>
          </table:table-cell>
          <table:table-cell office:value-type="float" office:value="26623" table:style-name="ce6">
            <text:p>26,623</text:p>
          </table:table-cell>
          <table:table-cell table:number-columns-repeated="16382"/>
        </table:table-row>
        <table:table-row table:style-name="ro1">
          <table:table-cell office:value-type="date" office:date-value="2013-11-09T00:00:00" table:style-name="ce5">
            <text:p>09/11/2013</text:p>
          </table:table-cell>
          <table:table-cell office:value-type="float" office:value="19077" table:style-name="ce6">
            <text:p>19,077</text:p>
          </table:table-cell>
          <table:table-cell table:number-columns-repeated="16382"/>
        </table:table-row>
        <table:table-row table:style-name="ro1">
          <table:table-cell office:value-type="date" office:date-value="2013-11-10T00:00:00" table:style-name="ce5">
            <text:p>10/11/2013</text:p>
          </table:table-cell>
          <table:table-cell office:value-type="float" office:value="21691" table:style-name="ce6">
            <text:p>21,691</text:p>
          </table:table-cell>
          <table:table-cell table:number-columns-repeated="16382"/>
        </table:table-row>
        <table:table-row table:style-name="ro1">
          <table:table-cell office:value-type="date" office:date-value="2013-11-11T00:00:00" table:style-name="ce5">
            <text:p>11/11/2013</text:p>
          </table:table-cell>
          <table:table-cell office:value-type="float" office:value="24581" table:style-name="ce6">
            <text:p>24,581</text:p>
          </table:table-cell>
          <table:table-cell table:number-columns-repeated="16382"/>
        </table:table-row>
        <table:table-row table:style-name="ro1">
          <table:table-cell office:value-type="date" office:date-value="2013-11-12T00:00:00" table:style-name="ce5">
            <text:p>12/11/2013</text:p>
          </table:table-cell>
          <table:table-cell office:value-type="float" office:value="24368" table:style-name="ce6">
            <text:p>24,368</text:p>
          </table:table-cell>
          <table:table-cell table:number-columns-repeated="16382"/>
        </table:table-row>
        <table:table-row table:style-name="ro1">
          <table:table-cell office:value-type="date" office:date-value="2013-11-13T00:00:00" table:style-name="ce5">
            <text:p>13/11/2013</text:p>
          </table:table-cell>
          <table:table-cell office:value-type="float" office:value="25120" table:style-name="ce6">
            <text:p>25,120</text:p>
          </table:table-cell>
          <table:table-cell table:number-columns-repeated="16382"/>
        </table:table-row>
        <table:table-row table:style-name="ro1">
          <table:table-cell office:value-type="date" office:date-value="2013-11-14T00:00:00" table:style-name="ce5">
            <text:p>14/11/2013</text:p>
          </table:table-cell>
          <table:table-cell office:value-type="float" office:value="25406" table:style-name="ce6">
            <text:p>25,406</text:p>
          </table:table-cell>
          <table:table-cell table:number-columns-repeated="16382"/>
        </table:table-row>
        <table:table-row table:style-name="ro1">
          <table:table-cell office:value-type="date" office:date-value="2013-11-15T00:00:00" table:style-name="ce5">
            <text:p>15/11/2013</text:p>
          </table:table-cell>
          <table:table-cell office:value-type="float" office:value="26029" table:style-name="ce6">
            <text:p>26,029</text:p>
          </table:table-cell>
          <table:table-cell table:number-columns-repeated="16382"/>
        </table:table-row>
        <table:table-row table:style-name="ro1">
          <table:table-cell office:value-type="date" office:date-value="2013-11-16T00:00:00" table:style-name="ce5">
            <text:p>16/11/2013</text:p>
          </table:table-cell>
          <table:table-cell office:value-type="float" office:value="18652" table:style-name="ce6">
            <text:p>18,652</text:p>
          </table:table-cell>
          <table:table-cell table:number-columns-repeated="16382"/>
        </table:table-row>
        <table:table-row table:style-name="ro1">
          <table:table-cell office:value-type="date" office:date-value="2013-11-17T00:00:00" table:style-name="ce5">
            <text:p>17/11/2013</text:p>
          </table:table-cell>
          <table:table-cell office:value-type="float" office:value="21774" table:style-name="ce6">
            <text:p>21,774</text:p>
          </table:table-cell>
          <table:table-cell table:number-columns-repeated="16382"/>
        </table:table-row>
        <table:table-row table:style-name="ro1">
          <table:table-cell office:value-type="date" office:date-value="2013-11-18T00:00:00" table:style-name="ce5">
            <text:p>18/11/2013</text:p>
          </table:table-cell>
          <table:table-cell office:value-type="float" office:value="24879" table:style-name="ce6">
            <text:p>24,879</text:p>
          </table:table-cell>
          <table:table-cell table:number-columns-repeated="16382"/>
        </table:table-row>
        <table:table-row table:style-name="ro1">
          <table:table-cell office:value-type="date" office:date-value="2013-11-19T00:00:00" table:style-name="ce5">
            <text:p>19/11/2013</text:p>
          </table:table-cell>
          <table:table-cell office:value-type="float" office:value="23941" table:style-name="ce6">
            <text:p>23,941</text:p>
          </table:table-cell>
          <table:table-cell table:number-columns-repeated="16382"/>
        </table:table-row>
        <table:table-row table:style-name="ro1">
          <table:table-cell office:value-type="date" office:date-value="2013-11-20T00:00:00" table:style-name="ce5">
            <text:p>20/11/2013</text:p>
          </table:table-cell>
          <table:table-cell office:value-type="float" office:value="24767" table:style-name="ce6">
            <text:p>24,767</text:p>
          </table:table-cell>
          <table:table-cell table:number-columns-repeated="16382"/>
        </table:table-row>
        <table:table-row table:style-name="ro1">
          <table:table-cell office:value-type="date" office:date-value="2013-11-21T00:00:00" table:style-name="ce5">
            <text:p>21/11/2013</text:p>
          </table:table-cell>
          <table:table-cell office:value-type="float" office:value="25085" table:style-name="ce6">
            <text:p>25,085</text:p>
          </table:table-cell>
          <table:table-cell table:number-columns-repeated="16382"/>
        </table:table-row>
        <table:table-row table:style-name="ro1">
          <table:table-cell office:value-type="date" office:date-value="2013-11-22T00:00:00" table:style-name="ce5">
            <text:p>22/11/2013</text:p>
          </table:table-cell>
          <table:table-cell office:value-type="float" office:value="25911" table:style-name="ce6">
            <text:p>25,911</text:p>
          </table:table-cell>
          <table:table-cell table:number-columns-repeated="16382"/>
        </table:table-row>
        <table:table-row table:style-name="ro1">
          <table:table-cell office:value-type="date" office:date-value="2013-11-23T00:00:00" table:style-name="ce5">
            <text:p>23/11/2013</text:p>
          </table:table-cell>
          <table:table-cell office:value-type="float" office:value="18440" table:style-name="ce6">
            <text:p>18,440</text:p>
          </table:table-cell>
          <table:table-cell table:number-columns-repeated="16382"/>
        </table:table-row>
        <table:table-row table:style-name="ro1">
          <table:table-cell office:value-type="date" office:date-value="2013-11-24T00:00:00" table:style-name="ce5">
            <text:p>24/11/2013</text:p>
          </table:table-cell>
          <table:table-cell office:value-type="float" office:value="21523" table:style-name="ce6">
            <text:p>21,523</text:p>
          </table:table-cell>
          <table:table-cell table:number-columns-repeated="16382"/>
        </table:table-row>
        <table:table-row table:style-name="ro1">
          <table:table-cell office:value-type="date" office:date-value="2013-11-25T00:00:00" table:style-name="ce5">
            <text:p>25/11/2013</text:p>
          </table:table-cell>
          <table:table-cell office:value-type="float" office:value="25013" table:style-name="ce6">
            <text:p>25,013</text:p>
          </table:table-cell>
          <table:table-cell table:number-columns-repeated="16382"/>
        </table:table-row>
        <table:table-row table:style-name="ro1">
          <table:table-cell office:value-type="date" office:date-value="2013-11-26T00:00:00" table:style-name="ce5">
            <text:p>26/11/2013</text:p>
          </table:table-cell>
          <table:table-cell office:value-type="float" office:value="23933" table:style-name="ce6">
            <text:p>23,933</text:p>
          </table:table-cell>
          <table:table-cell table:number-columns-repeated="16382"/>
        </table:table-row>
        <table:table-row table:style-name="ro1">
          <table:table-cell office:value-type="date" office:date-value="2013-11-27T00:00:00" table:style-name="ce5">
            <text:p>27/11/2013</text:p>
          </table:table-cell>
          <table:table-cell office:value-type="float" office:value="24750" table:style-name="ce6">
            <text:p>24,750</text:p>
          </table:table-cell>
          <table:table-cell table:number-columns-repeated="16382"/>
        </table:table-row>
        <table:table-row table:style-name="ro1">
          <table:table-cell office:value-type="date" office:date-value="2013-11-28T00:00:00" table:style-name="ce5">
            <text:p>28/11/2013</text:p>
          </table:table-cell>
          <table:table-cell office:value-type="float" office:value="25114" table:style-name="ce6">
            <text:p>25,114</text:p>
          </table:table-cell>
          <table:table-cell table:number-columns-repeated="16382"/>
        </table:table-row>
        <table:table-row table:style-name="ro1">
          <table:table-cell office:value-type="date" office:date-value="2013-11-29T00:00:00" table:style-name="ce5">
            <text:p>29/11/2013</text:p>
          </table:table-cell>
          <table:table-cell office:value-type="float" office:value="25782" table:style-name="ce6">
            <text:p>25,782</text:p>
          </table:table-cell>
          <table:table-cell table:number-columns-repeated="16382"/>
        </table:table-row>
        <table:table-row table:style-name="ro1">
          <table:table-cell office:value-type="date" office:date-value="2013-11-30T00:00:00" table:style-name="ce5">
            <text:p>30/11/2013</text:p>
          </table:table-cell>
          <table:table-cell office:value-type="float" office:value="18313" table:style-name="ce6">
            <text:p>18,313</text:p>
          </table:table-cell>
          <table:table-cell table:number-columns-repeated="16382"/>
        </table:table-row>
        <table:table-row table:style-name="ro1">
          <table:table-cell office:value-type="date" office:date-value="2013-12-01T00:00:00" table:style-name="ce5">
            <text:p>01/12/2013</text:p>
          </table:table-cell>
          <table:table-cell office:value-type="float" office:value="21412" table:style-name="ce6">
            <text:p>21,412</text:p>
          </table:table-cell>
          <table:table-cell table:number-columns-repeated="16382"/>
        </table:table-row>
        <table:table-row table:style-name="ro1">
          <table:table-cell office:value-type="date" office:date-value="2013-12-02T00:00:00" table:style-name="ce5">
            <text:p>02/12/2013</text:p>
          </table:table-cell>
          <table:table-cell office:value-type="float" office:value="24981" table:style-name="ce6">
            <text:p>24,981</text:p>
          </table:table-cell>
          <table:table-cell table:number-columns-repeated="16382"/>
        </table:table-row>
        <table:table-row table:style-name="ro1">
          <table:table-cell office:value-type="date" office:date-value="2013-12-03T00:00:00" table:style-name="ce5">
            <text:p>03/12/2013</text:p>
          </table:table-cell>
          <table:table-cell office:value-type="float" office:value="23645" table:style-name="ce6">
            <text:p>23,645</text:p>
          </table:table-cell>
          <table:table-cell table:number-columns-repeated="16382"/>
        </table:table-row>
        <table:table-row table:style-name="ro1">
          <table:table-cell office:value-type="date" office:date-value="2013-12-04T00:00:00" table:style-name="ce5">
            <text:p>04/12/2013</text:p>
          </table:table-cell>
          <table:table-cell office:value-type="float" office:value="24412" table:style-name="ce6">
            <text:p>24,412</text:p>
          </table:table-cell>
          <table:table-cell table:number-columns-repeated="16382"/>
        </table:table-row>
        <table:table-row table:style-name="ro1">
          <table:table-cell office:value-type="date" office:date-value="2013-12-05T00:00:00" table:style-name="ce5">
            <text:p>05/12/2013</text:p>
          </table:table-cell>
          <table:table-cell office:value-type="float" office:value="23567" table:style-name="ce6">
            <text:p>23,567</text:p>
          </table:table-cell>
          <table:table-cell table:number-columns-repeated="16382"/>
        </table:table-row>
        <table:table-row table:style-name="ro1">
          <table:table-cell office:value-type="date" office:date-value="2013-12-06T00:00:00" table:style-name="ce5">
            <text:p>06/12/2013</text:p>
          </table:table-cell>
          <table:table-cell office:value-type="float" office:value="24094" table:style-name="ce6">
            <text:p>24,094</text:p>
          </table:table-cell>
          <table:table-cell table:number-columns-repeated="16382"/>
        </table:table-row>
        <table:table-row table:style-name="ro1">
          <table:table-cell office:value-type="date" office:date-value="2013-12-07T00:00:00" table:style-name="ce5">
            <text:p>07/12/2013</text:p>
          </table:table-cell>
          <table:table-cell office:value-type="float" office:value="18160" table:style-name="ce6">
            <text:p>18,160</text:p>
          </table:table-cell>
          <table:table-cell table:number-columns-repeated="16382"/>
        </table:table-row>
        <table:table-row table:style-name="ro1">
          <table:table-cell office:value-type="date" office:date-value="2013-12-08T00:00:00" table:style-name="ce5">
            <text:p>08/12/2013</text:p>
          </table:table-cell>
          <table:table-cell office:value-type="float" office:value="21592" table:style-name="ce6">
            <text:p>21,592</text:p>
          </table:table-cell>
          <table:table-cell table:number-columns-repeated="16382"/>
        </table:table-row>
        <table:table-row table:style-name="ro1">
          <table:table-cell office:value-type="date" office:date-value="2013-12-09T00:00:00" table:style-name="ce5">
            <text:p>09/12/2013</text:p>
          </table:table-cell>
          <table:table-cell office:value-type="float" office:value="24860" table:style-name="ce6">
            <text:p>24,860</text:p>
          </table:table-cell>
          <table:table-cell table:number-columns-repeated="16382"/>
        </table:table-row>
        <table:table-row table:style-name="ro1">
          <table:table-cell office:value-type="date" office:date-value="2013-12-10T00:00:00" table:style-name="ce5">
            <text:p>10/12/2013</text:p>
          </table:table-cell>
          <table:table-cell office:value-type="float" office:value="23826" table:style-name="ce6">
            <text:p>23,826</text:p>
          </table:table-cell>
          <table:table-cell table:number-columns-repeated="16382"/>
        </table:table-row>
        <table:table-row table:style-name="ro1">
          <table:table-cell office:value-type="date" office:date-value="2013-12-11T00:00:00" table:style-name="ce5">
            <text:p>11/12/2013</text:p>
          </table:table-cell>
          <table:table-cell office:value-type="float" office:value="23470" table:style-name="ce6">
            <text:p>23,470</text:p>
          </table:table-cell>
          <table:table-cell table:number-columns-repeated="16382"/>
        </table:table-row>
        <table:table-row table:style-name="ro1">
          <table:table-cell office:value-type="date" office:date-value="2013-12-12T00:00:00" table:style-name="ce5">
            <text:p>12/12/2013</text:p>
          </table:table-cell>
          <table:table-cell office:value-type="float" office:value="24653" table:style-name="ce6">
            <text:p>24,653</text:p>
          </table:table-cell>
          <table:table-cell table:number-columns-repeated="16382"/>
        </table:table-row>
        <table:table-row table:style-name="ro1">
          <table:table-cell office:value-type="date" office:date-value="2013-12-13T00:00:00" table:style-name="ce5">
            <text:p>13/12/2013</text:p>
          </table:table-cell>
          <table:table-cell office:value-type="float" office:value="25630" table:style-name="ce6">
            <text:p>25,630</text:p>
          </table:table-cell>
          <table:table-cell table:number-columns-repeated="16382"/>
        </table:table-row>
        <table:table-row table:style-name="ro1">
          <table:table-cell office:value-type="date" office:date-value="2013-12-14T00:00:00" table:style-name="ce5">
            <text:p>14/12/2013</text:p>
          </table:table-cell>
          <table:table-cell office:value-type="float" office:value="18776" table:style-name="ce6">
            <text:p>18,776</text:p>
          </table:table-cell>
          <table:table-cell table:number-columns-repeated="16382"/>
        </table:table-row>
        <table:table-row table:style-name="ro1">
          <table:table-cell office:value-type="date" office:date-value="2013-12-15T00:00:00" table:style-name="ce5">
            <text:p>15/12/2013</text:p>
          </table:table-cell>
          <table:table-cell office:value-type="float" office:value="21463" table:style-name="ce6">
            <text:p>21,463</text:p>
          </table:table-cell>
          <table:table-cell table:number-columns-repeated="16382"/>
        </table:table-row>
        <table:table-row table:style-name="ro1">
          <table:table-cell office:value-type="date" office:date-value="2013-12-16T00:00:00" table:style-name="ce5">
            <text:p>16/12/2013</text:p>
          </table:table-cell>
          <table:table-cell office:value-type="float" office:value="24555" table:style-name="ce6">
            <text:p>24,555</text:p>
          </table:table-cell>
          <table:table-cell table:number-columns-repeated="16382"/>
        </table:table-row>
        <table:table-row table:style-name="ro1">
          <table:table-cell office:value-type="date" office:date-value="2013-12-17T00:00:00" table:style-name="ce5">
            <text:p>17/12/2013</text:p>
          </table:table-cell>
          <table:table-cell office:value-type="float" office:value="24096" table:style-name="ce6">
            <text:p>24,096</text:p>
          </table:table-cell>
          <table:table-cell table:number-columns-repeated="16382"/>
        </table:table-row>
        <table:table-row table:style-name="ro1">
          <table:table-cell office:value-type="date" office:date-value="2013-12-18T00:00:00" table:style-name="ce5">
            <text:p>18/12/2013</text:p>
          </table:table-cell>
          <table:table-cell office:value-type="float" office:value="25058" table:style-name="ce6">
            <text:p>25,058</text:p>
          </table:table-cell>
          <table:table-cell table:number-columns-repeated="16382"/>
        </table:table-row>
        <table:table-row table:style-name="ro1">
          <table:table-cell office:value-type="date" office:date-value="2013-12-19T00:00:00" table:style-name="ce5">
            <text:p>19/12/2013</text:p>
          </table:table-cell>
          <table:table-cell office:value-type="float" office:value="25741" table:style-name="ce6">
            <text:p>25,741</text:p>
          </table:table-cell>
          <table:table-cell table:number-columns-repeated="16382"/>
        </table:table-row>
        <table:table-row table:style-name="ro1">
          <table:table-cell office:value-type="date" office:date-value="2013-12-20T00:00:00" table:style-name="ce5">
            <text:p>20/12/2013</text:p>
          </table:table-cell>
          <table:table-cell office:value-type="float" office:value="26394" table:style-name="ce6">
            <text:p>26,394</text:p>
          </table:table-cell>
          <table:table-cell table:number-columns-repeated="16382"/>
        </table:table-row>
        <table:table-row table:style-name="ro1">
          <table:table-cell office:value-type="date" office:date-value="2013-12-21T00:00:00" table:style-name="ce5">
            <text:p>21/12/2013</text:p>
          </table:table-cell>
          <table:table-cell office:value-type="float" office:value="20842" table:style-name="ce6">
            <text:p>20,842</text:p>
          </table:table-cell>
          <table:table-cell table:number-columns-repeated="16382"/>
        </table:table-row>
        <table:table-row table:style-name="ro1">
          <table:table-cell office:value-type="date" office:date-value="2013-12-22T00:00:00" table:style-name="ce5">
            <text:p>22/12/2013</text:p>
          </table:table-cell>
          <table:table-cell office:value-type="float" office:value="22060" table:style-name="ce6">
            <text:p>22,060</text:p>
          </table:table-cell>
          <table:table-cell table:number-columns-repeated="16382"/>
        </table:table-row>
        <table:table-row table:style-name="ro1">
          <table:table-cell office:value-type="date" office:date-value="2013-12-23T00:00:00" table:style-name="ce5">
            <text:p>23/12/2013</text:p>
          </table:table-cell>
          <table:table-cell office:value-type="float" office:value="22075" table:style-name="ce6">
            <text:p>22,075</text:p>
          </table:table-cell>
          <table:table-cell table:number-columns-repeated="16382"/>
        </table:table-row>
        <table:table-row table:style-name="ro1">
          <table:table-cell office:value-type="date" office:date-value="2013-12-24T00:00:00" table:style-name="ce5">
            <text:p>24/12/2013</text:p>
          </table:table-cell>
          <table:table-cell office:value-type="float" office:value="15175" table:style-name="ce6">
            <text:p>15,175</text:p>
          </table:table-cell>
          <table:table-cell table:number-columns-repeated="16382"/>
        </table:table-row>
        <table:table-row table:style-name="ro1">
          <table:table-cell office:value-type="date" office:date-value="2013-12-25T00:00:00" table:style-name="ce5">
            <text:p>25/12/2013</text:p>
          </table:table-cell>
          <table:table-cell office:value-type="float" office:value="10284" table:style-name="ce6">
            <text:p>10,284</text:p>
          </table:table-cell>
          <table:table-cell table:number-columns-repeated="16382"/>
        </table:table-row>
        <table:table-row table:style-name="ro1">
          <table:table-cell office:value-type="date" office:date-value="2013-12-26T00:00:00" table:style-name="ce5">
            <text:p>26/12/2013</text:p>
          </table:table-cell>
          <table:table-cell office:value-type="float" office:value="18449" table:style-name="ce6">
            <text:p>18,449</text:p>
          </table:table-cell>
          <table:table-cell table:number-columns-repeated="16382"/>
        </table:table-row>
        <table:table-row table:style-name="ro1">
          <table:table-cell office:value-type="date" office:date-value="2013-12-27T00:00:00" table:style-name="ce5">
            <text:p>27/12/2013</text:p>
          </table:table-cell>
          <table:table-cell office:value-type="float" office:value="22252" table:style-name="ce6">
            <text:p>22,252</text:p>
          </table:table-cell>
          <table:table-cell table:number-columns-repeated="16382"/>
        </table:table-row>
        <table:table-row table:style-name="ro1">
          <table:table-cell office:value-type="date" office:date-value="2013-12-28T00:00:00" table:style-name="ce5">
            <text:p>28/12/2013</text:p>
          </table:table-cell>
          <table:table-cell office:value-type="float" office:value="19803" table:style-name="ce6">
            <text:p>19,803</text:p>
          </table:table-cell>
          <table:table-cell table:number-columns-repeated="16382"/>
        </table:table-row>
        <table:table-row table:style-name="ro1">
          <table:table-cell office:value-type="date" office:date-value="2013-12-29T00:00:00" table:style-name="ce5">
            <text:p>29/12/2013</text:p>
          </table:table-cell>
          <table:table-cell office:value-type="float" office:value="21106" table:style-name="ce6">
            <text:p>21,106</text:p>
          </table:table-cell>
          <table:table-cell table:number-columns-repeated="16382"/>
        </table:table-row>
        <table:table-row table:style-name="ro1">
          <table:table-cell office:value-type="date" office:date-value="2013-12-30T00:00:00" table:style-name="ce5">
            <text:p>30/12/2013</text:p>
          </table:table-cell>
          <table:table-cell office:value-type="float" office:value="21191" table:style-name="ce6">
            <text:p>21,191</text:p>
          </table:table-cell>
          <table:table-cell table:number-columns-repeated="16382"/>
        </table:table-row>
        <table:table-row table:style-name="ro1">
          <table:table-cell office:value-type="date" office:date-value="2013-12-31T00:00:00" table:style-name="ce5">
            <text:p>31/12/2013</text:p>
          </table:table-cell>
          <table:table-cell office:value-type="float" office:value="14570" table:style-name="ce6">
            <text:p>14,570</text:p>
          </table:table-cell>
          <table:table-cell table:number-columns-repeated="16382"/>
        </table:table-row>
        <table:table-row table:style-name="ro1">
          <table:table-cell office:value-type="date" office:date-value="2014-01-01T00:00:00" table:style-name="ce5">
            <text:p>01/01/2014</text:p>
          </table:table-cell>
          <table:table-cell office:value-type="float" office:value="15494" table:style-name="ce6">
            <text:p>15,494</text:p>
          </table:table-cell>
          <table:table-cell table:number-columns-repeated="16382"/>
        </table:table-row>
        <table:table-row table:style-name="ro1">
          <table:table-cell office:value-type="date" office:date-value="2014-01-02T00:00:00" table:style-name="ce5">
            <text:p>02/01/2014</text:p>
          </table:table-cell>
          <table:table-cell office:value-type="float" office:value="21957" table:style-name="ce6">
            <text:p>21,957</text:p>
          </table:table-cell>
          <table:table-cell table:number-columns-repeated="16382"/>
        </table:table-row>
        <table:table-row table:style-name="ro1">
          <table:table-cell office:value-type="date" office:date-value="2014-01-03T00:00:00" table:style-name="ce5">
            <text:p>03/01/2014</text:p>
          </table:table-cell>
          <table:table-cell office:value-type="float" office:value="22882" table:style-name="ce6">
            <text:p>22,882</text:p>
          </table:table-cell>
          <table:table-cell table:number-columns-repeated="16382"/>
        </table:table-row>
        <table:table-row table:style-name="ro1">
          <table:table-cell office:value-type="date" office:date-value="2014-01-04T00:00:00" table:style-name="ce5">
            <text:p>04/01/2014</text:p>
          </table:table-cell>
          <table:table-cell office:value-type="float" office:value="19637" table:style-name="ce6">
            <text:p>19,637</text:p>
          </table:table-cell>
          <table:table-cell table:number-columns-repeated="16382"/>
        </table:table-row>
        <table:table-row table:style-name="ro1">
          <table:table-cell office:value-type="date" office:date-value="2014-01-05T00:00:00" table:style-name="ce5">
            <text:p>05/01/2014</text:p>
          </table:table-cell>
          <table:table-cell office:value-type="float" office:value="21788" table:style-name="ce6">
            <text:p>21,788</text:p>
          </table:table-cell>
          <table:table-cell table:number-columns-repeated="16382"/>
        </table:table-row>
        <table:table-row table:style-name="ro1">
          <table:table-cell office:value-type="date" office:date-value="2014-01-06T00:00:00" table:style-name="ce5">
            <text:p>06/01/2014</text:p>
          </table:table-cell>
          <table:table-cell office:value-type="float" office:value="22825" table:style-name="ce6">
            <text:p>22,825</text:p>
          </table:table-cell>
          <table:table-cell table:number-columns-repeated="16382"/>
        </table:table-row>
        <table:table-row table:style-name="ro1">
          <table:table-cell office:value-type="date" office:date-value="2014-01-07T00:00:00" table:style-name="ce5">
            <text:p>07/01/2014</text:p>
          </table:table-cell>
          <table:table-cell office:value-type="float" office:value="22243" table:style-name="ce6">
            <text:p>22,243</text:p>
          </table:table-cell>
          <table:table-cell table:number-columns-repeated="16382"/>
        </table:table-row>
        <table:table-row table:style-name="ro1">
          <table:table-cell office:value-type="date" office:date-value="2014-01-08T00:00:00" table:style-name="ce5">
            <text:p>08/01/2014</text:p>
          </table:table-cell>
          <table:table-cell office:value-type="float" office:value="23104" table:style-name="ce6">
            <text:p>23,104</text:p>
          </table:table-cell>
          <table:table-cell table:number-columns-repeated="16382"/>
        </table:table-row>
        <table:table-row table:style-name="ro1">
          <table:table-cell office:value-type="date" office:date-value="2014-01-09T00:00:00" table:style-name="ce5">
            <text:p>09/01/2014</text:p>
          </table:table-cell>
          <table:table-cell office:value-type="float" office:value="23436" table:style-name="ce6">
            <text:p>23,436</text:p>
          </table:table-cell>
          <table:table-cell table:number-columns-repeated="16382"/>
        </table:table-row>
        <table:table-row table:style-name="ro1">
          <table:table-cell office:value-type="date" office:date-value="2014-01-10T00:00:00" table:style-name="ce5">
            <text:p>10/01/2014</text:p>
          </table:table-cell>
          <table:table-cell office:value-type="float" office:value="24389" table:style-name="ce6">
            <text:p>24,389</text:p>
          </table:table-cell>
          <table:table-cell table:number-columns-repeated="16382"/>
        </table:table-row>
        <table:table-row table:style-name="ro1">
          <table:table-cell office:value-type="date" office:date-value="2014-01-11T00:00:00" table:style-name="ce5">
            <text:p>11/01/2014</text:p>
          </table:table-cell>
          <table:table-cell office:value-type="float" office:value="18608" table:style-name="ce6">
            <text:p>18,608</text:p>
          </table:table-cell>
          <table:table-cell table:number-columns-repeated="16382"/>
        </table:table-row>
        <table:table-row table:style-name="ro1">
          <table:table-cell office:value-type="date" office:date-value="2014-01-12T00:00:00" table:style-name="ce5">
            <text:p>12/01/2014</text:p>
          </table:table-cell>
          <table:table-cell office:value-type="float" office:value="21311" table:style-name="ce6">
            <text:p>21,311</text:p>
          </table:table-cell>
          <table:table-cell table:number-columns-repeated="16382"/>
        </table:table-row>
        <table:table-row table:style-name="ro1">
          <table:table-cell office:value-type="date" office:date-value="2014-01-13T00:00:00" table:style-name="ce5">
            <text:p>13/01/2014</text:p>
          </table:table-cell>
          <table:table-cell office:value-type="float" office:value="23450" table:style-name="ce6">
            <text:p>23,450</text:p>
          </table:table-cell>
          <table:table-cell table:number-columns-repeated="16382"/>
        </table:table-row>
        <table:table-row table:style-name="ro1">
          <table:table-cell office:value-type="date" office:date-value="2014-01-14T00:00:00" table:style-name="ce5">
            <text:p>14/01/2014</text:p>
          </table:table-cell>
          <table:table-cell office:value-type="float" office:value="22264" table:style-name="ce6">
            <text:p>22,264</text:p>
          </table:table-cell>
          <table:table-cell table:number-columns-repeated="16382"/>
        </table:table-row>
        <table:table-row table:style-name="ro1">
          <table:table-cell office:value-type="date" office:date-value="2014-01-15T00:00:00" table:style-name="ce5">
            <text:p>15/01/2014</text:p>
          </table:table-cell>
          <table:table-cell office:value-type="float" office:value="23018" table:style-name="ce6">
            <text:p>23,018</text:p>
          </table:table-cell>
          <table:table-cell table:number-columns-repeated="16382"/>
        </table:table-row>
        <table:table-row table:style-name="ro1">
          <table:table-cell office:value-type="date" office:date-value="2014-01-16T00:00:00" table:style-name="ce5">
            <text:p>16/01/2014</text:p>
          </table:table-cell>
          <table:table-cell office:value-type="float" office:value="23577" table:style-name="ce6">
            <text:p>23,577</text:p>
          </table:table-cell>
          <table:table-cell table:number-columns-repeated="16382"/>
        </table:table-row>
        <table:table-row table:style-name="ro1">
          <table:table-cell office:value-type="date" office:date-value="2014-01-17T00:00:00" table:style-name="ce5">
            <text:p>17/01/2014</text:p>
          </table:table-cell>
          <table:table-cell office:value-type="float" office:value="24425" table:style-name="ce6">
            <text:p>24,425</text:p>
          </table:table-cell>
          <table:table-cell table:number-columns-repeated="16382"/>
        </table:table-row>
        <table:table-row table:style-name="ro1">
          <table:table-cell office:value-type="date" office:date-value="2014-01-18T00:00:00" table:style-name="ce5">
            <text:p>18/01/2014</text:p>
          </table:table-cell>
          <table:table-cell office:value-type="float" office:value="18041" table:style-name="ce6">
            <text:p>18,041</text:p>
          </table:table-cell>
          <table:table-cell table:number-columns-repeated="16382"/>
        </table:table-row>
        <table:table-row table:style-name="ro1">
          <table:table-cell office:value-type="date" office:date-value="2014-01-19T00:00:00" table:style-name="ce5">
            <text:p>19/01/2014</text:p>
          </table:table-cell>
          <table:table-cell office:value-type="float" office:value="20732" table:style-name="ce6">
            <text:p>20,732</text:p>
          </table:table-cell>
          <table:table-cell table:number-columns-repeated="16382"/>
        </table:table-row>
        <table:table-row table:style-name="ro1">
          <table:table-cell office:value-type="date" office:date-value="2014-01-20T00:00:00" table:style-name="ce5">
            <text:p>20/01/2014</text:p>
          </table:table-cell>
          <table:table-cell office:value-type="float" office:value="23483" table:style-name="ce6">
            <text:p>23,483</text:p>
          </table:table-cell>
          <table:table-cell table:number-columns-repeated="16382"/>
        </table:table-row>
        <table:table-row table:style-name="ro1">
          <table:table-cell office:value-type="date" office:date-value="2014-01-21T00:00:00" table:style-name="ce5">
            <text:p>21/01/2014</text:p>
          </table:table-cell>
          <table:table-cell office:value-type="float" office:value="22424" table:style-name="ce6">
            <text:p>22,424</text:p>
          </table:table-cell>
          <table:table-cell table:number-columns-repeated="16382"/>
        </table:table-row>
        <table:table-row table:style-name="ro1">
          <table:table-cell office:value-type="date" office:date-value="2014-01-22T00:00:00" table:style-name="ce5">
            <text:p>22/01/2014</text:p>
          </table:table-cell>
          <table:table-cell office:value-type="float" office:value="23261" table:style-name="ce6">
            <text:p>23,261</text:p>
          </table:table-cell>
          <table:table-cell table:number-columns-repeated="16382"/>
        </table:table-row>
        <table:table-row table:style-name="ro1">
          <table:table-cell office:value-type="date" office:date-value="2014-01-23T00:00:00" table:style-name="ce5">
            <text:p>23/01/2014</text:p>
          </table:table-cell>
          <table:table-cell office:value-type="float" office:value="23759" table:style-name="ce6">
            <text:p>23,759</text:p>
          </table:table-cell>
          <table:table-cell table:number-columns-repeated="16382"/>
        </table:table-row>
        <table:table-row table:style-name="ro1">
          <table:table-cell office:value-type="date" office:date-value="2014-01-24T00:00:00" table:style-name="ce5">
            <text:p>24/01/2014</text:p>
          </table:table-cell>
          <table:table-cell office:value-type="float" office:value="24769" table:style-name="ce6">
            <text:p>24,769</text:p>
          </table:table-cell>
          <table:table-cell table:number-columns-repeated="16382"/>
        </table:table-row>
        <table:table-row table:style-name="ro1">
          <table:table-cell office:value-type="date" office:date-value="2014-01-25T00:00:00" table:style-name="ce5">
            <text:p>25/01/2014</text:p>
          </table:table-cell>
          <table:table-cell office:value-type="float" office:value="18647" table:style-name="ce6">
            <text:p>18,647</text:p>
          </table:table-cell>
          <table:table-cell table:number-columns-repeated="16382"/>
        </table:table-row>
        <table:table-row table:style-name="ro1">
          <table:table-cell office:value-type="date" office:date-value="2014-01-26T00:00:00" table:style-name="ce5">
            <text:p>26/01/2014</text:p>
          </table:table-cell>
          <table:table-cell office:value-type="float" office:value="20973" table:style-name="ce6">
            <text:p>20,973</text:p>
          </table:table-cell>
          <table:table-cell table:number-columns-repeated="16382"/>
        </table:table-row>
        <table:table-row table:style-name="ro1">
          <table:table-cell office:value-type="date" office:date-value="2014-01-27T00:00:00" table:style-name="ce5">
            <text:p>27/01/2014</text:p>
          </table:table-cell>
          <table:table-cell office:value-type="float" office:value="23625" table:style-name="ce6">
            <text:p>23,625</text:p>
          </table:table-cell>
          <table:table-cell table:number-columns-repeated="16382"/>
        </table:table-row>
        <table:table-row table:style-name="ro1">
          <table:table-cell office:value-type="date" office:date-value="2014-01-28T00:00:00" table:style-name="ce5">
            <text:p>28/01/2014</text:p>
          </table:table-cell>
          <table:table-cell office:value-type="float" office:value="22566" table:style-name="ce6">
            <text:p>22,566</text:p>
          </table:table-cell>
          <table:table-cell table:number-columns-repeated="16382"/>
        </table:table-row>
        <table:table-row table:style-name="ro1">
          <table:table-cell office:value-type="date" office:date-value="2014-01-29T00:00:00" table:style-name="ce5">
            <text:p>29/01/2014</text:p>
          </table:table-cell>
          <table:table-cell office:value-type="float" office:value="22916" table:style-name="ce6">
            <text:p>22,916</text:p>
          </table:table-cell>
          <table:table-cell table:number-columns-repeated="16382"/>
        </table:table-row>
        <table:table-row table:style-name="ro1">
          <table:table-cell office:value-type="date" office:date-value="2014-01-30T00:00:00" table:style-name="ce5">
            <text:p>30/01/2014</text:p>
          </table:table-cell>
          <table:table-cell office:value-type="float" office:value="23481" table:style-name="ce6">
            <text:p>23,481</text:p>
          </table:table-cell>
          <table:table-cell table:number-columns-repeated="16382"/>
        </table:table-row>
        <table:table-row table:style-name="ro1">
          <table:table-cell office:value-type="date" office:date-value="2014-01-31T00:00:00" table:style-name="ce5">
            <text:p>31/01/2014</text:p>
          </table:table-cell>
          <table:table-cell office:value-type="float" office:value="24808" table:style-name="ce6">
            <text:p>24,808</text:p>
          </table:table-cell>
          <table:table-cell table:number-columns-repeated="16382"/>
        </table:table-row>
        <table:table-row table:style-name="ro1">
          <table:table-cell office:value-type="date" office:date-value="2014-02-01T00:00:00" table:style-name="ce5">
            <text:p>01/02/2014</text:p>
          </table:table-cell>
          <table:table-cell office:value-type="float" office:value="18264" table:style-name="ce6">
            <text:p>18,264</text:p>
          </table:table-cell>
          <table:table-cell table:number-columns-repeated="16382"/>
        </table:table-row>
        <table:table-row table:style-name="ro1">
          <table:table-cell office:value-type="date" office:date-value="2014-02-02T00:00:00" table:style-name="ce5">
            <text:p>02/02/2014</text:p>
          </table:table-cell>
          <table:table-cell office:value-type="float" office:value="21116" table:style-name="ce6">
            <text:p>21,116</text:p>
          </table:table-cell>
          <table:table-cell table:number-columns-repeated="16382"/>
        </table:table-row>
        <table:table-row table:style-name="ro1">
          <table:table-cell office:value-type="date" office:date-value="2014-02-03T00:00:00" table:style-name="ce5">
            <text:p>03/02/2014</text:p>
          </table:table-cell>
          <table:table-cell office:value-type="float" office:value="23750" table:style-name="ce6">
            <text:p>23,750</text:p>
          </table:table-cell>
          <table:table-cell table:number-columns-repeated="16382"/>
        </table:table-row>
        <table:table-row table:style-name="ro1">
          <table:table-cell office:value-type="date" office:date-value="2014-02-04T00:00:00" table:style-name="ce5">
            <text:p>04/02/2014</text:p>
          </table:table-cell>
          <table:table-cell office:value-type="float" office:value="22818" table:style-name="ce6">
            <text:p>22,818</text:p>
          </table:table-cell>
          <table:table-cell table:number-columns-repeated="16382"/>
        </table:table-row>
        <table:table-row table:style-name="ro1">
          <table:table-cell office:value-type="date" office:date-value="2014-02-05T00:00:00" table:style-name="ce5">
            <text:p>05/02/2014</text:p>
          </table:table-cell>
          <table:table-cell office:value-type="float" office:value="23071" table:style-name="ce6">
            <text:p>23,071</text:p>
          </table:table-cell>
          <table:table-cell table:number-columns-repeated="16382"/>
        </table:table-row>
        <table:table-row table:style-name="ro1">
          <table:table-cell office:value-type="date" office:date-value="2014-02-06T00:00:00" table:style-name="ce5">
            <text:p>06/02/2014</text:p>
          </table:table-cell>
          <table:table-cell office:value-type="float" office:value="24469" table:style-name="ce6">
            <text:p>24,469</text:p>
          </table:table-cell>
          <table:table-cell table:number-columns-repeated="16382"/>
        </table:table-row>
        <table:table-row table:style-name="ro1">
          <table:table-cell office:value-type="date" office:date-value="2014-02-07T00:00:00" table:style-name="ce5">
            <text:p>07/02/2014</text:p>
          </table:table-cell>
          <table:table-cell office:value-type="float" office:value="25088" table:style-name="ce6">
            <text:p>25,088</text:p>
          </table:table-cell>
          <table:table-cell table:number-columns-repeated="16382"/>
        </table:table-row>
        <table:table-row table:style-name="ro1">
          <table:table-cell office:value-type="date" office:date-value="2014-02-08T00:00:00" table:style-name="ce5">
            <text:p>08/02/2014</text:p>
          </table:table-cell>
          <table:table-cell office:value-type="float" office:value="18836" table:style-name="ce6">
            <text:p>18,836</text:p>
          </table:table-cell>
          <table:table-cell table:number-columns-repeated="16382"/>
        </table:table-row>
        <table:table-row table:style-name="ro1">
          <table:table-cell office:value-type="date" office:date-value="2014-02-09T00:00:00" table:style-name="ce5">
            <text:p>09/02/2014</text:p>
          </table:table-cell>
          <table:table-cell office:value-type="float" office:value="21408" table:style-name="ce6">
            <text:p>21,408</text:p>
          </table:table-cell>
          <table:table-cell table:number-columns-repeated="16382"/>
        </table:table-row>
        <table:table-row table:style-name="ro1">
          <table:table-cell office:value-type="date" office:date-value="2014-02-10T00:00:00" table:style-name="ce5">
            <text:p>10/02/2014</text:p>
          </table:table-cell>
          <table:table-cell office:value-type="float" office:value="24084" table:style-name="ce6">
            <text:p>24,084</text:p>
          </table:table-cell>
          <table:table-cell table:number-columns-repeated="16382"/>
        </table:table-row>
        <table:table-row table:style-name="ro1">
          <table:table-cell office:value-type="date" office:date-value="2014-02-11T00:00:00" table:style-name="ce5">
            <text:p>11/02/2014</text:p>
          </table:table-cell>
          <table:table-cell office:value-type="float" office:value="22850" table:style-name="ce6">
            <text:p>22,850</text:p>
          </table:table-cell>
          <table:table-cell table:number-columns-repeated="16382"/>
        </table:table-row>
        <table:table-row table:style-name="ro1">
          <table:table-cell office:value-type="date" office:date-value="2014-02-12T00:00:00" table:style-name="ce5">
            <text:p>12/02/2014</text:p>
          </table:table-cell>
          <table:table-cell office:value-type="float" office:value="23488" table:style-name="ce6">
            <text:p>23,488</text:p>
          </table:table-cell>
          <table:table-cell table:number-columns-repeated="16382"/>
        </table:table-row>
        <table:table-row table:style-name="ro1">
          <table:table-cell office:value-type="date" office:date-value="2014-02-13T00:00:00" table:style-name="ce5">
            <text:p>13/02/2014</text:p>
          </table:table-cell>
          <table:table-cell office:value-type="float" office:value="24345" table:style-name="ce6">
            <text:p>24,345</text:p>
          </table:table-cell>
          <table:table-cell table:number-columns-repeated="16382"/>
        </table:table-row>
        <table:table-row table:style-name="ro1">
          <table:table-cell office:value-type="date" office:date-value="2014-02-14T00:00:00" table:style-name="ce5">
            <text:p>14/02/2014</text:p>
          </table:table-cell>
          <table:table-cell office:value-type="float" office:value="25241" table:style-name="ce6">
            <text:p>25,241</text:p>
          </table:table-cell>
          <table:table-cell table:number-columns-repeated="16382"/>
        </table:table-row>
        <table:table-row table:style-name="ro1">
          <table:table-cell office:value-type="date" office:date-value="2014-02-15T00:00:00" table:style-name="ce5">
            <text:p>15/02/2014</text:p>
          </table:table-cell>
          <table:table-cell office:value-type="float" office:value="19620" table:style-name="ce6">
            <text:p>19,620</text:p>
          </table:table-cell>
          <table:table-cell table:number-columns-repeated="16382"/>
        </table:table-row>
        <table:table-row table:style-name="ro1">
          <table:table-cell office:value-type="date" office:date-value="2014-02-16T00:00:00" table:style-name="ce5">
            <text:p>16/02/2014</text:p>
          </table:table-cell>
          <table:table-cell office:value-type="float" office:value="21831" table:style-name="ce6">
            <text:p>21,831</text:p>
          </table:table-cell>
          <table:table-cell table:number-columns-repeated="16382"/>
        </table:table-row>
        <table:table-row table:style-name="ro1">
          <table:table-cell office:value-type="date" office:date-value="2014-02-17T00:00:00" table:style-name="ce5">
            <text:p>17/02/2014</text:p>
          </table:table-cell>
          <table:table-cell office:value-type="float" office:value="24453" table:style-name="ce6">
            <text:p>24,453</text:p>
          </table:table-cell>
          <table:table-cell table:number-columns-repeated="16382"/>
        </table:table-row>
        <table:table-row table:style-name="ro1">
          <table:table-cell office:value-type="date" office:date-value="2014-02-18T00:00:00" table:style-name="ce5">
            <text:p>18/02/2014</text:p>
          </table:table-cell>
          <table:table-cell office:value-type="float" office:value="23594" table:style-name="ce6">
            <text:p>23,594</text:p>
          </table:table-cell>
          <table:table-cell table:number-columns-repeated="16382"/>
        </table:table-row>
        <table:table-row table:style-name="ro1">
          <table:table-cell office:value-type="date" office:date-value="2014-02-19T00:00:00" table:style-name="ce5">
            <text:p>19/02/2014</text:p>
          </table:table-cell>
          <table:table-cell office:value-type="float" office:value="23921" table:style-name="ce6">
            <text:p>23,921</text:p>
          </table:table-cell>
          <table:table-cell table:number-columns-repeated="16382"/>
        </table:table-row>
        <table:table-row table:style-name="ro1">
          <table:table-cell office:value-type="date" office:date-value="2014-02-20T00:00:00" table:style-name="ce5">
            <text:p>20/02/2014</text:p>
          </table:table-cell>
          <table:table-cell office:value-type="float" office:value="25224" table:style-name="ce6">
            <text:p>25,224</text:p>
          </table:table-cell>
          <table:table-cell table:number-columns-repeated="16382"/>
        </table:table-row>
        <table:table-row table:style-name="ro1">
          <table:table-cell office:value-type="date" office:date-value="2014-02-21T00:00:00" table:style-name="ce5">
            <text:p>21/02/2014</text:p>
          </table:table-cell>
          <table:table-cell office:value-type="float" office:value="25705" table:style-name="ce6">
            <text:p>25,705</text:p>
          </table:table-cell>
          <table:table-cell table:number-columns-repeated="16382"/>
        </table:table-row>
        <table:table-row table:style-name="ro1">
          <table:table-cell office:value-type="date" office:date-value="2014-02-22T00:00:00" table:style-name="ce5">
            <text:p>22/02/2014</text:p>
          </table:table-cell>
          <table:table-cell office:value-type="float" office:value="20062" table:style-name="ce6">
            <text:p>20,062</text:p>
          </table:table-cell>
          <table:table-cell table:number-columns-repeated="16382"/>
        </table:table-row>
        <table:table-row table:style-name="ro1">
          <table:table-cell office:value-type="date" office:date-value="2014-02-23T00:00:00" table:style-name="ce5">
            <text:p>23/02/2014</text:p>
          </table:table-cell>
          <table:table-cell office:value-type="float" office:value="22750" table:style-name="ce6">
            <text:p>22,750</text:p>
          </table:table-cell>
          <table:table-cell table:number-columns-repeated="16382"/>
        </table:table-row>
        <table:table-row table:style-name="ro1">
          <table:table-cell office:value-type="date" office:date-value="2014-02-24T00:00:00" table:style-name="ce5">
            <text:p>24/02/2014</text:p>
          </table:table-cell>
          <table:table-cell office:value-type="float" office:value="24888" table:style-name="ce6">
            <text:p>24,888</text:p>
          </table:table-cell>
          <table:table-cell table:number-columns-repeated="16382"/>
        </table:table-row>
        <table:table-row table:style-name="ro1">
          <table:table-cell office:value-type="date" office:date-value="2014-02-25T00:00:00" table:style-name="ce5">
            <text:p>25/02/2014</text:p>
          </table:table-cell>
          <table:table-cell office:value-type="float" office:value="23730" table:style-name="ce6">
            <text:p>23,730</text:p>
          </table:table-cell>
          <table:table-cell table:number-columns-repeated="16382"/>
        </table:table-row>
        <table:table-row table:style-name="ro1">
          <table:table-cell office:value-type="date" office:date-value="2014-02-26T00:00:00" table:style-name="ce5">
            <text:p>26/02/2014</text:p>
          </table:table-cell>
          <table:table-cell office:value-type="float" office:value="24510" table:style-name="ce6">
            <text:p>24,510</text:p>
          </table:table-cell>
          <table:table-cell table:number-columns-repeated="16382"/>
        </table:table-row>
        <table:table-row table:style-name="ro1">
          <table:table-cell office:value-type="date" office:date-value="2014-02-27T00:00:00" table:style-name="ce5">
            <text:p>27/02/2014</text:p>
          </table:table-cell>
          <table:table-cell office:value-type="float" office:value="25083" table:style-name="ce6">
            <text:p>25,083</text:p>
          </table:table-cell>
          <table:table-cell table:number-columns-repeated="16382"/>
        </table:table-row>
        <table:table-row table:style-name="ro1">
          <table:table-cell office:value-type="date" office:date-value="2014-02-28T00:00:00" table:style-name="ce5">
            <text:p>28/02/2014</text:p>
          </table:table-cell>
          <table:table-cell office:value-type="float" office:value="25811" table:style-name="ce6">
            <text:p>25,811</text:p>
          </table:table-cell>
          <table:table-cell table:number-columns-repeated="16382"/>
        </table:table-row>
        <table:table-row table:style-name="ro1">
          <table:table-cell office:value-type="date" office:date-value="2014-03-01T00:00:00" table:style-name="ce5">
            <text:p>01/03/2014</text:p>
          </table:table-cell>
          <table:table-cell office:value-type="float" office:value="19902" table:style-name="ce6">
            <text:p>19,902</text:p>
          </table:table-cell>
          <table:table-cell table:number-columns-repeated="16382"/>
        </table:table-row>
        <table:table-row table:style-name="ro1">
          <table:table-cell office:value-type="date" office:date-value="2014-03-02T00:00:00" table:style-name="ce5">
            <text:p>02/03/2014</text:p>
          </table:table-cell>
          <table:table-cell office:value-type="float" office:value="22360" table:style-name="ce6">
            <text:p>22,360</text:p>
          </table:table-cell>
          <table:table-cell table:number-columns-repeated="16382"/>
        </table:table-row>
        <table:table-row table:style-name="ro1">
          <table:table-cell office:value-type="date" office:date-value="2014-03-03T00:00:00" table:style-name="ce5">
            <text:p>03/03/2014</text:p>
          </table:table-cell>
          <table:table-cell office:value-type="float" office:value="24583" table:style-name="ce6">
            <text:p>24,583</text:p>
          </table:table-cell>
          <table:table-cell table:number-columns-repeated="16382"/>
        </table:table-row>
        <table:table-row table:style-name="ro1">
          <table:table-cell office:value-type="date" office:date-value="2014-03-04T00:00:00" table:style-name="ce5">
            <text:p>04/03/2014</text:p>
          </table:table-cell>
          <table:table-cell office:value-type="float" office:value="23876" table:style-name="ce6">
            <text:p>23,876</text:p>
          </table:table-cell>
          <table:table-cell table:number-columns-repeated="16382"/>
        </table:table-row>
        <table:table-row table:style-name="ro1">
          <table:table-cell office:value-type="date" office:date-value="2014-03-05T00:00:00" table:style-name="ce5">
            <text:p>05/03/2014</text:p>
          </table:table-cell>
          <table:table-cell office:value-type="float" office:value="24887" table:style-name="ce6">
            <text:p>24,887</text:p>
          </table:table-cell>
          <table:table-cell table:number-columns-repeated="16382"/>
        </table:table-row>
        <table:table-row table:style-name="ro1">
          <table:table-cell office:value-type="date" office:date-value="2014-03-06T00:00:00" table:style-name="ce5">
            <text:p>06/03/2014</text:p>
          </table:table-cell>
          <table:table-cell office:value-type="float" office:value="25674" table:style-name="ce6">
            <text:p>25,674</text:p>
          </table:table-cell>
          <table:table-cell table:number-columns-repeated="16382"/>
        </table:table-row>
        <table:table-row table:style-name="ro1">
          <table:table-cell office:value-type="date" office:date-value="2014-03-07T00:00:00" table:style-name="ce5">
            <text:p>07/03/2014</text:p>
          </table:table-cell>
          <table:table-cell office:value-type="float" office:value="26288" table:style-name="ce6">
            <text:p>26,288</text:p>
          </table:table-cell>
          <table:table-cell table:number-columns-repeated="16382"/>
        </table:table-row>
        <table:table-row table:style-name="ro1">
          <table:table-cell office:value-type="date" office:date-value="2014-03-08T00:00:00" table:style-name="ce5">
            <text:p>08/03/2014</text:p>
          </table:table-cell>
          <table:table-cell office:value-type="float" office:value="20056" table:style-name="ce6">
            <text:p>20,056</text:p>
          </table:table-cell>
          <table:table-cell table:number-columns-repeated="16382"/>
        </table:table-row>
        <table:table-row table:style-name="ro1">
          <table:table-cell office:value-type="date" office:date-value="2014-03-09T00:00:00" table:style-name="ce5">
            <text:p>09/03/2014</text:p>
          </table:table-cell>
          <table:table-cell office:value-type="float" office:value="22653" table:style-name="ce6">
            <text:p>22,653</text:p>
          </table:table-cell>
          <table:table-cell table:number-columns-repeated="16382"/>
        </table:table-row>
        <table:table-row table:style-name="ro1">
          <table:table-cell office:value-type="date" office:date-value="2014-03-10T00:00:00" table:style-name="ce5">
            <text:p>10/03/2014</text:p>
          </table:table-cell>
          <table:table-cell office:value-type="float" office:value="25655" table:style-name="ce6">
            <text:p>25,655</text:p>
          </table:table-cell>
          <table:table-cell table:number-columns-repeated="16382"/>
        </table:table-row>
        <table:table-row table:style-name="ro1">
          <table:table-cell office:value-type="date" office:date-value="2014-03-11T00:00:00" table:style-name="ce5">
            <text:p>11/03/2014</text:p>
          </table:table-cell>
          <table:table-cell office:value-type="float" office:value="24641" table:style-name="ce6">
            <text:p>24,641</text:p>
          </table:table-cell>
          <table:table-cell table:number-columns-repeated="16382"/>
        </table:table-row>
        <table:table-row table:style-name="ro1">
          <table:table-cell office:value-type="date" office:date-value="2014-03-12T00:00:00" table:style-name="ce5">
            <text:p>12/03/2014</text:p>
          </table:table-cell>
          <table:table-cell office:value-type="float" office:value="25397" table:style-name="ce6">
            <text:p>25,397</text:p>
          </table:table-cell>
          <table:table-cell table:number-columns-repeated="16382"/>
        </table:table-row>
        <table:table-row table:style-name="ro1">
          <table:table-cell office:value-type="date" office:date-value="2014-03-13T00:00:00" table:style-name="ce5">
            <text:p>13/03/2014</text:p>
          </table:table-cell>
          <table:table-cell office:value-type="float" office:value="25680" table:style-name="ce6">
            <text:p>25,680</text:p>
          </table:table-cell>
          <table:table-cell table:number-columns-repeated="16382"/>
        </table:table-row>
        <table:table-row table:style-name="ro1">
          <table:table-cell office:value-type="date" office:date-value="2014-03-14T00:00:00" table:style-name="ce5">
            <text:p>14/03/2014</text:p>
          </table:table-cell>
          <table:table-cell office:value-type="float" office:value="26554" table:style-name="ce6">
            <text:p>26,554</text:p>
          </table:table-cell>
          <table:table-cell table:number-columns-repeated="16382"/>
        </table:table-row>
        <table:table-row table:style-name="ro1">
          <table:table-cell office:value-type="date" office:date-value="2014-03-15T00:00:00" table:style-name="ce5">
            <text:p>15/03/2014</text:p>
          </table:table-cell>
          <table:table-cell office:value-type="float" office:value="19913" table:style-name="ce6">
            <text:p>19,913</text:p>
          </table:table-cell>
          <table:table-cell table:number-columns-repeated="16382"/>
        </table:table-row>
        <table:table-row table:style-name="ro1">
          <table:table-cell office:value-type="date" office:date-value="2014-03-16T00:00:00" table:style-name="ce5">
            <text:p>16/03/2014</text:p>
          </table:table-cell>
          <table:table-cell office:value-type="float" office:value="22487" table:style-name="ce6">
            <text:p>22,487</text:p>
          </table:table-cell>
          <table:table-cell table:number-columns-repeated="16382"/>
        </table:table-row>
        <table:table-row table:style-name="ro1">
          <table:table-cell office:value-type="date" office:date-value="2014-03-17T00:00:00" table:style-name="ce5">
            <text:p>17/03/2014</text:p>
          </table:table-cell>
          <table:table-cell office:value-type="float" office:value="25441" table:style-name="ce6">
            <text:p>25,441</text:p>
          </table:table-cell>
          <table:table-cell table:number-columns-repeated="16382"/>
        </table:table-row>
        <table:table-row table:style-name="ro1">
          <table:table-cell office:value-type="date" office:date-value="2014-03-18T00:00:00" table:style-name="ce5">
            <text:p>18/03/2014</text:p>
          </table:table-cell>
          <table:table-cell office:value-type="float" office:value="23938" table:style-name="ce6">
            <text:p>23,938</text:p>
          </table:table-cell>
          <table:table-cell table:number-columns-repeated="16382"/>
        </table:table-row>
        <table:table-row table:style-name="ro1">
          <table:table-cell office:value-type="date" office:date-value="2014-03-19T00:00:00" table:style-name="ce5">
            <text:p>19/03/2014</text:p>
          </table:table-cell>
          <table:table-cell office:value-type="float" office:value="25375" table:style-name="ce6">
            <text:p>25,375</text:p>
          </table:table-cell>
          <table:table-cell table:number-columns-repeated="16382"/>
        </table:table-row>
        <table:table-row table:style-name="ro1">
          <table:table-cell office:value-type="date" office:date-value="2014-03-20T00:00:00" table:style-name="ce5">
            <text:p>20/03/2014</text:p>
          </table:table-cell>
          <table:table-cell office:value-type="float" office:value="26365" table:style-name="ce6">
            <text:p>26,365</text:p>
          </table:table-cell>
          <table:table-cell table:number-columns-repeated="16382"/>
        </table:table-row>
        <table:table-row table:style-name="ro1">
          <table:table-cell office:value-type="date" office:date-value="2014-03-21T00:00:00" table:style-name="ce5">
            <text:p>21/03/2014</text:p>
          </table:table-cell>
          <table:table-cell office:value-type="float" office:value="26888" table:style-name="ce6">
            <text:p>26,888</text:p>
          </table:table-cell>
          <table:table-cell table:number-columns-repeated="16382"/>
        </table:table-row>
        <table:table-row table:style-name="ro1">
          <table:table-cell office:value-type="date" office:date-value="2014-03-22T00:00:00" table:style-name="ce5">
            <text:p>22/03/2014</text:p>
          </table:table-cell>
          <table:table-cell office:value-type="float" office:value="19933" table:style-name="ce6">
            <text:p>19,933</text:p>
          </table:table-cell>
          <table:table-cell table:number-columns-repeated="16382"/>
        </table:table-row>
        <table:table-row table:style-name="ro1">
          <table:table-cell office:value-type="date" office:date-value="2014-03-23T00:00:00" table:style-name="ce5">
            <text:p>23/03/2014</text:p>
          </table:table-cell>
          <table:table-cell office:value-type="float" office:value="22404" table:style-name="ce6">
            <text:p>22,404</text:p>
          </table:table-cell>
          <table:table-cell table:number-columns-repeated="16382"/>
        </table:table-row>
        <table:table-row table:style-name="ro1">
          <table:table-cell office:value-type="date" office:date-value="2014-03-24T00:00:00" table:style-name="ce5">
            <text:p>24/03/2014</text:p>
          </table:table-cell>
          <table:table-cell office:value-type="float" office:value="25432" table:style-name="ce6">
            <text:p>25,432</text:p>
          </table:table-cell>
          <table:table-cell table:number-columns-repeated="16382"/>
        </table:table-row>
        <table:table-row table:style-name="ro1">
          <table:table-cell office:value-type="date" office:date-value="2014-03-25T00:00:00" table:style-name="ce5">
            <text:p>25/03/2014</text:p>
          </table:table-cell>
          <table:table-cell office:value-type="float" office:value="24591" table:style-name="ce6">
            <text:p>24,591</text:p>
          </table:table-cell>
          <table:table-cell table:number-columns-repeated="16382"/>
        </table:table-row>
        <table:table-row table:style-name="ro1">
          <table:table-cell office:value-type="date" office:date-value="2014-03-26T00:00:00" table:style-name="ce5">
            <text:p>26/03/2014</text:p>
          </table:table-cell>
          <table:table-cell office:value-type="float" office:value="25488" table:style-name="ce6">
            <text:p>25,488</text:p>
          </table:table-cell>
          <table:table-cell table:number-columns-repeated="16382"/>
        </table:table-row>
        <table:table-row table:style-name="ro1">
          <table:table-cell office:value-type="date" office:date-value="2014-03-27T00:00:00" table:style-name="ce5">
            <text:p>27/03/2014</text:p>
          </table:table-cell>
          <table:table-cell office:value-type="float" office:value="25656" table:style-name="ce6">
            <text:p>25,656</text:p>
          </table:table-cell>
          <table:table-cell table:number-columns-repeated="16382"/>
        </table:table-row>
        <table:table-row table:style-name="ro1">
          <table:table-cell office:value-type="date" office:date-value="2014-03-28T00:00:00" table:style-name="ce5">
            <text:p>28/03/2014</text:p>
          </table:table-cell>
          <table:table-cell office:value-type="float" office:value="26909" table:style-name="ce6">
            <text:p>26,909</text:p>
          </table:table-cell>
          <table:table-cell table:number-columns-repeated="16382"/>
        </table:table-row>
        <table:table-row table:style-name="ro1">
          <table:table-cell office:value-type="date" office:date-value="2014-03-29T00:00:00" table:style-name="ce5">
            <text:p>29/03/2014</text:p>
          </table:table-cell>
          <table:table-cell office:value-type="float" office:value="20107" table:style-name="ce6">
            <text:p>20,107</text:p>
          </table:table-cell>
          <table:table-cell table:number-columns-repeated="16382"/>
        </table:table-row>
        <table:table-row table:style-name="ro1">
          <table:table-cell office:value-type="date" office:date-value="2014-03-30T00:00:00" table:style-name="ce5">
            <text:p>30/03/2014</text:p>
          </table:table-cell>
          <table:table-cell office:value-type="float" office:value="23722" table:style-name="ce6">
            <text:p>23,722</text:p>
          </table:table-cell>
          <table:table-cell table:number-columns-repeated="16382"/>
        </table:table-row>
        <table:table-row table:style-name="ro1">
          <table:table-cell office:value-type="date" office:date-value="2014-03-31T00:00:00" table:style-name="ce5">
            <text:p>31/03/2014</text:p>
          </table:table-cell>
          <table:table-cell office:value-type="float" office:value="26968" table:style-name="ce6">
            <text:p>26,968</text:p>
          </table:table-cell>
          <table:table-cell table:number-columns-repeated="16382"/>
        </table:table-row>
        <table:table-row table:style-name="ro1">
          <table:table-cell office:value-type="date" office:date-value="2014-04-01T00:00:00" table:style-name="ce5">
            <text:p>01/04/2014</text:p>
          </table:table-cell>
          <table:table-cell office:value-type="float" office:value="26994" table:style-name="ce6">
            <text:p>26,994</text:p>
          </table:table-cell>
          <table:table-cell table:number-columns-repeated="16382"/>
        </table:table-row>
        <table:table-row table:style-name="ro1">
          <table:table-cell office:value-type="date" office:date-value="2014-04-02T00:00:00" table:style-name="ce5">
            <text:p>02/04/2014</text:p>
          </table:table-cell>
          <table:table-cell office:value-type="float" office:value="26544" table:style-name="ce6">
            <text:p>26,544</text:p>
          </table:table-cell>
          <table:table-cell table:number-columns-repeated="16382"/>
        </table:table-row>
        <table:table-row table:style-name="ro1">
          <table:table-cell office:value-type="date" office:date-value="2014-04-03T00:00:00" table:style-name="ce5">
            <text:p>03/04/2014</text:p>
          </table:table-cell>
          <table:table-cell office:value-type="float" office:value="26951" table:style-name="ce6">
            <text:p>26,951</text:p>
          </table:table-cell>
          <table:table-cell table:number-columns-repeated="16382"/>
        </table:table-row>
        <table:table-row table:style-name="ro1">
          <table:table-cell office:value-type="date" office:date-value="2014-04-04T00:00:00" table:style-name="ce5">
            <text:p>04/04/2014</text:p>
          </table:table-cell>
          <table:table-cell office:value-type="float" office:value="27344" table:style-name="ce6">
            <text:p>27,344</text:p>
          </table:table-cell>
          <table:table-cell table:number-columns-repeated="16382"/>
        </table:table-row>
        <table:table-row table:style-name="ro1">
          <table:table-cell office:value-type="date" office:date-value="2014-04-05T00:00:00" table:style-name="ce5">
            <text:p>05/04/2014</text:p>
          </table:table-cell>
          <table:table-cell office:value-type="float" office:value="22033" table:style-name="ce6">
            <text:p>22,033</text:p>
          </table:table-cell>
          <table:table-cell table:number-columns-repeated="16382"/>
        </table:table-row>
        <table:table-row table:style-name="ro1">
          <table:table-cell office:value-type="date" office:date-value="2014-04-06T00:00:00" table:style-name="ce5">
            <text:p>06/04/2014</text:p>
          </table:table-cell>
          <table:table-cell office:value-type="float" office:value="24481" table:style-name="ce6">
            <text:p>24,481</text:p>
          </table:table-cell>
          <table:table-cell table:number-columns-repeated="16382"/>
        </table:table-row>
        <table:table-row table:style-name="ro1">
          <table:table-cell office:value-type="date" office:date-value="2014-04-07T00:00:00" table:style-name="ce5">
            <text:p>07/04/2014</text:p>
          </table:table-cell>
          <table:table-cell office:value-type="float" office:value="27572" table:style-name="ce6">
            <text:p>27,572</text:p>
          </table:table-cell>
          <table:table-cell table:number-columns-repeated="16382"/>
        </table:table-row>
        <table:table-row table:style-name="ro1">
          <table:table-cell office:value-type="date" office:date-value="2014-04-08T00:00:00" table:style-name="ce5">
            <text:p>08/04/2014</text:p>
          </table:table-cell>
          <table:table-cell office:value-type="float" office:value="27034" table:style-name="ce6">
            <text:p>27,034</text:p>
          </table:table-cell>
          <table:table-cell table:number-columns-repeated="16382"/>
        </table:table-row>
        <table:table-row table:style-name="ro1">
          <table:table-cell office:value-type="date" office:date-value="2014-04-09T00:00:00" table:style-name="ce5">
            <text:p>09/04/2014</text:p>
          </table:table-cell>
          <table:table-cell office:value-type="float" office:value="27862" table:style-name="ce6">
            <text:p>27,862</text:p>
          </table:table-cell>
          <table:table-cell table:number-columns-repeated="16382"/>
        </table:table-row>
        <table:table-row table:style-name="ro1">
          <table:table-cell office:value-type="date" office:date-value="2014-04-10T00:00:00" table:style-name="ce5">
            <text:p>10/04/2014</text:p>
          </table:table-cell>
          <table:table-cell office:value-type="float" office:value="28683" table:style-name="ce6">
            <text:p>28,683</text:p>
          </table:table-cell>
          <table:table-cell table:number-columns-repeated="16382"/>
        </table:table-row>
        <table:table-row table:style-name="ro1">
          <table:table-cell office:value-type="date" office:date-value="2014-04-11T00:00:00" table:style-name="ce5">
            <text:p>11/04/2014</text:p>
          </table:table-cell>
          <table:table-cell office:value-type="float" office:value="29333" table:style-name="ce6">
            <text:p>29,333</text:p>
          </table:table-cell>
          <table:table-cell table:number-columns-repeated="16382"/>
        </table:table-row>
        <table:table-row table:style-name="ro1">
          <table:table-cell office:value-type="date" office:date-value="2014-04-12T00:00:00" table:style-name="ce5">
            <text:p>12/04/2014</text:p>
          </table:table-cell>
          <table:table-cell office:value-type="float" office:value="23276" table:style-name="ce6">
            <text:p>23,276</text:p>
          </table:table-cell>
          <table:table-cell table:number-columns-repeated="16382"/>
        </table:table-row>
        <table:table-row table:style-name="ro1">
          <table:table-cell office:value-type="date" office:date-value="2014-04-13T00:00:00" table:style-name="ce5">
            <text:p>13/04/2014</text:p>
          </table:table-cell>
          <table:table-cell office:value-type="float" office:value="24967" table:style-name="ce6">
            <text:p>24,967</text:p>
          </table:table-cell>
          <table:table-cell table:number-columns-repeated="16382"/>
        </table:table-row>
        <table:table-row table:style-name="ro1">
          <table:table-cell office:value-type="date" office:date-value="2014-04-14T00:00:00" table:style-name="ce5">
            <text:p>14/04/2014</text:p>
          </table:table-cell>
          <table:table-cell office:value-type="float" office:value="27025" table:style-name="ce6">
            <text:p>27,025</text:p>
          </table:table-cell>
          <table:table-cell table:number-columns-repeated="16382"/>
        </table:table-row>
        <table:table-row table:style-name="ro1">
          <table:table-cell office:value-type="date" office:date-value="2014-04-15T00:00:00" table:style-name="ce5">
            <text:p>15/04/2014</text:p>
          </table:table-cell>
          <table:table-cell office:value-type="float" office:value="26403" table:style-name="ce6">
            <text:p>26,403</text:p>
          </table:table-cell>
          <table:table-cell table:number-columns-repeated="16382"/>
        </table:table-row>
        <table:table-row table:style-name="ro1">
          <table:table-cell office:value-type="date" office:date-value="2014-04-16T00:00:00" table:style-name="ce5">
            <text:p>16/04/2014</text:p>
          </table:table-cell>
          <table:table-cell office:value-type="float" office:value="27463" table:style-name="ce6">
            <text:p>27,463</text:p>
          </table:table-cell>
          <table:table-cell table:number-columns-repeated="16382"/>
        </table:table-row>
        <table:table-row table:style-name="ro1">
          <table:table-cell office:value-type="date" office:date-value="2014-04-17T00:00:00" table:style-name="ce5">
            <text:p>17/04/2014</text:p>
          </table:table-cell>
          <table:table-cell office:value-type="float" office:value="27462" table:style-name="ce6">
            <text:p>27,462</text:p>
          </table:table-cell>
          <table:table-cell table:number-columns-repeated="16382"/>
        </table:table-row>
        <table:table-row table:style-name="ro1">
          <table:table-cell office:value-type="date" office:date-value="2014-04-18T00:00:00" table:style-name="ce5">
            <text:p>18/04/2014</text:p>
          </table:table-cell>
          <table:table-cell office:value-type="float" office:value="25028" table:style-name="ce6">
            <text:p>25,028</text:p>
          </table:table-cell>
          <table:table-cell table:number-columns-repeated="16382"/>
        </table:table-row>
        <table:table-row table:style-name="ro1">
          <table:table-cell office:value-type="date" office:date-value="2014-04-19T00:00:00" table:style-name="ce5">
            <text:p>19/04/2014</text:p>
          </table:table-cell>
          <table:table-cell office:value-type="float" office:value="21982" table:style-name="ce6">
            <text:p>21,982</text:p>
          </table:table-cell>
          <table:table-cell table:number-columns-repeated="16382"/>
        </table:table-row>
        <table:table-row table:style-name="ro1">
          <table:table-cell office:value-type="date" office:date-value="2014-04-20T00:00:00" table:style-name="ce5">
            <text:p>20/04/2014</text:p>
          </table:table-cell>
          <table:table-cell office:value-type="float" office:value="22738" table:style-name="ce6">
            <text:p>22,738</text:p>
          </table:table-cell>
          <table:table-cell table:number-columns-repeated="16382"/>
        </table:table-row>
        <table:table-row table:style-name="ro1">
          <table:table-cell office:value-type="date" office:date-value="2014-04-21T00:00:00" table:style-name="ce5">
            <text:p>21/04/2014</text:p>
          </table:table-cell>
          <table:table-cell office:value-type="float" office:value="24923" table:style-name="ce6">
            <text:p>24,923</text:p>
          </table:table-cell>
          <table:table-cell table:number-columns-repeated="16382"/>
        </table:table-row>
        <table:table-row table:style-name="ro1">
          <table:table-cell office:value-type="date" office:date-value="2014-04-22T00:00:00" table:style-name="ce5">
            <text:p>22/04/2014</text:p>
          </table:table-cell>
          <table:table-cell office:value-type="float" office:value="27595" table:style-name="ce6">
            <text:p>27,595</text:p>
          </table:table-cell>
          <table:table-cell table:number-columns-repeated="16382"/>
        </table:table-row>
        <table:table-row table:style-name="ro1">
          <table:table-cell office:value-type="date" office:date-value="2014-04-23T00:00:00" table:style-name="ce5">
            <text:p>23/04/2014</text:p>
          </table:table-cell>
          <table:table-cell office:value-type="float" office:value="27766" table:style-name="ce6">
            <text:p>27,766</text:p>
          </table:table-cell>
          <table:table-cell table:number-columns-repeated="16382"/>
        </table:table-row>
        <table:table-row table:style-name="ro1">
          <table:table-cell office:value-type="date" office:date-value="2014-04-24T00:00:00" table:style-name="ce5">
            <text:p>24/04/2014</text:p>
          </table:table-cell>
          <table:table-cell office:value-type="float" office:value="28515" table:style-name="ce6">
            <text:p>28,515</text:p>
          </table:table-cell>
          <table:table-cell table:number-columns-repeated="16382"/>
        </table:table-row>
        <table:table-row table:style-name="ro1">
          <table:table-cell office:value-type="date" office:date-value="2014-04-25T00:00:00" table:style-name="ce5">
            <text:p>25/04/2014</text:p>
          </table:table-cell>
          <table:table-cell office:value-type="float" office:value="28815" table:style-name="ce6">
            <text:p>28,815</text:p>
          </table:table-cell>
          <table:table-cell table:number-columns-repeated="16382"/>
        </table:table-row>
        <table:table-row table:style-name="ro1">
          <table:table-cell office:value-type="date" office:date-value="2014-04-26T00:00:00" table:style-name="ce5">
            <text:p>26/04/2014</text:p>
          </table:table-cell>
          <table:table-cell office:value-type="float" office:value="23893" table:style-name="ce6">
            <text:p>23,893</text:p>
          </table:table-cell>
          <table:table-cell table:number-columns-repeated="16382"/>
        </table:table-row>
        <table:table-row table:style-name="ro1">
          <table:table-cell office:value-type="date" office:date-value="2014-04-27T00:00:00" table:style-name="ce5">
            <text:p>27/04/2014</text:p>
          </table:table-cell>
          <table:table-cell office:value-type="float" office:value="26100" table:style-name="ce6">
            <text:p>26,100</text:p>
          </table:table-cell>
          <table:table-cell table:number-columns-repeated="16382"/>
        </table:table-row>
        <table:table-row table:style-name="ro1">
          <table:table-cell office:value-type="date" office:date-value="2014-04-28T00:00:00" table:style-name="ce5">
            <text:p>28/04/2014</text:p>
          </table:table-cell>
          <table:table-cell office:value-type="float" office:value="28407" table:style-name="ce6">
            <text:p>28,407</text:p>
          </table:table-cell>
          <table:table-cell table:number-columns-repeated="16382"/>
        </table:table-row>
        <table:table-row table:style-name="ro1">
          <table:table-cell office:value-type="date" office:date-value="2014-04-29T00:00:00" table:style-name="ce5">
            <text:p>29/04/2014</text:p>
          </table:table-cell>
          <table:table-cell office:value-type="float" office:value="28134" table:style-name="ce6">
            <text:p>28,134</text:p>
          </table:table-cell>
          <table:table-cell table:number-columns-repeated="16382"/>
        </table:table-row>
        <table:table-row table:style-name="ro1">
          <table:table-cell office:value-type="date" office:date-value="2014-04-30T00:00:00" table:style-name="ce5">
            <text:p>30/04/2014</text:p>
          </table:table-cell>
          <table:table-cell office:value-type="float" office:value="28987" table:style-name="ce6">
            <text:p>28,987</text:p>
          </table:table-cell>
          <table:table-cell table:number-columns-repeated="16382"/>
        </table:table-row>
        <table:table-row table:style-name="ro1">
          <table:table-cell office:value-type="date" office:date-value="2014-05-01T00:00:00" table:style-name="ce5">
            <text:p>01/05/2014</text:p>
          </table:table-cell>
          <table:table-cell office:value-type="float" office:value="26100" table:style-name="ce6">
            <text:p>26,100</text:p>
          </table:table-cell>
          <table:table-cell table:number-columns-repeated="16382"/>
        </table:table-row>
        <table:table-row table:style-name="ro1">
          <table:table-cell office:value-type="date" office:date-value="2014-05-02T00:00:00" table:style-name="ce5">
            <text:p>02/05/2014</text:p>
          </table:table-cell>
          <table:table-cell office:value-type="float" office:value="26849" table:style-name="ce6">
            <text:p>26,849</text:p>
          </table:table-cell>
          <table:table-cell table:number-columns-repeated="16382"/>
        </table:table-row>
        <table:table-row table:style-name="ro1">
          <table:table-cell office:value-type="date" office:date-value="2014-05-03T00:00:00" table:style-name="ce5">
            <text:p>03/05/2014</text:p>
          </table:table-cell>
          <table:table-cell office:value-type="float" office:value="23375" table:style-name="ce6">
            <text:p>23,375</text:p>
          </table:table-cell>
          <table:table-cell table:number-columns-repeated="16382"/>
        </table:table-row>
        <table:table-row table:style-name="ro1">
          <table:table-cell office:value-type="date" office:date-value="2014-05-04T00:00:00" table:style-name="ce5">
            <text:p>04/05/2014</text:p>
          </table:table-cell>
          <table:table-cell office:value-type="float" office:value="26627" table:style-name="ce6">
            <text:p>26,627</text:p>
          </table:table-cell>
          <table:table-cell table:number-columns-repeated="16382"/>
        </table:table-row>
        <table:table-row table:style-name="ro1">
          <table:table-cell office:value-type="date" office:date-value="2014-05-05T00:00:00" table:style-name="ce5">
            <text:p>05/05/2014</text:p>
          </table:table-cell>
          <table:table-cell office:value-type="float" office:value="28732" table:style-name="ce6">
            <text:p>28,732</text:p>
          </table:table-cell>
          <table:table-cell table:number-columns-repeated="16382"/>
        </table:table-row>
        <table:table-row table:style-name="ro1">
          <table:table-cell office:value-type="date" office:date-value="2014-05-06T00:00:00" table:style-name="ce5">
            <text:p>06/05/2014</text:p>
          </table:table-cell>
          <table:table-cell office:value-type="float" office:value="28478" table:style-name="ce6">
            <text:p>28,478</text:p>
          </table:table-cell>
          <table:table-cell table:number-columns-repeated="16382"/>
        </table:table-row>
        <table:table-row table:style-name="ro1">
          <table:table-cell office:value-type="date" office:date-value="2014-05-07T00:00:00" table:style-name="ce5">
            <text:p>07/05/2014</text:p>
          </table:table-cell>
          <table:table-cell office:value-type="float" office:value="28945" table:style-name="ce6">
            <text:p>28,945</text:p>
          </table:table-cell>
          <table:table-cell table:number-columns-repeated="16382"/>
        </table:table-row>
        <table:table-row table:style-name="ro1">
          <table:table-cell office:value-type="date" office:date-value="2014-05-08T00:00:00" table:style-name="ce5">
            <text:p>08/05/2014</text:p>
          </table:table-cell>
          <table:table-cell office:value-type="float" office:value="29325" table:style-name="ce6">
            <text:p>29,325</text:p>
          </table:table-cell>
          <table:table-cell table:number-columns-repeated="16382"/>
        </table:table-row>
        <table:table-row table:style-name="ro1">
          <table:table-cell office:value-type="date" office:date-value="2014-05-09T00:00:00" table:style-name="ce5">
            <text:p>09/05/2014</text:p>
          </table:table-cell>
          <table:table-cell office:value-type="float" office:value="29419" table:style-name="ce6">
            <text:p>29,419</text:p>
          </table:table-cell>
          <table:table-cell table:number-columns-repeated="16382"/>
        </table:table-row>
        <table:table-row table:style-name="ro1">
          <table:table-cell office:value-type="date" office:date-value="2014-05-10T00:00:00" table:style-name="ce5">
            <text:p>10/05/2014</text:p>
          </table:table-cell>
          <table:table-cell office:value-type="float" office:value="24299" table:style-name="ce6">
            <text:p>24,299</text:p>
          </table:table-cell>
          <table:table-cell table:number-columns-repeated="16382"/>
        </table:table-row>
        <table:table-row table:style-name="ro1">
          <table:table-cell office:value-type="date" office:date-value="2014-05-11T00:00:00" table:style-name="ce5">
            <text:p>11/05/2014</text:p>
          </table:table-cell>
          <table:table-cell office:value-type="float" office:value="26777" table:style-name="ce6">
            <text:p>26,777</text:p>
          </table:table-cell>
          <table:table-cell table:number-columns-repeated="16382"/>
        </table:table-row>
        <table:table-row table:style-name="ro1">
          <table:table-cell office:value-type="date" office:date-value="2014-05-12T00:00:00" table:style-name="ce5">
            <text:p>12/05/2014</text:p>
          </table:table-cell>
          <table:table-cell office:value-type="float" office:value="29447" table:style-name="ce6">
            <text:p>29,447</text:p>
          </table:table-cell>
          <table:table-cell table:number-columns-repeated="16382"/>
        </table:table-row>
        <table:table-row table:style-name="ro1">
          <table:table-cell office:value-type="date" office:date-value="2014-05-13T00:00:00" table:style-name="ce5">
            <text:p>13/05/2014</text:p>
          </table:table-cell>
          <table:table-cell office:value-type="float" office:value="28586" table:style-name="ce6">
            <text:p>28,586</text:p>
          </table:table-cell>
          <table:table-cell table:number-columns-repeated="16382"/>
        </table:table-row>
        <table:table-row table:style-name="ro1">
          <table:table-cell office:value-type="date" office:date-value="2014-05-14T00:00:00" table:style-name="ce5">
            <text:p>14/05/2014</text:p>
          </table:table-cell>
          <table:table-cell office:value-type="float" office:value="29506" table:style-name="ce6">
            <text:p>29,506</text:p>
          </table:table-cell>
          <table:table-cell table:number-columns-repeated="16382"/>
        </table:table-row>
        <table:table-row table:style-name="ro1">
          <table:table-cell office:value-type="date" office:date-value="2014-05-15T00:00:00" table:style-name="ce5">
            <text:p>15/05/2014</text:p>
          </table:table-cell>
          <table:table-cell office:value-type="float" office:value="29796" table:style-name="ce6">
            <text:p>29,796</text:p>
          </table:table-cell>
          <table:table-cell table:number-columns-repeated="16382"/>
        </table:table-row>
        <table:table-row table:style-name="ro1">
          <table:table-cell office:value-type="date" office:date-value="2014-05-16T00:00:00" table:style-name="ce5">
            <text:p>16/05/2014</text:p>
          </table:table-cell>
          <table:table-cell office:value-type="float" office:value="30452" table:style-name="ce6">
            <text:p>30,452</text:p>
          </table:table-cell>
          <table:table-cell table:number-columns-repeated="16382"/>
        </table:table-row>
        <table:table-row table:style-name="ro1">
          <table:table-cell office:value-type="date" office:date-value="2014-05-17T00:00:00" table:style-name="ce5">
            <text:p>17/05/2014</text:p>
          </table:table-cell>
          <table:table-cell office:value-type="float" office:value="24637" table:style-name="ce6">
            <text:p>24,637</text:p>
          </table:table-cell>
          <table:table-cell table:number-columns-repeated="16382"/>
        </table:table-row>
        <table:table-row table:style-name="ro1">
          <table:table-cell office:value-type="date" office:date-value="2014-05-18T00:00:00" table:style-name="ce5">
            <text:p>18/05/2014</text:p>
          </table:table-cell>
          <table:table-cell office:value-type="float" office:value="26941" table:style-name="ce6">
            <text:p>26,941</text:p>
          </table:table-cell>
          <table:table-cell table:number-columns-repeated="16382"/>
        </table:table-row>
        <table:table-row table:style-name="ro1">
          <table:table-cell office:value-type="date" office:date-value="2014-05-19T00:00:00" table:style-name="ce5">
            <text:p>19/05/2014</text:p>
          </table:table-cell>
          <table:table-cell office:value-type="float" office:value="29783" table:style-name="ce6">
            <text:p>29,783</text:p>
          </table:table-cell>
          <table:table-cell table:number-columns-repeated="16382"/>
        </table:table-row>
        <table:table-row table:style-name="ro1">
          <table:table-cell office:value-type="date" office:date-value="2014-05-20T00:00:00" table:style-name="ce5">
            <text:p>20/05/2014</text:p>
          </table:table-cell>
          <table:table-cell office:value-type="float" office:value="29328" table:style-name="ce6">
            <text:p>29,328</text:p>
          </table:table-cell>
          <table:table-cell table:number-columns-repeated="16382"/>
        </table:table-row>
        <table:table-row table:style-name="ro1">
          <table:table-cell office:value-type="date" office:date-value="2014-05-21T00:00:00" table:style-name="ce5">
            <text:p>21/05/2014</text:p>
          </table:table-cell>
          <table:table-cell office:value-type="float" office:value="29626" table:style-name="ce6">
            <text:p>29,626</text:p>
          </table:table-cell>
          <table:table-cell table:number-columns-repeated="16382"/>
        </table:table-row>
        <table:table-row table:style-name="ro1">
          <table:table-cell office:value-type="date" office:date-value="2014-05-22T00:00:00" table:style-name="ce5">
            <text:p>22/05/2014</text:p>
          </table:table-cell>
          <table:table-cell office:value-type="float" office:value="30563" table:style-name="ce6">
            <text:p>30,563</text:p>
          </table:table-cell>
          <table:table-cell table:number-columns-repeated="16382"/>
        </table:table-row>
        <table:table-row table:style-name="ro1">
          <table:table-cell office:value-type="date" office:date-value="2014-05-23T00:00:00" table:style-name="ce5">
            <text:p>23/05/2014</text:p>
          </table:table-cell>
          <table:table-cell office:value-type="float" office:value="31584" table:style-name="ce6">
            <text:p>31,584</text:p>
          </table:table-cell>
          <table:table-cell table:number-columns-repeated="16382"/>
        </table:table-row>
        <table:table-row table:style-name="ro1">
          <table:table-cell office:value-type="date" office:date-value="2014-05-24T00:00:00" table:style-name="ce5">
            <text:p>24/05/2014</text:p>
          </table:table-cell>
          <table:table-cell office:value-type="float" office:value="25649" table:style-name="ce6">
            <text:p>25,649</text:p>
          </table:table-cell>
          <table:table-cell table:number-columns-repeated="16382"/>
        </table:table-row>
        <table:table-row table:style-name="ro1">
          <table:table-cell office:value-type="date" office:date-value="2014-05-25T00:00:00" table:style-name="ce5">
            <text:p>25/05/2014</text:p>
          </table:table-cell>
          <table:table-cell office:value-type="float" office:value="27652" table:style-name="ce6">
            <text:p>27,652</text:p>
          </table:table-cell>
          <table:table-cell table:number-columns-repeated="16382"/>
        </table:table-row>
        <table:table-row table:style-name="ro1">
          <table:table-cell office:value-type="date" office:date-value="2014-05-26T00:00:00" table:style-name="ce5">
            <text:p>26/05/2014</text:p>
          </table:table-cell>
          <table:table-cell office:value-type="float" office:value="29777" table:style-name="ce6">
            <text:p>29,777</text:p>
          </table:table-cell>
          <table:table-cell table:number-columns-repeated="16382"/>
        </table:table-row>
        <table:table-row table:style-name="ro1">
          <table:table-cell office:value-type="date" office:date-value="2014-05-27T00:00:00" table:style-name="ce5">
            <text:p>27/05/2014</text:p>
          </table:table-cell>
          <table:table-cell office:value-type="float" office:value="29659" table:style-name="ce6">
            <text:p>29,659</text:p>
          </table:table-cell>
          <table:table-cell table:number-columns-repeated="16382"/>
        </table:table-row>
        <table:table-row table:style-name="ro1">
          <table:table-cell office:value-type="date" office:date-value="2014-05-28T00:00:00" table:style-name="ce5">
            <text:p>28/05/2014</text:p>
          </table:table-cell>
          <table:table-cell office:value-type="float" office:value="30380" table:style-name="ce6">
            <text:p>30,380</text:p>
          </table:table-cell>
          <table:table-cell table:number-columns-repeated="16382"/>
        </table:table-row>
        <table:table-row table:style-name="ro1">
          <table:table-cell office:value-type="date" office:date-value="2014-05-29T00:00:00" table:style-name="ce5">
            <text:p>29/05/2014</text:p>
          </table:table-cell>
          <table:table-cell office:value-type="float" office:value="27973" table:style-name="ce6">
            <text:p>27,973</text:p>
          </table:table-cell>
          <table:table-cell table:number-columns-repeated="16382"/>
        </table:table-row>
        <table:table-row table:style-name="ro1">
          <table:table-cell office:value-type="date" office:date-value="2014-05-30T00:00:00" table:style-name="ce5">
            <text:p>30/05/2014</text:p>
          </table:table-cell>
          <table:table-cell office:value-type="float" office:value="28438" table:style-name="ce6">
            <text:p>28,438</text:p>
          </table:table-cell>
          <table:table-cell table:number-columns-repeated="16382"/>
        </table:table-row>
        <table:table-row table:style-name="ro1">
          <table:table-cell office:value-type="date" office:date-value="2014-05-31T00:00:00" table:style-name="ce5">
            <text:p>31/05/2014</text:p>
          </table:table-cell>
          <table:table-cell office:value-type="float" office:value="25712" table:style-name="ce6">
            <text:p>25,712</text:p>
          </table:table-cell>
          <table:table-cell table:number-columns-repeated="16382"/>
        </table:table-row>
        <table:table-row table:style-name="ro1">
          <table:table-cell office:value-type="date" office:date-value="2014-06-01T00:00:00" table:style-name="ce5">
            <text:p>01/06/2014</text:p>
          </table:table-cell>
          <table:table-cell office:value-type="float" office:value="28773" table:style-name="ce6">
            <text:p>28,773</text:p>
          </table:table-cell>
          <table:table-cell table:number-columns-repeated="16382"/>
        </table:table-row>
        <table:table-row table:style-name="ro1">
          <table:table-cell office:value-type="date" office:date-value="2014-06-02T00:00:00" table:style-name="ce5">
            <text:p>02/06/2014</text:p>
          </table:table-cell>
          <table:table-cell office:value-type="float" office:value="30950" table:style-name="ce6">
            <text:p>30,950</text:p>
          </table:table-cell>
          <table:table-cell table:number-columns-repeated="16382"/>
        </table:table-row>
        <table:table-row table:style-name="ro1">
          <table:table-cell office:value-type="date" office:date-value="2014-06-03T00:00:00" table:style-name="ce5">
            <text:p>03/06/2014</text:p>
          </table:table-cell>
          <table:table-cell office:value-type="float" office:value="30365" table:style-name="ce6">
            <text:p>30,365</text:p>
          </table:table-cell>
          <table:table-cell table:number-columns-repeated="16382"/>
        </table:table-row>
        <table:table-row table:style-name="ro1">
          <table:table-cell office:value-type="date" office:date-value="2014-06-04T00:00:00" table:style-name="ce5">
            <text:p>04/06/2014</text:p>
          </table:table-cell>
          <table:table-cell office:value-type="float" office:value="30591" table:style-name="ce6">
            <text:p>30,591</text:p>
          </table:table-cell>
          <table:table-cell table:number-columns-repeated="16382"/>
        </table:table-row>
        <table:table-row table:style-name="ro1">
          <table:table-cell office:value-type="date" office:date-value="2014-06-05T00:00:00" table:style-name="ce5">
            <text:p>05/06/2014</text:p>
          </table:table-cell>
          <table:table-cell office:value-type="float" office:value="31463" table:style-name="ce6">
            <text:p>31,463</text:p>
          </table:table-cell>
          <table:table-cell table:number-columns-repeated="16382"/>
        </table:table-row>
        <table:table-row table:style-name="ro1">
          <table:table-cell office:value-type="date" office:date-value="2014-06-06T00:00:00" table:style-name="ce5">
            <text:p>06/06/2014</text:p>
          </table:table-cell>
          <table:table-cell office:value-type="float" office:value="32141" table:style-name="ce6">
            <text:p>32,141</text:p>
          </table:table-cell>
          <table:table-cell table:number-columns-repeated="16382"/>
        </table:table-row>
        <table:table-row table:style-name="ro1">
          <table:table-cell office:value-type="date" office:date-value="2014-06-07T00:00:00" table:style-name="ce5">
            <text:p>07/06/2014</text:p>
          </table:table-cell>
          <table:table-cell office:value-type="float" office:value="26623" table:style-name="ce6">
            <text:p>26,623</text:p>
          </table:table-cell>
          <table:table-cell table:number-columns-repeated="16382"/>
        </table:table-row>
        <table:table-row table:style-name="ro1">
          <table:table-cell office:value-type="date" office:date-value="2014-06-08T00:00:00" table:style-name="ce5">
            <text:p>08/06/2014</text:p>
          </table:table-cell>
          <table:table-cell office:value-type="float" office:value="27377" table:style-name="ce6">
            <text:p>27,377</text:p>
          </table:table-cell>
          <table:table-cell table:number-columns-repeated="16382"/>
        </table:table-row>
        <table:table-row table:style-name="ro1">
          <table:table-cell office:value-type="date" office:date-value="2014-06-09T00:00:00" table:style-name="ce5">
            <text:p>09/06/2014</text:p>
          </table:table-cell>
          <table:table-cell office:value-type="float" office:value="29317" table:style-name="ce6">
            <text:p>29,317</text:p>
          </table:table-cell>
          <table:table-cell table:number-columns-repeated="16382"/>
        </table:table-row>
        <table:table-row table:style-name="ro1">
          <table:table-cell office:value-type="date" office:date-value="2014-06-10T00:00:00" table:style-name="ce5">
            <text:p>10/06/2014</text:p>
          </table:table-cell>
          <table:table-cell office:value-type="float" office:value="30817" table:style-name="ce6">
            <text:p>30,817</text:p>
          </table:table-cell>
          <table:table-cell table:number-columns-repeated="16382"/>
        </table:table-row>
        <table:table-row table:style-name="ro1">
          <table:table-cell office:value-type="date" office:date-value="2014-06-11T00:00:00" table:style-name="ce5">
            <text:p>11/06/2014</text:p>
          </table:table-cell>
          <table:table-cell office:value-type="float" office:value="31091" table:style-name="ce6">
            <text:p>31,091</text:p>
          </table:table-cell>
          <table:table-cell table:number-columns-repeated="16382"/>
        </table:table-row>
        <table:table-row table:style-name="ro1">
          <table:table-cell office:value-type="date" office:date-value="2014-06-12T00:00:00" table:style-name="ce5">
            <text:p>12/06/2014</text:p>
          </table:table-cell>
          <table:table-cell office:value-type="float" office:value="32217" table:style-name="ce6">
            <text:p>32,217</text:p>
          </table:table-cell>
          <table:table-cell table:number-columns-repeated="16382"/>
        </table:table-row>
        <table:table-row table:style-name="ro1">
          <table:table-cell office:value-type="date" office:date-value="2014-06-13T00:00:00" table:style-name="ce5">
            <text:p>13/06/2014</text:p>
          </table:table-cell>
          <table:table-cell office:value-type="float" office:value="32439" table:style-name="ce6">
            <text:p>32,439</text:p>
          </table:table-cell>
          <table:table-cell table:number-columns-repeated="16382"/>
        </table:table-row>
        <table:table-row table:style-name="ro1">
          <table:table-cell office:value-type="date" office:date-value="2014-06-14T00:00:00" table:style-name="ce5">
            <text:p>14/06/2014</text:p>
          </table:table-cell>
          <table:table-cell office:value-type="float" office:value="26987" table:style-name="ce6">
            <text:p>26,987</text:p>
          </table:table-cell>
          <table:table-cell table:number-columns-repeated="16382"/>
        </table:table-row>
        <table:table-row table:style-name="ro1">
          <table:table-cell office:value-type="date" office:date-value="2014-06-15T00:00:00" table:style-name="ce5">
            <text:p>15/06/2014</text:p>
          </table:table-cell>
          <table:table-cell office:value-type="float" office:value="29108" table:style-name="ce6">
            <text:p>29,108</text:p>
          </table:table-cell>
          <table:table-cell table:number-columns-repeated="16382"/>
        </table:table-row>
        <table:table-row table:style-name="ro1">
          <table:table-cell office:value-type="date" office:date-value="2014-06-16T00:00:00" table:style-name="ce5">
            <text:p>16/06/2014</text:p>
          </table:table-cell>
          <table:table-cell office:value-type="float" office:value="31682" table:style-name="ce6">
            <text:p>31,682</text:p>
          </table:table-cell>
          <table:table-cell table:number-columns-repeated="16382"/>
        </table:table-row>
        <table:table-row table:style-name="ro1">
          <table:table-cell office:value-type="date" office:date-value="2014-06-17T00:00:00" table:style-name="ce5">
            <text:p>17/06/2014</text:p>
          </table:table-cell>
          <table:table-cell office:value-type="float" office:value="31038" table:style-name="ce6">
            <text:p>31,038</text:p>
          </table:table-cell>
          <table:table-cell table:number-columns-repeated="16382"/>
        </table:table-row>
        <table:table-row table:style-name="ro1">
          <table:table-cell office:value-type="date" office:date-value="2014-06-18T00:00:00" table:style-name="ce5">
            <text:p>18/06/2014</text:p>
          </table:table-cell>
          <table:table-cell office:value-type="float" office:value="31745" table:style-name="ce6">
            <text:p>31,745</text:p>
          </table:table-cell>
          <table:table-cell table:number-columns-repeated="16382"/>
        </table:table-row>
        <table:table-row table:style-name="ro1">
          <table:table-cell office:value-type="date" office:date-value="2014-06-19T00:00:00" table:style-name="ce5">
            <text:p>19/06/2014</text:p>
          </table:table-cell>
          <table:table-cell office:value-type="float" office:value="31338" table:style-name="ce6">
            <text:p>31,338</text:p>
          </table:table-cell>
          <table:table-cell table:number-columns-repeated="16382"/>
        </table:table-row>
        <table:table-row table:style-name="ro1">
          <table:table-cell office:value-type="date" office:date-value="2014-06-20T00:00:00" table:style-name="ce5">
            <text:p>20/06/2014</text:p>
          </table:table-cell>
          <table:table-cell office:value-type="float" office:value="31795" table:style-name="ce6">
            <text:p>31,795</text:p>
          </table:table-cell>
          <table:table-cell table:number-columns-repeated="16382"/>
        </table:table-row>
        <table:table-row table:style-name="ro1">
          <table:table-cell office:value-type="date" office:date-value="2014-06-21T00:00:00" table:style-name="ce5">
            <text:p>21/06/2014</text:p>
          </table:table-cell>
          <table:table-cell office:value-type="float" office:value="27290" table:style-name="ce6">
            <text:p>27,290</text:p>
          </table:table-cell>
          <table:table-cell table:number-columns-repeated="16382"/>
        </table:table-row>
        <table:table-row table:style-name="ro1">
          <table:table-cell office:value-type="date" office:date-value="2014-06-22T00:00:00" table:style-name="ce5">
            <text:p>22/06/2014</text:p>
          </table:table-cell>
          <table:table-cell office:value-type="float" office:value="29120" table:style-name="ce6">
            <text:p>29,120</text:p>
          </table:table-cell>
          <table:table-cell table:number-columns-repeated="16382"/>
        </table:table-row>
        <table:table-row table:style-name="ro1">
          <table:table-cell office:value-type="date" office:date-value="2014-06-23T00:00:00" table:style-name="ce5">
            <text:p>23/06/2014</text:p>
          </table:table-cell>
          <table:table-cell office:value-type="float" office:value="31522" table:style-name="ce6">
            <text:p>31,522</text:p>
          </table:table-cell>
          <table:table-cell table:number-columns-repeated="16382"/>
        </table:table-row>
        <table:table-row table:style-name="ro1">
          <table:table-cell office:value-type="date" office:date-value="2014-06-24T00:00:00" table:style-name="ce5">
            <text:p>24/06/2014</text:p>
          </table:table-cell>
          <table:table-cell office:value-type="float" office:value="29854" table:style-name="ce6">
            <text:p>29,854</text:p>
          </table:table-cell>
          <table:table-cell table:number-columns-repeated="16382"/>
        </table:table-row>
        <table:table-row table:style-name="ro1">
          <table:table-cell office:value-type="date" office:date-value="2014-06-25T00:00:00" table:style-name="ce5">
            <text:p>25/06/2014</text:p>
          </table:table-cell>
          <table:table-cell office:value-type="float" office:value="30677" table:style-name="ce6">
            <text:p>30,677</text:p>
          </table:table-cell>
          <table:table-cell table:number-columns-repeated="16382"/>
        </table:table-row>
        <table:table-row table:style-name="ro1">
          <table:table-cell office:value-type="date" office:date-value="2014-06-26T00:00:00" table:style-name="ce5">
            <text:p>26/06/2014</text:p>
          </table:table-cell>
          <table:table-cell office:value-type="float" office:value="32562" table:style-name="ce6">
            <text:p>32,562</text:p>
          </table:table-cell>
          <table:table-cell table:number-columns-repeated="16382"/>
        </table:table-row>
        <table:table-row table:style-name="ro1">
          <table:table-cell office:value-type="date" office:date-value="2014-06-27T00:00:00" table:style-name="ce5">
            <text:p>27/06/2014</text:p>
          </table:table-cell>
          <table:table-cell office:value-type="float" office:value="33411" table:style-name="ce6">
            <text:p>33,411</text:p>
          </table:table-cell>
          <table:table-cell table:number-columns-repeated="16382"/>
        </table:table-row>
        <table:table-row table:style-name="ro1">
          <table:table-cell office:value-type="date" office:date-value="2014-06-28T00:00:00" table:style-name="ce5">
            <text:p>28/06/2014</text:p>
          </table:table-cell>
          <table:table-cell office:value-type="float" office:value="27911" table:style-name="ce6">
            <text:p>27,911</text:p>
          </table:table-cell>
          <table:table-cell table:number-columns-repeated="16382"/>
        </table:table-row>
        <table:table-row table:style-name="ro1">
          <table:table-cell office:value-type="date" office:date-value="2014-06-29T00:00:00" table:style-name="ce5">
            <text:p>29/06/2014</text:p>
          </table:table-cell>
          <table:table-cell office:value-type="float" office:value="29125" table:style-name="ce6">
            <text:p>29,125</text:p>
          </table:table-cell>
          <table:table-cell table:number-columns-repeated="16382"/>
        </table:table-row>
        <table:table-row table:style-name="ro1">
          <table:table-cell office:value-type="date" office:date-value="2014-06-30T00:00:00" table:style-name="ce5">
            <text:p>30/06/2014</text:p>
          </table:table-cell>
          <table:table-cell office:value-type="float" office:value="31464" table:style-name="ce6">
            <text:p>31,464</text:p>
          </table:table-cell>
          <table:table-cell table:number-columns-repeated="16382"/>
        </table:table-row>
        <table:table-row table:style-name="ro1">
          <table:table-cell office:value-type="date" office:date-value="2014-07-01T00:00:00" table:style-name="ce5">
            <text:p>01/07/2014</text:p>
          </table:table-cell>
          <table:table-cell office:value-type="float" office:value="31113" table:style-name="ce6">
            <text:p>31,113</text:p>
          </table:table-cell>
          <table:table-cell table:number-columns-repeated="16382"/>
        </table:table-row>
        <table:table-row table:style-name="ro1">
          <table:table-cell office:value-type="date" office:date-value="2014-07-02T00:00:00" table:style-name="ce5">
            <text:p>02/07/2014</text:p>
          </table:table-cell>
          <table:table-cell office:value-type="float" office:value="31186" table:style-name="ce6">
            <text:p>31,186</text:p>
          </table:table-cell>
          <table:table-cell table:number-columns-repeated="16382"/>
        </table:table-row>
        <table:table-row table:style-name="ro1">
          <table:table-cell office:value-type="date" office:date-value="2014-07-03T00:00:00" table:style-name="ce5">
            <text:p>03/07/2014</text:p>
          </table:table-cell>
          <table:table-cell office:value-type="float" office:value="32194" table:style-name="ce6">
            <text:p>32,194</text:p>
          </table:table-cell>
          <table:table-cell table:number-columns-repeated="16382"/>
        </table:table-row>
        <table:table-row table:style-name="ro1">
          <table:table-cell office:value-type="date" office:date-value="2014-07-04T00:00:00" table:style-name="ce5">
            <text:p>04/07/2014</text:p>
          </table:table-cell>
          <table:table-cell office:value-type="float" office:value="32359" table:style-name="ce6">
            <text:p>32,359</text:p>
          </table:table-cell>
          <table:table-cell table:number-columns-repeated="16382"/>
        </table:table-row>
        <table:table-row table:style-name="ro1">
          <table:table-cell office:value-type="date" office:date-value="2014-07-05T00:00:00" table:style-name="ce5">
            <text:p>05/07/2014</text:p>
          </table:table-cell>
          <table:table-cell office:value-type="float" office:value="27829" table:style-name="ce6">
            <text:p>27,829</text:p>
          </table:table-cell>
          <table:table-cell table:number-columns-repeated="16382"/>
        </table:table-row>
        <table:table-row table:style-name="ro1">
          <table:table-cell office:value-type="date" office:date-value="2014-07-06T00:00:00" table:style-name="ce5">
            <text:p>06/07/2014</text:p>
          </table:table-cell>
          <table:table-cell office:value-type="float" office:value="29222" table:style-name="ce6">
            <text:p>29,222</text:p>
          </table:table-cell>
          <table:table-cell table:number-columns-repeated="16382"/>
        </table:table-row>
        <table:table-row table:style-name="ro1">
          <table:table-cell office:value-type="date" office:date-value="2014-07-07T00:00:00" table:style-name="ce5">
            <text:p>07/07/2014</text:p>
          </table:table-cell>
          <table:table-cell office:value-type="float" office:value="31124" table:style-name="ce6">
            <text:p>31,124</text:p>
          </table:table-cell>
          <table:table-cell table:number-columns-repeated="16382"/>
        </table:table-row>
        <table:table-row table:style-name="ro1">
          <table:table-cell office:value-type="date" office:date-value="2014-07-08T00:00:00" table:style-name="ce5">
            <text:p>08/07/2014</text:p>
          </table:table-cell>
          <table:table-cell office:value-type="float" office:value="30364" table:style-name="ce6">
            <text:p>30,364</text:p>
          </table:table-cell>
          <table:table-cell table:number-columns-repeated="16382"/>
        </table:table-row>
        <table:table-row table:style-name="ro1">
          <table:table-cell office:value-type="date" office:date-value="2014-07-09T00:00:00" table:style-name="ce5">
            <text:p>09/07/2014</text:p>
          </table:table-cell>
          <table:table-cell office:value-type="float" office:value="30796" table:style-name="ce6">
            <text:p>30,796</text:p>
          </table:table-cell>
          <table:table-cell table:number-columns-repeated="16382"/>
        </table:table-row>
        <table:table-row table:style-name="ro1">
          <table:table-cell office:value-type="date" office:date-value="2014-07-10T00:00:00" table:style-name="ce5">
            <text:p>10/07/2014</text:p>
          </table:table-cell>
          <table:table-cell office:value-type="float" office:value="31763" table:style-name="ce6">
            <text:p>31,763</text:p>
          </table:table-cell>
          <table:table-cell table:number-columns-repeated="16382"/>
        </table:table-row>
        <table:table-row table:style-name="ro1">
          <table:table-cell office:value-type="date" office:date-value="2014-07-11T00:00:00" table:style-name="ce5">
            <text:p>11/07/2014</text:p>
          </table:table-cell>
          <table:table-cell office:value-type="float" office:value="32381" table:style-name="ce6">
            <text:p>32,381</text:p>
          </table:table-cell>
          <table:table-cell table:number-columns-repeated="16382"/>
        </table:table-row>
        <table:table-row table:style-name="ro1">
          <table:table-cell office:value-type="date" office:date-value="2014-07-12T00:00:00" table:style-name="ce5">
            <text:p>12/07/2014</text:p>
          </table:table-cell>
          <table:table-cell office:value-type="float" office:value="27900" table:style-name="ce6">
            <text:p>27,900</text:p>
          </table:table-cell>
          <table:table-cell table:number-columns-repeated="16382"/>
        </table:table-row>
        <table:table-row table:style-name="ro1">
          <table:table-cell office:value-type="date" office:date-value="2014-07-13T00:00:00" table:style-name="ce5">
            <text:p>13/07/2014</text:p>
          </table:table-cell>
          <table:table-cell office:value-type="float" office:value="28625" table:style-name="ce6">
            <text:p>28,625</text:p>
          </table:table-cell>
          <table:table-cell table:number-columns-repeated="16382"/>
        </table:table-row>
        <table:table-row table:style-name="ro1">
          <table:table-cell office:value-type="date" office:date-value="2014-07-14T00:00:00" table:style-name="ce5">
            <text:p>14/07/2014</text:p>
          </table:table-cell>
          <table:table-cell office:value-type="float" office:value="30681" table:style-name="ce6">
            <text:p>30,681</text:p>
          </table:table-cell>
          <table:table-cell table:number-columns-repeated="16382"/>
        </table:table-row>
        <table:table-row table:style-name="ro1">
          <table:table-cell office:value-type="date" office:date-value="2014-07-15T00:00:00" table:style-name="ce5">
            <text:p>15/07/2014</text:p>
          </table:table-cell>
          <table:table-cell office:value-type="float" office:value="30751" table:style-name="ce6">
            <text:p>30,751</text:p>
          </table:table-cell>
          <table:table-cell table:number-columns-repeated="16382"/>
        </table:table-row>
        <table:table-row table:style-name="ro1">
          <table:table-cell office:value-type="date" office:date-value="2014-07-16T00:00:00" table:style-name="ce5">
            <text:p>16/07/2014</text:p>
          </table:table-cell>
          <table:table-cell office:value-type="float" office:value="31017" table:style-name="ce6">
            <text:p>31,017</text:p>
          </table:table-cell>
          <table:table-cell table:number-columns-repeated="16382"/>
        </table:table-row>
        <table:table-row table:style-name="ro1">
          <table:table-cell office:value-type="date" office:date-value="2014-07-17T00:00:00" table:style-name="ce5">
            <text:p>17/07/2014</text:p>
          </table:table-cell>
          <table:table-cell office:value-type="float" office:value="31671" table:style-name="ce6">
            <text:p>31,671</text:p>
          </table:table-cell>
          <table:table-cell table:number-columns-repeated="16382"/>
        </table:table-row>
        <table:table-row table:style-name="ro1">
          <table:table-cell office:value-type="date" office:date-value="2014-07-18T00:00:00" table:style-name="ce5">
            <text:p>18/07/2014</text:p>
          </table:table-cell>
          <table:table-cell office:value-type="float" office:value="32343" table:style-name="ce6">
            <text:p>32,343</text:p>
          </table:table-cell>
          <table:table-cell table:number-columns-repeated="16382"/>
        </table:table-row>
        <table:table-row table:style-name="ro1">
          <table:table-cell office:value-type="date" office:date-value="2014-07-19T00:00:00" table:style-name="ce5">
            <text:p>19/07/2014</text:p>
          </table:table-cell>
          <table:table-cell office:value-type="float" office:value="27865" table:style-name="ce6">
            <text:p>27,865</text:p>
          </table:table-cell>
          <table:table-cell table:number-columns-repeated="16382"/>
        </table:table-row>
        <table:table-row table:style-name="ro1">
          <table:table-cell office:value-type="date" office:date-value="2014-07-20T00:00:00" table:style-name="ce5">
            <text:p>20/07/2014</text:p>
          </table:table-cell>
          <table:table-cell office:value-type="float" office:value="29020" table:style-name="ce6">
            <text:p>29,020</text:p>
          </table:table-cell>
          <table:table-cell table:number-columns-repeated="16382"/>
        </table:table-row>
        <table:table-row table:style-name="ro1">
          <table:table-cell office:value-type="date" office:date-value="2014-07-21T00:00:00" table:style-name="ce5">
            <text:p>21/07/2014</text:p>
          </table:table-cell>
          <table:table-cell office:value-type="float" office:value="31078" table:style-name="ce6">
            <text:p>31,078</text:p>
          </table:table-cell>
          <table:table-cell table:number-columns-repeated="16382"/>
        </table:table-row>
        <table:table-row table:style-name="ro1">
          <table:table-cell office:value-type="date" office:date-value="2014-07-22T00:00:00" table:style-name="ce5">
            <text:p>22/07/2014</text:p>
          </table:table-cell>
          <table:table-cell office:value-type="float" office:value="30352" table:style-name="ce6">
            <text:p>30,352</text:p>
          </table:table-cell>
          <table:table-cell table:number-columns-repeated="16382"/>
        </table:table-row>
        <table:table-row table:style-name="ro1">
          <table:table-cell office:value-type="date" office:date-value="2014-07-23T00:00:00" table:style-name="ce5">
            <text:p>23/07/2014</text:p>
          </table:table-cell>
          <table:table-cell office:value-type="float" office:value="31008" table:style-name="ce6">
            <text:p>31,008</text:p>
          </table:table-cell>
          <table:table-cell table:number-columns-repeated="16382"/>
        </table:table-row>
        <table:table-row table:style-name="ro1">
          <table:table-cell office:value-type="date" office:date-value="2014-07-24T00:00:00" table:style-name="ce5">
            <text:p>24/07/2014</text:p>
          </table:table-cell>
          <table:table-cell office:value-type="float" office:value="31403" table:style-name="ce6">
            <text:p>31,403</text:p>
          </table:table-cell>
          <table:table-cell table:number-columns-repeated="16382"/>
        </table:table-row>
        <table:table-row table:style-name="ro1">
          <table:table-cell office:value-type="date" office:date-value="2014-07-25T00:00:00" table:style-name="ce5">
            <text:p>25/07/2014</text:p>
          </table:table-cell>
          <table:table-cell office:value-type="float" office:value="32415" table:style-name="ce6">
            <text:p>32,415</text:p>
          </table:table-cell>
          <table:table-cell table:number-columns-repeated="16382"/>
        </table:table-row>
        <table:table-row table:style-name="ro1">
          <table:table-cell office:value-type="date" office:date-value="2014-07-26T00:00:00" table:style-name="ce5">
            <text:p>26/07/2014</text:p>
          </table:table-cell>
          <table:table-cell office:value-type="float" office:value="28428" table:style-name="ce6">
            <text:p>28,428</text:p>
          </table:table-cell>
          <table:table-cell table:number-columns-repeated="16382"/>
        </table:table-row>
        <table:table-row table:style-name="ro1">
          <table:table-cell office:value-type="date" office:date-value="2014-07-27T00:00:00" table:style-name="ce5">
            <text:p>27/07/2014</text:p>
          </table:table-cell>
          <table:table-cell office:value-type="float" office:value="29379" table:style-name="ce6">
            <text:p>29,379</text:p>
          </table:table-cell>
          <table:table-cell table:number-columns-repeated="16382"/>
        </table:table-row>
        <table:table-row table:style-name="ro1">
          <table:table-cell office:value-type="date" office:date-value="2014-07-28T00:00:00" table:style-name="ce5">
            <text:p>28/07/2014</text:p>
          </table:table-cell>
          <table:table-cell office:value-type="float" office:value="30710" table:style-name="ce6">
            <text:p>30,710</text:p>
          </table:table-cell>
          <table:table-cell table:number-columns-repeated="16382"/>
        </table:table-row>
        <table:table-row table:style-name="ro1">
          <table:table-cell office:value-type="date" office:date-value="2014-07-29T00:00:00" table:style-name="ce5">
            <text:p>29/07/2014</text:p>
          </table:table-cell>
          <table:table-cell office:value-type="float" office:value="30595" table:style-name="ce6">
            <text:p>30,595</text:p>
          </table:table-cell>
          <table:table-cell table:number-columns-repeated="16382"/>
        </table:table-row>
        <table:table-row table:style-name="ro1">
          <table:table-cell office:value-type="date" office:date-value="2014-07-30T00:00:00" table:style-name="ce5">
            <text:p>30/07/2014</text:p>
          </table:table-cell>
          <table:table-cell office:value-type="float" office:value="31072" table:style-name="ce6">
            <text:p>31,072</text:p>
          </table:table-cell>
          <table:table-cell table:number-columns-repeated="16382"/>
        </table:table-row>
        <table:table-row table:style-name="ro1">
          <table:table-cell office:value-type="date" office:date-value="2014-07-31T00:00:00" table:style-name="ce5">
            <text:p>31/07/2014</text:p>
          </table:table-cell>
          <table:table-cell office:value-type="float" office:value="31786" table:style-name="ce6">
            <text:p>31,786</text:p>
          </table:table-cell>
          <table:table-cell table:number-columns-repeated="16382"/>
        </table:table-row>
        <table:table-row table:style-name="ro1">
          <table:table-cell office:value-type="date" office:date-value="2014-08-01T00:00:00" table:style-name="ce5">
            <text:p>01/08/2014</text:p>
          </table:table-cell>
          <table:table-cell office:value-type="float" office:value="32431" table:style-name="ce6">
            <text:p>32,431</text:p>
          </table:table-cell>
          <table:table-cell table:number-columns-repeated="16382"/>
        </table:table-row>
        <table:table-row table:style-name="ro1">
          <table:table-cell office:value-type="date" office:date-value="2014-08-02T00:00:00" table:style-name="ce5">
            <text:p>02/08/2014</text:p>
          </table:table-cell>
          <table:table-cell office:value-type="float" office:value="28503" table:style-name="ce6">
            <text:p>28,503</text:p>
          </table:table-cell>
          <table:table-cell table:number-columns-repeated="16382"/>
        </table:table-row>
        <table:table-row table:style-name="ro1">
          <table:table-cell office:value-type="date" office:date-value="2014-08-03T00:00:00" table:style-name="ce5">
            <text:p>03/08/2014</text:p>
          </table:table-cell>
          <table:table-cell office:value-type="float" office:value="29303" table:style-name="ce6">
            <text:p>29,303</text:p>
          </table:table-cell>
          <table:table-cell table:number-columns-repeated="16382"/>
        </table:table-row>
        <table:table-row table:style-name="ro1">
          <table:table-cell office:value-type="date" office:date-value="2014-08-04T00:00:00" table:style-name="ce5">
            <text:p>04/08/2014</text:p>
          </table:table-cell>
          <table:table-cell office:value-type="float" office:value="30717" table:style-name="ce6">
            <text:p>30,717</text:p>
          </table:table-cell>
          <table:table-cell table:number-columns-repeated="16382"/>
        </table:table-row>
        <table:table-row table:style-name="ro1">
          <table:table-cell office:value-type="date" office:date-value="2014-08-05T00:00:00" table:style-name="ce5">
            <text:p>05/08/2014</text:p>
          </table:table-cell>
          <table:table-cell office:value-type="float" office:value="30080" table:style-name="ce6">
            <text:p>30,080</text:p>
          </table:table-cell>
          <table:table-cell table:number-columns-repeated="16382"/>
        </table:table-row>
        <table:table-row table:style-name="ro1">
          <table:table-cell office:value-type="date" office:date-value="2014-08-06T00:00:00" table:style-name="ce5">
            <text:p>06/08/2014</text:p>
          </table:table-cell>
          <table:table-cell office:value-type="float" office:value="30399" table:style-name="ce6">
            <text:p>30,399</text:p>
          </table:table-cell>
          <table:table-cell table:number-columns-repeated="16382"/>
        </table:table-row>
        <table:table-row table:style-name="ro1">
          <table:table-cell office:value-type="date" office:date-value="2014-08-07T00:00:00" table:style-name="ce5">
            <text:p>07/08/2014</text:p>
          </table:table-cell>
          <table:table-cell office:value-type="float" office:value="30792" table:style-name="ce6">
            <text:p>30,792</text:p>
          </table:table-cell>
          <table:table-cell table:number-columns-repeated="16382"/>
        </table:table-row>
        <table:table-row table:style-name="ro1">
          <table:table-cell office:value-type="date" office:date-value="2014-08-08T00:00:00" table:style-name="ce5">
            <text:p>08/08/2014</text:p>
          </table:table-cell>
          <table:table-cell office:value-type="float" office:value="31706" table:style-name="ce6">
            <text:p>31,706</text:p>
          </table:table-cell>
          <table:table-cell table:number-columns-repeated="16382"/>
        </table:table-row>
        <table:table-row table:style-name="ro1">
          <table:table-cell office:value-type="date" office:date-value="2014-08-09T00:00:00" table:style-name="ce5">
            <text:p>09/08/2014</text:p>
          </table:table-cell>
          <table:table-cell office:value-type="float" office:value="28220" table:style-name="ce6">
            <text:p>28,220</text:p>
          </table:table-cell>
          <table:table-cell table:number-columns-repeated="16382"/>
        </table:table-row>
        <table:table-row table:style-name="ro1">
          <table:table-cell office:value-type="date" office:date-value="2014-08-10T00:00:00" table:style-name="ce5">
            <text:p>10/08/2014</text:p>
          </table:table-cell>
          <table:table-cell office:value-type="float" office:value="29154" table:style-name="ce6">
            <text:p>29,154</text:p>
          </table:table-cell>
          <table:table-cell table:number-columns-repeated="16382"/>
        </table:table-row>
        <table:table-row table:style-name="ro1">
          <table:table-cell office:value-type="date" office:date-value="2014-08-11T00:00:00" table:style-name="ce5">
            <text:p>11/08/2014</text:p>
          </table:table-cell>
          <table:table-cell office:value-type="float" office:value="30608" table:style-name="ce6">
            <text:p>30,608</text:p>
          </table:table-cell>
          <table:table-cell table:number-columns-repeated="16382"/>
        </table:table-row>
        <table:table-row table:style-name="ro1">
          <table:table-cell office:value-type="date" office:date-value="2014-08-12T00:00:00" table:style-name="ce5">
            <text:p>12/08/2014</text:p>
          </table:table-cell>
          <table:table-cell office:value-type="float" office:value="30198" table:style-name="ce6">
            <text:p>30,198</text:p>
          </table:table-cell>
          <table:table-cell table:number-columns-repeated="16382"/>
        </table:table-row>
        <table:table-row table:style-name="ro1">
          <table:table-cell office:value-type="date" office:date-value="2014-08-13T00:00:00" table:style-name="ce5">
            <text:p>13/08/2014</text:p>
          </table:table-cell>
          <table:table-cell office:value-type="float" office:value="30265" table:style-name="ce6">
            <text:p>30,265</text:p>
          </table:table-cell>
          <table:table-cell table:number-columns-repeated="16382"/>
        </table:table-row>
        <table:table-row table:style-name="ro1">
          <table:table-cell office:value-type="date" office:date-value="2014-08-14T00:00:00" table:style-name="ce5">
            <text:p>14/08/2014</text:p>
          </table:table-cell>
          <table:table-cell office:value-type="float" office:value="30815" table:style-name="ce6">
            <text:p>30,815</text:p>
          </table:table-cell>
          <table:table-cell table:number-columns-repeated="16382"/>
        </table:table-row>
        <table:table-row table:style-name="ro1">
          <table:table-cell office:value-type="date" office:date-value="2014-08-15T00:00:00" table:style-name="ce5">
            <text:p>15/08/2014</text:p>
          </table:table-cell>
          <table:table-cell office:value-type="float" office:value="30859" table:style-name="ce6">
            <text:p>30,859</text:p>
          </table:table-cell>
          <table:table-cell table:number-columns-repeated="16382"/>
        </table:table-row>
        <table:table-row table:style-name="ro1">
          <table:table-cell office:value-type="date" office:date-value="2014-08-16T00:00:00" table:style-name="ce5">
            <text:p>16/08/2014</text:p>
          </table:table-cell>
          <table:table-cell office:value-type="float" office:value="28040" table:style-name="ce6">
            <text:p>28,040</text:p>
          </table:table-cell>
          <table:table-cell table:number-columns-repeated="16382"/>
        </table:table-row>
        <table:table-row table:style-name="ro1">
          <table:table-cell office:value-type="date" office:date-value="2014-08-17T00:00:00" table:style-name="ce5">
            <text:p>17/08/2014</text:p>
          </table:table-cell>
          <table:table-cell office:value-type="float" office:value="29425" table:style-name="ce6">
            <text:p>29,425</text:p>
          </table:table-cell>
          <table:table-cell table:number-columns-repeated="16382"/>
        </table:table-row>
        <table:table-row table:style-name="ro1">
          <table:table-cell office:value-type="date" office:date-value="2014-08-18T00:00:00" table:style-name="ce5">
            <text:p>18/08/2014</text:p>
          </table:table-cell>
          <table:table-cell office:value-type="float" office:value="31045" table:style-name="ce6">
            <text:p>31,045</text:p>
          </table:table-cell>
          <table:table-cell table:number-columns-repeated="16382"/>
        </table:table-row>
        <table:table-row table:style-name="ro1">
          <table:table-cell office:value-type="date" office:date-value="2014-08-19T00:00:00" table:style-name="ce5">
            <text:p>19/08/2014</text:p>
          </table:table-cell>
          <table:table-cell office:value-type="float" office:value="30595" table:style-name="ce6">
            <text:p>30,595</text:p>
          </table:table-cell>
          <table:table-cell table:number-columns-repeated="16382"/>
        </table:table-row>
        <table:table-row table:style-name="ro1">
          <table:table-cell office:value-type="date" office:date-value="2014-08-20T00:00:00" table:style-name="ce5">
            <text:p>20/08/2014</text:p>
          </table:table-cell>
          <table:table-cell office:value-type="float" office:value="30853" table:style-name="ce6">
            <text:p>30,853</text:p>
          </table:table-cell>
          <table:table-cell table:number-columns-repeated="16382"/>
        </table:table-row>
        <table:table-row table:style-name="ro1">
          <table:table-cell office:value-type="date" office:date-value="2014-08-21T00:00:00" table:style-name="ce5">
            <text:p>21/08/2014</text:p>
          </table:table-cell>
          <table:table-cell office:value-type="float" office:value="31330" table:style-name="ce6">
            <text:p>31,330</text:p>
          </table:table-cell>
          <table:table-cell table:number-columns-repeated="16382"/>
        </table:table-row>
        <table:table-row table:style-name="ro1">
          <table:table-cell office:value-type="date" office:date-value="2014-08-22T00:00:00" table:style-name="ce5">
            <text:p>22/08/2014</text:p>
          </table:table-cell>
          <table:table-cell office:value-type="float" office:value="32121" table:style-name="ce6">
            <text:p>32,121</text:p>
          </table:table-cell>
          <table:table-cell table:number-columns-repeated="16382"/>
        </table:table-row>
        <table:table-row table:style-name="ro1">
          <table:table-cell office:value-type="date" office:date-value="2014-08-23T00:00:00" table:style-name="ce5">
            <text:p>23/08/2014</text:p>
          </table:table-cell>
          <table:table-cell office:value-type="float" office:value="28189" table:style-name="ce6">
            <text:p>28,189</text:p>
          </table:table-cell>
          <table:table-cell table:number-columns-repeated="16382"/>
        </table:table-row>
        <table:table-row table:style-name="ro1">
          <table:table-cell office:value-type="date" office:date-value="2014-08-24T00:00:00" table:style-name="ce5">
            <text:p>24/08/2014</text:p>
          </table:table-cell>
          <table:table-cell office:value-type="float" office:value="29770" table:style-name="ce6">
            <text:p>29,770</text:p>
          </table:table-cell>
          <table:table-cell table:number-columns-repeated="16382"/>
        </table:table-row>
        <table:table-row table:style-name="ro1">
          <table:table-cell office:value-type="date" office:date-value="2014-08-25T00:00:00" table:style-name="ce5">
            <text:p>25/08/2014</text:p>
          </table:table-cell>
          <table:table-cell office:value-type="float" office:value="31484" table:style-name="ce6">
            <text:p>31,484</text:p>
          </table:table-cell>
          <table:table-cell table:number-columns-repeated="16382"/>
        </table:table-row>
        <table:table-row table:style-name="ro1">
          <table:table-cell office:value-type="date" office:date-value="2014-08-26T00:00:00" table:style-name="ce5">
            <text:p>26/08/2014</text:p>
          </table:table-cell>
          <table:table-cell office:value-type="float" office:value="31437" table:style-name="ce6">
            <text:p>31,437</text:p>
          </table:table-cell>
          <table:table-cell table:number-columns-repeated="16382"/>
        </table:table-row>
        <table:table-row table:style-name="ro1">
          <table:table-cell office:value-type="date" office:date-value="2014-08-27T00:00:00" table:style-name="ce5">
            <text:p>27/08/2014</text:p>
          </table:table-cell>
          <table:table-cell office:value-type="float" office:value="31907" table:style-name="ce6">
            <text:p>31,907</text:p>
          </table:table-cell>
          <table:table-cell table:number-columns-repeated="16382"/>
        </table:table-row>
        <table:table-row table:style-name="ro1">
          <table:table-cell office:value-type="date" office:date-value="2014-08-28T00:00:00" table:style-name="ce5">
            <text:p>28/08/2014</text:p>
          </table:table-cell>
          <table:table-cell office:value-type="float" office:value="32413" table:style-name="ce6">
            <text:p>32,413</text:p>
          </table:table-cell>
          <table:table-cell table:number-columns-repeated="16382"/>
        </table:table-row>
        <table:table-row table:style-name="ro1">
          <table:table-cell office:value-type="date" office:date-value="2014-08-29T00:00:00" table:style-name="ce5">
            <text:p>29/08/2014</text:p>
          </table:table-cell>
          <table:table-cell office:value-type="float" office:value="32950" table:style-name="ce6">
            <text:p>32,950</text:p>
          </table:table-cell>
          <table:table-cell table:number-columns-repeated="16382"/>
        </table:table-row>
        <table:table-row table:style-name="ro1">
          <table:table-cell office:value-type="date" office:date-value="2014-08-30T00:00:00" table:style-name="ce5">
            <text:p>30/08/2014</text:p>
          </table:table-cell>
          <table:table-cell office:value-type="float" office:value="28715" table:style-name="ce6">
            <text:p>28,715</text:p>
          </table:table-cell>
          <table:table-cell table:number-columns-repeated="16382"/>
        </table:table-row>
        <table:table-row table:style-name="ro1">
          <table:table-cell office:value-type="date" office:date-value="2014-08-31T00:00:00" table:style-name="ce5">
            <text:p>31/08/2014</text:p>
          </table:table-cell>
          <table:table-cell office:value-type="float" office:value="30116" table:style-name="ce6">
            <text:p>30,116</text:p>
          </table:table-cell>
          <table:table-cell table:number-columns-repeated="16382"/>
        </table:table-row>
        <table:table-row table:style-name="ro1">
          <table:table-cell office:value-type="date" office:date-value="2014-09-01T00:00:00" table:style-name="ce5">
            <text:p>01/09/2014</text:p>
          </table:table-cell>
          <table:table-cell office:value-type="float" office:value="32166" table:style-name="ce6">
            <text:p>32,166</text:p>
          </table:table-cell>
          <table:table-cell table:number-columns-repeated="16382"/>
        </table:table-row>
        <table:table-row table:style-name="ro1">
          <table:table-cell office:value-type="date" office:date-value="2014-09-02T00:00:00" table:style-name="ce5">
            <text:p>02/09/2014</text:p>
          </table:table-cell>
          <table:table-cell office:value-type="float" office:value="31438" table:style-name="ce6">
            <text:p>31,438</text:p>
          </table:table-cell>
          <table:table-cell table:number-columns-repeated="16382"/>
        </table:table-row>
        <table:table-row table:style-name="ro1">
          <table:table-cell office:value-type="date" office:date-value="2014-09-03T00:00:00" table:style-name="ce5">
            <text:p>03/09/2014</text:p>
          </table:table-cell>
          <table:table-cell office:value-type="float" office:value="31628" table:style-name="ce6">
            <text:p>31,628</text:p>
          </table:table-cell>
          <table:table-cell table:number-columns-repeated="16382"/>
        </table:table-row>
        <table:table-row table:style-name="ro1">
          <table:table-cell office:value-type="date" office:date-value="2014-09-04T00:00:00" table:style-name="ce5">
            <text:p>04/09/2014</text:p>
          </table:table-cell>
          <table:table-cell office:value-type="float" office:value="32339" table:style-name="ce6">
            <text:p>32,339</text:p>
          </table:table-cell>
          <table:table-cell table:number-columns-repeated="16382"/>
        </table:table-row>
        <table:table-row table:style-name="ro1">
          <table:table-cell office:value-type="date" office:date-value="2014-09-05T00:00:00" table:style-name="ce5">
            <text:p>05/09/2014</text:p>
          </table:table-cell>
          <table:table-cell office:value-type="float" office:value="32975" table:style-name="ce6">
            <text:p>32,975</text:p>
          </table:table-cell>
          <table:table-cell table:number-columns-repeated="16382"/>
        </table:table-row>
        <table:table-row table:style-name="ro1">
          <table:table-cell office:value-type="date" office:date-value="2014-09-06T00:00:00" table:style-name="ce5">
            <text:p>06/09/2014</text:p>
          </table:table-cell>
          <table:table-cell office:value-type="float" office:value="27005" table:style-name="ce6">
            <text:p>27,005</text:p>
          </table:table-cell>
          <table:table-cell table:number-columns-repeated="16382"/>
        </table:table-row>
        <table:table-row table:style-name="ro1">
          <table:table-cell office:value-type="date" office:date-value="2014-09-07T00:00:00" table:style-name="ce5">
            <text:p>07/09/2014</text:p>
          </table:table-cell>
          <table:table-cell office:value-type="float" office:value="29497" table:style-name="ce6">
            <text:p>29,497</text:p>
          </table:table-cell>
          <table:table-cell table:number-columns-repeated="16382"/>
        </table:table-row>
        <table:table-row table:style-name="ro1">
          <table:table-cell office:value-type="date" office:date-value="2014-09-08T00:00:00" table:style-name="ce5">
            <text:p>08/09/2014</text:p>
          </table:table-cell>
          <table:table-cell office:value-type="float" office:value="31620" table:style-name="ce6">
            <text:p>31,620</text:p>
          </table:table-cell>
          <table:table-cell table:number-columns-repeated="16382"/>
        </table:table-row>
        <table:table-row table:style-name="ro1">
          <table:table-cell office:value-type="date" office:date-value="2014-09-09T00:00:00" table:style-name="ce5">
            <text:p>09/09/2014</text:p>
          </table:table-cell>
          <table:table-cell office:value-type="float" office:value="31098" table:style-name="ce6">
            <text:p>31,098</text:p>
          </table:table-cell>
          <table:table-cell table:number-columns-repeated="16382"/>
        </table:table-row>
        <table:table-row table:style-name="ro1">
          <table:table-cell office:value-type="date" office:date-value="2014-09-10T00:00:00" table:style-name="ce5">
            <text:p>10/09/2014</text:p>
          </table:table-cell>
          <table:table-cell office:value-type="float" office:value="31362" table:style-name="ce6">
            <text:p>31,362</text:p>
          </table:table-cell>
          <table:table-cell table:number-columns-repeated="16382"/>
        </table:table-row>
        <table:table-row table:style-name="ro1">
          <table:table-cell office:value-type="date" office:date-value="2014-09-11T00:00:00" table:style-name="ce5">
            <text:p>11/09/2014</text:p>
          </table:table-cell>
          <table:table-cell office:value-type="float" office:value="32037" table:style-name="ce6">
            <text:p>32,037</text:p>
          </table:table-cell>
          <table:table-cell table:number-columns-repeated="16382"/>
        </table:table-row>
        <table:table-row table:style-name="ro1">
          <table:table-cell office:value-type="date" office:date-value="2014-09-12T00:00:00" table:style-name="ce5">
            <text:p>12/09/2014</text:p>
          </table:table-cell>
          <table:table-cell office:value-type="float" office:value="32792" table:style-name="ce6">
            <text:p>32,792</text:p>
          </table:table-cell>
          <table:table-cell table:number-columns-repeated="16382"/>
        </table:table-row>
        <table:table-row table:style-name="ro1">
          <table:table-cell office:value-type="date" office:date-value="2014-09-13T00:00:00" table:style-name="ce5">
            <text:p>13/09/2014</text:p>
          </table:table-cell>
          <table:table-cell office:value-type="float" office:value="27049" table:style-name="ce6">
            <text:p>27,049</text:p>
          </table:table-cell>
          <table:table-cell table:number-columns-repeated="16382"/>
        </table:table-row>
        <table:table-row table:style-name="ro1">
          <table:table-cell office:value-type="date" office:date-value="2014-09-14T00:00:00" table:style-name="ce5">
            <text:p>14/09/2014</text:p>
          </table:table-cell>
          <table:table-cell office:value-type="float" office:value="29151" table:style-name="ce6">
            <text:p>29,151</text:p>
          </table:table-cell>
          <table:table-cell table:number-columns-repeated="16382"/>
        </table:table-row>
        <table:table-row table:style-name="ro1">
          <table:table-cell office:value-type="date" office:date-value="2014-09-15T00:00:00" table:style-name="ce5">
            <text:p>15/09/2014</text:p>
          </table:table-cell>
          <table:table-cell office:value-type="float" office:value="30871" table:style-name="ce6">
            <text:p>30,871</text:p>
          </table:table-cell>
          <table:table-cell table:number-columns-repeated="16382"/>
        </table:table-row>
        <table:table-row table:style-name="ro1">
          <table:table-cell office:value-type="date" office:date-value="2014-09-16T00:00:00" table:style-name="ce5">
            <text:p>16/09/2014</text:p>
          </table:table-cell>
          <table:table-cell office:value-type="float" office:value="29867" table:style-name="ce6">
            <text:p>29,867</text:p>
          </table:table-cell>
          <table:table-cell table:number-columns-repeated="16382"/>
        </table:table-row>
        <table:table-row table:style-name="ro1">
          <table:table-cell office:value-type="date" office:date-value="2014-09-17T00:00:00" table:style-name="ce5">
            <text:p>17/09/2014</text:p>
          </table:table-cell>
          <table:table-cell office:value-type="float" office:value="30336" table:style-name="ce6">
            <text:p>30,336</text:p>
          </table:table-cell>
          <table:table-cell table:number-columns-repeated="16382"/>
        </table:table-row>
        <table:table-row table:style-name="ro1">
          <table:table-cell office:value-type="date" office:date-value="2014-09-18T00:00:00" table:style-name="ce5">
            <text:p>18/09/2014</text:p>
          </table:table-cell>
          <table:table-cell office:value-type="float" office:value="30888" table:style-name="ce6">
            <text:p>30,888</text:p>
          </table:table-cell>
          <table:table-cell table:number-columns-repeated="16382"/>
        </table:table-row>
        <table:table-row table:style-name="ro1">
          <table:table-cell office:value-type="date" office:date-value="2014-09-19T00:00:00" table:style-name="ce5">
            <text:p>19/09/2014</text:p>
          </table:table-cell>
          <table:table-cell office:value-type="float" office:value="31682" table:style-name="ce6">
            <text:p>31,682</text:p>
          </table:table-cell>
          <table:table-cell table:number-columns-repeated="16382"/>
        </table:table-row>
        <table:table-row table:style-name="ro1">
          <table:table-cell office:value-type="date" office:date-value="2014-09-20T00:00:00" table:style-name="ce5">
            <text:p>20/09/2014</text:p>
          </table:table-cell>
          <table:table-cell office:value-type="float" office:value="25945" table:style-name="ce6">
            <text:p>25,945</text:p>
          </table:table-cell>
          <table:table-cell table:number-columns-repeated="16382"/>
        </table:table-row>
        <table:table-row table:style-name="ro1">
          <table:table-cell office:value-type="date" office:date-value="2014-09-21T00:00:00" table:style-name="ce5">
            <text:p>21/09/2014</text:p>
          </table:table-cell>
          <table:table-cell office:value-type="float" office:value="27992" table:style-name="ce6">
            <text:p>27,992</text:p>
          </table:table-cell>
          <table:table-cell table:number-columns-repeated="16382"/>
        </table:table-row>
        <table:table-row table:style-name="ro1">
          <table:table-cell office:value-type="date" office:date-value="2014-09-22T00:00:00" table:style-name="ce5">
            <text:p>22/09/2014</text:p>
          </table:table-cell>
          <table:table-cell office:value-type="float" office:value="30543" table:style-name="ce6">
            <text:p>30,543</text:p>
          </table:table-cell>
          <table:table-cell table:number-columns-repeated="16382"/>
        </table:table-row>
        <table:table-row table:style-name="ro1">
          <table:table-cell office:value-type="date" office:date-value="2014-09-23T00:00:00" table:style-name="ce5">
            <text:p>23/09/2014</text:p>
          </table:table-cell>
          <table:table-cell office:value-type="float" office:value="30133" table:style-name="ce6">
            <text:p>30,133</text:p>
          </table:table-cell>
          <table:table-cell table:number-columns-repeated="16382"/>
        </table:table-row>
        <table:table-row table:style-name="ro1">
          <table:table-cell office:value-type="date" office:date-value="2014-09-24T00:00:00" table:style-name="ce5">
            <text:p>24/09/2014</text:p>
          </table:table-cell>
          <table:table-cell office:value-type="float" office:value="30254" table:style-name="ce6">
            <text:p>30,254</text:p>
          </table:table-cell>
          <table:table-cell table:number-columns-repeated="16382"/>
        </table:table-row>
        <table:table-row table:style-name="ro1">
          <table:table-cell office:value-type="date" office:date-value="2014-09-25T00:00:00" table:style-name="ce5">
            <text:p>25/09/2014</text:p>
          </table:table-cell>
          <table:table-cell office:value-type="float" office:value="31022" table:style-name="ce6">
            <text:p>31,022</text:p>
          </table:table-cell>
          <table:table-cell table:number-columns-repeated="16382"/>
        </table:table-row>
        <table:table-row table:style-name="ro1">
          <table:table-cell office:value-type="date" office:date-value="2014-09-26T00:00:00" table:style-name="ce5">
            <text:p>26/09/2014</text:p>
          </table:table-cell>
          <table:table-cell office:value-type="float" office:value="31630" table:style-name="ce6">
            <text:p>31,630</text:p>
          </table:table-cell>
          <table:table-cell table:number-columns-repeated="16382"/>
        </table:table-row>
        <table:table-row table:style-name="ro1">
          <table:table-cell office:value-type="date" office:date-value="2014-09-27T00:00:00" table:style-name="ce5">
            <text:p>27/09/2014</text:p>
          </table:table-cell>
          <table:table-cell office:value-type="float" office:value="25866" table:style-name="ce6">
            <text:p>25,866</text:p>
          </table:table-cell>
          <table:table-cell table:number-columns-repeated="16382"/>
        </table:table-row>
        <table:table-row table:style-name="ro1">
          <table:table-cell office:value-type="date" office:date-value="2014-09-28T00:00:00" table:style-name="ce5">
            <text:p>28/09/2014</text:p>
          </table:table-cell>
          <table:table-cell office:value-type="float" office:value="28056" table:style-name="ce6">
            <text:p>28,056</text:p>
          </table:table-cell>
          <table:table-cell table:number-columns-repeated="16382"/>
        </table:table-row>
        <table:table-row table:style-name="ro1">
          <table:table-cell office:value-type="date" office:date-value="2014-09-29T00:00:00" table:style-name="ce5">
            <text:p>29/09/2014</text:p>
          </table:table-cell>
          <table:table-cell office:value-type="float" office:value="30294" table:style-name="ce6">
            <text:p>30,294</text:p>
          </table:table-cell>
          <table:table-cell table:number-columns-repeated="16382"/>
        </table:table-row>
        <table:table-row table:style-name="ro1">
          <table:table-cell office:value-type="date" office:date-value="2014-09-30T00:00:00" table:style-name="ce5">
            <text:p>30/09/2014</text:p>
          </table:table-cell>
          <table:table-cell office:value-type="float" office:value="29773" table:style-name="ce6">
            <text:p>29,773</text:p>
          </table:table-cell>
          <table:table-cell table:number-columns-repeated="16382"/>
        </table:table-row>
        <table:table-row table:style-name="ro1">
          <table:table-cell office:value-type="date" office:date-value="2014-10-01T00:00:00" table:style-name="ce5">
            <text:p>01/10/2014</text:p>
          </table:table-cell>
          <table:table-cell office:value-type="float" office:value="29957" table:style-name="ce6">
            <text:p>29,957</text:p>
          </table:table-cell>
          <table:table-cell table:number-columns-repeated="16382"/>
        </table:table-row>
        <table:table-row table:style-name="ro1">
          <table:table-cell office:value-type="date" office:date-value="2014-10-02T00:00:00" table:style-name="ce5">
            <text:p>02/10/2014</text:p>
          </table:table-cell>
          <table:table-cell office:value-type="float" office:value="30946" table:style-name="ce6">
            <text:p>30,946</text:p>
          </table:table-cell>
          <table:table-cell table:number-columns-repeated="16382"/>
        </table:table-row>
        <table:table-row table:style-name="ro1">
          <table:table-cell office:value-type="date" office:date-value="2014-10-03T00:00:00" table:style-name="ce5">
            <text:p>03/10/2014</text:p>
          </table:table-cell>
          <table:table-cell office:value-type="float" office:value="30471" table:style-name="ce6">
            <text:p>30,471</text:p>
          </table:table-cell>
          <table:table-cell table:number-columns-repeated="16382"/>
        </table:table-row>
        <table:table-row table:style-name="ro1">
          <table:table-cell office:value-type="date" office:date-value="2014-10-04T00:00:00" table:style-name="ce5">
            <text:p>04/10/2014</text:p>
          </table:table-cell>
          <table:table-cell office:value-type="float" office:value="24727" table:style-name="ce6">
            <text:p>24,727</text:p>
          </table:table-cell>
          <table:table-cell table:number-columns-repeated="16382"/>
        </table:table-row>
        <table:table-row table:style-name="ro1">
          <table:table-cell office:value-type="date" office:date-value="2014-10-05T00:00:00" table:style-name="ce5">
            <text:p>05/10/2014</text:p>
          </table:table-cell>
          <table:table-cell office:value-type="float" office:value="27293" table:style-name="ce6">
            <text:p>27,293</text:p>
          </table:table-cell>
          <table:table-cell table:number-columns-repeated="16382"/>
        </table:table-row>
        <table:table-row table:style-name="ro1">
          <table:table-cell office:value-type="date" office:date-value="2014-10-06T00:00:00" table:style-name="ce5">
            <text:p>06/10/2014</text:p>
          </table:table-cell>
          <table:table-cell office:value-type="float" office:value="29466" table:style-name="ce6">
            <text:p>29,466</text:p>
          </table:table-cell>
          <table:table-cell table:number-columns-repeated="16382"/>
        </table:table-row>
        <table:table-row table:style-name="ro1">
          <table:table-cell office:value-type="date" office:date-value="2014-10-07T00:00:00" table:style-name="ce5">
            <text:p>07/10/2014</text:p>
          </table:table-cell>
          <table:table-cell office:value-type="float" office:value="28779" table:style-name="ce6">
            <text:p>28,779</text:p>
          </table:table-cell>
          <table:table-cell table:number-columns-repeated="16382"/>
        </table:table-row>
        <table:table-row table:style-name="ro1">
          <table:table-cell office:value-type="date" office:date-value="2014-10-08T00:00:00" table:style-name="ce5">
            <text:p>08/10/2014</text:p>
          </table:table-cell>
          <table:table-cell office:value-type="float" office:value="29202" table:style-name="ce6">
            <text:p>29,202</text:p>
          </table:table-cell>
          <table:table-cell table:number-columns-repeated="16382"/>
        </table:table-row>
        <table:table-row table:style-name="ro1">
          <table:table-cell office:value-type="date" office:date-value="2014-10-09T00:00:00" table:style-name="ce5">
            <text:p>09/10/2014</text:p>
          </table:table-cell>
          <table:table-cell office:value-type="float" office:value="29838" table:style-name="ce6">
            <text:p>29,838</text:p>
          </table:table-cell>
          <table:table-cell table:number-columns-repeated="16382"/>
        </table:table-row>
        <table:table-row table:style-name="ro1">
          <table:table-cell office:value-type="date" office:date-value="2014-10-10T00:00:00" table:style-name="ce5">
            <text:p>10/10/2014</text:p>
          </table:table-cell>
          <table:table-cell office:value-type="float" office:value="30546" table:style-name="ce6">
            <text:p>30,546</text:p>
          </table:table-cell>
          <table:table-cell table:number-columns-repeated="16382"/>
        </table:table-row>
        <table:table-row table:style-name="ro1">
          <table:table-cell office:value-type="date" office:date-value="2014-10-11T00:00:00" table:style-name="ce5">
            <text:p>11/10/2014</text:p>
          </table:table-cell>
          <table:table-cell office:value-type="float" office:value="24560" table:style-name="ce6">
            <text:p>24,560</text:p>
          </table:table-cell>
          <table:table-cell table:number-columns-repeated="16382"/>
        </table:table-row>
        <table:table-row table:style-name="ro1">
          <table:table-cell office:value-type="date" office:date-value="2014-10-12T00:00:00" table:style-name="ce5">
            <text:p>12/10/2014</text:p>
          </table:table-cell>
          <table:table-cell office:value-type="float" office:value="26773" table:style-name="ce6">
            <text:p>26,773</text:p>
          </table:table-cell>
          <table:table-cell table:number-columns-repeated="16382"/>
        </table:table-row>
        <table:table-row table:style-name="ro1">
          <table:table-cell office:value-type="date" office:date-value="2014-10-13T00:00:00" table:style-name="ce5">
            <text:p>13/10/2014</text:p>
          </table:table-cell>
          <table:table-cell office:value-type="float" office:value="29139" table:style-name="ce6">
            <text:p>29,139</text:p>
          </table:table-cell>
          <table:table-cell table:number-columns-repeated="16382"/>
        </table:table-row>
        <table:table-row table:style-name="ro1">
          <table:table-cell office:value-type="date" office:date-value="2014-10-14T00:00:00" table:style-name="ce5">
            <text:p>14/10/2014</text:p>
          </table:table-cell>
          <table:table-cell office:value-type="float" office:value="28606" table:style-name="ce6">
            <text:p>28,606</text:p>
          </table:table-cell>
          <table:table-cell table:number-columns-repeated="16382"/>
        </table:table-row>
        <table:table-row table:style-name="ro1">
          <table:table-cell office:value-type="date" office:date-value="2014-10-15T00:00:00" table:style-name="ce5">
            <text:p>15/10/2014</text:p>
          </table:table-cell>
          <table:table-cell office:value-type="float" office:value="28885" table:style-name="ce6">
            <text:p>28,885</text:p>
          </table:table-cell>
          <table:table-cell table:number-columns-repeated="16382"/>
        </table:table-row>
        <table:table-row table:style-name="ro1">
          <table:table-cell office:value-type="date" office:date-value="2014-10-16T00:00:00" table:style-name="ce5">
            <text:p>16/10/2014</text:p>
          </table:table-cell>
          <table:table-cell office:value-type="float" office:value="29520" table:style-name="ce6">
            <text:p>29,520</text:p>
          </table:table-cell>
          <table:table-cell table:number-columns-repeated="16382"/>
        </table:table-row>
        <table:table-row table:style-name="ro1">
          <table:table-cell office:value-type="date" office:date-value="2014-10-17T00:00:00" table:style-name="ce5">
            <text:p>17/10/2014</text:p>
          </table:table-cell>
          <table:table-cell office:value-type="float" office:value="30490" table:style-name="ce6">
            <text:p>30,490</text:p>
          </table:table-cell>
          <table:table-cell table:number-columns-repeated="16382"/>
        </table:table-row>
        <table:table-row table:style-name="ro1">
          <table:table-cell office:value-type="date" office:date-value="2014-10-18T00:00:00" table:style-name="ce5">
            <text:p>18/10/2014</text:p>
          </table:table-cell>
          <table:table-cell office:value-type="float" office:value="24464" table:style-name="ce6">
            <text:p>24,464</text:p>
          </table:table-cell>
          <table:table-cell table:number-columns-repeated="16382"/>
        </table:table-row>
        <table:table-row table:style-name="ro1">
          <table:table-cell office:value-type="date" office:date-value="2014-10-19T00:00:00" table:style-name="ce5">
            <text:p>19/10/2014</text:p>
          </table:table-cell>
          <table:table-cell office:value-type="float" office:value="26628" table:style-name="ce6">
            <text:p>26,628</text:p>
          </table:table-cell>
          <table:table-cell table:number-columns-repeated="16382"/>
        </table:table-row>
        <table:table-row table:style-name="ro1">
          <table:table-cell office:value-type="date" office:date-value="2014-10-20T00:00:00" table:style-name="ce5">
            <text:p>20/10/2014</text:p>
          </table:table-cell>
          <table:table-cell office:value-type="float" office:value="28550" table:style-name="ce6">
            <text:p>28,550</text:p>
          </table:table-cell>
          <table:table-cell table:number-columns-repeated="16382"/>
        </table:table-row>
        <table:table-row table:style-name="ro1">
          <table:table-cell office:value-type="date" office:date-value="2014-10-21T00:00:00" table:style-name="ce5">
            <text:p>21/10/2014</text:p>
          </table:table-cell>
          <table:table-cell office:value-type="float" office:value="26893" table:style-name="ce6">
            <text:p>26,893</text:p>
          </table:table-cell>
          <table:table-cell table:number-columns-repeated="16382"/>
        </table:table-row>
        <table:table-row table:style-name="ro1">
          <table:table-cell office:value-type="date" office:date-value="2014-10-22T00:00:00" table:style-name="ce5">
            <text:p>22/10/2014</text:p>
          </table:table-cell>
          <table:table-cell office:value-type="float" office:value="28244" table:style-name="ce6">
            <text:p>28,244</text:p>
          </table:table-cell>
          <table:table-cell table:number-columns-repeated="16382"/>
        </table:table-row>
        <table:table-row table:style-name="ro1">
          <table:table-cell office:value-type="date" office:date-value="2014-10-23T00:00:00" table:style-name="ce5">
            <text:p>23/10/2014</text:p>
          </table:table-cell>
          <table:table-cell office:value-type="float" office:value="29215" table:style-name="ce6">
            <text:p>29,215</text:p>
          </table:table-cell>
          <table:table-cell table:number-columns-repeated="16382"/>
        </table:table-row>
        <table:table-row table:style-name="ro1">
          <table:table-cell office:value-type="date" office:date-value="2014-10-24T00:00:00" table:style-name="ce5">
            <text:p>24/10/2014</text:p>
          </table:table-cell>
          <table:table-cell office:value-type="float" office:value="29873" table:style-name="ce6">
            <text:p>29,873</text:p>
          </table:table-cell>
          <table:table-cell table:number-columns-repeated="16382"/>
        </table:table-row>
        <table:table-row table:style-name="ro1">
          <table:table-cell office:value-type="date" office:date-value="2014-10-25T00:00:00" table:style-name="ce5">
            <text:p>25/10/2014</text:p>
          </table:table-cell>
          <table:table-cell office:value-type="float" office:value="23758" table:style-name="ce6">
            <text:p>23,758</text:p>
          </table:table-cell>
          <table:table-cell table:number-columns-repeated="16382"/>
        </table:table-row>
        <table:table-row table:style-name="ro1">
          <table:table-cell office:value-type="date" office:date-value="2014-10-26T00:00:00" table:style-name="ce5">
            <text:p>26/10/2014</text:p>
          </table:table-cell>
          <table:table-cell office:value-type="float" office:value="24660" table:style-name="ce6">
            <text:p>24,660</text:p>
          </table:table-cell>
          <table:table-cell table:number-columns-repeated="16382"/>
        </table:table-row>
        <table:table-row table:style-name="ro1">
          <table:table-cell office:value-type="date" office:date-value="2014-10-27T00:00:00" table:style-name="ce5">
            <text:p>27/10/2014</text:p>
          </table:table-cell>
          <table:table-cell office:value-type="float" office:value="27128" table:style-name="ce6">
            <text:p>27,128</text:p>
          </table:table-cell>
          <table:table-cell table:number-columns-repeated="16382"/>
        </table:table-row>
        <table:table-row table:style-name="ro1">
          <table:table-cell office:value-type="date" office:date-value="2014-10-28T00:00:00" table:style-name="ce5">
            <text:p>28/10/2014</text:p>
          </table:table-cell>
          <table:table-cell office:value-type="float" office:value="26179" table:style-name="ce6">
            <text:p>26,179</text:p>
          </table:table-cell>
          <table:table-cell table:number-columns-repeated="16382"/>
        </table:table-row>
        <table:table-row table:style-name="ro1">
          <table:table-cell office:value-type="date" office:date-value="2014-10-29T00:00:00" table:style-name="ce5">
            <text:p>29/10/2014</text:p>
          </table:table-cell>
          <table:table-cell office:value-type="float" office:value="26564" table:style-name="ce6">
            <text:p>26,564</text:p>
          </table:table-cell>
          <table:table-cell table:number-columns-repeated="16382"/>
        </table:table-row>
        <table:table-row table:style-name="ro1">
          <table:table-cell office:value-type="date" office:date-value="2014-10-30T00:00:00" table:style-name="ce5">
            <text:p>30/10/2014</text:p>
          </table:table-cell>
          <table:table-cell office:value-type="float" office:value="27270" table:style-name="ce6">
            <text:p>27,270</text:p>
          </table:table-cell>
          <table:table-cell table:number-columns-repeated="16382"/>
        </table:table-row>
        <table:table-row table:style-name="ro1">
          <table:table-cell office:value-type="date" office:date-value="2014-10-31T00:00:00" table:style-name="ce5">
            <text:p>31/10/2014</text:p>
          </table:table-cell>
          <table:table-cell office:value-type="float" office:value="27670" table:style-name="ce6">
            <text:p>27,670</text:p>
          </table:table-cell>
          <table:table-cell table:number-columns-repeated="16382"/>
        </table:table-row>
        <table:table-row table:style-name="ro1">
          <table:table-cell office:value-type="date" office:date-value="2014-11-01T00:00:00" table:style-name="ce5">
            <text:p>01/11/2014</text:p>
          </table:table-cell>
          <table:table-cell office:value-type="float" office:value="21203" table:style-name="ce6">
            <text:p>21,203</text:p>
          </table:table-cell>
          <table:table-cell table:number-columns-repeated="16382"/>
        </table:table-row>
        <table:table-row table:style-name="ro1">
          <table:table-cell office:value-type="date" office:date-value="2014-11-02T00:00:00" table:style-name="ce5">
            <text:p>02/11/2014</text:p>
          </table:table-cell>
          <table:table-cell office:value-type="float" office:value="24118" table:style-name="ce6">
            <text:p>24,118</text:p>
          </table:table-cell>
          <table:table-cell table:number-columns-repeated="16382"/>
        </table:table-row>
        <table:table-row table:style-name="ro1">
          <table:table-cell office:value-type="date" office:date-value="2014-11-03T00:00:00" table:style-name="ce5">
            <text:p>03/11/2014</text:p>
          </table:table-cell>
          <table:table-cell office:value-type="float" office:value="26484" table:style-name="ce6">
            <text:p>26,484</text:p>
          </table:table-cell>
          <table:table-cell table:number-columns-repeated="16382"/>
        </table:table-row>
        <table:table-row table:style-name="ro1">
          <table:table-cell office:value-type="date" office:date-value="2014-11-04T00:00:00" table:style-name="ce5">
            <text:p>04/11/2014</text:p>
          </table:table-cell>
          <table:table-cell office:value-type="float" office:value="25401" table:style-name="ce6">
            <text:p>25,401</text:p>
          </table:table-cell>
          <table:table-cell table:number-columns-repeated="16382"/>
        </table:table-row>
        <table:table-row table:style-name="ro1">
          <table:table-cell office:value-type="date" office:date-value="2014-11-05T00:00:00" table:style-name="ce5">
            <text:p>05/11/2014</text:p>
          </table:table-cell>
          <table:table-cell office:value-type="float" office:value="25886" table:style-name="ce6">
            <text:p>25,886</text:p>
          </table:table-cell>
          <table:table-cell table:number-columns-repeated="16382"/>
        </table:table-row>
        <table:table-row table:style-name="ro1">
          <table:table-cell office:value-type="date" office:date-value="2014-11-06T00:00:00" table:style-name="ce5">
            <text:p>06/11/2014</text:p>
          </table:table-cell>
          <table:table-cell office:value-type="float" office:value="26159" table:style-name="ce6">
            <text:p>26,159</text:p>
          </table:table-cell>
          <table:table-cell table:number-columns-repeated="16382"/>
        </table:table-row>
        <table:table-row table:style-name="ro1">
          <table:table-cell office:value-type="date" office:date-value="2014-11-07T00:00:00" table:style-name="ce5">
            <text:p>07/11/2014</text:p>
          </table:table-cell>
          <table:table-cell office:value-type="float" office:value="26836" table:style-name="ce6">
            <text:p>26,836</text:p>
          </table:table-cell>
          <table:table-cell table:number-columns-repeated="16382"/>
        </table:table-row>
        <table:table-row table:style-name="ro1">
          <table:table-cell office:value-type="date" office:date-value="2014-11-08T00:00:00" table:style-name="ce5">
            <text:p>08/11/2014</text:p>
          </table:table-cell>
          <table:table-cell office:value-type="float" office:value="19560" table:style-name="ce6">
            <text:p>19,560</text:p>
          </table:table-cell>
          <table:table-cell table:number-columns-repeated="16382"/>
        </table:table-row>
        <table:table-row table:style-name="ro1">
          <table:table-cell office:value-type="date" office:date-value="2014-11-09T00:00:00" table:style-name="ce5">
            <text:p>09/11/2014</text:p>
          </table:table-cell>
          <table:table-cell office:value-type="float" office:value="22310" table:style-name="ce6">
            <text:p>22,310</text:p>
          </table:table-cell>
          <table:table-cell table:number-columns-repeated="16382"/>
        </table:table-row>
        <table:table-row table:style-name="ro1">
          <table:table-cell office:value-type="date" office:date-value="2014-11-10T00:00:00" table:style-name="ce5">
            <text:p>10/11/2014</text:p>
          </table:table-cell>
          <table:table-cell office:value-type="float" office:value="25039" table:style-name="ce6">
            <text:p>25,039</text:p>
          </table:table-cell>
          <table:table-cell table:number-columns-repeated="16382"/>
        </table:table-row>
        <table:table-row table:style-name="ro1">
          <table:table-cell office:value-type="date" office:date-value="2014-11-11T00:00:00" table:style-name="ce5">
            <text:p>11/11/2014</text:p>
          </table:table-cell>
          <table:table-cell office:value-type="float" office:value="24055" table:style-name="ce6">
            <text:p>24,055</text:p>
          </table:table-cell>
          <table:table-cell table:number-columns-repeated="16382"/>
        </table:table-row>
        <table:table-row table:style-name="ro1">
          <table:table-cell office:value-type="date" office:date-value="2014-11-12T00:00:00" table:style-name="ce5">
            <text:p>12/11/2014</text:p>
          </table:table-cell>
          <table:table-cell office:value-type="float" office:value="25095" table:style-name="ce6">
            <text:p>25,095</text:p>
          </table:table-cell>
          <table:table-cell table:number-columns-repeated="16382"/>
        </table:table-row>
        <table:table-row table:style-name="ro1">
          <table:table-cell office:value-type="date" office:date-value="2014-11-13T00:00:00" table:style-name="ce5">
            <text:p>13/11/2014</text:p>
          </table:table-cell>
          <table:table-cell office:value-type="float" office:value="25954" table:style-name="ce6">
            <text:p>25,954</text:p>
          </table:table-cell>
          <table:table-cell table:number-columns-repeated="16382"/>
        </table:table-row>
        <table:table-row table:style-name="ro1">
          <table:table-cell office:value-type="date" office:date-value="2014-11-14T00:00:00" table:style-name="ce5">
            <text:p>14/11/2014</text:p>
          </table:table-cell>
          <table:table-cell office:value-type="float" office:value="26514" table:style-name="ce6">
            <text:p>26,514</text:p>
          </table:table-cell>
          <table:table-cell table:number-columns-repeated="16382"/>
        </table:table-row>
        <table:table-row table:style-name="ro1">
          <table:table-cell office:value-type="date" office:date-value="2014-11-15T00:00:00" table:style-name="ce5">
            <text:p>15/11/2014</text:p>
          </table:table-cell>
          <table:table-cell office:value-type="float" office:value="18852" table:style-name="ce6">
            <text:p>18,852</text:p>
          </table:table-cell>
          <table:table-cell table:number-columns-repeated="16382"/>
        </table:table-row>
        <table:table-row table:style-name="ro1">
          <table:table-cell office:value-type="date" office:date-value="2014-11-16T00:00:00" table:style-name="ce5">
            <text:p>16/11/2014</text:p>
          </table:table-cell>
          <table:table-cell office:value-type="float" office:value="22184" table:style-name="ce6">
            <text:p>22,184</text:p>
          </table:table-cell>
          <table:table-cell table:number-columns-repeated="16382"/>
        </table:table-row>
        <table:table-row table:style-name="ro1">
          <table:table-cell office:value-type="date" office:date-value="2014-11-17T00:00:00" table:style-name="ce5">
            <text:p>17/11/2014</text:p>
          </table:table-cell>
          <table:table-cell office:value-type="float" office:value="25598" table:style-name="ce6">
            <text:p>25,598</text:p>
          </table:table-cell>
          <table:table-cell table:number-columns-repeated="16382"/>
        </table:table-row>
        <table:table-row table:style-name="ro1">
          <table:table-cell office:value-type="date" office:date-value="2014-11-18T00:00:00" table:style-name="ce5">
            <text:p>18/11/2014</text:p>
          </table:table-cell>
          <table:table-cell office:value-type="float" office:value="24458" table:style-name="ce6">
            <text:p>24,458</text:p>
          </table:table-cell>
          <table:table-cell table:number-columns-repeated="16382"/>
        </table:table-row>
        <table:table-row table:style-name="ro1">
          <table:table-cell office:value-type="date" office:date-value="2014-11-19T00:00:00" table:style-name="ce5">
            <text:p>19/11/2014</text:p>
          </table:table-cell>
          <table:table-cell office:value-type="float" office:value="24891" table:style-name="ce6">
            <text:p>24,891</text:p>
          </table:table-cell>
          <table:table-cell table:number-columns-repeated="16382"/>
        </table:table-row>
        <table:table-row table:style-name="ro1">
          <table:table-cell office:value-type="date" office:date-value="2014-11-20T00:00:00" table:style-name="ce5">
            <text:p>20/11/2014</text:p>
          </table:table-cell>
          <table:table-cell office:value-type="float" office:value="25910" table:style-name="ce6">
            <text:p>25,910</text:p>
          </table:table-cell>
          <table:table-cell table:number-columns-repeated="16382"/>
        </table:table-row>
        <table:table-row table:style-name="ro1">
          <table:table-cell office:value-type="date" office:date-value="2014-11-21T00:00:00" table:style-name="ce5">
            <text:p>21/11/2014</text:p>
          </table:table-cell>
          <table:table-cell office:value-type="float" office:value="26532" table:style-name="ce6">
            <text:p>26,532</text:p>
          </table:table-cell>
          <table:table-cell table:number-columns-repeated="16382"/>
        </table:table-row>
        <table:table-row table:style-name="ro1">
          <table:table-cell office:value-type="date" office:date-value="2014-11-22T00:00:00" table:style-name="ce5">
            <text:p>22/11/2014</text:p>
          </table:table-cell>
          <table:table-cell office:value-type="float" office:value="18773" table:style-name="ce6">
            <text:p>18,773</text:p>
          </table:table-cell>
          <table:table-cell table:number-columns-repeated="16382"/>
        </table:table-row>
        <table:table-row table:style-name="ro1">
          <table:table-cell office:value-type="date" office:date-value="2014-11-23T00:00:00" table:style-name="ce5">
            <text:p>23/11/2014</text:p>
          </table:table-cell>
          <table:table-cell office:value-type="float" office:value="22035" table:style-name="ce6">
            <text:p>22,035</text:p>
          </table:table-cell>
          <table:table-cell table:number-columns-repeated="16382"/>
        </table:table-row>
        <table:table-row table:style-name="ro1">
          <table:table-cell office:value-type="date" office:date-value="2014-11-24T00:00:00" table:style-name="ce5">
            <text:p>24/11/2014</text:p>
          </table:table-cell>
          <table:table-cell office:value-type="float" office:value="25335" table:style-name="ce6">
            <text:p>25,335</text:p>
          </table:table-cell>
          <table:table-cell table:number-columns-repeated="16382"/>
        </table:table-row>
        <table:table-row table:style-name="ro1">
          <table:table-cell office:value-type="date" office:date-value="2014-11-25T00:00:00" table:style-name="ce5">
            <text:p>25/11/2014</text:p>
          </table:table-cell>
          <table:table-cell office:value-type="float" office:value="24026" table:style-name="ce6">
            <text:p>24,026</text:p>
          </table:table-cell>
          <table:table-cell table:number-columns-repeated="16382"/>
        </table:table-row>
        <table:table-row table:style-name="ro1">
          <table:table-cell office:value-type="date" office:date-value="2014-11-26T00:00:00" table:style-name="ce5">
            <text:p>26/11/2014</text:p>
          </table:table-cell>
          <table:table-cell office:value-type="float" office:value="24247" table:style-name="ce6">
            <text:p>24,247</text:p>
          </table:table-cell>
          <table:table-cell table:number-columns-repeated="16382"/>
        </table:table-row>
        <table:table-row table:style-name="ro1">
          <table:table-cell office:value-type="date" office:date-value="2014-11-27T00:00:00" table:style-name="ce5">
            <text:p>27/11/2014</text:p>
          </table:table-cell>
          <table:table-cell office:value-type="float" office:value="24825" table:style-name="ce6">
            <text:p>24,825</text:p>
          </table:table-cell>
          <table:table-cell table:number-columns-repeated="16382"/>
        </table:table-row>
        <table:table-row table:style-name="ro1">
          <table:table-cell office:value-type="date" office:date-value="2014-11-28T00:00:00" table:style-name="ce5">
            <text:p>28/11/2014</text:p>
          </table:table-cell>
          <table:table-cell office:value-type="float" office:value="25834" table:style-name="ce6">
            <text:p>25,834</text:p>
          </table:table-cell>
          <table:table-cell table:number-columns-repeated="16382"/>
        </table:table-row>
        <table:table-row table:style-name="ro1">
          <table:table-cell office:value-type="date" office:date-value="2014-11-29T00:00:00" table:style-name="ce5">
            <text:p>29/11/2014</text:p>
          </table:table-cell>
          <table:table-cell office:value-type="float" office:value="18467" table:style-name="ce6">
            <text:p>18,467</text:p>
          </table:table-cell>
          <table:table-cell table:number-columns-repeated="16382"/>
        </table:table-row>
        <table:table-row table:style-name="ro1">
          <table:table-cell office:value-type="date" office:date-value="2014-11-30T00:00:00" table:style-name="ce5">
            <text:p>30/11/2014</text:p>
          </table:table-cell>
          <table:table-cell office:value-type="float" office:value="21613" table:style-name="ce6">
            <text:p>21,613</text:p>
          </table:table-cell>
          <table:table-cell table:number-columns-repeated="16382"/>
        </table:table-row>
        <table:table-row table:style-name="ro1">
          <table:table-cell office:value-type="date" office:date-value="2014-12-01T00:00:00" table:style-name="ce5">
            <text:p>01/12/2014</text:p>
          </table:table-cell>
          <table:table-cell office:value-type="float" office:value="24518" table:style-name="ce6">
            <text:p>24,518</text:p>
          </table:table-cell>
          <table:table-cell table:number-columns-repeated="16382"/>
        </table:table-row>
        <table:table-row table:style-name="ro1">
          <table:table-cell office:value-type="date" office:date-value="2014-12-02T00:00:00" table:style-name="ce5">
            <text:p>02/12/2014</text:p>
          </table:table-cell>
          <table:table-cell office:value-type="float" office:value="22705" table:style-name="ce6">
            <text:p>22,705</text:p>
          </table:table-cell>
          <table:table-cell table:number-columns-repeated="16382"/>
        </table:table-row>
        <table:table-row table:style-name="ro1">
          <table:table-cell office:value-type="date" office:date-value="2014-12-03T00:00:00" table:style-name="ce5">
            <text:p>03/12/2014</text:p>
          </table:table-cell>
          <table:table-cell office:value-type="float" office:value="24261" table:style-name="ce6">
            <text:p>24,261</text:p>
          </table:table-cell>
          <table:table-cell table:number-columns-repeated="16382"/>
        </table:table-row>
        <table:table-row table:style-name="ro1">
          <table:table-cell office:value-type="date" office:date-value="2014-12-04T00:00:00" table:style-name="ce5">
            <text:p>04/12/2014</text:p>
          </table:table-cell>
          <table:table-cell office:value-type="float" office:value="25092" table:style-name="ce6">
            <text:p>25,092</text:p>
          </table:table-cell>
          <table:table-cell table:number-columns-repeated="16382"/>
        </table:table-row>
        <table:table-row table:style-name="ro1">
          <table:table-cell office:value-type="date" office:date-value="2014-12-05T00:00:00" table:style-name="ce5">
            <text:p>05/12/2014</text:p>
          </table:table-cell>
          <table:table-cell office:value-type="float" office:value="26277" table:style-name="ce6">
            <text:p>26,277</text:p>
          </table:table-cell>
          <table:table-cell table:number-columns-repeated="16382"/>
        </table:table-row>
        <table:table-row table:style-name="ro1">
          <table:table-cell office:value-type="date" office:date-value="2014-12-06T00:00:00" table:style-name="ce5">
            <text:p>06/12/2014</text:p>
          </table:table-cell>
          <table:table-cell office:value-type="float" office:value="18569" table:style-name="ce6">
            <text:p>18,569</text:p>
          </table:table-cell>
          <table:table-cell table:number-columns-repeated="16382"/>
        </table:table-row>
        <table:table-row table:style-name="ro1">
          <table:table-cell office:value-type="date" office:date-value="2014-12-07T00:00:00" table:style-name="ce5">
            <text:p>07/12/2014</text:p>
          </table:table-cell>
          <table:table-cell office:value-type="float" office:value="21231" table:style-name="ce6">
            <text:p>21,231</text:p>
          </table:table-cell>
          <table:table-cell table:number-columns-repeated="16382"/>
        </table:table-row>
        <table:table-row table:style-name="ro1">
          <table:table-cell office:value-type="date" office:date-value="2014-12-08T00:00:00" table:style-name="ce5">
            <text:p>08/12/2014</text:p>
          </table:table-cell>
          <table:table-cell office:value-type="float" office:value="24429" table:style-name="ce6">
            <text:p>24,429</text:p>
          </table:table-cell>
          <table:table-cell table:number-columns-repeated="16382"/>
        </table:table-row>
        <table:table-row table:style-name="ro1">
          <table:table-cell office:value-type="date" office:date-value="2014-12-09T00:00:00" table:style-name="ce5">
            <text:p>09/12/2014</text:p>
          </table:table-cell>
          <table:table-cell office:value-type="float" office:value="24202" table:style-name="ce6">
            <text:p>24,202</text:p>
          </table:table-cell>
          <table:table-cell table:number-columns-repeated="16382"/>
        </table:table-row>
        <table:table-row table:style-name="ro1">
          <table:table-cell office:value-type="date" office:date-value="2014-12-10T00:00:00" table:style-name="ce5">
            <text:p>10/12/2014</text:p>
          </table:table-cell>
          <table:table-cell office:value-type="float" office:value="24220" table:style-name="ce6">
            <text:p>24,220</text:p>
          </table:table-cell>
          <table:table-cell table:number-columns-repeated="16382"/>
        </table:table-row>
        <table:table-row table:style-name="ro1">
          <table:table-cell office:value-type="date" office:date-value="2014-12-11T00:00:00" table:style-name="ce5">
            <text:p>11/12/2014</text:p>
          </table:table-cell>
          <table:table-cell office:value-type="float" office:value="24988" table:style-name="ce6">
            <text:p>24,988</text:p>
          </table:table-cell>
          <table:table-cell table:number-columns-repeated="16382"/>
        </table:table-row>
        <table:table-row table:style-name="ro1">
          <table:table-cell office:value-type="date" office:date-value="2014-12-12T00:00:00" table:style-name="ce5">
            <text:p>12/12/2014</text:p>
          </table:table-cell>
          <table:table-cell office:value-type="float" office:value="24907" table:style-name="ce6">
            <text:p>24,907</text:p>
          </table:table-cell>
          <table:table-cell table:number-columns-repeated="16382"/>
        </table:table-row>
        <table:table-row table:style-name="ro1">
          <table:table-cell office:value-type="date" office:date-value="2014-12-13T00:00:00" table:style-name="ce5">
            <text:p>13/12/2014</text:p>
          </table:table-cell>
          <table:table-cell office:value-type="float" office:value="19244" table:style-name="ce6">
            <text:p>19,244</text:p>
          </table:table-cell>
          <table:table-cell table:number-columns-repeated="16382"/>
        </table:table-row>
        <table:table-row table:style-name="ro1">
          <table:table-cell office:value-type="date" office:date-value="2014-12-14T00:00:00" table:style-name="ce5">
            <text:p>14/12/2014</text:p>
          </table:table-cell>
          <table:table-cell office:value-type="float" office:value="21786" table:style-name="ce6">
            <text:p>21,786</text:p>
          </table:table-cell>
          <table:table-cell table:number-columns-repeated="16382"/>
        </table:table-row>
        <table:table-row table:style-name="ro1">
          <table:table-cell office:value-type="date" office:date-value="2014-12-15T00:00:00" table:style-name="ce5">
            <text:p>15/12/2014</text:p>
          </table:table-cell>
          <table:table-cell office:value-type="float" office:value="24058" table:style-name="ce6">
            <text:p>24,058</text:p>
          </table:table-cell>
          <table:table-cell table:number-columns-repeated="16382"/>
        </table:table-row>
        <table:table-row table:style-name="ro1">
          <table:table-cell office:value-type="date" office:date-value="2014-12-16T00:00:00" table:style-name="ce5">
            <text:p>16/12/2014</text:p>
          </table:table-cell>
          <table:table-cell office:value-type="float" office:value="24245" table:style-name="ce6">
            <text:p>24,245</text:p>
          </table:table-cell>
          <table:table-cell table:number-columns-repeated="16382"/>
        </table:table-row>
        <table:table-row table:style-name="ro1">
          <table:table-cell office:value-type="date" office:date-value="2014-12-17T00:00:00" table:style-name="ce5">
            <text:p>17/12/2014</text:p>
          </table:table-cell>
          <table:table-cell office:value-type="float" office:value="25008" table:style-name="ce6">
            <text:p>25,008</text:p>
          </table:table-cell>
          <table:table-cell table:number-columns-repeated="16382"/>
        </table:table-row>
        <table:table-row table:style-name="ro1">
          <table:table-cell office:value-type="date" office:date-value="2014-12-18T00:00:00" table:style-name="ce5">
            <text:p>18/12/2014</text:p>
          </table:table-cell>
          <table:table-cell office:value-type="float" office:value="26052" table:style-name="ce6">
            <text:p>26,052</text:p>
          </table:table-cell>
          <table:table-cell table:number-columns-repeated="16382"/>
        </table:table-row>
        <table:table-row table:style-name="ro1">
          <table:table-cell office:value-type="date" office:date-value="2014-12-19T00:00:00" table:style-name="ce5">
            <text:p>19/12/2014</text:p>
          </table:table-cell>
          <table:table-cell office:value-type="float" office:value="26912" table:style-name="ce6">
            <text:p>26,912</text:p>
          </table:table-cell>
          <table:table-cell table:number-columns-repeated="16382"/>
        </table:table-row>
        <table:table-row table:style-name="ro1">
          <table:table-cell office:value-type="date" office:date-value="2014-12-20T00:00:00" table:style-name="ce5">
            <text:p>20/12/2014</text:p>
          </table:table-cell>
          <table:table-cell office:value-type="float" office:value="21263" table:style-name="ce6">
            <text:p>21,263</text:p>
          </table:table-cell>
          <table:table-cell table:number-columns-repeated="16382"/>
        </table:table-row>
        <table:table-row table:style-name="ro1">
          <table:table-cell office:value-type="date" office:date-value="2014-12-21T00:00:00" table:style-name="ce5">
            <text:p>21/12/2014</text:p>
          </table:table-cell>
          <table:table-cell office:value-type="float" office:value="22709" table:style-name="ce6">
            <text:p>22,709</text:p>
          </table:table-cell>
          <table:table-cell table:number-columns-repeated="16382"/>
        </table:table-row>
        <table:table-row table:style-name="ro1">
          <table:table-cell office:value-type="date" office:date-value="2014-12-22T00:00:00" table:style-name="ce5">
            <text:p>22/12/2014</text:p>
          </table:table-cell>
          <table:table-cell office:value-type="float" office:value="23426" table:style-name="ce6">
            <text:p>23,426</text:p>
          </table:table-cell>
          <table:table-cell table:number-columns-repeated="16382"/>
        </table:table-row>
        <table:table-row table:style-name="ro1">
          <table:table-cell office:value-type="date" office:date-value="2014-12-23T00:00:00" table:style-name="ce5">
            <text:p>23/12/2014</text:p>
          </table:table-cell>
          <table:table-cell office:value-type="float" office:value="22528" table:style-name="ce6">
            <text:p>22,528</text:p>
          </table:table-cell>
          <table:table-cell table:number-columns-repeated="16382"/>
        </table:table-row>
        <table:table-row table:style-name="ro1">
          <table:table-cell office:value-type="date" office:date-value="2014-12-24T00:00:00" table:style-name="ce5">
            <text:p>24/12/2014</text:p>
          </table:table-cell>
          <table:table-cell office:value-type="float" office:value="16208" table:style-name="ce6">
            <text:p>16,208</text:p>
          </table:table-cell>
          <table:table-cell table:number-columns-repeated="16382"/>
        </table:table-row>
        <table:table-row table:style-name="ro1">
          <table:table-cell office:value-type="date" office:date-value="2014-12-25T00:00:00" table:style-name="ce5">
            <text:p>25/12/2014</text:p>
          </table:table-cell>
          <table:table-cell office:value-type="float" office:value="10965" table:style-name="ce6">
            <text:p>10,965</text:p>
          </table:table-cell>
          <table:table-cell table:number-columns-repeated="16382"/>
        </table:table-row>
        <table:table-row table:style-name="ro1">
          <table:table-cell office:value-type="date" office:date-value="2014-12-26T00:00:00" table:style-name="ce5">
            <text:p>26/12/2014</text:p>
          </table:table-cell>
          <table:table-cell office:value-type="float" office:value="19650" table:style-name="ce6">
            <text:p>19,650</text:p>
          </table:table-cell>
          <table:table-cell table:number-columns-repeated="16382"/>
        </table:table-row>
        <table:table-row table:style-name="ro1">
          <table:table-cell office:value-type="date" office:date-value="2014-12-27T00:00:00" table:style-name="ce5">
            <text:p>27/12/2014</text:p>
          </table:table-cell>
          <table:table-cell office:value-type="float" office:value="19312" table:style-name="ce6">
            <text:p>19,312</text:p>
          </table:table-cell>
          <table:table-cell table:number-columns-repeated="16382"/>
        </table:table-row>
        <table:table-row table:style-name="ro1">
          <table:table-cell office:value-type="date" office:date-value="2014-12-28T00:00:00" table:style-name="ce5">
            <text:p>28/12/2014</text:p>
          </table:table-cell>
          <table:table-cell office:value-type="float" office:value="21475" table:style-name="ce6">
            <text:p>21,475</text:p>
          </table:table-cell>
          <table:table-cell table:number-columns-repeated="16382"/>
        </table:table-row>
        <table:table-row table:style-name="ro1">
          <table:table-cell office:value-type="date" office:date-value="2014-12-29T00:00:00" table:style-name="ce5">
            <text:p>29/12/2014</text:p>
          </table:table-cell>
          <table:table-cell office:value-type="float" office:value="21698" table:style-name="ce6">
            <text:p>21,698</text:p>
          </table:table-cell>
          <table:table-cell table:number-columns-repeated="16382"/>
        </table:table-row>
        <table:table-row table:style-name="ro1">
          <table:table-cell office:value-type="date" office:date-value="2014-12-30T00:00:00" table:style-name="ce5">
            <text:p>30/12/2014</text:p>
          </table:table-cell>
          <table:table-cell office:value-type="float" office:value="21232" table:style-name="ce6">
            <text:p>21,232</text:p>
          </table:table-cell>
          <table:table-cell table:number-columns-repeated="16382"/>
        </table:table-row>
        <table:table-row table:style-name="ro1">
          <table:table-cell office:value-type="date" office:date-value="2014-12-31T00:00:00" table:style-name="ce5">
            <text:p>31/12/2014</text:p>
          </table:table-cell>
          <table:table-cell office:value-type="float" office:value="15615" table:style-name="ce6">
            <text:p>15,615</text:p>
          </table:table-cell>
          <table:table-cell table:number-columns-repeated="16382"/>
        </table:table-row>
        <table:table-row table:style-name="ro1">
          <table:table-cell office:value-type="date" office:date-value="2015-01-01T00:00:00" table:style-name="ce5">
            <text:p>01/01/2015</text:p>
          </table:table-cell>
          <table:table-cell office:value-type="float" office:value="15718" table:style-name="ce6">
            <text:p>15,718</text:p>
          </table:table-cell>
          <table:table-cell table:number-columns-repeated="16382"/>
        </table:table-row>
        <table:table-row table:style-name="ro1">
          <table:table-cell office:value-type="date" office:date-value="2015-01-02T00:00:00" table:style-name="ce5">
            <text:p>02/01/2015</text:p>
          </table:table-cell>
          <table:table-cell office:value-type="float" office:value="22550" table:style-name="ce6">
            <text:p>22,550</text:p>
          </table:table-cell>
          <table:table-cell table:number-columns-repeated="16382"/>
        </table:table-row>
        <table:table-row table:style-name="ro1">
          <table:table-cell office:value-type="date" office:date-value="2015-01-03T00:00:00" table:style-name="ce5">
            <text:p>03/01/2015</text:p>
          </table:table-cell>
          <table:table-cell office:value-type="float" office:value="20727" table:style-name="ce6">
            <text:p>20,727</text:p>
          </table:table-cell>
          <table:table-cell table:number-columns-repeated="16382"/>
        </table:table-row>
        <table:table-row table:style-name="ro1">
          <table:table-cell office:value-type="date" office:date-value="2015-01-04T00:00:00" table:style-name="ce5">
            <text:p>04/01/2015</text:p>
          </table:table-cell>
          <table:table-cell office:value-type="float" office:value="22475" table:style-name="ce6">
            <text:p>22,475</text:p>
          </table:table-cell>
          <table:table-cell table:number-columns-repeated="16382"/>
        </table:table-row>
        <table:table-row table:style-name="ro1">
          <table:table-cell office:value-type="date" office:date-value="2015-01-05T00:00:00" table:style-name="ce5">
            <text:p>05/01/2015</text:p>
          </table:table-cell>
          <table:table-cell office:value-type="float" office:value="23072" table:style-name="ce6">
            <text:p>23,072</text:p>
          </table:table-cell>
          <table:table-cell table:number-columns-repeated="16382"/>
        </table:table-row>
        <table:table-row table:style-name="ro1">
          <table:table-cell office:value-type="date" office:date-value="2015-01-06T00:00:00" table:style-name="ce5">
            <text:p>06/01/2015</text:p>
          </table:table-cell>
          <table:table-cell office:value-type="float" office:value="21839" table:style-name="ce6">
            <text:p>21,839</text:p>
          </table:table-cell>
          <table:table-cell table:number-columns-repeated="16382"/>
        </table:table-row>
        <table:table-row table:style-name="ro1">
          <table:table-cell office:value-type="date" office:date-value="2015-01-07T00:00:00" table:style-name="ce5">
            <text:p>07/01/2015</text:p>
          </table:table-cell>
          <table:table-cell office:value-type="float" office:value="21875" table:style-name="ce6">
            <text:p>21,875</text:p>
          </table:table-cell>
          <table:table-cell table:number-columns-repeated="16382"/>
        </table:table-row>
        <table:table-row table:style-name="ro1">
          <table:table-cell office:value-type="date" office:date-value="2015-01-08T00:00:00" table:style-name="ce5">
            <text:p>08/01/2015</text:p>
          </table:table-cell>
          <table:table-cell office:value-type="float" office:value="22911" table:style-name="ce6">
            <text:p>22,911</text:p>
          </table:table-cell>
          <table:table-cell table:number-columns-repeated="16382"/>
        </table:table-row>
        <table:table-row table:style-name="ro1">
          <table:table-cell office:value-type="date" office:date-value="2015-01-09T00:00:00" table:style-name="ce5">
            <text:p>09/01/2015</text:p>
          </table:table-cell>
          <table:table-cell office:value-type="float" office:value="23798" table:style-name="ce6">
            <text:p>23,798</text:p>
          </table:table-cell>
          <table:table-cell table:number-columns-repeated="16382"/>
        </table:table-row>
        <table:table-row table:style-name="ro1">
          <table:table-cell office:value-type="date" office:date-value="2015-01-10T00:00:00" table:style-name="ce5">
            <text:p>10/01/2015</text:p>
          </table:table-cell>
          <table:table-cell office:value-type="float" office:value="18557" table:style-name="ce6">
            <text:p>18,557</text:p>
          </table:table-cell>
          <table:table-cell table:number-columns-repeated="16382"/>
        </table:table-row>
        <table:table-row table:style-name="ro1">
          <table:table-cell office:value-type="date" office:date-value="2015-01-11T00:00:00" table:style-name="ce5">
            <text:p>11/01/2015</text:p>
          </table:table-cell>
          <table:table-cell office:value-type="float" office:value="21570" table:style-name="ce6">
            <text:p>21,570</text:p>
          </table:table-cell>
          <table:table-cell table:number-columns-repeated="16382"/>
        </table:table-row>
        <table:table-row table:style-name="ro1">
          <table:table-cell office:value-type="date" office:date-value="2015-01-12T00:00:00" table:style-name="ce5">
            <text:p>12/01/2015</text:p>
          </table:table-cell>
          <table:table-cell office:value-type="float" office:value="23600" table:style-name="ce6">
            <text:p>23,600</text:p>
          </table:table-cell>
          <table:table-cell table:number-columns-repeated="16382"/>
        </table:table-row>
        <table:table-row table:style-name="ro1">
          <table:table-cell office:value-type="date" office:date-value="2015-01-13T00:00:00" table:style-name="ce5">
            <text:p>13/01/2015</text:p>
          </table:table-cell>
          <table:table-cell office:value-type="float" office:value="22334" table:style-name="ce6">
            <text:p>22,334</text:p>
          </table:table-cell>
          <table:table-cell table:number-columns-repeated="16382"/>
        </table:table-row>
        <table:table-row table:style-name="ro1">
          <table:table-cell office:value-type="date" office:date-value="2015-01-14T00:00:00" table:style-name="ce5">
            <text:p>14/01/2015</text:p>
          </table:table-cell>
          <table:table-cell office:value-type="float" office:value="22580" table:style-name="ce6">
            <text:p>22,580</text:p>
          </table:table-cell>
          <table:table-cell table:number-columns-repeated="16382"/>
        </table:table-row>
        <table:table-row table:style-name="ro1">
          <table:table-cell office:value-type="date" office:date-value="2015-01-15T00:00:00" table:style-name="ce5">
            <text:p>15/01/2015</text:p>
          </table:table-cell>
          <table:table-cell office:value-type="float" office:value="23613" table:style-name="ce6">
            <text:p>23,613</text:p>
          </table:table-cell>
          <table:table-cell table:number-columns-repeated="16382"/>
        </table:table-row>
        <table:table-row table:style-name="ro1">
          <table:table-cell office:value-type="date" office:date-value="2015-01-16T00:00:00" table:style-name="ce5">
            <text:p>16/01/2015</text:p>
          </table:table-cell>
          <table:table-cell office:value-type="float" office:value="24589" table:style-name="ce6">
            <text:p>24,589</text:p>
          </table:table-cell>
          <table:table-cell table:number-columns-repeated="16382"/>
        </table:table-row>
        <table:table-row table:style-name="ro1">
          <table:table-cell office:value-type="date" office:date-value="2015-01-17T00:00:00" table:style-name="ce5">
            <text:p>17/01/2015</text:p>
          </table:table-cell>
          <table:table-cell office:value-type="float" office:value="18371" table:style-name="ce6">
            <text:p>18,371</text:p>
          </table:table-cell>
          <table:table-cell table:number-columns-repeated="16382"/>
        </table:table-row>
        <table:table-row table:style-name="ro1">
          <table:table-cell office:value-type="date" office:date-value="2015-01-18T00:00:00" table:style-name="ce5">
            <text:p>18/01/2015</text:p>
          </table:table-cell>
          <table:table-cell office:value-type="float" office:value="21100" table:style-name="ce6">
            <text:p>21,100</text:p>
          </table:table-cell>
          <table:table-cell table:number-columns-repeated="16382"/>
        </table:table-row>
        <table:table-row table:style-name="ro1">
          <table:table-cell office:value-type="date" office:date-value="2015-01-19T00:00:00" table:style-name="ce5">
            <text:p>19/01/2015</text:p>
          </table:table-cell>
          <table:table-cell office:value-type="float" office:value="23689" table:style-name="ce6">
            <text:p>23,689</text:p>
          </table:table-cell>
          <table:table-cell table:number-columns-repeated="16382"/>
        </table:table-row>
        <table:table-row table:style-name="ro1">
          <table:table-cell office:value-type="date" office:date-value="2015-01-20T00:00:00" table:style-name="ce5">
            <text:p>20/01/2015</text:p>
          </table:table-cell>
          <table:table-cell office:value-type="float" office:value="22720" table:style-name="ce6">
            <text:p>22,720</text:p>
          </table:table-cell>
          <table:table-cell table:number-columns-repeated="16382"/>
        </table:table-row>
        <table:table-row table:style-name="ro1">
          <table:table-cell office:value-type="date" office:date-value="2015-01-21T00:00:00" table:style-name="ce5">
            <text:p>21/01/2015</text:p>
          </table:table-cell>
          <table:table-cell office:value-type="float" office:value="23319" table:style-name="ce6">
            <text:p>23,319</text:p>
          </table:table-cell>
          <table:table-cell table:number-columns-repeated="16382"/>
        </table:table-row>
        <table:table-row table:style-name="ro1">
          <table:table-cell office:value-type="date" office:date-value="2015-01-22T00:00:00" table:style-name="ce5">
            <text:p>22/01/2015</text:p>
          </table:table-cell>
          <table:table-cell office:value-type="float" office:value="23842" table:style-name="ce6">
            <text:p>23,842</text:p>
          </table:table-cell>
          <table:table-cell table:number-columns-repeated="16382"/>
        </table:table-row>
        <table:table-row table:style-name="ro1">
          <table:table-cell office:value-type="date" office:date-value="2015-01-23T00:00:00" table:style-name="ce5">
            <text:p>23/01/2015</text:p>
          </table:table-cell>
          <table:table-cell office:value-type="float" office:value="25104" table:style-name="ce6">
            <text:p>25,104</text:p>
          </table:table-cell>
          <table:table-cell table:number-columns-repeated="16382"/>
        </table:table-row>
        <table:table-row table:style-name="ro1">
          <table:table-cell office:value-type="date" office:date-value="2015-01-24T00:00:00" table:style-name="ce5">
            <text:p>24/01/2015</text:p>
          </table:table-cell>
          <table:table-cell office:value-type="float" office:value="18470" table:style-name="ce6">
            <text:p>18,470</text:p>
          </table:table-cell>
          <table:table-cell table:number-columns-repeated="16382"/>
        </table:table-row>
        <table:table-row table:style-name="ro1">
          <table:table-cell office:value-type="date" office:date-value="2015-01-25T00:00:00" table:style-name="ce5">
            <text:p>25/01/2015</text:p>
          </table:table-cell>
          <table:table-cell office:value-type="float" office:value="21355" table:style-name="ce6">
            <text:p>21,355</text:p>
          </table:table-cell>
          <table:table-cell table:number-columns-repeated="16382"/>
        </table:table-row>
        <table:table-row table:style-name="ro1">
          <table:table-cell office:value-type="date" office:date-value="2015-01-26T00:00:00" table:style-name="ce5">
            <text:p>26/01/2015</text:p>
          </table:table-cell>
          <table:table-cell office:value-type="float" office:value="23940" table:style-name="ce6">
            <text:p>23,940</text:p>
          </table:table-cell>
          <table:table-cell table:number-columns-repeated="16382"/>
        </table:table-row>
        <table:table-row table:style-name="ro1">
          <table:table-cell office:value-type="date" office:date-value="2015-01-27T00:00:00" table:style-name="ce5">
            <text:p>27/01/2015</text:p>
          </table:table-cell>
          <table:table-cell office:value-type="float" office:value="22765" table:style-name="ce6">
            <text:p>22,765</text:p>
          </table:table-cell>
          <table:table-cell table:number-columns-repeated="16382"/>
        </table:table-row>
        <table:table-row table:style-name="ro1">
          <table:table-cell office:value-type="date" office:date-value="2015-01-28T00:00:00" table:style-name="ce5">
            <text:p>28/01/2015</text:p>
          </table:table-cell>
          <table:table-cell office:value-type="float" office:value="22891" table:style-name="ce6">
            <text:p>22,891</text:p>
          </table:table-cell>
          <table:table-cell table:number-columns-repeated="16382"/>
        </table:table-row>
        <table:table-row table:style-name="ro1">
          <table:table-cell office:value-type="date" office:date-value="2015-01-29T00:00:00" table:style-name="ce5">
            <text:p>29/01/2015</text:p>
          </table:table-cell>
          <table:table-cell office:value-type="float" office:value="23394" table:style-name="ce6">
            <text:p>23,394</text:p>
          </table:table-cell>
          <table:table-cell table:number-columns-repeated="16382"/>
        </table:table-row>
        <table:table-row table:style-name="ro1">
          <table:table-cell office:value-type="date" office:date-value="2015-01-30T00:00:00" table:style-name="ce5">
            <text:p>30/01/2015</text:p>
          </table:table-cell>
          <table:table-cell office:value-type="float" office:value="24781" table:style-name="ce6">
            <text:p>24,781</text:p>
          </table:table-cell>
          <table:table-cell table:number-columns-repeated="16382"/>
        </table:table-row>
        <table:table-row table:style-name="ro1">
          <table:table-cell office:value-type="date" office:date-value="2015-01-31T00:00:00" table:style-name="ce5">
            <text:p>31/01/2015</text:p>
          </table:table-cell>
          <table:table-cell office:value-type="float" office:value="18420" table:style-name="ce6">
            <text:p>18,420</text:p>
          </table:table-cell>
          <table:table-cell table:number-columns-repeated="16382"/>
        </table:table-row>
        <table:table-row table:style-name="ro1">
          <table:table-cell office:value-type="date" office:date-value="2015-02-01T00:00:00" table:style-name="ce5">
            <text:p>01/02/2015</text:p>
          </table:table-cell>
          <table:table-cell office:value-type="float" office:value="20938" table:style-name="ce6">
            <text:p>20,938</text:p>
          </table:table-cell>
          <table:table-cell table:number-columns-repeated="16382"/>
        </table:table-row>
        <table:table-row table:style-name="ro1">
          <table:table-cell office:value-type="date" office:date-value="2015-02-02T00:00:00" table:style-name="ce5">
            <text:p>02/02/2015</text:p>
          </table:table-cell>
          <table:table-cell office:value-type="float" office:value="23990" table:style-name="ce6">
            <text:p>23,990</text:p>
          </table:table-cell>
          <table:table-cell table:number-columns-repeated="16382"/>
        </table:table-row>
        <table:table-row table:style-name="ro1">
          <table:table-cell office:value-type="date" office:date-value="2015-02-03T00:00:00" table:style-name="ce5">
            <text:p>03/02/2015</text:p>
          </table:table-cell>
          <table:table-cell office:value-type="float" office:value="22704" table:style-name="ce6">
            <text:p>22,704</text:p>
          </table:table-cell>
          <table:table-cell table:number-columns-repeated="16382"/>
        </table:table-row>
        <table:table-row table:style-name="ro1">
          <table:table-cell office:value-type="date" office:date-value="2015-02-04T00:00:00" table:style-name="ce5">
            <text:p>04/02/2015</text:p>
          </table:table-cell>
          <table:table-cell office:value-type="float" office:value="23418" table:style-name="ce6">
            <text:p>23,418</text:p>
          </table:table-cell>
          <table:table-cell table:number-columns-repeated="16382"/>
        </table:table-row>
        <table:table-row table:style-name="ro1">
          <table:table-cell office:value-type="date" office:date-value="2015-02-05T00:00:00" table:style-name="ce5">
            <text:p>05/02/2015</text:p>
          </table:table-cell>
          <table:table-cell office:value-type="float" office:value="24238" table:style-name="ce6">
            <text:p>24,238</text:p>
          </table:table-cell>
          <table:table-cell table:number-columns-repeated="16382"/>
        </table:table-row>
        <table:table-row table:style-name="ro1">
          <table:table-cell office:value-type="date" office:date-value="2015-02-06T00:00:00" table:style-name="ce5">
            <text:p>06/02/2015</text:p>
          </table:table-cell>
          <table:table-cell office:value-type="float" office:value="25400" table:style-name="ce6">
            <text:p>25,400</text:p>
          </table:table-cell>
          <table:table-cell table:number-columns-repeated="16382"/>
        </table:table-row>
        <table:table-row table:style-name="ro1">
          <table:table-cell office:value-type="date" office:date-value="2015-02-07T00:00:00" table:style-name="ce5">
            <text:p>07/02/2015</text:p>
          </table:table-cell>
          <table:table-cell office:value-type="float" office:value="18875" table:style-name="ce6">
            <text:p>18,875</text:p>
          </table:table-cell>
          <table:table-cell table:number-columns-repeated="16382"/>
        </table:table-row>
        <table:table-row table:style-name="ro1">
          <table:table-cell office:value-type="date" office:date-value="2015-02-08T00:00:00" table:style-name="ce5">
            <text:p>08/02/2015</text:p>
          </table:table-cell>
          <table:table-cell office:value-type="float" office:value="21714" table:style-name="ce6">
            <text:p>21,714</text:p>
          </table:table-cell>
          <table:table-cell table:number-columns-repeated="16382"/>
        </table:table-row>
        <table:table-row table:style-name="ro1">
          <table:table-cell office:value-type="date" office:date-value="2015-02-09T00:00:00" table:style-name="ce5">
            <text:p>09/02/2015</text:p>
          </table:table-cell>
          <table:table-cell office:value-type="float" office:value="24203" table:style-name="ce6">
            <text:p>24,203</text:p>
          </table:table-cell>
          <table:table-cell table:number-columns-repeated="16382"/>
        </table:table-row>
        <table:table-row table:style-name="ro1">
          <table:table-cell office:value-type="date" office:date-value="2015-02-10T00:00:00" table:style-name="ce5">
            <text:p>10/02/2015</text:p>
          </table:table-cell>
          <table:table-cell office:value-type="float" office:value="23305" table:style-name="ce6">
            <text:p>23,305</text:p>
          </table:table-cell>
          <table:table-cell table:number-columns-repeated="16382"/>
        </table:table-row>
        <table:table-row table:style-name="ro1">
          <table:table-cell office:value-type="date" office:date-value="2015-02-11T00:00:00" table:style-name="ce5">
            <text:p>11/02/2015</text:p>
          </table:table-cell>
          <table:table-cell office:value-type="float" office:value="23791" table:style-name="ce6">
            <text:p>23,791</text:p>
          </table:table-cell>
          <table:table-cell table:number-columns-repeated="16382"/>
        </table:table-row>
        <table:table-row table:style-name="ro1">
          <table:table-cell office:value-type="date" office:date-value="2015-02-12T00:00:00" table:style-name="ce5">
            <text:p>12/02/2015</text:p>
          </table:table-cell>
          <table:table-cell office:value-type="float" office:value="24903" table:style-name="ce6">
            <text:p>24,903</text:p>
          </table:table-cell>
          <table:table-cell table:number-columns-repeated="16382"/>
        </table:table-row>
        <table:table-row table:style-name="ro1">
          <table:table-cell office:value-type="date" office:date-value="2015-02-13T00:00:00" table:style-name="ce5">
            <text:p>13/02/2015</text:p>
          </table:table-cell>
          <table:table-cell office:value-type="float" office:value="25794" table:style-name="ce6">
            <text:p>25,794</text:p>
          </table:table-cell>
          <table:table-cell table:number-columns-repeated="16382"/>
        </table:table-row>
        <table:table-row table:style-name="ro1">
          <table:table-cell office:value-type="date" office:date-value="2015-02-14T00:00:00" table:style-name="ce5">
            <text:p>14/02/2015</text:p>
          </table:table-cell>
          <table:table-cell office:value-type="float" office:value="20038" table:style-name="ce6">
            <text:p>20,038</text:p>
          </table:table-cell>
          <table:table-cell table:number-columns-repeated="16382"/>
        </table:table-row>
        <table:table-row table:style-name="ro1">
          <table:table-cell office:value-type="date" office:date-value="2015-02-15T00:00:00" table:style-name="ce5">
            <text:p>15/02/2015</text:p>
          </table:table-cell>
          <table:table-cell office:value-type="float" office:value="22003" table:style-name="ce6">
            <text:p>22,003</text:p>
          </table:table-cell>
          <table:table-cell table:number-columns-repeated="16382"/>
        </table:table-row>
        <table:table-row table:style-name="ro1">
          <table:table-cell office:value-type="date" office:date-value="2015-02-16T00:00:00" table:style-name="ce5">
            <text:p>16/02/2015</text:p>
          </table:table-cell>
          <table:table-cell office:value-type="float" office:value="24195" table:style-name="ce6">
            <text:p>24,195</text:p>
          </table:table-cell>
          <table:table-cell table:number-columns-repeated="16382"/>
        </table:table-row>
        <table:table-row table:style-name="ro1">
          <table:table-cell office:value-type="date" office:date-value="2015-02-17T00:00:00" table:style-name="ce5">
            <text:p>17/02/2015</text:p>
          </table:table-cell>
          <table:table-cell office:value-type="float" office:value="23055" table:style-name="ce6">
            <text:p>23,055</text:p>
          </table:table-cell>
          <table:table-cell table:number-columns-repeated="16382"/>
        </table:table-row>
        <table:table-row table:style-name="ro1">
          <table:table-cell office:value-type="date" office:date-value="2015-02-18T00:00:00" table:style-name="ce5">
            <text:p>18/02/2015</text:p>
          </table:table-cell>
          <table:table-cell office:value-type="float" office:value="23276" table:style-name="ce6">
            <text:p>23,276</text:p>
          </table:table-cell>
          <table:table-cell table:number-columns-repeated="16382"/>
        </table:table-row>
        <table:table-row table:style-name="ro1">
          <table:table-cell office:value-type="date" office:date-value="2015-02-19T00:00:00" table:style-name="ce5">
            <text:p>19/02/2015</text:p>
          </table:table-cell>
          <table:table-cell office:value-type="float" office:value="24568" table:style-name="ce6">
            <text:p>24,568</text:p>
          </table:table-cell>
          <table:table-cell table:number-columns-repeated="16382"/>
        </table:table-row>
        <table:table-row table:style-name="ro1">
          <table:table-cell office:value-type="date" office:date-value="2015-02-20T00:00:00" table:style-name="ce5">
            <text:p>20/02/2015</text:p>
          </table:table-cell>
          <table:table-cell office:value-type="float" office:value="25698" table:style-name="ce6">
            <text:p>25,698</text:p>
          </table:table-cell>
          <table:table-cell table:number-columns-repeated="16382"/>
        </table:table-row>
        <table:table-row table:style-name="ro1">
          <table:table-cell office:value-type="date" office:date-value="2015-02-21T00:00:00" table:style-name="ce5">
            <text:p>21/02/2015</text:p>
          </table:table-cell>
          <table:table-cell office:value-type="float" office:value="19885" table:style-name="ce6">
            <text:p>19,885</text:p>
          </table:table-cell>
          <table:table-cell table:number-columns-repeated="16382"/>
        </table:table-row>
        <table:table-row table:style-name="ro1">
          <table:table-cell office:value-type="date" office:date-value="2015-02-22T00:00:00" table:style-name="ce5">
            <text:p>22/02/2015</text:p>
          </table:table-cell>
          <table:table-cell office:value-type="float" office:value="22601" table:style-name="ce6">
            <text:p>22,601</text:p>
          </table:table-cell>
          <table:table-cell table:number-columns-repeated="16382"/>
        </table:table-row>
        <table:table-row table:style-name="ro1">
          <table:table-cell office:value-type="date" office:date-value="2015-02-23T00:00:00" table:style-name="ce5">
            <text:p>23/02/2015</text:p>
          </table:table-cell>
          <table:table-cell office:value-type="float" office:value="24645" table:style-name="ce6">
            <text:p>24,645</text:p>
          </table:table-cell>
          <table:table-cell table:number-columns-repeated="16382"/>
        </table:table-row>
        <table:table-row table:style-name="ro1">
          <table:table-cell office:value-type="date" office:date-value="2015-02-24T00:00:00" table:style-name="ce5">
            <text:p>24/02/2015</text:p>
          </table:table-cell>
          <table:table-cell office:value-type="float" office:value="23526" table:style-name="ce6">
            <text:p>23,526</text:p>
          </table:table-cell>
          <table:table-cell table:number-columns-repeated="16382"/>
        </table:table-row>
        <table:table-row table:style-name="ro1">
          <table:table-cell office:value-type="date" office:date-value="2015-02-25T00:00:00" table:style-name="ce5">
            <text:p>25/02/2015</text:p>
          </table:table-cell>
          <table:table-cell office:value-type="float" office:value="24395" table:style-name="ce6">
            <text:p>24,395</text:p>
          </table:table-cell>
          <table:table-cell table:number-columns-repeated="16382"/>
        </table:table-row>
        <table:table-row table:style-name="ro1">
          <table:table-cell office:value-type="date" office:date-value="2015-02-26T00:00:00" table:style-name="ce5">
            <text:p>26/02/2015</text:p>
          </table:table-cell>
          <table:table-cell office:value-type="float" office:value="25329" table:style-name="ce6">
            <text:p>25,329</text:p>
          </table:table-cell>
          <table:table-cell table:number-columns-repeated="16382"/>
        </table:table-row>
        <table:table-row table:style-name="ro1">
          <table:table-cell office:value-type="date" office:date-value="2015-02-27T00:00:00" table:style-name="ce5">
            <text:p>27/02/2015</text:p>
          </table:table-cell>
          <table:table-cell office:value-type="float" office:value="25997" table:style-name="ce6">
            <text:p>25,997</text:p>
          </table:table-cell>
          <table:table-cell table:number-columns-repeated="16382"/>
        </table:table-row>
        <table:table-row table:style-name="ro1">
          <table:table-cell office:value-type="date" office:date-value="2015-02-28T00:00:00" table:style-name="ce5">
            <text:p>28/02/2015</text:p>
          </table:table-cell>
          <table:table-cell office:value-type="float" office:value="19907" table:style-name="ce6">
            <text:p>19,907</text:p>
          </table:table-cell>
          <table:table-cell table:number-columns-repeated="16382"/>
        </table:table-row>
        <table:table-row table:style-name="ro1">
          <table:table-cell office:value-type="date" office:date-value="2015-03-01T00:00:00" table:style-name="ce5">
            <text:p>01/03/2015</text:p>
          </table:table-cell>
          <table:table-cell office:value-type="float" office:value="22433" table:style-name="ce6">
            <text:p>22,433</text:p>
          </table:table-cell>
          <table:table-cell table:number-columns-repeated="16382"/>
        </table:table-row>
        <table:table-row table:style-name="ro1">
          <table:table-cell office:value-type="date" office:date-value="2015-03-02T00:00:00" table:style-name="ce5">
            <text:p>02/03/2015</text:p>
          </table:table-cell>
          <table:table-cell office:value-type="float" office:value="25040" table:style-name="ce6">
            <text:p>25,040</text:p>
          </table:table-cell>
          <table:table-cell table:number-columns-repeated="16382"/>
        </table:table-row>
        <table:table-row table:style-name="ro1">
          <table:table-cell office:value-type="date" office:date-value="2015-03-03T00:00:00" table:style-name="ce5">
            <text:p>03/03/2015</text:p>
          </table:table-cell>
          <table:table-cell office:value-type="float" office:value="24380" table:style-name="ce6">
            <text:p>24,380</text:p>
          </table:table-cell>
          <table:table-cell table:number-columns-repeated="16382"/>
        </table:table-row>
        <table:table-row table:style-name="ro1">
          <table:table-cell office:value-type="date" office:date-value="2015-03-04T00:00:00" table:style-name="ce5">
            <text:p>04/03/2015</text:p>
          </table:table-cell>
          <table:table-cell office:value-type="float" office:value="24717" table:style-name="ce6">
            <text:p>24,717</text:p>
          </table:table-cell>
          <table:table-cell table:number-columns-repeated="16382"/>
        </table:table-row>
        <table:table-row table:style-name="ro1">
          <table:table-cell office:value-type="date" office:date-value="2015-03-05T00:00:00" table:style-name="ce5">
            <text:p>05/03/2015</text:p>
          </table:table-cell>
          <table:table-cell office:value-type="float" office:value="25526" table:style-name="ce6">
            <text:p>25,526</text:p>
          </table:table-cell>
          <table:table-cell table:number-columns-repeated="16382"/>
        </table:table-row>
        <table:table-row table:style-name="ro1">
          <table:table-cell office:value-type="date" office:date-value="2015-03-06T00:00:00" table:style-name="ce5">
            <text:p>06/03/2015</text:p>
          </table:table-cell>
          <table:table-cell office:value-type="float" office:value="26245" table:style-name="ce6">
            <text:p>26,245</text:p>
          </table:table-cell>
          <table:table-cell table:number-columns-repeated="16382"/>
        </table:table-row>
        <table:table-row table:style-name="ro1">
          <table:table-cell office:value-type="date" office:date-value="2015-03-07T00:00:00" table:style-name="ce5">
            <text:p>07/03/2015</text:p>
          </table:table-cell>
          <table:table-cell office:value-type="float" office:value="19818" table:style-name="ce6">
            <text:p>19,818</text:p>
          </table:table-cell>
          <table:table-cell table:number-columns-repeated="16382"/>
        </table:table-row>
        <table:table-row table:style-name="ro1">
          <table:table-cell office:value-type="date" office:date-value="2015-03-08T00:00:00" table:style-name="ce5">
            <text:p>08/03/2015</text:p>
          </table:table-cell>
          <table:table-cell office:value-type="float" office:value="22469" table:style-name="ce6">
            <text:p>22,469</text:p>
          </table:table-cell>
          <table:table-cell table:number-columns-repeated="16382"/>
        </table:table-row>
        <table:table-row table:style-name="ro1">
          <table:table-cell office:value-type="date" office:date-value="2015-03-09T00:00:00" table:style-name="ce5">
            <text:p>09/03/2015</text:p>
          </table:table-cell>
          <table:table-cell office:value-type="float" office:value="25501" table:style-name="ce6">
            <text:p>25,501</text:p>
          </table:table-cell>
          <table:table-cell table:number-columns-repeated="16382"/>
        </table:table-row>
        <table:table-row table:style-name="ro1">
          <table:table-cell office:value-type="date" office:date-value="2015-03-10T00:00:00" table:style-name="ce5">
            <text:p>10/03/2015</text:p>
          </table:table-cell>
          <table:table-cell office:value-type="float" office:value="24679" table:style-name="ce6">
            <text:p>24,679</text:p>
          </table:table-cell>
          <table:table-cell table:number-columns-repeated="16382"/>
        </table:table-row>
        <table:table-row table:style-name="ro1">
          <table:table-cell office:value-type="date" office:date-value="2015-03-11T00:00:00" table:style-name="ce5">
            <text:p>11/03/2015</text:p>
          </table:table-cell>
          <table:table-cell office:value-type="float" office:value="25150" table:style-name="ce6">
            <text:p>25,150</text:p>
          </table:table-cell>
          <table:table-cell table:number-columns-repeated="16382"/>
        </table:table-row>
        <table:table-row table:style-name="ro1">
          <table:table-cell office:value-type="date" office:date-value="2015-03-12T00:00:00" table:style-name="ce5">
            <text:p>12/03/2015</text:p>
          </table:table-cell>
          <table:table-cell office:value-type="float" office:value="26192" table:style-name="ce6">
            <text:p>26,192</text:p>
          </table:table-cell>
          <table:table-cell table:number-columns-repeated="16382"/>
        </table:table-row>
        <table:table-row table:style-name="ro1">
          <table:table-cell office:value-type="date" office:date-value="2015-03-13T00:00:00" table:style-name="ce5">
            <text:p>13/03/2015</text:p>
          </table:table-cell>
          <table:table-cell office:value-type="float" office:value="26679" table:style-name="ce6">
            <text:p>26,679</text:p>
          </table:table-cell>
          <table:table-cell table:number-columns-repeated="16382"/>
        </table:table-row>
        <table:table-row table:style-name="ro1">
          <table:table-cell office:value-type="date" office:date-value="2015-03-14T00:00:00" table:style-name="ce5">
            <text:p>14/03/2015</text:p>
          </table:table-cell>
          <table:table-cell office:value-type="float" office:value="20059" table:style-name="ce6">
            <text:p>20,059</text:p>
          </table:table-cell>
          <table:table-cell table:number-columns-repeated="16382"/>
        </table:table-row>
        <table:table-row table:style-name="ro1">
          <table:table-cell office:value-type="date" office:date-value="2015-03-15T00:00:00" table:style-name="ce5">
            <text:p>15/03/2015</text:p>
          </table:table-cell>
          <table:table-cell office:value-type="float" office:value="22652" table:style-name="ce6">
            <text:p>22,652</text:p>
          </table:table-cell>
          <table:table-cell table:number-columns-repeated="16382"/>
        </table:table-row>
        <table:table-row table:style-name="ro1">
          <table:table-cell office:value-type="date" office:date-value="2015-03-16T00:00:00" table:style-name="ce5">
            <text:p>16/03/2015</text:p>
          </table:table-cell>
          <table:table-cell office:value-type="float" office:value="25637" table:style-name="ce6">
            <text:p>25,637</text:p>
          </table:table-cell>
          <table:table-cell table:number-columns-repeated="16382"/>
        </table:table-row>
        <table:table-row table:style-name="ro1">
          <table:table-cell office:value-type="date" office:date-value="2015-03-17T00:00:00" table:style-name="ce5">
            <text:p>17/03/2015</text:p>
          </table:table-cell>
          <table:table-cell office:value-type="float" office:value="24919" table:style-name="ce6">
            <text:p>24,919</text:p>
          </table:table-cell>
          <table:table-cell table:number-columns-repeated="16382"/>
        </table:table-row>
        <table:table-row table:style-name="ro1">
          <table:table-cell office:value-type="date" office:date-value="2015-03-18T00:00:00" table:style-name="ce5">
            <text:p>18/03/2015</text:p>
          </table:table-cell>
          <table:table-cell office:value-type="float" office:value="24795" table:style-name="ce6">
            <text:p>24,795</text:p>
          </table:table-cell>
          <table:table-cell table:number-columns-repeated="16382"/>
        </table:table-row>
        <table:table-row table:style-name="ro1">
          <table:table-cell office:value-type="date" office:date-value="2015-03-19T00:00:00" table:style-name="ce5">
            <text:p>19/03/2015</text:p>
          </table:table-cell>
          <table:table-cell office:value-type="float" office:value="26509" table:style-name="ce6">
            <text:p>26,509</text:p>
          </table:table-cell>
          <table:table-cell table:number-columns-repeated="16382"/>
        </table:table-row>
        <table:table-row table:style-name="ro1">
          <table:table-cell office:value-type="date" office:date-value="2015-03-20T00:00:00" table:style-name="ce5">
            <text:p>20/03/2015</text:p>
          </table:table-cell>
          <table:table-cell office:value-type="float" office:value="25742" table:style-name="ce6">
            <text:p>25,742</text:p>
          </table:table-cell>
          <table:table-cell table:number-columns-repeated="16382"/>
        </table:table-row>
        <table:table-row table:style-name="ro1">
          <table:table-cell office:value-type="date" office:date-value="2015-03-21T00:00:00" table:style-name="ce5">
            <text:p>21/03/2015</text:p>
          </table:table-cell>
          <table:table-cell office:value-type="float" office:value="20170" table:style-name="ce6">
            <text:p>20,170</text:p>
          </table:table-cell>
          <table:table-cell table:number-columns-repeated="16382"/>
        </table:table-row>
        <table:table-row table:style-name="ro1">
          <table:table-cell office:value-type="date" office:date-value="2015-03-22T00:00:00" table:style-name="ce5">
            <text:p>22/03/2015</text:p>
          </table:table-cell>
          <table:table-cell office:value-type="float" office:value="23013" table:style-name="ce6">
            <text:p>23,013</text:p>
          </table:table-cell>
          <table:table-cell table:number-columns-repeated="16382"/>
        </table:table-row>
        <table:table-row table:style-name="ro1">
          <table:table-cell office:value-type="date" office:date-value="2015-03-23T00:00:00" table:style-name="ce5">
            <text:p>23/03/2015</text:p>
          </table:table-cell>
          <table:table-cell office:value-type="float" office:value="25936" table:style-name="ce6">
            <text:p>25,936</text:p>
          </table:table-cell>
          <table:table-cell table:number-columns-repeated="16382"/>
        </table:table-row>
        <table:table-row table:style-name="ro1">
          <table:table-cell office:value-type="date" office:date-value="2015-03-24T00:00:00" table:style-name="ce5">
            <text:p>24/03/2015</text:p>
          </table:table-cell>
          <table:table-cell office:value-type="float" office:value="24928" table:style-name="ce6">
            <text:p>24,928</text:p>
          </table:table-cell>
          <table:table-cell table:number-columns-repeated="16382"/>
        </table:table-row>
        <table:table-row table:style-name="ro1">
          <table:table-cell office:value-type="date" office:date-value="2015-03-25T00:00:00" table:style-name="ce5">
            <text:p>25/03/2015</text:p>
          </table:table-cell>
          <table:table-cell office:value-type="float" office:value="25471" table:style-name="ce6">
            <text:p>25,471</text:p>
          </table:table-cell>
          <table:table-cell table:number-columns-repeated="16382"/>
        </table:table-row>
        <table:table-row table:style-name="ro1">
          <table:table-cell office:value-type="date" office:date-value="2015-03-26T00:00:00" table:style-name="ce5">
            <text:p>26/03/2015</text:p>
          </table:table-cell>
          <table:table-cell office:value-type="float" office:value="26266" table:style-name="ce6">
            <text:p>26,266</text:p>
          </table:table-cell>
          <table:table-cell table:number-columns-repeated="16382"/>
        </table:table-row>
        <table:table-row table:style-name="ro1">
          <table:table-cell office:value-type="date" office:date-value="2015-03-27T00:00:00" table:style-name="ce5">
            <text:p>27/03/2015</text:p>
          </table:table-cell>
          <table:table-cell office:value-type="float" office:value="27400" table:style-name="ce6">
            <text:p>27,400</text:p>
          </table:table-cell>
          <table:table-cell table:number-columns-repeated="16382"/>
        </table:table-row>
        <table:table-row table:style-name="ro1">
          <table:table-cell office:value-type="date" office:date-value="2015-03-28T00:00:00" table:style-name="ce5">
            <text:p>28/03/2015</text:p>
          </table:table-cell>
          <table:table-cell office:value-type="float" office:value="21161" table:style-name="ce6">
            <text:p>21,161</text:p>
          </table:table-cell>
          <table:table-cell table:number-columns-repeated="16382"/>
        </table:table-row>
        <table:table-row table:style-name="ro1">
          <table:table-cell office:value-type="date" office:date-value="2015-03-29T00:00:00" table:style-name="ce5">
            <text:p>29/03/2015</text:p>
          </table:table-cell>
          <table:table-cell office:value-type="float" office:value="24469" table:style-name="ce6">
            <text:p>24,469</text:p>
          </table:table-cell>
          <table:table-cell table:number-columns-repeated="16382"/>
        </table:table-row>
        <table:table-row table:style-name="ro1">
          <table:table-cell office:value-type="date" office:date-value="2015-03-30T00:00:00" table:style-name="ce5">
            <text:p>30/03/2015</text:p>
          </table:table-cell>
          <table:table-cell office:value-type="float" office:value="26686" table:style-name="ce6">
            <text:p>26,686</text:p>
          </table:table-cell>
          <table:table-cell table:number-columns-repeated="16382"/>
        </table:table-row>
        <table:table-row table:style-name="ro1">
          <table:table-cell office:value-type="date" office:date-value="2015-03-31T00:00:00" table:style-name="ce5">
            <text:p>31/03/2015</text:p>
          </table:table-cell>
          <table:table-cell office:value-type="float" office:value="25334" table:style-name="ce6">
            <text:p>25,334</text:p>
          </table:table-cell>
          <table:table-cell table:number-columns-repeated="16382"/>
        </table:table-row>
        <table:table-row table:style-name="ro1">
          <table:table-cell office:value-type="date" office:date-value="2015-04-01T00:00:00" table:style-name="ce5">
            <text:p>01/04/2015</text:p>
          </table:table-cell>
          <table:table-cell office:value-type="float" office:value="26991" table:style-name="ce6">
            <text:p>26,991</text:p>
          </table:table-cell>
          <table:table-cell table:number-columns-repeated="16382"/>
        </table:table-row>
        <table:table-row table:style-name="ro1">
          <table:table-cell office:value-type="date" office:date-value="2015-04-02T00:00:00" table:style-name="ce5">
            <text:p>02/04/2015</text:p>
          </table:table-cell>
          <table:table-cell office:value-type="float" office:value="27449" table:style-name="ce6">
            <text:p>27,449</text:p>
          </table:table-cell>
          <table:table-cell table:number-columns-repeated="16382"/>
        </table:table-row>
        <table:table-row table:style-name="ro1">
          <table:table-cell office:value-type="date" office:date-value="2015-04-03T00:00:00" table:style-name="ce5">
            <text:p>03/04/2015</text:p>
          </table:table-cell>
          <table:table-cell office:value-type="float" office:value="25450" table:style-name="ce6">
            <text:p>25,450</text:p>
          </table:table-cell>
          <table:table-cell table:number-columns-repeated="16382"/>
        </table:table-row>
        <table:table-row table:style-name="ro1">
          <table:table-cell office:value-type="date" office:date-value="2015-04-04T00:00:00" table:style-name="ce5">
            <text:p>04/04/2015</text:p>
          </table:table-cell>
          <table:table-cell office:value-type="float" office:value="22085" table:style-name="ce6">
            <text:p>22,085</text:p>
          </table:table-cell>
          <table:table-cell table:number-columns-repeated="16382"/>
        </table:table-row>
        <table:table-row table:style-name="ro1">
          <table:table-cell office:value-type="date" office:date-value="2015-04-05T00:00:00" table:style-name="ce5">
            <text:p>05/04/2015</text:p>
          </table:table-cell>
          <table:table-cell office:value-type="float" office:value="23092" table:style-name="ce6">
            <text:p>23,092</text:p>
          </table:table-cell>
          <table:table-cell table:number-columns-repeated="16382"/>
        </table:table-row>
        <table:table-row table:style-name="ro1">
          <table:table-cell office:value-type="date" office:date-value="2015-04-06T00:00:00" table:style-name="ce5">
            <text:p>06/04/2015</text:p>
          </table:table-cell>
          <table:table-cell office:value-type="float" office:value="25162" table:style-name="ce6">
            <text:p>25,162</text:p>
          </table:table-cell>
          <table:table-cell table:number-columns-repeated="16382"/>
        </table:table-row>
        <table:table-row table:style-name="ro1">
          <table:table-cell office:value-type="date" office:date-value="2015-04-07T00:00:00" table:style-name="ce5">
            <text:p>07/04/2015</text:p>
          </table:table-cell>
          <table:table-cell office:value-type="float" office:value="27298" table:style-name="ce6">
            <text:p>27,298</text:p>
          </table:table-cell>
          <table:table-cell table:number-columns-repeated="16382"/>
        </table:table-row>
        <table:table-row table:style-name="ro1">
          <table:table-cell office:value-type="date" office:date-value="2015-04-08T00:00:00" table:style-name="ce5">
            <text:p>08/04/2015</text:p>
          </table:table-cell>
          <table:table-cell office:value-type="float" office:value="25639" table:style-name="ce6">
            <text:p>25,639</text:p>
          </table:table-cell>
          <table:table-cell table:number-columns-repeated="16382"/>
        </table:table-row>
        <table:table-row table:style-name="ro1">
          <table:table-cell office:value-type="date" office:date-value="2015-04-09T00:00:00" table:style-name="ce5">
            <text:p>09/04/2015</text:p>
          </table:table-cell>
          <table:table-cell office:value-type="float" office:value="25914" table:style-name="ce6">
            <text:p>25,914</text:p>
          </table:table-cell>
          <table:table-cell table:number-columns-repeated="16382"/>
        </table:table-row>
        <table:table-row table:style-name="ro1">
          <table:table-cell office:value-type="date" office:date-value="2015-04-10T00:00:00" table:style-name="ce5">
            <text:p>10/04/2015</text:p>
          </table:table-cell>
          <table:table-cell office:value-type="float" office:value="28804" table:style-name="ce6">
            <text:p>28,804</text:p>
          </table:table-cell>
          <table:table-cell table:number-columns-repeated="16382"/>
        </table:table-row>
        <table:table-row table:style-name="ro1">
          <table:table-cell office:value-type="date" office:date-value="2015-04-11T00:00:00" table:style-name="ce5">
            <text:p>11/04/2015</text:p>
          </table:table-cell>
          <table:table-cell office:value-type="float" office:value="23480" table:style-name="ce6">
            <text:p>23,480</text:p>
          </table:table-cell>
          <table:table-cell table:number-columns-repeated="16382"/>
        </table:table-row>
        <table:table-row table:style-name="ro1">
          <table:table-cell office:value-type="date" office:date-value="2015-04-12T00:00:00" table:style-name="ce5">
            <text:p>12/04/2015</text:p>
          </table:table-cell>
          <table:table-cell office:value-type="float" office:value="25684" table:style-name="ce6">
            <text:p>25,684</text:p>
          </table:table-cell>
          <table:table-cell table:number-columns-repeated="16382"/>
        </table:table-row>
        <table:table-row table:style-name="ro1">
          <table:table-cell office:value-type="date" office:date-value="2015-04-13T00:00:00" table:style-name="ce5">
            <text:p>13/04/2015</text:p>
          </table:table-cell>
          <table:table-cell office:value-type="float" office:value="28433" table:style-name="ce6">
            <text:p>28,433</text:p>
          </table:table-cell>
          <table:table-cell table:number-columns-repeated="16382"/>
        </table:table-row>
        <table:table-row table:style-name="ro1">
          <table:table-cell office:value-type="date" office:date-value="2015-04-14T00:00:00" table:style-name="ce5">
            <text:p>14/04/2015</text:p>
          </table:table-cell>
          <table:table-cell office:value-type="float" office:value="27995" table:style-name="ce6">
            <text:p>27,995</text:p>
          </table:table-cell>
          <table:table-cell table:number-columns-repeated="16382"/>
        </table:table-row>
        <table:table-row table:style-name="ro1">
          <table:table-cell office:value-type="date" office:date-value="2015-04-15T00:00:00" table:style-name="ce5">
            <text:p>15/04/2015</text:p>
          </table:table-cell>
          <table:table-cell office:value-type="float" office:value="28406" table:style-name="ce6">
            <text:p>28,406</text:p>
          </table:table-cell>
          <table:table-cell table:number-columns-repeated="16382"/>
        </table:table-row>
        <table:table-row table:style-name="ro1">
          <table:table-cell office:value-type="date" office:date-value="2015-04-16T00:00:00" table:style-name="ce5">
            <text:p>16/04/2015</text:p>
          </table:table-cell>
          <table:table-cell office:value-type="float" office:value="28978" table:style-name="ce6">
            <text:p>28,978</text:p>
          </table:table-cell>
          <table:table-cell table:number-columns-repeated="16382"/>
        </table:table-row>
        <table:table-row table:style-name="ro1">
          <table:table-cell office:value-type="date" office:date-value="2015-04-17T00:00:00" table:style-name="ce5">
            <text:p>17/04/2015</text:p>
          </table:table-cell>
          <table:table-cell office:value-type="float" office:value="29230" table:style-name="ce6">
            <text:p>29,230</text:p>
          </table:table-cell>
          <table:table-cell table:number-columns-repeated="16382"/>
        </table:table-row>
        <table:table-row table:style-name="ro1">
          <table:table-cell office:value-type="date" office:date-value="2015-04-18T00:00:00" table:style-name="ce5">
            <text:p>18/04/2015</text:p>
          </table:table-cell>
          <table:table-cell office:value-type="float" office:value="23394" table:style-name="ce6">
            <text:p>23,394</text:p>
          </table:table-cell>
          <table:table-cell table:number-columns-repeated="16382"/>
        </table:table-row>
        <table:table-row table:style-name="ro1">
          <table:table-cell office:value-type="date" office:date-value="2015-04-19T00:00:00" table:style-name="ce5">
            <text:p>19/04/2015</text:p>
          </table:table-cell>
          <table:table-cell office:value-type="float" office:value="25706" table:style-name="ce6">
            <text:p>25,706</text:p>
          </table:table-cell>
          <table:table-cell table:number-columns-repeated="16382"/>
        </table:table-row>
        <table:table-row table:style-name="ro1">
          <table:table-cell office:value-type="date" office:date-value="2015-04-20T00:00:00" table:style-name="ce5">
            <text:p>20/04/2015</text:p>
          </table:table-cell>
          <table:table-cell office:value-type="float" office:value="28520" table:style-name="ce6">
            <text:p>28,520</text:p>
          </table:table-cell>
          <table:table-cell table:number-columns-repeated="16382"/>
        </table:table-row>
        <table:table-row table:style-name="ro1">
          <table:table-cell office:value-type="date" office:date-value="2015-04-21T00:00:00" table:style-name="ce5">
            <text:p>21/04/2015</text:p>
          </table:table-cell>
          <table:table-cell office:value-type="float" office:value="27833" table:style-name="ce6">
            <text:p>27,833</text:p>
          </table:table-cell>
          <table:table-cell table:number-columns-repeated="16382"/>
        </table:table-row>
        <table:table-row table:style-name="ro1">
          <table:table-cell office:value-type="date" office:date-value="2015-04-22T00:00:00" table:style-name="ce5">
            <text:p>22/04/2015</text:p>
          </table:table-cell>
          <table:table-cell office:value-type="float" office:value="28390" table:style-name="ce6">
            <text:p>28,390</text:p>
          </table:table-cell>
          <table:table-cell table:number-columns-repeated="16382"/>
        </table:table-row>
        <table:table-row table:style-name="ro1">
          <table:table-cell office:value-type="date" office:date-value="2015-04-23T00:00:00" table:style-name="ce5">
            <text:p>23/04/2015</text:p>
          </table:table-cell>
          <table:table-cell office:value-type="float" office:value="29164" table:style-name="ce6">
            <text:p>29,164</text:p>
          </table:table-cell>
          <table:table-cell table:number-columns-repeated="16382"/>
        </table:table-row>
        <table:table-row table:style-name="ro1">
          <table:table-cell office:value-type="date" office:date-value="2015-04-24T00:00:00" table:style-name="ce5">
            <text:p>24/04/2015</text:p>
          </table:table-cell>
          <table:table-cell office:value-type="float" office:value="29709" table:style-name="ce6">
            <text:p>29,709</text:p>
          </table:table-cell>
          <table:table-cell table:number-columns-repeated="16382"/>
        </table:table-row>
        <table:table-row table:style-name="ro1">
          <table:table-cell office:value-type="date" office:date-value="2015-04-25T00:00:00" table:style-name="ce5">
            <text:p>25/04/2015</text:p>
          </table:table-cell>
          <table:table-cell office:value-type="float" office:value="23285" table:style-name="ce6">
            <text:p>23,285</text:p>
          </table:table-cell>
          <table:table-cell table:number-columns-repeated="16382"/>
        </table:table-row>
        <table:table-row table:style-name="ro1">
          <table:table-cell office:value-type="date" office:date-value="2015-04-26T00:00:00" table:style-name="ce5">
            <text:p>26/04/2015</text:p>
          </table:table-cell>
          <table:table-cell office:value-type="float" office:value="25736" table:style-name="ce6">
            <text:p>25,736</text:p>
          </table:table-cell>
          <table:table-cell table:number-columns-repeated="16382"/>
        </table:table-row>
        <table:table-row table:style-name="ro1">
          <table:table-cell office:value-type="date" office:date-value="2015-04-27T00:00:00" table:style-name="ce5">
            <text:p>27/04/2015</text:p>
          </table:table-cell>
          <table:table-cell office:value-type="float" office:value="28504" table:style-name="ce6">
            <text:p>28,504</text:p>
          </table:table-cell>
          <table:table-cell table:number-columns-repeated="16382"/>
        </table:table-row>
        <table:table-row table:style-name="ro1">
          <table:table-cell office:value-type="date" office:date-value="2015-04-28T00:00:00" table:style-name="ce5">
            <text:p>28/04/2015</text:p>
          </table:table-cell>
          <table:table-cell office:value-type="float" office:value="28241" table:style-name="ce6">
            <text:p>28,241</text:p>
          </table:table-cell>
          <table:table-cell table:number-columns-repeated="16382"/>
        </table:table-row>
        <table:table-row table:style-name="ro1">
          <table:table-cell office:value-type="date" office:date-value="2015-04-29T00:00:00" table:style-name="ce5">
            <text:p>29/04/2015</text:p>
          </table:table-cell>
          <table:table-cell office:value-type="float" office:value="28959" table:style-name="ce6">
            <text:p>28,959</text:p>
          </table:table-cell>
          <table:table-cell table:number-columns-repeated="16382"/>
        </table:table-row>
        <table:table-row table:style-name="ro1">
          <table:table-cell office:value-type="date" office:date-value="2015-04-30T00:00:00" table:style-name="ce5">
            <text:p>30/04/2015</text:p>
          </table:table-cell>
          <table:table-cell office:value-type="float" office:value="30009" table:style-name="ce6">
            <text:p>30,009</text:p>
          </table:table-cell>
          <table:table-cell table:number-columns-repeated="16382"/>
        </table:table-row>
        <table:table-row table:style-name="ro1">
          <table:table-cell office:value-type="date" office:date-value="2015-05-01T00:00:00" table:style-name="ce5">
            <text:p>01/05/2015</text:p>
          </table:table-cell>
          <table:table-cell office:value-type="float" office:value="26421" table:style-name="ce6">
            <text:p>26,421</text:p>
          </table:table-cell>
          <table:table-cell table:number-columns-repeated="16382"/>
        </table:table-row>
        <table:table-row table:style-name="ro1">
          <table:table-cell office:value-type="date" office:date-value="2015-05-02T00:00:00" table:style-name="ce5">
            <text:p>02/05/2015</text:p>
          </table:table-cell>
          <table:table-cell office:value-type="float" office:value="23421" table:style-name="ce6">
            <text:p>23,421</text:p>
          </table:table-cell>
          <table:table-cell table:number-columns-repeated="16382"/>
        </table:table-row>
        <table:table-row table:style-name="ro1">
          <table:table-cell office:value-type="date" office:date-value="2015-05-03T00:00:00" table:style-name="ce5">
            <text:p>03/05/2015</text:p>
          </table:table-cell>
          <table:table-cell office:value-type="float" office:value="26694" table:style-name="ce6">
            <text:p>26,694</text:p>
          </table:table-cell>
          <table:table-cell table:number-columns-repeated="16382"/>
        </table:table-row>
        <table:table-row table:style-name="ro1">
          <table:table-cell office:value-type="date" office:date-value="2015-05-04T00:00:00" table:style-name="ce5">
            <text:p>04/05/2015</text:p>
          </table:table-cell>
          <table:table-cell office:value-type="float" office:value="28971" table:style-name="ce6">
            <text:p>28,971</text:p>
          </table:table-cell>
          <table:table-cell table:number-columns-repeated="16382"/>
        </table:table-row>
        <table:table-row table:style-name="ro1">
          <table:table-cell office:value-type="date" office:date-value="2015-05-05T00:00:00" table:style-name="ce5">
            <text:p>05/05/2015</text:p>
          </table:table-cell>
          <table:table-cell office:value-type="float" office:value="28620" table:style-name="ce6">
            <text:p>28,620</text:p>
          </table:table-cell>
          <table:table-cell table:number-columns-repeated="16382"/>
        </table:table-row>
        <table:table-row table:style-name="ro1">
          <table:table-cell office:value-type="date" office:date-value="2015-05-06T00:00:00" table:style-name="ce5">
            <text:p>06/05/2015</text:p>
          </table:table-cell>
          <table:table-cell office:value-type="float" office:value="28985" table:style-name="ce6">
            <text:p>28,985</text:p>
          </table:table-cell>
          <table:table-cell table:number-columns-repeated="16382"/>
        </table:table-row>
        <table:table-row table:style-name="ro1">
          <table:table-cell office:value-type="date" office:date-value="2015-05-07T00:00:00" table:style-name="ce5">
            <text:p>07/05/2015</text:p>
          </table:table-cell>
          <table:table-cell office:value-type="float" office:value="29683" table:style-name="ce6">
            <text:p>29,683</text:p>
          </table:table-cell>
          <table:table-cell table:number-columns-repeated="16382"/>
        </table:table-row>
        <table:table-row table:style-name="ro1">
          <table:table-cell office:value-type="date" office:date-value="2015-05-08T00:00:00" table:style-name="ce5">
            <text:p>08/05/2015</text:p>
          </table:table-cell>
          <table:table-cell office:value-type="float" office:value="29512" table:style-name="ce6">
            <text:p>29,512</text:p>
          </table:table-cell>
          <table:table-cell table:number-columns-repeated="16382"/>
        </table:table-row>
        <table:table-row table:style-name="ro1">
          <table:table-cell office:value-type="date" office:date-value="2015-05-09T00:00:00" table:style-name="ce5">
            <text:p>09/05/2015</text:p>
          </table:table-cell>
          <table:table-cell office:value-type="float" office:value="24311" table:style-name="ce6">
            <text:p>24,311</text:p>
          </table:table-cell>
          <table:table-cell table:number-columns-repeated="16382"/>
        </table:table-row>
        <table:table-row table:style-name="ro1">
          <table:table-cell office:value-type="date" office:date-value="2015-05-10T00:00:00" table:style-name="ce5">
            <text:p>10/05/2015</text:p>
          </table:table-cell>
          <table:table-cell office:value-type="float" office:value="26946" table:style-name="ce6">
            <text:p>26,946</text:p>
          </table:table-cell>
          <table:table-cell table:number-columns-repeated="16382"/>
        </table:table-row>
        <table:table-row table:style-name="ro1">
          <table:table-cell office:value-type="date" office:date-value="2015-05-11T00:00:00" table:style-name="ce5">
            <text:p>11/05/2015</text:p>
          </table:table-cell>
          <table:table-cell office:value-type="float" office:value="29590" table:style-name="ce6">
            <text:p>29,590</text:p>
          </table:table-cell>
          <table:table-cell table:number-columns-repeated="16382"/>
        </table:table-row>
        <table:table-row table:style-name="ro1">
          <table:table-cell office:value-type="date" office:date-value="2015-05-12T00:00:00" table:style-name="ce5">
            <text:p>12/05/2015</text:p>
          </table:table-cell>
          <table:table-cell office:value-type="float" office:value="29105" table:style-name="ce6">
            <text:p>29,105</text:p>
          </table:table-cell>
          <table:table-cell table:number-columns-repeated="16382"/>
        </table:table-row>
        <table:table-row table:style-name="ro1">
          <table:table-cell office:value-type="date" office:date-value="2015-05-13T00:00:00" table:style-name="ce5">
            <text:p>13/05/2015</text:p>
          </table:table-cell>
          <table:table-cell office:value-type="float" office:value="30083" table:style-name="ce6">
            <text:p>30,083</text:p>
          </table:table-cell>
          <table:table-cell table:number-columns-repeated="16382"/>
        </table:table-row>
        <table:table-row table:style-name="ro1">
          <table:table-cell office:value-type="date" office:date-value="2015-05-14T00:00:00" table:style-name="ce5">
            <text:p>14/05/2015</text:p>
          </table:table-cell>
          <table:table-cell office:value-type="float" office:value="27398" table:style-name="ce6">
            <text:p>27,398</text:p>
          </table:table-cell>
          <table:table-cell table:number-columns-repeated="16382"/>
        </table:table-row>
        <table:table-row table:style-name="ro1">
          <table:table-cell office:value-type="date" office:date-value="2015-05-15T00:00:00" table:style-name="ce5">
            <text:p>15/05/2015</text:p>
          </table:table-cell>
          <table:table-cell office:value-type="float" office:value="27807" table:style-name="ce6">
            <text:p>27,807</text:p>
          </table:table-cell>
          <table:table-cell table:number-columns-repeated="16382"/>
        </table:table-row>
        <table:table-row table:style-name="ro1">
          <table:table-cell office:value-type="date" office:date-value="2015-05-16T00:00:00" table:style-name="ce5">
            <text:p>16/05/2015</text:p>
          </table:table-cell>
          <table:table-cell office:value-type="float" office:value="24534" table:style-name="ce6">
            <text:p>24,534</text:p>
          </table:table-cell>
          <table:table-cell table:number-columns-repeated="16382"/>
        </table:table-row>
        <table:table-row table:style-name="ro1">
          <table:table-cell office:value-type="date" office:date-value="2015-05-17T00:00:00" table:style-name="ce5">
            <text:p>17/05/2015</text:p>
          </table:table-cell>
          <table:table-cell office:value-type="float" office:value="27603" table:style-name="ce6">
            <text:p>27,603</text:p>
          </table:table-cell>
          <table:table-cell table:number-columns-repeated="16382"/>
        </table:table-row>
        <table:table-row table:style-name="ro1">
          <table:table-cell office:value-type="date" office:date-value="2015-05-18T00:00:00" table:style-name="ce5">
            <text:p>18/05/2015</text:p>
          </table:table-cell>
          <table:table-cell office:value-type="float" office:value="30227" table:style-name="ce6">
            <text:p>30,227</text:p>
          </table:table-cell>
          <table:table-cell table:number-columns-repeated="16382"/>
        </table:table-row>
        <table:table-row table:style-name="ro1">
          <table:table-cell office:value-type="date" office:date-value="2015-05-19T00:00:00" table:style-name="ce5">
            <text:p>19/05/2015</text:p>
          </table:table-cell>
          <table:table-cell office:value-type="float" office:value="29232" table:style-name="ce6">
            <text:p>29,232</text:p>
          </table:table-cell>
          <table:table-cell table:number-columns-repeated="16382"/>
        </table:table-row>
        <table:table-row table:style-name="ro1">
          <table:table-cell office:value-type="date" office:date-value="2015-05-20T00:00:00" table:style-name="ce5">
            <text:p>20/05/2015</text:p>
          </table:table-cell>
          <table:table-cell office:value-type="float" office:value="29974" table:style-name="ce6">
            <text:p>29,974</text:p>
          </table:table-cell>
          <table:table-cell table:number-columns-repeated="16382"/>
        </table:table-row>
        <table:table-row table:style-name="ro1">
          <table:table-cell office:value-type="date" office:date-value="2015-05-21T00:00:00" table:style-name="ce5">
            <text:p>21/05/2015</text:p>
          </table:table-cell>
          <table:table-cell office:value-type="float" office:value="31162" table:style-name="ce6">
            <text:p>31,162</text:p>
          </table:table-cell>
          <table:table-cell table:number-columns-repeated="16382"/>
        </table:table-row>
        <table:table-row table:style-name="ro1">
          <table:table-cell office:value-type="date" office:date-value="2015-05-22T00:00:00" table:style-name="ce5">
            <text:p>22/05/2015</text:p>
          </table:table-cell>
          <table:table-cell office:value-type="float" office:value="32109" table:style-name="ce6">
            <text:p>32,109</text:p>
          </table:table-cell>
          <table:table-cell table:number-columns-repeated="16382"/>
        </table:table-row>
        <table:table-row table:style-name="ro1">
          <table:table-cell office:value-type="date" office:date-value="2015-05-23T00:00:00" table:style-name="ce5">
            <text:p>23/05/2015</text:p>
          </table:table-cell>
          <table:table-cell office:value-type="float" office:value="25896" table:style-name="ce6">
            <text:p>25,896</text:p>
          </table:table-cell>
          <table:table-cell table:number-columns-repeated="16382"/>
        </table:table-row>
        <table:table-row table:style-name="ro1">
          <table:table-cell office:value-type="date" office:date-value="2015-05-24T00:00:00" table:style-name="ce5">
            <text:p>24/05/2015</text:p>
          </table:table-cell>
          <table:table-cell office:value-type="float" office:value="26461" table:style-name="ce6">
            <text:p>26,461</text:p>
          </table:table-cell>
          <table:table-cell table:number-columns-repeated="16382"/>
        </table:table-row>
        <table:table-row table:style-name="ro1">
          <table:table-cell office:value-type="date" office:date-value="2015-05-25T00:00:00" table:style-name="ce5">
            <text:p>25/05/2015</text:p>
          </table:table-cell>
          <table:table-cell office:value-type="float" office:value="28571" table:style-name="ce6">
            <text:p>28,571</text:p>
          </table:table-cell>
          <table:table-cell table:number-columns-repeated="16382"/>
        </table:table-row>
        <table:table-row table:style-name="ro1">
          <table:table-cell office:value-type="date" office:date-value="2015-05-26T00:00:00" table:style-name="ce5">
            <text:p>26/05/2015</text:p>
          </table:table-cell>
          <table:table-cell office:value-type="float" office:value="29692" table:style-name="ce6">
            <text:p>29,692</text:p>
          </table:table-cell>
          <table:table-cell table:number-columns-repeated="16382"/>
        </table:table-row>
        <table:table-row table:style-name="ro1">
          <table:table-cell office:value-type="date" office:date-value="2015-05-27T00:00:00" table:style-name="ce5">
            <text:p>27/05/2015</text:p>
          </table:table-cell>
          <table:table-cell office:value-type="float" office:value="30039" table:style-name="ce6">
            <text:p>30,039</text:p>
          </table:table-cell>
          <table:table-cell table:number-columns-repeated="16382"/>
        </table:table-row>
        <table:table-row table:style-name="ro1">
          <table:table-cell office:value-type="date" office:date-value="2015-05-28T00:00:00" table:style-name="ce5">
            <text:p>28/05/2015</text:p>
          </table:table-cell>
          <table:table-cell office:value-type="float" office:value="31099" table:style-name="ce6">
            <text:p>31,099</text:p>
          </table:table-cell>
          <table:table-cell table:number-columns-repeated="16382"/>
        </table:table-row>
        <table:table-row table:style-name="ro1">
          <table:table-cell office:value-type="date" office:date-value="2015-05-29T00:00:00" table:style-name="ce5">
            <text:p>29/05/2015</text:p>
          </table:table-cell>
          <table:table-cell office:value-type="float" office:value="31852" table:style-name="ce6">
            <text:p>31,852</text:p>
          </table:table-cell>
          <table:table-cell table:number-columns-repeated="16382"/>
        </table:table-row>
        <table:table-row table:style-name="ro1">
          <table:table-cell office:value-type="date" office:date-value="2015-05-30T00:00:00" table:style-name="ce5">
            <text:p>30/05/2015</text:p>
          </table:table-cell>
          <table:table-cell office:value-type="float" office:value="26182" table:style-name="ce6">
            <text:p>26,182</text:p>
          </table:table-cell>
          <table:table-cell table:number-columns-repeated="16382"/>
        </table:table-row>
        <table:table-row table:style-name="ro1">
          <table:table-cell office:value-type="date" office:date-value="2015-05-31T00:00:00" table:style-name="ce5">
            <text:p>31/05/2015</text:p>
          </table:table-cell>
          <table:table-cell office:value-type="float" office:value="28139" table:style-name="ce6">
            <text:p>28,139</text:p>
          </table:table-cell>
          <table:table-cell table:number-columns-repeated="16382"/>
        </table:table-row>
        <table:table-row table:style-name="ro1">
          <table:table-cell office:value-type="date" office:date-value="2015-06-01T00:00:00" table:style-name="ce5">
            <text:p>01/06/2015</text:p>
          </table:table-cell>
          <table:table-cell office:value-type="float" office:value="30400" table:style-name="ce6">
            <text:p>30,400</text:p>
          </table:table-cell>
          <table:table-cell table:number-columns-repeated="16382"/>
        </table:table-row>
        <table:table-row table:style-name="ro1">
          <table:table-cell office:value-type="date" office:date-value="2015-06-02T00:00:00" table:style-name="ce5">
            <text:p>02/06/2015</text:p>
          </table:table-cell>
          <table:table-cell office:value-type="float" office:value="30332" table:style-name="ce6">
            <text:p>30,332</text:p>
          </table:table-cell>
          <table:table-cell table:number-columns-repeated="16382"/>
        </table:table-row>
        <table:table-row table:style-name="ro1">
          <table:table-cell office:value-type="date" office:date-value="2015-06-03T00:00:00" table:style-name="ce5">
            <text:p>03/06/2015</text:p>
          </table:table-cell>
          <table:table-cell office:value-type="float" office:value="31098" table:style-name="ce6">
            <text:p>31,098</text:p>
          </table:table-cell>
          <table:table-cell table:number-columns-repeated="16382"/>
        </table:table-row>
        <table:table-row table:style-name="ro1">
          <table:table-cell office:value-type="date" office:date-value="2015-06-04T00:00:00" table:style-name="ce5">
            <text:p>04/06/2015</text:p>
          </table:table-cell>
          <table:table-cell office:value-type="float" office:value="31086" table:style-name="ce6">
            <text:p>31,086</text:p>
          </table:table-cell>
          <table:table-cell table:number-columns-repeated="16382"/>
        </table:table-row>
        <table:table-row table:style-name="ro1">
          <table:table-cell office:value-type="date" office:date-value="2015-06-05T00:00:00" table:style-name="ce5">
            <text:p>05/06/2015</text:p>
          </table:table-cell>
          <table:table-cell office:value-type="float" office:value="31560" table:style-name="ce6">
            <text:p>31,560</text:p>
          </table:table-cell>
          <table:table-cell table:number-columns-repeated="16382"/>
        </table:table-row>
        <table:table-row table:style-name="ro1">
          <table:table-cell office:value-type="date" office:date-value="2015-06-06T00:00:00" table:style-name="ce5">
            <text:p>06/06/2015</text:p>
          </table:table-cell>
          <table:table-cell office:value-type="float" office:value="26875" table:style-name="ce6">
            <text:p>26,875</text:p>
          </table:table-cell>
          <table:table-cell table:number-columns-repeated="16382"/>
        </table:table-row>
        <table:table-row table:style-name="ro1">
          <table:table-cell office:value-type="date" office:date-value="2015-06-07T00:00:00" table:style-name="ce5">
            <text:p>07/06/2015</text:p>
          </table:table-cell>
          <table:table-cell office:value-type="float" office:value="29423" table:style-name="ce6">
            <text:p>29,423</text:p>
          </table:table-cell>
          <table:table-cell table:number-columns-repeated="16382"/>
        </table:table-row>
        <table:table-row table:style-name="ro1">
          <table:table-cell office:value-type="date" office:date-value="2015-06-08T00:00:00" table:style-name="ce5">
            <text:p>08/06/2015</text:p>
          </table:table-cell>
          <table:table-cell office:value-type="float" office:value="31551" table:style-name="ce6">
            <text:p>31,551</text:p>
          </table:table-cell>
          <table:table-cell table:number-columns-repeated="16382"/>
        </table:table-row>
        <table:table-row table:style-name="ro1">
          <table:table-cell office:value-type="date" office:date-value="2015-06-09T00:00:00" table:style-name="ce5">
            <text:p>09/06/2015</text:p>
          </table:table-cell>
          <table:table-cell office:value-type="float" office:value="31004" table:style-name="ce6">
            <text:p>31,004</text:p>
          </table:table-cell>
          <table:table-cell table:number-columns-repeated="16382"/>
        </table:table-row>
        <table:table-row table:style-name="ro1">
          <table:table-cell office:value-type="date" office:date-value="2015-06-10T00:00:00" table:style-name="ce5">
            <text:p>10/06/2015</text:p>
          </table:table-cell>
          <table:table-cell office:value-type="float" office:value="31394" table:style-name="ce6">
            <text:p>31,394</text:p>
          </table:table-cell>
          <table:table-cell table:number-columns-repeated="16382"/>
        </table:table-row>
        <table:table-row table:style-name="ro1">
          <table:table-cell office:value-type="date" office:date-value="2015-06-11T00:00:00" table:style-name="ce5">
            <text:p>11/06/2015</text:p>
          </table:table-cell>
          <table:table-cell office:value-type="float" office:value="32538" table:style-name="ce6">
            <text:p>32,538</text:p>
          </table:table-cell>
          <table:table-cell table:number-columns-repeated="16382"/>
        </table:table-row>
        <table:table-row table:style-name="ro1">
          <table:table-cell office:value-type="date" office:date-value="2015-06-12T00:00:00" table:style-name="ce5">
            <text:p>12/06/2015</text:p>
          </table:table-cell>
          <table:table-cell office:value-type="float" office:value="32688" table:style-name="ce6">
            <text:p>32,688</text:p>
          </table:table-cell>
          <table:table-cell table:number-columns-repeated="16382"/>
        </table:table-row>
        <table:table-row table:style-name="ro1">
          <table:table-cell office:value-type="date" office:date-value="2015-06-13T00:00:00" table:style-name="ce5">
            <text:p>13/06/2015</text:p>
          </table:table-cell>
          <table:table-cell office:value-type="float" office:value="27183" table:style-name="ce6">
            <text:p>27,183</text:p>
          </table:table-cell>
          <table:table-cell table:number-columns-repeated="16382"/>
        </table:table-row>
        <table:table-row table:style-name="ro1">
          <table:table-cell office:value-type="date" office:date-value="2015-06-14T00:00:00" table:style-name="ce5">
            <text:p>14/06/2015</text:p>
          </table:table-cell>
          <table:table-cell office:value-type="float" office:value="29355" table:style-name="ce6">
            <text:p>29,355</text:p>
          </table:table-cell>
          <table:table-cell table:number-columns-repeated="16382"/>
        </table:table-row>
        <table:table-row table:style-name="ro1">
          <table:table-cell office:value-type="date" office:date-value="2015-06-15T00:00:00" table:style-name="ce5">
            <text:p>15/06/2015</text:p>
          </table:table-cell>
          <table:table-cell office:value-type="float" office:value="31914" table:style-name="ce6">
            <text:p>31,914</text:p>
          </table:table-cell>
          <table:table-cell table:number-columns-repeated="16382"/>
        </table:table-row>
        <table:table-row table:style-name="ro1">
          <table:table-cell office:value-type="date" office:date-value="2015-06-16T00:00:00" table:style-name="ce5">
            <text:p>16/06/2015</text:p>
          </table:table-cell>
          <table:table-cell office:value-type="float" office:value="31219" table:style-name="ce6">
            <text:p>31,219</text:p>
          </table:table-cell>
          <table:table-cell table:number-columns-repeated="16382"/>
        </table:table-row>
        <table:table-row table:style-name="ro1">
          <table:table-cell office:value-type="date" office:date-value="2015-06-17T00:00:00" table:style-name="ce5">
            <text:p>17/06/2015</text:p>
          </table:table-cell>
          <table:table-cell office:value-type="float" office:value="31857" table:style-name="ce6">
            <text:p>31,857</text:p>
          </table:table-cell>
          <table:table-cell table:number-columns-repeated="16382"/>
        </table:table-row>
        <table:table-row table:style-name="ro1">
          <table:table-cell office:value-type="date" office:date-value="2015-06-18T00:00:00" table:style-name="ce5">
            <text:p>18/06/2015</text:p>
          </table:table-cell>
          <table:table-cell office:value-type="float" office:value="32331" table:style-name="ce6">
            <text:p>32,331</text:p>
          </table:table-cell>
          <table:table-cell table:number-columns-repeated="16382"/>
        </table:table-row>
        <table:table-row table:style-name="ro1">
          <table:table-cell office:value-type="date" office:date-value="2015-06-19T00:00:00" table:style-name="ce5">
            <text:p>19/06/2015</text:p>
          </table:table-cell>
          <table:table-cell office:value-type="float" office:value="32328" table:style-name="ce6">
            <text:p>32,328</text:p>
          </table:table-cell>
          <table:table-cell table:number-columns-repeated="16382"/>
        </table:table-row>
        <table:table-row table:style-name="ro1">
          <table:table-cell office:value-type="date" office:date-value="2015-06-20T00:00:00" table:style-name="ce5">
            <text:p>20/06/2015</text:p>
          </table:table-cell>
          <table:table-cell office:value-type="float" office:value="27426" table:style-name="ce6">
            <text:p>27,426</text:p>
          </table:table-cell>
          <table:table-cell table:number-columns-repeated="16382"/>
        </table:table-row>
        <table:table-row table:style-name="ro1">
          <table:table-cell office:value-type="date" office:date-value="2015-06-21T00:00:00" table:style-name="ce5">
            <text:p>21/06/2015</text:p>
          </table:table-cell>
          <table:table-cell office:value-type="float" office:value="29054" table:style-name="ce6">
            <text:p>29,054</text:p>
          </table:table-cell>
          <table:table-cell table:number-columns-repeated="16382"/>
        </table:table-row>
        <table:table-row table:style-name="ro1">
          <table:table-cell office:value-type="date" office:date-value="2015-06-22T00:00:00" table:style-name="ce5">
            <text:p>22/06/2015</text:p>
          </table:table-cell>
          <table:table-cell office:value-type="float" office:value="31535" table:style-name="ce6">
            <text:p>31,535</text:p>
          </table:table-cell>
          <table:table-cell table:number-columns-repeated="16382"/>
        </table:table-row>
        <table:table-row table:style-name="ro1">
          <table:table-cell office:value-type="date" office:date-value="2015-06-23T00:00:00" table:style-name="ce5">
            <text:p>23/06/2015</text:p>
          </table:table-cell>
          <table:table-cell office:value-type="float" office:value="31015" table:style-name="ce6">
            <text:p>31,015</text:p>
          </table:table-cell>
          <table:table-cell table:number-columns-repeated="16382"/>
        </table:table-row>
        <table:table-row table:style-name="ro1">
          <table:table-cell office:value-type="date" office:date-value="2015-06-24T00:00:00" table:style-name="ce5">
            <text:p>24/06/2015</text:p>
          </table:table-cell>
          <table:table-cell office:value-type="float" office:value="31437" table:style-name="ce6">
            <text:p>31,437</text:p>
          </table:table-cell>
          <table:table-cell table:number-columns-repeated="16382"/>
        </table:table-row>
        <table:table-row table:style-name="ro1">
          <table:table-cell office:value-type="date" office:date-value="2015-06-25T00:00:00" table:style-name="ce5">
            <text:p>25/06/2015</text:p>
          </table:table-cell>
          <table:table-cell office:value-type="float" office:value="32576" table:style-name="ce6">
            <text:p>32,576</text:p>
          </table:table-cell>
          <table:table-cell table:number-columns-repeated="16382"/>
        </table:table-row>
        <table:table-row table:style-name="ro1">
          <table:table-cell office:value-type="date" office:date-value="2015-06-26T00:00:00" table:style-name="ce5">
            <text:p>26/06/2015</text:p>
          </table:table-cell>
          <table:table-cell office:value-type="float" office:value="33138" table:style-name="ce6">
            <text:p>33,138</text:p>
          </table:table-cell>
          <table:table-cell table:number-columns-repeated="16382"/>
        </table:table-row>
        <table:table-row table:style-name="ro1">
          <table:table-cell office:value-type="date" office:date-value="2015-06-27T00:00:00" table:style-name="ce5">
            <text:p>27/06/2015</text:p>
          </table:table-cell>
          <table:table-cell office:value-type="float" office:value="27925" table:style-name="ce6">
            <text:p>27,925</text:p>
          </table:table-cell>
          <table:table-cell table:number-columns-repeated="16382"/>
        </table:table-row>
        <table:table-row table:style-name="ro1">
          <table:table-cell office:value-type="date" office:date-value="2015-06-28T00:00:00" table:style-name="ce5">
            <text:p>28/06/2015</text:p>
          </table:table-cell>
          <table:table-cell office:value-type="float" office:value="29510" table:style-name="ce6">
            <text:p>29,510</text:p>
          </table:table-cell>
          <table:table-cell table:number-columns-repeated="16382"/>
        </table:table-row>
        <table:table-row table:style-name="ro1">
          <table:table-cell office:value-type="date" office:date-value="2015-06-29T00:00:00" table:style-name="ce5">
            <text:p>29/06/2015</text:p>
          </table:table-cell>
          <table:table-cell office:value-type="float" office:value="31758" table:style-name="ce6">
            <text:p>31,758</text:p>
          </table:table-cell>
          <table:table-cell table:number-columns-repeated="16382"/>
        </table:table-row>
        <table:table-row table:style-name="ro1">
          <table:table-cell office:value-type="date" office:date-value="2015-06-30T00:00:00" table:style-name="ce5">
            <text:p>30/06/2015</text:p>
          </table:table-cell>
          <table:table-cell office:value-type="float" office:value="31370" table:style-name="ce6">
            <text:p>31,370</text:p>
          </table:table-cell>
          <table:table-cell table:number-columns-repeated="16382"/>
        </table:table-row>
        <table:table-row table:style-name="ro1">
          <table:table-cell office:value-type="date" office:date-value="2015-07-01T00:00:00" table:style-name="ce5">
            <text:p>01/07/2015</text:p>
          </table:table-cell>
          <table:table-cell office:value-type="float" office:value="31988" table:style-name="ce6">
            <text:p>31,988</text:p>
          </table:table-cell>
          <table:table-cell table:number-columns-repeated="16382"/>
        </table:table-row>
        <table:table-row table:style-name="ro1">
          <table:table-cell office:value-type="date" office:date-value="2015-07-02T00:00:00" table:style-name="ce5">
            <text:p>02/07/2015</text:p>
          </table:table-cell>
          <table:table-cell office:value-type="float" office:value="32317" table:style-name="ce6">
            <text:p>32,317</text:p>
          </table:table-cell>
          <table:table-cell table:number-columns-repeated="16382"/>
        </table:table-row>
        <table:table-row table:style-name="ro1">
          <table:table-cell office:value-type="date" office:date-value="2015-07-03T00:00:00" table:style-name="ce5">
            <text:p>03/07/2015</text:p>
          </table:table-cell>
          <table:table-cell office:value-type="float" office:value="32715" table:style-name="ce6">
            <text:p>32,715</text:p>
          </table:table-cell>
          <table:table-cell table:number-columns-repeated="16382"/>
        </table:table-row>
        <table:table-row table:style-name="ro1">
          <table:table-cell office:value-type="date" office:date-value="2015-07-04T00:00:00" table:style-name="ce5">
            <text:p>04/07/2015</text:p>
          </table:table-cell>
          <table:table-cell office:value-type="float" office:value="28095" table:style-name="ce6">
            <text:p>28,095</text:p>
          </table:table-cell>
          <table:table-cell table:number-columns-repeated="16382"/>
        </table:table-row>
        <table:table-row table:style-name="ro1">
          <table:table-cell office:value-type="date" office:date-value="2015-07-05T00:00:00" table:style-name="ce5">
            <text:p>05/07/2015</text:p>
          </table:table-cell>
          <table:table-cell office:value-type="float" office:value="29324" table:style-name="ce6">
            <text:p>29,324</text:p>
          </table:table-cell>
          <table:table-cell table:number-columns-repeated="16382"/>
        </table:table-row>
        <table:table-row table:style-name="ro1">
          <table:table-cell office:value-type="date" office:date-value="2015-07-06T00:00:00" table:style-name="ce5">
            <text:p>06/07/2015</text:p>
          </table:table-cell>
          <table:table-cell office:value-type="float" office:value="31525" table:style-name="ce6">
            <text:p>31,525</text:p>
          </table:table-cell>
          <table:table-cell table:number-columns-repeated="16382"/>
        </table:table-row>
        <table:table-row table:style-name="ro1">
          <table:table-cell office:value-type="date" office:date-value="2015-07-07T00:00:00" table:style-name="ce5">
            <text:p>07/07/2015</text:p>
          </table:table-cell>
          <table:table-cell office:value-type="float" office:value="31131" table:style-name="ce6">
            <text:p>31,131</text:p>
          </table:table-cell>
          <table:table-cell table:number-columns-repeated="16382"/>
        </table:table-row>
        <table:table-row table:style-name="ro1">
          <table:table-cell office:value-type="date" office:date-value="2015-07-08T00:00:00" table:style-name="ce5">
            <text:p>08/07/2015</text:p>
          </table:table-cell>
          <table:table-cell office:value-type="float" office:value="31245" table:style-name="ce6">
            <text:p>31,245</text:p>
          </table:table-cell>
          <table:table-cell table:number-columns-repeated="16382"/>
        </table:table-row>
        <table:table-row table:style-name="ro1">
          <table:table-cell office:value-type="date" office:date-value="2015-07-09T00:00:00" table:style-name="ce5">
            <text:p>09/07/2015</text:p>
          </table:table-cell>
          <table:table-cell office:value-type="float" office:value="32121" table:style-name="ce6">
            <text:p>32,121</text:p>
          </table:table-cell>
          <table:table-cell table:number-columns-repeated="16382"/>
        </table:table-row>
        <table:table-row table:style-name="ro1">
          <table:table-cell office:value-type="date" office:date-value="2015-07-10T00:00:00" table:style-name="ce5">
            <text:p>10/07/2015</text:p>
          </table:table-cell>
          <table:table-cell office:value-type="float" office:value="32991" table:style-name="ce6">
            <text:p>32,991</text:p>
          </table:table-cell>
          <table:table-cell table:number-columns-repeated="16382"/>
        </table:table-row>
        <table:table-row table:style-name="ro1">
          <table:table-cell office:value-type="date" office:date-value="2015-07-11T00:00:00" table:style-name="ce5">
            <text:p>11/07/2015</text:p>
          </table:table-cell>
          <table:table-cell office:value-type="float" office:value="28539" table:style-name="ce6">
            <text:p>28,539</text:p>
          </table:table-cell>
          <table:table-cell table:number-columns-repeated="16382"/>
        </table:table-row>
        <table:table-row table:style-name="ro1">
          <table:table-cell office:value-type="date" office:date-value="2015-07-12T00:00:00" table:style-name="ce5">
            <text:p>12/07/2015</text:p>
          </table:table-cell>
          <table:table-cell office:value-type="float" office:value="29526" table:style-name="ce6">
            <text:p>29,526</text:p>
          </table:table-cell>
          <table:table-cell table:number-columns-repeated="16382"/>
        </table:table-row>
        <table:table-row table:style-name="ro1">
          <table:table-cell office:value-type="date" office:date-value="2015-07-13T00:00:00" table:style-name="ce5">
            <text:p>13/07/2015</text:p>
          </table:table-cell>
          <table:table-cell office:value-type="float" office:value="31014" table:style-name="ce6">
            <text:p>31,014</text:p>
          </table:table-cell>
          <table:table-cell table:number-columns-repeated="16382"/>
        </table:table-row>
        <table:table-row table:style-name="ro1">
          <table:table-cell office:value-type="date" office:date-value="2015-07-14T00:00:00" table:style-name="ce5">
            <text:p>14/07/2015</text:p>
          </table:table-cell>
          <table:table-cell office:value-type="float" office:value="30855" table:style-name="ce6">
            <text:p>30,855</text:p>
          </table:table-cell>
          <table:table-cell table:number-columns-repeated="16382"/>
        </table:table-row>
        <table:table-row table:style-name="ro1">
          <table:table-cell office:value-type="date" office:date-value="2015-07-15T00:00:00" table:style-name="ce5">
            <text:p>15/07/2015</text:p>
          </table:table-cell>
          <table:table-cell office:value-type="float" office:value="31887" table:style-name="ce6">
            <text:p>31,887</text:p>
          </table:table-cell>
          <table:table-cell table:number-columns-repeated="16382"/>
        </table:table-row>
        <table:table-row table:style-name="ro1">
          <table:table-cell office:value-type="date" office:date-value="2015-07-16T00:00:00" table:style-name="ce5">
            <text:p>16/07/2015</text:p>
          </table:table-cell>
          <table:table-cell office:value-type="float" office:value="32661" table:style-name="ce6">
            <text:p>32,661</text:p>
          </table:table-cell>
          <table:table-cell table:number-columns-repeated="16382"/>
        </table:table-row>
        <table:table-row table:style-name="ro1">
          <table:table-cell office:value-type="date" office:date-value="2015-07-17T00:00:00" table:style-name="ce5">
            <text:p>17/07/2015</text:p>
          </table:table-cell>
          <table:table-cell office:value-type="float" office:value="33072" table:style-name="ce6">
            <text:p>33,072</text:p>
          </table:table-cell>
          <table:table-cell table:number-columns-repeated="16382"/>
        </table:table-row>
        <table:table-row table:style-name="ro1">
          <table:table-cell office:value-type="date" office:date-value="2015-07-18T00:00:00" table:style-name="ce5">
            <text:p>18/07/2015</text:p>
          </table:table-cell>
          <table:table-cell office:value-type="float" office:value="28741" table:style-name="ce6">
            <text:p>28,741</text:p>
          </table:table-cell>
          <table:table-cell table:number-columns-repeated="16382"/>
        </table:table-row>
        <table:table-row table:style-name="ro1">
          <table:table-cell office:value-type="date" office:date-value="2015-07-19T00:00:00" table:style-name="ce5">
            <text:p>19/07/2015</text:p>
          </table:table-cell>
          <table:table-cell office:value-type="float" office:value="30019" table:style-name="ce6">
            <text:p>30,019</text:p>
          </table:table-cell>
          <table:table-cell table:number-columns-repeated="16382"/>
        </table:table-row>
        <table:table-row table:style-name="ro1">
          <table:table-cell office:value-type="date" office:date-value="2015-07-20T00:00:00" table:style-name="ce5">
            <text:p>20/07/2015</text:p>
          </table:table-cell>
          <table:table-cell office:value-type="float" office:value="32146" table:style-name="ce6">
            <text:p>32,146</text:p>
          </table:table-cell>
          <table:table-cell table:number-columns-repeated="16382"/>
        </table:table-row>
        <table:table-row table:style-name="ro1">
          <table:table-cell office:value-type="date" office:date-value="2015-07-21T00:00:00" table:style-name="ce5">
            <text:p>21/07/2015</text:p>
          </table:table-cell>
          <table:table-cell office:value-type="float" office:value="31623" table:style-name="ce6">
            <text:p>31,623</text:p>
          </table:table-cell>
          <table:table-cell table:number-columns-repeated="16382"/>
        </table:table-row>
        <table:table-row table:style-name="ro1">
          <table:table-cell office:value-type="date" office:date-value="2015-07-22T00:00:00" table:style-name="ce5">
            <text:p>22/07/2015</text:p>
          </table:table-cell>
          <table:table-cell office:value-type="float" office:value="31452" table:style-name="ce6">
            <text:p>31,452</text:p>
          </table:table-cell>
          <table:table-cell table:number-columns-repeated="16382"/>
        </table:table-row>
        <table:table-row table:style-name="ro1">
          <table:table-cell office:value-type="date" office:date-value="2015-07-23T00:00:00" table:style-name="ce5">
            <text:p>23/07/2015</text:p>
          </table:table-cell>
          <table:table-cell office:value-type="float" office:value="32299" table:style-name="ce6">
            <text:p>32,299</text:p>
          </table:table-cell>
          <table:table-cell table:number-columns-repeated="16382"/>
        </table:table-row>
        <table:table-row table:style-name="ro1">
          <table:table-cell office:value-type="date" office:date-value="2015-07-24T00:00:00" table:style-name="ce5">
            <text:p>24/07/2015</text:p>
          </table:table-cell>
          <table:table-cell office:value-type="float" office:value="32694" table:style-name="ce6">
            <text:p>32,694</text:p>
          </table:table-cell>
          <table:table-cell table:number-columns-repeated="16382"/>
        </table:table-row>
        <table:table-row table:style-name="ro1">
          <table:table-cell office:value-type="date" office:date-value="2015-07-25T00:00:00" table:style-name="ce5">
            <text:p>25/07/2015</text:p>
          </table:table-cell>
          <table:table-cell office:value-type="float" office:value="28583" table:style-name="ce6">
            <text:p>28,583</text:p>
          </table:table-cell>
          <table:table-cell table:number-columns-repeated="16382"/>
        </table:table-row>
        <table:table-row table:style-name="ro1">
          <table:table-cell office:value-type="date" office:date-value="2015-07-26T00:00:00" table:style-name="ce5">
            <text:p>26/07/2015</text:p>
          </table:table-cell>
          <table:table-cell office:value-type="float" office:value="30002" table:style-name="ce6">
            <text:p>30,002</text:p>
          </table:table-cell>
          <table:table-cell table:number-columns-repeated="16382"/>
        </table:table-row>
        <table:table-row table:style-name="ro1">
          <table:table-cell office:value-type="date" office:date-value="2015-07-27T00:00:00" table:style-name="ce5">
            <text:p>27/07/2015</text:p>
          </table:table-cell>
          <table:table-cell office:value-type="float" office:value="31878" table:style-name="ce6">
            <text:p>31,878</text:p>
          </table:table-cell>
          <table:table-cell table:number-columns-repeated="16382"/>
        </table:table-row>
        <table:table-row table:style-name="ro1">
          <table:table-cell office:value-type="date" office:date-value="2015-07-28T00:00:00" table:style-name="ce5">
            <text:p>28/07/2015</text:p>
          </table:table-cell>
          <table:table-cell office:value-type="float" office:value="31249" table:style-name="ce6">
            <text:p>31,249</text:p>
          </table:table-cell>
          <table:table-cell table:number-columns-repeated="16382"/>
        </table:table-row>
        <table:table-row table:style-name="ro1">
          <table:table-cell office:value-type="date" office:date-value="2015-07-29T00:00:00" table:style-name="ce5">
            <text:p>29/07/2015</text:p>
          </table:table-cell>
          <table:table-cell office:value-type="float" office:value="31396" table:style-name="ce6">
            <text:p>31,396</text:p>
          </table:table-cell>
          <table:table-cell table:number-columns-repeated="16382"/>
        </table:table-row>
        <table:table-row table:style-name="ro1">
          <table:table-cell office:value-type="date" office:date-value="2015-07-30T00:00:00" table:style-name="ce5">
            <text:p>30/07/2015</text:p>
          </table:table-cell>
          <table:table-cell office:value-type="float" office:value="32200" table:style-name="ce6">
            <text:p>32,200</text:p>
          </table:table-cell>
          <table:table-cell table:number-columns-repeated="16382"/>
        </table:table-row>
        <table:table-row table:style-name="ro1">
          <table:table-cell office:value-type="date" office:date-value="2015-07-31T00:00:00" table:style-name="ce5">
            <text:p>31/07/2015</text:p>
          </table:table-cell>
          <table:table-cell office:value-type="float" office:value="33018" table:style-name="ce6">
            <text:p>33,018</text:p>
          </table:table-cell>
          <table:table-cell table:number-columns-repeated="16382"/>
        </table:table-row>
        <table:table-row table:style-name="ro1">
          <table:table-cell office:value-type="date" office:date-value="2015-08-01T00:00:00" table:style-name="ce5">
            <text:p>01/08/2015</text:p>
          </table:table-cell>
          <table:table-cell office:value-type="float" office:value="29361" table:style-name="ce6">
            <text:p>29,361</text:p>
          </table:table-cell>
          <table:table-cell table:number-columns-repeated="16382"/>
        </table:table-row>
        <table:table-row table:style-name="ro1">
          <table:table-cell office:value-type="date" office:date-value="2015-08-02T00:00:00" table:style-name="ce5">
            <text:p>02/08/2015</text:p>
          </table:table-cell>
          <table:table-cell office:value-type="float" office:value="30051" table:style-name="ce6">
            <text:p>30,051</text:p>
          </table:table-cell>
          <table:table-cell table:number-columns-repeated="16382"/>
        </table:table-row>
        <table:table-row table:style-name="ro1">
          <table:table-cell office:value-type="date" office:date-value="2015-08-03T00:00:00" table:style-name="ce5">
            <text:p>03/08/2015</text:p>
          </table:table-cell>
          <table:table-cell office:value-type="float" office:value="31227" table:style-name="ce6">
            <text:p>31,227</text:p>
          </table:table-cell>
          <table:table-cell table:number-columns-repeated="16382"/>
        </table:table-row>
        <table:table-row table:style-name="ro1">
          <table:table-cell office:value-type="date" office:date-value="2015-08-04T00:00:00" table:style-name="ce5">
            <text:p>04/08/2015</text:p>
          </table:table-cell>
          <table:table-cell office:value-type="float" office:value="30542" table:style-name="ce6">
            <text:p>30,542</text:p>
          </table:table-cell>
          <table:table-cell table:number-columns-repeated="16382"/>
        </table:table-row>
        <table:table-row table:style-name="ro1">
          <table:table-cell office:value-type="date" office:date-value="2015-08-05T00:00:00" table:style-name="ce5">
            <text:p>05/08/2015</text:p>
          </table:table-cell>
          <table:table-cell office:value-type="float" office:value="31165" table:style-name="ce6">
            <text:p>31,165</text:p>
          </table:table-cell>
          <table:table-cell table:number-columns-repeated="16382"/>
        </table:table-row>
        <table:table-row table:style-name="ro1">
          <table:table-cell office:value-type="date" office:date-value="2015-08-06T00:00:00" table:style-name="ce5">
            <text:p>06/08/2015</text:p>
          </table:table-cell>
          <table:table-cell office:value-type="float" office:value="31539" table:style-name="ce6">
            <text:p>31,539</text:p>
          </table:table-cell>
          <table:table-cell table:number-columns-repeated="16382"/>
        </table:table-row>
        <table:table-row table:style-name="ro1">
          <table:table-cell office:value-type="date" office:date-value="2015-08-07T00:00:00" table:style-name="ce5">
            <text:p>07/08/2015</text:p>
          </table:table-cell>
          <table:table-cell office:value-type="float" office:value="32229" table:style-name="ce6">
            <text:p>32,229</text:p>
          </table:table-cell>
          <table:table-cell table:number-columns-repeated="16382"/>
        </table:table-row>
        <table:table-row table:style-name="ro1">
          <table:table-cell office:value-type="date" office:date-value="2015-08-08T00:00:00" table:style-name="ce5">
            <text:p>08/08/2015</text:p>
          </table:table-cell>
          <table:table-cell office:value-type="float" office:value="28914" table:style-name="ce6">
            <text:p>28,914</text:p>
          </table:table-cell>
          <table:table-cell table:number-columns-repeated="16382"/>
        </table:table-row>
        <table:table-row table:style-name="ro1">
          <table:table-cell office:value-type="date" office:date-value="2015-08-09T00:00:00" table:style-name="ce5">
            <text:p>09/08/2015</text:p>
          </table:table-cell>
          <table:table-cell office:value-type="float" office:value="29889" table:style-name="ce6">
            <text:p>29,889</text:p>
          </table:table-cell>
          <table:table-cell table:number-columns-repeated="16382"/>
        </table:table-row>
        <table:table-row table:style-name="ro1">
          <table:table-cell office:value-type="date" office:date-value="2015-08-10T00:00:00" table:style-name="ce5">
            <text:p>10/08/2015</text:p>
          </table:table-cell>
          <table:table-cell office:value-type="float" office:value="31172" table:style-name="ce6">
            <text:p>31,172</text:p>
          </table:table-cell>
          <table:table-cell table:number-columns-repeated="16382"/>
        </table:table-row>
        <table:table-row table:style-name="ro1">
          <table:table-cell office:value-type="date" office:date-value="2015-08-11T00:00:00" table:style-name="ce5">
            <text:p>11/08/2015</text:p>
          </table:table-cell>
          <table:table-cell office:value-type="float" office:value="30669" table:style-name="ce6">
            <text:p>30,669</text:p>
          </table:table-cell>
          <table:table-cell table:number-columns-repeated="16382"/>
        </table:table-row>
        <table:table-row table:style-name="ro1">
          <table:table-cell office:value-type="date" office:date-value="2015-08-12T00:00:00" table:style-name="ce5">
            <text:p>12/08/2015</text:p>
          </table:table-cell>
          <table:table-cell office:value-type="float" office:value="30814" table:style-name="ce6">
            <text:p>30,814</text:p>
          </table:table-cell>
          <table:table-cell table:number-columns-repeated="16382"/>
        </table:table-row>
        <table:table-row table:style-name="ro1">
          <table:table-cell office:value-type="date" office:date-value="2015-08-13T00:00:00" table:style-name="ce5">
            <text:p>13/08/2015</text:p>
          </table:table-cell>
          <table:table-cell office:value-type="float" office:value="31042" table:style-name="ce6">
            <text:p>31,042</text:p>
          </table:table-cell>
          <table:table-cell table:number-columns-repeated="16382"/>
        </table:table-row>
        <table:table-row table:style-name="ro1">
          <table:table-cell office:value-type="date" office:date-value="2015-08-14T00:00:00" table:style-name="ce5">
            <text:p>14/08/2015</text:p>
          </table:table-cell>
          <table:table-cell office:value-type="float" office:value="31998" table:style-name="ce6">
            <text:p>31,998</text:p>
          </table:table-cell>
          <table:table-cell table:number-columns-repeated="16382"/>
        </table:table-row>
        <table:table-row table:style-name="ro1">
          <table:table-cell office:value-type="date" office:date-value="2015-08-15T00:00:00" table:style-name="ce5">
            <text:p>15/08/2015</text:p>
          </table:table-cell>
          <table:table-cell office:value-type="float" office:value="28754" table:style-name="ce6">
            <text:p>28,754</text:p>
          </table:table-cell>
          <table:table-cell table:number-columns-repeated="16382"/>
        </table:table-row>
        <table:table-row table:style-name="ro1">
          <table:table-cell office:value-type="date" office:date-value="2015-08-16T00:00:00" table:style-name="ce5">
            <text:p>16/08/2015</text:p>
          </table:table-cell>
          <table:table-cell office:value-type="float" office:value="30093" table:style-name="ce6">
            <text:p>30,093</text:p>
          </table:table-cell>
          <table:table-cell table:number-columns-repeated="16382"/>
        </table:table-row>
        <table:table-row table:style-name="ro1">
          <table:table-cell office:value-type="date" office:date-value="2015-08-17T00:00:00" table:style-name="ce5">
            <text:p>17/08/2015</text:p>
          </table:table-cell>
          <table:table-cell office:value-type="float" office:value="31651" table:style-name="ce6">
            <text:p>31,651</text:p>
          </table:table-cell>
          <table:table-cell table:number-columns-repeated="16382"/>
        </table:table-row>
        <table:table-row table:style-name="ro1">
          <table:table-cell office:value-type="date" office:date-value="2015-08-18T00:00:00" table:style-name="ce5">
            <text:p>18/08/2015</text:p>
          </table:table-cell>
          <table:table-cell office:value-type="float" office:value="31220" table:style-name="ce6">
            <text:p>31,220</text:p>
          </table:table-cell>
          <table:table-cell table:number-columns-repeated="16382"/>
        </table:table-row>
        <table:table-row table:style-name="ro1">
          <table:table-cell office:value-type="date" office:date-value="2015-08-19T00:00:00" table:style-name="ce5">
            <text:p>19/08/2015</text:p>
          </table:table-cell>
          <table:table-cell office:value-type="float" office:value="31409" table:style-name="ce6">
            <text:p>31,409</text:p>
          </table:table-cell>
          <table:table-cell table:number-columns-repeated="16382"/>
        </table:table-row>
        <table:table-row table:style-name="ro1">
          <table:table-cell office:value-type="date" office:date-value="2015-08-20T00:00:00" table:style-name="ce5">
            <text:p>20/08/2015</text:p>
          </table:table-cell>
          <table:table-cell office:value-type="float" office:value="32265" table:style-name="ce6">
            <text:p>32,265</text:p>
          </table:table-cell>
          <table:table-cell table:number-columns-repeated="16382"/>
        </table:table-row>
        <table:table-row table:style-name="ro1">
          <table:table-cell office:value-type="date" office:date-value="2015-08-21T00:00:00" table:style-name="ce5">
            <text:p>21/08/2015</text:p>
          </table:table-cell>
          <table:table-cell office:value-type="float" office:value="32769" table:style-name="ce6">
            <text:p>32,769</text:p>
          </table:table-cell>
          <table:table-cell table:number-columns-repeated="16382"/>
        </table:table-row>
        <table:table-row table:style-name="ro1">
          <table:table-cell office:value-type="date" office:date-value="2015-08-22T00:00:00" table:style-name="ce5">
            <text:p>22/08/2015</text:p>
          </table:table-cell>
          <table:table-cell office:value-type="float" office:value="29159" table:style-name="ce6">
            <text:p>29,159</text:p>
          </table:table-cell>
          <table:table-cell table:number-columns-repeated="16382"/>
        </table:table-row>
        <table:table-row table:style-name="ro1">
          <table:table-cell office:value-type="date" office:date-value="2015-08-23T00:00:00" table:style-name="ce5">
            <text:p>23/08/2015</text:p>
          </table:table-cell>
          <table:table-cell office:value-type="float" office:value="30301" table:style-name="ce6">
            <text:p>30,301</text:p>
          </table:table-cell>
          <table:table-cell table:number-columns-repeated="16382"/>
        </table:table-row>
        <table:table-row table:style-name="ro1">
          <table:table-cell office:value-type="date" office:date-value="2015-08-24T00:00:00" table:style-name="ce5">
            <text:p>24/08/2015</text:p>
          </table:table-cell>
          <table:table-cell office:value-type="float" office:value="32111" table:style-name="ce6">
            <text:p>32,111</text:p>
          </table:table-cell>
          <table:table-cell table:number-columns-repeated="16382"/>
        </table:table-row>
        <table:table-row table:style-name="ro1">
          <table:table-cell office:value-type="date" office:date-value="2015-08-25T00:00:00" table:style-name="ce5">
            <text:p>25/08/2015</text:p>
          </table:table-cell>
          <table:table-cell office:value-type="float" office:value="31929" table:style-name="ce6">
            <text:p>31,929</text:p>
          </table:table-cell>
          <table:table-cell table:number-columns-repeated="16382"/>
        </table:table-row>
        <table:table-row table:style-name="ro1">
          <table:table-cell office:value-type="date" office:date-value="2015-08-26T00:00:00" table:style-name="ce5">
            <text:p>26/08/2015</text:p>
          </table:table-cell>
          <table:table-cell office:value-type="float" office:value="32293" table:style-name="ce6">
            <text:p>32,293</text:p>
          </table:table-cell>
          <table:table-cell table:number-columns-repeated="16382"/>
        </table:table-row>
        <table:table-row table:style-name="ro1">
          <table:table-cell office:value-type="date" office:date-value="2015-08-27T00:00:00" table:style-name="ce5">
            <text:p>27/08/2015</text:p>
          </table:table-cell>
          <table:table-cell office:value-type="float" office:value="32823" table:style-name="ce6">
            <text:p>32,823</text:p>
          </table:table-cell>
          <table:table-cell table:number-columns-repeated="16382"/>
        </table:table-row>
        <table:table-row table:style-name="ro1">
          <table:table-cell office:value-type="date" office:date-value="2015-08-28T00:00:00" table:style-name="ce5">
            <text:p>28/08/2015</text:p>
          </table:table-cell>
          <table:table-cell office:value-type="float" office:value="33548" table:style-name="ce6">
            <text:p>33,548</text:p>
          </table:table-cell>
          <table:table-cell table:number-columns-repeated="16382"/>
        </table:table-row>
        <table:table-row table:style-name="ro1">
          <table:table-cell office:value-type="date" office:date-value="2015-08-29T00:00:00" table:style-name="ce5">
            <text:p>29/08/2015</text:p>
          </table:table-cell>
          <table:table-cell office:value-type="float" office:value="29213" table:style-name="ce6">
            <text:p>29,213</text:p>
          </table:table-cell>
          <table:table-cell table:number-columns-repeated="16382"/>
        </table:table-row>
        <table:table-row table:style-name="ro1">
          <table:table-cell office:value-type="date" office:date-value="2015-08-30T00:00:00" table:style-name="ce5">
            <text:p>30/08/2015</text:p>
          </table:table-cell>
          <table:table-cell office:value-type="float" office:value="30633" table:style-name="ce6">
            <text:p>30,633</text:p>
          </table:table-cell>
          <table:table-cell table:number-columns-repeated="16382"/>
        </table:table-row>
        <table:table-row table:style-name="ro1">
          <table:table-cell office:value-type="date" office:date-value="2015-08-31T00:00:00" table:style-name="ce5">
            <text:p>31/08/2015</text:p>
          </table:table-cell>
          <table:table-cell office:value-type="float" office:value="32486" table:style-name="ce6">
            <text:p>32,486</text:p>
          </table:table-cell>
          <table:table-cell table:number-columns-repeated="16382"/>
        </table:table-row>
        <table:table-row table:style-name="ro1">
          <table:table-cell office:value-type="date" office:date-value="2015-09-01T00:00:00" table:style-name="ce5">
            <text:p>01/09/2015</text:p>
          </table:table-cell>
          <table:table-cell office:value-type="float" office:value="31891" table:style-name="ce6">
            <text:p>31,891</text:p>
          </table:table-cell>
          <table:table-cell table:number-columns-repeated="16382"/>
        </table:table-row>
        <table:table-row table:style-name="ro1">
          <table:table-cell office:value-type="date" office:date-value="2015-09-02T00:00:00" table:style-name="ce5">
            <text:p>02/09/2015</text:p>
          </table:table-cell>
          <table:table-cell office:value-type="float" office:value="32123" table:style-name="ce6">
            <text:p>32,123</text:p>
          </table:table-cell>
          <table:table-cell table:number-columns-repeated="16382"/>
        </table:table-row>
        <table:table-row table:style-name="ro1">
          <table:table-cell office:value-type="date" office:date-value="2015-09-03T00:00:00" table:style-name="ce5">
            <text:p>03/09/2015</text:p>
          </table:table-cell>
          <table:table-cell office:value-type="float" office:value="32862" table:style-name="ce6">
            <text:p>32,862</text:p>
          </table:table-cell>
          <table:table-cell table:number-columns-repeated="16382"/>
        </table:table-row>
        <table:table-row table:style-name="ro1">
          <table:table-cell office:value-type="date" office:date-value="2015-09-04T00:00:00" table:style-name="ce5">
            <text:p>04/09/2015</text:p>
          </table:table-cell>
          <table:table-cell office:value-type="float" office:value="33136" table:style-name="ce6">
            <text:p>33,136</text:p>
          </table:table-cell>
          <table:table-cell table:number-columns-repeated="16382"/>
        </table:table-row>
        <table:table-row table:style-name="ro1">
          <table:table-cell office:value-type="date" office:date-value="2015-09-05T00:00:00" table:style-name="ce5">
            <text:p>05/09/2015</text:p>
          </table:table-cell>
          <table:table-cell office:value-type="float" office:value="27968" table:style-name="ce6">
            <text:p>27,968</text:p>
          </table:table-cell>
          <table:table-cell table:number-columns-repeated="16382"/>
        </table:table-row>
        <table:table-row table:style-name="ro1">
          <table:table-cell office:value-type="date" office:date-value="2015-09-06T00:00:00" table:style-name="ce5">
            <text:p>06/09/2015</text:p>
          </table:table-cell>
          <table:table-cell office:value-type="float" office:value="29892" table:style-name="ce6">
            <text:p>29,892</text:p>
          </table:table-cell>
          <table:table-cell table:number-columns-repeated="16382"/>
        </table:table-row>
        <table:table-row table:style-name="ro1">
          <table:table-cell office:value-type="date" office:date-value="2015-09-07T00:00:00" table:style-name="ce5">
            <text:p>07/09/2015</text:p>
          </table:table-cell>
          <table:table-cell office:value-type="float" office:value="32479" table:style-name="ce6">
            <text:p>32,479</text:p>
          </table:table-cell>
          <table:table-cell table:number-columns-repeated="16382"/>
        </table:table-row>
        <table:table-row table:style-name="ro1">
          <table:table-cell office:value-type="date" office:date-value="2015-09-08T00:00:00" table:style-name="ce5">
            <text:p>08/09/2015</text:p>
          </table:table-cell>
          <table:table-cell office:value-type="float" office:value="31718" table:style-name="ce6">
            <text:p>31,718</text:p>
          </table:table-cell>
          <table:table-cell table:number-columns-repeated="16382"/>
        </table:table-row>
        <table:table-row table:style-name="ro1">
          <table:table-cell office:value-type="date" office:date-value="2015-09-09T00:00:00" table:style-name="ce5">
            <text:p>09/09/2015</text:p>
          </table:table-cell>
          <table:table-cell office:value-type="float" office:value="31132" table:style-name="ce6">
            <text:p>31,132</text:p>
          </table:table-cell>
          <table:table-cell table:number-columns-repeated="16382"/>
        </table:table-row>
        <table:table-row table:style-name="ro1">
          <table:table-cell office:value-type="date" office:date-value="2015-09-10T00:00:00" table:style-name="ce5">
            <text:p>10/09/2015</text:p>
          </table:table-cell>
          <table:table-cell office:value-type="float" office:value="32848" table:style-name="ce6">
            <text:p>32,848</text:p>
          </table:table-cell>
          <table:table-cell table:number-columns-repeated="16382"/>
        </table:table-row>
        <table:table-row table:style-name="ro1">
          <table:table-cell office:value-type="date" office:date-value="2015-09-11T00:00:00" table:style-name="ce5">
            <text:p>11/09/2015</text:p>
          </table:table-cell>
          <table:table-cell office:value-type="float" office:value="33287" table:style-name="ce6">
            <text:p>33,287</text:p>
          </table:table-cell>
          <table:table-cell table:number-columns-repeated="16382"/>
        </table:table-row>
        <table:table-row table:style-name="ro1">
          <table:table-cell office:value-type="date" office:date-value="2015-09-12T00:00:00" table:style-name="ce5">
            <text:p>12/09/2015</text:p>
          </table:table-cell>
          <table:table-cell office:value-type="float" office:value="27542" table:style-name="ce6">
            <text:p>27,542</text:p>
          </table:table-cell>
          <table:table-cell table:number-columns-repeated="16382"/>
        </table:table-row>
        <table:table-row table:style-name="ro1">
          <table:table-cell office:value-type="date" office:date-value="2015-09-13T00:00:00" table:style-name="ce5">
            <text:p>13/09/2015</text:p>
          </table:table-cell>
          <table:table-cell office:value-type="float" office:value="29548" table:style-name="ce6">
            <text:p>29,548</text:p>
          </table:table-cell>
          <table:table-cell table:number-columns-repeated="16382"/>
        </table:table-row>
        <table:table-row table:style-name="ro1">
          <table:table-cell office:value-type="date" office:date-value="2015-09-14T00:00:00" table:style-name="ce5">
            <text:p>14/09/2015</text:p>
          </table:table-cell>
          <table:table-cell office:value-type="float" office:value="31660" table:style-name="ce6">
            <text:p>31,660</text:p>
          </table:table-cell>
          <table:table-cell table:number-columns-repeated="16382"/>
        </table:table-row>
        <table:table-row table:style-name="ro1">
          <table:table-cell office:value-type="date" office:date-value="2015-09-15T00:00:00" table:style-name="ce5">
            <text:p>15/09/2015</text:p>
          </table:table-cell>
          <table:table-cell office:value-type="float" office:value="31271" table:style-name="ce6">
            <text:p>31,271</text:p>
          </table:table-cell>
          <table:table-cell table:number-columns-repeated="16382"/>
        </table:table-row>
        <table:table-row table:style-name="ro1">
          <table:table-cell office:value-type="date" office:date-value="2015-09-16T00:00:00" table:style-name="ce5">
            <text:p>16/09/2015</text:p>
          </table:table-cell>
          <table:table-cell office:value-type="float" office:value="31438" table:style-name="ce6">
            <text:p>31,438</text:p>
          </table:table-cell>
          <table:table-cell table:number-columns-repeated="16382"/>
        </table:table-row>
        <table:table-row table:style-name="ro1">
          <table:table-cell office:value-type="date" office:date-value="2015-09-17T00:00:00" table:style-name="ce5">
            <text:p>17/09/2015</text:p>
          </table:table-cell>
          <table:table-cell office:value-type="float" office:value="32442" table:style-name="ce6">
            <text:p>32,442</text:p>
          </table:table-cell>
          <table:table-cell table:number-columns-repeated="16382"/>
        </table:table-row>
        <table:table-row table:style-name="ro1">
          <table:table-cell office:value-type="date" office:date-value="2015-09-18T00:00:00" table:style-name="ce5">
            <text:p>18/09/2015</text:p>
          </table:table-cell>
          <table:table-cell office:value-type="float" office:value="33035" table:style-name="ce6">
            <text:p>33,035</text:p>
          </table:table-cell>
          <table:table-cell table:number-columns-repeated="16382"/>
        </table:table-row>
        <table:table-row table:style-name="ro1">
          <table:table-cell office:value-type="date" office:date-value="2015-09-19T00:00:00" table:style-name="ce5">
            <text:p>19/09/2015</text:p>
          </table:table-cell>
          <table:table-cell office:value-type="float" office:value="27110" table:style-name="ce6">
            <text:p>27,110</text:p>
          </table:table-cell>
          <table:table-cell table:number-columns-repeated="16382"/>
        </table:table-row>
        <table:table-row table:style-name="ro1">
          <table:table-cell office:value-type="date" office:date-value="2015-09-20T00:00:00" table:style-name="ce5">
            <text:p>20/09/2015</text:p>
          </table:table-cell>
          <table:table-cell office:value-type="float" office:value="29110" table:style-name="ce6">
            <text:p>29,110</text:p>
          </table:table-cell>
          <table:table-cell table:number-columns-repeated="16382"/>
        </table:table-row>
        <table:table-row table:style-name="ro1">
          <table:table-cell office:value-type="date" office:date-value="2015-09-21T00:00:00" table:style-name="ce5">
            <text:p>21/09/2015</text:p>
          </table:table-cell>
          <table:table-cell office:value-type="float" office:value="31609" table:style-name="ce6">
            <text:p>31,609</text:p>
          </table:table-cell>
          <table:table-cell table:number-columns-repeated="16382"/>
        </table:table-row>
        <table:table-row table:style-name="ro1">
          <table:table-cell office:value-type="date" office:date-value="2015-09-22T00:00:00" table:style-name="ce5">
            <text:p>22/09/2015</text:p>
          </table:table-cell>
          <table:table-cell office:value-type="float" office:value="30924" table:style-name="ce6">
            <text:p>30,924</text:p>
          </table:table-cell>
          <table:table-cell table:number-columns-repeated="16382"/>
        </table:table-row>
        <table:table-row table:style-name="ro1">
          <table:table-cell office:value-type="date" office:date-value="2015-09-23T00:00:00" table:style-name="ce5">
            <text:p>23/09/2015</text:p>
          </table:table-cell>
          <table:table-cell office:value-type="float" office:value="31254" table:style-name="ce6">
            <text:p>31,254</text:p>
          </table:table-cell>
          <table:table-cell table:number-columns-repeated="16382"/>
        </table:table-row>
        <table:table-row table:style-name="ro1">
          <table:table-cell office:value-type="date" office:date-value="2015-09-24T00:00:00" table:style-name="ce5">
            <text:p>24/09/2015</text:p>
          </table:table-cell>
          <table:table-cell office:value-type="float" office:value="32018" table:style-name="ce6">
            <text:p>32,018</text:p>
          </table:table-cell>
          <table:table-cell table:number-columns-repeated="16382"/>
        </table:table-row>
        <table:table-row table:style-name="ro1">
          <table:table-cell office:value-type="date" office:date-value="2015-09-25T00:00:00" table:style-name="ce5">
            <text:p>25/09/2015</text:p>
          </table:table-cell>
          <table:table-cell office:value-type="float" office:value="32398" table:style-name="ce6">
            <text:p>32,398</text:p>
          </table:table-cell>
          <table:table-cell table:number-columns-repeated="16382"/>
        </table:table-row>
        <table:table-row table:style-name="ro1">
          <table:table-cell office:value-type="date" office:date-value="2015-09-26T00:00:00" table:style-name="ce5">
            <text:p>26/09/2015</text:p>
          </table:table-cell>
          <table:table-cell office:value-type="float" office:value="26756" table:style-name="ce6">
            <text:p>26,756</text:p>
          </table:table-cell>
          <table:table-cell table:number-columns-repeated="16382"/>
        </table:table-row>
        <table:table-row table:style-name="ro1">
          <table:table-cell office:value-type="date" office:date-value="2015-09-27T00:00:00" table:style-name="ce5">
            <text:p>27/09/2015</text:p>
          </table:table-cell>
          <table:table-cell office:value-type="float" office:value="29127" table:style-name="ce6">
            <text:p>29,127</text:p>
          </table:table-cell>
          <table:table-cell table:number-columns-repeated="16382"/>
        </table:table-row>
        <table:table-row table:style-name="ro1">
          <table:table-cell office:value-type="date" office:date-value="2015-09-28T00:00:00" table:style-name="ce5">
            <text:p>28/09/2015</text:p>
          </table:table-cell>
          <table:table-cell office:value-type="float" office:value="31394" table:style-name="ce6">
            <text:p>31,394</text:p>
          </table:table-cell>
          <table:table-cell table:number-columns-repeated="16382"/>
        </table:table-row>
        <table:table-row table:style-name="ro1">
          <table:table-cell office:value-type="date" office:date-value="2015-09-29T00:00:00" table:style-name="ce5">
            <text:p>29/09/2015</text:p>
          </table:table-cell>
          <table:table-cell office:value-type="float" office:value="30616" table:style-name="ce6">
            <text:p>30,616</text:p>
          </table:table-cell>
          <table:table-cell table:number-columns-repeated="16382"/>
        </table:table-row>
        <table:table-row table:style-name="ro1">
          <table:table-cell office:value-type="date" office:date-value="2015-09-30T00:00:00" table:style-name="ce5">
            <text:p>30/09/2015</text:p>
          </table:table-cell>
          <table:table-cell office:value-type="float" office:value="30987" table:style-name="ce6">
            <text:p>30,987</text:p>
          </table:table-cell>
          <table:table-cell table:number-columns-repeated="16382"/>
        </table:table-row>
        <table:table-row table:style-name="ro1">
          <table:table-cell office:value-type="date" office:date-value="2015-10-01T00:00:00" table:style-name="ce5">
            <text:p>01/10/2015</text:p>
          </table:table-cell>
          <table:table-cell office:value-type="float" office:value="31444" table:style-name="ce6">
            <text:p>31,444</text:p>
          </table:table-cell>
          <table:table-cell table:number-columns-repeated="16382"/>
        </table:table-row>
        <table:table-row table:style-name="ro1">
          <table:table-cell office:value-type="date" office:date-value="2015-10-02T00:00:00" table:style-name="ce5">
            <text:p>02/10/2015</text:p>
          </table:table-cell>
          <table:table-cell office:value-type="float" office:value="31568" table:style-name="ce6">
            <text:p>31,568</text:p>
          </table:table-cell>
          <table:table-cell table:number-columns-repeated="16382"/>
        </table:table-row>
        <table:table-row table:style-name="ro1">
          <table:table-cell office:value-type="date" office:date-value="2015-10-03T00:00:00" table:style-name="ce5">
            <text:p>03/10/2015</text:p>
          </table:table-cell>
          <table:table-cell office:value-type="float" office:value="25816" table:style-name="ce6">
            <text:p>25,816</text:p>
          </table:table-cell>
          <table:table-cell table:number-columns-repeated="16382"/>
        </table:table-row>
        <table:table-row table:style-name="ro1">
          <table:table-cell office:value-type="date" office:date-value="2015-10-04T00:00:00" table:style-name="ce5">
            <text:p>04/10/2015</text:p>
          </table:table-cell>
          <table:table-cell office:value-type="float" office:value="28184" table:style-name="ce6">
            <text:p>28,184</text:p>
          </table:table-cell>
          <table:table-cell table:number-columns-repeated="16382"/>
        </table:table-row>
        <table:table-row table:style-name="ro1">
          <table:table-cell office:value-type="date" office:date-value="2015-10-05T00:00:00" table:style-name="ce5">
            <text:p>05/10/2015</text:p>
          </table:table-cell>
          <table:table-cell office:value-type="float" office:value="30293" table:style-name="ce6">
            <text:p>30,293</text:p>
          </table:table-cell>
          <table:table-cell table:number-columns-repeated="16382"/>
        </table:table-row>
        <table:table-row table:style-name="ro1">
          <table:table-cell office:value-type="date" office:date-value="2015-10-06T00:00:00" table:style-name="ce5">
            <text:p>06/10/2015</text:p>
          </table:table-cell>
          <table:table-cell office:value-type="float" office:value="29312" table:style-name="ce6">
            <text:p>29,312</text:p>
          </table:table-cell>
          <table:table-cell table:number-columns-repeated="16382"/>
        </table:table-row>
        <table:table-row table:style-name="ro1">
          <table:table-cell office:value-type="date" office:date-value="2015-10-07T00:00:00" table:style-name="ce5">
            <text:p>07/10/2015</text:p>
          </table:table-cell>
          <table:table-cell office:value-type="float" office:value="29627" table:style-name="ce6">
            <text:p>29,627</text:p>
          </table:table-cell>
          <table:table-cell table:number-columns-repeated="16382"/>
        </table:table-row>
        <table:table-row table:style-name="ro1">
          <table:table-cell office:value-type="date" office:date-value="2015-10-08T00:00:00" table:style-name="ce5">
            <text:p>08/10/2015</text:p>
          </table:table-cell>
          <table:table-cell office:value-type="float" office:value="30585" table:style-name="ce6">
            <text:p>30,585</text:p>
          </table:table-cell>
          <table:table-cell table:number-columns-repeated="16382"/>
        </table:table-row>
        <table:table-row table:style-name="ro1">
          <table:table-cell office:value-type="date" office:date-value="2015-10-09T00:00:00" table:style-name="ce5">
            <text:p>09/10/2015</text:p>
          </table:table-cell>
          <table:table-cell office:value-type="float" office:value="31138" table:style-name="ce6">
            <text:p>31,138</text:p>
          </table:table-cell>
          <table:table-cell table:number-columns-repeated="16382"/>
        </table:table-row>
        <table:table-row table:style-name="ro1">
          <table:table-cell office:value-type="date" office:date-value="2015-10-10T00:00:00" table:style-name="ce5">
            <text:p>10/10/2015</text:p>
          </table:table-cell>
          <table:table-cell office:value-type="float" office:value="24991" table:style-name="ce6">
            <text:p>24,991</text:p>
          </table:table-cell>
          <table:table-cell table:number-columns-repeated="16382"/>
        </table:table-row>
        <table:table-row table:style-name="ro1">
          <table:table-cell office:value-type="date" office:date-value="2015-10-11T00:00:00" table:style-name="ce5">
            <text:p>11/10/2015</text:p>
          </table:table-cell>
          <table:table-cell office:value-type="float" office:value="27213" table:style-name="ce6">
            <text:p>27,213</text:p>
          </table:table-cell>
          <table:table-cell table:number-columns-repeated="16382"/>
        </table:table-row>
        <table:table-row table:style-name="ro1">
          <table:table-cell office:value-type="date" office:date-value="2015-10-12T00:00:00" table:style-name="ce5">
            <text:p>12/10/2015</text:p>
          </table:table-cell>
          <table:table-cell office:value-type="float" office:value="29753" table:style-name="ce6">
            <text:p>29,753</text:p>
          </table:table-cell>
          <table:table-cell table:number-columns-repeated="16382"/>
        </table:table-row>
        <table:table-row table:style-name="ro1">
          <table:table-cell office:value-type="date" office:date-value="2015-10-13T00:00:00" table:style-name="ce5">
            <text:p>13/10/2015</text:p>
          </table:table-cell>
          <table:table-cell office:value-type="float" office:value="29052" table:style-name="ce6">
            <text:p>29,052</text:p>
          </table:table-cell>
          <table:table-cell table:number-columns-repeated="16382"/>
        </table:table-row>
        <table:table-row table:style-name="ro1">
          <table:table-cell office:value-type="date" office:date-value="2015-10-14T00:00:00" table:style-name="ce5">
            <text:p>14/10/2015</text:p>
          </table:table-cell>
          <table:table-cell office:value-type="float" office:value="29105" table:style-name="ce6">
            <text:p>29,105</text:p>
          </table:table-cell>
          <table:table-cell table:number-columns-repeated="16382"/>
        </table:table-row>
        <table:table-row table:style-name="ro1">
          <table:table-cell office:value-type="date" office:date-value="2015-10-15T00:00:00" table:style-name="ce5">
            <text:p>15/10/2015</text:p>
          </table:table-cell>
          <table:table-cell office:value-type="float" office:value="29974" table:style-name="ce6">
            <text:p>29,974</text:p>
          </table:table-cell>
          <table:table-cell table:number-columns-repeated="16382"/>
        </table:table-row>
        <table:table-row table:style-name="ro1">
          <table:table-cell office:value-type="date" office:date-value="2015-10-16T00:00:00" table:style-name="ce5">
            <text:p>16/10/2015</text:p>
          </table:table-cell>
          <table:table-cell office:value-type="float" office:value="30505" table:style-name="ce6">
            <text:p>30,505</text:p>
          </table:table-cell>
          <table:table-cell table:number-columns-repeated="16382"/>
        </table:table-row>
        <table:table-row table:style-name="ro1">
          <table:table-cell office:value-type="date" office:date-value="2015-10-17T00:00:00" table:style-name="ce5">
            <text:p>17/10/2015</text:p>
          </table:table-cell>
          <table:table-cell office:value-type="float" office:value="24737" table:style-name="ce6">
            <text:p>24,737</text:p>
          </table:table-cell>
          <table:table-cell table:number-columns-repeated="16382"/>
        </table:table-row>
        <table:table-row table:style-name="ro1">
          <table:table-cell office:value-type="date" office:date-value="2015-10-18T00:00:00" table:style-name="ce5">
            <text:p>18/10/2015</text:p>
          </table:table-cell>
          <table:table-cell office:value-type="float" office:value="27111" table:style-name="ce6">
            <text:p>27,111</text:p>
          </table:table-cell>
          <table:table-cell table:number-columns-repeated="16382"/>
        </table:table-row>
        <table:table-row table:style-name="ro1">
          <table:table-cell office:value-type="date" office:date-value="2015-10-19T00:00:00" table:style-name="ce5">
            <text:p>19/10/2015</text:p>
          </table:table-cell>
          <table:table-cell office:value-type="float" office:value="29549" table:style-name="ce6">
            <text:p>29,549</text:p>
          </table:table-cell>
          <table:table-cell table:number-columns-repeated="16382"/>
        </table:table-row>
        <table:table-row table:style-name="ro1">
          <table:table-cell office:value-type="date" office:date-value="2015-10-20T00:00:00" table:style-name="ce5">
            <text:p>20/10/2015</text:p>
          </table:table-cell>
          <table:table-cell office:value-type="float" office:value="28541" table:style-name="ce6">
            <text:p>28,541</text:p>
          </table:table-cell>
          <table:table-cell table:number-columns-repeated="16382"/>
        </table:table-row>
        <table:table-row table:style-name="ro1">
          <table:table-cell office:value-type="date" office:date-value="2015-10-21T00:00:00" table:style-name="ce5">
            <text:p>21/10/2015</text:p>
          </table:table-cell>
          <table:table-cell office:value-type="float" office:value="28920" table:style-name="ce6">
            <text:p>28,920</text:p>
          </table:table-cell>
          <table:table-cell table:number-columns-repeated="16382"/>
        </table:table-row>
        <table:table-row table:style-name="ro1">
          <table:table-cell office:value-type="date" office:date-value="2015-10-22T00:00:00" table:style-name="ce5">
            <text:p>22/10/2015</text:p>
          </table:table-cell>
          <table:table-cell office:value-type="float" office:value="29688" table:style-name="ce6">
            <text:p>29,688</text:p>
          </table:table-cell>
          <table:table-cell table:number-columns-repeated="16382"/>
        </table:table-row>
        <table:table-row table:style-name="ro1">
          <table:table-cell office:value-type="date" office:date-value="2015-10-23T00:00:00" table:style-name="ce5">
            <text:p>23/10/2015</text:p>
          </table:table-cell>
          <table:table-cell office:value-type="float" office:value="30409" table:style-name="ce6">
            <text:p>30,409</text:p>
          </table:table-cell>
          <table:table-cell table:number-columns-repeated="16382"/>
        </table:table-row>
        <table:table-row table:style-name="ro1">
          <table:table-cell office:value-type="date" office:date-value="2015-10-24T00:00:00" table:style-name="ce5">
            <text:p>24/10/2015</text:p>
          </table:table-cell>
          <table:table-cell office:value-type="float" office:value="24203" table:style-name="ce6">
            <text:p>24,203</text:p>
          </table:table-cell>
          <table:table-cell table:number-columns-repeated="16382"/>
        </table:table-row>
        <table:table-row table:style-name="ro1">
          <table:table-cell office:value-type="date" office:date-value="2015-10-25T00:00:00" table:style-name="ce5">
            <text:p>25/10/2015</text:p>
          </table:table-cell>
          <table:table-cell office:value-type="float" office:value="25025" table:style-name="ce6">
            <text:p>25,025</text:p>
          </table:table-cell>
          <table:table-cell table:number-columns-repeated="16382"/>
        </table:table-row>
        <table:table-row table:style-name="ro1">
          <table:table-cell office:value-type="date" office:date-value="2015-10-26T00:00:00" table:style-name="ce5">
            <text:p>26/10/2015</text:p>
          </table:table-cell>
          <table:table-cell office:value-type="float" office:value="27678" table:style-name="ce6">
            <text:p>27,678</text:p>
          </table:table-cell>
          <table:table-cell table:number-columns-repeated="16382"/>
        </table:table-row>
        <table:table-row table:style-name="ro1">
          <table:table-cell office:value-type="date" office:date-value="2015-10-27T00:00:00" table:style-name="ce5">
            <text:p>27/10/2015</text:p>
          </table:table-cell>
          <table:table-cell office:value-type="float" office:value="26548" table:style-name="ce6">
            <text:p>26,548</text:p>
          </table:table-cell>
          <table:table-cell table:number-columns-repeated="16382"/>
        </table:table-row>
        <table:table-row table:style-name="ro1">
          <table:table-cell office:value-type="date" office:date-value="2015-10-28T00:00:00" table:style-name="ce5">
            <text:p>28/10/2015</text:p>
          </table:table-cell>
          <table:table-cell office:value-type="float" office:value="27075" table:style-name="ce6">
            <text:p>27,075</text:p>
          </table:table-cell>
          <table:table-cell table:number-columns-repeated="16382"/>
        </table:table-row>
        <table:table-row table:style-name="ro1">
          <table:table-cell office:value-type="date" office:date-value="2015-10-29T00:00:00" table:style-name="ce5">
            <text:p>29/10/2015</text:p>
          </table:table-cell>
          <table:table-cell office:value-type="float" office:value="27905" table:style-name="ce6">
            <text:p>27,905</text:p>
          </table:table-cell>
          <table:table-cell table:number-columns-repeated="16382"/>
        </table:table-row>
        <table:table-row table:style-name="ro1">
          <table:table-cell office:value-type="date" office:date-value="2015-10-30T00:00:00" table:style-name="ce5">
            <text:p>30/10/2015</text:p>
          </table:table-cell>
          <table:table-cell office:value-type="float" office:value="28695" table:style-name="ce6">
            <text:p>28,695</text:p>
          </table:table-cell>
          <table:table-cell table:number-columns-repeated="16382"/>
        </table:table-row>
        <table:table-row table:style-name="ro1">
          <table:table-cell office:value-type="date" office:date-value="2015-10-31T00:00:00" table:style-name="ce5">
            <text:p>31/10/2015</text:p>
          </table:table-cell>
          <table:table-cell office:value-type="float" office:value="22188" table:style-name="ce6">
            <text:p>22,188</text:p>
          </table:table-cell>
          <table:table-cell table:number-columns-repeated="16382"/>
        </table:table-row>
        <table:table-row table:style-name="ro1">
          <table:table-cell office:value-type="date" office:date-value="2015-11-01T00:00:00" table:style-name="ce5">
            <text:p>01/11/2015</text:p>
          </table:table-cell>
          <table:table-cell office:value-type="float" office:value="23918" table:style-name="ce6">
            <text:p>23,918</text:p>
          </table:table-cell>
          <table:table-cell table:number-columns-repeated="16382"/>
        </table:table-row>
        <table:table-row table:style-name="ro1">
          <table:table-cell office:value-type="date" office:date-value="2015-11-02T00:00:00" table:style-name="ce5">
            <text:p>02/11/2015</text:p>
          </table:table-cell>
          <table:table-cell office:value-type="float" office:value="25855" table:style-name="ce6">
            <text:p>25,855</text:p>
          </table:table-cell>
          <table:table-cell table:number-columns-repeated="16382"/>
        </table:table-row>
        <table:table-row table:style-name="ro1">
          <table:table-cell office:value-type="date" office:date-value="2015-11-03T00:00:00" table:style-name="ce5">
            <text:p>03/11/2015</text:p>
          </table:table-cell>
          <table:table-cell office:value-type="float" office:value="25650" table:style-name="ce6">
            <text:p>25,650</text:p>
          </table:table-cell>
          <table:table-cell table:number-columns-repeated="16382"/>
        </table:table-row>
        <table:table-row table:style-name="ro1">
          <table:table-cell office:value-type="date" office:date-value="2015-11-04T00:00:00" table:style-name="ce5">
            <text:p>04/11/2015</text:p>
          </table:table-cell>
          <table:table-cell office:value-type="float" office:value="25980" table:style-name="ce6">
            <text:p>25,980</text:p>
          </table:table-cell>
          <table:table-cell table:number-columns-repeated="16382"/>
        </table:table-row>
        <table:table-row table:style-name="ro1">
          <table:table-cell office:value-type="date" office:date-value="2015-11-05T00:00:00" table:style-name="ce5">
            <text:p>05/11/2015</text:p>
          </table:table-cell>
          <table:table-cell office:value-type="float" office:value="26646" table:style-name="ce6">
            <text:p>26,646</text:p>
          </table:table-cell>
          <table:table-cell table:number-columns-repeated="16382"/>
        </table:table-row>
        <table:table-row table:style-name="ro1">
          <table:table-cell office:value-type="date" office:date-value="2015-11-06T00:00:00" table:style-name="ce5">
            <text:p>06/11/2015</text:p>
          </table:table-cell>
          <table:table-cell office:value-type="float" office:value="27288" table:style-name="ce6">
            <text:p>27,288</text:p>
          </table:table-cell>
          <table:table-cell table:number-columns-repeated="16382"/>
        </table:table-row>
        <table:table-row table:style-name="ro1">
          <table:table-cell office:value-type="date" office:date-value="2015-11-07T00:00:00" table:style-name="ce5">
            <text:p>07/11/2015</text:p>
          </table:table-cell>
          <table:table-cell office:value-type="float" office:value="19830" table:style-name="ce6">
            <text:p>19,830</text:p>
          </table:table-cell>
          <table:table-cell table:number-columns-repeated="16382"/>
        </table:table-row>
        <table:table-row table:style-name="ro1">
          <table:table-cell office:value-type="date" office:date-value="2015-11-08T00:00:00" table:style-name="ce5">
            <text:p>08/11/2015</text:p>
          </table:table-cell>
          <table:table-cell office:value-type="float" office:value="23349" table:style-name="ce6">
            <text:p>23,349</text:p>
          </table:table-cell>
          <table:table-cell table:number-columns-repeated="16382"/>
        </table:table-row>
        <table:table-row table:style-name="ro1">
          <table:table-cell office:value-type="date" office:date-value="2015-11-09T00:00:00" table:style-name="ce5">
            <text:p>09/11/2015</text:p>
          </table:table-cell>
          <table:table-cell office:value-type="float" office:value="25311" table:style-name="ce6">
            <text:p>25,311</text:p>
          </table:table-cell>
          <table:table-cell table:number-columns-repeated="16382"/>
        </table:table-row>
        <table:table-row table:style-name="ro1">
          <table:table-cell office:value-type="date" office:date-value="2015-11-10T00:00:00" table:style-name="ce5">
            <text:p>10/11/2015</text:p>
          </table:table-cell>
          <table:table-cell office:value-type="float" office:value="25048" table:style-name="ce6">
            <text:p>25,048</text:p>
          </table:table-cell>
          <table:table-cell table:number-columns-repeated="16382"/>
        </table:table-row>
        <table:table-row table:style-name="ro1">
          <table:table-cell office:value-type="date" office:date-value="2015-11-11T00:00:00" table:style-name="ce5">
            <text:p>11/11/2015</text:p>
          </table:table-cell>
          <table:table-cell office:value-type="float" office:value="24105" table:style-name="ce6">
            <text:p>24,105</text:p>
          </table:table-cell>
          <table:table-cell table:number-columns-repeated="16382"/>
        </table:table-row>
        <table:table-row table:style-name="ro1">
          <table:table-cell office:value-type="date" office:date-value="2015-11-12T00:00:00" table:style-name="ce5">
            <text:p>12/11/2015</text:p>
          </table:table-cell>
          <table:table-cell office:value-type="float" office:value="25382" table:style-name="ce6">
            <text:p>25,382</text:p>
          </table:table-cell>
          <table:table-cell table:number-columns-repeated="16382"/>
        </table:table-row>
        <table:table-row table:style-name="ro1">
          <table:table-cell office:value-type="date" office:date-value="2015-11-13T00:00:00" table:style-name="ce5">
            <text:p>13/11/2015</text:p>
          </table:table-cell>
          <table:table-cell office:value-type="float" office:value="25975" table:style-name="ce6">
            <text:p>25,975</text:p>
          </table:table-cell>
          <table:table-cell table:number-columns-repeated="16382"/>
        </table:table-row>
        <table:table-row table:style-name="ro1">
          <table:table-cell office:value-type="date" office:date-value="2015-11-14T00:00:00" table:style-name="ce5">
            <text:p>14/11/2015</text:p>
          </table:table-cell>
          <table:table-cell office:value-type="float" office:value="19350" table:style-name="ce6">
            <text:p>19,350</text:p>
          </table:table-cell>
          <table:table-cell table:number-columns-repeated="16382"/>
        </table:table-row>
        <table:table-row table:style-name="ro1">
          <table:table-cell office:value-type="date" office:date-value="2015-11-15T00:00:00" table:style-name="ce5">
            <text:p>15/11/2015</text:p>
          </table:table-cell>
          <table:table-cell office:value-type="float" office:value="22797" table:style-name="ce6">
            <text:p>22,797</text:p>
          </table:table-cell>
          <table:table-cell table:number-columns-repeated="16382"/>
        </table:table-row>
        <table:table-row table:style-name="ro1">
          <table:table-cell office:value-type="date" office:date-value="2015-11-16T00:00:00" table:style-name="ce5">
            <text:p>16/11/2015</text:p>
          </table:table-cell>
          <table:table-cell office:value-type="float" office:value="26137" table:style-name="ce6">
            <text:p>26,137</text:p>
          </table:table-cell>
          <table:table-cell table:number-columns-repeated="16382"/>
        </table:table-row>
        <table:table-row table:style-name="ro1">
          <table:table-cell office:value-type="date" office:date-value="2015-11-17T00:00:00" table:style-name="ce5">
            <text:p>17/11/2015</text:p>
          </table:table-cell>
          <table:table-cell office:value-type="float" office:value="24713" table:style-name="ce6">
            <text:p>24,713</text:p>
          </table:table-cell>
          <table:table-cell table:number-columns-repeated="16382"/>
        </table:table-row>
        <table:table-row table:style-name="ro1">
          <table:table-cell office:value-type="date" office:date-value="2015-11-18T00:00:00" table:style-name="ce5">
            <text:p>18/11/2015</text:p>
          </table:table-cell>
          <table:table-cell office:value-type="float" office:value="25288" table:style-name="ce6">
            <text:p>25,288</text:p>
          </table:table-cell>
          <table:table-cell table:number-columns-repeated="16382"/>
        </table:table-row>
        <table:table-row table:style-name="ro1">
          <table:table-cell office:value-type="date" office:date-value="2015-11-19T00:00:00" table:style-name="ce5">
            <text:p>19/11/2015</text:p>
          </table:table-cell>
          <table:table-cell office:value-type="float" office:value="26084" table:style-name="ce6">
            <text:p>26,084</text:p>
          </table:table-cell>
          <table:table-cell table:number-columns-repeated="16382"/>
        </table:table-row>
        <table:table-row table:style-name="ro1">
          <table:table-cell office:value-type="date" office:date-value="2015-11-20T00:00:00" table:style-name="ce5">
            <text:p>20/11/2015</text:p>
          </table:table-cell>
          <table:table-cell office:value-type="float" office:value="26733" table:style-name="ce6">
            <text:p>26,733</text:p>
          </table:table-cell>
          <table:table-cell table:number-columns-repeated="16382"/>
        </table:table-row>
        <table:table-row table:style-name="ro1">
          <table:table-cell office:value-type="date" office:date-value="2015-11-21T00:00:00" table:style-name="ce5">
            <text:p>21/11/2015</text:p>
          </table:table-cell>
          <table:table-cell office:value-type="float" office:value="18829" table:style-name="ce6">
            <text:p>18,829</text:p>
          </table:table-cell>
          <table:table-cell table:number-columns-repeated="16382"/>
        </table:table-row>
        <table:table-row table:style-name="ro1">
          <table:table-cell office:value-type="date" office:date-value="2015-11-22T00:00:00" table:style-name="ce5">
            <text:p>22/11/2015</text:p>
          </table:table-cell>
          <table:table-cell office:value-type="float" office:value="22337" table:style-name="ce6">
            <text:p>22,337</text:p>
          </table:table-cell>
          <table:table-cell table:number-columns-repeated="16382"/>
        </table:table-row>
        <table:table-row table:style-name="ro1">
          <table:table-cell office:value-type="date" office:date-value="2015-11-23T00:00:00" table:style-name="ce5">
            <text:p>23/11/2015</text:p>
          </table:table-cell>
          <table:table-cell office:value-type="float" office:value="25687" table:style-name="ce6">
            <text:p>25,687</text:p>
          </table:table-cell>
          <table:table-cell table:number-columns-repeated="16382"/>
        </table:table-row>
        <table:table-row table:style-name="ro1">
          <table:table-cell office:value-type="date" office:date-value="2015-11-24T00:00:00" table:style-name="ce5">
            <text:p>24/11/2015</text:p>
          </table:table-cell>
          <table:table-cell office:value-type="float" office:value="24288" table:style-name="ce6">
            <text:p>24,288</text:p>
          </table:table-cell>
          <table:table-cell table:number-columns-repeated="16382"/>
        </table:table-row>
        <table:table-row table:style-name="ro1">
          <table:table-cell office:value-type="date" office:date-value="2015-11-25T00:00:00" table:style-name="ce5">
            <text:p>25/11/2015</text:p>
          </table:table-cell>
          <table:table-cell office:value-type="float" office:value="24940" table:style-name="ce6">
            <text:p>24,940</text:p>
          </table:table-cell>
          <table:table-cell table:number-columns-repeated="16382"/>
        </table:table-row>
        <table:table-row table:style-name="ro1">
          <table:table-cell office:value-type="date" office:date-value="2015-11-26T00:00:00" table:style-name="ce5">
            <text:p>26/11/2015</text:p>
          </table:table-cell>
          <table:table-cell office:value-type="float" office:value="25840" table:style-name="ce6">
            <text:p>25,840</text:p>
          </table:table-cell>
          <table:table-cell table:number-columns-repeated="16382"/>
        </table:table-row>
        <table:table-row table:style-name="ro1">
          <table:table-cell office:value-type="date" office:date-value="2015-11-27T00:00:00" table:style-name="ce5">
            <text:p>27/11/2015</text:p>
          </table:table-cell>
          <table:table-cell office:value-type="float" office:value="26321" table:style-name="ce6">
            <text:p>26,321</text:p>
          </table:table-cell>
          <table:table-cell table:number-columns-repeated="16382"/>
        </table:table-row>
        <table:table-row table:style-name="ro1">
          <table:table-cell office:value-type="date" office:date-value="2015-11-28T00:00:00" table:style-name="ce5">
            <text:p>28/11/2015</text:p>
          </table:table-cell>
          <table:table-cell office:value-type="float" office:value="18696" table:style-name="ce6">
            <text:p>18,696</text:p>
          </table:table-cell>
          <table:table-cell table:number-columns-repeated="16382"/>
        </table:table-row>
        <table:table-row table:style-name="ro1">
          <table:table-cell office:value-type="date" office:date-value="2015-11-29T00:00:00" table:style-name="ce5">
            <text:p>29/11/2015</text:p>
          </table:table-cell>
          <table:table-cell office:value-type="float" office:value="22245" table:style-name="ce6">
            <text:p>22,245</text:p>
          </table:table-cell>
          <table:table-cell table:number-columns-repeated="16382"/>
        </table:table-row>
        <table:table-row table:style-name="ro1">
          <table:table-cell office:value-type="date" office:date-value="2015-11-30T00:00:00" table:style-name="ce5">
            <text:p>30/11/2015</text:p>
          </table:table-cell>
          <table:table-cell office:value-type="float" office:value="25493" table:style-name="ce6">
            <text:p>25,493</text:p>
          </table:table-cell>
          <table:table-cell table:number-columns-repeated="16382"/>
        </table:table-row>
        <table:table-row table:style-name="ro1">
          <table:table-cell office:value-type="date" office:date-value="2015-12-01T00:00:00" table:style-name="ce5">
            <text:p>01/12/2015</text:p>
          </table:table-cell>
          <table:table-cell office:value-type="float" office:value="24297" table:style-name="ce6">
            <text:p>24,297</text:p>
          </table:table-cell>
          <table:table-cell table:number-columns-repeated="16382"/>
        </table:table-row>
        <table:table-row table:style-name="ro1">
          <table:table-cell office:value-type="date" office:date-value="2015-12-02T00:00:00" table:style-name="ce5">
            <text:p>02/12/2015</text:p>
          </table:table-cell>
          <table:table-cell office:value-type="float" office:value="25013" table:style-name="ce6">
            <text:p>25,013</text:p>
          </table:table-cell>
          <table:table-cell table:number-columns-repeated="16382"/>
        </table:table-row>
        <table:table-row table:style-name="ro1">
          <table:table-cell office:value-type="date" office:date-value="2015-12-03T00:00:00" table:style-name="ce5">
            <text:p>03/12/2015</text:p>
          </table:table-cell>
          <table:table-cell office:value-type="float" office:value="25884" table:style-name="ce6">
            <text:p>25,884</text:p>
          </table:table-cell>
          <table:table-cell table:number-columns-repeated="16382"/>
        </table:table-row>
        <table:table-row table:style-name="ro1">
          <table:table-cell office:value-type="date" office:date-value="2015-12-04T00:00:00" table:style-name="ce5">
            <text:p>04/12/2015</text:p>
          </table:table-cell>
          <table:table-cell office:value-type="float" office:value="26777" table:style-name="ce6">
            <text:p>26,777</text:p>
          </table:table-cell>
          <table:table-cell table:number-columns-repeated="16382"/>
        </table:table-row>
        <table:table-row table:style-name="ro1">
          <table:table-cell office:value-type="date" office:date-value="2015-12-05T00:00:00" table:style-name="ce5">
            <text:p>05/12/2015</text:p>
          </table:table-cell>
          <table:table-cell office:value-type="float" office:value="18769" table:style-name="ce6">
            <text:p>18,769</text:p>
          </table:table-cell>
          <table:table-cell table:number-columns-repeated="16382"/>
        </table:table-row>
        <table:table-row table:style-name="ro1">
          <table:table-cell office:value-type="date" office:date-value="2015-12-06T00:00:00" table:style-name="ce5">
            <text:p>06/12/2015</text:p>
          </table:table-cell>
          <table:table-cell office:value-type="float" office:value="21899" table:style-name="ce6">
            <text:p>21,899</text:p>
          </table:table-cell>
          <table:table-cell table:number-columns-repeated="16382"/>
        </table:table-row>
        <table:table-row table:style-name="ro1">
          <table:table-cell office:value-type="date" office:date-value="2015-12-07T00:00:00" table:style-name="ce5">
            <text:p>07/12/2015</text:p>
          </table:table-cell>
          <table:table-cell office:value-type="float" office:value="24903" table:style-name="ce6">
            <text:p>24,903</text:p>
          </table:table-cell>
          <table:table-cell table:number-columns-repeated="16382"/>
        </table:table-row>
        <table:table-row table:style-name="ro1">
          <table:table-cell office:value-type="date" office:date-value="2015-12-08T00:00:00" table:style-name="ce5">
            <text:p>08/12/2015</text:p>
          </table:table-cell>
          <table:table-cell office:value-type="float" office:value="24554" table:style-name="ce6">
            <text:p>24,554</text:p>
          </table:table-cell>
          <table:table-cell table:number-columns-repeated="16382"/>
        </table:table-row>
        <table:table-row table:style-name="ro1">
          <table:table-cell office:value-type="date" office:date-value="2015-12-09T00:00:00" table:style-name="ce5">
            <text:p>09/12/2015</text:p>
          </table:table-cell>
          <table:table-cell office:value-type="float" office:value="25232" table:style-name="ce6">
            <text:p>25,232</text:p>
          </table:table-cell>
          <table:table-cell table:number-columns-repeated="16382"/>
        </table:table-row>
        <table:table-row table:style-name="ro1">
          <table:table-cell office:value-type="date" office:date-value="2015-12-10T00:00:00" table:style-name="ce5">
            <text:p>10/12/2015</text:p>
          </table:table-cell>
          <table:table-cell office:value-type="float" office:value="25630" table:style-name="ce6">
            <text:p>25,630</text:p>
          </table:table-cell>
          <table:table-cell table:number-columns-repeated="16382"/>
        </table:table-row>
        <table:table-row table:style-name="ro1">
          <table:table-cell office:value-type="date" office:date-value="2015-12-11T00:00:00" table:style-name="ce5">
            <text:p>11/12/2015</text:p>
          </table:table-cell>
          <table:table-cell office:value-type="float" office:value="26521" table:style-name="ce6">
            <text:p>26,521</text:p>
          </table:table-cell>
          <table:table-cell table:number-columns-repeated="16382"/>
        </table:table-row>
        <table:table-row table:style-name="ro1">
          <table:table-cell office:value-type="date" office:date-value="2015-12-12T00:00:00" table:style-name="ce5">
            <text:p>12/12/2015</text:p>
          </table:table-cell>
          <table:table-cell office:value-type="float" office:value="19408" table:style-name="ce6">
            <text:p>19,408</text:p>
          </table:table-cell>
          <table:table-cell table:number-columns-repeated="16382"/>
        </table:table-row>
        <table:table-row table:style-name="ro1">
          <table:table-cell office:value-type="date" office:date-value="2015-12-13T00:00:00" table:style-name="ce5">
            <text:p>13/12/2015</text:p>
          </table:table-cell>
          <table:table-cell office:value-type="float" office:value="22366" table:style-name="ce6">
            <text:p>22,366</text:p>
          </table:table-cell>
          <table:table-cell table:number-columns-repeated="16382"/>
        </table:table-row>
        <table:table-row table:style-name="ro1">
          <table:table-cell office:value-type="date" office:date-value="2015-12-14T00:00:00" table:style-name="ce5">
            <text:p>14/12/2015</text:p>
          </table:table-cell>
          <table:table-cell office:value-type="float" office:value="25653" table:style-name="ce6">
            <text:p>25,653</text:p>
          </table:table-cell>
          <table:table-cell table:number-columns-repeated="16382"/>
        </table:table-row>
        <table:table-row table:style-name="ro1">
          <table:table-cell office:value-type="date" office:date-value="2015-12-15T00:00:00" table:style-name="ce5">
            <text:p>15/12/2015</text:p>
          </table:table-cell>
          <table:table-cell office:value-type="float" office:value="24628" table:style-name="ce6">
            <text:p>24,628</text:p>
          </table:table-cell>
          <table:table-cell table:number-columns-repeated="16382"/>
        </table:table-row>
        <table:table-row table:style-name="ro1">
          <table:table-cell office:value-type="date" office:date-value="2015-12-16T00:00:00" table:style-name="ce5">
            <text:p>16/12/2015</text:p>
          </table:table-cell>
          <table:table-cell office:value-type="float" office:value="25403" table:style-name="ce6">
            <text:p>25,403</text:p>
          </table:table-cell>
          <table:table-cell table:number-columns-repeated="16382"/>
        </table:table-row>
        <table:table-row table:style-name="ro1">
          <table:table-cell office:value-type="date" office:date-value="2015-12-17T00:00:00" table:style-name="ce5">
            <text:p>17/12/2015</text:p>
          </table:table-cell>
          <table:table-cell office:value-type="float" office:value="26426" table:style-name="ce6">
            <text:p>26,426</text:p>
          </table:table-cell>
          <table:table-cell table:number-columns-repeated="16382"/>
        </table:table-row>
        <table:table-row table:style-name="ro1">
          <table:table-cell office:value-type="date" office:date-value="2015-12-18T00:00:00" table:style-name="ce5">
            <text:p>18/12/2015</text:p>
          </table:table-cell>
          <table:table-cell office:value-type="float" office:value="27527" table:style-name="ce6">
            <text:p>27,527</text:p>
          </table:table-cell>
          <table:table-cell table:number-columns-repeated="16382"/>
        </table:table-row>
        <table:table-row table:style-name="ro1">
          <table:table-cell office:value-type="date" office:date-value="2015-12-19T00:00:00" table:style-name="ce5">
            <text:p>19/12/2015</text:p>
          </table:table-cell>
          <table:table-cell office:value-type="float" office:value="21678" table:style-name="ce6">
            <text:p>21,678</text:p>
          </table:table-cell>
          <table:table-cell table:number-columns-repeated="16382"/>
        </table:table-row>
        <table:table-row table:style-name="ro1">
          <table:table-cell office:value-type="date" office:date-value="2015-12-20T00:00:00" table:style-name="ce5">
            <text:p>20/12/2015</text:p>
          </table:table-cell>
          <table:table-cell office:value-type="float" office:value="23230" table:style-name="ce6">
            <text:p>23,230</text:p>
          </table:table-cell>
          <table:table-cell table:number-columns-repeated="16382"/>
        </table:table-row>
        <table:table-row table:style-name="ro1">
          <table:table-cell office:value-type="date" office:date-value="2015-12-21T00:00:00" table:style-name="ce5">
            <text:p>21/12/2015</text:p>
          </table:table-cell>
          <table:table-cell office:value-type="float" office:value="24486" table:style-name="ce6">
            <text:p>24,486</text:p>
          </table:table-cell>
          <table:table-cell table:number-columns-repeated="16382"/>
        </table:table-row>
        <table:table-row table:style-name="ro1">
          <table:table-cell office:value-type="date" office:date-value="2015-12-22T00:00:00" table:style-name="ce5">
            <text:p>22/12/2015</text:p>
          </table:table-cell>
          <table:table-cell office:value-type="float" office:value="23984" table:style-name="ce6">
            <text:p>23,984</text:p>
          </table:table-cell>
          <table:table-cell table:number-columns-repeated="16382"/>
        </table:table-row>
        <table:table-row table:style-name="ro1">
          <table:table-cell office:value-type="date" office:date-value="2015-12-23T00:00:00" table:style-name="ce5">
            <text:p>23/12/2015</text:p>
          </table:table-cell>
          <table:table-cell office:value-type="float" office:value="24263" table:style-name="ce6">
            <text:p>24,263</text:p>
          </table:table-cell>
          <table:table-cell table:number-columns-repeated="16382"/>
        </table:table-row>
        <table:table-row table:style-name="ro1">
          <table:table-cell office:value-type="date" office:date-value="2015-12-24T00:00:00" table:style-name="ce5">
            <text:p>24/12/2015</text:p>
          </table:table-cell>
          <table:table-cell office:value-type="float" office:value="17214" table:style-name="ce6">
            <text:p>17,214</text:p>
          </table:table-cell>
          <table:table-cell table:number-columns-repeated="16382"/>
        </table:table-row>
        <table:table-row table:style-name="ro1">
          <table:table-cell office:value-type="date" office:date-value="2015-12-25T00:00:00" table:style-name="ce5">
            <text:p>25/12/2015</text:p>
          </table:table-cell>
          <table:table-cell office:value-type="float" office:value="11937" table:style-name="ce6">
            <text:p>11,937</text:p>
          </table:table-cell>
          <table:table-cell table:number-columns-repeated="16382"/>
        </table:table-row>
        <table:table-row table:style-name="ro1">
          <table:table-cell office:value-type="date" office:date-value="2015-12-26T00:00:00" table:style-name="ce5">
            <text:p>26/12/2015</text:p>
          </table:table-cell>
          <table:table-cell office:value-type="float" office:value="18794" table:style-name="ce6">
            <text:p>18,794</text:p>
          </table:table-cell>
          <table:table-cell table:number-columns-repeated="16382"/>
        </table:table-row>
        <table:table-row table:style-name="ro1">
          <table:table-cell office:value-type="date" office:date-value="2015-12-27T00:00:00" table:style-name="ce5">
            <text:p>27/12/2015</text:p>
          </table:table-cell>
          <table:table-cell office:value-type="float" office:value="22440" table:style-name="ce6">
            <text:p>22,440</text:p>
          </table:table-cell>
          <table:table-cell table:number-columns-repeated="16382"/>
        </table:table-row>
        <table:table-row table:style-name="ro1">
          <table:table-cell office:value-type="date" office:date-value="2015-12-28T00:00:00" table:style-name="ce5">
            <text:p>28/12/2015</text:p>
          </table:table-cell>
          <table:table-cell office:value-type="float" office:value="22766" table:style-name="ce6">
            <text:p>22,766</text:p>
          </table:table-cell>
          <table:table-cell table:number-columns-repeated="16382"/>
        </table:table-row>
        <table:table-row table:style-name="ro1">
          <table:table-cell office:value-type="date" office:date-value="2015-12-29T00:00:00" table:style-name="ce5">
            <text:p>29/12/2015</text:p>
          </table:table-cell>
          <table:table-cell office:value-type="float" office:value="22132" table:style-name="ce6">
            <text:p>22,132</text:p>
          </table:table-cell>
          <table:table-cell table:number-columns-repeated="16382"/>
        </table:table-row>
        <table:table-row table:style-name="ro1">
          <table:table-cell office:value-type="date" office:date-value="2015-12-30T00:00:00" table:style-name="ce5">
            <text:p>30/12/2015</text:p>
          </table:table-cell>
          <table:table-cell office:value-type="float" office:value="22355" table:style-name="ce6">
            <text:p>22,355</text:p>
          </table:table-cell>
          <table:table-cell table:number-columns-repeated="16382"/>
        </table:table-row>
        <table:table-row table:style-name="ro1">
          <table:table-cell office:value-type="date" office:date-value="2015-12-31T00:00:00" table:style-name="ce5">
            <text:p>31/12/2015</text:p>
          </table:table-cell>
          <table:table-cell office:value-type="float" office:value="16435" table:style-name="ce6">
            <text:p>16,435</text:p>
          </table:table-cell>
          <table:table-cell table:number-columns-repeated="16382"/>
        </table:table-row>
        <table:table-row table:style-name="ro1">
          <table:table-cell office:value-type="date" office:date-value="2016-01-01T00:00:00" table:style-name="ce5">
            <text:p>01/01/2016</text:p>
          </table:table-cell>
          <table:table-cell office:value-type="float" office:value="16582" table:style-name="ce6">
            <text:p>16,582</text:p>
          </table:table-cell>
          <table:table-cell table:number-columns-repeated="16382"/>
        </table:table-row>
        <table:table-row table:style-name="ro1">
          <table:table-cell office:value-type="date" office:date-value="2016-01-02T00:00:00" table:style-name="ce5">
            <text:p>02/01/2016</text:p>
          </table:table-cell>
          <table:table-cell office:value-type="float" office:value="21005" table:style-name="ce6">
            <text:p>21,005</text:p>
          </table:table-cell>
          <table:table-cell table:number-columns-repeated="16382"/>
        </table:table-row>
        <table:table-row table:style-name="ro1">
          <table:table-cell office:value-type="date" office:date-value="2016-01-03T00:00:00" table:style-name="ce5">
            <text:p>03/01/2016</text:p>
          </table:table-cell>
          <table:table-cell office:value-type="float" office:value="23633" table:style-name="ce6">
            <text:p>23,633</text:p>
          </table:table-cell>
          <table:table-cell table:number-columns-repeated="16382"/>
        </table:table-row>
        <table:table-row table:style-name="ro1">
          <table:table-cell office:value-type="date" office:date-value="2016-01-04T00:00:00" table:style-name="ce5">
            <text:p>04/01/2016</text:p>
          </table:table-cell>
          <table:table-cell office:value-type="float" office:value="23877" table:style-name="ce6">
            <text:p>23,877</text:p>
          </table:table-cell>
          <table:table-cell table:number-columns-repeated="16382"/>
        </table:table-row>
        <table:table-row table:style-name="ro1">
          <table:table-cell office:value-type="date" office:date-value="2016-01-05T00:00:00" table:style-name="ce5">
            <text:p>05/01/2016</text:p>
          </table:table-cell>
          <table:table-cell office:value-type="float" office:value="22387" table:style-name="ce6">
            <text:p>22,387</text:p>
          </table:table-cell>
          <table:table-cell table:number-columns-repeated="16382"/>
        </table:table-row>
        <table:table-row table:style-name="ro1">
          <table:table-cell office:value-type="date" office:date-value="2016-01-06T00:00:00" table:style-name="ce5">
            <text:p>06/01/2016</text:p>
          </table:table-cell>
          <table:table-cell office:value-type="float" office:value="22453" table:style-name="ce6">
            <text:p>22,453</text:p>
          </table:table-cell>
          <table:table-cell table:number-columns-repeated="16382"/>
        </table:table-row>
        <table:table-row table:style-name="ro1">
          <table:table-cell office:value-type="date" office:date-value="2016-01-07T00:00:00" table:style-name="ce5">
            <text:p>07/01/2016</text:p>
          </table:table-cell>
          <table:table-cell office:value-type="float" office:value="23133" table:style-name="ce6">
            <text:p>23,133</text:p>
          </table:table-cell>
          <table:table-cell table:number-columns-repeated="16382"/>
        </table:table-row>
        <table:table-row table:style-name="ro1">
          <table:table-cell office:value-type="date" office:date-value="2016-01-08T00:00:00" table:style-name="ce5">
            <text:p>08/01/2016</text:p>
          </table:table-cell>
          <table:table-cell office:value-type="float" office:value="24273" table:style-name="ce6">
            <text:p>24,273</text:p>
          </table:table-cell>
          <table:table-cell table:number-columns-repeated="16382"/>
        </table:table-row>
        <table:table-row table:style-name="ro1">
          <table:table-cell office:value-type="date" office:date-value="2016-01-09T00:00:00" table:style-name="ce5">
            <text:p>09/01/2016</text:p>
          </table:table-cell>
          <table:table-cell office:value-type="float" office:value="19311" table:style-name="ce6">
            <text:p>19,311</text:p>
          </table:table-cell>
          <table:table-cell table:number-columns-repeated="16382"/>
        </table:table-row>
        <table:table-row table:style-name="ro1">
          <table:table-cell office:value-type="date" office:date-value="2016-01-10T00:00:00" table:style-name="ce5">
            <text:p>10/01/2016</text:p>
          </table:table-cell>
          <table:table-cell office:value-type="float" office:value="21975" table:style-name="ce6">
            <text:p>21,975</text:p>
          </table:table-cell>
          <table:table-cell table:number-columns-repeated="16382"/>
        </table:table-row>
        <table:table-row table:style-name="ro1">
          <table:table-cell office:value-type="date" office:date-value="2016-01-11T00:00:00" table:style-name="ce5">
            <text:p>11/01/2016</text:p>
          </table:table-cell>
          <table:table-cell office:value-type="float" office:value="23953" table:style-name="ce6">
            <text:p>23,953</text:p>
          </table:table-cell>
          <table:table-cell table:number-columns-repeated="16382"/>
        </table:table-row>
        <table:table-row table:style-name="ro1">
          <table:table-cell office:value-type="date" office:date-value="2016-01-12T00:00:00" table:style-name="ce5">
            <text:p>12/01/2016</text:p>
          </table:table-cell>
          <table:table-cell office:value-type="float" office:value="22572" table:style-name="ce6">
            <text:p>22,572</text:p>
          </table:table-cell>
          <table:table-cell table:number-columns-repeated="16382"/>
        </table:table-row>
        <table:table-row table:style-name="ro1">
          <table:table-cell office:value-type="date" office:date-value="2016-01-13T00:00:00" table:style-name="ce5">
            <text:p>13/01/2016</text:p>
          </table:table-cell>
          <table:table-cell office:value-type="float" office:value="23187" table:style-name="ce6">
            <text:p>23,187</text:p>
          </table:table-cell>
          <table:table-cell table:number-columns-repeated="16382"/>
        </table:table-row>
        <table:table-row table:style-name="ro1">
          <table:table-cell office:value-type="date" office:date-value="2016-01-14T00:00:00" table:style-name="ce5">
            <text:p>14/01/2016</text:p>
          </table:table-cell>
          <table:table-cell office:value-type="float" office:value="23939" table:style-name="ce6">
            <text:p>23,939</text:p>
          </table:table-cell>
          <table:table-cell table:number-columns-repeated="16382"/>
        </table:table-row>
        <table:table-row table:style-name="ro1">
          <table:table-cell office:value-type="date" office:date-value="2016-01-15T00:00:00" table:style-name="ce5">
            <text:p>15/01/2016</text:p>
          </table:table-cell>
          <table:table-cell office:value-type="float" office:value="24813" table:style-name="ce6">
            <text:p>24,813</text:p>
          </table:table-cell>
          <table:table-cell table:number-columns-repeated="16382"/>
        </table:table-row>
        <table:table-row table:style-name="ro1">
          <table:table-cell office:value-type="date" office:date-value="2016-01-16T00:00:00" table:style-name="ce5">
            <text:p>16/01/2016</text:p>
          </table:table-cell>
          <table:table-cell office:value-type="float" office:value="18717" table:style-name="ce6">
            <text:p>18,717</text:p>
          </table:table-cell>
          <table:table-cell table:number-columns-repeated="16382"/>
        </table:table-row>
        <table:table-row table:style-name="ro1">
          <table:table-cell office:value-type="date" office:date-value="2016-01-17T00:00:00" table:style-name="ce5">
            <text:p>17/01/2016</text:p>
          </table:table-cell>
          <table:table-cell office:value-type="float" office:value="21360" table:style-name="ce6">
            <text:p>21,360</text:p>
          </table:table-cell>
          <table:table-cell table:number-columns-repeated="16382"/>
        </table:table-row>
        <table:table-row table:style-name="ro1">
          <table:table-cell office:value-type="date" office:date-value="2016-01-18T00:00:00" table:style-name="ce5">
            <text:p>18/01/2016</text:p>
          </table:table-cell>
          <table:table-cell office:value-type="float" office:value="23782" table:style-name="ce6">
            <text:p>23,782</text:p>
          </table:table-cell>
          <table:table-cell table:number-columns-repeated="16382"/>
        </table:table-row>
        <table:table-row table:style-name="ro1">
          <table:table-cell office:value-type="date" office:date-value="2016-01-19T00:00:00" table:style-name="ce5">
            <text:p>19/01/2016</text:p>
          </table:table-cell>
          <table:table-cell office:value-type="float" office:value="22696" table:style-name="ce6">
            <text:p>22,696</text:p>
          </table:table-cell>
          <table:table-cell table:number-columns-repeated="16382"/>
        </table:table-row>
        <table:table-row table:style-name="ro1">
          <table:table-cell office:value-type="date" office:date-value="2016-01-20T00:00:00" table:style-name="ce5">
            <text:p>20/01/2016</text:p>
          </table:table-cell>
          <table:table-cell office:value-type="float" office:value="23675" table:style-name="ce6">
            <text:p>23,675</text:p>
          </table:table-cell>
          <table:table-cell table:number-columns-repeated="16382"/>
        </table:table-row>
        <table:table-row table:style-name="ro1">
          <table:table-cell office:value-type="date" office:date-value="2016-01-21T00:00:00" table:style-name="ce5">
            <text:p>21/01/2016</text:p>
          </table:table-cell>
          <table:table-cell office:value-type="float" office:value="24138" table:style-name="ce6">
            <text:p>24,138</text:p>
          </table:table-cell>
          <table:table-cell table:number-columns-repeated="16382"/>
        </table:table-row>
        <table:table-row table:style-name="ro1">
          <table:table-cell office:value-type="date" office:date-value="2016-01-22T00:00:00" table:style-name="ce5">
            <text:p>22/01/2016</text:p>
          </table:table-cell>
          <table:table-cell office:value-type="float" office:value="25635" table:style-name="ce6">
            <text:p>25,635</text:p>
          </table:table-cell>
          <table:table-cell table:number-columns-repeated="16382"/>
        </table:table-row>
        <table:table-row table:style-name="ro1">
          <table:table-cell office:value-type="date" office:date-value="2016-01-23T00:00:00" table:style-name="ce5">
            <text:p>23/01/2016</text:p>
          </table:table-cell>
          <table:table-cell office:value-type="float" office:value="18546" table:style-name="ce6">
            <text:p>18,546</text:p>
          </table:table-cell>
          <table:table-cell table:number-columns-repeated="16382"/>
        </table:table-row>
        <table:table-row table:style-name="ro1">
          <table:table-cell office:value-type="date" office:date-value="2016-01-24T00:00:00" table:style-name="ce5">
            <text:p>24/01/2016</text:p>
          </table:table-cell>
          <table:table-cell office:value-type="float" office:value="21446" table:style-name="ce6">
            <text:p>21,446</text:p>
          </table:table-cell>
          <table:table-cell table:number-columns-repeated="16382"/>
        </table:table-row>
        <table:table-row table:style-name="ro1">
          <table:table-cell office:value-type="date" office:date-value="2016-01-25T00:00:00" table:style-name="ce5">
            <text:p>25/01/2016</text:p>
          </table:table-cell>
          <table:table-cell office:value-type="float" office:value="24271" table:style-name="ce6">
            <text:p>24,271</text:p>
          </table:table-cell>
          <table:table-cell table:number-columns-repeated="16382"/>
        </table:table-row>
        <table:table-row table:style-name="ro1">
          <table:table-cell office:value-type="date" office:date-value="2016-01-26T00:00:00" table:style-name="ce5">
            <text:p>26/01/2016</text:p>
          </table:table-cell>
          <table:table-cell office:value-type="float" office:value="22043" table:style-name="ce6">
            <text:p>22,043</text:p>
          </table:table-cell>
          <table:table-cell table:number-columns-repeated="16382"/>
        </table:table-row>
        <table:table-row table:style-name="ro1">
          <table:table-cell office:value-type="date" office:date-value="2016-01-27T00:00:00" table:style-name="ce5">
            <text:p>27/01/2016</text:p>
          </table:table-cell>
          <table:table-cell office:value-type="float" office:value="23688" table:style-name="ce6">
            <text:p>23,688</text:p>
          </table:table-cell>
          <table:table-cell table:number-columns-repeated="16382"/>
        </table:table-row>
        <table:table-row table:style-name="ro1">
          <table:table-cell office:value-type="date" office:date-value="2016-01-28T00:00:00" table:style-name="ce5">
            <text:p>28/01/2016</text:p>
          </table:table-cell>
          <table:table-cell office:value-type="float" office:value="24807" table:style-name="ce6">
            <text:p>24,807</text:p>
          </table:table-cell>
          <table:table-cell table:number-columns-repeated="16382"/>
        </table:table-row>
        <table:table-row table:style-name="ro1">
          <table:table-cell office:value-type="date" office:date-value="2016-01-29T00:00:00" table:style-name="ce5">
            <text:p>29/01/2016</text:p>
          </table:table-cell>
          <table:table-cell office:value-type="float" office:value="25472" table:style-name="ce6">
            <text:p>25,472</text:p>
          </table:table-cell>
          <table:table-cell table:number-columns-repeated="16382"/>
        </table:table-row>
        <table:table-row table:style-name="ro1">
          <table:table-cell office:value-type="date" office:date-value="2016-01-30T00:00:00" table:style-name="ce5">
            <text:p>30/01/2016</text:p>
          </table:table-cell>
          <table:table-cell office:value-type="float" office:value="18919" table:style-name="ce6">
            <text:p>18,919</text:p>
          </table:table-cell>
          <table:table-cell table:number-columns-repeated="16382"/>
        </table:table-row>
        <table:table-row table:style-name="ro1">
          <table:table-cell office:value-type="date" office:date-value="2016-01-31T00:00:00" table:style-name="ce5">
            <text:p>31/01/2016</text:p>
          </table:table-cell>
          <table:table-cell office:value-type="float" office:value="21731" table:style-name="ce6">
            <text:p>21,731</text:p>
          </table:table-cell>
          <table:table-cell table:number-columns-repeated="16382"/>
        </table:table-row>
        <table:table-row table:style-name="ro1">
          <table:table-cell office:value-type="date" office:date-value="2016-02-01T00:00:00" table:style-name="ce5">
            <text:p>01/02/2016</text:p>
          </table:table-cell>
          <table:table-cell office:value-type="float" office:value="24517" table:style-name="ce6">
            <text:p>24,517</text:p>
          </table:table-cell>
          <table:table-cell table:number-columns-repeated="16382"/>
        </table:table-row>
        <table:table-row table:style-name="ro1">
          <table:table-cell office:value-type="date" office:date-value="2016-02-02T00:00:00" table:style-name="ce5">
            <text:p>02/02/2016</text:p>
          </table:table-cell>
          <table:table-cell office:value-type="float" office:value="23398" table:style-name="ce6">
            <text:p>23,398</text:p>
          </table:table-cell>
          <table:table-cell table:number-columns-repeated="16382"/>
        </table:table-row>
        <table:table-row table:style-name="ro1">
          <table:table-cell office:value-type="date" office:date-value="2016-02-03T00:00:00" table:style-name="ce5">
            <text:p>03/02/2016</text:p>
          </table:table-cell>
          <table:table-cell office:value-type="float" office:value="23846" table:style-name="ce6">
            <text:p>23,846</text:p>
          </table:table-cell>
          <table:table-cell table:number-columns-repeated="16382"/>
        </table:table-row>
        <table:table-row table:style-name="ro1">
          <table:table-cell office:value-type="date" office:date-value="2016-02-04T00:00:00" table:style-name="ce5">
            <text:p>04/02/2016</text:p>
          </table:table-cell>
          <table:table-cell office:value-type="float" office:value="24895" table:style-name="ce6">
            <text:p>24,895</text:p>
          </table:table-cell>
          <table:table-cell table:number-columns-repeated="16382"/>
        </table:table-row>
        <table:table-row table:style-name="ro1">
          <table:table-cell office:value-type="date" office:date-value="2016-02-05T00:00:00" table:style-name="ce5">
            <text:p>05/02/2016</text:p>
          </table:table-cell>
          <table:table-cell office:value-type="float" office:value="26322" table:style-name="ce6">
            <text:p>26,322</text:p>
          </table:table-cell>
          <table:table-cell table:number-columns-repeated="16382"/>
        </table:table-row>
        <table:table-row table:style-name="ro1">
          <table:table-cell office:value-type="date" office:date-value="2016-02-06T00:00:00" table:style-name="ce5">
            <text:p>06/02/2016</text:p>
          </table:table-cell>
          <table:table-cell office:value-type="float" office:value="19745" table:style-name="ce6">
            <text:p>19,745</text:p>
          </table:table-cell>
          <table:table-cell table:number-columns-repeated="16382"/>
        </table:table-row>
        <table:table-row table:style-name="ro1">
          <table:table-cell office:value-type="date" office:date-value="2016-02-07T00:00:00" table:style-name="ce5">
            <text:p>07/02/2016</text:p>
          </table:table-cell>
          <table:table-cell office:value-type="float" office:value="22032" table:style-name="ce6">
            <text:p>22,032</text:p>
          </table:table-cell>
          <table:table-cell table:number-columns-repeated="16382"/>
        </table:table-row>
        <table:table-row table:style-name="ro1">
          <table:table-cell office:value-type="date" office:date-value="2016-02-08T00:00:00" table:style-name="ce5">
            <text:p>08/02/2016</text:p>
          </table:table-cell>
          <table:table-cell office:value-type="float" office:value="24348" table:style-name="ce6">
            <text:p>24,348</text:p>
          </table:table-cell>
          <table:table-cell table:number-columns-repeated="16382"/>
        </table:table-row>
        <table:table-row table:style-name="ro1">
          <table:table-cell office:value-type="date" office:date-value="2016-02-09T00:00:00" table:style-name="ce5">
            <text:p>09/02/2016</text:p>
          </table:table-cell>
          <table:table-cell office:value-type="float" office:value="23181" table:style-name="ce6">
            <text:p>23,181</text:p>
          </table:table-cell>
          <table:table-cell table:number-columns-repeated="16382"/>
        </table:table-row>
        <table:table-row table:style-name="ro1">
          <table:table-cell office:value-type="date" office:date-value="2016-02-10T00:00:00" table:style-name="ce5">
            <text:p>10/02/2016</text:p>
          </table:table-cell>
          <table:table-cell office:value-type="float" office:value="24213" table:style-name="ce6">
            <text:p>24,213</text:p>
          </table:table-cell>
          <table:table-cell table:number-columns-repeated="16382"/>
        </table:table-row>
        <table:table-row table:style-name="ro1">
          <table:table-cell office:value-type="date" office:date-value="2016-02-11T00:00:00" table:style-name="ce5">
            <text:p>11/02/2016</text:p>
          </table:table-cell>
          <table:table-cell office:value-type="float" office:value="25252" table:style-name="ce6">
            <text:p>25,252</text:p>
          </table:table-cell>
          <table:table-cell table:number-columns-repeated="16382"/>
        </table:table-row>
        <table:table-row table:style-name="ro1">
          <table:table-cell office:value-type="date" office:date-value="2016-02-12T00:00:00" table:style-name="ce5">
            <text:p>12/02/2016</text:p>
          </table:table-cell>
          <table:table-cell office:value-type="float" office:value="26373" table:style-name="ce6">
            <text:p>26,373</text:p>
          </table:table-cell>
          <table:table-cell table:number-columns-repeated="16382"/>
        </table:table-row>
        <table:table-row table:style-name="ro1">
          <table:table-cell office:value-type="date" office:date-value="2016-02-13T00:00:00" table:style-name="ce5">
            <text:p>13/02/2016</text:p>
          </table:table-cell>
          <table:table-cell office:value-type="float" office:value="20316" table:style-name="ce6">
            <text:p>20,316</text:p>
          </table:table-cell>
          <table:table-cell table:number-columns-repeated="16382"/>
        </table:table-row>
        <table:table-row table:style-name="ro1">
          <table:table-cell office:value-type="date" office:date-value="2016-02-14T00:00:00" table:style-name="ce5">
            <text:p>14/02/2016</text:p>
          </table:table-cell>
          <table:table-cell office:value-type="float" office:value="22568" table:style-name="ce6">
            <text:p>22,568</text:p>
          </table:table-cell>
          <table:table-cell table:number-columns-repeated="16382"/>
        </table:table-row>
        <table:table-row table:style-name="ro1">
          <table:table-cell office:value-type="date" office:date-value="2016-02-15T00:00:00" table:style-name="ce5">
            <text:p>15/02/2016</text:p>
          </table:table-cell>
          <table:table-cell office:value-type="float" office:value="25163" table:style-name="ce6">
            <text:p>25,163</text:p>
          </table:table-cell>
          <table:table-cell table:number-columns-repeated="16382"/>
        </table:table-row>
        <table:table-row table:style-name="ro1">
          <table:table-cell office:value-type="date" office:date-value="2016-02-16T00:00:00" table:style-name="ce5">
            <text:p>16/02/2016</text:p>
          </table:table-cell>
          <table:table-cell office:value-type="float" office:value="24125" table:style-name="ce6">
            <text:p>24,125</text:p>
          </table:table-cell>
          <table:table-cell table:number-columns-repeated="16382"/>
        </table:table-row>
        <table:table-row table:style-name="ro1">
          <table:table-cell office:value-type="date" office:date-value="2016-02-17T00:00:00" table:style-name="ce5">
            <text:p>17/02/2016</text:p>
          </table:table-cell>
          <table:table-cell office:value-type="float" office:value="24669" table:style-name="ce6">
            <text:p>24,669</text:p>
          </table:table-cell>
          <table:table-cell table:number-columns-repeated="16382"/>
        </table:table-row>
        <table:table-row table:style-name="ro1">
          <table:table-cell office:value-type="date" office:date-value="2016-02-18T00:00:00" table:style-name="ce5">
            <text:p>18/02/2016</text:p>
          </table:table-cell>
          <table:table-cell office:value-type="float" office:value="25319" table:style-name="ce6">
            <text:p>25,319</text:p>
          </table:table-cell>
          <table:table-cell table:number-columns-repeated="16382"/>
        </table:table-row>
        <table:table-row table:style-name="ro1">
          <table:table-cell office:value-type="date" office:date-value="2016-02-19T00:00:00" table:style-name="ce5">
            <text:p>19/02/2016</text:p>
          </table:table-cell>
          <table:table-cell office:value-type="float" office:value="26601" table:style-name="ce6">
            <text:p>26,601</text:p>
          </table:table-cell>
          <table:table-cell table:number-columns-repeated="16382"/>
        </table:table-row>
        <table:table-row table:style-name="ro1">
          <table:table-cell office:value-type="date" office:date-value="2016-02-20T00:00:00" table:style-name="ce5">
            <text:p>20/02/2016</text:p>
          </table:table-cell>
          <table:table-cell office:value-type="float" office:value="20580" table:style-name="ce6">
            <text:p>20,580</text:p>
          </table:table-cell>
          <table:table-cell table:number-columns-repeated="16382"/>
        </table:table-row>
        <table:table-row table:style-name="ro1">
          <table:table-cell office:value-type="date" office:date-value="2016-02-21T00:00:00" table:style-name="ce5">
            <text:p>21/02/2016</text:p>
          </table:table-cell>
          <table:table-cell office:value-type="float" office:value="23359" table:style-name="ce6">
            <text:p>23,359</text:p>
          </table:table-cell>
          <table:table-cell table:number-columns-repeated="16382"/>
        </table:table-row>
        <table:table-row table:style-name="ro1">
          <table:table-cell office:value-type="date" office:date-value="2016-02-22T00:00:00" table:style-name="ce5">
            <text:p>22/02/2016</text:p>
          </table:table-cell>
          <table:table-cell office:value-type="float" office:value="25533" table:style-name="ce6">
            <text:p>25,533</text:p>
          </table:table-cell>
          <table:table-cell table:number-columns-repeated="16382"/>
        </table:table-row>
        <table:table-row table:style-name="ro1">
          <table:table-cell office:value-type="date" office:date-value="2016-02-23T00:00:00" table:style-name="ce5">
            <text:p>23/02/2016</text:p>
          </table:table-cell>
          <table:table-cell office:value-type="float" office:value="24356" table:style-name="ce6">
            <text:p>24,356</text:p>
          </table:table-cell>
          <table:table-cell table:number-columns-repeated="16382"/>
        </table:table-row>
        <table:table-row table:style-name="ro1">
          <table:table-cell office:value-type="date" office:date-value="2016-02-24T00:00:00" table:style-name="ce5">
            <text:p>24/02/2016</text:p>
          </table:table-cell>
          <table:table-cell office:value-type="float" office:value="24849" table:style-name="ce6">
            <text:p>24,849</text:p>
          </table:table-cell>
          <table:table-cell table:number-columns-repeated="16382"/>
        </table:table-row>
        <table:table-row table:style-name="ro1">
          <table:table-cell office:value-type="date" office:date-value="2016-02-25T00:00:00" table:style-name="ce5">
            <text:p>25/02/2016</text:p>
          </table:table-cell>
          <table:table-cell office:value-type="float" office:value="25916" table:style-name="ce6">
            <text:p>25,916</text:p>
          </table:table-cell>
          <table:table-cell table:number-columns-repeated="16382"/>
        </table:table-row>
        <table:table-row table:style-name="ro1">
          <table:table-cell office:value-type="date" office:date-value="2016-02-26T00:00:00" table:style-name="ce5">
            <text:p>26/02/2016</text:p>
          </table:table-cell>
          <table:table-cell office:value-type="float" office:value="26872" table:style-name="ce6">
            <text:p>26,872</text:p>
          </table:table-cell>
          <table:table-cell table:number-columns-repeated="16382"/>
        </table:table-row>
        <table:table-row table:style-name="ro1">
          <table:table-cell office:value-type="date" office:date-value="2016-02-27T00:00:00" table:style-name="ce5">
            <text:p>27/02/2016</text:p>
          </table:table-cell>
          <table:table-cell office:value-type="float" office:value="20562" table:style-name="ce6">
            <text:p>20,562</text:p>
          </table:table-cell>
          <table:table-cell table:number-columns-repeated="16382"/>
        </table:table-row>
        <table:table-row table:style-name="ro1">
          <table:table-cell office:value-type="date" office:date-value="2016-02-28T00:00:00" table:style-name="ce5">
            <text:p>28/02/2016</text:p>
          </table:table-cell>
          <table:table-cell office:value-type="float" office:value="23047" table:style-name="ce6">
            <text:p>23,047</text:p>
          </table:table-cell>
          <table:table-cell table:number-columns-repeated="16382"/>
        </table:table-row>
        <table:table-row table:style-name="ro1">
          <table:table-cell office:value-type="date" office:date-value="2016-02-29T00:00:00" table:style-name="ce5">
            <text:p>29/02/2016</text:p>
          </table:table-cell>
          <table:table-cell office:value-type="float" office:value="25454" table:style-name="ce6">
            <text:p>25,454</text:p>
          </table:table-cell>
          <table:table-cell table:number-columns-repeated="16382"/>
        </table:table-row>
        <table:table-row table:style-name="ro1">
          <table:table-cell office:value-type="date" office:date-value="2016-03-01T00:00:00" table:style-name="ce5">
            <text:p>01/03/2016</text:p>
          </table:table-cell>
          <table:table-cell office:value-type="float" office:value="24488" table:style-name="ce6">
            <text:p>24,488</text:p>
          </table:table-cell>
          <table:table-cell table:number-columns-repeated="16382"/>
        </table:table-row>
        <table:table-row table:style-name="ro1">
          <table:table-cell office:value-type="date" office:date-value="2016-03-02T00:00:00" table:style-name="ce5">
            <text:p>02/03/2016</text:p>
          </table:table-cell>
          <table:table-cell office:value-type="float" office:value="25035" table:style-name="ce6">
            <text:p>25,035</text:p>
          </table:table-cell>
          <table:table-cell table:number-columns-repeated="16382"/>
        </table:table-row>
        <table:table-row table:style-name="ro1">
          <table:table-cell office:value-type="date" office:date-value="2016-03-03T00:00:00" table:style-name="ce5">
            <text:p>03/03/2016</text:p>
          </table:table-cell>
          <table:table-cell office:value-type="float" office:value="25798" table:style-name="ce6">
            <text:p>25,798</text:p>
          </table:table-cell>
          <table:table-cell table:number-columns-repeated="16382"/>
        </table:table-row>
        <table:table-row table:style-name="ro1">
          <table:table-cell office:value-type="date" office:date-value="2016-03-04T00:00:00" table:style-name="ce5">
            <text:p>04/03/2016</text:p>
          </table:table-cell>
          <table:table-cell office:value-type="float" office:value="26794" table:style-name="ce6">
            <text:p>26,794</text:p>
          </table:table-cell>
          <table:table-cell table:number-columns-repeated="16382"/>
        </table:table-row>
        <table:table-row table:style-name="ro1">
          <table:table-cell office:value-type="date" office:date-value="2016-03-05T00:00:00" table:style-name="ce5">
            <text:p>05/03/2016</text:p>
          </table:table-cell>
          <table:table-cell office:value-type="float" office:value="20519" table:style-name="ce6">
            <text:p>20,519</text:p>
          </table:table-cell>
          <table:table-cell table:number-columns-repeated="16382"/>
        </table:table-row>
        <table:table-row table:style-name="ro1">
          <table:table-cell office:value-type="date" office:date-value="2016-03-06T00:00:00" table:style-name="ce5">
            <text:p>06/03/2016</text:p>
          </table:table-cell>
          <table:table-cell office:value-type="float" office:value="23088" table:style-name="ce6">
            <text:p>23,088</text:p>
          </table:table-cell>
          <table:table-cell table:number-columns-repeated="16382"/>
        </table:table-row>
        <table:table-row table:style-name="ro1">
          <table:table-cell office:value-type="date" office:date-value="2016-03-07T00:00:00" table:style-name="ce5">
            <text:p>07/03/2016</text:p>
          </table:table-cell>
          <table:table-cell office:value-type="float" office:value="25952" table:style-name="ce6">
            <text:p>25,952</text:p>
          </table:table-cell>
          <table:table-cell table:number-columns-repeated="16382"/>
        </table:table-row>
        <table:table-row table:style-name="ro1">
          <table:table-cell office:value-type="date" office:date-value="2016-03-08T00:00:00" table:style-name="ce5">
            <text:p>08/03/2016</text:p>
          </table:table-cell>
          <table:table-cell office:value-type="float" office:value="24998" table:style-name="ce6">
            <text:p>24,998</text:p>
          </table:table-cell>
          <table:table-cell table:number-columns-repeated="16382"/>
        </table:table-row>
        <table:table-row table:style-name="ro1">
          <table:table-cell office:value-type="date" office:date-value="2016-03-09T00:00:00" table:style-name="ce5">
            <text:p>09/03/2016</text:p>
          </table:table-cell>
          <table:table-cell office:value-type="float" office:value="25512" table:style-name="ce6">
            <text:p>25,512</text:p>
          </table:table-cell>
          <table:table-cell table:number-columns-repeated="16382"/>
        </table:table-row>
        <table:table-row table:style-name="ro1">
          <table:table-cell office:value-type="date" office:date-value="2016-03-10T00:00:00" table:style-name="ce5">
            <text:p>10/03/2016</text:p>
          </table:table-cell>
          <table:table-cell office:value-type="float" office:value="26693" table:style-name="ce6">
            <text:p>26,693</text:p>
          </table:table-cell>
          <table:table-cell table:number-columns-repeated="16382"/>
        </table:table-row>
        <table:table-row table:style-name="ro1">
          <table:table-cell office:value-type="date" office:date-value="2016-03-11T00:00:00" table:style-name="ce5">
            <text:p>11/03/2016</text:p>
          </table:table-cell>
          <table:table-cell office:value-type="float" office:value="27579" table:style-name="ce6">
            <text:p>27,579</text:p>
          </table:table-cell>
          <table:table-cell table:number-columns-repeated="16382"/>
        </table:table-row>
        <table:table-row table:style-name="ro1">
          <table:table-cell office:value-type="date" office:date-value="2016-03-12T00:00:00" table:style-name="ce5">
            <text:p>12/03/2016</text:p>
          </table:table-cell>
          <table:table-cell office:value-type="float" office:value="20712" table:style-name="ce6">
            <text:p>20,712</text:p>
          </table:table-cell>
          <table:table-cell table:number-columns-repeated="16382"/>
        </table:table-row>
        <table:table-row table:style-name="ro1">
          <table:table-cell office:value-type="date" office:date-value="2016-03-13T00:00:00" table:style-name="ce5">
            <text:p>13/03/2016</text:p>
          </table:table-cell>
          <table:table-cell office:value-type="float" office:value="23432" table:style-name="ce6">
            <text:p>23,432</text:p>
          </table:table-cell>
          <table:table-cell table:number-columns-repeated="16382"/>
        </table:table-row>
        <table:table-row table:style-name="ro1">
          <table:table-cell office:value-type="date" office:date-value="2016-03-14T00:00:00" table:style-name="ce5">
            <text:p>14/03/2016</text:p>
          </table:table-cell>
          <table:table-cell office:value-type="float" office:value="26513" table:style-name="ce6">
            <text:p>26,513</text:p>
          </table:table-cell>
          <table:table-cell table:number-columns-repeated="16382"/>
        </table:table-row>
        <table:table-row table:style-name="ro1">
          <table:table-cell office:value-type="date" office:date-value="2016-03-15T00:00:00" table:style-name="ce5">
            <text:p>15/03/2016</text:p>
          </table:table-cell>
          <table:table-cell office:value-type="float" office:value="25276" table:style-name="ce6">
            <text:p>25,276</text:p>
          </table:table-cell>
          <table:table-cell table:number-columns-repeated="16382"/>
        </table:table-row>
        <table:table-row table:style-name="ro1">
          <table:table-cell office:value-type="date" office:date-value="2016-03-16T00:00:00" table:style-name="ce5">
            <text:p>16/03/2016</text:p>
          </table:table-cell>
          <table:table-cell office:value-type="float" office:value="25987" table:style-name="ce6">
            <text:p>25,987</text:p>
          </table:table-cell>
          <table:table-cell table:number-columns-repeated="16382"/>
        </table:table-row>
        <table:table-row table:style-name="ro1">
          <table:table-cell office:value-type="date" office:date-value="2016-03-17T00:00:00" table:style-name="ce5">
            <text:p>17/03/2016</text:p>
          </table:table-cell>
          <table:table-cell office:value-type="float" office:value="27536" table:style-name="ce6">
            <text:p>27,536</text:p>
          </table:table-cell>
          <table:table-cell table:number-columns-repeated="16382"/>
        </table:table-row>
        <table:table-row table:style-name="ro1">
          <table:table-cell office:value-type="date" office:date-value="2016-03-18T00:00:00" table:style-name="ce5">
            <text:p>18/03/2016</text:p>
          </table:table-cell>
          <table:table-cell office:value-type="float" office:value="28646" table:style-name="ce6">
            <text:p>28,646</text:p>
          </table:table-cell>
          <table:table-cell table:number-columns-repeated="16382"/>
        </table:table-row>
        <table:table-row table:style-name="ro1">
          <table:table-cell office:value-type="date" office:date-value="2016-03-19T00:00:00" table:style-name="ce5">
            <text:p>19/03/2016</text:p>
          </table:table-cell>
          <table:table-cell office:value-type="float" office:value="22196" table:style-name="ce6">
            <text:p>22,196</text:p>
          </table:table-cell>
          <table:table-cell table:number-columns-repeated="16382"/>
        </table:table-row>
        <table:table-row table:style-name="ro1">
          <table:table-cell office:value-type="date" office:date-value="2016-03-20T00:00:00" table:style-name="ce5">
            <text:p>20/03/2016</text:p>
          </table:table-cell>
          <table:table-cell office:value-type="float" office:value="23002" table:style-name="ce6">
            <text:p>23,002</text:p>
          </table:table-cell>
          <table:table-cell table:number-columns-repeated="16382"/>
        </table:table-row>
        <table:table-row table:style-name="ro1">
          <table:table-cell office:value-type="date" office:date-value="2016-03-21T00:00:00" table:style-name="ce5">
            <text:p>21/03/2016</text:p>
          </table:table-cell>
          <table:table-cell office:value-type="float" office:value="25391" table:style-name="ce6">
            <text:p>25,391</text:p>
          </table:table-cell>
          <table:table-cell table:number-columns-repeated="16382"/>
        </table:table-row>
        <table:table-row table:style-name="ro1">
          <table:table-cell office:value-type="date" office:date-value="2016-03-22T00:00:00" table:style-name="ce5">
            <text:p>22/03/2016</text:p>
          </table:table-cell>
          <table:table-cell office:value-type="float" office:value="24956" table:style-name="ce6">
            <text:p>24,956</text:p>
          </table:table-cell>
          <table:table-cell table:number-columns-repeated="16382"/>
        </table:table-row>
        <table:table-row table:style-name="ro1">
          <table:table-cell office:value-type="date" office:date-value="2016-03-23T00:00:00" table:style-name="ce5">
            <text:p>23/03/2016</text:p>
          </table:table-cell>
          <table:table-cell office:value-type="float" office:value="25879" table:style-name="ce6">
            <text:p>25,879</text:p>
          </table:table-cell>
          <table:table-cell table:number-columns-repeated="16382"/>
        </table:table-row>
        <table:table-row table:style-name="ro1">
          <table:table-cell office:value-type="date" office:date-value="2016-03-24T00:00:00" table:style-name="ce5">
            <text:p>24/03/2016</text:p>
          </table:table-cell>
          <table:table-cell office:value-type="float" office:value="26949" table:style-name="ce6">
            <text:p>26,949</text:p>
          </table:table-cell>
          <table:table-cell table:number-columns-repeated="16382"/>
        </table:table-row>
        <table:table-row table:style-name="ro1">
          <table:table-cell office:value-type="date" office:date-value="2016-03-25T00:00:00" table:style-name="ce5">
            <text:p>25/03/2016</text:p>
          </table:table-cell>
          <table:table-cell office:value-type="float" office:value="24702" table:style-name="ce6">
            <text:p>24,702</text:p>
          </table:table-cell>
          <table:table-cell table:number-columns-repeated="16382"/>
        </table:table-row>
        <table:table-row table:style-name="ro1">
          <table:table-cell office:value-type="date" office:date-value="2016-03-26T00:00:00" table:style-name="ce5">
            <text:p>26/03/2016</text:p>
          </table:table-cell>
          <table:table-cell office:value-type="float" office:value="20964" table:style-name="ce6">
            <text:p>20,964</text:p>
          </table:table-cell>
          <table:table-cell table:number-columns-repeated="16382"/>
        </table:table-row>
        <table:table-row table:style-name="ro1">
          <table:table-cell office:value-type="date" office:date-value="2016-03-27T00:00:00" table:style-name="ce5">
            <text:p>27/03/2016</text:p>
          </table:table-cell>
          <table:table-cell office:value-type="float" office:value="23090" table:style-name="ce6">
            <text:p>23,090</text:p>
          </table:table-cell>
          <table:table-cell table:number-columns-repeated="16382"/>
        </table:table-row>
        <table:table-row table:style-name="ro1">
          <table:table-cell office:value-type="date" office:date-value="2016-03-28T00:00:00" table:style-name="ce5">
            <text:p>28/03/2016</text:p>
          </table:table-cell>
          <table:table-cell office:value-type="float" office:value="25323" table:style-name="ce6">
            <text:p>25,323</text:p>
          </table:table-cell>
          <table:table-cell table:number-columns-repeated="16382"/>
        </table:table-row>
        <table:table-row table:style-name="ro1">
          <table:table-cell office:value-type="date" office:date-value="2016-03-29T00:00:00" table:style-name="ce5">
            <text:p>29/03/2016</text:p>
          </table:table-cell>
          <table:table-cell office:value-type="float" office:value="27284" table:style-name="ce6">
            <text:p>27,284</text:p>
          </table:table-cell>
          <table:table-cell table:number-columns-repeated="16382"/>
        </table:table-row>
        <table:table-row table:style-name="ro1">
          <table:table-cell office:value-type="date" office:date-value="2016-03-30T00:00:00" table:style-name="ce5">
            <text:p>30/03/2016</text:p>
          </table:table-cell>
          <table:table-cell office:value-type="float" office:value="27433" table:style-name="ce6">
            <text:p>27,433</text:p>
          </table:table-cell>
          <table:table-cell table:number-columns-repeated="16382"/>
        </table:table-row>
        <table:table-row table:style-name="ro1">
          <table:table-cell office:value-type="date" office:date-value="2016-03-31T00:00:00" table:style-name="ce5">
            <text:p>31/03/2016</text:p>
          </table:table-cell>
          <table:table-cell office:value-type="float" office:value="27459" table:style-name="ce6">
            <text:p>27,459</text:p>
          </table:table-cell>
          <table:table-cell table:number-columns-repeated="16382"/>
        </table:table-row>
        <table:table-row table:style-name="ro1">
          <table:table-cell office:value-type="date" office:date-value="2016-04-01T00:00:00" table:style-name="ce5">
            <text:p>01/04/2016</text:p>
          </table:table-cell>
          <table:table-cell office:value-type="float" office:value="28848" table:style-name="ce6">
            <text:p>28,848</text:p>
          </table:table-cell>
          <table:table-cell table:number-columns-repeated="16382"/>
        </table:table-row>
        <table:table-row table:style-name="ro1">
          <table:table-cell office:value-type="date" office:date-value="2016-04-02T00:00:00" table:style-name="ce5">
            <text:p>02/04/2016</text:p>
          </table:table-cell>
          <table:table-cell office:value-type="float" office:value="23462" table:style-name="ce6">
            <text:p>23,462</text:p>
          </table:table-cell>
          <table:table-cell table:number-columns-repeated="16382"/>
        </table:table-row>
        <table:table-row table:style-name="ro1">
          <table:table-cell office:value-type="date" office:date-value="2016-04-03T00:00:00" table:style-name="ce5">
            <text:p>03/04/2016</text:p>
          </table:table-cell>
          <table:table-cell office:value-type="float" office:value="25892" table:style-name="ce6">
            <text:p>25,892</text:p>
          </table:table-cell>
          <table:table-cell table:number-columns-repeated="16382"/>
        </table:table-row>
        <table:table-row table:style-name="ro1">
          <table:table-cell office:value-type="date" office:date-value="2016-04-04T00:00:00" table:style-name="ce5">
            <text:p>04/04/2016</text:p>
          </table:table-cell>
          <table:table-cell office:value-type="float" office:value="28298" table:style-name="ce6">
            <text:p>28,298</text:p>
          </table:table-cell>
          <table:table-cell table:number-columns-repeated="16382"/>
        </table:table-row>
        <table:table-row table:style-name="ro1">
          <table:table-cell office:value-type="date" office:date-value="2016-04-05T00:00:00" table:style-name="ce5">
            <text:p>05/04/2016</text:p>
          </table:table-cell>
          <table:table-cell office:value-type="float" office:value="27616" table:style-name="ce6">
            <text:p>27,616</text:p>
          </table:table-cell>
          <table:table-cell table:number-columns-repeated="16382"/>
        </table:table-row>
        <table:table-row table:style-name="ro1">
          <table:table-cell office:value-type="date" office:date-value="2016-04-06T00:00:00" table:style-name="ce5">
            <text:p>06/04/2016</text:p>
          </table:table-cell>
          <table:table-cell office:value-type="float" office:value="28076" table:style-name="ce6">
            <text:p>28,076</text:p>
          </table:table-cell>
          <table:table-cell table:number-columns-repeated="16382"/>
        </table:table-row>
        <table:table-row table:style-name="ro1">
          <table:table-cell office:value-type="date" office:date-value="2016-04-07T00:00:00" table:style-name="ce5">
            <text:p>07/04/2016</text:p>
          </table:table-cell>
          <table:table-cell office:value-type="float" office:value="28035" table:style-name="ce6">
            <text:p>28,035</text:p>
          </table:table-cell>
          <table:table-cell table:number-columns-repeated="16382"/>
        </table:table-row>
        <table:table-row table:style-name="ro1">
          <table:table-cell office:value-type="date" office:date-value="2016-04-08T00:00:00" table:style-name="ce5">
            <text:p>08/04/2016</text:p>
          </table:table-cell>
          <table:table-cell office:value-type="float" office:value="29292" table:style-name="ce6">
            <text:p>29,292</text:p>
          </table:table-cell>
          <table:table-cell table:number-columns-repeated="16382"/>
        </table:table-row>
        <table:table-row table:style-name="ro1">
          <table:table-cell office:value-type="date" office:date-value="2016-04-09T00:00:00" table:style-name="ce5">
            <text:p>09/04/2016</text:p>
          </table:table-cell>
          <table:table-cell office:value-type="float" office:value="22750" table:style-name="ce6">
            <text:p>22,750</text:p>
          </table:table-cell>
          <table:table-cell table:number-columns-repeated="16382"/>
        </table:table-row>
        <table:table-row table:style-name="ro1">
          <table:table-cell office:value-type="date" office:date-value="2016-04-10T00:00:00" table:style-name="ce5">
            <text:p>10/04/2016</text:p>
          </table:table-cell>
          <table:table-cell office:value-type="float" office:value="25889" table:style-name="ce6">
            <text:p>25,889</text:p>
          </table:table-cell>
          <table:table-cell table:number-columns-repeated="16382"/>
        </table:table-row>
        <table:table-row table:style-name="ro1">
          <table:table-cell office:value-type="date" office:date-value="2016-04-11T00:00:00" table:style-name="ce5">
            <text:p>11/04/2016</text:p>
          </table:table-cell>
          <table:table-cell office:value-type="float" office:value="28713" table:style-name="ce6">
            <text:p>28,713</text:p>
          </table:table-cell>
          <table:table-cell table:number-columns-repeated="16382"/>
        </table:table-row>
        <table:table-row table:style-name="ro1">
          <table:table-cell office:value-type="date" office:date-value="2016-04-12T00:00:00" table:style-name="ce5">
            <text:p>12/04/2016</text:p>
          </table:table-cell>
          <table:table-cell office:value-type="float" office:value="27794" table:style-name="ce6">
            <text:p>27,794</text:p>
          </table:table-cell>
          <table:table-cell table:number-columns-repeated="16382"/>
        </table:table-row>
        <table:table-row table:style-name="ro1">
          <table:table-cell office:value-type="date" office:date-value="2016-04-13T00:00:00" table:style-name="ce5">
            <text:p>13/04/2016</text:p>
          </table:table-cell>
          <table:table-cell office:value-type="float" office:value="28183" table:style-name="ce6">
            <text:p>28,183</text:p>
          </table:table-cell>
          <table:table-cell table:number-columns-repeated="16382"/>
        </table:table-row>
        <table:table-row table:style-name="ro1">
          <table:table-cell office:value-type="date" office:date-value="2016-04-14T00:00:00" table:style-name="ce5">
            <text:p>14/04/2016</text:p>
          </table:table-cell>
          <table:table-cell office:value-type="float" office:value="29179" table:style-name="ce6">
            <text:p>29,179</text:p>
          </table:table-cell>
          <table:table-cell table:number-columns-repeated="16382"/>
        </table:table-row>
        <table:table-row table:style-name="ro1">
          <table:table-cell office:value-type="date" office:date-value="2016-04-15T00:00:00" table:style-name="ce5">
            <text:p>15/04/2016</text:p>
          </table:table-cell>
          <table:table-cell office:value-type="float" office:value="29701" table:style-name="ce6">
            <text:p>29,701</text:p>
          </table:table-cell>
          <table:table-cell table:number-columns-repeated="16382"/>
        </table:table-row>
        <table:table-row table:style-name="ro1">
          <table:table-cell office:value-type="date" office:date-value="2016-04-16T00:00:00" table:style-name="ce5">
            <text:p>16/04/2016</text:p>
          </table:table-cell>
          <table:table-cell office:value-type="float" office:value="23195" table:style-name="ce6">
            <text:p>23,195</text:p>
          </table:table-cell>
          <table:table-cell table:number-columns-repeated="16382"/>
        </table:table-row>
        <table:table-row table:style-name="ro1">
          <table:table-cell office:value-type="date" office:date-value="2016-04-17T00:00:00" table:style-name="ce5">
            <text:p>17/04/2016</text:p>
          </table:table-cell>
          <table:table-cell office:value-type="float" office:value="25945" table:style-name="ce6">
            <text:p>25,945</text:p>
          </table:table-cell>
          <table:table-cell table:number-columns-repeated="16382"/>
        </table:table-row>
        <table:table-row table:style-name="ro1">
          <table:table-cell office:value-type="date" office:date-value="2016-04-18T00:00:00" table:style-name="ce5">
            <text:p>18/04/2016</text:p>
          </table:table-cell>
          <table:table-cell office:value-type="float" office:value="28926" table:style-name="ce6">
            <text:p>28,926</text:p>
          </table:table-cell>
          <table:table-cell table:number-columns-repeated="16382"/>
        </table:table-row>
        <table:table-row table:style-name="ro1">
          <table:table-cell office:value-type="date" office:date-value="2016-04-19T00:00:00" table:style-name="ce5">
            <text:p>19/04/2016</text:p>
          </table:table-cell>
          <table:table-cell office:value-type="float" office:value="28052" table:style-name="ce6">
            <text:p>28,052</text:p>
          </table:table-cell>
          <table:table-cell table:number-columns-repeated="16382"/>
        </table:table-row>
        <table:table-row table:style-name="ro1">
          <table:table-cell office:value-type="date" office:date-value="2016-04-20T00:00:00" table:style-name="ce5">
            <text:p>20/04/2016</text:p>
          </table:table-cell>
          <table:table-cell office:value-type="float" office:value="28509" table:style-name="ce6">
            <text:p>28,509</text:p>
          </table:table-cell>
          <table:table-cell table:number-columns-repeated="16382"/>
        </table:table-row>
        <table:table-row table:style-name="ro1">
          <table:table-cell office:value-type="date" office:date-value="2016-04-21T00:00:00" table:style-name="ce5">
            <text:p>21/04/2016</text:p>
          </table:table-cell>
          <table:table-cell office:value-type="float" office:value="29514" table:style-name="ce6">
            <text:p>29,514</text:p>
          </table:table-cell>
          <table:table-cell table:number-columns-repeated="16382"/>
        </table:table-row>
        <table:table-row table:style-name="ro1">
          <table:table-cell office:value-type="date" office:date-value="2016-04-22T00:00:00" table:style-name="ce5">
            <text:p>22/04/2016</text:p>
          </table:table-cell>
          <table:table-cell office:value-type="float" office:value="30090" table:style-name="ce6">
            <text:p>30,090</text:p>
          </table:table-cell>
          <table:table-cell table:number-columns-repeated="16382"/>
        </table:table-row>
        <table:table-row table:style-name="ro1">
          <table:table-cell office:value-type="date" office:date-value="2016-04-23T00:00:00" table:style-name="ce5">
            <text:p>23/04/2016</text:p>
          </table:table-cell>
          <table:table-cell office:value-type="float" office:value="23546" table:style-name="ce6">
            <text:p>23,546</text:p>
          </table:table-cell>
          <table:table-cell table:number-columns-repeated="16382"/>
        </table:table-row>
        <table:table-row table:style-name="ro1">
          <table:table-cell office:value-type="date" office:date-value="2016-04-24T00:00:00" table:style-name="ce5">
            <text:p>24/04/2016</text:p>
          </table:table-cell>
          <table:table-cell office:value-type="float" office:value="26008" table:style-name="ce6">
            <text:p>26,008</text:p>
          </table:table-cell>
          <table:table-cell table:number-columns-repeated="16382"/>
        </table:table-row>
        <table:table-row table:style-name="ro1">
          <table:table-cell office:value-type="date" office:date-value="2016-04-25T00:00:00" table:style-name="ce5">
            <text:p>25/04/2016</text:p>
          </table:table-cell>
          <table:table-cell office:value-type="float" office:value="28871" table:style-name="ce6">
            <text:p>28,871</text:p>
          </table:table-cell>
          <table:table-cell table:number-columns-repeated="16382"/>
        </table:table-row>
        <table:table-row table:style-name="ro1">
          <table:table-cell office:value-type="date" office:date-value="2016-04-26T00:00:00" table:style-name="ce5">
            <text:p>26/04/2016</text:p>
          </table:table-cell>
          <table:table-cell office:value-type="float" office:value="28230" table:style-name="ce6">
            <text:p>28,230</text:p>
          </table:table-cell>
          <table:table-cell table:number-columns-repeated="16382"/>
        </table:table-row>
        <table:table-row table:style-name="ro1">
          <table:table-cell office:value-type="date" office:date-value="2016-04-27T00:00:00" table:style-name="ce5">
            <text:p>27/04/2016</text:p>
          </table:table-cell>
          <table:table-cell office:value-type="float" office:value="27638" table:style-name="ce6">
            <text:p>27,638</text:p>
          </table:table-cell>
          <table:table-cell table:number-columns-repeated="16382"/>
        </table:table-row>
        <table:table-row table:style-name="ro1">
          <table:table-cell office:value-type="date" office:date-value="2016-04-28T00:00:00" table:style-name="ce5">
            <text:p>28/04/2016</text:p>
          </table:table-cell>
          <table:table-cell office:value-type="float" office:value="29478" table:style-name="ce6">
            <text:p>29,478</text:p>
          </table:table-cell>
          <table:table-cell table:number-columns-repeated="16382"/>
        </table:table-row>
        <table:table-row table:style-name="ro1">
          <table:table-cell office:value-type="date" office:date-value="2016-04-29T00:00:00" table:style-name="ce5">
            <text:p>29/04/2016</text:p>
          </table:table-cell>
          <table:table-cell office:value-type="float" office:value="30785" table:style-name="ce6">
            <text:p>30,785</text:p>
          </table:table-cell>
          <table:table-cell table:number-columns-repeated="16382"/>
        </table:table-row>
        <table:table-row table:style-name="ro1">
          <table:table-cell office:value-type="date" office:date-value="2016-04-30T00:00:00" table:style-name="ce5">
            <text:p>30/04/2016</text:p>
          </table:table-cell>
          <table:table-cell office:value-type="float" office:value="24723" table:style-name="ce6">
            <text:p>24,723</text:p>
          </table:table-cell>
          <table:table-cell table:number-columns-repeated="16382"/>
        </table:table-row>
        <table:table-row table:style-name="ro1">
          <table:table-cell office:value-type="date" office:date-value="2016-05-01T00:00:00" table:style-name="ce5">
            <text:p>01/05/2016</text:p>
          </table:table-cell>
          <table:table-cell office:value-type="float" office:value="26798" table:style-name="ce6">
            <text:p>26,798</text:p>
          </table:table-cell>
          <table:table-cell table:number-columns-repeated="16382"/>
        </table:table-row>
        <table:table-row table:style-name="ro1">
          <table:table-cell office:value-type="date" office:date-value="2016-05-02T00:00:00" table:style-name="ce5">
            <text:p>02/05/2016</text:p>
          </table:table-cell>
          <table:table-cell office:value-type="float" office:value="29530" table:style-name="ce6">
            <text:p>29,530</text:p>
          </table:table-cell>
          <table:table-cell table:number-columns-repeated="16382"/>
        </table:table-row>
        <table:table-row table:style-name="ro1">
          <table:table-cell office:value-type="date" office:date-value="2016-05-03T00:00:00" table:style-name="ce5">
            <text:p>03/05/2016</text:p>
          </table:table-cell>
          <table:table-cell office:value-type="float" office:value="29276" table:style-name="ce6">
            <text:p>29,276</text:p>
          </table:table-cell>
          <table:table-cell table:number-columns-repeated="16382"/>
        </table:table-row>
        <table:table-row table:style-name="ro1">
          <table:table-cell office:value-type="date" office:date-value="2016-05-04T00:00:00" table:style-name="ce5">
            <text:p>04/05/2016</text:p>
          </table:table-cell>
          <table:table-cell office:value-type="float" office:value="29975" table:style-name="ce6">
            <text:p>29,975</text:p>
          </table:table-cell>
          <table:table-cell table:number-columns-repeated="16382"/>
        </table:table-row>
        <table:table-row table:style-name="ro1">
          <table:table-cell office:value-type="date" office:date-value="2016-05-05T00:00:00" table:style-name="ce5">
            <text:p>05/05/2016</text:p>
          </table:table-cell>
          <table:table-cell office:value-type="float" office:value="27831" table:style-name="ce6">
            <text:p>27,831</text:p>
          </table:table-cell>
          <table:table-cell table:number-columns-repeated="16382"/>
        </table:table-row>
        <table:table-row table:style-name="ro1">
          <table:table-cell office:value-type="date" office:date-value="2016-05-06T00:00:00" table:style-name="ce5">
            <text:p>06/05/2016</text:p>
          </table:table-cell>
          <table:table-cell office:value-type="float" office:value="28031" table:style-name="ce6">
            <text:p>28,031</text:p>
          </table:table-cell>
          <table:table-cell table:number-columns-repeated="16382"/>
        </table:table-row>
        <table:table-row table:style-name="ro1">
          <table:table-cell office:value-type="date" office:date-value="2016-05-07T00:00:00" table:style-name="ce5">
            <text:p>07/05/2016</text:p>
          </table:table-cell>
          <table:table-cell office:value-type="float" office:value="24574" table:style-name="ce6">
            <text:p>24,574</text:p>
          </table:table-cell>
          <table:table-cell table:number-columns-repeated="16382"/>
        </table:table-row>
        <table:table-row table:style-name="ro1">
          <table:table-cell office:value-type="date" office:date-value="2016-05-08T00:00:00" table:style-name="ce5">
            <text:p>08/05/2016</text:p>
          </table:table-cell>
          <table:table-cell office:value-type="float" office:value="28297" table:style-name="ce6">
            <text:p>28,297</text:p>
          </table:table-cell>
          <table:table-cell table:number-columns-repeated="16382"/>
        </table:table-row>
        <table:table-row table:style-name="ro1">
          <table:table-cell office:value-type="date" office:date-value="2016-05-09T00:00:00" table:style-name="ce5">
            <text:p>09/05/2016</text:p>
          </table:table-cell>
          <table:table-cell office:value-type="float" office:value="30293" table:style-name="ce6">
            <text:p>30,293</text:p>
          </table:table-cell>
          <table:table-cell table:number-columns-repeated="16382"/>
        </table:table-row>
        <table:table-row table:style-name="ro1">
          <table:table-cell office:value-type="date" office:date-value="2016-05-10T00:00:00" table:style-name="ce5">
            <text:p>10/05/2016</text:p>
          </table:table-cell>
          <table:table-cell office:value-type="float" office:value="29612" table:style-name="ce6">
            <text:p>29,612</text:p>
          </table:table-cell>
          <table:table-cell table:number-columns-repeated="16382"/>
        </table:table-row>
        <table:table-row table:style-name="ro1">
          <table:table-cell office:value-type="date" office:date-value="2016-05-11T00:00:00" table:style-name="ce5">
            <text:p>11/05/2016</text:p>
          </table:table-cell>
          <table:table-cell office:value-type="float" office:value="29841" table:style-name="ce6">
            <text:p>29,841</text:p>
          </table:table-cell>
          <table:table-cell table:number-columns-repeated="16382"/>
        </table:table-row>
        <table:table-row table:style-name="ro1">
          <table:table-cell office:value-type="date" office:date-value="2016-05-12T00:00:00" table:style-name="ce5">
            <text:p>12/05/2016</text:p>
          </table:table-cell>
          <table:table-cell office:value-type="float" office:value="30707" table:style-name="ce6">
            <text:p>30,707</text:p>
          </table:table-cell>
          <table:table-cell table:number-columns-repeated="16382"/>
        </table:table-row>
        <table:table-row table:style-name="ro1">
          <table:table-cell office:value-type="date" office:date-value="2016-05-13T00:00:00" table:style-name="ce5">
            <text:p>13/05/2016</text:p>
          </table:table-cell>
          <table:table-cell office:value-type="float" office:value="31477" table:style-name="ce6">
            <text:p>31,477</text:p>
          </table:table-cell>
          <table:table-cell table:number-columns-repeated="16382"/>
        </table:table-row>
        <table:table-row table:style-name="ro1">
          <table:table-cell office:value-type="date" office:date-value="2016-05-14T00:00:00" table:style-name="ce5">
            <text:p>14/05/2016</text:p>
          </table:table-cell>
          <table:table-cell office:value-type="float" office:value="25477" table:style-name="ce6">
            <text:p>25,477</text:p>
          </table:table-cell>
          <table:table-cell table:number-columns-repeated="16382"/>
        </table:table-row>
        <table:table-row table:style-name="ro1">
          <table:table-cell office:value-type="date" office:date-value="2016-05-15T00:00:00" table:style-name="ce5">
            <text:p>15/05/2016</text:p>
          </table:table-cell>
          <table:table-cell office:value-type="float" office:value="26758" table:style-name="ce6">
            <text:p>26,758</text:p>
          </table:table-cell>
          <table:table-cell table:number-columns-repeated="16382"/>
        </table:table-row>
        <table:table-row table:style-name="ro1">
          <table:table-cell office:value-type="date" office:date-value="2016-05-16T00:00:00" table:style-name="ce5">
            <text:p>16/05/2016</text:p>
          </table:table-cell>
          <table:table-cell office:value-type="float" office:value="29031" table:style-name="ce6">
            <text:p>29,031</text:p>
          </table:table-cell>
          <table:table-cell table:number-columns-repeated="16382"/>
        </table:table-row>
        <table:table-row table:style-name="ro1">
          <table:table-cell office:value-type="date" office:date-value="2016-05-17T00:00:00" table:style-name="ce5">
            <text:p>17/05/2016</text:p>
          </table:table-cell>
          <table:table-cell office:value-type="float" office:value="29563" table:style-name="ce6">
            <text:p>29,563</text:p>
          </table:table-cell>
          <table:table-cell table:number-columns-repeated="16382"/>
        </table:table-row>
        <table:table-row table:style-name="ro1">
          <table:table-cell office:value-type="date" office:date-value="2016-05-18T00:00:00" table:style-name="ce5">
            <text:p>18/05/2016</text:p>
          </table:table-cell>
          <table:table-cell office:value-type="float" office:value="30466" table:style-name="ce6">
            <text:p>30,466</text:p>
          </table:table-cell>
          <table:table-cell table:number-columns-repeated="16382"/>
        </table:table-row>
        <table:table-row table:style-name="ro1">
          <table:table-cell office:value-type="date" office:date-value="2016-05-19T00:00:00" table:style-name="ce5">
            <text:p>19/05/2016</text:p>
          </table:table-cell>
          <table:table-cell office:value-type="float" office:value="30490" table:style-name="ce6">
            <text:p>30,490</text:p>
          </table:table-cell>
          <table:table-cell table:number-columns-repeated="16382"/>
        </table:table-row>
        <table:table-row table:style-name="ro1">
          <table:table-cell office:value-type="date" office:date-value="2016-05-20T00:00:00" table:style-name="ce5">
            <text:p>20/05/2016</text:p>
          </table:table-cell>
          <table:table-cell office:value-type="float" office:value="31710" table:style-name="ce6">
            <text:p>31,710</text:p>
          </table:table-cell>
          <table:table-cell table:number-columns-repeated="16382"/>
        </table:table-row>
        <table:table-row table:style-name="ro1">
          <table:table-cell office:value-type="date" office:date-value="2016-05-21T00:00:00" table:style-name="ce5">
            <text:p>21/05/2016</text:p>
          </table:table-cell>
          <table:table-cell office:value-type="float" office:value="25861" table:style-name="ce6">
            <text:p>25,861</text:p>
          </table:table-cell>
          <table:table-cell table:number-columns-repeated="16382"/>
        </table:table-row>
        <table:table-row table:style-name="ro1">
          <table:table-cell office:value-type="date" office:date-value="2016-05-22T00:00:00" table:style-name="ce5">
            <text:p>22/05/2016</text:p>
          </table:table-cell>
          <table:table-cell office:value-type="float" office:value="28268" table:style-name="ce6">
            <text:p>28,268</text:p>
          </table:table-cell>
          <table:table-cell table:number-columns-repeated="16382"/>
        </table:table-row>
        <table:table-row table:style-name="ro1">
          <table:table-cell office:value-type="date" office:date-value="2016-05-23T00:00:00" table:style-name="ce5">
            <text:p>23/05/2016</text:p>
          </table:table-cell>
          <table:table-cell office:value-type="float" office:value="30631" table:style-name="ce6">
            <text:p>30,631</text:p>
          </table:table-cell>
          <table:table-cell table:number-columns-repeated="16382"/>
        </table:table-row>
        <table:table-row table:style-name="ro1">
          <table:table-cell office:value-type="date" office:date-value="2016-05-24T00:00:00" table:style-name="ce5">
            <text:p>24/05/2016</text:p>
          </table:table-cell>
          <table:table-cell office:value-type="float" office:value="30290" table:style-name="ce6">
            <text:p>30,290</text:p>
          </table:table-cell>
          <table:table-cell table:number-columns-repeated="16382"/>
        </table:table-row>
        <table:table-row table:style-name="ro1">
          <table:table-cell office:value-type="date" office:date-value="2016-05-25T00:00:00" table:style-name="ce5">
            <text:p>25/05/2016</text:p>
          </table:table-cell>
          <table:table-cell office:value-type="float" office:value="31198" table:style-name="ce6">
            <text:p>31,198</text:p>
          </table:table-cell>
          <table:table-cell table:number-columns-repeated="16382"/>
        </table:table-row>
        <table:table-row table:style-name="ro1">
          <table:table-cell office:value-type="date" office:date-value="2016-05-26T00:00:00" table:style-name="ce5">
            <text:p>26/05/2016</text:p>
          </table:table-cell>
          <table:table-cell office:value-type="float" office:value="30689" table:style-name="ce6">
            <text:p>30,689</text:p>
          </table:table-cell>
          <table:table-cell table:number-columns-repeated="16382"/>
        </table:table-row>
        <table:table-row table:style-name="ro1">
          <table:table-cell office:value-type="date" office:date-value="2016-05-27T00:00:00" table:style-name="ce5">
            <text:p>27/05/2016</text:p>
          </table:table-cell>
          <table:table-cell office:value-type="float" office:value="32306" table:style-name="ce6">
            <text:p>32,306</text:p>
          </table:table-cell>
          <table:table-cell table:number-columns-repeated="16382"/>
        </table:table-row>
        <table:table-row table:style-name="ro1">
          <table:table-cell office:value-type="date" office:date-value="2016-05-28T00:00:00" table:style-name="ce5">
            <text:p>28/05/2016</text:p>
          </table:table-cell>
          <table:table-cell office:value-type="float" office:value="26925" table:style-name="ce6">
            <text:p>26,925</text:p>
          </table:table-cell>
          <table:table-cell table:number-columns-repeated="16382"/>
        </table:table-row>
        <table:table-row table:style-name="ro1">
          <table:table-cell office:value-type="date" office:date-value="2016-05-29T00:00:00" table:style-name="ce5">
            <text:p>29/05/2016</text:p>
          </table:table-cell>
          <table:table-cell office:value-type="float" office:value="29155" table:style-name="ce6">
            <text:p>29,155</text:p>
          </table:table-cell>
          <table:table-cell table:number-columns-repeated="16382"/>
        </table:table-row>
        <table:table-row table:style-name="ro1">
          <table:table-cell office:value-type="date" office:date-value="2016-05-30T00:00:00" table:style-name="ce5">
            <text:p>30/05/2016</text:p>
          </table:table-cell>
          <table:table-cell office:value-type="float" office:value="31029" table:style-name="ce6">
            <text:p>31,029</text:p>
          </table:table-cell>
          <table:table-cell table:number-columns-repeated="16382"/>
        </table:table-row>
        <table:table-row table:style-name="ro1">
          <table:table-cell office:value-type="date" office:date-value="2016-05-31T00:00:00" table:style-name="ce5">
            <text:p>31/05/2016</text:p>
          </table:table-cell>
          <table:table-cell office:value-type="float" office:value="30704" table:style-name="ce6">
            <text:p>30,704</text:p>
          </table:table-cell>
          <table:table-cell table:number-columns-repeated="16382"/>
        </table:table-row>
        <table:table-row table:style-name="ro1">
          <table:table-cell office:value-type="date" office:date-value="2016-06-01T00:00:00" table:style-name="ce5">
            <text:p>01/06/2016</text:p>
          </table:table-cell>
          <table:table-cell office:value-type="float" office:value="31483" table:style-name="ce6">
            <text:p>31,483</text:p>
          </table:table-cell>
          <table:table-cell table:number-columns-repeated="16382"/>
        </table:table-row>
        <table:table-row table:style-name="ro1">
          <table:table-cell office:value-type="date" office:date-value="2016-06-02T00:00:00" table:style-name="ce5">
            <text:p>02/06/2016</text:p>
          </table:table-cell>
          <table:table-cell office:value-type="float" office:value="31843" table:style-name="ce6">
            <text:p>31,843</text:p>
          </table:table-cell>
          <table:table-cell table:number-columns-repeated="16382"/>
        </table:table-row>
        <table:table-row table:style-name="ro1">
          <table:table-cell office:value-type="date" office:date-value="2016-06-03T00:00:00" table:style-name="ce5">
            <text:p>03/06/2016</text:p>
          </table:table-cell>
          <table:table-cell office:value-type="float" office:value="32422" table:style-name="ce6">
            <text:p>32,422</text:p>
          </table:table-cell>
          <table:table-cell table:number-columns-repeated="16382"/>
        </table:table-row>
        <table:table-row table:style-name="ro1">
          <table:table-cell office:value-type="date" office:date-value="2016-06-04T00:00:00" table:style-name="ce5">
            <text:p>04/06/2016</text:p>
          </table:table-cell>
          <table:table-cell office:value-type="float" office:value="27220" table:style-name="ce6">
            <text:p>27,220</text:p>
          </table:table-cell>
          <table:table-cell table:number-columns-repeated="16382"/>
        </table:table-row>
        <table:table-row table:style-name="ro1">
          <table:table-cell office:value-type="date" office:date-value="2016-06-05T00:00:00" table:style-name="ce5">
            <text:p>05/06/2016</text:p>
          </table:table-cell>
          <table:table-cell office:value-type="float" office:value="29450" table:style-name="ce6">
            <text:p>29,450</text:p>
          </table:table-cell>
          <table:table-cell table:number-columns-repeated="16382"/>
        </table:table-row>
        <table:table-row table:style-name="ro1">
          <table:table-cell office:value-type="date" office:date-value="2016-06-06T00:00:00" table:style-name="ce5">
            <text:p>06/06/2016</text:p>
          </table:table-cell>
          <table:table-cell office:value-type="float" office:value="31386" table:style-name="ce6">
            <text:p>31,386</text:p>
          </table:table-cell>
          <table:table-cell table:number-columns-repeated="16382"/>
        </table:table-row>
        <table:table-row table:style-name="ro1">
          <table:table-cell office:value-type="date" office:date-value="2016-06-07T00:00:00" table:style-name="ce5">
            <text:p>07/06/2016</text:p>
          </table:table-cell>
          <table:table-cell office:value-type="float" office:value="30733" table:style-name="ce6">
            <text:p>30,733</text:p>
          </table:table-cell>
          <table:table-cell table:number-columns-repeated="16382"/>
        </table:table-row>
        <table:table-row table:style-name="ro1">
          <table:table-cell office:value-type="date" office:date-value="2016-06-08T00:00:00" table:style-name="ce5">
            <text:p>08/06/2016</text:p>
          </table:table-cell>
          <table:table-cell office:value-type="float" office:value="31318" table:style-name="ce6">
            <text:p>31,318</text:p>
          </table:table-cell>
          <table:table-cell table:number-columns-repeated="16382"/>
        </table:table-row>
        <table:table-row table:style-name="ro1">
          <table:table-cell office:value-type="date" office:date-value="2016-06-09T00:00:00" table:style-name="ce5">
            <text:p>09/06/2016</text:p>
          </table:table-cell>
          <table:table-cell office:value-type="float" office:value="32446" table:style-name="ce6">
            <text:p>32,446</text:p>
          </table:table-cell>
          <table:table-cell table:number-columns-repeated="16382"/>
        </table:table-row>
        <table:table-row table:style-name="ro1">
          <table:table-cell office:value-type="date" office:date-value="2016-06-10T00:00:00" table:style-name="ce5">
            <text:p>10/06/2016</text:p>
          </table:table-cell>
          <table:table-cell office:value-type="float" office:value="32998" table:style-name="ce6">
            <text:p>32,998</text:p>
          </table:table-cell>
          <table:table-cell table:number-columns-repeated="16382"/>
        </table:table-row>
        <table:table-row table:style-name="ro1">
          <table:table-cell office:value-type="date" office:date-value="2016-06-11T00:00:00" table:style-name="ce5">
            <text:p>11/06/2016</text:p>
          </table:table-cell>
          <table:table-cell office:value-type="float" office:value="27051" table:style-name="ce6">
            <text:p>27,051</text:p>
          </table:table-cell>
          <table:table-cell table:number-columns-repeated="16382"/>
        </table:table-row>
        <table:table-row table:style-name="ro1">
          <table:table-cell office:value-type="date" office:date-value="2016-06-12T00:00:00" table:style-name="ce5">
            <text:p>12/06/2016</text:p>
          </table:table-cell>
          <table:table-cell office:value-type="float" office:value="29055" table:style-name="ce6">
            <text:p>29,055</text:p>
          </table:table-cell>
          <table:table-cell table:number-columns-repeated="16382"/>
        </table:table-row>
        <table:table-row table:style-name="ro1">
          <table:table-cell office:value-type="date" office:date-value="2016-06-13T00:00:00" table:style-name="ce5">
            <text:p>13/06/2016</text:p>
          </table:table-cell>
          <table:table-cell office:value-type="float" office:value="31714" table:style-name="ce6">
            <text:p>31,714</text:p>
          </table:table-cell>
          <table:table-cell table:number-columns-repeated="16382"/>
        </table:table-row>
        <table:table-row table:style-name="ro1">
          <table:table-cell office:value-type="date" office:date-value="2016-06-14T00:00:00" table:style-name="ce5">
            <text:p>14/06/2016</text:p>
          </table:table-cell>
          <table:table-cell office:value-type="float" office:value="30779" table:style-name="ce6">
            <text:p>30,779</text:p>
          </table:table-cell>
          <table:table-cell table:number-columns-repeated="16382"/>
        </table:table-row>
        <table:table-row table:style-name="ro1">
          <table:table-cell office:value-type="date" office:date-value="2016-06-15T00:00:00" table:style-name="ce5">
            <text:p>15/06/2016</text:p>
          </table:table-cell>
          <table:table-cell office:value-type="float" office:value="32012" table:style-name="ce6">
            <text:p>32,012</text:p>
          </table:table-cell>
          <table:table-cell table:number-columns-repeated="16382"/>
        </table:table-row>
        <table:table-row table:style-name="ro1">
          <table:table-cell office:value-type="date" office:date-value="2016-06-16T00:00:00" table:style-name="ce5">
            <text:p>16/06/2016</text:p>
          </table:table-cell>
          <table:table-cell office:value-type="float" office:value="32768" table:style-name="ce6">
            <text:p>32,768</text:p>
          </table:table-cell>
          <table:table-cell table:number-columns-repeated="16382"/>
        </table:table-row>
        <table:table-row table:style-name="ro1">
          <table:table-cell office:value-type="date" office:date-value="2016-06-17T00:00:00" table:style-name="ce5">
            <text:p>17/06/2016</text:p>
          </table:table-cell>
          <table:table-cell office:value-type="float" office:value="33048" table:style-name="ce6">
            <text:p>33,048</text:p>
          </table:table-cell>
          <table:table-cell table:number-columns-repeated="16382"/>
        </table:table-row>
        <table:table-row table:style-name="ro1">
          <table:table-cell office:value-type="date" office:date-value="2016-06-18T00:00:00" table:style-name="ce5">
            <text:p>18/06/2016</text:p>
          </table:table-cell>
          <table:table-cell office:value-type="float" office:value="28130" table:style-name="ce6">
            <text:p>28,130</text:p>
          </table:table-cell>
          <table:table-cell table:number-columns-repeated="16382"/>
        </table:table-row>
        <table:table-row table:style-name="ro1">
          <table:table-cell office:value-type="date" office:date-value="2016-06-19T00:00:00" table:style-name="ce5">
            <text:p>19/06/2016</text:p>
          </table:table-cell>
          <table:table-cell office:value-type="float" office:value="30190" table:style-name="ce6">
            <text:p>30,190</text:p>
          </table:table-cell>
          <table:table-cell table:number-columns-repeated="16382"/>
        </table:table-row>
        <table:table-row table:style-name="ro1">
          <table:table-cell office:value-type="date" office:date-value="2016-06-20T00:00:00" table:style-name="ce5">
            <text:p>20/06/2016</text:p>
          </table:table-cell>
          <table:table-cell office:value-type="float" office:value="32607" table:style-name="ce6">
            <text:p>32,607</text:p>
          </table:table-cell>
          <table:table-cell table:number-columns-repeated="16382"/>
        </table:table-row>
        <table:table-row table:style-name="ro1">
          <table:table-cell office:value-type="date" office:date-value="2016-06-21T00:00:00" table:style-name="ce5">
            <text:p>21/06/2016</text:p>
          </table:table-cell>
          <table:table-cell office:value-type="float" office:value="32053" table:style-name="ce6">
            <text:p>32,053</text:p>
          </table:table-cell>
          <table:table-cell table:number-columns-repeated="16382"/>
        </table:table-row>
        <table:table-row table:style-name="ro1">
          <table:table-cell office:value-type="date" office:date-value="2016-06-22T00:00:00" table:style-name="ce5">
            <text:p>22/06/2016</text:p>
          </table:table-cell>
          <table:table-cell office:value-type="float" office:value="32289" table:style-name="ce6">
            <text:p>32,289</text:p>
          </table:table-cell>
          <table:table-cell table:number-columns-repeated="16382"/>
        </table:table-row>
        <table:table-row table:style-name="ro1">
          <table:table-cell office:value-type="date" office:date-value="2016-06-23T00:00:00" table:style-name="ce5">
            <text:p>23/06/2016</text:p>
          </table:table-cell>
          <table:table-cell office:value-type="float" office:value="32385" table:style-name="ce6">
            <text:p>32,385</text:p>
          </table:table-cell>
          <table:table-cell table:number-columns-repeated="16382"/>
        </table:table-row>
        <table:table-row table:style-name="ro1">
          <table:table-cell office:value-type="date" office:date-value="2016-06-24T00:00:00" table:style-name="ce5">
            <text:p>24/06/2016</text:p>
          </table:table-cell>
          <table:table-cell office:value-type="float" office:value="33073" table:style-name="ce6">
            <text:p>33,073</text:p>
          </table:table-cell>
          <table:table-cell table:number-columns-repeated="16382"/>
        </table:table-row>
        <table:table-row table:style-name="ro1">
          <table:table-cell office:value-type="date" office:date-value="2016-06-25T00:00:00" table:style-name="ce5">
            <text:p>25/06/2016</text:p>
          </table:table-cell>
          <table:table-cell office:value-type="float" office:value="28149" table:style-name="ce6">
            <text:p>28,149</text:p>
          </table:table-cell>
          <table:table-cell table:number-columns-repeated="16382"/>
        </table:table-row>
        <table:table-row table:style-name="ro1">
          <table:table-cell office:value-type="date" office:date-value="2016-06-26T00:00:00" table:style-name="ce5">
            <text:p>26/06/2016</text:p>
          </table:table-cell>
          <table:table-cell office:value-type="float" office:value="30654" table:style-name="ce6">
            <text:p>30,654</text:p>
          </table:table-cell>
          <table:table-cell table:number-columns-repeated="16382"/>
        </table:table-row>
        <table:table-row table:style-name="ro1">
          <table:table-cell office:value-type="date" office:date-value="2016-06-27T00:00:00" table:style-name="ce5">
            <text:p>27/06/2016</text:p>
          </table:table-cell>
          <table:table-cell office:value-type="float" office:value="32450" table:style-name="ce6">
            <text:p>32,450</text:p>
          </table:table-cell>
          <table:table-cell table:number-columns-repeated="16382"/>
        </table:table-row>
        <table:table-row table:style-name="ro1">
          <table:table-cell office:value-type="date" office:date-value="2016-06-28T00:00:00" table:style-name="ce5">
            <text:p>28/06/2016</text:p>
          </table:table-cell>
          <table:table-cell office:value-type="float" office:value="31420" table:style-name="ce6">
            <text:p>31,420</text:p>
          </table:table-cell>
          <table:table-cell table:number-columns-repeated="16382"/>
        </table:table-row>
        <table:table-row table:style-name="ro1">
          <table:table-cell office:value-type="date" office:date-value="2016-06-29T00:00:00" table:style-name="ce5">
            <text:p>29/06/2016</text:p>
          </table:table-cell>
          <table:table-cell office:value-type="float" office:value="32359" table:style-name="ce6">
            <text:p>32,359</text:p>
          </table:table-cell>
          <table:table-cell table:number-columns-repeated="16382"/>
        </table:table-row>
        <table:table-row table:style-name="ro1">
          <table:table-cell office:value-type="date" office:date-value="2016-06-30T00:00:00" table:style-name="ce5">
            <text:p>30/06/2016</text:p>
          </table:table-cell>
          <table:table-cell office:value-type="float" office:value="33370" table:style-name="ce6">
            <text:p>33,370</text:p>
          </table:table-cell>
          <table:table-cell table:number-columns-repeated="16382"/>
        </table:table-row>
        <table:table-row table:style-name="ro1">
          <table:table-cell office:value-type="date" office:date-value="2016-07-01T00:00:00" table:style-name="ce5">
            <text:p>01/07/2016</text:p>
          </table:table-cell>
          <table:table-cell office:value-type="float" office:value="34372" table:style-name="ce6">
            <text:p>34,372</text:p>
          </table:table-cell>
          <table:table-cell table:number-columns-repeated="16382"/>
        </table:table-row>
        <table:table-row table:style-name="ro1">
          <table:table-cell office:value-type="date" office:date-value="2016-07-02T00:00:00" table:style-name="ce5">
            <text:p>02/07/2016</text:p>
          </table:table-cell>
          <table:table-cell office:value-type="float" office:value="29106" table:style-name="ce6">
            <text:p>29,106</text:p>
          </table:table-cell>
          <table:table-cell table:number-columns-repeated="16382"/>
        </table:table-row>
        <table:table-row table:style-name="ro1">
          <table:table-cell office:value-type="date" office:date-value="2016-07-03T00:00:00" table:style-name="ce5">
            <text:p>03/07/2016</text:p>
          </table:table-cell>
          <table:table-cell office:value-type="float" office:value="30787" table:style-name="ce6">
            <text:p>30,787</text:p>
          </table:table-cell>
          <table:table-cell table:number-columns-repeated="16382"/>
        </table:table-row>
        <table:table-row table:style-name="ro1">
          <table:table-cell office:value-type="date" office:date-value="2016-07-04T00:00:00" table:style-name="ce5">
            <text:p>04/07/2016</text:p>
          </table:table-cell>
          <table:table-cell office:value-type="float" office:value="32980" table:style-name="ce6">
            <text:p>32,980</text:p>
          </table:table-cell>
          <table:table-cell table:number-columns-repeated="16382"/>
        </table:table-row>
        <table:table-row table:style-name="ro1">
          <table:table-cell office:value-type="date" office:date-value="2016-07-05T00:00:00" table:style-name="ce5">
            <text:p>05/07/2016</text:p>
          </table:table-cell>
          <table:table-cell office:value-type="float" office:value="31931" table:style-name="ce6">
            <text:p>31,931</text:p>
          </table:table-cell>
          <table:table-cell table:number-columns-repeated="16382"/>
        </table:table-row>
        <table:table-row table:style-name="ro1">
          <table:table-cell office:value-type="date" office:date-value="2016-07-06T00:00:00" table:style-name="ce5">
            <text:p>06/07/2016</text:p>
          </table:table-cell>
          <table:table-cell office:value-type="float" office:value="32931" table:style-name="ce6">
            <text:p>32,931</text:p>
          </table:table-cell>
          <table:table-cell table:number-columns-repeated="16382"/>
        </table:table-row>
        <table:table-row table:style-name="ro1">
          <table:table-cell office:value-type="date" office:date-value="2016-07-07T00:00:00" table:style-name="ce5">
            <text:p>07/07/2016</text:p>
          </table:table-cell>
          <table:table-cell office:value-type="float" office:value="33805" table:style-name="ce6">
            <text:p>33,805</text:p>
          </table:table-cell>
          <table:table-cell table:number-columns-repeated="16382"/>
        </table:table-row>
        <table:table-row table:style-name="ro1">
          <table:table-cell office:value-type="date" office:date-value="2016-07-08T00:00:00" table:style-name="ce5">
            <text:p>08/07/2016</text:p>
          </table:table-cell>
          <table:table-cell office:value-type="float" office:value="34188" table:style-name="ce6">
            <text:p>34,188</text:p>
          </table:table-cell>
          <table:table-cell table:number-columns-repeated="16382"/>
        </table:table-row>
        <table:table-row table:style-name="ro1">
          <table:table-cell office:value-type="date" office:date-value="2016-07-09T00:00:00" table:style-name="ce5">
            <text:p>09/07/2016</text:p>
          </table:table-cell>
          <table:table-cell office:value-type="float" office:value="29738" table:style-name="ce6">
            <text:p>29,738</text:p>
          </table:table-cell>
          <table:table-cell table:number-columns-repeated="16382"/>
        </table:table-row>
        <table:table-row table:style-name="ro1">
          <table:table-cell office:value-type="date" office:date-value="2016-07-10T00:00:00" table:style-name="ce5">
            <text:p>10/07/2016</text:p>
          </table:table-cell>
          <table:table-cell office:value-type="float" office:value="31380" table:style-name="ce6">
            <text:p>31,380</text:p>
          </table:table-cell>
          <table:table-cell table:number-columns-repeated="16382"/>
        </table:table-row>
        <table:table-row table:style-name="ro1">
          <table:table-cell office:value-type="date" office:date-value="2016-07-11T00:00:00" table:style-name="ce5">
            <text:p>11/07/2016</text:p>
          </table:table-cell>
          <table:table-cell office:value-type="float" office:value="33142" table:style-name="ce6">
            <text:p>33,142</text:p>
          </table:table-cell>
          <table:table-cell table:number-columns-repeated="16382"/>
        </table:table-row>
        <table:table-row table:style-name="ro1">
          <table:table-cell office:value-type="date" office:date-value="2016-07-12T00:00:00" table:style-name="ce5">
            <text:p>12/07/2016</text:p>
          </table:table-cell>
          <table:table-cell office:value-type="float" office:value="32216" table:style-name="ce6">
            <text:p>32,216</text:p>
          </table:table-cell>
          <table:table-cell table:number-columns-repeated="16382"/>
        </table:table-row>
        <table:table-row table:style-name="ro1">
          <table:table-cell office:value-type="date" office:date-value="2016-07-13T00:00:00" table:style-name="ce5">
            <text:p>13/07/2016</text:p>
          </table:table-cell>
          <table:table-cell office:value-type="float" office:value="32628" table:style-name="ce6">
            <text:p>32,628</text:p>
          </table:table-cell>
          <table:table-cell table:number-columns-repeated="16382"/>
        </table:table-row>
        <table:table-row table:style-name="ro1">
          <table:table-cell office:value-type="date" office:date-value="2016-07-14T00:00:00" table:style-name="ce5">
            <text:p>14/07/2016</text:p>
          </table:table-cell>
          <table:table-cell office:value-type="float" office:value="32806" table:style-name="ce6">
            <text:p>32,806</text:p>
          </table:table-cell>
          <table:table-cell table:number-columns-repeated="16382"/>
        </table:table-row>
        <table:table-row table:style-name="ro1">
          <table:table-cell office:value-type="date" office:date-value="2016-07-15T00:00:00" table:style-name="ce5">
            <text:p>15/07/2016</text:p>
          </table:table-cell>
          <table:table-cell office:value-type="float" office:value="33533" table:style-name="ce6">
            <text:p>33,533</text:p>
          </table:table-cell>
          <table:table-cell table:number-columns-repeated="16382"/>
        </table:table-row>
        <table:table-row table:style-name="ro1">
          <table:table-cell office:value-type="date" office:date-value="2016-07-16T00:00:00" table:style-name="ce5">
            <text:p>16/07/2016</text:p>
          </table:table-cell>
          <table:table-cell office:value-type="float" office:value="28674" table:style-name="ce6">
            <text:p>28,674</text:p>
          </table:table-cell>
          <table:table-cell table:number-columns-repeated="16382"/>
        </table:table-row>
        <table:table-row table:style-name="ro1">
          <table:table-cell office:value-type="date" office:date-value="2016-07-17T00:00:00" table:style-name="ce5">
            <text:p>17/07/2016</text:p>
          </table:table-cell>
          <table:table-cell office:value-type="float" office:value="31223" table:style-name="ce6">
            <text:p>31,223</text:p>
          </table:table-cell>
          <table:table-cell table:number-columns-repeated="16382"/>
        </table:table-row>
        <table:table-row table:style-name="ro1">
          <table:table-cell office:value-type="date" office:date-value="2016-07-18T00:00:00" table:style-name="ce5">
            <text:p>18/07/2016</text:p>
          </table:table-cell>
          <table:table-cell office:value-type="float" office:value="32909" table:style-name="ce6">
            <text:p>32,909</text:p>
          </table:table-cell>
          <table:table-cell table:number-columns-repeated="16382"/>
        </table:table-row>
        <table:table-row table:style-name="ro1">
          <table:table-cell office:value-type="date" office:date-value="2016-07-19T00:00:00" table:style-name="ce5">
            <text:p>19/07/2016</text:p>
          </table:table-cell>
          <table:table-cell office:value-type="float" office:value="32049" table:style-name="ce6">
            <text:p>32,049</text:p>
          </table:table-cell>
          <table:table-cell table:number-columns-repeated="16382"/>
        </table:table-row>
        <table:table-row table:style-name="ro1">
          <table:table-cell office:value-type="date" office:date-value="2016-07-20T00:00:00" table:style-name="ce5">
            <text:p>20/07/2016</text:p>
          </table:table-cell>
          <table:table-cell office:value-type="float" office:value="32500" table:style-name="ce6">
            <text:p>32,500</text:p>
          </table:table-cell>
          <table:table-cell table:number-columns-repeated="16382"/>
        </table:table-row>
        <table:table-row table:style-name="ro1">
          <table:table-cell office:value-type="date" office:date-value="2016-07-21T00:00:00" table:style-name="ce5">
            <text:p>21/07/2016</text:p>
          </table:table-cell>
          <table:table-cell office:value-type="float" office:value="33105" table:style-name="ce6">
            <text:p>33,105</text:p>
          </table:table-cell>
          <table:table-cell table:number-columns-repeated="16382"/>
        </table:table-row>
        <table:table-row table:style-name="ro1">
          <table:table-cell office:value-type="date" office:date-value="2016-07-22T00:00:00" table:style-name="ce5">
            <text:p>22/07/2016</text:p>
          </table:table-cell>
          <table:table-cell office:value-type="float" office:value="33454" table:style-name="ce6">
            <text:p>33,454</text:p>
          </table:table-cell>
          <table:table-cell table:number-columns-repeated="16382"/>
        </table:table-row>
        <table:table-row table:style-name="ro1">
          <table:table-cell office:value-type="date" office:date-value="2016-07-23T00:00:00" table:style-name="ce5">
            <text:p>23/07/2016</text:p>
          </table:table-cell>
          <table:table-cell office:value-type="float" office:value="29414" table:style-name="ce6">
            <text:p>29,414</text:p>
          </table:table-cell>
          <table:table-cell table:number-columns-repeated="16382"/>
        </table:table-row>
        <table:table-row table:style-name="ro1">
          <table:table-cell office:value-type="date" office:date-value="2016-07-24T00:00:00" table:style-name="ce5">
            <text:p>24/07/2016</text:p>
          </table:table-cell>
          <table:table-cell office:value-type="float" office:value="30964" table:style-name="ce6">
            <text:p>30,964</text:p>
          </table:table-cell>
          <table:table-cell table:number-columns-repeated="16382"/>
        </table:table-row>
        <table:table-row table:style-name="ro1">
          <table:table-cell office:value-type="date" office:date-value="2016-07-25T00:00:00" table:style-name="ce5">
            <text:p>25/07/2016</text:p>
          </table:table-cell>
          <table:table-cell office:value-type="float" office:value="32651" table:style-name="ce6">
            <text:p>32,651</text:p>
          </table:table-cell>
          <table:table-cell table:number-columns-repeated="16382"/>
        </table:table-row>
        <table:table-row table:style-name="ro1">
          <table:table-cell office:value-type="date" office:date-value="2016-07-26T00:00:00" table:style-name="ce5">
            <text:p>26/07/2016</text:p>
          </table:table-cell>
          <table:table-cell office:value-type="float" office:value="32110" table:style-name="ce6">
            <text:p>32,110</text:p>
          </table:table-cell>
          <table:table-cell table:number-columns-repeated="16382"/>
        </table:table-row>
        <table:table-row table:style-name="ro1">
          <table:table-cell office:value-type="date" office:date-value="2016-07-27T00:00:00" table:style-name="ce5">
            <text:p>27/07/2016</text:p>
          </table:table-cell>
          <table:table-cell office:value-type="float" office:value="32220" table:style-name="ce6">
            <text:p>32,220</text:p>
          </table:table-cell>
          <table:table-cell table:number-columns-repeated="16382"/>
        </table:table-row>
        <table:table-row table:style-name="ro1">
          <table:table-cell office:value-type="date" office:date-value="2016-07-28T00:00:00" table:style-name="ce5">
            <text:p>28/07/2016</text:p>
          </table:table-cell>
          <table:table-cell office:value-type="float" office:value="32776" table:style-name="ce6">
            <text:p>32,776</text:p>
          </table:table-cell>
          <table:table-cell table:number-columns-repeated="16382"/>
        </table:table-row>
        <table:table-row table:style-name="ro1">
          <table:table-cell office:value-type="date" office:date-value="2016-07-29T00:00:00" table:style-name="ce5">
            <text:p>29/07/2016</text:p>
          </table:table-cell>
          <table:table-cell office:value-type="float" office:value="33673" table:style-name="ce6">
            <text:p>33,673</text:p>
          </table:table-cell>
          <table:table-cell table:number-columns-repeated="16382"/>
        </table:table-row>
        <table:table-row table:style-name="ro1">
          <table:table-cell office:value-type="date" office:date-value="2016-07-30T00:00:00" table:style-name="ce5">
            <text:p>30/07/2016</text:p>
          </table:table-cell>
          <table:table-cell office:value-type="float" office:value="29682" table:style-name="ce6">
            <text:p>29,682</text:p>
          </table:table-cell>
          <table:table-cell table:number-columns-repeated="16382"/>
        </table:table-row>
        <table:table-row table:style-name="ro1">
          <table:table-cell office:value-type="date" office:date-value="2016-07-31T00:00:00" table:style-name="ce5">
            <text:p>31/07/2016</text:p>
          </table:table-cell>
          <table:table-cell office:value-type="float" office:value="30952" table:style-name="ce6">
            <text:p>30,952</text:p>
          </table:table-cell>
          <table:table-cell table:number-columns-repeated="16382"/>
        </table:table-row>
        <table:table-row table:style-name="ro1">
          <table:table-cell office:value-type="date" office:date-value="2016-08-01T00:00:00" table:style-name="ce5">
            <text:p>01/08/2016</text:p>
          </table:table-cell>
          <table:table-cell office:value-type="float" office:value="32173" table:style-name="ce6">
            <text:p>32,173</text:p>
          </table:table-cell>
          <table:table-cell table:number-columns-repeated="16382"/>
        </table:table-row>
        <table:table-row table:style-name="ro1">
          <table:table-cell office:value-type="date" office:date-value="2016-08-02T00:00:00" table:style-name="ce5">
            <text:p>02/08/2016</text:p>
          </table:table-cell>
          <table:table-cell office:value-type="float" office:value="31248" table:style-name="ce6">
            <text:p>31,248</text:p>
          </table:table-cell>
          <table:table-cell table:number-columns-repeated="16382"/>
        </table:table-row>
        <table:table-row table:style-name="ro1">
          <table:table-cell office:value-type="date" office:date-value="2016-08-03T00:00:00" table:style-name="ce5">
            <text:p>03/08/2016</text:p>
          </table:table-cell>
          <table:table-cell office:value-type="float" office:value="31793" table:style-name="ce6">
            <text:p>31,793</text:p>
          </table:table-cell>
          <table:table-cell table:number-columns-repeated="16382"/>
        </table:table-row>
        <table:table-row table:style-name="ro1">
          <table:table-cell office:value-type="date" office:date-value="2016-08-04T00:00:00" table:style-name="ce5">
            <text:p>04/08/2016</text:p>
          </table:table-cell>
          <table:table-cell office:value-type="float" office:value="32341" table:style-name="ce6">
            <text:p>32,341</text:p>
          </table:table-cell>
          <table:table-cell table:number-columns-repeated="16382"/>
        </table:table-row>
        <table:table-row table:style-name="ro1">
          <table:table-cell office:value-type="date" office:date-value="2016-08-05T00:00:00" table:style-name="ce5">
            <text:p>05/08/2016</text:p>
          </table:table-cell>
          <table:table-cell office:value-type="float" office:value="32839" table:style-name="ce6">
            <text:p>32,839</text:p>
          </table:table-cell>
          <table:table-cell table:number-columns-repeated="16382"/>
        </table:table-row>
        <table:table-row table:style-name="ro1">
          <table:table-cell office:value-type="date" office:date-value="2016-08-06T00:00:00" table:style-name="ce5">
            <text:p>06/08/2016</text:p>
          </table:table-cell>
          <table:table-cell office:value-type="float" office:value="29732" table:style-name="ce6">
            <text:p>29,732</text:p>
          </table:table-cell>
          <table:table-cell table:number-columns-repeated="16382"/>
        </table:table-row>
        <table:table-row table:style-name="ro1">
          <table:table-cell office:value-type="date" office:date-value="2016-08-07T00:00:00" table:style-name="ce5">
            <text:p>07/08/2016</text:p>
          </table:table-cell>
          <table:table-cell office:value-type="float" office:value="30752" table:style-name="ce6">
            <text:p>30,752</text:p>
          </table:table-cell>
          <table:table-cell table:number-columns-repeated="16382"/>
        </table:table-row>
        <table:table-row table:style-name="ro1">
          <table:table-cell office:value-type="date" office:date-value="2016-08-08T00:00:00" table:style-name="ce5">
            <text:p>08/08/2016</text:p>
          </table:table-cell>
          <table:table-cell office:value-type="float" office:value="32157" table:style-name="ce6">
            <text:p>32,157</text:p>
          </table:table-cell>
          <table:table-cell table:number-columns-repeated="16382"/>
        </table:table-row>
        <table:table-row table:style-name="ro1">
          <table:table-cell office:value-type="date" office:date-value="2016-08-09T00:00:00" table:style-name="ce5">
            <text:p>09/08/2016</text:p>
          </table:table-cell>
          <table:table-cell office:value-type="float" office:value="31181" table:style-name="ce6">
            <text:p>31,181</text:p>
          </table:table-cell>
          <table:table-cell table:number-columns-repeated="16382"/>
        </table:table-row>
        <table:table-row table:style-name="ro1">
          <table:table-cell office:value-type="date" office:date-value="2016-08-10T00:00:00" table:style-name="ce5">
            <text:p>10/08/2016</text:p>
          </table:table-cell>
          <table:table-cell office:value-type="float" office:value="31731" table:style-name="ce6">
            <text:p>31,731</text:p>
          </table:table-cell>
          <table:table-cell table:number-columns-repeated="16382"/>
        </table:table-row>
        <table:table-row table:style-name="ro1">
          <table:table-cell office:value-type="date" office:date-value="2016-08-11T00:00:00" table:style-name="ce5">
            <text:p>11/08/2016</text:p>
          </table:table-cell>
          <table:table-cell office:value-type="float" office:value="32008" table:style-name="ce6">
            <text:p>32,008</text:p>
          </table:table-cell>
          <table:table-cell table:number-columns-repeated="16382"/>
        </table:table-row>
        <table:table-row table:style-name="ro1">
          <table:table-cell office:value-type="date" office:date-value="2016-08-12T00:00:00" table:style-name="ce5">
            <text:p>12/08/2016</text:p>
          </table:table-cell>
          <table:table-cell office:value-type="float" office:value="32863" table:style-name="ce6">
            <text:p>32,863</text:p>
          </table:table-cell>
          <table:table-cell table:number-columns-repeated="16382"/>
        </table:table-row>
        <table:table-row table:style-name="ro1">
          <table:table-cell office:value-type="date" office:date-value="2016-08-13T00:00:00" table:style-name="ce5">
            <text:p>13/08/2016</text:p>
          </table:table-cell>
          <table:table-cell office:value-type="float" office:value="29821" table:style-name="ce6">
            <text:p>29,821</text:p>
          </table:table-cell>
          <table:table-cell table:number-columns-repeated="16382"/>
        </table:table-row>
        <table:table-row table:style-name="ro1">
          <table:table-cell office:value-type="date" office:date-value="2016-08-14T00:00:00" table:style-name="ce5">
            <text:p>14/08/2016</text:p>
          </table:table-cell>
          <table:table-cell office:value-type="float" office:value="30765" table:style-name="ce6">
            <text:p>30,765</text:p>
          </table:table-cell>
          <table:table-cell table:number-columns-repeated="16382"/>
        </table:table-row>
        <table:table-row table:style-name="ro1">
          <table:table-cell office:value-type="date" office:date-value="2016-08-15T00:00:00" table:style-name="ce5">
            <text:p>15/08/2016</text:p>
          </table:table-cell>
          <table:table-cell office:value-type="float" office:value="31970" table:style-name="ce6">
            <text:p>31,970</text:p>
          </table:table-cell>
          <table:table-cell table:number-columns-repeated="16382"/>
        </table:table-row>
        <table:table-row table:style-name="ro1">
          <table:table-cell office:value-type="date" office:date-value="2016-08-16T00:00:00" table:style-name="ce5">
            <text:p>16/08/2016</text:p>
          </table:table-cell>
          <table:table-cell office:value-type="float" office:value="31738" table:style-name="ce6">
            <text:p>31,738</text:p>
          </table:table-cell>
          <table:table-cell table:number-columns-repeated="16382"/>
        </table:table-row>
        <table:table-row table:style-name="ro1">
          <table:table-cell office:value-type="date" office:date-value="2016-08-17T00:00:00" table:style-name="ce5">
            <text:p>17/08/2016</text:p>
          </table:table-cell>
          <table:table-cell office:value-type="float" office:value="32151" table:style-name="ce6">
            <text:p>32,151</text:p>
          </table:table-cell>
          <table:table-cell table:number-columns-repeated="16382"/>
        </table:table-row>
        <table:table-row table:style-name="ro1">
          <table:table-cell office:value-type="date" office:date-value="2016-08-18T00:00:00" table:style-name="ce5">
            <text:p>18/08/2016</text:p>
          </table:table-cell>
          <table:table-cell office:value-type="float" office:value="32625" table:style-name="ce6">
            <text:p>32,625</text:p>
          </table:table-cell>
          <table:table-cell table:number-columns-repeated="16382"/>
        </table:table-row>
        <table:table-row table:style-name="ro1">
          <table:table-cell office:value-type="date" office:date-value="2016-08-19T00:00:00" table:style-name="ce5">
            <text:p>19/08/2016</text:p>
          </table:table-cell>
          <table:table-cell office:value-type="float" office:value="33367" table:style-name="ce6">
            <text:p>33,367</text:p>
          </table:table-cell>
          <table:table-cell table:number-columns-repeated="16382"/>
        </table:table-row>
        <table:table-row table:style-name="ro1">
          <table:table-cell office:value-type="date" office:date-value="2016-08-20T00:00:00" table:style-name="ce5">
            <text:p>20/08/2016</text:p>
          </table:table-cell>
          <table:table-cell office:value-type="float" office:value="29584" table:style-name="ce6">
            <text:p>29,584</text:p>
          </table:table-cell>
          <table:table-cell table:number-columns-repeated="16382"/>
        </table:table-row>
        <table:table-row table:style-name="ro1">
          <table:table-cell office:value-type="date" office:date-value="2016-08-21T00:00:00" table:style-name="ce5">
            <text:p>21/08/2016</text:p>
          </table:table-cell>
          <table:table-cell office:value-type="float" office:value="31066" table:style-name="ce6">
            <text:p>31,066</text:p>
          </table:table-cell>
          <table:table-cell table:number-columns-repeated="16382"/>
        </table:table-row>
        <table:table-row table:style-name="ro1">
          <table:table-cell office:value-type="date" office:date-value="2016-08-22T00:00:00" table:style-name="ce5">
            <text:p>22/08/2016</text:p>
          </table:table-cell>
          <table:table-cell office:value-type="float" office:value="32722" table:style-name="ce6">
            <text:p>32,722</text:p>
          </table:table-cell>
          <table:table-cell table:number-columns-repeated="16382"/>
        </table:table-row>
        <table:table-row table:style-name="ro1">
          <table:table-cell office:value-type="date" office:date-value="2016-08-23T00:00:00" table:style-name="ce5">
            <text:p>23/08/2016</text:p>
          </table:table-cell>
          <table:table-cell office:value-type="float" office:value="32429" table:style-name="ce6">
            <text:p>32,429</text:p>
          </table:table-cell>
          <table:table-cell table:number-columns-repeated="16382"/>
        </table:table-row>
        <table:table-row table:style-name="ro1">
          <table:table-cell office:value-type="date" office:date-value="2016-08-24T00:00:00" table:style-name="ce5">
            <text:p>24/08/2016</text:p>
          </table:table-cell>
          <table:table-cell office:value-type="float" office:value="32829" table:style-name="ce6">
            <text:p>32,829</text:p>
          </table:table-cell>
          <table:table-cell table:number-columns-repeated="16382"/>
        </table:table-row>
        <table:table-row table:style-name="ro1">
          <table:table-cell office:value-type="date" office:date-value="2016-08-25T00:00:00" table:style-name="ce5">
            <text:p>25/08/2016</text:p>
          </table:table-cell>
          <table:table-cell office:value-type="float" office:value="33402" table:style-name="ce6">
            <text:p>33,402</text:p>
          </table:table-cell>
          <table:table-cell table:number-columns-repeated="16382"/>
        </table:table-row>
        <table:table-row table:style-name="ro1">
          <table:table-cell office:value-type="date" office:date-value="2016-08-26T00:00:00" table:style-name="ce5">
            <text:p>26/08/2016</text:p>
          </table:table-cell>
          <table:table-cell office:value-type="float" office:value="34187" table:style-name="ce6">
            <text:p>34,187</text:p>
          </table:table-cell>
          <table:table-cell table:number-columns-repeated="16382"/>
        </table:table-row>
        <table:table-row table:style-name="ro1">
          <table:table-cell office:value-type="date" office:date-value="2016-08-27T00:00:00" table:style-name="ce5">
            <text:p>27/08/2016</text:p>
          </table:table-cell>
          <table:table-cell office:value-type="float" office:value="29874" table:style-name="ce6">
            <text:p>29,874</text:p>
          </table:table-cell>
          <table:table-cell table:number-columns-repeated="16382"/>
        </table:table-row>
        <table:table-row table:style-name="ro1">
          <table:table-cell office:value-type="date" office:date-value="2016-08-28T00:00:00" table:style-name="ce5">
            <text:p>28/08/2016</text:p>
          </table:table-cell>
          <table:table-cell office:value-type="float" office:value="31285" table:style-name="ce6">
            <text:p>31,285</text:p>
          </table:table-cell>
          <table:table-cell table:number-columns-repeated="16382"/>
        </table:table-row>
        <table:table-row table:style-name="ro1">
          <table:table-cell office:value-type="date" office:date-value="2016-08-29T00:00:00" table:style-name="ce5">
            <text:p>29/08/2016</text:p>
          </table:table-cell>
          <table:table-cell office:value-type="float" office:value="33345" table:style-name="ce6">
            <text:p>33,345</text:p>
          </table:table-cell>
          <table:table-cell table:number-columns-repeated="16382"/>
        </table:table-row>
        <table:table-row table:style-name="ro1">
          <table:table-cell office:value-type="date" office:date-value="2016-08-30T00:00:00" table:style-name="ce5">
            <text:p>30/08/2016</text:p>
          </table:table-cell>
          <table:table-cell office:value-type="float" office:value="33104" table:style-name="ce6">
            <text:p>33,104</text:p>
          </table:table-cell>
          <table:table-cell table:number-columns-repeated="16382"/>
        </table:table-row>
        <table:table-row table:style-name="ro1">
          <table:table-cell office:value-type="date" office:date-value="2016-08-31T00:00:00" table:style-name="ce5">
            <text:p>31/08/2016</text:p>
          </table:table-cell>
          <table:table-cell office:value-type="float" office:value="33491" table:style-name="ce6">
            <text:p>33,491</text:p>
          </table:table-cell>
          <table:table-cell table:number-columns-repeated="16382"/>
        </table:table-row>
        <table:table-row table:style-name="ro1">
          <table:table-cell office:value-type="date" office:date-value="2016-09-01T00:00:00" table:style-name="ce5">
            <text:p>01/09/2016</text:p>
          </table:table-cell>
          <table:table-cell office:value-type="float" office:value="33655" table:style-name="ce6">
            <text:p>33,655</text:p>
          </table:table-cell>
          <table:table-cell table:number-columns-repeated="16382"/>
        </table:table-row>
        <table:table-row table:style-name="ro1">
          <table:table-cell office:value-type="date" office:date-value="2016-09-02T00:00:00" table:style-name="ce5">
            <text:p>02/09/2016</text:p>
          </table:table-cell>
          <table:table-cell office:value-type="float" office:value="34348" table:style-name="ce6">
            <text:p>34,348</text:p>
          </table:table-cell>
          <table:table-cell table:number-columns-repeated="16382"/>
        </table:table-row>
        <table:table-row table:style-name="ro1">
          <table:table-cell office:value-type="date" office:date-value="2016-09-03T00:00:00" table:style-name="ce5">
            <text:p>03/09/2016</text:p>
          </table:table-cell>
          <table:table-cell office:value-type="float" office:value="29357" table:style-name="ce6">
            <text:p>29,357</text:p>
          </table:table-cell>
          <table:table-cell table:number-columns-repeated="16382"/>
        </table:table-row>
        <table:table-row table:style-name="ro1">
          <table:table-cell office:value-type="date" office:date-value="2016-09-04T00:00:00" table:style-name="ce5">
            <text:p>04/09/2016</text:p>
          </table:table-cell>
          <table:table-cell office:value-type="float" office:value="31185" table:style-name="ce6">
            <text:p>31,185</text:p>
          </table:table-cell>
          <table:table-cell table:number-columns-repeated="16382"/>
        </table:table-row>
        <table:table-row table:style-name="ro1">
          <table:table-cell office:value-type="date" office:date-value="2016-09-05T00:00:00" table:style-name="ce5">
            <text:p>05/09/2016</text:p>
          </table:table-cell>
          <table:table-cell office:value-type="float" office:value="33145" table:style-name="ce6">
            <text:p>33,145</text:p>
          </table:table-cell>
          <table:table-cell table:number-columns-repeated="16382"/>
        </table:table-row>
        <table:table-row table:style-name="ro1">
          <table:table-cell office:value-type="date" office:date-value="2016-09-06T00:00:00" table:style-name="ce5">
            <text:p>06/09/2016</text:p>
          </table:table-cell>
          <table:table-cell office:value-type="float" office:value="32432" table:style-name="ce6">
            <text:p>32,432</text:p>
          </table:table-cell>
          <table:table-cell table:number-columns-repeated="16382"/>
        </table:table-row>
        <table:table-row table:style-name="ro1">
          <table:table-cell office:value-type="date" office:date-value="2016-09-07T00:00:00" table:style-name="ce5">
            <text:p>07/09/2016</text:p>
          </table:table-cell>
          <table:table-cell office:value-type="float" office:value="32979" table:style-name="ce6">
            <text:p>32,979</text:p>
          </table:table-cell>
          <table:table-cell table:number-columns-repeated="16382"/>
        </table:table-row>
        <table:table-row table:style-name="ro1">
          <table:table-cell office:value-type="date" office:date-value="2016-09-08T00:00:00" table:style-name="ce5">
            <text:p>08/09/2016</text:p>
          </table:table-cell>
          <table:table-cell office:value-type="float" office:value="33719" table:style-name="ce6">
            <text:p>33,719</text:p>
          </table:table-cell>
          <table:table-cell table:number-columns-repeated="16382"/>
        </table:table-row>
        <table:table-row table:style-name="ro1">
          <table:table-cell office:value-type="date" office:date-value="2016-09-09T00:00:00" table:style-name="ce5">
            <text:p>09/09/2016</text:p>
          </table:table-cell>
          <table:table-cell office:value-type="float" office:value="34597" table:style-name="ce6">
            <text:p>34,597</text:p>
          </table:table-cell>
          <table:table-cell table:number-columns-repeated="16382"/>
        </table:table-row>
        <table:table-row table:style-name="ro1">
          <table:table-cell office:value-type="date" office:date-value="2016-09-10T00:00:00" table:style-name="ce5">
            <text:p>10/09/2016</text:p>
          </table:table-cell>
          <table:table-cell office:value-type="float" office:value="28980" table:style-name="ce6">
            <text:p>28,980</text:p>
          </table:table-cell>
          <table:table-cell table:number-columns-repeated="16382"/>
        </table:table-row>
        <table:table-row table:style-name="ro1">
          <table:table-cell office:value-type="date" office:date-value="2016-09-11T00:00:00" table:style-name="ce5">
            <text:p>11/09/2016</text:p>
          </table:table-cell>
          <table:table-cell office:value-type="float" office:value="31048" table:style-name="ce6">
            <text:p>31,048</text:p>
          </table:table-cell>
          <table:table-cell table:number-columns-repeated="16382"/>
        </table:table-row>
        <table:table-row table:style-name="ro1">
          <table:table-cell office:value-type="date" office:date-value="2016-09-12T00:00:00" table:style-name="ce5">
            <text:p>12/09/2016</text:p>
          </table:table-cell>
          <table:table-cell office:value-type="float" office:value="32797" table:style-name="ce6">
            <text:p>32,797</text:p>
          </table:table-cell>
          <table:table-cell table:number-columns-repeated="16382"/>
        </table:table-row>
        <table:table-row table:style-name="ro1">
          <table:table-cell office:value-type="date" office:date-value="2016-09-13T00:00:00" table:style-name="ce5">
            <text:p>13/09/2016</text:p>
          </table:table-cell>
          <table:table-cell office:value-type="float" office:value="31935" table:style-name="ce6">
            <text:p>31,935</text:p>
          </table:table-cell>
          <table:table-cell table:number-columns-repeated="16382"/>
        </table:table-row>
        <table:table-row table:style-name="ro1">
          <table:table-cell office:value-type="date" office:date-value="2016-09-14T00:00:00" table:style-name="ce5">
            <text:p>14/09/2016</text:p>
          </table:table-cell>
          <table:table-cell office:value-type="float" office:value="32464" table:style-name="ce6">
            <text:p>32,464</text:p>
          </table:table-cell>
          <table:table-cell table:number-columns-repeated="16382"/>
        </table:table-row>
        <table:table-row table:style-name="ro1">
          <table:table-cell office:value-type="date" office:date-value="2016-09-15T00:00:00" table:style-name="ce5">
            <text:p>15/09/2016</text:p>
          </table:table-cell>
          <table:table-cell office:value-type="float" office:value="32895" table:style-name="ce6">
            <text:p>32,895</text:p>
          </table:table-cell>
          <table:table-cell table:number-columns-repeated="16382"/>
        </table:table-row>
        <table:table-row table:style-name="ro1">
          <table:table-cell office:value-type="date" office:date-value="2016-09-16T00:00:00" table:style-name="ce5">
            <text:p>16/09/2016</text:p>
          </table:table-cell>
          <table:table-cell office:value-type="float" office:value="33960" table:style-name="ce6">
            <text:p>33,960</text:p>
          </table:table-cell>
          <table:table-cell table:number-columns-repeated="16382"/>
        </table:table-row>
        <table:table-row table:style-name="ro1">
          <table:table-cell office:value-type="date" office:date-value="2016-09-17T00:00:00" table:style-name="ce5">
            <text:p>17/09/2016</text:p>
          </table:table-cell>
          <table:table-cell office:value-type="float" office:value="28322" table:style-name="ce6">
            <text:p>28,322</text:p>
          </table:table-cell>
          <table:table-cell table:number-columns-repeated="16382"/>
        </table:table-row>
        <table:table-row table:style-name="ro1">
          <table:table-cell office:value-type="date" office:date-value="2016-09-18T00:00:00" table:style-name="ce5">
            <text:p>18/09/2016</text:p>
          </table:table-cell>
          <table:table-cell office:value-type="float" office:value="30623" table:style-name="ce6">
            <text:p>30,623</text:p>
          </table:table-cell>
          <table:table-cell table:number-columns-repeated="16382"/>
        </table:table-row>
        <table:table-row table:style-name="ro1">
          <table:table-cell office:value-type="date" office:date-value="2016-09-19T00:00:00" table:style-name="ce5">
            <text:p>19/09/2016</text:p>
          </table:table-cell>
          <table:table-cell office:value-type="float" office:value="32660" table:style-name="ce6">
            <text:p>32,660</text:p>
          </table:table-cell>
          <table:table-cell table:number-columns-repeated="16382"/>
        </table:table-row>
        <table:table-row table:style-name="ro1">
          <table:table-cell office:value-type="date" office:date-value="2016-09-20T00:00:00" table:style-name="ce5">
            <text:p>20/09/2016</text:p>
          </table:table-cell>
          <table:table-cell office:value-type="float" office:value="31802" table:style-name="ce6">
            <text:p>31,802</text:p>
          </table:table-cell>
          <table:table-cell table:number-columns-repeated="16382"/>
        </table:table-row>
        <table:table-row table:style-name="ro1">
          <table:table-cell office:value-type="date" office:date-value="2016-09-21T00:00:00" table:style-name="ce5">
            <text:p>21/09/2016</text:p>
          </table:table-cell>
          <table:table-cell office:value-type="float" office:value="32317" table:style-name="ce6">
            <text:p>32,317</text:p>
          </table:table-cell>
          <table:table-cell table:number-columns-repeated="16382"/>
        </table:table-row>
        <table:table-row table:style-name="ro1">
          <table:table-cell office:value-type="date" office:date-value="2016-09-22T00:00:00" table:style-name="ce5">
            <text:p>22/09/2016</text:p>
          </table:table-cell>
          <table:table-cell office:value-type="float" office:value="32732" table:style-name="ce6">
            <text:p>32,732</text:p>
          </table:table-cell>
          <table:table-cell table:number-columns-repeated="16382"/>
        </table:table-row>
        <table:table-row table:style-name="ro1">
          <table:table-cell office:value-type="date" office:date-value="2016-09-23T00:00:00" table:style-name="ce5">
            <text:p>23/09/2016</text:p>
          </table:table-cell>
          <table:table-cell office:value-type="float" office:value="33716" table:style-name="ce6">
            <text:p>33,716</text:p>
          </table:table-cell>
          <table:table-cell table:number-columns-repeated="16382"/>
        </table:table-row>
        <table:table-row table:style-name="ro1">
          <table:table-cell office:value-type="date" office:date-value="2016-09-24T00:00:00" table:style-name="ce5">
            <text:p>24/09/2016</text:p>
          </table:table-cell>
          <table:table-cell office:value-type="float" office:value="27667" table:style-name="ce6">
            <text:p>27,667</text:p>
          </table:table-cell>
          <table:table-cell table:number-columns-repeated="16382"/>
        </table:table-row>
        <table:table-row table:style-name="ro1">
          <table:table-cell office:value-type="date" office:date-value="2016-09-25T00:00:00" table:style-name="ce5">
            <text:p>25/09/2016</text:p>
          </table:table-cell>
          <table:table-cell office:value-type="float" office:value="30096" table:style-name="ce6">
            <text:p>30,096</text:p>
          </table:table-cell>
          <table:table-cell table:number-columns-repeated="16382"/>
        </table:table-row>
        <table:table-row table:style-name="ro1">
          <table:table-cell office:value-type="date" office:date-value="2016-09-26T00:00:00" table:style-name="ce5">
            <text:p>26/09/2016</text:p>
          </table:table-cell>
          <table:table-cell office:value-type="float" office:value="32380" table:style-name="ce6">
            <text:p>32,380</text:p>
          </table:table-cell>
          <table:table-cell table:number-columns-repeated="16382"/>
        </table:table-row>
        <table:table-row table:style-name="ro1">
          <table:table-cell office:value-type="date" office:date-value="2016-09-27T00:00:00" table:style-name="ce5">
            <text:p>27/09/2016</text:p>
          </table:table-cell>
          <table:table-cell office:value-type="float" office:value="31570" table:style-name="ce6">
            <text:p>31,570</text:p>
          </table:table-cell>
          <table:table-cell table:number-columns-repeated="16382"/>
        </table:table-row>
        <table:table-row table:style-name="ro1">
          <table:table-cell office:value-type="date" office:date-value="2016-09-28T00:00:00" table:style-name="ce5">
            <text:p>28/09/2016</text:p>
          </table:table-cell>
          <table:table-cell office:value-type="float" office:value="32100" table:style-name="ce6">
            <text:p>32,100</text:p>
          </table:table-cell>
          <table:table-cell table:number-columns-repeated="16382"/>
        </table:table-row>
        <table:table-row table:style-name="ro1">
          <table:table-cell office:value-type="date" office:date-value="2016-09-29T00:00:00" table:style-name="ce5">
            <text:p>29/09/2016</text:p>
          </table:table-cell>
          <table:table-cell office:value-type="float" office:value="32806" table:style-name="ce6">
            <text:p>32,806</text:p>
          </table:table-cell>
          <table:table-cell table:number-columns-repeated="16382"/>
        </table:table-row>
        <table:table-row table:style-name="ro1">
          <table:table-cell office:value-type="date" office:date-value="2016-09-30T00:00:00" table:style-name="ce5">
            <text:p>30/09/2016</text:p>
          </table:table-cell>
          <table:table-cell office:value-type="float" office:value="33571" table:style-name="ce6">
            <text:p>33,571</text:p>
          </table:table-cell>
          <table:table-cell table:number-columns-repeated="16382"/>
        </table:table-row>
        <table:table-row table:style-name="ro1">
          <table:table-cell office:value-type="date" office:date-value="2016-10-01T00:00:00" table:style-name="ce5">
            <text:p>01/10/2016</text:p>
          </table:table-cell>
          <table:table-cell office:value-type="float" office:value="26876" table:style-name="ce6">
            <text:p>26,876</text:p>
          </table:table-cell>
          <table:table-cell table:number-columns-repeated="16382"/>
        </table:table-row>
        <table:table-row table:style-name="ro1">
          <table:table-cell office:value-type="date" office:date-value="2016-10-02T00:00:00" table:style-name="ce5">
            <text:p>02/10/2016</text:p>
          </table:table-cell>
          <table:table-cell office:value-type="float" office:value="28965" table:style-name="ce6">
            <text:p>28,965</text:p>
          </table:table-cell>
          <table:table-cell table:number-columns-repeated="16382"/>
        </table:table-row>
        <table:table-row table:style-name="ro1">
          <table:table-cell office:value-type="date" office:date-value="2016-10-03T00:00:00" table:style-name="ce5">
            <text:p>03/10/2016</text:p>
          </table:table-cell>
          <table:table-cell office:value-type="float" office:value="30732" table:style-name="ce6">
            <text:p>30,732</text:p>
          </table:table-cell>
          <table:table-cell table:number-columns-repeated="16382"/>
        </table:table-row>
        <table:table-row table:style-name="ro1">
          <table:table-cell office:value-type="date" office:date-value="2016-10-04T00:00:00" table:style-name="ce5">
            <text:p>04/10/2016</text:p>
          </table:table-cell>
          <table:table-cell office:value-type="float" office:value="30115" table:style-name="ce6">
            <text:p>30,115</text:p>
          </table:table-cell>
          <table:table-cell table:number-columns-repeated="16382"/>
        </table:table-row>
        <table:table-row table:style-name="ro1">
          <table:table-cell office:value-type="date" office:date-value="2016-10-05T00:00:00" table:style-name="ce5">
            <text:p>05/10/2016</text:p>
          </table:table-cell>
          <table:table-cell office:value-type="float" office:value="30720" table:style-name="ce6">
            <text:p>30,720</text:p>
          </table:table-cell>
          <table:table-cell table:number-columns-repeated="16382"/>
        </table:table-row>
        <table:table-row table:style-name="ro1">
          <table:table-cell office:value-type="date" office:date-value="2016-10-06T00:00:00" table:style-name="ce5">
            <text:p>06/10/2016</text:p>
          </table:table-cell>
          <table:table-cell office:value-type="float" office:value="31233" table:style-name="ce6">
            <text:p>31,233</text:p>
          </table:table-cell>
          <table:table-cell table:number-columns-repeated="16382"/>
        </table:table-row>
        <table:table-row table:style-name="ro1">
          <table:table-cell office:value-type="date" office:date-value="2016-10-07T00:00:00" table:style-name="ce5">
            <text:p>07/10/2016</text:p>
          </table:table-cell>
          <table:table-cell office:value-type="float" office:value="31929" table:style-name="ce6">
            <text:p>31,929</text:p>
          </table:table-cell>
          <table:table-cell table:number-columns-repeated="16382"/>
        </table:table-row>
        <table:table-row table:style-name="ro1">
          <table:table-cell office:value-type="date" office:date-value="2016-10-08T00:00:00" table:style-name="ce5">
            <text:p>08/10/2016</text:p>
          </table:table-cell>
          <table:table-cell office:value-type="float" office:value="25889" table:style-name="ce6">
            <text:p>25,889</text:p>
          </table:table-cell>
          <table:table-cell table:number-columns-repeated="16382"/>
        </table:table-row>
        <table:table-row table:style-name="ro1">
          <table:table-cell office:value-type="date" office:date-value="2016-10-09T00:00:00" table:style-name="ce5">
            <text:p>09/10/2016</text:p>
          </table:table-cell>
          <table:table-cell office:value-type="float" office:value="28083" table:style-name="ce6">
            <text:p>28,083</text:p>
          </table:table-cell>
          <table:table-cell table:number-columns-repeated="16382"/>
        </table:table-row>
        <table:table-row table:style-name="ro1">
          <table:table-cell office:value-type="date" office:date-value="2016-10-10T00:00:00" table:style-name="ce5">
            <text:p>10/10/2016</text:p>
          </table:table-cell>
          <table:table-cell office:value-type="float" office:value="30655" table:style-name="ce6">
            <text:p>30,655</text:p>
          </table:table-cell>
          <table:table-cell table:number-columns-repeated="16382"/>
        </table:table-row>
        <table:table-row table:style-name="ro1">
          <table:table-cell office:value-type="date" office:date-value="2016-10-11T00:00:00" table:style-name="ce5">
            <text:p>11/10/2016</text:p>
          </table:table-cell>
          <table:table-cell office:value-type="float" office:value="29464" table:style-name="ce6">
            <text:p>29,464</text:p>
          </table:table-cell>
          <table:table-cell table:number-columns-repeated="16382"/>
        </table:table-row>
        <table:table-row table:style-name="ro1">
          <table:table-cell office:value-type="date" office:date-value="2016-10-12T00:00:00" table:style-name="ce5">
            <text:p>12/10/2016</text:p>
          </table:table-cell>
          <table:table-cell office:value-type="float" office:value="29701" table:style-name="ce6">
            <text:p>29,701</text:p>
          </table:table-cell>
          <table:table-cell table:number-columns-repeated="16382"/>
        </table:table-row>
        <table:table-row table:style-name="ro1">
          <table:table-cell office:value-type="date" office:date-value="2016-10-13T00:00:00" table:style-name="ce5">
            <text:p>13/10/2016</text:p>
          </table:table-cell>
          <table:table-cell office:value-type="float" office:value="30825" table:style-name="ce6">
            <text:p>30,825</text:p>
          </table:table-cell>
          <table:table-cell table:number-columns-repeated="16382"/>
        </table:table-row>
        <table:table-row table:style-name="ro1">
          <table:table-cell office:value-type="date" office:date-value="2016-10-14T00:00:00" table:style-name="ce5">
            <text:p>14/10/2016</text:p>
          </table:table-cell>
          <table:table-cell office:value-type="float" office:value="31606" table:style-name="ce6">
            <text:p>31,606</text:p>
          </table:table-cell>
          <table:table-cell table:number-columns-repeated="16382"/>
        </table:table-row>
        <table:table-row table:style-name="ro1">
          <table:table-cell office:value-type="date" office:date-value="2016-10-15T00:00:00" table:style-name="ce5">
            <text:p>15/10/2016</text:p>
          </table:table-cell>
          <table:table-cell office:value-type="float" office:value="25702" table:style-name="ce6">
            <text:p>25,702</text:p>
          </table:table-cell>
          <table:table-cell table:number-columns-repeated="16382"/>
        </table:table-row>
        <table:table-row table:style-name="ro1">
          <table:table-cell office:value-type="date" office:date-value="2016-10-16T00:00:00" table:style-name="ce5">
            <text:p>16/10/2016</text:p>
          </table:table-cell>
          <table:table-cell office:value-type="float" office:value="27965" table:style-name="ce6">
            <text:p>27,965</text:p>
          </table:table-cell>
          <table:table-cell table:number-columns-repeated="16382"/>
        </table:table-row>
        <table:table-row table:style-name="ro1">
          <table:table-cell office:value-type="date" office:date-value="2016-10-17T00:00:00" table:style-name="ce5">
            <text:p>17/10/2016</text:p>
          </table:table-cell>
          <table:table-cell office:value-type="float" office:value="30225" table:style-name="ce6">
            <text:p>30,225</text:p>
          </table:table-cell>
          <table:table-cell table:number-columns-repeated="16382"/>
        </table:table-row>
        <table:table-row table:style-name="ro1">
          <table:table-cell office:value-type="date" office:date-value="2016-10-18T00:00:00" table:style-name="ce5">
            <text:p>18/10/2016</text:p>
          </table:table-cell>
          <table:table-cell office:value-type="float" office:value="29398" table:style-name="ce6">
            <text:p>29,398</text:p>
          </table:table-cell>
          <table:table-cell table:number-columns-repeated="16382"/>
        </table:table-row>
        <table:table-row table:style-name="ro1">
          <table:table-cell office:value-type="date" office:date-value="2016-10-19T00:00:00" table:style-name="ce5">
            <text:p>19/10/2016</text:p>
          </table:table-cell>
          <table:table-cell office:value-type="float" office:value="29907" table:style-name="ce6">
            <text:p>29,907</text:p>
          </table:table-cell>
          <table:table-cell table:number-columns-repeated="16382"/>
        </table:table-row>
        <table:table-row table:style-name="ro1">
          <table:table-cell office:value-type="date" office:date-value="2016-10-20T00:00:00" table:style-name="ce5">
            <text:p>20/10/2016</text:p>
          </table:table-cell>
          <table:table-cell office:value-type="float" office:value="30839" table:style-name="ce6">
            <text:p>30,839</text:p>
          </table:table-cell>
          <table:table-cell table:number-columns-repeated="16382"/>
        </table:table-row>
        <table:table-row table:style-name="ro1">
          <table:table-cell office:value-type="date" office:date-value="2016-10-21T00:00:00" table:style-name="ce5">
            <text:p>21/10/2016</text:p>
          </table:table-cell>
          <table:table-cell office:value-type="float" office:value="31300" table:style-name="ce6">
            <text:p>31,300</text:p>
          </table:table-cell>
          <table:table-cell table:number-columns-repeated="16382"/>
        </table:table-row>
        <table:table-row table:style-name="ro1">
          <table:table-cell office:value-type="date" office:date-value="2016-10-22T00:00:00" table:style-name="ce5">
            <text:p>22/10/2016</text:p>
          </table:table-cell>
          <table:table-cell office:value-type="float" office:value="25587" table:style-name="ce6">
            <text:p>25,587</text:p>
          </table:table-cell>
          <table:table-cell table:number-columns-repeated="16382"/>
        </table:table-row>
        <table:table-row table:style-name="ro1">
          <table:table-cell office:value-type="date" office:date-value="2016-10-23T00:00:00" table:style-name="ce5">
            <text:p>23/10/2016</text:p>
          </table:table-cell>
          <table:table-cell office:value-type="float" office:value="27623" table:style-name="ce6">
            <text:p>27,623</text:p>
          </table:table-cell>
          <table:table-cell table:number-columns-repeated="16382"/>
        </table:table-row>
        <table:table-row table:style-name="ro1">
          <table:table-cell office:value-type="date" office:date-value="2016-10-24T00:00:00" table:style-name="ce5">
            <text:p>24/10/2016</text:p>
          </table:table-cell>
          <table:table-cell office:value-type="float" office:value="29814" table:style-name="ce6">
            <text:p>29,814</text:p>
          </table:table-cell>
          <table:table-cell table:number-columns-repeated="16382"/>
        </table:table-row>
        <table:table-row table:style-name="ro1">
          <table:table-cell office:value-type="date" office:date-value="2016-10-25T00:00:00" table:style-name="ce5">
            <text:p>25/10/2016</text:p>
          </table:table-cell>
          <table:table-cell office:value-type="float" office:value="29189" table:style-name="ce6">
            <text:p>29,189</text:p>
          </table:table-cell>
          <table:table-cell table:number-columns-repeated="16382"/>
        </table:table-row>
        <table:table-row table:style-name="ro1">
          <table:table-cell office:value-type="date" office:date-value="2016-10-26T00:00:00" table:style-name="ce5">
            <text:p>26/10/2016</text:p>
          </table:table-cell>
          <table:table-cell office:value-type="float" office:value="29643" table:style-name="ce6">
            <text:p>29,643</text:p>
          </table:table-cell>
          <table:table-cell table:number-columns-repeated="16382"/>
        </table:table-row>
        <table:table-row table:style-name="ro1">
          <table:table-cell office:value-type="date" office:date-value="2016-10-27T00:00:00" table:style-name="ce5">
            <text:p>27/10/2016</text:p>
          </table:table-cell>
          <table:table-cell office:value-type="float" office:value="29781" table:style-name="ce6">
            <text:p>29,781</text:p>
          </table:table-cell>
          <table:table-cell table:number-columns-repeated="16382"/>
        </table:table-row>
        <table:table-row table:style-name="ro1">
          <table:table-cell office:value-type="date" office:date-value="2016-10-28T00:00:00" table:style-name="ce5">
            <text:p>28/10/2016</text:p>
          </table:table-cell>
          <table:table-cell office:value-type="float" office:value="30802" table:style-name="ce6">
            <text:p>30,802</text:p>
          </table:table-cell>
          <table:table-cell table:number-columns-repeated="16382"/>
        </table:table-row>
        <table:table-row table:style-name="ro1">
          <table:table-cell office:value-type="date" office:date-value="2016-10-29T00:00:00" table:style-name="ce5">
            <text:p>29/10/2016</text:p>
          </table:table-cell>
          <table:table-cell office:value-type="float" office:value="25113" table:style-name="ce6">
            <text:p>25,113</text:p>
          </table:table-cell>
          <table:table-cell table:number-columns-repeated="16382"/>
        </table:table-row>
        <table:table-row table:style-name="ro1">
          <table:table-cell office:value-type="date" office:date-value="2016-10-30T00:00:00" table:style-name="ce5">
            <text:p>30/10/2016</text:p>
          </table:table-cell>
          <table:table-cell office:value-type="float" office:value="25445" table:style-name="ce6">
            <text:p>25,445</text:p>
          </table:table-cell>
          <table:table-cell table:number-columns-repeated="16382"/>
        </table:table-row>
        <table:table-row table:style-name="ro1">
          <table:table-cell office:value-type="date" office:date-value="2016-10-31T00:00:00" table:style-name="ce5">
            <text:p>31/10/2016</text:p>
          </table:table-cell>
          <table:table-cell office:value-type="float" office:value="26771" table:style-name="ce6">
            <text:p>26,771</text:p>
          </table:table-cell>
          <table:table-cell table:number-columns-repeated="16382"/>
        </table:table-row>
        <table:table-row table:style-name="ro1">
          <table:table-cell office:value-type="date" office:date-value="2016-11-01T00:00:00" table:style-name="ce5">
            <text:p>01/11/2016</text:p>
          </table:table-cell>
          <table:table-cell office:value-type="float" office:value="25504" table:style-name="ce6">
            <text:p>25,504</text:p>
          </table:table-cell>
          <table:table-cell table:number-columns-repeated="16382"/>
        </table:table-row>
        <table:table-row table:style-name="ro1">
          <table:table-cell office:value-type="date" office:date-value="2016-11-02T00:00:00" table:style-name="ce5">
            <text:p>02/11/2016</text:p>
          </table:table-cell>
          <table:table-cell office:value-type="float" office:value="26930" table:style-name="ce6">
            <text:p>26,930</text:p>
          </table:table-cell>
          <table:table-cell table:number-columns-repeated="16382"/>
        </table:table-row>
        <table:table-row table:style-name="ro1">
          <table:table-cell office:value-type="date" office:date-value="2016-11-03T00:00:00" table:style-name="ce5">
            <text:p>03/11/2016</text:p>
          </table:table-cell>
          <table:table-cell office:value-type="float" office:value="27550" table:style-name="ce6">
            <text:p>27,550</text:p>
          </table:table-cell>
          <table:table-cell table:number-columns-repeated="16382"/>
        </table:table-row>
        <table:table-row table:style-name="ro1">
          <table:table-cell office:value-type="date" office:date-value="2016-11-04T00:00:00" table:style-name="ce5">
            <text:p>04/11/2016</text:p>
          </table:table-cell>
          <table:table-cell office:value-type="float" office:value="28098" table:style-name="ce6">
            <text:p>28,098</text:p>
          </table:table-cell>
          <table:table-cell table:number-columns-repeated="16382"/>
        </table:table-row>
        <table:table-row table:style-name="ro1">
          <table:table-cell office:value-type="date" office:date-value="2016-11-05T00:00:00" table:style-name="ce5">
            <text:p>05/11/2016</text:p>
          </table:table-cell>
          <table:table-cell office:value-type="float" office:value="21098" table:style-name="ce6">
            <text:p>21,098</text:p>
          </table:table-cell>
          <table:table-cell table:number-columns-repeated="16382"/>
        </table:table-row>
        <table:table-row table:style-name="ro1">
          <table:table-cell office:value-type="date" office:date-value="2016-11-06T00:00:00" table:style-name="ce5">
            <text:p>06/11/2016</text:p>
          </table:table-cell>
          <table:table-cell office:value-type="float" office:value="24398" table:style-name="ce6">
            <text:p>24,398</text:p>
          </table:table-cell>
          <table:table-cell table:number-columns-repeated="16382"/>
        </table:table-row>
        <table:table-row table:style-name="ro1">
          <table:table-cell office:value-type="date" office:date-value="2016-11-07T00:00:00" table:style-name="ce5">
            <text:p>07/11/2016</text:p>
          </table:table-cell>
          <table:table-cell office:value-type="float" office:value="26826" table:style-name="ce6">
            <text:p>26,826</text:p>
          </table:table-cell>
          <table:table-cell table:number-columns-repeated="16382"/>
        </table:table-row>
        <table:table-row table:style-name="ro1">
          <table:table-cell office:value-type="date" office:date-value="2016-11-08T00:00:00" table:style-name="ce5">
            <text:p>08/11/2016</text:p>
          </table:table-cell>
          <table:table-cell office:value-type="float" office:value="25412" table:style-name="ce6">
            <text:p>25,412</text:p>
          </table:table-cell>
          <table:table-cell table:number-columns-repeated="16382"/>
        </table:table-row>
        <table:table-row table:style-name="ro1">
          <table:table-cell office:value-type="date" office:date-value="2016-11-09T00:00:00" table:style-name="ce5">
            <text:p>09/11/2016</text:p>
          </table:table-cell>
          <table:table-cell office:value-type="float" office:value="25750" table:style-name="ce6">
            <text:p>25,750</text:p>
          </table:table-cell>
          <table:table-cell table:number-columns-repeated="16382"/>
        </table:table-row>
        <table:table-row table:style-name="ro1">
          <table:table-cell office:value-type="date" office:date-value="2016-11-10T00:00:00" table:style-name="ce5">
            <text:p>10/11/2016</text:p>
          </table:table-cell>
          <table:table-cell office:value-type="float" office:value="27073" table:style-name="ce6">
            <text:p>27,073</text:p>
          </table:table-cell>
          <table:table-cell table:number-columns-repeated="16382"/>
        </table:table-row>
        <table:table-row table:style-name="ro1">
          <table:table-cell office:value-type="date" office:date-value="2016-11-11T00:00:00" table:style-name="ce5">
            <text:p>11/11/2016</text:p>
          </table:table-cell>
          <table:table-cell office:value-type="float" office:value="27058" table:style-name="ce6">
            <text:p>27,058</text:p>
          </table:table-cell>
          <table:table-cell table:number-columns-repeated="16382"/>
        </table:table-row>
        <table:table-row table:style-name="ro1">
          <table:table-cell office:value-type="date" office:date-value="2016-11-12T00:00:00" table:style-name="ce5">
            <text:p>12/11/2016</text:p>
          </table:table-cell>
          <table:table-cell office:value-type="float" office:value="20082" table:style-name="ce6">
            <text:p>20,082</text:p>
          </table:table-cell>
          <table:table-cell table:number-columns-repeated="16382"/>
        </table:table-row>
        <table:table-row table:style-name="ro1">
          <table:table-cell office:value-type="date" office:date-value="2016-11-13T00:00:00" table:style-name="ce5">
            <text:p>13/11/2016</text:p>
          </table:table-cell>
          <table:table-cell office:value-type="float" office:value="24014" table:style-name="ce6">
            <text:p>24,014</text:p>
          </table:table-cell>
          <table:table-cell table:number-columns-repeated="16382"/>
        </table:table-row>
        <table:table-row table:style-name="ro1">
          <table:table-cell office:value-type="date" office:date-value="2016-11-14T00:00:00" table:style-name="ce5">
            <text:p>14/11/2016</text:p>
          </table:table-cell>
          <table:table-cell office:value-type="float" office:value="26971" table:style-name="ce6">
            <text:p>26,971</text:p>
          </table:table-cell>
          <table:table-cell table:number-columns-repeated="16382"/>
        </table:table-row>
        <table:table-row table:style-name="ro1">
          <table:table-cell office:value-type="date" office:date-value="2016-11-15T00:00:00" table:style-name="ce5">
            <text:p>15/11/2016</text:p>
          </table:table-cell>
          <table:table-cell office:value-type="float" office:value="25300" table:style-name="ce6">
            <text:p>25,300</text:p>
          </table:table-cell>
          <table:table-cell table:number-columns-repeated="16382"/>
        </table:table-row>
        <table:table-row table:style-name="ro1">
          <table:table-cell office:value-type="date" office:date-value="2016-11-16T00:00:00" table:style-name="ce5">
            <text:p>16/11/2016</text:p>
          </table:table-cell>
          <table:table-cell office:value-type="float" office:value="26021" table:style-name="ce6">
            <text:p>26,021</text:p>
          </table:table-cell>
          <table:table-cell table:number-columns-repeated="16382"/>
        </table:table-row>
        <table:table-row table:style-name="ro1">
          <table:table-cell office:value-type="date" office:date-value="2016-11-17T00:00:00" table:style-name="ce5">
            <text:p>17/11/2016</text:p>
          </table:table-cell>
          <table:table-cell office:value-type="float" office:value="27048" table:style-name="ce6">
            <text:p>27,048</text:p>
          </table:table-cell>
          <table:table-cell table:number-columns-repeated="16382"/>
        </table:table-row>
        <table:table-row table:style-name="ro1">
          <table:table-cell office:value-type="date" office:date-value="2016-11-18T00:00:00" table:style-name="ce5">
            <text:p>18/11/2016</text:p>
          </table:table-cell>
          <table:table-cell office:value-type="float" office:value="27659" table:style-name="ce6">
            <text:p>27,659</text:p>
          </table:table-cell>
          <table:table-cell table:number-columns-repeated="16382"/>
        </table:table-row>
        <table:table-row table:style-name="ro1">
          <table:table-cell office:value-type="date" office:date-value="2016-11-19T00:00:00" table:style-name="ce5">
            <text:p>19/11/2016</text:p>
          </table:table-cell>
          <table:table-cell office:value-type="float" office:value="20195" table:style-name="ce6">
            <text:p>20,195</text:p>
          </table:table-cell>
          <table:table-cell table:number-columns-repeated="16382"/>
        </table:table-row>
        <table:table-row table:style-name="ro1">
          <table:table-cell office:value-type="date" office:date-value="2016-11-20T00:00:00" table:style-name="ce5">
            <text:p>20/11/2016</text:p>
          </table:table-cell>
          <table:table-cell office:value-type="float" office:value="23473" table:style-name="ce6">
            <text:p>23,473</text:p>
          </table:table-cell>
          <table:table-cell table:number-columns-repeated="16382"/>
        </table:table-row>
        <table:table-row table:style-name="ro1">
          <table:table-cell office:value-type="date" office:date-value="2016-11-21T00:00:00" table:style-name="ce5">
            <text:p>21/11/2016</text:p>
          </table:table-cell>
          <table:table-cell office:value-type="float" office:value="26277" table:style-name="ce6">
            <text:p>26,277</text:p>
          </table:table-cell>
          <table:table-cell table:number-columns-repeated="16382"/>
        </table:table-row>
        <table:table-row table:style-name="ro1">
          <table:table-cell office:value-type="date" office:date-value="2016-11-22T00:00:00" table:style-name="ce5">
            <text:p>22/11/2016</text:p>
          </table:table-cell>
          <table:table-cell office:value-type="float" office:value="25161" table:style-name="ce6">
            <text:p>25,161</text:p>
          </table:table-cell>
          <table:table-cell table:number-columns-repeated="16382"/>
        </table:table-row>
        <table:table-row table:style-name="ro1">
          <table:table-cell office:value-type="date" office:date-value="2016-11-23T00:00:00" table:style-name="ce5">
            <text:p>23/11/2016</text:p>
          </table:table-cell>
          <table:table-cell office:value-type="float" office:value="24927" table:style-name="ce6">
            <text:p>24,927</text:p>
          </table:table-cell>
          <table:table-cell table:number-columns-repeated="16382"/>
        </table:table-row>
        <table:table-row table:style-name="ro1">
          <table:table-cell office:value-type="date" office:date-value="2016-11-24T00:00:00" table:style-name="ce5">
            <text:p>24/11/2016</text:p>
          </table:table-cell>
          <table:table-cell office:value-type="float" office:value="25781" table:style-name="ce6">
            <text:p>25,781</text:p>
          </table:table-cell>
          <table:table-cell table:number-columns-repeated="16382"/>
        </table:table-row>
        <table:table-row table:style-name="ro1">
          <table:table-cell office:value-type="date" office:date-value="2016-11-25T00:00:00" table:style-name="ce5">
            <text:p>25/11/2016</text:p>
          </table:table-cell>
          <table:table-cell office:value-type="float" office:value="26395" table:style-name="ce6">
            <text:p>26,395</text:p>
          </table:table-cell>
          <table:table-cell table:number-columns-repeated="16382"/>
        </table:table-row>
        <table:table-row table:style-name="ro1">
          <table:table-cell office:value-type="date" office:date-value="2016-11-26T00:00:00" table:style-name="ce5">
            <text:p>26/11/2016</text:p>
          </table:table-cell>
          <table:table-cell office:value-type="float" office:value="19556" table:style-name="ce6">
            <text:p>19,556</text:p>
          </table:table-cell>
          <table:table-cell table:number-columns-repeated="16382"/>
        </table:table-row>
        <table:table-row table:style-name="ro1">
          <table:table-cell office:value-type="date" office:date-value="2016-11-27T00:00:00" table:style-name="ce5">
            <text:p>27/11/2016</text:p>
          </table:table-cell>
          <table:table-cell office:value-type="float" office:value="23410" table:style-name="ce6">
            <text:p>23,410</text:p>
          </table:table-cell>
          <table:table-cell table:number-columns-repeated="16382"/>
        </table:table-row>
        <table:table-row table:style-name="ro1">
          <table:table-cell office:value-type="date" office:date-value="2016-11-28T00:00:00" table:style-name="ce5">
            <text:p>28/11/2016</text:p>
          </table:table-cell>
          <table:table-cell office:value-type="float" office:value="26741" table:style-name="ce6">
            <text:p>26,741</text:p>
          </table:table-cell>
          <table:table-cell table:number-columns-repeated="16382"/>
        </table:table-row>
        <table:table-row table:style-name="ro1">
          <table:table-cell office:value-type="date" office:date-value="2016-11-29T00:00:00" table:style-name="ce5">
            <text:p>29/11/2016</text:p>
          </table:table-cell>
          <table:table-cell office:value-type="float" office:value="24539" table:style-name="ce6">
            <text:p>24,539</text:p>
          </table:table-cell>
          <table:table-cell table:number-columns-repeated="16382"/>
        </table:table-row>
        <table:table-row table:style-name="ro1">
          <table:table-cell office:value-type="date" office:date-value="2016-11-30T00:00:00" table:style-name="ce5">
            <text:p>30/11/2016</text:p>
          </table:table-cell>
          <table:table-cell office:value-type="float" office:value="25147" table:style-name="ce6">
            <text:p>25,147</text:p>
          </table:table-cell>
          <table:table-cell table:number-columns-repeated="16382"/>
        </table:table-row>
        <table:table-row table:style-name="ro1">
          <table:table-cell office:value-type="date" office:date-value="2016-12-01T00:00:00" table:style-name="ce5">
            <text:p>01/12/2016</text:p>
          </table:table-cell>
          <table:table-cell office:value-type="float" office:value="26584" table:style-name="ce6">
            <text:p>26,584</text:p>
          </table:table-cell>
          <table:table-cell table:number-columns-repeated="16382"/>
        </table:table-row>
        <table:table-row table:style-name="ro1">
          <table:table-cell office:value-type="date" office:date-value="2016-12-02T00:00:00" table:style-name="ce5">
            <text:p>02/12/2016</text:p>
          </table:table-cell>
          <table:table-cell office:value-type="float" office:value="27526" table:style-name="ce6">
            <text:p>27,526</text:p>
          </table:table-cell>
          <table:table-cell table:number-columns-repeated="16382"/>
        </table:table-row>
        <table:table-row table:style-name="ro1">
          <table:table-cell office:value-type="date" office:date-value="2016-12-03T00:00:00" table:style-name="ce5">
            <text:p>03/12/2016</text:p>
          </table:table-cell>
          <table:table-cell office:value-type="float" office:value="20164" table:style-name="ce6">
            <text:p>20,164</text:p>
          </table:table-cell>
          <table:table-cell table:number-columns-repeated="16382"/>
        </table:table-row>
        <table:table-row table:style-name="ro1">
          <table:table-cell office:value-type="date" office:date-value="2016-12-04T00:00:00" table:style-name="ce5">
            <text:p>04/12/2016</text:p>
          </table:table-cell>
          <table:table-cell office:value-type="float" office:value="23223" table:style-name="ce6">
            <text:p>23,223</text:p>
          </table:table-cell>
          <table:table-cell table:number-columns-repeated="16382"/>
        </table:table-row>
        <table:table-row table:style-name="ro1">
          <table:table-cell office:value-type="date" office:date-value="2016-12-05T00:00:00" table:style-name="ce5">
            <text:p>05/12/2016</text:p>
          </table:table-cell>
          <table:table-cell office:value-type="float" office:value="26209" table:style-name="ce6">
            <text:p>26,209</text:p>
          </table:table-cell>
          <table:table-cell table:number-columns-repeated="16382"/>
        </table:table-row>
        <table:table-row table:style-name="ro1">
          <table:table-cell office:value-type="date" office:date-value="2016-12-06T00:00:00" table:style-name="ce5">
            <text:p>06/12/2016</text:p>
          </table:table-cell>
          <table:table-cell office:value-type="float" office:value="24655" table:style-name="ce6">
            <text:p>24,655</text:p>
          </table:table-cell>
          <table:table-cell table:number-columns-repeated="16382"/>
        </table:table-row>
        <table:table-row table:style-name="ro1">
          <table:table-cell office:value-type="date" office:date-value="2016-12-07T00:00:00" table:style-name="ce5">
            <text:p>07/12/2016</text:p>
          </table:table-cell>
          <table:table-cell office:value-type="float" office:value="25793" table:style-name="ce6">
            <text:p>25,793</text:p>
          </table:table-cell>
          <table:table-cell table:number-columns-repeated="16382"/>
        </table:table-row>
        <table:table-row table:style-name="ro1">
          <table:table-cell office:value-type="date" office:date-value="2016-12-08T00:00:00" table:style-name="ce5">
            <text:p>08/12/2016</text:p>
          </table:table-cell>
          <table:table-cell office:value-type="float" office:value="26510" table:style-name="ce6">
            <text:p>26,510</text:p>
          </table:table-cell>
          <table:table-cell table:number-columns-repeated="16382"/>
        </table:table-row>
        <table:table-row table:style-name="ro1">
          <table:table-cell office:value-type="date" office:date-value="2016-12-09T00:00:00" table:style-name="ce5">
            <text:p>09/12/2016</text:p>
          </table:table-cell>
          <table:table-cell office:value-type="float" office:value="27179" table:style-name="ce6">
            <text:p>27,179</text:p>
          </table:table-cell>
          <table:table-cell table:number-columns-repeated="16382"/>
        </table:table-row>
        <table:table-row table:style-name="ro1">
          <table:table-cell office:value-type="date" office:date-value="2016-12-10T00:00:00" table:style-name="ce5">
            <text:p>10/12/2016</text:p>
          </table:table-cell>
          <table:table-cell office:value-type="float" office:value="20191" table:style-name="ce6">
            <text:p>20,191</text:p>
          </table:table-cell>
          <table:table-cell table:number-columns-repeated="16382"/>
        </table:table-row>
        <table:table-row table:style-name="ro1">
          <table:table-cell office:value-type="date" office:date-value="2016-12-11T00:00:00" table:style-name="ce5">
            <text:p>11/12/2016</text:p>
          </table:table-cell>
          <table:table-cell office:value-type="float" office:value="23688" table:style-name="ce6">
            <text:p>23,688</text:p>
          </table:table-cell>
          <table:table-cell table:number-columns-repeated="16382"/>
        </table:table-row>
        <table:table-row table:style-name="ro1">
          <table:table-cell office:value-type="date" office:date-value="2016-12-12T00:00:00" table:style-name="ce5">
            <text:p>12/12/2016</text:p>
          </table:table-cell>
          <table:table-cell office:value-type="float" office:value="26429" table:style-name="ce6">
            <text:p>26,429</text:p>
          </table:table-cell>
          <table:table-cell table:number-columns-repeated="16382"/>
        </table:table-row>
        <table:table-row table:style-name="ro1">
          <table:table-cell office:value-type="date" office:date-value="2016-12-13T00:00:00" table:style-name="ce5">
            <text:p>13/12/2016</text:p>
          </table:table-cell>
          <table:table-cell office:value-type="float" office:value="25176" table:style-name="ce6">
            <text:p>25,176</text:p>
          </table:table-cell>
          <table:table-cell table:number-columns-repeated="16382"/>
        </table:table-row>
        <table:table-row table:style-name="ro1">
          <table:table-cell office:value-type="date" office:date-value="2016-12-14T00:00:00" table:style-name="ce5">
            <text:p>14/12/2016</text:p>
          </table:table-cell>
          <table:table-cell office:value-type="float" office:value="25972" table:style-name="ce6">
            <text:p>25,972</text:p>
          </table:table-cell>
          <table:table-cell table:number-columns-repeated="16382"/>
        </table:table-row>
        <table:table-row table:style-name="ro1">
          <table:table-cell office:value-type="date" office:date-value="2016-12-15T00:00:00" table:style-name="ce5">
            <text:p>15/12/2016</text:p>
          </table:table-cell>
          <table:table-cell office:value-type="float" office:value="27150" table:style-name="ce6">
            <text:p>27,150</text:p>
          </table:table-cell>
          <table:table-cell table:number-columns-repeated="16382"/>
        </table:table-row>
        <table:table-row table:style-name="ro1">
          <table:table-cell office:value-type="date" office:date-value="2016-12-16T00:00:00" table:style-name="ce5">
            <text:p>16/12/2016</text:p>
          </table:table-cell>
          <table:table-cell office:value-type="float" office:value="28150" table:style-name="ce6">
            <text:p>28,150</text:p>
          </table:table-cell>
          <table:table-cell table:number-columns-repeated="16382"/>
        </table:table-row>
        <table:table-row table:style-name="ro1">
          <table:table-cell office:value-type="date" office:date-value="2016-12-17T00:00:00" table:style-name="ce5">
            <text:p>17/12/2016</text:p>
          </table:table-cell>
          <table:table-cell office:value-type="float" office:value="21039" table:style-name="ce6">
            <text:p>21,039</text:p>
          </table:table-cell>
          <table:table-cell table:number-columns-repeated="16382"/>
        </table:table-row>
        <table:table-row table:style-name="ro1">
          <table:table-cell office:value-type="date" office:date-value="2016-12-18T00:00:00" table:style-name="ce5">
            <text:p>18/12/2016</text:p>
          </table:table-cell>
          <table:table-cell office:value-type="float" office:value="23656" table:style-name="ce6">
            <text:p>23,656</text:p>
          </table:table-cell>
          <table:table-cell table:number-columns-repeated="16382"/>
        </table:table-row>
        <table:table-row table:style-name="ro1">
          <table:table-cell office:value-type="date" office:date-value="2016-12-19T00:00:00" table:style-name="ce5">
            <text:p>19/12/2016</text:p>
          </table:table-cell>
          <table:table-cell office:value-type="float" office:value="26392" table:style-name="ce6">
            <text:p>26,392</text:p>
          </table:table-cell>
          <table:table-cell table:number-columns-repeated="16382"/>
        </table:table-row>
        <table:table-row table:style-name="ro1">
          <table:table-cell office:value-type="date" office:date-value="2016-12-20T00:00:00" table:style-name="ce5">
            <text:p>20/12/2016</text:p>
          </table:table-cell>
          <table:table-cell office:value-type="float" office:value="25711" table:style-name="ce6">
            <text:p>25,711</text:p>
          </table:table-cell>
          <table:table-cell table:number-columns-repeated="16382"/>
        </table:table-row>
        <table:table-row table:style-name="ro1">
          <table:table-cell office:value-type="date" office:date-value="2016-12-21T00:00:00" table:style-name="ce5">
            <text:p>21/12/2016</text:p>
          </table:table-cell>
          <table:table-cell office:value-type="float" office:value="26264" table:style-name="ce6">
            <text:p>26,264</text:p>
          </table:table-cell>
          <table:table-cell table:number-columns-repeated="16382"/>
        </table:table-row>
        <table:table-row table:style-name="ro1">
          <table:table-cell office:value-type="date" office:date-value="2016-12-22T00:00:00" table:style-name="ce5">
            <text:p>22/12/2016</text:p>
          </table:table-cell>
          <table:table-cell office:value-type="float" office:value="26951" table:style-name="ce6">
            <text:p>26,951</text:p>
          </table:table-cell>
          <table:table-cell table:number-columns-repeated="16382"/>
        </table:table-row>
        <table:table-row table:style-name="ro1">
          <table:table-cell office:value-type="date" office:date-value="2016-12-23T00:00:00" table:style-name="ce5">
            <text:p>23/12/2016</text:p>
          </table:table-cell>
          <table:table-cell office:value-type="float" office:value="26996" table:style-name="ce6">
            <text:p>26,996</text:p>
          </table:table-cell>
          <table:table-cell table:number-columns-repeated="16382"/>
        </table:table-row>
        <table:table-row table:style-name="ro1">
          <table:table-cell office:value-type="date" office:date-value="2016-12-24T00:00:00" table:style-name="ce5">
            <text:p>24/12/2016</text:p>
          </table:table-cell>
          <table:table-cell office:value-type="float" office:value="17917" table:style-name="ce6">
            <text:p>17,917</text:p>
          </table:table-cell>
          <table:table-cell table:number-columns-repeated="16382"/>
        </table:table-row>
        <table:table-row table:style-name="ro1">
          <table:table-cell office:value-type="date" office:date-value="2016-12-25T00:00:00" table:style-name="ce5">
            <text:p>25/12/2016</text:p>
          </table:table-cell>
          <table:table-cell office:value-type="float" office:value="12969" table:style-name="ce6">
            <text:p>12,969</text:p>
          </table:table-cell>
          <table:table-cell table:number-columns-repeated="16382"/>
        </table:table-row>
        <table:table-row table:style-name="ro1">
          <table:table-cell office:value-type="date" office:date-value="2016-12-26T00:00:00" table:style-name="ce5">
            <text:p>26/12/2016</text:p>
          </table:table-cell>
          <table:table-cell office:value-type="float" office:value="21226" table:style-name="ce6">
            <text:p>21,226</text:p>
          </table:table-cell>
          <table:table-cell table:number-columns-repeated="16382"/>
        </table:table-row>
        <table:table-row table:style-name="ro1">
          <table:table-cell office:value-type="date" office:date-value="2016-12-27T00:00:00" table:style-name="ce5">
            <text:p>27/12/2016</text:p>
          </table:table-cell>
          <table:table-cell office:value-type="float" office:value="23185" table:style-name="ce6">
            <text:p>23,185</text:p>
          </table:table-cell>
          <table:table-cell table:number-columns-repeated="16382"/>
        </table:table-row>
        <table:table-row table:style-name="ro1">
          <table:table-cell office:value-type="date" office:date-value="2016-12-28T00:00:00" table:style-name="ce5">
            <text:p>28/12/2016</text:p>
          </table:table-cell>
          <table:table-cell office:value-type="float" office:value="23417" table:style-name="ce6">
            <text:p>23,417</text:p>
          </table:table-cell>
          <table:table-cell table:number-columns-repeated="16382"/>
        </table:table-row>
        <table:table-row table:style-name="ro1">
          <table:table-cell office:value-type="date" office:date-value="2016-12-29T00:00:00" table:style-name="ce5">
            <text:p>29/12/2016</text:p>
          </table:table-cell>
          <table:table-cell office:value-type="float" office:value="23869" table:style-name="ce6">
            <text:p>23,869</text:p>
          </table:table-cell>
          <table:table-cell table:number-columns-repeated="16382"/>
        </table:table-row>
        <table:table-row table:style-name="ro1">
          <table:table-cell office:value-type="date" office:date-value="2016-12-30T00:00:00" table:style-name="ce5">
            <text:p>30/12/2016</text:p>
          </table:table-cell>
          <table:table-cell office:value-type="float" office:value="23782" table:style-name="ce6">
            <text:p>23,782</text:p>
          </table:table-cell>
          <table:table-cell table:number-columns-repeated="16382"/>
        </table:table-row>
        <table:table-row table:style-name="ro1">
          <table:table-cell office:value-type="date" office:date-value="2016-12-31T00:00:00" table:style-name="ce5">
            <text:p>31/12/2016</text:p>
          </table:table-cell>
          <table:table-cell office:value-type="float" office:value="17542" table:style-name="ce6">
            <text:p>17,542</text:p>
          </table:table-cell>
          <table:table-cell table:number-columns-repeated="16382"/>
        </table:table-row>
        <table:table-row table:style-name="ro1">
          <table:table-cell office:value-type="date" office:date-value="2017-01-01T00:00:00" table:style-name="ce5">
            <text:p>01/01/2017</text:p>
          </table:table-cell>
          <table:table-cell office:value-type="float" office:value="19679" table:style-name="ce6">
            <text:p>19,679</text:p>
          </table:table-cell>
          <table:table-cell table:number-columns-repeated="16382"/>
        </table:table-row>
        <table:table-row table:style-name="ro1">
          <table:table-cell office:value-type="date" office:date-value="2017-01-02T00:00:00" table:style-name="ce5">
            <text:p>02/01/2017</text:p>
          </table:table-cell>
          <table:table-cell office:value-type="float" office:value="25366" table:style-name="ce6">
            <text:p>25,366</text:p>
          </table:table-cell>
          <table:table-cell table:number-columns-repeated="16382"/>
        </table:table-row>
        <table:table-row table:style-name="ro1">
          <table:table-cell office:value-type="date" office:date-value="2017-01-03T00:00:00" table:style-name="ce5">
            <text:p>03/01/2017</text:p>
          </table:table-cell>
          <table:table-cell office:value-type="float" office:value="24021" table:style-name="ce6">
            <text:p>24,021</text:p>
          </table:table-cell>
          <table:table-cell table:number-columns-repeated="16382"/>
        </table:table-row>
        <table:table-row table:style-name="ro1">
          <table:table-cell office:value-type="date" office:date-value="2017-01-04T00:00:00" table:style-name="ce5">
            <text:p>04/01/2017</text:p>
          </table:table-cell>
          <table:table-cell office:value-type="float" office:value="23852" table:style-name="ce6">
            <text:p>23,852</text:p>
          </table:table-cell>
          <table:table-cell table:number-columns-repeated="16382"/>
        </table:table-row>
        <table:table-row table:style-name="ro1">
          <table:table-cell office:value-type="date" office:date-value="2017-01-05T00:00:00" table:style-name="ce5">
            <text:p>05/01/2017</text:p>
          </table:table-cell>
          <table:table-cell office:value-type="float" office:value="24569" table:style-name="ce6">
            <text:p>24,569</text:p>
          </table:table-cell>
          <table:table-cell table:number-columns-repeated="16382"/>
        </table:table-row>
        <table:table-row table:style-name="ro1">
          <table:table-cell office:value-type="date" office:date-value="2017-01-06T00:00:00" table:style-name="ce5">
            <text:p>06/01/2017</text:p>
          </table:table-cell>
          <table:table-cell office:value-type="float" office:value="24414" table:style-name="ce6">
            <text:p>24,414</text:p>
          </table:table-cell>
          <table:table-cell table:number-columns-repeated="16382"/>
        </table:table-row>
        <table:table-row table:style-name="ro1">
          <table:table-cell office:value-type="date" office:date-value="2017-01-07T00:00:00" table:style-name="ce5">
            <text:p>07/01/2017</text:p>
          </table:table-cell>
          <table:table-cell office:value-type="float" office:value="19264" table:style-name="ce6">
            <text:p>19,264</text:p>
          </table:table-cell>
          <table:table-cell table:number-columns-repeated="16382"/>
        </table:table-row>
        <table:table-row table:style-name="ro1">
          <table:table-cell office:value-type="date" office:date-value="2017-01-08T00:00:00" table:style-name="ce5">
            <text:p>08/01/2017</text:p>
          </table:table-cell>
          <table:table-cell office:value-type="float" office:value="23102" table:style-name="ce6">
            <text:p>23,102</text:p>
          </table:table-cell>
          <table:table-cell table:number-columns-repeated="16382"/>
        </table:table-row>
        <table:table-row table:style-name="ro1">
          <table:table-cell office:value-type="date" office:date-value="2017-01-09T00:00:00" table:style-name="ce5">
            <text:p>09/01/2017</text:p>
          </table:table-cell>
          <table:table-cell office:value-type="float" office:value="24449" table:style-name="ce6">
            <text:p>24,449</text:p>
          </table:table-cell>
          <table:table-cell table:number-columns-repeated="16382"/>
        </table:table-row>
        <table:table-row table:style-name="ro1">
          <table:table-cell office:value-type="date" office:date-value="2017-01-10T00:00:00" table:style-name="ce5">
            <text:p>10/01/2017</text:p>
          </table:table-cell>
          <table:table-cell office:value-type="float" office:value="22966" table:style-name="ce6">
            <text:p>22,966</text:p>
          </table:table-cell>
          <table:table-cell table:number-columns-repeated="16382"/>
        </table:table-row>
        <table:table-row table:style-name="ro1">
          <table:table-cell office:value-type="date" office:date-value="2017-01-11T00:00:00" table:style-name="ce5">
            <text:p>11/01/2017</text:p>
          </table:table-cell>
          <table:table-cell office:value-type="float" office:value="23785" table:style-name="ce6">
            <text:p>23,785</text:p>
          </table:table-cell>
          <table:table-cell table:number-columns-repeated="16382"/>
        </table:table-row>
        <table:table-row table:style-name="ro1">
          <table:table-cell office:value-type="date" office:date-value="2017-01-12T00:00:00" table:style-name="ce5">
            <text:p>12/01/2017</text:p>
          </table:table-cell>
          <table:table-cell office:value-type="float" office:value="24796" table:style-name="ce6">
            <text:p>24,796</text:p>
          </table:table-cell>
          <table:table-cell table:number-columns-repeated="16382"/>
        </table:table-row>
        <table:table-row table:style-name="ro1">
          <table:table-cell office:value-type="date" office:date-value="2017-01-13T00:00:00" table:style-name="ce5">
            <text:p>13/01/2017</text:p>
          </table:table-cell>
          <table:table-cell office:value-type="float" office:value="25251" table:style-name="ce6">
            <text:p>25,251</text:p>
          </table:table-cell>
          <table:table-cell table:number-columns-repeated="16382"/>
        </table:table-row>
        <table:table-row table:style-name="ro1">
          <table:table-cell office:value-type="date" office:date-value="2017-01-14T00:00:00" table:style-name="ce5">
            <text:p>14/01/2017</text:p>
          </table:table-cell>
          <table:table-cell office:value-type="float" office:value="19726" table:style-name="ce6">
            <text:p>19,726</text:p>
          </table:table-cell>
          <table:table-cell table:number-columns-repeated="16382"/>
        </table:table-row>
        <table:table-row table:style-name="ro1">
          <table:table-cell office:value-type="date" office:date-value="2017-01-15T00:00:00" table:style-name="ce5">
            <text:p>15/01/2017</text:p>
          </table:table-cell>
          <table:table-cell office:value-type="float" office:value="22875" table:style-name="ce6">
            <text:p>22,875</text:p>
          </table:table-cell>
          <table:table-cell table:number-columns-repeated="16382"/>
        </table:table-row>
        <table:table-row table:style-name="ro1">
          <table:table-cell office:value-type="date" office:date-value="2017-01-16T00:00:00" table:style-name="ce5">
            <text:p>16/01/2017</text:p>
          </table:table-cell>
          <table:table-cell office:value-type="float" office:value="25397" table:style-name="ce6">
            <text:p>25,397</text:p>
          </table:table-cell>
          <table:table-cell table:number-columns-repeated="16382"/>
        </table:table-row>
        <table:table-row table:style-name="ro1">
          <table:table-cell office:value-type="date" office:date-value="2017-01-17T00:00:00" table:style-name="ce5">
            <text:p>17/01/2017</text:p>
          </table:table-cell>
          <table:table-cell office:value-type="float" office:value="23501" table:style-name="ce6">
            <text:p>23,501</text:p>
          </table:table-cell>
          <table:table-cell table:number-columns-repeated="16382"/>
        </table:table-row>
        <table:table-row table:style-name="ro1">
          <table:table-cell office:value-type="date" office:date-value="2017-01-18T00:00:00" table:style-name="ce5">
            <text:p>18/01/2017</text:p>
          </table:table-cell>
          <table:table-cell office:value-type="float" office:value="24065" table:style-name="ce6">
            <text:p>24,065</text:p>
          </table:table-cell>
          <table:table-cell table:number-columns-repeated="16382"/>
        </table:table-row>
        <table:table-row table:style-name="ro1">
          <table:table-cell office:value-type="date" office:date-value="2017-01-19T00:00:00" table:style-name="ce5">
            <text:p>19/01/2017</text:p>
          </table:table-cell>
          <table:table-cell office:value-type="float" office:value="25454" table:style-name="ce6">
            <text:p>25,454</text:p>
          </table:table-cell>
          <table:table-cell table:number-columns-repeated="16382"/>
        </table:table-row>
        <table:table-row table:style-name="ro1">
          <table:table-cell office:value-type="date" office:date-value="2017-01-20T00:00:00" table:style-name="ce5">
            <text:p>20/01/2017</text:p>
          </table:table-cell>
          <table:table-cell office:value-type="float" office:value="26785" table:style-name="ce6">
            <text:p>26,785</text:p>
          </table:table-cell>
          <table:table-cell table:number-columns-repeated="16382"/>
        </table:table-row>
        <table:table-row table:style-name="ro1">
          <table:table-cell office:value-type="date" office:date-value="2017-01-21T00:00:00" table:style-name="ce5">
            <text:p>21/01/2017</text:p>
          </table:table-cell>
          <table:table-cell office:value-type="float" office:value="19915" table:style-name="ce6">
            <text:p>19,915</text:p>
          </table:table-cell>
          <table:table-cell table:number-columns-repeated="16382"/>
        </table:table-row>
        <table:table-row table:style-name="ro1">
          <table:table-cell office:value-type="date" office:date-value="2017-01-22T00:00:00" table:style-name="ce5">
            <text:p>22/01/2017</text:p>
          </table:table-cell>
          <table:table-cell office:value-type="float" office:value="22986" table:style-name="ce6">
            <text:p>22,986</text:p>
          </table:table-cell>
          <table:table-cell table:number-columns-repeated="16382"/>
        </table:table-row>
        <table:table-row table:style-name="ro1">
          <table:table-cell office:value-type="date" office:date-value="2017-01-23T00:00:00" table:style-name="ce5">
            <text:p>23/01/2017</text:p>
          </table:table-cell>
          <table:table-cell office:value-type="float" office:value="24779" table:style-name="ce6">
            <text:p>24,779</text:p>
          </table:table-cell>
          <table:table-cell table:number-columns-repeated="16382"/>
        </table:table-row>
        <table:table-row table:style-name="ro1">
          <table:table-cell office:value-type="date" office:date-value="2017-01-24T00:00:00" table:style-name="ce5">
            <text:p>24/01/2017</text:p>
          </table:table-cell>
          <table:table-cell office:value-type="float" office:value="23165" table:style-name="ce6">
            <text:p>23,165</text:p>
          </table:table-cell>
          <table:table-cell table:number-columns-repeated="16382"/>
        </table:table-row>
        <table:table-row table:style-name="ro1">
          <table:table-cell office:value-type="date" office:date-value="2017-01-25T00:00:00" table:style-name="ce5">
            <text:p>25/01/2017</text:p>
          </table:table-cell>
          <table:table-cell office:value-type="float" office:value="24000" table:style-name="ce6">
            <text:p>24,000</text:p>
          </table:table-cell>
          <table:table-cell table:number-columns-repeated="16382"/>
        </table:table-row>
        <table:table-row table:style-name="ro1">
          <table:table-cell office:value-type="date" office:date-value="2017-01-26T00:00:00" table:style-name="ce5">
            <text:p>26/01/2017</text:p>
          </table:table-cell>
          <table:table-cell office:value-type="float" office:value="25306" table:style-name="ce6">
            <text:p>25,306</text:p>
          </table:table-cell>
          <table:table-cell table:number-columns-repeated="16382"/>
        </table:table-row>
        <table:table-row table:style-name="ro1">
          <table:table-cell office:value-type="date" office:date-value="2017-01-27T00:00:00" table:style-name="ce5">
            <text:p>27/01/2017</text:p>
          </table:table-cell>
          <table:table-cell office:value-type="float" office:value="26216" table:style-name="ce6">
            <text:p>26,216</text:p>
          </table:table-cell>
          <table:table-cell table:number-columns-repeated="16382"/>
        </table:table-row>
        <table:table-row table:style-name="ro1">
          <table:table-cell office:value-type="date" office:date-value="2017-01-28T00:00:00" table:style-name="ce5">
            <text:p>28/01/2017</text:p>
          </table:table-cell>
          <table:table-cell office:value-type="float" office:value="19759" table:style-name="ce6">
            <text:p>19,759</text:p>
          </table:table-cell>
          <table:table-cell table:number-columns-repeated="16382"/>
        </table:table-row>
        <table:table-row table:style-name="ro1">
          <table:table-cell office:value-type="date" office:date-value="2017-01-29T00:00:00" table:style-name="ce5">
            <text:p>29/01/2017</text:p>
          </table:table-cell>
          <table:table-cell office:value-type="float" office:value="22953" table:style-name="ce6">
            <text:p>22,953</text:p>
          </table:table-cell>
          <table:table-cell table:number-columns-repeated="16382"/>
        </table:table-row>
        <table:table-row table:style-name="ro1">
          <table:table-cell office:value-type="date" office:date-value="2017-01-30T00:00:00" table:style-name="ce5">
            <text:p>30/01/2017</text:p>
          </table:table-cell>
          <table:table-cell office:value-type="float" office:value="25238" table:style-name="ce6">
            <text:p>25,238</text:p>
          </table:table-cell>
          <table:table-cell table:number-columns-repeated="16382"/>
        </table:table-row>
        <table:table-row table:style-name="ro1">
          <table:table-cell office:value-type="date" office:date-value="2017-01-31T00:00:00" table:style-name="ce5">
            <text:p>31/01/2017</text:p>
          </table:table-cell>
          <table:table-cell office:value-type="float" office:value="23551" table:style-name="ce6">
            <text:p>23,551</text:p>
          </table:table-cell>
          <table:table-cell table:number-columns-repeated="16382"/>
        </table:table-row>
        <table:table-row table:style-name="ro1">
          <table:table-cell office:value-type="date" office:date-value="2017-02-01T00:00:00" table:style-name="ce5">
            <text:p>01/02/2017</text:p>
          </table:table-cell>
          <table:table-cell office:value-type="float" office:value="24246" table:style-name="ce6">
            <text:p>24,246</text:p>
          </table:table-cell>
          <table:table-cell table:number-columns-repeated="16382"/>
        </table:table-row>
        <table:table-row table:style-name="ro1">
          <table:table-cell office:value-type="date" office:date-value="2017-02-02T00:00:00" table:style-name="ce5">
            <text:p>02/02/2017</text:p>
          </table:table-cell>
          <table:table-cell office:value-type="float" office:value="25374" table:style-name="ce6">
            <text:p>25,374</text:p>
          </table:table-cell>
          <table:table-cell table:number-columns-repeated="16382"/>
        </table:table-row>
        <table:table-row table:style-name="ro1">
          <table:table-cell office:value-type="date" office:date-value="2017-02-03T00:00:00" table:style-name="ce5">
            <text:p>03/02/2017</text:p>
          </table:table-cell>
          <table:table-cell office:value-type="float" office:value="26472" table:style-name="ce6">
            <text:p>26,472</text:p>
          </table:table-cell>
          <table:table-cell table:number-columns-repeated="16382"/>
        </table:table-row>
        <table:table-row table:style-name="ro1">
          <table:table-cell office:value-type="date" office:date-value="2017-02-04T00:00:00" table:style-name="ce5">
            <text:p>04/02/2017</text:p>
          </table:table-cell>
          <table:table-cell office:value-type="float" office:value="20154" table:style-name="ce6">
            <text:p>20,154</text:p>
          </table:table-cell>
          <table:table-cell table:number-columns-repeated="16382"/>
        </table:table-row>
        <table:table-row table:style-name="ro1">
          <table:table-cell office:value-type="date" office:date-value="2017-02-05T00:00:00" table:style-name="ce5">
            <text:p>05/02/2017</text:p>
          </table:table-cell>
          <table:table-cell office:value-type="float" office:value="23005" table:style-name="ce6">
            <text:p>23,005</text:p>
          </table:table-cell>
          <table:table-cell table:number-columns-repeated="16382"/>
        </table:table-row>
        <table:table-row table:style-name="ro1">
          <table:table-cell office:value-type="date" office:date-value="2017-02-06T00:00:00" table:style-name="ce5">
            <text:p>06/02/2017</text:p>
          </table:table-cell>
          <table:table-cell office:value-type="float" office:value="25543" table:style-name="ce6">
            <text:p>25,543</text:p>
          </table:table-cell>
          <table:table-cell table:number-columns-repeated="16382"/>
        </table:table-row>
        <table:table-row table:style-name="ro1">
          <table:table-cell office:value-type="date" office:date-value="2017-02-07T00:00:00" table:style-name="ce5">
            <text:p>07/02/2017</text:p>
          </table:table-cell>
          <table:table-cell office:value-type="float" office:value="23985" table:style-name="ce6">
            <text:p>23,985</text:p>
          </table:table-cell>
          <table:table-cell table:number-columns-repeated="16382"/>
        </table:table-row>
        <table:table-row table:style-name="ro1">
          <table:table-cell office:value-type="date" office:date-value="2017-02-08T00:00:00" table:style-name="ce5">
            <text:p>08/02/2017</text:p>
          </table:table-cell>
          <table:table-cell office:value-type="float" office:value="24728" table:style-name="ce6">
            <text:p>24,728</text:p>
          </table:table-cell>
          <table:table-cell table:number-columns-repeated="16382"/>
        </table:table-row>
        <table:table-row table:style-name="ro1">
          <table:table-cell office:value-type="date" office:date-value="2017-02-09T00:00:00" table:style-name="ce5">
            <text:p>09/02/2017</text:p>
          </table:table-cell>
          <table:table-cell office:value-type="float" office:value="26054" table:style-name="ce6">
            <text:p>26,054</text:p>
          </table:table-cell>
          <table:table-cell table:number-columns-repeated="16382"/>
        </table:table-row>
        <table:table-row table:style-name="ro1">
          <table:table-cell office:value-type="date" office:date-value="2017-02-10T00:00:00" table:style-name="ce5">
            <text:p>10/02/2017</text:p>
          </table:table-cell>
          <table:table-cell office:value-type="float" office:value="27165" table:style-name="ce6">
            <text:p>27,165</text:p>
          </table:table-cell>
          <table:table-cell table:number-columns-repeated="16382"/>
        </table:table-row>
        <table:table-row table:style-name="ro1">
          <table:table-cell office:value-type="date" office:date-value="2017-02-11T00:00:00" table:style-name="ce5">
            <text:p>11/02/2017</text:p>
          </table:table-cell>
          <table:table-cell office:value-type="float" office:value="21099" table:style-name="ce6">
            <text:p>21,099</text:p>
          </table:table-cell>
          <table:table-cell table:number-columns-repeated="16382"/>
        </table:table-row>
        <table:table-row table:style-name="ro1">
          <table:table-cell office:value-type="date" office:date-value="2017-02-12T00:00:00" table:style-name="ce5">
            <text:p>12/02/2017</text:p>
          </table:table-cell>
          <table:table-cell office:value-type="float" office:value="23595" table:style-name="ce6">
            <text:p>23,595</text:p>
          </table:table-cell>
          <table:table-cell table:number-columns-repeated="16382"/>
        </table:table-row>
        <table:table-row table:style-name="ro1">
          <table:table-cell office:value-type="date" office:date-value="2017-02-13T00:00:00" table:style-name="ce5">
            <text:p>13/02/2017</text:p>
          </table:table-cell>
          <table:table-cell office:value-type="float" office:value="25814" table:style-name="ce6">
            <text:p>25,814</text:p>
          </table:table-cell>
          <table:table-cell table:number-columns-repeated="16382"/>
        </table:table-row>
        <table:table-row table:style-name="ro1">
          <table:table-cell office:value-type="date" office:date-value="2017-02-14T00:00:00" table:style-name="ce5">
            <text:p>14/02/2017</text:p>
          </table:table-cell>
          <table:table-cell office:value-type="float" office:value="24711" table:style-name="ce6">
            <text:p>24,711</text:p>
          </table:table-cell>
          <table:table-cell table:number-columns-repeated="16382"/>
        </table:table-row>
        <table:table-row table:style-name="ro1">
          <table:table-cell office:value-type="date" office:date-value="2017-02-15T00:00:00" table:style-name="ce5">
            <text:p>15/02/2017</text:p>
          </table:table-cell>
          <table:table-cell office:value-type="float" office:value="25585" table:style-name="ce6">
            <text:p>25,585</text:p>
          </table:table-cell>
          <table:table-cell table:number-columns-repeated="16382"/>
        </table:table-row>
        <table:table-row table:style-name="ro1">
          <table:table-cell office:value-type="date" office:date-value="2017-02-16T00:00:00" table:style-name="ce5">
            <text:p>16/02/2017</text:p>
          </table:table-cell>
          <table:table-cell office:value-type="float" office:value="26221" table:style-name="ce6">
            <text:p>26,221</text:p>
          </table:table-cell>
          <table:table-cell table:number-columns-repeated="16382"/>
        </table:table-row>
        <table:table-row table:style-name="ro1">
          <table:table-cell office:value-type="date" office:date-value="2017-02-17T00:00:00" table:style-name="ce5">
            <text:p>17/02/2017</text:p>
          </table:table-cell>
          <table:table-cell office:value-type="float" office:value="27115" table:style-name="ce6">
            <text:p>27,115</text:p>
          </table:table-cell>
          <table:table-cell table:number-columns-repeated="16382"/>
        </table:table-row>
        <table:table-row table:style-name="ro1">
          <table:table-cell office:value-type="date" office:date-value="2017-02-18T00:00:00" table:style-name="ce5">
            <text:p>18/02/2017</text:p>
          </table:table-cell>
          <table:table-cell office:value-type="float" office:value="21760" table:style-name="ce6">
            <text:p>21,760</text:p>
          </table:table-cell>
          <table:table-cell table:number-columns-repeated="16382"/>
        </table:table-row>
        <table:table-row table:style-name="ro1">
          <table:table-cell office:value-type="date" office:date-value="2017-02-19T00:00:00" table:style-name="ce5">
            <text:p>19/02/2017</text:p>
          </table:table-cell>
          <table:table-cell office:value-type="float" office:value="24452" table:style-name="ce6">
            <text:p>24,452</text:p>
          </table:table-cell>
          <table:table-cell table:number-columns-repeated="16382"/>
        </table:table-row>
        <table:table-row table:style-name="ro1">
          <table:table-cell office:value-type="date" office:date-value="2017-02-20T00:00:00" table:style-name="ce5">
            <text:p>20/02/2017</text:p>
          </table:table-cell>
          <table:table-cell office:value-type="float" office:value="26011" table:style-name="ce6">
            <text:p>26,011</text:p>
          </table:table-cell>
          <table:table-cell table:number-columns-repeated="16382"/>
        </table:table-row>
        <table:table-row table:style-name="ro1">
          <table:table-cell office:value-type="date" office:date-value="2017-02-21T00:00:00" table:style-name="ce5">
            <text:p>21/02/2017</text:p>
          </table:table-cell>
          <table:table-cell office:value-type="float" office:value="24790" table:style-name="ce6">
            <text:p>24,790</text:p>
          </table:table-cell>
          <table:table-cell table:number-columns-repeated="16382"/>
        </table:table-row>
        <table:table-row table:style-name="ro1">
          <table:table-cell office:value-type="date" office:date-value="2017-02-22T00:00:00" table:style-name="ce5">
            <text:p>22/02/2017</text:p>
          </table:table-cell>
          <table:table-cell office:value-type="float" office:value="25677" table:style-name="ce6">
            <text:p>25,677</text:p>
          </table:table-cell>
          <table:table-cell table:number-columns-repeated="16382"/>
        </table:table-row>
        <table:table-row table:style-name="ro1">
          <table:table-cell office:value-type="date" office:date-value="2017-02-23T00:00:00" table:style-name="ce5">
            <text:p>23/02/2017</text:p>
          </table:table-cell>
          <table:table-cell office:value-type="float" office:value="25208" table:style-name="ce6">
            <text:p>25,208</text:p>
          </table:table-cell>
          <table:table-cell table:number-columns-repeated="16382"/>
        </table:table-row>
        <table:table-row table:style-name="ro1">
          <table:table-cell office:value-type="date" office:date-value="2017-02-24T00:00:00" table:style-name="ce5">
            <text:p>24/02/2017</text:p>
          </table:table-cell>
          <table:table-cell office:value-type="float" office:value="27686" table:style-name="ce6">
            <text:p>27,686</text:p>
          </table:table-cell>
          <table:table-cell table:number-columns-repeated="16382"/>
        </table:table-row>
        <table:table-row table:style-name="ro1">
          <table:table-cell office:value-type="date" office:date-value="2017-02-25T00:00:00" table:style-name="ce5">
            <text:p>25/02/2017</text:p>
          </table:table-cell>
          <table:table-cell office:value-type="float" office:value="21737" table:style-name="ce6">
            <text:p>21,737</text:p>
          </table:table-cell>
          <table:table-cell table:number-columns-repeated="16382"/>
        </table:table-row>
        <table:table-row table:style-name="ro1">
          <table:table-cell office:value-type="date" office:date-value="2017-02-26T00:00:00" table:style-name="ce5">
            <text:p>26/02/2017</text:p>
          </table:table-cell>
          <table:table-cell office:value-type="float" office:value="24363" table:style-name="ce6">
            <text:p>24,363</text:p>
          </table:table-cell>
          <table:table-cell table:number-columns-repeated="16382"/>
        </table:table-row>
        <table:table-row table:style-name="ro1">
          <table:table-cell office:value-type="date" office:date-value="2017-02-27T00:00:00" table:style-name="ce5">
            <text:p>27/02/2017</text:p>
          </table:table-cell>
          <table:table-cell office:value-type="float" office:value="26353" table:style-name="ce6">
            <text:p>26,353</text:p>
          </table:table-cell>
          <table:table-cell table:number-columns-repeated="16382"/>
        </table:table-row>
        <table:table-row table:style-name="ro1">
          <table:table-cell office:value-type="date" office:date-value="2017-02-28T00:00:00" table:style-name="ce5">
            <text:p>28/02/2017</text:p>
          </table:table-cell>
          <table:table-cell office:value-type="float" office:value="24737" table:style-name="ce6">
            <text:p>24,737</text:p>
          </table:table-cell>
          <table:table-cell table:number-columns-repeated="16382"/>
        </table:table-row>
        <table:table-row table:style-name="ro1">
          <table:table-cell office:value-type="date" office:date-value="2017-03-01T00:00:00" table:style-name="ce5">
            <text:p>01/03/2017</text:p>
          </table:table-cell>
          <table:table-cell office:value-type="float" office:value="25985" table:style-name="ce6">
            <text:p>25,985</text:p>
          </table:table-cell>
          <table:table-cell table:number-columns-repeated="16382"/>
        </table:table-row>
        <table:table-row table:style-name="ro1">
          <table:table-cell office:value-type="date" office:date-value="2017-03-02T00:00:00" table:style-name="ce5">
            <text:p>02/03/2017</text:p>
          </table:table-cell>
          <table:table-cell office:value-type="float" office:value="26725" table:style-name="ce6">
            <text:p>26,725</text:p>
          </table:table-cell>
          <table:table-cell table:number-columns-repeated="16382"/>
        </table:table-row>
        <table:table-row table:style-name="ro1">
          <table:table-cell office:value-type="date" office:date-value="2017-03-03T00:00:00" table:style-name="ce5">
            <text:p>03/03/2017</text:p>
          </table:table-cell>
          <table:table-cell office:value-type="float" office:value="27601" table:style-name="ce6">
            <text:p>27,601</text:p>
          </table:table-cell>
          <table:table-cell table:number-columns-repeated="16382"/>
        </table:table-row>
        <table:table-row table:style-name="ro1">
          <table:table-cell office:value-type="date" office:date-value="2017-03-04T00:00:00" table:style-name="ce5">
            <text:p>04/03/2017</text:p>
          </table:table-cell>
          <table:table-cell office:value-type="float" office:value="21404" table:style-name="ce6">
            <text:p>21,404</text:p>
          </table:table-cell>
          <table:table-cell table:number-columns-repeated="16382"/>
        </table:table-row>
        <table:table-row table:style-name="ro1">
          <table:table-cell office:value-type="date" office:date-value="2017-03-05T00:00:00" table:style-name="ce5">
            <text:p>05/03/2017</text:p>
          </table:table-cell>
          <table:table-cell office:value-type="float" office:value="24227" table:style-name="ce6">
            <text:p>24,227</text:p>
          </table:table-cell>
          <table:table-cell table:number-columns-repeated="16382"/>
        </table:table-row>
        <table:table-row table:style-name="ro1">
          <table:table-cell office:value-type="date" office:date-value="2017-03-06T00:00:00" table:style-name="ce5">
            <text:p>06/03/2017</text:p>
          </table:table-cell>
          <table:table-cell office:value-type="float" office:value="26320" table:style-name="ce6">
            <text:p>26,320</text:p>
          </table:table-cell>
          <table:table-cell table:number-columns-repeated="16382"/>
        </table:table-row>
        <table:table-row table:style-name="ro1">
          <table:table-cell office:value-type="date" office:date-value="2017-03-07T00:00:00" table:style-name="ce5">
            <text:p>07/03/2017</text:p>
          </table:table-cell>
          <table:table-cell office:value-type="float" office:value="24830" table:style-name="ce6">
            <text:p>24,830</text:p>
          </table:table-cell>
          <table:table-cell table:number-columns-repeated="16382"/>
        </table:table-row>
        <table:table-row table:style-name="ro1">
          <table:table-cell office:value-type="date" office:date-value="2017-03-08T00:00:00" table:style-name="ce5">
            <text:p>08/03/2017</text:p>
          </table:table-cell>
          <table:table-cell office:value-type="float" office:value="25682" table:style-name="ce6">
            <text:p>25,682</text:p>
          </table:table-cell>
          <table:table-cell table:number-columns-repeated="16382"/>
        </table:table-row>
        <table:table-row table:style-name="ro1">
          <table:table-cell office:value-type="date" office:date-value="2017-03-09T00:00:00" table:style-name="ce5">
            <text:p>09/03/2017</text:p>
          </table:table-cell>
          <table:table-cell office:value-type="float" office:value="26847" table:style-name="ce6">
            <text:p>26,847</text:p>
          </table:table-cell>
          <table:table-cell table:number-columns-repeated="16382"/>
        </table:table-row>
        <table:table-row table:style-name="ro1">
          <table:table-cell office:value-type="date" office:date-value="2017-03-10T00:00:00" table:style-name="ce5">
            <text:p>10/03/2017</text:p>
          </table:table-cell>
          <table:table-cell office:value-type="float" office:value="27478" table:style-name="ce6">
            <text:p>27,478</text:p>
          </table:table-cell>
          <table:table-cell table:number-columns-repeated="16382"/>
        </table:table-row>
        <table:table-row table:style-name="ro1">
          <table:table-cell office:value-type="date" office:date-value="2017-03-11T00:00:00" table:style-name="ce5">
            <text:p>11/03/2017</text:p>
          </table:table-cell>
          <table:table-cell office:value-type="float" office:value="21545" table:style-name="ce6">
            <text:p>21,545</text:p>
          </table:table-cell>
          <table:table-cell table:number-columns-repeated="16382"/>
        </table:table-row>
        <table:table-row table:style-name="ro1">
          <table:table-cell office:value-type="date" office:date-value="2017-03-12T00:00:00" table:style-name="ce5">
            <text:p>12/03/2017</text:p>
          </table:table-cell>
          <table:table-cell office:value-type="float" office:value="24556" table:style-name="ce6">
            <text:p>24,556</text:p>
          </table:table-cell>
          <table:table-cell table:number-columns-repeated="16382"/>
        </table:table-row>
        <table:table-row table:style-name="ro1">
          <table:table-cell office:value-type="date" office:date-value="2017-03-13T00:00:00" table:style-name="ce5">
            <text:p>13/03/2017</text:p>
          </table:table-cell>
          <table:table-cell office:value-type="float" office:value="26602" table:style-name="ce6">
            <text:p>26,602</text:p>
          </table:table-cell>
          <table:table-cell table:number-columns-repeated="16382"/>
        </table:table-row>
        <table:table-row table:style-name="ro1">
          <table:table-cell office:value-type="date" office:date-value="2017-03-14T00:00:00" table:style-name="ce5">
            <text:p>14/03/2017</text:p>
          </table:table-cell>
          <table:table-cell office:value-type="float" office:value="25343" table:style-name="ce6">
            <text:p>25,343</text:p>
          </table:table-cell>
          <table:table-cell table:number-columns-repeated="16382"/>
        </table:table-row>
        <table:table-row table:style-name="ro1">
          <table:table-cell office:value-type="date" office:date-value="2017-03-15T00:00:00" table:style-name="ce5">
            <text:p>15/03/2017</text:p>
          </table:table-cell>
          <table:table-cell office:value-type="float" office:value="26533" table:style-name="ce6">
            <text:p>26,533</text:p>
          </table:table-cell>
          <table:table-cell table:number-columns-repeated="16382"/>
        </table:table-row>
        <table:table-row table:style-name="ro1">
          <table:table-cell office:value-type="date" office:date-value="2017-03-16T00:00:00" table:style-name="ce5">
            <text:p>16/03/2017</text:p>
          </table:table-cell>
          <table:table-cell office:value-type="float" office:value="27682" table:style-name="ce6">
            <text:p>27,682</text:p>
          </table:table-cell>
          <table:table-cell table:number-columns-repeated="16382"/>
        </table:table-row>
        <table:table-row table:style-name="ro1">
          <table:table-cell office:value-type="date" office:date-value="2017-03-17T00:00:00" table:style-name="ce5">
            <text:p>17/03/2017</text:p>
          </table:table-cell>
          <table:table-cell office:value-type="float" office:value="28468" table:style-name="ce6">
            <text:p>28,468</text:p>
          </table:table-cell>
          <table:table-cell table:number-columns-repeated="16382"/>
        </table:table-row>
        <table:table-row table:style-name="ro1">
          <table:table-cell office:value-type="date" office:date-value="2017-03-18T00:00:00" table:style-name="ce5">
            <text:p>18/03/2017</text:p>
          </table:table-cell>
          <table:table-cell office:value-type="float" office:value="21416" table:style-name="ce6">
            <text:p>21,416</text:p>
          </table:table-cell>
          <table:table-cell table:number-columns-repeated="16382"/>
        </table:table-row>
        <table:table-row table:style-name="ro1">
          <table:table-cell office:value-type="date" office:date-value="2017-03-19T00:00:00" table:style-name="ce5">
            <text:p>19/03/2017</text:p>
          </table:table-cell>
          <table:table-cell office:value-type="float" office:value="24620" table:style-name="ce6">
            <text:p>24,620</text:p>
          </table:table-cell>
          <table:table-cell table:number-columns-repeated="16382"/>
        </table:table-row>
        <table:table-row table:style-name="ro1">
          <table:table-cell office:value-type="date" office:date-value="2017-03-20T00:00:00" table:style-name="ce5">
            <text:p>20/03/2017</text:p>
          </table:table-cell>
          <table:table-cell office:value-type="float" office:value="26839" table:style-name="ce6">
            <text:p>26,839</text:p>
          </table:table-cell>
          <table:table-cell table:number-columns-repeated="16382"/>
        </table:table-row>
        <table:table-row table:style-name="ro1">
          <table:table-cell office:value-type="date" office:date-value="2017-03-21T00:00:00" table:style-name="ce5">
            <text:p>21/03/2017</text:p>
          </table:table-cell>
          <table:table-cell office:value-type="float" office:value="26072" table:style-name="ce6">
            <text:p>26,072</text:p>
          </table:table-cell>
          <table:table-cell table:number-columns-repeated="16382"/>
        </table:table-row>
        <table:table-row table:style-name="ro1">
          <table:table-cell office:value-type="date" office:date-value="2017-03-22T00:00:00" table:style-name="ce5">
            <text:p>22/03/2017</text:p>
          </table:table-cell>
          <table:table-cell office:value-type="float" office:value="26617" table:style-name="ce6">
            <text:p>26,617</text:p>
          </table:table-cell>
          <table:table-cell table:number-columns-repeated="16382"/>
        </table:table-row>
        <table:table-row table:style-name="ro1">
          <table:table-cell office:value-type="date" office:date-value="2017-03-23T00:00:00" table:style-name="ce5">
            <text:p>23/03/2017</text:p>
          </table:table-cell>
          <table:table-cell office:value-type="float" office:value="27562" table:style-name="ce6">
            <text:p>27,562</text:p>
          </table:table-cell>
          <table:table-cell table:number-columns-repeated="16382"/>
        </table:table-row>
        <table:table-row table:style-name="ro1">
          <table:table-cell office:value-type="date" office:date-value="2017-03-24T00:00:00" table:style-name="ce5">
            <text:p>24/03/2017</text:p>
          </table:table-cell>
          <table:table-cell office:value-type="float" office:value="28331" table:style-name="ce6">
            <text:p>28,331</text:p>
          </table:table-cell>
          <table:table-cell table:number-columns-repeated="16382"/>
        </table:table-row>
        <table:table-row table:style-name="ro1">
          <table:table-cell office:value-type="date" office:date-value="2017-03-25T00:00:00" table:style-name="ce5">
            <text:p>25/03/2017</text:p>
          </table:table-cell>
          <table:table-cell office:value-type="float" office:value="21874" table:style-name="ce6">
            <text:p>21,874</text:p>
          </table:table-cell>
          <table:table-cell table:number-columns-repeated="16382"/>
        </table:table-row>
        <table:table-row table:style-name="ro1">
          <table:table-cell office:value-type="date" office:date-value="2017-03-26T00:00:00" table:style-name="ce5">
            <text:p>26/03/2017</text:p>
          </table:table-cell>
          <table:table-cell office:value-type="float" office:value="26319" table:style-name="ce6">
            <text:p>26,319</text:p>
          </table:table-cell>
          <table:table-cell table:number-columns-repeated="16382"/>
        </table:table-row>
        <table:table-row table:style-name="ro1">
          <table:table-cell office:value-type="date" office:date-value="2017-03-27T00:00:00" table:style-name="ce5">
            <text:p>27/03/2017</text:p>
          </table:table-cell>
          <table:table-cell office:value-type="float" office:value="29051" table:style-name="ce6">
            <text:p>29,051</text:p>
          </table:table-cell>
          <table:table-cell table:number-columns-repeated="16382"/>
        </table:table-row>
        <table:table-row table:style-name="ro1">
          <table:table-cell office:value-type="date" office:date-value="2017-03-28T00:00:00" table:style-name="ce5">
            <text:p>28/03/2017</text:p>
          </table:table-cell>
          <table:table-cell office:value-type="float" office:value="28555" table:style-name="ce6">
            <text:p>28,555</text:p>
          </table:table-cell>
          <table:table-cell table:number-columns-repeated="16382"/>
        </table:table-row>
        <table:table-row table:style-name="ro1">
          <table:table-cell office:value-type="date" office:date-value="2017-03-29T00:00:00" table:style-name="ce5">
            <text:p>29/03/2017</text:p>
          </table:table-cell>
          <table:table-cell office:value-type="float" office:value="29025" table:style-name="ce6">
            <text:p>29,025</text:p>
          </table:table-cell>
          <table:table-cell table:number-columns-repeated="16382"/>
        </table:table-row>
        <table:table-row table:style-name="ro1">
          <table:table-cell office:value-type="date" office:date-value="2017-03-30T00:00:00" table:style-name="ce5">
            <text:p>30/03/2017</text:p>
          </table:table-cell>
          <table:table-cell office:value-type="float" office:value="29786" table:style-name="ce6">
            <text:p>29,786</text:p>
          </table:table-cell>
          <table:table-cell table:number-columns-repeated="16382"/>
        </table:table-row>
        <table:table-row table:style-name="ro1">
          <table:table-cell office:value-type="date" office:date-value="2017-03-31T00:00:00" table:style-name="ce5">
            <text:p>31/03/2017</text:p>
          </table:table-cell>
          <table:table-cell office:value-type="float" office:value="30349" table:style-name="ce6">
            <text:p>30,349</text:p>
          </table:table-cell>
          <table:table-cell table:number-columns-repeated="16382"/>
        </table:table-row>
        <table:table-row table:style-name="ro1">
          <table:table-cell office:value-type="date" office:date-value="2017-04-01T00:00:00" table:style-name="ce5">
            <text:p>01/04/2017</text:p>
          </table:table-cell>
          <table:table-cell office:value-type="float" office:value="24525" table:style-name="ce6">
            <text:p>24,525</text:p>
          </table:table-cell>
          <table:table-cell table:number-columns-repeated="16382"/>
        </table:table-row>
        <table:table-row table:style-name="ro1">
          <table:table-cell office:value-type="date" office:date-value="2017-04-02T00:00:00" table:style-name="ce5">
            <text:p>02/04/2017</text:p>
          </table:table-cell>
          <table:table-cell office:value-type="float" office:value="26937" table:style-name="ce6">
            <text:p>26,937</text:p>
          </table:table-cell>
          <table:table-cell table:number-columns-repeated="16382"/>
        </table:table-row>
        <table:table-row table:style-name="ro1">
          <table:table-cell office:value-type="date" office:date-value="2017-04-03T00:00:00" table:style-name="ce5">
            <text:p>03/04/2017</text:p>
          </table:table-cell>
          <table:table-cell office:value-type="float" office:value="29439" table:style-name="ce6">
            <text:p>29,439</text:p>
          </table:table-cell>
          <table:table-cell table:number-columns-repeated="16382"/>
        </table:table-row>
        <table:table-row table:style-name="ro1">
          <table:table-cell office:value-type="date" office:date-value="2017-04-04T00:00:00" table:style-name="ce5">
            <text:p>04/04/2017</text:p>
          </table:table-cell>
          <table:table-cell office:value-type="float" office:value="28802" table:style-name="ce6">
            <text:p>28,802</text:p>
          </table:table-cell>
          <table:table-cell table:number-columns-repeated="16382"/>
        </table:table-row>
        <table:table-row table:style-name="ro1">
          <table:table-cell office:value-type="date" office:date-value="2017-04-05T00:00:00" table:style-name="ce5">
            <text:p>05/04/2017</text:p>
          </table:table-cell>
          <table:table-cell office:value-type="float" office:value="29040" table:style-name="ce6">
            <text:p>29,040</text:p>
          </table:table-cell>
          <table:table-cell table:number-columns-repeated="16382"/>
        </table:table-row>
        <table:table-row table:style-name="ro1">
          <table:table-cell office:value-type="date" office:date-value="2017-04-06T00:00:00" table:style-name="ce5">
            <text:p>06/04/2017</text:p>
          </table:table-cell>
          <table:table-cell office:value-type="float" office:value="30248" table:style-name="ce6">
            <text:p>30,248</text:p>
          </table:table-cell>
          <table:table-cell table:number-columns-repeated="16382"/>
        </table:table-row>
        <table:table-row table:style-name="ro1">
          <table:table-cell office:value-type="date" office:date-value="2017-04-07T00:00:00" table:style-name="ce5">
            <text:p>07/04/2017</text:p>
          </table:table-cell>
          <table:table-cell office:value-type="float" office:value="30933" table:style-name="ce6">
            <text:p>30,933</text:p>
          </table:table-cell>
          <table:table-cell table:number-columns-repeated="16382"/>
        </table:table-row>
        <table:table-row table:style-name="ro1">
          <table:table-cell office:value-type="date" office:date-value="2017-04-08T00:00:00" table:style-name="ce5">
            <text:p>08/04/2017</text:p>
          </table:table-cell>
          <table:table-cell office:value-type="float" office:value="25616" table:style-name="ce6">
            <text:p>25,616</text:p>
          </table:table-cell>
          <table:table-cell table:number-columns-repeated="16382"/>
        </table:table-row>
        <table:table-row table:style-name="ro1">
          <table:table-cell office:value-type="date" office:date-value="2017-04-09T00:00:00" table:style-name="ce5">
            <text:p>09/04/2017</text:p>
          </table:table-cell>
          <table:table-cell office:value-type="float" office:value="27581" table:style-name="ce6">
            <text:p>27,581</text:p>
          </table:table-cell>
          <table:table-cell table:number-columns-repeated="16382"/>
        </table:table-row>
        <table:table-row table:style-name="ro1">
          <table:table-cell office:value-type="date" office:date-value="2017-04-10T00:00:00" table:style-name="ce5">
            <text:p>10/04/2017</text:p>
          </table:table-cell>
          <table:table-cell office:value-type="float" office:value="29064" table:style-name="ce6">
            <text:p>29,064</text:p>
          </table:table-cell>
          <table:table-cell table:number-columns-repeated="16382"/>
        </table:table-row>
        <table:table-row table:style-name="ro1">
          <table:table-cell office:value-type="date" office:date-value="2017-04-11T00:00:00" table:style-name="ce5">
            <text:p>11/04/2017</text:p>
          </table:table-cell>
          <table:table-cell office:value-type="float" office:value="28224" table:style-name="ce6">
            <text:p>28,224</text:p>
          </table:table-cell>
          <table:table-cell table:number-columns-repeated="16382"/>
        </table:table-row>
        <table:table-row table:style-name="ro1">
          <table:table-cell office:value-type="date" office:date-value="2017-04-12T00:00:00" table:style-name="ce5">
            <text:p>12/04/2017</text:p>
          </table:table-cell>
          <table:table-cell office:value-type="float" office:value="29146" table:style-name="ce6">
            <text:p>29,146</text:p>
          </table:table-cell>
          <table:table-cell table:number-columns-repeated="16382"/>
        </table:table-row>
        <table:table-row table:style-name="ro1">
          <table:table-cell office:value-type="date" office:date-value="2017-04-13T00:00:00" table:style-name="ce5">
            <text:p>13/04/2017</text:p>
          </table:table-cell>
          <table:table-cell office:value-type="float" office:value="29625" table:style-name="ce6">
            <text:p>29,625</text:p>
          </table:table-cell>
          <table:table-cell table:number-columns-repeated="16382"/>
        </table:table-row>
        <table:table-row table:style-name="ro1">
          <table:table-cell office:value-type="date" office:date-value="2017-04-14T00:00:00" table:style-name="ce5">
            <text:p>14/04/2017</text:p>
          </table:table-cell>
          <table:table-cell office:value-type="float" office:value="27717" table:style-name="ce6">
            <text:p>27,717</text:p>
          </table:table-cell>
          <table:table-cell table:number-columns-repeated="16382"/>
        </table:table-row>
        <table:table-row table:style-name="ro1">
          <table:table-cell office:value-type="date" office:date-value="2017-04-15T00:00:00" table:style-name="ce5">
            <text:p>15/04/2017</text:p>
          </table:table-cell>
          <table:table-cell office:value-type="float" office:value="24328" table:style-name="ce6">
            <text:p>24,328</text:p>
          </table:table-cell>
          <table:table-cell table:number-columns-repeated="16382"/>
        </table:table-row>
        <table:table-row table:style-name="ro1">
          <table:table-cell office:value-type="date" office:date-value="2017-04-16T00:00:00" table:style-name="ce5">
            <text:p>16/04/2017</text:p>
          </table:table-cell>
          <table:table-cell office:value-type="float" office:value="25271" table:style-name="ce6">
            <text:p>25,271</text:p>
          </table:table-cell>
          <table:table-cell table:number-columns-repeated="16382"/>
        </table:table-row>
        <table:table-row table:style-name="ro1">
          <table:table-cell office:value-type="date" office:date-value="2017-04-17T00:00:00" table:style-name="ce5">
            <text:p>17/04/2017</text:p>
          </table:table-cell>
          <table:table-cell office:value-type="float" office:value="27862" table:style-name="ce6">
            <text:p>27,862</text:p>
          </table:table-cell>
          <table:table-cell table:number-columns-repeated="16382"/>
        </table:table-row>
        <table:table-row table:style-name="ro1">
          <table:table-cell office:value-type="date" office:date-value="2017-04-18T00:00:00" table:style-name="ce5">
            <text:p>18/04/2017</text:p>
          </table:table-cell>
          <table:table-cell office:value-type="float" office:value="29177" table:style-name="ce6">
            <text:p>29,177</text:p>
          </table:table-cell>
          <table:table-cell table:number-columns-repeated="16382"/>
        </table:table-row>
        <table:table-row table:style-name="ro1">
          <table:table-cell office:value-type="date" office:date-value="2017-04-19T00:00:00" table:style-name="ce5">
            <text:p>19/04/2017</text:p>
          </table:table-cell>
          <table:table-cell office:value-type="float" office:value="29271" table:style-name="ce6">
            <text:p>29,271</text:p>
          </table:table-cell>
          <table:table-cell table:number-columns-repeated="16382"/>
        </table:table-row>
        <table:table-row table:style-name="ro1">
          <table:table-cell office:value-type="date" office:date-value="2017-04-20T00:00:00" table:style-name="ce5">
            <text:p>20/04/2017</text:p>
          </table:table-cell>
          <table:table-cell office:value-type="float" office:value="30246" table:style-name="ce6">
            <text:p>30,246</text:p>
          </table:table-cell>
          <table:table-cell table:number-columns-repeated="16382"/>
        </table:table-row>
        <table:table-row table:style-name="ro1">
          <table:table-cell office:value-type="date" office:date-value="2017-04-21T00:00:00" table:style-name="ce5">
            <text:p>21/04/2017</text:p>
          </table:table-cell>
          <table:table-cell office:value-type="float" office:value="30941" table:style-name="ce6">
            <text:p>30,941</text:p>
          </table:table-cell>
          <table:table-cell table:number-columns-repeated="16382"/>
        </table:table-row>
        <table:table-row table:style-name="ro1">
          <table:table-cell office:value-type="date" office:date-value="2017-04-22T00:00:00" table:style-name="ce5">
            <text:p>22/04/2017</text:p>
          </table:table-cell>
          <table:table-cell office:value-type="float" office:value="25301" table:style-name="ce6">
            <text:p>25,301</text:p>
          </table:table-cell>
          <table:table-cell table:number-columns-repeated="16382"/>
        </table:table-row>
        <table:table-row table:style-name="ro1">
          <table:table-cell office:value-type="date" office:date-value="2017-04-23T00:00:00" table:style-name="ce5">
            <text:p>23/04/2017</text:p>
          </table:table-cell>
          <table:table-cell office:value-type="float" office:value="27772" table:style-name="ce6">
            <text:p>27,772</text:p>
          </table:table-cell>
          <table:table-cell table:number-columns-repeated="16382"/>
        </table:table-row>
        <table:table-row table:style-name="ro1">
          <table:table-cell office:value-type="date" office:date-value="2017-04-24T00:00:00" table:style-name="ce5">
            <text:p>24/04/2017</text:p>
          </table:table-cell>
          <table:table-cell office:value-type="float" office:value="30099" table:style-name="ce6">
            <text:p>30,099</text:p>
          </table:table-cell>
          <table:table-cell table:number-columns-repeated="16382"/>
        </table:table-row>
        <table:table-row table:style-name="ro1">
          <table:table-cell office:value-type="date" office:date-value="2017-04-25T00:00:00" table:style-name="ce5">
            <text:p>25/04/2017</text:p>
          </table:table-cell>
          <table:table-cell office:value-type="float" office:value="29446" table:style-name="ce6">
            <text:p>29,446</text:p>
          </table:table-cell>
          <table:table-cell table:number-columns-repeated="16382"/>
        </table:table-row>
        <table:table-row table:style-name="ro1">
          <table:table-cell office:value-type="date" office:date-value="2017-04-26T00:00:00" table:style-name="ce5">
            <text:p>26/04/2017</text:p>
          </table:table-cell>
          <table:table-cell office:value-type="float" office:value="29923" table:style-name="ce6">
            <text:p>29,923</text:p>
          </table:table-cell>
          <table:table-cell table:number-columns-repeated="16382"/>
        </table:table-row>
        <table:table-row table:style-name="ro1">
          <table:table-cell office:value-type="date" office:date-value="2017-04-27T00:00:00" table:style-name="ce5">
            <text:p>27/04/2017</text:p>
          </table:table-cell>
          <table:table-cell office:value-type="float" office:value="30928" table:style-name="ce6">
            <text:p>30,928</text:p>
          </table:table-cell>
          <table:table-cell table:number-columns-repeated="16382"/>
        </table:table-row>
        <table:table-row table:style-name="ro1">
          <table:table-cell office:value-type="date" office:date-value="2017-04-28T00:00:00" table:style-name="ce5">
            <text:p>28/04/2017</text:p>
          </table:table-cell>
          <table:table-cell office:value-type="float" office:value="32087" table:style-name="ce6">
            <text:p>32,087</text:p>
          </table:table-cell>
          <table:table-cell table:number-columns-repeated="16382"/>
        </table:table-row>
        <table:table-row table:style-name="ro1">
          <table:table-cell office:value-type="date" office:date-value="2017-04-29T00:00:00" table:style-name="ce5">
            <text:p>29/04/2017</text:p>
          </table:table-cell>
          <table:table-cell office:value-type="float" office:value="26164" table:style-name="ce6">
            <text:p>26,164</text:p>
          </table:table-cell>
          <table:table-cell table:number-columns-repeated="16382"/>
        </table:table-row>
        <table:table-row table:style-name="ro1">
          <table:table-cell office:value-type="date" office:date-value="2017-04-30T00:00:00" table:style-name="ce5">
            <text:p>30/04/2017</text:p>
          </table:table-cell>
          <table:table-cell office:value-type="float" office:value="26741" table:style-name="ce6">
            <text:p>26,741</text:p>
          </table:table-cell>
          <table:table-cell table:number-columns-repeated="16382"/>
        </table:table-row>
        <table:table-row table:style-name="ro1">
          <table:table-cell office:value-type="date" office:date-value="2017-05-01T00:00:00" table:style-name="ce5">
            <text:p>01/05/2017</text:p>
          </table:table-cell>
          <table:table-cell office:value-type="float" office:value="28170" table:style-name="ce6">
            <text:p>28,170</text:p>
          </table:table-cell>
          <table:table-cell table:number-columns-repeated="16382"/>
        </table:table-row>
        <table:table-row table:style-name="ro1">
          <table:table-cell office:value-type="date" office:date-value="2017-05-02T00:00:00" table:style-name="ce5">
            <text:p>02/05/2017</text:p>
          </table:table-cell>
          <table:table-cell office:value-type="float" office:value="29906" table:style-name="ce6">
            <text:p>29,906</text:p>
          </table:table-cell>
          <table:table-cell table:number-columns-repeated="16382"/>
        </table:table-row>
        <table:table-row table:style-name="ro1">
          <table:table-cell office:value-type="date" office:date-value="2017-05-03T00:00:00" table:style-name="ce5">
            <text:p>03/05/2017</text:p>
          </table:table-cell>
          <table:table-cell office:value-type="float" office:value="30536" table:style-name="ce6">
            <text:p>30,536</text:p>
          </table:table-cell>
          <table:table-cell table:number-columns-repeated="16382"/>
        </table:table-row>
        <table:table-row table:style-name="ro1">
          <table:table-cell office:value-type="date" office:date-value="2017-05-04T00:00:00" table:style-name="ce5">
            <text:p>04/05/2017</text:p>
          </table:table-cell>
          <table:table-cell office:value-type="float" office:value="31476" table:style-name="ce6">
            <text:p>31,476</text:p>
          </table:table-cell>
          <table:table-cell table:number-columns-repeated="16382"/>
        </table:table-row>
        <table:table-row table:style-name="ro1">
          <table:table-cell office:value-type="date" office:date-value="2017-05-05T00:00:00" table:style-name="ce5">
            <text:p>05/05/2017</text:p>
          </table:table-cell>
          <table:table-cell office:value-type="float" office:value="32096" table:style-name="ce6">
            <text:p>32,096</text:p>
          </table:table-cell>
          <table:table-cell table:number-columns-repeated="16382"/>
        </table:table-row>
        <table:table-row table:style-name="ro1">
          <table:table-cell office:value-type="date" office:date-value="2017-05-06T00:00:00" table:style-name="ce5">
            <text:p>06/05/2017</text:p>
          </table:table-cell>
          <table:table-cell office:value-type="float" office:value="26531" table:style-name="ce6">
            <text:p>26,531</text:p>
          </table:table-cell>
          <table:table-cell table:number-columns-repeated="16382"/>
        </table:table-row>
        <table:table-row table:style-name="ro1">
          <table:table-cell office:value-type="date" office:date-value="2017-05-07T00:00:00" table:style-name="ce5">
            <text:p>07/05/2017</text:p>
          </table:table-cell>
          <table:table-cell office:value-type="float" office:value="28510" table:style-name="ce6">
            <text:p>28,510</text:p>
          </table:table-cell>
          <table:table-cell table:number-columns-repeated="16382"/>
        </table:table-row>
        <table:table-row table:style-name="ro1">
          <table:table-cell office:value-type="date" office:date-value="2017-05-08T00:00:00" table:style-name="ce5">
            <text:p>08/05/2017</text:p>
          </table:table-cell>
          <table:table-cell office:value-type="float" office:value="31008" table:style-name="ce6">
            <text:p>31,008</text:p>
          </table:table-cell>
          <table:table-cell table:number-columns-repeated="16382"/>
        </table:table-row>
        <table:table-row table:style-name="ro1">
          <table:table-cell office:value-type="date" office:date-value="2017-05-09T00:00:00" table:style-name="ce5">
            <text:p>09/05/2017</text:p>
          </table:table-cell>
          <table:table-cell office:value-type="float" office:value="30863" table:style-name="ce6">
            <text:p>30,863</text:p>
          </table:table-cell>
          <table:table-cell table:number-columns-repeated="16382"/>
        </table:table-row>
        <table:table-row table:style-name="ro1">
          <table:table-cell office:value-type="date" office:date-value="2017-05-10T00:00:00" table:style-name="ce5">
            <text:p>10/05/2017</text:p>
          </table:table-cell>
          <table:table-cell office:value-type="float" office:value="31488" table:style-name="ce6">
            <text:p>31,488</text:p>
          </table:table-cell>
          <table:table-cell table:number-columns-repeated="16382"/>
        </table:table-row>
        <table:table-row table:style-name="ro1">
          <table:table-cell office:value-type="date" office:date-value="2017-05-11T00:00:00" table:style-name="ce5">
            <text:p>11/05/2017</text:p>
          </table:table-cell>
          <table:table-cell office:value-type="float" office:value="31874" table:style-name="ce6">
            <text:p>31,874</text:p>
          </table:table-cell>
          <table:table-cell table:number-columns-repeated="16382"/>
        </table:table-row>
        <table:table-row table:style-name="ro1">
          <table:table-cell office:value-type="date" office:date-value="2017-05-12T00:00:00" table:style-name="ce5">
            <text:p>12/05/2017</text:p>
          </table:table-cell>
          <table:table-cell office:value-type="float" office:value="32291" table:style-name="ce6">
            <text:p>32,291</text:p>
          </table:table-cell>
          <table:table-cell table:number-columns-repeated="16382"/>
        </table:table-row>
        <table:table-row table:style-name="ro1">
          <table:table-cell office:value-type="date" office:date-value="2017-05-13T00:00:00" table:style-name="ce5">
            <text:p>13/05/2017</text:p>
          </table:table-cell>
          <table:table-cell office:value-type="float" office:value="26919" table:style-name="ce6">
            <text:p>26,919</text:p>
          </table:table-cell>
          <table:table-cell table:number-columns-repeated="16382"/>
        </table:table-row>
        <table:table-row table:style-name="ro1">
          <table:table-cell office:value-type="date" office:date-value="2017-05-14T00:00:00" table:style-name="ce5">
            <text:p>14/05/2017</text:p>
          </table:table-cell>
          <table:table-cell office:value-type="float" office:value="29260" table:style-name="ce6">
            <text:p>29,260</text:p>
          </table:table-cell>
          <table:table-cell table:number-columns-repeated="16382"/>
        </table:table-row>
        <table:table-row table:style-name="ro1">
          <table:table-cell office:value-type="date" office:date-value="2017-05-15T00:00:00" table:style-name="ce5">
            <text:p>15/05/2017</text:p>
          </table:table-cell>
          <table:table-cell office:value-type="float" office:value="31589" table:style-name="ce6">
            <text:p>31,589</text:p>
          </table:table-cell>
          <table:table-cell table:number-columns-repeated="16382"/>
        </table:table-row>
        <table:table-row table:style-name="ro1">
          <table:table-cell office:value-type="date" office:date-value="2017-05-16T00:00:00" table:style-name="ce5">
            <text:p>16/05/2017</text:p>
          </table:table-cell>
          <table:table-cell office:value-type="float" office:value="30830" table:style-name="ce6">
            <text:p>30,830</text:p>
          </table:table-cell>
          <table:table-cell table:number-columns-repeated="16382"/>
        </table:table-row>
        <table:table-row table:style-name="ro1">
          <table:table-cell office:value-type="date" office:date-value="2017-05-17T00:00:00" table:style-name="ce5">
            <text:p>17/05/2017</text:p>
          </table:table-cell>
          <table:table-cell office:value-type="float" office:value="30837" table:style-name="ce6">
            <text:p>30,837</text:p>
          </table:table-cell>
          <table:table-cell table:number-columns-repeated="16382"/>
        </table:table-row>
        <table:table-row table:style-name="ro1">
          <table:table-cell office:value-type="date" office:date-value="2017-05-18T00:00:00" table:style-name="ce5">
            <text:p>18/05/2017</text:p>
          </table:table-cell>
          <table:table-cell office:value-type="float" office:value="32309" table:style-name="ce6">
            <text:p>32,309</text:p>
          </table:table-cell>
          <table:table-cell table:number-columns-repeated="16382"/>
        </table:table-row>
        <table:table-row table:style-name="ro1">
          <table:table-cell office:value-type="date" office:date-value="2017-05-19T00:00:00" table:style-name="ce5">
            <text:p>19/05/2017</text:p>
          </table:table-cell>
          <table:table-cell office:value-type="float" office:value="32985" table:style-name="ce6">
            <text:p>32,985</text:p>
          </table:table-cell>
          <table:table-cell table:number-columns-repeated="16382"/>
        </table:table-row>
        <table:table-row table:style-name="ro1">
          <table:table-cell office:value-type="date" office:date-value="2017-05-20T00:00:00" table:style-name="ce5">
            <text:p>20/05/2017</text:p>
          </table:table-cell>
          <table:table-cell office:value-type="float" office:value="27455" table:style-name="ce6">
            <text:p>27,455</text:p>
          </table:table-cell>
          <table:table-cell table:number-columns-repeated="16382"/>
        </table:table-row>
        <table:table-row table:style-name="ro1">
          <table:table-cell office:value-type="date" office:date-value="2017-05-21T00:00:00" table:style-name="ce5">
            <text:p>21/05/2017</text:p>
          </table:table-cell>
          <table:table-cell office:value-type="float" office:value="29871" table:style-name="ce6">
            <text:p>29,871</text:p>
          </table:table-cell>
          <table:table-cell table:number-columns-repeated="16382"/>
        </table:table-row>
        <table:table-row table:style-name="ro1">
          <table:table-cell office:value-type="date" office:date-value="2017-05-22T00:00:00" table:style-name="ce5">
            <text:p>22/05/2017</text:p>
          </table:table-cell>
          <table:table-cell office:value-type="float" office:value="32144" table:style-name="ce6">
            <text:p>32,144</text:p>
          </table:table-cell>
          <table:table-cell table:number-columns-repeated="16382"/>
        </table:table-row>
        <table:table-row table:style-name="ro1">
          <table:table-cell office:value-type="date" office:date-value="2017-05-23T00:00:00" table:style-name="ce5">
            <text:p>23/05/2017</text:p>
          </table:table-cell>
          <table:table-cell office:value-type="float" office:value="31618" table:style-name="ce6">
            <text:p>31,618</text:p>
          </table:table-cell>
          <table:table-cell table:number-columns-repeated="16382"/>
        </table:table-row>
        <table:table-row table:style-name="ro1">
          <table:table-cell office:value-type="date" office:date-value="2017-05-24T00:00:00" table:style-name="ce5">
            <text:p>24/05/2017</text:p>
          </table:table-cell>
          <table:table-cell office:value-type="float" office:value="32798" table:style-name="ce6">
            <text:p>32,798</text:p>
          </table:table-cell>
          <table:table-cell table:number-columns-repeated="16382"/>
        </table:table-row>
        <table:table-row table:style-name="ro1">
          <table:table-cell office:value-type="date" office:date-value="2017-05-25T00:00:00" table:style-name="ce5">
            <text:p>25/05/2017</text:p>
          </table:table-cell>
          <table:table-cell office:value-type="float" office:value="30610" table:style-name="ce6">
            <text:p>30,610</text:p>
          </table:table-cell>
          <table:table-cell table:number-columns-repeated="16382"/>
        </table:table-row>
        <table:table-row table:style-name="ro1">
          <table:table-cell office:value-type="date" office:date-value="2017-05-26T00:00:00" table:style-name="ce5">
            <text:p>26/05/2017</text:p>
          </table:table-cell>
          <table:table-cell office:value-type="float" office:value="30978" table:style-name="ce6">
            <text:p>30,978</text:p>
          </table:table-cell>
          <table:table-cell table:number-columns-repeated="16382"/>
        </table:table-row>
        <table:table-row table:style-name="ro1">
          <table:table-cell office:value-type="date" office:date-value="2017-05-27T00:00:00" table:style-name="ce5">
            <text:p>27/05/2017</text:p>
          </table:table-cell>
          <table:table-cell office:value-type="float" office:value="27271" table:style-name="ce6">
            <text:p>27,271</text:p>
          </table:table-cell>
          <table:table-cell table:number-columns-repeated="16382"/>
        </table:table-row>
        <table:table-row table:style-name="ro1">
          <table:table-cell office:value-type="date" office:date-value="2017-05-28T00:00:00" table:style-name="ce5">
            <text:p>28/05/2017</text:p>
          </table:table-cell>
          <table:table-cell office:value-type="float" office:value="30288" table:style-name="ce6">
            <text:p>30,288</text:p>
          </table:table-cell>
          <table:table-cell table:number-columns-repeated="16382"/>
        </table:table-row>
        <table:table-row table:style-name="ro1">
          <table:table-cell office:value-type="date" office:date-value="2017-05-29T00:00:00" table:style-name="ce5">
            <text:p>29/05/2017</text:p>
          </table:table-cell>
          <table:table-cell office:value-type="float" office:value="32361" table:style-name="ce6">
            <text:p>32,361</text:p>
          </table:table-cell>
          <table:table-cell table:number-columns-repeated="16382"/>
        </table:table-row>
        <table:table-row table:style-name="ro1">
          <table:table-cell office:value-type="date" office:date-value="2017-05-30T00:00:00" table:style-name="ce5">
            <text:p>30/05/2017</text:p>
          </table:table-cell>
          <table:table-cell office:value-type="float" office:value="31592" table:style-name="ce6">
            <text:p>31,592</text:p>
          </table:table-cell>
          <table:table-cell table:number-columns-repeated="16382"/>
        </table:table-row>
        <table:table-row table:style-name="ro1">
          <table:table-cell office:value-type="date" office:date-value="2017-05-31T00:00:00" table:style-name="ce5">
            <text:p>31/05/2017</text:p>
          </table:table-cell>
          <table:table-cell office:value-type="float" office:value="32033" table:style-name="ce6">
            <text:p>32,033</text:p>
          </table:table-cell>
          <table:table-cell table:number-columns-repeated="16382"/>
        </table:table-row>
        <table:table-row table:style-name="ro1">
          <table:table-cell office:value-type="date" office:date-value="2017-06-01T00:00:00" table:style-name="ce5">
            <text:p>01/06/2017</text:p>
          </table:table-cell>
          <table:table-cell office:value-type="float" office:value="33323" table:style-name="ce6">
            <text:p>33,323</text:p>
          </table:table-cell>
          <table:table-cell table:number-columns-repeated="16382"/>
        </table:table-row>
        <table:table-row table:style-name="ro1">
          <table:table-cell office:value-type="date" office:date-value="2017-06-02T00:00:00" table:style-name="ce5">
            <text:p>02/06/2017</text:p>
          </table:table-cell>
          <table:table-cell office:value-type="float" office:value="33889" table:style-name="ce6">
            <text:p>33,889</text:p>
          </table:table-cell>
          <table:table-cell table:number-columns-repeated="16382"/>
        </table:table-row>
        <table:table-row table:style-name="ro1">
          <table:table-cell office:value-type="date" office:date-value="2017-06-03T00:00:00" table:style-name="ce5">
            <text:p>03/06/2017</text:p>
          </table:table-cell>
          <table:table-cell office:value-type="float" office:value="28740" table:style-name="ce6">
            <text:p>28,740</text:p>
          </table:table-cell>
          <table:table-cell table:number-columns-repeated="16382"/>
        </table:table-row>
        <table:table-row table:style-name="ro1">
          <table:table-cell office:value-type="date" office:date-value="2017-06-04T00:00:00" table:style-name="ce5">
            <text:p>04/06/2017</text:p>
          </table:table-cell>
          <table:table-cell office:value-type="float" office:value="29837" table:style-name="ce6">
            <text:p>29,837</text:p>
          </table:table-cell>
          <table:table-cell table:number-columns-repeated="16382"/>
        </table:table-row>
        <table:table-row table:style-name="ro1">
          <table:table-cell office:value-type="date" office:date-value="2017-06-05T00:00:00" table:style-name="ce5">
            <text:p>05/06/2017</text:p>
          </table:table-cell>
          <table:table-cell office:value-type="float" office:value="30907" table:style-name="ce6">
            <text:p>30,907</text:p>
          </table:table-cell>
          <table:table-cell table:number-columns-repeated="16382"/>
        </table:table-row>
        <table:table-row table:style-name="ro1">
          <table:table-cell office:value-type="date" office:date-value="2017-06-06T00:00:00" table:style-name="ce5">
            <text:p>06/06/2017</text:p>
          </table:table-cell>
          <table:table-cell office:value-type="float" office:value="31353" table:style-name="ce6">
            <text:p>31,353</text:p>
          </table:table-cell>
          <table:table-cell table:number-columns-repeated="16382"/>
        </table:table-row>
        <table:table-row table:style-name="ro1">
          <table:table-cell office:value-type="date" office:date-value="2017-06-07T00:00:00" table:style-name="ce5">
            <text:p>07/06/2017</text:p>
          </table:table-cell>
          <table:table-cell office:value-type="float" office:value="32270" table:style-name="ce6">
            <text:p>32,270</text:p>
          </table:table-cell>
          <table:table-cell table:number-columns-repeated="16382"/>
        </table:table-row>
        <table:table-row table:style-name="ro1">
          <table:table-cell office:value-type="date" office:date-value="2017-06-08T00:00:00" table:style-name="ce5">
            <text:p>08/06/2017</text:p>
          </table:table-cell>
          <table:table-cell office:value-type="float" office:value="33520" table:style-name="ce6">
            <text:p>33,520</text:p>
          </table:table-cell>
          <table:table-cell table:number-columns-repeated="16382"/>
        </table:table-row>
        <table:table-row table:style-name="ro1">
          <table:table-cell office:value-type="date" office:date-value="2017-06-09T00:00:00" table:style-name="ce5">
            <text:p>09/06/2017</text:p>
          </table:table-cell>
          <table:table-cell office:value-type="float" office:value="34274" table:style-name="ce6">
            <text:p>34,274</text:p>
          </table:table-cell>
          <table:table-cell table:number-columns-repeated="16382"/>
        </table:table-row>
        <table:table-row table:style-name="ro1">
          <table:table-cell office:value-type="date" office:date-value="2017-06-10T00:00:00" table:style-name="ce5">
            <text:p>10/06/2017</text:p>
          </table:table-cell>
          <table:table-cell office:value-type="float" office:value="29131" table:style-name="ce6">
            <text:p>29,131</text:p>
          </table:table-cell>
          <table:table-cell table:number-columns-repeated="16382"/>
        </table:table-row>
        <table:table-row table:style-name="ro1">
          <table:table-cell office:value-type="date" office:date-value="2017-06-11T00:00:00" table:style-name="ce5">
            <text:p>11/06/2017</text:p>
          </table:table-cell>
          <table:table-cell office:value-type="float" office:value="31067" table:style-name="ce6">
            <text:p>31,067</text:p>
          </table:table-cell>
          <table:table-cell table:number-columns-repeated="16382"/>
        </table:table-row>
        <table:table-row table:style-name="ro1">
          <table:table-cell office:value-type="date" office:date-value="2017-06-12T00:00:00" table:style-name="ce5">
            <text:p>12/06/2017</text:p>
          </table:table-cell>
          <table:table-cell office:value-type="float" office:value="33549" table:style-name="ce6">
            <text:p>33,549</text:p>
          </table:table-cell>
          <table:table-cell table:number-columns-repeated="16382"/>
        </table:table-row>
        <table:table-row table:style-name="ro1">
          <table:table-cell office:value-type="date" office:date-value="2017-06-13T00:00:00" table:style-name="ce5">
            <text:p>13/06/2017</text:p>
          </table:table-cell>
          <table:table-cell office:value-type="float" office:value="32753" table:style-name="ce6">
            <text:p>32,753</text:p>
          </table:table-cell>
          <table:table-cell table:number-columns-repeated="16382"/>
        </table:table-row>
        <table:table-row table:style-name="ro1">
          <table:table-cell office:value-type="date" office:date-value="2017-06-14T00:00:00" table:style-name="ce5">
            <text:p>14/06/2017</text:p>
          </table:table-cell>
          <table:table-cell office:value-type="float" office:value="33235" table:style-name="ce6">
            <text:p>33,235</text:p>
          </table:table-cell>
          <table:table-cell table:number-columns-repeated="16382"/>
        </table:table-row>
        <table:table-row table:style-name="ro1">
          <table:table-cell office:value-type="date" office:date-value="2017-06-15T00:00:00" table:style-name="ce5">
            <text:p>15/06/2017</text:p>
          </table:table-cell>
          <table:table-cell office:value-type="float" office:value="33835" table:style-name="ce6">
            <text:p>33,835</text:p>
          </table:table-cell>
          <table:table-cell table:number-columns-repeated="16382"/>
        </table:table-row>
        <table:table-row table:style-name="ro1">
          <table:table-cell office:value-type="date" office:date-value="2017-06-16T00:00:00" table:style-name="ce5">
            <text:p>16/06/2017</text:p>
          </table:table-cell>
          <table:table-cell office:value-type="float" office:value="34427" table:style-name="ce6">
            <text:p>34,427</text:p>
          </table:table-cell>
          <table:table-cell table:number-columns-repeated="16382"/>
        </table:table-row>
        <table:table-row table:style-name="ro1">
          <table:table-cell office:value-type="date" office:date-value="2017-06-17T00:00:00" table:style-name="ce5">
            <text:p>17/06/2017</text:p>
          </table:table-cell>
          <table:table-cell office:value-type="float" office:value="29564" table:style-name="ce6">
            <text:p>29,564</text:p>
          </table:table-cell>
          <table:table-cell table:number-columns-repeated="16382"/>
        </table:table-row>
        <table:table-row table:style-name="ro1">
          <table:table-cell office:value-type="date" office:date-value="2017-06-18T00:00:00" table:style-name="ce5">
            <text:p>18/06/2017</text:p>
          </table:table-cell>
          <table:table-cell office:value-type="float" office:value="31829" table:style-name="ce6">
            <text:p>31,829</text:p>
          </table:table-cell>
          <table:table-cell table:number-columns-repeated="16382"/>
        </table:table-row>
        <table:table-row table:style-name="ro1">
          <table:table-cell office:value-type="date" office:date-value="2017-06-19T00:00:00" table:style-name="ce5">
            <text:p>19/06/2017</text:p>
          </table:table-cell>
          <table:table-cell office:value-type="float" office:value="33861" table:style-name="ce6">
            <text:p>33,861</text:p>
          </table:table-cell>
          <table:table-cell table:number-columns-repeated="16382"/>
        </table:table-row>
        <table:table-row table:style-name="ro1">
          <table:table-cell office:value-type="date" office:date-value="2017-06-20T00:00:00" table:style-name="ce5">
            <text:p>20/06/2017</text:p>
          </table:table-cell>
          <table:table-cell office:value-type="float" office:value="33184" table:style-name="ce6">
            <text:p>33,184</text:p>
          </table:table-cell>
          <table:table-cell table:number-columns-repeated="16382"/>
        </table:table-row>
        <table:table-row table:style-name="ro1">
          <table:table-cell office:value-type="date" office:date-value="2017-06-21T00:00:00" table:style-name="ce5">
            <text:p>21/06/2017</text:p>
          </table:table-cell>
          <table:table-cell office:value-type="float" office:value="33911" table:style-name="ce6">
            <text:p>33,911</text:p>
          </table:table-cell>
          <table:table-cell table:number-columns-repeated="16382"/>
        </table:table-row>
        <table:table-row table:style-name="ro1">
          <table:table-cell office:value-type="date" office:date-value="2017-06-22T00:00:00" table:style-name="ce5">
            <text:p>22/06/2017</text:p>
          </table:table-cell>
          <table:table-cell office:value-type="float" office:value="34638" table:style-name="ce6">
            <text:p>34,638</text:p>
          </table:table-cell>
          <table:table-cell table:number-columns-repeated="16382"/>
        </table:table-row>
        <table:table-row table:style-name="ro1">
          <table:table-cell office:value-type="date" office:date-value="2017-06-23T00:00:00" table:style-name="ce5">
            <text:p>23/06/2017</text:p>
          </table:table-cell>
          <table:table-cell office:value-type="float" office:value="34983" table:style-name="ce6">
            <text:p>34,983</text:p>
          </table:table-cell>
          <table:table-cell table:number-columns-repeated="16382"/>
        </table:table-row>
        <table:table-row table:style-name="ro1">
          <table:table-cell office:value-type="date" office:date-value="2017-06-24T00:00:00" table:style-name="ce5">
            <text:p>24/06/2017</text:p>
          </table:table-cell>
          <table:table-cell office:value-type="float" office:value="30429" table:style-name="ce6">
            <text:p>30,429</text:p>
          </table:table-cell>
          <table:table-cell table:number-columns-repeated="16382"/>
        </table:table-row>
        <table:table-row table:style-name="ro1">
          <table:table-cell office:value-type="date" office:date-value="2017-06-25T00:00:00" table:style-name="ce5">
            <text:p>25/06/2017</text:p>
          </table:table-cell>
          <table:table-cell office:value-type="float" office:value="32220" table:style-name="ce6">
            <text:p>32,220</text:p>
          </table:table-cell>
          <table:table-cell table:number-columns-repeated="16382"/>
        </table:table-row>
        <table:table-row table:style-name="ro1">
          <table:table-cell office:value-type="date" office:date-value="2017-06-26T00:00:00" table:style-name="ce5">
            <text:p>26/06/2017</text:p>
          </table:table-cell>
          <table:table-cell office:value-type="float" office:value="34594" table:style-name="ce6">
            <text:p>34,594</text:p>
          </table:table-cell>
          <table:table-cell table:number-columns-repeated="16382"/>
        </table:table-row>
        <table:table-row table:style-name="ro1">
          <table:table-cell office:value-type="date" office:date-value="2017-06-27T00:00:00" table:style-name="ce5">
            <text:p>27/06/2017</text:p>
          </table:table-cell>
          <table:table-cell office:value-type="float" office:value="33844" table:style-name="ce6">
            <text:p>33,844</text:p>
          </table:table-cell>
          <table:table-cell table:number-columns-repeated="16382"/>
        </table:table-row>
        <table:table-row table:style-name="ro1">
          <table:table-cell office:value-type="date" office:date-value="2017-06-28T00:00:00" table:style-name="ce5">
            <text:p>28/06/2017</text:p>
          </table:table-cell>
          <table:table-cell office:value-type="float" office:value="34044" table:style-name="ce6">
            <text:p>34,044</text:p>
          </table:table-cell>
          <table:table-cell table:number-columns-repeated="16382"/>
        </table:table-row>
        <table:table-row table:style-name="ro1">
          <table:table-cell office:value-type="date" office:date-value="2017-06-29T00:00:00" table:style-name="ce5">
            <text:p>29/06/2017</text:p>
          </table:table-cell>
          <table:table-cell office:value-type="float" office:value="35044" table:style-name="ce6">
            <text:p>35,044</text:p>
          </table:table-cell>
          <table:table-cell table:number-columns-repeated="16382"/>
        </table:table-row>
        <table:table-row table:style-name="ro1">
          <table:table-cell office:value-type="date" office:date-value="2017-06-30T00:00:00" table:style-name="ce5">
            <text:p>30/06/2017</text:p>
          </table:table-cell>
          <table:table-cell office:value-type="float" office:value="35940" table:style-name="ce6">
            <text:p>35,940</text:p>
          </table:table-cell>
          <table:table-cell table:number-columns-repeated="16382"/>
        </table:table-row>
        <table:table-row table:style-name="ro1">
          <table:table-cell office:value-type="date" office:date-value="2017-07-01T00:00:00" table:style-name="ce5">
            <text:p>01/07/2017</text:p>
          </table:table-cell>
          <table:table-cell office:value-type="float" office:value="31552" table:style-name="ce6">
            <text:p>31,552</text:p>
          </table:table-cell>
          <table:table-cell table:number-columns-repeated="16382"/>
        </table:table-row>
        <table:table-row table:style-name="ro1">
          <table:table-cell office:value-type="date" office:date-value="2017-07-02T00:00:00" table:style-name="ce5">
            <text:p>02/07/2017</text:p>
          </table:table-cell>
          <table:table-cell office:value-type="float" office:value="32759" table:style-name="ce6">
            <text:p>32,759</text:p>
          </table:table-cell>
          <table:table-cell table:number-columns-repeated="16382"/>
        </table:table-row>
        <table:table-row table:style-name="ro1">
          <table:table-cell office:value-type="date" office:date-value="2017-07-03T00:00:00" table:style-name="ce5">
            <text:p>03/07/2017</text:p>
          </table:table-cell>
          <table:table-cell office:value-type="float" office:value="34912" table:style-name="ce6">
            <text:p>34,912</text:p>
          </table:table-cell>
          <table:table-cell table:number-columns-repeated="16382"/>
        </table:table-row>
        <table:table-row table:style-name="ro1">
          <table:table-cell office:value-type="date" office:date-value="2017-07-04T00:00:00" table:style-name="ce5">
            <text:p>04/07/2017</text:p>
          </table:table-cell>
          <table:table-cell office:value-type="float" office:value="34236" table:style-name="ce6">
            <text:p>34,236</text:p>
          </table:table-cell>
          <table:table-cell table:number-columns-repeated="16382"/>
        </table:table-row>
        <table:table-row table:style-name="ro1">
          <table:table-cell office:value-type="date" office:date-value="2017-07-05T00:00:00" table:style-name="ce5">
            <text:p>05/07/2017</text:p>
          </table:table-cell>
          <table:table-cell office:value-type="float" office:value="34788" table:style-name="ce6">
            <text:p>34,788</text:p>
          </table:table-cell>
          <table:table-cell table:number-columns-repeated="16382"/>
        </table:table-row>
        <table:table-row table:style-name="ro1">
          <table:table-cell office:value-type="date" office:date-value="2017-07-06T00:00:00" table:style-name="ce5">
            <text:p>06/07/2017</text:p>
          </table:table-cell>
          <table:table-cell office:value-type="float" office:value="35210" table:style-name="ce6">
            <text:p>35,210</text:p>
          </table:table-cell>
          <table:table-cell table:number-columns-repeated="16382"/>
        </table:table-row>
        <table:table-row table:style-name="ro1">
          <table:table-cell office:value-type="date" office:date-value="2017-07-07T00:00:00" table:style-name="ce5">
            <text:p>07/07/2017</text:p>
          </table:table-cell>
          <table:table-cell office:value-type="float" office:value="35558" table:style-name="ce6">
            <text:p>35,558</text:p>
          </table:table-cell>
          <table:table-cell table:number-columns-repeated="16382"/>
        </table:table-row>
        <table:table-row table:style-name="ro1">
          <table:table-cell office:value-type="date" office:date-value="2017-07-08T00:00:00" table:style-name="ce5">
            <text:p>08/07/2017</text:p>
          </table:table-cell>
          <table:table-cell office:value-type="float" office:value="31384" table:style-name="ce6">
            <text:p>31,384</text:p>
          </table:table-cell>
          <table:table-cell table:number-columns-repeated="16382"/>
        </table:table-row>
        <table:table-row table:style-name="ro1">
          <table:table-cell office:value-type="date" office:date-value="2017-07-09T00:00:00" table:style-name="ce5">
            <text:p>09/07/2017</text:p>
          </table:table-cell>
          <table:table-cell office:value-type="float" office:value="32641" table:style-name="ce6">
            <text:p>32,641</text:p>
          </table:table-cell>
          <table:table-cell table:number-columns-repeated="16382"/>
        </table:table-row>
        <table:table-row table:style-name="ro1">
          <table:table-cell office:value-type="date" office:date-value="2017-07-10T00:00:00" table:style-name="ce5">
            <text:p>10/07/2017</text:p>
          </table:table-cell>
          <table:table-cell office:value-type="float" office:value="34493" table:style-name="ce6">
            <text:p>34,493</text:p>
          </table:table-cell>
          <table:table-cell table:number-columns-repeated="16382"/>
        </table:table-row>
        <table:table-row table:style-name="ro1">
          <table:table-cell office:value-type="date" office:date-value="2017-07-11T00:00:00" table:style-name="ce5">
            <text:p>11/07/2017</text:p>
          </table:table-cell>
          <table:table-cell office:value-type="float" office:value="33822" table:style-name="ce6">
            <text:p>33,822</text:p>
          </table:table-cell>
          <table:table-cell table:number-columns-repeated="16382"/>
        </table:table-row>
        <table:table-row table:style-name="ro1">
          <table:table-cell office:value-type="date" office:date-value="2017-07-12T00:00:00" table:style-name="ce5">
            <text:p>12/07/2017</text:p>
          </table:table-cell>
          <table:table-cell office:value-type="float" office:value="34290" table:style-name="ce6">
            <text:p>34,290</text:p>
          </table:table-cell>
          <table:table-cell table:number-columns-repeated="16382"/>
        </table:table-row>
        <table:table-row table:style-name="ro1">
          <table:table-cell office:value-type="date" office:date-value="2017-07-13T00:00:00" table:style-name="ce5">
            <text:p>13/07/2017</text:p>
          </table:table-cell>
          <table:table-cell office:value-type="float" office:value="35172" table:style-name="ce6">
            <text:p>35,172</text:p>
          </table:table-cell>
          <table:table-cell table:number-columns-repeated="16382"/>
        </table:table-row>
        <table:table-row table:style-name="ro1">
          <table:table-cell office:value-type="date" office:date-value="2017-07-14T00:00:00" table:style-name="ce5">
            <text:p>14/07/2017</text:p>
          </table:table-cell>
          <table:table-cell office:value-type="float" office:value="34770" table:style-name="ce6">
            <text:p>34,770</text:p>
          </table:table-cell>
          <table:table-cell table:number-columns-repeated="16382"/>
        </table:table-row>
        <table:table-row table:style-name="ro1">
          <table:table-cell office:value-type="date" office:date-value="2017-07-15T00:00:00" table:style-name="ce5">
            <text:p>15/07/2017</text:p>
          </table:table-cell>
          <table:table-cell office:value-type="float" office:value="31231" table:style-name="ce6">
            <text:p>31,231</text:p>
          </table:table-cell>
          <table:table-cell table:number-columns-repeated="16382"/>
        </table:table-row>
        <table:table-row table:style-name="ro1">
          <table:table-cell office:value-type="date" office:date-value="2017-07-16T00:00:00" table:style-name="ce5">
            <text:p>16/07/2017</text:p>
          </table:table-cell>
          <table:table-cell office:value-type="float" office:value="32900" table:style-name="ce6">
            <text:p>32,900</text:p>
          </table:table-cell>
          <table:table-cell table:number-columns-repeated="16382"/>
        </table:table-row>
        <table:table-row table:style-name="ro1">
          <table:table-cell office:value-type="date" office:date-value="2017-07-17T00:00:00" table:style-name="ce5">
            <text:p>17/07/2017</text:p>
          </table:table-cell>
          <table:table-cell office:value-type="float" office:value="34269" table:style-name="ce6">
            <text:p>34,269</text:p>
          </table:table-cell>
          <table:table-cell table:number-columns-repeated="16382"/>
        </table:table-row>
        <table:table-row table:style-name="ro1">
          <table:table-cell office:value-type="date" office:date-value="2017-07-18T00:00:00" table:style-name="ce5">
            <text:p>18/07/2017</text:p>
          </table:table-cell>
          <table:table-cell office:value-type="float" office:value="33758" table:style-name="ce6">
            <text:p>33,758</text:p>
          </table:table-cell>
          <table:table-cell table:number-columns-repeated="16382"/>
        </table:table-row>
        <table:table-row table:style-name="ro1">
          <table:table-cell office:value-type="date" office:date-value="2017-07-19T00:00:00" table:style-name="ce5">
            <text:p>19/07/2017</text:p>
          </table:table-cell>
          <table:table-cell office:value-type="float" office:value="34029" table:style-name="ce6">
            <text:p>34,029</text:p>
          </table:table-cell>
          <table:table-cell table:number-columns-repeated="16382"/>
        </table:table-row>
        <table:table-row table:style-name="ro1">
          <table:table-cell office:value-type="date" office:date-value="2017-07-20T00:00:00" table:style-name="ce5">
            <text:p>20/07/2017</text:p>
          </table:table-cell>
          <table:table-cell office:value-type="float" office:value="34680" table:style-name="ce6">
            <text:p>34,680</text:p>
          </table:table-cell>
          <table:table-cell table:number-columns-repeated="16382"/>
        </table:table-row>
        <table:table-row table:style-name="ro1">
          <table:table-cell office:value-type="date" office:date-value="2017-07-21T00:00:00" table:style-name="ce5">
            <text:p>21/07/2017</text:p>
          </table:table-cell>
          <table:table-cell office:value-type="float" office:value="35206" table:style-name="ce6">
            <text:p>35,206</text:p>
          </table:table-cell>
          <table:table-cell table:number-columns-repeated="16382"/>
        </table:table-row>
        <table:table-row table:style-name="ro1">
          <table:table-cell office:value-type="date" office:date-value="2017-07-22T00:00:00" table:style-name="ce5">
            <text:p>22/07/2017</text:p>
          </table:table-cell>
          <table:table-cell office:value-type="float" office:value="31164" table:style-name="ce6">
            <text:p>31,164</text:p>
          </table:table-cell>
          <table:table-cell table:number-columns-repeated="16382"/>
        </table:table-row>
        <table:table-row table:style-name="ro1">
          <table:table-cell office:value-type="date" office:date-value="2017-07-23T00:00:00" table:style-name="ce5">
            <text:p>23/07/2017</text:p>
          </table:table-cell>
          <table:table-cell office:value-type="float" office:value="32447" table:style-name="ce6">
            <text:p>32,447</text:p>
          </table:table-cell>
          <table:table-cell table:number-columns-repeated="16382"/>
        </table:table-row>
        <table:table-row table:style-name="ro1">
          <table:table-cell office:value-type="date" office:date-value="2017-07-24T00:00:00" table:style-name="ce5">
            <text:p>24/07/2017</text:p>
          </table:table-cell>
          <table:table-cell office:value-type="float" office:value="34089" table:style-name="ce6">
            <text:p>34,089</text:p>
          </table:table-cell>
          <table:table-cell table:number-columns-repeated="16382"/>
        </table:table-row>
        <table:table-row table:style-name="ro1">
          <table:table-cell office:value-type="date" office:date-value="2017-07-25T00:00:00" table:style-name="ce5">
            <text:p>25/07/2017</text:p>
          </table:table-cell>
          <table:table-cell office:value-type="float" office:value="33585" table:style-name="ce6">
            <text:p>33,585</text:p>
          </table:table-cell>
          <table:table-cell table:number-columns-repeated="16382"/>
        </table:table-row>
        <table:table-row table:style-name="ro1">
          <table:table-cell office:value-type="date" office:date-value="2017-07-26T00:00:00" table:style-name="ce5">
            <text:p>26/07/2017</text:p>
          </table:table-cell>
          <table:table-cell office:value-type="float" office:value="34044" table:style-name="ce6">
            <text:p>34,044</text:p>
          </table:table-cell>
          <table:table-cell table:number-columns-repeated="16382"/>
        </table:table-row>
        <table:table-row table:style-name="ro1">
          <table:table-cell office:value-type="date" office:date-value="2017-07-27T00:00:00" table:style-name="ce5">
            <text:p>27/07/2017</text:p>
          </table:table-cell>
          <table:table-cell office:value-type="float" office:value="34866" table:style-name="ce6">
            <text:p>34,866</text:p>
          </table:table-cell>
          <table:table-cell table:number-columns-repeated="16382"/>
        </table:table-row>
        <table:table-row table:style-name="ro1">
          <table:table-cell office:value-type="date" office:date-value="2017-07-28T00:00:00" table:style-name="ce5">
            <text:p>28/07/2017</text:p>
          </table:table-cell>
          <table:table-cell office:value-type="float" office:value="35415" table:style-name="ce6">
            <text:p>35,415</text:p>
          </table:table-cell>
          <table:table-cell table:number-columns-repeated="16382"/>
        </table:table-row>
        <table:table-row table:style-name="ro1">
          <table:table-cell office:value-type="date" office:date-value="2017-07-29T00:00:00" table:style-name="ce5">
            <text:p>29/07/2017</text:p>
          </table:table-cell>
          <table:table-cell office:value-type="float" office:value="31484" table:style-name="ce6">
            <text:p>31,484</text:p>
          </table:table-cell>
          <table:table-cell table:number-columns-repeated="16382"/>
        </table:table-row>
        <table:table-row table:style-name="ro1">
          <table:table-cell office:value-type="date" office:date-value="2017-07-30T00:00:00" table:style-name="ce5">
            <text:p>30/07/2017</text:p>
          </table:table-cell>
          <table:table-cell office:value-type="float" office:value="32695" table:style-name="ce6">
            <text:p>32,695</text:p>
          </table:table-cell>
          <table:table-cell table:number-columns-repeated="16382"/>
        </table:table-row>
        <table:table-row table:style-name="ro1">
          <table:table-cell office:value-type="date" office:date-value="2017-07-31T00:00:00" table:style-name="ce5">
            <text:p>31/07/2017</text:p>
          </table:table-cell>
          <table:table-cell office:value-type="float" office:value="33977" table:style-name="ce6">
            <text:p>33,977</text:p>
          </table:table-cell>
          <table:table-cell table:number-columns-repeated="16382"/>
        </table:table-row>
        <table:table-row table:style-name="ro1">
          <table:table-cell office:value-type="date" office:date-value="2017-08-01T00:00:00" table:style-name="ce5">
            <text:p>01/08/2017</text:p>
          </table:table-cell>
          <table:table-cell office:value-type="float" office:value="33153" table:style-name="ce6">
            <text:p>33,153</text:p>
          </table:table-cell>
          <table:table-cell table:number-columns-repeated="16382"/>
        </table:table-row>
        <table:table-row table:style-name="ro1">
          <table:table-cell office:value-type="date" office:date-value="2017-08-02T00:00:00" table:style-name="ce5">
            <text:p>02/08/2017</text:p>
          </table:table-cell>
          <table:table-cell office:value-type="float" office:value="33303" table:style-name="ce6">
            <text:p>33,303</text:p>
          </table:table-cell>
          <table:table-cell table:number-columns-repeated="16382"/>
        </table:table-row>
        <table:table-row table:style-name="ro1">
          <table:table-cell office:value-type="date" office:date-value="2017-08-03T00:00:00" table:style-name="ce5">
            <text:p>03/08/2017</text:p>
          </table:table-cell>
          <table:table-cell office:value-type="float" office:value="33880" table:style-name="ce6">
            <text:p>33,880</text:p>
          </table:table-cell>
          <table:table-cell table:number-columns-repeated="16382"/>
        </table:table-row>
        <table:table-row table:style-name="ro1">
          <table:table-cell office:value-type="date" office:date-value="2017-08-04T00:00:00" table:style-name="ce5">
            <text:p>04/08/2017</text:p>
          </table:table-cell>
          <table:table-cell office:value-type="float" office:value="34623" table:style-name="ce6">
            <text:p>34,623</text:p>
          </table:table-cell>
          <table:table-cell table:number-columns-repeated="16382"/>
        </table:table-row>
        <table:table-row table:style-name="ro1">
          <table:table-cell office:value-type="date" office:date-value="2017-08-05T00:00:00" table:style-name="ce5">
            <text:p>05/08/2017</text:p>
          </table:table-cell>
          <table:table-cell office:value-type="float" office:value="31423" table:style-name="ce6">
            <text:p>31,423</text:p>
          </table:table-cell>
          <table:table-cell table:number-columns-repeated="16382"/>
        </table:table-row>
        <table:table-row table:style-name="ro1">
          <table:table-cell office:value-type="date" office:date-value="2017-08-06T00:00:00" table:style-name="ce5">
            <text:p>06/08/2017</text:p>
          </table:table-cell>
          <table:table-cell office:value-type="float" office:value="32369" table:style-name="ce6">
            <text:p>32,369</text:p>
          </table:table-cell>
          <table:table-cell table:number-columns-repeated="16382"/>
        </table:table-row>
        <table:table-row table:style-name="ro1">
          <table:table-cell office:value-type="date" office:date-value="2017-08-07T00:00:00" table:style-name="ce5">
            <text:p>07/08/2017</text:p>
          </table:table-cell>
          <table:table-cell office:value-type="float" office:value="33610" table:style-name="ce6">
            <text:p>33,610</text:p>
          </table:table-cell>
          <table:table-cell table:number-columns-repeated="16382"/>
        </table:table-row>
        <table:table-row table:style-name="ro1">
          <table:table-cell office:value-type="date" office:date-value="2017-08-08T00:00:00" table:style-name="ce5">
            <text:p>08/08/2017</text:p>
          </table:table-cell>
          <table:table-cell office:value-type="float" office:value="32901" table:style-name="ce6">
            <text:p>32,901</text:p>
          </table:table-cell>
          <table:table-cell table:number-columns-repeated="16382"/>
        </table:table-row>
        <table:table-row table:style-name="ro1">
          <table:table-cell office:value-type="date" office:date-value="2017-08-09T00:00:00" table:style-name="ce5">
            <text:p>09/08/2017</text:p>
          </table:table-cell>
          <table:table-cell office:value-type="float" office:value="33148" table:style-name="ce6">
            <text:p>33,148</text:p>
          </table:table-cell>
          <table:table-cell table:number-columns-repeated="16382"/>
        </table:table-row>
        <table:table-row table:style-name="ro1">
          <table:table-cell office:value-type="date" office:date-value="2017-08-10T00:00:00" table:style-name="ce5">
            <text:p>10/08/2017</text:p>
          </table:table-cell>
          <table:table-cell office:value-type="float" office:value="33921" table:style-name="ce6">
            <text:p>33,921</text:p>
          </table:table-cell>
          <table:table-cell table:number-columns-repeated="16382"/>
        </table:table-row>
        <table:table-row table:style-name="ro1">
          <table:table-cell office:value-type="date" office:date-value="2017-08-11T00:00:00" table:style-name="ce5">
            <text:p>11/08/2017</text:p>
          </table:table-cell>
          <table:table-cell office:value-type="float" office:value="34399" table:style-name="ce6">
            <text:p>34,399</text:p>
          </table:table-cell>
          <table:table-cell table:number-columns-repeated="16382"/>
        </table:table-row>
        <table:table-row table:style-name="ro1">
          <table:table-cell office:value-type="date" office:date-value="2017-08-12T00:00:00" table:style-name="ce5">
            <text:p>12/08/2017</text:p>
          </table:table-cell>
          <table:table-cell office:value-type="float" office:value="31344" table:style-name="ce6">
            <text:p>31,344</text:p>
          </table:table-cell>
          <table:table-cell table:number-columns-repeated="16382"/>
        </table:table-row>
        <table:table-row table:style-name="ro1">
          <table:table-cell office:value-type="date" office:date-value="2017-08-13T00:00:00" table:style-name="ce5">
            <text:p>13/08/2017</text:p>
          </table:table-cell>
          <table:table-cell office:value-type="float" office:value="32438" table:style-name="ce6">
            <text:p>32,438</text:p>
          </table:table-cell>
          <table:table-cell table:number-columns-repeated="16382"/>
        </table:table-row>
        <table:table-row table:style-name="ro1">
          <table:table-cell office:value-type="date" office:date-value="2017-08-14T00:00:00" table:style-name="ce5">
            <text:p>14/08/2017</text:p>
          </table:table-cell>
          <table:table-cell office:value-type="float" office:value="33511" table:style-name="ce6">
            <text:p>33,511</text:p>
          </table:table-cell>
          <table:table-cell table:number-columns-repeated="16382"/>
        </table:table-row>
        <table:table-row table:style-name="ro1">
          <table:table-cell office:value-type="date" office:date-value="2017-08-15T00:00:00" table:style-name="ce5">
            <text:p>15/08/2017</text:p>
          </table:table-cell>
          <table:table-cell office:value-type="float" office:value="32627" table:style-name="ce6">
            <text:p>32,627</text:p>
          </table:table-cell>
          <table:table-cell table:number-columns-repeated="16382"/>
        </table:table-row>
        <table:table-row table:style-name="ro1">
          <table:table-cell office:value-type="date" office:date-value="2017-08-16T00:00:00" table:style-name="ce5">
            <text:p>16/08/2017</text:p>
          </table:table-cell>
          <table:table-cell office:value-type="float" office:value="33541" table:style-name="ce6">
            <text:p>33,541</text:p>
          </table:table-cell>
          <table:table-cell table:number-columns-repeated="16382"/>
        </table:table-row>
        <table:table-row table:style-name="ro1">
          <table:table-cell office:value-type="date" office:date-value="2017-08-17T00:00:00" table:style-name="ce5">
            <text:p>17/08/2017</text:p>
          </table:table-cell>
          <table:table-cell office:value-type="float" office:value="34229" table:style-name="ce6">
            <text:p>34,229</text:p>
          </table:table-cell>
          <table:table-cell table:number-columns-repeated="16382"/>
        </table:table-row>
        <table:table-row table:style-name="ro1">
          <table:table-cell office:value-type="date" office:date-value="2017-08-18T00:00:00" table:style-name="ce5">
            <text:p>18/08/2017</text:p>
          </table:table-cell>
          <table:table-cell office:value-type="float" office:value="34694" table:style-name="ce6">
            <text:p>34,694</text:p>
          </table:table-cell>
          <table:table-cell table:number-columns-repeated="16382"/>
        </table:table-row>
        <table:table-row table:style-name="ro1">
          <table:table-cell office:value-type="date" office:date-value="2017-08-19T00:00:00" table:style-name="ce5">
            <text:p>19/08/2017</text:p>
          </table:table-cell>
          <table:table-cell office:value-type="float" office:value="31250" table:style-name="ce6">
            <text:p>31,250</text:p>
          </table:table-cell>
          <table:table-cell table:number-columns-repeated="16382"/>
        </table:table-row>
        <table:table-row table:style-name="ro1">
          <table:table-cell office:value-type="date" office:date-value="2017-08-20T00:00:00" table:style-name="ce5">
            <text:p>20/08/2017</text:p>
          </table:table-cell>
          <table:table-cell office:value-type="float" office:value="32894" table:style-name="ce6">
            <text:p>32,894</text:p>
          </table:table-cell>
          <table:table-cell table:number-columns-repeated="16382"/>
        </table:table-row>
        <table:table-row table:style-name="ro1">
          <table:table-cell office:value-type="date" office:date-value="2017-08-21T00:00:00" table:style-name="ce5">
            <text:p>21/08/2017</text:p>
          </table:table-cell>
          <table:table-cell office:value-type="float" office:value="34428" table:style-name="ce6">
            <text:p>34,428</text:p>
          </table:table-cell>
          <table:table-cell table:number-columns-repeated="16382"/>
        </table:table-row>
        <table:table-row table:style-name="ro1">
          <table:table-cell office:value-type="date" office:date-value="2017-08-22T00:00:00" table:style-name="ce5">
            <text:p>22/08/2017</text:p>
          </table:table-cell>
          <table:table-cell office:value-type="float" office:value="33666" table:style-name="ce6">
            <text:p>33,666</text:p>
          </table:table-cell>
          <table:table-cell table:number-columns-repeated="16382"/>
        </table:table-row>
        <table:table-row table:style-name="ro1">
          <table:table-cell office:value-type="date" office:date-value="2017-08-23T00:00:00" table:style-name="ce5">
            <text:p>23/08/2017</text:p>
          </table:table-cell>
          <table:table-cell office:value-type="float" office:value="34453" table:style-name="ce6">
            <text:p>34,453</text:p>
          </table:table-cell>
          <table:table-cell table:number-columns-repeated="16382"/>
        </table:table-row>
        <table:table-row table:style-name="ro1">
          <table:table-cell office:value-type="date" office:date-value="2017-08-24T00:00:00" table:style-name="ce5">
            <text:p>24/08/2017</text:p>
          </table:table-cell>
          <table:table-cell office:value-type="float" office:value="34883" table:style-name="ce6">
            <text:p>34,883</text:p>
          </table:table-cell>
          <table:table-cell table:number-columns-repeated="16382"/>
        </table:table-row>
        <table:table-row table:style-name="ro1">
          <table:table-cell office:value-type="date" office:date-value="2017-08-25T00:00:00" table:style-name="ce5">
            <text:p>25/08/2017</text:p>
          </table:table-cell>
          <table:table-cell office:value-type="float" office:value="35497" table:style-name="ce6">
            <text:p>35,497</text:p>
          </table:table-cell>
          <table:table-cell table:number-columns-repeated="16382"/>
        </table:table-row>
        <table:table-row table:style-name="ro1">
          <table:table-cell office:value-type="date" office:date-value="2017-08-26T00:00:00" table:style-name="ce5">
            <text:p>26/08/2017</text:p>
          </table:table-cell>
          <table:table-cell office:value-type="float" office:value="31626" table:style-name="ce6">
            <text:p>31,626</text:p>
          </table:table-cell>
          <table:table-cell table:number-columns-repeated="16382"/>
        </table:table-row>
        <table:table-row table:style-name="ro1">
          <table:table-cell office:value-type="date" office:date-value="2017-08-27T00:00:00" table:style-name="ce5">
            <text:p>27/08/2017</text:p>
          </table:table-cell>
          <table:table-cell office:value-type="float" office:value="32875" table:style-name="ce6">
            <text:p>32,875</text:p>
          </table:table-cell>
          <table:table-cell table:number-columns-repeated="16382"/>
        </table:table-row>
        <table:table-row table:style-name="ro1">
          <table:table-cell office:value-type="date" office:date-value="2017-08-28T00:00:00" table:style-name="ce5">
            <text:p>28/08/2017</text:p>
          </table:table-cell>
          <table:table-cell office:value-type="float" office:value="34592" table:style-name="ce6">
            <text:p>34,592</text:p>
          </table:table-cell>
          <table:table-cell table:number-columns-repeated="16382"/>
        </table:table-row>
        <table:table-row table:style-name="ro1">
          <table:table-cell office:value-type="date" office:date-value="2017-08-29T00:00:00" table:style-name="ce5">
            <text:p>29/08/2017</text:p>
          </table:table-cell>
          <table:table-cell office:value-type="float" office:value="34371" table:style-name="ce6">
            <text:p>34,371</text:p>
          </table:table-cell>
          <table:table-cell table:number-columns-repeated="16382"/>
        </table:table-row>
        <table:table-row table:style-name="ro1">
          <table:table-cell office:value-type="date" office:date-value="2017-08-30T00:00:00" table:style-name="ce5">
            <text:p>30/08/2017</text:p>
          </table:table-cell>
          <table:table-cell office:value-type="float" office:value="34756" table:style-name="ce6">
            <text:p>34,756</text:p>
          </table:table-cell>
          <table:table-cell table:number-columns-repeated="16382"/>
        </table:table-row>
        <table:table-row table:style-name="ro1">
          <table:table-cell office:value-type="date" office:date-value="2017-08-31T00:00:00" table:style-name="ce5">
            <text:p>31/08/2017</text:p>
          </table:table-cell>
          <table:table-cell office:value-type="float" office:value="35421" table:style-name="ce6">
            <text:p>35,421</text:p>
          </table:table-cell>
          <table:table-cell table:number-columns-repeated="16382"/>
        </table:table-row>
        <table:table-row table:style-name="ro1">
          <table:table-cell office:value-type="date" office:date-value="2017-09-01T00:00:00" table:style-name="ce5">
            <text:p>01/09/2017</text:p>
          </table:table-cell>
          <table:table-cell office:value-type="float" office:value="35490" table:style-name="ce6">
            <text:p>35,490</text:p>
          </table:table-cell>
          <table:table-cell table:number-columns-repeated="16382"/>
        </table:table-row>
        <table:table-row table:style-name="ro1">
          <table:table-cell office:value-type="date" office:date-value="2017-09-02T00:00:00" table:style-name="ce5">
            <text:p>02/09/2017</text:p>
          </table:table-cell>
          <table:table-cell office:value-type="float" office:value="30882" table:style-name="ce6">
            <text:p>30,882</text:p>
          </table:table-cell>
          <table:table-cell table:number-columns-repeated="16382"/>
        </table:table-row>
        <table:table-row table:style-name="ro1">
          <table:table-cell office:value-type="date" office:date-value="2017-09-03T00:00:00" table:style-name="ce5">
            <text:p>03/09/2017</text:p>
          </table:table-cell>
          <table:table-cell office:value-type="float" office:value="32900" table:style-name="ce6">
            <text:p>32,900</text:p>
          </table:table-cell>
          <table:table-cell table:number-columns-repeated="16382"/>
        </table:table-row>
        <table:table-row table:style-name="ro1">
          <table:table-cell office:value-type="date" office:date-value="2017-09-04T00:00:00" table:style-name="ce5">
            <text:p>04/09/2017</text:p>
          </table:table-cell>
          <table:table-cell office:value-type="float" office:value="34967" table:style-name="ce6">
            <text:p>34,967</text:p>
          </table:table-cell>
          <table:table-cell table:number-columns-repeated="16382"/>
        </table:table-row>
        <table:table-row table:style-name="ro1">
          <table:table-cell office:value-type="date" office:date-value="2017-09-05T00:00:00" table:style-name="ce5">
            <text:p>05/09/2017</text:p>
          </table:table-cell>
          <table:table-cell office:value-type="float" office:value="34388" table:style-name="ce6">
            <text:p>34,388</text:p>
          </table:table-cell>
          <table:table-cell table:number-columns-repeated="16382"/>
        </table:table-row>
        <table:table-row table:style-name="ro1">
          <table:table-cell office:value-type="date" office:date-value="2017-09-06T00:00:00" table:style-name="ce5">
            <text:p>06/09/2017</text:p>
          </table:table-cell>
          <table:table-cell office:value-type="float" office:value="34750" table:style-name="ce6">
            <text:p>34,750</text:p>
          </table:table-cell>
          <table:table-cell table:number-columns-repeated="16382"/>
        </table:table-row>
        <table:table-row table:style-name="ro1">
          <table:table-cell office:value-type="date" office:date-value="2017-09-07T00:00:00" table:style-name="ce5">
            <text:p>07/09/2017</text:p>
          </table:table-cell>
          <table:table-cell office:value-type="float" office:value="35732" table:style-name="ce6">
            <text:p>35,732</text:p>
          </table:table-cell>
          <table:table-cell table:number-columns-repeated="16382"/>
        </table:table-row>
        <table:table-row table:style-name="ro1">
          <table:table-cell office:value-type="date" office:date-value="2017-09-08T00:00:00" table:style-name="ce5">
            <text:p>08/09/2017</text:p>
          </table:table-cell>
          <table:table-cell office:value-type="float" office:value="35900" table:style-name="ce6">
            <text:p>35,900</text:p>
          </table:table-cell>
          <table:table-cell table:number-columns-repeated="16382"/>
        </table:table-row>
        <table:table-row table:style-name="ro1">
          <table:table-cell office:value-type="date" office:date-value="2017-09-09T00:00:00" table:style-name="ce5">
            <text:p>09/09/2017</text:p>
          </table:table-cell>
          <table:table-cell office:value-type="float" office:value="30532" table:style-name="ce6">
            <text:p>30,532</text:p>
          </table:table-cell>
          <table:table-cell table:number-columns-repeated="16382"/>
        </table:table-row>
        <table:table-row table:style-name="ro1">
          <table:table-cell office:value-type="date" office:date-value="2017-09-10T00:00:00" table:style-name="ce5">
            <text:p>10/09/2017</text:p>
          </table:table-cell>
          <table:table-cell office:value-type="float" office:value="32440" table:style-name="ce6">
            <text:p>32,440</text:p>
          </table:table-cell>
          <table:table-cell table:number-columns-repeated="16382"/>
        </table:table-row>
        <table:table-row table:style-name="ro1">
          <table:table-cell office:value-type="date" office:date-value="2017-09-11T00:00:00" table:style-name="ce5">
            <text:p>11/09/2017</text:p>
          </table:table-cell>
          <table:table-cell office:value-type="float" office:value="34316" table:style-name="ce6">
            <text:p>34,316</text:p>
          </table:table-cell>
          <table:table-cell table:number-columns-repeated="16382"/>
        </table:table-row>
        <table:table-row table:style-name="ro1">
          <table:table-cell office:value-type="date" office:date-value="2017-09-12T00:00:00" table:style-name="ce5">
            <text:p>12/09/2017</text:p>
          </table:table-cell>
          <table:table-cell office:value-type="float" office:value="33356" table:style-name="ce6">
            <text:p>33,356</text:p>
          </table:table-cell>
          <table:table-cell table:number-columns-repeated="16382"/>
        </table:table-row>
        <table:table-row table:style-name="ro1">
          <table:table-cell office:value-type="date" office:date-value="2017-09-13T00:00:00" table:style-name="ce5">
            <text:p>13/09/2017</text:p>
          </table:table-cell>
          <table:table-cell office:value-type="float" office:value="34007" table:style-name="ce6">
            <text:p>34,007</text:p>
          </table:table-cell>
          <table:table-cell table:number-columns-repeated="16382"/>
        </table:table-row>
        <table:table-row table:style-name="ro1">
          <table:table-cell office:value-type="date" office:date-value="2017-09-14T00:00:00" table:style-name="ce5">
            <text:p>14/09/2017</text:p>
          </table:table-cell>
          <table:table-cell office:value-type="float" office:value="35103" table:style-name="ce6">
            <text:p>35,103</text:p>
          </table:table-cell>
          <table:table-cell table:number-columns-repeated="16382"/>
        </table:table-row>
        <table:table-row table:style-name="ro1">
          <table:table-cell office:value-type="date" office:date-value="2017-09-15T00:00:00" table:style-name="ce5">
            <text:p>15/09/2017</text:p>
          </table:table-cell>
          <table:table-cell office:value-type="float" office:value="35640" table:style-name="ce6">
            <text:p>35,640</text:p>
          </table:table-cell>
          <table:table-cell table:number-columns-repeated="16382"/>
        </table:table-row>
        <table:table-row table:style-name="ro1">
          <table:table-cell office:value-type="date" office:date-value="2017-09-16T00:00:00" table:style-name="ce5">
            <text:p>16/09/2017</text:p>
          </table:table-cell>
          <table:table-cell office:value-type="float" office:value="30040" table:style-name="ce6">
            <text:p>30,040</text:p>
          </table:table-cell>
          <table:table-cell table:number-columns-repeated="16382"/>
        </table:table-row>
        <table:table-row table:style-name="ro1">
          <table:table-cell office:value-type="date" office:date-value="2017-09-17T00:00:00" table:style-name="ce5">
            <text:p>17/09/2017</text:p>
          </table:table-cell>
          <table:table-cell office:value-type="float" office:value="32172" table:style-name="ce6">
            <text:p>32,172</text:p>
          </table:table-cell>
          <table:table-cell table:number-columns-repeated="16382"/>
        </table:table-row>
        <table:table-row table:style-name="ro1">
          <table:table-cell office:value-type="date" office:date-value="2017-09-18T00:00:00" table:style-name="ce5">
            <text:p>18/09/2017</text:p>
          </table:table-cell>
          <table:table-cell office:value-type="float" office:value="34250" table:style-name="ce6">
            <text:p>34,250</text:p>
          </table:table-cell>
          <table:table-cell table:number-columns-repeated="16382"/>
        </table:table-row>
        <table:table-row table:style-name="ro1">
          <table:table-cell office:value-type="date" office:date-value="2017-09-19T00:00:00" table:style-name="ce5">
            <text:p>19/09/2017</text:p>
          </table:table-cell>
          <table:table-cell office:value-type="float" office:value="33608" table:style-name="ce6">
            <text:p>33,608</text:p>
          </table:table-cell>
          <table:table-cell table:number-columns-repeated="16382"/>
        </table:table-row>
        <table:table-row table:style-name="ro1">
          <table:table-cell office:value-type="date" office:date-value="2017-09-20T00:00:00" table:style-name="ce5">
            <text:p>20/09/2017</text:p>
          </table:table-cell>
          <table:table-cell office:value-type="float" office:value="33964" table:style-name="ce6">
            <text:p>33,964</text:p>
          </table:table-cell>
          <table:table-cell table:number-columns-repeated="16382"/>
        </table:table-row>
        <table:table-row table:style-name="ro1">
          <table:table-cell office:value-type="date" office:date-value="2017-09-21T00:00:00" table:style-name="ce5">
            <text:p>21/09/2017</text:p>
          </table:table-cell>
          <table:table-cell office:value-type="float" office:value="34566" table:style-name="ce6">
            <text:p>34,566</text:p>
          </table:table-cell>
          <table:table-cell table:number-columns-repeated="16382"/>
        </table:table-row>
        <table:table-row table:style-name="ro1">
          <table:table-cell office:value-type="date" office:date-value="2017-09-22T00:00:00" table:style-name="ce5">
            <text:p>22/09/2017</text:p>
          </table:table-cell>
          <table:table-cell office:value-type="float" office:value="35084" table:style-name="ce6">
            <text:p>35,084</text:p>
          </table:table-cell>
          <table:table-cell table:number-columns-repeated="16382"/>
        </table:table-row>
        <table:table-row table:style-name="ro1">
          <table:table-cell office:value-type="date" office:date-value="2017-09-23T00:00:00" table:style-name="ce5">
            <text:p>23/09/2017</text:p>
          </table:table-cell>
          <table:table-cell office:value-type="float" office:value="29782" table:style-name="ce6">
            <text:p>29,782</text:p>
          </table:table-cell>
          <table:table-cell table:number-columns-repeated="16382"/>
        </table:table-row>
        <table:table-row table:style-name="ro1">
          <table:table-cell office:value-type="date" office:date-value="2017-09-24T00:00:00" table:style-name="ce5">
            <text:p>24/09/2017</text:p>
          </table:table-cell>
          <table:table-cell office:value-type="float" office:value="31980" table:style-name="ce6">
            <text:p>31,980</text:p>
          </table:table-cell>
          <table:table-cell table:number-columns-repeated="16382"/>
        </table:table-row>
        <table:table-row table:style-name="ro1">
          <table:table-cell office:value-type="date" office:date-value="2017-09-25T00:00:00" table:style-name="ce5">
            <text:p>25/09/2017</text:p>
          </table:table-cell>
          <table:table-cell office:value-type="float" office:value="33865" table:style-name="ce6">
            <text:p>33,865</text:p>
          </table:table-cell>
          <table:table-cell table:number-columns-repeated="16382"/>
        </table:table-row>
        <table:table-row table:style-name="ro1">
          <table:table-cell office:value-type="date" office:date-value="2017-09-26T00:00:00" table:style-name="ce5">
            <text:p>26/09/2017</text:p>
          </table:table-cell>
          <table:table-cell office:value-type="float" office:value="33173" table:style-name="ce6">
            <text:p>33,173</text:p>
          </table:table-cell>
          <table:table-cell table:number-columns-repeated="16382"/>
        </table:table-row>
        <table:table-row table:style-name="ro1">
          <table:table-cell office:value-type="date" office:date-value="2017-09-27T00:00:00" table:style-name="ce5">
            <text:p>27/09/2017</text:p>
          </table:table-cell>
          <table:table-cell office:value-type="float" office:value="33538" table:style-name="ce6">
            <text:p>33,538</text:p>
          </table:table-cell>
          <table:table-cell table:number-columns-repeated="16382"/>
        </table:table-row>
        <table:table-row table:style-name="ro1">
          <table:table-cell office:value-type="date" office:date-value="2017-09-28T00:00:00" table:style-name="ce5">
            <text:p>28/09/2017</text:p>
          </table:table-cell>
          <table:table-cell office:value-type="float" office:value="34429" table:style-name="ce6">
            <text:p>34,429</text:p>
          </table:table-cell>
          <table:table-cell table:number-columns-repeated="16382"/>
        </table:table-row>
        <table:table-row table:style-name="ro1">
          <table:table-cell office:value-type="date" office:date-value="2017-09-29T00:00:00" table:style-name="ce5">
            <text:p>29/09/2017</text:p>
          </table:table-cell>
          <table:table-cell office:value-type="float" office:value="34916" table:style-name="ce6">
            <text:p>34,916</text:p>
          </table:table-cell>
          <table:table-cell table:number-columns-repeated="16382"/>
        </table:table-row>
        <table:table-row table:style-name="ro1">
          <table:table-cell office:value-type="date" office:date-value="2017-09-30T00:00:00" table:style-name="ce5">
            <text:p>30/09/2017</text:p>
          </table:table-cell>
          <table:table-cell office:value-type="float" office:value="28914" table:style-name="ce6">
            <text:p>28,914</text:p>
          </table:table-cell>
          <table:table-cell table:number-columns-repeated="16382"/>
        </table:table-row>
        <table:table-row table:style-name="ro1">
          <table:table-cell office:value-type="date" office:date-value="2017-10-01T00:00:00" table:style-name="ce5">
            <text:p>01/10/2017</text:p>
          </table:table-cell>
          <table:table-cell office:value-type="float" office:value="31129" table:style-name="ce6">
            <text:p>31,129</text:p>
          </table:table-cell>
          <table:table-cell table:number-columns-repeated="16382"/>
        </table:table-row>
        <table:table-row table:style-name="ro1">
          <table:table-cell office:value-type="date" office:date-value="2017-10-02T00:00:00" table:style-name="ce5">
            <text:p>02/10/2017</text:p>
          </table:table-cell>
          <table:table-cell office:value-type="float" office:value="32281" table:style-name="ce6">
            <text:p>32,281</text:p>
          </table:table-cell>
          <table:table-cell table:number-columns-repeated="16382"/>
        </table:table-row>
        <table:table-row table:style-name="ro1">
          <table:table-cell office:value-type="date" office:date-value="2017-10-03T00:00:00" table:style-name="ce5">
            <text:p>03/10/2017</text:p>
          </table:table-cell>
          <table:table-cell office:value-type="float" office:value="31476" table:style-name="ce6">
            <text:p>31,476</text:p>
          </table:table-cell>
          <table:table-cell table:number-columns-repeated="16382"/>
        </table:table-row>
        <table:table-row table:style-name="ro1">
          <table:table-cell office:value-type="date" office:date-value="2017-10-04T00:00:00" table:style-name="ce5">
            <text:p>04/10/2017</text:p>
          </table:table-cell>
          <table:table-cell office:value-type="float" office:value="32362" table:style-name="ce6">
            <text:p>32,362</text:p>
          </table:table-cell>
          <table:table-cell table:number-columns-repeated="16382"/>
        </table:table-row>
        <table:table-row table:style-name="ro1">
          <table:table-cell office:value-type="date" office:date-value="2017-10-05T00:00:00" table:style-name="ce5">
            <text:p>05/10/2017</text:p>
          </table:table-cell>
          <table:table-cell office:value-type="float" office:value="32265" table:style-name="ce6">
            <text:p>32,265</text:p>
          </table:table-cell>
          <table:table-cell table:number-columns-repeated="16382"/>
        </table:table-row>
        <table:table-row table:style-name="ro1">
          <table:table-cell office:value-type="date" office:date-value="2017-10-06T00:00:00" table:style-name="ce5">
            <text:p>06/10/2017</text:p>
          </table:table-cell>
          <table:table-cell office:value-type="float" office:value="33483" table:style-name="ce6">
            <text:p>33,483</text:p>
          </table:table-cell>
          <table:table-cell table:number-columns-repeated="16382"/>
        </table:table-row>
        <table:table-row table:style-name="ro1">
          <table:table-cell office:value-type="date" office:date-value="2017-10-07T00:00:00" table:style-name="ce5">
            <text:p>07/10/2017</text:p>
          </table:table-cell>
          <table:table-cell office:value-type="float" office:value="27583" table:style-name="ce6">
            <text:p>27,583</text:p>
          </table:table-cell>
          <table:table-cell table:number-columns-repeated="16382"/>
        </table:table-row>
        <table:table-row table:style-name="ro1">
          <table:table-cell office:value-type="date" office:date-value="2017-10-08T00:00:00" table:style-name="ce5">
            <text:p>08/10/2017</text:p>
          </table:table-cell>
          <table:table-cell office:value-type="float" office:value="30245" table:style-name="ce6">
            <text:p>30,245</text:p>
          </table:table-cell>
          <table:table-cell table:number-columns-repeated="16382"/>
        </table:table-row>
        <table:table-row table:style-name="ro1">
          <table:table-cell office:value-type="date" office:date-value="2017-10-09T00:00:00" table:style-name="ce5">
            <text:p>09/10/2017</text:p>
          </table:table-cell>
          <table:table-cell office:value-type="float" office:value="32223" table:style-name="ce6">
            <text:p>32,223</text:p>
          </table:table-cell>
          <table:table-cell table:number-columns-repeated="16382"/>
        </table:table-row>
        <table:table-row table:style-name="ro1">
          <table:table-cell office:value-type="date" office:date-value="2017-10-10T00:00:00" table:style-name="ce5">
            <text:p>10/10/2017</text:p>
          </table:table-cell>
          <table:table-cell office:value-type="float" office:value="29680" table:style-name="ce6">
            <text:p>29,680</text:p>
          </table:table-cell>
          <table:table-cell table:number-columns-repeated="16382"/>
        </table:table-row>
        <table:table-row table:style-name="ro1">
          <table:table-cell office:value-type="date" office:date-value="2017-10-11T00:00:00" table:style-name="ce5">
            <text:p>11/10/2017</text:p>
          </table:table-cell>
          <table:table-cell office:value-type="float" office:value="31860" table:style-name="ce6">
            <text:p>31,860</text:p>
          </table:table-cell>
          <table:table-cell table:number-columns-repeated="16382"/>
        </table:table-row>
        <table:table-row table:style-name="ro1">
          <table:table-cell office:value-type="date" office:date-value="2017-10-12T00:00:00" table:style-name="ce5">
            <text:p>12/10/2017</text:p>
          </table:table-cell>
          <table:table-cell office:value-type="float" office:value="32378" table:style-name="ce6">
            <text:p>32,378</text:p>
          </table:table-cell>
          <table:table-cell table:number-columns-repeated="16382"/>
        </table:table-row>
        <table:table-row table:style-name="ro1">
          <table:table-cell office:value-type="date" office:date-value="2017-10-13T00:00:00" table:style-name="ce5">
            <text:p>13/10/2017</text:p>
          </table:table-cell>
          <table:table-cell office:value-type="float" office:value="33172" table:style-name="ce6">
            <text:p>33,172</text:p>
          </table:table-cell>
          <table:table-cell table:number-columns-repeated="16382"/>
        </table:table-row>
        <table:table-row table:style-name="ro1">
          <table:table-cell office:value-type="date" office:date-value="2017-10-14T00:00:00" table:style-name="ce5">
            <text:p>14/10/2017</text:p>
          </table:table-cell>
          <table:table-cell office:value-type="float" office:value="27512" table:style-name="ce6">
            <text:p>27,512</text:p>
          </table:table-cell>
          <table:table-cell table:number-columns-repeated="16382"/>
        </table:table-row>
        <table:table-row table:style-name="ro1">
          <table:table-cell office:value-type="date" office:date-value="2017-10-15T00:00:00" table:style-name="ce5">
            <text:p>15/10/2017</text:p>
          </table:table-cell>
          <table:table-cell office:value-type="float" office:value="29968" table:style-name="ce6">
            <text:p>29,968</text:p>
          </table:table-cell>
          <table:table-cell table:number-columns-repeated="16382"/>
        </table:table-row>
        <table:table-row table:style-name="ro1">
          <table:table-cell office:value-type="date" office:date-value="2017-10-16T00:00:00" table:style-name="ce5">
            <text:p>16/10/2017</text:p>
          </table:table-cell>
          <table:table-cell office:value-type="float" office:value="31282" table:style-name="ce6">
            <text:p>31,282</text:p>
          </table:table-cell>
          <table:table-cell table:number-columns-repeated="16382"/>
        </table:table-row>
        <table:table-row table:style-name="ro1">
          <table:table-cell office:value-type="date" office:date-value="2017-10-17T00:00:00" table:style-name="ce5">
            <text:p>17/10/2017</text:p>
          </table:table-cell>
          <table:table-cell office:value-type="float" office:value="31149" table:style-name="ce6">
            <text:p>31,149</text:p>
          </table:table-cell>
          <table:table-cell table:number-columns-repeated="16382"/>
        </table:table-row>
        <table:table-row table:style-name="ro1">
          <table:table-cell office:value-type="date" office:date-value="2017-10-18T00:00:00" table:style-name="ce5">
            <text:p>18/10/2017</text:p>
          </table:table-cell>
          <table:table-cell office:value-type="float" office:value="31345" table:style-name="ce6">
            <text:p>31,345</text:p>
          </table:table-cell>
          <table:table-cell table:number-columns-repeated="16382"/>
        </table:table-row>
        <table:table-row table:style-name="ro1">
          <table:table-cell office:value-type="date" office:date-value="2017-10-19T00:00:00" table:style-name="ce5">
            <text:p>19/10/2017</text:p>
          </table:table-cell>
          <table:table-cell office:value-type="float" office:value="32177" table:style-name="ce6">
            <text:p>32,177</text:p>
          </table:table-cell>
          <table:table-cell table:number-columns-repeated="16382"/>
        </table:table-row>
        <table:table-row table:style-name="ro1">
          <table:table-cell office:value-type="date" office:date-value="2017-10-20T00:00:00" table:style-name="ce5">
            <text:p>20/10/2017</text:p>
          </table:table-cell>
          <table:table-cell office:value-type="float" office:value="32754" table:style-name="ce6">
            <text:p>32,754</text:p>
          </table:table-cell>
          <table:table-cell table:number-columns-repeated="16382"/>
        </table:table-row>
        <table:table-row table:style-name="ro1">
          <table:table-cell office:value-type="date" office:date-value="2017-10-21T00:00:00" table:style-name="ce5">
            <text:p>21/10/2017</text:p>
          </table:table-cell>
          <table:table-cell office:value-type="float" office:value="26964" table:style-name="ce6">
            <text:p>26,964</text:p>
          </table:table-cell>
          <table:table-cell table:number-columns-repeated="16382"/>
        </table:table-row>
        <table:table-row table:style-name="ro1">
          <table:table-cell office:value-type="date" office:date-value="2017-10-22T00:00:00" table:style-name="ce5">
            <text:p>22/10/2017</text:p>
          </table:table-cell>
          <table:table-cell office:value-type="float" office:value="29088" table:style-name="ce6">
            <text:p>29,088</text:p>
          </table:table-cell>
          <table:table-cell table:number-columns-repeated="16382"/>
        </table:table-row>
        <table:table-row table:style-name="ro1">
          <table:table-cell office:value-type="date" office:date-value="2017-10-23T00:00:00" table:style-name="ce5">
            <text:p>23/10/2017</text:p>
          </table:table-cell>
          <table:table-cell office:value-type="float" office:value="31324" table:style-name="ce6">
            <text:p>31,324</text:p>
          </table:table-cell>
          <table:table-cell table:number-columns-repeated="16382"/>
        </table:table-row>
        <table:table-row table:style-name="ro1">
          <table:table-cell office:value-type="date" office:date-value="2017-10-24T00:00:00" table:style-name="ce5">
            <text:p>24/10/2017</text:p>
          </table:table-cell>
          <table:table-cell office:value-type="float" office:value="30456" table:style-name="ce6">
            <text:p>30,456</text:p>
          </table:table-cell>
          <table:table-cell table:number-columns-repeated="16382"/>
        </table:table-row>
        <table:table-row table:style-name="ro1">
          <table:table-cell office:value-type="date" office:date-value="2017-10-25T00:00:00" table:style-name="ce5">
            <text:p>25/10/2017</text:p>
          </table:table-cell>
          <table:table-cell office:value-type="float" office:value="31022" table:style-name="ce6">
            <text:p>31,022</text:p>
          </table:table-cell>
          <table:table-cell table:number-columns-repeated="16382"/>
        </table:table-row>
        <table:table-row table:style-name="ro1">
          <table:table-cell office:value-type="date" office:date-value="2017-10-26T00:00:00" table:style-name="ce5">
            <text:p>26/10/2017</text:p>
          </table:table-cell>
          <table:table-cell office:value-type="float" office:value="31750" table:style-name="ce6">
            <text:p>31,750</text:p>
          </table:table-cell>
          <table:table-cell table:number-columns-repeated="16382"/>
        </table:table-row>
        <table:table-row table:style-name="ro1">
          <table:table-cell office:value-type="date" office:date-value="2017-10-27T00:00:00" table:style-name="ce5">
            <text:p>27/10/2017</text:p>
          </table:table-cell>
          <table:table-cell office:value-type="float" office:value="31982" table:style-name="ce6">
            <text:p>31,982</text:p>
          </table:table-cell>
          <table:table-cell table:number-columns-repeated="16382"/>
        </table:table-row>
        <table:table-row table:style-name="ro1">
          <table:table-cell office:value-type="date" office:date-value="2017-10-28T00:00:00" table:style-name="ce5">
            <text:p>28/10/2017</text:p>
          </table:table-cell>
          <table:table-cell office:value-type="float" office:value="26311" table:style-name="ce6">
            <text:p>26,311</text:p>
          </table:table-cell>
          <table:table-cell table:number-columns-repeated="16382"/>
        </table:table-row>
        <table:table-row table:style-name="ro1">
          <table:table-cell office:value-type="date" office:date-value="2017-10-29T00:00:00" table:style-name="ce5">
            <text:p>29/10/2017</text:p>
          </table:table-cell>
          <table:table-cell office:value-type="float" office:value="26449" table:style-name="ce6">
            <text:p>26,449</text:p>
          </table:table-cell>
          <table:table-cell table:number-columns-repeated="16382"/>
        </table:table-row>
        <table:table-row table:style-name="ro1">
          <table:table-cell office:value-type="date" office:date-value="2017-10-30T00:00:00" table:style-name="ce5">
            <text:p>30/10/2017</text:p>
          </table:table-cell>
          <table:table-cell office:value-type="float" office:value="28283" table:style-name="ce6">
            <text:p>28,283</text:p>
          </table:table-cell>
          <table:table-cell table:number-columns-repeated="16382"/>
        </table:table-row>
        <table:table-row table:style-name="ro1">
          <table:table-cell office:value-type="date" office:date-value="2017-10-31T00:00:00" table:style-name="ce5">
            <text:p>31/10/2017</text:p>
          </table:table-cell>
          <table:table-cell office:value-type="float" office:value="26795" table:style-name="ce6">
            <text:p>26,795</text:p>
          </table:table-cell>
          <table:table-cell table:number-columns-repeated="16382"/>
        </table:table-row>
        <table:table-row table:style-name="ro1">
          <table:table-cell office:value-type="date" office:date-value="2017-11-01T00:00:00" table:style-name="ce5">
            <text:p>01/11/2017</text:p>
          </table:table-cell>
          <table:table-cell office:value-type="float" office:value="26615" table:style-name="ce6">
            <text:p>26,615</text:p>
          </table:table-cell>
          <table:table-cell table:number-columns-repeated="16382"/>
        </table:table-row>
        <table:table-row table:style-name="ro1">
          <table:table-cell office:value-type="date" office:date-value="2017-11-02T00:00:00" table:style-name="ce5">
            <text:p>02/11/2017</text:p>
          </table:table-cell>
          <table:table-cell office:value-type="float" office:value="28068" table:style-name="ce6">
            <text:p>28,068</text:p>
          </table:table-cell>
          <table:table-cell table:number-columns-repeated="16382"/>
        </table:table-row>
        <table:table-row table:style-name="ro1">
          <table:table-cell office:value-type="date" office:date-value="2017-11-03T00:00:00" table:style-name="ce5">
            <text:p>03/11/2017</text:p>
          </table:table-cell>
          <table:table-cell office:value-type="float" office:value="28834" table:style-name="ce6">
            <text:p>28,834</text:p>
          </table:table-cell>
          <table:table-cell table:number-columns-repeated="16382"/>
        </table:table-row>
        <table:table-row table:style-name="ro1">
          <table:table-cell office:value-type="date" office:date-value="2017-11-04T00:00:00" table:style-name="ce5">
            <text:p>04/11/2017</text:p>
          </table:table-cell>
          <table:table-cell office:value-type="float" office:value="22686" table:style-name="ce6">
            <text:p>22,686</text:p>
          </table:table-cell>
          <table:table-cell table:number-columns-repeated="16382"/>
        </table:table-row>
        <table:table-row table:style-name="ro1">
          <table:table-cell office:value-type="date" office:date-value="2017-11-05T00:00:00" table:style-name="ce5">
            <text:p>05/11/2017</text:p>
          </table:table-cell>
          <table:table-cell office:value-type="float" office:value="25824" table:style-name="ce6">
            <text:p>25,824</text:p>
          </table:table-cell>
          <table:table-cell table:number-columns-repeated="16382"/>
        </table:table-row>
        <table:table-row table:style-name="ro1">
          <table:table-cell office:value-type="date" office:date-value="2017-11-06T00:00:00" table:style-name="ce5">
            <text:p>06/11/2017</text:p>
          </table:table-cell>
          <table:table-cell office:value-type="float" office:value="28275" table:style-name="ce6">
            <text:p>28,275</text:p>
          </table:table-cell>
          <table:table-cell table:number-columns-repeated="16382"/>
        </table:table-row>
        <table:table-row table:style-name="ro1">
          <table:table-cell office:value-type="date" office:date-value="2017-11-07T00:00:00" table:style-name="ce5">
            <text:p>07/11/2017</text:p>
          </table:table-cell>
          <table:table-cell office:value-type="float" office:value="26730" table:style-name="ce6">
            <text:p>26,730</text:p>
          </table:table-cell>
          <table:table-cell table:number-columns-repeated="16382"/>
        </table:table-row>
        <table:table-row table:style-name="ro1">
          <table:table-cell office:value-type="date" office:date-value="2017-11-08T00:00:00" table:style-name="ce5">
            <text:p>08/11/2017</text:p>
          </table:table-cell>
          <table:table-cell office:value-type="float" office:value="27117" table:style-name="ce6">
            <text:p>27,117</text:p>
          </table:table-cell>
          <table:table-cell table:number-columns-repeated="16382"/>
        </table:table-row>
        <table:table-row table:style-name="ro1">
          <table:table-cell office:value-type="date" office:date-value="2017-11-09T00:00:00" table:style-name="ce5">
            <text:p>09/11/2017</text:p>
          </table:table-cell>
          <table:table-cell office:value-type="float" office:value="27926" table:style-name="ce6">
            <text:p>27,926</text:p>
          </table:table-cell>
          <table:table-cell table:number-columns-repeated="16382"/>
        </table:table-row>
        <table:table-row table:style-name="ro1">
          <table:table-cell office:value-type="date" office:date-value="2017-11-10T00:00:00" table:style-name="ce5">
            <text:p>10/11/2017</text:p>
          </table:table-cell>
          <table:table-cell office:value-type="float" office:value="28675" table:style-name="ce6">
            <text:p>28,675</text:p>
          </table:table-cell>
          <table:table-cell table:number-columns-repeated="16382"/>
        </table:table-row>
        <table:table-row table:style-name="ro1">
          <table:table-cell office:value-type="date" office:date-value="2017-11-11T00:00:00" table:style-name="ce5">
            <text:p>11/11/2017</text:p>
          </table:table-cell>
          <table:table-cell office:value-type="float" office:value="20953" table:style-name="ce6">
            <text:p>20,953</text:p>
          </table:table-cell>
          <table:table-cell table:number-columns-repeated="16382"/>
        </table:table-row>
        <table:table-row table:style-name="ro1">
          <table:table-cell office:value-type="date" office:date-value="2017-11-12T00:00:00" table:style-name="ce5">
            <text:p>12/11/2017</text:p>
          </table:table-cell>
          <table:table-cell office:value-type="float" office:value="24680" table:style-name="ce6">
            <text:p>24,680</text:p>
          </table:table-cell>
          <table:table-cell table:number-columns-repeated="16382"/>
        </table:table-row>
        <table:table-row table:style-name="ro1">
          <table:table-cell office:value-type="date" office:date-value="2017-11-13T00:00:00" table:style-name="ce5">
            <text:p>13/11/2017</text:p>
          </table:table-cell>
          <table:table-cell office:value-type="float" office:value="27456" table:style-name="ce6">
            <text:p>27,456</text:p>
          </table:table-cell>
          <table:table-cell table:number-columns-repeated="16382"/>
        </table:table-row>
        <table:table-row table:style-name="ro1">
          <table:table-cell office:value-type="date" office:date-value="2017-11-14T00:00:00" table:style-name="ce5">
            <text:p>14/11/2017</text:p>
          </table:table-cell>
          <table:table-cell office:value-type="float" office:value="26509" table:style-name="ce6">
            <text:p>26,509</text:p>
          </table:table-cell>
          <table:table-cell table:number-columns-repeated="16382"/>
        </table:table-row>
        <table:table-row table:style-name="ro1">
          <table:table-cell office:value-type="date" office:date-value="2017-11-15T00:00:00" table:style-name="ce5">
            <text:p>15/11/2017</text:p>
          </table:table-cell>
          <table:table-cell office:value-type="float" office:value="26899" table:style-name="ce6">
            <text:p>26,899</text:p>
          </table:table-cell>
          <table:table-cell table:number-columns-repeated="16382"/>
        </table:table-row>
        <table:table-row table:style-name="ro1">
          <table:table-cell office:value-type="date" office:date-value="2017-11-16T00:00:00" table:style-name="ce5">
            <text:p>16/11/2017</text:p>
          </table:table-cell>
          <table:table-cell office:value-type="float" office:value="27751" table:style-name="ce6">
            <text:p>27,751</text:p>
          </table:table-cell>
          <table:table-cell table:number-columns-repeated="16382"/>
        </table:table-row>
        <table:table-row table:style-name="ro1">
          <table:table-cell office:value-type="date" office:date-value="2017-11-17T00:00:00" table:style-name="ce5">
            <text:p>17/11/2017</text:p>
          </table:table-cell>
          <table:table-cell office:value-type="float" office:value="28699" table:style-name="ce6">
            <text:p>28,699</text:p>
          </table:table-cell>
          <table:table-cell table:number-columns-repeated="16382"/>
        </table:table-row>
        <table:table-row table:style-name="ro1">
          <table:table-cell office:value-type="date" office:date-value="2017-11-18T00:00:00" table:style-name="ce5">
            <text:p>18/11/2017</text:p>
          </table:table-cell>
          <table:table-cell office:value-type="float" office:value="20844" table:style-name="ce6">
            <text:p>20,844</text:p>
          </table:table-cell>
          <table:table-cell table:number-columns-repeated="16382"/>
        </table:table-row>
        <table:table-row table:style-name="ro1">
          <table:table-cell office:value-type="date" office:date-value="2017-11-19T00:00:00" table:style-name="ce5">
            <text:p>19/11/2017</text:p>
          </table:table-cell>
          <table:table-cell office:value-type="float" office:value="24465" table:style-name="ce6">
            <text:p>24,465</text:p>
          </table:table-cell>
          <table:table-cell table:number-columns-repeated="16382"/>
        </table:table-row>
        <table:table-row table:style-name="ro1">
          <table:table-cell office:value-type="date" office:date-value="2017-11-20T00:00:00" table:style-name="ce5">
            <text:p>20/11/2017</text:p>
          </table:table-cell>
          <table:table-cell office:value-type="float" office:value="27401" table:style-name="ce6">
            <text:p>27,401</text:p>
          </table:table-cell>
          <table:table-cell table:number-columns-repeated="16382"/>
        </table:table-row>
        <table:table-row table:style-name="ro1">
          <table:table-cell office:value-type="date" office:date-value="2017-11-21T00:00:00" table:style-name="ce5">
            <text:p>21/11/2017</text:p>
          </table:table-cell>
          <table:table-cell office:value-type="float" office:value="25709" table:style-name="ce6">
            <text:p>25,709</text:p>
          </table:table-cell>
          <table:table-cell table:number-columns-repeated="16382"/>
        </table:table-row>
        <table:table-row table:style-name="ro1">
          <table:table-cell office:value-type="date" office:date-value="2017-11-22T00:00:00" table:style-name="ce5">
            <text:p>22/11/2017</text:p>
          </table:table-cell>
          <table:table-cell office:value-type="float" office:value="26571" table:style-name="ce6">
            <text:p>26,571</text:p>
          </table:table-cell>
          <table:table-cell table:number-columns-repeated="16382"/>
        </table:table-row>
        <table:table-row table:style-name="ro1">
          <table:table-cell office:value-type="date" office:date-value="2017-11-23T00:00:00" table:style-name="ce5">
            <text:p>23/11/2017</text:p>
          </table:table-cell>
          <table:table-cell office:value-type="float" office:value="27172" table:style-name="ce6">
            <text:p>27,172</text:p>
          </table:table-cell>
          <table:table-cell table:number-columns-repeated="16382"/>
        </table:table-row>
        <table:table-row table:style-name="ro1">
          <table:table-cell office:value-type="date" office:date-value="2017-11-24T00:00:00" table:style-name="ce5">
            <text:p>24/11/2017</text:p>
          </table:table-cell>
          <table:table-cell office:value-type="float" office:value="28225" table:style-name="ce6">
            <text:p>28,225</text:p>
          </table:table-cell>
          <table:table-cell table:number-columns-repeated="16382"/>
        </table:table-row>
        <table:table-row table:style-name="ro1">
          <table:table-cell office:value-type="date" office:date-value="2017-11-25T00:00:00" table:style-name="ce5">
            <text:p>25/11/2017</text:p>
          </table:table-cell>
          <table:table-cell office:value-type="float" office:value="20594" table:style-name="ce6">
            <text:p>20,594</text:p>
          </table:table-cell>
          <table:table-cell table:number-columns-repeated="16382"/>
        </table:table-row>
        <table:table-row table:style-name="ro1">
          <table:table-cell office:value-type="date" office:date-value="2017-11-26T00:00:00" table:style-name="ce5">
            <text:p>26/11/2017</text:p>
          </table:table-cell>
          <table:table-cell office:value-type="float" office:value="24226" table:style-name="ce6">
            <text:p>24,226</text:p>
          </table:table-cell>
          <table:table-cell table:number-columns-repeated="16382"/>
        </table:table-row>
        <table:table-row table:style-name="ro1">
          <table:table-cell office:value-type="date" office:date-value="2017-11-27T00:00:00" table:style-name="ce5">
            <text:p>27/11/2017</text:p>
          </table:table-cell>
          <table:table-cell office:value-type="float" office:value="27219" table:style-name="ce6">
            <text:p>27,219</text:p>
          </table:table-cell>
          <table:table-cell table:number-columns-repeated="16382"/>
        </table:table-row>
        <table:table-row table:style-name="ro1">
          <table:table-cell office:value-type="date" office:date-value="2017-11-28T00:00:00" table:style-name="ce5">
            <text:p>28/11/2017</text:p>
          </table:table-cell>
          <table:table-cell office:value-type="float" office:value="25983" table:style-name="ce6">
            <text:p>25,983</text:p>
          </table:table-cell>
          <table:table-cell table:number-columns-repeated="16382"/>
        </table:table-row>
        <table:table-row table:style-name="ro1">
          <table:table-cell office:value-type="date" office:date-value="2017-11-29T00:00:00" table:style-name="ce5">
            <text:p>29/11/2017</text:p>
          </table:table-cell>
          <table:table-cell office:value-type="float" office:value="26609" table:style-name="ce6">
            <text:p>26,609</text:p>
          </table:table-cell>
          <table:table-cell table:number-columns-repeated="16382"/>
        </table:table-row>
        <table:table-row table:style-name="ro1">
          <table:table-cell office:value-type="date" office:date-value="2017-11-30T00:00:00" table:style-name="ce5">
            <text:p>30/11/2017</text:p>
          </table:table-cell>
          <table:table-cell office:value-type="float" office:value="27414" table:style-name="ce6">
            <text:p>27,414</text:p>
          </table:table-cell>
          <table:table-cell table:number-columns-repeated="16382"/>
        </table:table-row>
        <table:table-row table:style-name="ro1">
          <table:table-cell office:value-type="date" office:date-value="2017-12-01T00:00:00" table:style-name="ce5">
            <text:p>01/12/2017</text:p>
          </table:table-cell>
          <table:table-cell office:value-type="float" office:value="28150" table:style-name="ce6">
            <text:p>28,150</text:p>
          </table:table-cell>
          <table:table-cell table:number-columns-repeated="16382"/>
        </table:table-row>
        <table:table-row table:style-name="ro1">
          <table:table-cell office:value-type="date" office:date-value="2017-12-02T00:00:00" table:style-name="ce5">
            <text:p>02/12/2017</text:p>
          </table:table-cell>
          <table:table-cell office:value-type="float" office:value="20518" table:style-name="ce6">
            <text:p>20,518</text:p>
          </table:table-cell>
          <table:table-cell table:number-columns-repeated="16382"/>
        </table:table-row>
        <table:table-row table:style-name="ro1">
          <table:table-cell office:value-type="date" office:date-value="2017-12-03T00:00:00" table:style-name="ce5">
            <text:p>03/12/2017</text:p>
          </table:table-cell>
          <table:table-cell office:value-type="float" office:value="23992" table:style-name="ce6">
            <text:p>23,992</text:p>
          </table:table-cell>
          <table:table-cell table:number-columns-repeated="16382"/>
        </table:table-row>
        <table:table-row table:style-name="ro1">
          <table:table-cell office:value-type="date" office:date-value="2017-12-04T00:00:00" table:style-name="ce5">
            <text:p>04/12/2017</text:p>
          </table:table-cell>
          <table:table-cell office:value-type="float" office:value="26903" table:style-name="ce6">
            <text:p>26,903</text:p>
          </table:table-cell>
          <table:table-cell table:number-columns-repeated="16382"/>
        </table:table-row>
        <table:table-row table:style-name="ro1">
          <table:table-cell office:value-type="date" office:date-value="2017-12-05T00:00:00" table:style-name="ce5">
            <text:p>05/12/2017</text:p>
          </table:table-cell>
          <table:table-cell office:value-type="float" office:value="26094" table:style-name="ce6">
            <text:p>26,094</text:p>
          </table:table-cell>
          <table:table-cell table:number-columns-repeated="16382"/>
        </table:table-row>
        <table:table-row table:style-name="ro1">
          <table:table-cell office:value-type="date" office:date-value="2017-12-06T00:00:00" table:style-name="ce5">
            <text:p>06/12/2017</text:p>
          </table:table-cell>
          <table:table-cell office:value-type="float" office:value="26592" table:style-name="ce6">
            <text:p>26,592</text:p>
          </table:table-cell>
          <table:table-cell table:number-columns-repeated="16382"/>
        </table:table-row>
        <table:table-row table:style-name="ro1">
          <table:table-cell office:value-type="date" office:date-value="2017-12-07T00:00:00" table:style-name="ce5">
            <text:p>07/12/2017</text:p>
          </table:table-cell>
          <table:table-cell office:value-type="float" office:value="27270" table:style-name="ce6">
            <text:p>27,270</text:p>
          </table:table-cell>
          <table:table-cell table:number-columns-repeated="16382"/>
        </table:table-row>
        <table:table-row table:style-name="ro1">
          <table:table-cell office:value-type="date" office:date-value="2017-12-08T00:00:00" table:style-name="ce5">
            <text:p>08/12/2017</text:p>
          </table:table-cell>
          <table:table-cell office:value-type="float" office:value="27154" table:style-name="ce6">
            <text:p>27,154</text:p>
          </table:table-cell>
          <table:table-cell table:number-columns-repeated="16382"/>
        </table:table-row>
        <table:table-row table:style-name="ro1">
          <table:table-cell office:value-type="date" office:date-value="2017-12-09T00:00:00" table:style-name="ce5">
            <text:p>09/12/2017</text:p>
          </table:table-cell>
          <table:table-cell office:value-type="float" office:value="20760" table:style-name="ce6">
            <text:p>20,760</text:p>
          </table:table-cell>
          <table:table-cell table:number-columns-repeated="16382"/>
        </table:table-row>
        <table:table-row table:style-name="ro1">
          <table:table-cell office:value-type="date" office:date-value="2017-12-10T00:00:00" table:style-name="ce5">
            <text:p>10/12/2017</text:p>
          </table:table-cell>
          <table:table-cell office:value-type="float" office:value="21994" table:style-name="ce6">
            <text:p>21,994</text:p>
          </table:table-cell>
          <table:table-cell table:number-columns-repeated="16382"/>
        </table:table-row>
        <table:table-row table:style-name="ro1">
          <table:table-cell office:value-type="date" office:date-value="2017-12-11T00:00:00" table:style-name="ce5">
            <text:p>11/12/2017</text:p>
          </table:table-cell>
          <table:table-cell office:value-type="float" office:value="25431" table:style-name="ce6">
            <text:p>25,431</text:p>
          </table:table-cell>
          <table:table-cell table:number-columns-repeated="16382"/>
        </table:table-row>
        <table:table-row table:style-name="ro1">
          <table:table-cell office:value-type="date" office:date-value="2017-12-12T00:00:00" table:style-name="ce5">
            <text:p>12/12/2017</text:p>
          </table:table-cell>
          <table:table-cell office:value-type="float" office:value="26058" table:style-name="ce6">
            <text:p>26,058</text:p>
          </table:table-cell>
          <table:table-cell table:number-columns-repeated="16382"/>
        </table:table-row>
        <table:table-row table:style-name="ro1">
          <table:table-cell office:value-type="date" office:date-value="2017-12-13T00:00:00" table:style-name="ce5">
            <text:p>13/12/2017</text:p>
          </table:table-cell>
          <table:table-cell office:value-type="float" office:value="26593" table:style-name="ce6">
            <text:p>26,593</text:p>
          </table:table-cell>
          <table:table-cell table:number-columns-repeated="16382"/>
        </table:table-row>
        <table:table-row table:style-name="ro1">
          <table:table-cell office:value-type="date" office:date-value="2017-12-14T00:00:00" table:style-name="ce5">
            <text:p>14/12/2017</text:p>
          </table:table-cell>
          <table:table-cell office:value-type="float" office:value="27550" table:style-name="ce6">
            <text:p>27,550</text:p>
          </table:table-cell>
          <table:table-cell table:number-columns-repeated="16382"/>
        </table:table-row>
        <table:table-row table:style-name="ro1">
          <table:table-cell office:value-type="date" office:date-value="2017-12-15T00:00:00" table:style-name="ce5">
            <text:p>15/12/2017</text:p>
          </table:table-cell>
          <table:table-cell office:value-type="float" office:value="28126" table:style-name="ce6">
            <text:p>28,126</text:p>
          </table:table-cell>
          <table:table-cell table:number-columns-repeated="16382"/>
        </table:table-row>
        <table:table-row table:style-name="ro1">
          <table:table-cell office:value-type="date" office:date-value="2017-12-16T00:00:00" table:style-name="ce5">
            <text:p>16/12/2017</text:p>
          </table:table-cell>
          <table:table-cell office:value-type="float" office:value="21480" table:style-name="ce6">
            <text:p>21,480</text:p>
          </table:table-cell>
          <table:table-cell table:number-columns-repeated="16382"/>
        </table:table-row>
        <table:table-row table:style-name="ro1">
          <table:table-cell office:value-type="date" office:date-value="2017-12-17T00:00:00" table:style-name="ce5">
            <text:p>17/12/2017</text:p>
          </table:table-cell>
          <table:table-cell office:value-type="float" office:value="24456" table:style-name="ce6">
            <text:p>24,456</text:p>
          </table:table-cell>
          <table:table-cell table:number-columns-repeated="16382"/>
        </table:table-row>
        <table:table-row table:style-name="ro1">
          <table:table-cell office:value-type="date" office:date-value="2017-12-18T00:00:00" table:style-name="ce5">
            <text:p>18/12/2017</text:p>
          </table:table-cell>
          <table:table-cell office:value-type="float" office:value="26927" table:style-name="ce6">
            <text:p>26,927</text:p>
          </table:table-cell>
          <table:table-cell table:number-columns-repeated="16382"/>
        </table:table-row>
        <table:table-row table:style-name="ro1">
          <table:table-cell office:value-type="date" office:date-value="2017-12-19T00:00:00" table:style-name="ce5">
            <text:p>19/12/2017</text:p>
          </table:table-cell>
          <table:table-cell office:value-type="float" office:value="26653" table:style-name="ce6">
            <text:p>26,653</text:p>
          </table:table-cell>
          <table:table-cell table:number-columns-repeated="16382"/>
        </table:table-row>
        <table:table-row table:style-name="ro1">
          <table:table-cell office:value-type="date" office:date-value="2017-12-20T00:00:00" table:style-name="ce5">
            <text:p>20/12/2017</text:p>
          </table:table-cell>
          <table:table-cell office:value-type="float" office:value="27318" table:style-name="ce6">
            <text:p>27,318</text:p>
          </table:table-cell>
          <table:table-cell table:number-columns-repeated="16382"/>
        </table:table-row>
        <table:table-row table:style-name="ro1">
          <table:table-cell office:value-type="date" office:date-value="2017-12-21T00:00:00" table:style-name="ce5">
            <text:p>21/12/2017</text:p>
          </table:table-cell>
          <table:table-cell office:value-type="float" office:value="28124" table:style-name="ce6">
            <text:p>28,124</text:p>
          </table:table-cell>
          <table:table-cell table:number-columns-repeated="16382"/>
        </table:table-row>
        <table:table-row table:style-name="ro1">
          <table:table-cell office:value-type="date" office:date-value="2017-12-22T00:00:00" table:style-name="ce5">
            <text:p>22/12/2017</text:p>
          </table:table-cell>
          <table:table-cell office:value-type="float" office:value="28453" table:style-name="ce6">
            <text:p>28,453</text:p>
          </table:table-cell>
          <table:table-cell table:number-columns-repeated="16382"/>
        </table:table-row>
        <table:table-row table:style-name="ro1">
          <table:table-cell office:value-type="date" office:date-value="2017-12-23T00:00:00" table:style-name="ce5">
            <text:p>23/12/2017</text:p>
          </table:table-cell>
          <table:table-cell office:value-type="float" office:value="23756" table:style-name="ce6">
            <text:p>23,756</text:p>
          </table:table-cell>
          <table:table-cell table:number-columns-repeated="16382"/>
        </table:table-row>
        <table:table-row table:style-name="ro1">
          <table:table-cell office:value-type="date" office:date-value="2017-12-24T00:00:00" table:style-name="ce5">
            <text:p>24/12/2017</text:p>
          </table:table-cell>
          <table:table-cell office:value-type="float" office:value="18450" table:style-name="ce6">
            <text:p>18,450</text:p>
          </table:table-cell>
          <table:table-cell table:number-columns-repeated="16382"/>
        </table:table-row>
        <table:table-row table:style-name="ro1">
          <table:table-cell office:value-type="date" office:date-value="2017-12-25T00:00:00" table:style-name="ce5">
            <text:p>25/12/2017</text:p>
          </table:table-cell>
          <table:table-cell office:value-type="float" office:value="12993" table:style-name="ce6">
            <text:p>12,993</text:p>
          </table:table-cell>
          <table:table-cell table:number-columns-repeated="16382"/>
        </table:table-row>
        <table:table-row table:style-name="ro1">
          <table:table-cell office:value-type="date" office:date-value="2017-12-26T00:00:00" table:style-name="ce5">
            <text:p>26/12/2017</text:p>
          </table:table-cell>
          <table:table-cell office:value-type="float" office:value="21764" table:style-name="ce6">
            <text:p>21,764</text:p>
          </table:table-cell>
          <table:table-cell table:number-columns-repeated="16382"/>
        </table:table-row>
        <table:table-row table:style-name="ro1">
          <table:table-cell office:value-type="date" office:date-value="2017-12-27T00:00:00" table:style-name="ce5">
            <text:p>27/12/2017</text:p>
          </table:table-cell>
          <table:table-cell office:value-type="float" office:value="24561" table:style-name="ce6">
            <text:p>24,561</text:p>
          </table:table-cell>
          <table:table-cell table:number-columns-repeated="16382"/>
        </table:table-row>
        <table:table-row table:style-name="ro1">
          <table:table-cell office:value-type="date" office:date-value="2017-12-28T00:00:00" table:style-name="ce5">
            <text:p>28/12/2017</text:p>
          </table:table-cell>
          <table:table-cell office:value-type="float" office:value="25270" table:style-name="ce6">
            <text:p>25,270</text:p>
          </table:table-cell>
          <table:table-cell table:number-columns-repeated="16382"/>
        </table:table-row>
        <table:table-row table:style-name="ro1">
          <table:table-cell office:value-type="date" office:date-value="2017-12-29T00:00:00" table:style-name="ce5">
            <text:p>29/12/2017</text:p>
          </table:table-cell>
          <table:table-cell office:value-type="float" office:value="25866" table:style-name="ce6">
            <text:p>25,866</text:p>
          </table:table-cell>
          <table:table-cell table:number-columns-repeated="16382"/>
        </table:table-row>
        <table:table-row table:style-name="ro1">
          <table:table-cell office:value-type="date" office:date-value="2017-12-30T00:00:00" table:style-name="ce5">
            <text:p>30/12/2017</text:p>
          </table:table-cell>
          <table:table-cell office:value-type="float" office:value="22060" table:style-name="ce6">
            <text:p>22,060</text:p>
          </table:table-cell>
          <table:table-cell table:number-columns-repeated="16382"/>
        </table:table-row>
        <table:table-row table:style-name="ro1">
          <table:table-cell office:value-type="date" office:date-value="2017-12-31T00:00:00" table:style-name="ce5">
            <text:p>31/12/2017</text:p>
          </table:table-cell>
          <table:table-cell office:value-type="float" office:value="18314" table:style-name="ce6">
            <text:p>18,314</text:p>
          </table:table-cell>
          <table:table-cell table:number-columns-repeated="16382"/>
        </table:table-row>
        <table:table-row table:style-name="ro1">
          <table:table-cell office:value-type="date" office:date-value="2018-01-01T00:00:00" table:style-name="ce5">
            <text:p>01/01/2018</text:p>
          </table:table-cell>
          <table:table-cell office:value-type="float" office:value="20144" table:style-name="ce6">
            <text:p>20,144</text:p>
          </table:table-cell>
          <table:table-cell table:number-columns-repeated="16382"/>
        </table:table-row>
        <table:table-row table:style-name="ro1">
          <table:table-cell office:value-type="date" office:date-value="2018-01-02T00:00:00" table:style-name="ce5">
            <text:p>02/01/2018</text:p>
          </table:table-cell>
          <table:table-cell office:value-type="float" office:value="25341" table:style-name="ce6">
            <text:p>25,341</text:p>
          </table:table-cell>
          <table:table-cell table:number-columns-repeated="16382"/>
        </table:table-row>
        <table:table-row table:style-name="ro1">
          <table:table-cell office:value-type="date" office:date-value="2018-01-03T00:00:00" table:style-name="ce5">
            <text:p>03/01/2018</text:p>
          </table:table-cell>
          <table:table-cell office:value-type="float" office:value="24606" table:style-name="ce6">
            <text:p>24,606</text:p>
          </table:table-cell>
          <table:table-cell table:number-columns-repeated="16382"/>
        </table:table-row>
        <table:table-row table:style-name="ro1">
          <table:table-cell office:value-type="date" office:date-value="2018-01-04T00:00:00" table:style-name="ce5">
            <text:p>04/01/2018</text:p>
          </table:table-cell>
          <table:table-cell office:value-type="float" office:value="25161" table:style-name="ce6">
            <text:p>25,161</text:p>
          </table:table-cell>
          <table:table-cell table:number-columns-repeated="16382"/>
        </table:table-row>
        <table:table-row table:style-name="ro1">
          <table:table-cell office:value-type="date" office:date-value="2018-01-05T00:00:00" table:style-name="ce5">
            <text:p>05/01/2018</text:p>
          </table:table-cell>
          <table:table-cell office:value-type="float" office:value="25930" table:style-name="ce6">
            <text:p>25,930</text:p>
          </table:table-cell>
          <table:table-cell table:number-columns-repeated="16382"/>
        </table:table-row>
        <table:table-row table:style-name="ro1">
          <table:table-cell office:value-type="date" office:date-value="2018-01-06T00:00:00" table:style-name="ce5">
            <text:p>06/01/2018</text:p>
          </table:table-cell>
          <table:table-cell office:value-type="float" office:value="22353" table:style-name="ce6">
            <text:p>22,353</text:p>
          </table:table-cell>
          <table:table-cell table:number-columns-repeated="16382"/>
        </table:table-row>
        <table:table-row table:style-name="ro1">
          <table:table-cell office:value-type="date" office:date-value="2018-01-07T00:00:00" table:style-name="ce5">
            <text:p>07/01/2018</text:p>
          </table:table-cell>
          <table:table-cell office:value-type="float" office:value="24825" table:style-name="ce6">
            <text:p>24,825</text:p>
          </table:table-cell>
          <table:table-cell table:number-columns-repeated="16382"/>
        </table:table-row>
        <table:table-row table:style-name="ro1">
          <table:table-cell office:value-type="date" office:date-value="2018-01-08T00:00:00" table:style-name="ce5">
            <text:p>08/01/2018</text:p>
          </table:table-cell>
          <table:table-cell office:value-type="float" office:value="26331" table:style-name="ce6">
            <text:p>26,331</text:p>
          </table:table-cell>
          <table:table-cell table:number-columns-repeated="16382"/>
        </table:table-row>
        <table:table-row table:style-name="ro1">
          <table:table-cell office:value-type="date" office:date-value="2018-01-09T00:00:00" table:style-name="ce5">
            <text:p>09/01/2018</text:p>
          </table:table-cell>
          <table:table-cell office:value-type="float" office:value="24994" table:style-name="ce6">
            <text:p>24,994</text:p>
          </table:table-cell>
          <table:table-cell table:number-columns-repeated="16382"/>
        </table:table-row>
        <table:table-row table:style-name="ro1">
          <table:table-cell office:value-type="date" office:date-value="2018-01-10T00:00:00" table:style-name="ce5">
            <text:p>10/01/2018</text:p>
          </table:table-cell>
          <table:table-cell office:value-type="float" office:value="25315" table:style-name="ce6">
            <text:p>25,315</text:p>
          </table:table-cell>
          <table:table-cell table:number-columns-repeated="16382"/>
        </table:table-row>
        <table:table-row table:style-name="ro1">
          <table:table-cell office:value-type="date" office:date-value="2018-01-11T00:00:00" table:style-name="ce5">
            <text:p>11/01/2018</text:p>
          </table:table-cell>
          <table:table-cell office:value-type="float" office:value="25681" table:style-name="ce6">
            <text:p>25,681</text:p>
          </table:table-cell>
          <table:table-cell table:number-columns-repeated="16382"/>
        </table:table-row>
        <table:table-row table:style-name="ro1">
          <table:table-cell office:value-type="date" office:date-value="2018-01-12T00:00:00" table:style-name="ce5">
            <text:p>12/01/2018</text:p>
          </table:table-cell>
          <table:table-cell office:value-type="float" office:value="26867" table:style-name="ce6">
            <text:p>26,867</text:p>
          </table:table-cell>
          <table:table-cell table:number-columns-repeated="16382"/>
        </table:table-row>
        <table:table-row table:style-name="ro1">
          <table:table-cell office:value-type="date" office:date-value="2018-01-13T00:00:00" table:style-name="ce5">
            <text:p>13/01/2018</text:p>
          </table:table-cell>
          <table:table-cell office:value-type="float" office:value="20692" table:style-name="ce6">
            <text:p>20,692</text:p>
          </table:table-cell>
          <table:table-cell table:number-columns-repeated="16382"/>
        </table:table-row>
        <table:table-row table:style-name="ro1">
          <table:table-cell office:value-type="date" office:date-value="2018-01-14T00:00:00" table:style-name="ce5">
            <text:p>14/01/2018</text:p>
          </table:table-cell>
          <table:table-cell office:value-type="float" office:value="23731" table:style-name="ce6">
            <text:p>23,731</text:p>
          </table:table-cell>
          <table:table-cell table:number-columns-repeated="16382"/>
        </table:table-row>
        <table:table-row table:style-name="ro1">
          <table:table-cell office:value-type="date" office:date-value="2018-01-15T00:00:00" table:style-name="ce5">
            <text:p>15/01/2018</text:p>
          </table:table-cell>
          <table:table-cell office:value-type="float" office:value="25864" table:style-name="ce6">
            <text:p>25,864</text:p>
          </table:table-cell>
          <table:table-cell table:number-columns-repeated="16382"/>
        </table:table-row>
        <table:table-row table:style-name="ro1">
          <table:table-cell office:value-type="date" office:date-value="2018-01-16T00:00:00" table:style-name="ce5">
            <text:p>16/01/2018</text:p>
          </table:table-cell>
          <table:table-cell office:value-type="float" office:value="24029" table:style-name="ce6">
            <text:p>24,029</text:p>
          </table:table-cell>
          <table:table-cell table:number-columns-repeated="16382"/>
        </table:table-row>
        <table:table-row table:style-name="ro1">
          <table:table-cell office:value-type="date" office:date-value="2018-01-17T00:00:00" table:style-name="ce5">
            <text:p>17/01/2018</text:p>
          </table:table-cell>
          <table:table-cell office:value-type="float" office:value="24877" table:style-name="ce6">
            <text:p>24,877</text:p>
          </table:table-cell>
          <table:table-cell table:number-columns-repeated="16382"/>
        </table:table-row>
        <table:table-row table:style-name="ro1">
          <table:table-cell office:value-type="date" office:date-value="2018-01-18T00:00:00" table:style-name="ce5">
            <text:p>18/01/2018</text:p>
          </table:table-cell>
          <table:table-cell office:value-type="float" office:value="25316" table:style-name="ce6">
            <text:p>25,316</text:p>
          </table:table-cell>
          <table:table-cell table:number-columns-repeated="16382"/>
        </table:table-row>
        <table:table-row table:style-name="ro1">
          <table:table-cell office:value-type="date" office:date-value="2018-01-19T00:00:00" table:style-name="ce5">
            <text:p>19/01/2018</text:p>
          </table:table-cell>
          <table:table-cell office:value-type="float" office:value="26845" table:style-name="ce6">
            <text:p>26,845</text:p>
          </table:table-cell>
          <table:table-cell table:number-columns-repeated="16382"/>
        </table:table-row>
        <table:table-row table:style-name="ro1">
          <table:table-cell office:value-type="date" office:date-value="2018-01-20T00:00:00" table:style-name="ce5">
            <text:p>20/01/2018</text:p>
          </table:table-cell>
          <table:table-cell office:value-type="float" office:value="20683" table:style-name="ce6">
            <text:p>20,683</text:p>
          </table:table-cell>
          <table:table-cell table:number-columns-repeated="16382"/>
        </table:table-row>
        <table:table-row table:style-name="ro1">
          <table:table-cell office:value-type="date" office:date-value="2018-01-21T00:00:00" table:style-name="ce5">
            <text:p>21/01/2018</text:p>
          </table:table-cell>
          <table:table-cell office:value-type="float" office:value="23908" table:style-name="ce6">
            <text:p>23,908</text:p>
          </table:table-cell>
          <table:table-cell table:number-columns-repeated="16382"/>
        </table:table-row>
        <table:table-row table:style-name="ro1">
          <table:table-cell office:value-type="date" office:date-value="2018-01-22T00:00:00" table:style-name="ce5">
            <text:p>22/01/2018</text:p>
          </table:table-cell>
          <table:table-cell office:value-type="float" office:value="26057" table:style-name="ce6">
            <text:p>26,057</text:p>
          </table:table-cell>
          <table:table-cell table:number-columns-repeated="16382"/>
        </table:table-row>
        <table:table-row table:style-name="ro1">
          <table:table-cell office:value-type="date" office:date-value="2018-01-23T00:00:00" table:style-name="ce5">
            <text:p>23/01/2018</text:p>
          </table:table-cell>
          <table:table-cell office:value-type="float" office:value="25069" table:style-name="ce6">
            <text:p>25,069</text:p>
          </table:table-cell>
          <table:table-cell table:number-columns-repeated="16382"/>
        </table:table-row>
        <table:table-row table:style-name="ro1">
          <table:table-cell office:value-type="date" office:date-value="2018-01-24T00:00:00" table:style-name="ce5">
            <text:p>24/01/2018</text:p>
          </table:table-cell>
          <table:table-cell office:value-type="float" office:value="25436" table:style-name="ce6">
            <text:p>25,436</text:p>
          </table:table-cell>
          <table:table-cell table:number-columns-repeated="16382"/>
        </table:table-row>
        <table:table-row table:style-name="ro1">
          <table:table-cell office:value-type="date" office:date-value="2018-01-25T00:00:00" table:style-name="ce5">
            <text:p>25/01/2018</text:p>
          </table:table-cell>
          <table:table-cell office:value-type="float" office:value="26581" table:style-name="ce6">
            <text:p>26,581</text:p>
          </table:table-cell>
          <table:table-cell table:number-columns-repeated="16382"/>
        </table:table-row>
        <table:table-row table:style-name="ro1">
          <table:table-cell office:value-type="date" office:date-value="2018-01-26T00:00:00" table:style-name="ce5">
            <text:p>26/01/2018</text:p>
          </table:table-cell>
          <table:table-cell office:value-type="float" office:value="27533" table:style-name="ce6">
            <text:p>27,533</text:p>
          </table:table-cell>
          <table:table-cell table:number-columns-repeated="16382"/>
        </table:table-row>
        <table:table-row table:style-name="ro1">
          <table:table-cell office:value-type="date" office:date-value="2018-01-27T00:00:00" table:style-name="ce5">
            <text:p>27/01/2018</text:p>
          </table:table-cell>
          <table:table-cell office:value-type="float" office:value="20809" table:style-name="ce6">
            <text:p>20,809</text:p>
          </table:table-cell>
          <table:table-cell table:number-columns-repeated="16382"/>
        </table:table-row>
        <table:table-row table:style-name="ro1">
          <table:table-cell office:value-type="date" office:date-value="2018-01-28T00:00:00" table:style-name="ce5">
            <text:p>28/01/2018</text:p>
          </table:table-cell>
          <table:table-cell office:value-type="float" office:value="23859" table:style-name="ce6">
            <text:p>23,859</text:p>
          </table:table-cell>
          <table:table-cell table:number-columns-repeated="16382"/>
        </table:table-row>
        <table:table-row table:style-name="ro1">
          <table:table-cell office:value-type="date" office:date-value="2018-01-29T00:00:00" table:style-name="ce5">
            <text:p>29/01/2018</text:p>
          </table:table-cell>
          <table:table-cell office:value-type="float" office:value="26322" table:style-name="ce6">
            <text:p>26,322</text:p>
          </table:table-cell>
          <table:table-cell table:number-columns-repeated="16382"/>
        </table:table-row>
        <table:table-row table:style-name="ro1">
          <table:table-cell office:value-type="date" office:date-value="2018-01-30T00:00:00" table:style-name="ce5">
            <text:p>30/01/2018</text:p>
          </table:table-cell>
          <table:table-cell office:value-type="float" office:value="25435" table:style-name="ce6">
            <text:p>25,435</text:p>
          </table:table-cell>
          <table:table-cell table:number-columns-repeated="16382"/>
        </table:table-row>
        <table:table-row table:style-name="ro1">
          <table:table-cell office:value-type="date" office:date-value="2018-01-31T00:00:00" table:style-name="ce5">
            <text:p>31/01/2018</text:p>
          </table:table-cell>
          <table:table-cell office:value-type="float" office:value="25782" table:style-name="ce6">
            <text:p>25,782</text:p>
          </table:table-cell>
          <table:table-cell table:number-columns-repeated="16382"/>
        </table:table-row>
        <table:table-row table:style-name="ro1">
          <table:table-cell office:value-type="date" office:date-value="2018-02-01T00:00:00" table:style-name="ce5">
            <text:p>01/02/2018</text:p>
          </table:table-cell>
          <table:table-cell office:value-type="float" office:value="26388" table:style-name="ce6">
            <text:p>26,388</text:p>
          </table:table-cell>
          <table:table-cell table:number-columns-repeated="16382"/>
        </table:table-row>
        <table:table-row table:style-name="ro1">
          <table:table-cell office:value-type="date" office:date-value="2018-02-02T00:00:00" table:style-name="ce5">
            <text:p>02/02/2018</text:p>
          </table:table-cell>
          <table:table-cell office:value-type="float" office:value="27444" table:style-name="ce6">
            <text:p>27,444</text:p>
          </table:table-cell>
          <table:table-cell table:number-columns-repeated="16382"/>
        </table:table-row>
        <table:table-row table:style-name="ro1">
          <table:table-cell office:value-type="date" office:date-value="2018-02-03T00:00:00" table:style-name="ce5">
            <text:p>03/02/2018</text:p>
          </table:table-cell>
          <table:table-cell office:value-type="float" office:value="20921" table:style-name="ce6">
            <text:p>20,921</text:p>
          </table:table-cell>
          <table:table-cell table:number-columns-repeated="16382"/>
        </table:table-row>
        <table:table-row table:style-name="ro1">
          <table:table-cell office:value-type="date" office:date-value="2018-02-04T00:00:00" table:style-name="ce5">
            <text:p>04/02/2018</text:p>
          </table:table-cell>
          <table:table-cell office:value-type="float" office:value="24147" table:style-name="ce6">
            <text:p>24,147</text:p>
          </table:table-cell>
          <table:table-cell table:number-columns-repeated="16382"/>
        </table:table-row>
        <table:table-row table:style-name="ro1">
          <table:table-cell office:value-type="date" office:date-value="2018-02-05T00:00:00" table:style-name="ce5">
            <text:p>05/02/2018</text:p>
          </table:table-cell>
          <table:table-cell office:value-type="float" office:value="26399" table:style-name="ce6">
            <text:p>26,399</text:p>
          </table:table-cell>
          <table:table-cell table:number-columns-repeated="16382"/>
        </table:table-row>
        <table:table-row table:style-name="ro1">
          <table:table-cell office:value-type="date" office:date-value="2018-02-06T00:00:00" table:style-name="ce5">
            <text:p>06/02/2018</text:p>
          </table:table-cell>
          <table:table-cell office:value-type="float" office:value="24908" table:style-name="ce6">
            <text:p>24,908</text:p>
          </table:table-cell>
          <table:table-cell table:number-columns-repeated="16382"/>
        </table:table-row>
        <table:table-row table:style-name="ro1">
          <table:table-cell office:value-type="date" office:date-value="2018-02-07T00:00:00" table:style-name="ce5">
            <text:p>07/02/2018</text:p>
          </table:table-cell>
          <table:table-cell office:value-type="float" office:value="25394" table:style-name="ce6">
            <text:p>25,394</text:p>
          </table:table-cell>
          <table:table-cell table:number-columns-repeated="16382"/>
        </table:table-row>
        <table:table-row table:style-name="ro1">
          <table:table-cell office:value-type="date" office:date-value="2018-02-08T00:00:00" table:style-name="ce5">
            <text:p>08/02/2018</text:p>
          </table:table-cell>
          <table:table-cell office:value-type="float" office:value="26789" table:style-name="ce6">
            <text:p>26,789</text:p>
          </table:table-cell>
          <table:table-cell table:number-columns-repeated="16382"/>
        </table:table-row>
        <table:table-row table:style-name="ro1">
          <table:table-cell office:value-type="date" office:date-value="2018-02-09T00:00:00" table:style-name="ce5">
            <text:p>09/02/2018</text:p>
          </table:table-cell>
          <table:table-cell office:value-type="float" office:value="27918" table:style-name="ce6">
            <text:p>27,918</text:p>
          </table:table-cell>
          <table:table-cell table:number-columns-repeated="16382"/>
        </table:table-row>
        <table:table-row table:style-name="ro1">
          <table:table-cell office:value-type="date" office:date-value="2018-02-10T00:00:00" table:style-name="ce5">
            <text:p>10/02/2018</text:p>
          </table:table-cell>
          <table:table-cell office:value-type="float" office:value="22268" table:style-name="ce6">
            <text:p>22,268</text:p>
          </table:table-cell>
          <table:table-cell table:number-columns-repeated="16382"/>
        </table:table-row>
        <table:table-row table:style-name="ro1">
          <table:table-cell office:value-type="date" office:date-value="2018-02-11T00:00:00" table:style-name="ce5">
            <text:p>11/02/2018</text:p>
          </table:table-cell>
          <table:table-cell office:value-type="float" office:value="24268" table:style-name="ce6">
            <text:p>24,268</text:p>
          </table:table-cell>
          <table:table-cell table:number-columns-repeated="16382"/>
        </table:table-row>
        <table:table-row table:style-name="ro1">
          <table:table-cell office:value-type="date" office:date-value="2018-02-12T00:00:00" table:style-name="ce5">
            <text:p>12/02/2018</text:p>
          </table:table-cell>
          <table:table-cell office:value-type="float" office:value="26267" table:style-name="ce6">
            <text:p>26,267</text:p>
          </table:table-cell>
          <table:table-cell table:number-columns-repeated="16382"/>
        </table:table-row>
        <table:table-row table:style-name="ro1">
          <table:table-cell office:value-type="date" office:date-value="2018-02-13T00:00:00" table:style-name="ce5">
            <text:p>13/02/2018</text:p>
          </table:table-cell>
          <table:table-cell office:value-type="float" office:value="25555" table:style-name="ce6">
            <text:p>25,555</text:p>
          </table:table-cell>
          <table:table-cell table:number-columns-repeated="16382"/>
        </table:table-row>
        <table:table-row table:style-name="ro1">
          <table:table-cell office:value-type="date" office:date-value="2018-02-14T00:00:00" table:style-name="ce5">
            <text:p>14/02/2018</text:p>
          </table:table-cell>
          <table:table-cell office:value-type="float" office:value="26250" table:style-name="ce6">
            <text:p>26,250</text:p>
          </table:table-cell>
          <table:table-cell table:number-columns-repeated="16382"/>
        </table:table-row>
        <table:table-row table:style-name="ro1">
          <table:table-cell office:value-type="date" office:date-value="2018-02-15T00:00:00" table:style-name="ce5">
            <text:p>15/02/2018</text:p>
          </table:table-cell>
          <table:table-cell office:value-type="float" office:value="26917" table:style-name="ce6">
            <text:p>26,917</text:p>
          </table:table-cell>
          <table:table-cell table:number-columns-repeated="16382"/>
        </table:table-row>
        <table:table-row table:style-name="ro1">
          <table:table-cell office:value-type="date" office:date-value="2018-02-16T00:00:00" table:style-name="ce5">
            <text:p>16/02/2018</text:p>
          </table:table-cell>
          <table:table-cell office:value-type="float" office:value="28349" table:style-name="ce6">
            <text:p>28,349</text:p>
          </table:table-cell>
          <table:table-cell table:number-columns-repeated="16382"/>
        </table:table-row>
        <table:table-row table:style-name="ro1">
          <table:table-cell office:value-type="date" office:date-value="2018-02-17T00:00:00" table:style-name="ce5">
            <text:p>17/02/2018</text:p>
          </table:table-cell>
          <table:table-cell office:value-type="float" office:value="22497" table:style-name="ce6">
            <text:p>22,497</text:p>
          </table:table-cell>
          <table:table-cell table:number-columns-repeated="16382"/>
        </table:table-row>
        <table:table-row table:style-name="ro1">
          <table:table-cell office:value-type="date" office:date-value="2018-02-18T00:00:00" table:style-name="ce5">
            <text:p>18/02/2018</text:p>
          </table:table-cell>
          <table:table-cell office:value-type="float" office:value="25136" table:style-name="ce6">
            <text:p>25,136</text:p>
          </table:table-cell>
          <table:table-cell table:number-columns-repeated="16382"/>
        </table:table-row>
        <table:table-row table:style-name="ro1">
          <table:table-cell office:value-type="date" office:date-value="2018-02-19T00:00:00" table:style-name="ce5">
            <text:p>19/02/2018</text:p>
          </table:table-cell>
          <table:table-cell office:value-type="float" office:value="27011" table:style-name="ce6">
            <text:p>27,011</text:p>
          </table:table-cell>
          <table:table-cell table:number-columns-repeated="16382"/>
        </table:table-row>
        <table:table-row table:style-name="ro1">
          <table:table-cell office:value-type="date" office:date-value="2018-02-20T00:00:00" table:style-name="ce5">
            <text:p>20/02/2018</text:p>
          </table:table-cell>
          <table:table-cell office:value-type="float" office:value="26023" table:style-name="ce6">
            <text:p>26,023</text:p>
          </table:table-cell>
          <table:table-cell table:number-columns-repeated="16382"/>
        </table:table-row>
        <table:table-row table:style-name="ro1">
          <table:table-cell office:value-type="date" office:date-value="2018-02-21T00:00:00" table:style-name="ce5">
            <text:p>21/02/2018</text:p>
          </table:table-cell>
          <table:table-cell office:value-type="float" office:value="26616" table:style-name="ce6">
            <text:p>26,616</text:p>
          </table:table-cell>
          <table:table-cell table:number-columns-repeated="16382"/>
        </table:table-row>
        <table:table-row table:style-name="ro1">
          <table:table-cell office:value-type="date" office:date-value="2018-02-22T00:00:00" table:style-name="ce5">
            <text:p>22/02/2018</text:p>
          </table:table-cell>
          <table:table-cell office:value-type="float" office:value="27040" table:style-name="ce6">
            <text:p>27,040</text:p>
          </table:table-cell>
          <table:table-cell table:number-columns-repeated="16382"/>
        </table:table-row>
        <table:table-row table:style-name="ro1">
          <table:table-cell office:value-type="date" office:date-value="2018-02-23T00:00:00" table:style-name="ce5">
            <text:p>23/02/2018</text:p>
          </table:table-cell>
          <table:table-cell office:value-type="float" office:value="28349" table:style-name="ce6">
            <text:p>28,349</text:p>
          </table:table-cell>
          <table:table-cell table:number-columns-repeated="16382"/>
        </table:table-row>
        <table:table-row table:style-name="ro1">
          <table:table-cell office:value-type="date" office:date-value="2018-02-24T00:00:00" table:style-name="ce5">
            <text:p>24/02/2018</text:p>
          </table:table-cell>
          <table:table-cell office:value-type="float" office:value="22632" table:style-name="ce6">
            <text:p>22,632</text:p>
          </table:table-cell>
          <table:table-cell table:number-columns-repeated="16382"/>
        </table:table-row>
        <table:table-row table:style-name="ro1">
          <table:table-cell office:value-type="date" office:date-value="2018-02-25T00:00:00" table:style-name="ce5">
            <text:p>25/02/2018</text:p>
          </table:table-cell>
          <table:table-cell office:value-type="float" office:value="25157" table:style-name="ce6">
            <text:p>25,157</text:p>
          </table:table-cell>
          <table:table-cell table:number-columns-repeated="16382"/>
        </table:table-row>
        <table:table-row table:style-name="ro1">
          <table:table-cell office:value-type="date" office:date-value="2018-02-26T00:00:00" table:style-name="ce5">
            <text:p>26/02/2018</text:p>
          </table:table-cell>
          <table:table-cell office:value-type="float" office:value="26844" table:style-name="ce6">
            <text:p>26,844</text:p>
          </table:table-cell>
          <table:table-cell table:number-columns-repeated="16382"/>
        </table:table-row>
        <table:table-row table:style-name="ro1">
          <table:table-cell office:value-type="date" office:date-value="2018-02-27T00:00:00" table:style-name="ce5">
            <text:p>27/02/2018</text:p>
          </table:table-cell>
          <table:table-cell office:value-type="float" office:value="25783" table:style-name="ce6">
            <text:p>25,783</text:p>
          </table:table-cell>
          <table:table-cell table:number-columns-repeated="16382"/>
        </table:table-row>
        <table:table-row table:style-name="ro1">
          <table:table-cell office:value-type="date" office:date-value="2018-02-28T00:00:00" table:style-name="ce5">
            <text:p>28/02/2018</text:p>
          </table:table-cell>
          <table:table-cell office:value-type="float" office:value="25086" table:style-name="ce6">
            <text:p>25,086</text:p>
          </table:table-cell>
          <table:table-cell table:number-columns-repeated="16382"/>
        </table:table-row>
        <table:table-row table:style-name="ro1">
          <table:table-cell office:value-type="date" office:date-value="2018-03-01T00:00:00" table:style-name="ce5">
            <text:p>01/03/2018</text:p>
          </table:table-cell>
          <table:table-cell office:value-type="float" office:value="24599" table:style-name="ce6">
            <text:p>24,599</text:p>
          </table:table-cell>
          <table:table-cell table:number-columns-repeated="16382"/>
        </table:table-row>
        <table:table-row table:style-name="ro1">
          <table:table-cell office:value-type="date" office:date-value="2018-03-02T00:00:00" table:style-name="ce5">
            <text:p>02/03/2018</text:p>
          </table:table-cell>
          <table:table-cell office:value-type="float" office:value="25424" table:style-name="ce6">
            <text:p>25,424</text:p>
          </table:table-cell>
          <table:table-cell table:number-columns-repeated="16382"/>
        </table:table-row>
        <table:table-row table:style-name="ro1">
          <table:table-cell office:value-type="date" office:date-value="2018-03-03T00:00:00" table:style-name="ce5">
            <text:p>03/03/2018</text:p>
          </table:table-cell>
          <table:table-cell office:value-type="float" office:value="21817" table:style-name="ce6">
            <text:p>21,817</text:p>
          </table:table-cell>
          <table:table-cell table:number-columns-repeated="16382"/>
        </table:table-row>
        <table:table-row table:style-name="ro1">
          <table:table-cell office:value-type="date" office:date-value="2018-03-04T00:00:00" table:style-name="ce5">
            <text:p>04/03/2018</text:p>
          </table:table-cell>
          <table:table-cell office:value-type="float" office:value="25287" table:style-name="ce6">
            <text:p>25,287</text:p>
          </table:table-cell>
          <table:table-cell table:number-columns-repeated="16382"/>
        </table:table-row>
        <table:table-row table:style-name="ro1">
          <table:table-cell office:value-type="date" office:date-value="2018-03-05T00:00:00" table:style-name="ce5">
            <text:p>05/03/2018</text:p>
          </table:table-cell>
          <table:table-cell office:value-type="float" office:value="27602" table:style-name="ce6">
            <text:p>27,602</text:p>
          </table:table-cell>
          <table:table-cell table:number-columns-repeated="16382"/>
        </table:table-row>
        <table:table-row table:style-name="ro1">
          <table:table-cell office:value-type="date" office:date-value="2018-03-06T00:00:00" table:style-name="ce5">
            <text:p>06/03/2018</text:p>
          </table:table-cell>
          <table:table-cell office:value-type="float" office:value="26489" table:style-name="ce6">
            <text:p>26,489</text:p>
          </table:table-cell>
          <table:table-cell table:number-columns-repeated="16382"/>
        </table:table-row>
        <table:table-row table:style-name="ro1">
          <table:table-cell office:value-type="date" office:date-value="2018-03-07T00:00:00" table:style-name="ce5">
            <text:p>07/03/2018</text:p>
          </table:table-cell>
          <table:table-cell office:value-type="float" office:value="27274" table:style-name="ce6">
            <text:p>27,274</text:p>
          </table:table-cell>
          <table:table-cell table:number-columns-repeated="16382"/>
        </table:table-row>
        <table:table-row table:style-name="ro1">
          <table:table-cell office:value-type="date" office:date-value="2018-03-08T00:00:00" table:style-name="ce5">
            <text:p>08/03/2018</text:p>
          </table:table-cell>
          <table:table-cell office:value-type="float" office:value="27683" table:style-name="ce6">
            <text:p>27,683</text:p>
          </table:table-cell>
          <table:table-cell table:number-columns-repeated="16382"/>
        </table:table-row>
        <table:table-row table:style-name="ro1">
          <table:table-cell office:value-type="date" office:date-value="2018-03-09T00:00:00" table:style-name="ce5">
            <text:p>09/03/2018</text:p>
          </table:table-cell>
          <table:table-cell office:value-type="float" office:value="28865" table:style-name="ce6">
            <text:p>28,865</text:p>
          </table:table-cell>
          <table:table-cell table:number-columns-repeated="16382"/>
        </table:table-row>
        <table:table-row table:style-name="ro1">
          <table:table-cell office:value-type="date" office:date-value="2018-03-10T00:00:00" table:style-name="ce5">
            <text:p>10/03/2018</text:p>
          </table:table-cell>
          <table:table-cell office:value-type="float" office:value="22691" table:style-name="ce6">
            <text:p>22,691</text:p>
          </table:table-cell>
          <table:table-cell table:number-columns-repeated="16382"/>
        </table:table-row>
        <table:table-row table:style-name="ro1">
          <table:table-cell office:value-type="date" office:date-value="2018-03-11T00:00:00" table:style-name="ce5">
            <text:p>11/03/2018</text:p>
          </table:table-cell>
          <table:table-cell office:value-type="float" office:value="25417" table:style-name="ce6">
            <text:p>25,417</text:p>
          </table:table-cell>
          <table:table-cell table:number-columns-repeated="16382"/>
        </table:table-row>
        <table:table-row table:style-name="ro1">
          <table:table-cell office:value-type="date" office:date-value="2018-03-12T00:00:00" table:style-name="ce5">
            <text:p>12/03/2018</text:p>
          </table:table-cell>
          <table:table-cell office:value-type="float" office:value="28000" table:style-name="ce6">
            <text:p>28,000</text:p>
          </table:table-cell>
          <table:table-cell table:number-columns-repeated="16382"/>
        </table:table-row>
        <table:table-row table:style-name="ro1">
          <table:table-cell office:value-type="date" office:date-value="2018-03-13T00:00:00" table:style-name="ce5">
            <text:p>13/03/2018</text:p>
          </table:table-cell>
          <table:table-cell office:value-type="float" office:value="27022" table:style-name="ce6">
            <text:p>27,022</text:p>
          </table:table-cell>
          <table:table-cell table:number-columns-repeated="16382"/>
        </table:table-row>
        <table:table-row table:style-name="ro1">
          <table:table-cell office:value-type="date" office:date-value="2018-03-14T00:00:00" table:style-name="ce5">
            <text:p>14/03/2018</text:p>
          </table:table-cell>
          <table:table-cell office:value-type="float" office:value="27764" table:style-name="ce6">
            <text:p>27,764</text:p>
          </table:table-cell>
          <table:table-cell table:number-columns-repeated="16382"/>
        </table:table-row>
        <table:table-row table:style-name="ro1">
          <table:table-cell office:value-type="date" office:date-value="2018-03-15T00:00:00" table:style-name="ce5">
            <text:p>15/03/2018</text:p>
          </table:table-cell>
          <table:table-cell office:value-type="float" office:value="28636" table:style-name="ce6">
            <text:p>28,636</text:p>
          </table:table-cell>
          <table:table-cell table:number-columns-repeated="16382"/>
        </table:table-row>
        <table:table-row table:style-name="ro1">
          <table:table-cell office:value-type="date" office:date-value="2018-03-16T00:00:00" table:style-name="ce5">
            <text:p>16/03/2018</text:p>
          </table:table-cell>
          <table:table-cell office:value-type="float" office:value="29169" table:style-name="ce6">
            <text:p>29,169</text:p>
          </table:table-cell>
          <table:table-cell table:number-columns-repeated="16382"/>
        </table:table-row>
        <table:table-row table:style-name="ro1">
          <table:table-cell office:value-type="date" office:date-value="2018-03-17T00:00:00" table:style-name="ce5">
            <text:p>17/03/2018</text:p>
          </table:table-cell>
          <table:table-cell office:value-type="float" office:value="22162" table:style-name="ce6">
            <text:p>22,162</text:p>
          </table:table-cell>
          <table:table-cell table:number-columns-repeated="16382"/>
        </table:table-row>
        <table:table-row table:style-name="ro1">
          <table:table-cell office:value-type="date" office:date-value="2018-03-18T00:00:00" table:style-name="ce5">
            <text:p>18/03/2018</text:p>
          </table:table-cell>
          <table:table-cell office:value-type="float" office:value="24857" table:style-name="ce6">
            <text:p>24,857</text:p>
          </table:table-cell>
          <table:table-cell table:number-columns-repeated="16382"/>
        </table:table-row>
        <table:table-row table:style-name="ro1">
          <table:table-cell office:value-type="date" office:date-value="2018-03-19T00:00:00" table:style-name="ce5">
            <text:p>19/03/2018</text:p>
          </table:table-cell>
          <table:table-cell office:value-type="float" office:value="28068" table:style-name="ce6">
            <text:p>28,068</text:p>
          </table:table-cell>
          <table:table-cell table:number-columns-repeated="16382"/>
        </table:table-row>
        <table:table-row table:style-name="ro1">
          <table:table-cell office:value-type="date" office:date-value="2018-03-20T00:00:00" table:style-name="ce5">
            <text:p>20/03/2018</text:p>
          </table:table-cell>
          <table:table-cell office:value-type="float" office:value="27157" table:style-name="ce6">
            <text:p>27,157</text:p>
          </table:table-cell>
          <table:table-cell table:number-columns-repeated="16382"/>
        </table:table-row>
        <table:table-row table:style-name="ro1">
          <table:table-cell office:value-type="date" office:date-value="2018-03-21T00:00:00" table:style-name="ce5">
            <text:p>21/03/2018</text:p>
          </table:table-cell>
          <table:table-cell office:value-type="float" office:value="27735" table:style-name="ce6">
            <text:p>27,735</text:p>
          </table:table-cell>
          <table:table-cell table:number-columns-repeated="16382"/>
        </table:table-row>
        <table:table-row table:style-name="ro1">
          <table:table-cell office:value-type="date" office:date-value="2018-03-22T00:00:00" table:style-name="ce5">
            <text:p>22/03/2018</text:p>
          </table:table-cell>
          <table:table-cell office:value-type="float" office:value="27338" table:style-name="ce6">
            <text:p>27,338</text:p>
          </table:table-cell>
          <table:table-cell table:number-columns-repeated="16382"/>
        </table:table-row>
        <table:table-row table:style-name="ro1">
          <table:table-cell office:value-type="date" office:date-value="2018-03-23T00:00:00" table:style-name="ce5">
            <text:p>23/03/2018</text:p>
          </table:table-cell>
          <table:table-cell office:value-type="float" office:value="29762" table:style-name="ce6">
            <text:p>29,762</text:p>
          </table:table-cell>
          <table:table-cell table:number-columns-repeated="16382"/>
        </table:table-row>
        <table:table-row table:style-name="ro1">
          <table:table-cell office:value-type="date" office:date-value="2018-03-24T00:00:00" table:style-name="ce5">
            <text:p>24/03/2018</text:p>
          </table:table-cell>
          <table:table-cell office:value-type="float" office:value="23776" table:style-name="ce6">
            <text:p>23,776</text:p>
          </table:table-cell>
          <table:table-cell table:number-columns-repeated="16382"/>
        </table:table-row>
        <table:table-row table:style-name="ro1">
          <table:table-cell office:value-type="date" office:date-value="2018-03-25T00:00:00" table:style-name="ce5">
            <text:p>25/03/2018</text:p>
          </table:table-cell>
          <table:table-cell office:value-type="float" office:value="27652" table:style-name="ce6">
            <text:p>27,652</text:p>
          </table:table-cell>
          <table:table-cell table:number-columns-repeated="16382"/>
        </table:table-row>
        <table:table-row table:style-name="ro1">
          <table:table-cell office:value-type="date" office:date-value="2018-03-26T00:00:00" table:style-name="ce5">
            <text:p>26/03/2018</text:p>
          </table:table-cell>
          <table:table-cell office:value-type="float" office:value="29941" table:style-name="ce6">
            <text:p>29,941</text:p>
          </table:table-cell>
          <table:table-cell table:number-columns-repeated="16382"/>
        </table:table-row>
        <table:table-row table:style-name="ro1">
          <table:table-cell office:value-type="date" office:date-value="2018-03-27T00:00:00" table:style-name="ce5">
            <text:p>27/03/2018</text:p>
          </table:table-cell>
          <table:table-cell office:value-type="float" office:value="29157" table:style-name="ce6">
            <text:p>29,157</text:p>
          </table:table-cell>
          <table:table-cell table:number-columns-repeated="16382"/>
        </table:table-row>
        <table:table-row table:style-name="ro1">
          <table:table-cell office:value-type="date" office:date-value="2018-03-28T00:00:00" table:style-name="ce5">
            <text:p>28/03/2018</text:p>
          </table:table-cell>
          <table:table-cell office:value-type="float" office:value="30157" table:style-name="ce6">
            <text:p>30,157</text:p>
          </table:table-cell>
          <table:table-cell table:number-columns-repeated="16382"/>
        </table:table-row>
        <table:table-row table:style-name="ro1">
          <table:table-cell office:value-type="date" office:date-value="2018-03-29T00:00:00" table:style-name="ce5">
            <text:p>29/03/2018</text:p>
          </table:table-cell>
          <table:table-cell office:value-type="float" office:value="30631" table:style-name="ce6">
            <text:p>30,631</text:p>
          </table:table-cell>
          <table:table-cell table:number-columns-repeated="16382"/>
        </table:table-row>
        <table:table-row table:style-name="ro1">
          <table:table-cell office:value-type="date" office:date-value="2018-03-30T00:00:00" table:style-name="ce5">
            <text:p>30/03/2018</text:p>
          </table:table-cell>
          <table:table-cell office:value-type="float" office:value="28311" table:style-name="ce6">
            <text:p>28,311</text:p>
          </table:table-cell>
          <table:table-cell table:number-columns-repeated="16382"/>
        </table:table-row>
        <table:table-row table:style-name="ro1">
          <table:table-cell office:value-type="date" office:date-value="2018-03-31T00:00:00" table:style-name="ce5">
            <text:p>31/03/2018</text:p>
          </table:table-cell>
          <table:table-cell office:value-type="float" office:value="25154" table:style-name="ce6">
            <text:p>25,154</text:p>
          </table:table-cell>
          <table:table-cell table:number-columns-repeated="16382"/>
        </table:table-row>
        <table:table-row table:style-name="ro1">
          <table:table-cell office:value-type="date" office:date-value="2018-04-01T00:00:00" table:style-name="ce5">
            <text:p>01/04/2018</text:p>
          </table:table-cell>
          <table:table-cell office:value-type="float" office:value="26285" table:style-name="ce6">
            <text:p>26,285</text:p>
          </table:table-cell>
          <table:table-cell table:number-columns-repeated="16382"/>
        </table:table-row>
        <table:table-row table:style-name="ro1">
          <table:table-cell office:value-type="date" office:date-value="2018-04-02T00:00:00" table:style-name="ce5">
            <text:p>02/04/2018</text:p>
          </table:table-cell>
          <table:table-cell office:value-type="float" office:value="28482" table:style-name="ce6">
            <text:p>28,482</text:p>
          </table:table-cell>
          <table:table-cell table:number-columns-repeated="16382"/>
        </table:table-row>
        <table:table-row table:style-name="ro1">
          <table:table-cell office:value-type="date" office:date-value="2018-04-03T00:00:00" table:style-name="ce5">
            <text:p>03/04/2018</text:p>
          </table:table-cell>
          <table:table-cell office:value-type="float" office:value="29639" table:style-name="ce6">
            <text:p>29,639</text:p>
          </table:table-cell>
          <table:table-cell table:number-columns-repeated="16382"/>
        </table:table-row>
        <table:table-row table:style-name="ro1">
          <table:table-cell office:value-type="date" office:date-value="2018-04-04T00:00:00" table:style-name="ce5">
            <text:p>04/04/2018</text:p>
          </table:table-cell>
          <table:table-cell office:value-type="float" office:value="30047" table:style-name="ce6">
            <text:p>30,047</text:p>
          </table:table-cell>
          <table:table-cell table:number-columns-repeated="16382"/>
        </table:table-row>
        <table:table-row table:style-name="ro1">
          <table:table-cell office:value-type="date" office:date-value="2018-04-05T00:00:00" table:style-name="ce5">
            <text:p>05/04/2018</text:p>
          </table:table-cell>
          <table:table-cell office:value-type="float" office:value="31015" table:style-name="ce6">
            <text:p>31,015</text:p>
          </table:table-cell>
          <table:table-cell table:number-columns-repeated="16382"/>
        </table:table-row>
        <table:table-row table:style-name="ro1">
          <table:table-cell office:value-type="date" office:date-value="2018-04-06T00:00:00" table:style-name="ce5">
            <text:p>06/04/2018</text:p>
          </table:table-cell>
          <table:table-cell office:value-type="float" office:value="31432" table:style-name="ce6">
            <text:p>31,432</text:p>
          </table:table-cell>
          <table:table-cell table:number-columns-repeated="16382"/>
        </table:table-row>
        <table:table-row table:style-name="ro1">
          <table:table-cell office:value-type="date" office:date-value="2018-04-07T00:00:00" table:style-name="ce5">
            <text:p>07/04/2018</text:p>
          </table:table-cell>
          <table:table-cell office:value-type="float" office:value="26012" table:style-name="ce6">
            <text:p>26,012</text:p>
          </table:table-cell>
          <table:table-cell table:number-columns-repeated="16382"/>
        </table:table-row>
        <table:table-row table:style-name="ro1">
          <table:table-cell office:value-type="date" office:date-value="2018-04-08T00:00:00" table:style-name="ce5">
            <text:p>08/04/2018</text:p>
          </table:table-cell>
          <table:table-cell office:value-type="float" office:value="28323" table:style-name="ce6">
            <text:p>28,323</text:p>
          </table:table-cell>
          <table:table-cell table:number-columns-repeated="16382"/>
        </table:table-row>
        <table:table-row table:style-name="ro1">
          <table:table-cell office:value-type="date" office:date-value="2018-04-09T00:00:00" table:style-name="ce5">
            <text:p>09/04/2018</text:p>
          </table:table-cell>
          <table:table-cell office:value-type="float" office:value="31094" table:style-name="ce6">
            <text:p>31,094</text:p>
          </table:table-cell>
          <table:table-cell table:number-columns-repeated="16382"/>
        </table:table-row>
        <table:table-row table:style-name="ro1">
          <table:table-cell office:value-type="date" office:date-value="2018-04-10T00:00:00" table:style-name="ce5">
            <text:p>10/04/2018</text:p>
          </table:table-cell>
          <table:table-cell office:value-type="float" office:value="29201" table:style-name="ce6">
            <text:p>29,201</text:p>
          </table:table-cell>
          <table:table-cell table:number-columns-repeated="16382"/>
        </table:table-row>
        <table:table-row table:style-name="ro1">
          <table:table-cell office:value-type="date" office:date-value="2018-04-11T00:00:00" table:style-name="ce5">
            <text:p>11/04/2018</text:p>
          </table:table-cell>
          <table:table-cell office:value-type="float" office:value="30348" table:style-name="ce6">
            <text:p>30,348</text:p>
          </table:table-cell>
          <table:table-cell table:number-columns-repeated="16382"/>
        </table:table-row>
        <table:table-row table:style-name="ro1">
          <table:table-cell office:value-type="date" office:date-value="2018-04-12T00:00:00" table:style-name="ce5">
            <text:p>12/04/2018</text:p>
          </table:table-cell>
          <table:table-cell office:value-type="float" office:value="31295" table:style-name="ce6">
            <text:p>31,295</text:p>
          </table:table-cell>
          <table:table-cell table:number-columns-repeated="16382"/>
        </table:table-row>
        <table:table-row table:style-name="ro1">
          <table:table-cell office:value-type="date" office:date-value="2018-04-13T00:00:00" table:style-name="ce5">
            <text:p>13/04/2018</text:p>
          </table:table-cell>
          <table:table-cell office:value-type="float" office:value="31786" table:style-name="ce6">
            <text:p>31,786</text:p>
          </table:table-cell>
          <table:table-cell table:number-columns-repeated="16382"/>
        </table:table-row>
        <table:table-row table:style-name="ro1">
          <table:table-cell office:value-type="date" office:date-value="2018-04-14T00:00:00" table:style-name="ce5">
            <text:p>14/04/2018</text:p>
          </table:table-cell>
          <table:table-cell office:value-type="float" office:value="26349" table:style-name="ce6">
            <text:p>26,349</text:p>
          </table:table-cell>
          <table:table-cell table:number-columns-repeated="16382"/>
        </table:table-row>
        <table:table-row table:style-name="ro1">
          <table:table-cell office:value-type="date" office:date-value="2018-04-15T00:00:00" table:style-name="ce5">
            <text:p>15/04/2018</text:p>
          </table:table-cell>
          <table:table-cell office:value-type="float" office:value="28733" table:style-name="ce6">
            <text:p>28,733</text:p>
          </table:table-cell>
          <table:table-cell table:number-columns-repeated="16382"/>
        </table:table-row>
        <table:table-row table:style-name="ro1">
          <table:table-cell office:value-type="date" office:date-value="2018-04-16T00:00:00" table:style-name="ce5">
            <text:p>16/04/2018</text:p>
          </table:table-cell>
          <table:table-cell office:value-type="float" office:value="31340" table:style-name="ce6">
            <text:p>31,340</text:p>
          </table:table-cell>
          <table:table-cell table:number-columns-repeated="16382"/>
        </table:table-row>
        <table:table-row table:style-name="ro1">
          <table:table-cell office:value-type="date" office:date-value="2018-04-17T00:00:00" table:style-name="ce5">
            <text:p>17/04/2018</text:p>
          </table:table-cell>
          <table:table-cell office:value-type="float" office:value="30345" table:style-name="ce6">
            <text:p>30,345</text:p>
          </table:table-cell>
          <table:table-cell table:number-columns-repeated="16382"/>
        </table:table-row>
        <table:table-row table:style-name="ro1">
          <table:table-cell office:value-type="date" office:date-value="2018-04-18T00:00:00" table:style-name="ce5">
            <text:p>18/04/2018</text:p>
          </table:table-cell>
          <table:table-cell office:value-type="float" office:value="30938" table:style-name="ce6">
            <text:p>30,938</text:p>
          </table:table-cell>
          <table:table-cell table:number-columns-repeated="16382"/>
        </table:table-row>
        <table:table-row table:style-name="ro1">
          <table:table-cell office:value-type="date" office:date-value="2018-04-19T00:00:00" table:style-name="ce5">
            <text:p>19/04/2018</text:p>
          </table:table-cell>
          <table:table-cell office:value-type="float" office:value="31746" table:style-name="ce6">
            <text:p>31,746</text:p>
          </table:table-cell>
          <table:table-cell table:number-columns-repeated="16382"/>
        </table:table-row>
        <table:table-row table:style-name="ro1">
          <table:table-cell office:value-type="date" office:date-value="2018-04-20T00:00:00" table:style-name="ce5">
            <text:p>20/04/2018</text:p>
          </table:table-cell>
          <table:table-cell office:value-type="float" office:value="32356" table:style-name="ce6">
            <text:p>32,356</text:p>
          </table:table-cell>
          <table:table-cell table:number-columns-repeated="16382"/>
        </table:table-row>
        <table:table-row table:style-name="ro1">
          <table:table-cell office:value-type="date" office:date-value="2018-04-21T00:00:00" table:style-name="ce5">
            <text:p>21/04/2018</text:p>
          </table:table-cell>
          <table:table-cell office:value-type="float" office:value="26415" table:style-name="ce6">
            <text:p>26,415</text:p>
          </table:table-cell>
          <table:table-cell table:number-columns-repeated="16382"/>
        </table:table-row>
        <table:table-row table:style-name="ro1">
          <table:table-cell office:value-type="date" office:date-value="2018-04-22T00:00:00" table:style-name="ce5">
            <text:p>22/04/2018</text:p>
          </table:table-cell>
          <table:table-cell office:value-type="float" office:value="28909" table:style-name="ce6">
            <text:p>28,909</text:p>
          </table:table-cell>
          <table:table-cell table:number-columns-repeated="16382"/>
        </table:table-row>
        <table:table-row table:style-name="ro1">
          <table:table-cell office:value-type="date" office:date-value="2018-04-23T00:00:00" table:style-name="ce5">
            <text:p>23/04/2018</text:p>
          </table:table-cell>
          <table:table-cell office:value-type="float" office:value="31282" table:style-name="ce6">
            <text:p>31,282</text:p>
          </table:table-cell>
          <table:table-cell table:number-columns-repeated="16382"/>
        </table:table-row>
        <table:table-row table:style-name="ro1">
          <table:table-cell office:value-type="date" office:date-value="2018-04-24T00:00:00" table:style-name="ce5">
            <text:p>24/04/2018</text:p>
          </table:table-cell>
          <table:table-cell office:value-type="float" office:value="30652" table:style-name="ce6">
            <text:p>30,652</text:p>
          </table:table-cell>
          <table:table-cell table:number-columns-repeated="16382"/>
        </table:table-row>
        <table:table-row table:style-name="ro1">
          <table:table-cell office:value-type="date" office:date-value="2018-04-25T00:00:00" table:style-name="ce5">
            <text:p>25/04/2018</text:p>
          </table:table-cell>
          <table:table-cell office:value-type="float" office:value="31157" table:style-name="ce6">
            <text:p>31,157</text:p>
          </table:table-cell>
          <table:table-cell table:number-columns-repeated="16382"/>
        </table:table-row>
        <table:table-row table:style-name="ro1">
          <table:table-cell office:value-type="date" office:date-value="2018-04-26T00:00:00" table:style-name="ce5">
            <text:p>26/04/2018</text:p>
          </table:table-cell>
          <table:table-cell office:value-type="float" office:value="32266" table:style-name="ce6">
            <text:p>32,266</text:p>
          </table:table-cell>
          <table:table-cell table:number-columns-repeated="16382"/>
        </table:table-row>
        <table:table-row table:style-name="ro1">
          <table:table-cell office:value-type="date" office:date-value="2018-04-27T00:00:00" table:style-name="ce5">
            <text:p>27/04/2018</text:p>
          </table:table-cell>
          <table:table-cell office:value-type="float" office:value="33137" table:style-name="ce6">
            <text:p>33,137</text:p>
          </table:table-cell>
          <table:table-cell table:number-columns-repeated="16382"/>
        </table:table-row>
        <table:table-row table:style-name="ro1">
          <table:table-cell office:value-type="date" office:date-value="2018-04-28T00:00:00" table:style-name="ce5">
            <text:p>28/04/2018</text:p>
          </table:table-cell>
          <table:table-cell office:value-type="float" office:value="27475" table:style-name="ce6">
            <text:p>27,475</text:p>
          </table:table-cell>
          <table:table-cell table:number-columns-repeated="16382"/>
        </table:table-row>
        <table:table-row table:style-name="ro1">
          <table:table-cell office:value-type="date" office:date-value="2018-04-29T00:00:00" table:style-name="ce5">
            <text:p>29/04/2018</text:p>
          </table:table-cell>
          <table:table-cell office:value-type="float" office:value="28482" table:style-name="ce6">
            <text:p>28,482</text:p>
          </table:table-cell>
          <table:table-cell table:number-columns-repeated="16382"/>
        </table:table-row>
        <table:table-row table:style-name="ro1">
          <table:table-cell office:value-type="date" office:date-value="2018-04-30T00:00:00" table:style-name="ce5">
            <text:p>30/04/2018</text:p>
          </table:table-cell>
          <table:table-cell office:value-type="float" office:value="29551" table:style-name="ce6">
            <text:p>29,551</text:p>
          </table:table-cell>
          <table:table-cell table:number-columns-repeated="16382"/>
        </table:table-row>
        <table:table-row table:style-name="ro1">
          <table:table-cell office:value-type="date" office:date-value="2018-05-01T00:00:00" table:style-name="ce5">
            <text:p>01/05/2018</text:p>
          </table:table-cell>
          <table:table-cell office:value-type="float" office:value="29206" table:style-name="ce6">
            <text:p>29,206</text:p>
          </table:table-cell>
          <table:table-cell table:number-columns-repeated="16382"/>
        </table:table-row>
        <table:table-row table:style-name="ro1">
          <table:table-cell office:value-type="date" office:date-value="2018-05-02T00:00:00" table:style-name="ce5">
            <text:p>02/05/2018</text:p>
          </table:table-cell>
          <table:table-cell office:value-type="float" office:value="31874" table:style-name="ce6">
            <text:p>31,874</text:p>
          </table:table-cell>
          <table:table-cell table:number-columns-repeated="16382"/>
        </table:table-row>
        <table:table-row table:style-name="ro1">
          <table:table-cell office:value-type="date" office:date-value="2018-05-03T00:00:00" table:style-name="ce5">
            <text:p>03/05/2018</text:p>
          </table:table-cell>
          <table:table-cell office:value-type="float" office:value="32240" table:style-name="ce6">
            <text:p>32,240</text:p>
          </table:table-cell>
          <table:table-cell table:number-columns-repeated="16382"/>
        </table:table-row>
        <table:table-row table:style-name="ro1">
          <table:table-cell office:value-type="date" office:date-value="2018-05-04T00:00:00" table:style-name="ce5">
            <text:p>04/05/2018</text:p>
          </table:table-cell>
          <table:table-cell office:value-type="float" office:value="33167" table:style-name="ce6">
            <text:p>33,167</text:p>
          </table:table-cell>
          <table:table-cell table:number-columns-repeated="16382"/>
        </table:table-row>
        <table:table-row table:style-name="ro1">
          <table:table-cell office:value-type="date" office:date-value="2018-05-05T00:00:00" table:style-name="ce5">
            <text:p>05/05/2018</text:p>
          </table:table-cell>
          <table:table-cell office:value-type="float" office:value="28033" table:style-name="ce6">
            <text:p>28,033</text:p>
          </table:table-cell>
          <table:table-cell table:number-columns-repeated="16382"/>
        </table:table-row>
        <table:table-row table:style-name="ro1">
          <table:table-cell office:value-type="date" office:date-value="2018-05-06T00:00:00" table:style-name="ce5">
            <text:p>06/05/2018</text:p>
          </table:table-cell>
          <table:table-cell office:value-type="float" office:value="29973" table:style-name="ce6">
            <text:p>29,973</text:p>
          </table:table-cell>
          <table:table-cell table:number-columns-repeated="16382"/>
        </table:table-row>
        <table:table-row table:style-name="ro1">
          <table:table-cell office:value-type="date" office:date-value="2018-05-07T00:00:00" table:style-name="ce5">
            <text:p>07/05/2018</text:p>
          </table:table-cell>
          <table:table-cell office:value-type="float" office:value="31716" table:style-name="ce6">
            <text:p>31,716</text:p>
          </table:table-cell>
          <table:table-cell table:number-columns-repeated="16382"/>
        </table:table-row>
        <table:table-row table:style-name="ro1">
          <table:table-cell office:value-type="date" office:date-value="2018-05-08T00:00:00" table:style-name="ce5">
            <text:p>08/05/2018</text:p>
          </table:table-cell>
          <table:table-cell office:value-type="float" office:value="30145" table:style-name="ce6">
            <text:p>30,145</text:p>
          </table:table-cell>
          <table:table-cell table:number-columns-repeated="16382"/>
        </table:table-row>
        <table:table-row table:style-name="ro1">
          <table:table-cell office:value-type="date" office:date-value="2018-05-09T00:00:00" table:style-name="ce5">
            <text:p>09/05/2018</text:p>
          </table:table-cell>
          <table:table-cell office:value-type="float" office:value="32312" table:style-name="ce6">
            <text:p>32,312</text:p>
          </table:table-cell>
          <table:table-cell table:number-columns-repeated="16382"/>
        </table:table-row>
        <table:table-row table:style-name="ro1">
          <table:table-cell office:value-type="date" office:date-value="2018-05-10T00:00:00" table:style-name="ce5">
            <text:p>10/05/2018</text:p>
          </table:table-cell>
          <table:table-cell office:value-type="float" office:value="30706" table:style-name="ce6">
            <text:p>30,706</text:p>
          </table:table-cell>
          <table:table-cell table:number-columns-repeated="16382"/>
        </table:table-row>
        <table:table-row table:style-name="ro1">
          <table:table-cell office:value-type="date" office:date-value="2018-05-11T00:00:00" table:style-name="ce5">
            <text:p>11/05/2018</text:p>
          </table:table-cell>
          <table:table-cell office:value-type="float" office:value="31435" table:style-name="ce6">
            <text:p>31,435</text:p>
          </table:table-cell>
          <table:table-cell table:number-columns-repeated="16382"/>
        </table:table-row>
        <table:table-row table:style-name="ro1">
          <table:table-cell office:value-type="date" office:date-value="2018-05-12T00:00:00" table:style-name="ce5">
            <text:p>12/05/2018</text:p>
          </table:table-cell>
          <table:table-cell office:value-type="float" office:value="27929" table:style-name="ce6">
            <text:p>27,929</text:p>
          </table:table-cell>
          <table:table-cell table:number-columns-repeated="16382"/>
        </table:table-row>
        <table:table-row table:style-name="ro1">
          <table:table-cell office:value-type="date" office:date-value="2018-05-13T00:00:00" table:style-name="ce5">
            <text:p>13/05/2018</text:p>
          </table:table-cell>
          <table:table-cell office:value-type="float" office:value="30912" table:style-name="ce6">
            <text:p>30,912</text:p>
          </table:table-cell>
          <table:table-cell table:number-columns-repeated="16382"/>
        </table:table-row>
        <table:table-row table:style-name="ro1">
          <table:table-cell office:value-type="date" office:date-value="2018-05-14T00:00:00" table:style-name="ce5">
            <text:p>14/05/2018</text:p>
          </table:table-cell>
          <table:table-cell office:value-type="float" office:value="32905" table:style-name="ce6">
            <text:p>32,905</text:p>
          </table:table-cell>
          <table:table-cell table:number-columns-repeated="16382"/>
        </table:table-row>
        <table:table-row table:style-name="ro1">
          <table:table-cell office:value-type="date" office:date-value="2018-05-15T00:00:00" table:style-name="ce5">
            <text:p>15/05/2018</text:p>
          </table:table-cell>
          <table:table-cell office:value-type="float" office:value="31793" table:style-name="ce6">
            <text:p>31,793</text:p>
          </table:table-cell>
          <table:table-cell table:number-columns-repeated="16382"/>
        </table:table-row>
        <table:table-row table:style-name="ro1">
          <table:table-cell office:value-type="date" office:date-value="2018-05-16T00:00:00" table:style-name="ce5">
            <text:p>16/05/2018</text:p>
          </table:table-cell>
          <table:table-cell office:value-type="float" office:value="32297" table:style-name="ce6">
            <text:p>32,297</text:p>
          </table:table-cell>
          <table:table-cell table:number-columns-repeated="16382"/>
        </table:table-row>
        <table:table-row table:style-name="ro1">
          <table:table-cell office:value-type="date" office:date-value="2018-05-17T00:00:00" table:style-name="ce5">
            <text:p>17/05/2018</text:p>
          </table:table-cell>
          <table:table-cell office:value-type="float" office:value="32577" table:style-name="ce6">
            <text:p>32,577</text:p>
          </table:table-cell>
          <table:table-cell table:number-columns-repeated="16382"/>
        </table:table-row>
        <table:table-row table:style-name="ro1">
          <table:table-cell office:value-type="date" office:date-value="2018-05-18T00:00:00" table:style-name="ce5">
            <text:p>18/05/2018</text:p>
          </table:table-cell>
          <table:table-cell office:value-type="float" office:value="34288" table:style-name="ce6">
            <text:p>34,288</text:p>
          </table:table-cell>
          <table:table-cell table:number-columns-repeated="16382"/>
        </table:table-row>
        <table:table-row table:style-name="ro1">
          <table:table-cell office:value-type="date" office:date-value="2018-05-19T00:00:00" table:style-name="ce5">
            <text:p>19/05/2018</text:p>
          </table:table-cell>
          <table:table-cell office:value-type="float" office:value="28544" table:style-name="ce6">
            <text:p>28,544</text:p>
          </table:table-cell>
          <table:table-cell table:number-columns-repeated="16382"/>
        </table:table-row>
        <table:table-row table:style-name="ro1">
          <table:table-cell office:value-type="date" office:date-value="2018-05-20T00:00:00" table:style-name="ce5">
            <text:p>20/05/2018</text:p>
          </table:table-cell>
          <table:table-cell office:value-type="float" office:value="29521" table:style-name="ce6">
            <text:p>29,521</text:p>
          </table:table-cell>
          <table:table-cell table:number-columns-repeated="16382"/>
        </table:table-row>
        <table:table-row table:style-name="ro1">
          <table:table-cell office:value-type="date" office:date-value="2018-05-21T00:00:00" table:style-name="ce5">
            <text:p>21/05/2018</text:p>
          </table:table-cell>
          <table:table-cell office:value-type="float" office:value="31809" table:style-name="ce6">
            <text:p>31,809</text:p>
          </table:table-cell>
          <table:table-cell table:number-columns-repeated="16382"/>
        </table:table-row>
        <table:table-row table:style-name="ro1">
          <table:table-cell office:value-type="date" office:date-value="2018-05-22T00:00:00" table:style-name="ce5">
            <text:p>22/05/2018</text:p>
          </table:table-cell>
          <table:table-cell office:value-type="float" office:value="30634" table:style-name="ce6">
            <text:p>30,634</text:p>
          </table:table-cell>
          <table:table-cell table:number-columns-repeated="16382"/>
        </table:table-row>
        <table:table-row table:style-name="ro1">
          <table:table-cell office:value-type="date" office:date-value="2018-05-23T00:00:00" table:style-name="ce5">
            <text:p>23/05/2018</text:p>
          </table:table-cell>
          <table:table-cell office:value-type="float" office:value="32729" table:style-name="ce6">
            <text:p>32,729</text:p>
          </table:table-cell>
          <table:table-cell table:number-columns-repeated="16382"/>
        </table:table-row>
        <table:table-row table:style-name="ro1">
          <table:table-cell office:value-type="date" office:date-value="2018-05-24T00:00:00" table:style-name="ce5">
            <text:p>24/05/2018</text:p>
          </table:table-cell>
          <table:table-cell office:value-type="float" office:value="33304" table:style-name="ce6">
            <text:p>33,304</text:p>
          </table:table-cell>
          <table:table-cell table:number-columns-repeated="16382"/>
        </table:table-row>
        <table:table-row table:style-name="ro1">
          <table:table-cell office:value-type="date" office:date-value="2018-05-25T00:00:00" table:style-name="ce5">
            <text:p>25/05/2018</text:p>
          </table:table-cell>
          <table:table-cell office:value-type="float" office:value="34884" table:style-name="ce6">
            <text:p>34,884</text:p>
          </table:table-cell>
          <table:table-cell table:number-columns-repeated="16382"/>
        </table:table-row>
        <table:table-row table:style-name="ro1">
          <table:table-cell office:value-type="date" office:date-value="2018-05-26T00:00:00" table:style-name="ce5">
            <text:p>26/05/2018</text:p>
          </table:table-cell>
          <table:table-cell office:value-type="float" office:value="29452" table:style-name="ce6">
            <text:p>29,452</text:p>
          </table:table-cell>
          <table:table-cell table:number-columns-repeated="16382"/>
        </table:table-row>
        <table:table-row table:style-name="ro1">
          <table:table-cell office:value-type="date" office:date-value="2018-05-27T00:00:00" table:style-name="ce5">
            <text:p>27/05/2018</text:p>
          </table:table-cell>
          <table:table-cell office:value-type="float" office:value="30897" table:style-name="ce6">
            <text:p>30,897</text:p>
          </table:table-cell>
          <table:table-cell table:number-columns-repeated="16382"/>
        </table:table-row>
        <table:table-row table:style-name="ro1">
          <table:table-cell office:value-type="date" office:date-value="2018-05-28T00:00:00" table:style-name="ce5">
            <text:p>28/05/2018</text:p>
          </table:table-cell>
          <table:table-cell office:value-type="float" office:value="33239" table:style-name="ce6">
            <text:p>33,239</text:p>
          </table:table-cell>
          <table:table-cell table:number-columns-repeated="16382"/>
        </table:table-row>
        <table:table-row table:style-name="ro1">
          <table:table-cell office:value-type="date" office:date-value="2018-05-29T00:00:00" table:style-name="ce5">
            <text:p>29/05/2018</text:p>
          </table:table-cell>
          <table:table-cell office:value-type="float" office:value="31922" table:style-name="ce6">
            <text:p>31,922</text:p>
          </table:table-cell>
          <table:table-cell table:number-columns-repeated="16382"/>
        </table:table-row>
        <table:table-row table:style-name="ro1">
          <table:table-cell office:value-type="date" office:date-value="2018-05-30T00:00:00" table:style-name="ce5">
            <text:p>30/05/2018</text:p>
          </table:table-cell>
          <table:table-cell office:value-type="float" office:value="33043" table:style-name="ce6">
            <text:p>33,043</text:p>
          </table:table-cell>
          <table:table-cell table:number-columns-repeated="16382"/>
        </table:table-row>
        <table:table-row table:style-name="ro1">
          <table:table-cell office:value-type="date" office:date-value="2018-05-31T00:00:00" table:style-name="ce5">
            <text:p>31/05/2018</text:p>
          </table:table-cell>
          <table:table-cell office:value-type="float" office:value="32721" table:style-name="ce6">
            <text:p>32,721</text:p>
          </table:table-cell>
          <table:table-cell table:number-columns-repeated="16382"/>
        </table:table-row>
        <table:table-row table:style-name="ro1">
          <table:table-cell office:value-type="date" office:date-value="2018-06-01T00:00:00" table:style-name="ce5">
            <text:p>01/06/2018</text:p>
          </table:table-cell>
          <table:table-cell office:value-type="float" office:value="33986" table:style-name="ce6">
            <text:p>33,986</text:p>
          </table:table-cell>
          <table:table-cell table:number-columns-repeated="16382"/>
        </table:table-row>
        <table:table-row table:style-name="ro1">
          <table:table-cell office:value-type="date" office:date-value="2018-06-02T00:00:00" table:style-name="ce5">
            <text:p>02/06/2018</text:p>
          </table:table-cell>
          <table:table-cell office:value-type="float" office:value="29875" table:style-name="ce6">
            <text:p>29,875</text:p>
          </table:table-cell>
          <table:table-cell table:number-columns-repeated="16382"/>
        </table:table-row>
        <table:table-row table:style-name="ro1">
          <table:table-cell office:value-type="date" office:date-value="2018-06-03T00:00:00" table:style-name="ce5">
            <text:p>03/06/2018</text:p>
          </table:table-cell>
          <table:table-cell office:value-type="float" office:value="32127" table:style-name="ce6">
            <text:p>32,127</text:p>
          </table:table-cell>
          <table:table-cell table:number-columns-repeated="16382"/>
        </table:table-row>
        <table:table-row table:style-name="ro1">
          <table:table-cell office:value-type="date" office:date-value="2018-06-04T00:00:00" table:style-name="ce5">
            <text:p>04/06/2018</text:p>
          </table:table-cell>
          <table:table-cell office:value-type="float" office:value="33909" table:style-name="ce6">
            <text:p>33,909</text:p>
          </table:table-cell>
          <table:table-cell table:number-columns-repeated="16382"/>
        </table:table-row>
        <table:table-row table:style-name="ro1">
          <table:table-cell office:value-type="date" office:date-value="2018-06-05T00:00:00" table:style-name="ce5">
            <text:p>05/06/2018</text:p>
          </table:table-cell>
          <table:table-cell office:value-type="float" office:value="33013" table:style-name="ce6">
            <text:p>33,013</text:p>
          </table:table-cell>
          <table:table-cell table:number-columns-repeated="16382"/>
        </table:table-row>
        <table:table-row table:style-name="ro1">
          <table:table-cell office:value-type="date" office:date-value="2018-06-06T00:00:00" table:style-name="ce5">
            <text:p>06/06/2018</text:p>
          </table:table-cell>
          <table:table-cell office:value-type="float" office:value="33310" table:style-name="ce6">
            <text:p>33,310</text:p>
          </table:table-cell>
          <table:table-cell table:number-columns-repeated="16382"/>
        </table:table-row>
        <table:table-row table:style-name="ro1">
          <table:table-cell office:value-type="date" office:date-value="2018-06-07T00:00:00" table:style-name="ce5">
            <text:p>07/06/2018</text:p>
          </table:table-cell>
          <table:table-cell office:value-type="float" office:value="34393" table:style-name="ce6">
            <text:p>34,393</text:p>
          </table:table-cell>
          <table:table-cell table:number-columns-repeated="16382"/>
        </table:table-row>
        <table:table-row table:style-name="ro1">
          <table:table-cell office:value-type="date" office:date-value="2018-06-08T00:00:00" table:style-name="ce5">
            <text:p>08/06/2018</text:p>
          </table:table-cell>
          <table:table-cell office:value-type="float" office:value="34625" table:style-name="ce6">
            <text:p>34,625</text:p>
          </table:table-cell>
          <table:table-cell table:number-columns-repeated="16382"/>
        </table:table-row>
        <table:table-row table:style-name="ro1">
          <table:table-cell office:value-type="date" office:date-value="2018-06-09T00:00:00" table:style-name="ce5">
            <text:p>09/06/2018</text:p>
          </table:table-cell>
          <table:table-cell office:value-type="float" office:value="30119" table:style-name="ce6">
            <text:p>30,119</text:p>
          </table:table-cell>
          <table:table-cell table:number-columns-repeated="16382"/>
        </table:table-row>
        <table:table-row table:style-name="ro1">
          <table:table-cell office:value-type="date" office:date-value="2018-06-10T00:00:00" table:style-name="ce5">
            <text:p>10/06/2018</text:p>
          </table:table-cell>
          <table:table-cell office:value-type="float" office:value="31969" table:style-name="ce6">
            <text:p>31,969</text:p>
          </table:table-cell>
          <table:table-cell table:number-columns-repeated="16382"/>
        </table:table-row>
        <table:table-row table:style-name="ro1">
          <table:table-cell office:value-type="date" office:date-value="2018-06-11T00:00:00" table:style-name="ce5">
            <text:p>11/06/2018</text:p>
          </table:table-cell>
          <table:table-cell office:value-type="float" office:value="34485" table:style-name="ce6">
            <text:p>34,485</text:p>
          </table:table-cell>
          <table:table-cell table:number-columns-repeated="16382"/>
        </table:table-row>
        <table:table-row table:style-name="ro1">
          <table:table-cell office:value-type="date" office:date-value="2018-06-12T00:00:00" table:style-name="ce5">
            <text:p>12/06/2018</text:p>
          </table:table-cell>
          <table:table-cell office:value-type="float" office:value="34128" table:style-name="ce6">
            <text:p>34,128</text:p>
          </table:table-cell>
          <table:table-cell table:number-columns-repeated="16382"/>
        </table:table-row>
        <table:table-row table:style-name="ro1">
          <table:table-cell office:value-type="date" office:date-value="2018-06-13T00:00:00" table:style-name="ce5">
            <text:p>13/06/2018</text:p>
          </table:table-cell>
          <table:table-cell office:value-type="float" office:value="35092" table:style-name="ce6">
            <text:p>35,092</text:p>
          </table:table-cell>
          <table:table-cell table:number-columns-repeated="16382"/>
        </table:table-row>
        <table:table-row table:style-name="ro1">
          <table:table-cell office:value-type="date" office:date-value="2018-06-14T00:00:00" table:style-name="ce5">
            <text:p>14/06/2018</text:p>
          </table:table-cell>
          <table:table-cell office:value-type="float" office:value="36168" table:style-name="ce6">
            <text:p>36,168</text:p>
          </table:table-cell>
          <table:table-cell table:number-columns-repeated="16382"/>
        </table:table-row>
        <table:table-row table:style-name="ro1">
          <table:table-cell office:value-type="date" office:date-value="2018-06-15T00:00:00" table:style-name="ce5">
            <text:p>15/06/2018</text:p>
          </table:table-cell>
          <table:table-cell office:value-type="float" office:value="36623" table:style-name="ce6">
            <text:p>36,623</text:p>
          </table:table-cell>
          <table:table-cell table:number-columns-repeated="16382"/>
        </table:table-row>
        <table:table-row table:style-name="ro1">
          <table:table-cell office:value-type="date" office:date-value="2018-06-16T00:00:00" table:style-name="ce5">
            <text:p>16/06/2018</text:p>
          </table:table-cell>
          <table:table-cell office:value-type="float" office:value="31154" table:style-name="ce6">
            <text:p>31,154</text:p>
          </table:table-cell>
          <table:table-cell table:number-columns-repeated="16382"/>
        </table:table-row>
        <table:table-row table:style-name="ro1">
          <table:table-cell office:value-type="date" office:date-value="2018-06-17T00:00:00" table:style-name="ce5">
            <text:p>17/06/2018</text:p>
          </table:table-cell>
          <table:table-cell office:value-type="float" office:value="33244" table:style-name="ce6">
            <text:p>33,244</text:p>
          </table:table-cell>
          <table:table-cell table:number-columns-repeated="16382"/>
        </table:table-row>
        <table:table-row table:style-name="ro1">
          <table:table-cell office:value-type="date" office:date-value="2018-06-18T00:00:00" table:style-name="ce5">
            <text:p>18/06/2018</text:p>
          </table:table-cell>
          <table:table-cell office:value-type="float" office:value="35894" table:style-name="ce6">
            <text:p>35,894</text:p>
          </table:table-cell>
          <table:table-cell table:number-columns-repeated="16382"/>
        </table:table-row>
        <table:table-row table:style-name="ro1">
          <table:table-cell office:value-type="date" office:date-value="2018-06-19T00:00:00" table:style-name="ce5">
            <text:p>19/06/2018</text:p>
          </table:table-cell>
          <table:table-cell office:value-type="float" office:value="35083" table:style-name="ce6">
            <text:p>35,083</text:p>
          </table:table-cell>
          <table:table-cell table:number-columns-repeated="16382"/>
        </table:table-row>
        <table:table-row table:style-name="ro1">
          <table:table-cell office:value-type="date" office:date-value="2018-06-20T00:00:00" table:style-name="ce5">
            <text:p>20/06/2018</text:p>
          </table:table-cell>
          <table:table-cell office:value-type="float" office:value="35736" table:style-name="ce6">
            <text:p>35,736</text:p>
          </table:table-cell>
          <table:table-cell table:number-columns-repeated="16382"/>
        </table:table-row>
        <table:table-row table:style-name="ro1">
          <table:table-cell office:value-type="date" office:date-value="2018-06-21T00:00:00" table:style-name="ce5">
            <text:p>21/06/2018</text:p>
          </table:table-cell>
          <table:table-cell office:value-type="float" office:value="36080" table:style-name="ce6">
            <text:p>36,080</text:p>
          </table:table-cell>
          <table:table-cell table:number-columns-repeated="16382"/>
        </table:table-row>
        <table:table-row table:style-name="ro1">
          <table:table-cell office:value-type="date" office:date-value="2018-06-22T00:00:00" table:style-name="ce5">
            <text:p>22/06/2018</text:p>
          </table:table-cell>
          <table:table-cell office:value-type="float" office:value="36400" table:style-name="ce6">
            <text:p>36,400</text:p>
          </table:table-cell>
          <table:table-cell table:number-columns-repeated="16382"/>
        </table:table-row>
        <table:table-row table:style-name="ro1">
          <table:table-cell office:value-type="date" office:date-value="2018-06-23T00:00:00" table:style-name="ce5">
            <text:p>23/06/2018</text:p>
          </table:table-cell>
          <table:table-cell office:value-type="float" office:value="31392" table:style-name="ce6">
            <text:p>31,392</text:p>
          </table:table-cell>
          <table:table-cell table:number-columns-repeated="16382"/>
        </table:table-row>
        <table:table-row table:style-name="ro1">
          <table:table-cell office:value-type="date" office:date-value="2018-06-24T00:00:00" table:style-name="ce5">
            <text:p>24/06/2018</text:p>
          </table:table-cell>
          <table:table-cell office:value-type="float" office:value="33410" table:style-name="ce6">
            <text:p>33,410</text:p>
          </table:table-cell>
          <table:table-cell table:number-columns-repeated="16382"/>
        </table:table-row>
        <table:table-row table:style-name="ro1">
          <table:table-cell office:value-type="date" office:date-value="2018-06-25T00:00:00" table:style-name="ce5">
            <text:p>25/06/2018</text:p>
          </table:table-cell>
          <table:table-cell office:value-type="float" office:value="35932" table:style-name="ce6">
            <text:p>35,932</text:p>
          </table:table-cell>
          <table:table-cell table:number-columns-repeated="16382"/>
        </table:table-row>
        <table:table-row table:style-name="ro1">
          <table:table-cell office:value-type="date" office:date-value="2018-06-26T00:00:00" table:style-name="ce5">
            <text:p>26/06/2018</text:p>
          </table:table-cell>
          <table:table-cell office:value-type="float" office:value="35101" table:style-name="ce6">
            <text:p>35,101</text:p>
          </table:table-cell>
          <table:table-cell table:number-columns-repeated="16382"/>
        </table:table-row>
        <table:table-row table:style-name="ro1">
          <table:table-cell office:value-type="date" office:date-value="2018-06-27T00:00:00" table:style-name="ce5">
            <text:p>27/06/2018</text:p>
          </table:table-cell>
          <table:table-cell office:value-type="float" office:value="35770" table:style-name="ce6">
            <text:p>35,770</text:p>
          </table:table-cell>
          <table:table-cell table:number-columns-repeated="16382"/>
        </table:table-row>
        <table:table-row table:style-name="ro1">
          <table:table-cell office:value-type="date" office:date-value="2018-06-28T00:00:00" table:style-name="ce5">
            <text:p>28/06/2018</text:p>
          </table:table-cell>
          <table:table-cell office:value-type="float" office:value="36594" table:style-name="ce6">
            <text:p>36,594</text:p>
          </table:table-cell>
          <table:table-cell table:number-columns-repeated="16382"/>
        </table:table-row>
        <table:table-row table:style-name="ro1">
          <table:table-cell office:value-type="date" office:date-value="2018-06-29T00:00:00" table:style-name="ce5">
            <text:p>29/06/2018</text:p>
          </table:table-cell>
          <table:table-cell office:value-type="float" office:value="36825" table:style-name="ce6">
            <text:p>36,825</text:p>
          </table:table-cell>
          <table:table-cell table:number-columns-repeated="16382"/>
        </table:table-row>
        <table:table-row table:style-name="ro1">
          <table:table-cell office:value-type="date" office:date-value="2018-06-30T00:00:00" table:style-name="ce5">
            <text:p>30/06/2018</text:p>
          </table:table-cell>
          <table:table-cell office:value-type="float" office:value="32344" table:style-name="ce6">
            <text:p>32,344</text:p>
          </table:table-cell>
          <table:table-cell table:number-columns-repeated="16382"/>
        </table:table-row>
        <table:table-row table:style-name="ro1">
          <table:table-cell office:value-type="date" office:date-value="2018-07-01T00:00:00" table:style-name="ce5">
            <text:p>01/07/2018</text:p>
          </table:table-cell>
          <table:table-cell office:value-type="float" office:value="33874" table:style-name="ce6">
            <text:p>33,874</text:p>
          </table:table-cell>
          <table:table-cell table:number-columns-repeated="16382"/>
        </table:table-row>
        <table:table-row table:style-name="ro1">
          <table:table-cell office:value-type="date" office:date-value="2018-07-02T00:00:00" table:style-name="ce5">
            <text:p>02/07/2018</text:p>
          </table:table-cell>
          <table:table-cell office:value-type="float" office:value="35821" table:style-name="ce6">
            <text:p>35,821</text:p>
          </table:table-cell>
          <table:table-cell table:number-columns-repeated="16382"/>
        </table:table-row>
        <table:table-row table:style-name="ro1">
          <table:table-cell office:value-type="date" office:date-value="2018-07-03T00:00:00" table:style-name="ce5">
            <text:p>03/07/2018</text:p>
          </table:table-cell>
          <table:table-cell office:value-type="float" office:value="35129" table:style-name="ce6">
            <text:p>35,129</text:p>
          </table:table-cell>
          <table:table-cell table:number-columns-repeated="16382"/>
        </table:table-row>
        <table:table-row table:style-name="ro1">
          <table:table-cell office:value-type="date" office:date-value="2018-07-04T00:00:00" table:style-name="ce5">
            <text:p>04/07/2018</text:p>
          </table:table-cell>
          <table:table-cell office:value-type="float" office:value="35703" table:style-name="ce6">
            <text:p>35,703</text:p>
          </table:table-cell>
          <table:table-cell table:number-columns-repeated="16382"/>
        </table:table-row>
        <table:table-row table:style-name="ro1">
          <table:table-cell office:value-type="date" office:date-value="2018-07-05T00:00:00" table:style-name="ce5">
            <text:p>05/07/2018</text:p>
          </table:table-cell>
          <table:table-cell office:value-type="float" office:value="36159" table:style-name="ce6">
            <text:p>36,159</text:p>
          </table:table-cell>
          <table:table-cell table:number-columns-repeated="16382"/>
        </table:table-row>
        <table:table-row table:style-name="ro1">
          <table:table-cell office:value-type="date" office:date-value="2018-07-06T00:00:00" table:style-name="ce5">
            <text:p>06/07/2018</text:p>
          </table:table-cell>
          <table:table-cell office:value-type="float" office:value="36576" table:style-name="ce6">
            <text:p>36,576</text:p>
          </table:table-cell>
          <table:table-cell table:number-columns-repeated="16382"/>
        </table:table-row>
        <table:table-row table:style-name="ro1">
          <table:table-cell office:value-type="date" office:date-value="2018-07-07T00:00:00" table:style-name="ce5">
            <text:p>07/07/2018</text:p>
          </table:table-cell>
          <table:table-cell office:value-type="float" office:value="32336" table:style-name="ce6">
            <text:p>32,336</text:p>
          </table:table-cell>
          <table:table-cell table:number-columns-repeated="16382"/>
        </table:table-row>
        <table:table-row table:style-name="ro1">
          <table:table-cell office:value-type="date" office:date-value="2018-07-08T00:00:00" table:style-name="ce5">
            <text:p>08/07/2018</text:p>
          </table:table-cell>
          <table:table-cell office:value-type="float" office:value="33961" table:style-name="ce6">
            <text:p>33,961</text:p>
          </table:table-cell>
          <table:table-cell table:number-columns-repeated="16382"/>
        </table:table-row>
        <table:table-row table:style-name="ro1">
          <table:table-cell office:value-type="date" office:date-value="2018-07-09T00:00:00" table:style-name="ce5">
            <text:p>09/07/2018</text:p>
          </table:table-cell>
          <table:table-cell office:value-type="float" office:value="35911" table:style-name="ce6">
            <text:p>35,911</text:p>
          </table:table-cell>
          <table:table-cell table:number-columns-repeated="16382"/>
        </table:table-row>
        <table:table-row table:style-name="ro1">
          <table:table-cell office:value-type="date" office:date-value="2018-07-10T00:00:00" table:style-name="ce5">
            <text:p>10/07/2018</text:p>
          </table:table-cell>
          <table:table-cell office:value-type="float" office:value="35315" table:style-name="ce6">
            <text:p>35,315</text:p>
          </table:table-cell>
          <table:table-cell table:number-columns-repeated="16382"/>
        </table:table-row>
        <table:table-row table:style-name="ro1">
          <table:table-cell office:value-type="date" office:date-value="2018-07-11T00:00:00" table:style-name="ce5">
            <text:p>11/07/2018</text:p>
          </table:table-cell>
          <table:table-cell office:value-type="float" office:value="35589" table:style-name="ce6">
            <text:p>35,589</text:p>
          </table:table-cell>
          <table:table-cell table:number-columns-repeated="16382"/>
        </table:table-row>
        <table:table-row table:style-name="ro1">
          <table:table-cell office:value-type="date" office:date-value="2018-07-12T00:00:00" table:style-name="ce5">
            <text:p>12/07/2018</text:p>
          </table:table-cell>
          <table:table-cell office:value-type="float" office:value="36381" table:style-name="ce6">
            <text:p>36,381</text:p>
          </table:table-cell>
          <table:table-cell table:number-columns-repeated="16382"/>
        </table:table-row>
        <table:table-row table:style-name="ro1">
          <table:table-cell office:value-type="date" office:date-value="2018-07-13T00:00:00" table:style-name="ce5">
            <text:p>13/07/2018</text:p>
          </table:table-cell>
          <table:table-cell office:value-type="float" office:value="36521" table:style-name="ce6">
            <text:p>36,521</text:p>
          </table:table-cell>
          <table:table-cell table:number-columns-repeated="16382"/>
        </table:table-row>
        <table:table-row table:style-name="ro1">
          <table:table-cell office:value-type="date" office:date-value="2018-07-14T00:00:00" table:style-name="ce5">
            <text:p>14/07/2018</text:p>
          </table:table-cell>
          <table:table-cell office:value-type="float" office:value="32635" table:style-name="ce6">
            <text:p>32,635</text:p>
          </table:table-cell>
          <table:table-cell table:number-columns-repeated="16382"/>
        </table:table-row>
        <table:table-row table:style-name="ro1">
          <table:table-cell office:value-type="date" office:date-value="2018-07-15T00:00:00" table:style-name="ce5">
            <text:p>15/07/2018</text:p>
          </table:table-cell>
          <table:table-cell office:value-type="float" office:value="33825" table:style-name="ce6">
            <text:p>33,825</text:p>
          </table:table-cell>
          <table:table-cell table:number-columns-repeated="16382"/>
        </table:table-row>
        <table:table-row table:style-name="ro1">
          <table:table-cell office:value-type="date" office:date-value="2018-07-16T00:00:00" table:style-name="ce5">
            <text:p>16/07/2018</text:p>
          </table:table-cell>
          <table:table-cell office:value-type="float" office:value="35724" table:style-name="ce6">
            <text:p>35,724</text:p>
          </table:table-cell>
          <table:table-cell table:number-columns-repeated="16382"/>
        </table:table-row>
        <table:table-row table:style-name="ro1">
          <table:table-cell office:value-type="date" office:date-value="2018-07-17T00:00:00" table:style-name="ce5">
            <text:p>17/07/2018</text:p>
          </table:table-cell>
          <table:table-cell office:value-type="float" office:value="35182" table:style-name="ce6">
            <text:p>35,182</text:p>
          </table:table-cell>
          <table:table-cell table:number-columns-repeated="16382"/>
        </table:table-row>
        <table:table-row table:style-name="ro1">
          <table:table-cell office:value-type="date" office:date-value="2018-07-18T00:00:00" table:style-name="ce5">
            <text:p>18/07/2018</text:p>
          </table:table-cell>
          <table:table-cell office:value-type="float" office:value="35469" table:style-name="ce6">
            <text:p>35,469</text:p>
          </table:table-cell>
          <table:table-cell table:number-columns-repeated="16382"/>
        </table:table-row>
        <table:table-row table:style-name="ro1">
          <table:table-cell office:value-type="date" office:date-value="2018-07-19T00:00:00" table:style-name="ce5">
            <text:p>19/07/2018</text:p>
          </table:table-cell>
          <table:table-cell office:value-type="float" office:value="35973" table:style-name="ce6">
            <text:p>35,973</text:p>
          </table:table-cell>
          <table:table-cell table:number-columns-repeated="16382"/>
        </table:table-row>
        <table:table-row table:style-name="ro1">
          <table:table-cell office:value-type="date" office:date-value="2018-07-20T00:00:00" table:style-name="ce5">
            <text:p>20/07/2018</text:p>
          </table:table-cell>
          <table:table-cell office:value-type="float" office:value="36400" table:style-name="ce6">
            <text:p>36,400</text:p>
          </table:table-cell>
          <table:table-cell table:number-columns-repeated="16382"/>
        </table:table-row>
        <table:table-row table:style-name="ro1">
          <table:table-cell office:value-type="date" office:date-value="2018-07-21T00:00:00" table:style-name="ce5">
            <text:p>21/07/2018</text:p>
          </table:table-cell>
          <table:table-cell office:value-type="float" office:value="32428" table:style-name="ce6">
            <text:p>32,428</text:p>
          </table:table-cell>
          <table:table-cell table:number-columns-repeated="16382"/>
        </table:table-row>
        <table:table-row table:style-name="ro1">
          <table:table-cell office:value-type="date" office:date-value="2018-07-22T00:00:00" table:style-name="ce5">
            <text:p>22/07/2018</text:p>
          </table:table-cell>
          <table:table-cell office:value-type="float" office:value="33731" table:style-name="ce6">
            <text:p>33,731</text:p>
          </table:table-cell>
          <table:table-cell table:number-columns-repeated="16382"/>
        </table:table-row>
        <table:table-row table:style-name="ro1">
          <table:table-cell office:value-type="date" office:date-value="2018-07-23T00:00:00" table:style-name="ce5">
            <text:p>23/07/2018</text:p>
          </table:table-cell>
          <table:table-cell office:value-type="float" office:value="35440" table:style-name="ce6">
            <text:p>35,440</text:p>
          </table:table-cell>
          <table:table-cell table:number-columns-repeated="16382"/>
        </table:table-row>
        <table:table-row table:style-name="ro1">
          <table:table-cell office:value-type="date" office:date-value="2018-07-24T00:00:00" table:style-name="ce5">
            <text:p>24/07/2018</text:p>
          </table:table-cell>
          <table:table-cell office:value-type="float" office:value="34777" table:style-name="ce6">
            <text:p>34,777</text:p>
          </table:table-cell>
          <table:table-cell table:number-columns-repeated="16382"/>
        </table:table-row>
        <table:table-row table:style-name="ro1">
          <table:table-cell office:value-type="date" office:date-value="2018-07-25T00:00:00" table:style-name="ce5">
            <text:p>25/07/2018</text:p>
          </table:table-cell>
          <table:table-cell office:value-type="float" office:value="34945" table:style-name="ce6">
            <text:p>34,945</text:p>
          </table:table-cell>
          <table:table-cell table:number-columns-repeated="16382"/>
        </table:table-row>
        <table:table-row table:style-name="ro1">
          <table:table-cell office:value-type="date" office:date-value="2018-07-26T00:00:00" table:style-name="ce5">
            <text:p>26/07/2018</text:p>
          </table:table-cell>
          <table:table-cell office:value-type="float" office:value="35591" table:style-name="ce6">
            <text:p>35,591</text:p>
          </table:table-cell>
          <table:table-cell table:number-columns-repeated="16382"/>
        </table:table-row>
        <table:table-row table:style-name="ro1">
          <table:table-cell office:value-type="date" office:date-value="2018-07-27T00:00:00" table:style-name="ce5">
            <text:p>27/07/2018</text:p>
          </table:table-cell>
          <table:table-cell office:value-type="float" office:value="36014" table:style-name="ce6">
            <text:p>36,014</text:p>
          </table:table-cell>
          <table:table-cell table:number-columns-repeated="16382"/>
        </table:table-row>
        <table:table-row table:style-name="ro1">
          <table:table-cell office:value-type="date" office:date-value="2018-07-28T00:00:00" table:style-name="ce5">
            <text:p>28/07/2018</text:p>
          </table:table-cell>
          <table:table-cell office:value-type="float" office:value="32334" table:style-name="ce6">
            <text:p>32,334</text:p>
          </table:table-cell>
          <table:table-cell table:number-columns-repeated="16382"/>
        </table:table-row>
        <table:table-row table:style-name="ro1">
          <table:table-cell office:value-type="date" office:date-value="2018-07-29T00:00:00" table:style-name="ce5">
            <text:p>29/07/2018</text:p>
          </table:table-cell>
          <table:table-cell office:value-type="float" office:value="33984" table:style-name="ce6">
            <text:p>33,984</text:p>
          </table:table-cell>
          <table:table-cell table:number-columns-repeated="16382"/>
        </table:table-row>
        <table:table-row table:style-name="ro1">
          <table:table-cell office:value-type="date" office:date-value="2018-07-30T00:00:00" table:style-name="ce5">
            <text:p>30/07/2018</text:p>
          </table:table-cell>
          <table:table-cell office:value-type="float" office:value="35330" table:style-name="ce6">
            <text:p>35,330</text:p>
          </table:table-cell>
          <table:table-cell table:number-columns-repeated="16382"/>
        </table:table-row>
        <table:table-row table:style-name="ro1">
          <table:table-cell office:value-type="date" office:date-value="2018-07-31T00:00:00" table:style-name="ce5">
            <text:p>31/07/2018</text:p>
          </table:table-cell>
          <table:table-cell office:value-type="float" office:value="34605" table:style-name="ce6">
            <text:p>34,605</text:p>
          </table:table-cell>
          <table:table-cell table:number-columns-repeated="16382"/>
        </table:table-row>
        <table:table-row table:style-name="ro1">
          <table:table-cell office:value-type="date" office:date-value="2018-08-01T00:00:00" table:style-name="ce5">
            <text:p>01/08/2018</text:p>
          </table:table-cell>
          <table:table-cell office:value-type="float" office:value="34947" table:style-name="ce6">
            <text:p>34,947</text:p>
          </table:table-cell>
          <table:table-cell table:number-columns-repeated="16382"/>
        </table:table-row>
        <table:table-row table:style-name="ro1">
          <table:table-cell office:value-type="date" office:date-value="2018-08-02T00:00:00" table:style-name="ce5">
            <text:p>02/08/2018</text:p>
          </table:table-cell>
          <table:table-cell office:value-type="float" office:value="35169" table:style-name="ce6">
            <text:p>35,169</text:p>
          </table:table-cell>
          <table:table-cell table:number-columns-repeated="16382"/>
        </table:table-row>
        <table:table-row table:style-name="ro1">
          <table:table-cell office:value-type="date" office:date-value="2018-08-03T00:00:00" table:style-name="ce5">
            <text:p>03/08/2018</text:p>
          </table:table-cell>
          <table:table-cell office:value-type="float" office:value="35827" table:style-name="ce6">
            <text:p>35,827</text:p>
          </table:table-cell>
          <table:table-cell table:number-columns-repeated="16382"/>
        </table:table-row>
        <table:table-row table:style-name="ro1">
          <table:table-cell office:value-type="date" office:date-value="2018-08-04T00:00:00" table:style-name="ce5">
            <text:p>04/08/2018</text:p>
          </table:table-cell>
          <table:table-cell office:value-type="float" office:value="32500" table:style-name="ce6">
            <text:p>32,500</text:p>
          </table:table-cell>
          <table:table-cell table:number-columns-repeated="16382"/>
        </table:table-row>
        <table:table-row table:style-name="ro1">
          <table:table-cell office:value-type="date" office:date-value="2018-08-05T00:00:00" table:style-name="ce5">
            <text:p>05/08/2018</text:p>
          </table:table-cell>
          <table:table-cell office:value-type="float" office:value="33486" table:style-name="ce6">
            <text:p>33,486</text:p>
          </table:table-cell>
          <table:table-cell table:number-columns-repeated="16382"/>
        </table:table-row>
        <table:table-row table:style-name="ro1">
          <table:table-cell office:value-type="date" office:date-value="2018-08-06T00:00:00" table:style-name="ce5">
            <text:p>06/08/2018</text:p>
          </table:table-cell>
          <table:table-cell office:value-type="float" office:value="34763" table:style-name="ce6">
            <text:p>34,763</text:p>
          </table:table-cell>
          <table:table-cell table:number-columns-repeated="16382"/>
        </table:table-row>
        <table:table-row table:style-name="ro1">
          <table:table-cell office:value-type="date" office:date-value="2018-08-07T00:00:00" table:style-name="ce5">
            <text:p>07/08/2018</text:p>
          </table:table-cell>
          <table:table-cell office:value-type="float" office:value="33895" table:style-name="ce6">
            <text:p>33,895</text:p>
          </table:table-cell>
          <table:table-cell table:number-columns-repeated="16382"/>
        </table:table-row>
        <table:table-row table:style-name="ro1">
          <table:table-cell office:value-type="date" office:date-value="2018-08-08T00:00:00" table:style-name="ce5">
            <text:p>08/08/2018</text:p>
          </table:table-cell>
          <table:table-cell office:value-type="float" office:value="34618" table:style-name="ce6">
            <text:p>34,618</text:p>
          </table:table-cell>
          <table:table-cell table:number-columns-repeated="16382"/>
        </table:table-row>
        <table:table-row table:style-name="ro1">
          <table:table-cell office:value-type="date" office:date-value="2018-08-09T00:00:00" table:style-name="ce5">
            <text:p>09/08/2018</text:p>
          </table:table-cell>
          <table:table-cell office:value-type="float" office:value="34349" table:style-name="ce6">
            <text:p>34,349</text:p>
          </table:table-cell>
          <table:table-cell table:number-columns-repeated="16382"/>
        </table:table-row>
        <table:table-row table:style-name="ro1">
          <table:table-cell office:value-type="date" office:date-value="2018-08-10T00:00:00" table:style-name="ce5">
            <text:p>10/08/2018</text:p>
          </table:table-cell>
          <table:table-cell office:value-type="float" office:value="35144" table:style-name="ce6">
            <text:p>35,144</text:p>
          </table:table-cell>
          <table:table-cell table:number-columns-repeated="16382"/>
        </table:table-row>
        <table:table-row table:style-name="ro1">
          <table:table-cell office:value-type="date" office:date-value="2018-08-11T00:00:00" table:style-name="ce5">
            <text:p>11/08/2018</text:p>
          </table:table-cell>
          <table:table-cell office:value-type="float" office:value="32560" table:style-name="ce6">
            <text:p>32,560</text:p>
          </table:table-cell>
          <table:table-cell table:number-columns-repeated="16382"/>
        </table:table-row>
        <table:table-row table:style-name="ro1">
          <table:table-cell office:value-type="date" office:date-value="2018-08-12T00:00:00" table:style-name="ce5">
            <text:p>12/08/2018</text:p>
          </table:table-cell>
          <table:table-cell office:value-type="float" office:value="33777" table:style-name="ce6">
            <text:p>33,777</text:p>
          </table:table-cell>
          <table:table-cell table:number-columns-repeated="16382"/>
        </table:table-row>
        <table:table-row table:style-name="ro1">
          <table:table-cell office:value-type="date" office:date-value="2018-08-13T00:00:00" table:style-name="ce5">
            <text:p>13/08/2018</text:p>
          </table:table-cell>
          <table:table-cell office:value-type="float" office:value="34784" table:style-name="ce6">
            <text:p>34,784</text:p>
          </table:table-cell>
          <table:table-cell table:number-columns-repeated="16382"/>
        </table:table-row>
        <table:table-row table:style-name="ro1">
          <table:table-cell office:value-type="date" office:date-value="2018-08-14T00:00:00" table:style-name="ce5">
            <text:p>14/08/2018</text:p>
          </table:table-cell>
          <table:table-cell office:value-type="float" office:value="34212" table:style-name="ce6">
            <text:p>34,212</text:p>
          </table:table-cell>
          <table:table-cell table:number-columns-repeated="16382"/>
        </table:table-row>
        <table:table-row table:style-name="ro1">
          <table:table-cell office:value-type="date" office:date-value="2018-08-15T00:00:00" table:style-name="ce5">
            <text:p>15/08/2018</text:p>
          </table:table-cell>
          <table:table-cell office:value-type="float" office:value="34414" table:style-name="ce6">
            <text:p>34,414</text:p>
          </table:table-cell>
          <table:table-cell table:number-columns-repeated="16382"/>
        </table:table-row>
        <table:table-row table:style-name="ro1">
          <table:table-cell office:value-type="date" office:date-value="2018-08-16T00:00:00" table:style-name="ce5">
            <text:p>16/08/2018</text:p>
          </table:table-cell>
          <table:table-cell office:value-type="float" office:value="35325" table:style-name="ce6">
            <text:p>35,325</text:p>
          </table:table-cell>
          <table:table-cell table:number-columns-repeated="16382"/>
        </table:table-row>
        <table:table-row table:style-name="ro1">
          <table:table-cell office:value-type="date" office:date-value="2018-08-17T00:00:00" table:style-name="ce5">
            <text:p>17/08/2018</text:p>
          </table:table-cell>
          <table:table-cell office:value-type="float" office:value="35906" table:style-name="ce6">
            <text:p>35,906</text:p>
          </table:table-cell>
          <table:table-cell table:number-columns-repeated="16382"/>
        </table:table-row>
        <table:table-row table:style-name="ro1">
          <table:table-cell office:value-type="date" office:date-value="2018-08-18T00:00:00" table:style-name="ce5">
            <text:p>18/08/2018</text:p>
          </table:table-cell>
          <table:table-cell office:value-type="float" office:value="32480" table:style-name="ce6">
            <text:p>32,480</text:p>
          </table:table-cell>
          <table:table-cell table:number-columns-repeated="16382"/>
        </table:table-row>
        <table:table-row table:style-name="ro1">
          <table:table-cell office:value-type="date" office:date-value="2018-08-19T00:00:00" table:style-name="ce5">
            <text:p>19/08/2018</text:p>
          </table:table-cell>
          <table:table-cell office:value-type="float" office:value="33759" table:style-name="ce6">
            <text:p>33,759</text:p>
          </table:table-cell>
          <table:table-cell table:number-columns-repeated="16382"/>
        </table:table-row>
        <table:table-row table:style-name="ro1">
          <table:table-cell office:value-type="date" office:date-value="2018-08-20T00:00:00" table:style-name="ce5">
            <text:p>20/08/2018</text:p>
          </table:table-cell>
          <table:table-cell office:value-type="float" office:value="35161" table:style-name="ce6">
            <text:p>35,161</text:p>
          </table:table-cell>
          <table:table-cell table:number-columns-repeated="16382"/>
        </table:table-row>
        <table:table-row table:style-name="ro1">
          <table:table-cell office:value-type="date" office:date-value="2018-08-21T00:00:00" table:style-name="ce5">
            <text:p>21/08/2018</text:p>
          </table:table-cell>
          <table:table-cell office:value-type="float" office:value="34672" table:style-name="ce6">
            <text:p>34,672</text:p>
          </table:table-cell>
          <table:table-cell table:number-columns-repeated="16382"/>
        </table:table-row>
        <table:table-row table:style-name="ro1">
          <table:table-cell office:value-type="date" office:date-value="2018-08-22T00:00:00" table:style-name="ce5">
            <text:p>22/08/2018</text:p>
          </table:table-cell>
          <table:table-cell office:value-type="float" office:value="35063" table:style-name="ce6">
            <text:p>35,063</text:p>
          </table:table-cell>
          <table:table-cell table:number-columns-repeated="16382"/>
        </table:table-row>
        <table:table-row table:style-name="ro1">
          <table:table-cell office:value-type="date" office:date-value="2018-08-23T00:00:00" table:style-name="ce5">
            <text:p>23/08/2018</text:p>
          </table:table-cell>
          <table:table-cell office:value-type="float" office:value="35750" table:style-name="ce6">
            <text:p>35,750</text:p>
          </table:table-cell>
          <table:table-cell table:number-columns-repeated="16382"/>
        </table:table-row>
        <table:table-row table:style-name="ro1">
          <table:table-cell office:value-type="date" office:date-value="2018-08-24T00:00:00" table:style-name="ce5">
            <text:p>24/08/2018</text:p>
          </table:table-cell>
          <table:table-cell office:value-type="float" office:value="36186" table:style-name="ce6">
            <text:p>36,186</text:p>
          </table:table-cell>
          <table:table-cell table:number-columns-repeated="16382"/>
        </table:table-row>
        <table:table-row table:style-name="ro1">
          <table:table-cell office:value-type="date" office:date-value="2018-08-25T00:00:00" table:style-name="ce5">
            <text:p>25/08/2018</text:p>
          </table:table-cell>
          <table:table-cell office:value-type="float" office:value="32441" table:style-name="ce6">
            <text:p>32,441</text:p>
          </table:table-cell>
          <table:table-cell table:number-columns-repeated="16382"/>
        </table:table-row>
        <table:table-row table:style-name="ro1">
          <table:table-cell office:value-type="date" office:date-value="2018-08-26T00:00:00" table:style-name="ce5">
            <text:p>26/08/2018</text:p>
          </table:table-cell>
          <table:table-cell office:value-type="float" office:value="34244" table:style-name="ce6">
            <text:p>34,244</text:p>
          </table:table-cell>
          <table:table-cell table:number-columns-repeated="16382"/>
        </table:table-row>
        <table:table-row table:style-name="ro1">
          <table:table-cell office:value-type="date" office:date-value="2018-08-27T00:00:00" table:style-name="ce5">
            <text:p>27/08/2018</text:p>
          </table:table-cell>
          <table:table-cell office:value-type="float" office:value="35746" table:style-name="ce6">
            <text:p>35,746</text:p>
          </table:table-cell>
          <table:table-cell table:number-columns-repeated="16382"/>
        </table:table-row>
        <table:table-row table:style-name="ro1">
          <table:table-cell office:value-type="date" office:date-value="2018-08-28T00:00:00" table:style-name="ce5">
            <text:p>28/08/2018</text:p>
          </table:table-cell>
          <table:table-cell office:value-type="float" office:value="35640" table:style-name="ce6">
            <text:p>35,640</text:p>
          </table:table-cell>
          <table:table-cell table:number-columns-repeated="16382"/>
        </table:table-row>
        <table:table-row table:style-name="ro1">
          <table:table-cell office:value-type="date" office:date-value="2018-08-29T00:00:00" table:style-name="ce5">
            <text:p>29/08/2018</text:p>
          </table:table-cell>
          <table:table-cell office:value-type="float" office:value="35882" table:style-name="ce6">
            <text:p>35,882</text:p>
          </table:table-cell>
          <table:table-cell table:number-columns-repeated="16382"/>
        </table:table-row>
        <table:table-row table:style-name="ro1">
          <table:table-cell office:value-type="date" office:date-value="2018-08-30T00:00:00" table:style-name="ce5">
            <text:p>30/08/2018</text:p>
          </table:table-cell>
          <table:table-cell office:value-type="float" office:value="36674" table:style-name="ce6">
            <text:p>36,674</text:p>
          </table:table-cell>
          <table:table-cell table:number-columns-repeated="16382"/>
        </table:table-row>
        <table:table-row table:style-name="ro1">
          <table:table-cell office:value-type="date" office:date-value="2018-08-31T00:00:00" table:style-name="ce5">
            <text:p>31/08/2018</text:p>
          </table:table-cell>
          <table:table-cell office:value-type="float" office:value="36966" table:style-name="ce6">
            <text:p>36,966</text:p>
          </table:table-cell>
          <table:table-cell table:number-columns-repeated="16382"/>
        </table:table-row>
        <table:table-row table:style-name="ro1">
          <table:table-cell office:value-type="date" office:date-value="2018-09-01T00:00:00" table:style-name="ce5">
            <text:p>01/09/2018</text:p>
          </table:table-cell>
          <table:table-cell office:value-type="float" office:value="32409" table:style-name="ce6">
            <text:p>32,409</text:p>
          </table:table-cell>
          <table:table-cell table:number-columns-repeated="16382"/>
        </table:table-row>
        <table:table-row table:style-name="ro1">
          <table:table-cell office:value-type="date" office:date-value="2018-09-02T00:00:00" table:style-name="ce5">
            <text:p>02/09/2018</text:p>
          </table:table-cell>
          <table:table-cell office:value-type="float" office:value="34204" table:style-name="ce6">
            <text:p>34,204</text:p>
          </table:table-cell>
          <table:table-cell table:number-columns-repeated="16382"/>
        </table:table-row>
        <table:table-row table:style-name="ro1">
          <table:table-cell office:value-type="date" office:date-value="2018-09-03T00:00:00" table:style-name="ce5">
            <text:p>03/09/2018</text:p>
          </table:table-cell>
          <table:table-cell office:value-type="float" office:value="35858" table:style-name="ce6">
            <text:p>35,858</text:p>
          </table:table-cell>
          <table:table-cell table:number-columns-repeated="16382"/>
        </table:table-row>
        <table:table-row table:style-name="ro1">
          <table:table-cell office:value-type="date" office:date-value="2018-09-04T00:00:00" table:style-name="ce5">
            <text:p>04/09/2018</text:p>
          </table:table-cell>
          <table:table-cell office:value-type="float" office:value="35303" table:style-name="ce6">
            <text:p>35,303</text:p>
          </table:table-cell>
          <table:table-cell table:number-columns-repeated="16382"/>
        </table:table-row>
        <table:table-row table:style-name="ro1">
          <table:table-cell office:value-type="date" office:date-value="2018-09-05T00:00:00" table:style-name="ce5">
            <text:p>05/09/2018</text:p>
          </table:table-cell>
          <table:table-cell office:value-type="float" office:value="36025" table:style-name="ce6">
            <text:p>36,025</text:p>
          </table:table-cell>
          <table:table-cell table:number-columns-repeated="16382"/>
        </table:table-row>
        <table:table-row table:style-name="ro1">
          <table:table-cell office:value-type="date" office:date-value="2018-09-06T00:00:00" table:style-name="ce5">
            <text:p>06/09/2018</text:p>
          </table:table-cell>
          <table:table-cell office:value-type="float" office:value="36311" table:style-name="ce6">
            <text:p>36,311</text:p>
          </table:table-cell>
          <table:table-cell table:number-columns-repeated="16382"/>
        </table:table-row>
        <table:table-row table:style-name="ro1">
          <table:table-cell office:value-type="date" office:date-value="2018-09-07T00:00:00" table:style-name="ce5">
            <text:p>07/09/2018</text:p>
          </table:table-cell>
          <table:table-cell office:value-type="float" office:value="37101" table:style-name="ce6">
            <text:p>37,101</text:p>
          </table:table-cell>
          <table:table-cell table:number-columns-repeated="16382"/>
        </table:table-row>
        <table:table-row table:style-name="ro1">
          <table:table-cell office:value-type="date" office:date-value="2018-09-08T00:00:00" table:style-name="ce5">
            <text:p>08/09/2018</text:p>
          </table:table-cell>
          <table:table-cell office:value-type="float" office:value="31739" table:style-name="ce6">
            <text:p>31,739</text:p>
          </table:table-cell>
          <table:table-cell table:number-columns-repeated="16382"/>
        </table:table-row>
        <table:table-row table:style-name="ro1">
          <table:table-cell office:value-type="date" office:date-value="2018-09-09T00:00:00" table:style-name="ce5">
            <text:p>09/09/2018</text:p>
          </table:table-cell>
          <table:table-cell office:value-type="float" office:value="33562" table:style-name="ce6">
            <text:p>33,562</text:p>
          </table:table-cell>
          <table:table-cell table:number-columns-repeated="16382"/>
        </table:table-row>
        <table:table-row table:style-name="ro1">
          <table:table-cell office:value-type="date" office:date-value="2018-09-10T00:00:00" table:style-name="ce5">
            <text:p>10/09/2018</text:p>
          </table:table-cell>
          <table:table-cell office:value-type="float" office:value="35324" table:style-name="ce6">
            <text:p>35,324</text:p>
          </table:table-cell>
          <table:table-cell table:number-columns-repeated="16382"/>
        </table:table-row>
        <table:table-row table:style-name="ro1">
          <table:table-cell office:value-type="date" office:date-value="2018-09-11T00:00:00" table:style-name="ce5">
            <text:p>11/09/2018</text:p>
          </table:table-cell>
          <table:table-cell office:value-type="float" office:value="34998" table:style-name="ce6">
            <text:p>34,998</text:p>
          </table:table-cell>
          <table:table-cell table:number-columns-repeated="16382"/>
        </table:table-row>
        <table:table-row table:style-name="ro1">
          <table:table-cell office:value-type="date" office:date-value="2018-09-12T00:00:00" table:style-name="ce5">
            <text:p>12/09/2018</text:p>
          </table:table-cell>
          <table:table-cell office:value-type="float" office:value="35402" table:style-name="ce6">
            <text:p>35,402</text:p>
          </table:table-cell>
          <table:table-cell table:number-columns-repeated="16382"/>
        </table:table-row>
        <table:table-row table:style-name="ro1">
          <table:table-cell office:value-type="date" office:date-value="2018-09-13T00:00:00" table:style-name="ce5">
            <text:p>13/09/2018</text:p>
          </table:table-cell>
          <table:table-cell office:value-type="float" office:value="35964" table:style-name="ce6">
            <text:p>35,964</text:p>
          </table:table-cell>
          <table:table-cell table:number-columns-repeated="16382"/>
        </table:table-row>
        <table:table-row table:style-name="ro1">
          <table:table-cell office:value-type="date" office:date-value="2018-09-14T00:00:00" table:style-name="ce5">
            <text:p>14/09/2018</text:p>
          </table:table-cell>
          <table:table-cell office:value-type="float" office:value="36367" table:style-name="ce6">
            <text:p>36,367</text:p>
          </table:table-cell>
          <table:table-cell table:number-columns-repeated="16382"/>
        </table:table-row>
        <table:table-row table:style-name="ro1">
          <table:table-cell office:value-type="date" office:date-value="2018-09-15T00:00:00" table:style-name="ce5">
            <text:p>15/09/2018</text:p>
          </table:table-cell>
          <table:table-cell office:value-type="float" office:value="30999" table:style-name="ce6">
            <text:p>30,999</text:p>
          </table:table-cell>
          <table:table-cell table:number-columns-repeated="16382"/>
        </table:table-row>
        <table:table-row table:style-name="ro1">
          <table:table-cell office:value-type="date" office:date-value="2018-09-16T00:00:00" table:style-name="ce5">
            <text:p>16/09/2018</text:p>
          </table:table-cell>
          <table:table-cell office:value-type="float" office:value="33077" table:style-name="ce6">
            <text:p>33,077</text:p>
          </table:table-cell>
          <table:table-cell table:number-columns-repeated="16382"/>
        </table:table-row>
        <table:table-row table:style-name="ro1">
          <table:table-cell office:value-type="date" office:date-value="2018-09-17T00:00:00" table:style-name="ce5">
            <text:p>17/09/2018</text:p>
          </table:table-cell>
          <table:table-cell office:value-type="float" office:value="34943" table:style-name="ce6">
            <text:p>34,943</text:p>
          </table:table-cell>
          <table:table-cell table:number-columns-repeated="16382"/>
        </table:table-row>
        <table:table-row table:style-name="ro1">
          <table:table-cell office:value-type="date" office:date-value="2018-09-18T00:00:00" table:style-name="ce5">
            <text:p>18/09/2018</text:p>
          </table:table-cell>
          <table:table-cell office:value-type="float" office:value="34299" table:style-name="ce6">
            <text:p>34,299</text:p>
          </table:table-cell>
          <table:table-cell table:number-columns-repeated="16382"/>
        </table:table-row>
        <table:table-row table:style-name="ro1">
          <table:table-cell office:value-type="date" office:date-value="2018-09-19T00:00:00" table:style-name="ce5">
            <text:p>19/09/2018</text:p>
          </table:table-cell>
          <table:table-cell office:value-type="float" office:value="34366" table:style-name="ce6">
            <text:p>34,366</text:p>
          </table:table-cell>
          <table:table-cell table:number-columns-repeated="16382"/>
        </table:table-row>
        <table:table-row table:style-name="ro1">
          <table:table-cell office:value-type="date" office:date-value="2018-09-20T00:00:00" table:style-name="ce5">
            <text:p>20/09/2018</text:p>
          </table:table-cell>
          <table:table-cell office:value-type="float" office:value="35647" table:style-name="ce6">
            <text:p>35,647</text:p>
          </table:table-cell>
          <table:table-cell table:number-columns-repeated="16382"/>
        </table:table-row>
        <table:table-row table:style-name="ro1">
          <table:table-cell office:value-type="date" office:date-value="2018-09-21T00:00:00" table:style-name="ce5">
            <text:p>21/09/2018</text:p>
          </table:table-cell>
          <table:table-cell office:value-type="float" office:value="35688" table:style-name="ce6">
            <text:p>35,688</text:p>
          </table:table-cell>
          <table:table-cell table:number-columns-repeated="16382"/>
        </table:table-row>
        <table:table-row table:style-name="ro1">
          <table:table-cell office:value-type="date" office:date-value="2018-09-22T00:00:00" table:style-name="ce5">
            <text:p>22/09/2018</text:p>
          </table:table-cell>
          <table:table-cell office:value-type="float" office:value="30738" table:style-name="ce6">
            <text:p>30,738</text:p>
          </table:table-cell>
          <table:table-cell table:number-columns-repeated="16382"/>
        </table:table-row>
        <table:table-row table:style-name="ro1">
          <table:table-cell office:value-type="date" office:date-value="2018-09-23T00:00:00" table:style-name="ce5">
            <text:p>23/09/2018</text:p>
          </table:table-cell>
          <table:table-cell office:value-type="float" office:value="32601" table:style-name="ce6">
            <text:p>32,601</text:p>
          </table:table-cell>
          <table:table-cell table:number-columns-repeated="16382"/>
        </table:table-row>
        <table:table-row table:style-name="ro1">
          <table:table-cell office:value-type="date" office:date-value="2018-09-24T00:00:00" table:style-name="ce5">
            <text:p>24/09/2018</text:p>
          </table:table-cell>
          <table:table-cell office:value-type="float" office:value="34561" table:style-name="ce6">
            <text:p>34,561</text:p>
          </table:table-cell>
          <table:table-cell table:number-columns-repeated="16382"/>
        </table:table-row>
        <table:table-row table:style-name="ro1">
          <table:table-cell office:value-type="date" office:date-value="2018-09-25T00:00:00" table:style-name="ce5">
            <text:p>25/09/2018</text:p>
          </table:table-cell>
          <table:table-cell office:value-type="float" office:value="34312" table:style-name="ce6">
            <text:p>34,312</text:p>
          </table:table-cell>
          <table:table-cell table:number-columns-repeated="16382"/>
        </table:table-row>
        <table:table-row table:style-name="ro1">
          <table:table-cell office:value-type="date" office:date-value="2018-09-26T00:00:00" table:style-name="ce5">
            <text:p>26/09/2018</text:p>
          </table:table-cell>
          <table:table-cell office:value-type="float" office:value="34699" table:style-name="ce6">
            <text:p>34,699</text:p>
          </table:table-cell>
          <table:table-cell table:number-columns-repeated="16382"/>
        </table:table-row>
        <table:table-row table:style-name="ro1">
          <table:table-cell office:value-type="date" office:date-value="2018-09-27T00:00:00" table:style-name="ce5">
            <text:p>27/09/2018</text:p>
          </table:table-cell>
          <table:table-cell office:value-type="float" office:value="35539" table:style-name="ce6">
            <text:p>35,539</text:p>
          </table:table-cell>
          <table:table-cell table:number-columns-repeated="16382"/>
        </table:table-row>
        <table:table-row table:style-name="ro1">
          <table:table-cell office:value-type="date" office:date-value="2018-09-28T00:00:00" table:style-name="ce5">
            <text:p>28/09/2018</text:p>
          </table:table-cell>
          <table:table-cell office:value-type="float" office:value="35559" table:style-name="ce6">
            <text:p>35,559</text:p>
          </table:table-cell>
          <table:table-cell table:number-columns-repeated="16382"/>
        </table:table-row>
        <table:table-row table:style-name="ro1">
          <table:table-cell office:value-type="date" office:date-value="2018-09-29T00:00:00" table:style-name="ce5">
            <text:p>29/09/2018</text:p>
          </table:table-cell>
          <table:table-cell office:value-type="float" office:value="30591" table:style-name="ce6">
            <text:p>30,591</text:p>
          </table:table-cell>
          <table:table-cell table:number-columns-repeated="16382"/>
        </table:table-row>
        <table:table-row table:style-name="ro1">
          <table:table-cell office:value-type="date" office:date-value="2018-09-30T00:00:00" table:style-name="ce5">
            <text:p>30/09/2018</text:p>
          </table:table-cell>
          <table:table-cell office:value-type="float" office:value="32852" table:style-name="ce6">
            <text:p>32,852</text:p>
          </table:table-cell>
          <table:table-cell table:number-columns-repeated="16382"/>
        </table:table-row>
        <table:table-row table:style-name="ro1">
          <table:table-cell office:value-type="date" office:date-value="2018-10-01T00:00:00" table:style-name="ce5">
            <text:p>01/10/2018</text:p>
          </table:table-cell>
          <table:table-cell office:value-type="float" office:value="34043" table:style-name="ce6">
            <text:p>34,043</text:p>
          </table:table-cell>
          <table:table-cell table:number-columns-repeated="16382"/>
        </table:table-row>
        <table:table-row table:style-name="ro1">
          <table:table-cell office:value-type="date" office:date-value="2018-10-02T00:00:00" table:style-name="ce5">
            <text:p>02/10/2018</text:p>
          </table:table-cell>
          <table:table-cell office:value-type="float" office:value="33103" table:style-name="ce6">
            <text:p>33,103</text:p>
          </table:table-cell>
          <table:table-cell table:number-columns-repeated="16382"/>
        </table:table-row>
        <table:table-row table:style-name="ro1">
          <table:table-cell office:value-type="date" office:date-value="2018-10-03T00:00:00" table:style-name="ce5">
            <text:p>03/10/2018</text:p>
          </table:table-cell>
          <table:table-cell office:value-type="float" office:value="33349" table:style-name="ce6">
            <text:p>33,349</text:p>
          </table:table-cell>
          <table:table-cell table:number-columns-repeated="16382"/>
        </table:table-row>
        <table:table-row table:style-name="ro1">
          <table:table-cell office:value-type="date" office:date-value="2018-10-04T00:00:00" table:style-name="ce5">
            <text:p>04/10/2018</text:p>
          </table:table-cell>
          <table:table-cell office:value-type="float" office:value="34172" table:style-name="ce6">
            <text:p>34,172</text:p>
          </table:table-cell>
          <table:table-cell table:number-columns-repeated="16382"/>
        </table:table-row>
        <table:table-row table:style-name="ro1">
          <table:table-cell office:value-type="date" office:date-value="2018-10-05T00:00:00" table:style-name="ce5">
            <text:p>05/10/2018</text:p>
          </table:table-cell>
          <table:table-cell office:value-type="float" office:value="34644" table:style-name="ce6">
            <text:p>34,644</text:p>
          </table:table-cell>
          <table:table-cell table:number-columns-repeated="16382"/>
        </table:table-row>
        <table:table-row table:style-name="ro1">
          <table:table-cell office:value-type="date" office:date-value="2018-10-06T00:00:00" table:style-name="ce5">
            <text:p>06/10/2018</text:p>
          </table:table-cell>
          <table:table-cell office:value-type="float" office:value="29186" table:style-name="ce6">
            <text:p>29,186</text:p>
          </table:table-cell>
          <table:table-cell table:number-columns-repeated="16382"/>
        </table:table-row>
        <table:table-row table:style-name="ro1">
          <table:table-cell office:value-type="date" office:date-value="2018-10-07T00:00:00" table:style-name="ce5">
            <text:p>07/10/2018</text:p>
          </table:table-cell>
          <table:table-cell office:value-type="float" office:value="31682" table:style-name="ce6">
            <text:p>31,682</text:p>
          </table:table-cell>
          <table:table-cell table:number-columns-repeated="16382"/>
        </table:table-row>
        <table:table-row table:style-name="ro1">
          <table:table-cell office:value-type="date" office:date-value="2018-10-08T00:00:00" table:style-name="ce5">
            <text:p>08/10/2018</text:p>
          </table:table-cell>
          <table:table-cell office:value-type="float" office:value="33512" table:style-name="ce6">
            <text:p>33,512</text:p>
          </table:table-cell>
          <table:table-cell table:number-columns-repeated="16382"/>
        </table:table-row>
        <table:table-row table:style-name="ro1">
          <table:table-cell office:value-type="date" office:date-value="2018-10-09T00:00:00" table:style-name="ce5">
            <text:p>09/10/2018</text:p>
          </table:table-cell>
          <table:table-cell office:value-type="float" office:value="32416" table:style-name="ce6">
            <text:p>32,416</text:p>
          </table:table-cell>
          <table:table-cell table:number-columns-repeated="16382"/>
        </table:table-row>
        <table:table-row table:style-name="ro1">
          <table:table-cell office:value-type="date" office:date-value="2018-10-10T00:00:00" table:style-name="ce5">
            <text:p>10/10/2018</text:p>
          </table:table-cell>
          <table:table-cell office:value-type="float" office:value="32821" table:style-name="ce6">
            <text:p>32,821</text:p>
          </table:table-cell>
          <table:table-cell table:number-columns-repeated="16382"/>
        </table:table-row>
        <table:table-row table:style-name="ro1">
          <table:table-cell office:value-type="date" office:date-value="2018-10-11T00:00:00" table:style-name="ce5">
            <text:p>11/10/2018</text:p>
          </table:table-cell>
          <table:table-cell office:value-type="float" office:value="33749" table:style-name="ce6">
            <text:p>33,749</text:p>
          </table:table-cell>
          <table:table-cell table:number-columns-repeated="16382"/>
        </table:table-row>
        <table:table-row table:style-name="ro1">
          <table:table-cell office:value-type="date" office:date-value="2018-10-12T00:00:00" table:style-name="ce5">
            <text:p>12/10/2018</text:p>
          </table:table-cell>
          <table:table-cell office:value-type="float" office:value="33813" table:style-name="ce6">
            <text:p>33,813</text:p>
          </table:table-cell>
          <table:table-cell table:number-columns-repeated="16382"/>
        </table:table-row>
        <table:table-row table:style-name="ro1">
          <table:table-cell office:value-type="date" office:date-value="2018-10-13T00:00:00" table:style-name="ce5">
            <text:p>13/10/2018</text:p>
          </table:table-cell>
          <table:table-cell office:value-type="float" office:value="28529" table:style-name="ce6">
            <text:p>28,529</text:p>
          </table:table-cell>
          <table:table-cell table:number-columns-repeated="16382"/>
        </table:table-row>
        <table:table-row table:style-name="ro1">
          <table:table-cell office:value-type="date" office:date-value="2018-10-14T00:00:00" table:style-name="ce5">
            <text:p>14/10/2018</text:p>
          </table:table-cell>
          <table:table-cell office:value-type="float" office:value="30991" table:style-name="ce6">
            <text:p>30,991</text:p>
          </table:table-cell>
          <table:table-cell table:number-columns-repeated="16382"/>
        </table:table-row>
        <table:table-row table:style-name="ro1">
          <table:table-cell office:value-type="date" office:date-value="2018-10-15T00:00:00" table:style-name="ce5">
            <text:p>15/10/2018</text:p>
          </table:table-cell>
          <table:table-cell office:value-type="float" office:value="32929" table:style-name="ce6">
            <text:p>32,929</text:p>
          </table:table-cell>
          <table:table-cell table:number-columns-repeated="16382"/>
        </table:table-row>
        <table:table-row table:style-name="ro1">
          <table:table-cell office:value-type="date" office:date-value="2018-10-16T00:00:00" table:style-name="ce5">
            <text:p>16/10/2018</text:p>
          </table:table-cell>
          <table:table-cell office:value-type="float" office:value="32073" table:style-name="ce6">
            <text:p>32,073</text:p>
          </table:table-cell>
          <table:table-cell table:number-columns-repeated="16382"/>
        </table:table-row>
        <table:table-row table:style-name="ro1">
          <table:table-cell office:value-type="date" office:date-value="2018-10-17T00:00:00" table:style-name="ce5">
            <text:p>17/10/2018</text:p>
          </table:table-cell>
          <table:table-cell office:value-type="float" office:value="32558" table:style-name="ce6">
            <text:p>32,558</text:p>
          </table:table-cell>
          <table:table-cell table:number-columns-repeated="16382"/>
        </table:table-row>
        <table:table-row table:style-name="ro1">
          <table:table-cell office:value-type="date" office:date-value="2018-10-18T00:00:00" table:style-name="ce5">
            <text:p>18/10/2018</text:p>
          </table:table-cell>
          <table:table-cell office:value-type="float" office:value="33200" table:style-name="ce6">
            <text:p>33,200</text:p>
          </table:table-cell>
          <table:table-cell table:number-columns-repeated="16382"/>
        </table:table-row>
        <table:table-row table:style-name="ro1">
          <table:table-cell office:value-type="date" office:date-value="2018-10-19T00:00:00" table:style-name="ce5">
            <text:p>19/10/2018</text:p>
          </table:table-cell>
          <table:table-cell office:value-type="float" office:value="33990" table:style-name="ce6">
            <text:p>33,990</text:p>
          </table:table-cell>
          <table:table-cell table:number-columns-repeated="16382"/>
        </table:table-row>
        <table:table-row table:style-name="ro1">
          <table:table-cell office:value-type="date" office:date-value="2018-10-20T00:00:00" table:style-name="ce5">
            <text:p>20/10/2018</text:p>
          </table:table-cell>
          <table:table-cell office:value-type="float" office:value="28433" table:style-name="ce6">
            <text:p>28,433</text:p>
          </table:table-cell>
          <table:table-cell table:number-columns-repeated="16382"/>
        </table:table-row>
        <table:table-row table:style-name="ro1">
          <table:table-cell office:value-type="date" office:date-value="2018-10-21T00:00:00" table:style-name="ce5">
            <text:p>21/10/2018</text:p>
          </table:table-cell>
          <table:table-cell office:value-type="float" office:value="30517" table:style-name="ce6">
            <text:p>30,517</text:p>
          </table:table-cell>
          <table:table-cell table:number-columns-repeated="16382"/>
        </table:table-row>
        <table:table-row table:style-name="ro1">
          <table:table-cell office:value-type="date" office:date-value="2018-10-22T00:00:00" table:style-name="ce5">
            <text:p>22/10/2018</text:p>
          </table:table-cell>
          <table:table-cell office:value-type="float" office:value="32644" table:style-name="ce6">
            <text:p>32,644</text:p>
          </table:table-cell>
          <table:table-cell table:number-columns-repeated="16382"/>
        </table:table-row>
        <table:table-row table:style-name="ro1">
          <table:table-cell office:value-type="date" office:date-value="2018-10-23T00:00:00" table:style-name="ce5">
            <text:p>23/10/2018</text:p>
          </table:table-cell>
          <table:table-cell office:value-type="float" office:value="31713" table:style-name="ce6">
            <text:p>31,713</text:p>
          </table:table-cell>
          <table:table-cell table:number-columns-repeated="16382"/>
        </table:table-row>
        <table:table-row table:style-name="ro1">
          <table:table-cell office:value-type="date" office:date-value="2018-10-24T00:00:00" table:style-name="ce5">
            <text:p>24/10/2018</text:p>
          </table:table-cell>
          <table:table-cell office:value-type="float" office:value="32175" table:style-name="ce6">
            <text:p>32,175</text:p>
          </table:table-cell>
          <table:table-cell table:number-columns-repeated="16382"/>
        </table:table-row>
        <table:table-row table:style-name="ro1">
          <table:table-cell office:value-type="date" office:date-value="2018-10-25T00:00:00" table:style-name="ce5">
            <text:p>25/10/2018</text:p>
          </table:table-cell>
          <table:table-cell office:value-type="float" office:value="32998" table:style-name="ce6">
            <text:p>32,998</text:p>
          </table:table-cell>
          <table:table-cell table:number-columns-repeated="16382"/>
        </table:table-row>
        <table:table-row table:style-name="ro1">
          <table:table-cell office:value-type="date" office:date-value="2018-10-26T00:00:00" table:style-name="ce5">
            <text:p>26/10/2018</text:p>
          </table:table-cell>
          <table:table-cell office:value-type="float" office:value="33414" table:style-name="ce6">
            <text:p>33,414</text:p>
          </table:table-cell>
          <table:table-cell table:number-columns-repeated="16382"/>
        </table:table-row>
        <table:table-row table:style-name="ro1">
          <table:table-cell office:value-type="date" office:date-value="2018-10-27T00:00:00" table:style-name="ce5">
            <text:p>27/10/2018</text:p>
          </table:table-cell>
          <table:table-cell office:value-type="float" office:value="27891" table:style-name="ce6">
            <text:p>27,891</text:p>
          </table:table-cell>
          <table:table-cell table:number-columns-repeated="16382"/>
        </table:table-row>
        <table:table-row table:style-name="ro1">
          <table:table-cell office:value-type="date" office:date-value="2018-10-28T00:00:00" table:style-name="ce5">
            <text:p>28/10/2018</text:p>
          </table:table-cell>
          <table:table-cell office:value-type="float" office:value="27988" table:style-name="ce6">
            <text:p>27,988</text:p>
          </table:table-cell>
          <table:table-cell table:number-columns-repeated="16382"/>
        </table:table-row>
        <table:table-row table:style-name="ro1">
          <table:table-cell office:value-type="date" office:date-value="2018-10-29T00:00:00" table:style-name="ce5">
            <text:p>29/10/2018</text:p>
          </table:table-cell>
          <table:table-cell office:value-type="float" office:value="29466" table:style-name="ce6">
            <text:p>29,466</text:p>
          </table:table-cell>
          <table:table-cell table:number-columns-repeated="16382"/>
        </table:table-row>
        <table:table-row table:style-name="ro1">
          <table:table-cell office:value-type="date" office:date-value="2018-10-30T00:00:00" table:style-name="ce5">
            <text:p>30/10/2018</text:p>
          </table:table-cell>
          <table:table-cell office:value-type="float" office:value="28226" table:style-name="ce6">
            <text:p>28,226</text:p>
          </table:table-cell>
          <table:table-cell table:number-columns-repeated="16382"/>
        </table:table-row>
        <table:table-row table:style-name="ro1">
          <table:table-cell office:value-type="date" office:date-value="2018-10-31T00:00:00" table:style-name="ce5">
            <text:p>31/10/2018</text:p>
          </table:table-cell>
          <table:table-cell office:value-type="float" office:value="28970" table:style-name="ce6">
            <text:p>28,970</text:p>
          </table:table-cell>
          <table:table-cell table:number-columns-repeated="16382"/>
        </table:table-row>
        <table:table-row table:style-name="ro1">
          <table:table-cell office:value-type="date" office:date-value="2018-11-01T00:00:00" table:style-name="ce5">
            <text:p>01/11/2018</text:p>
          </table:table-cell>
          <table:table-cell office:value-type="float" office:value="27861" table:style-name="ce6">
            <text:p>27,861</text:p>
          </table:table-cell>
          <table:table-cell table:number-columns-repeated="16382"/>
        </table:table-row>
        <table:table-row table:style-name="ro1">
          <table:table-cell office:value-type="date" office:date-value="2018-11-02T00:00:00" table:style-name="ce5">
            <text:p>02/11/2018</text:p>
          </table:table-cell>
          <table:table-cell office:value-type="float" office:value="29007" table:style-name="ce6">
            <text:p>29,007</text:p>
          </table:table-cell>
          <table:table-cell table:number-columns-repeated="16382"/>
        </table:table-row>
        <table:table-row table:style-name="ro1">
          <table:table-cell office:value-type="date" office:date-value="2018-11-03T00:00:00" table:style-name="ce5">
            <text:p>03/11/2018</text:p>
          </table:table-cell>
          <table:table-cell office:value-type="float" office:value="23895" table:style-name="ce6">
            <text:p>23,895</text:p>
          </table:table-cell>
          <table:table-cell table:number-columns-repeated="16382"/>
        </table:table-row>
        <table:table-row table:style-name="ro1">
          <table:table-cell office:value-type="date" office:date-value="2018-11-04T00:00:00" table:style-name="ce5">
            <text:p>04/11/2018</text:p>
          </table:table-cell>
          <table:table-cell office:value-type="float" office:value="27725" table:style-name="ce6">
            <text:p>27,725</text:p>
          </table:table-cell>
          <table:table-cell table:number-columns-repeated="16382"/>
        </table:table-row>
        <table:table-row table:style-name="ro1">
          <table:table-cell office:value-type="date" office:date-value="2018-11-05T00:00:00" table:style-name="ce5">
            <text:p>05/11/2018</text:p>
          </table:table-cell>
          <table:table-cell office:value-type="float" office:value="29440" table:style-name="ce6">
            <text:p>29,440</text:p>
          </table:table-cell>
          <table:table-cell table:number-columns-repeated="16382"/>
        </table:table-row>
        <table:table-row table:style-name="ro1">
          <table:table-cell office:value-type="date" office:date-value="2018-11-06T00:00:00" table:style-name="ce5">
            <text:p>06/11/2018</text:p>
          </table:table-cell>
          <table:table-cell office:value-type="float" office:value="27521" table:style-name="ce6">
            <text:p>27,521</text:p>
          </table:table-cell>
          <table:table-cell table:number-columns-repeated="16382"/>
        </table:table-row>
        <table:table-row table:style-name="ro1">
          <table:table-cell office:value-type="date" office:date-value="2018-11-07T00:00:00" table:style-name="ce5">
            <text:p>07/11/2018</text:p>
          </table:table-cell>
          <table:table-cell office:value-type="float" office:value="28053" table:style-name="ce6">
            <text:p>28,053</text:p>
          </table:table-cell>
          <table:table-cell table:number-columns-repeated="16382"/>
        </table:table-row>
        <table:table-row table:style-name="ro1">
          <table:table-cell office:value-type="date" office:date-value="2018-11-08T00:00:00" table:style-name="ce5">
            <text:p>08/11/2018</text:p>
          </table:table-cell>
          <table:table-cell office:value-type="float" office:value="29036" table:style-name="ce6">
            <text:p>29,036</text:p>
          </table:table-cell>
          <table:table-cell table:number-columns-repeated="16382"/>
        </table:table-row>
        <table:table-row table:style-name="ro1">
          <table:table-cell office:value-type="date" office:date-value="2018-11-09T00:00:00" table:style-name="ce5">
            <text:p>09/11/2018</text:p>
          </table:table-cell>
          <table:table-cell office:value-type="float" office:value="29556" table:style-name="ce6">
            <text:p>29,556</text:p>
          </table:table-cell>
          <table:table-cell table:number-columns-repeated="16382"/>
        </table:table-row>
        <table:table-row table:style-name="ro1">
          <table:table-cell office:value-type="date" office:date-value="2018-11-10T00:00:00" table:style-name="ce5">
            <text:p>10/11/2018</text:p>
          </table:table-cell>
          <table:table-cell office:value-type="float" office:value="22642" table:style-name="ce6">
            <text:p>22,642</text:p>
          </table:table-cell>
          <table:table-cell table:number-columns-repeated="16382"/>
        </table:table-row>
        <table:table-row table:style-name="ro1">
          <table:table-cell office:value-type="date" office:date-value="2018-11-11T00:00:00" table:style-name="ce5">
            <text:p>11/11/2018</text:p>
          </table:table-cell>
          <table:table-cell office:value-type="float" office:value="26148" table:style-name="ce6">
            <text:p>26,148</text:p>
          </table:table-cell>
          <table:table-cell table:number-columns-repeated="16382"/>
        </table:table-row>
        <table:table-row table:style-name="ro1">
          <table:table-cell office:value-type="date" office:date-value="2018-11-12T00:00:00" table:style-name="ce5">
            <text:p>12/11/2018</text:p>
          </table:table-cell>
          <table:table-cell office:value-type="float" office:value="28761" table:style-name="ce6">
            <text:p>28,761</text:p>
          </table:table-cell>
          <table:table-cell table:number-columns-repeated="16382"/>
        </table:table-row>
        <table:table-row table:style-name="ro1">
          <table:table-cell office:value-type="date" office:date-value="2018-11-13T00:00:00" table:style-name="ce5">
            <text:p>13/11/2018</text:p>
          </table:table-cell>
          <table:table-cell office:value-type="float" office:value="27270" table:style-name="ce6">
            <text:p>27,270</text:p>
          </table:table-cell>
          <table:table-cell table:number-columns-repeated="16382"/>
        </table:table-row>
        <table:table-row table:style-name="ro1">
          <table:table-cell office:value-type="date" office:date-value="2018-11-14T00:00:00" table:style-name="ce5">
            <text:p>14/11/2018</text:p>
          </table:table-cell>
          <table:table-cell office:value-type="float" office:value="28003" table:style-name="ce6">
            <text:p>28,003</text:p>
          </table:table-cell>
          <table:table-cell table:number-columns-repeated="16382"/>
        </table:table-row>
        <table:table-row table:style-name="ro1">
          <table:table-cell office:value-type="date" office:date-value="2018-11-15T00:00:00" table:style-name="ce5">
            <text:p>15/11/2018</text:p>
          </table:table-cell>
          <table:table-cell office:value-type="float" office:value="28896" table:style-name="ce6">
            <text:p>28,896</text:p>
          </table:table-cell>
          <table:table-cell table:number-columns-repeated="16382"/>
        </table:table-row>
        <table:table-row table:style-name="ro1">
          <table:table-cell office:value-type="date" office:date-value="2018-11-16T00:00:00" table:style-name="ce5">
            <text:p>16/11/2018</text:p>
          </table:table-cell>
          <table:table-cell office:value-type="float" office:value="29528" table:style-name="ce6">
            <text:p>29,528</text:p>
          </table:table-cell>
          <table:table-cell table:number-columns-repeated="16382"/>
        </table:table-row>
        <table:table-row table:style-name="ro1">
          <table:table-cell office:value-type="date" office:date-value="2018-11-17T00:00:00" table:style-name="ce5">
            <text:p>17/11/2018</text:p>
          </table:table-cell>
          <table:table-cell office:value-type="float" office:value="22602" table:style-name="ce6">
            <text:p>22,602</text:p>
          </table:table-cell>
          <table:table-cell table:number-columns-repeated="16382"/>
        </table:table-row>
        <table:table-row table:style-name="ro1">
          <table:table-cell office:value-type="date" office:date-value="2018-11-18T00:00:00" table:style-name="ce5">
            <text:p>18/11/2018</text:p>
          </table:table-cell>
          <table:table-cell office:value-type="float" office:value="26033" table:style-name="ce6">
            <text:p>26,033</text:p>
          </table:table-cell>
          <table:table-cell table:number-columns-repeated="16382"/>
        </table:table-row>
        <table:table-row table:style-name="ro1">
          <table:table-cell office:value-type="date" office:date-value="2018-11-19T00:00:00" table:style-name="ce5">
            <text:p>19/11/2018</text:p>
          </table:table-cell>
          <table:table-cell office:value-type="float" office:value="28436" table:style-name="ce6">
            <text:p>28,436</text:p>
          </table:table-cell>
          <table:table-cell table:number-columns-repeated="16382"/>
        </table:table-row>
        <table:table-row table:style-name="ro1">
          <table:table-cell office:value-type="date" office:date-value="2018-11-20T00:00:00" table:style-name="ce5">
            <text:p>20/11/2018</text:p>
          </table:table-cell>
          <table:table-cell office:value-type="float" office:value="26560" table:style-name="ce6">
            <text:p>26,560</text:p>
          </table:table-cell>
          <table:table-cell table:number-columns-repeated="16382"/>
        </table:table-row>
        <table:table-row table:style-name="ro1">
          <table:table-cell office:value-type="date" office:date-value="2018-11-21T00:00:00" table:style-name="ce5">
            <text:p>21/11/2018</text:p>
          </table:table-cell>
          <table:table-cell office:value-type="float" office:value="27511" table:style-name="ce6">
            <text:p>27,511</text:p>
          </table:table-cell>
          <table:table-cell table:number-columns-repeated="16382"/>
        </table:table-row>
        <table:table-row table:style-name="ro1">
          <table:table-cell office:value-type="date" office:date-value="2018-11-22T00:00:00" table:style-name="ce5">
            <text:p>22/11/2018</text:p>
          </table:table-cell>
          <table:table-cell office:value-type="float" office:value="28274" table:style-name="ce6">
            <text:p>28,274</text:p>
          </table:table-cell>
          <table:table-cell table:number-columns-repeated="16382"/>
        </table:table-row>
        <table:table-row table:style-name="ro1">
          <table:table-cell office:value-type="date" office:date-value="2018-11-23T00:00:00" table:style-name="ce5">
            <text:p>23/11/2018</text:p>
          </table:table-cell>
          <table:table-cell office:value-type="float" office:value="28711" table:style-name="ce6">
            <text:p>28,711</text:p>
          </table:table-cell>
          <table:table-cell table:number-columns-repeated="16382"/>
        </table:table-row>
        <table:table-row table:style-name="ro1">
          <table:table-cell office:value-type="date" office:date-value="2018-11-24T00:00:00" table:style-name="ce5">
            <text:p>24/11/2018</text:p>
          </table:table-cell>
          <table:table-cell office:value-type="float" office:value="21864" table:style-name="ce6">
            <text:p>21,864</text:p>
          </table:table-cell>
          <table:table-cell table:number-columns-repeated="16382"/>
        </table:table-row>
        <table:table-row table:style-name="ro1">
          <table:table-cell office:value-type="date" office:date-value="2018-11-25T00:00:00" table:style-name="ce5">
            <text:p>25/11/2018</text:p>
          </table:table-cell>
          <table:table-cell office:value-type="float" office:value="25527" table:style-name="ce6">
            <text:p>25,527</text:p>
          </table:table-cell>
          <table:table-cell table:number-columns-repeated="16382"/>
        </table:table-row>
        <table:table-row table:style-name="ro1">
          <table:table-cell office:value-type="date" office:date-value="2018-11-26T00:00:00" table:style-name="ce5">
            <text:p>26/11/2018</text:p>
          </table:table-cell>
          <table:table-cell office:value-type="float" office:value="28444" table:style-name="ce6">
            <text:p>28,444</text:p>
          </table:table-cell>
          <table:table-cell table:number-columns-repeated="16382"/>
        </table:table-row>
        <table:table-row table:style-name="ro1">
          <table:table-cell office:value-type="date" office:date-value="2018-11-27T00:00:00" table:style-name="ce5">
            <text:p>27/11/2018</text:p>
          </table:table-cell>
          <table:table-cell office:value-type="float" office:value="26672" table:style-name="ce6">
            <text:p>26,672</text:p>
          </table:table-cell>
          <table:table-cell table:number-columns-repeated="16382"/>
        </table:table-row>
        <table:table-row table:style-name="ro1">
          <table:table-cell office:value-type="date" office:date-value="2018-11-28T00:00:00" table:style-name="ce5">
            <text:p>28/11/2018</text:p>
          </table:table-cell>
          <table:table-cell office:value-type="float" office:value="27253" table:style-name="ce6">
            <text:p>27,253</text:p>
          </table:table-cell>
          <table:table-cell table:number-columns-repeated="16382"/>
        </table:table-row>
        <table:table-row table:style-name="ro1">
          <table:table-cell office:value-type="date" office:date-value="2018-11-29T00:00:00" table:style-name="ce5">
            <text:p>29/11/2018</text:p>
          </table:table-cell>
          <table:table-cell office:value-type="float" office:value="28635" table:style-name="ce6">
            <text:p>28,635</text:p>
          </table:table-cell>
          <table:table-cell table:number-columns-repeated="16382"/>
        </table:table-row>
        <table:table-row table:style-name="ro1">
          <table:table-cell office:value-type="date" office:date-value="2018-11-30T00:00:00" table:style-name="ce5">
            <text:p>30/11/2018</text:p>
          </table:table-cell>
          <table:table-cell office:value-type="float" office:value="29597" table:style-name="ce6">
            <text:p>29,597</text:p>
          </table:table-cell>
          <table:table-cell table:number-columns-repeated="16382"/>
        </table:table-row>
        <table:table-row table:style-name="ro1">
          <table:table-cell office:value-type="date" office:date-value="2018-12-01T00:00:00" table:style-name="ce5">
            <text:p>01/12/2018</text:p>
          </table:table-cell>
          <table:table-cell office:value-type="float" office:value="22105" table:style-name="ce6">
            <text:p>22,105</text:p>
          </table:table-cell>
          <table:table-cell table:number-columns-repeated="16382"/>
        </table:table-row>
        <table:table-row table:style-name="ro1">
          <table:table-cell office:value-type="date" office:date-value="2018-12-02T00:00:00" table:style-name="ce5">
            <text:p>02/12/2018</text:p>
          </table:table-cell>
          <table:table-cell office:value-type="float" office:value="25583" table:style-name="ce6">
            <text:p>25,583</text:p>
          </table:table-cell>
          <table:table-cell table:number-columns-repeated="16382"/>
        </table:table-row>
        <table:table-row table:style-name="ro1">
          <table:table-cell office:value-type="date" office:date-value="2018-12-03T00:00:00" table:style-name="ce5">
            <text:p>03/12/2018</text:p>
          </table:table-cell>
          <table:table-cell office:value-type="float" office:value="28376" table:style-name="ce6">
            <text:p>28,376</text:p>
          </table:table-cell>
          <table:table-cell table:number-columns-repeated="16382"/>
        </table:table-row>
        <table:table-row table:style-name="ro1">
          <table:table-cell office:value-type="date" office:date-value="2018-12-04T00:00:00" table:style-name="ce5">
            <text:p>04/12/2018</text:p>
          </table:table-cell>
          <table:table-cell office:value-type="float" office:value="26930" table:style-name="ce6">
            <text:p>26,930</text:p>
          </table:table-cell>
          <table:table-cell table:number-columns-repeated="16382"/>
        </table:table-row>
        <table:table-row table:style-name="ro1">
          <table:table-cell office:value-type="date" office:date-value="2018-12-05T00:00:00" table:style-name="ce5">
            <text:p>05/12/2018</text:p>
          </table:table-cell>
          <table:table-cell office:value-type="float" office:value="27682" table:style-name="ce6">
            <text:p>27,682</text:p>
          </table:table-cell>
          <table:table-cell table:number-columns-repeated="16382"/>
        </table:table-row>
        <table:table-row table:style-name="ro1">
          <table:table-cell office:value-type="date" office:date-value="2018-12-06T00:00:00" table:style-name="ce5">
            <text:p>06/12/2018</text:p>
          </table:table-cell>
          <table:table-cell office:value-type="float" office:value="28288" table:style-name="ce6">
            <text:p>28,288</text:p>
          </table:table-cell>
          <table:table-cell table:number-columns-repeated="16382"/>
        </table:table-row>
        <table:table-row table:style-name="ro1">
          <table:table-cell office:value-type="date" office:date-value="2018-12-07T00:00:00" table:style-name="ce5">
            <text:p>07/12/2018</text:p>
          </table:table-cell>
          <table:table-cell office:value-type="float" office:value="29231" table:style-name="ce6">
            <text:p>29,231</text:p>
          </table:table-cell>
          <table:table-cell table:number-columns-repeated="16382"/>
        </table:table-row>
        <table:table-row table:style-name="ro1">
          <table:table-cell office:value-type="date" office:date-value="2018-12-08T00:00:00" table:style-name="ce5">
            <text:p>08/12/2018</text:p>
          </table:table-cell>
          <table:table-cell office:value-type="float" office:value="21683" table:style-name="ce6">
            <text:p>21,683</text:p>
          </table:table-cell>
          <table:table-cell table:number-columns-repeated="16382"/>
        </table:table-row>
        <table:table-row table:style-name="ro1">
          <table:table-cell office:value-type="date" office:date-value="2018-12-09T00:00:00" table:style-name="ce5">
            <text:p>09/12/2018</text:p>
          </table:table-cell>
          <table:table-cell office:value-type="float" office:value="25565" table:style-name="ce6">
            <text:p>25,565</text:p>
          </table:table-cell>
          <table:table-cell table:number-columns-repeated="16382"/>
        </table:table-row>
        <table:table-row table:style-name="ro1">
          <table:table-cell office:value-type="date" office:date-value="2018-12-10T00:00:00" table:style-name="ce5">
            <text:p>10/12/2018</text:p>
          </table:table-cell>
          <table:table-cell office:value-type="float" office:value="28414" table:style-name="ce6">
            <text:p>28,414</text:p>
          </table:table-cell>
          <table:table-cell table:number-columns-repeated="16382"/>
        </table:table-row>
        <table:table-row table:style-name="ro1">
          <table:table-cell office:value-type="date" office:date-value="2018-12-11T00:00:00" table:style-name="ce5">
            <text:p>11/12/2018</text:p>
          </table:table-cell>
          <table:table-cell office:value-type="float" office:value="27047" table:style-name="ce6">
            <text:p>27,047</text:p>
          </table:table-cell>
          <table:table-cell table:number-columns-repeated="16382"/>
        </table:table-row>
        <table:table-row table:style-name="ro1">
          <table:table-cell office:value-type="date" office:date-value="2018-12-12T00:00:00" table:style-name="ce5">
            <text:p>12/12/2018</text:p>
          </table:table-cell>
          <table:table-cell office:value-type="float" office:value="27830" table:style-name="ce6">
            <text:p>27,830</text:p>
          </table:table-cell>
          <table:table-cell table:number-columns-repeated="16382"/>
        </table:table-row>
        <table:table-row table:style-name="ro1">
          <table:table-cell office:value-type="date" office:date-value="2018-12-13T00:00:00" table:style-name="ce5">
            <text:p>13/12/2018</text:p>
          </table:table-cell>
          <table:table-cell office:value-type="float" office:value="28505" table:style-name="ce6">
            <text:p>28,505</text:p>
          </table:table-cell>
          <table:table-cell table:number-columns-repeated="16382"/>
        </table:table-row>
        <table:table-row table:style-name="ro1">
          <table:table-cell office:value-type="date" office:date-value="2018-12-14T00:00:00" table:style-name="ce5">
            <text:p>14/12/2018</text:p>
          </table:table-cell>
          <table:table-cell office:value-type="float" office:value="29570" table:style-name="ce6">
            <text:p>29,570</text:p>
          </table:table-cell>
          <table:table-cell table:number-columns-repeated="16382"/>
        </table:table-row>
        <table:table-row table:style-name="ro1">
          <table:table-cell office:value-type="date" office:date-value="2018-12-15T00:00:00" table:style-name="ce5">
            <text:p>15/12/2018</text:p>
          </table:table-cell>
          <table:table-cell office:value-type="float" office:value="22732" table:style-name="ce6">
            <text:p>22,732</text:p>
          </table:table-cell>
          <table:table-cell table:number-columns-repeated="16382"/>
        </table:table-row>
        <table:table-row table:style-name="ro1">
          <table:table-cell office:value-type="date" office:date-value="2018-12-16T00:00:00" table:style-name="ce5">
            <text:p>16/12/2018</text:p>
          </table:table-cell>
          <table:table-cell office:value-type="float" office:value="25005" table:style-name="ce6">
            <text:p>25,005</text:p>
          </table:table-cell>
          <table:table-cell table:number-columns-repeated="16382"/>
        </table:table-row>
        <table:table-row table:style-name="ro1">
          <table:table-cell office:value-type="date" office:date-value="2018-12-17T00:00:00" table:style-name="ce5">
            <text:p>17/12/2018</text:p>
          </table:table-cell>
          <table:table-cell office:value-type="float" office:value="28369" table:style-name="ce6">
            <text:p>28,369</text:p>
          </table:table-cell>
          <table:table-cell table:number-columns-repeated="16382"/>
        </table:table-row>
        <table:table-row table:style-name="ro1">
          <table:table-cell office:value-type="date" office:date-value="2018-12-18T00:00:00" table:style-name="ce5">
            <text:p>18/12/2018</text:p>
          </table:table-cell>
          <table:table-cell office:value-type="float" office:value="27411" table:style-name="ce6">
            <text:p>27,411</text:p>
          </table:table-cell>
          <table:table-cell table:number-columns-repeated="16382"/>
        </table:table-row>
        <table:table-row table:style-name="ro1">
          <table:table-cell office:value-type="date" office:date-value="2018-12-19T00:00:00" table:style-name="ce5">
            <text:p>19/12/2018</text:p>
          </table:table-cell>
          <table:table-cell office:value-type="float" office:value="28349" table:style-name="ce6">
            <text:p>28,349</text:p>
          </table:table-cell>
          <table:table-cell table:number-columns-repeated="16382"/>
        </table:table-row>
        <table:table-row table:style-name="ro1">
          <table:table-cell office:value-type="date" office:date-value="2018-12-20T00:00:00" table:style-name="ce5">
            <text:p>20/12/2018</text:p>
          </table:table-cell>
          <table:table-cell office:value-type="float" office:value="29168" table:style-name="ce6">
            <text:p>29,168</text:p>
          </table:table-cell>
          <table:table-cell table:number-columns-repeated="16382"/>
        </table:table-row>
        <table:table-row table:style-name="ro1">
          <table:table-cell office:value-type="date" office:date-value="2018-12-21T00:00:00" table:style-name="ce5">
            <text:p>21/12/2018</text:p>
          </table:table-cell>
          <table:table-cell office:value-type="float" office:value="29966" table:style-name="ce6">
            <text:p>29,966</text:p>
          </table:table-cell>
          <table:table-cell table:number-columns-repeated="16382"/>
        </table:table-row>
        <table:table-row table:style-name="ro1">
          <table:table-cell office:value-type="date" office:date-value="2018-12-22T00:00:00" table:style-name="ce5">
            <text:p>22/12/2018</text:p>
          </table:table-cell>
          <table:table-cell office:value-type="float" office:value="25540" table:style-name="ce6">
            <text:p>25,540</text:p>
          </table:table-cell>
          <table:table-cell table:number-columns-repeated="16382"/>
        </table:table-row>
        <table:table-row table:style-name="ro1">
          <table:table-cell office:value-type="date" office:date-value="2018-12-23T00:00:00" table:style-name="ce5">
            <text:p>23/12/2018</text:p>
          </table:table-cell>
          <table:table-cell office:value-type="float" office:value="25779" table:style-name="ce6">
            <text:p>25,779</text:p>
          </table:table-cell>
          <table:table-cell table:number-columns-repeated="16382"/>
        </table:table-row>
        <table:table-row table:style-name="ro1">
          <table:table-cell office:value-type="date" office:date-value="2018-12-24T00:00:00" table:style-name="ce5">
            <text:p>24/12/2018</text:p>
          </table:table-cell>
          <table:table-cell office:value-type="float" office:value="20101" table:style-name="ce6">
            <text:p>20,101</text:p>
          </table:table-cell>
          <table:table-cell table:number-columns-repeated="16382"/>
        </table:table-row>
        <table:table-row table:style-name="ro1">
          <table:table-cell office:value-type="date" office:date-value="2018-12-25T00:00:00" table:style-name="ce5">
            <text:p>25/12/2018</text:p>
          </table:table-cell>
          <table:table-cell office:value-type="float" office:value="13735" table:style-name="ce6">
            <text:p>13,735</text:p>
          </table:table-cell>
          <table:table-cell table:number-columns-repeated="16382"/>
        </table:table-row>
        <table:table-row table:style-name="ro1">
          <table:table-cell office:value-type="date" office:date-value="2018-12-26T00:00:00" table:style-name="ce5">
            <text:p>26/12/2018</text:p>
          </table:table-cell>
          <table:table-cell office:value-type="float" office:value="23482" table:style-name="ce6">
            <text:p>23,482</text:p>
          </table:table-cell>
          <table:table-cell table:number-columns-repeated="16382"/>
        </table:table-row>
        <table:table-row table:style-name="ro1">
          <table:table-cell office:value-type="date" office:date-value="2018-12-27T00:00:00" table:style-name="ce5">
            <text:p>27/12/2018</text:p>
          </table:table-cell>
          <table:table-cell office:value-type="float" office:value="26871" table:style-name="ce6">
            <text:p>26,871</text:p>
          </table:table-cell>
          <table:table-cell table:number-columns-repeated="16382"/>
        </table:table-row>
        <table:table-row table:style-name="ro1">
          <table:table-cell office:value-type="date" office:date-value="2018-12-28T00:00:00" table:style-name="ce5">
            <text:p>28/12/2018</text:p>
          </table:table-cell>
          <table:table-cell office:value-type="float" office:value="27305" table:style-name="ce6">
            <text:p>27,305</text:p>
          </table:table-cell>
          <table:table-cell table:number-columns-repeated="16382"/>
        </table:table-row>
        <table:table-row table:style-name="ro1">
          <table:table-cell office:value-type="date" office:date-value="2018-12-29T00:00:00" table:style-name="ce5">
            <text:p>29/12/2018</text:p>
          </table:table-cell>
          <table:table-cell office:value-type="float" office:value="24079" table:style-name="ce6">
            <text:p>24,079</text:p>
          </table:table-cell>
          <table:table-cell table:number-columns-repeated="16382"/>
        </table:table-row>
        <table:table-row table:style-name="ro1">
          <table:table-cell office:value-type="date" office:date-value="2018-12-30T00:00:00" table:style-name="ce5">
            <text:p>30/12/2018</text:p>
          </table:table-cell>
          <table:table-cell office:value-type="float" office:value="24642" table:style-name="ce6">
            <text:p>24,642</text:p>
          </table:table-cell>
          <table:table-cell table:number-columns-repeated="16382"/>
        </table:table-row>
        <table:table-row table:style-name="ro1">
          <table:table-cell office:value-type="date" office:date-value="2018-12-31T00:00:00" table:style-name="ce5">
            <text:p>31/12/2018</text:p>
          </table:table-cell>
          <table:table-cell office:value-type="float" office:value="19822" table:style-name="ce6">
            <text:p>19,822</text:p>
          </table:table-cell>
          <table:table-cell table:number-columns-repeated="16382"/>
        </table:table-row>
        <table:table-row table:style-name="ro1">
          <table:table-cell office:value-type="date" office:date-value="2019-01-01T00:00:00" table:style-name="ce5">
            <text:p>01/01/2019</text:p>
          </table:table-cell>
          <table:table-cell office:value-type="float" office:value="20533" table:style-name="ce6">
            <text:p>20,533</text:p>
          </table:table-cell>
          <table:table-cell table:number-columns-repeated="16382"/>
        </table:table-row>
        <table:table-row table:style-name="ro1">
          <table:table-cell office:value-type="date" office:date-value="2019-01-02T00:00:00" table:style-name="ce5">
            <text:p>02/01/2019</text:p>
          </table:table-cell>
          <table:table-cell office:value-type="float" office:value="26576" table:style-name="ce6">
            <text:p>26,576</text:p>
          </table:table-cell>
          <table:table-cell table:number-columns-repeated="16382"/>
        </table:table-row>
        <table:table-row table:style-name="ro1">
          <table:table-cell office:value-type="date" office:date-value="2019-01-03T00:00:00" table:style-name="ce5">
            <text:p>03/01/2019</text:p>
          </table:table-cell>
          <table:table-cell office:value-type="float" office:value="26984" table:style-name="ce6">
            <text:p>26,984</text:p>
          </table:table-cell>
          <table:table-cell table:number-columns-repeated="16382"/>
        </table:table-row>
        <table:table-row table:style-name="ro1">
          <table:table-cell office:value-type="date" office:date-value="2019-01-04T00:00:00" table:style-name="ce5">
            <text:p>04/01/2019</text:p>
          </table:table-cell>
          <table:table-cell office:value-type="float" office:value="27482" table:style-name="ce6">
            <text:p>27,482</text:p>
          </table:table-cell>
          <table:table-cell table:number-columns-repeated="16382"/>
        </table:table-row>
        <table:table-row table:style-name="ro1">
          <table:table-cell office:value-type="date" office:date-value="2019-01-05T00:00:00" table:style-name="ce5">
            <text:p>05/01/2019</text:p>
          </table:table-cell>
          <table:table-cell office:value-type="float" office:value="23579" table:style-name="ce6">
            <text:p>23,579</text:p>
          </table:table-cell>
          <table:table-cell table:number-columns-repeated="16382"/>
        </table:table-row>
        <table:table-row table:style-name="ro1">
          <table:table-cell office:value-type="date" office:date-value="2019-01-06T00:00:00" table:style-name="ce5">
            <text:p>06/01/2019</text:p>
          </table:table-cell>
          <table:table-cell office:value-type="float" office:value="26207" table:style-name="ce6">
            <text:p>26,207</text:p>
          </table:table-cell>
          <table:table-cell table:number-columns-repeated="16382"/>
        </table:table-row>
        <table:table-row table:style-name="ro1">
          <table:table-cell office:value-type="date" office:date-value="2019-01-07T00:00:00" table:style-name="ce5">
            <text:p>07/01/2019</text:p>
          </table:table-cell>
          <table:table-cell office:value-type="float" office:value="27059" table:style-name="ce6">
            <text:p>27,059</text:p>
          </table:table-cell>
          <table:table-cell table:number-columns-repeated="16382"/>
        </table:table-row>
        <table:table-row table:style-name="ro1">
          <table:table-cell office:value-type="date" office:date-value="2019-01-08T00:00:00" table:style-name="ce5">
            <text:p>08/01/2019</text:p>
          </table:table-cell>
          <table:table-cell office:value-type="float" office:value="24950" table:style-name="ce6">
            <text:p>24,950</text:p>
          </table:table-cell>
          <table:table-cell table:number-columns-repeated="16382"/>
        </table:table-row>
        <table:table-row table:style-name="ro1">
          <table:table-cell office:value-type="date" office:date-value="2019-01-09T00:00:00" table:style-name="ce5">
            <text:p>09/01/2019</text:p>
          </table:table-cell>
          <table:table-cell office:value-type="float" office:value="25940" table:style-name="ce6">
            <text:p>25,940</text:p>
          </table:table-cell>
          <table:table-cell table:number-columns-repeated="16382"/>
        </table:table-row>
        <table:table-row table:style-name="ro1">
          <table:table-cell office:value-type="date" office:date-value="2019-01-10T00:00:00" table:style-name="ce5">
            <text:p>10/01/2019</text:p>
          </table:table-cell>
          <table:table-cell office:value-type="float" office:value="26233" table:style-name="ce6">
            <text:p>26,233</text:p>
          </table:table-cell>
          <table:table-cell table:number-columns-repeated="16382"/>
        </table:table-row>
        <table:table-row table:style-name="ro1">
          <table:table-cell office:value-type="date" office:date-value="2019-01-11T00:00:00" table:style-name="ce5">
            <text:p>11/01/2019</text:p>
          </table:table-cell>
          <table:table-cell office:value-type="float" office:value="27041" table:style-name="ce6">
            <text:p>27,041</text:p>
          </table:table-cell>
          <table:table-cell table:number-columns-repeated="16382"/>
        </table:table-row>
        <table:table-row table:style-name="ro1">
          <table:table-cell office:value-type="date" office:date-value="2019-01-12T00:00:00" table:style-name="ce5">
            <text:p>12/01/2019</text:p>
          </table:table-cell>
          <table:table-cell office:value-type="float" office:value="21855" table:style-name="ce6">
            <text:p>21,855</text:p>
          </table:table-cell>
          <table:table-cell table:number-columns-repeated="16382"/>
        </table:table-row>
        <table:table-row table:style-name="ro1">
          <table:table-cell office:value-type="date" office:date-value="2019-01-13T00:00:00" table:style-name="ce5">
            <text:p>13/01/2019</text:p>
          </table:table-cell>
          <table:table-cell office:value-type="float" office:value="24567" table:style-name="ce6">
            <text:p>24,567</text:p>
          </table:table-cell>
          <table:table-cell table:number-columns-repeated="16382"/>
        </table:table-row>
        <table:table-row table:style-name="ro1">
          <table:table-cell office:value-type="date" office:date-value="2019-01-14T00:00:00" table:style-name="ce5">
            <text:p>14/01/2019</text:p>
          </table:table-cell>
          <table:table-cell office:value-type="float" office:value="26613" table:style-name="ce6">
            <text:p>26,613</text:p>
          </table:table-cell>
          <table:table-cell table:number-columns-repeated="16382"/>
        </table:table-row>
        <table:table-row table:style-name="ro1">
          <table:table-cell office:value-type="date" office:date-value="2019-01-15T00:00:00" table:style-name="ce5">
            <text:p>15/01/2019</text:p>
          </table:table-cell>
          <table:table-cell office:value-type="float" office:value="24425" table:style-name="ce6">
            <text:p>24,425</text:p>
          </table:table-cell>
          <table:table-cell table:number-columns-repeated="16382"/>
        </table:table-row>
        <table:table-row table:style-name="ro1">
          <table:table-cell office:value-type="date" office:date-value="2019-01-16T00:00:00" table:style-name="ce5">
            <text:p>16/01/2019</text:p>
          </table:table-cell>
          <table:table-cell office:value-type="float" office:value="25830" table:style-name="ce6">
            <text:p>25,830</text:p>
          </table:table-cell>
          <table:table-cell table:number-columns-repeated="16382"/>
        </table:table-row>
        <table:table-row table:style-name="ro1">
          <table:table-cell office:value-type="date" office:date-value="2019-01-17T00:00:00" table:style-name="ce5">
            <text:p>17/01/2019</text:p>
          </table:table-cell>
          <table:table-cell office:value-type="float" office:value="26584" table:style-name="ce6">
            <text:p>26,584</text:p>
          </table:table-cell>
          <table:table-cell table:number-columns-repeated="16382"/>
        </table:table-row>
        <table:table-row table:style-name="ro1">
          <table:table-cell office:value-type="date" office:date-value="2019-01-18T00:00:00" table:style-name="ce5">
            <text:p>18/01/2019</text:p>
          </table:table-cell>
          <table:table-cell office:value-type="float" office:value="28343" table:style-name="ce6">
            <text:p>28,343</text:p>
          </table:table-cell>
          <table:table-cell table:number-columns-repeated="16382"/>
        </table:table-row>
        <table:table-row table:style-name="ro1">
          <table:table-cell office:value-type="date" office:date-value="2019-01-19T00:00:00" table:style-name="ce5">
            <text:p>19/01/2019</text:p>
          </table:table-cell>
          <table:table-cell office:value-type="float" office:value="21730" table:style-name="ce6">
            <text:p>21,730</text:p>
          </table:table-cell>
          <table:table-cell table:number-columns-repeated="16382"/>
        </table:table-row>
        <table:table-row table:style-name="ro1">
          <table:table-cell office:value-type="date" office:date-value="2019-01-20T00:00:00" table:style-name="ce5">
            <text:p>20/01/2019</text:p>
          </table:table-cell>
          <table:table-cell office:value-type="float" office:value="24900" table:style-name="ce6">
            <text:p>24,900</text:p>
          </table:table-cell>
          <table:table-cell table:number-columns-repeated="16382"/>
        </table:table-row>
        <table:table-row table:style-name="ro1">
          <table:table-cell office:value-type="date" office:date-value="2019-01-21T00:00:00" table:style-name="ce5">
            <text:p>21/01/2019</text:p>
          </table:table-cell>
          <table:table-cell office:value-type="float" office:value="27115" table:style-name="ce6">
            <text:p>27,115</text:p>
          </table:table-cell>
          <table:table-cell table:number-columns-repeated="16382"/>
        </table:table-row>
        <table:table-row table:style-name="ro1">
          <table:table-cell office:value-type="date" office:date-value="2019-01-22T00:00:00" table:style-name="ce5">
            <text:p>22/01/2019</text:p>
          </table:table-cell>
          <table:table-cell office:value-type="float" office:value="24947" table:style-name="ce6">
            <text:p>24,947</text:p>
          </table:table-cell>
          <table:table-cell table:number-columns-repeated="16382"/>
        </table:table-row>
        <table:table-row table:style-name="ro1">
          <table:table-cell office:value-type="date" office:date-value="2019-01-23T00:00:00" table:style-name="ce5">
            <text:p>23/01/2019</text:p>
          </table:table-cell>
          <table:table-cell office:value-type="float" office:value="25461" table:style-name="ce6">
            <text:p>25,461</text:p>
          </table:table-cell>
          <table:table-cell table:number-columns-repeated="16382"/>
        </table:table-row>
        <table:table-row table:style-name="ro1">
          <table:table-cell office:value-type="date" office:date-value="2019-01-24T00:00:00" table:style-name="ce5">
            <text:p>24/01/2019</text:p>
          </table:table-cell>
          <table:table-cell office:value-type="float" office:value="26634" table:style-name="ce6">
            <text:p>26,634</text:p>
          </table:table-cell>
          <table:table-cell table:number-columns-repeated="16382"/>
        </table:table-row>
        <table:table-row table:style-name="ro1">
          <table:table-cell office:value-type="date" office:date-value="2019-01-25T00:00:00" table:style-name="ce5">
            <text:p>25/01/2019</text:p>
          </table:table-cell>
          <table:table-cell office:value-type="float" office:value="27837" table:style-name="ce6">
            <text:p>27,837</text:p>
          </table:table-cell>
          <table:table-cell table:number-columns-repeated="16382"/>
        </table:table-row>
        <table:table-row table:style-name="ro1">
          <table:table-cell office:value-type="date" office:date-value="2019-01-26T00:00:00" table:style-name="ce5">
            <text:p>26/01/2019</text:p>
          </table:table-cell>
          <table:table-cell office:value-type="float" office:value="21517" table:style-name="ce6">
            <text:p>21,517</text:p>
          </table:table-cell>
          <table:table-cell table:number-columns-repeated="16382"/>
        </table:table-row>
        <table:table-row table:style-name="ro1">
          <table:table-cell office:value-type="date" office:date-value="2019-01-27T00:00:00" table:style-name="ce5">
            <text:p>27/01/2019</text:p>
          </table:table-cell>
          <table:table-cell office:value-type="float" office:value="24682" table:style-name="ce6">
            <text:p>24,682</text:p>
          </table:table-cell>
          <table:table-cell table:number-columns-repeated="16382"/>
        </table:table-row>
        <table:table-row table:style-name="ro1">
          <table:table-cell office:value-type="date" office:date-value="2019-01-28T00:00:00" table:style-name="ce5">
            <text:p>28/01/2019</text:p>
          </table:table-cell>
          <table:table-cell office:value-type="float" office:value="26585" table:style-name="ce6">
            <text:p>26,585</text:p>
          </table:table-cell>
          <table:table-cell table:number-columns-repeated="16382"/>
        </table:table-row>
        <table:table-row table:style-name="ro1">
          <table:table-cell office:value-type="date" office:date-value="2019-01-29T00:00:00" table:style-name="ce5">
            <text:p>29/01/2019</text:p>
          </table:table-cell>
          <table:table-cell office:value-type="float" office:value="25064" table:style-name="ce6">
            <text:p>25,064</text:p>
          </table:table-cell>
          <table:table-cell table:number-columns-repeated="16382"/>
        </table:table-row>
        <table:table-row table:style-name="ro1">
          <table:table-cell office:value-type="date" office:date-value="2019-01-30T00:00:00" table:style-name="ce5">
            <text:p>30/01/2019</text:p>
          </table:table-cell>
          <table:table-cell office:value-type="float" office:value="25583" table:style-name="ce6">
            <text:p>25,583</text:p>
          </table:table-cell>
          <table:table-cell table:number-columns-repeated="16382"/>
        </table:table-row>
        <table:table-row table:style-name="ro1">
          <table:table-cell office:value-type="date" office:date-value="2019-01-31T00:00:00" table:style-name="ce5">
            <text:p>31/01/2019</text:p>
          </table:table-cell>
          <table:table-cell office:value-type="float" office:value="26760" table:style-name="ce6">
            <text:p>26,760</text:p>
          </table:table-cell>
          <table:table-cell table:number-columns-repeated="16382"/>
        </table:table-row>
        <table:table-row table:style-name="ro1">
          <table:table-cell office:value-type="date" office:date-value="2019-02-01T00:00:00" table:style-name="ce5">
            <text:p>01/02/2019</text:p>
          </table:table-cell>
          <table:table-cell office:value-type="float" office:value="27657" table:style-name="ce6">
            <text:p>27,657</text:p>
          </table:table-cell>
          <table:table-cell table:number-columns-repeated="16382"/>
        </table:table-row>
        <table:table-row table:style-name="ro1">
          <table:table-cell office:value-type="date" office:date-value="2019-02-02T00:00:00" table:style-name="ce5">
            <text:p>02/02/2019</text:p>
          </table:table-cell>
          <table:table-cell office:value-type="float" office:value="21948" table:style-name="ce6">
            <text:p>21,948</text:p>
          </table:table-cell>
          <table:table-cell table:number-columns-repeated="16382"/>
        </table:table-row>
        <table:table-row table:style-name="ro1">
          <table:table-cell office:value-type="date" office:date-value="2019-02-03T00:00:00" table:style-name="ce5">
            <text:p>03/02/2019</text:p>
          </table:table-cell>
          <table:table-cell office:value-type="float" office:value="24354" table:style-name="ce6">
            <text:p>24,354</text:p>
          </table:table-cell>
          <table:table-cell table:number-columns-repeated="16382"/>
        </table:table-row>
        <table:table-row table:style-name="ro1">
          <table:table-cell office:value-type="date" office:date-value="2019-02-04T00:00:00" table:style-name="ce5">
            <text:p>04/02/2019</text:p>
          </table:table-cell>
          <table:table-cell office:value-type="float" office:value="26772" table:style-name="ce6">
            <text:p>26,772</text:p>
          </table:table-cell>
          <table:table-cell table:number-columns-repeated="16382"/>
        </table:table-row>
        <table:table-row table:style-name="ro1">
          <table:table-cell office:value-type="date" office:date-value="2019-02-05T00:00:00" table:style-name="ce5">
            <text:p>05/02/2019</text:p>
          </table:table-cell>
          <table:table-cell office:value-type="float" office:value="25314" table:style-name="ce6">
            <text:p>25,314</text:p>
          </table:table-cell>
          <table:table-cell table:number-columns-repeated="16382"/>
        </table:table-row>
        <table:table-row table:style-name="ro1">
          <table:table-cell office:value-type="date" office:date-value="2019-02-06T00:00:00" table:style-name="ce5">
            <text:p>06/02/2019</text:p>
          </table:table-cell>
          <table:table-cell office:value-type="float" office:value="26262" table:style-name="ce6">
            <text:p>26,262</text:p>
          </table:table-cell>
          <table:table-cell table:number-columns-repeated="16382"/>
        </table:table-row>
        <table:table-row table:style-name="ro1">
          <table:table-cell office:value-type="date" office:date-value="2019-02-07T00:00:00" table:style-name="ce5">
            <text:p>07/02/2019</text:p>
          </table:table-cell>
          <table:table-cell office:value-type="float" office:value="27337" table:style-name="ce6">
            <text:p>27,337</text:p>
          </table:table-cell>
          <table:table-cell table:number-columns-repeated="16382"/>
        </table:table-row>
        <table:table-row table:style-name="ro1">
          <table:table-cell office:value-type="date" office:date-value="2019-02-08T00:00:00" table:style-name="ce5">
            <text:p>08/02/2019</text:p>
          </table:table-cell>
          <table:table-cell office:value-type="float" office:value="28475" table:style-name="ce6">
            <text:p>28,475</text:p>
          </table:table-cell>
          <table:table-cell table:number-columns-repeated="16382"/>
        </table:table-row>
        <table:table-row table:style-name="ro1">
          <table:table-cell office:value-type="date" office:date-value="2019-02-09T00:00:00" table:style-name="ce5">
            <text:p>09/02/2019</text:p>
          </table:table-cell>
          <table:table-cell office:value-type="float" office:value="22373" table:style-name="ce6">
            <text:p>22,373</text:p>
          </table:table-cell>
          <table:table-cell table:number-columns-repeated="16382"/>
        </table:table-row>
        <table:table-row table:style-name="ro1">
          <table:table-cell office:value-type="date" office:date-value="2019-02-10T00:00:00" table:style-name="ce5">
            <text:p>10/02/2019</text:p>
          </table:table-cell>
          <table:table-cell office:value-type="float" office:value="24974" table:style-name="ce6">
            <text:p>24,974</text:p>
          </table:table-cell>
          <table:table-cell table:number-columns-repeated="16382"/>
        </table:table-row>
        <table:table-row table:style-name="ro1">
          <table:table-cell office:value-type="date" office:date-value="2019-02-11T00:00:00" table:style-name="ce5">
            <text:p>11/02/2019</text:p>
          </table:table-cell>
          <table:table-cell office:value-type="float" office:value="27169" table:style-name="ce6">
            <text:p>27,169</text:p>
          </table:table-cell>
          <table:table-cell table:number-columns-repeated="16382"/>
        </table:table-row>
        <table:table-row table:style-name="ro1">
          <table:table-cell office:value-type="date" office:date-value="2019-02-12T00:00:00" table:style-name="ce5">
            <text:p>12/02/2019</text:p>
          </table:table-cell>
          <table:table-cell office:value-type="float" office:value="25840" table:style-name="ce6">
            <text:p>25,840</text:p>
          </table:table-cell>
          <table:table-cell table:number-columns-repeated="16382"/>
        </table:table-row>
        <table:table-row table:style-name="ro1">
          <table:table-cell office:value-type="date" office:date-value="2019-02-13T00:00:00" table:style-name="ce5">
            <text:p>13/02/2019</text:p>
          </table:table-cell>
          <table:table-cell office:value-type="float" office:value="25949" table:style-name="ce6">
            <text:p>25,949</text:p>
          </table:table-cell>
          <table:table-cell table:number-columns-repeated="16382"/>
        </table:table-row>
        <table:table-row table:style-name="ro1">
          <table:table-cell office:value-type="date" office:date-value="2019-02-14T00:00:00" table:style-name="ce5">
            <text:p>14/02/2019</text:p>
          </table:table-cell>
          <table:table-cell office:value-type="float" office:value="27893" table:style-name="ce6">
            <text:p>27,893</text:p>
          </table:table-cell>
          <table:table-cell table:number-columns-repeated="16382"/>
        </table:table-row>
        <table:table-row table:style-name="ro1">
          <table:table-cell office:value-type="date" office:date-value="2019-02-15T00:00:00" table:style-name="ce5">
            <text:p>15/02/2019</text:p>
          </table:table-cell>
          <table:table-cell office:value-type="float" office:value="29486" table:style-name="ce6">
            <text:p>29,486</text:p>
          </table:table-cell>
          <table:table-cell table:number-columns-repeated="16382"/>
        </table:table-row>
        <table:table-row table:style-name="ro1">
          <table:table-cell office:value-type="date" office:date-value="2019-02-16T00:00:00" table:style-name="ce5">
            <text:p>16/02/2019</text:p>
          </table:table-cell>
          <table:table-cell office:value-type="float" office:value="23732" table:style-name="ce6">
            <text:p>23,732</text:p>
          </table:table-cell>
          <table:table-cell table:number-columns-repeated="16382"/>
        </table:table-row>
        <table:table-row table:style-name="ro1">
          <table:table-cell office:value-type="date" office:date-value="2019-02-17T00:00:00" table:style-name="ce5">
            <text:p>17/02/2019</text:p>
          </table:table-cell>
          <table:table-cell office:value-type="float" office:value="26050" table:style-name="ce6">
            <text:p>26,050</text:p>
          </table:table-cell>
          <table:table-cell table:number-columns-repeated="16382"/>
        </table:table-row>
        <table:table-row table:style-name="ro1">
          <table:table-cell office:value-type="date" office:date-value="2019-02-18T00:00:00" table:style-name="ce5">
            <text:p>18/02/2019</text:p>
          </table:table-cell>
          <table:table-cell office:value-type="float" office:value="27464" table:style-name="ce6">
            <text:p>27,464</text:p>
          </table:table-cell>
          <table:table-cell table:number-columns-repeated="16382"/>
        </table:table-row>
        <table:table-row table:style-name="ro1">
          <table:table-cell office:value-type="date" office:date-value="2019-02-19T00:00:00" table:style-name="ce5">
            <text:p>19/02/2019</text:p>
          </table:table-cell>
          <table:table-cell office:value-type="float" office:value="26141" table:style-name="ce6">
            <text:p>26,141</text:p>
          </table:table-cell>
          <table:table-cell table:number-columns-repeated="16382"/>
        </table:table-row>
        <table:table-row table:style-name="ro1">
          <table:table-cell office:value-type="date" office:date-value="2019-02-20T00:00:00" table:style-name="ce5">
            <text:p>20/02/2019</text:p>
          </table:table-cell>
          <table:table-cell office:value-type="float" office:value="26579" table:style-name="ce6">
            <text:p>26,579</text:p>
          </table:table-cell>
          <table:table-cell table:number-columns-repeated="16382"/>
        </table:table-row>
        <table:table-row table:style-name="ro1">
          <table:table-cell office:value-type="date" office:date-value="2019-02-21T00:00:00" table:style-name="ce5">
            <text:p>21/02/2019</text:p>
          </table:table-cell>
          <table:table-cell office:value-type="float" office:value="28046" table:style-name="ce6">
            <text:p>28,046</text:p>
          </table:table-cell>
          <table:table-cell table:number-columns-repeated="16382"/>
        </table:table-row>
        <table:table-row table:style-name="ro1">
          <table:table-cell office:value-type="date" office:date-value="2019-02-22T00:00:00" table:style-name="ce5">
            <text:p>22/02/2019</text:p>
          </table:table-cell>
          <table:table-cell office:value-type="float" office:value="29026" table:style-name="ce6">
            <text:p>29,026</text:p>
          </table:table-cell>
          <table:table-cell table:number-columns-repeated="16382"/>
        </table:table-row>
        <table:table-row table:style-name="ro1">
          <table:table-cell office:value-type="date" office:date-value="2019-02-23T00:00:00" table:style-name="ce5">
            <text:p>23/02/2019</text:p>
          </table:table-cell>
          <table:table-cell office:value-type="float" office:value="23790" table:style-name="ce6">
            <text:p>23,790</text:p>
          </table:table-cell>
          <table:table-cell table:number-columns-repeated="16382"/>
        </table:table-row>
        <table:table-row table:style-name="ro1">
          <table:table-cell office:value-type="date" office:date-value="2019-02-24T00:00:00" table:style-name="ce5">
            <text:p>24/02/2019</text:p>
          </table:table-cell>
          <table:table-cell office:value-type="float" office:value="26559" table:style-name="ce6">
            <text:p>26,559</text:p>
          </table:table-cell>
          <table:table-cell table:number-columns-repeated="16382"/>
        </table:table-row>
        <table:table-row table:style-name="ro1">
          <table:table-cell office:value-type="date" office:date-value="2019-02-25T00:00:00" table:style-name="ce5">
            <text:p>25/02/2019</text:p>
          </table:table-cell>
          <table:table-cell office:value-type="float" office:value="28033" table:style-name="ce6">
            <text:p>28,033</text:p>
          </table:table-cell>
          <table:table-cell table:number-columns-repeated="16382"/>
        </table:table-row>
        <table:table-row table:style-name="ro1">
          <table:table-cell office:value-type="date" office:date-value="2019-02-26T00:00:00" table:style-name="ce5">
            <text:p>26/02/2019</text:p>
          </table:table-cell>
          <table:table-cell office:value-type="float" office:value="26603" table:style-name="ce6">
            <text:p>26,603</text:p>
          </table:table-cell>
          <table:table-cell table:number-columns-repeated="16382"/>
        </table:table-row>
        <table:table-row table:style-name="ro1">
          <table:table-cell office:value-type="date" office:date-value="2019-02-27T00:00:00" table:style-name="ce5">
            <text:p>27/02/2019</text:p>
          </table:table-cell>
          <table:table-cell office:value-type="float" office:value="27340" table:style-name="ce6">
            <text:p>27,340</text:p>
          </table:table-cell>
          <table:table-cell table:number-columns-repeated="16382"/>
        </table:table-row>
        <table:table-row table:style-name="ro1">
          <table:table-cell office:value-type="date" office:date-value="2019-02-28T00:00:00" table:style-name="ce5">
            <text:p>28/02/2019</text:p>
          </table:table-cell>
          <table:table-cell office:value-type="float" office:value="28416" table:style-name="ce6">
            <text:p>28,416</text:p>
          </table:table-cell>
          <table:table-cell table:number-columns-repeated="16382"/>
        </table:table-row>
        <table:table-row table:style-name="ro1">
          <table:table-cell office:value-type="date" office:date-value="2019-03-01T00:00:00" table:style-name="ce5">
            <text:p>01/03/2019</text:p>
          </table:table-cell>
          <table:table-cell office:value-type="float" office:value="29227" table:style-name="ce6">
            <text:p>29,227</text:p>
          </table:table-cell>
          <table:table-cell table:number-columns-repeated="16382"/>
        </table:table-row>
        <table:table-row table:style-name="ro1">
          <table:table-cell office:value-type="date" office:date-value="2019-03-02T00:00:00" table:style-name="ce5">
            <text:p>02/03/2019</text:p>
          </table:table-cell>
          <table:table-cell office:value-type="float" office:value="23761" table:style-name="ce6">
            <text:p>23,761</text:p>
          </table:table-cell>
          <table:table-cell table:number-columns-repeated="16382"/>
        </table:table-row>
        <table:table-row table:style-name="ro1">
          <table:table-cell office:value-type="date" office:date-value="2019-03-03T00:00:00" table:style-name="ce5">
            <text:p>03/03/2019</text:p>
          </table:table-cell>
          <table:table-cell office:value-type="float" office:value="26070" table:style-name="ce6">
            <text:p>26,070</text:p>
          </table:table-cell>
          <table:table-cell table:number-columns-repeated="16382"/>
        </table:table-row>
        <table:table-row table:style-name="ro1">
          <table:table-cell office:value-type="date" office:date-value="2019-03-04T00:00:00" table:style-name="ce5">
            <text:p>04/03/2019</text:p>
          </table:table-cell>
          <table:table-cell office:value-type="float" office:value="27692" table:style-name="ce6">
            <text:p>27,692</text:p>
          </table:table-cell>
          <table:table-cell table:number-columns-repeated="16382"/>
        </table:table-row>
        <table:table-row table:style-name="ro1">
          <table:table-cell office:value-type="date" office:date-value="2019-03-05T00:00:00" table:style-name="ce5">
            <text:p>05/03/2019</text:p>
          </table:table-cell>
          <table:table-cell office:value-type="float" office:value="26802" table:style-name="ce6">
            <text:p>26,802</text:p>
          </table:table-cell>
          <table:table-cell table:number-columns-repeated="16382"/>
        </table:table-row>
        <table:table-row table:style-name="ro1">
          <table:table-cell office:value-type="date" office:date-value="2019-03-06T00:00:00" table:style-name="ce5">
            <text:p>06/03/2019</text:p>
          </table:table-cell>
          <table:table-cell office:value-type="float" office:value="27635" table:style-name="ce6">
            <text:p>27,635</text:p>
          </table:table-cell>
          <table:table-cell table:number-columns-repeated="16382"/>
        </table:table-row>
        <table:table-row table:style-name="ro1">
          <table:table-cell office:value-type="date" office:date-value="2019-03-07T00:00:00" table:style-name="ce5">
            <text:p>07/03/2019</text:p>
          </table:table-cell>
          <table:table-cell office:value-type="float" office:value="28423" table:style-name="ce6">
            <text:p>28,423</text:p>
          </table:table-cell>
          <table:table-cell table:number-columns-repeated="16382"/>
        </table:table-row>
        <table:table-row table:style-name="ro1">
          <table:table-cell office:value-type="date" office:date-value="2019-03-08T00:00:00" table:style-name="ce5">
            <text:p>08/03/2019</text:p>
          </table:table-cell>
          <table:table-cell office:value-type="float" office:value="29500" table:style-name="ce6">
            <text:p>29,500</text:p>
          </table:table-cell>
          <table:table-cell table:number-columns-repeated="16382"/>
        </table:table-row>
        <table:table-row table:style-name="ro1">
          <table:table-cell office:value-type="date" office:date-value="2019-03-09T00:00:00" table:style-name="ce5">
            <text:p>09/03/2019</text:p>
          </table:table-cell>
          <table:table-cell office:value-type="float" office:value="23475" table:style-name="ce6">
            <text:p>23,475</text:p>
          </table:table-cell>
          <table:table-cell table:number-columns-repeated="16382"/>
        </table:table-row>
        <table:table-row table:style-name="ro1">
          <table:table-cell office:value-type="date" office:date-value="2019-03-10T00:00:00" table:style-name="ce5">
            <text:p>10/03/2019</text:p>
          </table:table-cell>
          <table:table-cell office:value-type="float" office:value="26058" table:style-name="ce6">
            <text:p>26,058</text:p>
          </table:table-cell>
          <table:table-cell table:number-columns-repeated="16382"/>
        </table:table-row>
        <table:table-row table:style-name="ro1">
          <table:table-cell office:value-type="date" office:date-value="2019-03-11T00:00:00" table:style-name="ce5">
            <text:p>11/03/2019</text:p>
          </table:table-cell>
          <table:table-cell office:value-type="float" office:value="28493" table:style-name="ce6">
            <text:p>28,493</text:p>
          </table:table-cell>
          <table:table-cell table:number-columns-repeated="16382"/>
        </table:table-row>
        <table:table-row table:style-name="ro1">
          <table:table-cell office:value-type="date" office:date-value="2019-03-12T00:00:00" table:style-name="ce5">
            <text:p>12/03/2019</text:p>
          </table:table-cell>
          <table:table-cell office:value-type="float" office:value="27086" table:style-name="ce6">
            <text:p>27,086</text:p>
          </table:table-cell>
          <table:table-cell table:number-columns-repeated="16382"/>
        </table:table-row>
        <table:table-row table:style-name="ro1">
          <table:table-cell office:value-type="date" office:date-value="2019-03-13T00:00:00" table:style-name="ce5">
            <text:p>13/03/2019</text:p>
          </table:table-cell>
          <table:table-cell office:value-type="float" office:value="27226" table:style-name="ce6">
            <text:p>27,226</text:p>
          </table:table-cell>
          <table:table-cell table:number-columns-repeated="16382"/>
        </table:table-row>
        <table:table-row table:style-name="ro1">
          <table:table-cell office:value-type="date" office:date-value="2019-03-14T00:00:00" table:style-name="ce5">
            <text:p>14/03/2019</text:p>
          </table:table-cell>
          <table:table-cell office:value-type="float" office:value="28461" table:style-name="ce6">
            <text:p>28,461</text:p>
          </table:table-cell>
          <table:table-cell table:number-columns-repeated="16382"/>
        </table:table-row>
        <table:table-row table:style-name="ro1">
          <table:table-cell office:value-type="date" office:date-value="2019-03-15T00:00:00" table:style-name="ce5">
            <text:p>15/03/2019</text:p>
          </table:table-cell>
          <table:table-cell office:value-type="float" office:value="29842" table:style-name="ce6">
            <text:p>29,842</text:p>
          </table:table-cell>
          <table:table-cell table:number-columns-repeated="16382"/>
        </table:table-row>
        <table:table-row table:style-name="ro1">
          <table:table-cell office:value-type="date" office:date-value="2019-03-16T00:00:00" table:style-name="ce5">
            <text:p>16/03/2019</text:p>
          </table:table-cell>
          <table:table-cell office:value-type="float" office:value="23630" table:style-name="ce6">
            <text:p>23,630</text:p>
          </table:table-cell>
          <table:table-cell table:number-columns-repeated="16382"/>
        </table:table-row>
        <table:table-row table:style-name="ro1">
          <table:table-cell office:value-type="date" office:date-value="2019-03-17T00:00:00" table:style-name="ce5">
            <text:p>17/03/2019</text:p>
          </table:table-cell>
          <table:table-cell office:value-type="float" office:value="26304" table:style-name="ce6">
            <text:p>26,304</text:p>
          </table:table-cell>
          <table:table-cell table:number-columns-repeated="16382"/>
        </table:table-row>
        <table:table-row table:style-name="ro1">
          <table:table-cell office:value-type="date" office:date-value="2019-03-18T00:00:00" table:style-name="ce5">
            <text:p>18/03/2019</text:p>
          </table:table-cell>
          <table:table-cell office:value-type="float" office:value="28732" table:style-name="ce6">
            <text:p>28,732</text:p>
          </table:table-cell>
          <table:table-cell table:number-columns-repeated="16382"/>
        </table:table-row>
        <table:table-row table:style-name="ro1">
          <table:table-cell office:value-type="date" office:date-value="2019-03-19T00:00:00" table:style-name="ce5">
            <text:p>19/03/2019</text:p>
          </table:table-cell>
          <table:table-cell office:value-type="float" office:value="27061" table:style-name="ce6">
            <text:p>27,061</text:p>
          </table:table-cell>
          <table:table-cell table:number-columns-repeated="16382"/>
        </table:table-row>
        <table:table-row table:style-name="ro1">
          <table:table-cell office:value-type="date" office:date-value="2019-03-20T00:00:00" table:style-name="ce5">
            <text:p>20/03/2019</text:p>
          </table:table-cell>
          <table:table-cell office:value-type="float" office:value="28201" table:style-name="ce6">
            <text:p>28,201</text:p>
          </table:table-cell>
          <table:table-cell table:number-columns-repeated="16382"/>
        </table:table-row>
        <table:table-row table:style-name="ro1">
          <table:table-cell office:value-type="date" office:date-value="2019-03-21T00:00:00" table:style-name="ce5">
            <text:p>21/03/2019</text:p>
          </table:table-cell>
          <table:table-cell office:value-type="float" office:value="29017" table:style-name="ce6">
            <text:p>29,017</text:p>
          </table:table-cell>
          <table:table-cell table:number-columns-repeated="16382"/>
        </table:table-row>
        <table:table-row table:style-name="ro1">
          <table:table-cell office:value-type="date" office:date-value="2019-03-22T00:00:00" table:style-name="ce5">
            <text:p>22/03/2019</text:p>
          </table:table-cell>
          <table:table-cell office:value-type="float" office:value="30253" table:style-name="ce6">
            <text:p>30,253</text:p>
          </table:table-cell>
          <table:table-cell table:number-columns-repeated="16382"/>
        </table:table-row>
        <table:table-row table:style-name="ro1">
          <table:table-cell office:value-type="date" office:date-value="2019-03-23T00:00:00" table:style-name="ce5">
            <text:p>23/03/2019</text:p>
          </table:table-cell>
          <table:table-cell office:value-type="float" office:value="23622" table:style-name="ce6">
            <text:p>23,622</text:p>
          </table:table-cell>
          <table:table-cell table:number-columns-repeated="16382"/>
        </table:table-row>
        <table:table-row table:style-name="ro1">
          <table:table-cell office:value-type="date" office:date-value="2019-03-24T00:00:00" table:style-name="ce5">
            <text:p>24/03/2019</text:p>
          </table:table-cell>
          <table:table-cell office:value-type="float" office:value="26611" table:style-name="ce6">
            <text:p>26,611</text:p>
          </table:table-cell>
          <table:table-cell table:number-columns-repeated="16382"/>
        </table:table-row>
        <table:table-row table:style-name="ro1">
          <table:table-cell office:value-type="date" office:date-value="2019-03-25T00:00:00" table:style-name="ce5">
            <text:p>25/03/2019</text:p>
          </table:table-cell>
          <table:table-cell office:value-type="float" office:value="28379" table:style-name="ce6">
            <text:p>28,379</text:p>
          </table:table-cell>
          <table:table-cell table:number-columns-repeated="16382"/>
        </table:table-row>
        <table:table-row table:style-name="ro1">
          <table:table-cell office:value-type="date" office:date-value="2019-03-26T00:00:00" table:style-name="ce5">
            <text:p>26/03/2019</text:p>
          </table:table-cell>
          <table:table-cell office:value-type="float" office:value="27525" table:style-name="ce6">
            <text:p>27,525</text:p>
          </table:table-cell>
          <table:table-cell table:number-columns-repeated="16382"/>
        </table:table-row>
        <table:table-row table:style-name="ro1">
          <table:table-cell office:value-type="date" office:date-value="2019-03-27T00:00:00" table:style-name="ce5">
            <text:p>27/03/2019</text:p>
          </table:table-cell>
          <table:table-cell office:value-type="float" office:value="28189" table:style-name="ce6">
            <text:p>28,189</text:p>
          </table:table-cell>
          <table:table-cell table:number-columns-repeated="16382"/>
        </table:table-row>
        <table:table-row table:style-name="ro1">
          <table:table-cell office:value-type="date" office:date-value="2019-03-28T00:00:00" table:style-name="ce5">
            <text:p>28/03/2019</text:p>
          </table:table-cell>
          <table:table-cell office:value-type="float" office:value="29099" table:style-name="ce6">
            <text:p>29,099</text:p>
          </table:table-cell>
          <table:table-cell table:number-columns-repeated="16382"/>
        </table:table-row>
        <table:table-row table:style-name="ro1">
          <table:table-cell office:value-type="date" office:date-value="2019-03-29T00:00:00" table:style-name="ce5">
            <text:p>29/03/2019</text:p>
          </table:table-cell>
          <table:table-cell office:value-type="float" office:value="30214" table:style-name="ce6">
            <text:p>30,214</text:p>
          </table:table-cell>
          <table:table-cell table:number-columns-repeated="16382"/>
        </table:table-row>
        <table:table-row table:style-name="ro1">
          <table:table-cell office:value-type="date" office:date-value="2019-03-30T00:00:00" table:style-name="ce5">
            <text:p>30/03/2019</text:p>
          </table:table-cell>
          <table:table-cell office:value-type="float" office:value="23861" table:style-name="ce6">
            <text:p>23,861</text:p>
          </table:table-cell>
          <table:table-cell table:number-columns-repeated="16382"/>
        </table:table-row>
        <table:table-row table:style-name="ro1">
          <table:table-cell office:value-type="date" office:date-value="2019-03-31T00:00:00" table:style-name="ce5">
            <text:p>31/03/2019</text:p>
          </table:table-cell>
          <table:table-cell office:value-type="float" office:value="27825" table:style-name="ce6">
            <text:p>27,825</text:p>
          </table:table-cell>
          <table:table-cell table:number-columns-repeated="16382"/>
        </table:table-row>
        <table:table-row table:style-name="ro1">
          <table:table-cell office:value-type="date" office:date-value="2019-04-01T00:00:00" table:style-name="ce5">
            <text:p>01/04/2019</text:p>
          </table:table-cell>
          <table:table-cell office:value-type="float" office:value="30909" table:style-name="ce6">
            <text:p>30,909</text:p>
          </table:table-cell>
          <table:table-cell table:number-columns-repeated="16382"/>
        </table:table-row>
        <table:table-row table:style-name="ro1">
          <table:table-cell office:value-type="date" office:date-value="2019-04-02T00:00:00" table:style-name="ce5">
            <text:p>02/04/2019</text:p>
          </table:table-cell>
          <table:table-cell office:value-type="float" office:value="30153" table:style-name="ce6">
            <text:p>30,153</text:p>
          </table:table-cell>
          <table:table-cell table:number-columns-repeated="16382"/>
        </table:table-row>
        <table:table-row table:style-name="ro1">
          <table:table-cell office:value-type="date" office:date-value="2019-04-03T00:00:00" table:style-name="ce5">
            <text:p>03/04/2019</text:p>
          </table:table-cell>
          <table:table-cell office:value-type="float" office:value="30781" table:style-name="ce6">
            <text:p>30,781</text:p>
          </table:table-cell>
          <table:table-cell table:number-columns-repeated="16382"/>
        </table:table-row>
        <table:table-row table:style-name="ro1">
          <table:table-cell office:value-type="date" office:date-value="2019-04-04T00:00:00" table:style-name="ce5">
            <text:p>04/04/2019</text:p>
          </table:table-cell>
          <table:table-cell office:value-type="float" office:value="31278" table:style-name="ce6">
            <text:p>31,278</text:p>
          </table:table-cell>
          <table:table-cell table:number-columns-repeated="16382"/>
        </table:table-row>
        <table:table-row table:style-name="ro1">
          <table:table-cell office:value-type="date" office:date-value="2019-04-05T00:00:00" table:style-name="ce5">
            <text:p>05/04/2019</text:p>
          </table:table-cell>
          <table:table-cell office:value-type="float" office:value="32005" table:style-name="ce6">
            <text:p>32,005</text:p>
          </table:table-cell>
          <table:table-cell table:number-columns-repeated="16382"/>
        </table:table-row>
        <table:table-row table:style-name="ro1">
          <table:table-cell office:value-type="date" office:date-value="2019-04-06T00:00:00" table:style-name="ce5">
            <text:p>06/04/2019</text:p>
          </table:table-cell>
          <table:table-cell office:value-type="float" office:value="26101" table:style-name="ce6">
            <text:p>26,101</text:p>
          </table:table-cell>
          <table:table-cell table:number-columns-repeated="16382"/>
        </table:table-row>
        <table:table-row table:style-name="ro1">
          <table:table-cell office:value-type="date" office:date-value="2019-04-07T00:00:00" table:style-name="ce5">
            <text:p>07/04/2019</text:p>
          </table:table-cell>
          <table:table-cell office:value-type="float" office:value="28418" table:style-name="ce6">
            <text:p>28,418</text:p>
          </table:table-cell>
          <table:table-cell table:number-columns-repeated="16382"/>
        </table:table-row>
        <table:table-row table:style-name="ro1">
          <table:table-cell office:value-type="date" office:date-value="2019-04-08T00:00:00" table:style-name="ce5">
            <text:p>08/04/2019</text:p>
          </table:table-cell>
          <table:table-cell office:value-type="float" office:value="30654" table:style-name="ce6">
            <text:p>30,654</text:p>
          </table:table-cell>
          <table:table-cell table:number-columns-repeated="16382"/>
        </table:table-row>
        <table:table-row table:style-name="ro1">
          <table:table-cell office:value-type="date" office:date-value="2019-04-09T00:00:00" table:style-name="ce5">
            <text:p>09/04/2019</text:p>
          </table:table-cell>
          <table:table-cell office:value-type="float" office:value="30200" table:style-name="ce6">
            <text:p>30,200</text:p>
          </table:table-cell>
          <table:table-cell table:number-columns-repeated="16382"/>
        </table:table-row>
        <table:table-row table:style-name="ro1">
          <table:table-cell office:value-type="date" office:date-value="2019-04-10T00:00:00" table:style-name="ce5">
            <text:p>10/04/2019</text:p>
          </table:table-cell>
          <table:table-cell office:value-type="float" office:value="31189" table:style-name="ce6">
            <text:p>31,189</text:p>
          </table:table-cell>
          <table:table-cell table:number-columns-repeated="16382"/>
        </table:table-row>
        <table:table-row table:style-name="ro1">
          <table:table-cell office:value-type="date" office:date-value="2019-04-11T00:00:00" table:style-name="ce5">
            <text:p>11/04/2019</text:p>
          </table:table-cell>
          <table:table-cell office:value-type="float" office:value="31940" table:style-name="ce6">
            <text:p>31,940</text:p>
          </table:table-cell>
          <table:table-cell table:number-columns-repeated="16382"/>
        </table:table-row>
        <table:table-row table:style-name="ro1">
          <table:table-cell office:value-type="date" office:date-value="2019-04-12T00:00:00" table:style-name="ce5">
            <text:p>12/04/2019</text:p>
          </table:table-cell>
          <table:table-cell office:value-type="float" office:value="32979" table:style-name="ce6">
            <text:p>32,979</text:p>
          </table:table-cell>
          <table:table-cell table:number-columns-repeated="16382"/>
        </table:table-row>
        <table:table-row table:style-name="ro1">
          <table:table-cell office:value-type="date" office:date-value="2019-04-13T00:00:00" table:style-name="ce5">
            <text:p>13/04/2019</text:p>
          </table:table-cell>
          <table:table-cell office:value-type="float" office:value="27576" table:style-name="ce6">
            <text:p>27,576</text:p>
          </table:table-cell>
          <table:table-cell table:number-columns-repeated="16382"/>
        </table:table-row>
        <table:table-row table:style-name="ro1">
          <table:table-cell office:value-type="date" office:date-value="2019-04-14T00:00:00" table:style-name="ce5">
            <text:p>14/04/2019</text:p>
          </table:table-cell>
          <table:table-cell office:value-type="float" office:value="29159" table:style-name="ce6">
            <text:p>29,159</text:p>
          </table:table-cell>
          <table:table-cell table:number-columns-repeated="16382"/>
        </table:table-row>
        <table:table-row table:style-name="ro1">
          <table:table-cell office:value-type="date" office:date-value="2019-04-15T00:00:00" table:style-name="ce5">
            <text:p>15/04/2019</text:p>
          </table:table-cell>
          <table:table-cell office:value-type="float" office:value="30856" table:style-name="ce6">
            <text:p>30,856</text:p>
          </table:table-cell>
          <table:table-cell table:number-columns-repeated="16382"/>
        </table:table-row>
        <table:table-row table:style-name="ro1">
          <table:table-cell office:value-type="date" office:date-value="2019-04-16T00:00:00" table:style-name="ce5">
            <text:p>16/04/2019</text:p>
          </table:table-cell>
          <table:table-cell office:value-type="float" office:value="30280" table:style-name="ce6">
            <text:p>30,280</text:p>
          </table:table-cell>
          <table:table-cell table:number-columns-repeated="16382"/>
        </table:table-row>
        <table:table-row table:style-name="ro1">
          <table:table-cell office:value-type="date" office:date-value="2019-04-17T00:00:00" table:style-name="ce5">
            <text:p>17/04/2019</text:p>
          </table:table-cell>
          <table:table-cell office:value-type="float" office:value="31277" table:style-name="ce6">
            <text:p>31,277</text:p>
          </table:table-cell>
          <table:table-cell table:number-columns-repeated="16382"/>
        </table:table-row>
        <table:table-row table:style-name="ro1">
          <table:table-cell office:value-type="date" office:date-value="2019-04-18T00:00:00" table:style-name="ce5">
            <text:p>18/04/2019</text:p>
          </table:table-cell>
          <table:table-cell office:value-type="float" office:value="32022" table:style-name="ce6">
            <text:p>32,022</text:p>
          </table:table-cell>
          <table:table-cell table:number-columns-repeated="16382"/>
        </table:table-row>
        <table:table-row table:style-name="ro1">
          <table:table-cell office:value-type="date" office:date-value="2019-04-19T00:00:00" table:style-name="ce5">
            <text:p>19/04/2019</text:p>
          </table:table-cell>
          <table:table-cell office:value-type="float" office:value="29915" table:style-name="ce6">
            <text:p>29,915</text:p>
          </table:table-cell>
          <table:table-cell table:number-columns-repeated="16382"/>
        </table:table-row>
        <table:table-row table:style-name="ro1">
          <table:table-cell office:value-type="date" office:date-value="2019-04-20T00:00:00" table:style-name="ce5">
            <text:p>20/04/2019</text:p>
          </table:table-cell>
          <table:table-cell office:value-type="float" office:value="26916" table:style-name="ce6">
            <text:p>26,916</text:p>
          </table:table-cell>
          <table:table-cell table:number-columns-repeated="16382"/>
        </table:table-row>
        <table:table-row table:style-name="ro1">
          <table:table-cell office:value-type="date" office:date-value="2019-04-21T00:00:00" table:style-name="ce5">
            <text:p>21/04/2019</text:p>
          </table:table-cell>
          <table:table-cell office:value-type="float" office:value="28011" table:style-name="ce6">
            <text:p>28,011</text:p>
          </table:table-cell>
          <table:table-cell table:number-columns-repeated="16382"/>
        </table:table-row>
        <table:table-row table:style-name="ro1">
          <table:table-cell office:value-type="date" office:date-value="2019-04-22T00:00:00" table:style-name="ce5">
            <text:p>22/04/2019</text:p>
          </table:table-cell>
          <table:table-cell office:value-type="float" office:value="29792" table:style-name="ce6">
            <text:p>29,792</text:p>
          </table:table-cell>
          <table:table-cell table:number-columns-repeated="16382"/>
        </table:table-row>
        <table:table-row table:style-name="ro1">
          <table:table-cell office:value-type="date" office:date-value="2019-04-23T00:00:00" table:style-name="ce5">
            <text:p>23/04/2019</text:p>
          </table:table-cell>
          <table:table-cell office:value-type="float" office:value="31081" table:style-name="ce6">
            <text:p>31,081</text:p>
          </table:table-cell>
          <table:table-cell table:number-columns-repeated="16382"/>
        </table:table-row>
        <table:table-row table:style-name="ro1">
          <table:table-cell office:value-type="date" office:date-value="2019-04-24T00:00:00" table:style-name="ce5">
            <text:p>24/04/2019</text:p>
          </table:table-cell>
          <table:table-cell office:value-type="float" office:value="31298" table:style-name="ce6">
            <text:p>31,298</text:p>
          </table:table-cell>
          <table:table-cell table:number-columns-repeated="16382"/>
        </table:table-row>
        <table:table-row table:style-name="ro1">
          <table:table-cell office:value-type="date" office:date-value="2019-04-25T00:00:00" table:style-name="ce5">
            <text:p>25/04/2019</text:p>
          </table:table-cell>
          <table:table-cell office:value-type="float" office:value="32072" table:style-name="ce6">
            <text:p>32,072</text:p>
          </table:table-cell>
          <table:table-cell table:number-columns-repeated="16382"/>
        </table:table-row>
        <table:table-row table:style-name="ro1">
          <table:table-cell office:value-type="date" office:date-value="2019-04-26T00:00:00" table:style-name="ce5">
            <text:p>26/04/2019</text:p>
          </table:table-cell>
          <table:table-cell office:value-type="float" office:value="32074" table:style-name="ce6">
            <text:p>32,074</text:p>
          </table:table-cell>
          <table:table-cell table:number-columns-repeated="16382"/>
        </table:table-row>
        <table:table-row table:style-name="ro1">
          <table:table-cell office:value-type="date" office:date-value="2019-04-27T00:00:00" table:style-name="ce5">
            <text:p>27/04/2019</text:p>
          </table:table-cell>
          <table:table-cell office:value-type="float" office:value="27894" table:style-name="ce6">
            <text:p>27,894</text:p>
          </table:table-cell>
          <table:table-cell table:number-columns-repeated="16382"/>
        </table:table-row>
        <table:table-row table:style-name="ro1">
          <table:table-cell office:value-type="date" office:date-value="2019-04-28T00:00:00" table:style-name="ce5">
            <text:p>28/04/2019</text:p>
          </table:table-cell>
          <table:table-cell office:value-type="float" office:value="29688" table:style-name="ce6">
            <text:p>29,688</text:p>
          </table:table-cell>
          <table:table-cell table:number-columns-repeated="16382"/>
        </table:table-row>
        <table:table-row table:style-name="ro1">
          <table:table-cell office:value-type="date" office:date-value="2019-04-29T00:00:00" table:style-name="ce5">
            <text:p>29/04/2019</text:p>
          </table:table-cell>
          <table:table-cell office:value-type="float" office:value="31289" table:style-name="ce6">
            <text:p>31,289</text:p>
          </table:table-cell>
          <table:table-cell table:number-columns-repeated="16382"/>
        </table:table-row>
        <table:table-row table:style-name="ro1">
          <table:table-cell office:value-type="date" office:date-value="2019-04-30T00:00:00" table:style-name="ce5">
            <text:p>30/04/2019</text:p>
          </table:table-cell>
          <table:table-cell office:value-type="float" office:value="30892" table:style-name="ce6">
            <text:p>30,892</text:p>
          </table:table-cell>
          <table:table-cell table:number-columns-repeated="16382"/>
        </table:table-row>
        <table:table-row table:style-name="ro1">
          <table:table-cell office:value-type="date" office:date-value="2019-05-01T00:00:00" table:style-name="ce5">
            <text:p>01/05/2019</text:p>
          </table:table-cell>
          <table:table-cell office:value-type="float" office:value="29483" table:style-name="ce6">
            <text:p>29,483</text:p>
          </table:table-cell>
          <table:table-cell table:number-columns-repeated="16382"/>
        </table:table-row>
        <table:table-row table:style-name="ro1">
          <table:table-cell office:value-type="date" office:date-value="2019-05-02T00:00:00" table:style-name="ce5">
            <text:p>02/05/2019</text:p>
          </table:table-cell>
          <table:table-cell office:value-type="float" office:value="31895" table:style-name="ce6">
            <text:p>31,895</text:p>
          </table:table-cell>
          <table:table-cell table:number-columns-repeated="16382"/>
        </table:table-row>
        <table:table-row table:style-name="ro1">
          <table:table-cell office:value-type="date" office:date-value="2019-05-03T00:00:00" table:style-name="ce5">
            <text:p>03/05/2019</text:p>
          </table:table-cell>
          <table:table-cell office:value-type="float" office:value="33049" table:style-name="ce6">
            <text:p>33,049</text:p>
          </table:table-cell>
          <table:table-cell table:number-columns-repeated="16382"/>
        </table:table-row>
        <table:table-row table:style-name="ro1">
          <table:table-cell office:value-type="date" office:date-value="2019-05-04T00:00:00" table:style-name="ce5">
            <text:p>04/05/2019</text:p>
          </table:table-cell>
          <table:table-cell office:value-type="float" office:value="28388" table:style-name="ce6">
            <text:p>28,388</text:p>
          </table:table-cell>
          <table:table-cell table:number-columns-repeated="16382"/>
        </table:table-row>
        <table:table-row table:style-name="ro1">
          <table:table-cell office:value-type="date" office:date-value="2019-05-05T00:00:00" table:style-name="ce5">
            <text:p>05/05/2019</text:p>
          </table:table-cell>
          <table:table-cell office:value-type="float" office:value="30637" table:style-name="ce6">
            <text:p>30,637</text:p>
          </table:table-cell>
          <table:table-cell table:number-columns-repeated="16382"/>
        </table:table-row>
        <table:table-row table:style-name="ro1">
          <table:table-cell office:value-type="date" office:date-value="2019-05-06T00:00:00" table:style-name="ce5">
            <text:p>06/05/2019</text:p>
          </table:table-cell>
          <table:table-cell office:value-type="float" office:value="32162" table:style-name="ce6">
            <text:p>32,162</text:p>
          </table:table-cell>
          <table:table-cell table:number-columns-repeated="16382"/>
        </table:table-row>
        <table:table-row table:style-name="ro1">
          <table:table-cell office:value-type="date" office:date-value="2019-05-07T00:00:00" table:style-name="ce5">
            <text:p>07/05/2019</text:p>
          </table:table-cell>
          <table:table-cell office:value-type="float" office:value="32114" table:style-name="ce6">
            <text:p>32,114</text:p>
          </table:table-cell>
          <table:table-cell table:number-columns-repeated="16382"/>
        </table:table-row>
        <table:table-row table:style-name="ro1">
          <table:table-cell office:value-type="date" office:date-value="2019-05-08T00:00:00" table:style-name="ce5">
            <text:p>08/05/2019</text:p>
          </table:table-cell>
          <table:table-cell office:value-type="float" office:value="31673" table:style-name="ce6">
            <text:p>31,673</text:p>
          </table:table-cell>
          <table:table-cell table:number-columns-repeated="16382"/>
        </table:table-row>
        <table:table-row table:style-name="ro1">
          <table:table-cell office:value-type="date" office:date-value="2019-05-09T00:00:00" table:style-name="ce5">
            <text:p>09/05/2019</text:p>
          </table:table-cell>
          <table:table-cell office:value-type="float" office:value="31093" table:style-name="ce6">
            <text:p>31,093</text:p>
          </table:table-cell>
          <table:table-cell table:number-columns-repeated="16382"/>
        </table:table-row>
        <table:table-row table:style-name="ro1">
          <table:table-cell office:value-type="date" office:date-value="2019-05-10T00:00:00" table:style-name="ce5">
            <text:p>10/05/2019</text:p>
          </table:table-cell>
          <table:table-cell office:value-type="float" office:value="33920" table:style-name="ce6">
            <text:p>33,920</text:p>
          </table:table-cell>
          <table:table-cell table:number-columns-repeated="16382"/>
        </table:table-row>
        <table:table-row table:style-name="ro1">
          <table:table-cell office:value-type="date" office:date-value="2019-05-11T00:00:00" table:style-name="ce5">
            <text:p>11/05/2019</text:p>
          </table:table-cell>
          <table:table-cell office:value-type="float" office:value="28543" table:style-name="ce6">
            <text:p>28,543</text:p>
          </table:table-cell>
          <table:table-cell table:number-columns-repeated="16382"/>
        </table:table-row>
        <table:table-row table:style-name="ro1">
          <table:table-cell office:value-type="date" office:date-value="2019-05-12T00:00:00" table:style-name="ce5">
            <text:p>12/05/2019</text:p>
          </table:table-cell>
          <table:table-cell office:value-type="float" office:value="30798" table:style-name="ce6">
            <text:p>30,798</text:p>
          </table:table-cell>
          <table:table-cell table:number-columns-repeated="16382"/>
        </table:table-row>
        <table:table-row table:style-name="ro1">
          <table:table-cell office:value-type="date" office:date-value="2019-05-13T00:00:00" table:style-name="ce5">
            <text:p>13/05/2019</text:p>
          </table:table-cell>
          <table:table-cell office:value-type="float" office:value="32672" table:style-name="ce6">
            <text:p>32,672</text:p>
          </table:table-cell>
          <table:table-cell table:number-columns-repeated="16382"/>
        </table:table-row>
        <table:table-row table:style-name="ro1">
          <table:table-cell office:value-type="date" office:date-value="2019-05-14T00:00:00" table:style-name="ce5">
            <text:p>14/05/2019</text:p>
          </table:table-cell>
          <table:table-cell office:value-type="float" office:value="31607" table:style-name="ce6">
            <text:p>31,607</text:p>
          </table:table-cell>
          <table:table-cell table:number-columns-repeated="16382"/>
        </table:table-row>
        <table:table-row table:style-name="ro1">
          <table:table-cell office:value-type="date" office:date-value="2019-05-15T00:00:00" table:style-name="ce5">
            <text:p>15/05/2019</text:p>
          </table:table-cell>
          <table:table-cell office:value-type="float" office:value="32149" table:style-name="ce6">
            <text:p>32,149</text:p>
          </table:table-cell>
          <table:table-cell table:number-columns-repeated="16382"/>
        </table:table-row>
        <table:table-row table:style-name="ro1">
          <table:table-cell office:value-type="date" office:date-value="2019-05-16T00:00:00" table:style-name="ce5">
            <text:p>16/05/2019</text:p>
          </table:table-cell>
          <table:table-cell office:value-type="float" office:value="32869" table:style-name="ce6">
            <text:p>32,869</text:p>
          </table:table-cell>
          <table:table-cell table:number-columns-repeated="16382"/>
        </table:table-row>
        <table:table-row table:style-name="ro1">
          <table:table-cell office:value-type="date" office:date-value="2019-05-17T00:00:00" table:style-name="ce5">
            <text:p>17/05/2019</text:p>
          </table:table-cell>
          <table:table-cell office:value-type="float" office:value="32941" table:style-name="ce6">
            <text:p>32,941</text:p>
          </table:table-cell>
          <table:table-cell table:number-columns-repeated="16382"/>
        </table:table-row>
        <table:table-row table:style-name="ro1">
          <table:table-cell office:value-type="date" office:date-value="2019-05-18T00:00:00" table:style-name="ce5">
            <text:p>18/05/2019</text:p>
          </table:table-cell>
          <table:table-cell office:value-type="float" office:value="28531" table:style-name="ce6">
            <text:p>28,531</text:p>
          </table:table-cell>
          <table:table-cell table:number-columns-repeated="16382"/>
        </table:table-row>
        <table:table-row table:style-name="ro1">
          <table:table-cell office:value-type="date" office:date-value="2019-05-19T00:00:00" table:style-name="ce5">
            <text:p>19/05/2019</text:p>
          </table:table-cell>
          <table:table-cell office:value-type="float" office:value="30541" table:style-name="ce6">
            <text:p>30,541</text:p>
          </table:table-cell>
          <table:table-cell table:number-columns-repeated="16382"/>
        </table:table-row>
        <table:table-row table:style-name="ro1">
          <table:table-cell office:value-type="date" office:date-value="2019-05-20T00:00:00" table:style-name="ce5">
            <text:p>20/05/2019</text:p>
          </table:table-cell>
          <table:table-cell office:value-type="float" office:value="32723" table:style-name="ce6">
            <text:p>32,723</text:p>
          </table:table-cell>
          <table:table-cell table:number-columns-repeated="16382"/>
        </table:table-row>
        <table:table-row table:style-name="ro1">
          <table:table-cell office:value-type="date" office:date-value="2019-05-21T00:00:00" table:style-name="ce5">
            <text:p>21/05/2019</text:p>
          </table:table-cell>
          <table:table-cell office:value-type="float" office:value="31236" table:style-name="ce6">
            <text:p>31,236</text:p>
          </table:table-cell>
          <table:table-cell table:number-columns-repeated="16382"/>
        </table:table-row>
        <table:table-row table:style-name="ro1">
          <table:table-cell office:value-type="date" office:date-value="2019-05-22T00:00:00" table:style-name="ce5">
            <text:p>22/05/2019</text:p>
          </table:table-cell>
          <table:table-cell office:value-type="float" office:value="32824" table:style-name="ce6">
            <text:p>32,824</text:p>
          </table:table-cell>
          <table:table-cell table:number-columns-repeated="16382"/>
        </table:table-row>
        <table:table-row table:style-name="ro1">
          <table:table-cell office:value-type="date" office:date-value="2019-05-23T00:00:00" table:style-name="ce5">
            <text:p>23/05/2019</text:p>
          </table:table-cell>
          <table:table-cell office:value-type="float" office:value="33828" table:style-name="ce6">
            <text:p>33,828</text:p>
          </table:table-cell>
          <table:table-cell table:number-columns-repeated="16382"/>
        </table:table-row>
        <table:table-row table:style-name="ro1">
          <table:table-cell office:value-type="date" office:date-value="2019-05-24T00:00:00" table:style-name="ce5">
            <text:p>24/05/2019</text:p>
          </table:table-cell>
          <table:table-cell office:value-type="float" office:value="34714" table:style-name="ce6">
            <text:p>34,714</text:p>
          </table:table-cell>
          <table:table-cell table:number-columns-repeated="16382"/>
        </table:table-row>
        <table:table-row table:style-name="ro1">
          <table:table-cell office:value-type="date" office:date-value="2019-05-25T00:00:00" table:style-name="ce5">
            <text:p>25/05/2019</text:p>
          </table:table-cell>
          <table:table-cell office:value-type="float" office:value="29543" table:style-name="ce6">
            <text:p>29,543</text:p>
          </table:table-cell>
          <table:table-cell table:number-columns-repeated="16382"/>
        </table:table-row>
        <table:table-row table:style-name="ro1">
          <table:table-cell office:value-type="date" office:date-value="2019-05-26T00:00:00" table:style-name="ce5">
            <text:p>26/05/2019</text:p>
          </table:table-cell>
          <table:table-cell office:value-type="float" office:value="31414" table:style-name="ce6">
            <text:p>31,414</text:p>
          </table:table-cell>
          <table:table-cell table:number-columns-repeated="16382"/>
        </table:table-row>
        <table:table-row table:style-name="ro1">
          <table:table-cell office:value-type="date" office:date-value="2019-05-27T00:00:00" table:style-name="ce5">
            <text:p>27/05/2019</text:p>
          </table:table-cell>
          <table:table-cell office:value-type="float" office:value="33400" table:style-name="ce6">
            <text:p>33,400</text:p>
          </table:table-cell>
          <table:table-cell table:number-columns-repeated="16382"/>
        </table:table-row>
        <table:table-row table:style-name="ro1">
          <table:table-cell office:value-type="date" office:date-value="2019-05-28T00:00:00" table:style-name="ce5">
            <text:p>28/05/2019</text:p>
          </table:table-cell>
          <table:table-cell office:value-type="float" office:value="32789" table:style-name="ce6">
            <text:p>32,789</text:p>
          </table:table-cell>
          <table:table-cell table:number-columns-repeated="16382"/>
        </table:table-row>
        <table:table-row table:style-name="ro1">
          <table:table-cell office:value-type="date" office:date-value="2019-05-29T00:00:00" table:style-name="ce5">
            <text:p>29/05/2019</text:p>
          </table:table-cell>
          <table:table-cell office:value-type="float" office:value="34110" table:style-name="ce6">
            <text:p>34,110</text:p>
          </table:table-cell>
          <table:table-cell table:number-columns-repeated="16382"/>
        </table:table-row>
        <table:table-row table:style-name="ro1">
          <table:table-cell office:value-type="date" office:date-value="2019-05-30T00:00:00" table:style-name="ce5">
            <text:p>30/05/2019</text:p>
          </table:table-cell>
          <table:table-cell office:value-type="float" office:value="32165" table:style-name="ce6">
            <text:p>32,165</text:p>
          </table:table-cell>
          <table:table-cell table:number-columns-repeated="16382"/>
        </table:table-row>
        <table:table-row table:style-name="ro1">
          <table:table-cell office:value-type="date" office:date-value="2019-05-31T00:00:00" table:style-name="ce5">
            <text:p>31/05/2019</text:p>
          </table:table-cell>
          <table:table-cell office:value-type="float" office:value="33084" table:style-name="ce6">
            <text:p>33,084</text:p>
          </table:table-cell>
          <table:table-cell table:number-columns-repeated="16382"/>
        </table:table-row>
        <table:table-row table:style-name="ro1">
          <table:table-cell office:value-type="date" office:date-value="2019-06-01T00:00:00" table:style-name="ce5">
            <text:p>01/06/2019</text:p>
          </table:table-cell>
          <table:table-cell office:value-type="float" office:value="30681" table:style-name="ce6">
            <text:p>30,681</text:p>
          </table:table-cell>
          <table:table-cell table:number-columns-repeated="16382"/>
        </table:table-row>
        <table:table-row table:style-name="ro1">
          <table:table-cell office:value-type="date" office:date-value="2019-06-02T00:00:00" table:style-name="ce5">
            <text:p>02/06/2019</text:p>
          </table:table-cell>
          <table:table-cell office:value-type="float" office:value="33984" table:style-name="ce6">
            <text:p>33,984</text:p>
          </table:table-cell>
          <table:table-cell table:number-columns-repeated="16382"/>
        </table:table-row>
        <table:table-row table:style-name="ro1">
          <table:table-cell office:value-type="date" office:date-value="2019-06-03T00:00:00" table:style-name="ce5">
            <text:p>03/06/2019</text:p>
          </table:table-cell>
          <table:table-cell office:value-type="float" office:value="34638" table:style-name="ce6">
            <text:p>34,638</text:p>
          </table:table-cell>
          <table:table-cell table:number-columns-repeated="16382"/>
        </table:table-row>
        <table:table-row table:style-name="ro1">
          <table:table-cell office:value-type="date" office:date-value="2019-06-04T00:00:00" table:style-name="ce5">
            <text:p>04/06/2019</text:p>
          </table:table-cell>
          <table:table-cell office:value-type="float" office:value="34090" table:style-name="ce6">
            <text:p>34,090</text:p>
          </table:table-cell>
          <table:table-cell table:number-columns-repeated="16382"/>
        </table:table-row>
        <table:table-row table:style-name="ro1">
          <table:table-cell office:value-type="date" office:date-value="2019-06-05T00:00:00" table:style-name="ce5">
            <text:p>05/06/2019</text:p>
          </table:table-cell>
          <table:table-cell office:value-type="float" office:value="34765" table:style-name="ce6">
            <text:p>34,765</text:p>
          </table:table-cell>
          <table:table-cell table:number-columns-repeated="16382"/>
        </table:table-row>
        <table:table-row table:style-name="ro1">
          <table:table-cell office:value-type="date" office:date-value="2019-06-06T00:00:00" table:style-name="ce5">
            <text:p>06/06/2019</text:p>
          </table:table-cell>
          <table:table-cell office:value-type="float" office:value="34931" table:style-name="ce6">
            <text:p>34,931</text:p>
          </table:table-cell>
          <table:table-cell table:number-columns-repeated="16382"/>
        </table:table-row>
        <table:table-row table:style-name="ro1">
          <table:table-cell office:value-type="date" office:date-value="2019-06-07T00:00:00" table:style-name="ce5">
            <text:p>07/06/2019</text:p>
          </table:table-cell>
          <table:table-cell office:value-type="float" office:value="36170" table:style-name="ce6">
            <text:p>36,170</text:p>
          </table:table-cell>
          <table:table-cell table:number-columns-repeated="16382"/>
        </table:table-row>
        <table:table-row table:style-name="ro1">
          <table:table-cell office:value-type="date" office:date-value="2019-06-08T00:00:00" table:style-name="ce5">
            <text:p>08/06/2019</text:p>
          </table:table-cell>
          <table:table-cell office:value-type="float" office:value="31415" table:style-name="ce6">
            <text:p>31,415</text:p>
          </table:table-cell>
          <table:table-cell table:number-columns-repeated="16382"/>
        </table:table-row>
        <table:table-row table:style-name="ro1">
          <table:table-cell office:value-type="date" office:date-value="2019-06-09T00:00:00" table:style-name="ce5">
            <text:p>09/06/2019</text:p>
          </table:table-cell>
          <table:table-cell office:value-type="float" office:value="32390" table:style-name="ce6">
            <text:p>32,390</text:p>
          </table:table-cell>
          <table:table-cell table:number-columns-repeated="16382"/>
        </table:table-row>
        <table:table-row table:style-name="ro1">
          <table:table-cell office:value-type="date" office:date-value="2019-06-10T00:00:00" table:style-name="ce5">
            <text:p>10/06/2019</text:p>
          </table:table-cell>
          <table:table-cell office:value-type="float" office:value="34326" table:style-name="ce6">
            <text:p>34,326</text:p>
          </table:table-cell>
          <table:table-cell table:number-columns-repeated="16382"/>
        </table:table-row>
        <table:table-row table:style-name="ro1">
          <table:table-cell office:value-type="date" office:date-value="2019-06-11T00:00:00" table:style-name="ce5">
            <text:p>11/06/2019</text:p>
          </table:table-cell>
          <table:table-cell office:value-type="float" office:value="34891" table:style-name="ce6">
            <text:p>34,891</text:p>
          </table:table-cell>
          <table:table-cell table:number-columns-repeated="16382"/>
        </table:table-row>
        <table:table-row table:style-name="ro1">
          <table:table-cell office:value-type="date" office:date-value="2019-06-12T00:00:00" table:style-name="ce5">
            <text:p>12/06/2019</text:p>
          </table:table-cell>
          <table:table-cell office:value-type="float" office:value="35272" table:style-name="ce6">
            <text:p>35,272</text:p>
          </table:table-cell>
          <table:table-cell table:number-columns-repeated="16382"/>
        </table:table-row>
        <table:table-row table:style-name="ro1">
          <table:table-cell office:value-type="date" office:date-value="2019-06-13T00:00:00" table:style-name="ce5">
            <text:p>13/06/2019</text:p>
          </table:table-cell>
          <table:table-cell office:value-type="float" office:value="36365" table:style-name="ce6">
            <text:p>36,365</text:p>
          </table:table-cell>
          <table:table-cell table:number-columns-repeated="16382"/>
        </table:table-row>
        <table:table-row table:style-name="ro1">
          <table:table-cell office:value-type="date" office:date-value="2019-06-14T00:00:00" table:style-name="ce5">
            <text:p>14/06/2019</text:p>
          </table:table-cell>
          <table:table-cell office:value-type="float" office:value="36801" table:style-name="ce6">
            <text:p>36,801</text:p>
          </table:table-cell>
          <table:table-cell table:number-columns-repeated="16382"/>
        </table:table-row>
        <table:table-row table:style-name="ro1">
          <table:table-cell office:value-type="date" office:date-value="2019-06-15T00:00:00" table:style-name="ce5">
            <text:p>15/06/2019</text:p>
          </table:table-cell>
          <table:table-cell office:value-type="float" office:value="31848" table:style-name="ce6">
            <text:p>31,848</text:p>
          </table:table-cell>
          <table:table-cell table:number-columns-repeated="16382"/>
        </table:table-row>
        <table:table-row table:style-name="ro1">
          <table:table-cell office:value-type="date" office:date-value="2019-06-16T00:00:00" table:style-name="ce5">
            <text:p>16/06/2019</text:p>
          </table:table-cell>
          <table:table-cell office:value-type="float" office:value="33889" table:style-name="ce6">
            <text:p>33,889</text:p>
          </table:table-cell>
          <table:table-cell table:number-columns-repeated="16382"/>
        </table:table-row>
        <table:table-row table:style-name="ro1">
          <table:table-cell office:value-type="date" office:date-value="2019-06-17T00:00:00" table:style-name="ce5">
            <text:p>17/06/2019</text:p>
          </table:table-cell>
          <table:table-cell office:value-type="float" office:value="35904" table:style-name="ce6">
            <text:p>35,904</text:p>
          </table:table-cell>
          <table:table-cell table:number-columns-repeated="16382"/>
        </table:table-row>
        <table:table-row table:style-name="ro1">
          <table:table-cell office:value-type="date" office:date-value="2019-06-18T00:00:00" table:style-name="ce5">
            <text:p>18/06/2019</text:p>
          </table:table-cell>
          <table:table-cell office:value-type="float" office:value="35201" table:style-name="ce6">
            <text:p>35,201</text:p>
          </table:table-cell>
          <table:table-cell table:number-columns-repeated="16382"/>
        </table:table-row>
        <table:table-row table:style-name="ro1">
          <table:table-cell office:value-type="date" office:date-value="2019-06-19T00:00:00" table:style-name="ce5">
            <text:p>19/06/2019</text:p>
          </table:table-cell>
          <table:table-cell office:value-type="float" office:value="35654" table:style-name="ce6">
            <text:p>35,654</text:p>
          </table:table-cell>
          <table:table-cell table:number-columns-repeated="16382"/>
        </table:table-row>
        <table:table-row table:style-name="ro1">
          <table:table-cell office:value-type="date" office:date-value="2019-06-20T00:00:00" table:style-name="ce5">
            <text:p>20/06/2019</text:p>
          </table:table-cell>
          <table:table-cell office:value-type="float" office:value="35818" table:style-name="ce6">
            <text:p>35,818</text:p>
          </table:table-cell>
          <table:table-cell table:number-columns-repeated="16382"/>
        </table:table-row>
        <table:table-row table:style-name="ro1">
          <table:table-cell office:value-type="date" office:date-value="2019-06-21T00:00:00" table:style-name="ce5">
            <text:p>21/06/2019</text:p>
          </table:table-cell>
          <table:table-cell office:value-type="float" office:value="36131" table:style-name="ce6">
            <text:p>36,131</text:p>
          </table:table-cell>
          <table:table-cell table:number-columns-repeated="16382"/>
        </table:table-row>
        <table:table-row table:style-name="ro1">
          <table:table-cell office:value-type="date" office:date-value="2019-06-22T00:00:00" table:style-name="ce5">
            <text:p>22/06/2019</text:p>
          </table:table-cell>
          <table:table-cell office:value-type="float" office:value="31789" table:style-name="ce6">
            <text:p>31,789</text:p>
          </table:table-cell>
          <table:table-cell table:number-columns-repeated="16382"/>
        </table:table-row>
        <table:table-row table:style-name="ro1">
          <table:table-cell office:value-type="date" office:date-value="2019-06-23T00:00:00" table:style-name="ce5">
            <text:p>23/06/2019</text:p>
          </table:table-cell>
          <table:table-cell office:value-type="float" office:value="34080" table:style-name="ce6">
            <text:p>34,080</text:p>
          </table:table-cell>
          <table:table-cell table:number-columns-repeated="16382"/>
        </table:table-row>
        <table:table-row table:style-name="ro1">
          <table:table-cell office:value-type="date" office:date-value="2019-06-24T00:00:00" table:style-name="ce5">
            <text:p>24/06/2019</text:p>
          </table:table-cell>
          <table:table-cell office:value-type="float" office:value="35817" table:style-name="ce6">
            <text:p>35,817</text:p>
          </table:table-cell>
          <table:table-cell table:number-columns-repeated="16382"/>
        </table:table-row>
        <table:table-row table:style-name="ro1">
          <table:table-cell office:value-type="date" office:date-value="2019-06-25T00:00:00" table:style-name="ce5">
            <text:p>25/06/2019</text:p>
          </table:table-cell>
          <table:table-cell office:value-type="float" office:value="35273" table:style-name="ce6">
            <text:p>35,273</text:p>
          </table:table-cell>
          <table:table-cell table:number-columns-repeated="16382"/>
        </table:table-row>
        <table:table-row table:style-name="ro1">
          <table:table-cell office:value-type="date" office:date-value="2019-06-26T00:00:00" table:style-name="ce5">
            <text:p>26/06/2019</text:p>
          </table:table-cell>
          <table:table-cell office:value-type="float" office:value="35780" table:style-name="ce6">
            <text:p>35,780</text:p>
          </table:table-cell>
          <table:table-cell table:number-columns-repeated="16382"/>
        </table:table-row>
        <table:table-row table:style-name="ro1">
          <table:table-cell office:value-type="date" office:date-value="2019-06-27T00:00:00" table:style-name="ce5">
            <text:p>27/06/2019</text:p>
          </table:table-cell>
          <table:table-cell office:value-type="float" office:value="36827" table:style-name="ce6">
            <text:p>36,827</text:p>
          </table:table-cell>
          <table:table-cell table:number-columns-repeated="16382"/>
        </table:table-row>
        <table:table-row table:style-name="ro1">
          <table:table-cell office:value-type="date" office:date-value="2019-06-28T00:00:00" table:style-name="ce5">
            <text:p>28/06/2019</text:p>
          </table:table-cell>
          <table:table-cell office:value-type="float" office:value="37230" table:style-name="ce6">
            <text:p>37,230</text:p>
          </table:table-cell>
          <table:table-cell table:number-columns-repeated="16382"/>
        </table:table-row>
        <table:table-row table:style-name="ro1">
          <table:table-cell office:value-type="date" office:date-value="2019-06-29T00:00:00" table:style-name="ce5">
            <text:p>29/06/2019</text:p>
          </table:table-cell>
          <table:table-cell office:value-type="float" office:value="32679" table:style-name="ce6">
            <text:p>32,679</text:p>
          </table:table-cell>
          <table:table-cell table:number-columns-repeated="16382"/>
        </table:table-row>
        <table:table-row table:style-name="ro1">
          <table:table-cell office:value-type="date" office:date-value="2019-06-30T00:00:00" table:style-name="ce5">
            <text:p>30/06/2019</text:p>
          </table:table-cell>
          <table:table-cell office:value-type="float" office:value="34534" table:style-name="ce6">
            <text:p>34,534</text:p>
          </table:table-cell>
          <table:table-cell table:number-columns-repeated="16382"/>
        </table:table-row>
        <table:table-row table:style-name="ro1">
          <table:table-cell office:value-type="date" office:date-value="2019-07-01T00:00:00" table:style-name="ce5">
            <text:p>01/07/2019</text:p>
          </table:table-cell>
          <table:table-cell office:value-type="float" office:value="36129" table:style-name="ce6">
            <text:p>36,129</text:p>
          </table:table-cell>
          <table:table-cell table:number-columns-repeated="16382"/>
        </table:table-row>
        <table:table-row table:style-name="ro1">
          <table:table-cell office:value-type="date" office:date-value="2019-07-02T00:00:00" table:style-name="ce5">
            <text:p>02/07/2019</text:p>
          </table:table-cell>
          <table:table-cell office:value-type="float" office:value="35474" table:style-name="ce6">
            <text:p>35,474</text:p>
          </table:table-cell>
          <table:table-cell table:number-columns-repeated="16382"/>
        </table:table-row>
        <table:table-row table:style-name="ro1">
          <table:table-cell office:value-type="date" office:date-value="2019-07-03T00:00:00" table:style-name="ce5">
            <text:p>03/07/2019</text:p>
          </table:table-cell>
          <table:table-cell office:value-type="float" office:value="35970" table:style-name="ce6">
            <text:p>35,970</text:p>
          </table:table-cell>
          <table:table-cell table:number-columns-repeated="16382"/>
        </table:table-row>
        <table:table-row table:style-name="ro1">
          <table:table-cell office:value-type="date" office:date-value="2019-07-04T00:00:00" table:style-name="ce5">
            <text:p>04/07/2019</text:p>
          </table:table-cell>
          <table:table-cell office:value-type="float" office:value="36823" table:style-name="ce6">
            <text:p>36,823</text:p>
          </table:table-cell>
          <table:table-cell table:number-columns-repeated="16382"/>
        </table:table-row>
        <table:table-row table:style-name="ro1">
          <table:table-cell office:value-type="date" office:date-value="2019-07-05T00:00:00" table:style-name="ce5">
            <text:p>05/07/2019</text:p>
          </table:table-cell>
          <table:table-cell office:value-type="float" office:value="37080" table:style-name="ce6">
            <text:p>37,080</text:p>
          </table:table-cell>
          <table:table-cell table:number-columns-repeated="16382"/>
        </table:table-row>
        <table:table-row table:style-name="ro1">
          <table:table-cell office:value-type="date" office:date-value="2019-07-06T00:00:00" table:style-name="ce5">
            <text:p>06/07/2019</text:p>
          </table:table-cell>
          <table:table-cell office:value-type="float" office:value="32618" table:style-name="ce6">
            <text:p>32,618</text:p>
          </table:table-cell>
          <table:table-cell table:number-columns-repeated="16382"/>
        </table:table-row>
        <table:table-row table:style-name="ro1">
          <table:table-cell office:value-type="date" office:date-value="2019-07-07T00:00:00" table:style-name="ce5">
            <text:p>07/07/2019</text:p>
          </table:table-cell>
          <table:table-cell office:value-type="float" office:value="34109" table:style-name="ce6">
            <text:p>34,109</text:p>
          </table:table-cell>
          <table:table-cell table:number-columns-repeated="16382"/>
        </table:table-row>
        <table:table-row table:style-name="ro1">
          <table:table-cell office:value-type="date" office:date-value="2019-07-08T00:00:00" table:style-name="ce5">
            <text:p>08/07/2019</text:p>
          </table:table-cell>
          <table:table-cell office:value-type="float" office:value="36010" table:style-name="ce6">
            <text:p>36,010</text:p>
          </table:table-cell>
          <table:table-cell table:number-columns-repeated="16382"/>
        </table:table-row>
        <table:table-row table:style-name="ro1">
          <table:table-cell office:value-type="date" office:date-value="2019-07-09T00:00:00" table:style-name="ce5">
            <text:p>09/07/2019</text:p>
          </table:table-cell>
          <table:table-cell office:value-type="float" office:value="35366" table:style-name="ce6">
            <text:p>35,366</text:p>
          </table:table-cell>
          <table:table-cell table:number-columns-repeated="16382"/>
        </table:table-row>
        <table:table-row table:style-name="ro1">
          <table:table-cell office:value-type="date" office:date-value="2019-07-10T00:00:00" table:style-name="ce5">
            <text:p>10/07/2019</text:p>
          </table:table-cell>
          <table:table-cell office:value-type="float" office:value="35813" table:style-name="ce6">
            <text:p>35,813</text:p>
          </table:table-cell>
          <table:table-cell table:number-columns-repeated="16382"/>
        </table:table-row>
        <table:table-row table:style-name="ro1">
          <table:table-cell office:value-type="date" office:date-value="2019-07-11T00:00:00" table:style-name="ce5">
            <text:p>11/07/2019</text:p>
          </table:table-cell>
          <table:table-cell office:value-type="float" office:value="36656" table:style-name="ce6">
            <text:p>36,656</text:p>
          </table:table-cell>
          <table:table-cell table:number-columns-repeated="16382"/>
        </table:table-row>
        <table:table-row table:style-name="ro1">
          <table:table-cell office:value-type="date" office:date-value="2019-07-12T00:00:00" table:style-name="ce5">
            <text:p>12/07/2019</text:p>
          </table:table-cell>
          <table:table-cell office:value-type="float" office:value="36624" table:style-name="ce6">
            <text:p>36,624</text:p>
          </table:table-cell>
          <table:table-cell table:number-columns-repeated="16382"/>
        </table:table-row>
        <table:table-row table:style-name="ro1">
          <table:table-cell office:value-type="date" office:date-value="2019-07-13T00:00:00" table:style-name="ce5">
            <text:p>13/07/2019</text:p>
          </table:table-cell>
          <table:table-cell office:value-type="float" office:value="32827" table:style-name="ce6">
            <text:p>32,827</text:p>
          </table:table-cell>
          <table:table-cell table:number-columns-repeated="16382"/>
        </table:table-row>
        <table:table-row table:style-name="ro1">
          <table:table-cell office:value-type="date" office:date-value="2019-07-14T00:00:00" table:style-name="ce5">
            <text:p>14/07/2019</text:p>
          </table:table-cell>
          <table:table-cell office:value-type="float" office:value="34272" table:style-name="ce6">
            <text:p>34,272</text:p>
          </table:table-cell>
          <table:table-cell table:number-columns-repeated="16382"/>
        </table:table-row>
        <table:table-row table:style-name="ro1">
          <table:table-cell office:value-type="date" office:date-value="2019-07-15T00:00:00" table:style-name="ce5">
            <text:p>15/07/2019</text:p>
          </table:table-cell>
          <table:table-cell office:value-type="float" office:value="36127" table:style-name="ce6">
            <text:p>36,127</text:p>
          </table:table-cell>
          <table:table-cell table:number-columns-repeated="16382"/>
        </table:table-row>
        <table:table-row table:style-name="ro1">
          <table:table-cell office:value-type="date" office:date-value="2019-07-16T00:00:00" table:style-name="ce5">
            <text:p>16/07/2019</text:p>
          </table:table-cell>
          <table:table-cell office:value-type="float" office:value="35333" table:style-name="ce6">
            <text:p>35,333</text:p>
          </table:table-cell>
          <table:table-cell table:number-columns-repeated="16382"/>
        </table:table-row>
        <table:table-row table:style-name="ro1">
          <table:table-cell office:value-type="date" office:date-value="2019-07-17T00:00:00" table:style-name="ce5">
            <text:p>17/07/2019</text:p>
          </table:table-cell>
          <table:table-cell office:value-type="float" office:value="35618" table:style-name="ce6">
            <text:p>35,618</text:p>
          </table:table-cell>
          <table:table-cell table:number-columns-repeated="16382"/>
        </table:table-row>
        <table:table-row table:style-name="ro1">
          <table:table-cell office:value-type="date" office:date-value="2019-07-18T00:00:00" table:style-name="ce5">
            <text:p>18/07/2019</text:p>
          </table:table-cell>
          <table:table-cell office:value-type="float" office:value="36406" table:style-name="ce6">
            <text:p>36,406</text:p>
          </table:table-cell>
          <table:table-cell table:number-columns-repeated="16382"/>
        </table:table-row>
        <table:table-row table:style-name="ro1">
          <table:table-cell office:value-type="date" office:date-value="2019-07-19T00:00:00" table:style-name="ce5">
            <text:p>19/07/2019</text:p>
          </table:table-cell>
          <table:table-cell office:value-type="float" office:value="36789" table:style-name="ce6">
            <text:p>36,789</text:p>
          </table:table-cell>
          <table:table-cell table:number-columns-repeated="16382"/>
        </table:table-row>
        <table:table-row table:style-name="ro1">
          <table:table-cell office:value-type="date" office:date-value="2019-07-20T00:00:00" table:style-name="ce5">
            <text:p>20/07/2019</text:p>
          </table:table-cell>
          <table:table-cell office:value-type="float" office:value="32894" table:style-name="ce6">
            <text:p>32,894</text:p>
          </table:table-cell>
          <table:table-cell table:number-columns-repeated="16382"/>
        </table:table-row>
        <table:table-row table:style-name="ro1">
          <table:table-cell office:value-type="date" office:date-value="2019-07-21T00:00:00" table:style-name="ce5">
            <text:p>21/07/2019</text:p>
          </table:table-cell>
          <table:table-cell office:value-type="float" office:value="34044" table:style-name="ce6">
            <text:p>34,044</text:p>
          </table:table-cell>
          <table:table-cell table:number-columns-repeated="16382"/>
        </table:table-row>
        <table:table-row table:style-name="ro1">
          <table:table-cell office:value-type="date" office:date-value="2019-07-22T00:00:00" table:style-name="ce5">
            <text:p>22/07/2019</text:p>
          </table:table-cell>
          <table:table-cell office:value-type="float" office:value="35706" table:style-name="ce6">
            <text:p>35,706</text:p>
          </table:table-cell>
          <table:table-cell table:number-columns-repeated="16382"/>
        </table:table-row>
        <table:table-row table:style-name="ro1">
          <table:table-cell office:value-type="date" office:date-value="2019-07-23T00:00:00" table:style-name="ce5">
            <text:p>23/07/2019</text:p>
          </table:table-cell>
          <table:table-cell office:value-type="float" office:value="35190" table:style-name="ce6">
            <text:p>35,190</text:p>
          </table:table-cell>
          <table:table-cell table:number-columns-repeated="16382"/>
        </table:table-row>
        <table:table-row table:style-name="ro1">
          <table:table-cell office:value-type="date" office:date-value="2019-07-24T00:00:00" table:style-name="ce5">
            <text:p>24/07/2019</text:p>
          </table:table-cell>
          <table:table-cell office:value-type="float" office:value="35207" table:style-name="ce6">
            <text:p>35,207</text:p>
          </table:table-cell>
          <table:table-cell table:number-columns-repeated="16382"/>
        </table:table-row>
        <table:table-row table:style-name="ro1">
          <table:table-cell office:value-type="date" office:date-value="2019-07-25T00:00:00" table:style-name="ce5">
            <text:p>25/07/2019</text:p>
          </table:table-cell>
          <table:table-cell office:value-type="float" office:value="35767" table:style-name="ce6">
            <text:p>35,767</text:p>
          </table:table-cell>
          <table:table-cell table:number-columns-repeated="16382"/>
        </table:table-row>
        <table:table-row table:style-name="ro1">
          <table:table-cell office:value-type="date" office:date-value="2019-07-26T00:00:00" table:style-name="ce5">
            <text:p>26/07/2019</text:p>
          </table:table-cell>
          <table:table-cell office:value-type="float" office:value="36242" table:style-name="ce6">
            <text:p>36,242</text:p>
          </table:table-cell>
          <table:table-cell table:number-columns-repeated="16382"/>
        </table:table-row>
        <table:table-row table:style-name="ro1">
          <table:table-cell office:value-type="date" office:date-value="2019-07-27T00:00:00" table:style-name="ce5">
            <text:p>27/07/2019</text:p>
          </table:table-cell>
          <table:table-cell office:value-type="float" office:value="32524" table:style-name="ce6">
            <text:p>32,524</text:p>
          </table:table-cell>
          <table:table-cell table:number-columns-repeated="16382"/>
        </table:table-row>
        <table:table-row table:style-name="ro1">
          <table:table-cell office:value-type="date" office:date-value="2019-07-28T00:00:00" table:style-name="ce5">
            <text:p>28/07/2019</text:p>
          </table:table-cell>
          <table:table-cell office:value-type="float" office:value="34060" table:style-name="ce6">
            <text:p>34,060</text:p>
          </table:table-cell>
          <table:table-cell table:number-columns-repeated="16382"/>
        </table:table-row>
        <table:table-row table:style-name="ro1">
          <table:table-cell office:value-type="date" office:date-value="2019-07-29T00:00:00" table:style-name="ce5">
            <text:p>29/07/2019</text:p>
          </table:table-cell>
          <table:table-cell office:value-type="float" office:value="35722" table:style-name="ce6">
            <text:p>35,722</text:p>
          </table:table-cell>
          <table:table-cell table:number-columns-repeated="16382"/>
        </table:table-row>
        <table:table-row table:style-name="ro1">
          <table:table-cell office:value-type="date" office:date-value="2019-07-30T00:00:00" table:style-name="ce5">
            <text:p>30/07/2019</text:p>
          </table:table-cell>
          <table:table-cell office:value-type="float" office:value="34831" table:style-name="ce6">
            <text:p>34,831</text:p>
          </table:table-cell>
          <table:table-cell table:number-columns-repeated="16382"/>
        </table:table-row>
        <table:table-row table:style-name="ro1">
          <table:table-cell office:value-type="date" office:date-value="2019-07-31T00:00:00" table:style-name="ce5">
            <text:p>31/07/2019</text:p>
          </table:table-cell>
          <table:table-cell office:value-type="float" office:value="35501" table:style-name="ce6">
            <text:p>35,501</text:p>
          </table:table-cell>
          <table:table-cell table:number-columns-repeated="16382"/>
        </table:table-row>
        <table:table-row table:style-name="ro1">
          <table:table-cell office:value-type="date" office:date-value="2019-08-01T00:00:00" table:style-name="ce5">
            <text:p>01/08/2019</text:p>
          </table:table-cell>
          <table:table-cell office:value-type="float" office:value="35858" table:style-name="ce6">
            <text:p>35,858</text:p>
          </table:table-cell>
          <table:table-cell table:number-columns-repeated="16382"/>
        </table:table-row>
        <table:table-row table:style-name="ro1">
          <table:table-cell office:value-type="date" office:date-value="2019-08-02T00:00:00" table:style-name="ce5">
            <text:p>02/08/2019</text:p>
          </table:table-cell>
          <table:table-cell office:value-type="float" office:value="36002" table:style-name="ce6">
            <text:p>36,002</text:p>
          </table:table-cell>
          <table:table-cell table:number-columns-repeated="16382"/>
        </table:table-row>
        <table:table-row table:style-name="ro1">
          <table:table-cell office:value-type="date" office:date-value="2019-08-03T00:00:00" table:style-name="ce5">
            <text:p>03/08/2019</text:p>
          </table:table-cell>
          <table:table-cell office:value-type="float" office:value="32828" table:style-name="ce6">
            <text:p>32,828</text:p>
          </table:table-cell>
          <table:table-cell table:number-columns-repeated="16382"/>
        </table:table-row>
        <table:table-row table:style-name="ro1">
          <table:table-cell office:value-type="date" office:date-value="2019-08-04T00:00:00" table:style-name="ce5">
            <text:p>04/08/2019</text:p>
          </table:table-cell>
          <table:table-cell office:value-type="float" office:value="34024" table:style-name="ce6">
            <text:p>34,024</text:p>
          </table:table-cell>
          <table:table-cell table:number-columns-repeated="16382"/>
        </table:table-row>
        <table:table-row table:style-name="ro1">
          <table:table-cell office:value-type="date" office:date-value="2019-08-05T00:00:00" table:style-name="ce5">
            <text:p>05/08/2019</text:p>
          </table:table-cell>
          <table:table-cell office:value-type="float" office:value="34894" table:style-name="ce6">
            <text:p>34,894</text:p>
          </table:table-cell>
          <table:table-cell table:number-columns-repeated="16382"/>
        </table:table-row>
        <table:table-row table:style-name="ro1">
          <table:table-cell office:value-type="date" office:date-value="2019-08-06T00:00:00" table:style-name="ce5">
            <text:p>06/08/2019</text:p>
          </table:table-cell>
          <table:table-cell office:value-type="float" office:value="34241" table:style-name="ce6">
            <text:p>34,241</text:p>
          </table:table-cell>
          <table:table-cell table:number-columns-repeated="16382"/>
        </table:table-row>
        <table:table-row table:style-name="ro1">
          <table:table-cell office:value-type="date" office:date-value="2019-08-07T00:00:00" table:style-name="ce5">
            <text:p>07/08/2019</text:p>
          </table:table-cell>
          <table:table-cell office:value-type="float" office:value="34239" table:style-name="ce6">
            <text:p>34,239</text:p>
          </table:table-cell>
          <table:table-cell table:number-columns-repeated="16382"/>
        </table:table-row>
        <table:table-row table:style-name="ro1">
          <table:table-cell office:value-type="date" office:date-value="2019-08-08T00:00:00" table:style-name="ce5">
            <text:p>08/08/2019</text:p>
          </table:table-cell>
          <table:table-cell office:value-type="float" office:value="35345" table:style-name="ce6">
            <text:p>35,345</text:p>
          </table:table-cell>
          <table:table-cell table:number-columns-repeated="16382"/>
        </table:table-row>
        <table:table-row table:style-name="ro1">
          <table:table-cell office:value-type="date" office:date-value="2019-08-09T00:00:00" table:style-name="ce5">
            <text:p>09/08/2019</text:p>
          </table:table-cell>
          <table:table-cell office:value-type="float" office:value="35877" table:style-name="ce6">
            <text:p>35,877</text:p>
          </table:table-cell>
          <table:table-cell table:number-columns-repeated="16382"/>
        </table:table-row>
        <table:table-row table:style-name="ro1">
          <table:table-cell office:value-type="date" office:date-value="2019-08-10T00:00:00" table:style-name="ce5">
            <text:p>10/08/2019</text:p>
          </table:table-cell>
          <table:table-cell office:value-type="float" office:value="32754" table:style-name="ce6">
            <text:p>32,754</text:p>
          </table:table-cell>
          <table:table-cell table:number-columns-repeated="16382"/>
        </table:table-row>
        <table:table-row table:style-name="ro1">
          <table:table-cell office:value-type="date" office:date-value="2019-08-11T00:00:00" table:style-name="ce5">
            <text:p>11/08/2019</text:p>
          </table:table-cell>
          <table:table-cell office:value-type="float" office:value="33889" table:style-name="ce6">
            <text:p>33,889</text:p>
          </table:table-cell>
          <table:table-cell table:number-columns-repeated="16382"/>
        </table:table-row>
        <table:table-row table:style-name="ro1">
          <table:table-cell office:value-type="date" office:date-value="2019-08-12T00:00:00" table:style-name="ce5">
            <text:p>12/08/2019</text:p>
          </table:table-cell>
          <table:table-cell office:value-type="float" office:value="34899" table:style-name="ce6">
            <text:p>34,899</text:p>
          </table:table-cell>
          <table:table-cell table:number-columns-repeated="16382"/>
        </table:table-row>
        <table:table-row table:style-name="ro1">
          <table:table-cell office:value-type="date" office:date-value="2019-08-13T00:00:00" table:style-name="ce5">
            <text:p>13/08/2019</text:p>
          </table:table-cell>
          <table:table-cell office:value-type="float" office:value="34421" table:style-name="ce6">
            <text:p>34,421</text:p>
          </table:table-cell>
          <table:table-cell table:number-columns-repeated="16382"/>
        </table:table-row>
        <table:table-row table:style-name="ro1">
          <table:table-cell office:value-type="date" office:date-value="2019-08-14T00:00:00" table:style-name="ce5">
            <text:p>14/08/2019</text:p>
          </table:table-cell>
          <table:table-cell office:value-type="float" office:value="35012" table:style-name="ce6">
            <text:p>35,012</text:p>
          </table:table-cell>
          <table:table-cell table:number-columns-repeated="16382"/>
        </table:table-row>
        <table:table-row table:style-name="ro1">
          <table:table-cell office:value-type="date" office:date-value="2019-08-15T00:00:00" table:style-name="ce5">
            <text:p>15/08/2019</text:p>
          </table:table-cell>
          <table:table-cell office:value-type="float" office:value="34858" table:style-name="ce6">
            <text:p>34,858</text:p>
          </table:table-cell>
          <table:table-cell table:number-columns-repeated="16382"/>
        </table:table-row>
        <table:table-row table:style-name="ro1">
          <table:table-cell office:value-type="date" office:date-value="2019-08-16T00:00:00" table:style-name="ce5">
            <text:p>16/08/2019</text:p>
          </table:table-cell>
          <table:table-cell office:value-type="float" office:value="35741" table:style-name="ce6">
            <text:p>35,741</text:p>
          </table:table-cell>
          <table:table-cell table:number-columns-repeated="16382"/>
        </table:table-row>
        <table:table-row table:style-name="ro1">
          <table:table-cell office:value-type="date" office:date-value="2019-08-17T00:00:00" table:style-name="ce5">
            <text:p>17/08/2019</text:p>
          </table:table-cell>
          <table:table-cell office:value-type="float" office:value="32707" table:style-name="ce6">
            <text:p>32,707</text:p>
          </table:table-cell>
          <table:table-cell table:number-columns-repeated="16382"/>
        </table:table-row>
        <table:table-row table:style-name="ro1">
          <table:table-cell office:value-type="date" office:date-value="2019-08-18T00:00:00" table:style-name="ce5">
            <text:p>18/08/2019</text:p>
          </table:table-cell>
          <table:table-cell office:value-type="float" office:value="34392" table:style-name="ce6">
            <text:p>34,392</text:p>
          </table:table-cell>
          <table:table-cell table:number-columns-repeated="16382"/>
        </table:table-row>
        <table:table-row table:style-name="ro1">
          <table:table-cell office:value-type="date" office:date-value="2019-08-19T00:00:00" table:style-name="ce5">
            <text:p>19/08/2019</text:p>
          </table:table-cell>
          <table:table-cell office:value-type="float" office:value="35514" table:style-name="ce6">
            <text:p>35,514</text:p>
          </table:table-cell>
          <table:table-cell table:number-columns-repeated="16382"/>
        </table:table-row>
        <table:table-row table:style-name="ro1">
          <table:table-cell office:value-type="date" office:date-value="2019-08-20T00:00:00" table:style-name="ce5">
            <text:p>20/08/2019</text:p>
          </table:table-cell>
          <table:table-cell office:value-type="float" office:value="34990" table:style-name="ce6">
            <text:p>34,990</text:p>
          </table:table-cell>
          <table:table-cell table:number-columns-repeated="16382"/>
        </table:table-row>
        <table:table-row table:style-name="ro1">
          <table:table-cell office:value-type="date" office:date-value="2019-08-21T00:00:00" table:style-name="ce5">
            <text:p>21/08/2019</text:p>
          </table:table-cell>
          <table:table-cell office:value-type="float" office:value="35469" table:style-name="ce6">
            <text:p>35,469</text:p>
          </table:table-cell>
          <table:table-cell table:number-columns-repeated="16382"/>
        </table:table-row>
        <table:table-row table:style-name="ro1">
          <table:table-cell office:value-type="date" office:date-value="2019-08-22T00:00:00" table:style-name="ce5">
            <text:p>22/08/2019</text:p>
          </table:table-cell>
          <table:table-cell office:value-type="float" office:value="36364" table:style-name="ce6">
            <text:p>36,364</text:p>
          </table:table-cell>
          <table:table-cell table:number-columns-repeated="16382"/>
        </table:table-row>
        <table:table-row table:style-name="ro1">
          <table:table-cell office:value-type="date" office:date-value="2019-08-23T00:00:00" table:style-name="ce5">
            <text:p>23/08/2019</text:p>
          </table:table-cell>
          <table:table-cell office:value-type="float" office:value="36620" table:style-name="ce6">
            <text:p>36,620</text:p>
          </table:table-cell>
          <table:table-cell table:number-columns-repeated="16382"/>
        </table:table-row>
        <table:table-row table:style-name="ro1">
          <table:table-cell office:value-type="date" office:date-value="2019-08-24T00:00:00" table:style-name="ce5">
            <text:p>24/08/2019</text:p>
          </table:table-cell>
          <table:table-cell office:value-type="float" office:value="32679" table:style-name="ce6">
            <text:p>32,679</text:p>
          </table:table-cell>
          <table:table-cell table:number-columns-repeated="16382"/>
        </table:table-row>
        <table:table-row table:style-name="ro1">
          <table:table-cell office:value-type="date" office:date-value="2019-08-25T00:00:00" table:style-name="ce5">
            <text:p>25/08/2019</text:p>
          </table:table-cell>
          <table:table-cell office:value-type="float" office:value="34309" table:style-name="ce6">
            <text:p>34,309</text:p>
          </table:table-cell>
          <table:table-cell table:number-columns-repeated="16382"/>
        </table:table-row>
        <table:table-row table:style-name="ro1">
          <table:table-cell office:value-type="date" office:date-value="2019-08-26T00:00:00" table:style-name="ce5">
            <text:p>26/08/2019</text:p>
          </table:table-cell>
          <table:table-cell office:value-type="float" office:value="35838" table:style-name="ce6">
            <text:p>35,838</text:p>
          </table:table-cell>
          <table:table-cell table:number-columns-repeated="16382"/>
        </table:table-row>
        <table:table-row table:style-name="ro1">
          <table:table-cell office:value-type="date" office:date-value="2019-08-27T00:00:00" table:style-name="ce5">
            <text:p>27/08/2019</text:p>
          </table:table-cell>
          <table:table-cell office:value-type="float" office:value="35382" table:style-name="ce6">
            <text:p>35,382</text:p>
          </table:table-cell>
          <table:table-cell table:number-columns-repeated="16382"/>
        </table:table-row>
        <table:table-row table:style-name="ro1">
          <table:table-cell office:value-type="date" office:date-value="2019-08-28T00:00:00" table:style-name="ce5">
            <text:p>28/08/2019</text:p>
          </table:table-cell>
          <table:table-cell office:value-type="float" office:value="35899" table:style-name="ce6">
            <text:p>35,899</text:p>
          </table:table-cell>
          <table:table-cell table:number-columns-repeated="16382"/>
        </table:table-row>
        <table:table-row table:style-name="ro1">
          <table:table-cell office:value-type="date" office:date-value="2019-08-29T00:00:00" table:style-name="ce5">
            <text:p>29/08/2019</text:p>
          </table:table-cell>
          <table:table-cell office:value-type="float" office:value="36746" table:style-name="ce6">
            <text:p>36,746</text:p>
          </table:table-cell>
          <table:table-cell table:number-columns-repeated="16382"/>
        </table:table-row>
        <table:table-row table:style-name="ro1">
          <table:table-cell office:value-type="date" office:date-value="2019-08-30T00:00:00" table:style-name="ce5">
            <text:p>30/08/2019</text:p>
          </table:table-cell>
          <table:table-cell office:value-type="float" office:value="37027" table:style-name="ce6">
            <text:p>37,027</text:p>
          </table:table-cell>
          <table:table-cell table:number-columns-repeated="16382"/>
        </table:table-row>
        <table:table-row table:style-name="ro1">
          <table:table-cell office:value-type="date" office:date-value="2019-08-31T00:00:00" table:style-name="ce5">
            <text:p>31/08/2019</text:p>
          </table:table-cell>
          <table:table-cell office:value-type="float" office:value="32841" table:style-name="ce6">
            <text:p>32,841</text:p>
          </table:table-cell>
          <table:table-cell table:number-columns-repeated="16382"/>
        </table:table-row>
        <table:table-row table:style-name="ro1">
          <table:table-cell office:value-type="date" office:date-value="2019-09-01T00:00:00" table:style-name="ce5">
            <text:p>01/09/2019</text:p>
          </table:table-cell>
          <table:table-cell office:value-type="float" office:value="34075" table:style-name="ce6">
            <text:p>34,075</text:p>
          </table:table-cell>
          <table:table-cell table:number-columns-repeated="16382"/>
        </table:table-row>
        <table:table-row table:style-name="ro1">
          <table:table-cell office:value-type="date" office:date-value="2019-09-02T00:00:00" table:style-name="ce5">
            <text:p>02/09/2019</text:p>
          </table:table-cell>
          <table:table-cell office:value-type="float" office:value="35612" table:style-name="ce6">
            <text:p>35,612</text:p>
          </table:table-cell>
          <table:table-cell table:number-columns-repeated="16382"/>
        </table:table-row>
        <table:table-row table:style-name="ro1">
          <table:table-cell office:value-type="date" office:date-value="2019-09-03T00:00:00" table:style-name="ce5">
            <text:p>03/09/2019</text:p>
          </table:table-cell>
          <table:table-cell office:value-type="float" office:value="35352" table:style-name="ce6">
            <text:p>35,352</text:p>
          </table:table-cell>
          <table:table-cell table:number-columns-repeated="16382"/>
        </table:table-row>
        <table:table-row table:style-name="ro1">
          <table:table-cell office:value-type="date" office:date-value="2019-09-04T00:00:00" table:style-name="ce5">
            <text:p>04/09/2019</text:p>
          </table:table-cell>
          <table:table-cell office:value-type="float" office:value="35772" table:style-name="ce6">
            <text:p>35,772</text:p>
          </table:table-cell>
          <table:table-cell table:number-columns-repeated="16382"/>
        </table:table-row>
        <table:table-row table:style-name="ro1">
          <table:table-cell office:value-type="date" office:date-value="2019-09-05T00:00:00" table:style-name="ce5">
            <text:p>05/09/2019</text:p>
          </table:table-cell>
          <table:table-cell office:value-type="float" office:value="36416" table:style-name="ce6">
            <text:p>36,416</text:p>
          </table:table-cell>
          <table:table-cell table:number-columns-repeated="16382"/>
        </table:table-row>
        <table:table-row table:style-name="ro1">
          <table:table-cell office:value-type="date" office:date-value="2019-09-06T00:00:00" table:style-name="ce5">
            <text:p>06/09/2019</text:p>
          </table:table-cell>
          <table:table-cell office:value-type="float" office:value="36135" table:style-name="ce6">
            <text:p>36,135</text:p>
          </table:table-cell>
          <table:table-cell table:number-columns-repeated="16382"/>
        </table:table-row>
        <table:table-row table:style-name="ro1">
          <table:table-cell office:value-type="date" office:date-value="2019-09-07T00:00:00" table:style-name="ce5">
            <text:p>07/09/2019</text:p>
          </table:table-cell>
          <table:table-cell office:value-type="float" office:value="31701" table:style-name="ce6">
            <text:p>31,701</text:p>
          </table:table-cell>
          <table:table-cell table:number-columns-repeated="16382"/>
        </table:table-row>
        <table:table-row table:style-name="ro1">
          <table:table-cell office:value-type="date" office:date-value="2019-09-08T00:00:00" table:style-name="ce5">
            <text:p>08/09/2019</text:p>
          </table:table-cell>
          <table:table-cell office:value-type="float" office:value="34020" table:style-name="ce6">
            <text:p>34,020</text:p>
          </table:table-cell>
          <table:table-cell table:number-columns-repeated="16382"/>
        </table:table-row>
        <table:table-row table:style-name="ro1">
          <table:table-cell office:value-type="date" office:date-value="2019-09-09T00:00:00" table:style-name="ce5">
            <text:p>09/09/2019</text:p>
          </table:table-cell>
          <table:table-cell office:value-type="float" office:value="34895" table:style-name="ce6">
            <text:p>34,895</text:p>
          </table:table-cell>
          <table:table-cell table:number-columns-repeated="16382"/>
        </table:table-row>
        <table:table-row table:style-name="ro1">
          <table:table-cell office:value-type="date" office:date-value="2019-09-10T00:00:00" table:style-name="ce5">
            <text:p>10/09/2019</text:p>
          </table:table-cell>
          <table:table-cell office:value-type="float" office:value="34187" table:style-name="ce6">
            <text:p>34,187</text:p>
          </table:table-cell>
          <table:table-cell table:number-columns-repeated="16382"/>
        </table:table-row>
        <table:table-row table:style-name="ro1">
          <table:table-cell office:value-type="date" office:date-value="2019-09-11T00:00:00" table:style-name="ce5">
            <text:p>11/09/2019</text:p>
          </table:table-cell>
          <table:table-cell office:value-type="float" office:value="35301" table:style-name="ce6">
            <text:p>35,301</text:p>
          </table:table-cell>
          <table:table-cell table:number-columns-repeated="16382"/>
        </table:table-row>
        <table:table-row table:style-name="ro1">
          <table:table-cell office:value-type="date" office:date-value="2019-09-12T00:00:00" table:style-name="ce5">
            <text:p>12/09/2019</text:p>
          </table:table-cell>
          <table:table-cell office:value-type="float" office:value="36389" table:style-name="ce6">
            <text:p>36,389</text:p>
          </table:table-cell>
          <table:table-cell table:number-columns-repeated="16382"/>
        </table:table-row>
        <table:table-row table:style-name="ro1">
          <table:table-cell office:value-type="date" office:date-value="2019-09-13T00:00:00" table:style-name="ce5">
            <text:p>13/09/2019</text:p>
          </table:table-cell>
          <table:table-cell office:value-type="float" office:value="36622" table:style-name="ce6">
            <text:p>36,622</text:p>
          </table:table-cell>
          <table:table-cell table:number-columns-repeated="16382"/>
        </table:table-row>
        <table:table-row table:style-name="ro1">
          <table:table-cell office:value-type="date" office:date-value="2019-09-14T00:00:00" table:style-name="ce5">
            <text:p>14/09/2019</text:p>
          </table:table-cell>
          <table:table-cell office:value-type="float" office:value="31527" table:style-name="ce6">
            <text:p>31,527</text:p>
          </table:table-cell>
          <table:table-cell table:number-columns-repeated="16382"/>
        </table:table-row>
        <table:table-row table:style-name="ro1">
          <table:table-cell office:value-type="date" office:date-value="2019-09-15T00:00:00" table:style-name="ce5">
            <text:p>15/09/2019</text:p>
          </table:table-cell>
          <table:table-cell office:value-type="float" office:value="33668" table:style-name="ce6">
            <text:p>33,668</text:p>
          </table:table-cell>
          <table:table-cell table:number-columns-repeated="16382"/>
        </table:table-row>
        <table:table-row table:style-name="ro1">
          <table:table-cell office:value-type="date" office:date-value="2019-09-16T00:00:00" table:style-name="ce5">
            <text:p>16/09/2019</text:p>
          </table:table-cell>
          <table:table-cell office:value-type="float" office:value="35258" table:style-name="ce6">
            <text:p>35,258</text:p>
          </table:table-cell>
          <table:table-cell table:number-columns-repeated="16382"/>
        </table:table-row>
        <table:table-row table:style-name="ro1">
          <table:table-cell office:value-type="date" office:date-value="2019-09-17T00:00:00" table:style-name="ce5">
            <text:p>17/09/2019</text:p>
          </table:table-cell>
          <table:table-cell office:value-type="float" office:value="34639" table:style-name="ce6">
            <text:p>34,639</text:p>
          </table:table-cell>
          <table:table-cell table:number-columns-repeated="16382"/>
        </table:table-row>
        <table:table-row table:style-name="ro1">
          <table:table-cell office:value-type="date" office:date-value="2019-09-18T00:00:00" table:style-name="ce5">
            <text:p>18/09/2019</text:p>
          </table:table-cell>
          <table:table-cell office:value-type="float" office:value="35032" table:style-name="ce6">
            <text:p>35,032</text:p>
          </table:table-cell>
          <table:table-cell table:number-columns-repeated="16382"/>
        </table:table-row>
        <table:table-row table:style-name="ro1">
          <table:table-cell office:value-type="date" office:date-value="2019-09-19T00:00:00" table:style-name="ce5">
            <text:p>19/09/2019</text:p>
          </table:table-cell>
          <table:table-cell office:value-type="float" office:value="35935" table:style-name="ce6">
            <text:p>35,935</text:p>
          </table:table-cell>
          <table:table-cell table:number-columns-repeated="16382"/>
        </table:table-row>
        <table:table-row table:style-name="ro1">
          <table:table-cell office:value-type="date" office:date-value="2019-09-20T00:00:00" table:style-name="ce5">
            <text:p>20/09/2019</text:p>
          </table:table-cell>
          <table:table-cell office:value-type="float" office:value="36341" table:style-name="ce6">
            <text:p>36,341</text:p>
          </table:table-cell>
          <table:table-cell table:number-columns-repeated="16382"/>
        </table:table-row>
        <table:table-row table:style-name="ro1">
          <table:table-cell office:value-type="date" office:date-value="2019-09-21T00:00:00" table:style-name="ce5">
            <text:p>21/09/2019</text:p>
          </table:table-cell>
          <table:table-cell office:value-type="float" office:value="30991" table:style-name="ce6">
            <text:p>30,991</text:p>
          </table:table-cell>
          <table:table-cell table:number-columns-repeated="16382"/>
        </table:table-row>
        <table:table-row table:style-name="ro1">
          <table:table-cell office:value-type="date" office:date-value="2019-09-22T00:00:00" table:style-name="ce5">
            <text:p>22/09/2019</text:p>
          </table:table-cell>
          <table:table-cell office:value-type="float" office:value="33069" table:style-name="ce6">
            <text:p>33,069</text:p>
          </table:table-cell>
          <table:table-cell table:number-columns-repeated="16382"/>
        </table:table-row>
        <table:table-row table:style-name="ro1">
          <table:table-cell office:value-type="date" office:date-value="2019-09-23T00:00:00" table:style-name="ce5">
            <text:p>23/09/2019</text:p>
          </table:table-cell>
          <table:table-cell office:value-type="float" office:value="34914" table:style-name="ce6">
            <text:p>34,914</text:p>
          </table:table-cell>
          <table:table-cell table:number-columns-repeated="16382"/>
        </table:table-row>
        <table:table-row table:style-name="ro1">
          <table:table-cell office:value-type="date" office:date-value="2019-09-24T00:00:00" table:style-name="ce5">
            <text:p>24/09/2019</text:p>
          </table:table-cell>
          <table:table-cell office:value-type="float" office:value="34060" table:style-name="ce6">
            <text:p>34,060</text:p>
          </table:table-cell>
          <table:table-cell table:number-columns-repeated="16382"/>
        </table:table-row>
        <table:table-row table:style-name="ro1">
          <table:table-cell office:value-type="date" office:date-value="2019-09-25T00:00:00" table:style-name="ce5">
            <text:p>25/09/2019</text:p>
          </table:table-cell>
          <table:table-cell office:value-type="float" office:value="35024" table:style-name="ce6">
            <text:p>35,024</text:p>
          </table:table-cell>
          <table:table-cell table:number-columns-repeated="16382"/>
        </table:table-row>
        <table:table-row table:style-name="ro1">
          <table:table-cell office:value-type="date" office:date-value="2019-09-26T00:00:00" table:style-name="ce5">
            <text:p>26/09/2019</text:p>
          </table:table-cell>
          <table:table-cell office:value-type="float" office:value="35552" table:style-name="ce6">
            <text:p>35,552</text:p>
          </table:table-cell>
          <table:table-cell table:number-columns-repeated="16382"/>
        </table:table-row>
        <table:table-row table:style-name="ro1">
          <table:table-cell office:value-type="date" office:date-value="2019-09-27T00:00:00" table:style-name="ce5">
            <text:p>27/09/2019</text:p>
          </table:table-cell>
          <table:table-cell office:value-type="float" office:value="35566" table:style-name="ce6">
            <text:p>35,566</text:p>
          </table:table-cell>
          <table:table-cell table:number-columns-repeated="16382"/>
        </table:table-row>
        <table:table-row table:style-name="ro1">
          <table:table-cell office:value-type="date" office:date-value="2019-09-28T00:00:00" table:style-name="ce5">
            <text:p>28/09/2019</text:p>
          </table:table-cell>
          <table:table-cell office:value-type="float" office:value="30764" table:style-name="ce6">
            <text:p>30,764</text:p>
          </table:table-cell>
          <table:table-cell table:number-columns-repeated="16382"/>
        </table:table-row>
        <table:table-row table:style-name="ro1">
          <table:table-cell office:value-type="date" office:date-value="2019-09-29T00:00:00" table:style-name="ce5">
            <text:p>29/09/2019</text:p>
          </table:table-cell>
          <table:table-cell office:value-type="float" office:value="32699" table:style-name="ce6">
            <text:p>32,699</text:p>
          </table:table-cell>
          <table:table-cell table:number-columns-repeated="16382"/>
        </table:table-row>
        <table:table-row table:style-name="ro1">
          <table:table-cell office:value-type="date" office:date-value="2019-09-30T00:00:00" table:style-name="ce5">
            <text:p>30/09/2019</text:p>
          </table:table-cell>
          <table:table-cell office:value-type="float" office:value="34217" table:style-name="ce6">
            <text:p>34,217</text:p>
          </table:table-cell>
          <table:table-cell table:number-columns-repeated="16382"/>
        </table:table-row>
        <table:table-row table:style-name="ro1">
          <table:table-cell office:value-type="date" office:date-value="2019-10-01T00:00:00" table:style-name="ce5">
            <text:p>01/10/2019</text:p>
          </table:table-cell>
          <table:table-cell office:value-type="float" office:value="32968" table:style-name="ce6">
            <text:p>32,968</text:p>
          </table:table-cell>
          <table:table-cell table:number-columns-repeated="16382"/>
        </table:table-row>
        <table:table-row table:style-name="ro1">
          <table:table-cell office:value-type="date" office:date-value="2019-10-02T00:00:00" table:style-name="ce5">
            <text:p>02/10/2019</text:p>
          </table:table-cell>
          <table:table-cell office:value-type="float" office:value="33754" table:style-name="ce6">
            <text:p>33,754</text:p>
          </table:table-cell>
          <table:table-cell table:number-columns-repeated="16382"/>
        </table:table-row>
        <table:table-row table:style-name="ro1">
          <table:table-cell office:value-type="date" office:date-value="2019-10-03T00:00:00" table:style-name="ce5">
            <text:p>03/10/2019</text:p>
          </table:table-cell>
          <table:table-cell office:value-type="float" office:value="33963" table:style-name="ce6">
            <text:p>33,963</text:p>
          </table:table-cell>
          <table:table-cell table:number-columns-repeated="16382"/>
        </table:table-row>
        <table:table-row table:style-name="ro1">
          <table:table-cell office:value-type="date" office:date-value="2019-10-04T00:00:00" table:style-name="ce5">
            <text:p>04/10/2019</text:p>
          </table:table-cell>
          <table:table-cell office:value-type="float" office:value="34384" table:style-name="ce6">
            <text:p>34,384</text:p>
          </table:table-cell>
          <table:table-cell table:number-columns-repeated="16382"/>
        </table:table-row>
        <table:table-row table:style-name="ro1">
          <table:table-cell office:value-type="date" office:date-value="2019-10-05T00:00:00" table:style-name="ce5">
            <text:p>05/10/2019</text:p>
          </table:table-cell>
          <table:table-cell office:value-type="float" office:value="29351" table:style-name="ce6">
            <text:p>29,351</text:p>
          </table:table-cell>
          <table:table-cell table:number-columns-repeated="16382"/>
        </table:table-row>
        <table:table-row table:style-name="ro1">
          <table:table-cell office:value-type="date" office:date-value="2019-10-06T00:00:00" table:style-name="ce5">
            <text:p>06/10/2019</text:p>
          </table:table-cell>
          <table:table-cell office:value-type="float" office:value="31736" table:style-name="ce6">
            <text:p>31,736</text:p>
          </table:table-cell>
          <table:table-cell table:number-columns-repeated="16382"/>
        </table:table-row>
        <table:table-row table:style-name="ro1">
          <table:table-cell office:value-type="date" office:date-value="2019-10-07T00:00:00" table:style-name="ce5">
            <text:p>07/10/2019</text:p>
          </table:table-cell>
          <table:table-cell office:value-type="float" office:value="33241" table:style-name="ce6">
            <text:p>33,241</text:p>
          </table:table-cell>
          <table:table-cell table:number-columns-repeated="16382"/>
        </table:table-row>
        <table:table-row table:style-name="ro1">
          <table:table-cell office:value-type="date" office:date-value="2019-10-08T00:00:00" table:style-name="ce5">
            <text:p>08/10/2019</text:p>
          </table:table-cell>
          <table:table-cell office:value-type="float" office:value="31830" table:style-name="ce6">
            <text:p>31,830</text:p>
          </table:table-cell>
          <table:table-cell table:number-columns-repeated="16382"/>
        </table:table-row>
        <table:table-row table:style-name="ro1">
          <table:table-cell office:value-type="date" office:date-value="2019-10-09T00:00:00" table:style-name="ce5">
            <text:p>09/10/2019</text:p>
          </table:table-cell>
          <table:table-cell office:value-type="float" office:value="32035" table:style-name="ce6">
            <text:p>32,035</text:p>
          </table:table-cell>
          <table:table-cell table:number-columns-repeated="16382"/>
        </table:table-row>
        <table:table-row table:style-name="ro1">
          <table:table-cell office:value-type="date" office:date-value="2019-10-10T00:00:00" table:style-name="ce5">
            <text:p>10/10/2019</text:p>
          </table:table-cell>
          <table:table-cell office:value-type="float" office:value="33637" table:style-name="ce6">
            <text:p>33,637</text:p>
          </table:table-cell>
          <table:table-cell table:number-columns-repeated="16382"/>
        </table:table-row>
        <table:table-row table:style-name="ro1">
          <table:table-cell office:value-type="date" office:date-value="2019-10-11T00:00:00" table:style-name="ce5">
            <text:p>11/10/2019</text:p>
          </table:table-cell>
          <table:table-cell office:value-type="float" office:value="34280" table:style-name="ce6">
            <text:p>34,280</text:p>
          </table:table-cell>
          <table:table-cell table:number-columns-repeated="16382"/>
        </table:table-row>
        <table:table-row table:style-name="ro1">
          <table:table-cell office:value-type="date" office:date-value="2019-10-12T00:00:00" table:style-name="ce5">
            <text:p>12/10/2019</text:p>
          </table:table-cell>
          <table:table-cell office:value-type="float" office:value="28854" table:style-name="ce6">
            <text:p>28,854</text:p>
          </table:table-cell>
          <table:table-cell table:number-columns-repeated="16382"/>
        </table:table-row>
        <table:table-row table:style-name="ro1">
          <table:table-cell office:value-type="date" office:date-value="2019-10-13T00:00:00" table:style-name="ce5">
            <text:p>13/10/2019</text:p>
          </table:table-cell>
          <table:table-cell office:value-type="float" office:value="31050" table:style-name="ce6">
            <text:p>31,050</text:p>
          </table:table-cell>
          <table:table-cell table:number-columns-repeated="16382"/>
        </table:table-row>
        <table:table-row table:style-name="ro1">
          <table:table-cell office:value-type="date" office:date-value="2019-10-14T00:00:00" table:style-name="ce5">
            <text:p>14/10/2019</text:p>
          </table:table-cell>
          <table:table-cell office:value-type="float" office:value="32731" table:style-name="ce6">
            <text:p>32,731</text:p>
          </table:table-cell>
          <table:table-cell table:number-columns-repeated="16382"/>
        </table:table-row>
        <table:table-row table:style-name="ro1">
          <table:table-cell office:value-type="date" office:date-value="2019-10-15T00:00:00" table:style-name="ce5">
            <text:p>15/10/2019</text:p>
          </table:table-cell>
          <table:table-cell office:value-type="float" office:value="31781" table:style-name="ce6">
            <text:p>31,781</text:p>
          </table:table-cell>
          <table:table-cell table:number-columns-repeated="16382"/>
        </table:table-row>
        <table:table-row table:style-name="ro1">
          <table:table-cell office:value-type="date" office:date-value="2019-10-16T00:00:00" table:style-name="ce5">
            <text:p>16/10/2019</text:p>
          </table:table-cell>
          <table:table-cell office:value-type="float" office:value="32332" table:style-name="ce6">
            <text:p>32,332</text:p>
          </table:table-cell>
          <table:table-cell table:number-columns-repeated="16382"/>
        </table:table-row>
        <table:table-row table:style-name="ro1">
          <table:table-cell office:value-type="date" office:date-value="2019-10-17T00:00:00" table:style-name="ce5">
            <text:p>17/10/2019</text:p>
          </table:table-cell>
          <table:table-cell office:value-type="float" office:value="33452" table:style-name="ce6">
            <text:p>33,452</text:p>
          </table:table-cell>
          <table:table-cell table:number-columns-repeated="16382"/>
        </table:table-row>
        <table:table-row table:style-name="ro1">
          <table:table-cell office:value-type="date" office:date-value="2019-10-18T00:00:00" table:style-name="ce5">
            <text:p>18/10/2019</text:p>
          </table:table-cell>
          <table:table-cell office:value-type="float" office:value="33855" table:style-name="ce6">
            <text:p>33,855</text:p>
          </table:table-cell>
          <table:table-cell table:number-columns-repeated="16382"/>
        </table:table-row>
        <table:table-row table:style-name="ro1">
          <table:table-cell office:value-type="date" office:date-value="2019-10-19T00:00:00" table:style-name="ce5">
            <text:p>19/10/2019</text:p>
          </table:table-cell>
          <table:table-cell office:value-type="float" office:value="28667" table:style-name="ce6">
            <text:p>28,667</text:p>
          </table:table-cell>
          <table:table-cell table:number-columns-repeated="16382"/>
        </table:table-row>
        <table:table-row table:style-name="ro1">
          <table:table-cell office:value-type="date" office:date-value="2019-10-20T00:00:00" table:style-name="ce5">
            <text:p>20/10/2019</text:p>
          </table:table-cell>
          <table:table-cell office:value-type="float" office:value="30466" table:style-name="ce6">
            <text:p>30,466</text:p>
          </table:table-cell>
          <table:table-cell table:number-columns-repeated="16382"/>
        </table:table-row>
        <table:table-row table:style-name="ro1">
          <table:table-cell office:value-type="date" office:date-value="2019-10-21T00:00:00" table:style-name="ce5">
            <text:p>21/10/2019</text:p>
          </table:table-cell>
          <table:table-cell office:value-type="float" office:value="32708" table:style-name="ce6">
            <text:p>32,708</text:p>
          </table:table-cell>
          <table:table-cell table:number-columns-repeated="16382"/>
        </table:table-row>
        <table:table-row table:style-name="ro1">
          <table:table-cell office:value-type="date" office:date-value="2019-10-22T00:00:00" table:style-name="ce5">
            <text:p>22/10/2019</text:p>
          </table:table-cell>
          <table:table-cell office:value-type="float" office:value="31499" table:style-name="ce6">
            <text:p>31,499</text:p>
          </table:table-cell>
          <table:table-cell table:number-columns-repeated="16382"/>
        </table:table-row>
        <table:table-row table:style-name="ro1">
          <table:table-cell office:value-type="date" office:date-value="2019-10-23T00:00:00" table:style-name="ce5">
            <text:p>23/10/2019</text:p>
          </table:table-cell>
          <table:table-cell office:value-type="float" office:value="32297" table:style-name="ce6">
            <text:p>32,297</text:p>
          </table:table-cell>
          <table:table-cell table:number-columns-repeated="16382"/>
        </table:table-row>
        <table:table-row table:style-name="ro1">
          <table:table-cell office:value-type="date" office:date-value="2019-10-24T00:00:00" table:style-name="ce5">
            <text:p>24/10/2019</text:p>
          </table:table-cell>
          <table:table-cell office:value-type="float" office:value="33266" table:style-name="ce6">
            <text:p>33,266</text:p>
          </table:table-cell>
          <table:table-cell table:number-columns-repeated="16382"/>
        </table:table-row>
        <table:table-row table:style-name="ro1">
          <table:table-cell office:value-type="date" office:date-value="2019-10-25T00:00:00" table:style-name="ce5">
            <text:p>25/10/2019</text:p>
          </table:table-cell>
          <table:table-cell office:value-type="float" office:value="33099" table:style-name="ce6">
            <text:p>33,099</text:p>
          </table:table-cell>
          <table:table-cell table:number-columns-repeated="16382"/>
        </table:table-row>
        <table:table-row table:style-name="ro1">
          <table:table-cell office:value-type="date" office:date-value="2019-10-26T00:00:00" table:style-name="ce5">
            <text:p>26/10/2019</text:p>
          </table:table-cell>
          <table:table-cell office:value-type="float" office:value="28452" table:style-name="ce6">
            <text:p>28,452</text:p>
          </table:table-cell>
          <table:table-cell table:number-columns-repeated="16382"/>
        </table:table-row>
        <table:table-row table:style-name="ro1">
          <table:table-cell office:value-type="date" office:date-value="2019-10-27T00:00:00" table:style-name="ce5">
            <text:p>27/10/2019</text:p>
          </table:table-cell>
          <table:table-cell office:value-type="float" office:value="28464" table:style-name="ce6">
            <text:p>28,464</text:p>
          </table:table-cell>
          <table:table-cell table:number-columns-repeated="16382"/>
        </table:table-row>
        <table:table-row table:style-name="ro1">
          <table:table-cell office:value-type="date" office:date-value="2019-10-28T00:00:00" table:style-name="ce5">
            <text:p>28/10/2019</text:p>
          </table:table-cell>
          <table:table-cell office:value-type="float" office:value="30024" table:style-name="ce6">
            <text:p>30,024</text:p>
          </table:table-cell>
          <table:table-cell table:number-columns-repeated="16382"/>
        </table:table-row>
        <table:table-row table:style-name="ro1">
          <table:table-cell office:value-type="date" office:date-value="2019-10-29T00:00:00" table:style-name="ce5">
            <text:p>29/10/2019</text:p>
          </table:table-cell>
          <table:table-cell office:value-type="float" office:value="28664" table:style-name="ce6">
            <text:p>28,664</text:p>
          </table:table-cell>
          <table:table-cell table:number-columns-repeated="16382"/>
        </table:table-row>
        <table:table-row table:style-name="ro1">
          <table:table-cell office:value-type="date" office:date-value="2019-10-30T00:00:00" table:style-name="ce5">
            <text:p>30/10/2019</text:p>
          </table:table-cell>
          <table:table-cell office:value-type="float" office:value="29259" table:style-name="ce6">
            <text:p>29,259</text:p>
          </table:table-cell>
          <table:table-cell table:number-columns-repeated="16382"/>
        </table:table-row>
        <table:table-row table:style-name="ro1">
          <table:table-cell office:value-type="date" office:date-value="2019-10-31T00:00:00" table:style-name="ce5">
            <text:p>31/10/2019</text:p>
          </table:table-cell>
          <table:table-cell office:value-type="float" office:value="29916" table:style-name="ce6">
            <text:p>29,916</text:p>
          </table:table-cell>
          <table:table-cell table:number-columns-repeated="16382"/>
        </table:table-row>
        <table:table-row table:style-name="ro1">
          <table:table-cell office:value-type="date" office:date-value="2019-11-01T00:00:00" table:style-name="ce5">
            <text:p>01/11/2019</text:p>
          </table:table-cell>
          <table:table-cell office:value-type="float" office:value="28830" table:style-name="ce6">
            <text:p>28,830</text:p>
          </table:table-cell>
          <table:table-cell table:number-columns-repeated="16382"/>
        </table:table-row>
        <table:table-row table:style-name="ro1">
          <table:table-cell office:value-type="date" office:date-value="2019-11-02T00:00:00" table:style-name="ce5">
            <text:p>02/11/2019</text:p>
          </table:table-cell>
          <table:table-cell office:value-type="float" office:value="24122" table:style-name="ce6">
            <text:p>24,122</text:p>
          </table:table-cell>
          <table:table-cell table:number-columns-repeated="16382"/>
        </table:table-row>
        <table:table-row table:style-name="ro1">
          <table:table-cell office:value-type="date" office:date-value="2019-11-03T00:00:00" table:style-name="ce5">
            <text:p>03/11/2019</text:p>
          </table:table-cell>
          <table:table-cell office:value-type="float" office:value="27724" table:style-name="ce6">
            <text:p>27,724</text:p>
          </table:table-cell>
          <table:table-cell table:number-columns-repeated="16382"/>
        </table:table-row>
        <table:table-row table:style-name="ro1">
          <table:table-cell office:value-type="date" office:date-value="2019-11-04T00:00:00" table:style-name="ce5">
            <text:p>04/11/2019</text:p>
          </table:table-cell>
          <table:table-cell office:value-type="float" office:value="29434" table:style-name="ce6">
            <text:p>29,434</text:p>
          </table:table-cell>
          <table:table-cell table:number-columns-repeated="16382"/>
        </table:table-row>
        <table:table-row table:style-name="ro1">
          <table:table-cell office:value-type="date" office:date-value="2019-11-05T00:00:00" table:style-name="ce5">
            <text:p>05/11/2019</text:p>
          </table:table-cell>
          <table:table-cell office:value-type="float" office:value="27637" table:style-name="ce6">
            <text:p>27,637</text:p>
          </table:table-cell>
          <table:table-cell table:number-columns-repeated="16382"/>
        </table:table-row>
        <table:table-row table:style-name="ro1">
          <table:table-cell office:value-type="date" office:date-value="2019-11-06T00:00:00" table:style-name="ce5">
            <text:p>06/11/2019</text:p>
          </table:table-cell>
          <table:table-cell office:value-type="float" office:value="27683" table:style-name="ce6">
            <text:p>27,683</text:p>
          </table:table-cell>
          <table:table-cell table:number-columns-repeated="16382"/>
        </table:table-row>
        <table:table-row table:style-name="ro1">
          <table:table-cell office:value-type="date" office:date-value="2019-11-07T00:00:00" table:style-name="ce5">
            <text:p>07/11/2019</text:p>
          </table:table-cell>
          <table:table-cell office:value-type="float" office:value="28048" table:style-name="ce6">
            <text:p>28,048</text:p>
          </table:table-cell>
          <table:table-cell table:number-columns-repeated="16382"/>
        </table:table-row>
        <table:table-row table:style-name="ro1">
          <table:table-cell office:value-type="date" office:date-value="2019-11-08T00:00:00" table:style-name="ce5">
            <text:p>08/11/2019</text:p>
          </table:table-cell>
          <table:table-cell office:value-type="float" office:value="29262" table:style-name="ce6">
            <text:p>29,262</text:p>
          </table:table-cell>
          <table:table-cell table:number-columns-repeated="16382"/>
        </table:table-row>
        <table:table-row table:style-name="ro1">
          <table:table-cell office:value-type="date" office:date-value="2019-11-09T00:00:00" table:style-name="ce5">
            <text:p>09/11/2019</text:p>
          </table:table-cell>
          <table:table-cell office:value-type="float" office:value="22494" table:style-name="ce6">
            <text:p>22,494</text:p>
          </table:table-cell>
          <table:table-cell table:number-columns-repeated="16382"/>
        </table:table-row>
        <table:table-row table:style-name="ro1">
          <table:table-cell office:value-type="date" office:date-value="2019-11-10T00:00:00" table:style-name="ce5">
            <text:p>10/11/2019</text:p>
          </table:table-cell>
          <table:table-cell office:value-type="float" office:value="26111" table:style-name="ce6">
            <text:p>26,111</text:p>
          </table:table-cell>
          <table:table-cell table:number-columns-repeated="16382"/>
        </table:table-row>
        <table:table-row table:style-name="ro1">
          <table:table-cell office:value-type="date" office:date-value="2019-11-11T00:00:00" table:style-name="ce5">
            <text:p>11/11/2019</text:p>
          </table:table-cell>
          <table:table-cell office:value-type="float" office:value="28108" table:style-name="ce6">
            <text:p>28,108</text:p>
          </table:table-cell>
          <table:table-cell table:number-columns-repeated="16382"/>
        </table:table-row>
        <table:table-row table:style-name="ro1">
          <table:table-cell office:value-type="date" office:date-value="2019-11-12T00:00:00" table:style-name="ce5">
            <text:p>12/11/2019</text:p>
          </table:table-cell>
          <table:table-cell office:value-type="float" office:value="26414" table:style-name="ce6">
            <text:p>26,414</text:p>
          </table:table-cell>
          <table:table-cell table:number-columns-repeated="16382"/>
        </table:table-row>
        <table:table-row table:style-name="ro1">
          <table:table-cell office:value-type="date" office:date-value="2019-11-13T00:00:00" table:style-name="ce5">
            <text:p>13/11/2019</text:p>
          </table:table-cell>
          <table:table-cell office:value-type="float" office:value="26747" table:style-name="ce6">
            <text:p>26,747</text:p>
          </table:table-cell>
          <table:table-cell table:number-columns-repeated="16382"/>
        </table:table-row>
        <table:table-row table:style-name="ro1">
          <table:table-cell office:value-type="date" office:date-value="2019-11-14T00:00:00" table:style-name="ce5">
            <text:p>14/11/2019</text:p>
          </table:table-cell>
          <table:table-cell office:value-type="float" office:value="28352" table:style-name="ce6">
            <text:p>28,352</text:p>
          </table:table-cell>
          <table:table-cell table:number-columns-repeated="16382"/>
        </table:table-row>
        <table:table-row table:style-name="ro1">
          <table:table-cell office:value-type="date" office:date-value="2019-11-15T00:00:00" table:style-name="ce5">
            <text:p>15/11/2019</text:p>
          </table:table-cell>
          <table:table-cell office:value-type="float" office:value="29565" table:style-name="ce6">
            <text:p>29,565</text:p>
          </table:table-cell>
          <table:table-cell table:number-columns-repeated="16382"/>
        </table:table-row>
        <table:table-row table:style-name="ro1">
          <table:table-cell office:value-type="date" office:date-value="2019-11-16T00:00:00" table:style-name="ce5">
            <text:p>16/11/2019</text:p>
          </table:table-cell>
          <table:table-cell office:value-type="float" office:value="22358" table:style-name="ce6">
            <text:p>22,358</text:p>
          </table:table-cell>
          <table:table-cell table:number-columns-repeated="16382"/>
        </table:table-row>
        <table:table-row table:style-name="ro1">
          <table:table-cell office:value-type="date" office:date-value="2019-11-17T00:00:00" table:style-name="ce5">
            <text:p>17/11/2019</text:p>
          </table:table-cell>
          <table:table-cell office:value-type="float" office:value="25864" table:style-name="ce6">
            <text:p>25,864</text:p>
          </table:table-cell>
          <table:table-cell table:number-columns-repeated="16382"/>
        </table:table-row>
        <table:table-row table:style-name="ro1">
          <table:table-cell office:value-type="date" office:date-value="2019-11-18T00:00:00" table:style-name="ce5">
            <text:p>18/11/2019</text:p>
          </table:table-cell>
          <table:table-cell office:value-type="float" office:value="28255" table:style-name="ce6">
            <text:p>28,255</text:p>
          </table:table-cell>
          <table:table-cell table:number-columns-repeated="16382"/>
        </table:table-row>
        <table:table-row table:style-name="ro1">
          <table:table-cell office:value-type="date" office:date-value="2019-11-19T00:00:00" table:style-name="ce5">
            <text:p>19/11/2019</text:p>
          </table:table-cell>
          <table:table-cell office:value-type="float" office:value="26264" table:style-name="ce6">
            <text:p>26,264</text:p>
          </table:table-cell>
          <table:table-cell table:number-columns-repeated="16382"/>
        </table:table-row>
        <table:table-row table:style-name="ro1">
          <table:table-cell office:value-type="date" office:date-value="2019-11-20T00:00:00" table:style-name="ce5">
            <text:p>20/11/2019</text:p>
          </table:table-cell>
          <table:table-cell office:value-type="float" office:value="26820" table:style-name="ce6">
            <text:p>26,820</text:p>
          </table:table-cell>
          <table:table-cell table:number-columns-repeated="16382"/>
        </table:table-row>
        <table:table-row table:style-name="ro1">
          <table:table-cell office:value-type="date" office:date-value="2019-11-21T00:00:00" table:style-name="ce5">
            <text:p>21/11/2019</text:p>
          </table:table-cell>
          <table:table-cell office:value-type="float" office:value="27855" table:style-name="ce6">
            <text:p>27,855</text:p>
          </table:table-cell>
          <table:table-cell table:number-columns-repeated="16382"/>
        </table:table-row>
        <table:table-row table:style-name="ro1">
          <table:table-cell office:value-type="date" office:date-value="2019-11-22T00:00:00" table:style-name="ce5">
            <text:p>22/11/2019</text:p>
          </table:table-cell>
          <table:table-cell office:value-type="float" office:value="29531" table:style-name="ce6">
            <text:p>29,531</text:p>
          </table:table-cell>
          <table:table-cell table:number-columns-repeated="16382"/>
        </table:table-row>
        <table:table-row table:style-name="ro1">
          <table:table-cell office:value-type="date" office:date-value="2019-11-23T00:00:00" table:style-name="ce5">
            <text:p>23/11/2019</text:p>
          </table:table-cell>
          <table:table-cell office:value-type="float" office:value="22059" table:style-name="ce6">
            <text:p>22,059</text:p>
          </table:table-cell>
          <table:table-cell table:number-columns-repeated="16382"/>
        </table:table-row>
        <table:table-row table:style-name="ro1">
          <table:table-cell office:value-type="date" office:date-value="2019-11-24T00:00:00" table:style-name="ce5">
            <text:p>24/11/2019</text:p>
          </table:table-cell>
          <table:table-cell office:value-type="float" office:value="25813" table:style-name="ce6">
            <text:p>25,813</text:p>
          </table:table-cell>
          <table:table-cell table:number-columns-repeated="16382"/>
        </table:table-row>
        <table:table-row table:style-name="ro1">
          <table:table-cell office:value-type="date" office:date-value="2019-11-25T00:00:00" table:style-name="ce5">
            <text:p>25/11/2019</text:p>
          </table:table-cell>
          <table:table-cell office:value-type="float" office:value="27315" table:style-name="ce6">
            <text:p>27,315</text:p>
          </table:table-cell>
          <table:table-cell table:number-columns-repeated="16382"/>
        </table:table-row>
        <table:table-row table:style-name="ro1">
          <table:table-cell office:value-type="date" office:date-value="2019-11-26T00:00:00" table:style-name="ce5">
            <text:p>26/11/2019</text:p>
          </table:table-cell>
          <table:table-cell office:value-type="float" office:value="25998" table:style-name="ce6">
            <text:p>25,998</text:p>
          </table:table-cell>
          <table:table-cell table:number-columns-repeated="16382"/>
        </table:table-row>
        <table:table-row table:style-name="ro1">
          <table:table-cell office:value-type="date" office:date-value="2019-11-27T00:00:00" table:style-name="ce5">
            <text:p>27/11/2019</text:p>
          </table:table-cell>
          <table:table-cell office:value-type="float" office:value="26541" table:style-name="ce6">
            <text:p>26,541</text:p>
          </table:table-cell>
          <table:table-cell table:number-columns-repeated="16382"/>
        </table:table-row>
        <table:table-row table:style-name="ro1">
          <table:table-cell office:value-type="date" office:date-value="2019-11-28T00:00:00" table:style-name="ce5">
            <text:p>28/11/2019</text:p>
          </table:table-cell>
          <table:table-cell office:value-type="float" office:value="27662" table:style-name="ce6">
            <text:p>27,662</text:p>
          </table:table-cell>
          <table:table-cell table:number-columns-repeated="16382"/>
        </table:table-row>
        <table:table-row table:style-name="ro1">
          <table:table-cell office:value-type="date" office:date-value="2019-11-29T00:00:00" table:style-name="ce5">
            <text:p>29/11/2019</text:p>
          </table:table-cell>
          <table:table-cell office:value-type="float" office:value="28986" table:style-name="ce6">
            <text:p>28,986</text:p>
          </table:table-cell>
          <table:table-cell table:number-columns-repeated="16382"/>
        </table:table-row>
        <table:table-row table:style-name="ro1">
          <table:table-cell office:value-type="date" office:date-value="2019-11-30T00:00:00" table:style-name="ce5">
            <text:p>30/11/2019</text:p>
          </table:table-cell>
          <table:table-cell office:value-type="float" office:value="22035" table:style-name="ce6">
            <text:p>22,035</text:p>
          </table:table-cell>
          <table:table-cell table:number-columns-repeated="16382"/>
        </table:table-row>
        <table:table-row table:style-name="ro1">
          <table:table-cell office:value-type="date" office:date-value="2019-12-01T00:00:00" table:style-name="ce5">
            <text:p>01/12/2019</text:p>
          </table:table-cell>
          <table:table-cell office:value-type="float" office:value="25482" table:style-name="ce6">
            <text:p>25,482</text:p>
          </table:table-cell>
          <table:table-cell table:number-columns-repeated="16382"/>
        </table:table-row>
        <table:table-row table:style-name="ro1">
          <table:table-cell office:value-type="date" office:date-value="2019-12-02T00:00:00" table:style-name="ce5">
            <text:p>02/12/2019</text:p>
          </table:table-cell>
          <table:table-cell office:value-type="float" office:value="28064" table:style-name="ce6">
            <text:p>28,064</text:p>
          </table:table-cell>
          <table:table-cell table:number-columns-repeated="16382"/>
        </table:table-row>
        <table:table-row table:style-name="ro1">
          <table:table-cell office:value-type="date" office:date-value="2019-12-03T00:00:00" table:style-name="ce5">
            <text:p>03/12/2019</text:p>
          </table:table-cell>
          <table:table-cell office:value-type="float" office:value="26251" table:style-name="ce6">
            <text:p>26,251</text:p>
          </table:table-cell>
          <table:table-cell table:number-columns-repeated="16382"/>
        </table:table-row>
        <table:table-row table:style-name="ro1">
          <table:table-cell office:value-type="date" office:date-value="2019-12-04T00:00:00" table:style-name="ce5">
            <text:p>04/12/2019</text:p>
          </table:table-cell>
          <table:table-cell office:value-type="float" office:value="27104" table:style-name="ce6">
            <text:p>27,104</text:p>
          </table:table-cell>
          <table:table-cell table:number-columns-repeated="16382"/>
        </table:table-row>
        <table:table-row table:style-name="ro1">
          <table:table-cell office:value-type="date" office:date-value="2019-12-05T00:00:00" table:style-name="ce5">
            <text:p>05/12/2019</text:p>
          </table:table-cell>
          <table:table-cell office:value-type="float" office:value="26791" table:style-name="ce6">
            <text:p>26,791</text:p>
          </table:table-cell>
          <table:table-cell table:number-columns-repeated="16382"/>
        </table:table-row>
        <table:table-row table:style-name="ro1">
          <table:table-cell office:value-type="date" office:date-value="2019-12-06T00:00:00" table:style-name="ce5">
            <text:p>06/12/2019</text:p>
          </table:table-cell>
          <table:table-cell office:value-type="float" office:value="28375" table:style-name="ce6">
            <text:p>28,375</text:p>
          </table:table-cell>
          <table:table-cell table:number-columns-repeated="16382"/>
        </table:table-row>
        <table:table-row table:style-name="ro1">
          <table:table-cell office:value-type="date" office:date-value="2019-12-07T00:00:00" table:style-name="ce5">
            <text:p>07/12/2019</text:p>
          </table:table-cell>
          <table:table-cell office:value-type="float" office:value="21864" table:style-name="ce6">
            <text:p>21,864</text:p>
          </table:table-cell>
          <table:table-cell table:number-columns-repeated="16382"/>
        </table:table-row>
        <table:table-row table:style-name="ro1">
          <table:table-cell office:value-type="date" office:date-value="2019-12-08T00:00:00" table:style-name="ce5">
            <text:p>08/12/2019</text:p>
          </table:table-cell>
          <table:table-cell office:value-type="float" office:value="25648" table:style-name="ce6">
            <text:p>25,648</text:p>
          </table:table-cell>
          <table:table-cell table:number-columns-repeated="16382"/>
        </table:table-row>
        <table:table-row table:style-name="ro1">
          <table:table-cell office:value-type="date" office:date-value="2019-12-09T00:00:00" table:style-name="ce5">
            <text:p>09/12/2019</text:p>
          </table:table-cell>
          <table:table-cell office:value-type="float" office:value="28134" table:style-name="ce6">
            <text:p>28,134</text:p>
          </table:table-cell>
          <table:table-cell table:number-columns-repeated="16382"/>
        </table:table-row>
        <table:table-row table:style-name="ro1">
          <table:table-cell office:value-type="date" office:date-value="2019-12-10T00:00:00" table:style-name="ce5">
            <text:p>10/12/2019</text:p>
          </table:table-cell>
          <table:table-cell office:value-type="float" office:value="25620" table:style-name="ce6">
            <text:p>25,620</text:p>
          </table:table-cell>
          <table:table-cell table:number-columns-repeated="16382"/>
        </table:table-row>
        <table:table-row table:style-name="ro1">
          <table:table-cell office:value-type="date" office:date-value="2019-12-11T00:00:00" table:style-name="ce5">
            <text:p>11/12/2019</text:p>
          </table:table-cell>
          <table:table-cell office:value-type="float" office:value="27193" table:style-name="ce6">
            <text:p>27,193</text:p>
          </table:table-cell>
          <table:table-cell table:number-columns-repeated="16382"/>
        </table:table-row>
        <table:table-row table:style-name="ro1">
          <table:table-cell office:value-type="date" office:date-value="2019-12-12T00:00:00" table:style-name="ce5">
            <text:p>12/12/2019</text:p>
          </table:table-cell>
          <table:table-cell office:value-type="float" office:value="27817" table:style-name="ce6">
            <text:p>27,817</text:p>
          </table:table-cell>
          <table:table-cell table:number-columns-repeated="16382"/>
        </table:table-row>
        <table:table-row table:style-name="ro1">
          <table:table-cell office:value-type="date" office:date-value="2019-12-13T00:00:00" table:style-name="ce5">
            <text:p>13/12/2019</text:p>
          </table:table-cell>
          <table:table-cell office:value-type="float" office:value="28692" table:style-name="ce6">
            <text:p>28,692</text:p>
          </table:table-cell>
          <table:table-cell table:number-columns-repeated="16382"/>
        </table:table-row>
        <table:table-row table:style-name="ro1">
          <table:table-cell office:value-type="date" office:date-value="2019-12-14T00:00:00" table:style-name="ce5">
            <text:p>14/12/2019</text:p>
          </table:table-cell>
          <table:table-cell office:value-type="float" office:value="22605" table:style-name="ce6">
            <text:p>22,605</text:p>
          </table:table-cell>
          <table:table-cell table:number-columns-repeated="16382"/>
        </table:table-row>
        <table:table-row table:style-name="ro1">
          <table:table-cell office:value-type="date" office:date-value="2019-12-15T00:00:00" table:style-name="ce5">
            <text:p>15/12/2019</text:p>
          </table:table-cell>
          <table:table-cell office:value-type="float" office:value="25882" table:style-name="ce6">
            <text:p>25,882</text:p>
          </table:table-cell>
          <table:table-cell table:number-columns-repeated="16382"/>
        </table:table-row>
        <table:table-row table:style-name="ro1">
          <table:table-cell office:value-type="date" office:date-value="2019-12-16T00:00:00" table:style-name="ce5">
            <text:p>16/12/2019</text:p>
          </table:table-cell>
          <table:table-cell office:value-type="float" office:value="28308" table:style-name="ce6">
            <text:p>28,308</text:p>
          </table:table-cell>
          <table:table-cell table:number-columns-repeated="16382"/>
        </table:table-row>
        <table:table-row table:style-name="ro1">
          <table:table-cell office:value-type="date" office:date-value="2019-12-17T00:00:00" table:style-name="ce5">
            <text:p>17/12/2019</text:p>
          </table:table-cell>
          <table:table-cell office:value-type="float" office:value="26283" table:style-name="ce6">
            <text:p>26,283</text:p>
          </table:table-cell>
          <table:table-cell table:number-columns-repeated="16382"/>
        </table:table-row>
        <table:table-row table:style-name="ro1">
          <table:table-cell office:value-type="date" office:date-value="2019-12-18T00:00:00" table:style-name="ce5">
            <text:p>18/12/2019</text:p>
          </table:table-cell>
          <table:table-cell office:value-type="float" office:value="27823" table:style-name="ce6">
            <text:p>27,823</text:p>
          </table:table-cell>
          <table:table-cell table:number-columns-repeated="16382"/>
        </table:table-row>
        <table:table-row table:style-name="ro1">
          <table:table-cell office:value-type="date" office:date-value="2019-12-19T00:00:00" table:style-name="ce5">
            <text:p>19/12/2019</text:p>
          </table:table-cell>
          <table:table-cell office:value-type="float" office:value="29229" table:style-name="ce6">
            <text:p>29,229</text:p>
          </table:table-cell>
          <table:table-cell table:number-columns-repeated="16382"/>
        </table:table-row>
        <table:table-row table:style-name="ro1">
          <table:table-cell office:value-type="date" office:date-value="2019-12-20T00:00:00" table:style-name="ce5">
            <text:p>20/12/2019</text:p>
          </table:table-cell>
          <table:table-cell office:value-type="float" office:value="30273" table:style-name="ce6">
            <text:p>30,273</text:p>
          </table:table-cell>
          <table:table-cell table:number-columns-repeated="16382"/>
        </table:table-row>
        <table:table-row table:style-name="ro1">
          <table:table-cell office:value-type="date" office:date-value="2019-12-21T00:00:00" table:style-name="ce5">
            <text:p>21/12/2019</text:p>
          </table:table-cell>
          <table:table-cell office:value-type="float" office:value="25374" table:style-name="ce6">
            <text:p>25,374</text:p>
          </table:table-cell>
          <table:table-cell table:number-columns-repeated="16382"/>
        </table:table-row>
        <table:table-row table:style-name="ro1">
          <table:table-cell office:value-type="date" office:date-value="2019-12-22T00:00:00" table:style-name="ce5">
            <text:p>22/12/2019</text:p>
          </table:table-cell>
          <table:table-cell office:value-type="float" office:value="26455" table:style-name="ce6">
            <text:p>26,455</text:p>
          </table:table-cell>
          <table:table-cell table:number-columns-repeated="16382"/>
        </table:table-row>
        <table:table-row table:style-name="ro1">
          <table:table-cell office:value-type="date" office:date-value="2019-12-23T00:00:00" table:style-name="ce5">
            <text:p>23/12/2019</text:p>
          </table:table-cell>
          <table:table-cell office:value-type="float" office:value="26906" table:style-name="ce6">
            <text:p>26,906</text:p>
          </table:table-cell>
          <table:table-cell table:number-columns-repeated="16382"/>
        </table:table-row>
        <table:table-row table:style-name="ro1">
          <table:table-cell office:value-type="date" office:date-value="2019-12-24T00:00:00" table:style-name="ce5">
            <text:p>24/12/2019</text:p>
          </table:table-cell>
          <table:table-cell office:value-type="float" office:value="19556" table:style-name="ce6">
            <text:p>19,556</text:p>
          </table:table-cell>
          <table:table-cell table:number-columns-repeated="16382"/>
        </table:table-row>
        <table:table-row table:style-name="ro1">
          <table:table-cell office:value-type="date" office:date-value="2019-12-25T00:00:00" table:style-name="ce5">
            <text:p>25/12/2019</text:p>
          </table:table-cell>
          <table:table-cell office:value-type="float" office:value="14581" table:style-name="ce6">
            <text:p>14,581</text:p>
          </table:table-cell>
          <table:table-cell table:number-columns-repeated="16382"/>
        </table:table-row>
        <table:table-row table:style-name="ro1">
          <table:table-cell office:value-type="date" office:date-value="2019-12-26T00:00:00" table:style-name="ce5">
            <text:p>26/12/2019</text:p>
          </table:table-cell>
          <table:table-cell office:value-type="float" office:value="24086" table:style-name="ce6">
            <text:p>24,086</text:p>
          </table:table-cell>
          <table:table-cell table:number-columns-repeated="16382"/>
        </table:table-row>
        <table:table-row table:style-name="ro1">
          <table:table-cell office:value-type="date" office:date-value="2019-12-27T00:00:00" table:style-name="ce5">
            <text:p>27/12/2019</text:p>
          </table:table-cell>
          <table:table-cell office:value-type="float" office:value="27201" table:style-name="ce6">
            <text:p>27,201</text:p>
          </table:table-cell>
          <table:table-cell table:number-columns-repeated="16382"/>
        </table:table-row>
        <table:table-row table:style-name="ro1">
          <table:table-cell office:value-type="date" office:date-value="2019-12-28T00:00:00" table:style-name="ce5">
            <text:p>28/12/2019</text:p>
          </table:table-cell>
          <table:table-cell office:value-type="float" office:value="24107" table:style-name="ce6">
            <text:p>24,107</text:p>
          </table:table-cell>
          <table:table-cell table:number-columns-repeated="16382"/>
        </table:table-row>
        <table:table-row table:style-name="ro1">
          <table:table-cell office:value-type="date" office:date-value="2019-12-29T00:00:00" table:style-name="ce5">
            <text:p>29/12/2019</text:p>
          </table:table-cell>
          <table:table-cell office:value-type="float" office:value="25596" table:style-name="ce6">
            <text:p>25,596</text:p>
          </table:table-cell>
          <table:table-cell table:number-columns-repeated="16382"/>
        </table:table-row>
        <table:table-row table:style-name="ro1">
          <table:table-cell office:value-type="date" office:date-value="2019-12-30T00:00:00" table:style-name="ce5">
            <text:p>30/12/2019</text:p>
          </table:table-cell>
          <table:table-cell office:value-type="float" office:value="25837" table:style-name="ce6">
            <text:p>25,837</text:p>
          </table:table-cell>
          <table:table-cell table:number-columns-repeated="16382"/>
        </table:table-row>
        <table:table-row table:style-name="ro1">
          <table:table-cell office:value-type="date" office:date-value="2019-12-31T00:00:00" table:style-name="ce5">
            <text:p>31/12/2019</text:p>
          </table:table-cell>
          <table:table-cell office:value-type="float" office:value="19859" table:style-name="ce6">
            <text:p>19,859</text:p>
          </table:table-cell>
          <table:table-cell table:number-columns-repeated="16382"/>
        </table:table-row>
        <table:table-row table:style-name="ro1">
          <table:table-cell office:value-type="date" office:date-value="2020-01-01T00:00:00" table:style-name="ce5">
            <text:p>01/01/2020</text:p>
          </table:table-cell>
          <table:table-cell office:value-type="float" office:value="20472" table:style-name="ce6">
            <text:p>20,472</text:p>
          </table:table-cell>
          <table:table-cell table:number-columns-repeated="16382"/>
        </table:table-row>
        <table:table-row table:style-name="ro1">
          <table:table-cell office:value-type="date" office:date-value="2020-01-02T00:00:00" table:style-name="ce5">
            <text:p>02/01/2020</text:p>
          </table:table-cell>
          <table:table-cell office:value-type="float" office:value="26770" table:style-name="ce6">
            <text:p>26,770</text:p>
          </table:table-cell>
          <table:table-cell table:number-columns-repeated="16382"/>
        </table:table-row>
        <table:table-row table:style-name="ro1">
          <table:table-cell office:value-type="date" office:date-value="2020-01-03T00:00:00" table:style-name="ce5">
            <text:p>03/01/2020</text:p>
          </table:table-cell>
          <table:table-cell office:value-type="float" office:value="27377" table:style-name="ce6">
            <text:p>27,377</text:p>
          </table:table-cell>
          <table:table-cell table:number-columns-repeated="16382"/>
        </table:table-row>
        <table:table-row table:style-name="ro1">
          <table:table-cell office:value-type="date" office:date-value="2020-01-04T00:00:00" table:style-name="ce5">
            <text:p>04/01/2020</text:p>
          </table:table-cell>
          <table:table-cell office:value-type="float" office:value="24325" table:style-name="ce6">
            <text:p>24,325</text:p>
          </table:table-cell>
          <table:table-cell table:number-columns-repeated="16382"/>
        </table:table-row>
        <table:table-row table:style-name="ro1">
          <table:table-cell office:value-type="date" office:date-value="2020-01-05T00:00:00" table:style-name="ce5">
            <text:p>05/01/2020</text:p>
          </table:table-cell>
          <table:table-cell office:value-type="float" office:value="26635" table:style-name="ce6">
            <text:p>26,635</text:p>
          </table:table-cell>
          <table:table-cell table:number-columns-repeated="16382"/>
        </table:table-row>
        <table:table-row table:style-name="ro1">
          <table:table-cell office:value-type="date" office:date-value="2020-01-06T00:00:00" table:style-name="ce5">
            <text:p>06/01/2020</text:p>
          </table:table-cell>
          <table:table-cell office:value-type="float" office:value="27001" table:style-name="ce6">
            <text:p>27,001</text:p>
          </table:table-cell>
          <table:table-cell table:number-columns-repeated="16382"/>
        </table:table-row>
        <table:table-row table:style-name="ro1">
          <table:table-cell office:value-type="date" office:date-value="2020-01-07T00:00:00" table:style-name="ce5">
            <text:p>07/01/2020</text:p>
          </table:table-cell>
          <table:table-cell office:value-type="float" office:value="25051" table:style-name="ce6">
            <text:p>25,051</text:p>
          </table:table-cell>
          <table:table-cell table:number-columns-repeated="16382"/>
        </table:table-row>
        <table:table-row table:style-name="ro1">
          <table:table-cell office:value-type="date" office:date-value="2020-01-08T00:00:00" table:style-name="ce5">
            <text:p>08/01/2020</text:p>
          </table:table-cell>
          <table:table-cell office:value-type="float" office:value="25279" table:style-name="ce6">
            <text:p>25,279</text:p>
          </table:table-cell>
          <table:table-cell table:number-columns-repeated="16382"/>
        </table:table-row>
        <table:table-row table:style-name="ro1">
          <table:table-cell office:value-type="date" office:date-value="2020-01-09T00:00:00" table:style-name="ce5">
            <text:p>09/01/2020</text:p>
          </table:table-cell>
          <table:table-cell office:value-type="float" office:value="26018" table:style-name="ce6">
            <text:p>26,018</text:p>
          </table:table-cell>
          <table:table-cell table:number-columns-repeated="16382"/>
        </table:table-row>
        <table:table-row table:style-name="ro1">
          <table:table-cell office:value-type="date" office:date-value="2020-01-10T00:00:00" table:style-name="ce5">
            <text:p>10/01/2020</text:p>
          </table:table-cell>
          <table:table-cell office:value-type="float" office:value="27863" table:style-name="ce6">
            <text:p>27,863</text:p>
          </table:table-cell>
          <table:table-cell table:number-columns-repeated="16382"/>
        </table:table-row>
        <table:table-row table:style-name="ro1">
          <table:table-cell office:value-type="date" office:date-value="2020-01-11T00:00:00" table:style-name="ce5">
            <text:p>11/01/2020</text:p>
          </table:table-cell>
          <table:table-cell office:value-type="float" office:value="22079" table:style-name="ce6">
            <text:p>22,079</text:p>
          </table:table-cell>
          <table:table-cell table:number-columns-repeated="16382"/>
        </table:table-row>
        <table:table-row table:style-name="ro1">
          <table:table-cell office:value-type="date" office:date-value="2020-01-12T00:00:00" table:style-name="ce5">
            <text:p>12/01/2020</text:p>
          </table:table-cell>
          <table:table-cell office:value-type="float" office:value="25146" table:style-name="ce6">
            <text:p>25,146</text:p>
          </table:table-cell>
          <table:table-cell table:number-columns-repeated="16382"/>
        </table:table-row>
        <table:table-row table:style-name="ro1">
          <table:table-cell office:value-type="date" office:date-value="2020-01-13T00:00:00" table:style-name="ce5">
            <text:p>13/01/2020</text:p>
          </table:table-cell>
          <table:table-cell office:value-type="float" office:value="26463" table:style-name="ce6">
            <text:p>26,463</text:p>
          </table:table-cell>
          <table:table-cell table:number-columns-repeated="16382"/>
        </table:table-row>
        <table:table-row table:style-name="ro1">
          <table:table-cell office:value-type="date" office:date-value="2020-01-14T00:00:00" table:style-name="ce5">
            <text:p>14/01/2020</text:p>
          </table:table-cell>
          <table:table-cell office:value-type="float" office:value="23601" table:style-name="ce6">
            <text:p>23,601</text:p>
          </table:table-cell>
          <table:table-cell table:number-columns-repeated="16382"/>
        </table:table-row>
        <table:table-row table:style-name="ro1">
          <table:table-cell office:value-type="date" office:date-value="2020-01-15T00:00:00" table:style-name="ce5">
            <text:p>15/01/2020</text:p>
          </table:table-cell>
          <table:table-cell office:value-type="float" office:value="24865" table:style-name="ce6">
            <text:p>24,865</text:p>
          </table:table-cell>
          <table:table-cell table:number-columns-repeated="16382"/>
        </table:table-row>
        <table:table-row table:style-name="ro1">
          <table:table-cell office:value-type="date" office:date-value="2020-01-16T00:00:00" table:style-name="ce5">
            <text:p>16/01/2020</text:p>
          </table:table-cell>
          <table:table-cell office:value-type="float" office:value="26266" table:style-name="ce6">
            <text:p>26,266</text:p>
          </table:table-cell>
          <table:table-cell table:number-columns-repeated="16382"/>
        </table:table-row>
        <table:table-row table:style-name="ro1">
          <table:table-cell office:value-type="date" office:date-value="2020-01-17T00:00:00" table:style-name="ce5">
            <text:p>17/01/2020</text:p>
          </table:table-cell>
          <table:table-cell office:value-type="float" office:value="27754" table:style-name="ce6">
            <text:p>27,754</text:p>
          </table:table-cell>
          <table:table-cell table:number-columns-repeated="16382"/>
        </table:table-row>
        <table:table-row table:style-name="ro1">
          <table:table-cell office:value-type="date" office:date-value="2020-01-18T00:00:00" table:style-name="ce5">
            <text:p>18/01/2020</text:p>
          </table:table-cell>
          <table:table-cell office:value-type="float" office:value="21408" table:style-name="ce6">
            <text:p>21,408</text:p>
          </table:table-cell>
          <table:table-cell table:number-columns-repeated="16382"/>
        </table:table-row>
        <table:table-row table:style-name="ro1">
          <table:table-cell office:value-type="date" office:date-value="2020-01-19T00:00:00" table:style-name="ce5">
            <text:p>19/01/2020</text:p>
          </table:table-cell>
          <table:table-cell office:value-type="float" office:value="24922" table:style-name="ce6">
            <text:p>24,922</text:p>
          </table:table-cell>
          <table:table-cell table:number-columns-repeated="16382"/>
        </table:table-row>
        <table:table-row table:style-name="ro1">
          <table:table-cell office:value-type="date" office:date-value="2020-01-20T00:00:00" table:style-name="ce5">
            <text:p>20/01/2020</text:p>
          </table:table-cell>
          <table:table-cell office:value-type="float" office:value="26670" table:style-name="ce6">
            <text:p>26,670</text:p>
          </table:table-cell>
          <table:table-cell table:number-columns-repeated="16382"/>
        </table:table-row>
        <table:table-row table:style-name="ro1">
          <table:table-cell office:value-type="date" office:date-value="2020-01-21T00:00:00" table:style-name="ce5">
            <text:p>21/01/2020</text:p>
          </table:table-cell>
          <table:table-cell office:value-type="float" office:value="24574" table:style-name="ce6">
            <text:p>24,574</text:p>
          </table:table-cell>
          <table:table-cell table:number-columns-repeated="16382"/>
        </table:table-row>
        <table:table-row table:style-name="ro1">
          <table:table-cell office:value-type="date" office:date-value="2020-01-22T00:00:00" table:style-name="ce5">
            <text:p>22/01/2020</text:p>
          </table:table-cell>
          <table:table-cell office:value-type="float" office:value="24862" table:style-name="ce6">
            <text:p>24,862</text:p>
          </table:table-cell>
          <table:table-cell table:number-columns-repeated="16382"/>
        </table:table-row>
        <table:table-row table:style-name="ro1">
          <table:table-cell office:value-type="date" office:date-value="2020-01-23T00:00:00" table:style-name="ce5">
            <text:p>23/01/2020</text:p>
          </table:table-cell>
          <table:table-cell office:value-type="float" office:value="26562" table:style-name="ce6">
            <text:p>26,562</text:p>
          </table:table-cell>
          <table:table-cell table:number-columns-repeated="16382"/>
        </table:table-row>
        <table:table-row table:style-name="ro1">
          <table:table-cell office:value-type="date" office:date-value="2020-01-24T00:00:00" table:style-name="ce5">
            <text:p>24/01/2020</text:p>
          </table:table-cell>
          <table:table-cell office:value-type="float" office:value="27994" table:style-name="ce6">
            <text:p>27,994</text:p>
          </table:table-cell>
          <table:table-cell table:number-columns-repeated="16382"/>
        </table:table-row>
        <table:table-row table:style-name="ro1">
          <table:table-cell office:value-type="date" office:date-value="2020-01-25T00:00:00" table:style-name="ce5">
            <text:p>25/01/2020</text:p>
          </table:table-cell>
          <table:table-cell office:value-type="float" office:value="21306" table:style-name="ce6">
            <text:p>21,306</text:p>
          </table:table-cell>
          <table:table-cell table:number-columns-repeated="16382"/>
        </table:table-row>
        <table:table-row table:style-name="ro1">
          <table:table-cell office:value-type="date" office:date-value="2020-01-26T00:00:00" table:style-name="ce5">
            <text:p>26/01/2020</text:p>
          </table:table-cell>
          <table:table-cell office:value-type="float" office:value="24877" table:style-name="ce6">
            <text:p>24,877</text:p>
          </table:table-cell>
          <table:table-cell table:number-columns-repeated="16382"/>
        </table:table-row>
        <table:table-row table:style-name="ro1">
          <table:table-cell office:value-type="date" office:date-value="2020-01-27T00:00:00" table:style-name="ce5">
            <text:p>27/01/2020</text:p>
          </table:table-cell>
          <table:table-cell office:value-type="float" office:value="26679" table:style-name="ce6">
            <text:p>26,679</text:p>
          </table:table-cell>
          <table:table-cell table:number-columns-repeated="16382"/>
        </table:table-row>
        <table:table-row table:style-name="ro1">
          <table:table-cell office:value-type="date" office:date-value="2020-01-28T00:00:00" table:style-name="ce5">
            <text:p>28/01/2020</text:p>
          </table:table-cell>
          <table:table-cell office:value-type="float" office:value="24135" table:style-name="ce6">
            <text:p>24,135</text:p>
          </table:table-cell>
          <table:table-cell table:number-columns-repeated="16382"/>
        </table:table-row>
        <table:table-row table:style-name="ro1">
          <table:table-cell office:value-type="date" office:date-value="2020-01-29T00:00:00" table:style-name="ce5">
            <text:p>29/01/2020</text:p>
          </table:table-cell>
          <table:table-cell office:value-type="float" office:value="24815" table:style-name="ce6">
            <text:p>24,815</text:p>
          </table:table-cell>
          <table:table-cell table:number-columns-repeated="16382"/>
        </table:table-row>
        <table:table-row table:style-name="ro1">
          <table:table-cell office:value-type="date" office:date-value="2020-01-30T00:00:00" table:style-name="ce5">
            <text:p>30/01/2020</text:p>
          </table:table-cell>
          <table:table-cell office:value-type="float" office:value="26443" table:style-name="ce6">
            <text:p>26,443</text:p>
          </table:table-cell>
          <table:table-cell table:number-columns-repeated="16382"/>
        </table:table-row>
        <table:table-row table:style-name="ro1">
          <table:table-cell office:value-type="date" office:date-value="2020-01-31T00:00:00" table:style-name="ce5">
            <text:p>31/01/2020</text:p>
          </table:table-cell>
          <table:table-cell office:value-type="float" office:value="28096" table:style-name="ce6">
            <text:p>28,096</text:p>
          </table:table-cell>
          <table:table-cell table:number-columns-repeated="16382"/>
        </table:table-row>
        <table:table-row table:style-name="ro1">
          <table:table-cell office:value-type="date" office:date-value="2020-02-01T00:00:00" table:style-name="ce5">
            <text:p>01/02/2020</text:p>
          </table:table-cell>
          <table:table-cell office:value-type="float" office:value="21816" table:style-name="ce6">
            <text:p>21,816</text:p>
          </table:table-cell>
          <table:table-cell table:number-columns-repeated="16382"/>
        </table:table-row>
        <table:table-row table:style-name="ro1">
          <table:table-cell office:value-type="date" office:date-value="2020-02-02T00:00:00" table:style-name="ce5">
            <text:p>02/02/2020</text:p>
          </table:table-cell>
          <table:table-cell office:value-type="float" office:value="24961" table:style-name="ce6">
            <text:p>24,961</text:p>
          </table:table-cell>
          <table:table-cell table:number-columns-repeated="16382"/>
        </table:table-row>
        <table:table-row table:style-name="ro1">
          <table:table-cell office:value-type="date" office:date-value="2020-02-03T00:00:00" table:style-name="ce5">
            <text:p>03/02/2020</text:p>
          </table:table-cell>
          <table:table-cell office:value-type="float" office:value="26779" table:style-name="ce6">
            <text:p>26,779</text:p>
          </table:table-cell>
          <table:table-cell table:number-columns-repeated="16382"/>
        </table:table-row>
        <table:table-row table:style-name="ro1">
          <table:table-cell office:value-type="date" office:date-value="2020-02-04T00:00:00" table:style-name="ce5">
            <text:p>04/02/2020</text:p>
          </table:table-cell>
          <table:table-cell office:value-type="float" office:value="24348" table:style-name="ce6">
            <text:p>24,348</text:p>
          </table:table-cell>
          <table:table-cell table:number-columns-repeated="16382"/>
        </table:table-row>
        <table:table-row table:style-name="ro1">
          <table:table-cell office:value-type="date" office:date-value="2020-02-05T00:00:00" table:style-name="ce5">
            <text:p>05/02/2020</text:p>
          </table:table-cell>
          <table:table-cell office:value-type="float" office:value="25258" table:style-name="ce6">
            <text:p>25,258</text:p>
          </table:table-cell>
          <table:table-cell table:number-columns-repeated="16382"/>
        </table:table-row>
        <table:table-row table:style-name="ro1">
          <table:table-cell office:value-type="date" office:date-value="2020-02-06T00:00:00" table:style-name="ce5">
            <text:p>06/02/2020</text:p>
          </table:table-cell>
          <table:table-cell office:value-type="float" office:value="26820" table:style-name="ce6">
            <text:p>26,820</text:p>
          </table:table-cell>
          <table:table-cell table:number-columns-repeated="16382"/>
        </table:table-row>
        <table:table-row table:style-name="ro1">
          <table:table-cell office:value-type="date" office:date-value="2020-02-07T00:00:00" table:style-name="ce5">
            <text:p>07/02/2020</text:p>
          </table:table-cell>
          <table:table-cell office:value-type="float" office:value="27949" table:style-name="ce6">
            <text:p>27,949</text:p>
          </table:table-cell>
          <table:table-cell table:number-columns-repeated="16382"/>
        </table:table-row>
        <table:table-row table:style-name="ro1">
          <table:table-cell office:value-type="date" office:date-value="2020-02-08T00:00:00" table:style-name="ce5">
            <text:p>08/02/2020</text:p>
          </table:table-cell>
          <table:table-cell office:value-type="float" office:value="22332" table:style-name="ce6">
            <text:p>22,332</text:p>
          </table:table-cell>
          <table:table-cell table:number-columns-repeated="16382"/>
        </table:table-row>
        <table:table-row table:style-name="ro1">
          <table:table-cell office:value-type="date" office:date-value="2020-02-09T00:00:00" table:style-name="ce5">
            <text:p>09/02/2020</text:p>
          </table:table-cell>
          <table:table-cell office:value-type="float" office:value="22059" table:style-name="ce6">
            <text:p>22,059</text:p>
          </table:table-cell>
          <table:table-cell table:number-columns-repeated="16382"/>
        </table:table-row>
        <table:table-row table:style-name="ro1">
          <table:table-cell office:value-type="date" office:date-value="2020-02-10T00:00:00" table:style-name="ce5">
            <text:p>10/02/2020</text:p>
          </table:table-cell>
          <table:table-cell office:value-type="float" office:value="24308" table:style-name="ce6">
            <text:p>24,308</text:p>
          </table:table-cell>
          <table:table-cell table:number-columns-repeated="16382"/>
        </table:table-row>
        <table:table-row table:style-name="ro1">
          <table:table-cell office:value-type="date" office:date-value="2020-02-11T00:00:00" table:style-name="ce5">
            <text:p>11/02/2020</text:p>
          </table:table-cell>
          <table:table-cell office:value-type="float" office:value="24366" table:style-name="ce6">
            <text:p>24,366</text:p>
          </table:table-cell>
          <table:table-cell table:number-columns-repeated="16382"/>
        </table:table-row>
        <table:table-row table:style-name="ro1">
          <table:table-cell office:value-type="date" office:date-value="2020-02-12T00:00:00" table:style-name="ce5">
            <text:p>12/02/2020</text:p>
          </table:table-cell>
          <table:table-cell office:value-type="float" office:value="25795" table:style-name="ce6">
            <text:p>25,795</text:p>
          </table:table-cell>
          <table:table-cell table:number-columns-repeated="16382"/>
        </table:table-row>
        <table:table-row table:style-name="ro1">
          <table:table-cell office:value-type="date" office:date-value="2020-02-13T00:00:00" table:style-name="ce5">
            <text:p>13/02/2020</text:p>
          </table:table-cell>
          <table:table-cell office:value-type="float" office:value="27204" table:style-name="ce6">
            <text:p>27,204</text:p>
          </table:table-cell>
          <table:table-cell table:number-columns-repeated="16382"/>
        </table:table-row>
        <table:table-row table:style-name="ro1">
          <table:table-cell office:value-type="date" office:date-value="2020-02-14T00:00:00" table:style-name="ce5">
            <text:p>14/02/2020</text:p>
          </table:table-cell>
          <table:table-cell office:value-type="float" office:value="29011" table:style-name="ce6">
            <text:p>29,011</text:p>
          </table:table-cell>
          <table:table-cell table:number-columns-repeated="16382"/>
        </table:table-row>
        <table:table-row table:style-name="ro1">
          <table:table-cell office:value-type="date" office:date-value="2020-02-15T00:00:00" table:style-name="ce5">
            <text:p>15/02/2020</text:p>
          </table:table-cell>
          <table:table-cell office:value-type="float" office:value="23287" table:style-name="ce6">
            <text:p>23,287</text:p>
          </table:table-cell>
          <table:table-cell table:number-columns-repeated="16382"/>
        </table:table-row>
        <table:table-row table:style-name="ro1">
          <table:table-cell office:value-type="date" office:date-value="2020-02-16T00:00:00" table:style-name="ce5">
            <text:p>16/02/2020</text:p>
          </table:table-cell>
          <table:table-cell office:value-type="float" office:value="25156" table:style-name="ce6">
            <text:p>25,156</text:p>
          </table:table-cell>
          <table:table-cell table:number-columns-repeated="16382"/>
        </table:table-row>
        <table:table-row table:style-name="ro1">
          <table:table-cell office:value-type="date" office:date-value="2020-02-17T00:00:00" table:style-name="ce5">
            <text:p>17/02/2020</text:p>
          </table:table-cell>
          <table:table-cell office:value-type="float" office:value="27218" table:style-name="ce6">
            <text:p>27,218</text:p>
          </table:table-cell>
          <table:table-cell table:number-columns-repeated="16382"/>
        </table:table-row>
        <table:table-row table:style-name="ro1">
          <table:table-cell office:value-type="date" office:date-value="2020-02-18T00:00:00" table:style-name="ce5">
            <text:p>18/02/2020</text:p>
          </table:table-cell>
          <table:table-cell office:value-type="float" office:value="25793" table:style-name="ce6">
            <text:p>25,793</text:p>
          </table:table-cell>
          <table:table-cell table:number-columns-repeated="16382"/>
        </table:table-row>
        <table:table-row table:style-name="ro1">
          <table:table-cell office:value-type="date" office:date-value="2020-02-19T00:00:00" table:style-name="ce5">
            <text:p>19/02/2020</text:p>
          </table:table-cell>
          <table:table-cell office:value-type="float" office:value="26437" table:style-name="ce6">
            <text:p>26,437</text:p>
          </table:table-cell>
          <table:table-cell table:number-columns-repeated="16382"/>
        </table:table-row>
        <table:table-row table:style-name="ro1">
          <table:table-cell office:value-type="date" office:date-value="2020-02-20T00:00:00" table:style-name="ce5">
            <text:p>20/02/2020</text:p>
          </table:table-cell>
          <table:table-cell office:value-type="float" office:value="27413" table:style-name="ce6">
            <text:p>27,413</text:p>
          </table:table-cell>
          <table:table-cell table:number-columns-repeated="16382"/>
        </table:table-row>
        <table:table-row table:style-name="ro1">
          <table:table-cell office:value-type="date" office:date-value="2020-02-21T00:00:00" table:style-name="ce5">
            <text:p>21/02/2020</text:p>
          </table:table-cell>
          <table:table-cell office:value-type="float" office:value="29135" table:style-name="ce6">
            <text:p>29,135</text:p>
          </table:table-cell>
          <table:table-cell table:number-columns-repeated="16382"/>
        </table:table-row>
        <table:table-row table:style-name="ro1">
          <table:table-cell office:value-type="date" office:date-value="2020-02-22T00:00:00" table:style-name="ce5">
            <text:p>22/02/2020</text:p>
          </table:table-cell>
          <table:table-cell office:value-type="float" office:value="23783" table:style-name="ce6">
            <text:p>23,783</text:p>
          </table:table-cell>
          <table:table-cell table:number-columns-repeated="16382"/>
        </table:table-row>
        <table:table-row table:style-name="ro1">
          <table:table-cell office:value-type="date" office:date-value="2020-02-23T00:00:00" table:style-name="ce5">
            <text:p>23/02/2020</text:p>
          </table:table-cell>
          <table:table-cell office:value-type="float" office:value="25844" table:style-name="ce6">
            <text:p>25,844</text:p>
          </table:table-cell>
          <table:table-cell table:number-columns-repeated="16382"/>
        </table:table-row>
        <table:table-row table:style-name="ro1">
          <table:table-cell office:value-type="date" office:date-value="2020-02-24T00:00:00" table:style-name="ce5">
            <text:p>24/02/2020</text:p>
          </table:table-cell>
          <table:table-cell office:value-type="float" office:value="27883" table:style-name="ce6">
            <text:p>27,883</text:p>
          </table:table-cell>
          <table:table-cell table:number-columns-repeated="16382"/>
        </table:table-row>
        <table:table-row table:style-name="ro1">
          <table:table-cell office:value-type="date" office:date-value="2020-02-25T00:00:00" table:style-name="ce5">
            <text:p>25/02/2020</text:p>
          </table:table-cell>
          <table:table-cell office:value-type="float" office:value="25907" table:style-name="ce6">
            <text:p>25,907</text:p>
          </table:table-cell>
          <table:table-cell table:number-columns-repeated="16382"/>
        </table:table-row>
        <table:table-row table:style-name="ro1">
          <table:table-cell office:value-type="date" office:date-value="2020-02-26T00:00:00" table:style-name="ce5">
            <text:p>26/02/2020</text:p>
          </table:table-cell>
          <table:table-cell office:value-type="float" office:value="26229" table:style-name="ce6">
            <text:p>26,229</text:p>
          </table:table-cell>
          <table:table-cell table:number-columns-repeated="16382"/>
        </table:table-row>
        <table:table-row table:style-name="ro1">
          <table:table-cell office:value-type="date" office:date-value="2020-02-27T00:00:00" table:style-name="ce5">
            <text:p>27/02/2020</text:p>
          </table:table-cell>
          <table:table-cell office:value-type="float" office:value="27060" table:style-name="ce6">
            <text:p>27,060</text:p>
          </table:table-cell>
          <table:table-cell table:number-columns-repeated="16382"/>
        </table:table-row>
        <table:table-row table:style-name="ro1">
          <table:table-cell office:value-type="date" office:date-value="2020-02-28T00:00:00" table:style-name="ce5">
            <text:p>28/02/2020</text:p>
          </table:table-cell>
          <table:table-cell office:value-type="float" office:value="28935" table:style-name="ce6">
            <text:p>28,935</text:p>
          </table:table-cell>
          <table:table-cell table:number-columns-repeated="16382"/>
        </table:table-row>
        <table:table-row table:style-name="ro1">
          <table:table-cell office:value-type="date" office:date-value="2020-02-29T00:00:00" table:style-name="ce5">
            <text:p>29/02/2020</text:p>
          </table:table-cell>
          <table:table-cell office:value-type="float" office:value="23023" table:style-name="ce6">
            <text:p>23,023</text:p>
          </table:table-cell>
          <table:table-cell table:number-columns-repeated="16382"/>
        </table:table-row>
        <table:table-row table:style-name="ro1">
          <table:table-cell office:value-type="date" office:date-value="2020-03-01T00:00:00" table:style-name="ce5">
            <text:p>01/03/2020</text:p>
          </table:table-cell>
          <table:table-cell office:value-type="float" office:value="25855" table:style-name="ce6">
            <text:p>25,855</text:p>
          </table:table-cell>
          <table:table-cell table:number-columns-repeated="16382"/>
        </table:table-row>
        <table:table-row table:style-name="ro1">
          <table:table-cell office:value-type="date" office:date-value="2020-03-02T00:00:00" table:style-name="ce5">
            <text:p>02/03/2020</text:p>
          </table:table-cell>
          <table:table-cell office:value-type="float" office:value="27311" table:style-name="ce6">
            <text:p>27,311</text:p>
          </table:table-cell>
          <table:table-cell table:number-columns-repeated="16382"/>
        </table:table-row>
        <table:table-row table:style-name="ro1">
          <table:table-cell office:value-type="date" office:date-value="2020-03-03T00:00:00" table:style-name="ce5">
            <text:p>03/03/2020</text:p>
          </table:table-cell>
          <table:table-cell office:value-type="float" office:value="25657" table:style-name="ce6">
            <text:p>25,657</text:p>
          </table:table-cell>
          <table:table-cell table:number-columns-repeated="16382"/>
        </table:table-row>
        <table:table-row table:style-name="ro1">
          <table:table-cell office:value-type="date" office:date-value="2020-03-04T00:00:00" table:style-name="ce5">
            <text:p>04/03/2020</text:p>
          </table:table-cell>
          <table:table-cell office:value-type="float" office:value="26190" table:style-name="ce6">
            <text:p>26,190</text:p>
          </table:table-cell>
          <table:table-cell table:number-columns-repeated="16382"/>
        </table:table-row>
        <table:table-row table:style-name="ro1">
          <table:table-cell office:value-type="date" office:date-value="2020-03-05T00:00:00" table:style-name="ce5">
            <text:p>05/03/2020</text:p>
          </table:table-cell>
          <table:table-cell office:value-type="float" office:value="26677" table:style-name="ce6">
            <text:p>26,677</text:p>
          </table:table-cell>
          <table:table-cell table:number-columns-repeated="16382"/>
        </table:table-row>
        <table:table-row table:style-name="ro1">
          <table:table-cell office:value-type="date" office:date-value="2020-03-06T00:00:00" table:style-name="ce5">
            <text:p>06/03/2020</text:p>
          </table:table-cell>
          <table:table-cell office:value-type="float" office:value="27613" table:style-name="ce6">
            <text:p>27,613</text:p>
          </table:table-cell>
          <table:table-cell table:number-columns-repeated="16382"/>
        </table:table-row>
        <table:table-row table:style-name="ro1">
          <table:table-cell office:value-type="date" office:date-value="2020-03-07T00:00:00" table:style-name="ce5">
            <text:p>07/03/2020</text:p>
          </table:table-cell>
          <table:table-cell office:value-type="float" office:value="22021" table:style-name="ce6">
            <text:p>22,021</text:p>
          </table:table-cell>
          <table:table-cell table:number-columns-repeated="16382"/>
        </table:table-row>
        <table:table-row table:style-name="ro1">
          <table:table-cell office:value-type="date" office:date-value="2020-03-08T00:00:00" table:style-name="ce5">
            <text:p>08/03/2020</text:p>
          </table:table-cell>
          <table:table-cell office:value-type="float" office:value="24652" table:style-name="ce6">
            <text:p>24,652</text:p>
          </table:table-cell>
          <table:table-cell table:number-columns-repeated="16382"/>
        </table:table-row>
        <table:table-row table:style-name="ro1">
          <table:table-cell office:value-type="date" office:date-value="2020-03-09T00:00:00" table:style-name="ce5">
            <text:p>09/03/2020</text:p>
          </table:table-cell>
          <table:table-cell office:value-type="float" office:value="25678" table:style-name="ce6">
            <text:p>25,678</text:p>
          </table:table-cell>
          <table:table-cell table:number-columns-repeated="16382"/>
        </table:table-row>
        <table:table-row table:style-name="ro1">
          <table:table-cell office:value-type="date" office:date-value="2020-03-10T00:00:00" table:style-name="ce5">
            <text:p>10/03/2020</text:p>
          </table:table-cell>
          <table:table-cell office:value-type="float" office:value="23379" table:style-name="ce6">
            <text:p>23,379</text:p>
          </table:table-cell>
          <table:table-cell table:number-columns-repeated="16382"/>
        </table:table-row>
        <table:table-row table:style-name="ro1">
          <table:table-cell office:value-type="date" office:date-value="2020-03-11T00:00:00" table:style-name="ce5">
            <text:p>11/03/2020</text:p>
          </table:table-cell>
          <table:table-cell office:value-type="float" office:value="23386" table:style-name="ce6">
            <text:p>23,386</text:p>
          </table:table-cell>
          <table:table-cell table:number-columns-repeated="16382"/>
        </table:table-row>
        <table:table-row table:style-name="ro1">
          <table:table-cell office:value-type="date" office:date-value="2020-03-12T00:00:00" table:style-name="ce5">
            <text:p>12/03/2020</text:p>
          </table:table-cell>
          <table:table-cell office:value-type="float" office:value="23879" table:style-name="ce6">
            <text:p>23,879</text:p>
          </table:table-cell>
          <table:table-cell table:number-columns-repeated="16382"/>
        </table:table-row>
        <table:table-row table:style-name="ro1">
          <table:table-cell office:value-type="date" office:date-value="2020-03-13T00:00:00" table:style-name="ce5">
            <text:p>13/03/2020</text:p>
          </table:table-cell>
          <table:table-cell office:value-type="float" office:value="24661" table:style-name="ce6">
            <text:p>24,661</text:p>
          </table:table-cell>
          <table:table-cell table:number-columns-repeated="16382"/>
        </table:table-row>
        <table:table-row table:style-name="ro1">
          <table:table-cell office:value-type="date" office:date-value="2020-03-14T00:00:00" table:style-name="ce5">
            <text:p>14/03/2020</text:p>
          </table:table-cell>
          <table:table-cell office:value-type="float" office:value="18925" table:style-name="ce6">
            <text:p>18,925</text:p>
          </table:table-cell>
          <table:table-cell table:number-columns-repeated="16382"/>
        </table:table-row>
        <table:table-row table:style-name="ro1">
          <table:table-cell office:value-type="date" office:date-value="2020-03-15T00:00:00" table:style-name="ce5">
            <text:p>15/03/2020</text:p>
          </table:table-cell>
          <table:table-cell office:value-type="float" office:value="20037" table:style-name="ce6">
            <text:p>20,037</text:p>
          </table:table-cell>
          <table:table-cell table:number-columns-repeated="16382"/>
        </table:table-row>
        <table:table-row table:style-name="ro1">
          <table:table-cell office:value-type="date" office:date-value="2020-03-16T00:00:00" table:style-name="ce5">
            <text:p>16/03/2020</text:p>
          </table:table-cell>
          <table:table-cell office:value-type="float" office:value="19080" table:style-name="ce6">
            <text:p>19,080</text:p>
          </table:table-cell>
          <table:table-cell table:number-columns-repeated="16382"/>
        </table:table-row>
        <table:table-row table:style-name="ro1">
          <table:table-cell office:value-type="date" office:date-value="2020-03-17T00:00:00" table:style-name="ce5">
            <text:p>17/03/2020</text:p>
          </table:table-cell>
          <table:table-cell office:value-type="float" office:value="15200" table:style-name="ce6">
            <text:p>15,200</text:p>
          </table:table-cell>
          <table:table-cell table:number-columns-repeated="16382"/>
        </table:table-row>
        <table:table-row table:style-name="ro1">
          <table:table-cell office:value-type="date" office:date-value="2020-03-18T00:00:00" table:style-name="ce5">
            <text:p>18/03/2020</text:p>
          </table:table-cell>
          <table:table-cell office:value-type="float" office:value="13769" table:style-name="ce6">
            <text:p>13,769</text:p>
          </table:table-cell>
          <table:table-cell table:number-columns-repeated="16382"/>
        </table:table-row>
        <table:table-row table:style-name="ro1">
          <table:table-cell office:value-type="date" office:date-value="2020-03-19T00:00:00" table:style-name="ce5">
            <text:p>19/03/2020</text:p>
          </table:table-cell>
          <table:table-cell office:value-type="float" office:value="12669" table:style-name="ce6">
            <text:p>12,669</text:p>
          </table:table-cell>
          <table:table-cell table:number-columns-repeated="16382"/>
        </table:table-row>
        <table:table-row table:style-name="ro1">
          <table:table-cell office:value-type="date" office:date-value="2020-03-20T00:00:00" table:style-name="ce5">
            <text:p>20/03/2020</text:p>
          </table:table-cell>
          <table:table-cell office:value-type="float" office:value="12175" table:style-name="ce6">
            <text:p>12,175</text:p>
          </table:table-cell>
          <table:table-cell table:number-columns-repeated="16382"/>
        </table:table-row>
        <table:table-row table:style-name="ro1">
          <table:table-cell office:value-type="date" office:date-value="2020-03-21T00:00:00" table:style-name="ce5">
            <text:p>21/03/2020</text:p>
          </table:table-cell>
          <table:table-cell office:value-type="float" office:value="7960" table:style-name="ce6">
            <text:p>7,960</text:p>
          </table:table-cell>
          <table:table-cell table:number-columns-repeated="16382"/>
        </table:table-row>
        <table:table-row table:style-name="ro1">
          <table:table-cell office:value-type="date" office:date-value="2020-03-22T00:00:00" table:style-name="ce5">
            <text:p>22/03/2020</text:p>
          </table:table-cell>
          <table:table-cell office:value-type="float" office:value="7536" table:style-name="ce6">
            <text:p>7,536</text:p>
          </table:table-cell>
          <table:table-cell table:number-columns-repeated="16382"/>
        </table:table-row>
        <table:table-row table:style-name="ro1">
          <table:table-cell office:value-type="date" office:date-value="2020-03-23T00:00:00" table:style-name="ce5">
            <text:p>23/03/2020</text:p>
          </table:table-cell>
          <table:table-cell office:value-type="float" office:value="6836" table:style-name="ce6">
            <text:p>6,836</text:p>
          </table:table-cell>
          <table:table-cell table:number-columns-repeated="16382"/>
        </table:table-row>
        <table:table-row table:style-name="ro1">
          <table:table-cell office:value-type="date" office:date-value="2020-03-24T00:00:00" table:style-name="ce5">
            <text:p>24/03/2020</text:p>
          </table:table-cell>
          <table:table-cell office:value-type="float" office:value="6264" table:style-name="ce6">
            <text:p>6,264</text:p>
          </table:table-cell>
          <table:table-cell table:number-columns-repeated="16382"/>
        </table:table-row>
        <table:table-row table:style-name="ro1">
          <table:table-cell office:value-type="date" office:date-value="2020-03-25T00:00:00" table:style-name="ce5">
            <text:p>25/03/2020</text:p>
          </table:table-cell>
          <table:table-cell office:value-type="float" office:value="5811" table:style-name="ce6">
            <text:p>5,811</text:p>
          </table:table-cell>
          <table:table-cell table:number-columns-repeated="16382"/>
        </table:table-row>
        <table:table-row table:style-name="ro1">
          <table:table-cell office:value-type="date" office:date-value="2020-03-26T00:00:00" table:style-name="ce5">
            <text:p>26/03/2020</text:p>
          </table:table-cell>
          <table:table-cell office:value-type="float" office:value="5902" table:style-name="ce6">
            <text:p>5,902</text:p>
          </table:table-cell>
          <table:table-cell table:number-columns-repeated="16382"/>
        </table:table-row>
        <table:table-row table:style-name="ro1">
          <table:table-cell office:value-type="date" office:date-value="2020-03-27T00:00:00" table:style-name="ce5">
            <text:p>27/03/2020</text:p>
          </table:table-cell>
          <table:table-cell office:value-type="float" office:value="5643" table:style-name="ce6">
            <text:p>5,643</text:p>
          </table:table-cell>
          <table:table-cell table:number-columns-repeated="16382"/>
        </table:table-row>
        <table:table-row table:style-name="ro1">
          <table:table-cell office:value-type="date" office:date-value="2020-03-28T00:00:00" table:style-name="ce5">
            <text:p>28/03/2020</text:p>
          </table:table-cell>
          <table:table-cell office:value-type="float" office:value="3584" table:style-name="ce6">
            <text:p>3,584</text:p>
          </table:table-cell>
          <table:table-cell table:number-columns-repeated="16382"/>
        </table:table-row>
        <table:table-row table:style-name="ro1">
          <table:table-cell office:value-type="date" office:date-value="2020-03-29T00:00:00" table:style-name="ce5">
            <text:p>29/03/2020</text:p>
          </table:table-cell>
          <table:table-cell office:value-type="float" office:value="3354" table:style-name="ce6">
            <text:p>3,354</text:p>
          </table:table-cell>
          <table:table-cell table:number-columns-repeated="16382"/>
        </table:table-row>
        <table:table-row table:style-name="ro1">
          <table:table-cell office:value-type="date" office:date-value="2020-03-30T00:00:00" table:style-name="ce5">
            <text:p>30/03/2020</text:p>
          </table:table-cell>
          <table:table-cell office:value-type="float" office:value="4053" table:style-name="ce6">
            <text:p>4,053</text:p>
          </table:table-cell>
          <table:table-cell table:number-columns-repeated="16382"/>
        </table:table-row>
        <table:table-row table:style-name="ro1">
          <table:table-cell office:value-type="date" office:date-value="2020-03-31T00:00:00" table:style-name="ce5">
            <text:p>31/03/2020</text:p>
          </table:table-cell>
          <table:table-cell office:value-type="float" office:value="4202" table:style-name="ce6">
            <text:p>4,202</text:p>
          </table:table-cell>
          <table:table-cell table:number-columns-repeated="16382"/>
        </table:table-row>
        <table:table-row table:style-name="ro1">
          <table:table-cell office:value-type="date" office:date-value="2020-04-01T00:00:00" table:style-name="ce5">
            <text:p>01/04/2020</text:p>
          </table:table-cell>
          <table:table-cell office:value-type="float" office:value="4409" table:style-name="ce6">
            <text:p>4,409</text:p>
          </table:table-cell>
          <table:table-cell table:number-columns-repeated="16382"/>
        </table:table-row>
        <table:table-row table:style-name="ro1">
          <table:table-cell office:value-type="date" office:date-value="2020-04-02T00:00:00" table:style-name="ce5">
            <text:p>02/04/2020</text:p>
          </table:table-cell>
          <table:table-cell office:value-type="float" office:value="4089" table:style-name="ce6">
            <text:p>4,089</text:p>
          </table:table-cell>
          <table:table-cell table:number-columns-repeated="16382"/>
        </table:table-row>
        <table:table-row table:style-name="ro1">
          <table:table-cell office:value-type="date" office:date-value="2020-04-03T00:00:00" table:style-name="ce5">
            <text:p>03/04/2020</text:p>
          </table:table-cell>
          <table:table-cell office:value-type="float" office:value="4088" table:style-name="ce6">
            <text:p>4,088</text:p>
          </table:table-cell>
          <table:table-cell table:number-columns-repeated="16382"/>
        </table:table-row>
        <table:table-row table:style-name="ro1">
          <table:table-cell office:value-type="date" office:date-value="2020-04-04T00:00:00" table:style-name="ce5">
            <text:p>04/04/2020</text:p>
          </table:table-cell>
          <table:table-cell office:value-type="float" office:value="2566" table:style-name="ce6">
            <text:p>2,566</text:p>
          </table:table-cell>
          <table:table-cell table:number-columns-repeated="16382"/>
        </table:table-row>
        <table:table-row table:style-name="ro1">
          <table:table-cell office:value-type="date" office:date-value="2020-04-05T00:00:00" table:style-name="ce5">
            <text:p>05/04/2020</text:p>
          </table:table-cell>
          <table:table-cell office:value-type="float" office:value="2672" table:style-name="ce6">
            <text:p>2,672</text:p>
          </table:table-cell>
          <table:table-cell table:number-columns-repeated="16382"/>
        </table:table-row>
        <table:table-row table:style-name="ro1">
          <table:table-cell office:value-type="date" office:date-value="2020-04-06T00:00:00" table:style-name="ce5">
            <text:p>06/04/2020</text:p>
          </table:table-cell>
          <table:table-cell office:value-type="float" office:value="3641" table:style-name="ce6">
            <text:p>3,641</text:p>
          </table:table-cell>
          <table:table-cell table:number-columns-repeated="16382"/>
        </table:table-row>
        <table:table-row table:style-name="ro1">
          <table:table-cell office:value-type="date" office:date-value="2020-04-07T00:00:00" table:style-name="ce5">
            <text:p>07/04/2020</text:p>
          </table:table-cell>
          <table:table-cell office:value-type="float" office:value="3882" table:style-name="ce6">
            <text:p>3,882</text:p>
          </table:table-cell>
          <table:table-cell table:number-columns-repeated="16382"/>
        </table:table-row>
        <table:table-row table:style-name="ro1">
          <table:table-cell office:value-type="date" office:date-value="2020-04-08T00:00:00" table:style-name="ce5">
            <text:p>08/04/2020</text:p>
          </table:table-cell>
          <table:table-cell office:value-type="float" office:value="4071" table:style-name="ce6">
            <text:p>4,071</text:p>
          </table:table-cell>
          <table:table-cell table:number-columns-repeated="16382"/>
        </table:table-row>
        <table:table-row table:style-name="ro1">
          <table:table-cell office:value-type="date" office:date-value="2020-04-09T00:00:00" table:style-name="ce5">
            <text:p>09/04/2020</text:p>
          </table:table-cell>
          <table:table-cell office:value-type="float" office:value="3868" table:style-name="ce6">
            <text:p>3,868</text:p>
          </table:table-cell>
          <table:table-cell table:number-columns-repeated="16382"/>
        </table:table-row>
        <table:table-row table:style-name="ro1">
          <table:table-cell office:value-type="date" office:date-value="2020-04-10T00:00:00" table:style-name="ce5">
            <text:p>10/04/2020</text:p>
          </table:table-cell>
          <table:table-cell office:value-type="float" office:value="3028" table:style-name="ce6">
            <text:p>3,028</text:p>
          </table:table-cell>
          <table:table-cell table:number-columns-repeated="16382"/>
        </table:table-row>
        <table:table-row table:style-name="ro1">
          <table:table-cell office:value-type="date" office:date-value="2020-04-11T00:00:00" table:style-name="ce5">
            <text:p>11/04/2020</text:p>
          </table:table-cell>
          <table:table-cell office:value-type="float" office:value="2224" table:style-name="ce6">
            <text:p>2,224</text:p>
          </table:table-cell>
          <table:table-cell table:number-columns-repeated="16382"/>
        </table:table-row>
        <table:table-row table:style-name="ro1">
          <table:table-cell office:value-type="date" office:date-value="2020-04-12T00:00:00" table:style-name="ce5">
            <text:p>12/04/2020</text:p>
          </table:table-cell>
          <table:table-cell office:value-type="float" office:value="2099" table:style-name="ce6">
            <text:p>2,099</text:p>
          </table:table-cell>
          <table:table-cell table:number-columns-repeated="16382"/>
        </table:table-row>
        <table:table-row table:style-name="ro1">
          <table:table-cell office:value-type="date" office:date-value="2020-04-13T00:00:00" table:style-name="ce5">
            <text:p>13/04/2020</text:p>
          </table:table-cell>
          <table:table-cell office:value-type="float" office:value="2626" table:style-name="ce6">
            <text:p>2,626</text:p>
          </table:table-cell>
          <table:table-cell table:number-columns-repeated="16382"/>
        </table:table-row>
        <table:table-row table:style-name="ro1">
          <table:table-cell office:value-type="date" office:date-value="2020-04-14T00:00:00" table:style-name="ce5">
            <text:p>14/04/2020</text:p>
          </table:table-cell>
          <table:table-cell office:value-type="float" office:value="3720" table:style-name="ce6">
            <text:p>3,720</text:p>
          </table:table-cell>
          <table:table-cell table:number-columns-repeated="16382"/>
        </table:table-row>
        <table:table-row table:style-name="ro1">
          <table:table-cell office:value-type="date" office:date-value="2020-04-15T00:00:00" table:style-name="ce5">
            <text:p>15/04/2020</text:p>
          </table:table-cell>
          <table:table-cell office:value-type="float" office:value="4028" table:style-name="ce6">
            <text:p>4,028</text:p>
          </table:table-cell>
          <table:table-cell table:number-columns-repeated="16382"/>
        </table:table-row>
        <table:table-row table:style-name="ro1">
          <table:table-cell office:value-type="date" office:date-value="2020-04-16T00:00:00" table:style-name="ce5">
            <text:p>16/04/2020</text:p>
          </table:table-cell>
          <table:table-cell office:value-type="float" office:value="4164" table:style-name="ce6">
            <text:p>4,164</text:p>
          </table:table-cell>
          <table:table-cell table:number-columns-repeated="16382"/>
        </table:table-row>
        <table:table-row table:style-name="ro1">
          <table:table-cell office:value-type="date" office:date-value="2020-04-17T00:00:00" table:style-name="ce5">
            <text:p>17/04/2020</text:p>
          </table:table-cell>
          <table:table-cell office:value-type="float" office:value="3926" table:style-name="ce6">
            <text:p>3,926</text:p>
          </table:table-cell>
          <table:table-cell table:number-columns-repeated="16382"/>
        </table:table-row>
        <table:table-row table:style-name="ro1">
          <table:table-cell office:value-type="date" office:date-value="2020-04-18T00:00:00" table:style-name="ce5">
            <text:p>18/04/2020</text:p>
          </table:table-cell>
          <table:table-cell office:value-type="float" office:value="2297" table:style-name="ce6">
            <text:p>2,297</text:p>
          </table:table-cell>
          <table:table-cell table:number-columns-repeated="16382"/>
        </table:table-row>
        <table:table-row table:style-name="ro1">
          <table:table-cell office:value-type="date" office:date-value="2020-04-19T00:00:00" table:style-name="ce5">
            <text:p>19/04/2020</text:p>
          </table:table-cell>
          <table:table-cell office:value-type="float" office:value="2455" table:style-name="ce6">
            <text:p>2,455</text:p>
          </table:table-cell>
          <table:table-cell table:number-columns-repeated="16382"/>
        </table:table-row>
        <table:table-row table:style-name="ro1">
          <table:table-cell office:value-type="date" office:date-value="2020-04-20T00:00:00" table:style-name="ce5">
            <text:p>20/04/2020</text:p>
          </table:table-cell>
          <table:table-cell office:value-type="float" office:value="3795" table:style-name="ce6">
            <text:p>3,795</text:p>
          </table:table-cell>
          <table:table-cell table:number-columns-repeated="16382"/>
        </table:table-row>
        <table:table-row table:style-name="ro1">
          <table:table-cell office:value-type="date" office:date-value="2020-04-21T00:00:00" table:style-name="ce5">
            <text:p>21/04/2020</text:p>
          </table:table-cell>
          <table:table-cell office:value-type="float" office:value="4034" table:style-name="ce6">
            <text:p>4,034</text:p>
          </table:table-cell>
          <table:table-cell table:number-columns-repeated="16382"/>
        </table:table-row>
        <table:table-row table:style-name="ro1">
          <table:table-cell office:value-type="date" office:date-value="2020-04-22T00:00:00" table:style-name="ce5">
            <text:p>22/04/2020</text:p>
          </table:table-cell>
          <table:table-cell office:value-type="float" office:value="4385" table:style-name="ce6">
            <text:p>4,385</text:p>
          </table:table-cell>
          <table:table-cell table:number-columns-repeated="16382"/>
        </table:table-row>
        <table:table-row table:style-name="ro1">
          <table:table-cell office:value-type="date" office:date-value="2020-04-23T00:00:00" table:style-name="ce5">
            <text:p>23/04/2020</text:p>
          </table:table-cell>
          <table:table-cell office:value-type="float" office:value="4506" table:style-name="ce6">
            <text:p>4,506</text:p>
          </table:table-cell>
          <table:table-cell table:number-columns-repeated="16382"/>
        </table:table-row>
        <table:table-row table:style-name="ro1">
          <table:table-cell office:value-type="date" office:date-value="2020-04-24T00:00:00" table:style-name="ce5">
            <text:p>24/04/2020</text:p>
          </table:table-cell>
          <table:table-cell office:value-type="float" office:value="4255" table:style-name="ce6">
            <text:p>4,255</text:p>
          </table:table-cell>
          <table:table-cell table:number-columns-repeated="16382"/>
        </table:table-row>
        <table:table-row table:style-name="ro1">
          <table:table-cell office:value-type="date" office:date-value="2020-04-25T00:00:00" table:style-name="ce5">
            <text:p>25/04/2020</text:p>
          </table:table-cell>
          <table:table-cell office:value-type="float" office:value="2467" table:style-name="ce6">
            <text:p>2,467</text:p>
          </table:table-cell>
          <table:table-cell table:number-columns-repeated="16382"/>
        </table:table-row>
        <table:table-row table:style-name="ro1">
          <table:table-cell office:value-type="date" office:date-value="2020-04-26T00:00:00" table:style-name="ce5">
            <text:p>26/04/2020</text:p>
          </table:table-cell>
          <table:table-cell office:value-type="float" office:value="2694" table:style-name="ce6">
            <text:p>2,694</text:p>
          </table:table-cell>
          <table:table-cell table:number-columns-repeated="16382"/>
        </table:table-row>
        <table:table-row table:style-name="ro1">
          <table:table-cell office:value-type="date" office:date-value="2020-04-27T00:00:00" table:style-name="ce5">
            <text:p>27/04/2020</text:p>
          </table:table-cell>
          <table:table-cell office:value-type="float" office:value="4110" table:style-name="ce6">
            <text:p>4,110</text:p>
          </table:table-cell>
          <table:table-cell table:number-columns-repeated="16382"/>
        </table:table-row>
        <table:table-row table:style-name="ro1">
          <table:table-cell office:value-type="date" office:date-value="2020-04-28T00:00:00" table:style-name="ce5">
            <text:p>28/04/2020</text:p>
          </table:table-cell>
          <table:table-cell office:value-type="float" office:value="4283" table:style-name="ce6">
            <text:p>4,283</text:p>
          </table:table-cell>
          <table:table-cell table:number-columns-repeated="16382"/>
        </table:table-row>
        <table:table-row table:style-name="ro1">
          <table:table-cell office:value-type="date" office:date-value="2020-04-29T00:00:00" table:style-name="ce5">
            <text:p>29/04/2020</text:p>
          </table:table-cell>
          <table:table-cell office:value-type="float" office:value="4567" table:style-name="ce6">
            <text:p>4,567</text:p>
          </table:table-cell>
          <table:table-cell table:number-columns-repeated="16382"/>
        </table:table-row>
        <table:table-row table:style-name="ro1">
          <table:table-cell office:value-type="date" office:date-value="2020-04-30T00:00:00" table:style-name="ce5">
            <text:p>30/04/2020</text:p>
          </table:table-cell>
          <table:table-cell office:value-type="float" office:value="4512" table:style-name="ce6">
            <text:p>4,512</text:p>
          </table:table-cell>
          <table:table-cell table:number-columns-repeated="16382"/>
        </table:table-row>
        <table:table-row table:style-name="ro1">
          <table:table-cell office:value-type="date" office:date-value="2020-05-01T00:00:00" table:style-name="ce5">
            <text:p>01/05/2020</text:p>
          </table:table-cell>
          <table:table-cell office:value-type="float" office:value="3382" table:style-name="ce6">
            <text:p>3,382</text:p>
          </table:table-cell>
          <table:table-cell table:number-columns-repeated="16382"/>
        </table:table-row>
        <table:table-row table:style-name="ro1">
          <table:table-cell office:value-type="date" office:date-value="2020-05-02T00:00:00" table:style-name="ce5">
            <text:p>02/05/2020</text:p>
          </table:table-cell>
          <table:table-cell office:value-type="float" office:value="2451" table:style-name="ce6">
            <text:p>2,451</text:p>
          </table:table-cell>
          <table:table-cell table:number-columns-repeated="16382"/>
        </table:table-row>
        <table:table-row table:style-name="ro1">
          <table:table-cell office:value-type="date" office:date-value="2020-05-03T00:00:00" table:style-name="ce5">
            <text:p>03/05/2020</text:p>
          </table:table-cell>
          <table:table-cell office:value-type="float" office:value="2881" table:style-name="ce6">
            <text:p>2,881</text:p>
          </table:table-cell>
          <table:table-cell table:number-columns-repeated="16382"/>
        </table:table-row>
        <table:table-row table:style-name="ro1">
          <table:table-cell office:value-type="date" office:date-value="2020-05-04T00:00:00" table:style-name="ce5">
            <text:p>04/05/2020</text:p>
          </table:table-cell>
          <table:table-cell office:value-type="float" office:value="4339" table:style-name="ce6">
            <text:p>4,339</text:p>
          </table:table-cell>
          <table:table-cell table:number-columns-repeated="16382"/>
        </table:table-row>
        <table:table-row table:style-name="ro1">
          <table:table-cell office:value-type="date" office:date-value="2020-05-05T00:00:00" table:style-name="ce5">
            <text:p>05/05/2020</text:p>
          </table:table-cell>
          <table:table-cell office:value-type="float" office:value="4510" table:style-name="ce6">
            <text:p>4,510</text:p>
          </table:table-cell>
          <table:table-cell table:number-columns-repeated="16382"/>
        </table:table-row>
        <table:table-row table:style-name="ro1">
          <table:table-cell office:value-type="date" office:date-value="2020-05-06T00:00:00" table:style-name="ce5">
            <text:p>06/05/2020</text:p>
          </table:table-cell>
          <table:table-cell office:value-type="float" office:value="4805" table:style-name="ce6">
            <text:p>4,805</text:p>
          </table:table-cell>
          <table:table-cell table:number-columns-repeated="16382"/>
        </table:table-row>
        <table:table-row table:style-name="ro1">
          <table:table-cell office:value-type="date" office:date-value="2020-05-07T00:00:00" table:style-name="ce5">
            <text:p>07/05/2020</text:p>
          </table:table-cell>
          <table:table-cell office:value-type="float" office:value="5010" table:style-name="ce6">
            <text:p>5,010</text:p>
          </table:table-cell>
          <table:table-cell table:number-columns-repeated="16382"/>
        </table:table-row>
        <table:table-row table:style-name="ro1">
          <table:table-cell office:value-type="date" office:date-value="2020-05-08T00:00:00" table:style-name="ce5">
            <text:p>08/05/2020</text:p>
          </table:table-cell>
          <table:table-cell office:value-type="float" office:value="4515" table:style-name="ce6">
            <text:p>4,515</text:p>
          </table:table-cell>
          <table:table-cell table:number-columns-repeated="16382"/>
        </table:table-row>
        <table:table-row table:style-name="ro1">
          <table:table-cell office:value-type="date" office:date-value="2020-05-09T00:00:00" table:style-name="ce5">
            <text:p>09/05/2020</text:p>
          </table:table-cell>
          <table:table-cell office:value-type="float" office:value="2878" table:style-name="ce6">
            <text:p>2,878</text:p>
          </table:table-cell>
          <table:table-cell table:number-columns-repeated="16382"/>
        </table:table-row>
        <table:table-row table:style-name="ro1">
          <table:table-cell office:value-type="date" office:date-value="2020-05-10T00:00:00" table:style-name="ce5">
            <text:p>10/05/2020</text:p>
          </table:table-cell>
          <table:table-cell office:value-type="float" office:value="3020" table:style-name="ce6">
            <text:p>3,020</text:p>
          </table:table-cell>
          <table:table-cell table:number-columns-repeated="16382"/>
        </table:table-row>
        <table:table-row table:style-name="ro1">
          <table:table-cell office:value-type="date" office:date-value="2020-05-11T00:00:00" table:style-name="ce5">
            <text:p>11/05/2020</text:p>
          </table:table-cell>
          <table:table-cell office:value-type="float" office:value="4507" table:style-name="ce6">
            <text:p>4,507</text:p>
          </table:table-cell>
          <table:table-cell table:number-columns-repeated="16382"/>
        </table:table-row>
        <table:table-row table:style-name="ro1">
          <table:table-cell office:value-type="date" office:date-value="2020-05-12T00:00:00" table:style-name="ce5">
            <text:p>12/05/2020</text:p>
          </table:table-cell>
          <table:table-cell office:value-type="float" office:value="5005" table:style-name="ce6">
            <text:p>5,005</text:p>
          </table:table-cell>
          <table:table-cell table:number-columns-repeated="16382"/>
        </table:table-row>
        <table:table-row table:style-name="ro1">
          <table:table-cell office:value-type="date" office:date-value="2020-05-13T00:00:00" table:style-name="ce5">
            <text:p>13/05/2020</text:p>
          </table:table-cell>
          <table:table-cell office:value-type="float" office:value="5196" table:style-name="ce6">
            <text:p>5,196</text:p>
          </table:table-cell>
          <table:table-cell table:number-columns-repeated="16382"/>
        </table:table-row>
        <table:table-row table:style-name="ro1">
          <table:table-cell office:value-type="date" office:date-value="2020-05-14T00:00:00" table:style-name="ce5">
            <text:p>14/05/2020</text:p>
          </table:table-cell>
          <table:table-cell office:value-type="float" office:value="5388" table:style-name="ce6">
            <text:p>5,388</text:p>
          </table:table-cell>
          <table:table-cell table:number-columns-repeated="16382"/>
        </table:table-row>
        <table:table-row table:style-name="ro1">
          <table:table-cell office:value-type="date" office:date-value="2020-05-15T00:00:00" table:style-name="ce5">
            <text:p>15/05/2020</text:p>
          </table:table-cell>
          <table:table-cell office:value-type="float" office:value="5361" table:style-name="ce6">
            <text:p>5,361</text:p>
          </table:table-cell>
          <table:table-cell table:number-columns-repeated="16382"/>
        </table:table-row>
        <table:table-row table:style-name="ro1">
          <table:table-cell office:value-type="date" office:date-value="2020-05-16T00:00:00" table:style-name="ce5">
            <text:p>16/05/2020</text:p>
          </table:table-cell>
          <table:table-cell office:value-type="float" office:value="3246" table:style-name="ce6">
            <text:p>3,246</text:p>
          </table:table-cell>
          <table:table-cell table:number-columns-repeated="16382"/>
        </table:table-row>
        <table:table-row table:style-name="ro1">
          <table:table-cell office:value-type="date" office:date-value="2020-05-17T00:00:00" table:style-name="ce5">
            <text:p>17/05/2020</text:p>
          </table:table-cell>
          <table:table-cell office:value-type="float" office:value="3300" table:style-name="ce6">
            <text:p>3,300</text:p>
          </table:table-cell>
          <table:table-cell table:number-columns-repeated="16382"/>
        </table:table-row>
        <table:table-row table:style-name="ro1">
          <table:table-cell office:value-type="date" office:date-value="2020-05-18T00:00:00" table:style-name="ce5">
            <text:p>18/05/2020</text:p>
          </table:table-cell>
          <table:table-cell office:value-type="float" office:value="5075" table:style-name="ce6">
            <text:p>5,075</text:p>
          </table:table-cell>
          <table:table-cell table:number-columns-repeated="16382"/>
        </table:table-row>
        <table:table-row table:style-name="ro1">
          <table:table-cell office:value-type="date" office:date-value="2020-05-19T00:00:00" table:style-name="ce5">
            <text:p>19/05/2020</text:p>
          </table:table-cell>
          <table:table-cell office:value-type="float" office:value="5325" table:style-name="ce6">
            <text:p>5,325</text:p>
          </table:table-cell>
          <table:table-cell table:number-columns-repeated="16382"/>
        </table:table-row>
        <table:table-row table:style-name="ro1">
          <table:table-cell office:value-type="date" office:date-value="2020-05-20T00:00:00" table:style-name="ce5">
            <text:p>20/05/2020</text:p>
          </table:table-cell>
          <table:table-cell office:value-type="float" office:value="5898" table:style-name="ce6">
            <text:p>5,898</text:p>
          </table:table-cell>
          <table:table-cell table:number-columns-repeated="16382"/>
        </table:table-row>
        <table:table-row table:style-name="ro1">
          <table:table-cell office:value-type="date" office:date-value="2020-05-21T00:00:00" table:style-name="ce5">
            <text:p>21/05/2020</text:p>
          </table:table-cell>
          <table:table-cell office:value-type="float" office:value="4863" table:style-name="ce6">
            <text:p>4,863</text:p>
          </table:table-cell>
          <table:table-cell table:number-columns-repeated="16382"/>
        </table:table-row>
        <table:table-row table:style-name="ro1">
          <table:table-cell office:value-type="date" office:date-value="2020-05-22T00:00:00" table:style-name="ce5">
            <text:p>22/05/2020</text:p>
          </table:table-cell>
          <table:table-cell office:value-type="float" office:value="5015" table:style-name="ce6">
            <text:p>5,015</text:p>
          </table:table-cell>
          <table:table-cell table:number-columns-repeated="16382"/>
        </table:table-row>
        <table:table-row table:style-name="ro1">
          <table:table-cell office:value-type="date" office:date-value="2020-05-23T00:00:00" table:style-name="ce5">
            <text:p>23/05/2020</text:p>
          </table:table-cell>
          <table:table-cell office:value-type="float" office:value="3380" table:style-name="ce6">
            <text:p>3,380</text:p>
          </table:table-cell>
          <table:table-cell table:number-columns-repeated="16382"/>
        </table:table-row>
        <table:table-row table:style-name="ro1">
          <table:table-cell office:value-type="date" office:date-value="2020-05-24T00:00:00" table:style-name="ce5">
            <text:p>24/05/2020</text:p>
          </table:table-cell>
          <table:table-cell office:value-type="float" office:value="3691" table:style-name="ce6">
            <text:p>3,691</text:p>
          </table:table-cell>
          <table:table-cell table:number-columns-repeated="16382"/>
        </table:table-row>
        <table:table-row table:style-name="ro1">
          <table:table-cell office:value-type="date" office:date-value="2020-05-25T00:00:00" table:style-name="ce5">
            <text:p>25/05/2020</text:p>
          </table:table-cell>
          <table:table-cell office:value-type="float" office:value="5083" table:style-name="ce6">
            <text:p>5,083</text:p>
          </table:table-cell>
          <table:table-cell table:number-columns-repeated="16382"/>
        </table:table-row>
        <table:table-row table:style-name="ro1">
          <table:table-cell office:value-type="date" office:date-value="2020-05-26T00:00:00" table:style-name="ce5">
            <text:p>26/05/2020</text:p>
          </table:table-cell>
          <table:table-cell office:value-type="float" office:value="5585" table:style-name="ce6">
            <text:p>5,585</text:p>
          </table:table-cell>
          <table:table-cell table:number-columns-repeated="16382"/>
        </table:table-row>
        <table:table-row table:style-name="ro1">
          <table:table-cell office:value-type="date" office:date-value="2020-05-27T00:00:00" table:style-name="ce5">
            <text:p>27/05/2020</text:p>
          </table:table-cell>
          <table:table-cell office:value-type="float" office:value="6040" table:style-name="ce6">
            <text:p>6,040</text:p>
          </table:table-cell>
          <table:table-cell table:number-columns-repeated="16382"/>
        </table:table-row>
        <table:table-row table:style-name="ro1">
          <table:table-cell office:value-type="date" office:date-value="2020-05-28T00:00:00" table:style-name="ce5">
            <text:p>28/05/2020</text:p>
          </table:table-cell>
          <table:table-cell office:value-type="float" office:value="5943" table:style-name="ce6">
            <text:p>5,943</text:p>
          </table:table-cell>
          <table:table-cell table:number-columns-repeated="16382"/>
        </table:table-row>
        <table:table-row table:style-name="ro1">
          <table:table-cell office:value-type="date" office:date-value="2020-05-29T00:00:00" table:style-name="ce5">
            <text:p>29/05/2020</text:p>
          </table:table-cell>
          <table:table-cell office:value-type="float" office:value="5925" table:style-name="ce6">
            <text:p>5,925</text:p>
          </table:table-cell>
          <table:table-cell table:number-columns-repeated="16382"/>
        </table:table-row>
        <table:table-row table:style-name="ro1">
          <table:table-cell office:value-type="date" office:date-value="2020-05-30T00:00:00" table:style-name="ce5">
            <text:p>30/05/2020</text:p>
          </table:table-cell>
          <table:table-cell office:value-type="float" office:value="3622" table:style-name="ce6">
            <text:p>3,622</text:p>
          </table:table-cell>
          <table:table-cell table:number-columns-repeated="16382"/>
        </table:table-row>
        <table:table-row table:style-name="ro1">
          <table:table-cell office:value-type="date" office:date-value="2020-05-31T00:00:00" table:style-name="ce5">
            <text:p>31/05/2020</text:p>
          </table:table-cell>
          <table:table-cell office:value-type="float" office:value="3586" table:style-name="ce6">
            <text:p>3,586</text:p>
          </table:table-cell>
          <table:table-cell table:number-columns-repeated="16382"/>
        </table:table-row>
        <table:table-row table:style-name="ro1">
          <table:table-cell office:value-type="date" office:date-value="2020-06-01T00:00:00" table:style-name="ce5">
            <text:p>01/06/2020</text:p>
          </table:table-cell>
          <table:table-cell office:value-type="float" office:value="5087" table:style-name="ce6">
            <text:p>5,087</text:p>
          </table:table-cell>
          <table:table-cell table:number-columns-repeated="16382"/>
        </table:table-row>
        <table:table-row table:style-name="ro1">
          <table:table-cell office:value-type="date" office:date-value="2020-06-02T00:00:00" table:style-name="ce5">
            <text:p>02/06/2020</text:p>
          </table:table-cell>
          <table:table-cell office:value-type="float" office:value="6013" table:style-name="ce6">
            <text:p>6,013</text:p>
          </table:table-cell>
          <table:table-cell table:number-columns-repeated="16382"/>
        </table:table-row>
        <table:table-row table:style-name="ro1">
          <table:table-cell office:value-type="date" office:date-value="2020-06-03T00:00:00" table:style-name="ce5">
            <text:p>03/06/2020</text:p>
          </table:table-cell>
          <table:table-cell office:value-type="float" office:value="6610" table:style-name="ce6">
            <text:p>6,610</text:p>
          </table:table-cell>
          <table:table-cell table:number-columns-repeated="16382"/>
        </table:table-row>
        <table:table-row table:style-name="ro1">
          <table:table-cell office:value-type="date" office:date-value="2020-06-04T00:00:00" table:style-name="ce5">
            <text:p>04/06/2020</text:p>
          </table:table-cell>
          <table:table-cell office:value-type="float" office:value="6822" table:style-name="ce6">
            <text:p>6,822</text:p>
          </table:table-cell>
          <table:table-cell table:number-columns-repeated="16382"/>
        </table:table-row>
        <table:table-row table:style-name="ro1">
          <table:table-cell office:value-type="date" office:date-value="2020-06-05T00:00:00" table:style-name="ce5">
            <text:p>05/06/2020</text:p>
          </table:table-cell>
          <table:table-cell office:value-type="float" office:value="6727" table:style-name="ce6">
            <text:p>6,727</text:p>
          </table:table-cell>
          <table:table-cell table:number-columns-repeated="16382"/>
        </table:table-row>
        <table:table-row table:style-name="ro1">
          <table:table-cell office:value-type="date" office:date-value="2020-06-06T00:00:00" table:style-name="ce5">
            <text:p>06/06/2020</text:p>
          </table:table-cell>
          <table:table-cell office:value-type="float" office:value="4444" table:style-name="ce6">
            <text:p>4,444</text:p>
          </table:table-cell>
          <table:table-cell table:number-columns-repeated="16382"/>
        </table:table-row>
        <table:table-row table:style-name="ro1">
          <table:table-cell office:value-type="date" office:date-value="2020-06-07T00:00:00" table:style-name="ce5">
            <text:p>07/06/2020</text:p>
          </table:table-cell>
          <table:table-cell office:value-type="float" office:value="4807" table:style-name="ce6">
            <text:p>4,807</text:p>
          </table:table-cell>
          <table:table-cell table:number-columns-repeated="16382"/>
        </table:table-row>
        <table:table-row table:style-name="ro1">
          <table:table-cell office:value-type="date" office:date-value="2020-06-08T00:00:00" table:style-name="ce5">
            <text:p>08/06/2020</text:p>
          </table:table-cell>
          <table:table-cell office:value-type="float" office:value="6584" table:style-name="ce6">
            <text:p>6,584</text:p>
          </table:table-cell>
          <table:table-cell table:number-columns-repeated="16382"/>
        </table:table-row>
        <table:table-row table:style-name="ro1">
          <table:table-cell office:value-type="date" office:date-value="2020-06-09T00:00:00" table:style-name="ce5">
            <text:p>09/06/2020</text:p>
          </table:table-cell>
          <table:table-cell office:value-type="float" office:value="6700" table:style-name="ce6">
            <text:p>6,700</text:p>
          </table:table-cell>
          <table:table-cell table:number-columns-repeated="16382"/>
        </table:table-row>
        <table:table-row table:style-name="ro1">
          <table:table-cell office:value-type="date" office:date-value="2020-06-10T00:00:00" table:style-name="ce5">
            <text:p>10/06/2020</text:p>
          </table:table-cell>
          <table:table-cell office:value-type="float" office:value="7232" table:style-name="ce6">
            <text:p>7,232</text:p>
          </table:table-cell>
          <table:table-cell table:number-columns-repeated="16382"/>
        </table:table-row>
        <table:table-row table:style-name="ro1">
          <table:table-cell office:value-type="date" office:date-value="2020-06-11T00:00:00" table:style-name="ce5">
            <text:p>11/06/2020</text:p>
          </table:table-cell>
          <table:table-cell office:value-type="float" office:value="6932" table:style-name="ce6">
            <text:p>6,932</text:p>
          </table:table-cell>
          <table:table-cell table:number-columns-repeated="16382"/>
        </table:table-row>
        <table:table-row table:style-name="ro1">
          <table:table-cell office:value-type="date" office:date-value="2020-06-12T00:00:00" table:style-name="ce5">
            <text:p>12/06/2020</text:p>
          </table:table-cell>
          <table:table-cell office:value-type="float" office:value="7283" table:style-name="ce6">
            <text:p>7,283</text:p>
          </table:table-cell>
          <table:table-cell table:number-columns-repeated="16382"/>
        </table:table-row>
        <table:table-row table:style-name="ro1">
          <table:table-cell office:value-type="date" office:date-value="2020-06-13T00:00:00" table:style-name="ce5">
            <text:p>13/06/2020</text:p>
          </table:table-cell>
          <table:table-cell office:value-type="float" office:value="4679" table:style-name="ce6">
            <text:p>4,679</text:p>
          </table:table-cell>
          <table:table-cell table:number-columns-repeated="16382"/>
        </table:table-row>
        <table:table-row table:style-name="ro1">
          <table:table-cell office:value-type="date" office:date-value="2020-06-14T00:00:00" table:style-name="ce5">
            <text:p>14/06/2020</text:p>
          </table:table-cell>
          <table:table-cell office:value-type="float" office:value="5223" table:style-name="ce6">
            <text:p>5,223</text:p>
          </table:table-cell>
          <table:table-cell table:number-columns-repeated="16382"/>
        </table:table-row>
        <table:table-row table:style-name="ro1">
          <table:table-cell office:value-type="date" office:date-value="2020-06-15T00:00:00" table:style-name="ce5">
            <text:p>15/06/2020</text:p>
          </table:table-cell>
          <table:table-cell office:value-type="float" office:value="7931" table:style-name="ce6">
            <text:p>7,931</text:p>
          </table:table-cell>
          <table:table-cell table:number-columns-repeated="16382"/>
        </table:table-row>
        <table:table-row table:style-name="ro1">
          <table:table-cell office:value-type="date" office:date-value="2020-06-16T00:00:00" table:style-name="ce5">
            <text:p>16/06/2020</text:p>
          </table:table-cell>
          <table:table-cell office:value-type="float" office:value="7810" table:style-name="ce6">
            <text:p>7,810</text:p>
          </table:table-cell>
          <table:table-cell table:number-columns-repeated="16382"/>
        </table:table-row>
        <table:table-row table:style-name="ro1">
          <table:table-cell office:value-type="date" office:date-value="2020-06-17T00:00:00" table:style-name="ce5">
            <text:p>17/06/2020</text:p>
          </table:table-cell>
          <table:table-cell office:value-type="float" office:value="8227" table:style-name="ce6">
            <text:p>8,227</text:p>
          </table:table-cell>
          <table:table-cell table:number-columns-repeated="16382"/>
        </table:table-row>
        <table:table-row table:style-name="ro1">
          <table:table-cell office:value-type="date" office:date-value="2020-06-18T00:00:00" table:style-name="ce5">
            <text:p>18/06/2020</text:p>
          </table:table-cell>
          <table:table-cell office:value-type="float" office:value="8404" table:style-name="ce6">
            <text:p>8,404</text:p>
          </table:table-cell>
          <table:table-cell table:number-columns-repeated="16382"/>
        </table:table-row>
        <table:table-row table:style-name="ro1">
          <table:table-cell office:value-type="date" office:date-value="2020-06-19T00:00:00" table:style-name="ce5">
            <text:p>19/06/2020</text:p>
          </table:table-cell>
          <table:table-cell office:value-type="float" office:value="8620" table:style-name="ce6">
            <text:p>8,620</text:p>
          </table:table-cell>
          <table:table-cell table:number-columns-repeated="16382"/>
        </table:table-row>
        <table:table-row table:style-name="ro1">
          <table:table-cell office:value-type="date" office:date-value="2020-06-20T00:00:00" table:style-name="ce5">
            <text:p>20/06/2020</text:p>
          </table:table-cell>
          <table:table-cell office:value-type="float" office:value="5999" table:style-name="ce6">
            <text:p>5,999</text:p>
          </table:table-cell>
          <table:table-cell table:number-columns-repeated="16382"/>
        </table:table-row>
        <table:table-row table:style-name="ro1">
          <table:table-cell office:value-type="date" office:date-value="2020-06-21T00:00:00" table:style-name="ce5">
            <text:p>21/06/2020</text:p>
          </table:table-cell>
          <table:table-cell office:value-type="float" office:value="6954" table:style-name="ce6">
            <text:p>6,954</text:p>
          </table:table-cell>
          <table:table-cell table:number-columns-repeated="16382"/>
        </table:table-row>
        <table:table-row table:style-name="ro1">
          <table:table-cell office:value-type="date" office:date-value="2020-06-22T00:00:00" table:style-name="ce5">
            <text:p>22/06/2020</text:p>
          </table:table-cell>
          <table:table-cell office:value-type="float" office:value="8884" table:style-name="ce6">
            <text:p>8,884</text:p>
          </table:table-cell>
          <table:table-cell table:number-columns-repeated="16382"/>
        </table:table-row>
        <table:table-row table:style-name="ro1">
          <table:table-cell office:value-type="date" office:date-value="2020-06-23T00:00:00" table:style-name="ce5">
            <text:p>23/06/2020</text:p>
          </table:table-cell>
          <table:table-cell office:value-type="float" office:value="8770" table:style-name="ce6">
            <text:p>8,770</text:p>
          </table:table-cell>
          <table:table-cell table:number-columns-repeated="16382"/>
        </table:table-row>
        <table:table-row table:style-name="ro1">
          <table:table-cell office:value-type="date" office:date-value="2020-06-24T00:00:00" table:style-name="ce5">
            <text:p>24/06/2020</text:p>
          </table:table-cell>
          <table:table-cell office:value-type="float" office:value="9221" table:style-name="ce6">
            <text:p>9,221</text:p>
          </table:table-cell>
          <table:table-cell table:number-columns-repeated="16382"/>
        </table:table-row>
        <table:table-row table:style-name="ro1">
          <table:table-cell office:value-type="date" office:date-value="2020-06-25T00:00:00" table:style-name="ce5">
            <text:p>25/06/2020</text:p>
          </table:table-cell>
          <table:table-cell office:value-type="float" office:value="9579" table:style-name="ce6">
            <text:p>9,579</text:p>
          </table:table-cell>
          <table:table-cell table:number-columns-repeated="16382"/>
        </table:table-row>
        <table:table-row table:style-name="ro1">
          <table:table-cell office:value-type="date" office:date-value="2020-06-26T00:00:00" table:style-name="ce5">
            <text:p>26/06/2020</text:p>
          </table:table-cell>
          <table:table-cell office:value-type="float" office:value="9858" table:style-name="ce6">
            <text:p>9,858</text:p>
          </table:table-cell>
          <table:table-cell table:number-columns-repeated="16382"/>
        </table:table-row>
        <table:table-row table:style-name="ro1">
          <table:table-cell office:value-type="date" office:date-value="2020-06-27T00:00:00" table:style-name="ce5">
            <text:p>27/06/2020</text:p>
          </table:table-cell>
          <table:table-cell office:value-type="float" office:value="6730" table:style-name="ce6">
            <text:p>6,730</text:p>
          </table:table-cell>
          <table:table-cell table:number-columns-repeated="16382"/>
        </table:table-row>
        <table:table-row table:style-name="ro1">
          <table:table-cell office:value-type="date" office:date-value="2020-06-28T00:00:00" table:style-name="ce5">
            <text:p>28/06/2020</text:p>
          </table:table-cell>
          <table:table-cell office:value-type="float" office:value="7564" table:style-name="ce6">
            <text:p>7,564</text:p>
          </table:table-cell>
          <table:table-cell table:number-columns-repeated="16382"/>
        </table:table-row>
        <table:table-row table:style-name="ro1">
          <table:table-cell office:value-type="date" office:date-value="2020-06-29T00:00:00" table:style-name="ce5">
            <text:p>29/06/2020</text:p>
          </table:table-cell>
          <table:table-cell office:value-type="float" office:value="9203" table:style-name="ce6">
            <text:p>9,203</text:p>
          </table:table-cell>
          <table:table-cell table:number-columns-repeated="16382"/>
        </table:table-row>
        <table:table-row table:style-name="ro1">
          <table:table-cell office:value-type="date" office:date-value="2020-06-30T00:00:00" table:style-name="ce5">
            <text:p>30/06/2020</text:p>
          </table:table-cell>
          <table:table-cell office:value-type="float" office:value="9296" table:style-name="ce6">
            <text:p>9,296</text:p>
          </table:table-cell>
          <table:table-cell table:number-columns-repeated="16382"/>
        </table:table-row>
        <table:table-row table:style-name="ro1">
          <table:table-cell office:value-type="date" office:date-value="2020-07-01T00:00:00" table:style-name="ce5">
            <text:p>01/07/2020</text:p>
          </table:table-cell>
          <table:table-cell office:value-type="float" office:value="12742" table:style-name="ce6">
            <text:p>12,742</text:p>
          </table:table-cell>
          <table:table-cell table:number-columns-repeated="16382"/>
        </table:table-row>
        <table:table-row table:style-name="ro1">
          <table:table-cell office:value-type="date" office:date-value="2020-07-02T00:00:00" table:style-name="ce5">
            <text:p>02/07/2020</text:p>
          </table:table-cell>
          <table:table-cell office:value-type="float" office:value="12727" table:style-name="ce6">
            <text:p>12,727</text:p>
          </table:table-cell>
          <table:table-cell table:number-columns-repeated="16382"/>
        </table:table-row>
        <table:table-row table:style-name="ro1">
          <table:table-cell office:value-type="date" office:date-value="2020-07-03T00:00:00" table:style-name="ce5">
            <text:p>03/07/2020</text:p>
          </table:table-cell>
          <table:table-cell office:value-type="float" office:value="13953" table:style-name="ce6">
            <text:p>13,953</text:p>
          </table:table-cell>
          <table:table-cell table:number-columns-repeated="16382"/>
        </table:table-row>
        <table:table-row table:style-name="ro1">
          <table:table-cell office:value-type="date" office:date-value="2020-07-04T00:00:00" table:style-name="ce5">
            <text:p>04/07/2020</text:p>
          </table:table-cell>
          <table:table-cell office:value-type="float" office:value="11087" table:style-name="ce6">
            <text:p>11,087</text:p>
          </table:table-cell>
          <table:table-cell table:number-columns-repeated="16382"/>
        </table:table-row>
        <table:table-row table:style-name="ro1">
          <table:table-cell office:value-type="date" office:date-value="2020-07-05T00:00:00" table:style-name="ce5">
            <text:p>05/07/2020</text:p>
          </table:table-cell>
          <table:table-cell office:value-type="float" office:value="11861" table:style-name="ce6">
            <text:p>11,861</text:p>
          </table:table-cell>
          <table:table-cell table:number-columns-repeated="16382"/>
        </table:table-row>
        <table:table-row table:style-name="ro1">
          <table:table-cell office:value-type="date" office:date-value="2020-07-06T00:00:00" table:style-name="ce5">
            <text:p>06/07/2020</text:p>
          </table:table-cell>
          <table:table-cell office:value-type="float" office:value="12980" table:style-name="ce6">
            <text:p>12,980</text:p>
          </table:table-cell>
          <table:table-cell table:number-columns-repeated="16382"/>
        </table:table-row>
        <table:table-row table:style-name="ro1">
          <table:table-cell office:value-type="date" office:date-value="2020-07-07T00:00:00" table:style-name="ce5">
            <text:p>07/07/2020</text:p>
          </table:table-cell>
          <table:table-cell office:value-type="float" office:value="12339" table:style-name="ce6">
            <text:p>12,339</text:p>
          </table:table-cell>
          <table:table-cell table:number-columns-repeated="16382"/>
        </table:table-row>
        <table:table-row table:style-name="ro1">
          <table:table-cell office:value-type="date" office:date-value="2020-07-08T00:00:00" table:style-name="ce5">
            <text:p>08/07/2020</text:p>
          </table:table-cell>
          <table:table-cell office:value-type="float" office:value="13144" table:style-name="ce6">
            <text:p>13,144</text:p>
          </table:table-cell>
          <table:table-cell table:number-columns-repeated="16382"/>
        </table:table-row>
        <table:table-row table:style-name="ro1">
          <table:table-cell office:value-type="date" office:date-value="2020-07-09T00:00:00" table:style-name="ce5">
            <text:p>09/07/2020</text:p>
          </table:table-cell>
          <table:table-cell office:value-type="float" office:value="13182" table:style-name="ce6">
            <text:p>13,182</text:p>
          </table:table-cell>
          <table:table-cell table:number-columns-repeated="16382"/>
        </table:table-row>
        <table:table-row table:style-name="ro1">
          <table:table-cell office:value-type="date" office:date-value="2020-07-10T00:00:00" table:style-name="ce5">
            <text:p>10/07/2020</text:p>
          </table:table-cell>
          <table:table-cell office:value-type="float" office:value="14596" table:style-name="ce6">
            <text:p>14,596</text:p>
          </table:table-cell>
          <table:table-cell table:number-columns-repeated="16382"/>
        </table:table-row>
        <table:table-row table:style-name="ro1">
          <table:table-cell office:value-type="date" office:date-value="2020-07-11T00:00:00" table:style-name="ce5">
            <text:p>11/07/2020</text:p>
          </table:table-cell>
          <table:table-cell office:value-type="float" office:value="11918" table:style-name="ce6">
            <text:p>11,918</text:p>
          </table:table-cell>
          <table:table-cell table:number-columns-repeated="16382"/>
        </table:table-row>
        <table:table-row table:style-name="ro1">
          <table:table-cell office:value-type="date" office:date-value="2020-07-12T00:00:00" table:style-name="ce5">
            <text:p>12/07/2020</text:p>
          </table:table-cell>
          <table:table-cell office:value-type="float" office:value="12390" table:style-name="ce6">
            <text:p>12,390</text:p>
          </table:table-cell>
          <table:table-cell table:number-columns-repeated="16382"/>
        </table:table-row>
        <table:table-row table:style-name="ro1">
          <table:table-cell office:value-type="date" office:date-value="2020-07-13T00:00:00" table:style-name="ce5">
            <text:p>13/07/2020</text:p>
          </table:table-cell>
          <table:table-cell office:value-type="float" office:value="13381" table:style-name="ce6">
            <text:p>13,381</text:p>
          </table:table-cell>
          <table:table-cell table:number-columns-repeated="16382"/>
        </table:table-row>
        <table:table-row table:style-name="ro1">
          <table:table-cell office:value-type="date" office:date-value="2020-07-14T00:00:00" table:style-name="ce5">
            <text:p>14/07/2020</text:p>
          </table:table-cell>
          <table:table-cell office:value-type="float" office:value="12797" table:style-name="ce6">
            <text:p>12,797</text:p>
          </table:table-cell>
          <table:table-cell table:number-columns-repeated="16382"/>
        </table:table-row>
        <table:table-row table:style-name="ro1">
          <table:table-cell office:value-type="date" office:date-value="2020-07-15T00:00:00" table:style-name="ce5">
            <text:p>15/07/2020</text:p>
          </table:table-cell>
          <table:table-cell office:value-type="float" office:value="14175" table:style-name="ce6">
            <text:p>14,175</text:p>
          </table:table-cell>
          <table:table-cell table:number-columns-repeated="16382"/>
        </table:table-row>
        <table:table-row table:style-name="ro1">
          <table:table-cell office:value-type="date" office:date-value="2020-07-16T00:00:00" table:style-name="ce5">
            <text:p>16/07/2020</text:p>
          </table:table-cell>
          <table:table-cell office:value-type="float" office:value="14694" table:style-name="ce6">
            <text:p>14,694</text:p>
          </table:table-cell>
          <table:table-cell table:number-columns-repeated="16382"/>
        </table:table-row>
        <table:table-row table:style-name="ro1">
          <table:table-cell office:value-type="date" office:date-value="2020-07-17T00:00:00" table:style-name="ce5">
            <text:p>17/07/2020</text:p>
          </table:table-cell>
          <table:table-cell office:value-type="float" office:value="15818" table:style-name="ce6">
            <text:p>15,818</text:p>
          </table:table-cell>
          <table:table-cell table:number-columns-repeated="16382"/>
        </table:table-row>
        <table:table-row table:style-name="ro1">
          <table:table-cell office:value-type="date" office:date-value="2020-07-18T00:00:00" table:style-name="ce5">
            <text:p>18/07/2020</text:p>
          </table:table-cell>
          <table:table-cell office:value-type="float" office:value="13297" table:style-name="ce6">
            <text:p>13,297</text:p>
          </table:table-cell>
          <table:table-cell table:number-columns-repeated="16382"/>
        </table:table-row>
        <table:table-row table:style-name="ro1">
          <table:table-cell office:value-type="date" office:date-value="2020-07-19T00:00:00" table:style-name="ce5">
            <text:p>19/07/2020</text:p>
          </table:table-cell>
          <table:table-cell office:value-type="float" office:value="13808" table:style-name="ce6">
            <text:p>13,808</text:p>
          </table:table-cell>
          <table:table-cell table:number-columns-repeated="16382"/>
        </table:table-row>
        <table:table-row table:style-name="ro1">
          <table:table-cell office:value-type="date" office:date-value="2020-07-20T00:00:00" table:style-name="ce5">
            <text:p>20/07/2020</text:p>
          </table:table-cell>
          <table:table-cell office:value-type="float" office:value="14838" table:style-name="ce6">
            <text:p>14,838</text:p>
          </table:table-cell>
          <table:table-cell table:number-columns-repeated="16382"/>
        </table:table-row>
        <table:table-row table:style-name="ro1">
          <table:table-cell office:value-type="date" office:date-value="2020-07-21T00:00:00" table:style-name="ce5">
            <text:p>21/07/2020</text:p>
          </table:table-cell>
          <table:table-cell office:value-type="float" office:value="13952" table:style-name="ce6">
            <text:p>13,952</text:p>
          </table:table-cell>
          <table:table-cell table:number-columns-repeated="16382"/>
        </table:table-row>
        <table:table-row table:style-name="ro1">
          <table:table-cell office:value-type="date" office:date-value="2020-07-22T00:00:00" table:style-name="ce5">
            <text:p>22/07/2020</text:p>
          </table:table-cell>
          <table:table-cell office:value-type="float" office:value="14493" table:style-name="ce6">
            <text:p>14,493</text:p>
          </table:table-cell>
          <table:table-cell table:number-columns-repeated="16382"/>
        </table:table-row>
        <table:table-row table:style-name="ro1">
          <table:table-cell office:value-type="date" office:date-value="2020-07-23T00:00:00" table:style-name="ce5">
            <text:p>23/07/2020</text:p>
          </table:table-cell>
          <table:table-cell office:value-type="float" office:value="15206" table:style-name="ce6">
            <text:p>15,206</text:p>
          </table:table-cell>
          <table:table-cell table:number-columns-repeated="16382"/>
        </table:table-row>
        <table:table-row table:style-name="ro1">
          <table:table-cell office:value-type="date" office:date-value="2020-07-24T00:00:00" table:style-name="ce5">
            <text:p>24/07/2020</text:p>
          </table:table-cell>
          <table:table-cell office:value-type="float" office:value="16281" table:style-name="ce6">
            <text:p>16,281</text:p>
          </table:table-cell>
          <table:table-cell table:number-columns-repeated="16382"/>
        </table:table-row>
        <table:table-row table:style-name="ro1">
          <table:table-cell office:value-type="date" office:date-value="2020-07-25T00:00:00" table:style-name="ce5">
            <text:p>25/07/2020</text:p>
          </table:table-cell>
          <table:table-cell office:value-type="float" office:value="14223" table:style-name="ce6">
            <text:p>14,223</text:p>
          </table:table-cell>
          <table:table-cell table:number-columns-repeated="16382"/>
        </table:table-row>
        <table:table-row table:style-name="ro1">
          <table:table-cell office:value-type="date" office:date-value="2020-07-26T00:00:00" table:style-name="ce5">
            <text:p>26/07/2020</text:p>
          </table:table-cell>
          <table:table-cell office:value-type="float" office:value="14349" table:style-name="ce6">
            <text:p>14,349</text:p>
          </table:table-cell>
          <table:table-cell table:number-columns-repeated="16382"/>
        </table:table-row>
        <table:table-row table:style-name="ro1">
          <table:table-cell office:value-type="date" office:date-value="2020-07-27T00:00:00" table:style-name="ce5">
            <text:p>27/07/2020</text:p>
          </table:table-cell>
          <table:table-cell office:value-type="float" office:value="15058" table:style-name="ce6">
            <text:p>15,058</text:p>
          </table:table-cell>
          <table:table-cell table:number-columns-repeated="16382"/>
        </table:table-row>
        <table:table-row table:style-name="ro1">
          <table:table-cell office:value-type="date" office:date-value="2020-07-28T00:00:00" table:style-name="ce5">
            <text:p>28/07/2020</text:p>
          </table:table-cell>
          <table:table-cell office:value-type="float" office:value="14099" table:style-name="ce6">
            <text:p>14,099</text:p>
          </table:table-cell>
          <table:table-cell table:number-columns-repeated="16382"/>
        </table:table-row>
        <table:table-row table:style-name="ro1">
          <table:table-cell office:value-type="date" office:date-value="2020-07-29T00:00:00" table:style-name="ce5">
            <text:p>29/07/2020</text:p>
          </table:table-cell>
          <table:table-cell office:value-type="float" office:value="14915" table:style-name="ce6">
            <text:p>14,915</text:p>
          </table:table-cell>
          <table:table-cell table:number-columns-repeated="16382"/>
        </table:table-row>
        <table:table-row table:style-name="ro1">
          <table:table-cell office:value-type="date" office:date-value="2020-07-30T00:00:00" table:style-name="ce5">
            <text:p>30/07/2020</text:p>
          </table:table-cell>
          <table:table-cell office:value-type="float" office:value="15384" table:style-name="ce6">
            <text:p>15,384</text:p>
          </table:table-cell>
          <table:table-cell table:number-columns-repeated="16382"/>
        </table:table-row>
        <table:table-row table:style-name="ro1">
          <table:table-cell office:value-type="date" office:date-value="2020-07-31T00:00:00" table:style-name="ce5">
            <text:p>31/07/2020</text:p>
          </table:table-cell>
          <table:table-cell office:value-type="float" office:value="16570" table:style-name="ce6">
            <text:p>16,570</text:p>
          </table:table-cell>
          <table:table-cell table:number-columns-repeated="16382"/>
        </table:table-row>
        <table:table-row table:style-name="ro1">
          <table:table-cell office:value-type="date" office:date-value="2020-08-01T00:00:00" table:style-name="ce5">
            <text:p>01/08/2020</text:p>
          </table:table-cell>
          <table:table-cell office:value-type="float" office:value="16174" table:style-name="ce6">
            <text:p>16,174</text:p>
          </table:table-cell>
          <table:table-cell table:number-columns-repeated="16382"/>
        </table:table-row>
        <table:table-row table:style-name="ro1">
          <table:table-cell office:value-type="date" office:date-value="2020-08-02T00:00:00" table:style-name="ce5">
            <text:p>02/08/2020</text:p>
          </table:table-cell>
          <table:table-cell office:value-type="float" office:value="16345" table:style-name="ce6">
            <text:p>16,345</text:p>
          </table:table-cell>
          <table:table-cell table:number-columns-repeated="16382"/>
        </table:table-row>
        <table:table-row table:style-name="ro1">
          <table:table-cell office:value-type="date" office:date-value="2020-08-03T00:00:00" table:style-name="ce5">
            <text:p>03/08/2020</text:p>
          </table:table-cell>
          <table:table-cell office:value-type="float" office:value="16877" table:style-name="ce6">
            <text:p>16,877</text:p>
          </table:table-cell>
          <table:table-cell table:number-columns-repeated="16382"/>
        </table:table-row>
        <table:table-row table:style-name="ro1">
          <table:table-cell office:value-type="date" office:date-value="2020-08-04T00:00:00" table:style-name="ce5">
            <text:p>04/08/2020</text:p>
          </table:table-cell>
          <table:table-cell office:value-type="float" office:value="15665" table:style-name="ce6">
            <text:p>15,665</text:p>
          </table:table-cell>
          <table:table-cell table:number-columns-repeated="16382"/>
        </table:table-row>
        <table:table-row table:style-name="ro1">
          <table:table-cell office:value-type="date" office:date-value="2020-08-05T00:00:00" table:style-name="ce5">
            <text:p>05/08/2020</text:p>
          </table:table-cell>
          <table:table-cell office:value-type="float" office:value="16386" table:style-name="ce6">
            <text:p>16,386</text:p>
          </table:table-cell>
          <table:table-cell table:number-columns-repeated="16382"/>
        </table:table-row>
        <table:table-row table:style-name="ro1">
          <table:table-cell office:value-type="date" office:date-value="2020-08-06T00:00:00" table:style-name="ce5">
            <text:p>06/08/2020</text:p>
          </table:table-cell>
          <table:table-cell office:value-type="float" office:value="16761" table:style-name="ce6">
            <text:p>16,761</text:p>
          </table:table-cell>
          <table:table-cell table:number-columns-repeated="16382"/>
        </table:table-row>
        <table:table-row table:style-name="ro1">
          <table:table-cell office:value-type="date" office:date-value="2020-08-07T00:00:00" table:style-name="ce5">
            <text:p>07/08/2020</text:p>
          </table:table-cell>
          <table:table-cell office:value-type="float" office:value="18147" table:style-name="ce6">
            <text:p>18,147</text:p>
          </table:table-cell>
          <table:table-cell table:number-columns-repeated="16382"/>
        </table:table-row>
        <table:table-row table:style-name="ro1">
          <table:table-cell office:value-type="date" office:date-value="2020-08-08T00:00:00" table:style-name="ce5">
            <text:p>08/08/2020</text:p>
          </table:table-cell>
          <table:table-cell office:value-type="float" office:value="16301" table:style-name="ce6">
            <text:p>16,301</text:p>
          </table:table-cell>
          <table:table-cell table:number-columns-repeated="16382"/>
        </table:table-row>
        <table:table-row table:style-name="ro1">
          <table:table-cell office:value-type="date" office:date-value="2020-08-09T00:00:00" table:style-name="ce5">
            <text:p>09/08/2020</text:p>
          </table:table-cell>
          <table:table-cell office:value-type="float" office:value="16602" table:style-name="ce6">
            <text:p>16,602</text:p>
          </table:table-cell>
          <table:table-cell table:number-columns-repeated="16382"/>
        </table:table-row>
        <table:table-row table:style-name="ro1">
          <table:table-cell office:value-type="date" office:date-value="2020-08-10T00:00:00" table:style-name="ce5">
            <text:p>10/08/2020</text:p>
          </table:table-cell>
          <table:table-cell office:value-type="float" office:value="17141" table:style-name="ce6">
            <text:p>17,141</text:p>
          </table:table-cell>
          <table:table-cell table:number-columns-repeated="16382"/>
        </table:table-row>
        <table:table-row table:style-name="ro1">
          <table:table-cell office:value-type="date" office:date-value="2020-08-11T00:00:00" table:style-name="ce5">
            <text:p>11/08/2020</text:p>
          </table:table-cell>
          <table:table-cell office:value-type="float" office:value="15663" table:style-name="ce6">
            <text:p>15,663</text:p>
          </table:table-cell>
          <table:table-cell table:number-columns-repeated="16382"/>
        </table:table-row>
        <table:table-row table:style-name="ro1">
          <table:table-cell office:value-type="date" office:date-value="2020-08-12T00:00:00" table:style-name="ce5">
            <text:p>12/08/2020</text:p>
          </table:table-cell>
          <table:table-cell office:value-type="float" office:value="16204" table:style-name="ce6">
            <text:p>16,204</text:p>
          </table:table-cell>
          <table:table-cell table:number-columns-repeated="16382"/>
        </table:table-row>
        <table:table-row table:style-name="ro1">
          <table:table-cell office:value-type="date" office:date-value="2020-08-13T00:00:00" table:style-name="ce5">
            <text:p>13/08/2020</text:p>
          </table:table-cell>
          <table:table-cell office:value-type="float" office:value="16545" table:style-name="ce6">
            <text:p>16,545</text:p>
          </table:table-cell>
          <table:table-cell table:number-columns-repeated="16382"/>
        </table:table-row>
        <table:table-row table:style-name="ro1">
          <table:table-cell office:value-type="date" office:date-value="2020-08-14T00:00:00" table:style-name="ce5">
            <text:p>14/08/2020</text:p>
          </table:table-cell>
          <table:table-cell office:value-type="float" office:value="18244" table:style-name="ce6">
            <text:p>18,244</text:p>
          </table:table-cell>
          <table:table-cell table:number-columns-repeated="16382"/>
        </table:table-row>
        <table:table-row table:style-name="ro1">
          <table:table-cell office:value-type="date" office:date-value="2020-08-15T00:00:00" table:style-name="ce5">
            <text:p>15/08/2020</text:p>
          </table:table-cell>
          <table:table-cell office:value-type="float" office:value="16443" table:style-name="ce6">
            <text:p>16,443</text:p>
          </table:table-cell>
          <table:table-cell table:number-columns-repeated="16382"/>
        </table:table-row>
        <table:table-row table:style-name="ro1">
          <table:table-cell office:value-type="date" office:date-value="2020-08-16T00:00:00" table:style-name="ce5">
            <text:p>16/08/2020</text:p>
          </table:table-cell>
          <table:table-cell office:value-type="float" office:value="17185" table:style-name="ce6">
            <text:p>17,185</text:p>
          </table:table-cell>
          <table:table-cell table:number-columns-repeated="16382"/>
        </table:table-row>
        <table:table-row table:style-name="ro1">
          <table:table-cell office:value-type="date" office:date-value="2020-08-17T00:00:00" table:style-name="ce5">
            <text:p>17/08/2020</text:p>
          </table:table-cell>
          <table:table-cell office:value-type="float" office:value="17338" table:style-name="ce6">
            <text:p>17,338</text:p>
          </table:table-cell>
          <table:table-cell table:number-columns-repeated="16382"/>
        </table:table-row>
        <table:table-row table:style-name="ro1">
          <table:table-cell office:value-type="date" office:date-value="2020-08-18T00:00:00" table:style-name="ce5">
            <text:p>18/08/2020</text:p>
          </table:table-cell>
          <table:table-cell office:value-type="float" office:value="15874" table:style-name="ce6">
            <text:p>15,874</text:p>
          </table:table-cell>
          <table:table-cell table:number-columns-repeated="16382"/>
        </table:table-row>
        <table:table-row table:style-name="ro1">
          <table:table-cell office:value-type="date" office:date-value="2020-08-19T00:00:00" table:style-name="ce5">
            <text:p>19/08/2020</text:p>
          </table:table-cell>
          <table:table-cell office:value-type="float" office:value="16718" table:style-name="ce6">
            <text:p>16,718</text:p>
          </table:table-cell>
          <table:table-cell table:number-columns-repeated="16382"/>
        </table:table-row>
        <table:table-row table:style-name="ro1">
          <table:table-cell office:value-type="date" office:date-value="2020-08-20T00:00:00" table:style-name="ce5">
            <text:p>20/08/2020</text:p>
          </table:table-cell>
          <table:table-cell office:value-type="float" office:value="17257" table:style-name="ce6">
            <text:p>17,257</text:p>
          </table:table-cell>
          <table:table-cell table:number-columns-repeated="16382"/>
        </table:table-row>
        <table:table-row table:style-name="ro1">
          <table:table-cell office:value-type="date" office:date-value="2020-08-21T00:00:00" table:style-name="ce5">
            <text:p>21/08/2020</text:p>
          </table:table-cell>
          <table:table-cell office:value-type="float" office:value="18365" table:style-name="ce6">
            <text:p>18,365</text:p>
          </table:table-cell>
          <table:table-cell table:number-columns-repeated="16382"/>
        </table:table-row>
        <table:table-row table:style-name="ro1">
          <table:table-cell office:value-type="date" office:date-value="2020-08-22T00:00:00" table:style-name="ce5">
            <text:p>22/08/2020</text:p>
          </table:table-cell>
          <table:table-cell office:value-type="float" office:value="16319" table:style-name="ce6">
            <text:p>16,319</text:p>
          </table:table-cell>
          <table:table-cell table:number-columns-repeated="16382"/>
        </table:table-row>
        <table:table-row table:style-name="ro1">
          <table:table-cell office:value-type="date" office:date-value="2020-08-23T00:00:00" table:style-name="ce5">
            <text:p>23/08/2020</text:p>
          </table:table-cell>
          <table:table-cell office:value-type="float" office:value="17315" table:style-name="ce6">
            <text:p>17,315</text:p>
          </table:table-cell>
          <table:table-cell table:number-columns-repeated="16382"/>
        </table:table-row>
        <table:table-row table:style-name="ro1">
          <table:table-cell office:value-type="date" office:date-value="2020-08-24T00:00:00" table:style-name="ce5">
            <text:p>24/08/2020</text:p>
          </table:table-cell>
          <table:table-cell office:value-type="float" office:value="17630" table:style-name="ce6">
            <text:p>17,630</text:p>
          </table:table-cell>
          <table:table-cell table:number-columns-repeated="16382"/>
        </table:table-row>
        <table:table-row table:style-name="ro1">
          <table:table-cell office:value-type="date" office:date-value="2020-08-25T00:00:00" table:style-name="ce5">
            <text:p>25/08/2020</text:p>
          </table:table-cell>
          <table:table-cell office:value-type="float" office:value="16199" table:style-name="ce6">
            <text:p>16,199</text:p>
          </table:table-cell>
          <table:table-cell table:number-columns-repeated="16382"/>
        </table:table-row>
        <table:table-row table:style-name="ro1">
          <table:table-cell office:value-type="date" office:date-value="2020-08-26T00:00:00" table:style-name="ce5">
            <text:p>26/08/2020</text:p>
          </table:table-cell>
          <table:table-cell office:value-type="float" office:value="16810" table:style-name="ce6">
            <text:p>16,810</text:p>
          </table:table-cell>
          <table:table-cell table:number-columns-repeated="16382"/>
        </table:table-row>
        <table:table-row table:style-name="ro1">
          <table:table-cell office:value-type="date" office:date-value="2020-08-27T00:00:00" table:style-name="ce5">
            <text:p>27/08/2020</text:p>
          </table:table-cell>
          <table:table-cell office:value-type="float" office:value="17727" table:style-name="ce6">
            <text:p>17,727</text:p>
          </table:table-cell>
          <table:table-cell table:number-columns-repeated="16382"/>
        </table:table-row>
        <table:table-row table:style-name="ro1">
          <table:table-cell office:value-type="date" office:date-value="2020-08-28T00:00:00" table:style-name="ce5">
            <text:p>28/08/2020</text:p>
          </table:table-cell>
          <table:table-cell office:value-type="float" office:value="18802" table:style-name="ce6">
            <text:p>18,802</text:p>
          </table:table-cell>
          <table:table-cell table:number-columns-repeated="16382"/>
        </table:table-row>
        <table:table-row table:style-name="ro1">
          <table:table-cell office:value-type="date" office:date-value="2020-08-29T00:00:00" table:style-name="ce5">
            <text:p>29/08/2020</text:p>
          </table:table-cell>
          <table:table-cell office:value-type="float" office:value="16297" table:style-name="ce6">
            <text:p>16,297</text:p>
          </table:table-cell>
          <table:table-cell table:number-columns-repeated="16382"/>
        </table:table-row>
        <table:table-row table:style-name="ro1">
          <table:table-cell office:value-type="date" office:date-value="2020-08-30T00:00:00" table:style-name="ce5">
            <text:p>30/08/2020</text:p>
          </table:table-cell>
          <table:table-cell office:value-type="float" office:value="17495" table:style-name="ce6">
            <text:p>17,495</text:p>
          </table:table-cell>
          <table:table-cell table:number-columns-repeated="16382"/>
        </table:table-row>
        <table:table-row table:style-name="ro1">
          <table:table-cell office:value-type="date" office:date-value="2020-08-31T00:00:00" table:style-name="ce5">
            <text:p>31/08/2020</text:p>
          </table:table-cell>
          <table:table-cell office:value-type="float" office:value="18017" table:style-name="ce6">
            <text:p>18,017</text:p>
          </table:table-cell>
          <table:table-cell table:number-columns-repeated="16382"/>
        </table:table-row>
        <table:table-row table:style-name="ro1">
          <table:table-cell office:value-type="date" office:date-value="2020-09-01T00:00:00" table:style-name="ce5">
            <text:p>01/09/2020</text:p>
          </table:table-cell>
          <table:table-cell office:value-type="float" office:value="15964" table:style-name="ce6">
            <text:p>15,964</text:p>
          </table:table-cell>
          <table:table-cell table:number-columns-repeated="16382"/>
        </table:table-row>
        <table:table-row table:style-name="ro1">
          <table:table-cell office:value-type="date" office:date-value="2020-09-02T00:00:00" table:style-name="ce5">
            <text:p>02/09/2020</text:p>
          </table:table-cell>
          <table:table-cell office:value-type="float" office:value="16314" table:style-name="ce6">
            <text:p>16,314</text:p>
          </table:table-cell>
          <table:table-cell table:number-columns-repeated="16382"/>
        </table:table-row>
        <table:table-row table:style-name="ro1">
          <table:table-cell office:value-type="date" office:date-value="2020-09-03T00:00:00" table:style-name="ce5">
            <text:p>03/09/2020</text:p>
          </table:table-cell>
          <table:table-cell office:value-type="float" office:value="17097" table:style-name="ce6">
            <text:p>17,097</text:p>
          </table:table-cell>
          <table:table-cell table:number-columns-repeated="16382"/>
        </table:table-row>
        <table:table-row table:style-name="ro1">
          <table:table-cell office:value-type="date" office:date-value="2020-09-04T00:00:00" table:style-name="ce5">
            <text:p>04/09/2020</text:p>
          </table:table-cell>
          <table:table-cell office:value-type="float" office:value="18301" table:style-name="ce6">
            <text:p>18,301</text:p>
          </table:table-cell>
          <table:table-cell table:number-columns-repeated="16382"/>
        </table:table-row>
        <table:table-row table:style-name="ro1">
          <table:table-cell office:value-type="date" office:date-value="2020-09-05T00:00:00" table:style-name="ce5">
            <text:p>05/09/2020</text:p>
          </table:table-cell>
          <table:table-cell office:value-type="float" office:value="15268" table:style-name="ce6">
            <text:p>15,268</text:p>
          </table:table-cell>
          <table:table-cell table:number-columns-repeated="16382"/>
        </table:table-row>
        <table:table-row table:style-name="ro1">
          <table:table-cell office:value-type="date" office:date-value="2020-09-06T00:00:00" table:style-name="ce5">
            <text:p>06/09/2020</text:p>
          </table:table-cell>
          <table:table-cell office:value-type="float" office:value="16421" table:style-name="ce6">
            <text:p>16,421</text:p>
          </table:table-cell>
          <table:table-cell table:number-columns-repeated="16382"/>
        </table:table-row>
        <table:table-row table:style-name="ro1">
          <table:table-cell office:value-type="date" office:date-value="2020-09-07T00:00:00" table:style-name="ce5">
            <text:p>07/09/2020</text:p>
          </table:table-cell>
          <table:table-cell office:value-type="float" office:value="16844" table:style-name="ce6">
            <text:p>16,844</text:p>
          </table:table-cell>
          <table:table-cell table:number-columns-repeated="16382"/>
        </table:table-row>
        <table:table-row table:style-name="ro1">
          <table:table-cell office:value-type="date" office:date-value="2020-09-08T00:00:00" table:style-name="ce5">
            <text:p>08/09/2020</text:p>
          </table:table-cell>
          <table:table-cell office:value-type="float" office:value="15383" table:style-name="ce6">
            <text:p>15,383</text:p>
          </table:table-cell>
          <table:table-cell table:number-columns-repeated="16382"/>
        </table:table-row>
        <table:table-row table:style-name="ro1">
          <table:table-cell office:value-type="date" office:date-value="2020-09-09T00:00:00" table:style-name="ce5">
            <text:p>09/09/2020</text:p>
          </table:table-cell>
          <table:table-cell office:value-type="float" office:value="16078" table:style-name="ce6">
            <text:p>16,078</text:p>
          </table:table-cell>
          <table:table-cell table:number-columns-repeated="16382"/>
        </table:table-row>
        <table:table-row table:style-name="ro1">
          <table:table-cell office:value-type="date" office:date-value="2020-09-10T00:00:00" table:style-name="ce5">
            <text:p>10/09/2020</text:p>
          </table:table-cell>
          <table:table-cell office:value-type="float" office:value="16727" table:style-name="ce6">
            <text:p>16,727</text:p>
          </table:table-cell>
          <table:table-cell table:number-columns-repeated="16382"/>
        </table:table-row>
        <table:table-row table:style-name="ro1">
          <table:table-cell office:value-type="date" office:date-value="2020-09-11T00:00:00" table:style-name="ce5">
            <text:p>11/09/2020</text:p>
          </table:table-cell>
          <table:table-cell office:value-type="float" office:value="18099" table:style-name="ce6">
            <text:p>18,099</text:p>
          </table:table-cell>
          <table:table-cell table:number-columns-repeated="16382"/>
        </table:table-row>
        <table:table-row table:style-name="ro1">
          <table:table-cell office:value-type="date" office:date-value="2020-09-12T00:00:00" table:style-name="ce5">
            <text:p>12/09/2020</text:p>
          </table:table-cell>
          <table:table-cell office:value-type="float" office:value="14641" table:style-name="ce6">
            <text:p>14,641</text:p>
          </table:table-cell>
          <table:table-cell table:number-columns-repeated="16382"/>
        </table:table-row>
        <table:table-row table:style-name="ro1">
          <table:table-cell office:value-type="date" office:date-value="2020-09-13T00:00:00" table:style-name="ce5">
            <text:p>13/09/2020</text:p>
          </table:table-cell>
          <table:table-cell office:value-type="float" office:value="16230" table:style-name="ce6">
            <text:p>16,230</text:p>
          </table:table-cell>
          <table:table-cell table:number-columns-repeated="16382"/>
        </table:table-row>
        <table:table-row table:style-name="ro1">
          <table:table-cell office:value-type="date" office:date-value="2020-09-14T00:00:00" table:style-name="ce5">
            <text:p>14/09/2020</text:p>
          </table:table-cell>
          <table:table-cell office:value-type="float" office:value="16344" table:style-name="ce6">
            <text:p>16,344</text:p>
          </table:table-cell>
          <table:table-cell table:number-columns-repeated="16382"/>
        </table:table-row>
        <table:table-row table:style-name="ro1">
          <table:table-cell office:value-type="date" office:date-value="2020-09-15T00:00:00" table:style-name="ce5">
            <text:p>15/09/2020</text:p>
          </table:table-cell>
          <table:table-cell office:value-type="float" office:value="14952" table:style-name="ce6">
            <text:p>14,952</text:p>
          </table:table-cell>
          <table:table-cell table:number-columns-repeated="16382"/>
        </table:table-row>
        <table:table-row table:style-name="ro1">
          <table:table-cell office:value-type="date" office:date-value="2020-09-16T00:00:00" table:style-name="ce5">
            <text:p>16/09/2020</text:p>
          </table:table-cell>
          <table:table-cell office:value-type="float" office:value="15496" table:style-name="ce6">
            <text:p>15,496</text:p>
          </table:table-cell>
          <table:table-cell table:number-columns-repeated="16382"/>
        </table:table-row>
        <table:table-row table:style-name="ro1">
          <table:table-cell office:value-type="date" office:date-value="2020-09-17T00:00:00" table:style-name="ce5">
            <text:p>17/09/2020</text:p>
          </table:table-cell>
          <table:table-cell office:value-type="float" office:value="16097" table:style-name="ce6">
            <text:p>16,097</text:p>
          </table:table-cell>
          <table:table-cell table:number-columns-repeated="16382"/>
        </table:table-row>
        <table:table-row table:style-name="ro1">
          <table:table-cell office:value-type="date" office:date-value="2020-09-18T00:00:00" table:style-name="ce5">
            <text:p>18/09/2020</text:p>
          </table:table-cell>
          <table:table-cell office:value-type="float" office:value="17567" table:style-name="ce6">
            <text:p>17,567</text:p>
          </table:table-cell>
          <table:table-cell table:number-columns-repeated="16382"/>
        </table:table-row>
        <table:table-row table:style-name="ro1">
          <table:table-cell office:value-type="date" office:date-value="2020-09-19T00:00:00" table:style-name="ce5">
            <text:p>19/09/2020</text:p>
          </table:table-cell>
          <table:table-cell office:value-type="float" office:value="13918" table:style-name="ce6">
            <text:p>13,918</text:p>
          </table:table-cell>
          <table:table-cell table:number-columns-repeated="16382"/>
        </table:table-row>
        <table:table-row table:style-name="ro1">
          <table:table-cell office:value-type="date" office:date-value="2020-09-20T00:00:00" table:style-name="ce5">
            <text:p>20/09/2020</text:p>
          </table:table-cell>
          <table:table-cell office:value-type="float" office:value="15544" table:style-name="ce6">
            <text:p>15,544</text:p>
          </table:table-cell>
          <table:table-cell table:number-columns-repeated="16382"/>
        </table:table-row>
        <table:table-row table:style-name="ro1">
          <table:table-cell office:value-type="date" office:date-value="2020-09-21T00:00:00" table:style-name="ce5">
            <text:p>21/09/2020</text:p>
          </table:table-cell>
          <table:table-cell office:value-type="float" office:value="15851" table:style-name="ce6">
            <text:p>15,851</text:p>
          </table:table-cell>
          <table:table-cell table:number-columns-repeated="16382"/>
        </table:table-row>
        <table:table-row table:style-name="ro1">
          <table:table-cell office:value-type="date" office:date-value="2020-09-22T00:00:00" table:style-name="ce5">
            <text:p>22/09/2020</text:p>
          </table:table-cell>
          <table:table-cell office:value-type="float" office:value="14524" table:style-name="ce6">
            <text:p>14,524</text:p>
          </table:table-cell>
          <table:table-cell table:number-columns-repeated="16382"/>
        </table:table-row>
        <table:table-row table:style-name="ro1">
          <table:table-cell office:value-type="date" office:date-value="2020-09-23T00:00:00" table:style-name="ce5">
            <text:p>23/09/2020</text:p>
          </table:table-cell>
          <table:table-cell office:value-type="float" office:value="15078" table:style-name="ce6">
            <text:p>15,078</text:p>
          </table:table-cell>
          <table:table-cell table:number-columns-repeated="16382"/>
        </table:table-row>
        <table:table-row table:style-name="ro1">
          <table:table-cell office:value-type="date" office:date-value="2020-09-24T00:00:00" table:style-name="ce5">
            <text:p>24/09/2020</text:p>
          </table:table-cell>
          <table:table-cell office:value-type="float" office:value="15723" table:style-name="ce6">
            <text:p>15,723</text:p>
          </table:table-cell>
          <table:table-cell table:number-columns-repeated="16382"/>
        </table:table-row>
        <table:table-row table:style-name="ro1">
          <table:table-cell office:value-type="date" office:date-value="2020-09-25T00:00:00" table:style-name="ce5">
            <text:p>25/09/2020</text:p>
          </table:table-cell>
          <table:table-cell office:value-type="float" office:value="17161" table:style-name="ce6">
            <text:p>17,161</text:p>
          </table:table-cell>
          <table:table-cell table:number-columns-repeated="16382"/>
        </table:table-row>
        <table:table-row table:style-name="ro1">
          <table:table-cell office:value-type="date" office:date-value="2020-09-26T00:00:00" table:style-name="ce5">
            <text:p>26/09/2020</text:p>
          </table:table-cell>
          <table:table-cell office:value-type="float" office:value="13571" table:style-name="ce6">
            <text:p>13,571</text:p>
          </table:table-cell>
          <table:table-cell table:number-columns-repeated="16382"/>
        </table:table-row>
        <table:table-row table:style-name="ro1">
          <table:table-cell office:value-type="date" office:date-value="2020-09-27T00:00:00" table:style-name="ce5">
            <text:p>27/09/2020</text:p>
          </table:table-cell>
          <table:table-cell office:value-type="float" office:value="15078" table:style-name="ce6">
            <text:p>15,078</text:p>
          </table:table-cell>
          <table:table-cell table:number-columns-repeated="16382"/>
        </table:table-row>
        <table:table-row table:style-name="ro1">
          <table:table-cell office:value-type="date" office:date-value="2020-09-28T00:00:00" table:style-name="ce5">
            <text:p>28/09/2020</text:p>
          </table:table-cell>
          <table:table-cell office:value-type="float" office:value="15430" table:style-name="ce6">
            <text:p>15,430</text:p>
          </table:table-cell>
          <table:table-cell table:number-columns-repeated="16382"/>
        </table:table-row>
        <table:table-row table:style-name="ro1">
          <table:table-cell office:value-type="date" office:date-value="2020-09-29T00:00:00" table:style-name="ce5">
            <text:p>29/09/2020</text:p>
          </table:table-cell>
          <table:table-cell office:value-type="float" office:value="14237" table:style-name="ce6">
            <text:p>14,237</text:p>
          </table:table-cell>
          <table:table-cell table:number-columns-repeated="16382"/>
        </table:table-row>
        <table:table-row table:style-name="ro1">
          <table:table-cell office:value-type="date" office:date-value="2020-09-30T00:00:00" table:style-name="ce5">
            <text:p>30/09/2020</text:p>
          </table:table-cell>
          <table:table-cell office:value-type="float" office:value="15251" table:style-name="ce6">
            <text:p>15,251</text:p>
          </table:table-cell>
          <table:table-cell table:number-columns-repeated="16382"/>
        </table:table-row>
        <table:table-row table:style-name="ro1">
          <table:table-cell office:value-type="date" office:date-value="2020-10-01T00:00:00" table:style-name="ce5">
            <text:p>01/10/2020</text:p>
          </table:table-cell>
          <table:table-cell office:value-type="float" office:value="15184" table:style-name="ce6">
            <text:p>15,184</text:p>
          </table:table-cell>
          <table:table-cell table:number-columns-repeated="16382"/>
        </table:table-row>
        <table:table-row table:style-name="ro1">
          <table:table-cell office:value-type="date" office:date-value="2020-10-02T00:00:00" table:style-name="ce5">
            <text:p>02/10/2020</text:p>
          </table:table-cell>
          <table:table-cell office:value-type="float" office:value="16257" table:style-name="ce6">
            <text:p>16,257</text:p>
          </table:table-cell>
          <table:table-cell table:number-columns-repeated="16382"/>
        </table:table-row>
        <table:table-row table:style-name="ro1">
          <table:table-cell office:value-type="date" office:date-value="2020-10-03T00:00:00" table:style-name="ce5">
            <text:p>03/10/2020</text:p>
          </table:table-cell>
          <table:table-cell office:value-type="float" office:value="12813" table:style-name="ce6">
            <text:p>12,813</text:p>
          </table:table-cell>
          <table:table-cell table:number-columns-repeated="16382"/>
        </table:table-row>
        <table:table-row table:style-name="ro1">
          <table:table-cell office:value-type="date" office:date-value="2020-10-04T00:00:00" table:style-name="ce5">
            <text:p>04/10/2020</text:p>
          </table:table-cell>
          <table:table-cell office:value-type="float" office:value="14066" table:style-name="ce6">
            <text:p>14,066</text:p>
          </table:table-cell>
          <table:table-cell table:number-columns-repeated="16382"/>
        </table:table-row>
        <table:table-row table:style-name="ro1">
          <table:table-cell office:value-type="date" office:date-value="2020-10-05T00:00:00" table:style-name="ce5">
            <text:p>05/10/2020</text:p>
          </table:table-cell>
          <table:table-cell office:value-type="float" office:value="14733" table:style-name="ce6">
            <text:p>14,733</text:p>
          </table:table-cell>
          <table:table-cell table:number-columns-repeated="16382"/>
        </table:table-row>
        <table:table-row table:style-name="ro1">
          <table:table-cell office:value-type="date" office:date-value="2020-10-06T00:00:00" table:style-name="ce5">
            <text:p>06/10/2020</text:p>
          </table:table-cell>
          <table:table-cell office:value-type="float" office:value="13026" table:style-name="ce6">
            <text:p>13,026</text:p>
          </table:table-cell>
          <table:table-cell table:number-columns-repeated="16382"/>
        </table:table-row>
        <table:table-row table:style-name="ro1">
          <table:table-cell office:value-type="date" office:date-value="2020-10-07T00:00:00" table:style-name="ce5">
            <text:p>07/10/2020</text:p>
          </table:table-cell>
          <table:table-cell office:value-type="float" office:value="13867" table:style-name="ce6">
            <text:p>13,867</text:p>
          </table:table-cell>
          <table:table-cell table:number-columns-repeated="16382"/>
        </table:table-row>
        <table:table-row table:style-name="ro1">
          <table:table-cell office:value-type="date" office:date-value="2020-10-08T00:00:00" table:style-name="ce5">
            <text:p>08/10/2020</text:p>
          </table:table-cell>
          <table:table-cell office:value-type="float" office:value="14558" table:style-name="ce6">
            <text:p>14,558</text:p>
          </table:table-cell>
          <table:table-cell table:number-columns-repeated="16382"/>
        </table:table-row>
        <table:table-row table:style-name="ro1">
          <table:table-cell office:value-type="date" office:date-value="2020-10-09T00:00:00" table:style-name="ce5">
            <text:p>09/10/2020</text:p>
          </table:table-cell>
          <table:table-cell office:value-type="float" office:value="16434" table:style-name="ce6">
            <text:p>16,434</text:p>
          </table:table-cell>
          <table:table-cell table:number-columns-repeated="16382"/>
        </table:table-row>
        <table:table-row table:style-name="ro1">
          <table:table-cell office:value-type="date" office:date-value="2020-10-10T00:00:00" table:style-name="ce5">
            <text:p>10/10/2020</text:p>
          </table:table-cell>
          <table:table-cell office:value-type="float" office:value="12664" table:style-name="ce6">
            <text:p>12,664</text:p>
          </table:table-cell>
          <table:table-cell table:number-columns-repeated="16382"/>
        </table:table-row>
        <table:table-row table:style-name="ro1">
          <table:table-cell office:value-type="date" office:date-value="2020-10-11T00:00:00" table:style-name="ce5">
            <text:p>11/10/2020</text:p>
          </table:table-cell>
          <table:table-cell office:value-type="float" office:value="13992" table:style-name="ce6">
            <text:p>13,992</text:p>
          </table:table-cell>
          <table:table-cell table:number-columns-repeated="16382"/>
        </table:table-row>
        <table:table-row table:style-name="ro1">
          <table:table-cell office:value-type="date" office:date-value="2020-10-12T00:00:00" table:style-name="ce5">
            <text:p>12/10/2020</text:p>
          </table:table-cell>
          <table:table-cell office:value-type="float" office:value="14372" table:style-name="ce6">
            <text:p>14,372</text:p>
          </table:table-cell>
          <table:table-cell table:number-columns-repeated="16382"/>
        </table:table-row>
        <table:table-row table:style-name="ro1">
          <table:table-cell office:value-type="date" office:date-value="2020-10-13T00:00:00" table:style-name="ce5">
            <text:p>13/10/2020</text:p>
          </table:table-cell>
          <table:table-cell office:value-type="float" office:value="12735" table:style-name="ce6">
            <text:p>12,735</text:p>
          </table:table-cell>
          <table:table-cell table:number-columns-repeated="16382"/>
        </table:table-row>
        <table:table-row table:style-name="ro1">
          <table:table-cell office:value-type="date" office:date-value="2020-10-14T00:00:00" table:style-name="ce5">
            <text:p>14/10/2020</text:p>
          </table:table-cell>
          <table:table-cell office:value-type="float" office:value="13542" table:style-name="ce6">
            <text:p>13,542</text:p>
          </table:table-cell>
          <table:table-cell table:number-columns-repeated="16382"/>
        </table:table-row>
        <table:table-row table:style-name="ro1">
          <table:table-cell office:value-type="date" office:date-value="2020-10-15T00:00:00" table:style-name="ce5">
            <text:p>15/10/2020</text:p>
          </table:table-cell>
          <table:table-cell office:value-type="float" office:value="13738" table:style-name="ce6">
            <text:p>13,738</text:p>
          </table:table-cell>
          <table:table-cell table:number-columns-repeated="16382"/>
        </table:table-row>
        <table:table-row table:style-name="ro1">
          <table:table-cell office:value-type="date" office:date-value="2020-10-16T00:00:00" table:style-name="ce5">
            <text:p>16/10/2020</text:p>
          </table:table-cell>
          <table:table-cell office:value-type="float" office:value="16401" table:style-name="ce6">
            <text:p>16,401</text:p>
          </table:table-cell>
          <table:table-cell table:number-columns-repeated="16382"/>
        </table:table-row>
        <table:table-row table:style-name="ro1">
          <table:table-cell office:value-type="date" office:date-value="2020-10-17T00:00:00" table:style-name="ce5">
            <text:p>17/10/2020</text:p>
          </table:table-cell>
          <table:table-cell office:value-type="float" office:value="12904" table:style-name="ce6">
            <text:p>12,904</text:p>
          </table:table-cell>
          <table:table-cell table:number-columns-repeated="16382"/>
        </table:table-row>
        <table:table-row table:style-name="ro1">
          <table:table-cell office:value-type="date" office:date-value="2020-10-18T00:00:00" table:style-name="ce5">
            <text:p>18/10/2020</text:p>
          </table:table-cell>
          <table:table-cell office:value-type="float" office:value="13948" table:style-name="ce6">
            <text:p>13,948</text:p>
          </table:table-cell>
          <table:table-cell table:number-columns-repeated="16382"/>
        </table:table-row>
        <table:table-row table:style-name="ro1">
          <table:table-cell office:value-type="date" office:date-value="2020-10-19T00:00:00" table:style-name="ce5">
            <text:p>19/10/2020</text:p>
          </table:table-cell>
          <table:table-cell office:value-type="float" office:value="14001" table:style-name="ce6">
            <text:p>14,001</text:p>
          </table:table-cell>
          <table:table-cell table:number-columns-repeated="16382"/>
        </table:table-row>
        <table:table-row table:style-name="ro1">
          <table:table-cell office:value-type="date" office:date-value="2020-10-20T00:00:00" table:style-name="ce5">
            <text:p>20/10/2020</text:p>
          </table:table-cell>
          <table:table-cell office:value-type="float" office:value="12223" table:style-name="ce6">
            <text:p>12,223</text:p>
          </table:table-cell>
          <table:table-cell table:number-columns-repeated="16382"/>
        </table:table-row>
        <table:table-row table:style-name="ro1">
          <table:table-cell office:value-type="date" office:date-value="2020-10-21T00:00:00" table:style-name="ce5">
            <text:p>21/10/2020</text:p>
          </table:table-cell>
          <table:table-cell office:value-type="float" office:value="12887" table:style-name="ce6">
            <text:p>12,887</text:p>
          </table:table-cell>
          <table:table-cell table:number-columns-repeated="16382"/>
        </table:table-row>
        <table:table-row table:style-name="ro1">
          <table:table-cell office:value-type="date" office:date-value="2020-10-22T00:00:00" table:style-name="ce5">
            <text:p>22/10/2020</text:p>
          </table:table-cell>
          <table:table-cell office:value-type="float" office:value="13809" table:style-name="ce6">
            <text:p>13,809</text:p>
          </table:table-cell>
          <table:table-cell table:number-columns-repeated="16382"/>
        </table:table-row>
        <table:table-row table:style-name="ro1">
          <table:table-cell office:value-type="date" office:date-value="2020-10-23T00:00:00" table:style-name="ce5">
            <text:p>23/10/2020</text:p>
          </table:table-cell>
          <table:table-cell office:value-type="float" office:value="15521" table:style-name="ce6">
            <text:p>15,521</text:p>
          </table:table-cell>
          <table:table-cell table:number-columns-repeated="16382"/>
        </table:table-row>
        <table:table-row table:style-name="ro1">
          <table:table-cell office:value-type="date" office:date-value="2020-10-24T00:00:00" table:style-name="ce5">
            <text:p>24/10/2020</text:p>
          </table:table-cell>
          <table:table-cell office:value-type="float" office:value="12474" table:style-name="ce6">
            <text:p>12,474</text:p>
          </table:table-cell>
          <table:table-cell table:number-columns-repeated="16382"/>
        </table:table-row>
        <table:table-row table:style-name="ro1">
          <table:table-cell office:value-type="date" office:date-value="2020-10-25T00:00:00" table:style-name="ce5">
            <text:p>25/10/2020</text:p>
          </table:table-cell>
          <table:table-cell office:value-type="float" office:value="13377" table:style-name="ce6">
            <text:p>13,377</text:p>
          </table:table-cell>
          <table:table-cell table:number-columns-repeated="16382"/>
        </table:table-row>
        <table:table-row table:style-name="ro1">
          <table:table-cell office:value-type="date" office:date-value="2020-10-26T00:00:00" table:style-name="ce5">
            <text:p>26/10/2020</text:p>
          </table:table-cell>
          <table:table-cell office:value-type="float" office:value="13561" table:style-name="ce6">
            <text:p>13,561</text:p>
          </table:table-cell>
          <table:table-cell table:number-columns-repeated="16382"/>
        </table:table-row>
        <table:table-row table:style-name="ro1">
          <table:table-cell office:value-type="date" office:date-value="2020-10-27T00:00:00" table:style-name="ce5">
            <text:p>27/10/2020</text:p>
          </table:table-cell>
          <table:table-cell office:value-type="float" office:value="11920" table:style-name="ce6">
            <text:p>11,920</text:p>
          </table:table-cell>
          <table:table-cell table:number-columns-repeated="16382"/>
        </table:table-row>
        <table:table-row table:style-name="ro1">
          <table:table-cell office:value-type="date" office:date-value="2020-10-28T00:00:00" table:style-name="ce5">
            <text:p>28/10/2020</text:p>
          </table:table-cell>
          <table:table-cell office:value-type="float" office:value="12695" table:style-name="ce6">
            <text:p>12,695</text:p>
          </table:table-cell>
          <table:table-cell table:number-columns-repeated="16382"/>
        </table:table-row>
        <table:table-row table:style-name="ro1">
          <table:table-cell office:value-type="date" office:date-value="2020-10-29T00:00:00" table:style-name="ce5">
            <text:p>29/10/2020</text:p>
          </table:table-cell>
          <table:table-cell office:value-type="float" office:value="13505" table:style-name="ce6">
            <text:p>13,505</text:p>
          </table:table-cell>
          <table:table-cell table:number-columns-repeated="16382"/>
        </table:table-row>
        <table:table-row table:style-name="ro1">
          <table:table-cell office:value-type="date" office:date-value="2020-10-30T00:00:00" table:style-name="ce5">
            <text:p>30/10/2020</text:p>
          </table:table-cell>
          <table:table-cell office:value-type="float" office:value="14939" table:style-name="ce6">
            <text:p>14,939</text:p>
          </table:table-cell>
          <table:table-cell table:number-columns-repeated="16382"/>
        </table:table-row>
        <table:table-row table:style-name="ro1">
          <table:table-cell office:value-type="date" office:date-value="2020-10-31T00:00:00" table:style-name="ce5">
            <text:p>31/10/2020</text:p>
          </table:table-cell>
          <table:table-cell office:value-type="float" office:value="11569" table:style-name="ce6">
            <text:p>11,569</text:p>
          </table:table-cell>
          <table:table-cell table:number-columns-repeated="16382"/>
        </table:table-row>
        <table:table-row table:style-name="ro1">
          <table:table-cell office:value-type="date" office:date-value="2020-11-01T00:00:00" table:style-name="ce5">
            <text:p>01/11/2020</text:p>
          </table:table-cell>
          <table:table-cell office:value-type="float" office:value="12975" table:style-name="ce6">
            <text:p>12,975</text:p>
          </table:table-cell>
          <table:table-cell table:number-columns-repeated="16382"/>
        </table:table-row>
        <table:table-row table:style-name="ro1">
          <table:table-cell office:value-type="date" office:date-value="2020-11-02T00:00:00" table:style-name="ce5">
            <text:p>02/11/2020</text:p>
          </table:table-cell>
          <table:table-cell office:value-type="float" office:value="12701" table:style-name="ce6">
            <text:p>12,701</text:p>
          </table:table-cell>
          <table:table-cell table:number-columns-repeated="16382"/>
        </table:table-row>
        <table:table-row table:style-name="ro1">
          <table:table-cell office:value-type="date" office:date-value="2020-11-03T00:00:00" table:style-name="ce5">
            <text:p>03/11/2020</text:p>
          </table:table-cell>
          <table:table-cell office:value-type="float" office:value="11000" table:style-name="ce6">
            <text:p>11,000</text:p>
          </table:table-cell>
          <table:table-cell table:number-columns-repeated="16382"/>
        </table:table-row>
        <table:table-row table:style-name="ro1">
          <table:table-cell office:value-type="date" office:date-value="2020-11-04T00:00:00" table:style-name="ce5">
            <text:p>04/11/2020</text:p>
          </table:table-cell>
          <table:table-cell office:value-type="float" office:value="11682" table:style-name="ce6">
            <text:p>11,682</text:p>
          </table:table-cell>
          <table:table-cell table:number-columns-repeated="16382"/>
        </table:table-row>
        <table:table-row table:style-name="ro1">
          <table:table-cell office:value-type="date" office:date-value="2020-11-05T00:00:00" table:style-name="ce5">
            <text:p>05/11/2020</text:p>
          </table:table-cell>
          <table:table-cell office:value-type="float" office:value="11834" table:style-name="ce6">
            <text:p>11,834</text:p>
          </table:table-cell>
          <table:table-cell table:number-columns-repeated="16382"/>
        </table:table-row>
        <table:table-row table:style-name="ro1">
          <table:table-cell office:value-type="date" office:date-value="2020-11-06T00:00:00" table:style-name="ce5">
            <text:p>06/11/2020</text:p>
          </table:table-cell>
          <table:table-cell office:value-type="float" office:value="13336" table:style-name="ce6">
            <text:p>13,336</text:p>
          </table:table-cell>
          <table:table-cell table:number-columns-repeated="16382"/>
        </table:table-row>
        <table:table-row table:style-name="ro1">
          <table:table-cell office:value-type="date" office:date-value="2020-11-07T00:00:00" table:style-name="ce5">
            <text:p>07/11/2020</text:p>
          </table:table-cell>
          <table:table-cell office:value-type="float" office:value="9449" table:style-name="ce6">
            <text:p>9,449</text:p>
          </table:table-cell>
          <table:table-cell table:number-columns-repeated="16382"/>
        </table:table-row>
        <table:table-row table:style-name="ro1">
          <table:table-cell office:value-type="date" office:date-value="2020-11-08T00:00:00" table:style-name="ce5">
            <text:p>08/11/2020</text:p>
          </table:table-cell>
          <table:table-cell office:value-type="float" office:value="11015" table:style-name="ce6">
            <text:p>11,015</text:p>
          </table:table-cell>
          <table:table-cell table:number-columns-repeated="16382"/>
        </table:table-row>
        <table:table-row table:style-name="ro1">
          <table:table-cell office:value-type="date" office:date-value="2020-11-09T00:00:00" table:style-name="ce5">
            <text:p>09/11/2020</text:p>
          </table:table-cell>
          <table:table-cell office:value-type="float" office:value="11217" table:style-name="ce6">
            <text:p>11,217</text:p>
          </table:table-cell>
          <table:table-cell table:number-columns-repeated="16382"/>
        </table:table-row>
        <table:table-row table:style-name="ro1">
          <table:table-cell office:value-type="date" office:date-value="2020-11-10T00:00:00" table:style-name="ce5">
            <text:p>10/11/2020</text:p>
          </table:table-cell>
          <table:table-cell office:value-type="float" office:value="9794" table:style-name="ce6">
            <text:p>9,794</text:p>
          </table:table-cell>
          <table:table-cell table:number-columns-repeated="16382"/>
        </table:table-row>
        <table:table-row table:style-name="ro1">
          <table:table-cell office:value-type="date" office:date-value="2020-11-11T00:00:00" table:style-name="ce5">
            <text:p>11/11/2020</text:p>
          </table:table-cell>
          <table:table-cell office:value-type="float" office:value="10047" table:style-name="ce6">
            <text:p>10,047</text:p>
          </table:table-cell>
          <table:table-cell table:number-columns-repeated="16382"/>
        </table:table-row>
        <table:table-row table:style-name="ro1">
          <table:table-cell office:value-type="date" office:date-value="2020-11-12T00:00:00" table:style-name="ce5">
            <text:p>12/11/2020</text:p>
          </table:table-cell>
          <table:table-cell office:value-type="float" office:value="10867" table:style-name="ce6">
            <text:p>10,867</text:p>
          </table:table-cell>
          <table:table-cell table:number-columns-repeated="16382"/>
        </table:table-row>
        <table:table-row table:style-name="ro1">
          <table:table-cell office:value-type="date" office:date-value="2020-11-13T00:00:00" table:style-name="ce5">
            <text:p>13/11/2020</text:p>
          </table:table-cell>
          <table:table-cell office:value-type="float" office:value="12039" table:style-name="ce6">
            <text:p>12,039</text:p>
          </table:table-cell>
          <table:table-cell table:number-columns-repeated="16382"/>
        </table:table-row>
        <table:table-row table:style-name="ro1">
          <table:table-cell office:value-type="date" office:date-value="2020-11-14T00:00:00" table:style-name="ce5">
            <text:p>14/11/2020</text:p>
          </table:table-cell>
          <table:table-cell office:value-type="float" office:value="8095" table:style-name="ce6">
            <text:p>8,095</text:p>
          </table:table-cell>
          <table:table-cell table:number-columns-repeated="16382"/>
        </table:table-row>
        <table:table-row table:style-name="ro1">
          <table:table-cell office:value-type="date" office:date-value="2020-11-15T00:00:00" table:style-name="ce5">
            <text:p>15/11/2020</text:p>
          </table:table-cell>
          <table:table-cell office:value-type="float" office:value="9700" table:style-name="ce6">
            <text:p>9,700</text:p>
          </table:table-cell>
          <table:table-cell table:number-columns-repeated="16382"/>
        </table:table-row>
        <table:table-row table:style-name="ro1">
          <table:table-cell office:value-type="date" office:date-value="2020-11-16T00:00:00" table:style-name="ce5">
            <text:p>16/11/2020</text:p>
          </table:table-cell>
          <table:table-cell office:value-type="float" office:value="10606" table:style-name="ce6">
            <text:p>10,606</text:p>
          </table:table-cell>
          <table:table-cell table:number-columns-repeated="16382"/>
        </table:table-row>
        <table:table-row table:style-name="ro1">
          <table:table-cell office:value-type="date" office:date-value="2020-11-17T00:00:00" table:style-name="ce5">
            <text:p>17/11/2020</text:p>
          </table:table-cell>
          <table:table-cell office:value-type="float" office:value="9330" table:style-name="ce6">
            <text:p>9,330</text:p>
          </table:table-cell>
          <table:table-cell table:number-columns-repeated="16382"/>
        </table:table-row>
        <table:table-row table:style-name="ro1">
          <table:table-cell office:value-type="date" office:date-value="2020-11-18T00:00:00" table:style-name="ce5">
            <text:p>18/11/2020</text:p>
          </table:table-cell>
          <table:table-cell office:value-type="float" office:value="10232" table:style-name="ce6">
            <text:p>10,232</text:p>
          </table:table-cell>
          <table:table-cell table:number-columns-repeated="16382"/>
        </table:table-row>
        <table:table-row table:style-name="ro1">
          <table:table-cell office:value-type="date" office:date-value="2020-11-19T00:00:00" table:style-name="ce5">
            <text:p>19/11/2020</text:p>
          </table:table-cell>
          <table:table-cell office:value-type="float" office:value="10121" table:style-name="ce6">
            <text:p>10,121</text:p>
          </table:table-cell>
          <table:table-cell table:number-columns-repeated="16382"/>
        </table:table-row>
        <table:table-row table:style-name="ro1">
          <table:table-cell office:value-type="date" office:date-value="2020-11-20T00:00:00" table:style-name="ce5">
            <text:p>20/11/2020</text:p>
          </table:table-cell>
          <table:table-cell office:value-type="float" office:value="11302" table:style-name="ce6">
            <text:p>11,302</text:p>
          </table:table-cell>
          <table:table-cell table:number-columns-repeated="16382"/>
        </table:table-row>
        <table:table-row table:style-name="ro1">
          <table:table-cell office:value-type="date" office:date-value="2020-11-21T00:00:00" table:style-name="ce5">
            <text:p>21/11/2020</text:p>
          </table:table-cell>
          <table:table-cell office:value-type="float" office:value="7554" table:style-name="ce6">
            <text:p>7,554</text:p>
          </table:table-cell>
          <table:table-cell table:number-columns-repeated="16382"/>
        </table:table-row>
        <table:table-row table:style-name="ro1">
          <table:table-cell office:value-type="date" office:date-value="2020-11-22T00:00:00" table:style-name="ce5">
            <text:p>22/11/2020</text:p>
          </table:table-cell>
          <table:table-cell office:value-type="float" office:value="8862" table:style-name="ce6">
            <text:p>8,862</text:p>
          </table:table-cell>
          <table:table-cell table:number-columns-repeated="16382"/>
        </table:table-row>
        <table:table-row table:style-name="ro1">
          <table:table-cell office:value-type="date" office:date-value="2020-11-23T00:00:00" table:style-name="ce5">
            <text:p>23/11/2020</text:p>
          </table:table-cell>
          <table:table-cell office:value-type="float" office:value="9990" table:style-name="ce6">
            <text:p>9,990</text:p>
          </table:table-cell>
          <table:table-cell table:number-columns-repeated="16382"/>
        </table:table-row>
        <table:table-row table:style-name="ro1">
          <table:table-cell office:value-type="date" office:date-value="2020-11-24T00:00:00" table:style-name="ce5">
            <text:p>24/11/2020</text:p>
          </table:table-cell>
          <table:table-cell office:value-type="float" office:value="8910" table:style-name="ce6">
            <text:p>8,910</text:p>
          </table:table-cell>
          <table:table-cell table:number-columns-repeated="16382"/>
        </table:table-row>
        <table:table-row table:style-name="ro1">
          <table:table-cell office:value-type="date" office:date-value="2020-11-25T00:00:00" table:style-name="ce5">
            <text:p>25/11/2020</text:p>
          </table:table-cell>
          <table:table-cell office:value-type="float" office:value="9768" table:style-name="ce6">
            <text:p>9,768</text:p>
          </table:table-cell>
          <table:table-cell table:number-columns-repeated="16382"/>
        </table:table-row>
        <table:table-row table:style-name="ro1">
          <table:table-cell office:value-type="date" office:date-value="2020-11-26T00:00:00" table:style-name="ce5">
            <text:p>26/11/2020</text:p>
          </table:table-cell>
          <table:table-cell office:value-type="float" office:value="9741" table:style-name="ce6">
            <text:p>9,741</text:p>
          </table:table-cell>
          <table:table-cell table:number-columns-repeated="16382"/>
        </table:table-row>
        <table:table-row table:style-name="ro1">
          <table:table-cell office:value-type="date" office:date-value="2020-11-27T00:00:00" table:style-name="ce5">
            <text:p>27/11/2020</text:p>
          </table:table-cell>
          <table:table-cell office:value-type="float" office:value="10936" table:style-name="ce6">
            <text:p>10,936</text:p>
          </table:table-cell>
          <table:table-cell table:number-columns-repeated="16382"/>
        </table:table-row>
        <table:table-row table:style-name="ro1">
          <table:table-cell office:value-type="date" office:date-value="2020-11-28T00:00:00" table:style-name="ce5">
            <text:p>28/11/2020</text:p>
          </table:table-cell>
          <table:table-cell office:value-type="float" office:value="7244" table:style-name="ce6">
            <text:p>7,244</text:p>
          </table:table-cell>
          <table:table-cell table:number-columns-repeated="16382"/>
        </table:table-row>
        <table:table-row table:style-name="ro1">
          <table:table-cell office:value-type="date" office:date-value="2020-11-29T00:00:00" table:style-name="ce5">
            <text:p>29/11/2020</text:p>
          </table:table-cell>
          <table:table-cell office:value-type="float" office:value="8722" table:style-name="ce6">
            <text:p>8,722</text:p>
          </table:table-cell>
          <table:table-cell table:number-columns-repeated="16382"/>
        </table:table-row>
        <table:table-row table:style-name="ro1">
          <table:table-cell office:value-type="date" office:date-value="2020-11-30T00:00:00" table:style-name="ce5">
            <text:p>30/11/2020</text:p>
          </table:table-cell>
          <table:table-cell office:value-type="float" office:value="9948" table:style-name="ce6">
            <text:p>9,948</text:p>
          </table:table-cell>
          <table:table-cell table:number-columns-repeated="16382"/>
        </table:table-row>
        <table:table-row table:style-name="ro1">
          <table:table-cell office:value-type="date" office:date-value="2020-12-01T00:00:00" table:style-name="ce5">
            <text:p>01/12/2020</text:p>
          </table:table-cell>
          <table:table-cell office:value-type="float" office:value="8807" table:style-name="ce6">
            <text:p>8,807</text:p>
          </table:table-cell>
          <table:table-cell table:number-columns-repeated="16382"/>
        </table:table-row>
        <table:table-row table:style-name="ro1">
          <table:table-cell office:value-type="date" office:date-value="2020-12-02T00:00:00" table:style-name="ce5">
            <text:p>02/12/2020</text:p>
          </table:table-cell>
          <table:table-cell office:value-type="float" office:value="9808" table:style-name="ce6">
            <text:p>9,808</text:p>
          </table:table-cell>
          <table:table-cell table:number-columns-repeated="16382"/>
        </table:table-row>
        <table:table-row table:style-name="ro1">
          <table:table-cell office:value-type="date" office:date-value="2020-12-03T00:00:00" table:style-name="ce5">
            <text:p>03/12/2020</text:p>
          </table:table-cell>
          <table:table-cell office:value-type="float" office:value="10017" table:style-name="ce6">
            <text:p>10,017</text:p>
          </table:table-cell>
          <table:table-cell table:number-columns-repeated="16382"/>
        </table:table-row>
        <table:table-row table:style-name="ro1">
          <table:table-cell office:value-type="date" office:date-value="2020-12-04T00:00:00" table:style-name="ce5">
            <text:p>04/12/2020</text:p>
          </table:table-cell>
          <table:table-cell office:value-type="float" office:value="11444" table:style-name="ce6">
            <text:p>11,444</text:p>
          </table:table-cell>
          <table:table-cell table:number-columns-repeated="16382"/>
        </table:table-row>
        <table:table-row table:number-rows-repeated="10448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imon</meta:initial-creator>
    <dc:creator>Simon</dc:creator>
    <meta:creation-date>2020-12-07T13:09:21Z</meta:creation-date>
    <dc:date>2020-12-07T13:53:39Z</dc:date>
  </office:meta>
</office:document-meta>
</file>